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BallonAP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5" table:default-cell-style-name="ce2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b_S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Temp_Int</text:p>
          </table:table-cell>
          <table:table-cell office:value-type="string" calcext:value-type="string">
            <text:p>Temp_BME</text:p>
          </table:table-cell>
          <table:table-cell office:value-type="string" calcext:value-type="string">
            <text:p>Temp_Ext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Humidité</text:p>
          </table:table-cell>
          <table:table-cell office:value-type="string" calcext:value-type="string">
            <text:p>Dose_uSvh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U_batt</text:p>
          </table:table-cell>
          <table:table-cell office:value-type="string" calcext:value-type="string">
            <text:p>I_batt</text:p>
          </table:table-cell>
          <table:table-cell office:value-type="string" calcext:value-type="string">
            <text:p>Charge_batt</text:p>
          </table:table-cell>
          <table:table-cell office:value-type="string" calcext:value-type="string">
            <text:p>Vitesse Z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1:35</text:p>
          </table:table-cell>
          <table:table-cell office:value-type="float" office:value="8" calcext:value-type="float">
            <text:p>8</text:p>
          </table:table-cell>
          <table:table-cell office:value-type="float" office:value="47.995422" calcext:value-type="float">
            <text:p>47,995422</text:p>
          </table:table-cell>
          <table:table-cell office:value-type="float" office:value="0.203887" calcext:value-type="float">
            <text:p>0,203887</text:p>
          </table:table-cell>
          <table:table-cell office:value-type="float" office:value="66.1" calcext:value-type="float">
            <text:p>66,1</text:p>
          </table:table-cell>
          <table:table-cell office:value-type="float" office:value="38.8" calcext:value-type="float">
            <text:p>38,8</text:p>
          </table:table-cell>
          <table:table-cell office:value-type="float" office:value="37.1" calcext:value-type="float">
            <text:p>37,1</text:p>
          </table:table-cell>
          <table:table-cell office:value-type="float" office:value="26.2" calcext:value-type="float">
            <text:p>26,2</text:p>
          </table:table-cell>
          <table:table-cell office:value-type="float" office:value="1008.4" calcext:value-type="float">
            <text:p>1008,4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6" calcext:value-type="float">
            <text:p>12,6</text:p>
          </table:table-cell>
          <table:table-cell office:value-type="float" office:value="6.9" calcext:value-type="float">
            <text:p>6,9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1:21:45</text:p>
          </table:table-cell>
          <table:table-cell office:value-type="float" office:value="8" calcext:value-type="float">
            <text:p>8</text:p>
          </table:table-cell>
          <table:table-cell office:value-type="float" office:value="47.995422" calcext:value-type="float">
            <text:p>47,995422</text:p>
          </table:table-cell>
          <table:table-cell office:value-type="float" office:value="0.203888" calcext:value-type="float">
            <text:p>0,203888</text:p>
          </table:table-cell>
          <table:table-cell office:value-type="float" office:value="66" calcext:value-type="float">
            <text:p>66</text:p>
          </table:table-cell>
          <table:table-cell office:value-type="float" office:value="38.8" calcext:value-type="float">
            <text:p>38,8</text:p>
          </table:table-cell>
          <table:table-cell office:value-type="float" office:value="37.1" calcext:value-type="float">
            <text:p>37,1</text:p>
          </table:table-cell>
          <table:table-cell office:value-type="float" office:value="26.2" calcext:value-type="float">
            <text:p>26,2</text:p>
          </table:table-cell>
          <table:table-cell office:value-type="float" office:value="1008.5" calcext:value-type="float">
            <text:p>1008,5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75.1" calcext:value-type="float">
            <text:p>-175,1</text:p>
          </table:table-cell>
          <table:table-cell office:value-type="float" office:value="2999.6" calcext:value-type="float">
            <text:p>2999,6</text:p>
          </table:table-cell>
          <table:table-cell table:formula="of:=([.E3]-[.E2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1:55</text:p>
          </table:table-cell>
          <table:table-cell office:value-type="float" office:value="6" calcext:value-type="float">
            <text:p>6</text:p>
          </table:table-cell>
          <table:table-cell office:value-type="float" office:value="47.995461" calcext:value-type="float">
            <text:p>47,995461</text:p>
          </table:table-cell>
          <table:table-cell office:value-type="float" office:value="0.204003" calcext:value-type="float">
            <text:p>0,204003</text:p>
          </table:table-cell>
          <table:table-cell office:value-type="float" office:value="62.8" calcext:value-type="float">
            <text:p>62,8</text:p>
          </table:table-cell>
          <table:table-cell office:value-type="float" office:value="38.8" calcext:value-type="float">
            <text:p>38,8</text:p>
          </table:table-cell>
          <table:table-cell office:value-type="float" office:value="37.1" calcext:value-type="float">
            <text:p>37,1</text:p>
          </table:table-cell>
          <table:table-cell office:value-type="float" office:value="25.8" calcext:value-type="float">
            <text:p>25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28.2" calcext:value-type="float">
            <text:p>28,2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2.5" calcext:value-type="float">
            <text:p>12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999.2" calcext:value-type="float">
            <text:p>2999,2</text:p>
          </table:table-cell>
          <table:table-cell table:formula="of:=([.E4]-[.E3])/10" office:value-type="float" office:value="-0.32" calcext:value-type="float">
            <text:p>-0,3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2:25</text:p>
          </table:table-cell>
          <table:table-cell office:value-type="float" office:value="5" calcext:value-type="float">
            <text:p>5</text:p>
          </table:table-cell>
          <table:table-cell office:value-type="float" office:value="47.995682" calcext:value-type="float">
            <text:p>47,995682</text:p>
          </table:table-cell>
          <table:table-cell office:value-type="float" office:value="0.204317" calcext:value-type="float">
            <text:p>0,204317</text:p>
          </table:table-cell>
          <table:table-cell office:value-type="float" office:value="61.6" calcext:value-type="float">
            <text:p>61,6</text:p>
          </table:table-cell>
          <table:table-cell office:value-type="float" office:value="38.8" calcext:value-type="float">
            <text:p>38,8</text:p>
          </table:table-cell>
          <table:table-cell office:value-type="float" office:value="37" calcext:value-type="float">
            <text:p>37</text:p>
          </table:table-cell>
          <table:table-cell office:value-type="float" office:value="23.5" calcext:value-type="float">
            <text:p>23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27.9" calcext:value-type="float">
            <text:p>27,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office:value-type="float" office:value="-169.6" calcext:value-type="float">
            <text:p>-169,6</text:p>
          </table:table-cell>
          <table:table-cell office:value-type="float" office:value="2997.6" calcext:value-type="float">
            <text:p>2997,6</text:p>
          </table:table-cell>
          <table:table-cell table:formula="of:=([.E5]-[.E4])/10" office:value-type="float" office:value="-0.12" calcext:value-type="float">
            <text:p>-0,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2:45</text:p>
          </table:table-cell>
          <table:table-cell office:value-type="float" office:value="6" calcext:value-type="float">
            <text:p>6</text:p>
          </table:table-cell>
          <table:table-cell office:value-type="float" office:value="47.995605" calcext:value-type="float">
            <text:p>47,995605</text:p>
          </table:table-cell>
          <table:table-cell office:value-type="float" office:value="0.204498" calcext:value-type="float">
            <text:p>0,204498</text:p>
          </table:table-cell>
          <table:table-cell office:value-type="float" office:value="56" calcext:value-type="float">
            <text:p>56</text:p>
          </table:table-cell>
          <table:table-cell office:value-type="float" office:value="38.8" calcext:value-type="float">
            <text:p>38,8</text:p>
          </table:table-cell>
          <table:table-cell office:value-type="float" office:value="37" calcext:value-type="float">
            <text:p>37</text:p>
          </table:table-cell>
          <table:table-cell office:value-type="float" office:value="20.5" calcext:value-type="float">
            <text:p>20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2.5" calcext:value-type="float">
            <text:p>12,5</text:p>
          </table:table-cell>
          <table:table-cell office:value-type="float" office:value="-174.6" calcext:value-type="float">
            <text:p>-174,6</text:p>
          </table:table-cell>
          <table:table-cell office:value-type="float" office:value="2996.6" calcext:value-type="float">
            <text:p>2996,6</text:p>
          </table:table-cell>
          <table:table-cell table:formula="of:=([.E6]-[.E5])/10" office:value-type="float" office:value="-0.56" calcext:value-type="float">
            <text:p>-0,56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2:55</text:p>
          </table:table-cell>
          <table:table-cell office:value-type="float" office:value="7" calcext:value-type="float">
            <text:p>7</text:p>
          </table:table-cell>
          <table:table-cell office:value-type="float" office:value="47.995537" calcext:value-type="float">
            <text:p>47,995537</text:p>
          </table:table-cell>
          <table:table-cell office:value-type="float" office:value="0.204715" calcext:value-type="float">
            <text:p>0,204715</text:p>
          </table:table-cell>
          <table:table-cell office:value-type="float" office:value="61.3" calcext:value-type="float">
            <text:p>61,3</text:p>
          </table:table-cell>
          <table:table-cell office:value-type="float" office:value="38.6" calcext:value-type="float">
            <text:p>38,6</text:p>
          </table:table-cell>
          <table:table-cell office:value-type="float" office:value="36.9" calcext:value-type="float">
            <text:p>36,9</text:p>
          </table:table-cell>
          <table:table-cell office:value-type="float" office:value="20" calcext:value-type="float">
            <text:p>20</text:p>
          </table:table-cell>
          <table:table-cell office:value-type="float" office:value="1008.9" calcext:value-type="float">
            <text:p>1008,9</text:p>
          </table:table-cell>
          <table:table-cell office:value-type="float" office:value="28.5" calcext:value-type="float">
            <text:p>28,5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2.5" calcext:value-type="float">
            <text:p>12,5</text:p>
          </table:table-cell>
          <table:table-cell office:value-type="float" office:value="-164.5" calcext:value-type="float">
            <text:p>-164,5</text:p>
          </table:table-cell>
          <table:table-cell office:value-type="float" office:value="2996.2" calcext:value-type="float">
            <text:p>2996,2</text:p>
          </table:table-cell>
          <table:table-cell table:formula="of:=([.E7]-[.E6])/10" office:value-type="float" office:value="0.53" calcext:value-type="float">
            <text:p>0,5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05</text:p>
          </table:table-cell>
          <table:table-cell office:value-type="float" office:value="7" calcext:value-type="float">
            <text:p>7</text:p>
          </table:table-cell>
          <table:table-cell office:value-type="float" office:value="47.995464" calcext:value-type="float">
            <text:p>47,995464</text:p>
          </table:table-cell>
          <table:table-cell office:value-type="float" office:value="0.20489" calcext:value-type="float">
            <text:p>0,20489</text:p>
          </table:table-cell>
          <table:table-cell office:value-type="float" office:value="59.8" calcext:value-type="float">
            <text:p>59,8</text:p>
          </table:table-cell>
          <table:table-cell office:value-type="float" office:value="38.6" calcext:value-type="float">
            <text:p>38,6</text:p>
          </table:table-cell>
          <table:table-cell office:value-type="float" office:value="36.9" calcext:value-type="float">
            <text:p>36,9</text:p>
          </table:table-cell>
          <table:table-cell office:value-type="float" office:value="20.8" calcext:value-type="float">
            <text:p>20,8</text:p>
          </table:table-cell>
          <table:table-cell office:value-type="float" office:value="1009" calcext:value-type="float">
            <text:p>1009</text:p>
          </table:table-cell>
          <table:table-cell office:value-type="float" office:value="28.8" calcext:value-type="float">
            <text:p>28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70.3" calcext:value-type="float">
            <text:p>-170,3</text:p>
          </table:table-cell>
          <table:table-cell office:value-type="float" office:value="2995.7" calcext:value-type="float">
            <text:p>2995,7</text:p>
          </table:table-cell>
          <table:table-cell table:formula="of:=([.E8]-[.E7])/10" office:value-type="float" office:value="-0.15" calcext:value-type="float">
            <text:p>-0,1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15</text:p>
          </table:table-cell>
          <table:table-cell office:value-type="float" office:value="8" calcext:value-type="float">
            <text:p>8</text:p>
          </table:table-cell>
          <table:table-cell office:value-type="float" office:value="47.995384" calcext:value-type="float">
            <text:p>47,995384</text:p>
          </table:table-cell>
          <table:table-cell office:value-type="float" office:value="0.205037" calcext:value-type="float">
            <text:p>0,205037</text:p>
          </table:table-cell>
          <table:table-cell office:value-type="float" office:value="59.3" calcext:value-type="float">
            <text:p>59,3</text:p>
          </table:table-cell>
          <table:table-cell office:value-type="float" office:value="38.6" calcext:value-type="float">
            <text:p>38,6</text:p>
          </table:table-cell>
          <table:table-cell office:value-type="float" office:value="36.8" calcext:value-type="float">
            <text:p>36,8</text:p>
          </table:table-cell>
          <table:table-cell office:value-type="float" office:value="21" calcext:value-type="float">
            <text:p>21</text:p>
          </table:table-cell>
          <table:table-cell office:value-type="float" office:value="1008.9" calcext:value-type="float">
            <text:p>1008,9</text:p>
          </table:table-cell>
          <table:table-cell office:value-type="float" office:value="29.3" calcext:value-type="float">
            <text:p>29,3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73.3" calcext:value-type="float">
            <text:p>-173,3</text:p>
          </table:table-cell>
          <table:table-cell office:value-type="float" office:value="2995.2" calcext:value-type="float">
            <text:p>2995,2</text:p>
          </table:table-cell>
          <table:table-cell table:formula="of:=([.E9]-[.E8])/10" office:value-type="float" office:value="-0.05" calcext:value-type="float">
            <text:p>-0,0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25</text:p>
          </table:table-cell>
          <table:table-cell office:value-type="float" office:value="8" calcext:value-type="float">
            <text:p>8</text:p>
          </table:table-cell>
          <table:table-cell office:value-type="float" office:value="47.995293" calcext:value-type="float">
            <text:p>47,995293</text:p>
          </table:table-cell>
          <table:table-cell office:value-type="float" office:value="0.205165" calcext:value-type="float">
            <text:p>0,205165</text:p>
          </table:table-cell>
          <table:table-cell office:value-type="float" office:value="57" calcext:value-type="float">
            <text:p>57</text:p>
          </table:table-cell>
          <table:table-cell office:value-type="float" office:value="38.6" calcext:value-type="float">
            <text:p>38,6</text:p>
          </table:table-cell>
          <table:table-cell office:value-type="float" office:value="36.7" calcext:value-type="float">
            <text:p>36,7</text:p>
          </table:table-cell>
          <table:table-cell office:value-type="float" office:value="20.8" calcext:value-type="float">
            <text:p>20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29.6" calcext:value-type="float">
            <text:p>29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5" calcext:value-type="float">
            <text:p>12,5</text:p>
          </table:table-cell>
          <table:table-cell office:value-type="float" office:value="-166.2" calcext:value-type="float">
            <text:p>-166,2</text:p>
          </table:table-cell>
          <table:table-cell office:value-type="float" office:value="2994.7" calcext:value-type="float">
            <text:p>2994,7</text:p>
          </table:table-cell>
          <table:table-cell table:formula="of:=([.E10]-[.E9])/10" office:value-type="float" office:value="-0.23" calcext:value-type="float">
            <text:p>-0,2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3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17" calcext:value-type="float">
            <text:p>0,205217</text:p>
          </table:table-cell>
          <table:table-cell office:value-type="float" office:value="57.1" calcext:value-type="float">
            <text:p>57,1</text:p>
          </table:table-cell>
          <table:table-cell office:value-type="float" office:value="38.5" calcext:value-type="float">
            <text:p>38,5</text:p>
          </table:table-cell>
          <table:table-cell office:value-type="float" office:value="36.6" calcext:value-type="float">
            <text:p>36,6</text:p>
          </table:table-cell>
          <table:table-cell office:value-type="float" office:value="23.2" calcext:value-type="float">
            <text:p>23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29.7" calcext:value-type="float">
            <text:p>29,7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5" calcext:value-type="float">
            <text:p>12,5</text:p>
          </table:table-cell>
          <table:table-cell office:value-type="float" office:value="-171.4" calcext:value-type="float">
            <text:p>-171,4</text:p>
          </table:table-cell>
          <table:table-cell office:value-type="float" office:value="2994.2" calcext:value-type="float">
            <text:p>2994,2</text:p>
          </table:table-cell>
          <table:table-cell table:formula="of:=([.E11]-[.E10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4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" calcext:value-type="float">
            <text:p>0,20522</text:p>
          </table:table-cell>
          <table:table-cell office:value-type="float" office:value="57.4" calcext:value-type="float">
            <text:p>57,4</text:p>
          </table:table-cell>
          <table:table-cell office:value-type="float" office:value="38.1" calcext:value-type="float">
            <text:p>38,1</text:p>
          </table:table-cell>
          <table:table-cell office:value-type="float" office:value="35.9" calcext:value-type="float">
            <text:p>35,9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5" calcext:value-type="float">
            <text:p>12,5</text:p>
          </table:table-cell>
          <table:table-cell office:value-type="float" office:value="-166.1" calcext:value-type="float">
            <text:p>-166,1</text:p>
          </table:table-cell>
          <table:table-cell office:value-type="float" office:value="2993.7" calcext:value-type="float">
            <text:p>2993,7</text:p>
          </table:table-cell>
          <table:table-cell table:formula="of:=([.E12]-[.E11])/10" office:value-type="float" office:value="0.0299999999999997" calcext:value-type="float">
            <text:p>0,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3:5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5" calcext:value-type="float">
            <text:p>0,205225</text:p>
          </table:table-cell>
          <table:table-cell office:value-type="float" office:value="57.8" calcext:value-type="float">
            <text:p>57,8</text:p>
          </table:table-cell>
          <table:table-cell office:value-type="float" office:value="38" calcext:value-type="float">
            <text:p>38</text:p>
          </table:table-cell>
          <table:table-cell office:value-type="float" office:value="35.7" calcext:value-type="float">
            <text:p>35,7</text:p>
          </table:table-cell>
          <table:table-cell office:value-type="float" office:value="22.2" calcext:value-type="float">
            <text:p>22,2</text:p>
          </table:table-cell>
          <table:table-cell office:value-type="float" office:value="1009.2" calcext:value-type="float">
            <text:p>1009,2</text:p>
          </table:table-cell>
          <table:table-cell office:value-type="float" office:value="31.6" calcext:value-type="float">
            <text:p>31,6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2993.3" calcext:value-type="float">
            <text:p>2993,3</text:p>
          </table:table-cell>
          <table:table-cell table:formula="of:=([.E13]-[.E12])/10" office:value-type="float" office:value="0.0399999999999999" calcext:value-type="float">
            <text:p>0,0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0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7.9" calcext:value-type="float">
            <text:p>57,9</text:p>
          </table:table-cell>
          <table:table-cell office:value-type="float" office:value="38" calcext:value-type="float">
            <text:p>38</text:p>
          </table:table-cell>
          <table:table-cell office:value-type="float" office:value="35.7" calcext:value-type="float">
            <text:p>35,7</text:p>
          </table:table-cell>
          <table:table-cell office:value-type="float" office:value="22.8" calcext:value-type="float">
            <text:p>22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1.8" calcext:value-type="float">
            <text:p>31,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71.4" calcext:value-type="float">
            <text:p>-171,4</text:p>
          </table:table-cell>
          <table:table-cell office:value-type="float" office:value="2992.7" calcext:value-type="float">
            <text:p>2992,7</text:p>
          </table:table-cell>
          <table:table-cell table:formula="of:=([.E14]-[.E13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1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7.1" calcext:value-type="float">
            <text:p>37,1</text:p>
          </table:table-cell>
          <table:table-cell office:value-type="float" office:value="35.1" calcext:value-type="float">
            <text:p>35,1</text:p>
          </table:table-cell>
          <table:table-cell office:value-type="float" office:value="22" calcext:value-type="float">
            <text:p>2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3.2" calcext:value-type="float">
            <text:p>33,2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-170" calcext:value-type="float">
            <text:p>-170</text:p>
          </table:table-cell>
          <table:table-cell office:value-type="float" office:value="2992.2" calcext:value-type="float">
            <text:p>2992,2</text:p>
          </table:table-cell>
          <table:table-cell table:formula="of:=([.E15]-[.E14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2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6.8" calcext:value-type="float">
            <text:p>36,8</text:p>
          </table:table-cell>
          <table:table-cell office:value-type="float" office:value="35.1" calcext:value-type="float">
            <text:p>35,1</text:p>
          </table:table-cell>
          <table:table-cell office:value-type="float" office:value="24.5" calcext:value-type="float">
            <text:p>24,5</text:p>
          </table:table-cell>
          <table:table-cell office:value-type="float" office:value="1009.2" calcext:value-type="float">
            <text:p>1009,2</text:p>
          </table:table-cell>
          <table:table-cell office:value-type="float" office:value="33.2" calcext:value-type="float">
            <text:p>33,2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5" calcext:value-type="float">
            <text:p>12,5</text:p>
          </table:table-cell>
          <table:table-cell office:value-type="float" office:value="-176" calcext:value-type="float">
            <text:p>-176</text:p>
          </table:table-cell>
          <table:table-cell office:value-type="float" office:value="2991.7" calcext:value-type="float">
            <text:p>2991,7</text:p>
          </table:table-cell>
          <table:table-cell table:formula="of:=([.E16]-[.E15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3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6.1" calcext:value-type="float">
            <text:p>36,1</text:p>
          </table:table-cell>
          <table:table-cell office:value-type="float" office:value="34.7" calcext:value-type="float">
            <text:p>34,7</text:p>
          </table:table-cell>
          <table:table-cell office:value-type="float" office:value="22.8" calcext:value-type="float">
            <text:p>22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3.6" calcext:value-type="float">
            <text:p>33,6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5" calcext:value-type="float">
            <text:p>12,5</text:p>
          </table:table-cell>
          <table:table-cell office:value-type="float" office:value="-170.6" calcext:value-type="float">
            <text:p>-170,6</text:p>
          </table:table-cell>
          <table:table-cell office:value-type="float" office:value="2991.3" calcext:value-type="float">
            <text:p>2991,3</text:p>
          </table:table-cell>
          <table:table-cell table:formula="of:=([.E17]-[.E1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4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4.9" calcext:value-type="float">
            <text:p>34,9</text:p>
          </table:table-cell>
          <table:table-cell office:value-type="float" office:value="33.6" calcext:value-type="float">
            <text:p>33,6</text:p>
          </table:table-cell>
          <table:table-cell office:value-type="float" office:value="22" calcext:value-type="float">
            <text:p>22</text:p>
          </table:table-cell>
          <table:table-cell office:value-type="float" office:value="1009.2" calcext:value-type="float">
            <text:p>1009,2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206.9" calcext:value-type="float">
            <text:p>-206,9</text:p>
          </table:table-cell>
          <table:table-cell office:value-type="float" office:value="2990.7" calcext:value-type="float">
            <text:p>2990,7</text:p>
          </table:table-cell>
          <table:table-cell table:formula="of:=([.E18]-[.E1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4:5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3.5" calcext:value-type="float">
            <text:p>33,5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0.2" calcext:value-type="float">
            <text:p>-170,2</text:p>
          </table:table-cell>
          <table:table-cell office:value-type="float" office:value="2990.3" calcext:value-type="float">
            <text:p>2990,3</text:p>
          </table:table-cell>
          <table:table-cell table:formula="of:=([.E19]-[.E1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0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3.5" calcext:value-type="float">
            <text:p>33,5</text:p>
          </table:table-cell>
          <table:table-cell office:value-type="float" office:value="24.8" calcext:value-type="float">
            <text:p>24,8</text:p>
          </table:table-cell>
          <table:table-cell office:value-type="float" office:value="1009.2" calcext:value-type="float">
            <text:p>1009,2</text:p>
          </table:table-cell>
          <table:table-cell office:value-type="float" office:value="36.3" calcext:value-type="float">
            <text:p>36,3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0.4" calcext:value-type="float">
            <text:p>-170,4</text:p>
          </table:table-cell>
          <table:table-cell office:value-type="float" office:value="2989.8" calcext:value-type="float">
            <text:p>2989,8</text:p>
          </table:table-cell>
          <table:table-cell table:formula="of:=([.E20]-[.E1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1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3.4" calcext:value-type="float">
            <text:p>33,4</text:p>
          </table:table-cell>
          <table:table-cell office:value-type="float" office:value="34.2" calcext:value-type="float">
            <text:p>34,2</text:p>
          </table:table-cell>
          <table:table-cell office:value-type="float" office:value="25.8" calcext:value-type="float">
            <text:p>25,8</text:p>
          </table:table-cell>
          <table:table-cell office:value-type="float" office:value="1009.2" calcext:value-type="float">
            <text:p>1009,2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3.5" calcext:value-type="float">
            <text:p>-173,5</text:p>
          </table:table-cell>
          <table:table-cell office:value-type="float" office:value="2989.3" calcext:value-type="float">
            <text:p>2989,3</text:p>
          </table:table-cell>
          <table:table-cell table:formula="of:=([.E21]-[.E2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2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3.1" calcext:value-type="float">
            <text:p>33,1</text:p>
          </table:table-cell>
          <table:table-cell office:value-type="float" office:value="34.3" calcext:value-type="float">
            <text:p>34,3</text:p>
          </table:table-cell>
          <table:table-cell office:value-type="float" office:value="25.8" calcext:value-type="float">
            <text:p>25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1.7" calcext:value-type="float">
            <text:p>-171,7</text:p>
          </table:table-cell>
          <table:table-cell office:value-type="float" office:value="2988.8" calcext:value-type="float">
            <text:p>2988,8</text:p>
          </table:table-cell>
          <table:table-cell table:formula="of:=([.E22]-[.E2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3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7" calcext:value-type="float">
            <text:p>0,20522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4.6" calcext:value-type="float">
            <text:p>34,6</text:p>
          </table:table-cell>
          <table:table-cell office:value-type="float" office:value="28.5" calcext:value-type="float">
            <text:p>2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9.9" calcext:value-type="float">
            <text:p>-179,9</text:p>
          </table:table-cell>
          <table:table-cell office:value-type="float" office:value="2988.3" calcext:value-type="float">
            <text:p>2988,3</text:p>
          </table:table-cell>
          <table:table-cell table:formula="of:=([.E23]-[.E2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4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28" calcext:value-type="float">
            <text:p>0,205228</text:p>
          </table:table-cell>
          <table:table-cell office:value-type="float" office:value="58.1" calcext:value-type="float">
            <text:p>58,1</text:p>
          </table:table-cell>
          <table:table-cell office:value-type="float" office:value="32.6" calcext:value-type="float">
            <text:p>32,6</text:p>
          </table:table-cell>
          <table:table-cell office:value-type="float" office:value="34.4" calcext:value-type="float">
            <text:p>34,4</text:p>
          </table:table-cell>
          <table:table-cell office:value-type="float" office:value="27" calcext:value-type="float">
            <text:p>27</text:p>
          </table:table-cell>
          <table:table-cell office:value-type="float" office:value="1009.2" calcext:value-type="float">
            <text:p>1009,2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66" calcext:value-type="float">
            <text:p>-166</text:p>
          </table:table-cell>
          <table:table-cell office:value-type="float" office:value="2987.8" calcext:value-type="float">
            <text:p>2987,8</text:p>
          </table:table-cell>
          <table:table-cell table:formula="of:=([.E24]-[.E23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5:5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4" calcext:value-type="float">
            <text:p>0,20524</text:p>
          </table:table-cell>
          <table:table-cell office:value-type="float" office:value="59.3" calcext:value-type="float">
            <text:p>59,3</text:p>
          </table:table-cell>
          <table:table-cell office:value-type="float" office:value="31.9" calcext:value-type="float">
            <text:p>31,9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2.5" calcext:value-type="float">
            <text:p>12,5</text:p>
          </table:table-cell>
          <table:table-cell office:value-type="float" office:value="-170" calcext:value-type="float">
            <text:p>-170</text:p>
          </table:table-cell>
          <table:table-cell office:value-type="float" office:value="2987.4" calcext:value-type="float">
            <text:p>2987,4</text:p>
          </table:table-cell>
          <table:table-cell table:formula="of:=([.E25]-[.E24])/10" office:value-type="float" office:value="0.12" calcext:value-type="float">
            <text:p>0,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0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43" calcext:value-type="float">
            <text:p>0,205243</text:p>
          </table:table-cell>
          <table:table-cell office:value-type="float" office:value="60.2" calcext:value-type="float">
            <text:p>60,2</text:p>
          </table:table-cell>
          <table:table-cell office:value-type="float" office:value="31.1" calcext:value-type="float">
            <text:p>31,1</text:p>
          </table:table-cell>
          <table:table-cell office:value-type="float" office:value="33" calcext:value-type="float">
            <text:p>33</text:p>
          </table:table-cell>
          <table:table-cell office:value-type="float" office:value="23.8" calcext:value-type="float">
            <text:p>23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4.2" calcext:value-type="float">
            <text:p>-174,2</text:p>
          </table:table-cell>
          <table:table-cell office:value-type="float" office:value="2986.8" calcext:value-type="float">
            <text:p>2986,8</text:p>
          </table:table-cell>
          <table:table-cell table:formula="of:=([.E26]-[.E25])/10" office:value-type="float" office:value="0.0900000000000006" calcext:value-type="float">
            <text:p>0,090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1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47" calcext:value-type="float">
            <text:p>0,205247</text:p>
          </table:table-cell>
          <table:table-cell office:value-type="float" office:value="60.4" calcext:value-type="float">
            <text:p>60,4</text:p>
          </table:table-cell>
          <table:table-cell office:value-type="float" office:value="30.6" calcext:value-type="float">
            <text:p>30,6</text:p>
          </table:table-cell>
          <table:table-cell office:value-type="float" office:value="32.4" calcext:value-type="float">
            <text:p>32,4</text:p>
          </table:table-cell>
          <table:table-cell office:value-type="float" office:value="25.8" calcext:value-type="float">
            <text:p>25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43.2" calcext:value-type="float">
            <text:p>43,2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5" calcext:value-type="float">
            <text:p>12,5</text:p>
          </table:table-cell>
          <table:table-cell office:value-type="float" office:value="-172.1" calcext:value-type="float">
            <text:p>-172,1</text:p>
          </table:table-cell>
          <table:table-cell office:value-type="float" office:value="2986.4" calcext:value-type="float">
            <text:p>2986,4</text:p>
          </table:table-cell>
          <table:table-cell table:formula="of:=([.E27]-[.E26])/10" office:value-type="float" office:value="0.0199999999999996" calcext:value-type="float">
            <text:p>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25</text:p>
          </table:table-cell>
          <table:table-cell office:value-type="float" office:value="8" calcext:value-type="float">
            <text:p>8</text:p>
          </table:table-cell>
          <table:table-cell office:value-type="float" office:value="47.995247" calcext:value-type="float">
            <text:p>47,995247</text:p>
          </table:table-cell>
          <table:table-cell office:value-type="float" office:value="0.205248" calcext:value-type="float">
            <text:p>0,205248</text:p>
          </table:table-cell>
          <table:table-cell office:value-type="float" office:value="60.4" calcext:value-type="float">
            <text:p>60,4</text:p>
          </table:table-cell>
          <table:table-cell office:value-type="float" office:value="30.4" calcext:value-type="float">
            <text:p>30,4</text:p>
          </table:table-cell>
          <table:table-cell office:value-type="float" office:value="31.8" calcext:value-type="float">
            <text:p>31,8</text:p>
          </table:table-cell>
          <table:table-cell office:value-type="float" office:value="26" calcext:value-type="float">
            <text:p>26</text:p>
          </table:table-cell>
          <table:table-cell office:value-type="float" office:value="1009.1" calcext:value-type="float">
            <text:p>1009,1</text:p>
          </table:table-cell>
          <table:table-cell office:value-type="float" office:value="42.9" calcext:value-type="float">
            <text:p>42,9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2.5" calcext:value-type="float">
            <text:p>12,5</text:p>
          </table:table-cell>
          <table:table-cell office:value-type="float" office:value="-177.4" calcext:value-type="float">
            <text:p>-177,4</text:p>
          </table:table-cell>
          <table:table-cell office:value-type="float" office:value="2985.8" calcext:value-type="float">
            <text:p>2985,8</text:p>
          </table:table-cell>
          <table:table-cell table:formula="of:=([.E28]-[.E2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35</text:p>
          </table:table-cell>
          <table:table-cell office:value-type="float" office:value="8" calcext:value-type="float">
            <text:p>8</text:p>
          </table:table-cell>
          <table:table-cell office:value-type="float" office:value="47.995243" calcext:value-type="float">
            <text:p>47,995243</text:p>
          </table:table-cell>
          <table:table-cell office:value-type="float" office:value="0.205245" calcext:value-type="float">
            <text:p>0,205245</text:p>
          </table:table-cell>
          <table:table-cell office:value-type="float" office:value="60.3" calcext:value-type="float">
            <text:p>60,3</text:p>
          </table:table-cell>
          <table:table-cell office:value-type="float" office:value="30.2" calcext:value-type="float">
            <text:p>30,2</text:p>
          </table:table-cell>
          <table:table-cell office:value-type="float" office:value="31.5" calcext:value-type="float">
            <text:p>31,5</text:p>
          </table:table-cell>
          <table:table-cell office:value-type="float" office:value="26" calcext:value-type="float">
            <text:p>26</text:p>
          </table:table-cell>
          <table:table-cell office:value-type="float" office:value="1009.1" calcext:value-type="float">
            <text:p>1009,1</text:p>
          </table:table-cell>
          <table:table-cell office:value-type="float" office:value="44.7" calcext:value-type="float">
            <text:p>44,7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5" calcext:value-type="float">
            <text:p>12,5</text:p>
          </table:table-cell>
          <table:table-cell office:value-type="float" office:value="-171.7" calcext:value-type="float">
            <text:p>-171,7</text:p>
          </table:table-cell>
          <table:table-cell office:value-type="float" office:value="2985.3" calcext:value-type="float">
            <text:p>2985,3</text:p>
          </table:table-cell>
          <table:table-cell table:formula="of:=([.E29]-[.E28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45</text:p>
          </table:table-cell>
          <table:table-cell office:value-type="float" office:value="8" calcext:value-type="float">
            <text:p>8</text:p>
          </table:table-cell>
          <table:table-cell office:value-type="float" office:value="47.995243" calcext:value-type="float">
            <text:p>47,995243</text:p>
          </table:table-cell>
          <table:table-cell office:value-type="float" office:value="0.205245" calcext:value-type="float">
            <text:p>0,205245</text:p>
          </table:table-cell>
          <table:table-cell office:value-type="float" office:value="60.1" calcext:value-type="float">
            <text:p>60,1</text:p>
          </table:table-cell>
          <table:table-cell office:value-type="float" office:value="30.1" calcext:value-type="float">
            <text:p>30,1</text:p>
          </table:table-cell>
          <table:table-cell office:value-type="float" office:value="31.3" calcext:value-type="float">
            <text:p>31,3</text:p>
          </table:table-cell>
          <table:table-cell office:value-type="float" office:value="27.2" calcext:value-type="float">
            <text:p>27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45.9" calcext:value-type="float">
            <text:p>45,9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5" calcext:value-type="float">
            <text:p>12,5</text:p>
          </table:table-cell>
          <table:table-cell office:value-type="float" office:value="-208.7" calcext:value-type="float">
            <text:p>-208,7</text:p>
          </table:table-cell>
          <table:table-cell office:value-type="float" office:value="2984.8" calcext:value-type="float">
            <text:p>2984,8</text:p>
          </table:table-cell>
          <table:table-cell table:formula="of:=([.E30]-[.E29])/10" office:value-type="float" office:value="-0.0199999999999996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6:55</text:p>
          </table:table-cell>
          <table:table-cell office:value-type="float" office:value="8" calcext:value-type="float">
            <text:p>8</text:p>
          </table:table-cell>
          <table:table-cell office:value-type="float" office:value="47.995243" calcext:value-type="float">
            <text:p>47,995243</text:p>
          </table:table-cell>
          <table:table-cell office:value-type="float" office:value="0.205245" calcext:value-type="float">
            <text:p>0,205245</text:p>
          </table:table-cell>
          <table:table-cell office:value-type="float" office:value="60.1" calcext:value-type="float">
            <text:p>60,1</text:p>
          </table:table-cell>
          <table:table-cell office:value-type="float" office:value="30.1" calcext:value-type="float">
            <text:p>30,1</text:p>
          </table:table-cell>
          <table:table-cell office:value-type="float" office:value="31.1" calcext:value-type="float">
            <text:p>31,1</text:p>
          </table:table-cell>
          <table:table-cell office:value-type="float" office:value="27.5" calcext:value-type="float">
            <text:p>27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5" calcext:value-type="float">
            <text:p>12,5</text:p>
          </table:table-cell>
          <table:table-cell office:value-type="float" office:value="-172.4" calcext:value-type="float">
            <text:p>-172,4</text:p>
          </table:table-cell>
          <table:table-cell office:value-type="float" office:value="2984.3" calcext:value-type="float">
            <text:p>2984,3</text:p>
          </table:table-cell>
          <table:table-cell table:formula="of:=([.E31]-[.E3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05</text:p>
          </table:table-cell>
          <table:table-cell office:value-type="float" office:value="8" calcext:value-type="float">
            <text:p>8</text:p>
          </table:table-cell>
          <table:table-cell office:value-type="float" office:value="47.995243" calcext:value-type="float">
            <text:p>47,995243</text:p>
          </table:table-cell>
          <table:table-cell office:value-type="float" office:value="0.205245" calcext:value-type="float">
            <text:p>0,205245</text:p>
          </table:table-cell>
          <table:table-cell office:value-type="float" office:value="60.1" calcext:value-type="float">
            <text:p>60,1</text:p>
          </table:table-cell>
          <table:table-cell office:value-type="float" office:value="30.1" calcext:value-type="float">
            <text:p>30,1</text:p>
          </table:table-cell>
          <table:table-cell office:value-type="float" office:value="31" calcext:value-type="float">
            <text:p>31</text:p>
          </table:table-cell>
          <table:table-cell office:value-type="float" office:value="26.2" calcext:value-type="float">
            <text:p>26,2</text:p>
          </table:table-cell>
          <table:table-cell office:value-type="float" office:value="1009" calcext:value-type="float">
            <text:p>1009</text:p>
          </table:table-cell>
          <table:table-cell office:value-type="float" office:value="46.8" calcext:value-type="float">
            <text:p>46,8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5" calcext:value-type="float">
            <text:p>12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2983.9" calcext:value-type="float">
            <text:p>2983,9</text:p>
          </table:table-cell>
          <table:table-cell table:formula="of:=([.E32]-[.E3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15</text:p>
          </table:table-cell>
          <table:table-cell office:value-type="float" office:value="8" calcext:value-type="float">
            <text:p>8</text:p>
          </table:table-cell>
          <table:table-cell office:value-type="float" office:value="47.995243" calcext:value-type="float">
            <text:p>47,995243</text:p>
          </table:table-cell>
          <table:table-cell office:value-type="float" office:value="0.205242" calcext:value-type="float">
            <text:p>0,205242</text:p>
          </table:table-cell>
          <table:table-cell office:value-type="float" office:value="59.9" calcext:value-type="float">
            <text:p>59,9</text:p>
          </table:table-cell>
          <table:table-cell office:value-type="float" office:value="30.1" calcext:value-type="float">
            <text:p>30,1</text:p>
          </table:table-cell>
          <table:table-cell office:value-type="float" office:value="30.9" calcext:value-type="float">
            <text:p>30,9</text:p>
          </table:table-cell>
          <table:table-cell office:value-type="float" office:value="24.5" calcext:value-type="float">
            <text:p>24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46.9" calcext:value-type="float">
            <text:p>46,9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5" calcext:value-type="float">
            <text:p>12,5</text:p>
          </table:table-cell>
          <table:table-cell office:value-type="float" office:value="-169.8" calcext:value-type="float">
            <text:p>-169,8</text:p>
          </table:table-cell>
          <table:table-cell office:value-type="float" office:value="2983.4" calcext:value-type="float">
            <text:p>2983,4</text:p>
          </table:table-cell>
          <table:table-cell table:formula="of:=([.E33]-[.E32])/10" office:value-type="float" office:value="-0.0200000000000003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25</text:p>
          </table:table-cell>
          <table:table-cell office:value-type="float" office:value="8" calcext:value-type="float">
            <text:p>8</text:p>
          </table:table-cell>
          <table:table-cell office:value-type="float" office:value="47.995251" calcext:value-type="float">
            <text:p>47,995251</text:p>
          </table:table-cell>
          <table:table-cell office:value-type="float" office:value="0.20524" calcext:value-type="float">
            <text:p>0,20524</text:p>
          </table:table-cell>
          <table:table-cell office:value-type="float" office:value="59.1" calcext:value-type="float">
            <text:p>59,1</text:p>
          </table:table-cell>
          <table:table-cell office:value-type="float" office:value="30.1" calcext:value-type="float">
            <text:p>30,1</text:p>
          </table:table-cell>
          <table:table-cell office:value-type="float" office:value="30.8" calcext:value-type="float">
            <text:p>30,8</text:p>
          </table:table-cell>
          <table:table-cell office:value-type="float" office:value="25.5" calcext:value-type="float">
            <text:p>25,5</text:p>
          </table:table-cell>
          <table:table-cell office:value-type="float" office:value="1009" calcext:value-type="float">
            <text:p>1009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5" calcext:value-type="float">
            <text:p>12,5</text:p>
          </table:table-cell>
          <table:table-cell office:value-type="float" office:value="-173.7" calcext:value-type="float">
            <text:p>-173,7</text:p>
          </table:table-cell>
          <table:table-cell office:value-type="float" office:value="2982.9" calcext:value-type="float">
            <text:p>2982,9</text:p>
          </table:table-cell>
          <table:table-cell table:formula="of:=([.E34]-[.E33])/10" office:value-type="float" office:value="-0.0799999999999997" calcext:value-type="float">
            <text:p>-0,0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35</text:p>
          </table:table-cell>
          <table:table-cell office:value-type="float" office:value="8" calcext:value-type="float">
            <text:p>8</text:p>
          </table:table-cell>
          <table:table-cell office:value-type="float" office:value="47.995331" calcext:value-type="float">
            <text:p>47,995331</text:p>
          </table:table-cell>
          <table:table-cell office:value-type="float" office:value="0.205278" calcext:value-type="float">
            <text:p>0,205278</text:p>
          </table:table-cell>
          <table:table-cell office:value-type="float" office:value="58.1" calcext:value-type="float">
            <text:p>58,1</text:p>
          </table:table-cell>
          <table:table-cell office:value-type="float" office:value="30.1" calcext:value-type="float">
            <text:p>30,1</text:p>
          </table:table-cell>
          <table:table-cell office:value-type="float" office:value="30.8" calcext:value-type="float">
            <text:p>30,8</text:p>
          </table:table-cell>
          <table:table-cell office:value-type="float" office:value="23.2" calcext:value-type="float">
            <text:p>23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78.3" calcext:value-type="float">
            <text:p>-178,3</text:p>
          </table:table-cell>
          <table:table-cell office:value-type="float" office:value="2982.4" calcext:value-type="float">
            <text:p>2982,4</text:p>
          </table:table-cell>
          <table:table-cell table:formula="of:=([.E35]-[.E34])/10" office:value-type="float" office:value="-0.1" calcext:value-type="float">
            <text:p>-0,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4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7.3" calcext:value-type="float">
            <text:p>57,3</text:p>
          </table:table-cell>
          <table:table-cell office:value-type="float" office:value="30.1" calcext:value-type="float">
            <text:p>30,1</text:p>
          </table:table-cell>
          <table:table-cell office:value-type="float" office:value="30.7" calcext:value-type="float">
            <text:p>30,7</text:p>
          </table:table-cell>
          <table:table-cell office:value-type="float" office:value="24.5" calcext:value-type="float">
            <text:p>24,5</text:p>
          </table:table-cell>
          <table:table-cell office:value-type="float" office:value="1009" calcext:value-type="float">
            <text:p>1009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67.2" calcext:value-type="float">
            <text:p>-167,2</text:p>
          </table:table-cell>
          <table:table-cell office:value-type="float" office:value="2982" calcext:value-type="float">
            <text:p>2982</text:p>
          </table:table-cell>
          <table:table-cell table:formula="of:=([.E36]-[.E35])/10" office:value-type="float" office:value="-0.0800000000000004" calcext:value-type="float">
            <text:p>-0,080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7:55</text:p>
          </table:table-cell>
          <table:table-cell office:value-type="float" office:value="8" calcext:value-type="float">
            <text:p>8</text:p>
          </table:table-cell>
          <table:table-cell office:value-type="float" office:value="47.995346" calcext:value-type="float">
            <text:p>47,995346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7.2" calcext:value-type="float">
            <text:p>57,2</text:p>
          </table:table-cell>
          <table:table-cell office:value-type="float" office:value="30.2" calcext:value-type="float">
            <text:p>30,2</text:p>
          </table:table-cell>
          <table:table-cell office:value-type="float" office:value="30.7" calcext:value-type="float">
            <text:p>30,7</text:p>
          </table:table-cell>
          <table:table-cell office:value-type="float" office:value="21.8" calcext:value-type="float">
            <text:p>21,8</text:p>
          </table:table-cell>
          <table:table-cell office:value-type="float" office:value="1009" calcext:value-type="float">
            <text:p>1009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70" calcext:value-type="float">
            <text:p>-170</text:p>
          </table:table-cell>
          <table:table-cell office:value-type="float" office:value="2981.5" calcext:value-type="float">
            <text:p>2981,5</text:p>
          </table:table-cell>
          <table:table-cell table:formula="of:=([.E37]-[.E36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05</text:p>
          </table:table-cell>
          <table:table-cell office:value-type="float" office:value="8" calcext:value-type="float">
            <text:p>8</text:p>
          </table:table-cell>
          <table:table-cell office:value-type="float" office:value="47.995346" calcext:value-type="float">
            <text:p>47,995346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7.3" calcext:value-type="float">
            <text:p>57,3</text:p>
          </table:table-cell>
          <table:table-cell office:value-type="float" office:value="30.2" calcext:value-type="float">
            <text:p>30,2</text:p>
          </table:table-cell>
          <table:table-cell office:value-type="float" office:value="30.6" calcext:value-type="float">
            <text:p>30,6</text:p>
          </table:table-cell>
          <table:table-cell office:value-type="float" office:value="22.5" calcext:value-type="float">
            <text:p>22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47.2" calcext:value-type="float">
            <text:p>47,2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68.8" calcext:value-type="float">
            <text:p>-168,8</text:p>
          </table:table-cell>
          <table:table-cell office:value-type="float" office:value="2980.9" calcext:value-type="float">
            <text:p>2980,9</text:p>
          </table:table-cell>
          <table:table-cell table:formula="of:=([.E38]-[.E37])/10" office:value-type="float" office:value="0.00999999999999943" calcext:value-type="float">
            <text:p>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15</text:p>
          </table:table-cell>
          <table:table-cell office:value-type="float" office:value="5" calcext:value-type="float">
            <text:p>5</text:p>
          </table:table-cell>
          <table:table-cell office:value-type="float" office:value="47.995346" calcext:value-type="float">
            <text:p>47,995346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7.3" calcext:value-type="float">
            <text:p>57,3</text:p>
          </table:table-cell>
          <table:table-cell office:value-type="float" office:value="30.4" calcext:value-type="float">
            <text:p>30,4</text:p>
          </table:table-cell>
          <table:table-cell office:value-type="float" office:value="30.6" calcext:value-type="float">
            <text:p>30,6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76" calcext:value-type="float">
            <text:p>-176</text:p>
          </table:table-cell>
          <table:table-cell office:value-type="float" office:value="2980.4" calcext:value-type="float">
            <text:p>2980,4</text:p>
          </table:table-cell>
          <table:table-cell table:formula="of:=([.E39]-[.E3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2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7.3" calcext:value-type="float">
            <text:p>57,3</text:p>
          </table:table-cell>
          <table:table-cell office:value-type="float" office:value="30.4" calcext:value-type="float">
            <text:p>30,4</text:p>
          </table:table-cell>
          <table:table-cell office:value-type="float" office:value="30.6" calcext:value-type="float">
            <text:p>30,6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75.7" calcext:value-type="float">
            <text:p>-175,7</text:p>
          </table:table-cell>
          <table:table-cell office:value-type="float" office:value="2980" calcext:value-type="float">
            <text:p>2980</text:p>
          </table:table-cell>
          <table:table-cell table:formula="of:=([.E40]-[.E3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3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3" calcext:value-type="float">
            <text:p>57,3</text:p>
          </table:table-cell>
          <table:table-cell office:value-type="float" office:value="30.5" calcext:value-type="float">
            <text:p>30,5</text:p>
          </table:table-cell>
          <table:table-cell office:value-type="float" office:value="30.6" calcext:value-type="float">
            <text:p>30,6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7.1" calcext:value-type="float">
            <text:p>47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72.6" calcext:value-type="float">
            <text:p>-172,6</text:p>
          </table:table-cell>
          <table:table-cell office:value-type="float" office:value="2979.5" calcext:value-type="float">
            <text:p>2979,5</text:p>
          </table:table-cell>
          <table:table-cell table:formula="of:=([.E41]-[.E4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4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3" calcext:value-type="float">
            <text:p>57,3</text:p>
          </table:table-cell>
          <table:table-cell office:value-type="float" office:value="30.5" calcext:value-type="float">
            <text:p>30,5</text:p>
          </table:table-cell>
          <table:table-cell office:value-type="float" office:value="30.6" calcext:value-type="float">
            <text:p>30,6</text:p>
          </table:table-cell>
          <table:table-cell office:value-type="float" office:value="21.8" calcext:value-type="float">
            <text:p>21,8</text:p>
          </table:table-cell>
          <table:table-cell office:value-type="float" office:value="1009" calcext:value-type="float">
            <text:p>1009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98.9" calcext:value-type="float">
            <text:p>-198,9</text:p>
          </table:table-cell>
          <table:table-cell office:value-type="float" office:value="2979" calcext:value-type="float">
            <text:p>2979</text:p>
          </table:table-cell>
          <table:table-cell table:formula="of:=([.E42]-[.E4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8:55</text:p>
          </table:table-cell>
          <table:table-cell office:value-type="float" office:value="7" calcext:value-type="float">
            <text:p>7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3" calcext:value-type="float">
            <text:p>57,3</text:p>
          </table:table-cell>
          <table:table-cell table:number-columns-repeated="2" office:value-type="float" office:value="30.6" calcext:value-type="float">
            <text:p>30,6</text:p>
          </table:table-cell>
          <table:table-cell office:value-type="float" office:value="23.2" calcext:value-type="float">
            <text:p>23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6.9" calcext:value-type="float">
            <text:p>46,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69.3" calcext:value-type="float">
            <text:p>-169,3</text:p>
          </table:table-cell>
          <table:table-cell office:value-type="float" office:value="2978.5" calcext:value-type="float">
            <text:p>2978,5</text:p>
          </table:table-cell>
          <table:table-cell table:formula="of:=([.E43]-[.E4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9:0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3" calcext:value-type="float">
            <text:p>57,3</text:p>
          </table:table-cell>
          <table:table-cell table:number-columns-repeated="2" office:value-type="float" office:value="30.6" calcext:value-type="float">
            <text:p>30,6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6.8" calcext:value-type="float">
            <text:p>46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0.3" calcext:value-type="float">
            <text:p>-170,3</text:p>
          </table:table-cell>
          <table:table-cell office:value-type="float" office:value="2978" calcext:value-type="float">
            <text:p>2978</text:p>
          </table:table-cell>
          <table:table-cell table:formula="of:=([.E44]-[.E4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9:1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3" calcext:value-type="float">
            <text:p>57,3</text:p>
          </table:table-cell>
          <table:table-cell office:value-type="float" office:value="30.8" calcext:value-type="float">
            <text:p>30,8</text:p>
          </table:table-cell>
          <table:table-cell office:value-type="float" office:value="30.6" calcext:value-type="float">
            <text:p>30,6</text:p>
          </table:table-cell>
          <table:table-cell office:value-type="float" office:value="23.5" calcext:value-type="float">
            <text:p>23,5</text:p>
          </table:table-cell>
          <table:table-cell office:value-type="float" office:value="1009" calcext:value-type="float">
            <text:p>1009</text:p>
          </table:table-cell>
          <table:table-cell office:value-type="float" office:value="46.7" calcext:value-type="float">
            <text:p>46,7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3.2" calcext:value-type="float">
            <text:p>-173,2</text:p>
          </table:table-cell>
          <table:table-cell office:value-type="float" office:value="2977.5" calcext:value-type="float">
            <text:p>2977,5</text:p>
          </table:table-cell>
          <table:table-cell table:formula="of:=([.E45]-[.E4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9:2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2" calcext:value-type="float">
            <text:p>57,2</text:p>
          </table:table-cell>
          <table:table-cell office:value-type="float" office:value="30.9" calcext:value-type="float">
            <text:p>30,9</text:p>
          </table:table-cell>
          <table:table-cell office:value-type="float" office:value="30.7" calcext:value-type="float">
            <text:p>30,7</text:p>
          </table:table-cell>
          <table:table-cell office:value-type="float" office:value="22.8" calcext:value-type="float">
            <text:p>22,8</text:p>
          </table:table-cell>
          <table:table-cell office:value-type="float" office:value="1009" calcext:value-type="float">
            <text:p>1009</text:p>
          </table:table-cell>
          <table:table-cell office:value-type="float" office:value="46.6" calcext:value-type="float">
            <text:p>46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5.4" calcext:value-type="float">
            <text:p>-175,4</text:p>
          </table:table-cell>
          <table:table-cell office:value-type="float" office:value="2977" calcext:value-type="float">
            <text:p>2977</text:p>
          </table:table-cell>
          <table:table-cell table:formula="of:=([.E46]-[.E45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9:35</text:p>
          </table:table-cell>
          <table:table-cell office:value-type="float" office:value="7" calcext:value-type="float">
            <text:p>7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.2" calcext:value-type="float">
            <text:p>57,2</text:p>
          </table:table-cell>
          <table:table-cell office:value-type="float" office:value="30.9" calcext:value-type="float">
            <text:p>30,9</text:p>
          </table:table-cell>
          <table:table-cell office:value-type="float" office:value="30.7" calcext:value-type="float">
            <text:p>30,7</text:p>
          </table:table-cell>
          <table:table-cell office:value-type="float" office:value="22.5" calcext:value-type="float">
            <text:p>22,5</text:p>
          </table:table-cell>
          <table:table-cell office:value-type="float" office:value="1009" calcext:value-type="float">
            <text:p>1009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9.3" calcext:value-type="float">
            <text:p>-179,3</text:p>
          </table:table-cell>
          <table:table-cell office:value-type="float" office:value="2976.5" calcext:value-type="float">
            <text:p>2976,5</text:p>
          </table:table-cell>
          <table:table-cell table:formula="of:=([.E47]-[.E4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29:4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0.7" calcext:value-type="float">
            <text:p>30,7</text:p>
          </table:table-cell>
          <table:table-cell office:value-type="float" office:value="21.5" calcext:value-type="float">
            <text:p>21,5</text:p>
          </table:table-cell>
          <table:table-cell office:value-type="float" office:value="1009" calcext:value-type="float">
            <text:p>1009</text:p>
          </table:table-cell>
          <table:table-cell office:value-type="float" office:value="46.3" calcext:value-type="float">
            <text:p>46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80.7" calcext:value-type="float">
            <text:p>-180,7</text:p>
          </table:table-cell>
          <table:table-cell office:value-type="float" office:value="2976" calcext:value-type="float">
            <text:p>2976</text:p>
          </table:table-cell>
          <table:table-cell table:formula="of:=([.E48]-[.E47])/10" office:value-type="float" office:value="-0.0200000000000003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0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" calcext:value-type="float">
            <text:p>0,2053</text:p>
          </table:table-cell>
          <table:table-cell office:value-type="float" office:value="57" calcext:value-type="float">
            <text:p>57</text:p>
          </table:table-cell>
          <table:table-cell office:value-type="float" office:value="31.1" calcext:value-type="float">
            <text:p>31,1</text:p>
          </table:table-cell>
          <table:table-cell office:value-type="float" office:value="30.8" calcext:value-type="float">
            <text:p>30,8</text:p>
          </table:table-cell>
          <table:table-cell office:value-type="float" office:value="23" calcext:value-type="float">
            <text:p>23</text:p>
          </table:table-cell>
          <table:table-cell office:value-type="float" office:value="1008.9" calcext:value-type="float">
            <text:p>1008,9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8" calcext:value-type="float">
            <text:p>-178</text:p>
          </table:table-cell>
          <table:table-cell office:value-type="float" office:value="2975" calcext:value-type="float">
            <text:p>2975</text:p>
          </table:table-cell>
          <table:table-cell table:formula="of:=([.E49]-[.E4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1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6.7" calcext:value-type="float">
            <text:p>56,7</text:p>
          </table:table-cell>
          <table:table-cell office:value-type="float" office:value="31.1" calcext:value-type="float">
            <text:p>31,1</text:p>
          </table:table-cell>
          <table:table-cell office:value-type="float" office:value="30.9" calcext:value-type="float">
            <text:p>30,9</text:p>
          </table:table-cell>
          <table:table-cell office:value-type="float" office:value="-5.5" calcext:value-type="float">
            <text:p>-5,5</text:p>
          </table:table-cell>
          <table:table-cell office:value-type="float" office:value="1009" calcext:value-type="float">
            <text:p>1009</text:p>
          </table:table-cell>
          <table:table-cell office:value-type="float" office:value="45.9" calcext:value-type="float">
            <text:p>45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9.6" calcext:value-type="float">
            <text:p>-169,6</text:p>
          </table:table-cell>
          <table:table-cell office:value-type="float" office:value="2974.5" calcext:value-type="float">
            <text:p>2974,5</text:p>
          </table:table-cell>
          <table:table-cell table:formula="of:=([.E50]-[.E49])/10" office:value-type="float" office:value="-0.0299999999999997" calcext:value-type="float">
            <text:p>-0,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2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6.7" calcext:value-type="float">
            <text:p>56,7</text:p>
          </table:table-cell>
          <table:table-cell office:value-type="float" office:value="31.2" calcext:value-type="float">
            <text:p>31,2</text:p>
          </table:table-cell>
          <table:table-cell office:value-type="float" office:value="30.9" calcext:value-type="float">
            <text:p>30,9</text:p>
          </table:table-cell>
          <table:table-cell office:value-type="float" office:value="22.5" calcext:value-type="float">
            <text:p>22,5</text:p>
          </table:table-cell>
          <table:table-cell office:value-type="float" office:value="1009" calcext:value-type="float">
            <text:p>1009</text:p>
          </table:table-cell>
          <table:table-cell office:value-type="float" office:value="45.7" calcext:value-type="float">
            <text:p>45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9.7" calcext:value-type="float">
            <text:p>-169,7</text:p>
          </table:table-cell>
          <table:table-cell office:value-type="float" office:value="2974" calcext:value-type="float">
            <text:p>2974</text:p>
          </table:table-cell>
          <table:table-cell table:formula="of:=([.E51]-[.E5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3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6.6" calcext:value-type="float">
            <text:p>56,6</text:p>
          </table:table-cell>
          <table:table-cell office:value-type="float" office:value="31.2" calcext:value-type="float">
            <text:p>31,2</text:p>
          </table:table-cell>
          <table:table-cell office:value-type="float" office:value="30.9" calcext:value-type="float">
            <text:p>30,9</text:p>
          </table:table-cell>
          <table:table-cell office:value-type="float" office:value="22.2" calcext:value-type="float">
            <text:p>22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4.6" calcext:value-type="float">
            <text:p>-174,6</text:p>
          </table:table-cell>
          <table:table-cell office:value-type="float" office:value="2973.5" calcext:value-type="float">
            <text:p>2973,5</text:p>
          </table:table-cell>
          <table:table-cell table:formula="of:=([.E52]-[.E51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4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6.6" calcext:value-type="float">
            <text:p>56,6</text:p>
          </table:table-cell>
          <table:table-cell office:value-type="float" office:value="31.4" calcext:value-type="float">
            <text:p>31,4</text:p>
          </table:table-cell>
          <table:table-cell office:value-type="float" office:value="31" calcext:value-type="float">
            <text:p>31</text:p>
          </table:table-cell>
          <table:table-cell office:value-type="float" office:value="21.2" calcext:value-type="float">
            <text:p>21,2</text:p>
          </table:table-cell>
          <table:table-cell office:value-type="float" office:value="1009" calcext:value-type="float">
            <text:p>1009</text:p>
          </table:table-cell>
          <table:table-cell office:value-type="float" office:value="45.4" calcext:value-type="float">
            <text:p>45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205.6" calcext:value-type="float">
            <text:p>-205,6</text:p>
          </table:table-cell>
          <table:table-cell office:value-type="float" office:value="2973" calcext:value-type="float">
            <text:p>2973</text:p>
          </table:table-cell>
          <table:table-cell table:formula="of:=([.E53]-[.E5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0:5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298" calcext:value-type="float">
            <text:p>0,205298</text:p>
          </table:table-cell>
          <table:table-cell office:value-type="float" office:value="56.2" calcext:value-type="float">
            <text:p>56,2</text:p>
          </table:table-cell>
          <table:table-cell office:value-type="float" office:value="31.5" calcext:value-type="float">
            <text:p>31,5</text:p>
          </table:table-cell>
          <table:table-cell office:value-type="float" office:value="31" calcext:value-type="float">
            <text:p>31</text:p>
          </table:table-cell>
          <table:table-cell office:value-type="float" office:value="24.2" calcext:value-type="float">
            <text:p>24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5.2" calcext:value-type="float">
            <text:p>45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77.7" calcext:value-type="float">
            <text:p>-177,7</text:p>
          </table:table-cell>
          <table:table-cell office:value-type="float" office:value="2972.5" calcext:value-type="float">
            <text:p>2972,5</text:p>
          </table:table-cell>
          <table:table-cell table:formula="of:=([.E54]-[.E53])/10" office:value-type="float" office:value="-0.0399999999999999" calcext:value-type="float">
            <text:p>-0,0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1:0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6.5" calcext:value-type="float">
            <text:p>56,5</text:p>
          </table:table-cell>
          <table:table-cell office:value-type="float" office:value="31.5" calcext:value-type="float">
            <text:p>31,5</text:p>
          </table:table-cell>
          <table:table-cell office:value-type="float" office:value="31.1" calcext:value-type="float">
            <text:p>31,1</text:p>
          </table:table-cell>
          <table:table-cell office:value-type="float" office:value="23.8" calcext:value-type="float">
            <text:p>23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2972" calcext:value-type="float">
            <text:p>2972</text:p>
          </table:table-cell>
          <table:table-cell table:formula="of:=([.E55]-[.E54])/10" office:value-type="float" office:value="0.0299999999999997" calcext:value-type="float">
            <text:p>0,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1:15</text:p>
          </table:table-cell>
          <table:table-cell office:value-type="float" office:value="7" calcext:value-type="float">
            <text:p>7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6.4" calcext:value-type="float">
            <text:p>56,4</text:p>
          </table:table-cell>
          <table:table-cell office:value-type="float" office:value="31.6" calcext:value-type="float">
            <text:p>31,6</text:p>
          </table:table-cell>
          <table:table-cell office:value-type="float" office:value="31.1" calcext:value-type="float">
            <text:p>31,1</text:p>
          </table:table-cell>
          <table:table-cell office:value-type="float" office:value="23" calcext:value-type="float">
            <text:p>23</text:p>
          </table:table-cell>
          <table:table-cell office:value-type="float" office:value="1008.9" calcext:value-type="float">
            <text:p>1008,9</text:p>
          </table:table-cell>
          <table:table-cell office:value-type="float" office:value="44.8" calcext:value-type="float">
            <text:p>44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6.4" calcext:value-type="float">
            <text:p>-176,4</text:p>
          </table:table-cell>
          <table:table-cell office:value-type="float" office:value="2971.6" calcext:value-type="float">
            <text:p>2971,6</text:p>
          </table:table-cell>
          <table:table-cell table:formula="of:=([.E56]-[.E55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1:2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2" calcext:value-type="float">
            <text:p>0,205302</text:p>
          </table:table-cell>
          <table:table-cell office:value-type="float" office:value="56.4" calcext:value-type="float">
            <text:p>56,4</text:p>
          </table:table-cell>
          <table:table-cell office:value-type="float" office:value="31.6" calcext:value-type="float">
            <text:p>31,6</text:p>
          </table:table-cell>
          <table:table-cell office:value-type="float" office:value="31.2" calcext:value-type="float">
            <text:p>31,2</text:p>
          </table:table-cell>
          <table:table-cell office:value-type="float" office:value="22.2" calcext:value-type="float">
            <text:p>22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44.6" calcext:value-type="float">
            <text:p>44,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73.9" calcext:value-type="float">
            <text:p>-173,9</text:p>
          </table:table-cell>
          <table:table-cell office:value-type="float" office:value="2971.1" calcext:value-type="float">
            <text:p>2971,1</text:p>
          </table:table-cell>
          <table:table-cell table:formula="of:=([.E57]-[.E5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1:3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03" calcext:value-type="float">
            <text:p>0,205303</text:p>
          </table:table-cell>
          <table:table-cell office:value-type="float" office:value="56.3" calcext:value-type="float">
            <text:p>56,3</text:p>
          </table:table-cell>
          <table:table-cell office:value-type="float" office:value="31.8" calcext:value-type="float">
            <text:p>31,8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1009" calcext:value-type="float">
            <text:p>1009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-167.8" calcext:value-type="float">
            <text:p>-167,8</text:p>
          </table:table-cell>
          <table:table-cell office:value-type="float" office:value="2970.6" calcext:value-type="float">
            <text:p>2970,6</text:p>
          </table:table-cell>
          <table:table-cell table:formula="of:=([.E58]-[.E57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1:5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05" calcext:value-type="float">
            <text:p>0,205305</text:p>
          </table:table-cell>
          <table:table-cell office:value-type="float" office:value="56.1" calcext:value-type="float">
            <text:p>56,1</text:p>
          </table:table-cell>
          <table:table-cell office:value-type="float" office:value="31.9" calcext:value-type="float">
            <text:p>31,9</text:p>
          </table:table-cell>
          <table:table-cell office:value-type="float" office:value="31.3" calcext:value-type="float">
            <text:p>31,3</text:p>
          </table:table-cell>
          <table:table-cell office:value-type="float" office:value="23" calcext:value-type="float">
            <text:p>23</text:p>
          </table:table-cell>
          <table:table-cell office:value-type="float" office:value="1008.9" calcext:value-type="float">
            <text:p>1008,9</text:p>
          </table:table-cell>
          <table:table-cell office:value-type="float" office:value="44.1" calcext:value-type="float">
            <text:p>44,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72" calcext:value-type="float">
            <text:p>-172</text:p>
          </table:table-cell>
          <table:table-cell office:value-type="float" office:value="2969.6" calcext:value-type="float">
            <text:p>2969,6</text:p>
          </table:table-cell>
          <table:table-cell table:formula="of:=([.E59]-[.E58])/10" office:value-type="float" office:value="-0.0199999999999996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2:0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07" calcext:value-type="float">
            <text:p>0,205307</text:p>
          </table:table-cell>
          <table:table-cell office:value-type="float" office:value="56.2" calcext:value-type="float">
            <text:p>56,2</text:p>
          </table:table-cell>
          <table:table-cell office:value-type="float" office:value="31.9" calcext:value-type="float">
            <text:p>31,9</text:p>
          </table:table-cell>
          <table:table-cell office:value-type="float" office:value="31.4" calcext:value-type="float">
            <text:p>31,4</text:p>
          </table:table-cell>
          <table:table-cell office:value-type="float" office:value="23.2" calcext:value-type="float">
            <text:p>23,2</text:p>
          </table:table-cell>
          <table:table-cell office:value-type="float" office:value="1009" calcext:value-type="float">
            <text:p>1009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2.4" calcext:value-type="float">
            <text:p>-172,4</text:p>
          </table:table-cell>
          <table:table-cell office:value-type="float" office:value="2969.1" calcext:value-type="float">
            <text:p>2969,1</text:p>
          </table:table-cell>
          <table:table-cell table:formula="of:=([.E60]-[.E59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2:15</text:p>
          </table:table-cell>
          <table:table-cell office:value-type="float" office:value="7" calcext:value-type="float">
            <text:p>7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07" calcext:value-type="float">
            <text:p>0,205307</text:p>
          </table:table-cell>
          <table:table-cell office:value-type="float" office:value="56.3" calcext:value-type="float">
            <text:p>56,3</text:p>
          </table:table-cell>
          <table:table-cell office:value-type="float" office:value="32" calcext:value-type="float">
            <text:p>32</text:p>
          </table:table-cell>
          <table:table-cell office:value-type="float" office:value="31.4" calcext:value-type="float">
            <text:p>31,4</text:p>
          </table:table-cell>
          <table:table-cell office:value-type="float" office:value="25" calcext:value-type="float">
            <text:p>25</text:p>
          </table:table-cell>
          <table:table-cell office:value-type="float" office:value="1009" calcext:value-type="float">
            <text:p>1009</text:p>
          </table:table-cell>
          <table:table-cell office:value-type="float" office:value="43.8" calcext:value-type="float">
            <text:p>43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5.7" calcext:value-type="float">
            <text:p>-165,7</text:p>
          </table:table-cell>
          <table:table-cell office:value-type="float" office:value="2968.6" calcext:value-type="float">
            <text:p>2968,6</text:p>
          </table:table-cell>
          <table:table-cell table:formula="of:=([.E61]-[.E60])/10" office:value-type="float" office:value="0.00999999999999943" calcext:value-type="float">
            <text:p>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2:2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08" calcext:value-type="float">
            <text:p>0,205308</text:p>
          </table:table-cell>
          <table:table-cell office:value-type="float" office:value="56.4" calcext:value-type="float">
            <text:p>56,4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,5</text:p>
          </table:table-cell>
          <table:table-cell office:value-type="float" office:value="24.8" calcext:value-type="float">
            <text:p>24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43.7" calcext:value-type="float">
            <text:p>43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7.8" calcext:value-type="float">
            <text:p>-167,8</text:p>
          </table:table-cell>
          <table:table-cell office:value-type="float" office:value="2968.1" calcext:value-type="float">
            <text:p>2968,1</text:p>
          </table:table-cell>
          <table:table-cell table:formula="of:=([.E62]-[.E61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2:3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08" calcext:value-type="float">
            <text:p>0,205308</text:p>
          </table:table-cell>
          <table:table-cell office:value-type="float" office:value="56.4" calcext:value-type="float">
            <text:p>56,4</text:p>
          </table:table-cell>
          <table:table-cell office:value-type="float" office:value="32.1" calcext:value-type="float">
            <text:p>32,1</text:p>
          </table:table-cell>
          <table:table-cell office:value-type="float" office:value="31.5" calcext:value-type="float">
            <text:p>31,5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1.9" calcext:value-type="float">
            <text:p>-171,9</text:p>
          </table:table-cell>
          <table:table-cell office:value-type="float" office:value="2967.6" calcext:value-type="float">
            <text:p>2967,6</text:p>
          </table:table-cell>
          <table:table-cell table:formula="of:=([.E63]-[.E6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2:5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2" calcext:value-type="float">
            <text:p>0,205312</text:p>
          </table:table-cell>
          <table:table-cell office:value-type="float" office:value="56.4" calcext:value-type="float">
            <text:p>56,4</text:p>
          </table:table-cell>
          <table:table-cell office:value-type="float" office:value="32.2" calcext:value-type="float">
            <text:p>32,2</text:p>
          </table:table-cell>
          <table:table-cell office:value-type="float" office:value="31.6" calcext:value-type="float">
            <text:p>31,6</text:p>
          </table:table-cell>
          <table:table-cell office:value-type="float" office:value="25.2" calcext:value-type="float">
            <text:p>25,2</text:p>
          </table:table-cell>
          <table:table-cell office:value-type="float" office:value="1009" calcext:value-type="float">
            <text:p>1009</text:p>
          </table:table-cell>
          <table:table-cell office:value-type="float" office:value="43.2" calcext:value-type="float">
            <text:p>43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3.3" calcext:value-type="float">
            <text:p>-173,3</text:p>
          </table:table-cell>
          <table:table-cell office:value-type="float" office:value="2966.6" calcext:value-type="float">
            <text:p>2966,6</text:p>
          </table:table-cell>
          <table:table-cell table:formula="of:=([.E64]-[.E6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0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2" calcext:value-type="float">
            <text:p>0,205312</text:p>
          </table:table-cell>
          <table:table-cell office:value-type="float" office:value="56.3" calcext:value-type="float">
            <text:p>56,3</text:p>
          </table:table-cell>
          <table:table-cell office:value-type="float" office:value="32.2" calcext:value-type="float">
            <text:p>32,2</text:p>
          </table:table-cell>
          <table:table-cell office:value-type="float" office:value="31.7" calcext:value-type="float">
            <text:p>31,7</text:p>
          </table:table-cell>
          <table:table-cell office:value-type="float" office:value="25" calcext:value-type="float">
            <text:p>25</text:p>
          </table:table-cell>
          <table:table-cell office:value-type="float" office:value="1008.8" calcext:value-type="float">
            <text:p>1008,8</text:p>
          </table:table-cell>
          <table:table-cell office:value-type="float" office:value="43.1" calcext:value-type="float">
            <text:p>43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7.6" calcext:value-type="float">
            <text:p>-177,6</text:p>
          </table:table-cell>
          <table:table-cell office:value-type="float" office:value="2966.1" calcext:value-type="float">
            <text:p>2966,1</text:p>
          </table:table-cell>
          <table:table-cell table:formula="of:=([.E65]-[.E64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1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2" calcext:value-type="float">
            <text:p>0,205312</text:p>
          </table:table-cell>
          <table:table-cell office:value-type="float" office:value="56.2" calcext:value-type="float">
            <text:p>56,2</text:p>
          </table:table-cell>
          <table:table-cell office:value-type="float" office:value="32.4" calcext:value-type="float">
            <text:p>32,4</text:p>
          </table:table-cell>
          <table:table-cell office:value-type="float" office:value="31.7" calcext:value-type="float">
            <text:p>31,7</text:p>
          </table:table-cell>
          <table:table-cell office:value-type="float" office:value="24.8" calcext:value-type="float">
            <text:p>24,8</text:p>
          </table:table-cell>
          <table:table-cell office:value-type="float" office:value="1009" calcext:value-type="float">
            <text:p>1009</text:p>
          </table:table-cell>
          <table:table-cell office:value-type="float" office:value="42.9" calcext:value-type="float">
            <text:p>42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3.1" calcext:value-type="float">
            <text:p>-173,1</text:p>
          </table:table-cell>
          <table:table-cell office:value-type="float" office:value="2965.6" calcext:value-type="float">
            <text:p>2965,6</text:p>
          </table:table-cell>
          <table:table-cell table:formula="of:=([.E66]-[.E65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2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6.1" calcext:value-type="float">
            <text:p>56,1</text:p>
          </table:table-cell>
          <table:table-cell office:value-type="float" office:value="32.4" calcext:value-type="float">
            <text:p>32,4</text:p>
          </table:table-cell>
          <table:table-cell office:value-type="float" office:value="31.8" calcext:value-type="float">
            <text:p>31,8</text:p>
          </table:table-cell>
          <table:table-cell office:value-type="float" office:value="24.8" calcext:value-type="float">
            <text:p>24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42.8" calcext:value-type="float">
            <text:p>42,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-169.1" calcext:value-type="float">
            <text:p>-169,1</text:p>
          </table:table-cell>
          <table:table-cell office:value-type="float" office:value="2965.1" calcext:value-type="float">
            <text:p>2965,1</text:p>
          </table:table-cell>
          <table:table-cell table:formula="of:=([.E67]-[.E66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3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9" calcext:value-type="float">
            <text:p>55,9</text:p>
          </table:table-cell>
          <table:table-cell office:value-type="float" office:value="32.5" calcext:value-type="float">
            <text:p>32,5</text:p>
          </table:table-cell>
          <table:table-cell office:value-type="float" office:value="31.8" calcext:value-type="float">
            <text:p>31,8</text:p>
          </table:table-cell>
          <table:table-cell office:value-type="float" office:value="25" calcext:value-type="float">
            <text:p>25</text:p>
          </table:table-cell>
          <table:table-cell office:value-type="float" office:value="1009" calcext:value-type="float">
            <text:p>1009</text:p>
          </table:table-cell>
          <table:table-cell office:value-type="float" office:value="42.6" calcext:value-type="float">
            <text:p>42,6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6.7" calcext:value-type="float">
            <text:p>-166,7</text:p>
          </table:table-cell>
          <table:table-cell office:value-type="float" office:value="2964.6" calcext:value-type="float">
            <text:p>2964,6</text:p>
          </table:table-cell>
          <table:table-cell table:formula="of:=([.E68]-[.E67])/10" office:value-type="float" office:value="-0.0200000000000003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4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9" calcext:value-type="float">
            <text:p>55,9</text:p>
          </table:table-cell>
          <table:table-cell office:value-type="float" office:value="32.5" calcext:value-type="float">
            <text:p>32,5</text:p>
          </table:table-cell>
          <table:table-cell office:value-type="float" office:value="31.9" calcext:value-type="float">
            <text:p>31,9</text:p>
          </table:table-cell>
          <table:table-cell office:value-type="float" office:value="25" calcext:value-type="float">
            <text:p>25</text:p>
          </table:table-cell>
          <table:table-cell office:value-type="float" office:value="1008.9" calcext:value-type="float">
            <text:p>1008,9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69.8" calcext:value-type="float">
            <text:p>-169,8</text:p>
          </table:table-cell>
          <table:table-cell office:value-type="float" office:value="2964.2" calcext:value-type="float">
            <text:p>2964,2</text:p>
          </table:table-cell>
          <table:table-cell table:formula="of:=([.E69]-[.E6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3:5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8" calcext:value-type="float">
            <text:p>55,8</text:p>
          </table:table-cell>
          <table:table-cell office:value-type="float" office:value="32.6" calcext:value-type="float">
            <text:p>32,6</text:p>
          </table:table-cell>
          <table:table-cell office:value-type="float" office:value="31.9" calcext:value-type="float">
            <text:p>31,9</text:p>
          </table:table-cell>
          <table:table-cell office:value-type="float" office:value="23.2" calcext:value-type="float">
            <text:p>23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0.2" calcext:value-type="float">
            <text:p>-170,2</text:p>
          </table:table-cell>
          <table:table-cell office:value-type="float" office:value="2963.7" calcext:value-type="float">
            <text:p>2963,7</text:p>
          </table:table-cell>
          <table:table-cell table:formula="of:=([.E70]-[.E69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4:1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6" calcext:value-type="float">
            <text:p>55,6</text:p>
          </table:table-cell>
          <table:table-cell office:value-type="float" office:value="32.6" calcext:value-type="float">
            <text:p>32,6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42.1" calcext:value-type="float">
            <text:p>42,1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9.4" calcext:value-type="float">
            <text:p>-179,4</text:p>
          </table:table-cell>
          <table:table-cell office:value-type="float" office:value="2962.6" calcext:value-type="float">
            <text:p>2962,6</text:p>
          </table:table-cell>
          <table:table-cell table:formula="of:=([.E71]-[.E70])/10" office:value-type="float" office:value="-0.0199999999999996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4:2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6" calcext:value-type="float">
            <text:p>55,6</text:p>
          </table:table-cell>
          <table:table-cell office:value-type="float" office:value="32.8" calcext:value-type="float">
            <text:p>32,8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,5</text:p>
          </table:table-cell>
          <table:table-cell office:value-type="float" office:value="1009" calcext:value-type="float">
            <text:p>1009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72.4" calcext:value-type="float">
            <text:p>-172,4</text:p>
          </table:table-cell>
          <table:table-cell office:value-type="float" office:value="2962.1" calcext:value-type="float">
            <text:p>2962,1</text:p>
          </table:table-cell>
          <table:table-cell table:formula="of:=([.E72]-[.E7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4:35</text:p>
          </table:table-cell>
          <table:table-cell office:value-type="float" office:value="7" calcext:value-type="float">
            <text:p>7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6" calcext:value-type="float">
            <text:p>55,6</text:p>
          </table:table-cell>
          <table:table-cell office:value-type="float" office:value="32.8" calcext:value-type="float">
            <text:p>32,8</text:p>
          </table:table-cell>
          <table:table-cell office:value-type="float" office:value="32.1" calcext:value-type="float">
            <text:p>32,1</text:p>
          </table:table-cell>
          <table:table-cell office:value-type="float" office:value="24.5" calcext:value-type="float">
            <text:p>24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41.8" calcext:value-type="float">
            <text:p>41,8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69.7" calcext:value-type="float">
            <text:p>-169,7</text:p>
          </table:table-cell>
          <table:table-cell office:value-type="float" office:value="2961.7" calcext:value-type="float">
            <text:p>2961,7</text:p>
          </table:table-cell>
          <table:table-cell table:formula="of:=([.E73]-[.E7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4:45</text:p>
          </table:table-cell>
          <table:table-cell office:value-type="float" office:value="8" calcext:value-type="float">
            <text:p>8</text:p>
          </table:table-cell>
          <table:table-cell office:value-type="float" office:value="47.995338" calcext:value-type="float">
            <text:p>47,995338</text:p>
          </table:table-cell>
          <table:table-cell office:value-type="float" office:value="0.205315" calcext:value-type="float">
            <text:p>0,205315</text:p>
          </table:table-cell>
          <table:table-cell office:value-type="float" office:value="55.6" calcext:value-type="float">
            <text:p>55,6</text:p>
          </table:table-cell>
          <table:table-cell office:value-type="float" office:value="32.9" calcext:value-type="float">
            <text:p>32,9</text:p>
          </table:table-cell>
          <table:table-cell office:value-type="float" office:value="32.2" calcext:value-type="float">
            <text:p>32,2</text:p>
          </table:table-cell>
          <table:table-cell office:value-type="float" office:value="24.8" calcext:value-type="float">
            <text:p>24,8</text:p>
          </table:table-cell>
          <table:table-cell office:value-type="float" office:value="1009" calcext:value-type="float">
            <text:p>1009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207.6" calcext:value-type="float">
            <text:p>-207,6</text:p>
          </table:table-cell>
          <table:table-cell office:value-type="float" office:value="2961.1" calcext:value-type="float">
            <text:p>2961,1</text:p>
          </table:table-cell>
          <table:table-cell table:formula="of:=([.E74]-[.E7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4:5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5" calcext:value-type="float">
            <text:p>55,5</text:p>
          </table:table-cell>
          <table:table-cell office:value-type="float" office:value="32.9" calcext:value-type="float">
            <text:p>32,9</text:p>
          </table:table-cell>
          <table:table-cell office:value-type="float" office:value="32.2" calcext:value-type="float">
            <text:p>32,2</text:p>
          </table:table-cell>
          <table:table-cell office:value-type="float" office:value="21.8" calcext:value-type="float">
            <text:p>21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2960.7" calcext:value-type="float">
            <text:p>2960,7</text:p>
          </table:table-cell>
          <table:table-cell table:formula="of:=([.E75]-[.E74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0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4" calcext:value-type="float">
            <text:p>55,4</text:p>
          </table:table-cell>
          <table:table-cell office:value-type="float" office:value="33" calcext:value-type="float">
            <text:p>33</text:p>
          </table:table-cell>
          <table:table-cell office:value-type="float" office:value="32.2" calcext:value-type="float">
            <text:p>32,2</text:p>
          </table:table-cell>
          <table:table-cell office:value-type="float" office:value="21.2" calcext:value-type="float">
            <text:p>21,2</text:p>
          </table:table-cell>
          <table:table-cell office:value-type="float" office:value="1009" calcext:value-type="float">
            <text:p>1009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78.6" calcext:value-type="float">
            <text:p>-178,6</text:p>
          </table:table-cell>
          <table:table-cell office:value-type="float" office:value="2960.2" calcext:value-type="float">
            <text:p>2960,2</text:p>
          </table:table-cell>
          <table:table-cell table:formula="of:=([.E76]-[.E75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1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,3</text:p>
          </table:table-cell>
          <table:table-cell office:value-type="float" office:value="23.2" calcext:value-type="float">
            <text:p>23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1.3" calcext:value-type="float">
            <text:p>41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5" calcext:value-type="float">
            <text:p>12,5</text:p>
          </table:table-cell>
          <table:table-cell office:value-type="float" office:value="-169.9" calcext:value-type="float">
            <text:p>-169,9</text:p>
          </table:table-cell>
          <table:table-cell office:value-type="float" office:value="2959.7" calcext:value-type="float">
            <text:p>2959,7</text:p>
          </table:table-cell>
          <table:table-cell table:formula="of:=([.E77]-[.E7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2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,3</text:p>
          </table:table-cell>
          <table:table-cell office:value-type="float" office:value="23" calcext:value-type="float">
            <text:p>23</text:p>
          </table:table-cell>
          <table:table-cell office:value-type="float" office:value="1009" calcext:value-type="float">
            <text:p>1009</text:p>
          </table:table-cell>
          <table:table-cell office:value-type="float" office:value="41.1" calcext:value-type="float">
            <text:p>41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5" calcext:value-type="float">
            <text:p>12,5</text:p>
          </table:table-cell>
          <table:table-cell office:value-type="float" office:value="-173.6" calcext:value-type="float">
            <text:p>-173,6</text:p>
          </table:table-cell>
          <table:table-cell office:value-type="float" office:value="2959.2" calcext:value-type="float">
            <text:p>2959,2</text:p>
          </table:table-cell>
          <table:table-cell table:formula="of:=([.E78]-[.E7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3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3.1" calcext:value-type="float">
            <text:p>33,1</text:p>
          </table:table-cell>
          <table:table-cell office:value-type="float" office:value="32.4" calcext:value-type="float">
            <text:p>32,4</text:p>
          </table:table-cell>
          <table:table-cell office:value-type="float" office:value="23.2" calcext:value-type="float">
            <text:p>23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69.1" calcext:value-type="float">
            <text:p>-169,1</text:p>
          </table:table-cell>
          <table:table-cell office:value-type="float" office:value="2958.7" calcext:value-type="float">
            <text:p>2958,7</text:p>
          </table:table-cell>
          <table:table-cell table:formula="of:=([.E79]-[.E7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45</text:p>
          </table:table-cell>
          <table:table-cell office:value-type="float" office:value="8" calcext:value-type="float">
            <text:p>8</text:p>
          </table:table-cell>
          <table:table-cell office:value-type="float" office:value="47.995342" calcext:value-type="float">
            <text:p>47,995342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3.1" calcext:value-type="float">
            <text:p>33,1</text:p>
          </table:table-cell>
          <table:table-cell office:value-type="float" office:value="32.4" calcext:value-type="float">
            <text:p>32,4</text:p>
          </table:table-cell>
          <table:table-cell office:value-type="float" office:value="24.8" calcext:value-type="float">
            <text:p>24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40.8" calcext:value-type="float">
            <text:p>40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2.3" calcext:value-type="float">
            <text:p>-172,3</text:p>
          </table:table-cell>
          <table:table-cell office:value-type="float" office:value="2958.3" calcext:value-type="float">
            <text:p>2958,3</text:p>
          </table:table-cell>
          <table:table-cell table:formula="of:=([.E80]-[.E79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5:5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" calcext:value-type="float">
            <text:p>0,20531</text:p>
          </table:table-cell>
          <table:table-cell office:value-type="float" office:value="55.5" calcext:value-type="float">
            <text:p>55,5</text:p>
          </table:table-cell>
          <table:table-cell office:value-type="float" office:value="33.2" calcext:value-type="float">
            <text:p>33,2</text:p>
          </table:table-cell>
          <table:table-cell office:value-type="float" office:value="32.5" calcext:value-type="float">
            <text:p>32,5</text:p>
          </table:table-cell>
          <table:table-cell office:value-type="float" office:value="22.8" calcext:value-type="float">
            <text:p>22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40.7" calcext:value-type="float">
            <text:p>40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4.1" calcext:value-type="float">
            <text:p>-174,1</text:p>
          </table:table-cell>
          <table:table-cell office:value-type="float" office:value="2957.8" calcext:value-type="float">
            <text:p>2957,8</text:p>
          </table:table-cell>
          <table:table-cell table:formula="of:=([.E81]-[.E80])/10" office:value-type="float" office:value="0.0200000000000003" calcext:value-type="float">
            <text:p>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6:1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2" calcext:value-type="float">
            <text:p>0,205312</text:p>
          </table:table-cell>
          <table:table-cell office:value-type="float" office:value="55.5" calcext:value-type="float">
            <text:p>55,5</text:p>
          </table:table-cell>
          <table:table-cell office:value-type="float" office:value="33.4" calcext:value-type="float">
            <text:p>33,4</text:p>
          </table:table-cell>
          <table:table-cell office:value-type="float" office:value="32.5" calcext:value-type="float">
            <text:p>32,5</text:p>
          </table:table-cell>
          <table:table-cell office:value-type="float" office:value="24" calcext:value-type="float">
            <text:p>24</text:p>
          </table:table-cell>
          <table:table-cell office:value-type="float" office:value="1008.9" calcext:value-type="float">
            <text:p>1008,9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956.7" calcext:value-type="float">
            <text:p>2956,7</text:p>
          </table:table-cell>
          <table:table-cell table:formula="of:=([.E82]-[.E8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6:2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4" calcext:value-type="float">
            <text:p>33,4</text:p>
          </table:table-cell>
          <table:table-cell office:value-type="float" office:value="32.6" calcext:value-type="float">
            <text:p>32,6</text:p>
          </table:table-cell>
          <table:table-cell office:value-type="float" office:value="23.8" calcext:value-type="float">
            <text:p>23,8</text:p>
          </table:table-cell>
          <table:table-cell office:value-type="float" office:value="1009" calcext:value-type="float">
            <text:p>1009</text:p>
          </table:table-cell>
          <table:table-cell office:value-type="float" office:value="40.3" calcext:value-type="float">
            <text:p>40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0.6" calcext:value-type="float">
            <text:p>-170,6</text:p>
          </table:table-cell>
          <table:table-cell office:value-type="float" office:value="2956.2" calcext:value-type="float">
            <text:p>2956,2</text:p>
          </table:table-cell>
          <table:table-cell table:formula="of:=([.E83]-[.E8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6:3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4" calcext:value-type="float">
            <text:p>33,4</text:p>
          </table:table-cell>
          <table:table-cell office:value-type="float" office:value="32.6" calcext:value-type="float">
            <text:p>32,6</text:p>
          </table:table-cell>
          <table:table-cell office:value-type="float" office:value="24" calcext:value-type="float">
            <text:p>24</text:p>
          </table:table-cell>
          <table:table-cell office:value-type="float" office:value="1009" calcext:value-type="float">
            <text:p>1009</text:p>
          </table:table-cell>
          <table:table-cell office:value-type="float" office:value="40.2" calcext:value-type="float">
            <text:p>40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80.5" calcext:value-type="float">
            <text:p>-180,5</text:p>
          </table:table-cell>
          <table:table-cell office:value-type="float" office:value="2955.7" calcext:value-type="float">
            <text:p>2955,7</text:p>
          </table:table-cell>
          <table:table-cell table:formula="of:=([.E84]-[.E8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6:4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5" calcext:value-type="float">
            <text:p>33,5</text:p>
          </table:table-cell>
          <table:table-cell office:value-type="float" office:value="32.7" calcext:value-type="float">
            <text:p>32,7</text:p>
          </table:table-cell>
          <table:table-cell office:value-type="float" office:value="23.2" calcext:value-type="float">
            <text:p>23,2</text:p>
          </table:table-cell>
          <table:table-cell office:value-type="float" office:value="1009" calcext:value-type="float">
            <text:p>1009</text:p>
          </table:table-cell>
          <table:table-cell office:value-type="float" office:value="40.1" calcext:value-type="float">
            <text:p>40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201.3" calcext:value-type="float">
            <text:p>-201,3</text:p>
          </table:table-cell>
          <table:table-cell office:value-type="float" office:value="2955.2" calcext:value-type="float">
            <text:p>2955,2</text:p>
          </table:table-cell>
          <table:table-cell table:formula="of:=([.E85]-[.E8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6:5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5" calcext:value-type="float">
            <text:p>33,5</text:p>
          </table:table-cell>
          <table:table-cell office:value-type="float" office:value="32.7" calcext:value-type="float">
            <text:p>32,7</text:p>
          </table:table-cell>
          <table:table-cell office:value-type="float" office:value="24.5" calcext:value-type="float">
            <text:p>24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2" calcext:value-type="float">
            <text:p>-172</text:p>
          </table:table-cell>
          <table:table-cell office:value-type="float" office:value="2954.7" calcext:value-type="float">
            <text:p>2954,7</text:p>
          </table:table-cell>
          <table:table-cell table:formula="of:=([.E86]-[.E85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0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5" calcext:value-type="float">
            <text:p>33,5</text:p>
          </table:table-cell>
          <table:table-cell office:value-type="float" office:value="32.8" calcext:value-type="float">
            <text:p>32,8</text:p>
          </table:table-cell>
          <table:table-cell office:value-type="float" office:value="24.8" calcext:value-type="float">
            <text:p>24,8</text:p>
          </table:table-cell>
          <table:table-cell office:value-type="float" office:value="1009" calcext:value-type="float">
            <text:p>1009</text:p>
          </table:table-cell>
          <table:table-cell office:value-type="float" office:value="39.9" calcext:value-type="float">
            <text:p>39,9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67.5" calcext:value-type="float">
            <text:p>-167,5</text:p>
          </table:table-cell>
          <table:table-cell office:value-type="float" office:value="2954.2" calcext:value-type="float">
            <text:p>2954,2</text:p>
          </table:table-cell>
          <table:table-cell table:formula="of:=([.E87]-[.E8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1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6" calcext:value-type="float">
            <text:p>33,6</text:p>
          </table:table-cell>
          <table:table-cell office:value-type="float" office:value="32.8" calcext:value-type="float">
            <text:p>32,8</text:p>
          </table:table-cell>
          <table:table-cell office:value-type="float" office:value="25.2" calcext:value-type="float">
            <text:p>25,2</text:p>
          </table:table-cell>
          <table:table-cell office:value-type="float" office:value="1009" calcext:value-type="float">
            <text:p>1009</text:p>
          </table:table-cell>
          <table:table-cell office:value-type="float" office:value="39.8" calcext:value-type="float">
            <text:p>39,8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53.8" calcext:value-type="float">
            <text:p>2953,8</text:p>
          </table:table-cell>
          <table:table-cell table:formula="of:=([.E88]-[.E8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2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6" calcext:value-type="float">
            <text:p>33,6</text:p>
          </table:table-cell>
          <table:table-cell office:value-type="float" office:value="32.8" calcext:value-type="float">
            <text:p>32,8</text:p>
          </table:table-cell>
          <table:table-cell office:value-type="float" office:value="24.8" calcext:value-type="float">
            <text:p>24,8</text:p>
          </table:table-cell>
          <table:table-cell office:value-type="float" office:value="1009" calcext:value-type="float">
            <text:p>1009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2.5" calcext:value-type="float">
            <text:p>-172,5</text:p>
          </table:table-cell>
          <table:table-cell office:value-type="float" office:value="2953.3" calcext:value-type="float">
            <text:p>2953,3</text:p>
          </table:table-cell>
          <table:table-cell table:formula="of:=([.E89]-[.E8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3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8" calcext:value-type="float">
            <text:p>33,8</text:p>
          </table:table-cell>
          <table:table-cell office:value-type="float" office:value="32.9" calcext:value-type="float">
            <text:p>32,9</text:p>
          </table:table-cell>
          <table:table-cell office:value-type="float" office:value="22.8" calcext:value-type="float">
            <text:p>22,8</text:p>
          </table:table-cell>
          <table:table-cell office:value-type="float" office:value="1009" calcext:value-type="float">
            <text:p>1009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3.6" calcext:value-type="float">
            <text:p>-173,6</text:p>
          </table:table-cell>
          <table:table-cell office:value-type="float" office:value="2952.8" calcext:value-type="float">
            <text:p>2952,8</text:p>
          </table:table-cell>
          <table:table-cell table:formula="of:=([.E90]-[.E8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4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8" calcext:value-type="float">
            <text:p>33,8</text:p>
          </table:table-cell>
          <table:table-cell office:value-type="float" office:value="32.9" calcext:value-type="float">
            <text:p>32,9</text:p>
          </table:table-cell>
          <table:table-cell office:value-type="float" office:value="22.2" calcext:value-type="float">
            <text:p>22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69.7" calcext:value-type="float">
            <text:p>-169,7</text:p>
          </table:table-cell>
          <table:table-cell office:value-type="float" office:value="2952.3" calcext:value-type="float">
            <text:p>2952,3</text:p>
          </table:table-cell>
          <table:table-cell table:formula="of:=([.E91]-[.E9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7:5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8" calcext:value-type="float">
            <text:p>33,8</text:p>
          </table:table-cell>
          <table:table-cell office:value-type="float" office:value="32.9" calcext:value-type="float">
            <text:p>32,9</text:p>
          </table:table-cell>
          <table:table-cell office:value-type="float" office:value="23.5" calcext:value-type="float">
            <text:p>23,5</text:p>
          </table:table-cell>
          <table:table-cell office:value-type="float" office:value="1009" calcext:value-type="float">
            <text:p>1009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5.8" calcext:value-type="float">
            <text:p>-175,8</text:p>
          </table:table-cell>
          <table:table-cell office:value-type="float" office:value="2951.8" calcext:value-type="float">
            <text:p>2951,8</text:p>
          </table:table-cell>
          <table:table-cell table:formula="of:=([.E92]-[.E9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8:0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3.9" calcext:value-type="float">
            <text:p>33,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09" calcext:value-type="float">
            <text:p>1009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5.1" calcext:value-type="float">
            <text:p>-175,1</text:p>
          </table:table-cell>
          <table:table-cell office:value-type="float" office:value="2951.3" calcext:value-type="float">
            <text:p>2951,3</text:p>
          </table:table-cell>
          <table:table-cell table:formula="of:=([.E93]-[.E9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8:2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4" calcext:value-type="float">
            <text:p>34</text:p>
          </table:table-cell>
          <table:table-cell office:value-type="float" office:value="33.1" calcext:value-type="float">
            <text:p>33,1</text:p>
          </table:table-cell>
          <table:table-cell office:value-type="float" office:value="24" calcext:value-type="float">
            <text:p>24</text:p>
          </table:table-cell>
          <table:table-cell office:value-type="float" office:value="1008.9" calcext:value-type="float">
            <text:p>1008,9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7.2" calcext:value-type="float">
            <text:p>-177,2</text:p>
          </table:table-cell>
          <table:table-cell office:value-type="float" office:value="2950.3" calcext:value-type="float">
            <text:p>2950,3</text:p>
          </table:table-cell>
          <table:table-cell table:formula="of:=([.E94]-[.E9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8:3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5" calcext:value-type="float">
            <text:p>55,5</text:p>
          </table:table-cell>
          <table:table-cell office:value-type="float" office:value="34" calcext:value-type="float">
            <text:p>34</text:p>
          </table:table-cell>
          <table:table-cell office:value-type="float" office:value="33.1" calcext:value-type="float">
            <text:p>33,1</text:p>
          </table:table-cell>
          <table:table-cell office:value-type="float" office:value="23.5" calcext:value-type="float">
            <text:p>23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68.1" calcext:value-type="float">
            <text:p>-168,1</text:p>
          </table:table-cell>
          <table:table-cell office:value-type="float" office:value="2949.8" calcext:value-type="float">
            <text:p>2949,8</text:p>
          </table:table-cell>
          <table:table-cell table:formula="of:=([.E95]-[.E9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8:4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3" calcext:value-type="float">
            <text:p>55,3</text:p>
          </table:table-cell>
          <table:table-cell office:value-type="float" office:value="34" calcext:value-type="float">
            <text:p>34</text:p>
          </table:table-cell>
          <table:table-cell office:value-type="float" office:value="33.1" calcext:value-type="float">
            <text:p>33,1</text:p>
          </table:table-cell>
          <table:table-cell office:value-type="float" office:value="23.2" calcext:value-type="float">
            <text:p>23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9" calcext:value-type="float">
            <text:p>38,9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212.2" calcext:value-type="float">
            <text:p>-212,2</text:p>
          </table:table-cell>
          <table:table-cell office:value-type="float" office:value="2949.3" calcext:value-type="float">
            <text:p>2949,3</text:p>
          </table:table-cell>
          <table:table-cell table:formula="of:=([.E96]-[.E95])/10" office:value-type="float" office:value="-0.0200000000000003" calcext:value-type="float">
            <text:p>-0,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8:55</text:p>
          </table:table-cell>
          <table:table-cell office:value-type="float" office:value="8" calcext:value-type="float">
            <text:p>8</text:p>
          </table:table-cell>
          <table:table-cell office:value-type="float" office:value="47.995316" calcext:value-type="float">
            <text:p>47,995316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2" calcext:value-type="float">
            <text:p>55,2</text:p>
          </table:table-cell>
          <table:table-cell office:value-type="float" office:value="34.1" calcext:value-type="float">
            <text:p>34,1</text:p>
          </table:table-cell>
          <table:table-cell office:value-type="float" office:value="33.2" calcext:value-type="float">
            <text:p>33,2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8" calcext:value-type="float">
            <text:p>38,8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6.5" calcext:value-type="float">
            <text:p>-176,5</text:p>
          </table:table-cell>
          <table:table-cell office:value-type="float" office:value="2948.8" calcext:value-type="float">
            <text:p>2948,8</text:p>
          </table:table-cell>
          <table:table-cell table:formula="of:=([.E97]-[.E96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0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.1" calcext:value-type="float">
            <text:p>55,1</text:p>
          </table:table-cell>
          <table:table-cell office:value-type="float" office:value="34.1" calcext:value-type="float">
            <text:p>34,1</text:p>
          </table:table-cell>
          <table:table-cell office:value-type="float" office:value="33.2" calcext:value-type="float">
            <text:p>33,2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7" calcext:value-type="float">
            <text:p>38,7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5.9" calcext:value-type="float">
            <text:p>-175,9</text:p>
          </table:table-cell>
          <table:table-cell office:value-type="float" office:value="2948.3" calcext:value-type="float">
            <text:p>2948,3</text:p>
          </table:table-cell>
          <table:table-cell table:formula="of:=([.E98]-[.E97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1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" calcext:value-type="float">
            <text:p>55</text:p>
          </table:table-cell>
          <table:table-cell office:value-type="float" office:value="34.1" calcext:value-type="float">
            <text:p>34,1</text:p>
          </table:table-cell>
          <table:table-cell office:value-type="float" office:value="33.2" calcext:value-type="float">
            <text:p>33,2</text:p>
          </table:table-cell>
          <table:table-cell office:value-type="float" office:value="24.5" calcext:value-type="float">
            <text:p>24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6" calcext:value-type="float">
            <text:p>38,6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3.4" calcext:value-type="float">
            <text:p>-173,4</text:p>
          </table:table-cell>
          <table:table-cell office:value-type="float" office:value="2947.8" calcext:value-type="float">
            <text:p>2947,8</text:p>
          </table:table-cell>
          <table:table-cell table:formula="of:=([.E99]-[.E98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2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" calcext:value-type="float">
            <text:p>55</text:p>
          </table:table-cell>
          <table:table-cell office:value-type="float" office:value="34.2" calcext:value-type="float">
            <text:p>34,2</text:p>
          </table:table-cell>
          <table:table-cell office:value-type="float" office:value="33.3" calcext:value-type="float">
            <text:p>33,3</text:p>
          </table:table-cell>
          <table:table-cell office:value-type="float" office:value="25" calcext:value-type="float">
            <text:p>2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5" calcext:value-type="float">
            <text:p>38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1.6" calcext:value-type="float">
            <text:p>-171,6</text:p>
          </table:table-cell>
          <table:table-cell office:value-type="float" office:value="2947.4" calcext:value-type="float">
            <text:p>2947,4</text:p>
          </table:table-cell>
          <table:table-cell table:formula="of:=([.E100]-[.E9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35</text:p>
          </table:table-cell>
          <table:table-cell office:value-type="float" office:value="8" calcext:value-type="float">
            <text:p>8</text:p>
          </table:table-cell>
          <table:table-cell office:value-type="float" office:value="47.995319" calcext:value-type="float">
            <text:p>47,995319</text:p>
          </table:table-cell>
          <table:table-cell office:value-type="float" office:value="0.205313" calcext:value-type="float">
            <text:p>0,205313</text:p>
          </table:table-cell>
          <table:table-cell office:value-type="float" office:value="55" calcext:value-type="float">
            <text:p>55</text:p>
          </table:table-cell>
          <table:table-cell office:value-type="float" office:value="34.2" calcext:value-type="float">
            <text:p>34,2</text:p>
          </table:table-cell>
          <table:table-cell office:value-type="float" office:value="33.3" calcext:value-type="float">
            <text:p>33,3</text:p>
          </table:table-cell>
          <table:table-cell office:value-type="float" office:value="24.2" calcext:value-type="float">
            <text:p>24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4" calcext:value-type="float">
            <text:p>38,4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3.2" calcext:value-type="float">
            <text:p>-173,2</text:p>
          </table:table-cell>
          <table:table-cell office:value-type="float" office:value="2946.9" calcext:value-type="float">
            <text:p>2946,9</text:p>
          </table:table-cell>
          <table:table-cell table:formula="of:=([.E101]-[.E10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4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4" calcext:value-type="float">
            <text:p>55,4</text:p>
          </table:table-cell>
          <table:table-cell office:value-type="float" office:value="34.2" calcext:value-type="float">
            <text:p>34,2</text:p>
          </table:table-cell>
          <table:table-cell office:value-type="float" office:value="33.3" calcext:value-type="float">
            <text:p>33,3</text:p>
          </table:table-cell>
          <table:table-cell office:value-type="float" office:value="23.5" calcext:value-type="float">
            <text:p>23,5</text:p>
          </table:table-cell>
          <table:table-cell office:value-type="float" office:value="1009" calcext:value-type="float">
            <text:p>1009</text:p>
          </table:table-cell>
          <table:table-cell office:value-type="float" office:value="38.3" calcext:value-type="float">
            <text:p>38,3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3.7" calcext:value-type="float">
            <text:p>-173,7</text:p>
          </table:table-cell>
          <table:table-cell office:value-type="float" office:value="2946.4" calcext:value-type="float">
            <text:p>2946,4</text:p>
          </table:table-cell>
          <table:table-cell table:formula="of:=([.E102]-[.E101])/10" office:value-type="float" office:value="0.0399999999999999" calcext:value-type="float">
            <text:p>0,0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39:5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4" calcext:value-type="float">
            <text:p>55,4</text:p>
          </table:table-cell>
          <table:table-cell office:value-type="float" office:value="34.4" calcext:value-type="float">
            <text:p>34,4</text:p>
          </table:table-cell>
          <table:table-cell office:value-type="float" office:value="33.4" calcext:value-type="float">
            <text:p>33,4</text:p>
          </table:table-cell>
          <table:table-cell office:value-type="float" office:value="23.5" calcext:value-type="float">
            <text:p>23,5</text:p>
          </table:table-cell>
          <table:table-cell office:value-type="float" office:value="1009" calcext:value-type="float">
            <text:p>1009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45.9" calcext:value-type="float">
            <text:p>2945,9</text:p>
          </table:table-cell>
          <table:table-cell table:formula="of:=([.E103]-[.E10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0:0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4" calcext:value-type="float">
            <text:p>55,4</text:p>
          </table:table-cell>
          <table:table-cell office:value-type="float" office:value="34.4" calcext:value-type="float">
            <text:p>34,4</text:p>
          </table:table-cell>
          <table:table-cell office:value-type="float" office:value="33.4" calcext:value-type="float">
            <text:p>33,4</text:p>
          </table:table-cell>
          <table:table-cell office:value-type="float" office:value="25.5" calcext:value-type="float">
            <text:p>25,5</text:p>
          </table:table-cell>
          <table:table-cell office:value-type="float" office:value="1009.2" calcext:value-type="float">
            <text:p>1009,2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5.2" calcext:value-type="float">
            <text:p>-175,2</text:p>
          </table:table-cell>
          <table:table-cell office:value-type="float" office:value="2945.4" calcext:value-type="float">
            <text:p>2945,4</text:p>
          </table:table-cell>
          <table:table-cell table:formula="of:=([.E104]-[.E10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0:1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7" calcext:value-type="float">
            <text:p>0,205317</text:p>
          </table:table-cell>
          <table:table-cell office:value-type="float" office:value="55.4" calcext:value-type="float">
            <text:p>55,4</text:p>
          </table:table-cell>
          <table:table-cell office:value-type="float" office:value="34.4" calcext:value-type="float">
            <text:p>34,4</text:p>
          </table:table-cell>
          <table:table-cell office:value-type="float" office:value="33.4" calcext:value-type="float">
            <text:p>33,4</text:p>
          </table:table-cell>
          <table:table-cell office:value-type="float" office:value="23.8" calcext:value-type="float">
            <text:p>23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8.1" calcext:value-type="float">
            <text:p>38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69.9" calcext:value-type="float">
            <text:p>-169,9</text:p>
          </table:table-cell>
          <table:table-cell office:value-type="float" office:value="2944.9" calcext:value-type="float">
            <text:p>2944,9</text:p>
          </table:table-cell>
          <table:table-cell table:formula="of:=([.E105]-[.E10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0:3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5" calcext:value-type="float">
            <text:p>34,5</text:p>
          </table:table-cell>
          <table:table-cell office:value-type="float" office:value="33.5" calcext:value-type="float">
            <text:p>33,5</text:p>
          </table:table-cell>
          <table:table-cell office:value-type="float" office:value="22.8" calcext:value-type="float">
            <text:p>22,8</text:p>
          </table:table-cell>
          <table:table-cell office:value-type="float" office:value="1009" calcext:value-type="float">
            <text:p>1009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1.4" calcext:value-type="float">
            <text:p>-171,4</text:p>
          </table:table-cell>
          <table:table-cell office:value-type="float" office:value="2943.9" calcext:value-type="float">
            <text:p>2943,9</text:p>
          </table:table-cell>
          <table:table-cell table:formula="of:=([.E106]-[.E105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0:4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5" calcext:value-type="float">
            <text:p>34,5</text:p>
          </table:table-cell>
          <table:table-cell office:value-type="float" office:value="33.5" calcext:value-type="float">
            <text:p>33,5</text:p>
          </table:table-cell>
          <table:table-cell office:value-type="float" office:value="23.8" calcext:value-type="float">
            <text:p>23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9" calcext:value-type="float">
            <text:p>37,9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92.5" calcext:value-type="float">
            <text:p>-192,5</text:p>
          </table:table-cell>
          <table:table-cell office:value-type="float" office:value="2943.4" calcext:value-type="float">
            <text:p>2943,4</text:p>
          </table:table-cell>
          <table:table-cell table:formula="of:=([.E107]-[.E10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0:5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5" calcext:value-type="float">
            <text:p>34,5</text:p>
          </table:table-cell>
          <table:table-cell office:value-type="float" office:value="33.5" calcext:value-type="float">
            <text:p>33,5</text:p>
          </table:table-cell>
          <table:table-cell office:value-type="float" office:value="23.8" calcext:value-type="float">
            <text:p>23,8</text:p>
          </table:table-cell>
          <table:table-cell office:value-type="float" office:value="1009" calcext:value-type="float">
            <text:p>1009</text:p>
          </table:table-cell>
          <table:table-cell office:value-type="float" office:value="37.8" calcext:value-type="float">
            <text:p>37,8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69.6" calcext:value-type="float">
            <text:p>-169,6</text:p>
          </table:table-cell>
          <table:table-cell office:value-type="float" office:value="2942.9" calcext:value-type="float">
            <text:p>2942,9</text:p>
          </table:table-cell>
          <table:table-cell table:formula="of:=([.E108]-[.E10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0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6" calcext:value-type="float">
            <text:p>34,6</text:p>
          </table:table-cell>
          <table:table-cell office:value-type="float" office:value="33.5" calcext:value-type="float">
            <text:p>33,5</text:p>
          </table:table-cell>
          <table:table-cell office:value-type="float" office:value="22.5" calcext:value-type="float">
            <text:p>22,5</text:p>
          </table:table-cell>
          <table:table-cell office:value-type="float" office:value="1009" calcext:value-type="float">
            <text:p>1009</text:p>
          </table:table-cell>
          <table:table-cell office:value-type="float" office:value="37.7" calcext:value-type="float">
            <text:p>37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0.2" calcext:value-type="float">
            <text:p>-170,2</text:p>
          </table:table-cell>
          <table:table-cell office:value-type="float" office:value="2942.4" calcext:value-type="float">
            <text:p>2942,4</text:p>
          </table:table-cell>
          <table:table-cell table:formula="of:=([.E109]-[.E108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1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6" calcext:value-type="float">
            <text:p>34,6</text:p>
          </table:table-cell>
          <table:table-cell office:value-type="float" office:value="33.6" calcext:value-type="float">
            <text:p>33,6</text:p>
          </table:table-cell>
          <table:table-cell office:value-type="float" office:value="22.5" calcext:value-type="float">
            <text:p>22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7" calcext:value-type="float">
            <text:p>37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1.2" calcext:value-type="float">
            <text:p>-171,2</text:p>
          </table:table-cell>
          <table:table-cell office:value-type="float" office:value="2941.9" calcext:value-type="float">
            <text:p>2941,9</text:p>
          </table:table-cell>
          <table:table-cell table:formula="of:=([.E110]-[.E10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2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4" calcext:value-type="float">
            <text:p>55,4</text:p>
          </table:table-cell>
          <table:table-cell office:value-type="float" office:value="34.6" calcext:value-type="float">
            <text:p>34,6</text:p>
          </table:table-cell>
          <table:table-cell office:value-type="float" office:value="33.6" calcext:value-type="float">
            <text:p>33,6</text:p>
          </table:table-cell>
          <table:table-cell office:value-type="float" office:value="23.2" calcext:value-type="float">
            <text:p>23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6" calcext:value-type="float">
            <text:p>37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1.9" calcext:value-type="float">
            <text:p>-171,9</text:p>
          </table:table-cell>
          <table:table-cell office:value-type="float" office:value="2941.4" calcext:value-type="float">
            <text:p>2941,4</text:p>
          </table:table-cell>
          <table:table-cell table:formula="of:=([.E111]-[.E11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3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6" calcext:value-type="float">
            <text:p>34,6</text:p>
          </table:table-cell>
          <table:table-cell office:value-type="float" office:value="33.6" calcext:value-type="float">
            <text:p>33,6</text:p>
          </table:table-cell>
          <table:table-cell office:value-type="float" office:value="24.2" calcext:value-type="float">
            <text:p>24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5" calcext:value-type="float">
            <text:p>37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68.2" calcext:value-type="float">
            <text:p>-168,2</text:p>
          </table:table-cell>
          <table:table-cell office:value-type="float" office:value="2940.9" calcext:value-type="float">
            <text:p>2940,9</text:p>
          </table:table-cell>
          <table:table-cell table:formula="of:=([.E112]-[.E111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4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8" calcext:value-type="float">
            <text:p>34,8</text:p>
          </table:table-cell>
          <table:table-cell office:value-type="float" office:value="33.7" calcext:value-type="float">
            <text:p>33,7</text:p>
          </table:table-cell>
          <table:table-cell office:value-type="float" office:value="24.2" calcext:value-type="float">
            <text:p>24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5" calcext:value-type="float">
            <text:p>37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0.6" calcext:value-type="float">
            <text:p>-170,6</text:p>
          </table:table-cell>
          <table:table-cell office:value-type="float" office:value="2940.5" calcext:value-type="float">
            <text:p>2940,5</text:p>
          </table:table-cell>
          <table:table-cell table:formula="of:=([.E113]-[.E11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1:5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8" calcext:value-type="float">
            <text:p>34,8</text:p>
          </table:table-cell>
          <table:table-cell office:value-type="float" office:value="33.7" calcext:value-type="float">
            <text:p>33,7</text:p>
          </table:table-cell>
          <table:table-cell office:value-type="float" office:value="24.8" calcext:value-type="float">
            <text:p>24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3.3" calcext:value-type="float">
            <text:p>-173,3</text:p>
          </table:table-cell>
          <table:table-cell office:value-type="float" office:value="2940" calcext:value-type="float">
            <text:p>2940</text:p>
          </table:table-cell>
          <table:table-cell table:formula="of:=([.E114]-[.E11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05</text:p>
          </table:table-cell>
          <table:table-cell office:value-type="float" office:value="8" calcext:value-type="float">
            <text:p>8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8" calcext:value-type="float">
            <text:p>34,8</text:p>
          </table:table-cell>
          <table:table-cell office:value-type="float" office:value="33.7" calcext:value-type="float">
            <text:p>33,7</text:p>
          </table:table-cell>
          <table:table-cell office:value-type="float" office:value="24.5" calcext:value-type="float">
            <text:p>24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68.8" calcext:value-type="float">
            <text:p>-168,8</text:p>
          </table:table-cell>
          <table:table-cell office:value-type="float" office:value="2939.4" calcext:value-type="float">
            <text:p>2939,4</text:p>
          </table:table-cell>
          <table:table-cell table:formula="of:=([.E115]-[.E11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15</text:p>
          </table:table-cell>
          <table:table-cell office:value-type="float" office:value="6" calcext:value-type="float">
            <text:p>6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22" calcext:value-type="float">
            <text:p>0,205322</text:p>
          </table:table-cell>
          <table:table-cell office:value-type="float" office:value="55.4" calcext:value-type="float">
            <text:p>55,4</text:p>
          </table:table-cell>
          <table:table-cell office:value-type="float" office:value="34.8" calcext:value-type="float">
            <text:p>34,8</text:p>
          </table:table-cell>
          <table:table-cell office:value-type="float" office:value="33.7" calcext:value-type="float">
            <text:p>33,7</text:p>
          </table:table-cell>
          <table:table-cell office:value-type="float" office:value="24" calcext:value-type="float">
            <text:p>24</text:p>
          </table:table-cell>
          <table:table-cell office:value-type="float" office:value="1009" calcext:value-type="float">
            <text:p>1009</text:p>
          </table:table-cell>
          <table:table-cell office:value-type="float" office:value="37.3" calcext:value-type="float">
            <text:p>37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6.6" calcext:value-type="float">
            <text:p>-176,6</text:p>
          </table:table-cell>
          <table:table-cell office:value-type="float" office:value="2938.9" calcext:value-type="float">
            <text:p>2938,9</text:p>
          </table:table-cell>
          <table:table-cell table:formula="of:=([.E116]-[.E115])/10" office:value-type="float" office:value="0.0100000000000001" calcext:value-type="float">
            <text:p>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25</text:p>
          </table:table-cell>
          <table:table-cell office:value-type="float" office:value="8" calcext:value-type="float">
            <text:p>8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2" calcext:value-type="float">
            <text:p>0,20532</text:p>
          </table:table-cell>
          <table:table-cell office:value-type="float" office:value="55.4" calcext:value-type="float">
            <text:p>55,4</text:p>
          </table:table-cell>
          <table:table-cell office:value-type="float" office:value="34.9" calcext:value-type="float">
            <text:p>34,9</text:p>
          </table:table-cell>
          <table:table-cell office:value-type="float" office:value="33.8" calcext:value-type="float">
            <text:p>33,8</text:p>
          </table:table-cell>
          <table:table-cell office:value-type="float" office:value="24.5" calcext:value-type="float">
            <text:p>24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69.2" calcext:value-type="float">
            <text:p>-169,2</text:p>
          </table:table-cell>
          <table:table-cell office:value-type="float" office:value="2938.5" calcext:value-type="float">
            <text:p>2938,5</text:p>
          </table:table-cell>
          <table:table-cell table:formula="of:=([.E117]-[.E116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35</text:p>
          </table:table-cell>
          <table:table-cell office:value-type="float" office:value="8" calcext:value-type="float">
            <text:p>8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2" calcext:value-type="float">
            <text:p>0,20532</text:p>
          </table:table-cell>
          <table:table-cell office:value-type="float" office:value="55.4" calcext:value-type="float">
            <text:p>55,4</text:p>
          </table:table-cell>
          <table:table-cell office:value-type="float" office:value="34.9" calcext:value-type="float">
            <text:p>34,9</text:p>
          </table:table-cell>
          <table:table-cell office:value-type="float" office:value="33.8" calcext:value-type="float">
            <text:p>33,8</text:p>
          </table:table-cell>
          <table:table-cell office:value-type="float" office:value="24.8" calcext:value-type="float">
            <text:p>24,8</text:p>
          </table:table-cell>
          <table:table-cell office:value-type="float" office:value="1009" calcext:value-type="float">
            <text:p>1009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3.8" calcext:value-type="float">
            <text:p>-173,8</text:p>
          </table:table-cell>
          <table:table-cell office:value-type="float" office:value="2938" calcext:value-type="float">
            <text:p>2938</text:p>
          </table:table-cell>
          <table:table-cell table:formula="of:=([.E118]-[.E117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4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9" calcext:value-type="float">
            <text:p>34,9</text:p>
          </table:table-cell>
          <table:table-cell office:value-type="float" office:value="33.8" calcext:value-type="float">
            <text:p>33,8</text:p>
          </table:table-cell>
          <table:table-cell office:value-type="float" office:value="24.5" calcext:value-type="float">
            <text:p>24,5</text:p>
          </table:table-cell>
          <table:table-cell office:value-type="float" office:value="1009" calcext:value-type="float">
            <text:p>1009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208.4" calcext:value-type="float">
            <text:p>-208,4</text:p>
          </table:table-cell>
          <table:table-cell office:value-type="float" office:value="2937.5" calcext:value-type="float">
            <text:p>2937,5</text:p>
          </table:table-cell>
          <table:table-cell table:formula="of:=([.E119]-[.E118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2:5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3" calcext:value-type="float">
            <text:p>55,3</text:p>
          </table:table-cell>
          <table:table-cell office:value-type="float" office:value="34.9" calcext:value-type="float">
            <text:p>34,9</text:p>
          </table:table-cell>
          <table:table-cell office:value-type="float" office:value="33.8" calcext:value-type="float">
            <text:p>33,8</text:p>
          </table:table-cell>
          <table:table-cell office:value-type="float" office:value="25" calcext:value-type="float">
            <text:p>2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0.2" calcext:value-type="float">
            <text:p>-170,2</text:p>
          </table:table-cell>
          <table:table-cell office:value-type="float" office:value="2937" calcext:value-type="float">
            <text:p>2937</text:p>
          </table:table-cell>
          <table:table-cell table:formula="of:=([.E120]-[.E119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0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2" calcext:value-type="float">
            <text:p>55,2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,9</text:p>
          </table:table-cell>
          <table:table-cell office:value-type="float" office:value="24.8" calcext:value-type="float">
            <text:p>24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1.1" calcext:value-type="float">
            <text:p>-171,1</text:p>
          </table:table-cell>
          <table:table-cell office:value-type="float" office:value="2936.5" calcext:value-type="float">
            <text:p>2936,5</text:p>
          </table:table-cell>
          <table:table-cell table:formula="of:=([.E121]-[.E120])/10" office:value-type="float" office:value="-0.00999999999999943" calcext:value-type="float">
            <text:p>-0,009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1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18" calcext:value-type="float">
            <text:p>0,205318</text:p>
          </table:table-cell>
          <table:table-cell office:value-type="float" office:value="55.2" calcext:value-type="float">
            <text:p>55,2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,9</text:p>
          </table:table-cell>
          <table:table-cell office:value-type="float" office:value="24.5" calcext:value-type="float">
            <text:p>24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4.2" calcext:value-type="float">
            <text:p>-174,2</text:p>
          </table:table-cell>
          <table:table-cell office:value-type="float" office:value="2936" calcext:value-type="float">
            <text:p>2936</text:p>
          </table:table-cell>
          <table:table-cell table:formula="of:=([.E122]-[.E121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25</text:p>
          </table:table-cell>
          <table:table-cell office:value-type="float" office:value="9" calcext:value-type="float">
            <text:p>9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32" calcext:value-type="float">
            <text:p>0,20532</text:p>
          </table:table-cell>
          <table:table-cell office:value-type="float" office:value="55.2" calcext:value-type="float">
            <text:p>55,2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,9</text:p>
          </table:table-cell>
          <table:table-cell office:value-type="float" office:value="23.5" calcext:value-type="float">
            <text:p>23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9" calcext:value-type="float">
            <text:p>36,9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69.6" calcext:value-type="float">
            <text:p>-169,6</text:p>
          </table:table-cell>
          <table:table-cell office:value-type="float" office:value="2935.5" calcext:value-type="float">
            <text:p>2935,5</text:p>
          </table:table-cell>
          <table:table-cell table:formula="of:=([.E123]-[.E122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3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22" calcext:value-type="float">
            <text:p>0,205322</text:p>
          </table:table-cell>
          <table:table-cell office:value-type="float" office:value="55.6" calcext:value-type="float">
            <text:p>55,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8" calcext:value-type="float">
            <text:p>36,8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935" calcext:value-type="float">
            <text:p>2935</text:p>
          </table:table-cell>
          <table:table-cell table:formula="of:=([.E124]-[.E123])/10" office:value-type="float" office:value="0.0399999999999999" calcext:value-type="float">
            <text:p>0,0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4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22" calcext:value-type="float">
            <text:p>0,205322</text:p>
          </table:table-cell>
          <table:table-cell office:value-type="float" office:value="55.5" calcext:value-type="float">
            <text:p>55,5</text:p>
          </table:table-cell>
          <table:table-cell office:value-type="float" office:value="35.1" calcext:value-type="float">
            <text:p>35,1</text:p>
          </table:table-cell>
          <table:table-cell office:value-type="float" office:value="34" calcext:value-type="float">
            <text:p>34</text:p>
          </table:table-cell>
          <table:table-cell office:value-type="float" office:value="24.2" calcext:value-type="float">
            <text:p>24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3.6" calcext:value-type="float">
            <text:p>-173,6</text:p>
          </table:table-cell>
          <table:table-cell office:value-type="float" office:value="2934.5" calcext:value-type="float">
            <text:p>2934,5</text:p>
          </table:table-cell>
          <table:table-cell table:formula="of:=([.E125]-[.E124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3:55</text:p>
          </table:table-cell>
          <table:table-cell office:value-type="float" office:value="9" calcext:value-type="float">
            <text:p>9</text:p>
          </table:table-cell>
          <table:table-cell office:value-type="float" office:value="47.995296" calcext:value-type="float">
            <text:p>47,995296</text:p>
          </table:table-cell>
          <table:table-cell office:value-type="float" office:value="0.20532" calcext:value-type="float">
            <text:p>0,20532</text:p>
          </table:table-cell>
          <table:table-cell office:value-type="float" office:value="55.4" calcext:value-type="float">
            <text:p>55,4</text:p>
          </table:table-cell>
          <table:table-cell office:value-type="float" office:value="35.1" calcext:value-type="float">
            <text:p>35,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09.1" calcext:value-type="float">
            <text:p>1009,1</text:p>
          </table:table-cell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5.5" calcext:value-type="float">
            <text:p>-175,5</text:p>
          </table:table-cell>
          <table:table-cell office:value-type="float" office:value="2934.1" calcext:value-type="float">
            <text:p>2934,1</text:p>
          </table:table-cell>
          <table:table-cell table:formula="of:=([.E126]-[.E125])/10" office:value-type="float" office:value="-0.0100000000000001" calcext:value-type="float">
            <text:p>-0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05</text:p>
          </table:table-cell>
          <table:table-cell office:value-type="float" office:value="9" calcext:value-type="float">
            <text:p>9</text:p>
          </table:table-cell>
          <table:table-cell office:value-type="float" office:value="47.9953" calcext:value-type="float">
            <text:p>47,9953</text:p>
          </table:table-cell>
          <table:table-cell office:value-type="float" office:value="0.205173" calcext:value-type="float">
            <text:p>0,205173</text:p>
          </table:table-cell>
          <table:table-cell office:value-type="float" office:value="56.6" calcext:value-type="float">
            <text:p>56,6</text:p>
          </table:table-cell>
          <table:table-cell office:value-type="float" office:value="35.1" calcext:value-type="float">
            <text:p>35,1</text:p>
          </table:table-cell>
          <table:table-cell office:value-type="float" office:value="34" calcext:value-type="float">
            <text:p>34</text:p>
          </table:table-cell>
          <table:table-cell office:value-type="float" office:value="17.5" calcext:value-type="float">
            <text:p>1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36.6" calcext:value-type="float">
            <text:p>36,6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175.2" calcext:value-type="float">
            <text:p>-175,2</text:p>
          </table:table-cell>
          <table:table-cell office:value-type="float" office:value="2933.5" calcext:value-type="float">
            <text:p>2933,5</text:p>
          </table:table-cell>
          <table:table-cell table:formula="of:=([.E127]-[.E126])/10" office:value-type="float" office:value="0.12" calcext:value-type="float">
            <text:p>0,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15</text:p>
          </table:table-cell>
          <table:table-cell office:value-type="float" office:value="9" calcext:value-type="float">
            <text:p>9</text:p>
          </table:table-cell>
          <table:table-cell office:value-type="float" office:value="47.995045" calcext:value-type="float">
            <text:p>47,995045</text:p>
          </table:table-cell>
          <table:table-cell office:value-type="float" office:value="0.204723" calcext:value-type="float">
            <text:p>0,204723</text:p>
          </table:table-cell>
          <table:table-cell office:value-type="float" office:value="83.1" calcext:value-type="float">
            <text:p>83,1</text:p>
          </table:table-cell>
          <table:table-cell office:value-type="float" office:value="35.1" calcext:value-type="float">
            <text:p>35,1</text:p>
          </table:table-cell>
          <table:table-cell office:value-type="float" office:value="34" calcext:value-type="float">
            <text:p>34</text:p>
          </table:table-cell>
          <table:table-cell office:value-type="float" office:value="-10.2" calcext:value-type="float">
            <text:p>-10,2</text:p>
          </table:table-cell>
          <table:table-cell office:value-type="float" office:value="1002.7" calcext:value-type="float">
            <text:p>1002,7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169.5" calcext:value-type="float">
            <text:p>-169,5</text:p>
          </table:table-cell>
          <table:table-cell office:value-type="float" office:value="2933" calcext:value-type="float">
            <text:p>2933</text:p>
          </table:table-cell>
          <table:table-cell table:formula="of:=([.E128]-[.E127])/10" office:value-type="float" office:value="2.65" calcext:value-type="float">
            <text:p>2,6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25</text:p>
          </table:table-cell>
          <table:table-cell office:value-type="float" office:value="9" calcext:value-type="float">
            <text:p>9</text:p>
          </table:table-cell>
          <table:table-cell office:value-type="float" office:value="47.994766" calcext:value-type="float">
            <text:p>47,994766</text:p>
          </table:table-cell>
          <table:table-cell office:value-type="float" office:value="0.204643" calcext:value-type="float">
            <text:p>0,204643</text:p>
          </table:table-cell>
          <table:table-cell office:value-type="float" office:value="136.9" calcext:value-type="float">
            <text:p>136,9</text:p>
          </table:table-cell>
          <table:table-cell office:value-type="float" office:value="35.2" calcext:value-type="float">
            <text:p>35,2</text:p>
          </table:table-cell>
          <table:table-cell office:value-type="float" office:value="34.1" calcext:value-type="float">
            <text:p>34,1</text:p>
          </table:table-cell>
          <table:table-cell office:value-type="float" office:value="2.2" calcext:value-type="float">
            <text:p>2,2</text:p>
          </table:table-cell>
          <table:table-cell office:value-type="float" office:value="997.7" calcext:value-type="float">
            <text:p>997,7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932.5" calcext:value-type="float">
            <text:p>2932,5</text:p>
          </table:table-cell>
          <table:table-cell table:formula="of:=([.E129]-[.E128])/10" office:value-type="float" office:value="5.38" calcext:value-type="float">
            <text:p>5,3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35</text:p>
          </table:table-cell>
          <table:table-cell office:value-type="float" office:value="9" calcext:value-type="float">
            <text:p>9</text:p>
          </table:table-cell>
          <table:table-cell office:value-type="float" office:value="47.994553" calcext:value-type="float">
            <text:p>47,994553</text:p>
          </table:table-cell>
          <table:table-cell office:value-type="float" office:value="0.20465" calcext:value-type="float">
            <text:p>0,20465</text:p>
          </table:table-cell>
          <table:table-cell office:value-type="float" office:value="184.3" calcext:value-type="float">
            <text:p>184,3</text:p>
          </table:table-cell>
          <table:table-cell office:value-type="float" office:value="35.2" calcext:value-type="float">
            <text:p>35,2</text:p>
          </table:table-cell>
          <table:table-cell office:value-type="float" office:value="34.1" calcext:value-type="float">
            <text:p>34,1</text:p>
          </table:table-cell>
          <table:table-cell office:value-type="float" office:value="-2.2" calcext:value-type="float">
            <text:p>-2,2</text:p>
          </table:table-cell>
          <table:table-cell office:value-type="float" office:value="992.8" calcext:value-type="float">
            <text:p>992,8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167.4" calcext:value-type="float">
            <text:p>-167,4</text:p>
          </table:table-cell>
          <table:table-cell office:value-type="float" office:value="2932" calcext:value-type="float">
            <text:p>2932</text:p>
          </table:table-cell>
          <table:table-cell table:formula="of:=([.E130]-[.E129])/10" office:value-type="float" office:value="4.74" calcext:value-type="float">
            <text:p>4,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45</text:p>
          </table:table-cell>
          <table:table-cell office:value-type="float" office:value="9" calcext:value-type="float">
            <text:p>9</text:p>
          </table:table-cell>
          <table:table-cell office:value-type="float" office:value="47.994389" calcext:value-type="float">
            <text:p>47,994389</text:p>
          </table:table-cell>
          <table:table-cell office:value-type="float" office:value="0.204453" calcext:value-type="float">
            <text:p>0,204453</text:p>
          </table:table-cell>
          <table:table-cell office:value-type="float" office:value="234.4" calcext:value-type="float">
            <text:p>234,4</text:p>
          </table:table-cell>
          <table:table-cell office:value-type="float" office:value="35.2" calcext:value-type="float">
            <text:p>35,2</text:p>
          </table:table-cell>
          <table:table-cell office:value-type="float" office:value="34.1" calcext:value-type="float">
            <text:p>34,1</text:p>
          </table:table-cell>
          <table:table-cell office:value-type="float" office:value="-14.2" calcext:value-type="float">
            <text:p>-14,2</text:p>
          </table:table-cell>
          <table:table-cell office:value-type="float" office:value="987.5" calcext:value-type="float">
            <text:p>987,5</text:p>
          </table:table-cell>
          <table:table-cell office:value-type="float" office:value="35.4" calcext:value-type="float">
            <text:p>35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207" calcext:value-type="float">
            <text:p>-207</text:p>
          </table:table-cell>
          <table:table-cell office:value-type="float" office:value="2931.5" calcext:value-type="float">
            <text:p>2931,5</text:p>
          </table:table-cell>
          <table:table-cell table:formula="of:=([.E131]-[.E130])/10" office:value-type="float" office:value="5.01" calcext:value-type="float">
            <text:p>5,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4:55</text:p>
          </table:table-cell>
          <table:table-cell office:value-type="float" office:value="9" calcext:value-type="float">
            <text:p>9</text:p>
          </table:table-cell>
          <table:table-cell office:value-type="float" office:value="47.994137" calcext:value-type="float">
            <text:p>47,994137</text:p>
          </table:table-cell>
          <table:table-cell office:value-type="float" office:value="0.204398" calcext:value-type="float">
            <text:p>0,204398</text:p>
          </table:table-cell>
          <table:table-cell office:value-type="float" office:value="288.9" calcext:value-type="float">
            <text:p>288,9</text:p>
          </table:table-cell>
          <table:table-cell office:value-type="float" office:value="35.4" calcext:value-type="float">
            <text:p>35,4</text:p>
          </table:table-cell>
          <table:table-cell office:value-type="float" office:value="34.2" calcext:value-type="float">
            <text:p>34,2</text:p>
          </table:table-cell>
          <table:table-cell office:value-type="float" office:value="4.8" calcext:value-type="float">
            <text:p>4,8</text:p>
          </table:table-cell>
          <table:table-cell office:value-type="float" office:value="981.5" calcext:value-type="float">
            <text:p>981,5</text:p>
          </table:table-cell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68.2" calcext:value-type="float">
            <text:p>-168,2</text:p>
          </table:table-cell>
          <table:table-cell office:value-type="float" office:value="2931" calcext:value-type="float">
            <text:p>2931</text:p>
          </table:table-cell>
          <table:table-cell table:formula="of:=([.E132]-[.E131])/10" office:value-type="float" office:value="5.45" calcext:value-type="float">
            <text:p>5,4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05</text:p>
          </table:table-cell>
          <table:table-cell office:value-type="float" office:value="9" calcext:value-type="float">
            <text:p>9</text:p>
          </table:table-cell>
          <table:table-cell office:value-type="float" office:value="47.993748" calcext:value-type="float">
            <text:p>47,993748</text:p>
          </table:table-cell>
          <table:table-cell office:value-type="float" office:value="0.204487" calcext:value-type="float">
            <text:p>0,204487</text:p>
          </table:table-cell>
          <table:table-cell office:value-type="float" office:value="336.8" calcext:value-type="float">
            <text:p>336,8</text:p>
          </table:table-cell>
          <table:table-cell office:value-type="float" office:value="35.4" calcext:value-type="float">
            <text:p>35,4</text:p>
          </table:table-cell>
          <table:table-cell office:value-type="float" office:value="34.2" calcext:value-type="float">
            <text:p>34,2</text:p>
          </table:table-cell>
          <table:table-cell office:value-type="float" office:value="10.8" calcext:value-type="float">
            <text:p>10,8</text:p>
          </table:table-cell>
          <table:table-cell office:value-type="float" office:value="976.1" calcext:value-type="float">
            <text:p>976,1</text:p>
          </table:table-cell>
          <table:table-cell office:value-type="float" office:value="34.6" calcext:value-type="float">
            <text:p>34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930.5" calcext:value-type="float">
            <text:p>2930,5</text:p>
          </table:table-cell>
          <table:table-cell table:formula="of:=([.E133]-[.E132])/10" office:value-type="float" office:value="4.79" calcext:value-type="float">
            <text:p>4,7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15</text:p>
          </table:table-cell>
          <table:table-cell office:value-type="float" office:value="9" calcext:value-type="float">
            <text:p>9</text:p>
          </table:table-cell>
          <table:table-cell office:value-type="float" office:value="47.993301" calcext:value-type="float">
            <text:p>47,993301</text:p>
          </table:table-cell>
          <table:table-cell office:value-type="float" office:value="0.204805" calcext:value-type="float">
            <text:p>0,204805</text:p>
          </table:table-cell>
          <table:table-cell office:value-type="float" office:value="384.6" calcext:value-type="float">
            <text:p>384,6</text:p>
          </table:table-cell>
          <table:table-cell office:value-type="float" office:value="35.4" calcext:value-type="float">
            <text:p>35,4</text:p>
          </table:table-cell>
          <table:table-cell office:value-type="float" office:value="34.2" calcext:value-type="float">
            <text:p>34,2</text:p>
          </table:table-cell>
          <table:table-cell office:value-type="float" office:value="4.8" calcext:value-type="float">
            <text:p>4,8</text:p>
          </table:table-cell>
          <table:table-cell office:value-type="float" office:value="970.6" calcext:value-type="float">
            <text:p>970,6</text:p>
          </table:table-cell>
          <table:table-cell office:value-type="float" office:value="34.3" calcext:value-type="float">
            <text:p>34,3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72.7" calcext:value-type="float">
            <text:p>-172,7</text:p>
          </table:table-cell>
          <table:table-cell office:value-type="float" office:value="2930.1" calcext:value-type="float">
            <text:p>2930,1</text:p>
          </table:table-cell>
          <table:table-cell table:formula="of:=([.E134]-[.E133])/10" office:value-type="float" office:value="4.78" calcext:value-type="float">
            <text:p>4,7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25</text:p>
          </table:table-cell>
          <table:table-cell office:value-type="float" office:value="9" calcext:value-type="float">
            <text:p>9</text:p>
          </table:table-cell>
          <table:table-cell office:value-type="float" office:value="47.992859" calcext:value-type="float">
            <text:p>47,992859</text:p>
          </table:table-cell>
          <table:table-cell office:value-type="float" office:value="0.20531" calcext:value-type="float">
            <text:p>0,20531</text:p>
          </table:table-cell>
          <table:table-cell office:value-type="float" office:value="431.4" calcext:value-type="float">
            <text:p>431,4</text:p>
          </table:table-cell>
          <table:table-cell office:value-type="float" office:value="35.4" calcext:value-type="float">
            <text:p>35,4</text:p>
          </table:table-cell>
          <table:table-cell office:value-type="float" office:value="34.2" calcext:value-type="float">
            <text:p>34,2</text:p>
          </table:table-cell>
          <table:table-cell office:value-type="float" office:value="0.8" calcext:value-type="float">
            <text:p>0,8</text:p>
          </table:table-cell>
          <table:table-cell office:value-type="float" office:value="965.3" calcext:value-type="float">
            <text:p>965,3</text:p>
          </table:table-cell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67.8" calcext:value-type="float">
            <text:p>-167,8</text:p>
          </table:table-cell>
          <table:table-cell office:value-type="float" office:value="2929.6" calcext:value-type="float">
            <text:p>2929,6</text:p>
          </table:table-cell>
          <table:table-cell table:formula="of:=([.E135]-[.E134])/10" office:value-type="float" office:value="4.68" calcext:value-type="float">
            <text:p>4,6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35</text:p>
          </table:table-cell>
          <table:table-cell office:value-type="float" office:value="9" calcext:value-type="float">
            <text:p>9</text:p>
          </table:table-cell>
          <table:table-cell office:value-type="float" office:value="47.992397" calcext:value-type="float">
            <text:p>47,992397</text:p>
          </table:table-cell>
          <table:table-cell office:value-type="float" office:value="0.205642" calcext:value-type="float">
            <text:p>0,205642</text:p>
          </table:table-cell>
          <table:table-cell office:value-type="float" office:value="474.9" calcext:value-type="float">
            <text:p>474,9</text:p>
          </table:table-cell>
          <table:table-cell office:value-type="float" office:value="35.4" calcext:value-type="float">
            <text:p>35,4</text:p>
          </table:table-cell>
          <table:table-cell office:value-type="float" office:value="34.2" calcext:value-type="float">
            <text:p>34,2</text:p>
          </table:table-cell>
          <table:table-cell office:value-type="float" office:value="3.2" calcext:value-type="float">
            <text:p>3,2</text:p>
          </table:table-cell>
          <table:table-cell office:value-type="float" office:value="960.7" calcext:value-type="float">
            <text:p>960,7</text:p>
          </table:table-cell>
          <table:table-cell office:value-type="float" office:value="33.7" calcext:value-type="float">
            <text:p>33,7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1.4" calcext:value-type="float">
            <text:p>-171,4</text:p>
          </table:table-cell>
          <table:table-cell office:value-type="float" office:value="2929.1" calcext:value-type="float">
            <text:p>2929,1</text:p>
          </table:table-cell>
          <table:table-cell table:formula="of:=([.E136]-[.E135])/10" office:value-type="float" office:value="4.35" calcext:value-type="float">
            <text:p>4,3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45</text:p>
          </table:table-cell>
          <table:table-cell office:value-type="float" office:value="9" calcext:value-type="float">
            <text:p>9</text:p>
          </table:table-cell>
          <table:table-cell office:value-type="float" office:value="47.991974" calcext:value-type="float">
            <text:p>47,991974</text:p>
          </table:table-cell>
          <table:table-cell office:value-type="float" office:value="0.205907" calcext:value-type="float">
            <text:p>0,205907</text:p>
          </table:table-cell>
          <table:table-cell office:value-type="float" office:value="518.6" calcext:value-type="float">
            <text:p>518,6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2.8" calcext:value-type="float">
            <text:p>2,8</text:p>
          </table:table-cell>
          <table:table-cell office:value-type="float" office:value="955.8" calcext:value-type="float">
            <text:p>955,8</text:p>
          </table:table-cell>
          <table:table-cell office:value-type="float" office:value="33.4" calcext:value-type="float">
            <text:p>33,4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4" calcext:value-type="float">
            <text:p>12,4</text:p>
          </table:table-cell>
          <table:table-cell office:value-type="float" office:value="-167.4" calcext:value-type="float">
            <text:p>-167,4</text:p>
          </table:table-cell>
          <table:table-cell office:value-type="float" office:value="2928.6" calcext:value-type="float">
            <text:p>2928,6</text:p>
          </table:table-cell>
          <table:table-cell table:formula="of:=([.E137]-[.E136])/10" office:value-type="float" office:value="4.37" calcext:value-type="float">
            <text:p>4,37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5:55</text:p>
          </table:table-cell>
          <table:table-cell office:value-type="float" office:value="9" calcext:value-type="float">
            <text:p>9</text:p>
          </table:table-cell>
          <table:table-cell office:value-type="float" office:value="47.991707" calcext:value-type="float">
            <text:p>47,991707</text:p>
          </table:table-cell>
          <table:table-cell office:value-type="float" office:value="0.206277" calcext:value-type="float">
            <text:p>0,206277</text:p>
          </table:table-cell>
          <table:table-cell office:value-type="float" office:value="567" calcext:value-type="float">
            <text:p>567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2.8" calcext:value-type="float">
            <text:p>12,8</text:p>
          </table:table-cell>
          <table:table-cell office:value-type="float" office:value="950.1" calcext:value-type="float">
            <text:p>950,1</text:p>
          </table:table-cell>
          <table:table-cell office:value-type="float" office:value="32.9" calcext:value-type="float">
            <text:p>32,9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68.3" calcext:value-type="float">
            <text:p>-168,3</text:p>
          </table:table-cell>
          <table:table-cell office:value-type="float" office:value="2928.1" calcext:value-type="float">
            <text:p>2928,1</text:p>
          </table:table-cell>
          <table:table-cell table:formula="of:=([.E138]-[.E137])/10" office:value-type="float" office:value="4.84" calcext:value-type="float">
            <text:p>4,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05</text:p>
          </table:table-cell>
          <table:table-cell office:value-type="float" office:value="9" calcext:value-type="float">
            <text:p>9</text:p>
          </table:table-cell>
          <table:table-cell office:value-type="float" office:value="47.991482" calcext:value-type="float">
            <text:p>47,991482</text:p>
          </table:table-cell>
          <table:table-cell office:value-type="float" office:value="0.20665" calcext:value-type="float">
            <text:p>0,20665</text:p>
          </table:table-cell>
          <table:table-cell office:value-type="float" office:value="615.2" calcext:value-type="float">
            <text:p>615,2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0.8" calcext:value-type="float">
            <text:p>10,8</text:p>
          </table:table-cell>
          <table:table-cell office:value-type="float" office:value="944.9" calcext:value-type="float">
            <text:p>944,9</text:p>
          </table:table-cell>
          <table:table-cell office:value-type="float" office:value="32.4" calcext:value-type="float">
            <text:p>32,4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3.7" calcext:value-type="float">
            <text:p>-173,7</text:p>
          </table:table-cell>
          <table:table-cell office:value-type="float" office:value="2927.6" calcext:value-type="float">
            <text:p>2927,6</text:p>
          </table:table-cell>
          <table:table-cell table:formula="of:=([.E139]-[.E138])/10" office:value-type="float" office:value="4.82000000000001" calcext:value-type="float">
            <text:p>4,82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15</text:p>
          </table:table-cell>
          <table:table-cell office:value-type="float" office:value="9" calcext:value-type="float">
            <text:p>9</text:p>
          </table:table-cell>
          <table:table-cell office:value-type="float" office:value="47.991352" calcext:value-type="float">
            <text:p>47,991352</text:p>
          </table:table-cell>
          <table:table-cell office:value-type="float" office:value="0.206922" calcext:value-type="float">
            <text:p>0,206922</text:p>
          </table:table-cell>
          <table:table-cell office:value-type="float" office:value="662.9" calcext:value-type="float">
            <text:p>662,9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0.5" calcext:value-type="float">
            <text:p>10,5</text:p>
          </table:table-cell>
          <table:table-cell office:value-type="float" office:value="939.6" calcext:value-type="float">
            <text:p>939,6</text:p>
          </table:table-cell>
          <table:table-cell office:value-type="float" office:value="32.2" calcext:value-type="float">
            <text:p>32,2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73.9" calcext:value-type="float">
            <text:p>-173,9</text:p>
          </table:table-cell>
          <table:table-cell office:value-type="float" office:value="2927.1" calcext:value-type="float">
            <text:p>2927,1</text:p>
          </table:table-cell>
          <table:table-cell table:formula="of:=([.E140]-[.E139])/10" office:value-type="float" office:value="4.76999999999999" calcext:value-type="float">
            <text:p>4,76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25</text:p>
          </table:table-cell>
          <table:table-cell office:value-type="float" office:value="9" calcext:value-type="float">
            <text:p>9</text:p>
          </table:table-cell>
          <table:table-cell office:value-type="float" office:value="47.991192" calcext:value-type="float">
            <text:p>47,991192</text:p>
          </table:table-cell>
          <table:table-cell office:value-type="float" office:value="0.207102" calcext:value-type="float">
            <text:p>0,207102</text:p>
          </table:table-cell>
          <table:table-cell office:value-type="float" office:value="712.5" calcext:value-type="float">
            <text:p>712,5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5.8" calcext:value-type="float">
            <text:p>15,8</text:p>
          </table:table-cell>
          <table:table-cell office:value-type="float" office:value="934" calcext:value-type="float">
            <text:p>934</text:p>
          </table:table-cell>
          <table:table-cell office:value-type="float" office:value="31.7" calcext:value-type="float">
            <text:p>31,7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office:value-type="float" office:value="12.4" calcext:value-type="float">
            <text:p>12,4</text:p>
          </table:table-cell>
          <table:table-cell office:value-type="float" office:value="-174.6" calcext:value-type="float">
            <text:p>-174,6</text:p>
          </table:table-cell>
          <table:table-cell office:value-type="float" office:value="2926.6" calcext:value-type="float">
            <text:p>2926,6</text:p>
          </table:table-cell>
          <table:table-cell table:formula="of:=([.E141]-[.E140])/10" office:value-type="float" office:value="4.96" calcext:value-type="float">
            <text:p>4,96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35</text:p>
          </table:table-cell>
          <table:table-cell office:value-type="float" office:value="9" calcext:value-type="float">
            <text:p>9</text:p>
          </table:table-cell>
          <table:table-cell office:value-type="float" office:value="47.991146" calcext:value-type="float">
            <text:p>47,991146</text:p>
          </table:table-cell>
          <table:table-cell office:value-type="float" office:value="0.207507" calcext:value-type="float">
            <text:p>0,207507</text:p>
          </table:table-cell>
          <table:table-cell office:value-type="float" office:value="756.6" calcext:value-type="float">
            <text:p>756,6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5.2" calcext:value-type="float">
            <text:p>15,2</text:p>
          </table:table-cell>
          <table:table-cell office:value-type="float" office:value="929.4" calcext:value-type="float">
            <text:p>929,4</text:p>
          </table:table-cell>
          <table:table-cell office:value-type="float" office:value="31.5" calcext:value-type="float">
            <text:p>31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8" calcext:value-type="float">
            <text:p>-178</text:p>
          </table:table-cell>
          <table:table-cell office:value-type="float" office:value="2926.1" calcext:value-type="float">
            <text:p>2926,1</text:p>
          </table:table-cell>
          <table:table-cell table:formula="of:=([.E142]-[.E141])/10" office:value-type="float" office:value="4.41" calcext:value-type="float">
            <text:p>4,4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45</text:p>
          </table:table-cell>
          <table:table-cell office:value-type="float" office:value="9" calcext:value-type="float">
            <text:p>9</text:p>
          </table:table-cell>
          <table:table-cell office:value-type="float" office:value="47.991116" calcext:value-type="float">
            <text:p>47,991116</text:p>
          </table:table-cell>
          <table:table-cell office:value-type="float" office:value="0.20775" calcext:value-type="float">
            <text:p>0,20775</text:p>
          </table:table-cell>
          <table:table-cell office:value-type="float" office:value="799.5" calcext:value-type="float">
            <text:p>799,5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4.2" calcext:value-type="float">
            <text:p>14,2</text:p>
          </table:table-cell>
          <table:table-cell office:value-type="float" office:value="924.9" calcext:value-type="float">
            <text:p>924,9</text:p>
          </table:table-cell>
          <table:table-cell office:value-type="float" office:value="31.2" calcext:value-type="float">
            <text:p>31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206.4" calcext:value-type="float">
            <text:p>-206,4</text:p>
          </table:table-cell>
          <table:table-cell office:value-type="float" office:value="2925.6" calcext:value-type="float">
            <text:p>2925,6</text:p>
          </table:table-cell>
          <table:table-cell table:formula="of:=([.E143]-[.E142])/10" office:value-type="float" office:value="4.29" calcext:value-type="float">
            <text:p>4,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6:55</text:p>
          </table:table-cell>
          <table:table-cell office:value-type="float" office:value="9" calcext:value-type="float">
            <text:p>9</text:p>
          </table:table-cell>
          <table:table-cell office:value-type="float" office:value="47.991089" calcext:value-type="float">
            <text:p>47,991089</text:p>
          </table:table-cell>
          <table:table-cell office:value-type="float" office:value="0.207872" calcext:value-type="float">
            <text:p>0,207872</text:p>
          </table:table-cell>
          <table:table-cell office:value-type="float" office:value="843.7" calcext:value-type="float">
            <text:p>843,7</text:p>
          </table:table-cell>
          <table:table-cell office:value-type="float" office:value="35.5" calcext:value-type="float">
            <text:p>35,5</text:p>
          </table:table-cell>
          <table:table-cell office:value-type="float" office:value="34.2" calcext:value-type="float">
            <text:p>34,2</text:p>
          </table:table-cell>
          <table:table-cell office:value-type="float" office:value="14.5" calcext:value-type="float">
            <text:p>14,5</text:p>
          </table:table-cell>
          <table:table-cell office:value-type="float" office:value="920.1" calcext:value-type="float">
            <text:p>920,1</text:p>
          </table:table-cell>
          <table:table-cell office:value-type="float" office:value="31.1" calcext:value-type="float">
            <text:p>31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3.7" calcext:value-type="float">
            <text:p>-173,7</text:p>
          </table:table-cell>
          <table:table-cell office:value-type="float" office:value="2925.1" calcext:value-type="float">
            <text:p>2925,1</text:p>
          </table:table-cell>
          <table:table-cell table:formula="of:=([.E144]-[.E143])/10" office:value-type="float" office:value="4.42" calcext:value-type="float">
            <text:p>4,4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05</text:p>
          </table:table-cell>
          <table:table-cell office:value-type="float" office:value="9" calcext:value-type="float">
            <text:p>9</text:p>
          </table:table-cell>
          <table:table-cell office:value-type="float" office:value="47.991009" calcext:value-type="float">
            <text:p>47,991009</text:p>
          </table:table-cell>
          <table:table-cell office:value-type="float" office:value="0.207818" calcext:value-type="float">
            <text:p>0,207818</text:p>
          </table:table-cell>
          <table:table-cell office:value-type="float" office:value="887.6" calcext:value-type="float">
            <text:p>887,6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3" calcext:value-type="float">
            <text:p>13</text:p>
          </table:table-cell>
          <table:table-cell office:value-type="float" office:value="915.5" calcext:value-type="float">
            <text:p>915,5</text:p>
          </table:table-cell>
          <table:table-cell office:value-type="float" office:value="30.9" calcext:value-type="float">
            <text:p>30,9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2.1" calcext:value-type="float">
            <text:p>-172,1</text:p>
          </table:table-cell>
          <table:table-cell office:value-type="float" office:value="2924.6" calcext:value-type="float">
            <text:p>2924,6</text:p>
          </table:table-cell>
          <table:table-cell table:formula="of:=([.E145]-[.E144])/10" office:value-type="float" office:value="4.39" calcext:value-type="float">
            <text:p>4,3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15</text:p>
          </table:table-cell>
          <table:table-cell office:value-type="float" office:value="9" calcext:value-type="float">
            <text:p>9</text:p>
          </table:table-cell>
          <table:table-cell office:value-type="float" office:value="47.990944" calcext:value-type="float">
            <text:p>47,990944</text:p>
          </table:table-cell>
          <table:table-cell office:value-type="float" office:value="0.207808" calcext:value-type="float">
            <text:p>0,207808</text:p>
          </table:table-cell>
          <table:table-cell office:value-type="float" office:value="931.1" calcext:value-type="float">
            <text:p>931,1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4" calcext:value-type="float">
            <text:p>14</text:p>
          </table:table-cell>
          <table:table-cell office:value-type="float" office:value="910.9" calcext:value-type="float">
            <text:p>910,9</text:p>
          </table:table-cell>
          <table:table-cell office:value-type="float" office:value="30.6" calcext:value-type="float">
            <text:p>30,6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0.9" calcext:value-type="float">
            <text:p>-170,9</text:p>
          </table:table-cell>
          <table:table-cell office:value-type="float" office:value="2924.1" calcext:value-type="float">
            <text:p>2924,1</text:p>
          </table:table-cell>
          <table:table-cell table:formula="of:=([.E146]-[.E145])/10" office:value-type="float" office:value="4.35" calcext:value-type="float">
            <text:p>4,3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25</text:p>
          </table:table-cell>
          <table:table-cell office:value-type="float" office:value="9" calcext:value-type="float">
            <text:p>9</text:p>
          </table:table-cell>
          <table:table-cell office:value-type="float" office:value="47.990921" calcext:value-type="float">
            <text:p>47,990921</text:p>
          </table:table-cell>
          <table:table-cell office:value-type="float" office:value="0.208013" calcext:value-type="float">
            <text:p>0,208013</text:p>
          </table:table-cell>
          <table:table-cell office:value-type="float" office:value="986.9" calcext:value-type="float">
            <text:p>986,9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5.8" calcext:value-type="float">
            <text:p>15,8</text:p>
          </table:table-cell>
          <table:table-cell office:value-type="float" office:value="904.8" calcext:value-type="float">
            <text:p>904,8</text:p>
          </table:table-cell>
          <table:table-cell office:value-type="float" office:value="30.2" calcext:value-type="float">
            <text:p>30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69.5" calcext:value-type="float">
            <text:p>-169,5</text:p>
          </table:table-cell>
          <table:table-cell office:value-type="float" office:value="2923.7" calcext:value-type="float">
            <text:p>2923,7</text:p>
          </table:table-cell>
          <table:table-cell table:formula="of:=([.E147]-[.E146])/10" office:value-type="float" office:value="5.58" calcext:value-type="float">
            <text:p>5,5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35</text:p>
          </table:table-cell>
          <table:table-cell office:value-type="float" office:value="9" calcext:value-type="float">
            <text:p>9</text:p>
          </table:table-cell>
          <table:table-cell office:value-type="float" office:value="47.990913" calcext:value-type="float">
            <text:p>47,990913</text:p>
          </table:table-cell>
          <table:table-cell office:value-type="float" office:value="0.208245" calcext:value-type="float">
            <text:p>0,208245</text:p>
          </table:table-cell>
          <table:table-cell office:value-type="float" office:value="1040.2" calcext:value-type="float">
            <text:p>1040,2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2.5" calcext:value-type="float">
            <text:p>12,5</text:p>
          </table:table-cell>
          <table:table-cell office:value-type="float" office:value="899.3" calcext:value-type="float">
            <text:p>899,3</text:p>
          </table:table-cell>
          <table:table-cell office:value-type="float" office:value="29.7" calcext:value-type="float">
            <text:p>29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6.1" calcext:value-type="float">
            <text:p>-176,1</text:p>
          </table:table-cell>
          <table:table-cell office:value-type="float" office:value="2923.2" calcext:value-type="float">
            <text:p>2923,2</text:p>
          </table:table-cell>
          <table:table-cell table:formula="of:=([.E148]-[.E147])/10" office:value-type="float" office:value="5.33000000000001" calcext:value-type="float">
            <text:p>5,33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45</text:p>
          </table:table-cell>
          <table:table-cell office:value-type="float" office:value="9" calcext:value-type="float">
            <text:p>9</text:p>
          </table:table-cell>
          <table:table-cell office:value-type="float" office:value="47.990963" calcext:value-type="float">
            <text:p>47,990963</text:p>
          </table:table-cell>
          <table:table-cell office:value-type="float" office:value="0.208342" calcext:value-type="float">
            <text:p>0,208342</text:p>
          </table:table-cell>
          <table:table-cell office:value-type="float" office:value="1086.8" calcext:value-type="float">
            <text:p>1086,8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4.8" calcext:value-type="float">
            <text:p>14,8</text:p>
          </table:table-cell>
          <table:table-cell office:value-type="float" office:value="894" calcext:value-type="float">
            <text:p>894</text:p>
          </table:table-cell>
          <table:table-cell office:value-type="float" office:value="29.3" calcext:value-type="float">
            <text:p>29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69.6" calcext:value-type="float">
            <text:p>-169,6</text:p>
          </table:table-cell>
          <table:table-cell office:value-type="float" office:value="2922.7" calcext:value-type="float">
            <text:p>2922,7</text:p>
          </table:table-cell>
          <table:table-cell table:formula="of:=([.E149]-[.E148])/10" office:value-type="float" office:value="4.65999999999999" calcext:value-type="float">
            <text:p>4,65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7:55</text:p>
          </table:table-cell>
          <table:table-cell office:value-type="float" office:value="9" calcext:value-type="float">
            <text:p>9</text:p>
          </table:table-cell>
          <table:table-cell office:value-type="float" office:value="47.991009" calcext:value-type="float">
            <text:p>47,991009</text:p>
          </table:table-cell>
          <table:table-cell office:value-type="float" office:value="0.208405" calcext:value-type="float">
            <text:p>0,208405</text:p>
          </table:table-cell>
          <table:table-cell office:value-type="float" office:value="1134.2" calcext:value-type="float">
            <text:p>1134,2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2.2" calcext:value-type="float">
            <text:p>12,2</text:p>
          </table:table-cell>
          <table:table-cell office:value-type="float" office:value="889.2" calcext:value-type="float">
            <text:p>889,2</text:p>
          </table:table-cell>
          <table:table-cell office:value-type="float" office:value="29.1" calcext:value-type="float">
            <text:p>29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3.9" calcext:value-type="float">
            <text:p>-173,9</text:p>
          </table:table-cell>
          <table:table-cell office:value-type="float" office:value="2922.2" calcext:value-type="float">
            <text:p>2922,2</text:p>
          </table:table-cell>
          <table:table-cell table:formula="of:=([.E150]-[.E149])/10" office:value-type="float" office:value="4.74000000000001" calcext:value-type="float">
            <text:p>4,74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8:05</text:p>
          </table:table-cell>
          <table:table-cell office:value-type="float" office:value="9" calcext:value-type="float">
            <text:p>9</text:p>
          </table:table-cell>
          <table:table-cell office:value-type="float" office:value="47.990974" calcext:value-type="float">
            <text:p>47,990974</text:p>
          </table:table-cell>
          <table:table-cell office:value-type="float" office:value="0.208458" calcext:value-type="float">
            <text:p>0,208458</text:p>
          </table:table-cell>
          <table:table-cell office:value-type="float" office:value="1179.8" calcext:value-type="float">
            <text:p>1179,8</text:p>
          </table:table-cell>
          <table:table-cell office:value-type="float" office:value="35.6" calcext:value-type="float">
            <text:p>35,6</text:p>
          </table:table-cell>
          <table:table-cell office:value-type="float" office:value="34.2" calcext:value-type="float">
            <text:p>34,2</text:p>
          </table:table-cell>
          <table:table-cell office:value-type="float" office:value="12.5" calcext:value-type="float">
            <text:p>12,5</text:p>
          </table:table-cell>
          <table:table-cell office:value-type="float" office:value="884.4" calcext:value-type="float">
            <text:p>884,4</text:p>
          </table:table-cell>
          <table:table-cell office:value-type="float" office:value="28.7" calcext:value-type="float">
            <text:p>28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6.1" calcext:value-type="float">
            <text:p>-176,1</text:p>
          </table:table-cell>
          <table:table-cell office:value-type="float" office:value="2921.6" calcext:value-type="float">
            <text:p>2921,6</text:p>
          </table:table-cell>
          <table:table-cell table:formula="of:=([.E151]-[.E150])/10" office:value-type="float" office:value="4.55999999999999" calcext:value-type="float">
            <text:p>4,55999999999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8:15</text:p>
          </table:table-cell>
          <table:table-cell office:value-type="float" office:value="9" calcext:value-type="float">
            <text:p>9</text:p>
          </table:table-cell>
          <table:table-cell office:value-type="float" office:value="47.990936" calcext:value-type="float">
            <text:p>47,990936</text:p>
          </table:table-cell>
          <table:table-cell office:value-type="float" office:value="0.208675" calcext:value-type="float">
            <text:p>0,208675</text:p>
          </table:table-cell>
          <table:table-cell office:value-type="float" office:value="1228.7" calcext:value-type="float">
            <text:p>1228,7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3" calcext:value-type="float">
            <text:p>13</text:p>
          </table:table-cell>
          <table:table-cell office:value-type="float" office:value="879.4" calcext:value-type="float">
            <text:p>879,4</text:p>
          </table:table-cell>
          <table:table-cell office:value-type="float" office:value="28.3" calcext:value-type="float">
            <text:p>28,3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3.7" calcext:value-type="float">
            <text:p>-173,7</text:p>
          </table:table-cell>
          <table:table-cell office:value-type="float" office:value="2921.1" calcext:value-type="float">
            <text:p>2921,1</text:p>
          </table:table-cell>
          <table:table-cell table:formula="of:=([.E152]-[.E151])/10" office:value-type="float" office:value="4.89000000000001" calcext:value-type="float">
            <text:p>4,89000000000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8:25</text:p>
          </table:table-cell>
          <table:table-cell office:value-type="float" office:value="9" calcext:value-type="float">
            <text:p>9</text:p>
          </table:table-cell>
          <table:table-cell office:value-type="float" office:value="47.991028" calcext:value-type="float">
            <text:p>47,991028</text:p>
          </table:table-cell>
          <table:table-cell office:value-type="float" office:value="0.208755" calcext:value-type="float">
            <text:p>0,208755</text:p>
          </table:table-cell>
          <table:table-cell office:value-type="float" office:value="1275.4" calcext:value-type="float">
            <text:p>1275,4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4" calcext:value-type="float">
            <text:p>14</text:p>
          </table:table-cell>
          <table:table-cell office:value-type="float" office:value="874.4" calcext:value-type="float">
            <text:p>874,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69.9" calcext:value-type="float">
            <text:p>-169,9</text:p>
          </table:table-cell>
          <table:table-cell office:value-type="float" office:value="2920.6" calcext:value-type="float">
            <text:p>2920,6</text:p>
          </table:table-cell>
          <table:table-cell table:formula="of:=([.E153]-[.E152])/10" office:value-type="float" office:value="4.67" calcext:value-type="float">
            <text:p>4,67</text:p>
          </table:table-cell>
          <table:table-cell table:style-name="Default"/>
        </table:table-row>
        <table:table-row table:style-name="ro1">
          <table:table-cell office:value-type="string" calcext:value-type="string">
            <text:p>11:48:35</text:p>
          </table:table-cell>
          <table:table-cell office:value-type="float" office:value="9" calcext:value-type="float">
            <text:p>9</text:p>
          </table:table-cell>
          <table:table-cell office:value-type="float" office:value="47.991096" calcext:value-type="float">
            <text:p>47,991096</text:p>
          </table:table-cell>
          <table:table-cell office:value-type="float" office:value="0.209143" calcext:value-type="float">
            <text:p>0,209143</text:p>
          </table:table-cell>
          <table:table-cell office:value-type="float" office:value="1315.5" calcext:value-type="float">
            <text:p>1315,5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3" calcext:value-type="float">
            <text:p>13</text:p>
          </table:table-cell>
          <table:table-cell office:value-type="float" office:value="870.3" calcext:value-type="float">
            <text:p>870,3</text:p>
          </table:table-cell>
          <table:table-cell office:value-type="float" office:value="27.7" calcext:value-type="float">
            <text:p>27,7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1.4" calcext:value-type="float">
            <text:p>-171,4</text:p>
          </table:table-cell>
          <table:table-cell office:value-type="float" office:value="2920.2" calcext:value-type="float">
            <text:p>2920,2</text:p>
          </table:table-cell>
          <table:table-cell table:formula="of:=([.E154]-[.E153])/10" office:value-type="float" office:value="4.00999999999999" calcext:value-type="float">
            <text:p>4,00999999999999</text:p>
          </table:table-cell>
          <table:table-cell table:style-name="Default" table:formula="of:=AVERAGE([.P129:.P154])"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11:48:45</text:p>
          </table:table-cell>
          <table:table-cell office:value-type="float" office:value="9" calcext:value-type="float">
            <text:p>9</text:p>
          </table:table-cell>
          <table:table-cell office:value-type="float" office:value="47.991158" calcext:value-type="float">
            <text:p>47,991158</text:p>
          </table:table-cell>
          <table:table-cell office:value-type="float" office:value="0.20954" calcext:value-type="float">
            <text:p>0,20954</text:p>
          </table:table-cell>
          <table:table-cell office:value-type="float" office:value="1355" calcext:value-type="float">
            <text:p>1355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2" calcext:value-type="float">
            <text:p>12</text:p>
          </table:table-cell>
          <table:table-cell office:value-type="float" office:value="866.2" calcext:value-type="float">
            <text:p>866,2</text:p>
          </table:table-cell>
          <table:table-cell office:value-type="float" office:value="27.4" calcext:value-type="float">
            <text:p>27,4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203" calcext:value-type="float">
            <text:p>-203</text:p>
          </table:table-cell>
          <table:table-cell office:value-type="float" office:value="2919.6" calcext:value-type="float">
            <text:p>2919,6</text:p>
          </table:table-cell>
          <table:table-cell table:formula="of:=([.E155]-[.E154])/10" office:value-type="float" office:value="3.95" calcext:value-type="float">
            <text:p>3,95</text:p>
          </table:table-cell>
          <table:table-cell table:formula="of:=AVERAGE([.P130:.P155])" office:value-type="float" office:value="4.685" calcext:value-type="float">
            <text:p>4,69</text:p>
          </table:table-cell>
        </table:table-row>
        <table:table-row table:style-name="ro1">
          <table:table-cell office:value-type="string" calcext:value-type="string">
            <text:p>11:48:55</text:p>
          </table:table-cell>
          <table:table-cell office:value-type="float" office:value="9" calcext:value-type="float">
            <text:p>9</text:p>
          </table:table-cell>
          <table:table-cell office:value-type="float" office:value="47.991287" calcext:value-type="float">
            <text:p>47,991287</text:p>
          </table:table-cell>
          <table:table-cell office:value-type="float" office:value="0.209968" calcext:value-type="float">
            <text:p>0,209968</text:p>
          </table:table-cell>
          <table:table-cell office:value-type="float" office:value="1394.7" calcext:value-type="float">
            <text:p>1394,7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1.5" calcext:value-type="float">
            <text:p>11,5</text:p>
          </table:table-cell>
          <table:table-cell office:value-type="float" office:value="862.2" calcext:value-type="float">
            <text:p>862,2</text:p>
          </table:table-cell>
          <table:table-cell office:value-type="float" office:value="27.3" calcext:value-type="float">
            <text:p>27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5.5" calcext:value-type="float">
            <text:p>-175,5</text:p>
          </table:table-cell>
          <table:table-cell office:value-type="float" office:value="2919.2" calcext:value-type="float">
            <text:p>2919,2</text:p>
          </table:table-cell>
          <table:table-cell table:formula="of:=([.E156]-[.E155])/10" office:value-type="float" office:value="3.97" calcext:value-type="float">
            <text:p>3,97</text:p>
          </table:table-cell>
          <table:table-cell table:formula="of:=AVERAGE([.P131:.P156])" office:value-type="float" office:value="4.65538461538462" calcext:value-type="float">
            <text:p>4,66</text:p>
          </table:table-cell>
        </table:table-row>
        <table:table-row table:style-name="ro1">
          <table:table-cell office:value-type="string" calcext:value-type="string">
            <text:p>11:49:05</text:p>
          </table:table-cell>
          <table:table-cell office:value-type="float" office:value="9" calcext:value-type="float">
            <text:p>9</text:p>
          </table:table-cell>
          <table:table-cell office:value-type="float" office:value="47.991497" calcext:value-type="float">
            <text:p>47,991497</text:p>
          </table:table-cell>
          <table:table-cell office:value-type="float" office:value="0.210332" calcext:value-type="float">
            <text:p>0,210332</text:p>
          </table:table-cell>
          <table:table-cell office:value-type="float" office:value="1439.3" calcext:value-type="float">
            <text:p>1439,3</text:p>
          </table:table-cell>
          <table:table-cell office:value-type="float" office:value="35.6" calcext:value-type="float">
            <text:p>35,6</text:p>
          </table:table-cell>
          <table:table-cell office:value-type="float" office:value="34.1" calcext:value-type="float">
            <text:p>34,1</text:p>
          </table:table-cell>
          <table:table-cell office:value-type="float" office:value="13.2" calcext:value-type="float">
            <text:p>13,2</text:p>
          </table:table-cell>
          <table:table-cell office:value-type="float" office:value="857.5" calcext:value-type="float">
            <text:p>857,5</text:p>
          </table:table-cell>
          <table:table-cell office:value-type="float" office:value="27.1" calcext:value-type="float">
            <text:p>27,1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169.7" calcext:value-type="float">
            <text:p>-169,7</text:p>
          </table:table-cell>
          <table:table-cell office:value-type="float" office:value="2918.7" calcext:value-type="float">
            <text:p>2918,7</text:p>
          </table:table-cell>
          <table:table-cell table:formula="of:=([.E157]-[.E156])/10" office:value-type="float" office:value="4.45999999999999" calcext:value-type="float">
            <text:p>4,45999999999999</text:p>
          </table:table-cell>
          <table:table-cell table:formula="of:=AVERAGE([.P132:.P157])" office:value-type="float" office:value="4.63423076923077" calcext:value-type="float">
            <text:p>4,63</text:p>
          </table:table-cell>
        </table:table-row>
        <table:table-row table:style-name="ro1">
          <table:table-cell office:value-type="string" calcext:value-type="string">
            <text:p>11:49:15</text:p>
          </table:table-cell>
          <table:table-cell office:value-type="float" office:value="9" calcext:value-type="float">
            <text:p>9</text:p>
          </table:table-cell>
          <table:table-cell office:value-type="float" office:value="47.991787" calcext:value-type="float">
            <text:p>47,991787</text:p>
          </table:table-cell>
          <table:table-cell office:value-type="float" office:value="0.210402" calcext:value-type="float">
            <text:p>0,210402</text:p>
          </table:table-cell>
          <table:table-cell office:value-type="float" office:value="1487.9" calcext:value-type="float">
            <text:p>1487,9</text:p>
          </table:table-cell>
          <table:table-cell office:value-type="float" office:value="35.6" calcext:value-type="float">
            <text:p>35,6</text:p>
          </table:table-cell>
          <table:table-cell office:value-type="float" office:value="34" calcext:value-type="float">
            <text:p>34</text:p>
          </table:table-cell>
          <table:table-cell office:value-type="float" office:value="11.2" calcext:value-type="float">
            <text:p>11,2</text:p>
          </table:table-cell>
          <table:table-cell office:value-type="float" office:value="852.7" calcext:value-type="float">
            <text:p>852,7</text:p>
          </table:table-cell>
          <table:table-cell office:value-type="float" office:value="26.2" calcext:value-type="float">
            <text:p>26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3.9" calcext:value-type="float">
            <text:p>-173,9</text:p>
          </table:table-cell>
          <table:table-cell office:value-type="float" office:value="2918.2" calcext:value-type="float">
            <text:p>2918,2</text:p>
          </table:table-cell>
          <table:table-cell table:formula="of:=([.E158]-[.E157])/10" office:value-type="float" office:value="4.86000000000001" calcext:value-type="float">
            <text:p>4,86000000000001</text:p>
          </table:table-cell>
          <table:table-cell table:formula="of:=AVERAGE([.P133:.P158])" office:value-type="float" office:value="4.61153846153846" calcext:value-type="float">
            <text:p>4,61</text:p>
          </table:table-cell>
        </table:table-row>
        <table:table-row table:style-name="ro1">
          <table:table-cell office:value-type="string" calcext:value-type="string">
            <text:p>11:49:25</text:p>
          </table:table-cell>
          <table:table-cell office:value-type="float" office:value="9" calcext:value-type="float">
            <text:p>9</text:p>
          </table:table-cell>
          <table:table-cell office:value-type="float" office:value="47.991886" calcext:value-type="float">
            <text:p>47,991886</text:p>
          </table:table-cell>
          <table:table-cell office:value-type="float" office:value="0.210672" calcext:value-type="float">
            <text:p>0,210672</text:p>
          </table:table-cell>
          <table:table-cell office:value-type="float" office:value="1530.2" calcext:value-type="float">
            <text:p>1530,2</text:p>
          </table:table-cell>
          <table:table-cell office:value-type="float" office:value="35.6" calcext:value-type="float">
            <text:p>35,6</text:p>
          </table:table-cell>
          <table:table-cell office:value-type="float" office:value="34" calcext:value-type="float">
            <text:p>34</text:p>
          </table:table-cell>
          <table:table-cell office:value-type="float" office:value="10.8" calcext:value-type="float">
            <text:p>10,8</text:p>
          </table:table-cell>
          <table:table-cell office:value-type="float" office:value="848.4" calcext:value-type="float">
            <text:p>848,4</text:p>
          </table:table-cell>
          <table:table-cell office:value-type="float" office:value="26.1" calcext:value-type="float">
            <text:p>26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5.5" calcext:value-type="float">
            <text:p>-175,5</text:p>
          </table:table-cell>
          <table:table-cell office:value-type="float" office:value="2917.7" calcext:value-type="float">
            <text:p>2917,7</text:p>
          </table:table-cell>
          <table:table-cell table:formula="of:=([.E159]-[.E158])/10" office:value-type="float" office:value="4.23" calcext:value-type="float">
            <text:p>4,23</text:p>
          </table:table-cell>
          <table:table-cell table:formula="of:=AVERAGE([.P134:.P159])" office:value-type="float" office:value="4.59" calcext:value-type="float">
            <text:p>4,59</text:p>
          </table:table-cell>
        </table:table-row>
        <table:table-row table:style-name="ro1">
          <table:table-cell office:value-type="string" calcext:value-type="string">
            <text:p>11:49:35</text:p>
          </table:table-cell>
          <table:table-cell office:value-type="float" office:value="9" calcext:value-type="float">
            <text:p>9</text:p>
          </table:table-cell>
          <table:table-cell office:value-type="float" office:value="47.992146" calcext:value-type="float">
            <text:p>47,992146</text:p>
          </table:table-cell>
          <table:table-cell office:value-type="float" office:value="0.211023" calcext:value-type="float">
            <text:p>0,211023</text:p>
          </table:table-cell>
          <table:table-cell office:value-type="float" office:value="1581.2" calcext:value-type="float">
            <text:p>1581,2</text:p>
          </table:table-cell>
          <table:table-cell office:value-type="float" office:value="35.5" calcext:value-type="float">
            <text:p>35,5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,5</text:p>
          </table:table-cell>
          <table:table-cell office:value-type="float" office:value="843.2" calcext:value-type="float">
            <text:p>843,2</text:p>
          </table:table-cell>
          <table:table-cell office:value-type="float" office:value="26.1" calcext:value-type="float">
            <text:p>26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1.9" calcext:value-type="float">
            <text:p>-171,9</text:p>
          </table:table-cell>
          <table:table-cell office:value-type="float" office:value="2917.2" calcext:value-type="float">
            <text:p>2917,2</text:p>
          </table:table-cell>
          <table:table-cell table:formula="of:=([.E160]-[.E159])/10" office:value-type="float" office:value="5.1" calcext:value-type="float">
            <text:p>5,1</text:p>
          </table:table-cell>
          <table:table-cell table:formula="of:=AVERAGE([.P135:.P160])" office:value-type="float" office:value="4.60230769230769" calcext:value-type="float">
            <text:p>4,60</text:p>
          </table:table-cell>
        </table:table-row>
        <table:table-row table:style-name="ro1">
          <table:table-cell office:value-type="string" calcext:value-type="string">
            <text:p>11:49:45</text:p>
          </table:table-cell>
          <table:table-cell office:value-type="float" office:value="9" calcext:value-type="float">
            <text:p>9</text:p>
          </table:table-cell>
          <table:table-cell office:value-type="float" office:value="47.99247" calcext:value-type="float">
            <text:p>47,99247</text:p>
          </table:table-cell>
          <table:table-cell office:value-type="float" office:value="0.21104" calcext:value-type="float">
            <text:p>0,21104</text:p>
          </table:table-cell>
          <table:table-cell office:value-type="float" office:value="1632.2" calcext:value-type="float">
            <text:p>1632,2</text:p>
          </table:table-cell>
          <table:table-cell office:value-type="float" office:value="35.5" calcext:value-type="float">
            <text:p>35,5</text:p>
          </table:table-cell>
          <table:table-cell office:value-type="float" office:value="34" calcext:value-type="float">
            <text:p>34</text:p>
          </table:table-cell>
          <table:table-cell office:value-type="float" office:value="9.5" calcext:value-type="float">
            <text:p>9,5</text:p>
          </table:table-cell>
          <table:table-cell office:value-type="float" office:value="838.1" calcext:value-type="float">
            <text:p>838,1</text:p>
          </table:table-cell>
          <table:table-cell office:value-type="float" office:value="25.8" calcext:value-type="float">
            <text:p>25,8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2.9" calcext:value-type="float">
            <text:p>-172,9</text:p>
          </table:table-cell>
          <table:table-cell office:value-type="float" office:value="2916.7" calcext:value-type="float">
            <text:p>2916,7</text:p>
          </table:table-cell>
          <table:table-cell table:formula="of:=([.E161]-[.E160])/10" office:value-type="float" office:value="5.1" calcext:value-type="float">
            <text:p>5,1</text:p>
          </table:table-cell>
          <table:table-cell table:formula="of:=AVERAGE([.P136:.P161])" office:value-type="float" office:value="4.61846153846154" calcext:value-type="float">
            <text:p>4,62</text:p>
          </table:table-cell>
        </table:table-row>
        <table:table-row table:style-name="ro1">
          <table:table-cell office:value-type="string" calcext:value-type="string">
            <text:p>11:49:55</text:p>
          </table:table-cell>
          <table:table-cell office:value-type="float" office:value="9" calcext:value-type="float">
            <text:p>9</text:p>
          </table:table-cell>
          <table:table-cell office:value-type="float" office:value="47.992882" calcext:value-type="float">
            <text:p>47,992882</text:p>
          </table:table-cell>
          <table:table-cell office:value-type="float" office:value="0.211375" calcext:value-type="float">
            <text:p>0,211375</text:p>
          </table:table-cell>
          <table:table-cell office:value-type="float" office:value="1686.4" calcext:value-type="float">
            <text:p>1686,4</text:p>
          </table:table-cell>
          <table:table-cell office:value-type="float" office:value="35.5" calcext:value-type="float">
            <text:p>35,5</text:p>
          </table:table-cell>
          <table:table-cell office:value-type="float" office:value="33.9" calcext:value-type="float">
            <text:p>33,9</text:p>
          </table:table-cell>
          <table:table-cell office:value-type="float" office:value="9.2" calcext:value-type="float">
            <text:p>9,2</text:p>
          </table:table-cell>
          <table:table-cell office:value-type="float" office:value="832.7" calcext:value-type="float">
            <text:p>832,7</text:p>
          </table:table-cell>
          <table:table-cell office:value-type="float" office:value="25.7" calcext:value-type="float">
            <text:p>25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5.8" calcext:value-type="float">
            <text:p>-175,8</text:p>
          </table:table-cell>
          <table:table-cell office:value-type="float" office:value="2916.3" calcext:value-type="float">
            <text:p>2916,3</text:p>
          </table:table-cell>
          <table:table-cell table:formula="of:=([.E162]-[.E161])/10" office:value-type="float" office:value="5.42" calcext:value-type="float">
            <text:p>5,42</text:p>
          </table:table-cell>
          <table:table-cell table:formula="of:=AVERAGE([.P137:.P162])" office:value-type="float" office:value="4.65961538461538" calcext:value-type="float">
            <text:p>4,66</text:p>
          </table:table-cell>
        </table:table-row>
        <table:table-row table:style-name="ro1">
          <table:table-cell office:value-type="string" calcext:value-type="string">
            <text:p>11:50:05</text:p>
          </table:table-cell>
          <table:table-cell office:value-type="float" office:value="9" calcext:value-type="float">
            <text:p>9</text:p>
          </table:table-cell>
          <table:table-cell office:value-type="float" office:value="47.993404" calcext:value-type="float">
            <text:p>47,993404</text:p>
          </table:table-cell>
          <table:table-cell office:value-type="float" office:value="0.211618" calcext:value-type="float">
            <text:p>0,211618</text:p>
          </table:table-cell>
          <table:table-cell office:value-type="float" office:value="1739.3" calcext:value-type="float">
            <text:p>1739,3</text:p>
          </table:table-cell>
          <table:table-cell office:value-type="float" office:value="35.5" calcext:value-type="float">
            <text:p>35,5</text:p>
          </table:table-cell>
          <table:table-cell office:value-type="float" office:value="33.9" calcext:value-type="float">
            <text:p>33,9</text:p>
          </table:table-cell>
          <table:table-cell office:value-type="float" office:value="10" calcext:value-type="float">
            <text:p>10</text:p>
          </table:table-cell>
          <table:table-cell office:value-type="float" office:value="827.5" calcext:value-type="float">
            <text:p>827,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6.3" calcext:value-type="float">
            <text:p>-176,3</text:p>
          </table:table-cell>
          <table:table-cell office:value-type="float" office:value="2915.7" calcext:value-type="float">
            <text:p>2915,7</text:p>
          </table:table-cell>
          <table:table-cell table:formula="of:=([.E163]-[.E162])/10" office:value-type="float" office:value="5.28999999999999" calcext:value-type="float">
            <text:p>5,28999999999999</text:p>
          </table:table-cell>
          <table:table-cell table:formula="of:=AVERAGE([.P138:.P163])" office:value-type="float" office:value="4.695" calcext:value-type="float">
            <text:p>4,70</text:p>
          </table:table-cell>
        </table:table-row>
        <table:table-row table:style-name="ro1">
          <table:table-cell office:value-type="string" calcext:value-type="string">
            <text:p>11:50:15</text:p>
          </table:table-cell>
          <table:table-cell office:value-type="float" office:value="9" calcext:value-type="float">
            <text:p>9</text:p>
          </table:table-cell>
          <table:table-cell office:value-type="float" office:value="47.993767" calcext:value-type="float">
            <text:p>47,993767</text:p>
          </table:table-cell>
          <table:table-cell office:value-type="float" office:value="0.211762" calcext:value-type="float">
            <text:p>0,211762</text:p>
          </table:table-cell>
          <table:table-cell office:value-type="float" office:value="1786.8" calcext:value-type="float">
            <text:p>1786,8</text:p>
          </table:table-cell>
          <table:table-cell office:value-type="float" office:value="35.5" calcext:value-type="float">
            <text:p>35,5</text:p>
          </table:table-cell>
          <table:table-cell office:value-type="float" office:value="33.9" calcext:value-type="float">
            <text:p>33,9</text:p>
          </table:table-cell>
          <table:table-cell office:value-type="float" office:value="8.8" calcext:value-type="float">
            <text:p>8,8</text:p>
          </table:table-cell>
          <table:table-cell office:value-type="float" office:value="822.7" calcext:value-type="float">
            <text:p>822,7</text:p>
          </table:table-cell>
          <table:table-cell office:value-type="float" office:value="24.9" calcext:value-type="float">
            <text:p>24,9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1.9" calcext:value-type="float">
            <text:p>-171,9</text:p>
          </table:table-cell>
          <table:table-cell office:value-type="float" office:value="2915.2" calcext:value-type="float">
            <text:p>2915,2</text:p>
          </table:table-cell>
          <table:table-cell table:formula="of:=([.E164]-[.E163])/10" office:value-type="float" office:value="4.75" calcext:value-type="float">
            <text:p>4,75</text:p>
          </table:table-cell>
          <table:table-cell table:formula="of:=AVERAGE([.P139:.P164])" office:value-type="float" office:value="4.69153846153846" calcext:value-type="float">
            <text:p>4,69</text:p>
          </table:table-cell>
        </table:table-row>
        <table:table-row table:style-name="ro1">
          <table:table-cell office:value-type="string" calcext:value-type="string">
            <text:p>11:50:25</text:p>
          </table:table-cell>
          <table:table-cell office:value-type="float" office:value="9" calcext:value-type="float">
            <text:p>9</text:p>
          </table:table-cell>
          <table:table-cell office:value-type="float" office:value="47.994072" calcext:value-type="float">
            <text:p>47,994072</text:p>
          </table:table-cell>
          <table:table-cell office:value-type="float" office:value="0.21228" calcext:value-type="float">
            <text:p>0,21228</text:p>
          </table:table-cell>
          <table:table-cell office:value-type="float" office:value="1840" calcext:value-type="float">
            <text:p>1840</text:p>
          </table:table-cell>
          <table:table-cell office:value-type="float" office:value="35.5" calcext:value-type="float">
            <text:p>35,5</text:p>
          </table:table-cell>
          <table:table-cell office:value-type="float" office:value="33.8" calcext:value-type="float">
            <text:p>33,8</text:p>
          </table:table-cell>
          <table:table-cell office:value-type="float" office:value="7.8" calcext:value-type="float">
            <text:p>7,8</text:p>
          </table:table-cell>
          <table:table-cell office:value-type="float" office:value="817.6" calcext:value-type="float">
            <text:p>817,6</text:p>
          </table:table-cell>
          <table:table-cell office:value-type="float" office:value="24.4" calcext:value-type="float">
            <text:p>24,4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6.1" calcext:value-type="float">
            <text:p>-176,1</text:p>
          </table:table-cell>
          <table:table-cell office:value-type="float" office:value="2914.7" calcext:value-type="float">
            <text:p>2914,7</text:p>
          </table:table-cell>
          <table:table-cell table:formula="of:=([.E165]-[.E164])/10" office:value-type="float" office:value="5.32000000000001" calcext:value-type="float">
            <text:p>5,32000000000001</text:p>
          </table:table-cell>
          <table:table-cell table:formula="of:=AVERAGE([.P140:.P165])" office:value-type="float" office:value="4.71076923076923" calcext:value-type="float">
            <text:p>4,71</text:p>
          </table:table-cell>
        </table:table-row>
        <table:table-row table:style-name="ro1">
          <table:table-cell office:value-type="string" calcext:value-type="string">
            <text:p>11:50:35</text:p>
          </table:table-cell>
          <table:table-cell office:value-type="float" office:value="9" calcext:value-type="float">
            <text:p>9</text:p>
          </table:table-cell>
          <table:table-cell office:value-type="float" office:value="47.994606" calcext:value-type="float">
            <text:p>47,994606</text:p>
          </table:table-cell>
          <table:table-cell office:value-type="float" office:value="0.212753" calcext:value-type="float">
            <text:p>0,212753</text:p>
          </table:table-cell>
          <table:table-cell office:value-type="float" office:value="1897.2" calcext:value-type="float">
            <text:p>1897,2</text:p>
          </table:table-cell>
          <table:table-cell office:value-type="float" office:value="35.5" calcext:value-type="float">
            <text:p>35,5</text:p>
          </table:table-cell>
          <table:table-cell office:value-type="float" office:value="33.8" calcext:value-type="float">
            <text:p>33,8</text:p>
          </table:table-cell>
          <table:table-cell office:value-type="float" office:value="10.5" calcext:value-type="float">
            <text:p>10,5</text:p>
          </table:table-cell>
          <table:table-cell office:value-type="float" office:value="811.9" calcext:value-type="float">
            <text:p>811,9</text:p>
          </table:table-cell>
          <table:table-cell office:value-type="float" office:value="24.3" calcext:value-type="float">
            <text:p>24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3.5" calcext:value-type="float">
            <text:p>-173,5</text:p>
          </table:table-cell>
          <table:table-cell office:value-type="float" office:value="2914.2" calcext:value-type="float">
            <text:p>2914,2</text:p>
          </table:table-cell>
          <table:table-cell table:formula="of:=([.E166]-[.E165])/10" office:value-type="float" office:value="5.72" calcext:value-type="float">
            <text:p>5,72</text:p>
          </table:table-cell>
          <table:table-cell table:formula="of:=AVERAGE([.P141:.P166])" office:value-type="float" office:value="4.74730769230769" calcext:value-type="float">
            <text:p>4,75</text:p>
          </table:table-cell>
        </table:table-row>
        <table:table-row table:style-name="ro1">
          <table:table-cell office:value-type="string" calcext:value-type="string">
            <text:p>11:50:45</text:p>
          </table:table-cell>
          <table:table-cell office:value-type="float" office:value="9" calcext:value-type="float">
            <text:p>9</text:p>
          </table:table-cell>
          <table:table-cell office:value-type="float" office:value="47.994892" calcext:value-type="float">
            <text:p>47,994892</text:p>
          </table:table-cell>
          <table:table-cell office:value-type="float" office:value="0.213125" calcext:value-type="float">
            <text:p>0,213125</text:p>
          </table:table-cell>
          <table:table-cell office:value-type="float" office:value="1943.8" calcext:value-type="float">
            <text:p>1943,8</text:p>
          </table:table-cell>
          <table:table-cell office:value-type="float" office:value="35.5" calcext:value-type="float">
            <text:p>35,5</text:p>
          </table:table-cell>
          <table:table-cell office:value-type="float" office:value="33.8" calcext:value-type="float">
            <text:p>33,8</text:p>
          </table:table-cell>
          <table:table-cell office:value-type="float" office:value="7.8" calcext:value-type="float">
            <text:p>7,8</text:p>
          </table:table-cell>
          <table:table-cell office:value-type="float" office:value="807.3" calcext:value-type="float">
            <text:p>807,3</text:p>
          </table:table-cell>
          <table:table-cell office:value-type="float" office:value="24.1" calcext:value-type="float">
            <text:p>24,1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99.7" calcext:value-type="float">
            <text:p>-199,7</text:p>
          </table:table-cell>
          <table:table-cell office:value-type="float" office:value="2913.7" calcext:value-type="float">
            <text:p>2913,7</text:p>
          </table:table-cell>
          <table:table-cell table:formula="of:=([.E167]-[.E166])/10" office:value-type="float" office:value="4.65999999999999" calcext:value-type="float">
            <text:p>4,65999999999999</text:p>
          </table:table-cell>
          <table:table-cell table:formula="of:=AVERAGE([.P142:.P167])" office:value-type="float" office:value="4.73576923076923" calcext:value-type="float">
            <text:p>4,74</text:p>
          </table:table-cell>
        </table:table-row>
        <table:table-row table:style-name="ro1">
          <table:table-cell office:value-type="string" calcext:value-type="string">
            <text:p>11:50:55</text:p>
          </table:table-cell>
          <table:table-cell office:value-type="float" office:value="9" calcext:value-type="float">
            <text:p>9</text:p>
          </table:table-cell>
          <table:table-cell office:value-type="float" office:value="47.995369" calcext:value-type="float">
            <text:p>47,995369</text:p>
          </table:table-cell>
          <table:table-cell office:value-type="float" office:value="0.213697" calcext:value-type="float">
            <text:p>0,213697</text:p>
          </table:table-cell>
          <table:table-cell office:value-type="float" office:value="1993.1" calcext:value-type="float">
            <text:p>1993,1</text:p>
          </table:table-cell>
          <table:table-cell office:value-type="float" office:value="35.5" calcext:value-type="float">
            <text:p>35,5</text:p>
          </table:table-cell>
          <table:table-cell office:value-type="float" office:value="33.8" calcext:value-type="float">
            <text:p>33,8</text:p>
          </table:table-cell>
          <table:table-cell office:value-type="float" office:value="7.5" calcext:value-type="float">
            <text:p>7,5</text:p>
          </table:table-cell>
          <table:table-cell office:value-type="float" office:value="802.2" calcext:value-type="float">
            <text:p>802,2</text:p>
          </table:table-cell>
          <table:table-cell office:value-type="float" office:value="23.9" calcext:value-type="float">
            <text:p>23,9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2.5" calcext:value-type="float">
            <text:p>-172,5</text:p>
          </table:table-cell>
          <table:table-cell office:value-type="float" office:value="2913.2" calcext:value-type="float">
            <text:p>2913,2</text:p>
          </table:table-cell>
          <table:table-cell table:formula="of:=([.E168]-[.E167])/10" office:value-type="float" office:value="4.93" calcext:value-type="float">
            <text:p>4,93</text:p>
          </table:table-cell>
          <table:table-cell table:formula="of:=AVERAGE([.P143:.P168])" office:value-type="float" office:value="4.75576923076923" calcext:value-type="float">
            <text:p>4,76</text:p>
          </table:table-cell>
        </table:table-row>
        <table:table-row table:style-name="ro1">
          <table:table-cell office:value-type="string" calcext:value-type="string">
            <text:p>11:51:05</text:p>
          </table:table-cell>
          <table:table-cell office:value-type="float" office:value="9" calcext:value-type="float">
            <text:p>9</text:p>
          </table:table-cell>
          <table:table-cell office:value-type="float" office:value="47.996021" calcext:value-type="float">
            <text:p>47,996021</text:p>
          </table:table-cell>
          <table:table-cell office:value-type="float" office:value="0.214135" calcext:value-type="float">
            <text:p>0,214135</text:p>
          </table:table-cell>
          <table:table-cell office:value-type="float" office:value="2035.6" calcext:value-type="float">
            <text:p>2035,6</text:p>
          </table:table-cell>
          <table:table-cell office:value-type="float" office:value="35.4" calcext:value-type="float">
            <text:p>35,4</text:p>
          </table:table-cell>
          <table:table-cell office:value-type="float" office:value="33.7" calcext:value-type="float">
            <text:p>33,7</text:p>
          </table:table-cell>
          <table:table-cell office:value-type="float" office:value="8.8" calcext:value-type="float">
            <text:p>8,8</text:p>
          </table:table-cell>
          <table:table-cell office:value-type="float" office:value="798.1" calcext:value-type="float">
            <text:p>798,1</text:p>
          </table:table-cell>
          <table:table-cell office:value-type="float" office:value="23.7" calcext:value-type="float">
            <text:p>23,7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3.6" calcext:value-type="float">
            <text:p>-173,6</text:p>
          </table:table-cell>
          <table:table-cell office:value-type="float" office:value="2912.7" calcext:value-type="float">
            <text:p>2912,7</text:p>
          </table:table-cell>
          <table:table-cell table:formula="of:=([.E169]-[.E168])/10" office:value-type="float" office:value="4.25" calcext:value-type="float">
            <text:p>4,25</text:p>
          </table:table-cell>
          <table:table-cell table:formula="of:=AVERAGE([.P144:.P169])" office:value-type="float" office:value="4.75423076923077" calcext:value-type="float">
            <text:p>4,75</text:p>
          </table:table-cell>
        </table:table-row>
        <table:table-row table:style-name="ro1">
          <table:table-cell office:value-type="string" calcext:value-type="string">
            <text:p>11:51:15</text:p>
          </table:table-cell>
          <table:table-cell office:value-type="float" office:value="9" calcext:value-type="float">
            <text:p>9</text:p>
          </table:table-cell>
          <table:table-cell office:value-type="float" office:value="47.996651" calcext:value-type="float">
            <text:p>47,996651</text:p>
          </table:table-cell>
          <table:table-cell office:value-type="float" office:value="0.214555" calcext:value-type="float">
            <text:p>0,214555</text:p>
          </table:table-cell>
          <table:table-cell office:value-type="float" office:value="2078.8" calcext:value-type="float">
            <text:p>2078,8</text:p>
          </table:table-cell>
          <table:table-cell office:value-type="float" office:value="35.4" calcext:value-type="float">
            <text:p>35,4</text:p>
          </table:table-cell>
          <table:table-cell office:value-type="float" office:value="33.7" calcext:value-type="float">
            <text:p>33,7</text:p>
          </table:table-cell>
          <table:table-cell office:value-type="float" office:value="8.8" calcext:value-type="float">
            <text:p>8,8</text:p>
          </table:table-cell>
          <table:table-cell office:value-type="float" office:value="793.9" calcext:value-type="float">
            <text:p>793,9</text:p>
          </table:table-cell>
          <table:table-cell office:value-type="float" office:value="23.5" calcext:value-type="float">
            <text:p>23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3.5" calcext:value-type="float">
            <text:p>-173,5</text:p>
          </table:table-cell>
          <table:table-cell office:value-type="float" office:value="2912.2" calcext:value-type="float">
            <text:p>2912,2</text:p>
          </table:table-cell>
          <table:table-cell table:formula="of:=([.E170]-[.E169])/10" office:value-type="float" office:value="4.32000000000003" calcext:value-type="float">
            <text:p>4,32000000000003</text:p>
          </table:table-cell>
          <table:table-cell table:formula="of:=AVERAGE([.P145:.P170])" office:value-type="float" office:value="4.75038461538462" calcext:value-type="float">
            <text:p>4,75</text:p>
          </table:table-cell>
        </table:table-row>
        <table:table-row table:style-name="ro1">
          <table:table-cell office:value-type="string" calcext:value-type="string">
            <text:p>11:51:25</text:p>
          </table:table-cell>
          <table:table-cell office:value-type="float" office:value="9" calcext:value-type="float">
            <text:p>9</text:p>
          </table:table-cell>
          <table:table-cell office:value-type="float" office:value="47.997147" calcext:value-type="float">
            <text:p>47,997147</text:p>
          </table:table-cell>
          <table:table-cell office:value-type="float" office:value="0.214777" calcext:value-type="float">
            <text:p>0,214777</text:p>
          </table:table-cell>
          <table:table-cell office:value-type="float" office:value="2125.4" calcext:value-type="float">
            <text:p>2125,4</text:p>
          </table:table-cell>
          <table:table-cell office:value-type="float" office:value="35.4" calcext:value-type="float">
            <text:p>35,4</text:p>
          </table:table-cell>
          <table:table-cell office:value-type="float" office:value="33.7" calcext:value-type="float">
            <text:p>33,7</text:p>
          </table:table-cell>
          <table:table-cell office:value-type="float" office:value="9" calcext:value-type="float">
            <text:p>9</text:p>
          </table:table-cell>
          <table:table-cell office:value-type="float" office:value="789.5" calcext:value-type="float">
            <text:p>789,5</text:p>
          </table:table-cell>
          <table:table-cell office:value-type="float" office:value="23.5" calcext:value-type="float">
            <text:p>23,5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11.7" calcext:value-type="float">
            <text:p>2911,7</text:p>
          </table:table-cell>
          <table:table-cell table:formula="of:=([.E171]-[.E170])/10" office:value-type="float" office:value="4.65999999999999" calcext:value-type="float">
            <text:p>4,65999999999999</text:p>
          </table:table-cell>
          <table:table-cell table:formula="of:=AVERAGE([.P146:.P171])" office:value-type="float" office:value="4.76076923076923" calcext:value-type="float">
            <text:p>4,76</text:p>
          </table:table-cell>
        </table:table-row>
        <table:table-row table:style-name="ro1">
          <table:table-cell office:value-type="string" calcext:value-type="string">
            <text:p>11:51:35</text:p>
          </table:table-cell>
          <table:table-cell office:value-type="float" office:value="9" calcext:value-type="float">
            <text:p>9</text:p>
          </table:table-cell>
          <table:table-cell office:value-type="float" office:value="47.997356" calcext:value-type="float">
            <text:p>47,997356</text:p>
          </table:table-cell>
          <table:table-cell office:value-type="float" office:value="0.215117" calcext:value-type="float">
            <text:p>0,215117</text:p>
          </table:table-cell>
          <table:table-cell office:value-type="float" office:value="2172.7" calcext:value-type="float">
            <text:p>2172,7</text:p>
          </table:table-cell>
          <table:table-cell office:value-type="float" office:value="35.4" calcext:value-type="float">
            <text:p>35,4</text:p>
          </table:table-cell>
          <table:table-cell office:value-type="float" office:value="33.6" calcext:value-type="float">
            <text:p>33,6</text:p>
          </table:table-cell>
          <table:table-cell office:value-type="float" office:value="6.8" calcext:value-type="float">
            <text:p>6,8</text:p>
          </table:table-cell>
          <table:table-cell office:value-type="float" office:value="785" calcext:value-type="float">
            <text:p>785</text:p>
          </table:table-cell>
          <table:table-cell office:value-type="float" office:value="23.2" calcext:value-type="float">
            <text:p>23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6.7" calcext:value-type="float">
            <text:p>-176,7</text:p>
          </table:table-cell>
          <table:table-cell office:value-type="float" office:value="2911.2" calcext:value-type="float">
            <text:p>2911,2</text:p>
          </table:table-cell>
          <table:table-cell table:formula="of:=([.E172]-[.E171])/10" office:value-type="float" office:value="4.72999999999997" calcext:value-type="float">
            <text:p>4,72999999999997</text:p>
          </table:table-cell>
          <table:table-cell table:formula="of:=AVERAGE([.P147:.P172])" office:value-type="float" office:value="4.77538461538462" calcext:value-type="float">
            <text:p>4,78</text:p>
          </table:table-cell>
        </table:table-row>
        <table:table-row table:style-name="ro1">
          <table:table-cell office:value-type="string" calcext:value-type="string">
            <text:p>11:51:45</text:p>
          </table:table-cell>
          <table:table-cell office:value-type="float" office:value="9" calcext:value-type="float">
            <text:p>9</text:p>
          </table:table-cell>
          <table:table-cell office:value-type="float" office:value="47.997719" calcext:value-type="float">
            <text:p>47,997719</text:p>
          </table:table-cell>
          <table:table-cell office:value-type="float" office:value="0.21537" calcext:value-type="float">
            <text:p>0,21537</text:p>
          </table:table-cell>
          <table:table-cell office:value-type="float" office:value="2221.2" calcext:value-type="float">
            <text:p>2221,2</text:p>
          </table:table-cell>
          <table:table-cell office:value-type="float" office:value="35.4" calcext:value-type="float">
            <text:p>35,4</text:p>
          </table:table-cell>
          <table:table-cell office:value-type="float" office:value="33.6" calcext:value-type="float">
            <text:p>33,6</text:p>
          </table:table-cell>
          <table:table-cell office:value-type="float" office:value="8.8" calcext:value-type="float">
            <text:p>8,8</text:p>
          </table:table-cell>
          <table:table-cell office:value-type="float" office:value="780.4" calcext:value-type="float">
            <text:p>780,4</text:p>
          </table:table-cell>
          <table:table-cell office:value-type="float" office:value="22.8" calcext:value-type="float">
            <text:p>22,8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1.7" calcext:value-type="float">
            <text:p>-171,7</text:p>
          </table:table-cell>
          <table:table-cell office:value-type="float" office:value="2910.8" calcext:value-type="float">
            <text:p>2910,8</text:p>
          </table:table-cell>
          <table:table-cell table:formula="of:=([.E173]-[.E172])/10" office:value-type="float" office:value="4.85" calcext:value-type="float">
            <text:p>4,85</text:p>
          </table:table-cell>
          <table:table-cell table:formula="of:=AVERAGE([.P148:.P173])" office:value-type="float" office:value="4.74730769230769" calcext:value-type="float">
            <text:p>4,75</text:p>
          </table:table-cell>
        </table:table-row>
        <table:table-row table:style-name="ro1">
          <table:table-cell office:value-type="string" calcext:value-type="string">
            <text:p>11:51:55</text:p>
          </table:table-cell>
          <table:table-cell office:value-type="float" office:value="9" calcext:value-type="float">
            <text:p>9</text:p>
          </table:table-cell>
          <table:table-cell office:value-type="float" office:value="47.998108" calcext:value-type="float">
            <text:p>47,998108</text:p>
          </table:table-cell>
          <table:table-cell office:value-type="float" office:value="0.216045" calcext:value-type="float">
            <text:p>0,216045</text:p>
          </table:table-cell>
          <table:table-cell office:value-type="float" office:value="2268.1" calcext:value-type="float">
            <text:p>2268,1</text:p>
          </table:table-cell>
          <table:table-cell office:value-type="float" office:value="35.4" calcext:value-type="float">
            <text:p>35,4</text:p>
          </table:table-cell>
          <table:table-cell office:value-type="float" office:value="33.5" calcext:value-type="float">
            <text:p>33,5</text:p>
          </table:table-cell>
          <table:table-cell office:value-type="float" office:value="7.2" calcext:value-type="float">
            <text:p>7,2</text:p>
          </table:table-cell>
          <table:table-cell office:value-type="float" office:value="776" calcext:value-type="float">
            <text:p>776</text:p>
          </table:table-cell>
          <table:table-cell office:value-type="float" office:value="22.5" calcext:value-type="float">
            <text:p>22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5" calcext:value-type="float">
            <text:p>-175</text:p>
          </table:table-cell>
          <table:table-cell office:value-type="float" office:value="2910.3" calcext:value-type="float">
            <text:p>2910,3</text:p>
          </table:table-cell>
          <table:table-cell table:formula="of:=([.E174]-[.E173])/10" office:value-type="float" office:value="4.69000000000001" calcext:value-type="float">
            <text:p>4,69000000000001</text:p>
          </table:table-cell>
          <table:table-cell table:formula="of:=AVERAGE([.P149:.P174])" office:value-type="float" office:value="4.72269230769231" calcext:value-type="float">
            <text:p>4,72</text:p>
          </table:table-cell>
        </table:table-row>
        <table:table-row table:style-name="ro1">
          <table:table-cell office:value-type="string" calcext:value-type="string">
            <text:p>11:52:05</text:p>
          </table:table-cell>
          <table:table-cell office:value-type="float" office:value="9" calcext:value-type="float">
            <text:p>9</text:p>
          </table:table-cell>
          <table:table-cell office:value-type="float" office:value="47.998726" calcext:value-type="float">
            <text:p>47,998726</text:p>
          </table:table-cell>
          <table:table-cell office:value-type="float" office:value="0.216663" calcext:value-type="float">
            <text:p>0,216663</text:p>
          </table:table-cell>
          <table:table-cell office:value-type="float" office:value="2311.7" calcext:value-type="float">
            <text:p>2311,7</text:p>
          </table:table-cell>
          <table:table-cell office:value-type="float" office:value="35.2" calcext:value-type="float">
            <text:p>35,2</text:p>
          </table:table-cell>
          <table:table-cell office:value-type="float" office:value="33.5" calcext:value-type="float">
            <text:p>33,5</text:p>
          </table:table-cell>
          <table:table-cell office:value-type="float" office:value="7" calcext:value-type="float">
            <text:p>7</text:p>
          </table:table-cell>
          <table:table-cell office:value-type="float" office:value="771.7" calcext:value-type="float">
            <text:p>771,7</text:p>
          </table:table-cell>
          <table:table-cell office:value-type="float" office:value="22.4" calcext:value-type="float">
            <text:p>22,4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3.5" calcext:value-type="float">
            <text:p>-173,5</text:p>
          </table:table-cell>
          <table:table-cell office:value-type="float" office:value="2909.7" calcext:value-type="float">
            <text:p>2909,7</text:p>
          </table:table-cell>
          <table:table-cell table:formula="of:=([.E175]-[.E174])/10" office:value-type="float" office:value="4.35999999999999" calcext:value-type="float">
            <text:p>4,35999999999999</text:p>
          </table:table-cell>
          <table:table-cell table:formula="of:=AVERAGE([.P150:.P175])" office:value-type="float" office:value="4.71115384615385" calcext:value-type="float">
            <text:p>4,71</text:p>
          </table:table-cell>
        </table:table-row>
        <table:table-row table:style-name="ro1">
          <table:table-cell office:value-type="string" calcext:value-type="string">
            <text:p>11:52:15</text:p>
          </table:table-cell>
          <table:table-cell office:value-type="float" office:value="9" calcext:value-type="float">
            <text:p>9</text:p>
          </table:table-cell>
          <table:table-cell office:value-type="float" office:value="47.999329" calcext:value-type="float">
            <text:p>47,999329</text:p>
          </table:table-cell>
          <table:table-cell office:value-type="float" office:value="0.217283" calcext:value-type="float">
            <text:p>0,217283</text:p>
          </table:table-cell>
          <table:table-cell office:value-type="float" office:value="2349.6" calcext:value-type="float">
            <text:p>2349,6</text:p>
          </table:table-cell>
          <table:table-cell office:value-type="float" office:value="35.2" calcext:value-type="float">
            <text:p>35,2</text:p>
          </table:table-cell>
          <table:table-cell office:value-type="float" office:value="33.5" calcext:value-type="float">
            <text:p>33,5</text:p>
          </table:table-cell>
          <table:table-cell office:value-type="float" office:value="7.8" calcext:value-type="float">
            <text:p>7,8</text:p>
          </table:table-cell>
          <table:table-cell office:value-type="float" office:value="768.1" calcext:value-type="float">
            <text:p>768,1</text:p>
          </table:table-cell>
          <table:table-cell office:value-type="float" office:value="22.3" calcext:value-type="float">
            <text:p>22,3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68.3" calcext:value-type="float">
            <text:p>-168,3</text:p>
          </table:table-cell>
          <table:table-cell office:value-type="float" office:value="2909.2" calcext:value-type="float">
            <text:p>2909,2</text:p>
          </table:table-cell>
          <table:table-cell table:formula="of:=([.E176]-[.E175])/10" office:value-type="float" office:value="3.79000000000001" calcext:value-type="float">
            <text:p>3,79000000000001</text:p>
          </table:table-cell>
          <table:table-cell table:formula="of:=AVERAGE([.P151:.P176])" office:value-type="float" office:value="4.67461538461538" calcext:value-type="float">
            <text:p>4,67</text:p>
          </table:table-cell>
        </table:table-row>
        <table:table-row table:style-name="ro1">
          <table:table-cell office:value-type="string" calcext:value-type="string">
            <text:p>11:52:25</text:p>
          </table:table-cell>
          <table:table-cell office:value-type="float" office:value="9" calcext:value-type="float">
            <text:p>9</text:p>
          </table:table-cell>
          <table:table-cell office:value-type="float" office:value="47.999908" calcext:value-type="float">
            <text:p>47,999908</text:p>
          </table:table-cell>
          <table:table-cell office:value-type="float" office:value="0.217837" calcext:value-type="float">
            <text:p>0,217837</text:p>
          </table:table-cell>
          <table:table-cell office:value-type="float" office:value="2388.9" calcext:value-type="float">
            <text:p>2388,9</text:p>
          </table:table-cell>
          <table:table-cell office:value-type="float" office:value="35.2" calcext:value-type="float">
            <text:p>35,2</text:p>
          </table:table-cell>
          <table:table-cell office:value-type="float" office:value="33.5" calcext:value-type="float">
            <text:p>33,5</text:p>
          </table:table-cell>
          <table:table-cell office:value-type="float" office:value="7.2" calcext:value-type="float">
            <text:p>7,2</text:p>
          </table:table-cell>
          <table:table-cell office:value-type="float" office:value="764.6" calcext:value-type="float">
            <text:p>764,6</text:p>
          </table:table-cell>
          <table:table-cell office:value-type="float" office:value="22.2" calcext:value-type="float">
            <text:p>22,2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5.9" calcext:value-type="float">
            <text:p>-175,9</text:p>
          </table:table-cell>
          <table:table-cell office:value-type="float" office:value="2908.7" calcext:value-type="float">
            <text:p>2908,7</text:p>
          </table:table-cell>
          <table:table-cell table:formula="of:=([.E177]-[.E176])/10" office:value-type="float" office:value="3.93000000000002" calcext:value-type="float">
            <text:p>3,93000000000002</text:p>
          </table:table-cell>
          <table:table-cell table:formula="of:=AVERAGE([.P152:.P177])" office:value-type="float" office:value="4.65038461538462" calcext:value-type="float">
            <text:p>4,65</text:p>
          </table:table-cell>
        </table:table-row>
        <table:table-row table:style-name="ro1">
          <table:table-cell office:value-type="string" calcext:value-type="string">
            <text:p>11:52:35</text:p>
          </table:table-cell>
          <table:table-cell office:value-type="float" office:value="9" calcext:value-type="float">
            <text:p>9</text:p>
          </table:table-cell>
          <table:table-cell office:value-type="float" office:value="48.0005" calcext:value-type="float">
            <text:p>48,0005</text:p>
          </table:table-cell>
          <table:table-cell office:value-type="float" office:value="0.218212" calcext:value-type="float">
            <text:p>0,218212</text:p>
          </table:table-cell>
          <table:table-cell office:value-type="float" office:value="2427.8" calcext:value-type="float">
            <text:p>2427,8</text:p>
          </table:table-cell>
          <table:table-cell office:value-type="float" office:value="35.2" calcext:value-type="float">
            <text:p>35,2</text:p>
          </table:table-cell>
          <table:table-cell office:value-type="float" office:value="33.4" calcext:value-type="float">
            <text:p>33,4</text:p>
          </table:table-cell>
          <table:table-cell office:value-type="float" office:value="7.2" calcext:value-type="float">
            <text:p>7,2</text:p>
          </table:table-cell>
          <table:table-cell office:value-type="float" office:value="760.9" calcext:value-type="float">
            <text:p>760,9</text:p>
          </table:table-cell>
          <table:table-cell office:value-type="float" office:value="22.1" calcext:value-type="float">
            <text:p>22,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5.2" calcext:value-type="float">
            <text:p>-175,2</text:p>
          </table:table-cell>
          <table:table-cell office:value-type="float" office:value="2908.2" calcext:value-type="float">
            <text:p>2908,2</text:p>
          </table:table-cell>
          <table:table-cell table:formula="of:=([.E178]-[.E177])/10" office:value-type="float" office:value="3.89000000000001" calcext:value-type="float">
            <text:p>3,89000000000001</text:p>
          </table:table-cell>
          <table:table-cell table:formula="of:=AVERAGE([.P153:.P178])" office:value-type="float" office:value="4.61192307692308" calcext:value-type="float">
            <text:p>4,61</text:p>
          </table:table-cell>
        </table:table-row>
        <table:table-row table:style-name="ro1">
          <table:table-cell office:value-type="string" calcext:value-type="string">
            <text:p>11:52:45</text:p>
          </table:table-cell>
          <table:table-cell office:value-type="float" office:value="9" calcext:value-type="float">
            <text:p>9</text:p>
          </table:table-cell>
          <table:table-cell office:value-type="float" office:value="48.001034" calcext:value-type="float">
            <text:p>48,001034</text:p>
          </table:table-cell>
          <table:table-cell office:value-type="float" office:value="0.218547" calcext:value-type="float">
            <text:p>0,218547</text:p>
          </table:table-cell>
          <table:table-cell office:value-type="float" office:value="2467.1" calcext:value-type="float">
            <text:p>2467,1</text:p>
          </table:table-cell>
          <table:table-cell office:value-type="float" office:value="35.2" calcext:value-type="float">
            <text:p>35,2</text:p>
          </table:table-cell>
          <table:table-cell office:value-type="float" office:value="33.4" calcext:value-type="float">
            <text:p>33,4</text:p>
          </table:table-cell>
          <table:table-cell office:value-type="float" office:value="5.8" calcext:value-type="float">
            <text:p>5,8</text:p>
          </table:table-cell>
          <table:table-cell office:value-type="float" office:value="757.3" calcext:value-type="float">
            <text:p>757,3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203.9" calcext:value-type="float">
            <text:p>-203,9</text:p>
          </table:table-cell>
          <table:table-cell office:value-type="float" office:value="2907.7" calcext:value-type="float">
            <text:p>2907,7</text:p>
          </table:table-cell>
          <table:table-cell table:formula="of:=([.E179]-[.E178])/10" office:value-type="float" office:value="3.92999999999997" calcext:value-type="float">
            <text:p>3,92999999999997</text:p>
          </table:table-cell>
          <table:table-cell table:formula="of:=AVERAGE([.P154:.P179])" office:value-type="float" office:value="4.58346153846154" calcext:value-type="float">
            <text:p>4,58</text:p>
          </table:table-cell>
        </table:table-row>
        <table:table-row table:style-name="ro1">
          <table:table-cell office:value-type="string" calcext:value-type="string">
            <text:p>11:52:55</text:p>
          </table:table-cell>
          <table:table-cell office:value-type="float" office:value="9" calcext:value-type="float">
            <text:p>9</text:p>
          </table:table-cell>
          <table:table-cell office:value-type="float" office:value="48.001396" calcext:value-type="float">
            <text:p>48,001396</text:p>
          </table:table-cell>
          <table:table-cell office:value-type="float" office:value="0.219177" calcext:value-type="float">
            <text:p>0,219177</text:p>
          </table:table-cell>
          <table:table-cell office:value-type="float" office:value="2523.4" calcext:value-type="float">
            <text:p>2523,4</text:p>
          </table:table-cell>
          <table:table-cell office:value-type="float" office:value="35.1" calcext:value-type="float">
            <text:p>35,1</text:p>
          </table:table-cell>
          <table:table-cell office:value-type="float" office:value="33.3" calcext:value-type="float">
            <text:p>33,3</text:p>
          </table:table-cell>
          <table:table-cell office:value-type="float" office:value="5.5" calcext:value-type="float">
            <text:p>5,5</text:p>
          </table:table-cell>
          <table:table-cell office:value-type="float" office:value="752" calcext:value-type="float">
            <text:p>752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171.7" calcext:value-type="float">
            <text:p>-171,7</text:p>
          </table:table-cell>
          <table:table-cell office:value-type="float" office:value="2907.2" calcext:value-type="float">
            <text:p>2907,2</text:p>
          </table:table-cell>
          <table:table-cell table:formula="of:=([.E180]-[.E179])/10" office:value-type="float" office:value="5.63000000000002" calcext:value-type="float">
            <text:p>5,63000000000002</text:p>
          </table:table-cell>
          <table:table-cell table:formula="of:=AVERAGE([.P155:.P180])" office:value-type="float" office:value="4.64576923076923" calcext:value-type="float">
            <text:p>4,65</text:p>
          </table:table-cell>
        </table:table-row>
        <table:table-row table:style-name="ro1">
          <table:table-cell office:value-type="string" calcext:value-type="string">
            <text:p>11:53:05</text:p>
          </table:table-cell>
          <table:table-cell office:value-type="float" office:value="9" calcext:value-type="float">
            <text:p>9</text:p>
          </table:table-cell>
          <table:table-cell office:value-type="float" office:value="48.001839" calcext:value-type="float">
            <text:p>48,001839</text:p>
          </table:table-cell>
          <table:table-cell office:value-type="float" office:value="0.219985" calcext:value-type="float">
            <text:p>0,219985</text:p>
          </table:table-cell>
          <table:table-cell office:value-type="float" office:value="2578.5" calcext:value-type="float">
            <text:p>2578,5</text:p>
          </table:table-cell>
          <table:table-cell office:value-type="float" office:value="35.1" calcext:value-type="float">
            <text:p>35,1</text:p>
          </table:table-cell>
          <table:table-cell office:value-type="float" office:value="33.3" calcext:value-type="float">
            <text:p>33,3</text:p>
          </table:table-cell>
          <table:table-cell office:value-type="float" office:value="5.5" calcext:value-type="float">
            <text:p>5,5</text:p>
          </table:table-cell>
          <table:table-cell office:value-type="float" office:value="747.1" calcext:value-type="float">
            <text:p>747,1</text:p>
          </table:table-cell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177.9" calcext:value-type="float">
            <text:p>-177,9</text:p>
          </table:table-cell>
          <table:table-cell office:value-type="float" office:value="2906.8" calcext:value-type="float">
            <text:p>2906,8</text:p>
          </table:table-cell>
          <table:table-cell table:formula="of:=([.E181]-[.E180])/10" office:value-type="float" office:value="5.50999999999999" calcext:value-type="float">
            <text:p>5,50999999999999</text:p>
          </table:table-cell>
          <table:table-cell table:formula="of:=AVERAGE([.P156:.P181])" office:value-type="float" office:value="4.70576923076923" calcext:value-type="float">
            <text:p>4,71</text:p>
          </table:table-cell>
        </table:table-row>
        <table:table-row table:style-name="ro1">
          <table:table-cell office:value-type="string" calcext:value-type="string">
            <text:p>11:53:15</text:p>
          </table:table-cell>
          <table:table-cell office:value-type="float" office:value="9" calcext:value-type="float">
            <text:p>9</text:p>
          </table:table-cell>
          <table:table-cell office:value-type="float" office:value="48.002392" calcext:value-type="float">
            <text:p>48,002392</text:p>
          </table:table-cell>
          <table:table-cell office:value-type="float" office:value="0.220642" calcext:value-type="float">
            <text:p>0,220642</text:p>
          </table:table-cell>
          <table:table-cell office:value-type="float" office:value="2627.9" calcext:value-type="float">
            <text:p>2627,9</text:p>
          </table:table-cell>
          <table:table-cell office:value-type="float" office:value="35.1" calcext:value-type="float">
            <text:p>35,1</text:p>
          </table:table-cell>
          <table:table-cell office:value-type="float" office:value="33.2" calcext:value-type="float">
            <text:p>33,2</text:p>
          </table:table-cell>
          <table:table-cell office:value-type="float" office:value="5.5" calcext:value-type="float">
            <text:p>5,5</text:p>
          </table:table-cell>
          <table:table-cell office:value-type="float" office:value="742.5" calcext:value-type="float">
            <text:p>742,5</text:p>
          </table:table-cell>
          <table:table-cell office:value-type="float" office:value="21.3" calcext:value-type="float">
            <text:p>21,3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06.3" calcext:value-type="float">
            <text:p>2906,3</text:p>
          </table:table-cell>
          <table:table-cell table:formula="of:=([.E182]-[.E181])/10" office:value-type="float" office:value="4.94000000000001" calcext:value-type="float">
            <text:p>4,94000000000001</text:p>
          </table:table-cell>
          <table:table-cell table:formula="of:=AVERAGE([.P157:.P182])" office:value-type="float" office:value="4.74307692307692" calcext:value-type="float">
            <text:p>4,74</text:p>
          </table:table-cell>
        </table:table-row>
        <table:table-row table:style-name="ro1">
          <table:table-cell office:value-type="string" calcext:value-type="string">
            <text:p>11:53:25</text:p>
          </table:table-cell>
          <table:table-cell office:value-type="float" office:value="9" calcext:value-type="float">
            <text:p>9</text:p>
          </table:table-cell>
          <table:table-cell office:value-type="float" office:value="48.002892" calcext:value-type="float">
            <text:p>48,002892</text:p>
          </table:table-cell>
          <table:table-cell office:value-type="float" office:value="0.221462" calcext:value-type="float">
            <text:p>0,221462</text:p>
          </table:table-cell>
          <table:table-cell office:value-type="float" office:value="2678.9" calcext:value-type="float">
            <text:p>2678,9</text:p>
          </table:table-cell>
          <table:table-cell office:value-type="float" office:value="35.1" calcext:value-type="float">
            <text:p>35,1</text:p>
          </table:table-cell>
          <table:table-cell office:value-type="float" office:value="33.2" calcext:value-type="float">
            <text:p>33,2</text:p>
          </table:table-cell>
          <table:table-cell office:value-type="float" office:value="5.2" calcext:value-type="float">
            <text:p>5,2</text:p>
          </table:table-cell>
          <table:table-cell office:value-type="float" office:value="737.9" calcext:value-type="float">
            <text:p>737,9</text:p>
          </table:table-cell>
          <table:table-cell office:value-type="float" office:value="21.2" calcext:value-type="float">
            <text:p>21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0.9" calcext:value-type="float">
            <text:p>-170,9</text:p>
          </table:table-cell>
          <table:table-cell office:value-type="float" office:value="2905.8" calcext:value-type="float">
            <text:p>2905,8</text:p>
          </table:table-cell>
          <table:table-cell table:formula="of:=([.E183]-[.E182])/10" office:value-type="float" office:value="5.1" calcext:value-type="float">
            <text:p>5,1</text:p>
          </table:table-cell>
          <table:table-cell table:formula="of:=AVERAGE([.P158:.P183])" office:value-type="float" office:value="4.76769230769231" calcext:value-type="float">
            <text:p>4,77</text:p>
          </table:table-cell>
        </table:table-row>
        <table:table-row table:style-name="ro1">
          <table:table-cell office:value-type="string" calcext:value-type="string">
            <text:p>11:53:35</text:p>
          </table:table-cell>
          <table:table-cell office:value-type="float" office:value="9" calcext:value-type="float">
            <text:p>9</text:p>
          </table:table-cell>
          <table:table-cell office:value-type="float" office:value="48.003429" calcext:value-type="float">
            <text:p>48,003429</text:p>
          </table:table-cell>
          <table:table-cell office:value-type="float" office:value="0.22207" calcext:value-type="float">
            <text:p>0,22207</text:p>
          </table:table-cell>
          <table:table-cell office:value-type="float" office:value="2732.4" calcext:value-type="float">
            <text:p>2732,4</text:p>
          </table:table-cell>
          <table:table-cell office:value-type="float" office:value="35" calcext:value-type="float">
            <text:p>35</text:p>
          </table:table-cell>
          <table:table-cell office:value-type="float" office:value="33.1" calcext:value-type="float">
            <text:p>33,1</text:p>
          </table:table-cell>
          <table:table-cell office:value-type="float" office:value="4.2" calcext:value-type="float">
            <text:p>4,2</text:p>
          </table:table-cell>
          <table:table-cell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7.2" calcext:value-type="float">
            <text:p>-177,2</text:p>
          </table:table-cell>
          <table:table-cell office:value-type="float" office:value="2905.3" calcext:value-type="float">
            <text:p>2905,3</text:p>
          </table:table-cell>
          <table:table-cell table:formula="of:=([.E184]-[.E183])/10" office:value-type="float" office:value="5.35" calcext:value-type="float">
            <text:p>5,35</text:p>
          </table:table-cell>
          <table:table-cell table:formula="of:=AVERAGE([.P159:.P184])" office:value-type="float" office:value="4.78653846153846" calcext:value-type="float">
            <text:p>4,79</text:p>
          </table:table-cell>
        </table:table-row>
        <table:table-row table:style-name="ro1">
          <table:table-cell office:value-type="string" calcext:value-type="string">
            <text:p>11:53:45</text:p>
          </table:table-cell>
          <table:table-cell office:value-type="float" office:value="9" calcext:value-type="float">
            <text:p>9</text:p>
          </table:table-cell>
          <table:table-cell office:value-type="float" office:value="48.003746" calcext:value-type="float">
            <text:p>48,003746</text:p>
          </table:table-cell>
          <table:table-cell office:value-type="float" office:value="0.222662" calcext:value-type="float">
            <text:p>0,222662</text:p>
          </table:table-cell>
          <table:table-cell office:value-type="float" office:value="2780.4" calcext:value-type="float">
            <text:p>2780,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float" office:value="728.7" calcext:value-type="float">
            <text:p>728,7</text:p>
          </table:table-cell>
          <table:table-cell office:value-type="float" office:value="20.8" calcext:value-type="float">
            <text:p>20,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1" calcext:value-type="float">
            <text:p>-171</text:p>
          </table:table-cell>
          <table:table-cell office:value-type="float" office:value="2904.8" calcext:value-type="float">
            <text:p>2904,8</text:p>
          </table:table-cell>
          <table:table-cell table:formula="of:=([.E185]-[.E184])/10" office:value-type="float" office:value="4.8" calcext:value-type="float">
            <text:p>4,8</text:p>
          </table:table-cell>
          <table:table-cell table:formula="of:=AVERAGE([.P160:.P185])" office:value-type="float" office:value="4.80846153846154" calcext:value-type="float">
            <text:p>4,81</text:p>
          </table:table-cell>
        </table:table-row>
        <table:table-row table:style-name="ro1">
          <table:table-cell office:value-type="string" calcext:value-type="string">
            <text:p>11:53:55</text:p>
          </table:table-cell>
          <table:table-cell office:value-type="float" office:value="9" calcext:value-type="float">
            <text:p>9</text:p>
          </table:table-cell>
          <table:table-cell office:value-type="float" office:value="48.004013" calcext:value-type="float">
            <text:p>48,004013</text:p>
          </table:table-cell>
          <table:table-cell office:value-type="float" office:value="0.223277" calcext:value-type="float">
            <text:p>0,223277</text:p>
          </table:table-cell>
          <table:table-cell office:value-type="float" office:value="2825.7" calcext:value-type="float">
            <text:p>2825,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,2</text:p>
          </table:table-cell>
          <table:table-cell office:value-type="float" office:value="724.5" calcext:value-type="float">
            <text:p>724,5</text:p>
          </table:table-cell>
          <table:table-cell office:value-type="float" office:value="20.7" calcext:value-type="float">
            <text:p>20,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5.6" calcext:value-type="float">
            <text:p>-175,6</text:p>
          </table:table-cell>
          <table:table-cell office:value-type="float" office:value="2904.3" calcext:value-type="float">
            <text:p>2904,3</text:p>
          </table:table-cell>
          <table:table-cell table:formula="of:=([.E186]-[.E185])/10" office:value-type="float" office:value="4.52999999999997" calcext:value-type="float">
            <text:p>4,52999999999997</text:p>
          </table:table-cell>
          <table:table-cell table:formula="of:=AVERAGE([.P161:.P186])" office:value-type="float" office:value="4.78653846153846" calcext:value-type="float">
            <text:p>4,79</text:p>
          </table:table-cell>
        </table:table-row>
        <table:table-row table:style-name="ro1">
          <table:table-cell office:value-type="string" calcext:value-type="string">
            <text:p>11:54:05</text:p>
          </table:table-cell>
          <table:table-cell office:value-type="float" office:value="9" calcext:value-type="float">
            <text:p>9</text:p>
          </table:table-cell>
          <table:table-cell office:value-type="float" office:value="48.004581" calcext:value-type="float">
            <text:p>48,004581</text:p>
          </table:table-cell>
          <table:table-cell office:value-type="float" office:value="0.22388" calcext:value-type="float">
            <text:p>0,22388</text:p>
          </table:table-cell>
          <table:table-cell office:value-type="float" office:value="2871.8" calcext:value-type="float">
            <text:p>2871,8</text:p>
          </table:table-cell>
          <table:table-cell office:value-type="float" office:value="34.9" calcext:value-type="float">
            <text:p>34,9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float" office:value="720.4" calcext:value-type="float">
            <text:p>720,4</text:p>
          </table:table-cell>
          <table:table-cell office:value-type="float" office:value="20.5" calcext:value-type="float">
            <text:p>20,5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5.8" calcext:value-type="float">
            <text:p>-175,8</text:p>
          </table:table-cell>
          <table:table-cell office:value-type="float" office:value="2903.7" calcext:value-type="float">
            <text:p>2903,7</text:p>
          </table:table-cell>
          <table:table-cell table:formula="of:=([.E187]-[.E186])/10" office:value-type="float" office:value="4.61000000000004" calcext:value-type="float">
            <text:p>4,61000000000004</text:p>
          </table:table-cell>
          <table:table-cell table:formula="of:=AVERAGE([.P162:.P187])" office:value-type="float" office:value="4.76769230769231" calcext:value-type="float">
            <text:p>4,77</text:p>
          </table:table-cell>
        </table:table-row>
        <table:table-row table:style-name="ro1">
          <table:table-cell office:value-type="string" calcext:value-type="string">
            <text:p>11:54:15</text:p>
          </table:table-cell>
          <table:table-cell office:value-type="float" office:value="8" calcext:value-type="float">
            <text:p>8</text:p>
          </table:table-cell>
          <table:table-cell office:value-type="float" office:value="48.004967" calcext:value-type="float">
            <text:p>48,004967</text:p>
          </table:table-cell>
          <table:table-cell office:value-type="float" office:value="0.224647" calcext:value-type="float">
            <text:p>0,224647</text:p>
          </table:table-cell>
          <table:table-cell office:value-type="float" office:value="2919.5" calcext:value-type="float">
            <text:p>2919,5</text:p>
          </table:table-cell>
          <table:table-cell office:value-type="float" office:value="34.9" calcext:value-type="float">
            <text:p>34,9</text:p>
          </table:table-cell>
          <table:table-cell office:value-type="float" office:value="32.9" calcext:value-type="float">
            <text:p>32,9</text:p>
          </table:table-cell>
          <table:table-cell office:value-type="float" office:value="3.8" calcext:value-type="float">
            <text:p>3,8</text:p>
          </table:table-cell>
          <table:table-cell office:value-type="float" office:value="716.1" calcext:value-type="float">
            <text:p>716,1</text:p>
          </table:table-cell>
          <table:table-cell office:value-type="float" office:value="20.3" calcext:value-type="float">
            <text:p>20,3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2.2" calcext:value-type="float">
            <text:p>-172,2</text:p>
          </table:table-cell>
          <table:table-cell office:value-type="float" office:value="2903.3" calcext:value-type="float">
            <text:p>2903,3</text:p>
          </table:table-cell>
          <table:table-cell table:formula="of:=([.E188]-[.E187])/10" office:value-type="float" office:value="4.76999999999998" calcext:value-type="float">
            <text:p>4,76999999999998</text:p>
          </table:table-cell>
          <table:table-cell table:formula="of:=AVERAGE([.P163:.P188])" office:value-type="float" office:value="4.74269230769231" calcext:value-type="float">
            <text:p>4,74</text:p>
          </table:table-cell>
        </table:table-row>
        <table:table-row table:style-name="ro1">
          <table:table-cell office:value-type="string" calcext:value-type="string">
            <text:p>11:54:25</text:p>
          </table:table-cell>
          <table:table-cell office:value-type="float" office:value="9" calcext:value-type="float">
            <text:p>9</text:p>
          </table:table-cell>
          <table:table-cell office:value-type="float" office:value="48.005348" calcext:value-type="float">
            <text:p>48,005348</text:p>
          </table:table-cell>
          <table:table-cell office:value-type="float" office:value="0.225332" calcext:value-type="float">
            <text:p>0,225332</text:p>
          </table:table-cell>
          <table:table-cell office:value-type="float" office:value="2972.2" calcext:value-type="float">
            <text:p>2972,2</text:p>
          </table:table-cell>
          <table:table-cell office:value-type="float" office:value="34.9" calcext:value-type="float">
            <text:p>34,9</text:p>
          </table:table-cell>
          <table:table-cell office:value-type="float" office:value="32.8" calcext:value-type="float">
            <text:p>32,8</text:p>
          </table:table-cell>
          <table:table-cell office:value-type="float" office:value="2.2" calcext:value-type="float">
            <text:p>2,2</text:p>
          </table:table-cell>
          <table:table-cell office:value-type="float" office:value="711.4" calcext:value-type="float">
            <text:p>711,4</text:p>
          </table:table-cell>
          <table:table-cell office:value-type="float" office:value="20.2" calcext:value-type="float">
            <text:p>20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66.7" calcext:value-type="float">
            <text:p>-166,7</text:p>
          </table:table-cell>
          <table:table-cell office:value-type="float" office:value="2902.8" calcext:value-type="float">
            <text:p>2902,8</text:p>
          </table:table-cell>
          <table:table-cell table:formula="of:=([.E189]-[.E188])/10" office:value-type="float" office:value="5.26999999999998" calcext:value-type="float">
            <text:p>5,26999999999998</text:p>
          </table:table-cell>
          <table:table-cell table:formula="of:=AVERAGE([.P164:.P189])" office:value-type="float" office:value="4.74192307692308" calcext:value-type="float">
            <text:p>4,74</text:p>
          </table:table-cell>
        </table:table-row>
        <table:table-row table:style-name="ro1">
          <table:table-cell office:value-type="string" calcext:value-type="string">
            <text:p>11:54:35</text:p>
          </table:table-cell>
          <table:table-cell office:value-type="float" office:value="9" calcext:value-type="float">
            <text:p>9</text:p>
          </table:table-cell>
          <table:table-cell office:value-type="float" office:value="48.005737" calcext:value-type="float">
            <text:p>48,005737</text:p>
          </table:table-cell>
          <table:table-cell office:value-type="float" office:value="0.226227" calcext:value-type="float">
            <text:p>0,226227</text:p>
          </table:table-cell>
          <table:table-cell office:value-type="float" office:value="3021.9" calcext:value-type="float">
            <text:p>3021,9</text:p>
          </table:table-cell>
          <table:table-cell office:value-type="float" office:value="34.8" calcext:value-type="float">
            <text:p>34,8</text:p>
          </table:table-cell>
          <table:table-cell office:value-type="float" office:value="32.8" calcext:value-type="float">
            <text:p>32,8</text:p>
          </table:table-cell>
          <table:table-cell office:value-type="float" office:value="2.5" calcext:value-type="float">
            <text:p>2,5</text:p>
          </table:table-cell>
          <table:table-cell office:value-type="float" office:value="706.9" calcext:value-type="float">
            <text:p>706,9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84.3" calcext:value-type="float">
            <text:p>-184,3</text:p>
          </table:table-cell>
          <table:table-cell office:value-type="float" office:value="2902.3" calcext:value-type="float">
            <text:p>2902,3</text:p>
          </table:table-cell>
          <table:table-cell table:formula="of:=([.E190]-[.E189])/10" office:value-type="float" office:value="4.97000000000003" calcext:value-type="float">
            <text:p>4,97000000000003</text:p>
          </table:table-cell>
          <table:table-cell table:formula="of:=AVERAGE([.P165:.P190])" office:value-type="float" office:value="4.75038461538462" calcext:value-type="float">
            <text:p>4,75</text:p>
          </table:table-cell>
        </table:table-row>
        <table:table-row table:style-name="ro1">
          <table:table-cell office:value-type="string" calcext:value-type="string">
            <text:p>11:54:45</text:p>
          </table:table-cell>
          <table:table-cell office:value-type="float" office:value="9" calcext:value-type="float">
            <text:p>9</text:p>
          </table:table-cell>
          <table:table-cell office:value-type="float" office:value="48.005981" calcext:value-type="float">
            <text:p>48,005981</text:p>
          </table:table-cell>
          <table:table-cell office:value-type="float" office:value="0.227235" calcext:value-type="float">
            <text:p>0,227235</text:p>
          </table:table-cell>
          <table:table-cell office:value-type="float" office:value="3065.8" calcext:value-type="float">
            <text:p>3065,8</text:p>
          </table:table-cell>
          <table:table-cell office:value-type="float" office:value="34.8" calcext:value-type="float">
            <text:p>34,8</text:p>
          </table:table-cell>
          <table:table-cell office:value-type="float" office:value="32.7" calcext:value-type="float">
            <text:p>32,7</text:p>
          </table:table-cell>
          <table:table-cell office:value-type="float" office:value="1.2" calcext:value-type="float">
            <text:p>1,2</text:p>
          </table:table-cell>
          <table:table-cell office:value-type="float" office:value="703.1" calcext:value-type="float">
            <text:p>703,1</text:p>
          </table:table-cell>
          <table:table-cell office:value-type="float" office:value="19.9" calcext:value-type="float">
            <text:p>19,9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206.1" calcext:value-type="float">
            <text:p>-206,1</text:p>
          </table:table-cell>
          <table:table-cell office:value-type="float" office:value="2901.8" calcext:value-type="float">
            <text:p>2901,8</text:p>
          </table:table-cell>
          <table:table-cell table:formula="of:=([.E191]-[.E190])/10" office:value-type="float" office:value="4.39000000000001" calcext:value-type="float">
            <text:p>4,39000000000001</text:p>
          </table:table-cell>
          <table:table-cell table:formula="of:=AVERAGE([.P166:.P191])" office:value-type="float" office:value="4.71461538461539" calcext:value-type="float">
            <text:p>4,71</text:p>
          </table:table-cell>
        </table:table-row>
        <table:table-row table:style-name="ro1">
          <table:table-cell office:value-type="string" calcext:value-type="string">
            <text:p>11:54:55</text:p>
          </table:table-cell>
          <table:table-cell office:value-type="float" office:value="9" calcext:value-type="float">
            <text:p>9</text:p>
          </table:table-cell>
          <table:table-cell office:value-type="float" office:value="48.006481" calcext:value-type="float">
            <text:p>48,006481</text:p>
          </table:table-cell>
          <table:table-cell office:value-type="float" office:value="0.228117" calcext:value-type="float">
            <text:p>0,228117</text:p>
          </table:table-cell>
          <table:table-cell office:value-type="float" office:value="3115" calcext:value-type="float">
            <text:p>3115</text:p>
          </table:table-cell>
          <table:table-cell office:value-type="float" office:value="34.8" calcext:value-type="float">
            <text:p>34,8</text:p>
          </table:table-cell>
          <table:table-cell office:value-type="float" office:value="32.7" calcext:value-type="float">
            <text:p>32,7</text:p>
          </table:table-cell>
          <table:table-cell office:value-type="float" office:value="3.2" calcext:value-type="float">
            <text:p>3,2</text:p>
          </table:table-cell>
          <table:table-cell office:value-type="float" office:value="699" calcext:value-type="float">
            <text:p>699</text:p>
          </table:table-cell>
          <table:table-cell office:value-type="float" office:value="19.6" calcext:value-type="float">
            <text:p>19,6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4" calcext:value-type="float">
            <text:p>12,4</text:p>
          </table:table-cell>
          <table:table-cell office:value-type="float" office:value="-180.2" calcext:value-type="float">
            <text:p>-180,2</text:p>
          </table:table-cell>
          <table:table-cell office:value-type="float" office:value="2901.3" calcext:value-type="float">
            <text:p>2901,3</text:p>
          </table:table-cell>
          <table:table-cell table:formula="of:=([.E192]-[.E191])/10" office:value-type="float" office:value="4.91999999999998" calcext:value-type="float">
            <text:p>4,91999999999998</text:p>
          </table:table-cell>
          <table:table-cell table:formula="of:=AVERAGE([.P167:.P192])" office:value-type="float" office:value="4.68384615384615" calcext:value-type="float">
            <text:p>4,68</text:p>
          </table:table-cell>
        </table:table-row>
        <table:table-row table:style-name="ro1">
          <table:table-cell office:value-type="string" calcext:value-type="string">
            <text:p>11:55:05</text:p>
          </table:table-cell>
          <table:table-cell office:value-type="float" office:value="9" calcext:value-type="float">
            <text:p>9</text:p>
          </table:table-cell>
          <table:table-cell office:value-type="float" office:value="48.007057" calcext:value-type="float">
            <text:p>48,007057</text:p>
          </table:table-cell>
          <table:table-cell office:value-type="float" office:value="0.22881" calcext:value-type="float">
            <text:p>0,22881</text:p>
          </table:table-cell>
          <table:table-cell office:value-type="float" office:value="3157.7" calcext:value-type="float">
            <text:p>3157,7</text:p>
          </table:table-cell>
          <table:table-cell office:value-type="float" office:value="34.6" calcext:value-type="float">
            <text:p>34,6</text:p>
          </table:table-cell>
          <table:table-cell office:value-type="float" office:value="32.7" calcext:value-type="float">
            <text:p>32,7</text:p>
          </table:table-cell>
          <table:table-cell office:value-type="float" office:value="2.8" calcext:value-type="float">
            <text:p>2,8</text:p>
          </table:table-cell>
          <table:table-cell office:value-type="float" office:value="695.2" calcext:value-type="float">
            <text:p>695,2</text:p>
          </table:table-cell>
          <table:table-cell office:value-type="float" office:value="19.4" calcext:value-type="float">
            <text:p>19,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68.8" calcext:value-type="float">
            <text:p>-168,8</text:p>
          </table:table-cell>
          <table:table-cell office:value-type="float" office:value="2900.8" calcext:value-type="float">
            <text:p>2900,8</text:p>
          </table:table-cell>
          <table:table-cell table:formula="of:=([.E193]-[.E192])/10" office:value-type="float" office:value="4.26999999999998" calcext:value-type="float">
            <text:p>4,26999999999998</text:p>
          </table:table-cell>
          <table:table-cell table:formula="of:=AVERAGE([.P168:.P193])" office:value-type="float" office:value="4.66884615384615" calcext:value-type="float">
            <text:p>4,67</text:p>
          </table:table-cell>
        </table:table-row>
        <table:table-row table:style-name="ro1">
          <table:table-cell office:value-type="string" calcext:value-type="string">
            <text:p>11:55:15</text:p>
          </table:table-cell>
          <table:table-cell office:value-type="float" office:value="9" calcext:value-type="float">
            <text:p>9</text:p>
          </table:table-cell>
          <table:table-cell office:value-type="float" office:value="48.007507" calcext:value-type="float">
            <text:p>48,007507</text:p>
          </table:table-cell>
          <table:table-cell office:value-type="float" office:value="0.229282" calcext:value-type="float">
            <text:p>0,229282</text:p>
          </table:table-cell>
          <table:table-cell office:value-type="float" office:value="3203.1" calcext:value-type="float">
            <text:p>3203,1</text:p>
          </table:table-cell>
          <table:table-cell office:value-type="float" office:value="34.6" calcext:value-type="float">
            <text:p>34,6</text:p>
          </table:table-cell>
          <table:table-cell office:value-type="float" office:value="32.6" calcext:value-type="float">
            <text:p>32,6</text:p>
          </table:table-cell>
          <table:table-cell office:value-type="float" office:value="2.2" calcext:value-type="float">
            <text:p>2,2</text:p>
          </table:table-cell>
          <table:table-cell office:value-type="float" office:value="691.1" calcext:value-type="float">
            <text:p>691,1</text:p>
          </table:table-cell>
          <table:table-cell office:value-type="float" office:value="19.3" calcext:value-type="float">
            <text:p>19,3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74.7" calcext:value-type="float">
            <text:p>-174,7</text:p>
          </table:table-cell>
          <table:table-cell office:value-type="float" office:value="2900.3" calcext:value-type="float">
            <text:p>2900,3</text:p>
          </table:table-cell>
          <table:table-cell table:formula="of:=([.E194]-[.E193])/10" office:value-type="float" office:value="4.54000000000001" calcext:value-type="float">
            <text:p>4,54000000000001</text:p>
          </table:table-cell>
          <table:table-cell table:formula="of:=AVERAGE([.P169:.P194])" office:value-type="float" office:value="4.65384615384615" calcext:value-type="float">
            <text:p>4,65</text:p>
          </table:table-cell>
        </table:table-row>
        <table:table-row table:style-name="ro1">
          <table:table-cell office:value-type="string" calcext:value-type="string">
            <text:p>11:55:25</text:p>
          </table:table-cell>
          <table:table-cell office:value-type="float" office:value="9" calcext:value-type="float">
            <text:p>9</text:p>
          </table:table-cell>
          <table:table-cell office:value-type="float" office:value="48.007809" calcext:value-type="float">
            <text:p>48,007809</text:p>
          </table:table-cell>
          <table:table-cell office:value-type="float" office:value="0.229948" calcext:value-type="float">
            <text:p>0,229948</text:p>
          </table:table-cell>
          <table:table-cell office:value-type="float" office:value="3262.3" calcext:value-type="float">
            <text:p>3262,3</text:p>
          </table:table-cell>
          <table:table-cell office:value-type="float" office:value="34.6" calcext:value-type="float">
            <text:p>34,6</text:p>
          </table:table-cell>
          <table:table-cell office:value-type="float" office:value="32.5" calcext:value-type="float">
            <text:p>32,5</text:p>
          </table:table-cell>
          <table:table-cell office:value-type="float" office:value="3" calcext:value-type="float">
            <text:p>3</text:p>
          </table:table-cell>
          <table:table-cell office:value-type="float" office:value="686.2" calcext:value-type="float">
            <text:p>686,2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72.7" calcext:value-type="float">
            <text:p>-172,7</text:p>
          </table:table-cell>
          <table:table-cell office:value-type="float" office:value="2899.8" calcext:value-type="float">
            <text:p>2899,8</text:p>
          </table:table-cell>
          <table:table-cell table:formula="of:=([.E195]-[.E194])/10" office:value-type="float" office:value="5.92000000000003" calcext:value-type="float">
            <text:p>5,92000000000003</text:p>
          </table:table-cell>
          <table:table-cell table:formula="of:=AVERAGE([.P170:.P195])" office:value-type="float" office:value="4.71807692307692" calcext:value-type="float">
            <text:p>4,72</text:p>
          </table:table-cell>
        </table:table-row>
        <table:table-row table:style-name="ro1">
          <table:table-cell office:value-type="string" calcext:value-type="string">
            <text:p>11:55:35</text:p>
          </table:table-cell>
          <table:table-cell office:value-type="float" office:value="9" calcext:value-type="float">
            <text:p>9</text:p>
          </table:table-cell>
          <table:table-cell office:value-type="float" office:value="48.008003" calcext:value-type="float">
            <text:p>48,008003</text:p>
          </table:table-cell>
          <table:table-cell office:value-type="float" office:value="0.230588" calcext:value-type="float">
            <text:p>0,230588</text:p>
          </table:table-cell>
          <table:table-cell office:value-type="float" office:value="3317.6" calcext:value-type="float">
            <text:p>3317,6</text:p>
          </table:table-cell>
          <table:table-cell office:value-type="float" office:value="34.5" calcext:value-type="float">
            <text:p>34,5</text:p>
          </table:table-cell>
          <table:table-cell office:value-type="float" office:value="32.5" calcext:value-type="float">
            <text:p>32,5</text:p>
          </table:table-cell>
          <table:table-cell office:value-type="float" office:value="2.5" calcext:value-type="float">
            <text:p>2,5</text:p>
          </table:table-cell>
          <table:table-cell office:value-type="float" office:value="681.3" calcext:value-type="float">
            <text:p>681,3</text:p>
          </table:table-cell>
          <table:table-cell office:value-type="float" office:value="18.8" calcext:value-type="float">
            <text:p>18,8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78.3" calcext:value-type="float">
            <text:p>-178,3</text:p>
          </table:table-cell>
          <table:table-cell office:value-type="float" office:value="2899.3" calcext:value-type="float">
            <text:p>2899,3</text:p>
          </table:table-cell>
          <table:table-cell table:formula="of:=([.E196]-[.E195])/10" office:value-type="float" office:value="5.52999999999997" calcext:value-type="float">
            <text:p>5,52999999999997</text:p>
          </table:table-cell>
          <table:table-cell table:formula="of:=AVERAGE([.P171:.P196])" office:value-type="float" office:value="4.76461538461538" calcext:value-type="float">
            <text:p>4,76</text:p>
          </table:table-cell>
        </table:table-row>
        <table:table-row table:style-name="ro1">
          <table:table-cell office:value-type="string" calcext:value-type="string">
            <text:p>11:55:45</text:p>
          </table:table-cell>
          <table:table-cell office:value-type="float" office:value="9" calcext:value-type="float">
            <text:p>9</text:p>
          </table:table-cell>
          <table:table-cell office:value-type="float" office:value="48.00808" calcext:value-type="float">
            <text:p>48,00808</text:p>
          </table:table-cell>
          <table:table-cell office:value-type="float" office:value="0.231197" calcext:value-type="float">
            <text:p>0,231197</text:p>
          </table:table-cell>
          <table:table-cell office:value-type="float" office:value="3373.6" calcext:value-type="float">
            <text:p>3373,6</text:p>
          </table:table-cell>
          <table:table-cell office:value-type="float" office:value="34.5" calcext:value-type="float">
            <text:p>34,5</text:p>
          </table:table-cell>
          <table:table-cell office:value-type="float" office:value="32.4" calcext:value-type="float">
            <text:p>32,4</text:p>
          </table:table-cell>
          <table:table-cell office:value-type="float" office:value="1.5" calcext:value-type="float">
            <text:p>1,5</text:p>
          </table:table-cell>
          <table:table-cell office:value-type="float" office:value="676.7" calcext:value-type="float">
            <text:p>676,7</text:p>
          </table:table-cell>
          <table:table-cell office:value-type="float" office:value="18.4" calcext:value-type="float">
            <text:p>18,4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76.3" calcext:value-type="float">
            <text:p>-176,3</text:p>
          </table:table-cell>
          <table:table-cell office:value-type="float" office:value="2898.9" calcext:value-type="float">
            <text:p>2898,9</text:p>
          </table:table-cell>
          <table:table-cell table:formula="of:=([.E197]-[.E196])/10" office:value-type="float" office:value="5.6" calcext:value-type="float">
            <text:p>5,6</text:p>
          </table:table-cell>
          <table:table-cell table:formula="of:=AVERAGE([.P172:.P197])" office:value-type="float" office:value="4.80076923076923" calcext:value-type="float">
            <text:p>4,80</text:p>
          </table:table-cell>
        </table:table-row>
        <table:table-row table:style-name="ro1">
          <table:table-cell office:value-type="string" calcext:value-type="string">
            <text:p>11:55:55</text:p>
          </table:table-cell>
          <table:table-cell office:value-type="float" office:value="9" calcext:value-type="float">
            <text:p>9</text:p>
          </table:table-cell>
          <table:table-cell office:value-type="float" office:value="48.008247" calcext:value-type="float">
            <text:p>48,008247</text:p>
          </table:table-cell>
          <table:table-cell office:value-type="float" office:value="0.231713" calcext:value-type="float">
            <text:p>0,231713</text:p>
          </table:table-cell>
          <table:table-cell office:value-type="float" office:value="3435.6" calcext:value-type="float">
            <text:p>3435,6</text:p>
          </table:table-cell>
          <table:table-cell office:value-type="float" office:value="34.5" calcext:value-type="float">
            <text:p>34,5</text:p>
          </table:table-cell>
          <table:table-cell office:value-type="float" office:value="32.3" calcext:value-type="float">
            <text:p>32,3</text:p>
          </table:table-cell>
          <table:table-cell office:value-type="float" office:value="2" calcext:value-type="float">
            <text:p>2</text:p>
          </table:table-cell>
          <table:table-cell office:value-type="float" office:value="671.5" calcext:value-type="float">
            <text:p>671,5</text:p>
          </table:table-cell>
          <table:table-cell office:value-type="float" office:value="18.3" calcext:value-type="float">
            <text:p>18,3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4" calcext:value-type="float">
            <text:p>12,4</text:p>
          </table:table-cell>
          <table:table-cell office:value-type="float" office:value="-176.9" calcext:value-type="float">
            <text:p>-176,9</text:p>
          </table:table-cell>
          <table:table-cell office:value-type="float" office:value="2898.4" calcext:value-type="float">
            <text:p>2898,4</text:p>
          </table:table-cell>
          <table:table-cell table:formula="of:=([.E198]-[.E197])/10" office:value-type="float" office:value="6.2" calcext:value-type="float">
            <text:p>6,2</text:p>
          </table:table-cell>
          <table:table-cell table:formula="of:=AVERAGE([.P173:.P198])" office:value-type="float" office:value="4.85730769230769" calcext:value-type="float">
            <text:p>4,86</text:p>
          </table:table-cell>
        </table:table-row>
        <table:table-row table:style-name="ro1">
          <table:table-cell office:value-type="string" calcext:value-type="string">
            <text:p>11:56:05</text:p>
          </table:table-cell>
          <table:table-cell office:value-type="float" office:value="9" calcext:value-type="float">
            <text:p>9</text:p>
          </table:table-cell>
          <table:table-cell office:value-type="float" office:value="48.008472" calcext:value-type="float">
            <text:p>48,008472</text:p>
          </table:table-cell>
          <table:table-cell office:value-type="float" office:value="0.23261" calcext:value-type="float">
            <text:p>0,23261</text:p>
          </table:table-cell>
          <table:table-cell office:value-type="float" office:value="3487.9" calcext:value-type="float">
            <text:p>3487,9</text:p>
          </table:table-cell>
          <table:table-cell office:value-type="float" office:value="34.4" calcext:value-type="float">
            <text:p>34,4</text:p>
          </table:table-cell>
          <table:table-cell office:value-type="float" office:value="32.2" calcext:value-type="float">
            <text:p>32,2</text:p>
          </table:table-cell>
          <table:table-cell office:value-type="float" office:value="1.5" calcext:value-type="float">
            <text:p>1,5</text:p>
          </table:table-cell>
          <table:table-cell office:value-type="float" office:value="667.1" calcext:value-type="float">
            <text:p>667,1</text:p>
          </table:table-cell>
          <table:table-cell office:value-type="float" office:value="18.1" calcext:value-type="float">
            <text:p>18,1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4" calcext:value-type="float">
            <text:p>12,4</text:p>
          </table:table-cell>
          <table:table-cell office:value-type="float" office:value="-174.4" calcext:value-type="float">
            <text:p>-174,4</text:p>
          </table:table-cell>
          <table:table-cell office:value-type="float" office:value="2897.8" calcext:value-type="float">
            <text:p>2897,8</text:p>
          </table:table-cell>
          <table:table-cell table:formula="of:=([.E199]-[.E198])/10" office:value-type="float" office:value="5.23000000000002" calcext:value-type="float">
            <text:p>5,23000000000002</text:p>
          </table:table-cell>
          <table:table-cell table:formula="of:=AVERAGE([.P174:.P199])" office:value-type="float" office:value="4.87192307692308" calcext:value-type="float">
            <text:p>4,87</text:p>
          </table:table-cell>
        </table:table-row>
        <table:table-row table:style-name="ro1">
          <table:table-cell office:value-type="string" calcext:value-type="string">
            <text:p>11:56:15</text:p>
          </table:table-cell>
          <table:table-cell office:value-type="float" office:value="9" calcext:value-type="float">
            <text:p>9</text:p>
          </table:table-cell>
          <table:table-cell office:value-type="float" office:value="48.008816" calcext:value-type="float">
            <text:p>48,008816</text:p>
          </table:table-cell>
          <table:table-cell office:value-type="float" office:value="0.233262" calcext:value-type="float">
            <text:p>0,233262</text:p>
          </table:table-cell>
          <table:table-cell office:value-type="float" office:value="3540.2" calcext:value-type="float">
            <text:p>3540,2</text:p>
          </table:table-cell>
          <table:table-cell office:value-type="float" office:value="34.4" calcext:value-type="float">
            <text:p>34,4</text:p>
          </table:table-cell>
          <table:table-cell office:value-type="float" office:value="32.2" calcext:value-type="float">
            <text:p>32,2</text:p>
          </table:table-cell>
          <table:table-cell office:value-type="float" office:value="1.2" calcext:value-type="float">
            <text:p>1,2</text:p>
          </table:table-cell>
          <table:table-cell office:value-type="float" office:value="662.6" calcext:value-type="float">
            <text:p>662,6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1" calcext:value-type="float">
            <text:p>-171</text:p>
          </table:table-cell>
          <table:table-cell office:value-type="float" office:value="2897.3" calcext:value-type="float">
            <text:p>2897,3</text:p>
          </table:table-cell>
          <table:table-cell table:formula="of:=([.E200]-[.E199])/10" office:value-type="float" office:value="5.22999999999997" calcext:value-type="float">
            <text:p>5,22999999999997</text:p>
          </table:table-cell>
          <table:table-cell table:formula="of:=AVERAGE([.P175:.P200])" office:value-type="float" office:value="4.89269230769231" calcext:value-type="float">
            <text:p>4,89</text:p>
          </table:table-cell>
        </table:table-row>
        <table:table-row table:style-name="ro1">
          <table:table-cell office:value-type="string" calcext:value-type="string">
            <text:p>11:56:25</text:p>
          </table:table-cell>
          <table:table-cell office:value-type="float" office:value="9" calcext:value-type="float">
            <text:p>9</text:p>
          </table:table-cell>
          <table:table-cell office:value-type="float" office:value="48.009193" calcext:value-type="float">
            <text:p>48,009193</text:p>
          </table:table-cell>
          <table:table-cell office:value-type="float" office:value="0.233998" calcext:value-type="float">
            <text:p>0,233998</text:p>
          </table:table-cell>
          <table:table-cell office:value-type="float" office:value="3591.3" calcext:value-type="float">
            <text:p>3591,3</text:p>
          </table:table-cell>
          <table:table-cell office:value-type="float" office:value="34.2" calcext:value-type="float">
            <text:p>34,2</text:p>
          </table:table-cell>
          <table:table-cell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658.5" calcext:value-type="float">
            <text:p>658,5</text:p>
          </table:table-cell>
          <table:table-cell office:value-type="float" office:value="17.8" calcext:value-type="float">
            <text:p>17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2.2" calcext:value-type="float">
            <text:p>-172,2</text:p>
          </table:table-cell>
          <table:table-cell office:value-type="float" office:value="2896.8" calcext:value-type="float">
            <text:p>2896,8</text:p>
          </table:table-cell>
          <table:table-cell table:formula="of:=([.E201]-[.E200])/10" office:value-type="float" office:value="5.11000000000004" calcext:value-type="float">
            <text:p>5,11000000000004</text:p>
          </table:table-cell>
          <table:table-cell table:formula="of:=AVERAGE([.P176:.P201])" office:value-type="float" office:value="4.92153846153846" calcext:value-type="float">
            <text:p>4,92</text:p>
          </table:table-cell>
        </table:table-row>
        <table:table-row table:style-name="ro1">
          <table:table-cell office:value-type="string" calcext:value-type="string">
            <text:p>11:56:35</text:p>
          </table:table-cell>
          <table:table-cell office:value-type="float" office:value="9" calcext:value-type="float">
            <text:p>9</text:p>
          </table:table-cell>
          <table:table-cell office:value-type="float" office:value="48.009586" calcext:value-type="float">
            <text:p>48,009586</text:p>
          </table:table-cell>
          <table:table-cell office:value-type="float" office:value="0.234608" calcext:value-type="float">
            <text:p>0,234608</text:p>
          </table:table-cell>
          <table:table-cell office:value-type="float" office:value="3640.8" calcext:value-type="float">
            <text:p>3640,8</text:p>
          </table:table-cell>
          <table:table-cell office:value-type="float" office:value="34.2" calcext:value-type="float">
            <text:p>34,2</text:p>
          </table:table-cell>
          <table:table-cell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654.5" calcext:value-type="float">
            <text:p>654,5</text:p>
          </table:table-cell>
          <table:table-cell office:value-type="float" office:value="17.7" calcext:value-type="float">
            <text:p>17,7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4" calcext:value-type="float">
            <text:p>12,4</text:p>
          </table:table-cell>
          <table:table-cell office:value-type="float" office:value="-175.4" calcext:value-type="float">
            <text:p>-175,4</text:p>
          </table:table-cell>
          <table:table-cell office:value-type="float" office:value="2896.3" calcext:value-type="float">
            <text:p>2896,3</text:p>
          </table:table-cell>
          <table:table-cell table:formula="of:=([.E202]-[.E201])/10" office:value-type="float" office:value="4.95" calcext:value-type="float">
            <text:p>4,95</text:p>
          </table:table-cell>
          <table:table-cell table:formula="of:=AVERAGE([.P177:.P202])" office:value-type="float" office:value="4.96615384615385" calcext:value-type="float">
            <text:p>4,97</text:p>
          </table:table-cell>
        </table:table-row>
        <table:table-row table:style-name="ro1">
          <table:table-cell office:value-type="string" calcext:value-type="string">
            <text:p>11:56:45</text:p>
          </table:table-cell>
          <table:table-cell office:value-type="float" office:value="9" calcext:value-type="float">
            <text:p>9</text:p>
          </table:table-cell>
          <table:table-cell office:value-type="float" office:value="48.00972" calcext:value-type="float">
            <text:p>48,00972</text:p>
          </table:table-cell>
          <table:table-cell office:value-type="float" office:value="0.235378" calcext:value-type="float">
            <text:p>0,235378</text:p>
          </table:table-cell>
          <table:table-cell office:value-type="float" office:value="3697.8" calcext:value-type="float">
            <text:p>3697,8</text:p>
          </table:table-cell>
          <table:table-cell office:value-type="float" office:value="34.2" calcext:value-type="float">
            <text:p>34,2</text:p>
          </table:table-cell>
          <table:table-cell office:value-type="float" office:value="32" calcext:value-type="float">
            <text:p>32</text:p>
          </table:table-cell>
          <table:table-cell office:value-type="float" office:value="-1.2" calcext:value-type="float">
            <text:p>-1,2</text:p>
          </table:table-cell>
          <table:table-cell office:value-type="float" office:value="649.8" calcext:value-type="float">
            <text:p>649,8</text:p>
          </table:table-cell>
          <table:table-cell office:value-type="float" office:value="17.5" calcext:value-type="float">
            <text:p>17,5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203.8" calcext:value-type="float">
            <text:p>-203,8</text:p>
          </table:table-cell>
          <table:table-cell office:value-type="float" office:value="2895.8" calcext:value-type="float">
            <text:p>2895,8</text:p>
          </table:table-cell>
          <table:table-cell table:formula="of:=([.E203]-[.E202])/10" office:value-type="float" office:value="5.7" calcext:value-type="float">
            <text:p>5,7</text:p>
          </table:table-cell>
          <table:table-cell table:formula="of:=AVERAGE([.P178:.P203])" office:value-type="float" office:value="5.03423076923077" calcext:value-type="float">
            <text:p>5,03</text:p>
          </table:table-cell>
        </table:table-row>
        <table:table-row table:style-name="ro1">
          <table:table-cell office:value-type="string" calcext:value-type="string">
            <text:p>11:56:55</text:p>
          </table:table-cell>
          <table:table-cell office:value-type="float" office:value="9" calcext:value-type="float">
            <text:p>9</text:p>
          </table:table-cell>
          <table:table-cell office:value-type="float" office:value="48.009865" calcext:value-type="float">
            <text:p>48,009865</text:p>
          </table:table-cell>
          <table:table-cell office:value-type="float" office:value="0.236463" calcext:value-type="float">
            <text:p>0,236463</text:p>
          </table:table-cell>
          <table:table-cell office:value-type="float" office:value="3752.2" calcext:value-type="float">
            <text:p>3752,2</text:p>
          </table:table-cell>
          <table:table-cell office:value-type="float" office:value="34.1" calcext:value-type="float">
            <text:p>34,1</text:p>
          </table:table-cell>
          <table:table-cell office:value-type="float" office:value="31.9" calcext:value-type="float">
            <text:p>31,9</text:p>
          </table:table-cell>
          <table:table-cell office:value-type="float" office:value="-0.8" calcext:value-type="float">
            <text:p>-0,8</text:p>
          </table:table-cell>
          <table:table-cell office:value-type="float" office:value="645.3" calcext:value-type="float">
            <text:p>645,3</text:p>
          </table:table-cell>
          <table:table-cell office:value-type="float" office:value="17.3" calcext:value-type="float">
            <text:p>17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3.5" calcext:value-type="float">
            <text:p>-173,5</text:p>
          </table:table-cell>
          <table:table-cell office:value-type="float" office:value="2895.3" calcext:value-type="float">
            <text:p>2895,3</text:p>
          </table:table-cell>
          <table:table-cell table:formula="of:=([.E204]-[.E203])/10" office:value-type="float" office:value="5.43999999999996" calcext:value-type="float">
            <text:p>5,43999999999996</text:p>
          </table:table-cell>
          <table:table-cell table:formula="of:=AVERAGE([.P179:.P204])" office:value-type="float" office:value="5.09384615384615" calcext:value-type="float">
            <text:p>5,09</text:p>
          </table:table-cell>
        </table:table-row>
        <table:table-row table:style-name="ro1">
          <table:table-cell office:value-type="string" calcext:value-type="string">
            <text:p>11:57:05</text:p>
          </table:table-cell>
          <table:table-cell office:value-type="float" office:value="9" calcext:value-type="float">
            <text:p>9</text:p>
          </table:table-cell>
          <table:table-cell office:value-type="float" office:value="48.010101" calcext:value-type="float">
            <text:p>48,010101</text:p>
          </table:table-cell>
          <table:table-cell office:value-type="float" office:value="0.237508" calcext:value-type="float">
            <text:p>0,237508</text:p>
          </table:table-cell>
          <table:table-cell office:value-type="float" office:value="3805.7" calcext:value-type="float">
            <text:p>3805,7</text:p>
          </table:table-cell>
          <table:table-cell office:value-type="float" office:value="34.1" calcext:value-type="float">
            <text:p>34,1</text:p>
          </table:table-cell>
          <table:table-cell office:value-type="float" office:value="31.9" calcext:value-type="float">
            <text:p>31,9</text:p>
          </table:table-cell>
          <table:table-cell office:value-type="float" office:value="-0.5" calcext:value-type="float">
            <text:p>-0,5</text:p>
          </table:table-cell>
          <table:table-cell office:value-type="float" office:value="640.9" calcext:value-type="float">
            <text:p>640,9</text:p>
          </table:table-cell>
          <table:table-cell office:value-type="float" office:value="17.2" calcext:value-type="float">
            <text:p>17,2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4" calcext:value-type="float">
            <text:p>12,4</text:p>
          </table:table-cell>
          <table:table-cell office:value-type="float" office:value="-177.9" calcext:value-type="float">
            <text:p>-177,9</text:p>
          </table:table-cell>
          <table:table-cell office:value-type="float" office:value="2894.8" calcext:value-type="float">
            <text:p>2894,8</text:p>
          </table:table-cell>
          <table:table-cell table:formula="of:=([.E205]-[.E204])/10" office:value-type="float" office:value="5.35" calcext:value-type="float">
            <text:p>5,35</text:p>
          </table:table-cell>
          <table:table-cell table:formula="of:=AVERAGE([.P180:.P205])" office:value-type="float" office:value="5.14846153846154" calcext:value-type="float">
            <text:p>5,15</text:p>
          </table:table-cell>
        </table:table-row>
        <table:table-row table:style-name="ro1">
          <table:table-cell office:value-type="string" calcext:value-type="string">
            <text:p>11:57:15</text:p>
          </table:table-cell>
          <table:table-cell office:value-type="float" office:value="9" calcext:value-type="float">
            <text:p>9</text:p>
          </table:table-cell>
          <table:table-cell office:value-type="float" office:value="48.010181" calcext:value-type="float">
            <text:p>48,010181</text:p>
          </table:table-cell>
          <table:table-cell office:value-type="float" office:value="0.238498" calcext:value-type="float">
            <text:p>0,238498</text:p>
          </table:table-cell>
          <table:table-cell office:value-type="float" office:value="3867.9" calcext:value-type="float">
            <text:p>3867,9</text:p>
          </table:table-cell>
          <table:table-cell office:value-type="float" office:value="34" calcext:value-type="float">
            <text:p>34</text:p>
          </table:table-cell>
          <table:table-cell office:value-type="float" office:value="31.8" calcext:value-type="float">
            <text:p>31,8</text:p>
          </table:table-cell>
          <table:table-cell office:value-type="float" office:value="-1" calcext:value-type="float">
            <text:p>-1</text:p>
          </table:table-cell>
          <table:table-cell office:value-type="float" office:value="636" calcext:value-type="float">
            <text:p>636</text:p>
          </table:table-cell>
          <table:table-cell office:value-type="float" office:value="17.2" calcext:value-type="float">
            <text:p>17,2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894.3" calcext:value-type="float">
            <text:p>2894,3</text:p>
          </table:table-cell>
          <table:table-cell table:formula="of:=([.E206]-[.E205])/10" office:value-type="float" office:value="6.22000000000003" calcext:value-type="float">
            <text:p>6,22000000000003</text:p>
          </table:table-cell>
          <table:table-cell table:formula="of:=AVERAGE([.P181:.P206])" office:value-type="float" office:value="5.17115384615385" calcext:value-type="float">
            <text:p>5,17</text:p>
          </table:table-cell>
        </table:table-row>
        <table:table-row table:style-name="ro1">
          <table:table-cell office:value-type="string" calcext:value-type="string">
            <text:p>11:57:25</text:p>
          </table:table-cell>
          <table:table-cell office:value-type="float" office:value="9" calcext:value-type="float">
            <text:p>9</text:p>
          </table:table-cell>
          <table:table-cell office:value-type="float" office:value="48.010357" calcext:value-type="float">
            <text:p>48,010357</text:p>
          </table:table-cell>
          <table:table-cell office:value-type="float" office:value="0.239457" calcext:value-type="float">
            <text:p>0,239457</text:p>
          </table:table-cell>
          <table:table-cell office:value-type="float" office:value="3923.9" calcext:value-type="float">
            <text:p>3923,9</text:p>
          </table:table-cell>
          <table:table-cell office:value-type="float" office:value="34" calcext:value-type="float">
            <text:p>34</text:p>
          </table:table-cell>
          <table:table-cell office:value-type="float" office:value="31.7" calcext:value-type="float">
            <text:p>31,7</text:p>
          </table:table-cell>
          <table:table-cell office:value-type="float" office:value="-1.2" calcext:value-type="float">
            <text:p>-1,2</text:p>
          </table:table-cell>
          <table:table-cell office:value-type="float" office:value="631.5" calcext:value-type="float">
            <text:p>631,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75.8" calcext:value-type="float">
            <text:p>-175,8</text:p>
          </table:table-cell>
          <table:table-cell office:value-type="float" office:value="2893.9" calcext:value-type="float">
            <text:p>2893,9</text:p>
          </table:table-cell>
          <table:table-cell table:formula="of:=([.E207]-[.E206])/10" office:value-type="float" office:value="5.6" calcext:value-type="float">
            <text:p>5,6</text:p>
          </table:table-cell>
          <table:table-cell table:formula="of:=AVERAGE([.P182:.P207])" office:value-type="float" office:value="5.17461538461538" calcext:value-type="float">
            <text:p>5,17</text:p>
          </table:table-cell>
        </table:table-row>
        <table:table-row table:style-name="ro1">
          <table:table-cell office:value-type="string" calcext:value-type="string">
            <text:p>11:57:35</text:p>
          </table:table-cell>
          <table:table-cell office:value-type="float" office:value="9" calcext:value-type="float">
            <text:p>9</text:p>
          </table:table-cell>
          <table:table-cell office:value-type="float" office:value="48.01059" calcext:value-type="float">
            <text:p>48,01059</text:p>
          </table:table-cell>
          <table:table-cell office:value-type="float" office:value="0.240117" calcext:value-type="float">
            <text:p>0,240117</text:p>
          </table:table-cell>
          <table:table-cell office:value-type="float" office:value="3982.5" calcext:value-type="float">
            <text:p>3982,5</text:p>
          </table:table-cell>
          <table:table-cell office:value-type="float" office:value="33.9" calcext:value-type="float">
            <text:p>33,9</text:p>
          </table:table-cell>
          <table:table-cell office:value-type="float" office:value="31.6" calcext:value-type="float">
            <text:p>31,6</text:p>
          </table:table-cell>
          <table:table-cell office:value-type="float" office:value="-1.8" calcext:value-type="float">
            <text:p>-1,8</text:p>
          </table:table-cell>
          <table:table-cell office:value-type="float" office:value="626.8" calcext:value-type="float">
            <text:p>626,8</text:p>
          </table:table-cell>
          <table:table-cell office:value-type="float" office:value="16.9" calcext:value-type="float">
            <text:p>16,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-180.5" calcext:value-type="float">
            <text:p>-180,5</text:p>
          </table:table-cell>
          <table:table-cell office:value-type="float" office:value="2893.4" calcext:value-type="float">
            <text:p>2893,4</text:p>
          </table:table-cell>
          <table:table-cell table:formula="of:=([.E208]-[.E207])/10" office:value-type="float" office:value="5.85999999999999" calcext:value-type="float">
            <text:p>5,85999999999999</text:p>
          </table:table-cell>
          <table:table-cell table:formula="of:=AVERAGE([.P183:.P208])" office:value-type="float" office:value="5.21" calcext:value-type="float">
            <text:p>5,21</text:p>
          </table:table-cell>
        </table:table-row>
        <table:table-row table:style-name="ro1">
          <table:table-cell office:value-type="string" calcext:value-type="string">
            <text:p>11:57:45</text:p>
          </table:table-cell>
          <table:table-cell office:value-type="float" office:value="9" calcext:value-type="float">
            <text:p>9</text:p>
          </table:table-cell>
          <table:table-cell office:value-type="float" office:value="48.010864" calcext:value-type="float">
            <text:p>48,010864</text:p>
          </table:table-cell>
          <table:table-cell office:value-type="float" office:value="0.2405" calcext:value-type="float">
            <text:p>0,2405</text:p>
          </table:table-cell>
          <table:table-cell office:value-type="float" office:value="4043.8" calcext:value-type="float">
            <text:p>4043,8</text:p>
          </table:table-cell>
          <table:table-cell office:value-type="float" office:value="33.9" calcext:value-type="float">
            <text:p>33,9</text:p>
          </table:table-cell>
          <table:table-cell office:value-type="float" office:value="31.5" calcext:value-type="float">
            <text:p>31,5</text:p>
          </table:table-cell>
          <table:table-cell office:value-type="float" office:value="-1.8" calcext:value-type="float">
            <text:p>-1,8</text:p>
          </table:table-cell>
          <table:table-cell office:value-type="float" office:value="621.9" calcext:value-type="float">
            <text:p>621,9</text:p>
          </table:table-cell>
          <table:table-cell office:value-type="float" office:value="16.7" calcext:value-type="float">
            <text:p>16,7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4" calcext:value-type="float">
            <text:p>12,4</text:p>
          </table:table-cell>
          <table:table-cell office:value-type="float" office:value="-172.7" calcext:value-type="float">
            <text:p>-172,7</text:p>
          </table:table-cell>
          <table:table-cell office:value-type="float" office:value="2892.9" calcext:value-type="float">
            <text:p>2892,9</text:p>
          </table:table-cell>
          <table:table-cell table:formula="of:=([.E209]-[.E208])/10" office:value-type="float" office:value="6.13000000000002" calcext:value-type="float">
            <text:p>6,13000000000002</text:p>
          </table:table-cell>
          <table:table-cell table:formula="of:=AVERAGE([.P184:.P209])" office:value-type="float" office:value="5.24961538461539" calcext:value-type="float">
            <text:p>5,25</text:p>
          </table:table-cell>
        </table:table-row>
        <table:table-row table:style-name="ro1">
          <table:table-cell office:value-type="string" calcext:value-type="string">
            <text:p>11:57:55</text:p>
          </table:table-cell>
          <table:table-cell office:value-type="float" office:value="9" calcext:value-type="float">
            <text:p>9</text:p>
          </table:table-cell>
          <table:table-cell office:value-type="float" office:value="48.011234" calcext:value-type="float">
            <text:p>48,011234</text:p>
          </table:table-cell>
          <table:table-cell office:value-type="float" office:value="0.240838" calcext:value-type="float">
            <text:p>0,240838</text:p>
          </table:table-cell>
          <table:table-cell office:value-type="float" office:value="4103.6" calcext:value-type="float">
            <text:p>4103,6</text:p>
          </table:table-cell>
          <table:table-cell office:value-type="float" office:value="33.9" calcext:value-type="float">
            <text:p>33,9</text:p>
          </table:table-cell>
          <table:table-cell office:value-type="float" office:value="31.5" calcext:value-type="float">
            <text:p>31,5</text:p>
          </table:table-cell>
          <table:table-cell office:value-type="float" office:value="-1.5" calcext:value-type="float">
            <text:p>-1,5</text:p>
          </table:table-cell>
          <table:table-cell office:value-type="float" office:value="617.2" calcext:value-type="float">
            <text:p>617,2</text:p>
          </table:table-cell>
          <table:table-cell office:value-type="float" office:value="16.5" calcext:value-type="float">
            <text:p>16,5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69.8" calcext:value-type="float">
            <text:p>-169,8</text:p>
          </table:table-cell>
          <table:table-cell office:value-type="float" office:value="2892.4" calcext:value-type="float">
            <text:p>2892,4</text:p>
          </table:table-cell>
          <table:table-cell table:formula="of:=([.E210]-[.E209])/10" office:value-type="float" office:value="5.98000000000002" calcext:value-type="float">
            <text:p>5,98000000000002</text:p>
          </table:table-cell>
          <table:table-cell table:formula="of:=AVERAGE([.P185:.P210])" office:value-type="float" office:value="5.27384615384616" calcext:value-type="float">
            <text:p>5,27</text:p>
          </table:table-cell>
        </table:table-row>
        <table:table-row table:style-name="ro1">
          <table:table-cell office:value-type="string" calcext:value-type="string">
            <text:p>11:58:05</text:p>
          </table:table-cell>
          <table:table-cell office:value-type="float" office:value="9" calcext:value-type="float">
            <text:p>9</text:p>
          </table:table-cell>
          <table:table-cell office:value-type="float" office:value="48.011776" calcext:value-type="float">
            <text:p>48,011776</text:p>
          </table:table-cell>
          <table:table-cell office:value-type="float" office:value="0.24112" calcext:value-type="float">
            <text:p>0,24112</text:p>
          </table:table-cell>
          <table:table-cell office:value-type="float" office:value="4148.7" calcext:value-type="float">
            <text:p>4148,7</text:p>
          </table:table-cell>
          <table:table-cell office:value-type="float" office:value="33.8" calcext:value-type="float">
            <text:p>33,8</text:p>
          </table:table-cell>
          <table:table-cell office:value-type="float" office:value="31.4" calcext:value-type="float">
            <text:p>31,4</text:p>
          </table:table-cell>
          <table:table-cell office:value-type="float" office:value="-2" calcext:value-type="float">
            <text:p>-2</text:p>
          </table:table-cell>
          <table:table-cell office:value-type="float" office:value="613.7" calcext:value-type="float">
            <text:p>613,7</text:p>
          </table:table-cell>
          <table:table-cell office:value-type="float" office:value="16.4" calcext:value-type="float">
            <text:p>16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69.8" calcext:value-type="float">
            <text:p>-169,8</text:p>
          </table:table-cell>
          <table:table-cell office:value-type="float" office:value="2891.8" calcext:value-type="float">
            <text:p>2891,8</text:p>
          </table:table-cell>
          <table:table-cell table:formula="of:=([.E211]-[.E210])/10" office:value-type="float" office:value="4.50999999999995" calcext:value-type="float">
            <text:p>4,50999999999995</text:p>
          </table:table-cell>
          <table:table-cell table:formula="of:=AVERAGE([.P186:.P211])" office:value-type="float" office:value="5.26269230769231" calcext:value-type="float">
            <text:p>5,26</text:p>
          </table:table-cell>
        </table:table-row>
        <table:table-row table:style-name="ro1">
          <table:table-cell office:value-type="string" calcext:value-type="string">
            <text:p>11:58:15</text:p>
          </table:table-cell>
          <table:table-cell office:value-type="float" office:value="9" calcext:value-type="float">
            <text:p>9</text:p>
          </table:table-cell>
          <table:table-cell office:value-type="float" office:value="48.012245" calcext:value-type="float">
            <text:p>48,012245</text:p>
          </table:table-cell>
          <table:table-cell office:value-type="float" office:value="0.241508" calcext:value-type="float">
            <text:p>0,241508</text:p>
          </table:table-cell>
          <table:table-cell office:value-type="float" office:value="4201.6" calcext:value-type="float">
            <text:p>4201,6</text:p>
          </table:table-cell>
          <table:table-cell office:value-type="float" office:value="33.8" calcext:value-type="float">
            <text:p>33,8</text:p>
          </table:table-cell>
          <table:table-cell office:value-type="float" office:value="31.4" calcext:value-type="float">
            <text:p>31,4</text:p>
          </table:table-cell>
          <table:table-cell office:value-type="float" office:value="-2.2" calcext:value-type="float">
            <text:p>-2,2</text:p>
          </table:table-cell>
          <table:table-cell office:value-type="float" office:value="609.4" calcext:value-type="float">
            <text:p>609,4</text:p>
          </table:table-cell>
          <table:table-cell office:value-type="float" office:value="16.3" calcext:value-type="float">
            <text:p>16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891.3" calcext:value-type="float">
            <text:p>2891,3</text:p>
          </table:table-cell>
          <table:table-cell table:formula="of:=([.E212]-[.E211])/10" office:value-type="float" office:value="5.29000000000005" calcext:value-type="float">
            <text:p>5,29000000000005</text:p>
          </table:table-cell>
          <table:table-cell table:formula="of:=AVERAGE([.P187:.P212])" office:value-type="float" office:value="5.29192307692308" calcext:value-type="float">
            <text:p>5,29</text:p>
          </table:table-cell>
        </table:table-row>
        <table:table-row table:style-name="ro1">
          <table:table-cell office:value-type="string" calcext:value-type="string">
            <text:p>11:58:25</text:p>
          </table:table-cell>
          <table:table-cell office:value-type="float" office:value="9" calcext:value-type="float">
            <text:p>9</text:p>
          </table:table-cell>
          <table:table-cell office:value-type="float" office:value="48.012772" calcext:value-type="float">
            <text:p>48,012772</text:p>
          </table:table-cell>
          <table:table-cell office:value-type="float" office:value="0.241895" calcext:value-type="float">
            <text:p>0,241895</text:p>
          </table:table-cell>
          <table:table-cell office:value-type="float" office:value="4257.4" calcext:value-type="float">
            <text:p>4257,4</text:p>
          </table:table-cell>
          <table:table-cell office:value-type="float" office:value="33.6" calcext:value-type="float">
            <text:p>33,6</text:p>
          </table:table-cell>
          <table:table-cell office:value-type="float" office:value="31.3" calcext:value-type="float">
            <text:p>31,3</text:p>
          </table:table-cell>
          <table:table-cell office:value-type="float" office:value="-2.5" calcext:value-type="float">
            <text:p>-2,5</text:p>
          </table:table-cell>
          <table:table-cell office:value-type="float" office:value="605.1" calcext:value-type="float">
            <text:p>605,1</text:p>
          </table:table-cell>
          <table:table-cell office:value-type="float" office:value="16.1" calcext:value-type="float">
            <text:p>16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8.6" calcext:value-type="float">
            <text:p>-178,6</text:p>
          </table:table-cell>
          <table:table-cell office:value-type="float" office:value="2890.9" calcext:value-type="float">
            <text:p>2890,9</text:p>
          </table:table-cell>
          <table:table-cell table:formula="of:=([.E213]-[.E212])/10" office:value-type="float" office:value="5.57999999999993" calcext:value-type="float">
            <text:p>5,57999999999993</text:p>
          </table:table-cell>
          <table:table-cell table:formula="of:=AVERAGE([.P188:.P213])" office:value-type="float" office:value="5.32923076923077" calcext:value-type="float">
            <text:p>5,33</text:p>
          </table:table-cell>
        </table:table-row>
        <table:table-row table:style-name="ro1">
          <table:table-cell office:value-type="string" calcext:value-type="string">
            <text:p>11:58:35</text:p>
          </table:table-cell>
          <table:table-cell office:value-type="float" office:value="9" calcext:value-type="float">
            <text:p>9</text:p>
          </table:table-cell>
          <table:table-cell office:value-type="float" office:value="48.01329" calcext:value-type="float">
            <text:p>48,01329</text:p>
          </table:table-cell>
          <table:table-cell office:value-type="float" office:value="0.242318" calcext:value-type="float">
            <text:p>0,242318</text:p>
          </table:table-cell>
          <table:table-cell office:value-type="float" office:value="4316.3" calcext:value-type="float">
            <text:p>4316,3</text:p>
          </table:table-cell>
          <table:table-cell office:value-type="float" office:value="33.5" calcext:value-type="float">
            <text:p>33,5</text:p>
          </table:table-cell>
          <table:table-cell office:value-type="float" office:value="31.2" calcext:value-type="float">
            <text:p>31,2</text:p>
          </table:table-cell>
          <table:table-cell office:value-type="float" office:value="-3.5" calcext:value-type="float">
            <text:p>-3,5</text:p>
          </table:table-cell>
          <table:table-cell office:value-type="float" office:value="600.7" calcext:value-type="float">
            <text:p>600,7</text:p>
          </table:table-cell>
          <table:table-cell office:value-type="float" office:value="16.1" calcext:value-type="float">
            <text:p>16,1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-173.1" calcext:value-type="float">
            <text:p>-173,1</text:p>
          </table:table-cell>
          <table:table-cell office:value-type="float" office:value="2890.4" calcext:value-type="float">
            <text:p>2890,4</text:p>
          </table:table-cell>
          <table:table-cell table:formula="of:=([.E214]-[.E213])/10" office:value-type="float" office:value="5.89000000000006" calcext:value-type="float">
            <text:p>5,89000000000006</text:p>
          </table:table-cell>
          <table:table-cell table:formula="of:=AVERAGE([.P189:.P214])" office:value-type="float" office:value="5.37230769230769" calcext:value-type="float">
            <text:p>5,37</text:p>
          </table:table-cell>
        </table:table-row>
        <table:table-row table:style-name="ro1">
          <table:table-cell office:value-type="string" calcext:value-type="string">
            <text:p>11:58:45</text:p>
          </table:table-cell>
          <table:table-cell office:value-type="float" office:value="9" calcext:value-type="float">
            <text:p>9</text:p>
          </table:table-cell>
          <table:table-cell office:value-type="float" office:value="48.013889" calcext:value-type="float">
            <text:p>48,013889</text:p>
          </table:table-cell>
          <table:table-cell office:value-type="float" office:value="0.242708" calcext:value-type="float">
            <text:p>0,242708</text:p>
          </table:table-cell>
          <table:table-cell office:value-type="float" office:value="4374.2" calcext:value-type="float">
            <text:p>4374,2</text:p>
          </table:table-cell>
          <table:table-cell office:value-type="float" office:value="33.5" calcext:value-type="float">
            <text:p>33,5</text:p>
          </table:table-cell>
          <table:table-cell office:value-type="float" office:value="31.1" calcext:value-type="float">
            <text:p>31,1</text:p>
          </table:table-cell>
          <table:table-cell office:value-type="float" office:value="-4.8" calcext:value-type="float">
            <text:p>-4,8</text:p>
          </table:table-cell>
          <table:table-cell office:value-type="float" office:value="596.4" calcext:value-type="float">
            <text:p>596,4</text:p>
          </table:table-cell>
          <table:table-cell office:value-type="float" office:value="15.9" calcext:value-type="float">
            <text:p>15,9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4" calcext:value-type="float">
            <text:p>12,4</text:p>
          </table:table-cell>
          <table:table-cell office:value-type="float" office:value="-211.4" calcext:value-type="float">
            <text:p>-211,4</text:p>
          </table:table-cell>
          <table:table-cell office:value-type="float" office:value="2889.8" calcext:value-type="float">
            <text:p>2889,8</text:p>
          </table:table-cell>
          <table:table-cell table:formula="of:=([.E215]-[.E214])/10" office:value-type="float" office:value="5.78999999999996" calcext:value-type="float">
            <text:p>5,78999999999996</text:p>
          </table:table-cell>
          <table:table-cell table:formula="of:=AVERAGE([.P190:.P215])" office:value-type="float" office:value="5.39230769230769" calcext:value-type="float">
            <text:p>5,39</text:p>
          </table:table-cell>
        </table:table-row>
        <table:table-row table:style-name="ro1">
          <table:table-cell office:value-type="string" calcext:value-type="string">
            <text:p>11:58:55</text:p>
          </table:table-cell>
          <table:table-cell office:value-type="float" office:value="9" calcext:value-type="float">
            <text:p>9</text:p>
          </table:table-cell>
          <table:table-cell office:value-type="float" office:value="48.014511" calcext:value-type="float">
            <text:p>48,014511</text:p>
          </table:table-cell>
          <table:table-cell office:value-type="float" office:value="0.243043" calcext:value-type="float">
            <text:p>0,243043</text:p>
          </table:table-cell>
          <table:table-cell office:value-type="float" office:value="4435.2" calcext:value-type="float">
            <text:p>4435,2</text:p>
          </table:table-cell>
          <table:table-cell office:value-type="float" office:value="33.4" calcext:value-type="float">
            <text:p>33,4</text:p>
          </table:table-cell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591.6" calcext:value-type="float">
            <text:p>591,6</text:p>
          </table:table-cell>
          <table:table-cell office:value-type="float" office:value="15.7" calcext:value-type="float">
            <text:p>15,7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0.3" calcext:value-type="float">
            <text:p>-170,3</text:p>
          </table:table-cell>
          <table:table-cell office:value-type="float" office:value="2889.4" calcext:value-type="float">
            <text:p>2889,4</text:p>
          </table:table-cell>
          <table:table-cell table:formula="of:=([.E216]-[.E215])/10" office:value-type="float" office:value="6.1" calcext:value-type="float">
            <text:p>6,1</text:p>
          </table:table-cell>
          <table:table-cell table:formula="of:=AVERAGE([.P191:.P216])" office:value-type="float" office:value="5.43576923076923" calcext:value-type="float">
            <text:p>5,44</text:p>
          </table:table-cell>
        </table:table-row>
        <table:table-row table:style-name="ro1">
          <table:table-cell office:value-type="string" calcext:value-type="string">
            <text:p>11:59:05</text:p>
          </table:table-cell>
          <table:table-cell office:value-type="float" office:value="9" calcext:value-type="float">
            <text:p>9</text:p>
          </table:table-cell>
          <table:table-cell office:value-type="float" office:value="48.01524" calcext:value-type="float">
            <text:p>48,01524</text:p>
          </table:table-cell>
          <table:table-cell office:value-type="float" office:value="0.243387" calcext:value-type="float">
            <text:p>0,243387</text:p>
          </table:table-cell>
          <table:table-cell office:value-type="float" office:value="4498.7" calcext:value-type="float">
            <text:p>4498,7</text:p>
          </table:table-cell>
          <table:table-cell office:value-type="float" office:value="33.4" calcext:value-type="float">
            <text:p>33,4</text:p>
          </table:table-cell>
          <table:table-cell office:value-type="float" office:value="30.9" calcext:value-type="float">
            <text:p>30,9</text:p>
          </table:table-cell>
          <table:table-cell office:value-type="float" office:value="-3.8" calcext:value-type="float">
            <text:p>-3,8</text:p>
          </table:table-cell>
          <table:table-cell office:value-type="float" office:value="586.9" calcext:value-type="float">
            <text:p>586,9</text:p>
          </table:table-cell>
          <table:table-cell office:value-type="float" office:value="15.5" calcext:value-type="float">
            <text:p>15,5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-172.3" calcext:value-type="float">
            <text:p>-172,3</text:p>
          </table:table-cell>
          <table:table-cell office:value-type="float" office:value="2888.9" calcext:value-type="float">
            <text:p>2888,9</text:p>
          </table:table-cell>
          <table:table-cell table:formula="of:=([.E217]-[.E216])/10" office:value-type="float" office:value="6.35" calcext:value-type="float">
            <text:p>6,35</text:p>
          </table:table-cell>
          <table:table-cell table:formula="of:=AVERAGE([.P192:.P217])" office:value-type="float" office:value="5.51115384615385" calcext:value-type="float">
            <text:p>5,51</text:p>
          </table:table-cell>
        </table:table-row>
        <table:table-row table:style-name="ro1">
          <table:table-cell office:value-type="string" calcext:value-type="string">
            <text:p>11:59:15</text:p>
          </table:table-cell>
          <table:table-cell office:value-type="float" office:value="9" calcext:value-type="float">
            <text:p>9</text:p>
          </table:table-cell>
          <table:table-cell office:value-type="float" office:value="48.016121" calcext:value-type="float">
            <text:p>48,016121</text:p>
          </table:table-cell>
          <table:table-cell office:value-type="float" office:value="0.243497" calcext:value-type="float">
            <text:p>0,243497</text:p>
          </table:table-cell>
          <table:table-cell office:value-type="float" office:value="4547.5" calcext:value-type="float">
            <text:p>4547,5</text:p>
          </table:table-cell>
          <table:table-cell office:value-type="float" office:value="33.2" calcext:value-type="float">
            <text:p>33,2</text:p>
          </table:table-cell>
          <table:table-cell office:value-type="float" office:value="30.9" calcext:value-type="float">
            <text:p>30,9</text:p>
          </table:table-cell>
          <table:table-cell office:value-type="float" office:value="-4" calcext:value-type="float">
            <text:p>-4</text:p>
          </table:table-cell>
          <table:table-cell office:value-type="float" office:value="583.1" calcext:value-type="float">
            <text:p>583,1</text:p>
          </table:table-cell>
          <table:table-cell office:value-type="float" office:value="15.4" calcext:value-type="float">
            <text:p>15,4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3.1" calcext:value-type="float">
            <text:p>-173,1</text:p>
          </table:table-cell>
          <table:table-cell office:value-type="float" office:value="2888.4" calcext:value-type="float">
            <text:p>2888,4</text:p>
          </table:table-cell>
          <table:table-cell table:formula="of:=([.E218]-[.E217])/10" office:value-type="float" office:value="4.88000000000002" calcext:value-type="float">
            <text:p>4,88000000000002</text:p>
          </table:table-cell>
          <table:table-cell table:formula="of:=AVERAGE([.P193:.P218])" office:value-type="float" office:value="5.50961538461539" calcext:value-type="float">
            <text:p>5,51</text:p>
          </table:table-cell>
        </table:table-row>
        <table:table-row table:style-name="ro1">
          <table:table-cell office:value-type="string" calcext:value-type="string">
            <text:p>11:59:25</text:p>
          </table:table-cell>
          <table:table-cell office:value-type="float" office:value="9" calcext:value-type="float">
            <text:p>9</text:p>
          </table:table-cell>
          <table:table-cell office:value-type="float" office:value="48.016884" calcext:value-type="float">
            <text:p>48,016884</text:p>
          </table:table-cell>
          <table:table-cell office:value-type="float" office:value="0.243683" calcext:value-type="float">
            <text:p>0,243683</text:p>
          </table:table-cell>
          <table:table-cell office:value-type="float" office:value="4608.5" calcext:value-type="float">
            <text:p>4608,5</text:p>
          </table:table-cell>
          <table:table-cell office:value-type="float" office:value="33.2" calcext:value-type="float">
            <text:p>33,2</text:p>
          </table:table-cell>
          <table:table-cell office:value-type="float" office:value="30.8" calcext:value-type="float">
            <text:p>30,8</text:p>
          </table:table-cell>
          <table:table-cell office:value-type="float" office:value="-4" calcext:value-type="float">
            <text:p>-4</text:p>
          </table:table-cell>
          <table:table-cell office:value-type="float" office:value="578.6" calcext:value-type="float">
            <text:p>578,6</text:p>
          </table:table-cell>
          <table:table-cell office:value-type="float" office:value="15.3" calcext:value-type="float">
            <text:p>15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-173.6" calcext:value-type="float">
            <text:p>-173,6</text:p>
          </table:table-cell>
          <table:table-cell office:value-type="float" office:value="2887.9" calcext:value-type="float">
            <text:p>2887,9</text:p>
          </table:table-cell>
          <table:table-cell table:formula="of:=([.E219]-[.E218])/10" office:value-type="float" office:value="6.1" calcext:value-type="float">
            <text:p>6,1</text:p>
          </table:table-cell>
          <table:table-cell table:formula="of:=AVERAGE([.P194:.P219])" office:value-type="float" office:value="5.58" calcext:value-type="float">
            <text:p>5,58</text:p>
          </table:table-cell>
        </table:table-row>
        <table:table-row table:style-name="ro1">
          <table:table-cell office:value-type="string" calcext:value-type="string">
            <text:p>11:59:35</text:p>
          </table:table-cell>
          <table:table-cell office:value-type="float" office:value="9" calcext:value-type="float">
            <text:p>9</text:p>
          </table:table-cell>
          <table:table-cell office:value-type="float" office:value="48.017475" calcext:value-type="float">
            <text:p>48,017475</text:p>
          </table:table-cell>
          <table:table-cell office:value-type="float" office:value="0.244048" calcext:value-type="float">
            <text:p>0,244048</text:p>
          </table:table-cell>
          <table:table-cell office:value-type="float" office:value="4670.6" calcext:value-type="float">
            <text:p>4670,6</text:p>
          </table:table-cell>
          <table:table-cell office:value-type="float" office:value="33.1" calcext:value-type="float">
            <text:p>33,1</text:p>
          </table:table-cell>
          <table:table-cell office:value-type="float" office:value="30.7" calcext:value-type="float">
            <text:p>30,7</text:p>
          </table:table-cell>
          <table:table-cell office:value-type="float" office:value="-3.8" calcext:value-type="float">
            <text:p>-3,8</text:p>
          </table:table-cell>
          <table:table-cell office:value-type="float" office:value="574" calcext:value-type="float">
            <text:p>574</text:p>
          </table:table-cell>
          <table:table-cell office:value-type="float" office:value="15.1" calcext:value-type="float">
            <text:p>15,1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4" calcext:value-type="float">
            <text:p>12,4</text:p>
          </table:table-cell>
          <table:table-cell office:value-type="float" office:value="-169.7" calcext:value-type="float">
            <text:p>-169,7</text:p>
          </table:table-cell>
          <table:table-cell office:value-type="float" office:value="2887.4" calcext:value-type="float">
            <text:p>2887,4</text:p>
          </table:table-cell>
          <table:table-cell table:formula="of:=([.E220]-[.E219])/10" office:value-type="float" office:value="6.21000000000004" calcext:value-type="float">
            <text:p>6,21000000000004</text:p>
          </table:table-cell>
          <table:table-cell table:formula="of:=AVERAGE([.P195:.P220])" office:value-type="float" office:value="5.64423076923077" calcext:value-type="float">
            <text:p>5,64</text:p>
          </table:table-cell>
        </table:table-row>
        <table:table-row table:style-name="ro1">
          <table:table-cell office:value-type="string" calcext:value-type="string">
            <text:p>11:59:45</text:p>
          </table:table-cell>
          <table:table-cell office:value-type="float" office:value="9" calcext:value-type="float">
            <text:p>9</text:p>
          </table:table-cell>
          <table:table-cell office:value-type="float" office:value="48.01804" calcext:value-type="float">
            <text:p>48,01804</text:p>
          </table:table-cell>
          <table:table-cell office:value-type="float" office:value="0.244623" calcext:value-type="float">
            <text:p>0,244623</text:p>
          </table:table-cell>
          <table:table-cell office:value-type="float" office:value="4739" calcext:value-type="float">
            <text:p>4739</text:p>
          </table:table-cell>
          <table:table-cell office:value-type="float" office:value="33.1" calcext:value-type="float">
            <text:p>33,1</text:p>
          </table:table-cell>
          <table:table-cell office:value-type="float" office:value="30.6" calcext:value-type="float">
            <text:p>30,6</text:p>
          </table:table-cell>
          <table:table-cell office:value-type="float" office:value="-4" calcext:value-type="float">
            <text:p>-4</text:p>
          </table:table-cell>
          <table:table-cell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172.8" calcext:value-type="float">
            <text:p>-172,8</text:p>
          </table:table-cell>
          <table:table-cell office:value-type="float" office:value="2886.9" calcext:value-type="float">
            <text:p>2886,9</text:p>
          </table:table-cell>
          <table:table-cell table:formula="of:=([.E221]-[.E220])/10" office:value-type="float" office:value="6.83999999999996" calcext:value-type="float">
            <text:p>6,83999999999996</text:p>
          </table:table-cell>
          <table:table-cell table:formula="of:=AVERAGE([.P196:.P221])" office:value-type="float" office:value="5.67961538461538" calcext:value-type="float">
            <text:p>5,68</text:p>
          </table:table-cell>
        </table:table-row>
        <table:table-row table:style-name="ro1">
          <table:table-cell office:value-type="string" calcext:value-type="string">
            <text:p>11:59:55</text:p>
          </table:table-cell>
          <table:table-cell office:value-type="float" office:value="9" calcext:value-type="float">
            <text:p>9</text:p>
          </table:table-cell>
          <table:table-cell office:value-type="float" office:value="48.018574" calcext:value-type="float">
            <text:p>48,018574</text:p>
          </table:table-cell>
          <table:table-cell office:value-type="float" office:value="0.2454" calcext:value-type="float">
            <text:p>0,2454</text:p>
          </table:table-cell>
          <table:table-cell office:value-type="float" office:value="4796.6" calcext:value-type="float">
            <text:p>4796,6</text:p>
          </table:table-cell>
          <table:table-cell office:value-type="float" office:value="33" calcext:value-type="float">
            <text:p>33</text:p>
          </table:table-cell>
          <table:table-cell office:value-type="float" office:value="30.5" calcext:value-type="float">
            <text:p>30,5</text:p>
          </table:table-cell>
          <table:table-cell office:value-type="float" office:value="-4.2" calcext:value-type="float">
            <text:p>-4,2</text:p>
          </table:table-cell>
          <table:table-cell office:value-type="float" office:value="564.8" calcext:value-type="float">
            <text:p>564,8</text:p>
          </table:table-cell>
          <table:table-cell office:value-type="float" office:value="14.7" calcext:value-type="float">
            <text:p>14,7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office:value-type="float" office:value="-175.1" calcext:value-type="float">
            <text:p>-175,1</text:p>
          </table:table-cell>
          <table:table-cell office:value-type="float" office:value="2886.5" calcext:value-type="float">
            <text:p>2886,5</text:p>
          </table:table-cell>
          <table:table-cell table:formula="of:=([.E222]-[.E221])/10" office:value-type="float" office:value="5.76000000000004" calcext:value-type="float">
            <text:p>5,76000000000004</text:p>
          </table:table-cell>
          <table:table-cell table:formula="of:=AVERAGE([.P197:.P222])" office:value-type="float" office:value="5.68846153846154" calcext:value-type="float">
            <text:p>5,69</text:p>
          </table:table-cell>
        </table:table-row>
        <table:table-row table:style-name="ro1">
          <table:table-cell office:value-type="string" calcext:value-type="string">
            <text:p>12:00:05</text:p>
          </table:table-cell>
          <table:table-cell office:value-type="float" office:value="9" calcext:value-type="float">
            <text:p>9</text:p>
          </table:table-cell>
          <table:table-cell office:value-type="float" office:value="48.019161" calcext:value-type="float">
            <text:p>48,019161</text:p>
          </table:table-cell>
          <table:table-cell office:value-type="float" office:value="0.246218" calcext:value-type="float">
            <text:p>0,246218</text:p>
          </table:table-cell>
          <table:table-cell office:value-type="float" office:value="4846.5" calcext:value-type="float">
            <text:p>4846,5</text:p>
          </table:table-cell>
          <table:table-cell office:value-type="float" office:value="33" calcext:value-type="float">
            <text:p>33</text:p>
          </table:table-cell>
          <table:table-cell office:value-type="float" office:value="30.4" calcext:value-type="float">
            <text:p>30,4</text:p>
          </table:table-cell>
          <table:table-cell office:value-type="float" office:value="-5" calcext:value-type="float">
            <text:p>-5</text:p>
          </table:table-cell>
          <table:table-cell office:value-type="float" office:value="561.2" calcext:value-type="float">
            <text:p>561,2</text:p>
          </table:table-cell>
          <table:table-cell office:value-type="float" office:value="14.7" calcext:value-type="float">
            <text:p>14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2.4" calcext:value-type="float">
            <text:p>12,4</text:p>
          </table:table-cell>
          <table:table-cell office:value-type="float" office:value="-177.5" calcext:value-type="float">
            <text:p>-177,5</text:p>
          </table:table-cell>
          <table:table-cell office:value-type="float" office:value="2885.9" calcext:value-type="float">
            <text:p>2885,9</text:p>
          </table:table-cell>
          <table:table-cell table:formula="of:=([.E223]-[.E222])/10" office:value-type="float" office:value="4.98999999999996" calcext:value-type="float">
            <text:p>4,98999999999996</text:p>
          </table:table-cell>
          <table:table-cell table:formula="of:=AVERAGE([.P198:.P223])" office:value-type="float" office:value="5.665" calcext:value-type="float">
            <text:p>5,67</text:p>
          </table:table-cell>
        </table:table-row>
        <table:table-row table:style-name="ro1">
          <table:table-cell office:value-type="string" calcext:value-type="string">
            <text:p>12:00:15</text:p>
          </table:table-cell>
          <table:table-cell office:value-type="float" office:value="9" calcext:value-type="float">
            <text:p>9</text:p>
          </table:table-cell>
          <table:table-cell office:value-type="float" office:value="48.019932" calcext:value-type="float">
            <text:p>48,019932</text:p>
          </table:table-cell>
          <table:table-cell office:value-type="float" office:value="0.247072" calcext:value-type="float">
            <text:p>0,247072</text:p>
          </table:table-cell>
          <table:table-cell office:value-type="float" office:value="4900.3" calcext:value-type="float">
            <text:p>4900,3</text:p>
          </table:table-cell>
          <table:table-cell office:value-type="float" office:value="32.9" calcext:value-type="float">
            <text:p>32,9</text:p>
          </table:table-cell>
          <table:table-cell office:value-type="float" office:value="30.3" calcext:value-type="float">
            <text:p>30,3</text:p>
          </table:table-cell>
          <table:table-cell office:value-type="float" office:value="-4.8" calcext:value-type="float">
            <text:p>-4,8</text:p>
          </table:table-cell>
          <table:table-cell office:value-type="float" office:value="557.2" calcext:value-type="float">
            <text:p>557,2</text:p>
          </table:table-cell>
          <table:table-cell office:value-type="float" office:value="14.5" calcext:value-type="float">
            <text:p>14,5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-172.9" calcext:value-type="float">
            <text:p>-172,9</text:p>
          </table:table-cell>
          <table:table-cell office:value-type="float" office:value="2885.4" calcext:value-type="float">
            <text:p>2885,4</text:p>
          </table:table-cell>
          <table:table-cell table:formula="of:=([.E224]-[.E223])/10" office:value-type="float" office:value="5.38000000000002" calcext:value-type="float">
            <text:p>5,38000000000002</text:p>
          </table:table-cell>
          <table:table-cell table:formula="of:=AVERAGE([.P199:.P224])" office:value-type="float" office:value="5.63346153846154" calcext:value-type="float">
            <text:p>5,63</text:p>
          </table:table-cell>
        </table:table-row>
        <table:table-row table:style-name="ro1">
          <table:table-cell office:value-type="string" calcext:value-type="string">
            <text:p>12:00:25</text:p>
          </table:table-cell>
          <table:table-cell office:value-type="float" office:value="10" calcext:value-type="float">
            <text:p>10</text:p>
          </table:table-cell>
          <table:table-cell office:value-type="float" office:value="48.020603" calcext:value-type="float">
            <text:p>48,020603</text:p>
          </table:table-cell>
          <table:table-cell office:value-type="float" office:value="0.247985" calcext:value-type="float">
            <text:p>0,247985</text:p>
          </table:table-cell>
          <table:table-cell office:value-type="float" office:value="4957.7" calcext:value-type="float">
            <text:p>4957,7</text:p>
          </table:table-cell>
          <table:table-cell office:value-type="float" office:value="32.9" calcext:value-type="float">
            <text:p>32,9</text:p>
          </table:table-cell>
          <table:table-cell office:value-type="float" office:value="30.2" calcext:value-type="float">
            <text:p>30,2</text:p>
          </table:table-cell>
          <table:table-cell office:value-type="float" office:value="-5.8" calcext:value-type="float">
            <text:p>-5,8</text:p>
          </table:table-cell>
          <table:table-cell office:value-type="float" office:value="553" calcext:value-type="float">
            <text:p>553</text:p>
          </table:table-cell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-179" calcext:value-type="float">
            <text:p>-179</text:p>
          </table:table-cell>
          <table:table-cell office:value-type="float" office:value="2884.9" calcext:value-type="float">
            <text:p>2884,9</text:p>
          </table:table-cell>
          <table:table-cell table:formula="of:=([.E225]-[.E224])/10" office:value-type="float" office:value="5.73999999999996" calcext:value-type="float">
            <text:p>5,73999999999996</text:p>
          </table:table-cell>
          <table:table-cell table:formula="of:=AVERAGE([.P200:.P225])" office:value-type="float" office:value="5.65307692307692" calcext:value-type="float">
            <text:p>5,65</text:p>
          </table:table-cell>
        </table:table-row>
        <table:table-row table:style-name="ro1">
          <table:table-cell office:value-type="string" calcext:value-type="string">
            <text:p>12:00:35</text:p>
          </table:table-cell>
          <table:table-cell office:value-type="float" office:value="10" calcext:value-type="float">
            <text:p>10</text:p>
          </table:table-cell>
          <table:table-cell office:value-type="float" office:value="48.021286" calcext:value-type="float">
            <text:p>48,021286</text:p>
          </table:table-cell>
          <table:table-cell office:value-type="float" office:value="0.24877" calcext:value-type="float">
            <text:p>0,24877</text:p>
          </table:table-cell>
          <table:table-cell office:value-type="float" office:value="5017.1" calcext:value-type="float">
            <text:p>5017,1</text:p>
          </table:table-cell>
          <table:table-cell office:value-type="float" office:value="32.8" calcext:value-type="float">
            <text:p>32,8</text:p>
          </table:table-cell>
          <table:table-cell office:value-type="float" office:value="30.1" calcext:value-type="float">
            <text:p>30,1</text:p>
          </table:table-cell>
          <table:table-cell office:value-type="float" office:value="-6.2" calcext:value-type="float">
            <text:p>-6,2</text:p>
          </table:table-cell>
          <table:table-cell office:value-type="float" office:value="548.9" calcext:value-type="float">
            <text:p>548,9</text:p>
          </table:table-cell>
          <table:table-cell office:value-type="float" office:value="14.2" calcext:value-type="float">
            <text:p>14,2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-174.4" calcext:value-type="float">
            <text:p>-174,4</text:p>
          </table:table-cell>
          <table:table-cell office:value-type="float" office:value="2884.4" calcext:value-type="float">
            <text:p>2884,4</text:p>
          </table:table-cell>
          <table:table-cell table:formula="of:=([.E226]-[.E225])/10" office:value-type="float" office:value="5.94000000000005" calcext:value-type="float">
            <text:p>5,94000000000005</text:p>
          </table:table-cell>
          <table:table-cell table:formula="of:=AVERAGE([.P201:.P226])" office:value-type="float" office:value="5.68038461538462" calcext:value-type="float">
            <text:p>5,68</text:p>
          </table:table-cell>
        </table:table-row>
        <table:table-row table:style-name="ro1">
          <table:table-cell office:value-type="string" calcext:value-type="string">
            <text:p>12:00:45</text:p>
          </table:table-cell>
          <table:table-cell office:value-type="float" office:value="10" calcext:value-type="float">
            <text:p>10</text:p>
          </table:table-cell>
          <table:table-cell office:value-type="float" office:value="48.022022" calcext:value-type="float">
            <text:p>48,022022</text:p>
          </table:table-cell>
          <table:table-cell office:value-type="float" office:value="0.249923" calcext:value-type="float">
            <text:p>0,249923</text:p>
          </table:table-cell>
          <table:table-cell office:value-type="float" office:value="5074.2" calcext:value-type="float">
            <text:p>5074,2</text:p>
          </table:table-cell>
          <table:table-cell office:value-type="float" office:value="32.6" calcext:value-type="float">
            <text:p>32,6</text:p>
          </table:table-cell>
          <table:table-cell office:value-type="float" office:value="30.1" calcext:value-type="float">
            <text:p>30,1</text:p>
          </table:table-cell>
          <table:table-cell office:value-type="float" office:value="-8" calcext:value-type="float">
            <text:p>-8</text:p>
          </table:table-cell>
          <table:table-cell office:value-type="float" office:value="544.9" calcext:value-type="float">
            <text:p>544,9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-209.7" calcext:value-type="float">
            <text:p>-209,7</text:p>
          </table:table-cell>
          <table:table-cell office:value-type="float" office:value="2883.9" calcext:value-type="float">
            <text:p>2883,9</text:p>
          </table:table-cell>
          <table:table-cell table:formula="of:=([.E227]-[.E226])/10" office:value-type="float" office:value="5.70999999999995" calcext:value-type="float">
            <text:p>5,70999999999995</text:p>
          </table:table-cell>
          <table:table-cell table:formula="of:=AVERAGE([.P202:.P227])" office:value-type="float" office:value="5.70346153846154" calcext:value-type="float">
            <text:p>5,70</text:p>
          </table:table-cell>
        </table:table-row>
        <table:table-row table:style-name="ro1">
          <table:table-cell office:value-type="string" calcext:value-type="string">
            <text:p>12:00:55</text:p>
          </table:table-cell>
          <table:table-cell office:value-type="float" office:value="10" calcext:value-type="float">
            <text:p>10</text:p>
          </table:table-cell>
          <table:table-cell office:value-type="float" office:value="48.022614" calcext:value-type="float">
            <text:p>48,022614</text:p>
          </table:table-cell>
          <table:table-cell office:value-type="float" office:value="0.251297" calcext:value-type="float">
            <text:p>0,251297</text:p>
          </table:table-cell>
          <table:table-cell office:value-type="float" office:value="5132.7" calcext:value-type="float">
            <text:p>5132,7</text:p>
          </table:table-cell>
          <table:table-cell office:value-type="float" office:value="32.6" calcext:value-type="float">
            <text:p>32,6</text:p>
          </table:table-cell>
          <table:table-cell office:value-type="float" office:value="30" calcext:value-type="float">
            <text:p>30</text:p>
          </table:table-cell>
          <table:table-cell office:value-type="float" office:value="-8.5" calcext:value-type="float">
            <text:p>-8,5</text:p>
          </table:table-cell>
          <table:table-cell office:value-type="float" office:value="540.7" calcext:value-type="float">
            <text:p>540,7</text:p>
          </table:table-cell>
          <table:table-cell office:value-type="float" office:value="13.7" calcext:value-type="float">
            <text:p>13,7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-173.3" calcext:value-type="float">
            <text:p>-173,3</text:p>
          </table:table-cell>
          <table:table-cell office:value-type="float" office:value="2883.4" calcext:value-type="float">
            <text:p>2883,4</text:p>
          </table:table-cell>
          <table:table-cell table:formula="of:=([.E228]-[.E227])/10" office:value-type="float" office:value="5.85" calcext:value-type="float">
            <text:p>5,85</text:p>
          </table:table-cell>
          <table:table-cell table:formula="of:=AVERAGE([.P203:.P228])" office:value-type="float" office:value="5.73807692307692" calcext:value-type="float">
            <text:p>5,74</text:p>
          </table:table-cell>
        </table:table-row>
        <table:table-row table:style-name="ro1">
          <table:table-cell office:value-type="string" calcext:value-type="string">
            <text:p>12:01:05</text:p>
          </table:table-cell>
          <table:table-cell office:value-type="float" office:value="10" calcext:value-type="float">
            <text:p>10</text:p>
          </table:table-cell>
          <table:table-cell office:value-type="float" office:value="48.023125" calcext:value-type="float">
            <text:p>48,023125</text:p>
          </table:table-cell>
          <table:table-cell office:value-type="float" office:value="0.252712" calcext:value-type="float">
            <text:p>0,252712</text:p>
          </table:table-cell>
          <table:table-cell office:value-type="float" office:value="5188" calcext:value-type="float">
            <text:p>5188</text:p>
          </table:table-cell>
          <table:table-cell office:value-type="float" office:value="32.5" calcext:value-type="float">
            <text:p>32,5</text:p>
          </table:table-cell>
          <table:table-cell office:value-type="float" office:value="29.9" calcext:value-type="float">
            <text:p>29,9</text:p>
          </table:table-cell>
          <table:table-cell office:value-type="float" office:value="-7" calcext:value-type="float">
            <text:p>-7</text:p>
          </table:table-cell>
          <table:table-cell office:value-type="float" office:value="536.6" calcext:value-type="float">
            <text:p>536,6</text:p>
          </table:table-cell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-175.2" calcext:value-type="float">
            <text:p>-175,2</text:p>
          </table:table-cell>
          <table:table-cell office:value-type="float" office:value="2882.9" calcext:value-type="float">
            <text:p>2882,9</text:p>
          </table:table-cell>
          <table:table-cell table:formula="of:=([.E229]-[.E228])/10" office:value-type="float" office:value="5.53000000000002" calcext:value-type="float">
            <text:p>5,53000000000002</text:p>
          </table:table-cell>
          <table:table-cell table:formula="of:=AVERAGE([.P204:.P229])" office:value-type="float" office:value="5.73153846153846" calcext:value-type="float">
            <text:p>5,73</text:p>
          </table:table-cell>
        </table:table-row>
        <table:table-row table:style-name="ro1">
          <table:table-cell office:value-type="string" calcext:value-type="string">
            <text:p>12:01:15</text:p>
          </table:table-cell>
          <table:table-cell office:value-type="float" office:value="9" calcext:value-type="float">
            <text:p>9</text:p>
          </table:table-cell>
          <table:table-cell office:value-type="float" office:value="48.023846" calcext:value-type="float">
            <text:p>48,023846</text:p>
          </table:table-cell>
          <table:table-cell office:value-type="float" office:value="0.254342" calcext:value-type="float">
            <text:p>0,254342</text:p>
          </table:table-cell>
          <table:table-cell office:value-type="float" office:value="5243.9" calcext:value-type="float">
            <text:p>5243,9</text:p>
          </table:table-cell>
          <table:table-cell office:value-type="float" office:value="32.5" calcext:value-type="float">
            <text:p>32,5</text:p>
          </table:table-cell>
          <table:table-cell office:value-type="float" office:value="29.8" calcext:value-type="float">
            <text:p>29,8</text:p>
          </table:table-cell>
          <table:table-cell office:value-type="float" office:value="-7.5" calcext:value-type="float">
            <text:p>-7,5</text:p>
          </table:table-cell>
          <table:table-cell office:value-type="float" office:value="532.7" calcext:value-type="float">
            <text:p>532,7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 office:value-type="float" office:value="-170" calcext:value-type="float">
            <text:p>-170</text:p>
          </table:table-cell>
          <table:table-cell office:value-type="float" office:value="2882.4" calcext:value-type="float">
            <text:p>2882,4</text:p>
          </table:table-cell>
          <table:table-cell table:formula="of:=([.E230]-[.E229])/10" office:value-type="float" office:value="5.58999999999996" calcext:value-type="float">
            <text:p>5,58999999999996</text:p>
          </table:table-cell>
          <table:table-cell table:formula="of:=AVERAGE([.P205:.P230])" office:value-type="float" office:value="5.73730769230769" calcext:value-type="float">
            <text:p>5,74</text:p>
          </table:table-cell>
        </table:table-row>
        <table:table-row table:style-name="ro1">
          <table:table-cell office:value-type="string" calcext:value-type="string">
            <text:p>12:01:25</text:p>
          </table:table-cell>
          <table:table-cell office:value-type="float" office:value="10" calcext:value-type="float">
            <text:p>10</text:p>
          </table:table-cell>
          <table:table-cell office:value-type="float" office:value="48.024384" calcext:value-type="float">
            <text:p>48,024384</text:p>
          </table:table-cell>
          <table:table-cell office:value-type="float" office:value="0.255758" calcext:value-type="float">
            <text:p>0,255758</text:p>
          </table:table-cell>
          <table:table-cell office:value-type="float" office:value="5301.6" calcext:value-type="float">
            <text:p>5301,6</text:p>
          </table:table-cell>
          <table:table-cell office:value-type="float" office:value="32.4" calcext:value-type="float">
            <text:p>32,4</text:p>
          </table:table-cell>
          <table:table-cell office:value-type="float" office:value="29.7" calcext:value-type="float">
            <text:p>29,7</text:p>
          </table:table-cell>
          <table:table-cell office:value-type="float" office:value="-7.8" calcext:value-type="float">
            <text:p>-7,8</text:p>
          </table:table-cell>
          <table:table-cell office:value-type="float" office:value="528.9" calcext:value-type="float">
            <text:p>528,9</text:p>
          </table:table-cell>
          <table:table-cell office:value-type="float" office:value="13.3" calcext:value-type="float">
            <text:p>13,3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 office:value-type="float" office:value="-172.1" calcext:value-type="float">
            <text:p>-172,1</text:p>
          </table:table-cell>
          <table:table-cell office:value-type="float" office:value="2881.9" calcext:value-type="float">
            <text:p>2881,9</text:p>
          </table:table-cell>
          <table:table-cell table:formula="of:=([.E231]-[.E230])/10" office:value-type="float" office:value="5.77000000000007" calcext:value-type="float">
            <text:p>5,77000000000007</text:p>
          </table:table-cell>
          <table:table-cell table:formula="of:=AVERAGE([.P206:.P231])" office:value-type="float" office:value="5.75346153846154" calcext:value-type="float">
            <text:p>5,75</text:p>
          </table:table-cell>
        </table:table-row>
        <table:table-row table:style-name="ro1">
          <table:table-cell office:value-type="string" calcext:value-type="string">
            <text:p>12:01:35</text:p>
          </table:table-cell>
          <table:table-cell office:value-type="float" office:value="10" calcext:value-type="float">
            <text:p>10</text:p>
          </table:table-cell>
          <table:table-cell office:value-type="float" office:value="48.025013" calcext:value-type="float">
            <text:p>48,025013</text:p>
          </table:table-cell>
          <table:table-cell office:value-type="float" office:value="0.257218" calcext:value-type="float">
            <text:p>0,257218</text:p>
          </table:table-cell>
          <table:table-cell office:value-type="float" office:value="5360.2" calcext:value-type="float">
            <text:p>5360,2</text:p>
          </table:table-cell>
          <table:table-cell office:value-type="float" office:value="32.2" calcext:value-type="float">
            <text:p>32,2</text:p>
          </table:table-cell>
          <table:table-cell office:value-type="float" office:value="29.6" calcext:value-type="float">
            <text:p>29,6</text:p>
          </table:table-cell>
          <table:table-cell office:value-type="float" office:value="-8" calcext:value-type="float">
            <text:p>-8</text:p>
          </table:table-cell>
          <table:table-cell office:value-type="float" office:value="524.7" calcext:value-type="float">
            <text:p>524,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 office:value-type="float" office:value="-175.7" calcext:value-type="float">
            <text:p>-175,7</text:p>
          </table:table-cell>
          <table:table-cell office:value-type="float" office:value="2881.5" calcext:value-type="float">
            <text:p>2881,5</text:p>
          </table:table-cell>
          <table:table-cell table:formula="of:=([.E232]-[.E231])/10" office:value-type="float" office:value="5.85999999999995" calcext:value-type="float">
            <text:p>5,85999999999995</text:p>
          </table:table-cell>
          <table:table-cell table:formula="of:=AVERAGE([.P207:.P232])" office:value-type="float" office:value="5.73961538461538" calcext:value-type="float">
            <text:p>5,74</text:p>
          </table:table-cell>
        </table:table-row>
        <table:table-row table:style-name="ro1">
          <table:table-cell office:value-type="string" calcext:value-type="string">
            <text:p>12:01:45</text:p>
          </table:table-cell>
          <table:table-cell office:value-type="float" office:value="10" calcext:value-type="float">
            <text:p>10</text:p>
          </table:table-cell>
          <table:table-cell office:value-type="float" office:value="48.025738" calcext:value-type="float">
            <text:p>48,025738</text:p>
          </table:table-cell>
          <table:table-cell office:value-type="float" office:value="0.258748" calcext:value-type="float">
            <text:p>0,258748</text:p>
          </table:table-cell>
          <table:table-cell office:value-type="float" office:value="5416.3" calcext:value-type="float">
            <text:p>5416,3</text:p>
          </table:table-cell>
          <table:table-cell office:value-type="float" office:value="32.2" calcext:value-type="float">
            <text:p>32,2</text:p>
          </table:table-cell>
          <table:table-cell office:value-type="float" office:value="29.5" calcext:value-type="float">
            <text:p>29,5</text:p>
          </table:table-cell>
          <table:table-cell office:value-type="float" office:value="-8.5" calcext:value-type="float">
            <text:p>-8,5</text:p>
          </table:table-cell>
          <table:table-cell office:value-type="float" office:value="521" calcext:value-type="float">
            <text:p>521</text:p>
          </table:table-cell>
          <table:table-cell office:value-type="float" office:value="12.8" calcext:value-type="float">
            <text:p>12,8</text:p>
          </table:table-cell>
          <table:table-cell office:value-type="float" office:value="0.1" calcext:value-type="float">
            <text:p>0,1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-172.5" calcext:value-type="float">
            <text:p>-172,5</text:p>
          </table:table-cell>
          <table:table-cell office:value-type="float" office:value="2881" calcext:value-type="float">
            <text:p>2881</text:p>
          </table:table-cell>
          <table:table-cell table:formula="of:=([.E233]-[.E232])/10" office:value-type="float" office:value="5.61000000000004" calcext:value-type="float">
            <text:p>5,61000000000004</text:p>
          </table:table-cell>
          <table:table-cell table:formula="of:=AVERAGE([.P208:.P233])" office:value-type="float" office:value="5.74" calcext:value-type="float">
            <text:p>5,74</text:p>
          </table:table-cell>
        </table:table-row>
        <table:table-row table:style-name="ro1">
          <table:table-cell office:value-type="string" calcext:value-type="string">
            <text:p>12:01:55</text:p>
          </table:table-cell>
          <table:table-cell office:value-type="float" office:value="10" calcext:value-type="float">
            <text:p>10</text:p>
          </table:table-cell>
          <table:table-cell office:value-type="float" office:value="48.026714" calcext:value-type="float">
            <text:p>48,026714</text:p>
          </table:table-cell>
          <table:table-cell office:value-type="float" office:value="0.260325" calcext:value-type="float">
            <text:p>0,260325</text:p>
          </table:table-cell>
          <table:table-cell office:value-type="float" office:value="5474.8" calcext:value-type="float">
            <text:p>5474,8</text:p>
          </table:table-cell>
          <table:table-cell office:value-type="float" office:value="32.1" calcext:value-type="float">
            <text:p>32,1</text:p>
          </table:table-cell>
          <table:table-cell office:value-type="float" office:value="29.5" calcext:value-type="float">
            <text:p>29,5</text:p>
          </table:table-cell>
          <table:table-cell office:value-type="float" office:value="-9.2" calcext:value-type="float">
            <text:p>-9,2</text:p>
          </table:table-cell>
          <table:table-cell office:value-type="float" office:value="516.9" calcext:value-type="float">
            <text:p>516,9</text:p>
          </table:table-cell>
          <table:table-cell office:value-type="float" office:value="12.7" calcext:value-type="float">
            <text:p>12,7</text:p>
          </table:table-cell>
          <table:table-cell office:value-type="float" office:value="0.1" calcext:value-type="float">
            <text:p>0,1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-174.2" calcext:value-type="float">
            <text:p>-174,2</text:p>
          </table:table-cell>
          <table:table-cell office:value-type="float" office:value="2880.5" calcext:value-type="float">
            <text:p>2880,5</text:p>
          </table:table-cell>
          <table:table-cell table:formula="of:=([.E234]-[.E233])/10" office:value-type="float" office:value="5.85" calcext:value-type="float">
            <text:p>5,85</text:p>
          </table:table-cell>
          <table:table-cell table:formula="of:=AVERAGE([.P209:.P234])" office:value-type="float" office:value="5.73961538461539" calcext:value-type="float">
            <text:p>5,74</text:p>
          </table:table-cell>
        </table:table-row>
        <table:table-row table:style-name="ro1">
          <table:table-cell office:value-type="string" calcext:value-type="string">
            <text:p>12:02:05</text:p>
          </table:table-cell>
          <table:table-cell office:value-type="float" office:value="10" calcext:value-type="float">
            <text:p>10</text:p>
          </table:table-cell>
          <table:table-cell office:value-type="float" office:value="48.027637" calcext:value-type="float">
            <text:p>48,027637</text:p>
          </table:table-cell>
          <table:table-cell office:value-type="float" office:value="0.26193" calcext:value-type="float">
            <text:p>0,26193</text:p>
          </table:table-cell>
          <table:table-cell office:value-type="float" office:value="5527.9" calcext:value-type="float">
            <text:p>5527,9</text:p>
          </table:table-cell>
          <table:table-cell office:value-type="float" office:value="32.1" calcext:value-type="float">
            <text:p>32,1</text:p>
          </table:table-cell>
          <table:table-cell office:value-type="float" office:value="29.4" calcext:value-type="float">
            <text:p>29,4</text:p>
          </table:table-cell>
          <table:table-cell office:value-type="float" office:value="-8.8" calcext:value-type="float">
            <text:p>-8,8</text:p>
          </table:table-cell>
          <table:table-cell office:value-type="float" office:value="513.3" calcext:value-type="float">
            <text:p>513,3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-175.2" calcext:value-type="float">
            <text:p>-175,2</text:p>
          </table:table-cell>
          <table:table-cell office:value-type="float" office:value="2879.9" calcext:value-type="float">
            <text:p>2879,9</text:p>
          </table:table-cell>
          <table:table-cell table:formula="of:=([.E235]-[.E234])/10" office:value-type="float" office:value="5.30999999999995" calcext:value-type="float">
            <text:p>5,30999999999995</text:p>
          </table:table-cell>
          <table:table-cell table:formula="of:=AVERAGE([.P210:.P235])" office:value-type="float" office:value="5.70807692307692" calcext:value-type="float">
            <text:p>5,71</text:p>
          </table:table-cell>
        </table:table-row>
        <table:table-row table:style-name="ro1">
          <table:table-cell office:value-type="string" calcext:value-type="string">
            <text:p>12:02:15</text:p>
          </table:table-cell>
          <table:table-cell office:value-type="float" office:value="10" calcext:value-type="float">
            <text:p>10</text:p>
          </table:table-cell>
          <table:table-cell office:value-type="float" office:value="48.028534" calcext:value-type="float">
            <text:p>48,028534</text:p>
          </table:table-cell>
          <table:table-cell office:value-type="float" office:value="0.263487" calcext:value-type="float">
            <text:p>0,263487</text:p>
          </table:table-cell>
          <table:table-cell office:value-type="float" office:value="5586.1" calcext:value-type="float">
            <text:p>5586,1</text:p>
          </table:table-cell>
          <table:table-cell office:value-type="float" office:value="32" calcext:value-type="float">
            <text:p>32</text:p>
          </table:table-cell>
          <table:table-cell office:value-type="float" office:value="29.3" calcext:value-type="float">
            <text:p>29,3</text:p>
          </table:table-cell>
          <table:table-cell office:value-type="float" office:value="-9" calcext:value-type="float">
            <text:p>-9</text:p>
          </table:table-cell>
          <table:table-cell office:value-type="float" office:value="509.4" calcext:value-type="float">
            <text:p>509,4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 office:value-type="float" office:value="-170.5" calcext:value-type="float">
            <text:p>-170,5</text:p>
          </table:table-cell>
          <table:table-cell office:value-type="float" office:value="2879.4" calcext:value-type="float">
            <text:p>2879,4</text:p>
          </table:table-cell>
          <table:table-cell table:formula="of:=([.E236]-[.E235])/10" office:value-type="float" office:value="5.82000000000007" calcext:value-type="float">
            <text:p>5,82000000000007</text:p>
          </table:table-cell>
          <table:table-cell table:formula="of:=AVERAGE([.P211:.P236])" office:value-type="float" office:value="5.70192307692308" calcext:value-type="float">
            <text:p>5,70</text:p>
          </table:table-cell>
        </table:table-row>
        <table:table-row table:style-name="ro1">
          <table:table-cell office:value-type="string" calcext:value-type="string">
            <text:p>12:02:25</text:p>
          </table:table-cell>
          <table:table-cell office:value-type="float" office:value="10" calcext:value-type="float">
            <text:p>10</text:p>
          </table:table-cell>
          <table:table-cell office:value-type="float" office:value="48.029339" calcext:value-type="float">
            <text:p>48,029339</text:p>
          </table:table-cell>
          <table:table-cell office:value-type="float" office:value="0.265033" calcext:value-type="float">
            <text:p>0,265033</text:p>
          </table:table-cell>
          <table:table-cell office:value-type="float" office:value="5644.8" calcext:value-type="float">
            <text:p>5644,8</text:p>
          </table:table-cell>
          <table:table-cell office:value-type="float" office:value="31.9" calcext:value-type="float">
            <text:p>31,9</text:p>
          </table:table-cell>
          <table:table-cell office:value-type="float" office:value="29.2" calcext:value-type="float">
            <text:p>29,2</text:p>
          </table:table-cell>
          <table:table-cell office:value-type="float" office:value="-9.8" calcext:value-type="float">
            <text:p>-9,8</text:p>
          </table:table-cell>
          <table:table-cell office:value-type="float" office:value="505.5" calcext:value-type="float">
            <text:p>505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 office:value-type="float" office:value="-172" calcext:value-type="float">
            <text:p>-172</text:p>
          </table:table-cell>
          <table:table-cell office:value-type="float" office:value="2879" calcext:value-type="float">
            <text:p>2879</text:p>
          </table:table-cell>
          <table:table-cell table:formula="of:=([.E237]-[.E236])/10" office:value-type="float" office:value="5.86999999999998" calcext:value-type="float">
            <text:p>5,86999999999998</text:p>
          </table:table-cell>
          <table:table-cell table:formula="of:=AVERAGE([.P212:.P237])" office:value-type="float" office:value="5.75423076923077" calcext:value-type="float">
            <text:p>5,75</text:p>
          </table:table-cell>
        </table:table-row>
        <table:table-row table:style-name="ro1">
          <table:table-cell office:value-type="string" calcext:value-type="string">
            <text:p>12:02:35</text:p>
          </table:table-cell>
          <table:table-cell office:value-type="float" office:value="10" calcext:value-type="float">
            <text:p>10</text:p>
          </table:table-cell>
          <table:table-cell office:value-type="float" office:value="48.030258" calcext:value-type="float">
            <text:p>48,030258</text:p>
          </table:table-cell>
          <table:table-cell office:value-type="float" office:value="0.266513" calcext:value-type="float">
            <text:p>0,266513</text:p>
          </table:table-cell>
          <table:table-cell office:value-type="float" office:value="5697.5" calcext:value-type="float">
            <text:p>5697,5</text:p>
          </table:table-cell>
          <table:table-cell office:value-type="float" office:value="31.9" calcext:value-type="float">
            <text:p>31,9</text:p>
          </table:table-cell>
          <table:table-cell office:value-type="float" office:value="29.1" calcext:value-type="float">
            <text:p>29,1</text:p>
          </table:table-cell>
          <table:table-cell office:value-type="float" office:value="-10" calcext:value-type="float">
            <text:p>-10</text:p>
          </table:table-cell>
          <table:table-cell office:value-type="float" office:value="502.1" calcext:value-type="float">
            <text:p>502,1</text:p>
          </table:table-cell>
          <table:table-cell office:value-type="float" office:value="12.1" calcext:value-type="float">
            <text:p>12,1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2.4" calcext:value-type="float">
            <text:p>12,4</text:p>
          </table:table-cell>
          <table:table-cell office:value-type="float" office:value="-172.2" calcext:value-type="float">
            <text:p>-172,2</text:p>
          </table:table-cell>
          <table:table-cell office:value-type="float" office:value="2878.5" calcext:value-type="float">
            <text:p>2878,5</text:p>
          </table:table-cell>
          <table:table-cell table:formula="of:=([.E238]-[.E237])/10" office:value-type="float" office:value="5.26999999999998" calcext:value-type="float">
            <text:p>5,26999999999998</text:p>
          </table:table-cell>
          <table:table-cell table:formula="of:=AVERAGE([.P213:.P238])" office:value-type="float" office:value="5.75346153846154" calcext:value-type="float">
            <text:p>5,75</text:p>
          </table:table-cell>
        </table:table-row>
        <table:table-row table:style-name="ro1">
          <table:table-cell office:value-type="string" calcext:value-type="string">
            <text:p>12:02:45</text:p>
          </table:table-cell>
          <table:table-cell office:value-type="float" office:value="10" calcext:value-type="float">
            <text:p>10</text:p>
          </table:table-cell>
          <table:table-cell office:value-type="float" office:value="48.030975" calcext:value-type="float">
            <text:p>48,030975</text:p>
          </table:table-cell>
          <table:table-cell office:value-type="float" office:value="0.268092" calcext:value-type="float">
            <text:p>0,268092</text:p>
          </table:table-cell>
          <table:table-cell office:value-type="float" office:value="5757.7" calcext:value-type="float">
            <text:p>5757,7</text:p>
          </table:table-cell>
          <table:table-cell office:value-type="float" office:value="31.8" calcext:value-type="float">
            <text:p>31,8</text:p>
          </table:table-cell>
          <table:table-cell office:value-type="float" office:value="29" calcext:value-type="float">
            <text:p>29</text:p>
          </table:table-cell>
          <table:table-cell office:value-type="float" office:value="-11.8" calcext:value-type="float">
            <text:p>-11,8</text:p>
          </table:table-cell>
          <table:table-cell office:value-type="float" office:value="498.1" calcext:value-type="float">
            <text:p>498,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-206.4" calcext:value-type="float">
            <text:p>-206,4</text:p>
          </table:table-cell>
          <table:table-cell office:value-type="float" office:value="2878" calcext:value-type="float">
            <text:p>2878</text:p>
          </table:table-cell>
          <table:table-cell table:formula="of:=([.E239]-[.E238])/10" office:value-type="float" office:value="6.01999999999998" calcext:value-type="float">
            <text:p>6,01999999999998</text:p>
          </table:table-cell>
          <table:table-cell table:formula="of:=AVERAGE([.P214:.P239])" office:value-type="float" office:value="5.77038461538462" calcext:value-type="float">
            <text:p>5,77</text:p>
          </table:table-cell>
        </table:table-row>
        <table:table-row table:style-name="ro1">
          <table:table-cell office:value-type="string" calcext:value-type="string">
            <text:p>12:02:55</text:p>
          </table:table-cell>
          <table:table-cell office:value-type="float" office:value="10" calcext:value-type="float">
            <text:p>10</text:p>
          </table:table-cell>
          <table:table-cell office:value-type="float" office:value="48.031822" calcext:value-type="float">
            <text:p>48,031822</text:p>
          </table:table-cell>
          <table:table-cell office:value-type="float" office:value="0.26958" calcext:value-type="float">
            <text:p>0,26958</text:p>
          </table:table-cell>
          <table:table-cell office:value-type="float" office:value="5813.8" calcext:value-type="float">
            <text:p>5813,8</text:p>
          </table:table-cell>
          <table:table-cell office:value-type="float" office:value="31.8" calcext:value-type="float">
            <text:p>31,8</text:p>
          </table:table-cell>
          <table:table-cell office:value-type="float" office:value="28.9" calcext:value-type="float">
            <text:p>28,9</text:p>
          </table:table-cell>
          <table:table-cell office:value-type="float" office:value="-11.8" calcext:value-type="float">
            <text:p>-11,8</text:p>
          </table:table-cell>
          <table:table-cell office:value-type="float" office:value="494.4" calcext:value-type="float">
            <text:p>494,4</text:p>
          </table:table-cell>
          <table:table-cell office:value-type="float" office:value="11.9" calcext:value-type="float">
            <text:p>11,9</text:p>
          </table:table-cell>
          <table:table-cell office:value-type="float" office:value="0.1" calcext:value-type="float">
            <text:p>0,1</text:p>
          </table:table-cell>
          <table:table-cell office:value-type="float" office:value="6.7" calcext:value-type="float">
            <text:p>6,7</text:p>
          </table:table-cell>
          <table:table-cell office:value-type="float" office:value="12.4" calcext:value-type="float">
            <text:p>12,4</text:p>
          </table:table-cell>
          <table:table-cell office:value-type="float" office:value="-174" calcext:value-type="float">
            <text:p>-174</text:p>
          </table:table-cell>
          <table:table-cell office:value-type="float" office:value="2877.5" calcext:value-type="float">
            <text:p>2877,5</text:p>
          </table:table-cell>
          <table:table-cell table:formula="of:=([.E240]-[.E239])/10" office:value-type="float" office:value="5.61000000000004" calcext:value-type="float">
            <text:p>5,61000000000004</text:p>
          </table:table-cell>
          <table:table-cell table:formula="of:=AVERAGE([.P215:.P240])" office:value-type="float" office:value="5.75961538461538" calcext:value-type="float">
            <text:p>5,76</text:p>
          </table:table-cell>
        </table:table-row>
        <table:table-row table:style-name="ro1">
          <table:table-cell office:value-type="string" calcext:value-type="string">
            <text:p>12:03:05</text:p>
          </table:table-cell>
          <table:table-cell office:value-type="float" office:value="10" calcext:value-type="float">
            <text:p>10</text:p>
          </table:table-cell>
          <table:table-cell office:value-type="float" office:value="48.032616" calcext:value-type="float">
            <text:p>48,032616</text:p>
          </table:table-cell>
          <table:table-cell office:value-type="float" office:value="0.27123" calcext:value-type="float">
            <text:p>0,27123</text:p>
          </table:table-cell>
          <table:table-cell office:value-type="float" office:value="5877.4" calcext:value-type="float">
            <text:p>5877,4</text:p>
          </table:table-cell>
          <table:table-cell office:value-type="float" office:value="31.6" calcext:value-type="float">
            <text:p>31,6</text:p>
          </table:table-cell>
          <table:table-cell office:value-type="float" office:value="28.8" calcext:value-type="float">
            <text:p>28,8</text:p>
          </table:table-cell>
          <table:table-cell office:value-type="float" office:value="-11" calcext:value-type="float">
            <text:p>-11</text:p>
          </table:table-cell>
          <table:table-cell office:value-type="float" office:value="490.2" calcext:value-type="float">
            <text:p>490,2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  <table:table-cell office:value-type="float" office:value="12.4" calcext:value-type="float">
            <text:p>12,4</text:p>
          </table:table-cell>
          <table:table-cell office:value-type="float" office:value="-172.1" calcext:value-type="float">
            <text:p>-172,1</text:p>
          </table:table-cell>
          <table:table-cell office:value-type="float" office:value="2877" calcext:value-type="float">
            <text:p>2877</text:p>
          </table:table-cell>
          <table:table-cell table:formula="of:=([.E241]-[.E240])/10" office:value-type="float" office:value="6.35999999999995" calcext:value-type="float">
            <text:p>6,35999999999995</text:p>
          </table:table-cell>
          <table:table-cell table:formula="of:=AVERAGE([.P216:.P241])" office:value-type="float" office:value="5.78153846153846" calcext:value-type="float">
            <text:p>5,78</text:p>
          </table:table-cell>
        </table:table-row>
        <table:table-row table:style-name="ro1">
          <table:table-cell office:value-type="string" calcext:value-type="string">
            <text:p>12:03:15</text:p>
          </table:table-cell>
          <table:table-cell office:value-type="float" office:value="10" calcext:value-type="float">
            <text:p>10</text:p>
          </table:table-cell>
          <table:table-cell office:value-type="float" office:value="48.03344" calcext:value-type="float">
            <text:p>48,03344</text:p>
          </table:table-cell>
          <table:table-cell office:value-type="float" office:value="0.272882" calcext:value-type="float">
            <text:p>0,272882</text:p>
          </table:table-cell>
          <table:table-cell office:value-type="float" office:value="5939.3" calcext:value-type="float">
            <text:p>5939,3</text:p>
          </table:table-cell>
          <table:table-cell office:value-type="float" office:value="31.5" calcext:value-type="float">
            <text:p>31,5</text:p>
          </table:table-cell>
          <table:table-cell office:value-type="float" office:value="28.7" calcext:value-type="float">
            <text:p>28,7</text:p>
          </table:table-cell>
          <table:table-cell office:value-type="float" office:value="-11.5" calcext:value-type="float">
            <text:p>-11,5</text:p>
          </table:table-cell>
          <table:table-cell office:value-type="float" office:value="486.3" calcext:value-type="float">
            <text:p>486,3</text:p>
          </table:table-cell>
          <table:table-cell office:value-type="float" office:value="11.7" calcext:value-type="float">
            <text:p>11,7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  <table:table-cell office:value-type="float" office:value="12.4" calcext:value-type="float">
            <text:p>12,4</text:p>
          </table:table-cell>
          <table:table-cell office:value-type="float" office:value="-172.9" calcext:value-type="float">
            <text:p>-172,9</text:p>
          </table:table-cell>
          <table:table-cell office:value-type="float" office:value="2876.5" calcext:value-type="float">
            <text:p>2876,5</text:p>
          </table:table-cell>
          <table:table-cell table:formula="of:=([.E242]-[.E241])/10" office:value-type="float" office:value="6.19000000000005" calcext:value-type="float">
            <text:p>6,19000000000005</text:p>
          </table:table-cell>
          <table:table-cell table:formula="of:=AVERAGE([.P217:.P242])" office:value-type="float" office:value="5.785" calcext:value-type="float">
            <text:p>5,79</text:p>
          </table:table-cell>
        </table:table-row>
        <table:table-row table:style-name="ro1">
          <table:table-cell office:value-type="string" calcext:value-type="string">
            <text:p>12:03:25</text:p>
          </table:table-cell>
          <table:table-cell office:value-type="float" office:value="10" calcext:value-type="float">
            <text:p>10</text:p>
          </table:table-cell>
          <table:table-cell office:value-type="float" office:value="48.034359" calcext:value-type="float">
            <text:p>48,034359</text:p>
          </table:table-cell>
          <table:table-cell office:value-type="float" office:value="0.274542" calcext:value-type="float">
            <text:p>0,274542</text:p>
          </table:table-cell>
          <table:table-cell office:value-type="float" office:value="6007.2" calcext:value-type="float">
            <text:p>6007,2</text:p>
          </table:table-cell>
          <table:table-cell office:value-type="float" office:value="31.5" calcext:value-type="float">
            <text:p>31,5</text:p>
          </table:table-cell>
          <table:table-cell office:value-type="float" office:value="28.6" calcext:value-type="float">
            <text:p>28,6</text:p>
          </table:table-cell>
          <table:table-cell office:value-type="float" office:value="-12" calcext:value-type="float">
            <text:p>-12</text:p>
          </table:table-cell>
          <table:table-cell office:value-type="float" office:value="481.9" calcext:value-type="float">
            <text:p>481,9</text:p>
          </table:table-cell>
          <table:table-cell office:value-type="float" office:value="11.5" calcext:value-type="float">
            <text:p>11,5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2.4" calcext:value-type="float">
            <text:p>12,4</text:p>
          </table:table-cell>
          <table:table-cell office:value-type="float" office:value="-174.8" calcext:value-type="float">
            <text:p>-174,8</text:p>
          </table:table-cell>
          <table:table-cell office:value-type="float" office:value="2876.1" calcext:value-type="float">
            <text:p>2876,1</text:p>
          </table:table-cell>
          <table:table-cell table:formula="of:=([.E243]-[.E242])/10" office:value-type="float" office:value="6.78999999999996" calcext:value-type="float">
            <text:p>6,78999999999996</text:p>
          </table:table-cell>
          <table:table-cell table:formula="of:=AVERAGE([.P218:.P243])" office:value-type="float" office:value="5.80192307692308" calcext:value-type="float">
            <text:p>5,80</text:p>
          </table:table-cell>
        </table:table-row>
        <table:table-row table:style-name="ro1">
          <table:table-cell office:value-type="string" calcext:value-type="string">
            <text:p>12:03:35</text:p>
          </table:table-cell>
          <table:table-cell office:value-type="float" office:value="10" calcext:value-type="float">
            <text:p>10</text:p>
          </table:table-cell>
          <table:table-cell office:value-type="float" office:value="48.035229" calcext:value-type="float">
            <text:p>48,035229</text:p>
          </table:table-cell>
          <table:table-cell office:value-type="float" office:value="0.276357" calcext:value-type="float">
            <text:p>0,276357</text:p>
          </table:table-cell>
          <table:table-cell office:value-type="float" office:value="6073" calcext:value-type="float">
            <text:p>6073</text:p>
          </table:table-cell>
          <table:table-cell office:value-type="float" office:value="31.4" calcext:value-type="float">
            <text:p>31,4</text:p>
          </table:table-cell>
          <table:table-cell office:value-type="float" office:value="28.5" calcext:value-type="float">
            <text:p>28,5</text:p>
          </table:table-cell>
          <table:table-cell office:value-type="float" office:value="-12.5" calcext:value-type="float">
            <text:p>-12,5</text:p>
          </table:table-cell>
          <table:table-cell office:value-type="float" office:value="477.7" calcext:value-type="float">
            <text:p>477,7</text:p>
          </table:table-cell>
          <table:table-cell office:value-type="float" office:value="11.3" calcext:value-type="float">
            <text:p>11,3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2.4" calcext:value-type="float">
            <text:p>12,4</text:p>
          </table:table-cell>
          <table:table-cell office:value-type="float" office:value="-176.6" calcext:value-type="float">
            <text:p>-176,6</text:p>
          </table:table-cell>
          <table:table-cell office:value-type="float" office:value="2875.6" calcext:value-type="float">
            <text:p>2875,6</text:p>
          </table:table-cell>
          <table:table-cell table:formula="of:=([.E244]-[.E243])/10" office:value-type="float" office:value="6.58000000000002" calcext:value-type="float">
            <text:p>6,58000000000002</text:p>
          </table:table-cell>
          <table:table-cell table:formula="of:=AVERAGE([.P219:.P244])" office:value-type="float" office:value="5.86730769230769" calcext:value-type="float">
            <text:p>5,87</text:p>
          </table:table-cell>
        </table:table-row>
        <table:table-row table:style-name="ro1">
          <table:table-cell office:value-type="string" calcext:value-type="string">
            <text:p>12:03:45</text:p>
          </table:table-cell>
          <table:table-cell office:value-type="float" office:value="10" calcext:value-type="float">
            <text:p>10</text:p>
          </table:table-cell>
          <table:table-cell office:value-type="float" office:value="48.036152" calcext:value-type="float">
            <text:p>48,036152</text:p>
          </table:table-cell>
          <table:table-cell office:value-type="float" office:value="0.27806" calcext:value-type="float">
            <text:p>0,27806</text:p>
          </table:table-cell>
          <table:table-cell office:value-type="float" office:value="6135" calcext:value-type="float">
            <text:p>6135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-13" calcext:value-type="float">
            <text:p>-13</text:p>
          </table:table-cell>
          <table:table-cell office:value-type="float" office:value="473.7" calcext:value-type="float">
            <text:p>473,7</text:p>
          </table:table-cell>
          <table:table-cell office:value-type="float" office:value="11.2" calcext:value-type="float">
            <text:p>11,2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  <table:table-cell office:value-type="float" office:value="12.4" calcext:value-type="float">
            <text:p>12,4</text:p>
          </table:table-cell>
          <table:table-cell office:value-type="float" office:value="-179.5" calcext:value-type="float">
            <text:p>-179,5</text:p>
          </table:table-cell>
          <table:table-cell office:value-type="float" office:value="2875.1" calcext:value-type="float">
            <text:p>2875,1</text:p>
          </table:table-cell>
          <table:table-cell table:formula="of:=([.E245]-[.E244])/10" office:value-type="float" office:value="6.2" calcext:value-type="float">
            <text:p>6,2</text:p>
          </table:table-cell>
          <table:table-cell table:formula="of:=AVERAGE([.P220:.P245])" office:value-type="float" office:value="5.87115384615385" calcext:value-type="float">
            <text:p>5,87</text:p>
          </table:table-cell>
        </table:table-row>
        <table:table-row table:style-name="ro1">
          <table:table-cell office:value-type="string" calcext:value-type="string">
            <text:p>12:03:55</text:p>
          </table:table-cell>
          <table:table-cell office:value-type="float" office:value="10" calcext:value-type="float">
            <text:p>10</text:p>
          </table:table-cell>
          <table:table-cell office:value-type="float" office:value="48.036991" calcext:value-type="float">
            <text:p>48,036991</text:p>
          </table:table-cell>
          <table:table-cell office:value-type="float" office:value="0.27977" calcext:value-type="float">
            <text:p>0,27977</text:p>
          </table:table-cell>
          <table:table-cell office:value-type="float" office:value="6201.8" calcext:value-type="float">
            <text:p>6201,8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-14" calcext:value-type="float">
            <text:p>-14</text:p>
          </table:table-cell>
          <table:table-cell office:value-type="float" office:value="469.6" calcext:value-type="float">
            <text:p>469,6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874.6" calcext:value-type="float">
            <text:p>2874,6</text:p>
          </table:table-cell>
          <table:table-cell table:formula="of:=([.E246]-[.E245])/10" office:value-type="float" office:value="6.68000000000002" calcext:value-type="float">
            <text:p>6,68000000000002</text:p>
          </table:table-cell>
          <table:table-cell table:formula="of:=AVERAGE([.P221:.P246])" office:value-type="float" office:value="5.88923076923077" calcext:value-type="float">
            <text:p>5,89</text:p>
          </table:table-cell>
        </table:table-row>
        <table:table-row table:style-name="ro1">
          <table:table-cell office:value-type="string" calcext:value-type="string">
            <text:p>12:04:05</text:p>
          </table:table-cell>
          <table:table-cell office:value-type="float" office:value="10" calcext:value-type="float">
            <text:p>10</text:p>
          </table:table-cell>
          <table:table-cell office:value-type="float" office:value="48.037807" calcext:value-type="float">
            <text:p>48,037807</text:p>
          </table:table-cell>
          <table:table-cell office:value-type="float" office:value="0.28132" calcext:value-type="float">
            <text:p>0,28132</text:p>
          </table:table-cell>
          <table:table-cell office:value-type="float" office:value="6264.8" calcext:value-type="float">
            <text:p>6264,8</text:p>
          </table:table-cell>
          <table:table-cell office:value-type="float" office:value="31.1" calcext:value-type="float">
            <text:p>31,1</text:p>
          </table:table-cell>
          <table:table-cell office:value-type="float" office:value="28.3" calcext:value-type="float">
            <text:p>28,3</text:p>
          </table:table-cell>
          <table:table-cell office:value-type="float" office:value="-13.8" calcext:value-type="float">
            <text:p>-13,8</text:p>
          </table:table-cell>
          <table:table-cell office:value-type="float" office:value="465.6" calcext:value-type="float">
            <text:p>465,6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4" calcext:value-type="float">
            <text:p>12,4</text:p>
          </table:table-cell>
          <table:table-cell office:value-type="float" office:value="-170.9" calcext:value-type="float">
            <text:p>-170,9</text:p>
          </table:table-cell>
          <table:table-cell office:value-type="float" office:value="2874" calcext:value-type="float">
            <text:p>2874</text:p>
          </table:table-cell>
          <table:table-cell table:formula="of:=([.E247]-[.E246])/10" office:value-type="float" office:value="6.3" calcext:value-type="float">
            <text:p>6,3</text:p>
          </table:table-cell>
          <table:table-cell table:formula="of:=AVERAGE([.P222:.P247])" office:value-type="float" office:value="5.86846153846154" calcext:value-type="float">
            <text:p>5,87</text:p>
          </table:table-cell>
        </table:table-row>
        <table:table-row table:style-name="ro1">
          <table:table-cell office:value-type="string" calcext:value-type="string">
            <text:p>12:04:15</text:p>
          </table:table-cell>
          <table:table-cell office:value-type="float" office:value="10" calcext:value-type="float">
            <text:p>10</text:p>
          </table:table-cell>
          <table:table-cell office:value-type="float" office:value="48.038677" calcext:value-type="float">
            <text:p>48,038677</text:p>
          </table:table-cell>
          <table:table-cell office:value-type="float" office:value="0.282867" calcext:value-type="float">
            <text:p>0,282867</text:p>
          </table:table-cell>
          <table:table-cell office:value-type="float" office:value="6327.5" calcext:value-type="float">
            <text:p>6327,5</text:p>
          </table:table-cell>
          <table:table-cell office:value-type="float" office:value="31" calcext:value-type="float">
            <text:p>31</text:p>
          </table:table-cell>
          <table:table-cell office:value-type="float" office:value="28.2" calcext:value-type="float">
            <text:p>28,2</text:p>
          </table:table-cell>
          <table:table-cell office:value-type="float" office:value="-14.2" calcext:value-type="float">
            <text:p>-14,2</text:p>
          </table:table-cell>
          <table:table-cell office:value-type="float" office:value="461.7" calcext:value-type="float">
            <text:p>461,7</text:p>
          </table:table-cell>
          <table:table-cell office:value-type="float" office:value="10.9" calcext:value-type="float">
            <text:p>10,9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4" calcext:value-type="float">
            <text:p>12,4</text:p>
          </table:table-cell>
          <table:table-cell office:value-type="float" office:value="-176.4" calcext:value-type="float">
            <text:p>-176,4</text:p>
          </table:table-cell>
          <table:table-cell office:value-type="float" office:value="2873.5" calcext:value-type="float">
            <text:p>2873,5</text:p>
          </table:table-cell>
          <table:table-cell table:formula="of:=([.E248]-[.E247])/10" office:value-type="float" office:value="6.26999999999998" calcext:value-type="float">
            <text:p>6,26999999999998</text:p>
          </table:table-cell>
          <table:table-cell table:formula="of:=AVERAGE([.P223:.P248])" office:value-type="float" office:value="5.88807692307692" calcext:value-type="float">
            <text:p>5,89</text:p>
          </table:table-cell>
        </table:table-row>
        <table:table-row table:style-name="ro1">
          <table:table-cell office:value-type="string" calcext:value-type="string">
            <text:p>12:04:25</text:p>
          </table:table-cell>
          <table:table-cell office:value-type="float" office:value="10" calcext:value-type="float">
            <text:p>10</text:p>
          </table:table-cell>
          <table:table-cell office:value-type="float" office:value="48.039494" calcext:value-type="float">
            <text:p>48,039494</text:p>
          </table:table-cell>
          <table:table-cell office:value-type="float" office:value="0.284428" calcext:value-type="float">
            <text:p>0,284428</text:p>
          </table:table-cell>
          <table:table-cell office:value-type="float" office:value="6389.6" calcext:value-type="float">
            <text:p>6389,6</text:p>
          </table:table-cell>
          <table:table-cell office:value-type="float" office:value="31" calcext:value-type="float">
            <text:p>31</text:p>
          </table:table-cell>
          <table:table-cell office:value-type="float" office:value="28.1" calcext:value-type="float">
            <text:p>28,1</text:p>
          </table:table-cell>
          <table:table-cell office:value-type="float" office:value="-14.5" calcext:value-type="float">
            <text:p>-14,5</text:p>
          </table:table-cell>
          <table:table-cell office:value-type="float" office:value="457.9" calcext:value-type="float">
            <text:p>457,9</text:p>
          </table:table-cell>
          <table:table-cell office:value-type="float" office:value="10.7" calcext:value-type="float">
            <text:p>10,7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,4</text:p>
          </table:table-cell>
          <table:table-cell office:value-type="float" office:value="-163.8" calcext:value-type="float">
            <text:p>-163,8</text:p>
          </table:table-cell>
          <table:table-cell office:value-type="float" office:value="2873.1" calcext:value-type="float">
            <text:p>2873,1</text:p>
          </table:table-cell>
          <table:table-cell table:formula="of:=([.E249]-[.E248])/10" office:value-type="float" office:value="6.21000000000004" calcext:value-type="float">
            <text:p>6,21000000000004</text:p>
          </table:table-cell>
          <table:table-cell table:formula="of:=AVERAGE([.P224:.P249])" office:value-type="float" office:value="5.935" calcext:value-type="float">
            <text:p>5,94</text:p>
          </table:table-cell>
        </table:table-row>
        <table:table-row table:style-name="ro1">
          <table:table-cell office:value-type="string" calcext:value-type="string">
            <text:p>12:04:35</text:p>
          </table:table-cell>
          <table:table-cell office:value-type="float" office:value="10" calcext:value-type="float">
            <text:p>10</text:p>
          </table:table-cell>
          <table:table-cell office:value-type="float" office:value="48.040234" calcext:value-type="float">
            <text:p>48,040234</text:p>
          </table:table-cell>
          <table:table-cell office:value-type="float" office:value="0.285978" calcext:value-type="float">
            <text:p>0,285978</text:p>
          </table:table-cell>
          <table:table-cell office:value-type="float" office:value="6449.7" calcext:value-type="float">
            <text:p>6449,7</text:p>
          </table:table-cell>
          <table:table-cell office:value-type="float" office:value="30.9" calcext:value-type="float">
            <text:p>30,9</text:p>
          </table:table-cell>
          <table:table-cell office:value-type="float" office:value="28" calcext:value-type="float">
            <text:p>28</text:p>
          </table:table-cell>
          <table:table-cell office:value-type="float" office:value="-14.5" calcext:value-type="float">
            <text:p>-14,5</text:p>
          </table:table-cell>
          <table:table-cell office:value-type="float" office:value="454.1" calcext:value-type="float">
            <text:p>454,1</text:p>
          </table:table-cell>
          <table:table-cell office:value-type="float" office:value="10.7" calcext:value-type="float">
            <text:p>10,7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4" calcext:value-type="float">
            <text:p>12,4</text:p>
          </table:table-cell>
          <table:table-cell office:value-type="float" office:value="-171.8" calcext:value-type="float">
            <text:p>-171,8</text:p>
          </table:table-cell>
          <table:table-cell office:value-type="float" office:value="2872.6" calcext:value-type="float">
            <text:p>2872,6</text:p>
          </table:table-cell>
          <table:table-cell table:formula="of:=([.E250]-[.E249])/10" office:value-type="float" office:value="6.00999999999995" calcext:value-type="float">
            <text:p>6,00999999999995</text:p>
          </table:table-cell>
          <table:table-cell table:formula="of:=AVERAGE([.P225:.P250])" office:value-type="float" office:value="5.95923076923077" calcext:value-type="float">
            <text:p>5,96</text:p>
          </table:table-cell>
        </table:table-row>
        <table:table-row table:style-name="ro1">
          <table:table-cell office:value-type="string" calcext:value-type="string">
            <text:p>12:04:45</text:p>
          </table:table-cell>
          <table:table-cell office:value-type="float" office:value="10" calcext:value-type="float">
            <text:p>10</text:p>
          </table:table-cell>
          <table:table-cell office:value-type="float" office:value="48.040924" calcext:value-type="float">
            <text:p>48,040924</text:p>
          </table:table-cell>
          <table:table-cell office:value-type="float" office:value="0.287447" calcext:value-type="float">
            <text:p>0,287447</text:p>
          </table:table-cell>
          <table:table-cell office:value-type="float" office:value="6509.6" calcext:value-type="float">
            <text:p>6509,6</text:p>
          </table:table-cell>
          <table:table-cell office:value-type="float" office:value="30.8" calcext:value-type="float">
            <text:p>30,8</text:p>
          </table:table-cell>
          <table:table-cell office:value-type="float" office:value="27.9" calcext:value-type="float">
            <text:p>27,9</text:p>
          </table:table-cell>
          <table:table-cell office:value-type="float" office:value="-16.8" calcext:value-type="float">
            <text:p>-16,8</text:p>
          </table:table-cell>
          <table:table-cell office:value-type="float" office:value="450.5" calcext:value-type="float">
            <text:p>450,5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7.2" calcext:value-type="float">
            <text:p>7,2</text:p>
          </table:table-cell>
          <table:table-cell office:value-type="float" office:value="12.3" calcext:value-type="float">
            <text:p>12,3</text:p>
          </table:table-cell>
          <table:table-cell office:value-type="float" office:value="-203.9" calcext:value-type="float">
            <text:p>-203,9</text:p>
          </table:table-cell>
          <table:table-cell office:value-type="float" office:value="2872.1" calcext:value-type="float">
            <text:p>2872,1</text:p>
          </table:table-cell>
          <table:table-cell table:formula="of:=([.E251]-[.E250])/10" office:value-type="float" office:value="5.99000000000005" calcext:value-type="float">
            <text:p>5,99000000000005</text:p>
          </table:table-cell>
          <table:table-cell table:formula="of:=AVERAGE([.P226:.P251])" office:value-type="float" office:value="5.96884615384616" calcext:value-type="float">
            <text:p>5,97</text:p>
          </table:table-cell>
        </table:table-row>
        <table:table-row table:style-name="ro1">
          <table:table-cell office:value-type="string" calcext:value-type="string">
            <text:p>12:04:55</text:p>
          </table:table-cell>
          <table:table-cell office:value-type="float" office:value="10" calcext:value-type="float">
            <text:p>10</text:p>
          </table:table-cell>
          <table:table-cell office:value-type="float" office:value="48.041458" calcext:value-type="float">
            <text:p>48,041458</text:p>
          </table:table-cell>
          <table:table-cell office:value-type="float" office:value="0.288582" calcext:value-type="float">
            <text:p>0,288582</text:p>
          </table:table-cell>
          <table:table-cell office:value-type="float" office:value="6566.3" calcext:value-type="float">
            <text:p>6566,3</text:p>
          </table:table-cell>
          <table:table-cell office:value-type="float" office:value="30.8" calcext:value-type="float">
            <text:p>30,8</text:p>
          </table:table-cell>
          <table:table-cell office:value-type="float" office:value="27.8" calcext:value-type="float">
            <text:p>27,8</text:p>
          </table:table-cell>
          <table:table-cell office:value-type="float" office:value="-16.2" calcext:value-type="float">
            <text:p>-16,2</text:p>
          </table:table-cell>
          <table:table-cell office:value-type="float" office:value="447" calcext:value-type="float">
            <text:p>447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2.4" calcext:value-type="float">
            <text:p>12,4</text:p>
          </table:table-cell>
          <table:table-cell office:value-type="float" office:value="-169.3" calcext:value-type="float">
            <text:p>-169,3</text:p>
          </table:table-cell>
          <table:table-cell office:value-type="float" office:value="2871.6" calcext:value-type="float">
            <text:p>2871,6</text:p>
          </table:table-cell>
          <table:table-cell table:formula="of:=([.E252]-[.E251])/10" office:value-type="float" office:value="5.66999999999998" calcext:value-type="float">
            <text:p>5,66999999999998</text:p>
          </table:table-cell>
          <table:table-cell table:formula="of:=AVERAGE([.P227:.P252])" office:value-type="float" office:value="5.95846153846154" calcext:value-type="float">
            <text:p>5,96</text:p>
          </table:table-cell>
        </table:table-row>
        <table:table-row table:style-name="ro1">
          <table:table-cell office:value-type="string" calcext:value-type="string">
            <text:p>12:05:05</text:p>
          </table:table-cell>
          <table:table-cell office:value-type="float" office:value="10" calcext:value-type="float">
            <text:p>10</text:p>
          </table:table-cell>
          <table:table-cell office:value-type="float" office:value="48.041946" calcext:value-type="float">
            <text:p>48,041946</text:p>
          </table:table-cell>
          <table:table-cell office:value-type="float" office:value="0.289963" calcext:value-type="float">
            <text:p>0,289963</text:p>
          </table:table-cell>
          <table:table-cell office:value-type="float" office:value="6622.4" calcext:value-type="float">
            <text:p>6622,4</text:p>
          </table:table-cell>
          <table:table-cell office:value-type="float" office:value="30.6" calcext:value-type="float">
            <text:p>30,6</text:p>
          </table:table-cell>
          <table:table-cell office:value-type="float" office:value="27.6" calcext:value-type="float">
            <text:p>27,6</text:p>
          </table:table-cell>
          <table:table-cell office:value-type="float" office:value="-15.5" calcext:value-type="float">
            <text:p>-15,5</text:p>
          </table:table-cell>
          <table:table-cell office:value-type="float" office:value="443.6" calcext:value-type="float">
            <text:p>443,6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7.5" calcext:value-type="float">
            <text:p>7,5</text:p>
          </table:table-cell>
          <table:table-cell office:value-type="float" office:value="12.4" calcext:value-type="float">
            <text:p>12,4</text:p>
          </table:table-cell>
          <table:table-cell office:value-type="float" office:value="-169.8" calcext:value-type="float">
            <text:p>-169,8</text:p>
          </table:table-cell>
          <table:table-cell office:value-type="float" office:value="2871.1" calcext:value-type="float">
            <text:p>2871,1</text:p>
          </table:table-cell>
          <table:table-cell table:formula="of:=([.E253]-[.E252])/10" office:value-type="float" office:value="5.60999999999995" calcext:value-type="float">
            <text:p>5,60999999999995</text:p>
          </table:table-cell>
          <table:table-cell table:formula="of:=AVERAGE([.P228:.P253])" office:value-type="float" office:value="5.95461538461538" calcext:value-type="float">
            <text:p>5,95</text:p>
          </table:table-cell>
        </table:table-row>
        <table:table-row table:style-name="ro1">
          <table:table-cell office:value-type="string" calcext:value-type="string">
            <text:p>12:05:15</text:p>
          </table:table-cell>
          <table:table-cell office:value-type="float" office:value="10" calcext:value-type="float">
            <text:p>10</text:p>
          </table:table-cell>
          <table:table-cell office:value-type="float" office:value="48.042358" calcext:value-type="float">
            <text:p>48,042358</text:p>
          </table:table-cell>
          <table:table-cell office:value-type="float" office:value="0.291287" calcext:value-type="float">
            <text:p>0,291287</text:p>
          </table:table-cell>
          <table:table-cell office:value-type="float" office:value="6677" calcext:value-type="float">
            <text:p>6677</text:p>
          </table:table-cell>
          <table:table-cell office:value-type="float" office:value="30.5" calcext:value-type="float">
            <text:p>30,5</text:p>
          </table:table-cell>
          <table:table-cell office:value-type="float" office:value="27.6" calcext:value-type="float">
            <text:p>27,6</text:p>
          </table:table-cell>
          <table:table-cell office:value-type="float" office:value="-15.8" calcext:value-type="float">
            <text:p>-15,8</text:p>
          </table:table-cell>
          <table:table-cell office:value-type="float" office:value="440.3" calcext:value-type="float">
            <text:p>440,3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-169.5" calcext:value-type="float">
            <text:p>-169,5</text:p>
          </table:table-cell>
          <table:table-cell office:value-type="float" office:value="2870.6" calcext:value-type="float">
            <text:p>2870,6</text:p>
          </table:table-cell>
          <table:table-cell table:formula="of:=([.E254]-[.E253])/10" office:value-type="float" office:value="5.46000000000004" calcext:value-type="float">
            <text:p>5,46000000000004</text:p>
          </table:table-cell>
          <table:table-cell table:formula="of:=AVERAGE([.P229:.P254])" office:value-type="float" office:value="5.93961538461539" calcext:value-type="float">
            <text:p>5,94</text:p>
          </table:table-cell>
        </table:table-row>
        <table:table-row table:style-name="ro1">
          <table:table-cell office:value-type="string" calcext:value-type="string">
            <text:p>12:05:25</text:p>
          </table:table-cell>
          <table:table-cell office:value-type="float" office:value="10" calcext:value-type="float">
            <text:p>10</text:p>
          </table:table-cell>
          <table:table-cell office:value-type="float" office:value="48.04303" calcext:value-type="float">
            <text:p>48,04303</text:p>
          </table:table-cell>
          <table:table-cell office:value-type="float" office:value="0.292637" calcext:value-type="float">
            <text:p>0,292637</text:p>
          </table:table-cell>
          <table:table-cell office:value-type="float" office:value="6728" calcext:value-type="float">
            <text:p>6728</text:p>
          </table:table-cell>
          <table:table-cell office:value-type="float" office:value="30.5" calcext:value-type="float">
            <text:p>30,5</text:p>
          </table:table-cell>
          <table:table-cell office:value-type="float" office:value="27.5" calcext:value-type="float">
            <text:p>27,5</text:p>
          </table:table-cell>
          <table:table-cell office:value-type="float" office:value="-16" calcext:value-type="float">
            <text:p>-16</text:p>
          </table:table-cell>
          <table:table-cell office:value-type="float" office:value="437.3" calcext:value-type="float">
            <text:p>437,3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-173.2" calcext:value-type="float">
            <text:p>-173,2</text:p>
          </table:table-cell>
          <table:table-cell office:value-type="float" office:value="2870.1" calcext:value-type="float">
            <text:p>2870,1</text:p>
          </table:table-cell>
          <table:table-cell table:formula="of:=([.E255]-[.E254])/10" office:value-type="float" office:value="5.1" calcext:value-type="float">
            <text:p>5,1</text:p>
          </table:table-cell>
          <table:table-cell table:formula="of:=AVERAGE([.P230:.P255])" office:value-type="float" office:value="5.92307692307692" calcext:value-type="float">
            <text:p>5,92</text:p>
          </table:table-cell>
        </table:table-row>
        <table:table-row table:style-name="ro1">
          <table:table-cell office:value-type="string" calcext:value-type="string">
            <text:p>12:05:35</text:p>
          </table:table-cell>
          <table:table-cell office:value-type="float" office:value="10" calcext:value-type="float">
            <text:p>10</text:p>
          </table:table-cell>
          <table:table-cell office:value-type="float" office:value="48.043503" calcext:value-type="float">
            <text:p>48,043503</text:p>
          </table:table-cell>
          <table:table-cell office:value-type="float" office:value="0.293818" calcext:value-type="float">
            <text:p>0,293818</text:p>
          </table:table-cell>
          <table:table-cell office:value-type="float" office:value="6780.5" calcext:value-type="float">
            <text:p>6780,5</text:p>
          </table:table-cell>
          <table:table-cell office:value-type="float" office:value="30.4" calcext:value-type="float">
            <text:p>30,4</text:p>
          </table:table-cell>
          <table:table-cell office:value-type="float" office:value="27.4" calcext:value-type="float">
            <text:p>27,4</text:p>
          </table:table-cell>
          <table:table-cell office:value-type="float" office:value="-16.5" calcext:value-type="float">
            <text:p>-16,5</text:p>
          </table:table-cell>
          <table:table-cell office:value-type="float" office:value="434.2" calcext:value-type="float">
            <text:p>434,2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  <table:table-cell office:value-type="float" office:value="12.4" calcext:value-type="float">
            <text:p>12,4</text:p>
          </table:table-cell>
          <table:table-cell office:value-type="float" office:value="-169.9" calcext:value-type="float">
            <text:p>-169,9</text:p>
          </table:table-cell>
          <table:table-cell office:value-type="float" office:value="2869.6" calcext:value-type="float">
            <text:p>2869,6</text:p>
          </table:table-cell>
          <table:table-cell table:formula="of:=([.E256]-[.E255])/10" office:value-type="float" office:value="5.25" calcext:value-type="float">
            <text:p>5,25</text:p>
          </table:table-cell>
          <table:table-cell table:formula="of:=AVERAGE([.P231:.P256])"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12:05:45</text:p>
          </table:table-cell>
          <table:table-cell office:value-type="float" office:value="10" calcext:value-type="float">
            <text:p>10</text:p>
          </table:table-cell>
          <table:table-cell office:value-type="float" office:value="48.04406" calcext:value-type="float">
            <text:p>48,04406</text:p>
          </table:table-cell>
          <table:table-cell office:value-type="float" office:value="0.294853" calcext:value-type="float">
            <text:p>0,294853</text:p>
          </table:table-cell>
          <table:table-cell office:value-type="float" office:value="6834.2" calcext:value-type="float">
            <text:p>6834,2</text:p>
          </table:table-cell>
          <table:table-cell office:value-type="float" office:value="30.2" calcext:value-type="float">
            <text:p>30,2</text:p>
          </table:table-cell>
          <table:table-cell office:value-type="float" office:value="27.3" calcext:value-type="float">
            <text:p>27,3</text:p>
          </table:table-cell>
          <table:table-cell office:value-type="float" office:value="-16.8" calcext:value-type="float">
            <text:p>-16,8</text:p>
          </table:table-cell>
          <table:table-cell office:value-type="float" office:value="431" calcext:value-type="float">
            <text:p>431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  <table:table-cell office:value-type="float" office:value="12.3" calcext:value-type="float">
            <text:p>12,3</text:p>
          </table:table-cell>
          <table:table-cell office:value-type="float" office:value="-168.8" calcext:value-type="float">
            <text:p>-168,8</text:p>
          </table:table-cell>
          <table:table-cell office:value-type="float" office:value="2869.2" calcext:value-type="float">
            <text:p>2869,2</text:p>
          </table:table-cell>
          <table:table-cell table:formula="of:=([.E257]-[.E256])/10" office:value-type="float" office:value="5.36999999999998" calcext:value-type="float">
            <text:p>5,36999999999998</text:p>
          </table:table-cell>
          <table:table-cell table:formula="of:=AVERAGE([.P232:.P257])" office:value-type="float" office:value="5.89461538461538" calcext:value-type="float">
            <text:p>5,89</text:p>
          </table:table-cell>
        </table:table-row>
        <table:table-row table:style-name="ro1">
          <table:table-cell office:value-type="string" calcext:value-type="string">
            <text:p>12:05:55</text:p>
          </table:table-cell>
          <table:table-cell office:value-type="float" office:value="10" calcext:value-type="float">
            <text:p>10</text:p>
          </table:table-cell>
          <table:table-cell office:value-type="float" office:value="48.044746" calcext:value-type="float">
            <text:p>48,044746</text:p>
          </table:table-cell>
          <table:table-cell office:value-type="float" office:value="0.296142" calcext:value-type="float">
            <text:p>0,296142</text:p>
          </table:table-cell>
          <table:table-cell office:value-type="float" office:value="6892" calcext:value-type="float">
            <text:p>6892</text:p>
          </table:table-cell>
          <table:table-cell office:value-type="float" office:value="30.2" calcext:value-type="float">
            <text:p>30,2</text:p>
          </table:table-cell>
          <table:table-cell office:value-type="float" office:value="27.2" calcext:value-type="float">
            <text:p>27,2</text:p>
          </table:table-cell>
          <table:table-cell office:value-type="float" office:value="-18" calcext:value-type="float">
            <text:p>-18</text:p>
          </table:table-cell>
          <table:table-cell office:value-type="float" office:value="427.8" calcext:value-type="float">
            <text:p>427,8</text:p>
          </table:table-cell>
          <table:table-cell office:value-type="float" office:value="10.4" calcext:value-type="float">
            <text:p>10,4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868.7" calcext:value-type="float">
            <text:p>2868,7</text:p>
          </table:table-cell>
          <table:table-cell table:formula="of:=([.E258]-[.E257])/10" office:value-type="float" office:value="5.78000000000002" calcext:value-type="float">
            <text:p>5,78000000000002</text:p>
          </table:table-cell>
          <table:table-cell table:formula="of:=AVERAGE([.P233:.P258])" office:value-type="float" office:value="5.89153846153846" calcext:value-type="float">
            <text:p>5,89</text:p>
          </table:table-cell>
        </table:table-row>
        <table:table-row table:style-name="ro1">
          <table:table-cell office:value-type="string" calcext:value-type="string">
            <text:p>12:06:05</text:p>
          </table:table-cell>
          <table:table-cell office:value-type="float" office:value="10" calcext:value-type="float">
            <text:p>10</text:p>
          </table:table-cell>
          <table:table-cell office:value-type="float" office:value="48.045502" calcext:value-type="float">
            <text:p>48,045502</text:p>
          </table:table-cell>
          <table:table-cell office:value-type="float" office:value="0.29737" calcext:value-type="float">
            <text:p>0,29737</text:p>
          </table:table-cell>
          <table:table-cell office:value-type="float" office:value="6946.2" calcext:value-type="float">
            <text:p>6946,2</text:p>
          </table:table-cell>
          <table:table-cell office:value-type="float" office:value="30.1" calcext:value-type="float">
            <text:p>30,1</text:p>
          </table:table-cell>
          <table:table-cell office:value-type="float" office:value="27.1" calcext:value-type="float">
            <text:p>27,1</text:p>
          </table:table-cell>
          <table:table-cell office:value-type="float" office:value="-17.5" calcext:value-type="float">
            <text:p>-17,5</text:p>
          </table:table-cell>
          <table:table-cell office:value-type="float" office:value="424.5" calcext:value-type="float">
            <text:p>424,5</text:p>
          </table:table-cell>
          <table:table-cell office:value-type="float" office:value="10.1" calcext:value-type="float">
            <text:p>10,1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12.3" calcext:value-type="float">
            <text:p>12,3</text:p>
          </table:table-cell>
          <table:table-cell office:value-type="float" office:value="-166.7" calcext:value-type="float">
            <text:p>-166,7</text:p>
          </table:table-cell>
          <table:table-cell office:value-type="float" office:value="2868.1" calcext:value-type="float">
            <text:p>2868,1</text:p>
          </table:table-cell>
          <table:table-cell table:formula="of:=([.E259]-[.E258])/10" office:value-type="float" office:value="5.41999999999998" calcext:value-type="float">
            <text:p>5,41999999999998</text:p>
          </table:table-cell>
          <table:table-cell table:formula="of:=AVERAGE([.P234:.P259])" office:value-type="float" office:value="5.88423076923077" calcext:value-type="float">
            <text:p>5,88</text:p>
          </table:table-cell>
        </table:table-row>
        <table:table-row table:style-name="ro1">
          <table:table-cell office:value-type="string" calcext:value-type="string">
            <text:p>12:06:15</text:p>
          </table:table-cell>
          <table:table-cell office:value-type="float" office:value="10" calcext:value-type="float">
            <text:p>10</text:p>
          </table:table-cell>
          <table:table-cell office:value-type="float" office:value="48.046223" calcext:value-type="float">
            <text:p>48,046223</text:p>
          </table:table-cell>
          <table:table-cell office:value-type="float" office:value="0.298632" calcext:value-type="float">
            <text:p>0,298632</text:p>
          </table:table-cell>
          <table:table-cell office:value-type="float" office:value="7007.8" calcext:value-type="float">
            <text:p>7007,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-18.2" calcext:value-type="float">
            <text:p>-18,2</text:p>
          </table:table-cell>
          <table:table-cell office:value-type="float" office:value="420.9" calcext:value-type="float">
            <text:p>420,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12.3" calcext:value-type="float">
            <text:p>12,3</text:p>
          </table:table-cell>
          <table:table-cell office:value-type="float" office:value="-166.8" calcext:value-type="float">
            <text:p>-166,8</text:p>
          </table:table-cell>
          <table:table-cell office:value-type="float" office:value="2867.6" calcext:value-type="float">
            <text:p>2867,6</text:p>
          </table:table-cell>
          <table:table-cell table:formula="of:=([.E260]-[.E259])/10" office:value-type="float" office:value="6.16000000000004" calcext:value-type="float">
            <text:p>6,16000000000004</text:p>
          </table:table-cell>
          <table:table-cell table:formula="of:=AVERAGE([.P235:.P260])" office:value-type="float" office:value="5.89615384615385" calcext:value-type="float">
            <text:p>5,90</text:p>
          </table:table-cell>
        </table:table-row>
        <table:table-row table:style-name="ro1">
          <table:table-cell office:value-type="string" calcext:value-type="string">
            <text:p>12:06:25</text:p>
          </table:table-cell>
          <table:table-cell office:value-type="float" office:value="10" calcext:value-type="float">
            <text:p>10</text:p>
          </table:table-cell>
          <table:table-cell office:value-type="float" office:value="48.047104" calcext:value-type="float">
            <text:p>48,047104</text:p>
          </table:table-cell>
          <table:table-cell office:value-type="float" office:value="0.299802" calcext:value-type="float">
            <text:p>0,299802</text:p>
          </table:table-cell>
          <table:table-cell office:value-type="float" office:value="7057" calcext:value-type="float">
            <text:p>7057</text:p>
          </table:table-cell>
          <table:table-cell office:value-type="float" office:value="29.9" calcext:value-type="float">
            <text:p>29,9</text:p>
          </table:table-cell>
          <table:table-cell office:value-type="float" office:value="26.9" calcext:value-type="float">
            <text:p>26,9</text:p>
          </table:table-cell>
          <table:table-cell office:value-type="float" office:value="-18.2" calcext:value-type="float">
            <text:p>-18,2</text:p>
          </table:table-cell>
          <table:table-cell office:value-type="float" office:value="418.2" calcext:value-type="float">
            <text:p>418,2</text:p>
          </table:table-cell>
          <table:table-cell office:value-type="float" office:value="10.1" calcext:value-type="float">
            <text:p>10,1</text:p>
          </table:table-cell>
          <table:table-cell office:value-type="float" office:value="0.2" calcext:value-type="float">
            <text:p>0,2</text:p>
          </table:table-cell>
          <table:table-cell office:value-type="float" office:value="8.2" calcext:value-type="float">
            <text:p>8,2</text:p>
          </table:table-cell>
          <table:table-cell office:value-type="float" office:value="12.3" calcext:value-type="float">
            <text:p>12,3</text:p>
          </table:table-cell>
          <table:table-cell office:value-type="float" office:value="-170.1" calcext:value-type="float">
            <text:p>-170,1</text:p>
          </table:table-cell>
          <table:table-cell office:value-type="float" office:value="2867.2" calcext:value-type="float">
            <text:p>2867,2</text:p>
          </table:table-cell>
          <table:table-cell table:formula="of:=([.E261]-[.E260])/10" office:value-type="float" office:value="4.91999999999998" calcext:value-type="float">
            <text:p>4,91999999999998</text:p>
          </table:table-cell>
          <table:table-cell table:formula="of:=AVERAGE([.P236:.P261])" office:value-type="float" office:value="5.88115384615385" calcext:value-type="float">
            <text:p>5,88</text:p>
          </table:table-cell>
        </table:table-row>
        <table:table-row table:style-name="ro1">
          <table:table-cell office:value-type="string" calcext:value-type="string">
            <text:p>12:06:35</text:p>
          </table:table-cell>
          <table:table-cell office:value-type="float" office:value="10" calcext:value-type="float">
            <text:p>10</text:p>
          </table:table-cell>
          <table:table-cell office:value-type="float" office:value="48.048027" calcext:value-type="float">
            <text:p>48,048027</text:p>
          </table:table-cell>
          <table:table-cell office:value-type="float" office:value="0.300995" calcext:value-type="float">
            <text:p>0,300995</text:p>
          </table:table-cell>
          <table:table-cell office:value-type="float" office:value="7110" calcext:value-type="float">
            <text:p>7110</text:p>
          </table:table-cell>
          <table:table-cell office:value-type="float" office:value="29.9" calcext:value-type="float">
            <text:p>29,9</text:p>
          </table:table-cell>
          <table:table-cell office:value-type="float" office:value="26.8" calcext:value-type="float">
            <text:p>26,8</text:p>
          </table:table-cell>
          <table:table-cell office:value-type="float" office:value="-18.5" calcext:value-type="float">
            <text:p>-18,5</text:p>
          </table:table-cell>
          <table:table-cell office:value-type="float" office:value="415.1" calcext:value-type="float">
            <text:p>415,1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8.4" calcext:value-type="float">
            <text:p>8,4</text:p>
          </table:table-cell>
          <table:table-cell office:value-type="float" office:value="12.3" calcext:value-type="float">
            <text:p>12,3</text:p>
          </table:table-cell>
          <table:table-cell office:value-type="float" office:value="-171.1" calcext:value-type="float">
            <text:p>-171,1</text:p>
          </table:table-cell>
          <table:table-cell office:value-type="float" office:value="2866.7" calcext:value-type="float">
            <text:p>2866,7</text:p>
          </table:table-cell>
          <table:table-cell table:formula="of:=([.E262]-[.E261])/10" office:value-type="float" office:value="5.3" calcext:value-type="float">
            <text:p>5,3</text:p>
          </table:table-cell>
          <table:table-cell table:formula="of:=AVERAGE([.P237:.P262])" office:value-type="float" office:value="5.86115384615384" calcext:value-type="float">
            <text:p>5,86</text:p>
          </table:table-cell>
        </table:table-row>
        <table:table-row table:style-name="ro1">
          <table:table-cell office:value-type="string" calcext:value-type="string">
            <text:p>12:06:45</text:p>
          </table:table-cell>
          <table:table-cell office:value-type="float" office:value="10" calcext:value-type="float">
            <text:p>10</text:p>
          </table:table-cell>
          <table:table-cell office:value-type="float" office:value="48.049042" calcext:value-type="float">
            <text:p>48,049042</text:p>
          </table:table-cell>
          <table:table-cell office:value-type="float" office:value="0.302002" calcext:value-type="float">
            <text:p>0,302002</text:p>
          </table:table-cell>
          <table:table-cell office:value-type="float" office:value="7168.1" calcext:value-type="float">
            <text:p>7168,1</text:p>
          </table:table-cell>
          <table:table-cell office:value-type="float" office:value="29.8" calcext:value-type="float">
            <text:p>29,8</text:p>
          </table:table-cell>
          <table:table-cell office:value-type="float" office:value="26.7" calcext:value-type="float">
            <text:p>26,7</text:p>
          </table:table-cell>
          <table:table-cell office:value-type="float" office:value="-20.2" calcext:value-type="float">
            <text:p>-20,2</text:p>
          </table:table-cell>
          <table:table-cell office:value-type="float" office:value="411.8" calcext:value-type="float">
            <text:p>411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office:value-type="float" office:value="8.6" calcext:value-type="float">
            <text:p>8,6</text:p>
          </table:table-cell>
          <table:table-cell office:value-type="float" office:value="12.3" calcext:value-type="float">
            <text:p>12,3</text:p>
          </table:table-cell>
          <table:table-cell office:value-type="float" office:value="-201.5" calcext:value-type="float">
            <text:p>-201,5</text:p>
          </table:table-cell>
          <table:table-cell office:value-type="float" office:value="2866.2" calcext:value-type="float">
            <text:p>2866,2</text:p>
          </table:table-cell>
          <table:table-cell table:formula="of:=([.E263]-[.E262])/10" office:value-type="float" office:value="5.81000000000004" calcext:value-type="float">
            <text:p>5,81000000000004</text:p>
          </table:table-cell>
          <table:table-cell table:formula="of:=AVERAGE([.P238:.P263])" office:value-type="float" office:value="5.85884615384615" calcext:value-type="float">
            <text:p>5,86</text:p>
          </table:table-cell>
        </table:table-row>
        <table:table-row table:style-name="ro1">
          <table:table-cell office:value-type="string" calcext:value-type="string">
            <text:p>12:06:55</text:p>
          </table:table-cell>
          <table:table-cell office:value-type="float" office:value="10" calcext:value-type="float">
            <text:p>10</text:p>
          </table:table-cell>
          <table:table-cell office:value-type="float" office:value="48.05032" calcext:value-type="float">
            <text:p>48,05032</text:p>
          </table:table-cell>
          <table:table-cell office:value-type="float" office:value="0.303232" calcext:value-type="float">
            <text:p>0,303232</text:p>
          </table:table-cell>
          <table:table-cell office:value-type="float" office:value="7219.9" calcext:value-type="float">
            <text:p>7219,9</text:p>
          </table:table-cell>
          <table:table-cell office:value-type="float" office:value="29.6" calcext:value-type="float">
            <text:p>29,6</text:p>
          </table:table-cell>
          <table:table-cell office:value-type="float" office:value="26.6" calcext:value-type="float">
            <text:p>26,6</text:p>
          </table:table-cell>
          <table:table-cell office:value-type="float" office:value="-19" calcext:value-type="float">
            <text:p>-19</text:p>
          </table:table-cell>
          <table:table-cell office:value-type="float" office:value="408.9" calcext:value-type="float">
            <text:p>408,9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 office:value-type="float" office:value="8.6" calcext:value-type="float">
            <text:p>8,6</text:p>
          </table:table-cell>
          <table:table-cell office:value-type="float" office:value="12.3" calcext:value-type="float">
            <text:p>12,3</text:p>
          </table:table-cell>
          <table:table-cell office:value-type="float" office:value="-174.2" calcext:value-type="float">
            <text:p>-174,2</text:p>
          </table:table-cell>
          <table:table-cell office:value-type="float" office:value="2865.7" calcext:value-type="float">
            <text:p>2865,7</text:p>
          </table:table-cell>
          <table:table-cell table:formula="of:=([.E264]-[.E263])/10" office:value-type="float" office:value="5.17999999999993" calcext:value-type="float">
            <text:p>5,17999999999993</text:p>
          </table:table-cell>
          <table:table-cell table:formula="of:=AVERAGE([.P239:.P264])" office:value-type="float" office:value="5.85538461538461" calcext:value-type="float">
            <text:p>5,86</text:p>
          </table:table-cell>
        </table:table-row>
        <table:table-row table:style-name="ro1">
          <table:table-cell office:value-type="string" calcext:value-type="string">
            <text:p>12:07:05</text:p>
          </table:table-cell>
          <table:table-cell office:value-type="float" office:value="10" calcext:value-type="float">
            <text:p>10</text:p>
          </table:table-cell>
          <table:table-cell office:value-type="float" office:value="48.051529" calcext:value-type="float">
            <text:p>48,051529</text:p>
          </table:table-cell>
          <table:table-cell office:value-type="float" office:value="0.304318" calcext:value-type="float">
            <text:p>0,304318</text:p>
          </table:table-cell>
          <table:table-cell office:value-type="float" office:value="7278.6" calcext:value-type="float">
            <text:p>7278,6</text:p>
          </table:table-cell>
          <table:table-cell office:value-type="float" office:value="29.6" calcext:value-type="float">
            <text:p>29,6</text:p>
          </table:table-cell>
          <table:table-cell office:value-type="float" office:value="26.5" calcext:value-type="float">
            <text:p>26,5</text:p>
          </table:table-cell>
          <table:table-cell office:value-type="float" office:value="-19.8" calcext:value-type="float">
            <text:p>-19,8</text:p>
          </table:table-cell>
          <table:table-cell office:value-type="float" office:value="405.7" calcext:value-type="float">
            <text:p>405,7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1" calcext:value-type="float">
            <text:p>-168,1</text:p>
          </table:table-cell>
          <table:table-cell office:value-type="float" office:value="2865.2" calcext:value-type="float">
            <text:p>2865,2</text:p>
          </table:table-cell>
          <table:table-cell table:formula="of:=([.E265]-[.E264])/10" office:value-type="float" office:value="5.87000000000007" calcext:value-type="float">
            <text:p>5,87000000000007</text:p>
          </table:table-cell>
          <table:table-cell table:formula="of:=AVERAGE([.P240:.P265])" office:value-type="float" office:value="5.84961538461539" calcext:value-type="float">
            <text:p>5,85</text:p>
          </table:table-cell>
        </table:table-row>
        <table:table-row table:style-name="ro1">
          <table:table-cell office:value-type="string" calcext:value-type="string">
            <text:p>12:07:15</text:p>
          </table:table-cell>
          <table:table-cell office:value-type="float" office:value="10" calcext:value-type="float">
            <text:p>10</text:p>
          </table:table-cell>
          <table:table-cell office:value-type="float" office:value="48.052868" calcext:value-type="float">
            <text:p>48,052868</text:p>
          </table:table-cell>
          <table:table-cell office:value-type="float" office:value="0.305415" calcext:value-type="float">
            <text:p>0,305415</text:p>
          </table:table-cell>
          <table:table-cell office:value-type="float" office:value="7342.2" calcext:value-type="float">
            <text:p>7342,2</text:p>
          </table:table-cell>
          <table:table-cell office:value-type="float" office:value="29.5" calcext:value-type="float">
            <text:p>29,5</text:p>
          </table:table-cell>
          <table:table-cell office:value-type="float" office:value="26.4" calcext:value-type="float">
            <text:p>26,4</text:p>
          </table:table-cell>
          <table:table-cell office:value-type="float" office:value="-19.8" calcext:value-type="float">
            <text:p>-19,8</text:p>
          </table:table-cell>
          <table:table-cell office:value-type="float" office:value="402.1" calcext:value-type="float">
            <text:p>402,1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864.7" calcext:value-type="float">
            <text:p>2864,7</text:p>
          </table:table-cell>
          <table:table-cell table:formula="of:=([.E266]-[.E265])/10" office:value-type="float" office:value="6.35999999999995" calcext:value-type="float">
            <text:p>6,35999999999995</text:p>
          </table:table-cell>
          <table:table-cell table:formula="of:=AVERAGE([.P241:.P266])" office:value-type="float" office:value="5.87846153846154" calcext:value-type="float">
            <text:p>5,88</text:p>
          </table:table-cell>
        </table:table-row>
        <table:table-row table:style-name="ro1">
          <table:table-cell office:value-type="string" calcext:value-type="string">
            <text:p>12:07:25</text:p>
          </table:table-cell>
          <table:table-cell office:value-type="float" office:value="10" calcext:value-type="float">
            <text:p>10</text:p>
          </table:table-cell>
          <table:table-cell office:value-type="float" office:value="48.054119" calcext:value-type="float">
            <text:p>48,054119</text:p>
          </table:table-cell>
          <table:table-cell office:value-type="float" office:value="0.30674" calcext:value-type="float">
            <text:p>0,30674</text:p>
          </table:table-cell>
          <table:table-cell office:value-type="float" office:value="7399.1" calcext:value-type="float">
            <text:p>7399,1</text:p>
          </table:table-cell>
          <table:table-cell office:value-type="float" office:value="29.4" calcext:value-type="float">
            <text:p>29,4</text:p>
          </table:table-cell>
          <table:table-cell office:value-type="float" office:value="26.3" calcext:value-type="float">
            <text:p>26,3</text:p>
          </table:table-cell>
          <table:table-cell office:value-type="float" office:value="-20.5" calcext:value-type="float">
            <text:p>-20,5</text:p>
          </table:table-cell>
          <table:table-cell office:value-type="float" office:value="398.9" calcext:value-type="float">
            <text:p>398,9</text:p>
          </table:table-cell>
          <table:table-cell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-169.4" calcext:value-type="float">
            <text:p>-169,4</text:p>
          </table:table-cell>
          <table:table-cell office:value-type="float" office:value="2864.3" calcext:value-type="float">
            <text:p>2864,3</text:p>
          </table:table-cell>
          <table:table-cell table:formula="of:=([.E267]-[.E266])/10" office:value-type="float" office:value="5.69000000000005" calcext:value-type="float">
            <text:p>5,69000000000005</text:p>
          </table:table-cell>
          <table:table-cell table:formula="of:=AVERAGE([.P242:.P267])" office:value-type="float" office:value="5.85269230769231" calcext:value-type="float">
            <text:p>5,85</text:p>
          </table:table-cell>
        </table:table-row>
        <table:table-row table:style-name="ro1">
          <table:table-cell office:value-type="string" calcext:value-type="string">
            <text:p>12:07:35</text:p>
          </table:table-cell>
          <table:table-cell office:value-type="float" office:value="10" calcext:value-type="float">
            <text:p>10</text:p>
          </table:table-cell>
          <table:table-cell office:value-type="float" office:value="48.055439" calcext:value-type="float">
            <text:p>48,055439</text:p>
          </table:table-cell>
          <table:table-cell office:value-type="float" office:value="0.308087" calcext:value-type="float">
            <text:p>0,308087</text:p>
          </table:table-cell>
          <table:table-cell office:value-type="float" office:value="7457.4" calcext:value-type="float">
            <text:p>7457,4</text:p>
          </table:table-cell>
          <table:table-cell office:value-type="float" office:value="29.2" calcext:value-type="float">
            <text:p>29,2</text:p>
          </table:table-cell>
          <table:table-cell office:value-type="float" office:value="26.2" calcext:value-type="float">
            <text:p>26,2</text:p>
          </table:table-cell>
          <table:table-cell office:value-type="float" office:value="-21.5" calcext:value-type="float">
            <text:p>-21,5</text:p>
          </table:table-cell>
          <table:table-cell office:value-type="float" office:value="395.7" calcext:value-type="float">
            <text:p>395,7</text:p>
          </table:table-cell>
          <table:table-cell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office:value-type="float" office:value="9.4" calcext:value-type="float">
            <text:p>9,4</text:p>
          </table:table-cell>
          <table:table-cell office:value-type="float" office:value="12.3" calcext:value-type="float">
            <text:p>12,3</text:p>
          </table:table-cell>
          <table:table-cell office:value-type="float" office:value="-174" calcext:value-type="float">
            <text:p>-174</text:p>
          </table:table-cell>
          <table:table-cell office:value-type="float" office:value="2863.8" calcext:value-type="float">
            <text:p>2863,8</text:p>
          </table:table-cell>
          <table:table-cell table:formula="of:=([.E268]-[.E267])/10" office:value-type="float" office:value="5.82999999999993" calcext:value-type="float">
            <text:p>5,82999999999993</text:p>
          </table:table-cell>
          <table:table-cell table:formula="of:=AVERAGE([.P243:.P268])" office:value-type="float" office:value="5.83884615384615" calcext:value-type="float">
            <text:p>5,84</text:p>
          </table:table-cell>
        </table:table-row>
        <table:table-row table:style-name="ro1">
          <table:table-cell office:value-type="string" calcext:value-type="string">
            <text:p>12:07:45</text:p>
          </table:table-cell>
          <table:table-cell office:value-type="float" office:value="10" calcext:value-type="float">
            <text:p>10</text:p>
          </table:table-cell>
          <table:table-cell office:value-type="float" office:value="48.056683" calcext:value-type="float">
            <text:p>48,056683</text:p>
          </table:table-cell>
          <table:table-cell office:value-type="float" office:value="0.309347" calcext:value-type="float">
            <text:p>0,309347</text:p>
          </table:table-cell>
          <table:table-cell office:value-type="float" office:value="7521" calcext:value-type="float">
            <text:p>7521</text:p>
          </table:table-cell>
          <table:table-cell office:value-type="float" office:value="29.2" calcext:value-type="float">
            <text:p>29,2</text:p>
          </table:table-cell>
          <table:table-cell office:value-type="float" office:value="26" calcext:value-type="float">
            <text:p>26</text:p>
          </table:table-cell>
          <table:table-cell office:value-type="float" office:value="-21.5" calcext:value-type="float">
            <text:p>-21,5</text:p>
          </table:table-cell>
          <table:table-cell office:value-type="float" office:value="392.2" calcext:value-type="float">
            <text:p>392,2</text:p>
          </table:table-cell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 office:value-type="float" office:value="9.8" calcext:value-type="float">
            <text:p>9,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9" calcext:value-type="float">
            <text:p>-170,9</text:p>
          </table:table-cell>
          <table:table-cell office:value-type="float" office:value="2863.3" calcext:value-type="float">
            <text:p>2863,3</text:p>
          </table:table-cell>
          <table:table-cell table:formula="of:=([.E269]-[.E268])/10" office:value-type="float" office:value="6.36000000000004" calcext:value-type="float">
            <text:p>6,36000000000004</text:p>
          </table:table-cell>
          <table:table-cell table:formula="of:=AVERAGE([.P244:.P269])" office:value-type="float" office:value="5.82230769230769" calcext:value-type="float">
            <text:p>5,82</text:p>
          </table:table-cell>
        </table:table-row>
        <table:table-row table:style-name="ro1">
          <table:table-cell office:value-type="string" calcext:value-type="string">
            <text:p>12:07:55</text:p>
          </table:table-cell>
          <table:table-cell office:value-type="float" office:value="10" calcext:value-type="float">
            <text:p>10</text:p>
          </table:table-cell>
          <table:table-cell office:value-type="float" office:value="48.05777" calcext:value-type="float">
            <text:p>48,05777</text:p>
          </table:table-cell>
          <table:table-cell office:value-type="float" office:value="0.310598" calcext:value-type="float">
            <text:p>0,310598</text:p>
          </table:table-cell>
          <table:table-cell office:value-type="float" office:value="7578.3" calcext:value-type="float">
            <text:p>7578,3</text:p>
          </table:table-cell>
          <table:table-cell office:value-type="float" office:value="29.1" calcext:value-type="float">
            <text:p>29,1</text:p>
          </table:table-cell>
          <table:table-cell office:value-type="float" office:value="25.9" calcext:value-type="float">
            <text:p>25,9</text:p>
          </table:table-cell>
          <table:table-cell office:value-type="float" office:value="-22.2" calcext:value-type="float">
            <text:p>-22,2</text:p>
          </table:table-cell>
          <table:table-cell office:value-type="float" office:value="388.9" calcext:value-type="float">
            <text:p>388,9</text:p>
          </table:table-cell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862.8" calcext:value-type="float">
            <text:p>2862,8</text:p>
          </table:table-cell>
          <table:table-cell table:formula="of:=([.E270]-[.E269])/10" office:value-type="float" office:value="5.73000000000002" calcext:value-type="float">
            <text:p>5,73000000000002</text:p>
          </table:table-cell>
          <table:table-cell table:formula="of:=AVERAGE([.P245:.P270])" office:value-type="float" office:value="5.78961538461538" calcext:value-type="float">
            <text:p>5,79</text:p>
          </table:table-cell>
        </table:table-row>
        <table:table-row table:style-name="ro1">
          <table:table-cell office:value-type="string" calcext:value-type="string">
            <text:p>12:08:05</text:p>
          </table:table-cell>
          <table:table-cell office:value-type="float" office:value="10" calcext:value-type="float">
            <text:p>10</text:p>
          </table:table-cell>
          <table:table-cell office:value-type="float" office:value="48.059231" calcext:value-type="float">
            <text:p>48,059231</text:p>
          </table:table-cell>
          <table:table-cell office:value-type="float" office:value="0.311895" calcext:value-type="float">
            <text:p>0,311895</text:p>
          </table:table-cell>
          <table:table-cell office:value-type="float" office:value="7626.5" calcext:value-type="float">
            <text:p>7626,5</text:p>
          </table:table-cell>
          <table:table-cell office:value-type="float" office:value="29" calcext:value-type="float">
            <text:p>29</text:p>
          </table:table-cell>
          <table:table-cell office:value-type="float" office:value="25.8" calcext:value-type="float">
            <text:p>25,8</text:p>
          </table:table-cell>
          <table:table-cell office:value-type="float" office:value="-22.8" calcext:value-type="float">
            <text:p>-22,8</text:p>
          </table:table-cell>
          <table:table-cell office:value-type="float" office:value="386.4" calcext:value-type="float">
            <text:p>386,4</text:p>
          </table:table-cell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office:value-type="float" office:value="10.5" calcext:value-type="float">
            <text:p>10,5</text:p>
          </table:table-cell>
          <table:table-cell office:value-type="float" office:value="12.3" calcext:value-type="float">
            <text:p>12,3</text:p>
          </table:table-cell>
          <table:table-cell office:value-type="float" office:value="-165.6" calcext:value-type="float">
            <text:p>-165,6</text:p>
          </table:table-cell>
          <table:table-cell office:value-type="float" office:value="2862.2" calcext:value-type="float">
            <text:p>2862,2</text:p>
          </table:table-cell>
          <table:table-cell table:formula="of:=([.E271]-[.E270])/10" office:value-type="float" office:value="4.81999999999998" calcext:value-type="float">
            <text:p>4,81999999999998</text:p>
          </table:table-cell>
          <table:table-cell table:formula="of:=AVERAGE([.P246:.P271])" office:value-type="float" office:value="5.73653846153846" calcext:value-type="float">
            <text:p>5,74</text:p>
          </table:table-cell>
        </table:table-row>
        <table:table-row table:style-name="ro1">
          <table:table-cell office:value-type="string" calcext:value-type="string">
            <text:p>12:08:15</text:p>
          </table:table-cell>
          <table:table-cell office:value-type="float" office:value="10" calcext:value-type="float">
            <text:p>10</text:p>
          </table:table-cell>
          <table:table-cell office:value-type="float" office:value="48.06044" calcext:value-type="float">
            <text:p>48,06044</text:p>
          </table:table-cell>
          <table:table-cell office:value-type="float" office:value="0.313155" calcext:value-type="float">
            <text:p>0,313155</text:p>
          </table:table-cell>
          <table:table-cell office:value-type="float" office:value="7687.1" calcext:value-type="float">
            <text:p>7687,1</text:p>
          </table:table-cell>
          <table:table-cell office:value-type="float" office:value="28.9" calcext:value-type="float">
            <text:p>28,9</text:p>
          </table:table-cell>
          <table:table-cell office:value-type="float" office:value="25.7" calcext:value-type="float">
            <text:p>25,7</text:p>
          </table:table-cell>
          <table:table-cell office:value-type="float" office:value="-23.2" calcext:value-type="float">
            <text:p>-23,2</text:p>
          </table:table-cell>
          <table:table-cell office:value-type="float" office:value="383.1" calcext:value-type="float">
            <text:p>383,1</text:p>
          </table:table-cell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office:value-type="float" office:value="10.7" calcext:value-type="float">
            <text:p>10,7</text:p>
          </table:table-cell>
          <table:table-cell office:value-type="float" office:value="12.3" calcext:value-type="float">
            <text:p>12,3</text:p>
          </table:table-cell>
          <table:table-cell office:value-type="float" office:value="-168" calcext:value-type="float">
            <text:p>-168</text:p>
          </table:table-cell>
          <table:table-cell office:value-type="float" office:value="2861.8" calcext:value-type="float">
            <text:p>2861,8</text:p>
          </table:table-cell>
          <table:table-cell table:formula="of:=([.E272]-[.E271])/10" office:value-type="float" office:value="6.06000000000004" calcext:value-type="float">
            <text:p>6,06000000000004</text:p>
          </table:table-cell>
          <table:table-cell table:formula="of:=AVERAGE([.P247:.P272])" office:value-type="float" office:value="5.71269230769231" calcext:value-type="float">
            <text:p>5,71</text:p>
          </table:table-cell>
        </table:table-row>
        <table:table-row table:style-name="ro1">
          <table:table-cell office:value-type="string" calcext:value-type="string">
            <text:p>12:08:25</text:p>
          </table:table-cell>
          <table:table-cell office:value-type="float" office:value="10" calcext:value-type="float">
            <text:p>10</text:p>
          </table:table-cell>
          <table:table-cell office:value-type="float" office:value="48.061646" calcext:value-type="float">
            <text:p>48,061646</text:p>
          </table:table-cell>
          <table:table-cell office:value-type="float" office:value="0.314435" calcext:value-type="float">
            <text:p>0,314435</text:p>
          </table:table-cell>
          <table:table-cell office:value-type="float" office:value="7741.4" calcext:value-type="float">
            <text:p>7741,4</text:p>
          </table:table-cell>
          <table:table-cell office:value-type="float" office:value="28.9" calcext:value-type="float">
            <text:p>28,9</text:p>
          </table:table-cell>
          <table:table-cell office:value-type="float" office:value="25.6" calcext:value-type="float">
            <text:p>25,6</text:p>
          </table:table-cell>
          <table:table-cell office:value-type="float" office:value="-23" calcext:value-type="float">
            <text:p>-23</text:p>
          </table:table-cell>
          <table:table-cell office:value-type="float" office:value="380.2" calcext:value-type="float">
            <text:p>380,2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office:value-type="float" office:value="10.9" calcext:value-type="float">
            <text:p>10,9</text:p>
          </table:table-cell>
          <table:table-cell office:value-type="float" office:value="12.3" calcext:value-type="float">
            <text:p>12,3</text:p>
          </table:table-cell>
          <table:table-cell office:value-type="float" office:value="-167.8" calcext:value-type="float">
            <text:p>-167,8</text:p>
          </table:table-cell>
          <table:table-cell office:value-type="float" office:value="2861.3" calcext:value-type="float">
            <text:p>2861,3</text:p>
          </table:table-cell>
          <table:table-cell table:formula="of:=([.E273]-[.E272])/10" office:value-type="float" office:value="5.42999999999993" calcext:value-type="float">
            <text:p>5,42999999999993</text:p>
          </table:table-cell>
          <table:table-cell table:formula="of:=AVERAGE([.P248:.P273])" office:value-type="float" office:value="5.67923076923077" calcext:value-type="float">
            <text:p>5,68</text:p>
          </table:table-cell>
        </table:table-row>
        <table:table-row table:style-name="ro1">
          <table:table-cell office:value-type="string" calcext:value-type="string">
            <text:p>12:08:35</text:p>
          </table:table-cell>
          <table:table-cell office:value-type="float" office:value="10" calcext:value-type="float">
            <text:p>10</text:p>
          </table:table-cell>
          <table:table-cell office:value-type="float" office:value="48.062778" calcext:value-type="float">
            <text:p>48,062778</text:p>
          </table:table-cell>
          <table:table-cell office:value-type="float" office:value="0.31568" calcext:value-type="float">
            <text:p>0,31568</text:p>
          </table:table-cell>
          <table:table-cell office:value-type="float" office:value="7798.6" calcext:value-type="float">
            <text:p>7798,6</text:p>
          </table:table-cell>
          <table:table-cell office:value-type="float" office:value="28.8" calcext:value-type="float">
            <text:p>28,8</text:p>
          </table:table-cell>
          <table:table-cell office:value-type="float" office:value="25.5" calcext:value-type="float">
            <text:p>25,5</text:p>
          </table:table-cell>
          <table:table-cell office:value-type="float" office:value="-23.2" calcext:value-type="float">
            <text:p>-23,2</text:p>
          </table:table-cell>
          <table:table-cell office:value-type="float" office:value="377.3" calcext:value-type="float">
            <text:p>377,3</text:p>
          </table:table-cell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office:value-type="float" office:value="11.1" calcext:value-type="float">
            <text:p>11,1</text:p>
          </table:table-cell>
          <table:table-cell office:value-type="float" office:value="12.3" calcext:value-type="float">
            <text:p>12,3</text:p>
          </table:table-cell>
          <table:table-cell office:value-type="float" office:value="-175.4" calcext:value-type="float">
            <text:p>-175,4</text:p>
          </table:table-cell>
          <table:table-cell office:value-type="float" office:value="2860.8" calcext:value-type="float">
            <text:p>2860,8</text:p>
          </table:table-cell>
          <table:table-cell table:formula="of:=([.E274]-[.E273])/10" office:value-type="float" office:value="5.72000000000007" calcext:value-type="float">
            <text:p>5,72000000000007</text:p>
          </table:table-cell>
          <table:table-cell table:formula="of:=AVERAGE([.P249:.P274])" office:value-type="float" office:value="5.65807692307692" calcext:value-type="float">
            <text:p>5,66</text:p>
          </table:table-cell>
        </table:table-row>
        <table:table-row table:style-name="ro1">
          <table:table-cell office:value-type="string" calcext:value-type="string">
            <text:p>12:08:45</text:p>
          </table:table-cell>
          <table:table-cell office:value-type="float" office:value="10" calcext:value-type="float">
            <text:p>10</text:p>
          </table:table-cell>
          <table:table-cell office:value-type="float" office:value="48.064049" calcext:value-type="float">
            <text:p>48,064049</text:p>
          </table:table-cell>
          <table:table-cell office:value-type="float" office:value="0.31695" calcext:value-type="float">
            <text:p>0,31695</text:p>
          </table:table-cell>
          <table:table-cell office:value-type="float" office:value="7861.2" calcext:value-type="float">
            <text:p>7861,2</text:p>
          </table:table-cell>
          <table:table-cell office:value-type="float" office:value="28.6" calcext:value-type="float">
            <text:p>28,6</text:p>
          </table:table-cell>
          <table:table-cell office:value-type="float" office:value="25.4" calcext:value-type="float">
            <text:p>25,4</text:p>
          </table:table-cell>
          <table:table-cell office:value-type="float" office:value="-24.8" calcext:value-type="float">
            <text:p>-24,8</text:p>
          </table:table-cell>
          <table:table-cell office:value-type="float" office:value="373.9" calcext:value-type="float">
            <text:p>373,9</text:p>
          </table:table-cell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office:value-type="float" office:value="11.4" calcext:value-type="float">
            <text:p>11,4</text:p>
          </table:table-cell>
          <table:table-cell office:value-type="float" office:value="12.3" calcext:value-type="float">
            <text:p>12,3</text:p>
          </table:table-cell>
          <table:table-cell office:value-type="float" office:value="-199.7" calcext:value-type="float">
            <text:p>-199,7</text:p>
          </table:table-cell>
          <table:table-cell office:value-type="float" office:value="2860.3" calcext:value-type="float">
            <text:p>2860,3</text:p>
          </table:table-cell>
          <table:table-cell table:formula="of:=([.E275]-[.E274])/10" office:value-type="float" office:value="6.25999999999995" calcext:value-type="float">
            <text:p>6,25999999999995</text:p>
          </table:table-cell>
          <table:table-cell table:formula="of:=AVERAGE([.P250:.P275])"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12:08:55</text:p>
          </table:table-cell>
          <table:table-cell office:value-type="float" office:value="10" calcext:value-type="float">
            <text:p>10</text:p>
          </table:table-cell>
          <table:table-cell office:value-type="float" office:value="48.065472" calcext:value-type="float">
            <text:p>48,065472</text:p>
          </table:table-cell>
          <table:table-cell office:value-type="float" office:value="0.318362" calcext:value-type="float">
            <text:p>0,318362</text:p>
          </table:table-cell>
          <table:table-cell office:value-type="float" office:value="7926.9" calcext:value-type="float">
            <text:p>7926,9</text:p>
          </table:table-cell>
          <table:table-cell office:value-type="float" office:value="28.6" calcext:value-type="float">
            <text:p>28,6</text:p>
          </table:table-cell>
          <table:table-cell office:value-type="float" office:value="25.3" calcext:value-type="float">
            <text:p>25,3</text:p>
          </table:table-cell>
          <table:table-cell office:value-type="float" office:value="-24" calcext:value-type="float">
            <text:p>-24</text:p>
          </table:table-cell>
          <table:table-cell office:value-type="float" office:value="370.5" calcext:value-type="float">
            <text:p>370,5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11.5" calcext:value-type="float">
            <text:p>11,5</text:p>
          </table:table-cell>
          <table:table-cell office:value-type="float" office:value="12.3" calcext:value-type="float">
            <text:p>12,3</text:p>
          </table:table-cell>
          <table:table-cell office:value-type="float" office:value="-166.7" calcext:value-type="float">
            <text:p>-166,7</text:p>
          </table:table-cell>
          <table:table-cell office:value-type="float" office:value="2859.8" calcext:value-type="float">
            <text:p>2859,8</text:p>
          </table:table-cell>
          <table:table-cell table:formula="of:=([.E276]-[.E275])/10" office:value-type="float" office:value="6.56999999999998" calcext:value-type="float">
            <text:p>6,56999999999998</text:p>
          </table:table-cell>
          <table:table-cell table:formula="of:=AVERAGE([.P251:.P276])" office:value-type="float" office:value="5.68153846153846" calcext:value-type="float">
            <text:p>5,68</text:p>
          </table:table-cell>
        </table:table-row>
        <table:table-row table:style-name="ro1">
          <table:table-cell office:value-type="string" calcext:value-type="string">
            <text:p>12:09:05</text:p>
          </table:table-cell>
          <table:table-cell office:value-type="float" office:value="10" calcext:value-type="float">
            <text:p>10</text:p>
          </table:table-cell>
          <table:table-cell office:value-type="float" office:value="48.066715" calcext:value-type="float">
            <text:p>48,066715</text:p>
          </table:table-cell>
          <table:table-cell office:value-type="float" office:value="0.3199" calcext:value-type="float">
            <text:p>0,3199</text:p>
          </table:table-cell>
          <table:table-cell office:value-type="float" office:value="7994" calcext:value-type="float">
            <text:p>7994</text:p>
          </table:table-cell>
          <table:table-cell office:value-type="float" office:value="28.5" calcext:value-type="float">
            <text:p>28,5</text:p>
          </table:table-cell>
          <table:table-cell office:value-type="float" office:value="25.2" calcext:value-type="float">
            <text:p>25,2</text:p>
          </table:table-cell>
          <table:table-cell office:value-type="float" office:value="-24.8" calcext:value-type="float">
            <text:p>-24,8</text:p>
          </table:table-cell>
          <table:table-cell office:value-type="float" office:value="367.1" calcext:value-type="float">
            <text:p>367,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11.7" calcext:value-type="float">
            <text:p>11,7</text:p>
          </table:table-cell>
          <table:table-cell office:value-type="float" office:value="12.3" calcext:value-type="float">
            <text:p>12,3</text:p>
          </table:table-cell>
          <table:table-cell office:value-type="float" office:value="-168.2" calcext:value-type="float">
            <text:p>-168,2</text:p>
          </table:table-cell>
          <table:table-cell office:value-type="float" office:value="2859.3" calcext:value-type="float">
            <text:p>2859,3</text:p>
          </table:table-cell>
          <table:table-cell table:formula="of:=([.E277]-[.E276])/10" office:value-type="float" office:value="6.71000000000004" calcext:value-type="float">
            <text:p>6,71000000000004</text:p>
          </table:table-cell>
          <table:table-cell table:formula="of:=AVERAGE([.P252:.P277])" office:value-type="float" office:value="5.70923076923077" calcext:value-type="float">
            <text:p>5,71</text:p>
          </table:table-cell>
        </table:table-row>
        <table:table-row table:style-name="ro1">
          <table:table-cell office:value-type="string" calcext:value-type="string">
            <text:p>12:09:15</text:p>
          </table:table-cell>
          <table:table-cell office:value-type="float" office:value="10" calcext:value-type="float">
            <text:p>10</text:p>
          </table:table-cell>
          <table:table-cell office:value-type="float" office:value="48.0681" calcext:value-type="float">
            <text:p>48,0681</text:p>
          </table:table-cell>
          <table:table-cell office:value-type="float" office:value="0.321398" calcext:value-type="float">
            <text:p>0,321398</text:p>
          </table:table-cell>
          <table:table-cell office:value-type="float" office:value="8054.6" calcext:value-type="float">
            <text:p>8054,6</text:p>
          </table:table-cell>
          <table:table-cell office:value-type="float" office:value="28.4" calcext:value-type="float">
            <text:p>28,4</text:p>
          </table:table-cell>
          <table:table-cell office:value-type="float" office:value="25.1" calcext:value-type="float">
            <text:p>25,1</text:p>
          </table:table-cell>
          <table:table-cell office:value-type="float" office:value="-25.2" calcext:value-type="float">
            <text:p>-25,2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858.9" calcext:value-type="float">
            <text:p>2858,9</text:p>
          </table:table-cell>
          <table:table-cell table:formula="of:=([.E278]-[.E277])/10" office:value-type="float" office:value="6.06000000000004" calcext:value-type="float">
            <text:p>6,06000000000004</text:p>
          </table:table-cell>
          <table:table-cell table:formula="of:=AVERAGE([.P253:.P278])" office:value-type="float" office:value="5.72423076923077" calcext:value-type="float">
            <text:p>5,72</text:p>
          </table:table-cell>
        </table:table-row>
        <table:table-row table:style-name="ro1">
          <table:table-cell office:value-type="string" calcext:value-type="string">
            <text:p>12:09:25</text:p>
          </table:table-cell>
          <table:table-cell office:value-type="float" office:value="10" calcext:value-type="float">
            <text:p>10</text:p>
          </table:table-cell>
          <table:table-cell office:value-type="float" office:value="48.069447" calcext:value-type="float">
            <text:p>48,069447</text:p>
          </table:table-cell>
          <table:table-cell office:value-type="float" office:value="0.323065" calcext:value-type="float">
            <text:p>0,323065</text:p>
          </table:table-cell>
          <table:table-cell office:value-type="float" office:value="8114.6" calcext:value-type="float">
            <text:p>8114,6</text:p>
          </table:table-cell>
          <table:table-cell office:value-type="float" office:value="28.2" calcext:value-type="float">
            <text:p>28,2</text:p>
          </table:table-cell>
          <table:table-cell office:value-type="float" office:value="25" calcext:value-type="float">
            <text:p>25</text:p>
          </table:table-cell>
          <table:table-cell office:value-type="float" office:value="-25.5" calcext:value-type="float">
            <text:p>-25,5</text:p>
          </table:table-cell>
          <table:table-cell office:value-type="float" office:value="360.8" calcext:value-type="float">
            <text:p>360,8</text:p>
          </table:table-cell>
          <table:table-cell office:value-type="float" office:value="8.8" calcext:value-type="float">
            <text:p>8,8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,3</text:p>
          </table:table-cell>
          <table:table-cell office:value-type="float" office:value="-170.1" calcext:value-type="float">
            <text:p>-170,1</text:p>
          </table:table-cell>
          <table:table-cell office:value-type="float" office:value="2858.4" calcext:value-type="float">
            <text:p>2858,4</text:p>
          </table:table-cell>
          <table:table-cell table:formula="of:=([.E279]-[.E278])/10" office:value-type="float" office:value="6" calcext:value-type="float">
            <text:p>6</text:p>
          </table:table-cell>
          <table:table-cell table:formula="of:=AVERAGE([.P254:.P279])" office:value-type="float" office:value="5.73923076923077" calcext:value-type="float">
            <text:p>5,74</text:p>
          </table:table-cell>
        </table:table-row>
        <table:table-row table:style-name="ro1">
          <table:table-cell office:value-type="string" calcext:value-type="string">
            <text:p>12:09:35</text:p>
          </table:table-cell>
          <table:table-cell office:value-type="float" office:value="10" calcext:value-type="float">
            <text:p>10</text:p>
          </table:table-cell>
          <table:table-cell office:value-type="float" office:value="48.071018" calcext:value-type="float">
            <text:p>48,071018</text:p>
          </table:table-cell>
          <table:table-cell office:value-type="float" office:value="0.324382" calcext:value-type="float">
            <text:p>0,324382</text:p>
          </table:table-cell>
          <table:table-cell office:value-type="float" office:value="8168.6" calcext:value-type="float">
            <text:p>8168,6</text:p>
          </table:table-cell>
          <table:table-cell office:value-type="float" office:value="28.2" calcext:value-type="float">
            <text:p>28,2</text:p>
          </table:table-cell>
          <table:table-cell office:value-type="float" office:value="24.9" calcext:value-type="float">
            <text:p>24,9</text:p>
          </table:table-cell>
          <table:table-cell office:value-type="float" office:value="-26.2" calcext:value-type="float">
            <text:p>-26,2</text:p>
          </table:table-cell>
          <table:table-cell office:value-type="float" office:value="358.1" calcext:value-type="float">
            <text:p>358,1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office:value-type="float" office:value="12.1" calcext:value-type="float">
            <text:p>12,1</text:p>
          </table:table-cell>
          <table:table-cell office:value-type="float" office:value="12.3" calcext:value-type="float">
            <text:p>12,3</text:p>
          </table:table-cell>
          <table:table-cell office:value-type="float" office:value="-167.6" calcext:value-type="float">
            <text:p>-167,6</text:p>
          </table:table-cell>
          <table:table-cell office:value-type="float" office:value="2857.9" calcext:value-type="float">
            <text:p>2857,9</text:p>
          </table:table-cell>
          <table:table-cell table:formula="of:=([.E280]-[.E279])/10" office:value-type="float" office:value="5.4" calcext:value-type="float">
            <text:p>5,4</text:p>
          </table:table-cell>
          <table:table-cell table:formula="of:=AVERAGE([.P255:.P280])" office:value-type="float" office:value="5.73692307692308" calcext:value-type="float">
            <text:p>5,74</text:p>
          </table:table-cell>
        </table:table-row>
        <table:table-row table:style-name="ro1">
          <table:table-cell office:value-type="string" calcext:value-type="string">
            <text:p>12:09:45</text:p>
          </table:table-cell>
          <table:table-cell office:value-type="float" office:value="10" calcext:value-type="float">
            <text:p>10</text:p>
          </table:table-cell>
          <table:table-cell office:value-type="float" office:value="48.072208" calcext:value-type="float">
            <text:p>48,072208</text:p>
          </table:table-cell>
          <table:table-cell office:value-type="float" office:value="0.326055" calcext:value-type="float">
            <text:p>0,326055</text:p>
          </table:table-cell>
          <table:table-cell office:value-type="float" office:value="8228.5" calcext:value-type="float">
            <text:p>8228,5</text:p>
          </table:table-cell>
          <table:table-cell office:value-type="float" office:value="28.1" calcext:value-type="float">
            <text:p>28,1</text:p>
          </table:table-cell>
          <table:table-cell office:value-type="float" office:value="24.8" calcext:value-type="float">
            <text:p>24,8</text:p>
          </table:table-cell>
          <table:table-cell office:value-type="float" office:value="-26" calcext:value-type="float">
            <text:p>-26</text:p>
          </table:table-cell>
          <table:table-cell office:value-type="float" office:value="355" calcext:value-type="float">
            <text:p>355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-169.5" calcext:value-type="float">
            <text:p>-169,5</text:p>
          </table:table-cell>
          <table:table-cell office:value-type="float" office:value="2857.4" calcext:value-type="float">
            <text:p>2857,4</text:p>
          </table:table-cell>
          <table:table-cell table:formula="of:=([.E281]-[.E280])/10" office:value-type="float" office:value="5.98999999999996" calcext:value-type="float">
            <text:p>5,98999999999996</text:p>
          </table:table-cell>
          <table:table-cell table:formula="of:=AVERAGE([.P256:.P281])" office:value-type="float" office:value="5.77115384615385" calcext:value-type="float">
            <text:p>5,77</text:p>
          </table:table-cell>
        </table:table-row>
        <table:table-row table:style-name="ro1">
          <table:table-cell office:value-type="string" calcext:value-type="string">
            <text:p>12:09:55</text:p>
          </table:table-cell>
          <table:table-cell office:value-type="float" office:value="10" calcext:value-type="float">
            <text:p>10</text:p>
          </table:table-cell>
          <table:table-cell office:value-type="float" office:value="48.073498" calcext:value-type="float">
            <text:p>48,073498</text:p>
          </table:table-cell>
          <table:table-cell office:value-type="float" office:value="0.327847" calcext:value-type="float">
            <text:p>0,327847</text:p>
          </table:table-cell>
          <table:table-cell office:value-type="float" office:value="8288.6" calcext:value-type="float">
            <text:p>8288,6</text:p>
          </table:table-cell>
          <table:table-cell office:value-type="float" office:value="28" calcext:value-type="float">
            <text:p>28</text:p>
          </table:table-cell>
          <table:table-cell office:value-type="float" office:value="24.7" calcext:value-type="float">
            <text:p>24,7</text:p>
          </table:table-cell>
          <table:table-cell office:value-type="float" office:value="-26.8" calcext:value-type="float">
            <text:p>-26,8</text:p>
          </table:table-cell>
          <table:table-cell office:value-type="float" office:value="351.9" calcext:value-type="float">
            <text:p>351,9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857" calcext:value-type="float">
            <text:p>2857</text:p>
          </table:table-cell>
          <table:table-cell table:formula="of:=([.E282]-[.E281])/10" office:value-type="float" office:value="6.01000000000004" calcext:value-type="float">
            <text:p>6,01000000000004</text:p>
          </table:table-cell>
          <table:table-cell table:formula="of:=AVERAGE([.P257:.P282])" office:value-type="float" office:value="5.80038461538462" calcext:value-type="float">
            <text:p>5,80</text:p>
          </table:table-cell>
        </table:table-row>
        <table:table-row table:style-name="ro1">
          <table:table-cell office:value-type="string" calcext:value-type="string">
            <text:p>12:10:05</text:p>
          </table:table-cell>
          <table:table-cell office:value-type="float" office:value="10" calcext:value-type="float">
            <text:p>10</text:p>
          </table:table-cell>
          <table:table-cell office:value-type="float" office:value="48.074799" calcext:value-type="float">
            <text:p>48,074799</text:p>
          </table:table-cell>
          <table:table-cell office:value-type="float" office:value="0.329488" calcext:value-type="float">
            <text:p>0,329488</text:p>
          </table:table-cell>
          <table:table-cell office:value-type="float" office:value="8351.2" calcext:value-type="float">
            <text:p>8351,2</text:p>
          </table:table-cell>
          <table:table-cell office:value-type="float" office:value="27.9" calcext:value-type="float">
            <text:p>27,9</text:p>
          </table:table-cell>
          <table:table-cell office:value-type="float" office:value="24.6" calcext:value-type="float">
            <text:p>24,6</text:p>
          </table:table-cell>
          <table:table-cell office:value-type="float" office:value="-27.8" calcext:value-type="float">
            <text:p>-27,8</text:p>
          </table:table-cell>
          <table:table-cell office:value-type="float" office:value="349" calcext:value-type="float">
            <text:p>349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office:value-type="float" office:value="12.5" calcext:value-type="float">
            <text:p>12,5</text:p>
          </table:table-cell>
          <table:table-cell office:value-type="float" office:value="12.3" calcext:value-type="float">
            <text:p>12,3</text:p>
          </table:table-cell>
          <table:table-cell office:value-type="float" office:value="-170.9" calcext:value-type="float">
            <text:p>-170,9</text:p>
          </table:table-cell>
          <table:table-cell office:value-type="float" office:value="2856.4" calcext:value-type="float">
            <text:p>2856,4</text:p>
          </table:table-cell>
          <table:table-cell table:formula="of:=([.E283]-[.E282])/10" office:value-type="float" office:value="6.26000000000004" calcext:value-type="float">
            <text:p>6,26000000000004</text:p>
          </table:table-cell>
          <table:table-cell table:formula="of:=AVERAGE([.P258:.P283])" office:value-type="float" office:value="5.83461538461539" calcext:value-type="float">
            <text:p>5,83</text:p>
          </table:table-cell>
        </table:table-row>
        <table:table-row table:style-name="ro1">
          <table:table-cell office:value-type="string" calcext:value-type="string">
            <text:p>12:10:15</text:p>
          </table:table-cell>
          <table:table-cell office:value-type="float" office:value="9" calcext:value-type="float">
            <text:p>9</text:p>
          </table:table-cell>
          <table:table-cell office:value-type="float" office:value="48.076107" calcext:value-type="float">
            <text:p>48,076107</text:p>
          </table:table-cell>
          <table:table-cell office:value-type="float" office:value="0.331192" calcext:value-type="float">
            <text:p>0,331192</text:p>
          </table:table-cell>
          <table:table-cell office:value-type="float" office:value="8412.3" calcext:value-type="float">
            <text:p>8412,3</text:p>
          </table:table-cell>
          <table:table-cell office:value-type="float" office:value="27.9" calcext:value-type="float">
            <text:p>27,9</text:p>
          </table:table-cell>
          <table:table-cell office:value-type="float" office:value="24.5" calcext:value-type="float">
            <text:p>24,5</text:p>
          </table:table-cell>
          <table:table-cell office:value-type="float" office:value="-28" calcext:value-type="float">
            <text:p>-28</text:p>
          </table:table-cell>
          <table:table-cell office:value-type="float" office:value="345.8" calcext:value-type="float">
            <text:p>345,8</text:p>
          </table:table-cell>
          <table:table-cell office:value-type="float" office:value="8.5" calcext:value-type="float">
            <text:p>8,5</text:p>
          </table:table-cell>
          <table:table-cell office:value-type="float" office:value="0.2" calcext:value-type="float">
            <text:p>0,2</text:p>
          </table:table-cell>
          <table:table-cell office:value-type="float" office:value="12.7" calcext:value-type="float">
            <text:p>12,7</text:p>
          </table:table-cell>
          <table:table-cell office:value-type="float" office:value="12.3" calcext:value-type="float">
            <text:p>12,3</text:p>
          </table:table-cell>
          <table:table-cell office:value-type="float" office:value="-174.8" calcext:value-type="float">
            <text:p>-174,8</text:p>
          </table:table-cell>
          <table:table-cell office:value-type="float" office:value="2855.9" calcext:value-type="float">
            <text:p>2855,9</text:p>
          </table:table-cell>
          <table:table-cell table:formula="of:=([.E284]-[.E283])/10" office:value-type="float" office:value="6.10999999999985" calcext:value-type="float">
            <text:p>6,10999999999985</text:p>
          </table:table-cell>
          <table:table-cell table:formula="of:=AVERAGE([.P259:.P284])" office:value-type="float" office:value="5.84730769230769" calcext:value-type="float">
            <text:p>5,85</text:p>
          </table:table-cell>
        </table:table-row>
        <table:table-row table:style-name="ro1">
          <table:table-cell office:value-type="string" calcext:value-type="string">
            <text:p>12:10:25</text:p>
          </table:table-cell>
          <table:table-cell office:value-type="float" office:value="10" calcext:value-type="float">
            <text:p>10</text:p>
          </table:table-cell>
          <table:table-cell office:value-type="float" office:value="48.077309" calcext:value-type="float">
            <text:p>48,077309</text:p>
          </table:table-cell>
          <table:table-cell office:value-type="float" office:value="0.332773" calcext:value-type="float">
            <text:p>0,332773</text:p>
          </table:table-cell>
          <table:table-cell office:value-type="float" office:value="8470.3" calcext:value-type="float">
            <text:p>8470,3</text:p>
          </table:table-cell>
          <table:table-cell office:value-type="float" office:value="27.8" calcext:value-type="float">
            <text:p>27,8</text:p>
          </table:table-cell>
          <table:table-cell office:value-type="float" office:value="24.4" calcext:value-type="float">
            <text:p>24,4</text:p>
          </table:table-cell>
          <table:table-cell office:value-type="float" office:value="-28" calcext:value-type="float">
            <text:p>-28</text:p>
          </table:table-cell>
          <table:table-cell office:value-type="float" office:value="343" calcext:value-type="float">
            <text:p>343</text:p>
          </table:table-cell>
          <table:table-cell office:value-type="float" office:value="8.4" calcext:value-type="float">
            <text:p>8,4</text:p>
          </table:table-cell>
          <table:table-cell office:value-type="float" office:value="0.2" calcext:value-type="float">
            <text:p>0,2</text:p>
          </table:table-cell>
          <table:table-cell office:value-type="float" office:value="12.8" calcext:value-type="float">
            <text:p>12,8</text:p>
          </table:table-cell>
          <table:table-cell office:value-type="float" office:value="12.3" calcext:value-type="float">
            <text:p>12,3</text:p>
          </table:table-cell>
          <table:table-cell office:value-type="float" office:value="-174.6" calcext:value-type="float">
            <text:p>-174,6</text:p>
          </table:table-cell>
          <table:table-cell office:value-type="float" office:value="2855.4" calcext:value-type="float">
            <text:p>2855,4</text:p>
          </table:table-cell>
          <table:table-cell table:formula="of:=([.E285]-[.E284])/10" office:value-type="float" office:value="5.8" calcext:value-type="float">
            <text:p>5,8</text:p>
          </table:table-cell>
          <table:table-cell table:formula="of:=AVERAGE([.P260:.P285])" office:value-type="float" office:value="5.86192307692308" calcext:value-type="float">
            <text:p>5,86</text:p>
          </table:table-cell>
        </table:table-row>
        <table:table-row table:style-name="ro1">
          <table:table-cell office:value-type="string" calcext:value-type="string">
            <text:p>12:10:35</text:p>
          </table:table-cell>
          <table:table-cell office:value-type="float" office:value="10" calcext:value-type="float">
            <text:p>10</text:p>
          </table:table-cell>
          <table:table-cell office:value-type="float" office:value="48.078827" calcext:value-type="float">
            <text:p>48,078827</text:p>
          </table:table-cell>
          <table:table-cell office:value-type="float" office:value="0.334457" calcext:value-type="float">
            <text:p>0,334457</text:p>
          </table:table-cell>
          <table:table-cell office:value-type="float" office:value="8531.4" calcext:value-type="float">
            <text:p>8531,4</text:p>
          </table:table-cell>
          <table:table-cell office:value-type="float" office:value="27.6" calcext:value-type="float">
            <text:p>27,6</text:p>
          </table:table-cell>
          <table:table-cell office:value-type="float" office:value="24.3" calcext:value-type="float">
            <text:p>24,3</text:p>
          </table:table-cell>
          <table:table-cell office:value-type="float" office:value="-28.8" calcext:value-type="float">
            <text:p>-28,8</text:p>
          </table:table-cell>
          <table:table-cell office:value-type="float" office:value="339.9" calcext:value-type="float">
            <text:p>339,9</text:p>
          </table:table-cell>
          <table:table-cell office:value-type="float" office:value="8.4" calcext:value-type="float">
            <text:p>8,4</text:p>
          </table:table-cell>
          <table:table-cell office:value-type="float" office:value="0.2" calcext:value-type="float">
            <text:p>0,2</text:p>
          </table:table-cell>
          <table:table-cell office:value-type="float" office:value="13.1" calcext:value-type="float">
            <text:p>13,1</text:p>
          </table:table-cell>
          <table:table-cell office:value-type="float" office:value="12.3" calcext:value-type="float">
            <text:p>12,3</text:p>
          </table:table-cell>
          <table:table-cell office:value-type="float" office:value="-177" calcext:value-type="float">
            <text:p>-177</text:p>
          </table:table-cell>
          <table:table-cell office:value-type="float" office:value="2854.9" calcext:value-type="float">
            <text:p>2854,9</text:p>
          </table:table-cell>
          <table:table-cell table:formula="of:=([.E286]-[.E285])/10" office:value-type="float" office:value="6.11000000000004" calcext:value-type="float">
            <text:p>6,11000000000004</text:p>
          </table:table-cell>
          <table:table-cell table:formula="of:=AVERAGE([.P261:.P286])" office:value-type="float" office:value="5.86" calcext:value-type="float">
            <text:p>5,86</text:p>
          </table:table-cell>
        </table:table-row>
        <table:table-row table:style-name="ro1">
          <table:table-cell office:value-type="string" calcext:value-type="string">
            <text:p>12:10:45</text:p>
          </table:table-cell>
          <table:table-cell office:value-type="float" office:value="10" calcext:value-type="float">
            <text:p>10</text:p>
          </table:table-cell>
          <table:table-cell office:value-type="float" office:value="48.080288" calcext:value-type="float">
            <text:p>48,080288</text:p>
          </table:table-cell>
          <table:table-cell office:value-type="float" office:value="0.336388" calcext:value-type="float">
            <text:p>0,336388</text:p>
          </table:table-cell>
          <table:table-cell office:value-type="float" office:value="8597.8" calcext:value-type="float">
            <text:p>8597,8</text:p>
          </table:table-cell>
          <table:table-cell office:value-type="float" office:value="27.5" calcext:value-type="float">
            <text:p>27,5</text:p>
          </table:table-cell>
          <table:table-cell office:value-type="float" office:value="24.2" calcext:value-type="float">
            <text:p>24,2</text:p>
          </table:table-cell>
          <table:table-cell office:value-type="float" office:value="-30.8" calcext:value-type="float">
            <text:p>-30,8</text:p>
          </table:table-cell>
          <table:table-cell office:value-type="float" office:value="336.8" calcext:value-type="float">
            <text:p>336,8</text:p>
          </table:table-cell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13.3" calcext:value-type="float">
            <text:p>13,3</text:p>
          </table:table-cell>
          <table:table-cell office:value-type="float" office:value="12.3" calcext:value-type="float">
            <text:p>12,3</text:p>
          </table:table-cell>
          <table:table-cell office:value-type="float" office:value="-199.7" calcext:value-type="float">
            <text:p>-199,7</text:p>
          </table:table-cell>
          <table:table-cell office:value-type="float" office:value="2854.4" calcext:value-type="float">
            <text:p>2854,4</text:p>
          </table:table-cell>
          <table:table-cell table:formula="of:=([.E287]-[.E286])/10" office:value-type="float" office:value="6.63999999999996" calcext:value-type="float">
            <text:p>6,63999999999996</text:p>
          </table:table-cell>
          <table:table-cell table:formula="of:=AVERAGE([.P262:.P287])" office:value-type="float" office:value="5.92615384615384" calcext:value-type="float">
            <text:p>5,93</text:p>
          </table:table-cell>
        </table:table-row>
        <table:table-row table:style-name="ro1">
          <table:table-cell office:value-type="string" calcext:value-type="string">
            <text:p>12:10:55</text:p>
          </table:table-cell>
          <table:table-cell office:value-type="float" office:value="10" calcext:value-type="float">
            <text:p>10</text:p>
          </table:table-cell>
          <table:table-cell office:value-type="float" office:value="48.081852" calcext:value-type="float">
            <text:p>48,081852</text:p>
          </table:table-cell>
          <table:table-cell office:value-type="float" office:value="0.337907" calcext:value-type="float">
            <text:p>0,337907</text:p>
          </table:table-cell>
          <table:table-cell office:value-type="float" office:value="8658.5" calcext:value-type="float">
            <text:p>8658,5</text:p>
          </table:table-cell>
          <table:table-cell office:value-type="float" office:value="27.4" calcext:value-type="float">
            <text:p>27,4</text:p>
          </table:table-cell>
          <table:table-cell office:value-type="float" office:value="24" calcext:value-type="float">
            <text:p>24</text:p>
          </table:table-cell>
          <table:table-cell office:value-type="float" office:value="-30.5" calcext:value-type="float">
            <text:p>-30,5</text:p>
          </table:table-cell>
          <table:table-cell office:value-type="float" office:value="333.8" calcext:value-type="float">
            <text:p>333,8</text:p>
          </table:table-cell>
          <table:table-cell office:value-type="float" office:value="8.4" calcext:value-type="float">
            <text:p>8,4</text:p>
          </table:table-cell>
          <table:table-cell office:value-type="float" office:value="0.3" calcext:value-type="float">
            <text:p>0,3</text:p>
          </table:table-cell>
          <table:table-cell office:value-type="float" office:value="13.6" calcext:value-type="float">
            <text:p>13,6</text:p>
          </table:table-cell>
          <table:table-cell office:value-type="float" office:value="12.3" calcext:value-type="float">
            <text:p>12,3</text:p>
          </table:table-cell>
          <table:table-cell office:value-type="float" office:value="-171.9" calcext:value-type="float">
            <text:p>-171,9</text:p>
          </table:table-cell>
          <table:table-cell office:value-type="float" office:value="2853.9" calcext:value-type="float">
            <text:p>2853,9</text:p>
          </table:table-cell>
          <table:table-cell table:formula="of:=([.E288]-[.E287])/10" office:value-type="float" office:value="6.07000000000007" calcext:value-type="float">
            <text:p>6,07000000000007</text:p>
          </table:table-cell>
          <table:table-cell table:formula="of:=AVERAGE([.P263:.P288])" office:value-type="float" office:value="5.95576923076923" calcext:value-type="float">
            <text:p>5,96</text:p>
          </table:table-cell>
        </table:table-row>
        <table:table-row table:style-name="ro1">
          <table:table-cell office:value-type="string" calcext:value-type="string">
            <text:p>12:11:05</text:p>
          </table:table-cell>
          <table:table-cell office:value-type="float" office:value="10" calcext:value-type="float">
            <text:p>10</text:p>
          </table:table-cell>
          <table:table-cell office:value-type="float" office:value="48.083473" calcext:value-type="float">
            <text:p>48,083473</text:p>
          </table:table-cell>
          <table:table-cell office:value-type="float" office:value="0.339573" calcext:value-type="float">
            <text:p>0,339573</text:p>
          </table:table-cell>
          <table:table-cell office:value-type="float" office:value="8724.4" calcext:value-type="float">
            <text:p>8724,4</text:p>
          </table:table-cell>
          <table:table-cell office:value-type="float" office:value="27.4" calcext:value-type="float">
            <text:p>27,4</text:p>
          </table:table-cell>
          <table:table-cell office:value-type="float" office:value="23.9" calcext:value-type="float">
            <text:p>23,9</text:p>
          </table:table-cell>
          <table:table-cell office:value-type="float" office:value="-30" calcext:value-type="float">
            <text:p>-30</text:p>
          </table:table-cell>
          <table:table-cell office:value-type="float" office:value="330.7" calcext:value-type="float">
            <text:p>330,7</text:p>
          </table:table-cell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13.8" calcext:value-type="float">
            <text:p>13,8</text:p>
          </table:table-cell>
          <table:table-cell office:value-type="float" office:value="12.3" calcext:value-type="float">
            <text:p>12,3</text:p>
          </table:table-cell>
          <table:table-cell office:value-type="float" office:value="-174.4" calcext:value-type="float">
            <text:p>-174,4</text:p>
          </table:table-cell>
          <table:table-cell office:value-type="float" office:value="2853.4" calcext:value-type="float">
            <text:p>2853,4</text:p>
          </table:table-cell>
          <table:table-cell table:formula="of:=([.E289]-[.E288])/10" office:value-type="float" office:value="6.58999999999996" calcext:value-type="float">
            <text:p>6,58999999999996</text:p>
          </table:table-cell>
          <table:table-cell table:formula="of:=AVERAGE([.P264:.P289])" office:value-type="float" office:value="5.98576923076923" calcext:value-type="float">
            <text:p>5,99</text:p>
          </table:table-cell>
        </table:table-row>
        <table:table-row table:style-name="ro1">
          <table:table-cell office:value-type="string" calcext:value-type="string">
            <text:p>12:11:15</text:p>
          </table:table-cell>
          <table:table-cell office:value-type="float" office:value="8" calcext:value-type="float">
            <text:p>8</text:p>
          </table:table-cell>
          <table:table-cell office:value-type="float" office:value="48.085045" calcext:value-type="float">
            <text:p>48,085045</text:p>
          </table:table-cell>
          <table:table-cell office:value-type="float" office:value="0.340898" calcext:value-type="float">
            <text:p>0,340898</text:p>
          </table:table-cell>
          <table:table-cell office:value-type="float" office:value="8785.8" calcext:value-type="float">
            <text:p>8785,8</text:p>
          </table:table-cell>
          <table:table-cell office:value-type="float" office:value="27.2" calcext:value-type="float">
            <text:p>27,2</text:p>
          </table:table-cell>
          <table:table-cell office:value-type="float" office:value="23.8" calcext:value-type="float">
            <text:p>23,8</text:p>
          </table:table-cell>
          <table:table-cell office:value-type="float" office:value="-30.2" calcext:value-type="float">
            <text:p>-30,2</text:p>
          </table:table-cell>
          <table:table-cell office:value-type="float" office:value="327.8" calcext:value-type="float">
            <text:p>327,8</text:p>
          </table:table-cell>
          <table:table-cell office:value-type="float" office:value="8.2" calcext:value-type="float">
            <text:p>8,2</text:p>
          </table:table-cell>
          <table:table-cell office:value-type="float" office:value="0.3" calcext:value-type="float">
            <text:p>0,3</text:p>
          </table:table-cell>
          <table:table-cell office:value-type="float" office:value="14.3" calcext:value-type="float">
            <text:p>14,3</text:p>
          </table:table-cell>
          <table:table-cell office:value-type="float" office:value="12.3" calcext:value-type="float">
            <text:p>12,3</text:p>
          </table:table-cell>
          <table:table-cell office:value-type="float" office:value="-171.2" calcext:value-type="float">
            <text:p>-171,2</text:p>
          </table:table-cell>
          <table:table-cell office:value-type="float" office:value="2852.9" calcext:value-type="float">
            <text:p>2852,9</text:p>
          </table:table-cell>
          <table:table-cell table:formula="of:=([.E290]-[.E289])/10" office:value-type="float" office:value="6.13999999999996" calcext:value-type="float">
            <text:p>6,13999999999996</text:p>
          </table:table-cell>
          <table:table-cell table:formula="of:=AVERAGE([.P265:.P290])" office:value-type="float" office:value="6.02269230769231" calcext:value-type="float">
            <text:p>6,02</text:p>
          </table:table-cell>
        </table:table-row>
        <table:table-row table:style-name="ro1">
          <table:table-cell office:value-type="string" calcext:value-type="string">
            <text:p>12:11:25</text:p>
          </table:table-cell>
          <table:table-cell office:value-type="float" office:value="10" calcext:value-type="float">
            <text:p>10</text:p>
          </table:table-cell>
          <table:table-cell office:value-type="float" office:value="48.086689" calcext:value-type="float">
            <text:p>48,086689</text:p>
          </table:table-cell>
          <table:table-cell office:value-type="float" office:value="0.342643" calcext:value-type="float">
            <text:p>0,342643</text:p>
          </table:table-cell>
          <table:table-cell office:value-type="float" office:value="8852.2" calcext:value-type="float">
            <text:p>8852,2</text:p>
          </table:table-cell>
          <table:table-cell office:value-type="float" office:value="27.1" calcext:value-type="float">
            <text:p>27,1</text:p>
          </table:table-cell>
          <table:table-cell office:value-type="float" office:value="23.7" calcext:value-type="float">
            <text:p>23,7</text:p>
          </table:table-cell>
          <table:table-cell office:value-type="float" office:value="-31" calcext:value-type="float">
            <text:p>-31</text:p>
          </table:table-cell>
          <table:table-cell office:value-type="float" office:value="324.6" calcext:value-type="float">
            <text:p>324,6</text:p>
          </table:table-cell>
          <table:table-cell office:value-type="float" office:value="8.1" calcext:value-type="float">
            <text:p>8,1</text:p>
          </table:table-cell>
          <table:table-cell office:value-type="float" office:value="0.3" calcext:value-type="float">
            <text:p>0,3</text:p>
          </table:table-cell>
          <table:table-cell office:value-type="float" office:value="14.5" calcext:value-type="float">
            <text:p>14,5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852.4" calcext:value-type="float">
            <text:p>2852,4</text:p>
          </table:table-cell>
          <table:table-cell table:formula="of:=([.E291]-[.E290])/10" office:value-type="float" office:value="6.64000000000015" calcext:value-type="float">
            <text:p>6,64000000000015</text:p>
          </table:table-cell>
          <table:table-cell table:formula="of:=AVERAGE([.P266:.P291])" office:value-type="float" office:value="6.05230769230769" calcext:value-type="float">
            <text:p>6,05</text:p>
          </table:table-cell>
        </table:table-row>
        <table:table-row table:style-name="ro1">
          <table:table-cell office:value-type="string" calcext:value-type="string">
            <text:p>12:11:35</text:p>
          </table:table-cell>
          <table:table-cell office:value-type="float" office:value="10" calcext:value-type="float">
            <text:p>10</text:p>
          </table:table-cell>
          <table:table-cell office:value-type="float" office:value="48.088219" calcext:value-type="float">
            <text:p>48,088219</text:p>
          </table:table-cell>
          <table:table-cell office:value-type="float" office:value="0.344298" calcext:value-type="float">
            <text:p>0,344298</text:p>
          </table:table-cell>
          <table:table-cell office:value-type="float" office:value="8913.4" calcext:value-type="float">
            <text:p>8913,4</text:p>
          </table:table-cell>
          <table:table-cell office:value-type="float" office:value="27" calcext:value-type="float">
            <text:p>27</text:p>
          </table:table-cell>
          <table:table-cell office:value-type="float" office:value="23.6" calcext:value-type="float">
            <text:p>23,6</text:p>
          </table:table-cell>
          <table:table-cell office:value-type="float" office:value="-31.2" calcext:value-type="float">
            <text:p>-31,2</text:p>
          </table:table-cell>
          <table:table-cell office:value-type="float" office:value="321.7" calcext:value-type="float">
            <text:p>321,7</text:p>
          </table:table-cell>
          <table:table-cell office:value-type="float" office:value="8.1" calcext:value-type="float">
            <text:p>8,1</text:p>
          </table:table-cell>
          <table:table-cell office:value-type="float" office:value="0.3" calcext:value-type="float">
            <text:p>0,3</text:p>
          </table:table-cell>
          <table:table-cell office:value-type="float" office:value="14.8" calcext:value-type="float">
            <text:p>14,8</text:p>
          </table:table-cell>
          <table:table-cell office:value-type="float" office:value="12.3" calcext:value-type="float">
            <text:p>12,3</text:p>
          </table:table-cell>
          <table:table-cell office:value-type="float" office:value="-174.3" calcext:value-type="float">
            <text:p>-174,3</text:p>
          </table:table-cell>
          <table:table-cell office:value-type="float" office:value="2852" calcext:value-type="float">
            <text:p>2852</text:p>
          </table:table-cell>
          <table:table-cell table:formula="of:=([.E292]-[.E291])/10" office:value-type="float" office:value="6.11999999999989" calcext:value-type="float">
            <text:p>6,11999999999989</text:p>
          </table:table-cell>
          <table:table-cell table:formula="of:=AVERAGE([.P267:.P292])" office:value-type="float" office:value="6.04307692307692" calcext:value-type="float">
            <text:p>6,04</text:p>
          </table:table-cell>
        </table:table-row>
        <table:table-row table:style-name="ro1">
          <table:table-cell office:value-type="string" calcext:value-type="string">
            <text:p>12:11:45</text:p>
          </table:table-cell>
          <table:table-cell office:value-type="float" office:value="10" calcext:value-type="float">
            <text:p>10</text:p>
          </table:table-cell>
          <table:table-cell office:value-type="float" office:value="48.089764" calcext:value-type="float">
            <text:p>48,089764</text:p>
          </table:table-cell>
          <table:table-cell office:value-type="float" office:value="0.345728" calcext:value-type="float">
            <text:p>0,345728</text:p>
          </table:table-cell>
          <table:table-cell office:value-type="float" office:value="8980.9" calcext:value-type="float">
            <text:p>8980,9</text:p>
          </table:table-cell>
          <table:table-cell office:value-type="float" office:value="26.9" calcext:value-type="float">
            <text:p>26,9</text:p>
          </table:table-cell>
          <table:table-cell office:value-type="float" office:value="23.5" calcext:value-type="float">
            <text:p>23,5</text:p>
          </table:table-cell>
          <table:table-cell office:value-type="float" office:value="-31.8" calcext:value-type="float">
            <text:p>-31,8</text:p>
          </table:table-cell>
          <table:table-cell office:value-type="float" office:value="318.5" calcext:value-type="float">
            <text:p>318,5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851.5" calcext:value-type="float">
            <text:p>2851,5</text:p>
          </table:table-cell>
          <table:table-cell table:formula="of:=([.E293]-[.E292])/10" office:value-type="float" office:value="6.75" calcext:value-type="float">
            <text:p>6,75</text:p>
          </table:table-cell>
          <table:table-cell table:formula="of:=AVERAGE([.P268:.P293])" office:value-type="float" office:value="6.08384615384615" calcext:value-type="float">
            <text:p>6,08</text:p>
          </table:table-cell>
        </table:table-row>
        <table:table-row table:style-name="ro1">
          <table:table-cell office:value-type="string" calcext:value-type="string">
            <text:p>12:11:55</text:p>
          </table:table-cell>
          <table:table-cell office:value-type="float" office:value="10" calcext:value-type="float">
            <text:p>10</text:p>
          </table:table-cell>
          <table:table-cell office:value-type="float" office:value="48.091198" calcext:value-type="float">
            <text:p>48,091198</text:p>
          </table:table-cell>
          <table:table-cell office:value-type="float" office:value="0.347082" calcext:value-type="float">
            <text:p>0,347082</text:p>
          </table:table-cell>
          <table:table-cell office:value-type="float" office:value="9047.6" calcext:value-type="float">
            <text:p>9047,6</text:p>
          </table:table-cell>
          <table:table-cell office:value-type="float" office:value="26.9" calcext:value-type="float">
            <text:p>26,9</text:p>
          </table:table-cell>
          <table:table-cell office:value-type="float" office:value="23.4" calcext:value-type="float">
            <text:p>23,4</text:p>
          </table:table-cell>
          <table:table-cell office:value-type="float" office:value="-32.2" calcext:value-type="float">
            <text:p>-32,2</text:p>
          </table:table-cell>
          <table:table-cell office:value-type="float" office:value="315.6" calcext:value-type="float">
            <text:p>315,6</text:p>
          </table:table-cell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office:value-type="float" office:value="15.5" calcext:value-type="float">
            <text:p>15,5</text:p>
          </table:table-cell>
          <table:table-cell office:value-type="float" office:value="12.3" calcext:value-type="float">
            <text:p>12,3</text:p>
          </table:table-cell>
          <table:table-cell office:value-type="float" office:value="-176.3" calcext:value-type="float">
            <text:p>-176,3</text:p>
          </table:table-cell>
          <table:table-cell office:value-type="float" office:value="2851" calcext:value-type="float">
            <text:p>2851</text:p>
          </table:table-cell>
          <table:table-cell table:formula="of:=([.E294]-[.E293])/10" office:value-type="float" office:value="6.67000000000007" calcext:value-type="float">
            <text:p>6,67000000000007</text:p>
          </table:table-cell>
          <table:table-cell table:formula="of:=AVERAGE([.P269:.P294])" office:value-type="float" office:value="6.11615384615385" calcext:value-type="float">
            <text:p>6,12</text:p>
          </table:table-cell>
        </table:table-row>
        <table:table-row table:style-name="ro1">
          <table:table-cell office:value-type="string" calcext:value-type="string">
            <text:p>12:12:05</text:p>
          </table:table-cell>
          <table:table-cell office:value-type="float" office:value="10" calcext:value-type="float">
            <text:p>10</text:p>
          </table:table-cell>
          <table:table-cell office:value-type="float" office:value="48.092648" calcext:value-type="float">
            <text:p>48,092648</text:p>
          </table:table-cell>
          <table:table-cell office:value-type="float" office:value="0.348392" calcext:value-type="float">
            <text:p>0,348392</text:p>
          </table:table-cell>
          <table:table-cell office:value-type="float" office:value="9113.4" calcext:value-type="float">
            <text:p>9113,4</text:p>
          </table:table-cell>
          <table:table-cell office:value-type="float" office:value="26.8" calcext:value-type="float">
            <text:p>26,8</text:p>
          </table:table-cell>
          <table:table-cell office:value-type="float" office:value="23.3" calcext:value-type="float">
            <text:p>23,3</text:p>
          </table:table-cell>
          <table:table-cell office:value-type="float" office:value="-32.8" calcext:value-type="float">
            <text:p>-32,8</text:p>
          </table:table-cell>
          <table:table-cell office:value-type="float" office:value="312.7" calcext:value-type="float">
            <text:p>312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15.5" calcext:value-type="float">
            <text:p>15,5</text:p>
          </table:table-cell>
          <table:table-cell office:value-type="float" office:value="12.3" calcext:value-type="float">
            <text:p>12,3</text:p>
          </table:table-cell>
          <table:table-cell office:value-type="float" office:value="-170" calcext:value-type="float">
            <text:p>-170</text:p>
          </table:table-cell>
          <table:table-cell office:value-type="float" office:value="2850.5" calcext:value-type="float">
            <text:p>2850,5</text:p>
          </table:table-cell>
          <table:table-cell table:formula="of:=([.E295]-[.E294])/10" office:value-type="float" office:value="6.57999999999993" calcext:value-type="float">
            <text:p>6,57999999999993</text:p>
          </table:table-cell>
          <table:table-cell table:formula="of:=AVERAGE([.P270:.P295])" office:value-type="float" office:value="6.12461538461538" calcext:value-type="float">
            <text:p>6,12</text:p>
          </table:table-cell>
        </table:table-row>
        <table:table-row table:style-name="ro1">
          <table:table-cell office:value-type="string" calcext:value-type="string">
            <text:p>12:12:15</text:p>
          </table:table-cell>
          <table:table-cell office:value-type="float" office:value="10" calcext:value-type="float">
            <text:p>10</text:p>
          </table:table-cell>
          <table:table-cell office:value-type="float" office:value="48.094093" calcext:value-type="float">
            <text:p>48,094093</text:p>
          </table:table-cell>
          <table:table-cell office:value-type="float" office:value="0.349995" calcext:value-type="float">
            <text:p>0,349995</text:p>
          </table:table-cell>
          <table:table-cell office:value-type="float" office:value="9176" calcext:value-type="float">
            <text:p>9176</text:p>
          </table:table-cell>
          <table:table-cell office:value-type="float" office:value="26.6" calcext:value-type="float">
            <text:p>26,6</text:p>
          </table:table-cell>
          <table:table-cell office:value-type="float" office:value="23.1" calcext:value-type="float">
            <text:p>23,1</text:p>
          </table:table-cell>
          <table:table-cell office:value-type="float" office:value="-32.8" calcext:value-type="float">
            <text:p>-32,8</text:p>
          </table:table-cell>
          <table:table-cell office:value-type="float" office:value="309.9" calcext:value-type="float">
            <text:p>309,9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15.8" calcext:value-type="float">
            <text:p>15,8</text:p>
          </table:table-cell>
          <table:table-cell office:value-type="float" office:value="12.3" calcext:value-type="float">
            <text:p>12,3</text:p>
          </table:table-cell>
          <table:table-cell office:value-type="float" office:value="-177.4" calcext:value-type="float">
            <text:p>-177,4</text:p>
          </table:table-cell>
          <table:table-cell office:value-type="float" office:value="2850" calcext:value-type="float">
            <text:p>2850</text:p>
          </table:table-cell>
          <table:table-cell table:formula="of:=([.E296]-[.E295])/10" office:value-type="float" office:value="6.26000000000004" calcext:value-type="float">
            <text:p>6,26000000000004</text:p>
          </table:table-cell>
          <table:table-cell table:formula="of:=AVERAGE([.P271:.P296])" office:value-type="float" office:value="6.145" calcext:value-type="float">
            <text:p>6,15</text:p>
          </table:table-cell>
        </table:table-row>
        <table:table-row table:style-name="ro1">
          <table:table-cell office:value-type="string" calcext:value-type="string">
            <text:p>12:12:25</text:p>
          </table:table-cell>
          <table:table-cell office:value-type="float" office:value="10" calcext:value-type="float">
            <text:p>10</text:p>
          </table:table-cell>
          <table:table-cell office:value-type="float" office:value="48.095398" calcext:value-type="float">
            <text:p>48,095398</text:p>
          </table:table-cell>
          <table:table-cell office:value-type="float" office:value="0.351428" calcext:value-type="float">
            <text:p>0,351428</text:p>
          </table:table-cell>
          <table:table-cell office:value-type="float" office:value="9237.3" calcext:value-type="float">
            <text:p>9237,3</text:p>
          </table:table-cell>
          <table:table-cell office:value-type="float" office:value="26.5" calcext:value-type="float">
            <text:p>26,5</text:p>
          </table:table-cell>
          <table:table-cell office:value-type="float" office:value="23" calcext:value-type="float">
            <text:p>23</text:p>
          </table:table-cell>
          <table:table-cell office:value-type="float" office:value="-34" calcext:value-type="float">
            <text:p>-34</text:p>
          </table:table-cell>
          <table:table-cell office:value-type="float" office:value="307" calcext:value-type="float">
            <text:p>307</text:p>
          </table:table-cell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office:value-type="float" office:value="16.1" calcext:value-type="float">
            <text:p>16,1</text:p>
          </table:table-cell>
          <table:table-cell office:value-type="float" office:value="12.3" calcext:value-type="float">
            <text:p>12,3</text:p>
          </table:table-cell>
          <table:table-cell office:value-type="float" office:value="-180.7" calcext:value-type="float">
            <text:p>-180,7</text:p>
          </table:table-cell>
          <table:table-cell office:value-type="float" office:value="2849.5" calcext:value-type="float">
            <text:p>2849,5</text:p>
          </table:table-cell>
          <table:table-cell table:formula="of:=([.E297]-[.E296])/10" office:value-type="float" office:value="6.12999999999993" calcext:value-type="float">
            <text:p>6,12999999999993</text:p>
          </table:table-cell>
          <table:table-cell table:formula="of:=AVERAGE([.P272:.P297])" office:value-type="float" office:value="6.19538461538461" calcext:value-type="float">
            <text:p>6,20</text:p>
          </table:table-cell>
        </table:table-row>
        <table:table-row table:style-name="ro1">
          <table:table-cell office:value-type="string" calcext:value-type="string">
            <text:p>12:12:35</text:p>
          </table:table-cell>
          <table:table-cell office:value-type="float" office:value="10" calcext:value-type="float">
            <text:p>10</text:p>
          </table:table-cell>
          <table:table-cell office:value-type="float" office:value="48.096745" calcext:value-type="float">
            <text:p>48,096745</text:p>
          </table:table-cell>
          <table:table-cell office:value-type="float" office:value="0.352473" calcext:value-type="float">
            <text:p>0,352473</text:p>
          </table:table-cell>
          <table:table-cell office:value-type="float" office:value="9303.2" calcext:value-type="float">
            <text:p>9303,2</text:p>
          </table:table-cell>
          <table:table-cell office:value-type="float" office:value="26.4" calcext:value-type="float">
            <text:p>26,4</text:p>
          </table:table-cell>
          <table:table-cell office:value-type="float" office:value="22.9" calcext:value-type="float">
            <text:p>22,9</text:p>
          </table:table-cell>
          <table:table-cell office:value-type="float" office:value="-34.8" calcext:value-type="float">
            <text:p>-34,8</text:p>
          </table:table-cell>
          <table:table-cell office:value-type="float" office:value="303.8" calcext:value-type="float">
            <text:p>303,8</text:p>
          </table:table-cell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  <table:table-cell office:value-type="float" office:value="16.4" calcext:value-type="float">
            <text:p>16,4</text:p>
          </table:table-cell>
          <table:table-cell office:value-type="float" office:value="12.3" calcext:value-type="float">
            <text:p>12,3</text:p>
          </table:table-cell>
          <table:table-cell office:value-type="float" office:value="-172.7" calcext:value-type="float">
            <text:p>-172,7</text:p>
          </table:table-cell>
          <table:table-cell office:value-type="float" office:value="2849" calcext:value-type="float">
            <text:p>2849</text:p>
          </table:table-cell>
          <table:table-cell table:formula="of:=([.E298]-[.E297])/10" office:value-type="float" office:value="6.59000000000015" calcext:value-type="float">
            <text:p>6,59000000000015</text:p>
          </table:table-cell>
          <table:table-cell table:formula="of:=AVERAGE([.P273:.P298])" office:value-type="float" office:value="6.21576923076923" calcext:value-type="float">
            <text:p>6,22</text:p>
          </table:table-cell>
        </table:table-row>
        <table:table-row table:style-name="ro1">
          <table:table-cell office:value-type="string" calcext:value-type="string">
            <text:p>12:12:45</text:p>
          </table:table-cell>
          <table:table-cell office:value-type="float" office:value="10" calcext:value-type="float">
            <text:p>10</text:p>
          </table:table-cell>
          <table:table-cell office:value-type="float" office:value="48.098061" calcext:value-type="float">
            <text:p>48,098061</text:p>
          </table:table-cell>
          <table:table-cell office:value-type="float" office:value="0.353807" calcext:value-type="float">
            <text:p>0,353807</text:p>
          </table:table-cell>
          <table:table-cell office:value-type="float" office:value="9369.5" calcext:value-type="float">
            <text:p>9369,5</text:p>
          </table:table-cell>
          <table:table-cell office:value-type="float" office:value="26.2" calcext:value-type="float">
            <text:p>26,2</text:p>
          </table:table-cell>
          <table:table-cell office:value-type="float" office:value="22.8" calcext:value-type="float">
            <text:p>22,8</text:p>
          </table:table-cell>
          <table:table-cell office:value-type="float" office:value="-36.5" calcext:value-type="float">
            <text:p>-36,5</text:p>
          </table:table-cell>
          <table:table-cell office:value-type="float" office:value="300.8" calcext:value-type="float">
            <text:p>300,8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16.7" calcext:value-type="float">
            <text:p>16,7</text:p>
          </table:table-cell>
          <table:table-cell office:value-type="float" office:value="12.3" calcext:value-type="float">
            <text:p>12,3</text:p>
          </table:table-cell>
          <table:table-cell office:value-type="float" office:value="-201.3" calcext:value-type="float">
            <text:p>-201,3</text:p>
          </table:table-cell>
          <table:table-cell office:value-type="float" office:value="2848.4" calcext:value-type="float">
            <text:p>2848,4</text:p>
          </table:table-cell>
          <table:table-cell table:formula="of:=([.E299]-[.E298])/10" office:value-type="float" office:value="6.62999999999993" calcext:value-type="float">
            <text:p>6,62999999999993</text:p>
          </table:table-cell>
          <table:table-cell table:formula="of:=AVERAGE([.P274:.P299])" office:value-type="float" office:value="6.26192307692308" calcext:value-type="float">
            <text:p>6,26</text:p>
          </table:table-cell>
        </table:table-row>
        <table:table-row table:style-name="ro1">
          <table:table-cell office:value-type="string" calcext:value-type="string">
            <text:p>12:12:55</text:p>
          </table:table-cell>
          <table:table-cell office:value-type="float" office:value="10" calcext:value-type="float">
            <text:p>10</text:p>
          </table:table-cell>
          <table:table-cell office:value-type="float" office:value="48.099319" calcext:value-type="float">
            <text:p>48,099319</text:p>
          </table:table-cell>
          <table:table-cell office:value-type="float" office:value="0.355038" calcext:value-type="float">
            <text:p>0,355038</text:p>
          </table:table-cell>
          <table:table-cell office:value-type="float" office:value="9436.5" calcext:value-type="float">
            <text:p>9436,5</text:p>
          </table:table-cell>
          <table:table-cell office:value-type="float" office:value="26.2" calcext:value-type="float">
            <text:p>26,2</text:p>
          </table:table-cell>
          <table:table-cell office:value-type="float" office:value="22.7" calcext:value-type="float">
            <text:p>22,7</text:p>
          </table:table-cell>
          <table:table-cell office:value-type="float" office:value="-35.8" calcext:value-type="float">
            <text:p>-35,8</text:p>
          </table:table-cell>
          <table:table-cell office:value-type="float" office:value="298.1" calcext:value-type="float">
            <text:p>298,1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16.9" calcext:value-type="float">
            <text:p>16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6" calcext:value-type="float">
            <text:p>-169,6</text:p>
          </table:table-cell>
          <table:table-cell office:value-type="float" office:value="2848" calcext:value-type="float">
            <text:p>2848</text:p>
          </table:table-cell>
          <table:table-cell table:formula="of:=([.E300]-[.E299])/10" office:value-type="float" office:value="6.7" calcext:value-type="float">
            <text:p>6,7</text:p>
          </table:table-cell>
          <table:table-cell table:formula="of:=AVERAGE([.P275:.P300])" office:value-type="float" office:value="6.29961538461538" calcext:value-type="float">
            <text:p>6,30</text:p>
          </table:table-cell>
        </table:table-row>
        <table:table-row table:style-name="ro1">
          <table:table-cell office:value-type="string" calcext:value-type="string">
            <text:p>12:13:05</text:p>
          </table:table-cell>
          <table:table-cell office:value-type="float" office:value="10" calcext:value-type="float">
            <text:p>10</text:p>
          </table:table-cell>
          <table:table-cell office:value-type="float" office:value="48.100609" calcext:value-type="float">
            <text:p>48,100609</text:p>
          </table:table-cell>
          <table:table-cell office:value-type="float" office:value="0.356312" calcext:value-type="float">
            <text:p>0,356312</text:p>
          </table:table-cell>
          <table:table-cell office:value-type="float" office:value="9506.5" calcext:value-type="float">
            <text:p>9506,5</text:p>
          </table:table-cell>
          <table:table-cell office:value-type="float" office:value="26.1" calcext:value-type="float">
            <text:p>26,1</text:p>
          </table:table-cell>
          <table:table-cell office:value-type="float" office:value="22.5" calcext:value-type="float">
            <text:p>22,5</text:p>
          </table:table-cell>
          <table:table-cell office:value-type="float" office:value="-36.2" calcext:value-type="float">
            <text:p>-36,2</text:p>
          </table:table-cell>
          <table:table-cell office:value-type="float" office:value="295.1" calcext:value-type="float">
            <text:p>295,1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17.4" calcext:value-type="float">
            <text:p>17,4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847.5" calcext:value-type="float">
            <text:p>2847,5</text:p>
          </table:table-cell>
          <table:table-cell table:formula="of:=([.E301]-[.E300])/10" office:value-type="float" office:value="7" calcext:value-type="float">
            <text:p>7</text:p>
          </table:table-cell>
          <table:table-cell table:formula="of:=AVERAGE([.P276:.P301])" office:value-type="float" office:value="6.32807692307692" calcext:value-type="float">
            <text:p>6,33</text:p>
          </table:table-cell>
        </table:table-row>
        <table:table-row table:style-name="ro1">
          <table:table-cell office:value-type="string" calcext:value-type="string">
            <text:p>12:13:15</text:p>
          </table:table-cell>
          <table:table-cell office:value-type="float" office:value="9" calcext:value-type="float">
            <text:p>9</text:p>
          </table:table-cell>
          <table:table-cell office:value-type="float" office:value="48.101856" calcext:value-type="float">
            <text:p>48,101856</text:p>
          </table:table-cell>
          <table:table-cell office:value-type="float" office:value="0.357617" calcext:value-type="float">
            <text:p>0,357617</text:p>
          </table:table-cell>
          <table:table-cell office:value-type="float" office:value="9577.3" calcext:value-type="float">
            <text:p>9577,3</text:p>
          </table:table-cell>
          <table:table-cell office:value-type="float" office:value="26" calcext:value-type="float">
            <text:p>26</text:p>
          </table:table-cell>
          <table:table-cell office:value-type="float" office:value="22.4" calcext:value-type="float">
            <text:p>22,4</text:p>
          </table:table-cell>
          <table:table-cell office:value-type="float" office:value="-36.8" calcext:value-type="float">
            <text:p>-36,8</text:p>
          </table:table-cell>
          <table:table-cell office:value-type="float" office:value="292.1" calcext:value-type="float">
            <text:p>292,1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17.7" calcext:value-type="float">
            <text:p>17,7</text:p>
          </table:table-cell>
          <table:table-cell office:value-type="float" office:value="12.3" calcext:value-type="float">
            <text:p>12,3</text:p>
          </table:table-cell>
          <table:table-cell office:value-type="float" office:value="-171.6" calcext:value-type="float">
            <text:p>-171,6</text:p>
          </table:table-cell>
          <table:table-cell office:value-type="float" office:value="2847" calcext:value-type="float">
            <text:p>2847</text:p>
          </table:table-cell>
          <table:table-cell table:formula="of:=([.E302]-[.E301])/10" office:value-type="float" office:value="7.07999999999993" calcext:value-type="float">
            <text:p>7,07999999999993</text:p>
          </table:table-cell>
          <table:table-cell table:formula="of:=AVERAGE([.P277:.P302])" office:value-type="float" office:value="6.34769230769231" calcext:value-type="float">
            <text:p>6,35</text:p>
          </table:table-cell>
        </table:table-row>
        <table:table-row table:style-name="ro1">
          <table:table-cell office:value-type="string" calcext:value-type="string">
            <text:p>12:13:35</text:p>
          </table:table-cell>
          <table:table-cell office:value-type="float" office:value="10" calcext:value-type="float">
            <text:p>10</text:p>
          </table:table-cell>
          <table:table-cell office:value-type="float" office:value="48.104221" calcext:value-type="float">
            <text:p>48,104221</text:p>
          </table:table-cell>
          <table:table-cell office:value-type="float" office:value="0.360335" calcext:value-type="float">
            <text:p>0,360335</text:p>
          </table:table-cell>
          <table:table-cell office:value-type="float" office:value="9718.1" calcext:value-type="float">
            <text:p>9718,1</text:p>
          </table:table-cell>
          <table:table-cell office:value-type="float" office:value="25.8" calcext:value-type="float">
            <text:p>25,8</text:p>
          </table:table-cell>
          <table:table-cell office:value-type="float" office:value="22.2" calcext:value-type="float">
            <text:p>22,2</text:p>
          </table:table-cell>
          <table:table-cell office:value-type="float" office:value="-37.8" calcext:value-type="float">
            <text:p>-37,8</text:p>
          </table:table-cell>
          <table:table-cell office:value-type="float" office:value="285.7" calcext:value-type="float">
            <text:p>285,7</text:p>
          </table:table-cell>
          <table:table-cell office:value-type="float" office:value="7.2" calcext:value-type="float">
            <text:p>7,2</text:p>
          </table:table-cell>
          <table:table-cell office:value-type="float" office:value="0.4" calcext:value-type="float">
            <text:p>0,4</text:p>
          </table:table-cell>
          <table:table-cell office:value-type="float" office:value="18.6" calcext:value-type="float">
            <text:p>18,6</text:p>
          </table:table-cell>
          <table:table-cell office:value-type="float" office:value="12.3" calcext:value-type="float">
            <text:p>12,3</text:p>
          </table:table-cell>
          <table:table-cell office:value-type="float" office:value="-174.1" calcext:value-type="float">
            <text:p>-174,1</text:p>
          </table:table-cell>
          <table:table-cell office:value-type="float" office:value="2846" calcext:value-type="float">
            <text:p>2846</text:p>
          </table:table-cell>
          <table:table-cell table:formula="of:=([.E303]-[.E302])/10" office:value-type="float" office:value="14.0800000000001" calcext:value-type="float">
            <text:p>14,0800000000001</text:p>
          </table:table-cell>
          <table:table-cell table:formula="of:=AVERAGE([.P278:.P303])" office:value-type="float" office:value="6.63115384615385" calcext:value-type="float">
            <text:p>6,63</text:p>
          </table:table-cell>
        </table:table-row>
        <table:table-row table:style-name="ro1">
          <table:table-cell office:value-type="string" calcext:value-type="string">
            <text:p>12:13:45</text:p>
          </table:table-cell>
          <table:table-cell office:value-type="float" office:value="10" calcext:value-type="float">
            <text:p>10</text:p>
          </table:table-cell>
          <table:table-cell office:value-type="float" office:value="48.105328" calcext:value-type="float">
            <text:p>48,105328</text:p>
          </table:table-cell>
          <table:table-cell office:value-type="float" office:value="0.361602" calcext:value-type="float">
            <text:p>0,361602</text:p>
          </table:table-cell>
          <table:table-cell office:value-type="float" office:value="9789.4" calcext:value-type="float">
            <text:p>9789,4</text:p>
          </table:table-cell>
          <table:table-cell office:value-type="float" office:value="25.6" calcext:value-type="float">
            <text:p>25,6</text:p>
          </table:table-cell>
          <table:table-cell office:value-type="float" office:value="22" calcext:value-type="float">
            <text:p>22</text:p>
          </table:table-cell>
          <table:table-cell office:value-type="float" office:value="-38.2" calcext:value-type="float">
            <text:p>-38,2</text:p>
          </table:table-cell>
          <table:table-cell office:value-type="float" office:value="282.6" calcext:value-type="float">
            <text:p>282,6</text:p>
          </table:table-cell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office:value-type="float" office:value="18.9" calcext:value-type="float">
            <text:p>18,9</text:p>
          </table:table-cell>
          <table:table-cell office:value-type="float" office:value="12.3" calcext:value-type="float">
            <text:p>12,3</text:p>
          </table:table-cell>
          <table:table-cell office:value-type="float" office:value="-174.6" calcext:value-type="float">
            <text:p>-174,6</text:p>
          </table:table-cell>
          <table:table-cell office:value-type="float" office:value="2845.5" calcext:value-type="float">
            <text:p>2845,5</text:p>
          </table:table-cell>
          <table:table-cell table:formula="of:=([.E304]-[.E303])/10" office:value-type="float" office:value="7.12999999999993" calcext:value-type="float">
            <text:p>7,12999999999993</text:p>
          </table:table-cell>
          <table:table-cell table:formula="of:=AVERAGE([.P279:.P304])" office:value-type="float" office:value="6.67230769230769" calcext:value-type="float">
            <text:p>6,67</text:p>
          </table:table-cell>
        </table:table-row>
        <table:table-row table:style-name="ro1">
          <table:table-cell office:value-type="string" calcext:value-type="string">
            <text:p>12:13:55</text:p>
          </table:table-cell>
          <table:table-cell office:value-type="float" office:value="10" calcext:value-type="float">
            <text:p>10</text:p>
          </table:table-cell>
          <table:table-cell office:value-type="float" office:value="48.106453" calcext:value-type="float">
            <text:p>48,106453</text:p>
          </table:table-cell>
          <table:table-cell office:value-type="float" office:value="0.362775" calcext:value-type="float">
            <text:p>0,362775</text:p>
          </table:table-cell>
          <table:table-cell office:value-type="float" office:value="9859" calcext:value-type="float">
            <text:p>9859</text:p>
          </table:table-cell>
          <table:table-cell office:value-type="float" office:value="25.5" calcext:value-type="float">
            <text:p>25,5</text:p>
          </table:table-cell>
          <table:table-cell office:value-type="float" office:value="21.9" calcext:value-type="float">
            <text:p>21,9</text:p>
          </table:table-cell>
          <table:table-cell office:value-type="float" office:value="-38.2" calcext:value-type="float">
            <text:p>-38,2</text:p>
          </table:table-cell>
          <table:table-cell office:value-type="float" office:value="279.7" calcext:value-type="float">
            <text:p>279,7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9" calcext:value-type="float">
            <text:p>19</text:p>
          </table:table-cell>
          <table:table-cell office:value-type="float" office:value="12.3" calcext:value-type="float">
            <text:p>12,3</text:p>
          </table:table-cell>
          <table:table-cell office:value-type="float" office:value="-174.9" calcext:value-type="float">
            <text:p>-174,9</text:p>
          </table:table-cell>
          <table:table-cell office:value-type="float" office:value="2845.1" calcext:value-type="float">
            <text:p>2845,1</text:p>
          </table:table-cell>
          <table:table-cell table:formula="of:=([.E305]-[.E304])/10" office:value-type="float" office:value="6.96000000000004" calcext:value-type="float">
            <text:p>6,96000000000004</text:p>
          </table:table-cell>
          <table:table-cell table:formula="of:=AVERAGE([.P280:.P305])" office:value-type="float" office:value="6.70923076923077" calcext:value-type="float">
            <text:p>6,71</text:p>
          </table:table-cell>
        </table:table-row>
        <table:table-row table:style-name="ro1">
          <table:table-cell office:value-type="string" calcext:value-type="string">
            <text:p>12:14:05</text:p>
          </table:table-cell>
          <table:table-cell office:value-type="float" office:value="10" calcext:value-type="float">
            <text:p>10</text:p>
          </table:table-cell>
          <table:table-cell office:value-type="float" office:value="48.107498" calcext:value-type="float">
            <text:p>48,107498</text:p>
          </table:table-cell>
          <table:table-cell office:value-type="float" office:value="0.363763" calcext:value-type="float">
            <text:p>0,363763</text:p>
          </table:table-cell>
          <table:table-cell office:value-type="float" office:value="9930.7" calcext:value-type="float">
            <text:p>9930,7</text:p>
          </table:table-cell>
          <table:table-cell office:value-type="float" office:value="25.4" calcext:value-type="float">
            <text:p>25,4</text:p>
          </table:table-cell>
          <table:table-cell office:value-type="float" office:value="21.8" calcext:value-type="float">
            <text:p>21,8</text:p>
          </table:table-cell>
          <table:table-cell office:value-type="float" office:value="-39" calcext:value-type="float">
            <text:p>-39</text:p>
          </table:table-cell>
          <table:table-cell office:value-type="float" office:value="276.9" calcext:value-type="float">
            <text:p>276,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9.3" calcext:value-type="float">
            <text:p>19,3</text:p>
          </table:table-cell>
          <table:table-cell office:value-type="float" office:value="12.3" calcext:value-type="float">
            <text:p>12,3</text:p>
          </table:table-cell>
          <table:table-cell office:value-type="float" office:value="-172.6" calcext:value-type="float">
            <text:p>-172,6</text:p>
          </table:table-cell>
          <table:table-cell office:value-type="float" office:value="2844.5" calcext:value-type="float">
            <text:p>2844,5</text:p>
          </table:table-cell>
          <table:table-cell table:formula="of:=([.E306]-[.E305])/10" office:value-type="float" office:value="7.17000000000007" calcext:value-type="float">
            <text:p>7,17000000000007</text:p>
          </table:table-cell>
          <table:table-cell table:formula="of:=AVERAGE([.P281:.P306])" office:value-type="float" office:value="6.77730769230769" calcext:value-type="float">
            <text:p>6,78</text:p>
          </table:table-cell>
        </table:table-row>
        <table:table-row table:style-name="ro1">
          <table:table-cell office:value-type="string" calcext:value-type="string">
            <text:p>12:14:15</text:p>
          </table:table-cell>
          <table:table-cell office:value-type="float" office:value="10" calcext:value-type="float">
            <text:p>10</text:p>
          </table:table-cell>
          <table:table-cell office:value-type="float" office:value="48.108524" calcext:value-type="float">
            <text:p>48,108524</text:p>
          </table:table-cell>
          <table:table-cell office:value-type="float" office:value="0.36471" calcext:value-type="float">
            <text:p>0,36471</text:p>
          </table:table-cell>
          <table:table-cell office:value-type="float" office:value="10003.3" calcext:value-type="float">
            <text:p>10003,3</text:p>
          </table:table-cell>
          <table:table-cell office:value-type="float" office:value="25.4" calcext:value-type="float">
            <text:p>25,4</text:p>
          </table:table-cell>
          <table:table-cell office:value-type="float" office:value="21.6" calcext:value-type="float">
            <text:p>21,6</text:p>
          </table:table-cell>
          <table:table-cell office:value-type="float" office:value="-39.8" calcext:value-type="float">
            <text:p>-39,8</text:p>
          </table:table-cell>
          <table:table-cell office:value-type="float" office:value="273.8" calcext:value-type="float">
            <text:p>273,8</text:p>
          </table:table-cell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office:value-type="float" office:value="19.6" calcext:value-type="float">
            <text:p>19,6</text:p>
          </table:table-cell>
          <table:table-cell office:value-type="float" office:value="12.3" calcext:value-type="float">
            <text:p>12,3</text:p>
          </table:table-cell>
          <table:table-cell office:value-type="float" office:value="-177" calcext:value-type="float">
            <text:p>-177</text:p>
          </table:table-cell>
          <table:table-cell office:value-type="float" office:value="2844" calcext:value-type="float">
            <text:p>2844</text:p>
          </table:table-cell>
          <table:table-cell table:formula="of:=([.E307]-[.E306])/10" office:value-type="float" office:value="7.25999999999985" calcext:value-type="float">
            <text:p>7,25999999999985</text:p>
          </table:table-cell>
          <table:table-cell table:formula="of:=AVERAGE([.P282:.P307])" office:value-type="float" office:value="6.82615384615384" calcext:value-type="float">
            <text:p>6,83</text:p>
          </table:table-cell>
        </table:table-row>
        <table:table-row table:style-name="ro1">
          <table:table-cell office:value-type="string" calcext:value-type="string">
            <text:p>12:14:25</text:p>
          </table:table-cell>
          <table:table-cell office:value-type="float" office:value="10" calcext:value-type="float">
            <text:p>10</text:p>
          </table:table-cell>
          <table:table-cell office:value-type="float" office:value="48.109547" calcext:value-type="float">
            <text:p>48,109547</text:p>
          </table:table-cell>
          <table:table-cell office:value-type="float" office:value="0.365707" calcext:value-type="float">
            <text:p>0,365707</text:p>
          </table:table-cell>
          <table:table-cell office:value-type="float" office:value="10072.9" calcext:value-type="float">
            <text:p>10072,9</text:p>
          </table:table-cell>
          <table:table-cell office:value-type="float" office:value="25.2" calcext:value-type="float">
            <text:p>25,2</text:p>
          </table:table-cell>
          <table:table-cell office:value-type="float" office:value="21.5" calcext:value-type="float">
            <text:p>21,5</text:p>
          </table:table-cell>
          <table:table-cell office:value-type="float" office:value="-39.8" calcext:value-type="float">
            <text:p>-39,8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9.9" calcext:value-type="float">
            <text:p>19,9</text:p>
          </table:table-cell>
          <table:table-cell office:value-type="float" office:value="12.3" calcext:value-type="float">
            <text:p>12,3</text:p>
          </table:table-cell>
          <table:table-cell office:value-type="float" office:value="-166.6" calcext:value-type="float">
            <text:p>-166,6</text:p>
          </table:table-cell>
          <table:table-cell office:value-type="float" office:value="2843.5" calcext:value-type="float">
            <text:p>2843,5</text:p>
          </table:table-cell>
          <table:table-cell table:formula="of:=([.E308]-[.E307])/10" office:value-type="float" office:value="6.96000000000004" calcext:value-type="float">
            <text:p>6,96000000000004</text:p>
          </table:table-cell>
          <table:table-cell table:formula="of:=AVERAGE([.P283:.P308])" office:value-type="float" office:value="6.8626923076923" calcext:value-type="float">
            <text:p>6,86</text:p>
          </table:table-cell>
        </table:table-row>
        <table:table-row table:style-name="ro1">
          <table:table-cell office:value-type="string" calcext:value-type="string">
            <text:p>12:14:35</text:p>
          </table:table-cell>
          <table:table-cell office:value-type="float" office:value="10" calcext:value-type="float">
            <text:p>10</text:p>
          </table:table-cell>
          <table:table-cell office:value-type="float" office:value="48.110554" calcext:value-type="float">
            <text:p>48,110554</text:p>
          </table:table-cell>
          <table:table-cell office:value-type="float" office:value="0.366767" calcext:value-type="float">
            <text:p>0,366767</text:p>
          </table:table-cell>
          <table:table-cell office:value-type="float" office:value="10141.4" calcext:value-type="float">
            <text:p>10141,4</text:p>
          </table:table-cell>
          <table:table-cell office:value-type="float" office:value="25.1" calcext:value-type="float">
            <text:p>25,1</text:p>
          </table:table-cell>
          <table:table-cell office:value-type="float" office:value="21.4" calcext:value-type="float">
            <text:p>21,4</text:p>
          </table:table-cell>
          <table:table-cell office:value-type="float" office:value="-40.8" calcext:value-type="float">
            <text:p>-40,8</text:p>
          </table:table-cell>
          <table:table-cell office:value-type="float" office:value="268.3" calcext:value-type="float">
            <text:p>268,3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20.5" calcext:value-type="float">
            <text:p>20,5</text:p>
          </table:table-cell>
          <table:table-cell office:value-type="float" office:value="12.3" calcext:value-type="float">
            <text:p>12,3</text:p>
          </table:table-cell>
          <table:table-cell office:value-type="float" office:value="-172" calcext:value-type="float">
            <text:p>-172</text:p>
          </table:table-cell>
          <table:table-cell office:value-type="float" office:value="2843.1" calcext:value-type="float">
            <text:p>2843,1</text:p>
          </table:table-cell>
          <table:table-cell table:formula="of:=([.E309]-[.E308])/10" office:value-type="float" office:value="6.85" calcext:value-type="float">
            <text:p>6,85</text:p>
          </table:table-cell>
          <table:table-cell table:formula="of:=AVERAGE([.P284:.P309])" office:value-type="float" office:value="6.88538461538461" calcext:value-type="float">
            <text:p>6,89</text:p>
          </table:table-cell>
        </table:table-row>
        <table:table-row table:style-name="ro1">
          <table:table-cell office:value-type="string" calcext:value-type="string">
            <text:p>12:14:45</text:p>
          </table:table-cell>
          <table:table-cell office:value-type="float" office:value="10" calcext:value-type="float">
            <text:p>10</text:p>
          </table:table-cell>
          <table:table-cell office:value-type="float" office:value="48.111717" calcext:value-type="float">
            <text:p>48,111717</text:p>
          </table:table-cell>
          <table:table-cell office:value-type="float" office:value="0.367673" calcext:value-type="float">
            <text:p>0,367673</text:p>
          </table:table-cell>
          <table:table-cell office:value-type="float" office:value="10207.5" calcext:value-type="float">
            <text:p>10207,5</text:p>
          </table:table-cell>
          <table:table-cell office:value-type="float" office:value="25" calcext:value-type="float">
            <text:p>25</text:p>
          </table:table-cell>
          <table:table-cell office:value-type="float" office:value="21.2" calcext:value-type="float">
            <text:p>21,2</text:p>
          </table:table-cell>
          <table:table-cell office:value-type="float" office:value="-41.2" calcext:value-type="float">
            <text:p>-41,2</text:p>
          </table:table-cell>
          <table:table-cell office:value-type="float" office:value="265.4" calcext:value-type="float">
            <text:p>265,4</text:p>
          </table:table-cell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20.8" calcext:value-type="float">
            <text:p>20,8</text:p>
          </table:table-cell>
          <table:table-cell office:value-type="float" office:value="12.3" calcext:value-type="float">
            <text:p>12,3</text:p>
          </table:table-cell>
          <table:table-cell office:value-type="float" office:value="-182.5" calcext:value-type="float">
            <text:p>-182,5</text:p>
          </table:table-cell>
          <table:table-cell office:value-type="float" office:value="2842.5" calcext:value-type="float">
            <text:p>2842,5</text:p>
          </table:table-cell>
          <table:table-cell table:formula="of:=([.E310]-[.E309])/10" office:value-type="float" office:value="6.61000000000004" calcext:value-type="float">
            <text:p>6,61000000000004</text:p>
          </table:table-cell>
          <table:table-cell table:formula="of:=AVERAGE([.P285:.P310])" office:value-type="float" office:value="6.90461538461539" calcext:value-type="float">
            <text:p>6,90</text:p>
          </table:table-cell>
        </table:table-row>
        <table:table-row table:style-name="ro1">
          <table:table-cell office:value-type="string" calcext:value-type="string">
            <text:p>12:15:05</text:p>
          </table:table-cell>
          <table:table-cell office:value-type="float" office:value="10" calcext:value-type="float">
            <text:p>10</text:p>
          </table:table-cell>
          <table:table-cell office:value-type="float" office:value="48.114231" calcext:value-type="float">
            <text:p>48,114231</text:p>
          </table:table-cell>
          <table:table-cell office:value-type="float" office:value="0.369737" calcext:value-type="float">
            <text:p>0,369737</text:p>
          </table:table-cell>
          <table:table-cell office:value-type="float" office:value="10354.3" calcext:value-type="float">
            <text:p>10354,3</text:p>
          </table:table-cell>
          <table:table-cell office:value-type="float" office:value="24.8" calcext:value-type="float">
            <text:p>24,8</text:p>
          </table:table-cell>
          <table:table-cell office:value-type="float" office:value="21" calcext:value-type="float">
            <text:p>21</text:p>
          </table:table-cell>
          <table:table-cell office:value-type="float" office:value="-41.8" calcext:value-type="float">
            <text:p>-41,8</text:p>
          </table:table-cell>
          <table:table-cell office:value-type="float" office:value="259.4" calcext:value-type="float">
            <text:p>259,4</text:p>
          </table:table-cell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21.3" calcext:value-type="float">
            <text:p>21,3</text:p>
          </table:table-cell>
          <table:table-cell office:value-type="float" office:value="12.3" calcext:value-type="float">
            <text:p>12,3</text:p>
          </table:table-cell>
          <table:table-cell office:value-type="float" office:value="-177.4" calcext:value-type="float">
            <text:p>-177,4</text:p>
          </table:table-cell>
          <table:table-cell office:value-type="float" office:value="2841.5" calcext:value-type="float">
            <text:p>2841,5</text:p>
          </table:table-cell>
          <table:table-cell table:formula="of:=([.E311]-[.E310])/10" office:value-type="float" office:value="14.6799999999999" calcext:value-type="float">
            <text:p>14,6799999999999</text:p>
          </table:table-cell>
          <table:table-cell table:formula="of:=AVERAGE([.P286:.P311])" office:value-type="float" office:value="7.24615384615385" calcext:value-type="float">
            <text:p>7,25</text:p>
          </table:table-cell>
        </table:table-row>
        <table:table-row table:style-name="ro1">
          <table:table-cell office:value-type="string" calcext:value-type="string">
            <text:p>12:15:15</text:p>
          </table:table-cell>
          <table:table-cell office:value-type="float" office:value="9" calcext:value-type="float">
            <text:p>9</text:p>
          </table:table-cell>
          <table:table-cell office:value-type="float" office:value="48.115631" calcext:value-type="float">
            <text:p>48,115631</text:p>
          </table:table-cell>
          <table:table-cell office:value-type="float" office:value="0.37076" calcext:value-type="float">
            <text:p>0,37076</text:p>
          </table:table-cell>
          <table:table-cell office:value-type="float" office:value="10427.9" calcext:value-type="float">
            <text:p>10427,9</text:p>
          </table:table-cell>
          <table:table-cell office:value-type="float" office:value="24.6" calcext:value-type="float">
            <text:p>24,6</text:p>
          </table:table-cell>
          <table:table-cell office:value-type="float" office:value="20.8" calcext:value-type="float">
            <text:p>20,8</text:p>
          </table:table-cell>
          <table:table-cell office:value-type="float" office:value="-42.8" calcext:value-type="float">
            <text:p>-42,8</text:p>
          </table:table-cell>
          <table:table-cell office:value-type="float" office:value="256.7" calcext:value-type="float">
            <text:p>256,7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1.8" calcext:value-type="float">
            <text:p>21,8</text:p>
          </table:table-cell>
          <table:table-cell office:value-type="float" office:value="12.3" calcext:value-type="float">
            <text:p>12,3</text:p>
          </table:table-cell>
          <table:table-cell office:value-type="float" office:value="-173.5" calcext:value-type="float">
            <text:p>-173,5</text:p>
          </table:table-cell>
          <table:table-cell office:value-type="float" office:value="2841" calcext:value-type="float">
            <text:p>2841</text:p>
          </table:table-cell>
          <table:table-cell table:formula="of:=([.E312]-[.E311])/10" office:value-type="float" office:value="7.36000000000004" calcext:value-type="float">
            <text:p>7,36000000000004</text:p>
          </table:table-cell>
          <table:table-cell table:formula="of:=AVERAGE([.P287:.P312])" office:value-type="float" office:value="7.29423076923077" calcext:value-type="float">
            <text:p>7,29</text:p>
          </table:table-cell>
        </table:table-row>
        <table:table-row table:style-name="ro1">
          <table:table-cell office:value-type="string" calcext:value-type="string">
            <text:p>12:15:25</text:p>
          </table:table-cell>
          <table:table-cell office:value-type="float" office:value="10" calcext:value-type="float">
            <text:p>10</text:p>
          </table:table-cell>
          <table:table-cell office:value-type="float" office:value="48.117104" calcext:value-type="float">
            <text:p>48,117104</text:p>
          </table:table-cell>
          <table:table-cell office:value-type="float" office:value="0.371945" calcext:value-type="float">
            <text:p>0,371945</text:p>
          </table:table-cell>
          <table:table-cell office:value-type="float" office:value="10495.6" calcext:value-type="float">
            <text:p>10495,6</text:p>
          </table:table-cell>
          <table:table-cell office:value-type="float" office:value="24.5" calcext:value-type="float">
            <text:p>24,5</text:p>
          </table:table-cell>
          <table:table-cell office:value-type="float" office:value="20.7" calcext:value-type="float">
            <text:p>20,7</text:p>
          </table:table-cell>
          <table:table-cell office:value-type="float" office:value="-42.8" calcext:value-type="float">
            <text:p>-42,8</text:p>
          </table:table-cell>
          <table:table-cell office:value-type="float" office:value="253.9" calcext:value-type="float">
            <text:p>253,9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1.8" calcext:value-type="float">
            <text:p>21,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4" calcext:value-type="float">
            <text:p>-170,4</text:p>
          </table:table-cell>
          <table:table-cell office:value-type="float" office:value="2840.5" calcext:value-type="float">
            <text:p>2840,5</text:p>
          </table:table-cell>
          <table:table-cell table:formula="of:=([.E313]-[.E312])/10" office:value-type="float" office:value="6.77000000000007" calcext:value-type="float">
            <text:p>6,77000000000007</text:p>
          </table:table-cell>
          <table:table-cell table:formula="of:=AVERAGE([.P288:.P313])" office:value-type="float" office:value="7.29923076923077" calcext:value-type="float">
            <text:p>7,30</text:p>
          </table:table-cell>
        </table:table-row>
        <table:table-row table:style-name="ro1">
          <table:table-cell office:value-type="string" calcext:value-type="string">
            <text:p>12:15:35</text:p>
          </table:table-cell>
          <table:table-cell office:value-type="float" office:value="10" calcext:value-type="float">
            <text:p>10</text:p>
          </table:table-cell>
          <table:table-cell office:value-type="float" office:value="48.118736" calcext:value-type="float">
            <text:p>48,118736</text:p>
          </table:table-cell>
          <table:table-cell office:value-type="float" office:value="0.373027" calcext:value-type="float">
            <text:p>0,373027</text:p>
          </table:table-cell>
          <table:table-cell office:value-type="float" office:value="10563" calcext:value-type="float">
            <text:p>10563</text:p>
          </table:table-cell>
          <table:table-cell office:value-type="float" office:value="24.4" calcext:value-type="float">
            <text:p>24,4</text:p>
          </table:table-cell>
          <table:table-cell office:value-type="float" office:value="20.6" calcext:value-type="float">
            <text:p>20,6</text:p>
          </table:table-cell>
          <table:table-cell office:value-type="float" office:value="-43" calcext:value-type="float">
            <text:p>-43</text:p>
          </table:table-cell>
          <table:table-cell office:value-type="float" office:value="251.3" calcext:value-type="float">
            <text:p>251,3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2.3" calcext:value-type="float">
            <text:p>22,3</text:p>
          </table:table-cell>
          <table:table-cell office:value-type="float" office:value="12.3" calcext:value-type="float">
            <text:p>12,3</text:p>
          </table:table-cell>
          <table:table-cell office:value-type="float" office:value="-176" calcext:value-type="float">
            <text:p>-176</text:p>
          </table:table-cell>
          <table:table-cell office:value-type="float" office:value="2840.1" calcext:value-type="float">
            <text:p>2840,1</text:p>
          </table:table-cell>
          <table:table-cell table:formula="of:=([.E314]-[.E313])/10" office:value-type="float" office:value="6.73999999999996" calcext:value-type="float">
            <text:p>6,73999999999996</text:p>
          </table:table-cell>
          <table:table-cell table:formula="of:=AVERAGE([.P289:.P314])" office:value-type="float" office:value="7.325" calcext:value-type="float">
            <text:p>7,33</text:p>
          </table:table-cell>
        </table:table-row>
        <table:table-row table:style-name="ro1">
          <table:table-cell office:value-type="string" calcext:value-type="string">
            <text:p>12:15:45</text:p>
          </table:table-cell>
          <table:table-cell office:value-type="float" office:value="10" calcext:value-type="float">
            <text:p>10</text:p>
          </table:table-cell>
          <table:table-cell office:value-type="float" office:value="48.120392" calcext:value-type="float">
            <text:p>48,120392</text:p>
          </table:table-cell>
          <table:table-cell office:value-type="float" office:value="0.37432" calcext:value-type="float">
            <text:p>0,37432</text:p>
          </table:table-cell>
          <table:table-cell office:value-type="float" office:value="10626.4" calcext:value-type="float">
            <text:p>10626,4</text:p>
          </table:table-cell>
          <table:table-cell office:value-type="float" office:value="24.2" calcext:value-type="float">
            <text:p>24,2</text:p>
          </table:table-cell>
          <table:table-cell office:value-type="float" office:value="20.4" calcext:value-type="float">
            <text:p>20,4</text:p>
          </table:table-cell>
          <table:table-cell office:value-type="float" office:value="-43.5" calcext:value-type="float">
            <text:p>-43,5</text:p>
          </table:table-cell>
          <table:table-cell office:value-type="float" office:value="248.9" calcext:value-type="float">
            <text:p>248,9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2.6" calcext:value-type="float">
            <text:p>22,6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839.6" calcext:value-type="float">
            <text:p>2839,6</text:p>
          </table:table-cell>
          <table:table-cell table:formula="of:=([.E315]-[.E314])/10" office:value-type="float" office:value="6.33999999999996" calcext:value-type="float">
            <text:p>6,33999999999996</text:p>
          </table:table-cell>
          <table:table-cell table:formula="of:=AVERAGE([.P290:.P315])" office:value-type="float" office:value="7.31538461538462" calcext:value-type="float">
            <text:p>7,32</text:p>
          </table:table-cell>
        </table:table-row>
        <table:table-row table:style-name="ro1">
          <table:table-cell office:value-type="string" calcext:value-type="string">
            <text:p>12:15:55</text:p>
          </table:table-cell>
          <table:table-cell office:value-type="float" office:value="10" calcext:value-type="float">
            <text:p>10</text:p>
          </table:table-cell>
          <table:table-cell office:value-type="float" office:value="48.122009" calcext:value-type="float">
            <text:p>48,122009</text:p>
          </table:table-cell>
          <table:table-cell office:value-type="float" office:value="0.375405" calcext:value-type="float">
            <text:p>0,375405</text:p>
          </table:table-cell>
          <table:table-cell office:value-type="float" office:value="10690.6" calcext:value-type="float">
            <text:p>10690,6</text:p>
          </table:table-cell>
          <table:table-cell office:value-type="float" office:value="24.1" calcext:value-type="float">
            <text:p>24,1</text:p>
          </table:table-cell>
          <table:table-cell office:value-type="float" office:value="20.3" calcext:value-type="float">
            <text:p>20,3</text:p>
          </table:table-cell>
          <table:table-cell office:value-type="float" office:value="-44.2" calcext:value-type="float">
            <text:p>-44,2</text:p>
          </table:table-cell>
          <table:table-cell office:value-type="float" office:value="246.4" calcext:value-type="float">
            <text:p>246,4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3.1" calcext:value-type="float">
            <text:p>23,1</text:p>
          </table:table-cell>
          <table:table-cell office:value-type="float" office:value="12.3" calcext:value-type="float">
            <text:p>12,3</text:p>
          </table:table-cell>
          <table:table-cell office:value-type="float" office:value="-174.9" calcext:value-type="float">
            <text:p>-174,9</text:p>
          </table:table-cell>
          <table:table-cell office:value-type="float" office:value="2839.1" calcext:value-type="float">
            <text:p>2839,1</text:p>
          </table:table-cell>
          <table:table-cell table:formula="of:=([.E316]-[.E315])/10" office:value-type="float" office:value="6.42000000000007" calcext:value-type="float">
            <text:p>6,42000000000007</text:p>
          </table:table-cell>
          <table:table-cell table:formula="of:=AVERAGE([.P291:.P316])" office:value-type="float" office:value="7.32615384615385" calcext:value-type="float">
            <text:p>7,33</text:p>
          </table:table-cell>
        </table:table-row>
        <table:table-row table:style-name="ro1">
          <table:table-cell office:value-type="string" calcext:value-type="string">
            <text:p>12:16:05</text:p>
          </table:table-cell>
          <table:table-cell office:value-type="float" office:value="10" calcext:value-type="float">
            <text:p>10</text:p>
          </table:table-cell>
          <table:table-cell office:value-type="float" office:value="48.123257" calcext:value-type="float">
            <text:p>48,123257</text:p>
          </table:table-cell>
          <table:table-cell office:value-type="float" office:value="0.376615" calcext:value-type="float">
            <text:p>0,376615</text:p>
          </table:table-cell>
          <table:table-cell office:value-type="float" office:value="10752.8" calcext:value-type="float">
            <text:p>10752,8</text:p>
          </table:table-cell>
          <table:table-cell office:value-type="float" office:value="24" calcext:value-type="float">
            <text:p>24</text:p>
          </table:table-cell>
          <table:table-cell office:value-type="float" office:value="20.2" calcext:value-type="float">
            <text:p>20,2</text:p>
          </table:table-cell>
          <table:table-cell office:value-type="float" office:value="-44" calcext:value-type="float">
            <text:p>-44</text:p>
          </table:table-cell>
          <table:table-cell office:value-type="float" office:value="244.2" calcext:value-type="float">
            <text:p>244,2</text:p>
          </table:table-cell>
          <table:table-cell office:value-type="float" office:value="6.7" calcext:value-type="float">
            <text:p>6,7</text:p>
          </table:table-cell>
          <table:table-cell office:value-type="float" office:value="0.4" calcext:value-type="float">
            <text:p>0,4</text:p>
          </table:table-cell>
          <table:table-cell office:value-type="float" office:value="23.6" calcext:value-type="float">
            <text:p>23,6</text:p>
          </table:table-cell>
          <table:table-cell office:value-type="float" office:value="12.3" calcext:value-type="float">
            <text:p>12,3</text:p>
          </table:table-cell>
          <table:table-cell office:value-type="float" office:value="-174.9" calcext:value-type="float">
            <text:p>-174,9</text:p>
          </table:table-cell>
          <table:table-cell office:value-type="float" office:value="2838.5" calcext:value-type="float">
            <text:p>2838,5</text:p>
          </table:table-cell>
          <table:table-cell table:formula="of:=([.E317]-[.E316])/10" office:value-type="float" office:value="6.21999999999989" calcext:value-type="float">
            <text:p>6,21999999999989</text:p>
          </table:table-cell>
          <table:table-cell table:formula="of:=AVERAGE([.P292:.P317])" office:value-type="float" office:value="7.30999999999999" calcext:value-type="float">
            <text:p>7,31</text:p>
          </table:table-cell>
        </table:table-row>
        <table:table-row table:style-name="ro1">
          <table:table-cell office:value-type="string" calcext:value-type="string">
            <text:p>12:16:15</text:p>
          </table:table-cell>
          <table:table-cell office:value-type="float" office:value="10" calcext:value-type="float">
            <text:p>10</text:p>
          </table:table-cell>
          <table:table-cell office:value-type="float" office:value="48.124702" calcext:value-type="float">
            <text:p>48,124702</text:p>
          </table:table-cell>
          <table:table-cell office:value-type="float" office:value="0.377937" calcext:value-type="float">
            <text:p>0,377937</text:p>
          </table:table-cell>
          <table:table-cell office:value-type="float" office:value="10807" calcext:value-type="float">
            <text:p>10807</text:p>
          </table:table-cell>
          <table:table-cell office:value-type="float" office:value="23.9" calcext:value-type="float">
            <text:p>23,9</text:p>
          </table:table-cell>
          <table:table-cell office:value-type="float" office:value="20" calcext:value-type="float">
            <text:p>20</text:p>
          </table:table-cell>
          <table:table-cell office:value-type="float" office:value="-44.5" calcext:value-type="float">
            <text:p>-44,5</text:p>
          </table:table-cell>
          <table:table-cell office:value-type="float" office:value="242.2" calcext:value-type="float">
            <text:p>242,2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23.8" calcext:value-type="float">
            <text:p>23,8</text:p>
          </table:table-cell>
          <table:table-cell office:value-type="float" office:value="12.3" calcext:value-type="float">
            <text:p>12,3</text:p>
          </table:table-cell>
          <table:table-cell office:value-type="float" office:value="-178.5" calcext:value-type="float">
            <text:p>-178,5</text:p>
          </table:table-cell>
          <table:table-cell office:value-type="float" office:value="2838.1" calcext:value-type="float">
            <text:p>2838,1</text:p>
          </table:table-cell>
          <table:table-cell table:formula="of:=([.E318]-[.E317])/10" office:value-type="float" office:value="5.42000000000007" calcext:value-type="float">
            <text:p>5,42000000000007</text:p>
          </table:table-cell>
          <table:table-cell table:formula="of:=AVERAGE([.P293:.P318])" office:value-type="float" office:value="7.28307692307692" calcext:value-type="float">
            <text:p>7,28</text:p>
          </table:table-cell>
        </table:table-row>
        <table:table-row table:style-name="ro1">
          <table:table-cell office:value-type="string" calcext:value-type="string">
            <text:p>12:16:25</text:p>
          </table:table-cell>
          <table:table-cell office:value-type="float" office:value="10" calcext:value-type="float">
            <text:p>10</text:p>
          </table:table-cell>
          <table:table-cell office:value-type="float" office:value="48.126293" calcext:value-type="float">
            <text:p>48,126293</text:p>
          </table:table-cell>
          <table:table-cell office:value-type="float" office:value="0.379355" calcext:value-type="float">
            <text:p>0,379355</text:p>
          </table:table-cell>
          <table:table-cell office:value-type="float" office:value="10871.3" calcext:value-type="float">
            <text:p>10871,3</text:p>
          </table:table-cell>
          <table:table-cell office:value-type="float" office:value="23.8" calcext:value-type="float">
            <text:p>23,8</text:p>
          </table:table-cell>
          <table:table-cell office:value-type="float" office:value="19.9" calcext:value-type="float">
            <text:p>19,9</text:p>
          </table:table-cell>
          <table:table-cell office:value-type="float" office:value="-44.5" calcext:value-type="float">
            <text:p>-44,5</text:p>
          </table:table-cell>
          <table:table-cell office:value-type="float" office:value="239.7" calcext:value-type="float">
            <text:p>239,7</text:p>
          </table:table-cell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24.4" calcext:value-type="float">
            <text:p>24,4</text:p>
          </table:table-cell>
          <table:table-cell office:value-type="float" office:value="12.3" calcext:value-type="float">
            <text:p>12,3</text:p>
          </table:table-cell>
          <table:table-cell office:value-type="float" office:value="-175.3" calcext:value-type="float">
            <text:p>-175,3</text:p>
          </table:table-cell>
          <table:table-cell office:value-type="float" office:value="2837.6" calcext:value-type="float">
            <text:p>2837,6</text:p>
          </table:table-cell>
          <table:table-cell table:formula="of:=([.E319]-[.E318])/10" office:value-type="float" office:value="6.42999999999993" calcext:value-type="float">
            <text:p>6,42999999999993</text:p>
          </table:table-cell>
          <table:table-cell table:formula="of:=AVERAGE([.P294:.P319])" office:value-type="float" office:value="7.27076923076923" calcext:value-type="float">
            <text:p>7,27</text:p>
          </table:table-cell>
        </table:table-row>
        <table:table-row table:style-name="ro1">
          <table:table-cell office:value-type="string" calcext:value-type="string">
            <text:p>12:16:35</text:p>
          </table:table-cell>
          <table:table-cell office:value-type="float" office:value="11" calcext:value-type="float">
            <text:p>11</text:p>
          </table:table-cell>
          <table:table-cell office:value-type="float" office:value="48.127956" calcext:value-type="float">
            <text:p>48,127956</text:p>
          </table:table-cell>
          <table:table-cell office:value-type="float" office:value="0.380803" calcext:value-type="float">
            <text:p>0,380803</text:p>
          </table:table-cell>
          <table:table-cell office:value-type="float" office:value="10922.5" calcext:value-type="float">
            <text:p>10922,5</text:p>
          </table:table-cell>
          <table:table-cell office:value-type="float" office:value="23.6" calcext:value-type="float">
            <text:p>23,6</text:p>
          </table:table-cell>
          <table:table-cell office:value-type="float" office:value="19.8" calcext:value-type="float">
            <text:p>19,8</text:p>
          </table:table-cell>
          <table:table-cell office:value-type="float" office:value="-45" calcext:value-type="float">
            <text:p>-45</text:p>
          </table:table-cell>
          <table:table-cell office:value-type="float" office:value="237.9" calcext:value-type="float">
            <text:p>237,9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12.3" calcext:value-type="float">
            <text:p>12,3</text:p>
          </table:table-cell>
          <table:table-cell office:value-type="float" office:value="-173.4" calcext:value-type="float">
            <text:p>-173,4</text:p>
          </table:table-cell>
          <table:table-cell office:value-type="float" office:value="2837.1" calcext:value-type="float">
            <text:p>2837,1</text:p>
          </table:table-cell>
          <table:table-cell table:formula="of:=([.E320]-[.E319])/10" office:value-type="float" office:value="5.12000000000007" calcext:value-type="float">
            <text:p>5,12000000000007</text:p>
          </table:table-cell>
          <table:table-cell table:formula="of:=AVERAGE([.P295:.P320])" office:value-type="float" office:value="7.21115384615384" calcext:value-type="float">
            <text:p>7,21</text:p>
          </table:table-cell>
        </table:table-row>
        <table:table-row table:style-name="ro1">
          <table:table-cell office:value-type="string" calcext:value-type="string">
            <text:p>12:16:45</text:p>
          </table:table-cell>
          <table:table-cell office:value-type="float" office:value="11" calcext:value-type="float">
            <text:p>11</text:p>
          </table:table-cell>
          <table:table-cell office:value-type="float" office:value="48.129704" calcext:value-type="float">
            <text:p>48,129704</text:p>
          </table:table-cell>
          <table:table-cell office:value-type="float" office:value="0.381987" calcext:value-type="float">
            <text:p>0,381987</text:p>
          </table:table-cell>
          <table:table-cell office:value-type="float" office:value="10983.8" calcext:value-type="float">
            <text:p>10983,8</text:p>
          </table:table-cell>
          <table:table-cell office:value-type="float" office:value="23.5" calcext:value-type="float">
            <text:p>23,5</text:p>
          </table:table-cell>
          <table:table-cell office:value-type="float" office:value="19.6" calcext:value-type="float">
            <text:p>19,6</text:p>
          </table:table-cell>
          <table:table-cell office:value-type="float" office:value="-45" calcext:value-type="float">
            <text:p>-45</text:p>
          </table:table-cell>
          <table:table-cell office:value-type="float" office:value="235.8" calcext:value-type="float">
            <text:p>235,8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25.8" calcext:value-type="float">
            <text:p>25,8</text:p>
          </table:table-cell>
          <table:table-cell office:value-type="float" office:value="12.3" calcext:value-type="float">
            <text:p>12,3</text:p>
          </table:table-cell>
          <table:table-cell office:value-type="float" office:value="-176" calcext:value-type="float">
            <text:p>-176</text:p>
          </table:table-cell>
          <table:table-cell office:value-type="float" office:value="2836.6" calcext:value-type="float">
            <text:p>2836,6</text:p>
          </table:table-cell>
          <table:table-cell table:formula="of:=([.E321]-[.E320])/10" office:value-type="float" office:value="6.12999999999993" calcext:value-type="float">
            <text:p>6,12999999999993</text:p>
          </table:table-cell>
          <table:table-cell table:formula="of:=AVERAGE([.P296:.P321])" office:value-type="float" office:value="7.19384615384615" calcext:value-type="float">
            <text:p>7,19</text:p>
          </table:table-cell>
        </table:table-row>
        <table:table-row table:style-name="ro1">
          <table:table-cell office:value-type="string" calcext:value-type="string">
            <text:p>12:16:55</text:p>
          </table:table-cell>
          <table:table-cell office:value-type="float" office:value="11" calcext:value-type="float">
            <text:p>11</text:p>
          </table:table-cell>
          <table:table-cell office:value-type="float" office:value="48.131454" calcext:value-type="float">
            <text:p>48,131454</text:p>
          </table:table-cell>
          <table:table-cell office:value-type="float" office:value="0.383218" calcext:value-type="float">
            <text:p>0,383218</text:p>
          </table:table-cell>
          <table:table-cell office:value-type="float" office:value="11037.5" calcext:value-type="float">
            <text:p>11037,5</text:p>
          </table:table-cell>
          <table:table-cell office:value-type="float" office:value="23.4" calcext:value-type="float">
            <text:p>23,4</text:p>
          </table:table-cell>
          <table:table-cell office:value-type="float" office:value="19.5" calcext:value-type="float">
            <text:p>19,5</text:p>
          </table:table-cell>
          <table:table-cell office:value-type="float" office:value="-45.8" calcext:value-type="float">
            <text:p>-45,8</text:p>
          </table:table-cell>
          <table:table-cell office:value-type="float" office:value="233.5" calcext:value-type="float">
            <text:p>233,5</text:p>
          </table:table-cell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office:value-type="float" office:value="12.3" calcext:value-type="float">
            <text:p>12,3</text:p>
          </table:table-cell>
          <table:table-cell office:value-type="float" office:value="-166.1" calcext:value-type="float">
            <text:p>-166,1</text:p>
          </table:table-cell>
          <table:table-cell office:value-type="float" office:value="2836.1" calcext:value-type="float">
            <text:p>2836,1</text:p>
          </table:table-cell>
          <table:table-cell table:formula="of:=([.E322]-[.E321])/10" office:value-type="float" office:value="5.37000000000007" calcext:value-type="float">
            <text:p>5,37000000000007</text:p>
          </table:table-cell>
          <table:table-cell table:formula="of:=AVERAGE([.P297:.P322])" office:value-type="float" office:value="7.15961538461538" calcext:value-type="float">
            <text:p>7,16</text:p>
          </table:table-cell>
        </table:table-row>
        <table:table-row table:style-name="ro1">
          <table:table-cell office:value-type="string" calcext:value-type="string">
            <text:p>12:17:05</text:p>
          </table:table-cell>
          <table:table-cell office:value-type="float" office:value="11" calcext:value-type="float">
            <text:p>11</text:p>
          </table:table-cell>
          <table:table-cell office:value-type="float" office:value="48.133224" calcext:value-type="float">
            <text:p>48,133224</text:p>
          </table:table-cell>
          <table:table-cell office:value-type="float" office:value="0.384667" calcext:value-type="float">
            <text:p>0,384667</text:p>
          </table:table-cell>
          <table:table-cell office:value-type="float" office:value="11090.7" calcext:value-type="float">
            <text:p>11090,7</text:p>
          </table:table-cell>
          <table:table-cell office:value-type="float" office:value="23.2" calcext:value-type="float">
            <text:p>23,2</text:p>
          </table:table-cell>
          <table:table-cell office:value-type="float" office:value="19.3" calcext:value-type="float">
            <text:p>19,3</text:p>
          </table:table-cell>
          <table:table-cell office:value-type="float" office:value="-44.2" calcext:value-type="float">
            <text:p>-44,2</text:p>
          </table:table-cell>
          <table:table-cell office:value-type="float" office:value="231.6" calcext:value-type="float">
            <text:p>231,6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26.5" calcext:value-type="float">
            <text:p>26,5</text:p>
          </table:table-cell>
          <table:table-cell office:value-type="float" office:value="12.3" calcext:value-type="float">
            <text:p>12,3</text:p>
          </table:table-cell>
          <table:table-cell office:value-type="float" office:value="-173.1" calcext:value-type="float">
            <text:p>-173,1</text:p>
          </table:table-cell>
          <table:table-cell office:value-type="float" office:value="2835.6" calcext:value-type="float">
            <text:p>2835,6</text:p>
          </table:table-cell>
          <table:table-cell table:formula="of:=([.E323]-[.E322])/10" office:value-type="float" office:value="5.32000000000007" calcext:value-type="float">
            <text:p>5,32000000000007</text:p>
          </table:table-cell>
          <table:table-cell table:formula="of:=AVERAGE([.P298:.P323])" office:value-type="float" office:value="7.12846153846154" calcext:value-type="float">
            <text:p>7,13</text:p>
          </table:table-cell>
        </table:table-row>
        <table:table-row table:style-name="ro1">
          <table:table-cell office:value-type="string" calcext:value-type="string">
            <text:p>12:17:15</text:p>
          </table:table-cell>
          <table:table-cell office:value-type="float" office:value="11" calcext:value-type="float">
            <text:p>11</text:p>
          </table:table-cell>
          <table:table-cell office:value-type="float" office:value="48.134983" calcext:value-type="float">
            <text:p>48,134983</text:p>
          </table:table-cell>
          <table:table-cell office:value-type="float" office:value="0.386095" calcext:value-type="float">
            <text:p>0,386095</text:p>
          </table:table-cell>
          <table:table-cell office:value-type="float" office:value="11158.9" calcext:value-type="float">
            <text:p>11158,9</text:p>
          </table:table-cell>
          <table:table-cell office:value-type="float" office:value="23.1" calcext:value-type="float">
            <text:p>23,1</text:p>
          </table:table-cell>
          <table:table-cell office:value-type="float" office:value="19.2" calcext:value-type="float">
            <text:p>19,2</text:p>
          </table:table-cell>
          <table:table-cell office:value-type="float" office:value="-44.8" calcext:value-type="float">
            <text:p>-44,8</text:p>
          </table:table-cell>
          <table:table-cell office:value-type="float" office:value="229.2" calcext:value-type="float">
            <text:p>229,2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26.9" calcext:value-type="float">
            <text:p>26,9</text:p>
          </table:table-cell>
          <table:table-cell office:value-type="float" office:value="12.3" calcext:value-type="float">
            <text:p>12,3</text:p>
          </table:table-cell>
          <table:table-cell office:value-type="float" office:value="-172.7" calcext:value-type="float">
            <text:p>-172,7</text:p>
          </table:table-cell>
          <table:table-cell office:value-type="float" office:value="2835.1" calcext:value-type="float">
            <text:p>2835,1</text:p>
          </table:table-cell>
          <table:table-cell table:formula="of:=([.E324]-[.E323])/10" office:value-type="float" office:value="6.81999999999989" calcext:value-type="float">
            <text:p>6,81999999999989</text:p>
          </table:table-cell>
          <table:table-cell table:formula="of:=AVERAGE([.P299:.P324])" office:value-type="float" office:value="7.13730769230769" calcext:value-type="float">
            <text:p>7,14</text:p>
          </table:table-cell>
        </table:table-row>
        <table:table-row table:style-name="ro1">
          <table:table-cell office:value-type="string" calcext:value-type="string">
            <text:p>12:17:25</text:p>
          </table:table-cell>
          <table:table-cell office:value-type="float" office:value="11" calcext:value-type="float">
            <text:p>11</text:p>
          </table:table-cell>
          <table:table-cell office:value-type="float" office:value="48.136868" calcext:value-type="float">
            <text:p>48,136868</text:p>
          </table:table-cell>
          <table:table-cell office:value-type="float" office:value="0.387848" calcext:value-type="float">
            <text:p>0,387848</text:p>
          </table:table-cell>
          <table:table-cell office:value-type="float" office:value="11209.7" calcext:value-type="float">
            <text:p>11209,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45.2" calcext:value-type="float">
            <text:p>-45,2</text:p>
          </table:table-cell>
          <table:table-cell office:value-type="float" office:value="227.4" calcext:value-type="float">
            <text:p>227,4</text:p>
          </table:table-cell>
          <table:table-cell office:value-type="float" office:value="6.7" calcext:value-type="float">
            <text:p>6,7</text:p>
          </table:table-cell>
          <table:table-cell office:value-type="float" office:value="0.5" calcext:value-type="float">
            <text:p>0,5</text:p>
          </table:table-cell>
          <table:table-cell office:value-type="float" office:value="27.1" calcext:value-type="float">
            <text:p>27,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4" calcext:value-type="float">
            <text:p>-169,4</text:p>
          </table:table-cell>
          <table:table-cell office:value-type="float" office:value="2834.6" calcext:value-type="float">
            <text:p>2834,6</text:p>
          </table:table-cell>
          <table:table-cell table:formula="of:=([.E325]-[.E324])/10" office:value-type="float" office:value="5.08000000000011" calcext:value-type="float">
            <text:p>5,08000000000011</text:p>
          </table:table-cell>
          <table:table-cell table:formula="of:=AVERAGE([.P300:.P325])" office:value-type="float" office:value="7.07769230769231" calcext:value-type="float">
            <text:p>7,08</text:p>
          </table:table-cell>
        </table:table-row>
        <table:table-row table:style-name="ro1">
          <table:table-cell office:value-type="string" calcext:value-type="string">
            <text:p>12:17:35</text:p>
          </table:table-cell>
          <table:table-cell office:value-type="float" office:value="11" calcext:value-type="float">
            <text:p>11</text:p>
          </table:table-cell>
          <table:table-cell office:value-type="float" office:value="48.138729" calcext:value-type="float">
            <text:p>48,138729</text:p>
          </table:table-cell>
          <table:table-cell office:value-type="float" office:value="0.389537" calcext:value-type="float">
            <text:p>0,389537</text:p>
          </table:table-cell>
          <table:table-cell office:value-type="float" office:value="11259.3" calcext:value-type="float">
            <text:p>11259,3</text:p>
          </table:table-cell>
          <table:table-cell office:value-type="float" office:value="22.9" calcext:value-type="float">
            <text:p>22,9</text:p>
          </table:table-cell>
          <table:table-cell office:value-type="float" office:value="18.9" calcext:value-type="float">
            <text:p>18,9</text:p>
          </table:table-cell>
          <table:table-cell office:value-type="float" office:value="-45.5" calcext:value-type="float">
            <text:p>-45,5</text:p>
          </table:table-cell>
          <table:table-cell office:value-type="float" office:value="225.7" calcext:value-type="float">
            <text:p>225,7</text:p>
          </table:table-cell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27.7" calcext:value-type="float">
            <text:p>27,7</text:p>
          </table:table-cell>
          <table:table-cell office:value-type="float" office:value="12.3" calcext:value-type="float">
            <text:p>12,3</text:p>
          </table:table-cell>
          <table:table-cell office:value-type="float" office:value="-174.7" calcext:value-type="float">
            <text:p>-174,7</text:p>
          </table:table-cell>
          <table:table-cell office:value-type="float" office:value="2834.2" calcext:value-type="float">
            <text:p>2834,2</text:p>
          </table:table-cell>
          <table:table-cell table:formula="of:=([.E326]-[.E325])/10" office:value-type="float" office:value="4.95999999999985" calcext:value-type="float">
            <text:p>4,95999999999985</text:p>
          </table:table-cell>
          <table:table-cell table:formula="of:=AVERAGE([.P301:.P326])" office:value-type="float" office:value="7.01076923076923" calcext:value-type="float">
            <text:p>7,01</text:p>
          </table:table-cell>
        </table:table-row>
        <table:table-row table:style-name="ro1">
          <table:table-cell office:value-type="string" calcext:value-type="string">
            <text:p>12:17:45</text:p>
          </table:table-cell>
          <table:table-cell office:value-type="float" office:value="11" calcext:value-type="float">
            <text:p>11</text:p>
          </table:table-cell>
          <table:table-cell office:value-type="float" office:value="48.140533" calcext:value-type="float">
            <text:p>48,140533</text:p>
          </table:table-cell>
          <table:table-cell office:value-type="float" office:value="0.391222" calcext:value-type="float">
            <text:p>0,391222</text:p>
          </table:table-cell>
          <table:table-cell office:value-type="float" office:value="11319.7" calcext:value-type="float">
            <text:p>11319,7</text:p>
          </table:table-cell>
          <table:table-cell office:value-type="float" office:value="22.8" calcext:value-type="float">
            <text:p>22,8</text:p>
          </table:table-cell>
          <table:table-cell office:value-type="float" office:value="18.8" calcext:value-type="float">
            <text:p>18,8</text:p>
          </table:table-cell>
          <table:table-cell office:value-type="float" office:value="-45.8" calcext:value-type="float">
            <text:p>-45,8</text:p>
          </table:table-cell>
          <table:table-cell office:value-type="float" office:value="223.7" calcext:value-type="float">
            <text:p>223,7</text:p>
          </table:table-cell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28.9" calcext:value-type="float">
            <text:p>28,9</text:p>
          </table:table-cell>
          <table:table-cell office:value-type="float" office:value="12.3" calcext:value-type="float">
            <text:p>12,3</text:p>
          </table:table-cell>
          <table:table-cell office:value-type="float" office:value="-175.7" calcext:value-type="float">
            <text:p>-175,7</text:p>
          </table:table-cell>
          <table:table-cell office:value-type="float" office:value="2833.7" calcext:value-type="float">
            <text:p>2833,7</text:p>
          </table:table-cell>
          <table:table-cell table:formula="of:=([.E327]-[.E326])/10" office:value-type="float" office:value="6.04000000000015" calcext:value-type="float">
            <text:p>6,04000000000015</text:p>
          </table:table-cell>
          <table:table-cell table:formula="of:=AVERAGE([.P302:.P327])" office:value-type="float" office:value="6.97384615384616" calcext:value-type="float">
            <text:p>6,97</text:p>
          </table:table-cell>
        </table:table-row>
        <table:table-row table:style-name="ro1">
          <table:table-cell office:value-type="string" calcext:value-type="string">
            <text:p>12:17:55</text:p>
          </table:table-cell>
          <table:table-cell office:value-type="float" office:value="11" calcext:value-type="float">
            <text:p>11</text:p>
          </table:table-cell>
          <table:table-cell office:value-type="float" office:value="48.142448" calcext:value-type="float">
            <text:p>48,142448</text:p>
          </table:table-cell>
          <table:table-cell office:value-type="float" office:value="0.393087" calcext:value-type="float">
            <text:p>0,393087</text:p>
          </table:table-cell>
          <table:table-cell office:value-type="float" office:value="11375.7" calcext:value-type="float">
            <text:p>11375,7</text:p>
          </table:table-cell>
          <table:table-cell office:value-type="float" office:value="22.6" calcext:value-type="float">
            <text:p>22,6</text:p>
          </table:table-cell>
          <table:table-cell office:value-type="float" office:value="18.6" calcext:value-type="float">
            <text:p>18,6</text:p>
          </table:table-cell>
          <table:table-cell office:value-type="float" office:value="-45.5" calcext:value-type="float">
            <text:p>-45,5</text:p>
          </table:table-cell>
          <table:table-cell office:value-type="float" office:value="221.7" calcext:value-type="float">
            <text:p>221,7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29.8" calcext:value-type="float">
            <text:p>29,8</text:p>
          </table:table-cell>
          <table:table-cell office:value-type="float" office:value="12.3" calcext:value-type="float">
            <text:p>12,3</text:p>
          </table:table-cell>
          <table:table-cell office:value-type="float" office:value="-176.4" calcext:value-type="float">
            <text:p>-176,4</text:p>
          </table:table-cell>
          <table:table-cell office:value-type="float" office:value="2833.2" calcext:value-type="float">
            <text:p>2833,2</text:p>
          </table:table-cell>
          <table:table-cell table:formula="of:=([.E328]-[.E327])/10" office:value-type="float" office:value="5.6" calcext:value-type="float">
            <text:p>5,6</text:p>
          </table:table-cell>
          <table:table-cell table:formula="of:=AVERAGE([.P303:.P328])" office:value-type="float" office:value="6.91692307692308" calcext:value-type="float">
            <text:p>6,92</text:p>
          </table:table-cell>
        </table:table-row>
        <table:table-row table:style-name="ro1">
          <table:table-cell office:value-type="string" calcext:value-type="string">
            <text:p>12:18:05</text:p>
          </table:table-cell>
          <table:table-cell office:value-type="float" office:value="11" calcext:value-type="float">
            <text:p>11</text:p>
          </table:table-cell>
          <table:table-cell office:value-type="float" office:value="48.143929" calcext:value-type="float">
            <text:p>48,143929</text:p>
          </table:table-cell>
          <table:table-cell office:value-type="float" office:value="0.39469" calcext:value-type="float">
            <text:p>0,39469</text:p>
          </table:table-cell>
          <table:table-cell office:value-type="float" office:value="11428.2" calcext:value-type="float">
            <text:p>11428,2</text:p>
          </table:table-cell>
          <table:table-cell office:value-type="float" office:value="22.5" calcext:value-type="float">
            <text:p>22,5</text:p>
          </table:table-cell>
          <table:table-cell office:value-type="float" office:value="18.4" calcext:value-type="float">
            <text:p>18,4</text:p>
          </table:table-cell>
          <table:table-cell office:value-type="float" office:value="-45.2" calcext:value-type="float">
            <text:p>-45,2</text:p>
          </table:table-cell>
          <table:table-cell office:value-type="float" office:value="219.8" calcext:value-type="float">
            <text:p>219,8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30.7" calcext:value-type="float">
            <text:p>30,7</text:p>
          </table:table-cell>
          <table:table-cell office:value-type="float" office:value="12.3" calcext:value-type="float">
            <text:p>12,3</text:p>
          </table:table-cell>
          <table:table-cell office:value-type="float" office:value="-171.3" calcext:value-type="float">
            <text:p>-171,3</text:p>
          </table:table-cell>
          <table:table-cell office:value-type="float" office:value="2832.6" calcext:value-type="float">
            <text:p>2832,6</text:p>
          </table:table-cell>
          <table:table-cell table:formula="of:=([.E329]-[.E328])/10" office:value-type="float" office:value="5.25" calcext:value-type="float">
            <text:p>5,25</text:p>
          </table:table-cell>
          <table:table-cell table:formula="of:=AVERAGE([.P304:.P329])" office:value-type="float" office:value="6.57730769230769" calcext:value-type="float">
            <text:p>6,58</text:p>
          </table:table-cell>
        </table:table-row>
        <table:table-row table:style-name="ro1">
          <table:table-cell office:value-type="string" calcext:value-type="string">
            <text:p>12:18:15</text:p>
          </table:table-cell>
          <table:table-cell office:value-type="float" office:value="11" calcext:value-type="float">
            <text:p>11</text:p>
          </table:table-cell>
          <table:table-cell office:value-type="float" office:value="48.145641" calcext:value-type="float">
            <text:p>48,145641</text:p>
          </table:table-cell>
          <table:table-cell office:value-type="float" office:value="0.396302" calcext:value-type="float">
            <text:p>0,396302</text:p>
          </table:table-cell>
          <table:table-cell office:value-type="float" office:value="11487.5" calcext:value-type="float">
            <text:p>11487,5</text:p>
          </table:table-cell>
          <table:table-cell office:value-type="float" office:value="22.4" calcext:value-type="float">
            <text:p>22,4</text:p>
          </table:table-cell>
          <table:table-cell office:value-type="float" office:value="18.3" calcext:value-type="float">
            <text:p>18,3</text:p>
          </table:table-cell>
          <table:table-cell office:value-type="float" office:value="-45.8" calcext:value-type="float">
            <text:p>-45,8</text:p>
          </table:table-cell>
          <table:table-cell office:value-type="float" office:value="217.7" calcext:value-type="float">
            <text:p>217,7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31.6" calcext:value-type="float">
            <text:p>31,6</text:p>
          </table:table-cell>
          <table:table-cell office:value-type="float" office:value="12.3" calcext:value-type="float">
            <text:p>12,3</text:p>
          </table:table-cell>
          <table:table-cell office:value-type="float" office:value="-177" calcext:value-type="float">
            <text:p>-177</text:p>
          </table:table-cell>
          <table:table-cell office:value-type="float" office:value="2832.1" calcext:value-type="float">
            <text:p>2832,1</text:p>
          </table:table-cell>
          <table:table-cell table:formula="of:=([.E330]-[.E329])/10" office:value-type="float" office:value="5.92999999999993" calcext:value-type="float">
            <text:p>5,92999999999993</text:p>
          </table:table-cell>
          <table:table-cell table:formula="of:=AVERAGE([.P305:.P330])" office:value-type="float" office:value="6.53115384615385" calcext:value-type="float">
            <text:p>6,53</text:p>
          </table:table-cell>
        </table:table-row>
        <table:table-row table:style-name="ro1">
          <table:table-cell office:value-type="string" calcext:value-type="string">
            <text:p>12:18:25</text:p>
          </table:table-cell>
          <table:table-cell office:value-type="float" office:value="11" calcext:value-type="float">
            <text:p>11</text:p>
          </table:table-cell>
          <table:table-cell office:value-type="float" office:value="48.147224" calcext:value-type="float">
            <text:p>48,147224</text:p>
          </table:table-cell>
          <table:table-cell office:value-type="float" office:value="0.398182" calcext:value-type="float">
            <text:p>0,398182</text:p>
          </table:table-cell>
          <table:table-cell office:value-type="float" office:value="11563.2" calcext:value-type="float">
            <text:p>11563,2</text:p>
          </table:table-cell>
          <table:table-cell office:value-type="float" office:value="22.2" calcext:value-type="float">
            <text:p>22,2</text:p>
          </table:table-cell>
          <table:table-cell office:value-type="float" office:value="18.1" calcext:value-type="float">
            <text:p>18,1</text:p>
          </table:table-cell>
          <table:table-cell office:value-type="float" office:value="-45.5" calcext:value-type="float">
            <text:p>-45,5</text:p>
          </table:table-cell>
          <table:table-cell office:value-type="float" office:value="215.2" calcext:value-type="float">
            <text:p>215,2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32.3" calcext:value-type="float">
            <text:p>32,3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831.6" calcext:value-type="float">
            <text:p>2831,6</text:p>
          </table:table-cell>
          <table:table-cell table:formula="of:=([.E331]-[.E330])/10" office:value-type="float" office:value="7.57000000000007" calcext:value-type="float">
            <text:p>7,57000000000007</text:p>
          </table:table-cell>
          <table:table-cell table:formula="of:=AVERAGE([.P306:.P331])" office:value-type="float" office:value="6.55461538461539" calcext:value-type="float">
            <text:p>6,55</text:p>
          </table:table-cell>
        </table:table-row>
        <table:table-row table:style-name="ro1">
          <table:table-cell office:value-type="string" calcext:value-type="string">
            <text:p>12:18:35</text:p>
          </table:table-cell>
          <table:table-cell office:value-type="float" office:value="11" calcext:value-type="float">
            <text:p>11</text:p>
          </table:table-cell>
          <table:table-cell office:value-type="float" office:value="48.148872" calcext:value-type="float">
            <text:p>48,148872</text:p>
          </table:table-cell>
          <table:table-cell office:value-type="float" office:value="0.40011" calcext:value-type="float">
            <text:p>0,40011</text:p>
          </table:table-cell>
          <table:table-cell office:value-type="float" office:value="11622.7" calcext:value-type="float">
            <text:p>11622,7</text:p>
          </table:table-cell>
          <table:table-cell office:value-type="float" office:value="22.1" calcext:value-type="float">
            <text:p>22,1</text:p>
          </table:table-cell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213.2" calcext:value-type="float">
            <text:p>213,2</text:p>
          </table:table-cell>
          <table:table-cell office:value-type="float" office:value="6.9" calcext:value-type="float">
            <text:p>6,9</text:p>
          </table:table-cell>
          <table:table-cell office:value-type="float" office:value="0.6" calcext:value-type="float">
            <text:p>0,6</text:p>
          </table:table-cell>
          <table:table-cell office:value-type="float" office:value="32.8" calcext:value-type="float">
            <text:p>32,8</text:p>
          </table:table-cell>
          <table:table-cell office:value-type="float" office:value="12.3" calcext:value-type="float">
            <text:p>12,3</text:p>
          </table:table-cell>
          <table:table-cell office:value-type="float" office:value="-167.7" calcext:value-type="float">
            <text:p>-167,7</text:p>
          </table:table-cell>
          <table:table-cell office:value-type="float" office:value="2831.2" calcext:value-type="float">
            <text:p>2831,2</text:p>
          </table:table-cell>
          <table:table-cell table:formula="of:=([.E332]-[.E331])/10" office:value-type="float" office:value="5.95" calcext:value-type="float">
            <text:p>5,95</text:p>
          </table:table-cell>
          <table:table-cell table:formula="of:=AVERAGE([.P307:.P332])" office:value-type="float" office:value="6.50769230769231" calcext:value-type="float">
            <text:p>6,51</text:p>
          </table:table-cell>
        </table:table-row>
        <table:table-row table:style-name="ro1">
          <table:table-cell office:value-type="string" calcext:value-type="string">
            <text:p>12:18:45</text:p>
          </table:table-cell>
          <table:table-cell office:value-type="float" office:value="11" calcext:value-type="float">
            <text:p>11</text:p>
          </table:table-cell>
          <table:table-cell office:value-type="float" office:value="48.150177" calcext:value-type="float">
            <text:p>48,150177</text:p>
          </table:table-cell>
          <table:table-cell office:value-type="float" office:value="0.401977" calcext:value-type="float">
            <text:p>0,401977</text:p>
          </table:table-cell>
          <table:table-cell office:value-type="float" office:value="11688.4" calcext:value-type="float">
            <text:p>11688,4</text:p>
          </table:table-cell>
          <table:table-cell office:value-type="float" office:value="22" calcext:value-type="float">
            <text:p>22</text:p>
          </table:table-cell>
          <table:table-cell office:value-type="float" office:value="17.9" calcext:value-type="float">
            <text:p>17,9</text:p>
          </table:table-cell>
          <table:table-cell office:value-type="float" office:value="-46.8" calcext:value-type="float">
            <text:p>-46,8</text:p>
          </table:table-cell>
          <table:table-cell office:value-type="float" office:value="211.1" calcext:value-type="float">
            <text:p>211,1</text:p>
          </table:table-cell>
          <table:table-cell office:value-type="float" office:value="6.9" calcext:value-type="float">
            <text:p>6,9</text:p>
          </table:table-cell>
          <table:table-cell office:value-type="float" office:value="0.6" calcext:value-type="float">
            <text:p>0,6</text:p>
          </table:table-cell>
          <table:table-cell office:value-type="float" office:value="33.4" calcext:value-type="float">
            <text:p>33,4</text:p>
          </table:table-cell>
          <table:table-cell office:value-type="float" office:value="12.3" calcext:value-type="float">
            <text:p>12,3</text:p>
          </table:table-cell>
          <table:table-cell office:value-type="float" office:value="-202.9" calcext:value-type="float">
            <text:p>-202,9</text:p>
          </table:table-cell>
          <table:table-cell office:value-type="float" office:value="2830.6" calcext:value-type="float">
            <text:p>2830,6</text:p>
          </table:table-cell>
          <table:table-cell table:formula="of:=([.E333]-[.E332])/10" office:value-type="float" office:value="6.56999999999989" calcext:value-type="float">
            <text:p>6,56999999999989</text:p>
          </table:table-cell>
          <table:table-cell table:formula="of:=AVERAGE([.P308:.P333])" office:value-type="float" office:value="6.48115384615385" calcext:value-type="float">
            <text:p>6,48</text:p>
          </table:table-cell>
        </table:table-row>
        <table:table-row table:style-name="ro1">
          <table:table-cell office:value-type="string" calcext:value-type="string">
            <text:p>12:18:55</text:p>
          </table:table-cell>
          <table:table-cell office:value-type="float" office:value="11" calcext:value-type="float">
            <text:p>11</text:p>
          </table:table-cell>
          <table:table-cell office:value-type="float" office:value="48.151707" calcext:value-type="float">
            <text:p>48,151707</text:p>
          </table:table-cell>
          <table:table-cell office:value-type="float" office:value="0.40433" calcext:value-type="float">
            <text:p>0,40433</text:p>
          </table:table-cell>
          <table:table-cell office:value-type="float" office:value="11746.7" calcext:value-type="float">
            <text:p>11746,7</text:p>
          </table:table-cell>
          <table:table-cell office:value-type="float" office:value="21.9" calcext:value-type="float">
            <text:p>21,9</text:p>
          </table:table-cell>
          <table:table-cell office:value-type="float" office:value="17.8" calcext:value-type="float">
            <text:p>17,8</text:p>
          </table:table-cell>
          <table:table-cell office:value-type="float" office:value="-45.8" calcext:value-type="float">
            <text:p>-45,8</text:p>
          </table:table-cell>
          <table:table-cell office:value-type="float" office:value="209.2" calcext:value-type="float">
            <text:p>209,2</text:p>
          </table:table-cell>
          <table:table-cell office:value-type="float" office:value="6.9" calcext:value-type="float">
            <text:p>6,9</text:p>
          </table:table-cell>
          <table:table-cell office:value-type="float" office:value="0.6" calcext:value-type="float">
            <text:p>0,6</text:p>
          </table:table-cell>
          <table:table-cell office:value-type="float" office:value="33.7" calcext:value-type="float">
            <text:p>33,7</text:p>
          </table:table-cell>
          <table:table-cell office:value-type="float" office:value="12.3" calcext:value-type="float">
            <text:p>12,3</text:p>
          </table:table-cell>
          <table:table-cell office:value-type="float" office:value="-172.9" calcext:value-type="float">
            <text:p>-172,9</text:p>
          </table:table-cell>
          <table:table-cell office:value-type="float" office:value="2830.1" calcext:value-type="float">
            <text:p>2830,1</text:p>
          </table:table-cell>
          <table:table-cell table:formula="of:=([.E334]-[.E333])/10" office:value-type="float" office:value="5.83000000000011" calcext:value-type="float">
            <text:p>5,83000000000011</text:p>
          </table:table-cell>
          <table:table-cell table:formula="of:=AVERAGE([.P309:.P334])" office:value-type="float" office:value="6.43769230769231" calcext:value-type="float">
            <text:p>6,44</text:p>
          </table:table-cell>
        </table:table-row>
        <table:table-row table:style-name="ro1">
          <table:table-cell office:value-type="string" calcext:value-type="string">
            <text:p>12:19:05</text:p>
          </table:table-cell>
          <table:table-cell office:value-type="float" office:value="11" calcext:value-type="float">
            <text:p>11</text:p>
          </table:table-cell>
          <table:table-cell office:value-type="float" office:value="48.153286" calcext:value-type="float">
            <text:p>48,153286</text:p>
          </table:table-cell>
          <table:table-cell office:value-type="float" office:value="0.40693" calcext:value-type="float">
            <text:p>0,40693</text:p>
          </table:table-cell>
          <table:table-cell office:value-type="float" office:value="11809.2" calcext:value-type="float">
            <text:p>11809,2</text:p>
          </table:table-cell>
          <table:table-cell office:value-type="float" office:value="21.8" calcext:value-type="float">
            <text:p>21,8</text:p>
          </table:table-cell>
          <table:table-cell office:value-type="float" office:value="17.6" calcext:value-type="float">
            <text:p>17,6</text:p>
          </table:table-cell>
          <table:table-cell office:value-type="float" office:value="-46" calcext:value-type="float">
            <text:p>-46</text:p>
          </table:table-cell>
          <table:table-cell office:value-type="float" office:value="207.1" calcext:value-type="float">
            <text:p>207,1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34.1" calcext:value-type="float">
            <text:p>34,1</text:p>
          </table:table-cell>
          <table:table-cell office:value-type="float" office:value="12.3" calcext:value-type="float">
            <text:p>12,3</text:p>
          </table:table-cell>
          <table:table-cell office:value-type="float" office:value="-167.6" calcext:value-type="float">
            <text:p>-167,6</text:p>
          </table:table-cell>
          <table:table-cell office:value-type="float" office:value="2829.7" calcext:value-type="float">
            <text:p>2829,7</text:p>
          </table:table-cell>
          <table:table-cell table:formula="of:=([.E335]-[.E334])/10" office:value-type="float" office:value="6.25" calcext:value-type="float">
            <text:p>6,25</text:p>
          </table:table-cell>
          <table:table-cell table:formula="of:=AVERAGE([.P310:.P335])" office:value-type="float" office:value="6.41461538461539" calcext:value-type="float">
            <text:p>6,41</text:p>
          </table:table-cell>
        </table:table-row>
        <table:table-row table:style-name="ro1">
          <table:table-cell office:value-type="string" calcext:value-type="string">
            <text:p>12:19:15</text:p>
          </table:table-cell>
          <table:table-cell office:value-type="float" office:value="11" calcext:value-type="float">
            <text:p>11</text:p>
          </table:table-cell>
          <table:table-cell office:value-type="float" office:value="48.154636" calcext:value-type="float">
            <text:p>48,154636</text:p>
          </table:table-cell>
          <table:table-cell office:value-type="float" office:value="0.409378" calcext:value-type="float">
            <text:p>0,409378</text:p>
          </table:table-cell>
          <table:table-cell office:value-type="float" office:value="11871.6" calcext:value-type="float">
            <text:p>11871,6</text:p>
          </table:table-cell>
          <table:table-cell office:value-type="float" office:value="21.6" calcext:value-type="float">
            <text:p>21,6</text:p>
          </table:table-cell>
          <table:table-cell office:value-type="float" office:value="17.5" calcext:value-type="float">
            <text:p>17,5</text:p>
          </table:table-cell>
          <table:table-cell office:value-type="float" office:value="-45.5" calcext:value-type="float">
            <text:p>-45,5</text:p>
          </table:table-cell>
          <table:table-cell office:value-type="float" office:value="205.1" calcext:value-type="float">
            <text:p>205,1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34.2" calcext:value-type="float">
            <text:p>34,2</text:p>
          </table:table-cell>
          <table:table-cell office:value-type="float" office:value="12.3" calcext:value-type="float">
            <text:p>12,3</text:p>
          </table:table-cell>
          <table:table-cell office:value-type="float" office:value="-172.5" calcext:value-type="float">
            <text:p>-172,5</text:p>
          </table:table-cell>
          <table:table-cell office:value-type="float" office:value="2829.2" calcext:value-type="float">
            <text:p>2829,2</text:p>
          </table:table-cell>
          <table:table-cell table:formula="of:=([.E336]-[.E335])/10" office:value-type="float" office:value="6.23999999999996" calcext:value-type="float">
            <text:p>6,23999999999996</text:p>
          </table:table-cell>
          <table:table-cell table:formula="of:=AVERAGE([.P311:.P336])" office:value-type="float" office:value="6.40038461538462" calcext:value-type="float">
            <text:p>6,40</text:p>
          </table:table-cell>
        </table:table-row>
        <table:table-row table:style-name="ro1">
          <table:table-cell office:value-type="string" calcext:value-type="string">
            <text:p>12:19:25</text:p>
          </table:table-cell>
          <table:table-cell office:value-type="float" office:value="11" calcext:value-type="float">
            <text:p>11</text:p>
          </table:table-cell>
          <table:table-cell office:value-type="float" office:value="48.156219" calcext:value-type="float">
            <text:p>48,156219</text:p>
          </table:table-cell>
          <table:table-cell office:value-type="float" office:value="0.411723" calcext:value-type="float">
            <text:p>0,411723</text:p>
          </table:table-cell>
          <table:table-cell office:value-type="float" office:value="11936.4" calcext:value-type="float">
            <text:p>11936,4</text:p>
          </table:table-cell>
          <table:table-cell office:value-type="float" office:value="21.5" calcext:value-type="float">
            <text:p>21,5</text:p>
          </table:table-cell>
          <table:table-cell office:value-type="float" office:value="17.3" calcext:value-type="float">
            <text:p>17,3</text:p>
          </table:table-cell>
          <table:table-cell office:value-type="float" office:value="-46" calcext:value-type="float">
            <text:p>-46</text:p>
          </table:table-cell>
          <table:table-cell office:value-type="float" office:value="203.1" calcext:value-type="float">
            <text:p>203,1</text:p>
          </table:table-cell>
          <table:table-cell office:value-type="float" office:value="6.8" calcext:value-type="float">
            <text:p>6,8</text:p>
          </table:table-cell>
          <table:table-cell office:value-type="float" office:value="0.7" calcext:value-type="float">
            <text:p>0,7</text:p>
          </table:table-cell>
          <table:table-cell office:value-type="float" office:value="34.6" calcext:value-type="float">
            <text:p>34,6</text:p>
          </table:table-cell>
          <table:table-cell office:value-type="float" office:value="12.3" calcext:value-type="float">
            <text:p>12,3</text:p>
          </table:table-cell>
          <table:table-cell office:value-type="float" office:value="-168.5" calcext:value-type="float">
            <text:p>-168,5</text:p>
          </table:table-cell>
          <table:table-cell office:value-type="float" office:value="2828.7" calcext:value-type="float">
            <text:p>2828,7</text:p>
          </table:table-cell>
          <table:table-cell table:formula="of:=([.E337]-[.E336])/10" office:value-type="float" office:value="6.47999999999993" calcext:value-type="float">
            <text:p>6,47999999999993</text:p>
          </table:table-cell>
          <table:table-cell table:formula="of:=AVERAGE([.P312:.P337])" office:value-type="float" office:value="6.085" calcext:value-type="float">
            <text:p>6,09</text:p>
          </table:table-cell>
        </table:table-row>
        <table:table-row table:style-name="ro1">
          <table:table-cell office:value-type="string" calcext:value-type="string">
            <text:p>12:19:35</text:p>
          </table:table-cell>
          <table:table-cell office:value-type="float" office:value="11" calcext:value-type="float">
            <text:p>11</text:p>
          </table:table-cell>
          <table:table-cell office:value-type="float" office:value="48.157928" calcext:value-type="float">
            <text:p>48,157928</text:p>
          </table:table-cell>
          <table:table-cell office:value-type="float" office:value="0.413915" calcext:value-type="float">
            <text:p>0,413915</text:p>
          </table:table-cell>
          <table:table-cell office:value-type="float" office:value="11993.5" calcext:value-type="float">
            <text:p>11993,5</text:p>
          </table:table-cell>
          <table:table-cell office:value-type="float" office:value="21.4" calcext:value-type="float">
            <text:p>21,4</text:p>
          </table:table-cell>
          <table:table-cell office:value-type="float" office:value="17.2" calcext:value-type="float">
            <text:p>17,2</text:p>
          </table:table-cell>
          <table:table-cell office:value-type="float" office:value="-44.2" calcext:value-type="float">
            <text:p>-44,2</text:p>
          </table:table-cell>
          <table:table-cell office:value-type="float" office:value="201.2" calcext:value-type="float">
            <text:p>201,2</text:p>
          </table:table-cell>
          <table:table-cell office:value-type="float" office:value="6.6" calcext:value-type="float">
            <text:p>6,6</text:p>
          </table:table-cell>
          <table:table-cell office:value-type="float" office:value="0.7" calcext:value-type="float">
            <text:p>0,7</text:p>
          </table:table-cell>
          <table:table-cell office:value-type="float" office:value="35.1" calcext:value-type="float">
            <text:p>35,1</text:p>
          </table:table-cell>
          <table:table-cell office:value-type="float" office:value="12.3" calcext:value-type="float">
            <text:p>12,3</text:p>
          </table:table-cell>
          <table:table-cell office:value-type="float" office:value="-180.1" calcext:value-type="float">
            <text:p>-180,1</text:p>
          </table:table-cell>
          <table:table-cell office:value-type="float" office:value="2828.2" calcext:value-type="float">
            <text:p>2828,2</text:p>
          </table:table-cell>
          <table:table-cell table:formula="of:=([.E338]-[.E337])/10" office:value-type="float" office:value="5.71000000000004" calcext:value-type="float">
            <text:p>5,71000000000004</text:p>
          </table:table-cell>
          <table:table-cell table:formula="of:=AVERAGE([.P313:.P338])" office:value-type="float" office:value="6.02153846153846" calcext:value-type="float">
            <text:p>6,02</text:p>
          </table:table-cell>
        </table:table-row>
        <table:table-row table:style-name="ro1">
          <table:table-cell office:value-type="string" calcext:value-type="string">
            <text:p>12:19:45</text:p>
          </table:table-cell>
          <table:table-cell office:value-type="float" office:value="11" calcext:value-type="float">
            <text:p>11</text:p>
          </table:table-cell>
          <table:table-cell office:value-type="float" office:value="48.1595" calcext:value-type="float">
            <text:p>48,1595</text:p>
          </table:table-cell>
          <table:table-cell office:value-type="float" office:value="0.416217" calcext:value-type="float">
            <text:p>0,416217</text:p>
          </table:table-cell>
          <table:table-cell office:value-type="float" office:value="12056.8" calcext:value-type="float">
            <text:p>12056,8</text:p>
          </table:table-cell>
          <table:table-cell office:value-type="float" office:value="21.2" calcext:value-type="float">
            <text:p>21,2</text:p>
          </table:table-cell>
          <table:table-cell office:value-type="float" office:value="17.1" calcext:value-type="float">
            <text:p>17,1</text:p>
          </table:table-cell>
          <table:table-cell office:value-type="float" office:value="-44.5" calcext:value-type="float">
            <text:p>-44,5</text:p>
          </table:table-cell>
          <table:table-cell office:value-type="float" office:value="199.2" calcext:value-type="float">
            <text:p>199,2</text:p>
          </table:table-cell>
          <table:table-cell office:value-type="float" office:value="6.5" calcext:value-type="float">
            <text:p>6,5</text:p>
          </table:table-cell>
          <table:table-cell office:value-type="float" office:value="0.7" calcext:value-type="float">
            <text:p>0,7</text:p>
          </table:table-cell>
          <table:table-cell office:value-type="float" office:value="35.4" calcext:value-type="float">
            <text:p>35,4</text:p>
          </table:table-cell>
          <table:table-cell office:value-type="float" office:value="12.3" calcext:value-type="float">
            <text:p>12,3</text:p>
          </table:table-cell>
          <table:table-cell office:value-type="float" office:value="-169.6" calcext:value-type="float">
            <text:p>-169,6</text:p>
          </table:table-cell>
          <table:table-cell office:value-type="float" office:value="2827.8" calcext:value-type="float">
            <text:p>2827,8</text:p>
          </table:table-cell>
          <table:table-cell table:formula="of:=([.E339]-[.E338])/10" office:value-type="float" office:value="6.32999999999993" calcext:value-type="float">
            <text:p>6,32999999999993</text:p>
          </table:table-cell>
          <table:table-cell table:formula="of:=AVERAGE([.P314:.P339])" office:value-type="float" office:value="6.00461538461538" calcext:value-type="float">
            <text:p>6,00</text:p>
          </table:table-cell>
        </table:table-row>
        <table:table-row table:style-name="ro1">
          <table:table-cell office:value-type="string" calcext:value-type="string">
            <text:p>12:19:55</text:p>
          </table:table-cell>
          <table:table-cell office:value-type="float" office:value="10" calcext:value-type="float">
            <text:p>10</text:p>
          </table:table-cell>
          <table:table-cell office:value-type="float" office:value="48.160946" calcext:value-type="float">
            <text:p>48,160946</text:p>
          </table:table-cell>
          <table:table-cell office:value-type="float" office:value="0.418293" calcext:value-type="float">
            <text:p>0,418293</text:p>
          </table:table-cell>
          <table:table-cell office:value-type="float" office:value="12135" calcext:value-type="float">
            <text:p>12135</text:p>
          </table:table-cell>
          <table:table-cell office:value-type="float" office:value="21.1" calcext:value-type="float">
            <text:p>21,1</text:p>
          </table:table-cell>
          <table:table-cell office:value-type="float" office:value="17" calcext:value-type="float">
            <text:p>17</text:p>
          </table:table-cell>
          <table:table-cell office:value-type="float" office:value="-45.2" calcext:value-type="float">
            <text:p>-45,2</text:p>
          </table:table-cell>
          <table:table-cell office:value-type="float" office:value="197" calcext:value-type="float">
            <text:p>197</text:p>
          </table:table-cell>
          <table:table-cell office:value-type="float" office:value="6.4" calcext:value-type="float">
            <text:p>6,4</text:p>
          </table:table-cell>
          <table:table-cell office:value-type="float" office:value="0.7" calcext:value-type="float">
            <text:p>0,7</text:p>
          </table:table-cell>
          <table:table-cell office:value-type="float" office:value="36.2" calcext:value-type="float">
            <text:p>36,2</text:p>
          </table:table-cell>
          <table:table-cell office:value-type="float" office:value="12.3" calcext:value-type="float">
            <text:p>12,3</text:p>
          </table:table-cell>
          <table:table-cell office:value-type="float" office:value="-171.8" calcext:value-type="float">
            <text:p>-171,8</text:p>
          </table:table-cell>
          <table:table-cell office:value-type="float" office:value="2827.3" calcext:value-type="float">
            <text:p>2827,3</text:p>
          </table:table-cell>
          <table:table-cell table:formula="of:=([.E340]-[.E339])/10" office:value-type="float" office:value="7.82000000000007" calcext:value-type="float">
            <text:p>7,82000000000007</text:p>
          </table:table-cell>
          <table:table-cell table:formula="of:=AVERAGE([.P315:.P340])" office:value-type="float" office:value="6.04615384615385" calcext:value-type="float">
            <text:p>6,05</text:p>
          </table:table-cell>
        </table:table-row>
        <table:table-row table:style-name="ro1">
          <table:table-cell office:value-type="string" calcext:value-type="string">
            <text:p>12:20:05</text:p>
          </table:table-cell>
          <table:table-cell office:value-type="float" office:value="11" calcext:value-type="float">
            <text:p>11</text:p>
          </table:table-cell>
          <table:table-cell office:value-type="float" office:value="48.162086" calcext:value-type="float">
            <text:p>48,162086</text:p>
          </table:table-cell>
          <table:table-cell office:value-type="float" office:value="0.420412" calcext:value-type="float">
            <text:p>0,420412</text:p>
          </table:table-cell>
          <table:table-cell office:value-type="float" office:value="12191.9" calcext:value-type="float">
            <text:p>12191,9</text:p>
          </table:table-cell>
          <table:table-cell office:value-type="float" office:value="21" calcext:value-type="float">
            <text:p>21</text:p>
          </table:table-cell>
          <table:table-cell office:value-type="float" office:value="16.8" calcext:value-type="float">
            <text:p>16,8</text:p>
          </table:table-cell>
          <table:table-cell office:value-type="float" office:value="-43" calcext:value-type="float">
            <text:p>-43</text:p>
          </table:table-cell>
          <table:table-cell office:value-type="float" office:value="195.1" calcext:value-type="float">
            <text:p>195,1</text:p>
          </table:table-cell>
          <table:table-cell office:value-type="float" office:value="6.3" calcext:value-type="float">
            <text:p>6,3</text:p>
          </table:table-cell>
          <table:table-cell office:value-type="float" office:value="0.7" calcext:value-type="float">
            <text:p>0,7</text:p>
          </table:table-cell>
          <table:table-cell office:value-type="float" office:value="36.8" calcext:value-type="float">
            <text:p>36,8</text:p>
          </table:table-cell>
          <table:table-cell office:value-type="float" office:value="12.3" calcext:value-type="float">
            <text:p>12,3</text:p>
          </table:table-cell>
          <table:table-cell office:value-type="float" office:value="-171.8" calcext:value-type="float">
            <text:p>-171,8</text:p>
          </table:table-cell>
          <table:table-cell office:value-type="float" office:value="2826.7" calcext:value-type="float">
            <text:p>2826,7</text:p>
          </table:table-cell>
          <table:table-cell table:formula="of:=([.E341]-[.E340])/10" office:value-type="float" office:value="5.68999999999996" calcext:value-type="float">
            <text:p>5,68999999999996</text:p>
          </table:table-cell>
          <table:table-cell table:formula="of:=AVERAGE([.P316:.P341])" office:value-type="float" office:value="6.02115384615385" calcext:value-type="float">
            <text:p>6,02</text:p>
          </table:table-cell>
        </table:table-row>
        <table:table-row table:style-name="ro1">
          <table:table-cell office:value-type="string" calcext:value-type="string">
            <text:p>12:20:15</text:p>
          </table:table-cell>
          <table:table-cell office:value-type="float" office:value="10" calcext:value-type="float">
            <text:p>10</text:p>
          </table:table-cell>
          <table:table-cell office:value-type="float" office:value="48.163265" calcext:value-type="float">
            <text:p>48,163265</text:p>
          </table:table-cell>
          <table:table-cell office:value-type="float" office:value="0.422493" calcext:value-type="float">
            <text:p>0,422493</text:p>
          </table:table-cell>
          <table:table-cell office:value-type="float" office:value="12241" calcext:value-type="float">
            <text:p>12241</text:p>
          </table:table-cell>
          <table:table-cell office:value-type="float" office:value="20.9" calcext:value-type="float">
            <text:p>20,9</text:p>
          </table:table-cell>
          <table:table-cell office:value-type="float" office:value="16.7" calcext:value-type="float">
            <text:p>16,7</text:p>
          </table:table-cell>
          <table:table-cell office:value-type="float" office:value="-42.5" calcext:value-type="float">
            <text:p>-42,5</text:p>
          </table:table-cell>
          <table:table-cell office:value-type="float" office:value="193.8" calcext:value-type="float">
            <text:p>193,8</text:p>
          </table:table-cell>
          <table:table-cell office:value-type="float" office:value="6.3" calcext:value-type="float">
            <text:p>6,3</text:p>
          </table:table-cell>
          <table:table-cell office:value-type="float" office:value="0.7" calcext:value-type="float">
            <text:p>0,7</text:p>
          </table:table-cell>
          <table:table-cell office:value-type="float" office:value="37.2" calcext:value-type="float">
            <text:p>37,2</text:p>
          </table:table-cell>
          <table:table-cell office:value-type="float" office:value="12.3" calcext:value-type="float">
            <text:p>12,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26.2" calcext:value-type="float">
            <text:p>2826,2</text:p>
          </table:table-cell>
          <table:table-cell table:formula="of:=([.E342]-[.E341])/10" office:value-type="float" office:value="4.91000000000004" calcext:value-type="float">
            <text:p>4,91000000000004</text:p>
          </table:table-cell>
          <table:table-cell table:formula="of:=AVERAGE([.P317:.P342])" office:value-type="float" office:value="5.96307692307692" calcext:value-type="float">
            <text:p>5,96</text:p>
          </table:table-cell>
        </table:table-row>
        <table:table-row table:style-name="ro1">
          <table:table-cell office:value-type="string" calcext:value-type="string">
            <text:p>12:20:25</text:p>
          </table:table-cell>
          <table:table-cell office:value-type="float" office:value="11" calcext:value-type="float">
            <text:p>11</text:p>
          </table:table-cell>
          <table:table-cell office:value-type="float" office:value="48.164413" calcext:value-type="float">
            <text:p>48,164413</text:p>
          </table:table-cell>
          <table:table-cell office:value-type="float" office:value="0.424172" calcext:value-type="float">
            <text:p>0,424172</text:p>
          </table:table-cell>
          <table:table-cell office:value-type="float" office:value="12289.9" calcext:value-type="float">
            <text:p>12289,9</text:p>
          </table:table-cell>
          <table:table-cell office:value-type="float" office:value="20.8" calcext:value-type="float">
            <text:p>20,8</text:p>
          </table:table-cell>
          <table:table-cell office:value-type="float" office:value="16.5" calcext:value-type="float">
            <text:p>16,5</text:p>
          </table:table-cell>
          <table:table-cell office:value-type="float" office:value="-41.5" calcext:value-type="float">
            <text:p>-41,5</text:p>
          </table:table-cell>
          <table:table-cell office:value-type="float" office:value="192.3" calcext:value-type="float">
            <text:p>192,3</text:p>
          </table:table-cell>
          <table:table-cell office:value-type="float" office:value="6.4" calcext:value-type="float">
            <text:p>6,4</text:p>
          </table:table-cell>
          <table:table-cell office:value-type="float" office:value="0.7" calcext:value-type="float">
            <text:p>0,7</text:p>
          </table:table-cell>
          <table:table-cell office:value-type="float" office:value="38.1" calcext:value-type="float">
            <text:p>38,1</text:p>
          </table:table-cell>
          <table:table-cell office:value-type="float" office:value="12.3" calcext:value-type="float">
            <text:p>12,3</text:p>
          </table:table-cell>
          <table:table-cell office:value-type="float" office:value="-170.2" calcext:value-type="float">
            <text:p>-170,2</text:p>
          </table:table-cell>
          <table:table-cell office:value-type="float" office:value="2825.7" calcext:value-type="float">
            <text:p>2825,7</text:p>
          </table:table-cell>
          <table:table-cell table:formula="of:=([.E343]-[.E342])/10" office:value-type="float" office:value="4.88999999999996" calcext:value-type="float">
            <text:p>4,88999999999996</text:p>
          </table:table-cell>
          <table:table-cell table:formula="of:=AVERAGE([.P318:.P343])" office:value-type="float" office:value="5.91192307692308" calcext:value-type="float">
            <text:p>5,91</text:p>
          </table:table-cell>
        </table:table-row>
        <table:table-row table:style-name="ro1">
          <table:table-cell office:value-type="string" calcext:value-type="string">
            <text:p>12:20:35</text:p>
          </table:table-cell>
          <table:table-cell office:value-type="float" office:value="11" calcext:value-type="float">
            <text:p>11</text:p>
          </table:table-cell>
          <table:table-cell office:value-type="float" office:value="48.165508" calcext:value-type="float">
            <text:p>48,165508</text:p>
          </table:table-cell>
          <table:table-cell office:value-type="float" office:value="0.425667" calcext:value-type="float">
            <text:p>0,425667</text:p>
          </table:table-cell>
          <table:table-cell office:value-type="float" office:value="12350.4" calcext:value-type="float">
            <text:p>12350,4</text:p>
          </table:table-cell>
          <table:table-cell office:value-type="float" office:value="20.6" calcext:value-type="float">
            <text:p>20,6</text:p>
          </table:table-cell>
          <table:table-cell office:value-type="float" office:value="16.4" calcext:value-type="float">
            <text:p>16,4</text:p>
          </table:table-cell>
          <table:table-cell office:value-type="float" office:value="-41" calcext:value-type="float">
            <text:p>-41</text:p>
          </table:table-cell>
          <table:table-cell office:value-type="float" office:value="190.5" calcext:value-type="float">
            <text:p>190,5</text:p>
          </table:table-cell>
          <table:table-cell office:value-type="float" office:value="6.3" calcext:value-type="float">
            <text:p>6,3</text:p>
          </table:table-cell>
          <table:table-cell office:value-type="float" office:value="0.7" calcext:value-type="float">
            <text:p>0,7</text:p>
          </table:table-cell>
          <table:table-cell office:value-type="float" office:value="38.8" calcext:value-type="float">
            <text:p>38,8</text:p>
          </table:table-cell>
          <table:table-cell office:value-type="float" office:value="12.3" calcext:value-type="float">
            <text:p>12,3</text:p>
          </table:table-cell>
          <table:table-cell office:value-type="float" office:value="-176.7" calcext:value-type="float">
            <text:p>-176,7</text:p>
          </table:table-cell>
          <table:table-cell office:value-type="float" office:value="2825.2" calcext:value-type="float">
            <text:p>2825,2</text:p>
          </table:table-cell>
          <table:table-cell table:formula="of:=([.E344]-[.E343])/10" office:value-type="float" office:value="6.05" calcext:value-type="float">
            <text:p>6,05</text:p>
          </table:table-cell>
          <table:table-cell table:formula="of:=AVERAGE([.P319:.P344])" office:value-type="float" office:value="5.93615384615385" calcext:value-type="float">
            <text:p>5,94</text:p>
          </table:table-cell>
        </table:table-row>
        <table:table-row table:style-name="ro1">
          <table:table-cell office:value-type="string" calcext:value-type="string">
            <text:p>12:20:45</text:p>
          </table:table-cell>
          <table:table-cell office:value-type="float" office:value="11" calcext:value-type="float">
            <text:p>11</text:p>
          </table:table-cell>
          <table:table-cell office:value-type="float" office:value="48.166702" calcext:value-type="float">
            <text:p>48,166702</text:p>
          </table:table-cell>
          <table:table-cell office:value-type="float" office:value="0.42699" calcext:value-type="float">
            <text:p>0,42699</text:p>
          </table:table-cell>
          <table:table-cell office:value-type="float" office:value="12401.7" calcext:value-type="float">
            <text:p>12401,7</text:p>
          </table:table-cell>
          <table:table-cell office:value-type="float" office:value="20.5" calcext:value-type="float">
            <text:p>20,5</text:p>
          </table:table-cell>
          <table:table-cell office:value-type="float" office:value="16.2" calcext:value-type="float">
            <text:p>16,2</text:p>
          </table:table-cell>
          <table:table-cell office:value-type="float" office:value="-43" calcext:value-type="float">
            <text:p>-43</text:p>
          </table:table-cell>
          <table:table-cell office:value-type="float" office:value="189" calcext:value-type="float">
            <text:p>189</text:p>
          </table:table-cell>
          <table:table-cell office:value-type="float" office:value="6.3" calcext:value-type="float">
            <text:p>6,3</text:p>
          </table:table-cell>
          <table:table-cell office:value-type="float" office:value="0.7" calcext:value-type="float">
            <text:p>0,7</text:p>
          </table:table-cell>
          <table:table-cell office:value-type="float" office:value="39.8" calcext:value-type="float">
            <text:p>39,8</text:p>
          </table:table-cell>
          <table:table-cell office:value-type="float" office:value="12.3" calcext:value-type="float">
            <text:p>12,3</text:p>
          </table:table-cell>
          <table:table-cell office:value-type="float" office:value="-202.6" calcext:value-type="float">
            <text:p>-202,6</text:p>
          </table:table-cell>
          <table:table-cell office:value-type="float" office:value="2824.7" calcext:value-type="float">
            <text:p>2824,7</text:p>
          </table:table-cell>
          <table:table-cell table:formula="of:=([.E345]-[.E344])/10" office:value-type="float" office:value="5.13000000000011" calcext:value-type="float">
            <text:p>5,13000000000011</text:p>
          </table:table-cell>
          <table:table-cell table:formula="of:=AVERAGE([.P320:.P345])" office:value-type="float" office:value="5.88615384615385" calcext:value-type="float">
            <text:p>5,89</text:p>
          </table:table-cell>
        </table:table-row>
        <table:table-row table:style-name="ro1">
          <table:table-cell office:value-type="string" calcext:value-type="string">
            <text:p>12:20:55</text:p>
          </table:table-cell>
          <table:table-cell office:value-type="float" office:value="11" calcext:value-type="float">
            <text:p>11</text:p>
          </table:table-cell>
          <table:table-cell office:value-type="float" office:value="48.167961" calcext:value-type="float">
            <text:p>48,167961</text:p>
          </table:table-cell>
          <table:table-cell office:value-type="float" office:value="0.428382" calcext:value-type="float">
            <text:p>0,428382</text:p>
          </table:table-cell>
          <table:table-cell office:value-type="float" office:value="12462.4" calcext:value-type="float">
            <text:p>12462,4</text:p>
          </table:table-cell>
          <table:table-cell office:value-type="float" office:value="20.4" calcext:value-type="float">
            <text:p>20,4</text:p>
          </table:table-cell>
          <table:table-cell office:value-type="float" office:value="16.1" calcext:value-type="float">
            <text:p>16,1</text:p>
          </table:table-cell>
          <table:table-cell office:value-type="float" office:value="-41.8" calcext:value-type="float">
            <text:p>-41,8</text:p>
          </table:table-cell>
          <table:table-cell office:value-type="float" office:value="187.3" calcext:value-type="float">
            <text:p>187,3</text:p>
          </table:table-cell>
          <table:table-cell office:value-type="float" office:value="6.4" calcext:value-type="float">
            <text:p>6,4</text:p>
          </table:table-cell>
          <table:table-cell office:value-type="float" office:value="0.8" calcext:value-type="float">
            <text:p>0,8</text:p>
          </table:table-cell>
          <table:table-cell office:value-type="float" office:value="40.6" calcext:value-type="float">
            <text:p>40,6</text:p>
          </table:table-cell>
          <table:table-cell office:value-type="float" office:value="12.3" calcext:value-type="float">
            <text:p>12,3</text:p>
          </table:table-cell>
          <table:table-cell office:value-type="float" office:value="-173" calcext:value-type="float">
            <text:p>-173</text:p>
          </table:table-cell>
          <table:table-cell office:value-type="float" office:value="2824.2" calcext:value-type="float">
            <text:p>2824,2</text:p>
          </table:table-cell>
          <table:table-cell table:formula="of:=([.E346]-[.E345])/10" office:value-type="float" office:value="6.06999999999989" calcext:value-type="float">
            <text:p>6,06999999999989</text:p>
          </table:table-cell>
          <table:table-cell table:formula="of:=AVERAGE([.P321:.P346])" office:value-type="float" office:value="5.92269230769231" calcext:value-type="float">
            <text:p>5,92</text:p>
          </table:table-cell>
        </table:table-row>
        <table:table-row table:style-name="ro1">
          <table:table-cell office:value-type="string" calcext:value-type="string">
            <text:p>12:21:05</text:p>
          </table:table-cell>
          <table:table-cell office:value-type="float" office:value="11" calcext:value-type="float">
            <text:p>11</text:p>
          </table:table-cell>
          <table:table-cell office:value-type="float" office:value="48.169132" calcext:value-type="float">
            <text:p>48,169132</text:p>
          </table:table-cell>
          <table:table-cell office:value-type="float" office:value="0.429262" calcext:value-type="float">
            <text:p>0,429262</text:p>
          </table:table-cell>
          <table:table-cell office:value-type="float" office:value="12518.1" calcext:value-type="float">
            <text:p>12518,1</text:p>
          </table:table-cell>
          <table:table-cell office:value-type="float" office:value="20.2" calcext:value-type="float">
            <text:p>20,2</text:p>
          </table:table-cell>
          <table:table-cell office:value-type="float" office:value="16" calcext:value-type="float">
            <text:p>16</text:p>
          </table:table-cell>
          <table:table-cell office:value-type="float" office:value="-41" calcext:value-type="float">
            <text:p>-41</text:p>
          </table:table-cell>
          <table:table-cell office:value-type="float" office:value="185.7" calcext:value-type="float">
            <text:p>185,7</text:p>
          </table:table-cell>
          <table:table-cell office:value-type="float" office:value="6.3" calcext:value-type="float">
            <text:p>6,3</text:p>
          </table:table-cell>
          <table:table-cell office:value-type="float" office:value="0.8" calcext:value-type="float">
            <text:p>0,8</text:p>
          </table:table-cell>
          <table:table-cell office:value-type="float" office:value="41.3" calcext:value-type="float">
            <text:p>41,3</text:p>
          </table:table-cell>
          <table:table-cell office:value-type="float" office:value="12.3" calcext:value-type="float">
            <text:p>12,3</text:p>
          </table:table-cell>
          <table:table-cell office:value-type="float" office:value="-169.4" calcext:value-type="float">
            <text:p>-169,4</text:p>
          </table:table-cell>
          <table:table-cell office:value-type="float" office:value="2823.7" calcext:value-type="float">
            <text:p>2823,7</text:p>
          </table:table-cell>
          <table:table-cell table:formula="of:=([.E347]-[.E346])/10" office:value-type="float" office:value="5.57000000000007" calcext:value-type="float">
            <text:p>5,57000000000007</text:p>
          </table:table-cell>
          <table:table-cell table:formula="of:=AVERAGE([.P322:.P347])" office:value-type="float" office:value="5.90115384615385" calcext:value-type="float">
            <text:p>5,90</text:p>
          </table:table-cell>
        </table:table-row>
        <table:table-row table:style-name="ro1">
          <table:table-cell office:value-type="string" calcext:value-type="string">
            <text:p>12:21:15</text:p>
          </table:table-cell>
          <table:table-cell office:value-type="float" office:value="11" calcext:value-type="float">
            <text:p>11</text:p>
          </table:table-cell>
          <table:table-cell office:value-type="float" office:value="48.170174" calcext:value-type="float">
            <text:p>48,170174</text:p>
          </table:table-cell>
          <table:table-cell office:value-type="float" office:value="0.430343" calcext:value-type="float">
            <text:p>0,430343</text:p>
          </table:table-cell>
          <table:table-cell office:value-type="float" office:value="12577.8" calcext:value-type="float">
            <text:p>12577,8</text:p>
          </table:table-cell>
          <table:table-cell office:value-type="float" office:value="20.1" calcext:value-type="float">
            <text:p>20,1</text:p>
          </table:table-cell>
          <table:table-cell office:value-type="float" office:value="15.8" calcext:value-type="float">
            <text:p>15,8</text:p>
          </table:table-cell>
          <table:table-cell office:value-type="float" office:value="-41" calcext:value-type="float">
            <text:p>-41</text:p>
          </table:table-cell>
          <table:table-cell office:value-type="float" office:value="184" calcext:value-type="float">
            <text:p>184</text:p>
          </table:table-cell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  <table:table-cell office:value-type="float" office:value="42.2" calcext:value-type="float">
            <text:p>42,2</text:p>
          </table:table-cell>
          <table:table-cell office:value-type="float" office:value="12.3" calcext:value-type="float">
            <text:p>12,3</text:p>
          </table:table-cell>
          <table:table-cell office:value-type="float" office:value="-171.2" calcext:value-type="float">
            <text:p>-171,2</text:p>
          </table:table-cell>
          <table:table-cell office:value-type="float" office:value="2823.3" calcext:value-type="float">
            <text:p>2823,3</text:p>
          </table:table-cell>
          <table:table-cell table:formula="of:=([.E348]-[.E347])/10" office:value-type="float" office:value="5.96999999999989" calcext:value-type="float">
            <text:p>5,96999999999989</text:p>
          </table:table-cell>
          <table:table-cell table:formula="of:=AVERAGE([.P323:.P348])" office:value-type="float" office:value="5.92423076923077" calcext:value-type="float">
            <text:p>5,92</text:p>
          </table:table-cell>
        </table:table-row>
        <table:table-row table:style-name="ro1">
          <table:table-cell office:value-type="string" calcext:value-type="string">
            <text:p>12:21:25</text:p>
          </table:table-cell>
          <table:table-cell office:value-type="float" office:value="11" calcext:value-type="float">
            <text:p>11</text:p>
          </table:table-cell>
          <table:table-cell office:value-type="float" office:value="48.171227" calcext:value-type="float">
            <text:p>48,171227</text:p>
          </table:table-cell>
          <table:table-cell office:value-type="float" office:value="0.431557" calcext:value-type="float">
            <text:p>0,431557</text:p>
          </table:table-cell>
          <table:table-cell office:value-type="float" office:value="12634.7" calcext:value-type="float">
            <text:p>12634,7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,6</text:p>
          </table:table-cell>
          <table:table-cell office:value-type="float" office:value="-40.2" calcext:value-type="float">
            <text:p>-40,2</text:p>
          </table:table-cell>
          <table:table-cell office:value-type="float" office:value="182.5" calcext:value-type="float">
            <text:p>182,5</text:p>
          </table:table-cell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  <table:table-cell office:value-type="float" office:value="43" calcext:value-type="float">
            <text:p>43</text:p>
          </table:table-cell>
          <table:table-cell office:value-type="float" office:value="12.3" calcext:value-type="float">
            <text:p>12,3</text:p>
          </table:table-cell>
          <table:table-cell office:value-type="float" office:value="-173.2" calcext:value-type="float">
            <text:p>-173,2</text:p>
          </table:table-cell>
          <table:table-cell office:value-type="float" office:value="2822.8" calcext:value-type="float">
            <text:p>2822,8</text:p>
          </table:table-cell>
          <table:table-cell table:formula="of:=([.E349]-[.E348])/10" office:value-type="float" office:value="5.69000000000015" calcext:value-type="float">
            <text:p>5,69000000000015</text:p>
          </table:table-cell>
          <table:table-cell table:formula="of:=AVERAGE([.P324:.P349])" office:value-type="float" office:value="5.93846153846154" calcext:value-type="float">
            <text:p>5,94</text:p>
          </table:table-cell>
        </table:table-row>
        <table:table-row table:style-name="ro1">
          <table:table-cell office:value-type="string" calcext:value-type="string">
            <text:p>12:21:35</text:p>
          </table:table-cell>
          <table:table-cell office:value-type="float" office:value="11" calcext:value-type="float">
            <text:p>11</text:p>
          </table:table-cell>
          <table:table-cell office:value-type="float" office:value="48.172264" calcext:value-type="float">
            <text:p>48,172264</text:p>
          </table:table-cell>
          <table:table-cell office:value-type="float" office:value="0.432818" calcext:value-type="float">
            <text:p>0,432818</text:p>
          </table:table-cell>
          <table:table-cell office:value-type="float" office:value="12689.2" calcext:value-type="float">
            <text:p>12689,2</text:p>
          </table:table-cell>
          <table:table-cell office:value-type="float" office:value="19.9" calcext:value-type="float">
            <text:p>19,9</text:p>
          </table:table-cell>
          <table:table-cell office:value-type="float" office:value="15.5" calcext:value-type="float">
            <text:p>15,5</text:p>
          </table:table-cell>
          <table:table-cell office:value-type="float" office:value="-41" calcext:value-type="float">
            <text:p>-41</text:p>
          </table:table-cell>
          <table:table-cell office:value-type="float" office:value="180.9" calcext:value-type="float">
            <text:p>180,9</text:p>
          </table:table-cell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  <table:table-cell office:value-type="float" office:value="43.7" calcext:value-type="float">
            <text:p>43,7</text:p>
          </table:table-cell>
          <table:table-cell office:value-type="float" office:value="12.3" calcext:value-type="float">
            <text:p>12,3</text:p>
          </table:table-cell>
          <table:table-cell office:value-type="float" office:value="-167.4" calcext:value-type="float">
            <text:p>-167,4</text:p>
          </table:table-cell>
          <table:table-cell office:value-type="float" office:value="2822.3" calcext:value-type="float">
            <text:p>2822,3</text:p>
          </table:table-cell>
          <table:table-cell table:formula="of:=([.E350]-[.E349])/10" office:value-type="float" office:value="5.45" calcext:value-type="float">
            <text:p>5,45</text:p>
          </table:table-cell>
          <table:table-cell table:formula="of:=AVERAGE([.P325:.P350])" office:value-type="float" office:value="5.88576923076923" calcext:value-type="float">
            <text:p>5,89</text:p>
          </table:table-cell>
        </table:table-row>
        <table:table-row table:style-name="ro1">
          <table:table-cell office:value-type="string" calcext:value-type="string">
            <text:p>12:21:45</text:p>
          </table:table-cell>
          <table:table-cell office:value-type="float" office:value="11" calcext:value-type="float">
            <text:p>11</text:p>
          </table:table-cell>
          <table:table-cell office:value-type="float" office:value="48.173355" calcext:value-type="float">
            <text:p>48,173355</text:p>
          </table:table-cell>
          <table:table-cell office:value-type="float" office:value="0.43445" calcext:value-type="float">
            <text:p>0,43445</text:p>
          </table:table-cell>
          <table:table-cell office:value-type="float" office:value="12737.9" calcext:value-type="float">
            <text:p>12737,9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-40.8" calcext:value-type="float">
            <text:p>-40,8</text:p>
          </table:table-cell>
          <table:table-cell office:value-type="float" office:value="179.5" calcext:value-type="float">
            <text:p>179,5</text:p>
          </table:table-cell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44.2" calcext:value-type="float">
            <text:p>44,2</text:p>
          </table:table-cell>
          <table:table-cell office:value-type="float" office:value="12.3" calcext:value-type="float">
            <text:p>12,3</text:p>
          </table:table-cell>
          <table:table-cell office:value-type="float" office:value="-171.9" calcext:value-type="float">
            <text:p>-171,9</text:p>
          </table:table-cell>
          <table:table-cell office:value-type="float" office:value="2821.8" calcext:value-type="float">
            <text:p>2821,8</text:p>
          </table:table-cell>
          <table:table-cell table:formula="of:=([.E351]-[.E350])/10" office:value-type="float" office:value="4.86999999999989" calcext:value-type="float">
            <text:p>4,86999999999989</text:p>
          </table:table-cell>
          <table:table-cell table:formula="of:=AVERAGE([.P326:.P351])" office:value-type="float" office:value="5.8776923076923" calcext:value-type="float">
            <text:p>5,88</text:p>
          </table:table-cell>
        </table:table-row>
        <table:table-row table:style-name="ro1">
          <table:table-cell office:value-type="string" calcext:value-type="string">
            <text:p>12:21:55</text:p>
          </table:table-cell>
          <table:table-cell office:value-type="float" office:value="11" calcext:value-type="float">
            <text:p>11</text:p>
          </table:table-cell>
          <table:table-cell office:value-type="float" office:value="48.174492" calcext:value-type="float">
            <text:p>48,174492</text:p>
          </table:table-cell>
          <table:table-cell office:value-type="float" office:value="0.436322" calcext:value-type="float">
            <text:p>0,436322</text:p>
          </table:table-cell>
          <table:table-cell office:value-type="float" office:value="12798.3" calcext:value-type="float">
            <text:p>12798,3</text:p>
          </table:table-cell>
          <table:table-cell office:value-type="float" office:value="19.6" calcext:value-type="float">
            <text:p>19,6</text:p>
          </table:table-cell>
          <table:table-cell office:value-type="float" office:value="15.3" calcext:value-type="float">
            <text:p>15,3</text:p>
          </table:table-cell>
          <table:table-cell office:value-type="float" office:value="-41.5" calcext:value-type="float">
            <text:p>-41,5</text:p>
          </table:table-cell>
          <table:table-cell office:value-type="float" office:value="177.9" calcext:value-type="float">
            <text:p>177,9</text:p>
          </table:table-cell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44.9" calcext:value-type="float">
            <text:p>44,9</text:p>
          </table:table-cell>
          <table:table-cell office:value-type="float" office:value="12.3" calcext:value-type="float">
            <text:p>12,3</text:p>
          </table:table-cell>
          <table:table-cell office:value-type="float" office:value="-173.1" calcext:value-type="float">
            <text:p>-173,1</text:p>
          </table:table-cell>
          <table:table-cell office:value-type="float" office:value="2821.3" calcext:value-type="float">
            <text:p>2821,3</text:p>
          </table:table-cell>
          <table:table-cell table:formula="of:=([.E352]-[.E351])/10" office:value-type="float" office:value="6.03999999999996" calcext:value-type="float">
            <text:p>6,03999999999996</text:p>
          </table:table-cell>
          <table:table-cell table:formula="of:=AVERAGE([.P327:.P352])" office:value-type="float" office:value="5.91923076923077" calcext:value-type="float">
            <text:p>5,92</text:p>
          </table:table-cell>
        </table:table-row>
        <table:table-row table:style-name="ro1">
          <table:table-cell office:value-type="string" calcext:value-type="string">
            <text:p>12:22:05</text:p>
          </table:table-cell>
          <table:table-cell office:value-type="float" office:value="11" calcext:value-type="float">
            <text:p>11</text:p>
          </table:table-cell>
          <table:table-cell office:value-type="float" office:value="48.175522" calcext:value-type="float">
            <text:p>48,175522</text:p>
          </table:table-cell>
          <table:table-cell office:value-type="float" office:value="0.438563" calcext:value-type="float">
            <text:p>0,438563</text:p>
          </table:table-cell>
          <table:table-cell office:value-type="float" office:value="12847.2" calcext:value-type="float">
            <text:p>12847,2</text:p>
          </table:table-cell>
          <table:table-cell office:value-type="float" office:value="19.5" calcext:value-type="float">
            <text:p>19,5</text:p>
          </table:table-cell>
          <table:table-cell office:value-type="float" office:value="15.1" calcext:value-type="float">
            <text:p>15,1</text:p>
          </table:table-cell>
          <table:table-cell office:value-type="float" office:value="-42" calcext:value-type="float">
            <text:p>-42</text:p>
          </table:table-cell>
          <table:table-cell office:value-type="float" office:value="176.6" calcext:value-type="float">
            <text:p>176,6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46" calcext:value-type="float">
            <text:p>46</text:p>
          </table:table-cell>
          <table:table-cell office:value-type="float" office:value="12.3" calcext:value-type="float">
            <text:p>12,3</text:p>
          </table:table-cell>
          <table:table-cell office:value-type="float" office:value="-167" calcext:value-type="float">
            <text:p>-167</text:p>
          </table:table-cell>
          <table:table-cell office:value-type="float" office:value="2820.8" calcext:value-type="float">
            <text:p>2820,8</text:p>
          </table:table-cell>
          <table:table-cell table:formula="of:=([.E353]-[.E352])/10" office:value-type="float" office:value="4.89000000000015" calcext:value-type="float">
            <text:p>4,89000000000015</text:p>
          </table:table-cell>
          <table:table-cell table:formula="of:=AVERAGE([.P328:.P353])" office:value-type="float" office:value="5.875" calcext:value-type="float">
            <text:p>5,88</text:p>
          </table:table-cell>
        </table:table-row>
        <table:table-row table:style-name="ro1">
          <table:table-cell office:value-type="string" calcext:value-type="string">
            <text:p>12:22:15</text:p>
          </table:table-cell>
          <table:table-cell office:value-type="float" office:value="9" calcext:value-type="float">
            <text:p>9</text:p>
          </table:table-cell>
          <table:table-cell office:value-type="float" office:value="48.176739" calcext:value-type="float">
            <text:p>48,176739</text:p>
          </table:table-cell>
          <table:table-cell office:value-type="float" office:value="0.440837" calcext:value-type="float">
            <text:p>0,440837</text:p>
          </table:table-cell>
          <table:table-cell office:value-type="float" office:value="12899.1" calcext:value-type="float">
            <text:p>12899,1</text:p>
          </table:table-cell>
          <table:table-cell office:value-type="float" office:value="19.4" calcext:value-type="float">
            <text:p>19,4</text:p>
          </table:table-cell>
          <table:table-cell office:value-type="float" office:value="15" calcext:value-type="float">
            <text:p>15</text:p>
          </table:table-cell>
          <table:table-cell office:value-type="float" office:value="-42.8" calcext:value-type="float">
            <text:p>-42,8</text:p>
          </table:table-cell>
          <table:table-cell office:value-type="float" office:value="175.2" calcext:value-type="float">
            <text:p>175,2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46.2" calcext:value-type="float">
            <text:p>46,2</text:p>
          </table:table-cell>
          <table:table-cell office:value-type="float" office:value="12.3" calcext:value-type="float">
            <text:p>12,3</text:p>
          </table:table-cell>
          <table:table-cell office:value-type="float" office:value="-178.3" calcext:value-type="float">
            <text:p>-178,3</text:p>
          </table:table-cell>
          <table:table-cell office:value-type="float" office:value="2820.3" calcext:value-type="float">
            <text:p>2820,3</text:p>
          </table:table-cell>
          <table:table-cell table:formula="of:=([.E354]-[.E353])/10" office:value-type="float" office:value="5.18999999999996" calcext:value-type="float">
            <text:p>5,18999999999996</text:p>
          </table:table-cell>
          <table:table-cell table:formula="of:=AVERAGE([.P329:.P354])" office:value-type="float" office:value="5.85923076923077" calcext:value-type="float">
            <text:p>5,86</text:p>
          </table:table-cell>
        </table:table-row>
        <table:table-row table:style-name="ro1">
          <table:table-cell office:value-type="string" calcext:value-type="string">
            <text:p>12:22:25</text:p>
          </table:table-cell>
          <table:table-cell office:value-type="float" office:value="11" calcext:value-type="float">
            <text:p>11</text:p>
          </table:table-cell>
          <table:table-cell office:value-type="float" office:value="48.177799" calcext:value-type="float">
            <text:p>48,177799</text:p>
          </table:table-cell>
          <table:table-cell office:value-type="float" office:value="0.443318" calcext:value-type="float">
            <text:p>0,443318</text:p>
          </table:table-cell>
          <table:table-cell office:value-type="float" office:value="12955.4" calcext:value-type="float">
            <text:p>12955,4</text:p>
          </table:table-cell>
          <table:table-cell office:value-type="float" office:value="19.2" calcext:value-type="float">
            <text:p>19,2</text:p>
          </table:table-cell>
          <table:table-cell office:value-type="float" office:value="14.9" calcext:value-type="float">
            <text:p>14,9</text:p>
          </table:table-cell>
          <table:table-cell office:value-type="float" office:value="-42.2" calcext:value-type="float">
            <text:p>-42,2</text:p>
          </table:table-cell>
          <table:table-cell office:value-type="float" office:value="173.7" calcext:value-type="float">
            <text:p>173,7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46.8" calcext:value-type="float">
            <text:p>46,8</text:p>
          </table:table-cell>
          <table:table-cell office:value-type="float" office:value="12.3" calcext:value-type="float">
            <text:p>12,3</text:p>
          </table:table-cell>
          <table:table-cell office:value-type="float" office:value="-169.5" calcext:value-type="float">
            <text:p>-169,5</text:p>
          </table:table-cell>
          <table:table-cell office:value-type="float" office:value="2819.8" calcext:value-type="float">
            <text:p>2819,8</text:p>
          </table:table-cell>
          <table:table-cell table:formula="of:=([.E355]-[.E354])/10" office:value-type="float" office:value="5.62999999999993" calcext:value-type="float">
            <text:p>5,62999999999993</text:p>
          </table:table-cell>
          <table:table-cell table:formula="of:=AVERAGE([.P330:.P355])" office:value-type="float" office:value="5.87384615384615" calcext:value-type="float">
            <text:p>5,87</text:p>
          </table:table-cell>
        </table:table-row>
        <table:table-row table:style-name="ro1">
          <table:table-cell office:value-type="string" calcext:value-type="string">
            <text:p>12:22:35</text:p>
          </table:table-cell>
          <table:table-cell office:value-type="float" office:value="11" calcext:value-type="float">
            <text:p>11</text:p>
          </table:table-cell>
          <table:table-cell office:value-type="float" office:value="48.178806" calcext:value-type="float">
            <text:p>48,178806</text:p>
          </table:table-cell>
          <table:table-cell office:value-type="float" office:value="0.44598" calcext:value-type="float">
            <text:p>0,44598</text:p>
          </table:table-cell>
          <table:table-cell office:value-type="float" office:value="13013.8" calcext:value-type="float">
            <text:p>13013,8</text:p>
          </table:table-cell>
          <table:table-cell office:value-type="float" office:value="19.1" calcext:value-type="float">
            <text:p>19,1</text:p>
          </table:table-cell>
          <table:table-cell office:value-type="float" office:value="14.8" calcext:value-type="float">
            <text:p>14,8</text:p>
          </table:table-cell>
          <table:table-cell office:value-type="float" office:value="-41.2" calcext:value-type="float">
            <text:p>-41,2</text:p>
          </table:table-cell>
          <table:table-cell office:value-type="float" office:value="172.2" calcext:value-type="float">
            <text:p>172,2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47.7" calcext:value-type="float">
            <text:p>47,7</text:p>
          </table:table-cell>
          <table:table-cell office:value-type="float" office:value="12.3" calcext:value-type="float">
            <text:p>12,3</text:p>
          </table:table-cell>
          <table:table-cell office:value-type="float" office:value="-175.5" calcext:value-type="float">
            <text:p>-175,5</text:p>
          </table:table-cell>
          <table:table-cell office:value-type="float" office:value="2819.3" calcext:value-type="float">
            <text:p>2819,3</text:p>
          </table:table-cell>
          <table:table-cell table:formula="of:=([.E356]-[.E355])/10" office:value-type="float" office:value="5.83999999999996" calcext:value-type="float">
            <text:p>5,83999999999996</text:p>
          </table:table-cell>
          <table:table-cell table:formula="of:=AVERAGE([.P331:.P356])" office:value-type="float" office:value="5.87038461538461" calcext:value-type="float">
            <text:p>5,87</text:p>
          </table:table-cell>
        </table:table-row>
        <table:table-row table:style-name="ro1">
          <table:table-cell office:value-type="string" calcext:value-type="string">
            <text:p>12:22:45</text:p>
          </table:table-cell>
          <table:table-cell office:value-type="float" office:value="11" calcext:value-type="float">
            <text:p>11</text:p>
          </table:table-cell>
          <table:table-cell office:value-type="float" office:value="48.179802" calcext:value-type="float">
            <text:p>48,179802</text:p>
          </table:table-cell>
          <table:table-cell office:value-type="float" office:value="0.448122" calcext:value-type="float">
            <text:p>0,448122</text:p>
          </table:table-cell>
          <table:table-cell office:value-type="float" office:value="13077.1" calcext:value-type="float">
            <text:p>13077,1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,7</text:p>
          </table:table-cell>
          <table:table-cell office:value-type="float" office:value="-42.8" calcext:value-type="float">
            <text:p>-42,8</text:p>
          </table:table-cell>
          <table:table-cell office:value-type="float" office:value="170.4" calcext:value-type="float">
            <text:p>170,4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48.2" calcext:value-type="float">
            <text:p>48,2</text:p>
          </table:table-cell>
          <table:table-cell office:value-type="float" office:value="12.3" calcext:value-type="float">
            <text:p>12,3</text:p>
          </table:table-cell>
          <table:table-cell office:value-type="float" office:value="-205.4" calcext:value-type="float">
            <text:p>-205,4</text:p>
          </table:table-cell>
          <table:table-cell office:value-type="float" office:value="2818.8" calcext:value-type="float">
            <text:p>2818,8</text:p>
          </table:table-cell>
          <table:table-cell table:formula="of:=([.E357]-[.E356])/10" office:value-type="float" office:value="6.33000000000011" calcext:value-type="float">
            <text:p>6,33000000000011</text:p>
          </table:table-cell>
          <table:table-cell table:formula="of:=AVERAGE([.P332:.P357])" office:value-type="float" office:value="5.82269230769231" calcext:value-type="float">
            <text:p>5,82</text:p>
          </table:table-cell>
        </table:table-row>
        <table:table-row table:style-name="ro1">
          <table:table-cell office:value-type="string" calcext:value-type="string">
            <text:p>12:22:55</text:p>
          </table:table-cell>
          <table:table-cell office:value-type="float" office:value="11" calcext:value-type="float">
            <text:p>11</text:p>
          </table:table-cell>
          <table:table-cell office:value-type="float" office:value="48.180698" calcext:value-type="float">
            <text:p>48,180698</text:p>
          </table:table-cell>
          <table:table-cell office:value-type="float" office:value="0.450307" calcext:value-type="float">
            <text:p>0,450307</text:p>
          </table:table-cell>
          <table:table-cell office:value-type="float" office:value="13139.4" calcext:value-type="float">
            <text:p>13139,4</text:p>
          </table:table-cell>
          <table:table-cell office:value-type="float" office:value="18.9" calcext:value-type="float">
            <text:p>18,9</text:p>
          </table:table-cell>
          <table:table-cell office:value-type="float" office:value="14.5" calcext:value-type="float">
            <text:p>14,5</text:p>
          </table:table-cell>
          <table:table-cell office:value-type="float" office:value="-41.8" calcext:value-type="float">
            <text:p>-41,8</text:p>
          </table:table-cell>
          <table:table-cell office:value-type="float" office:value="168.9" calcext:value-type="float">
            <text:p>168,9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48.8" calcext:value-type="float">
            <text:p>48,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7" calcext:value-type="float">
            <text:p>-170,7</text:p>
          </table:table-cell>
          <table:table-cell office:value-type="float" office:value="2818.3" calcext:value-type="float">
            <text:p>2818,3</text:p>
          </table:table-cell>
          <table:table-cell table:formula="of:=([.E358]-[.E357])/10" office:value-type="float" office:value="6.22999999999993" calcext:value-type="float">
            <text:p>6,22999999999993</text:p>
          </table:table-cell>
          <table:table-cell table:formula="of:=AVERAGE([.P333:.P358])" office:value-type="float" office:value="5.83346153846153" calcext:value-type="float">
            <text:p>5,83</text:p>
          </table:table-cell>
        </table:table-row>
        <table:table-row table:style-name="ro1">
          <table:table-cell office:value-type="string" calcext:value-type="string">
            <text:p>12:23:05</text:p>
          </table:table-cell>
          <table:table-cell office:value-type="float" office:value="11" calcext:value-type="float">
            <text:p>11</text:p>
          </table:table-cell>
          <table:table-cell office:value-type="float" office:value="48.181511" calcext:value-type="float">
            <text:p>48,181511</text:p>
          </table:table-cell>
          <table:table-cell office:value-type="float" office:value="0.452235" calcext:value-type="float">
            <text:p>0,452235</text:p>
          </table:table-cell>
          <table:table-cell office:value-type="float" office:value="13191.7" calcext:value-type="float">
            <text:p>13191,7</text:p>
          </table:table-cell>
          <table:table-cell office:value-type="float" office:value="18.8" calcext:value-type="float">
            <text:p>18,8</text:p>
          </table:table-cell>
          <table:table-cell office:value-type="float" office:value="14.4" calcext:value-type="float">
            <text:p>14,4</text:p>
          </table:table-cell>
          <table:table-cell office:value-type="float" office:value="-39" calcext:value-type="float">
            <text:p>-39</text:p>
          </table:table-cell>
          <table:table-cell office:value-type="float" office:value="167.5" calcext:value-type="float">
            <text:p>167,5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49.5" calcext:value-type="float">
            <text:p>49,5</text:p>
          </table:table-cell>
          <table:table-cell office:value-type="float" office:value="12.3" calcext:value-type="float">
            <text:p>12,3</text:p>
          </table:table-cell>
          <table:table-cell office:value-type="float" office:value="-175.8" calcext:value-type="float">
            <text:p>-175,8</text:p>
          </table:table-cell>
          <table:table-cell office:value-type="float" office:value="2817.8" calcext:value-type="float">
            <text:p>2817,8</text:p>
          </table:table-cell>
          <table:table-cell table:formula="of:=([.E359]-[.E358])/10" office:value-type="float" office:value="5.23000000000011" calcext:value-type="float">
            <text:p>5,23000000000011</text:p>
          </table:table-cell>
          <table:table-cell table:formula="of:=AVERAGE([.P334:.P359])" office:value-type="float" office:value="5.78192307692308" calcext:value-type="float">
            <text:p>5,78</text:p>
          </table:table-cell>
        </table:table-row>
        <table:table-row table:style-name="ro1">
          <table:table-cell office:value-type="string" calcext:value-type="string">
            <text:p>12:23:15</text:p>
          </table:table-cell>
          <table:table-cell office:value-type="float" office:value="11" calcext:value-type="float">
            <text:p>11</text:p>
          </table:table-cell>
          <table:table-cell office:value-type="float" office:value="48.182201" calcext:value-type="float">
            <text:p>48,182201</text:p>
          </table:table-cell>
          <table:table-cell office:value-type="float" office:value="0.454378" calcext:value-type="float">
            <text:p>0,454378</text:p>
          </table:table-cell>
          <table:table-cell office:value-type="float" office:value="13253.1" calcext:value-type="float">
            <text:p>13253,1</text:p>
          </table:table-cell>
          <table:table-cell office:value-type="float" office:value="18.6" calcext:value-type="float">
            <text:p>18,6</text:p>
          </table:table-cell>
          <table:table-cell office:value-type="float" office:value="14.3" calcext:value-type="float">
            <text:p>14,3</text:p>
          </table:table-cell>
          <table:table-cell office:value-type="float" office:value="-42" calcext:value-type="float">
            <text:p>-42</text:p>
          </table:table-cell>
          <table:table-cell office:value-type="float" office:value="166" calcext:value-type="float">
            <text:p>166</text:p>
          </table:table-cell>
          <table:table-cell office:value-type="float" office:value="6.6" calcext:value-type="float">
            <text:p>6,6</text:p>
          </table:table-cell>
          <table:table-cell office:value-type="float" office:value="0.9" calcext:value-type="float">
            <text:p>0,9</text:p>
          </table:table-cell>
          <table:table-cell office:value-type="float" office:value="50" calcext:value-type="float">
            <text:p>50</text:p>
          </table:table-cell>
          <table:table-cell office:value-type="float" office:value="12.3" calcext:value-type="float">
            <text:p>12,3</text:p>
          </table:table-cell>
          <table:table-cell office:value-type="float" office:value="-174.1" calcext:value-type="float">
            <text:p>-174,1</text:p>
          </table:table-cell>
          <table:table-cell office:value-type="float" office:value="2817.3" calcext:value-type="float">
            <text:p>2817,3</text:p>
          </table:table-cell>
          <table:table-cell table:formula="of:=([.E360]-[.E359])/10" office:value-type="float" office:value="6.13999999999996" calcext:value-type="float">
            <text:p>6,13999999999996</text:p>
          </table:table-cell>
          <table:table-cell table:formula="of:=AVERAGE([.P335:.P360])" office:value-type="float" office:value="5.79384615384615" calcext:value-type="float">
            <text:p>5,79</text:p>
          </table:table-cell>
        </table:table-row>
        <table:table-row table:style-name="ro1">
          <table:table-cell office:value-type="string" calcext:value-type="string">
            <text:p>12:23:25</text:p>
          </table:table-cell>
          <table:table-cell office:value-type="float" office:value="11" calcext:value-type="float">
            <text:p>11</text:p>
          </table:table-cell>
          <table:table-cell office:value-type="float" office:value="48.182785" calcext:value-type="float">
            <text:p>48,182785</text:p>
          </table:table-cell>
          <table:table-cell office:value-type="float" office:value="0.456672" calcext:value-type="float">
            <text:p>0,456672</text:p>
          </table:table-cell>
          <table:table-cell office:value-type="float" office:value="13312.7" calcext:value-type="float">
            <text:p>13312,7</text:p>
          </table:table-cell>
          <table:table-cell office:value-type="float" office:value="18.5" calcext:value-type="float">
            <text:p>18,5</text:p>
          </table:table-cell>
          <table:table-cell office:value-type="float" office:value="14.2" calcext:value-type="float">
            <text:p>14,2</text:p>
          </table:table-cell>
          <table:table-cell office:value-type="float" office:value="-41.2" calcext:value-type="float">
            <text:p>-41,2</text:p>
          </table:table-cell>
          <table:table-cell office:value-type="float" office:value="164.5" calcext:value-type="float">
            <text:p>164,5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,4</text:p>
          </table:table-cell>
          <table:table-cell office:value-type="float" office:value="12.3" calcext:value-type="float">
            <text:p>12,3</text:p>
          </table:table-cell>
          <table:table-cell office:value-type="float" office:value="-171.3" calcext:value-type="float">
            <text:p>-171,3</text:p>
          </table:table-cell>
          <table:table-cell office:value-type="float" office:value="2816.9" calcext:value-type="float">
            <text:p>2816,9</text:p>
          </table:table-cell>
          <table:table-cell table:formula="of:=([.E361]-[.E360])/10" office:value-type="float" office:value="5.96000000000004" calcext:value-type="float">
            <text:p>5,96000000000004</text:p>
          </table:table-cell>
          <table:table-cell table:formula="of:=AVERAGE([.P336:.P361])" office:value-type="float" office:value="5.78269230769231" calcext:value-type="float">
            <text:p>5,78</text:p>
          </table:table-cell>
        </table:table-row>
        <table:table-row table:style-name="ro1">
          <table:table-cell office:value-type="string" calcext:value-type="string">
            <text:p>12:23:35</text:p>
          </table:table-cell>
          <table:table-cell office:value-type="float" office:value="11" calcext:value-type="float">
            <text:p>11</text:p>
          </table:table-cell>
          <table:table-cell office:value-type="float" office:value="48.183357" calcext:value-type="float">
            <text:p>48,183357</text:p>
          </table:table-cell>
          <table:table-cell office:value-type="float" office:value="0.458688" calcext:value-type="float">
            <text:p>0,458688</text:p>
          </table:table-cell>
          <table:table-cell office:value-type="float" office:value="13379.8" calcext:value-type="float">
            <text:p>13379,8</text:p>
          </table:table-cell>
          <table:table-cell office:value-type="float" office:value="18.4" calcext:value-type="float">
            <text:p>18,4</text:p>
          </table:table-cell>
          <table:table-cell office:value-type="float" office:value="14.1" calcext:value-type="float">
            <text:p>14,1</text:p>
          </table:table-cell>
          <table:table-cell office:value-type="float" office:value="-40.5" calcext:value-type="float">
            <text:p>-40,5</text:p>
          </table:table-cell>
          <table:table-cell office:value-type="float" office:value="163" calcext:value-type="float">
            <text:p>163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51.2" calcext:value-type="float">
            <text:p>51,2</text:p>
          </table:table-cell>
          <table:table-cell office:value-type="float" office:value="12.3" calcext:value-type="float">
            <text:p>12,3</text:p>
          </table:table-cell>
          <table:table-cell office:value-type="float" office:value="-174.5" calcext:value-type="float">
            <text:p>-174,5</text:p>
          </table:table-cell>
          <table:table-cell office:value-type="float" office:value="2816.4" calcext:value-type="float">
            <text:p>2816,4</text:p>
          </table:table-cell>
          <table:table-cell table:formula="of:=([.E362]-[.E361])/10" office:value-type="float" office:value="6.70999999999985" calcext:value-type="float">
            <text:p>6,70999999999985</text:p>
          </table:table-cell>
          <table:table-cell table:formula="of:=AVERAGE([.P337:.P362])" office:value-type="float" office:value="5.80076923076923" calcext:value-type="float">
            <text:p>5,80</text:p>
          </table:table-cell>
        </table:table-row>
        <table:table-row table:style-name="ro1">
          <table:table-cell office:value-type="string" calcext:value-type="string">
            <text:p>12:23:45</text:p>
          </table:table-cell>
          <table:table-cell office:value-type="float" office:value="11" calcext:value-type="float">
            <text:p>11</text:p>
          </table:table-cell>
          <table:table-cell office:value-type="float" office:value="48.184155" calcext:value-type="float">
            <text:p>48,184155</text:p>
          </table:table-cell>
          <table:table-cell office:value-type="float" office:value="0.460242" calcext:value-type="float">
            <text:p>0,460242</text:p>
          </table:table-cell>
          <table:table-cell office:value-type="float" office:value="13439" calcext:value-type="float">
            <text:p>13439</text:p>
          </table:table-cell>
          <table:table-cell office:value-type="float" office:value="18.2" calcext:value-type="float">
            <text:p>18,2</text:p>
          </table:table-cell>
          <table:table-cell office:value-type="float" office:value="14" calcext:value-type="float">
            <text:p>14</text:p>
          </table:table-cell>
          <table:table-cell office:value-type="float" office:value="-41" calcext:value-type="float">
            <text:p>-41</text:p>
          </table:table-cell>
          <table:table-cell office:value-type="float" office:value="161.5" calcext:value-type="float">
            <text:p>161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,5</text:p>
          </table:table-cell>
          <table:table-cell office:value-type="float" office:value="12.3" calcext:value-type="float">
            <text:p>12,3</text:p>
          </table:table-cell>
          <table:table-cell office:value-type="float" office:value="-170.6" calcext:value-type="float">
            <text:p>-170,6</text:p>
          </table:table-cell>
          <table:table-cell office:value-type="float" office:value="2815.9" calcext:value-type="float">
            <text:p>2815,9</text:p>
          </table:table-cell>
          <table:table-cell table:formula="of:=([.E363]-[.E362])/10" office:value-type="float" office:value="5.92000000000007" calcext:value-type="float">
            <text:p>5,92000000000007</text:p>
          </table:table-cell>
          <table:table-cell table:formula="of:=AVERAGE([.P338:.P363])" office:value-type="float" office:value="5.77923076923077" calcext:value-type="float">
            <text:p>5,78</text:p>
          </table:table-cell>
        </table:table-row>
        <table:table-row table:style-name="ro1">
          <table:table-cell office:value-type="string" calcext:value-type="string">
            <text:p>12:23:55</text:p>
          </table:table-cell>
          <table:table-cell office:value-type="float" office:value="11" calcext:value-type="float">
            <text:p>11</text:p>
          </table:table-cell>
          <table:table-cell office:value-type="float" office:value="48.184864" calcext:value-type="float">
            <text:p>48,184864</text:p>
          </table:table-cell>
          <table:table-cell office:value-type="float" office:value="0.461655" calcext:value-type="float">
            <text:p>0,461655</text:p>
          </table:table-cell>
          <table:table-cell office:value-type="float" office:value="13496.1" calcext:value-type="float">
            <text:p>13496,1</text:p>
          </table:table-cell>
          <table:table-cell office:value-type="float" office:value="18.1" calcext:value-type="float">
            <text:p>18,1</text:p>
          </table:table-cell>
          <table:table-cell office:value-type="float" office:value="13.9" calcext:value-type="float">
            <text:p>13,9</text:p>
          </table:table-cell>
          <table:table-cell office:value-type="float" office:value="-42" calcext:value-type="float">
            <text:p>-42</text:p>
          </table:table-cell>
          <table:table-cell office:value-type="float" office:value="160.1" calcext:value-type="float">
            <text:p>160,1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,4</text:p>
          </table:table-cell>
          <table:table-cell office:value-type="float" office:value="12.3" calcext:value-type="float">
            <text:p>12,3</text:p>
          </table:table-cell>
          <table:table-cell office:value-type="float" office:value="-175.5" calcext:value-type="float">
            <text:p>-175,5</text:p>
          </table:table-cell>
          <table:table-cell office:value-type="float" office:value="2815.4" calcext:value-type="float">
            <text:p>2815,4</text:p>
          </table:table-cell>
          <table:table-cell table:formula="of:=([.E364]-[.E363])/10" office:value-type="float" office:value="5.71000000000004" calcext:value-type="float">
            <text:p>5,71000000000004</text:p>
          </table:table-cell>
          <table:table-cell table:formula="of:=AVERAGE([.P339:.P364])" office:value-type="float" office:value="5.77923076923077" calcext:value-type="float">
            <text:p>5,78</text:p>
          </table:table-cell>
        </table:table-row>
        <table:table-row table:style-name="ro1">
          <table:table-cell office:value-type="string" calcext:value-type="string">
            <text:p>12:24:05</text:p>
          </table:table-cell>
          <table:table-cell office:value-type="float" office:value="11" calcext:value-type="float">
            <text:p>11</text:p>
          </table:table-cell>
          <table:table-cell office:value-type="float" office:value="48.185837" calcext:value-type="float">
            <text:p>48,185837</text:p>
          </table:table-cell>
          <table:table-cell office:value-type="float" office:value="0.462805" calcext:value-type="float">
            <text:p>0,462805</text:p>
          </table:table-cell>
          <table:table-cell office:value-type="float" office:value="13550.3" calcext:value-type="float">
            <text:p>13550,3</text:p>
          </table:table-cell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,8</text:p>
          </table:table-cell>
          <table:table-cell office:value-type="float" office:value="-40" calcext:value-type="float">
            <text:p>-40</text:p>
          </table:table-cell>
          <table:table-cell office:value-type="float" office:value="158.7" calcext:value-type="float">
            <text:p>158,7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,2</text:p>
          </table:table-cell>
          <table:table-cell office:value-type="float" office:value="12.3" calcext:value-type="float">
            <text:p>12,3</text:p>
          </table:table-cell>
          <table:table-cell office:value-type="float" office:value="-170.2" calcext:value-type="float">
            <text:p>-170,2</text:p>
          </table:table-cell>
          <table:table-cell office:value-type="float" office:value="2814.8" calcext:value-type="float">
            <text:p>2814,8</text:p>
          </table:table-cell>
          <table:table-cell table:formula="of:=([.E365]-[.E364])/10" office:value-type="float" office:value="5.41999999999989" calcext:value-type="float">
            <text:p>5,41999999999989</text:p>
          </table:table-cell>
          <table:table-cell table:formula="of:=AVERAGE([.P340:.P365])" office:value-type="float" office:value="5.74423076923077" calcext:value-type="float">
            <text:p>5,74</text:p>
          </table:table-cell>
        </table:table-row>
        <table:table-row table:style-name="ro1">
          <table:table-cell office:value-type="string" calcext:value-type="string">
            <text:p>12:24:15</text:p>
          </table:table-cell>
          <table:table-cell office:value-type="float" office:value="11" calcext:value-type="float">
            <text:p>11</text:p>
          </table:table-cell>
          <table:table-cell office:value-type="float" office:value="48.186684" calcext:value-type="float">
            <text:p>48,186684</text:p>
          </table:table-cell>
          <table:table-cell office:value-type="float" office:value="0.464133" calcext:value-type="float">
            <text:p>0,464133</text:p>
          </table:table-cell>
          <table:table-cell office:value-type="float" office:value="13604.6" calcext:value-type="float">
            <text:p>13604,6</text:p>
          </table:table-cell>
          <table:table-cell office:value-type="float" office:value="17.9" calcext:value-type="float">
            <text:p>17,9</text:p>
          </table:table-cell>
          <table:table-cell office:value-type="float" office:value="13.7" calcext:value-type="float">
            <text:p>13,7</text:p>
          </table:table-cell>
          <table:table-cell office:value-type="float" office:value="-41" calcext:value-type="float">
            <text:p>-41</text:p>
          </table:table-cell>
          <table:table-cell office:value-type="float" office:value="157.4" calcext:value-type="float">
            <text:p>157,4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53.9" calcext:value-type="float">
            <text:p>53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" calcext:value-type="float">
            <text:p>-168</text:p>
          </table:table-cell>
          <table:table-cell office:value-type="float" office:value="2814.3" calcext:value-type="float">
            <text:p>2814,3</text:p>
          </table:table-cell>
          <table:table-cell table:formula="of:=([.E366]-[.E365])/10" office:value-type="float" office:value="5.43000000000011" calcext:value-type="float">
            <text:p>5,43000000000011</text:p>
          </table:table-cell>
          <table:table-cell table:formula="of:=AVERAGE([.P341:.P366])" office:value-type="float" office:value="5.6523076923077" calcext:value-type="float">
            <text:p>5,65</text:p>
          </table:table-cell>
        </table:table-row>
        <table:table-row table:style-name="ro1">
          <table:table-cell office:value-type="string" calcext:value-type="string">
            <text:p>12:24:25</text:p>
          </table:table-cell>
          <table:table-cell office:value-type="float" office:value="11" calcext:value-type="float">
            <text:p>11</text:p>
          </table:table-cell>
          <table:table-cell office:value-type="float" office:value="48.187622" calcext:value-type="float">
            <text:p>48,187622</text:p>
          </table:table-cell>
          <table:table-cell office:value-type="float" office:value="0.46534" calcext:value-type="float">
            <text:p>0,46534</text:p>
          </table:table-cell>
          <table:table-cell office:value-type="float" office:value="13663.6" calcext:value-type="float">
            <text:p>13663,6</text:p>
          </table:table-cell>
          <table:table-cell office:value-type="float" office:value="17.8" calcext:value-type="float">
            <text:p>17,8</text:p>
          </table:table-cell>
          <table:table-cell office:value-type="float" office:value="13.6" calcext:value-type="float">
            <text:p>13,6</text:p>
          </table:table-cell>
          <table:table-cell office:value-type="float" office:value="-40.8" calcext:value-type="float">
            <text:p>-40,8</text:p>
          </table:table-cell>
          <table:table-cell office:value-type="float" office:value="156" calcext:value-type="float">
            <text:p>156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4.8" calcext:value-type="float">
            <text:p>54,8</text:p>
          </table:table-cell>
          <table:table-cell office:value-type="float" office:value="12.3" calcext:value-type="float">
            <text:p>12,3</text:p>
          </table:table-cell>
          <table:table-cell office:value-type="float" office:value="-172.1" calcext:value-type="float">
            <text:p>-172,1</text:p>
          </table:table-cell>
          <table:table-cell office:value-type="float" office:value="2813.9" calcext:value-type="float">
            <text:p>2813,9</text:p>
          </table:table-cell>
          <table:table-cell table:formula="of:=([.E367]-[.E366])/10" office:value-type="float" office:value="5.9" calcext:value-type="float">
            <text:p>5,9</text:p>
          </table:table-cell>
          <table:table-cell table:formula="of:=AVERAGE([.P342:.P367])" office:value-type="float" office:value="5.66038461538462" calcext:value-type="float">
            <text:p>5,66</text:p>
          </table:table-cell>
        </table:table-row>
        <table:table-row table:style-name="ro1">
          <table:table-cell office:value-type="string" calcext:value-type="string">
            <text:p>12:24:35</text:p>
          </table:table-cell>
          <table:table-cell office:value-type="float" office:value="11" calcext:value-type="float">
            <text:p>11</text:p>
          </table:table-cell>
          <table:table-cell office:value-type="float" office:value="48.188534" calcext:value-type="float">
            <text:p>48,188534</text:p>
          </table:table-cell>
          <table:table-cell office:value-type="float" office:value="0.466607" calcext:value-type="float">
            <text:p>0,466607</text:p>
          </table:table-cell>
          <table:table-cell office:value-type="float" office:value="13722.7" calcext:value-type="float">
            <text:p>13722,7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-40.8" calcext:value-type="float">
            <text:p>-40,8</text:p>
          </table:table-cell>
          <table:table-cell office:value-type="float" office:value="154.5" calcext:value-type="float">
            <text:p>154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,6</text:p>
          </table:table-cell>
          <table:table-cell office:value-type="float" office:value="12.3" calcext:value-type="float">
            <text:p>12,3</text:p>
          </table:table-cell>
          <table:table-cell office:value-type="float" office:value="-174" calcext:value-type="float">
            <text:p>-174</text:p>
          </table:table-cell>
          <table:table-cell office:value-type="float" office:value="2813.4" calcext:value-type="float">
            <text:p>2813,4</text:p>
          </table:table-cell>
          <table:table-cell table:formula="of:=([.E368]-[.E367])/10" office:value-type="float" office:value="5.91000000000004" calcext:value-type="float">
            <text:p>5,91000000000004</text:p>
          </table:table-cell>
          <table:table-cell table:formula="of:=AVERAGE([.P343:.P368])" office:value-type="float" office:value="5.69884615384616" calcext:value-type="float">
            <text:p>5,70</text:p>
          </table:table-cell>
        </table:table-row>
        <table:table-row table:style-name="ro1">
          <table:table-cell office:value-type="string" calcext:value-type="string">
            <text:p>12:24:45</text:p>
          </table:table-cell>
          <table:table-cell office:value-type="float" office:value="11" calcext:value-type="float">
            <text:p>11</text:p>
          </table:table-cell>
          <table:table-cell office:value-type="float" office:value="48.189491" calcext:value-type="float">
            <text:p>48,189491</text:p>
          </table:table-cell>
          <table:table-cell office:value-type="float" office:value="0.467787" calcext:value-type="float">
            <text:p>0,467787</text:p>
          </table:table-cell>
          <table:table-cell office:value-type="float" office:value="13786.6" calcext:value-type="float">
            <text:p>13786,6</text:p>
          </table:table-cell>
          <table:table-cell office:value-type="float" office:value="17.6" calcext:value-type="float">
            <text:p>17,6</text:p>
          </table:table-cell>
          <table:table-cell office:value-type="float" office:value="13.4" calcext:value-type="float">
            <text:p>13,4</text:p>
          </table:table-cell>
          <table:table-cell office:value-type="float" office:value="-42.2" calcext:value-type="float">
            <text:p>-42,2</text:p>
          </table:table-cell>
          <table:table-cell office:value-type="float" office:value="153.1" calcext:value-type="float">
            <text:p>153,1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office:value-type="float" office:value="55.8" calcext:value-type="float">
            <text:p>55,8</text:p>
          </table:table-cell>
          <table:table-cell office:value-type="float" office:value="12.3" calcext:value-type="float">
            <text:p>12,3</text:p>
          </table:table-cell>
          <table:table-cell office:value-type="float" office:value="-200.4" calcext:value-type="float">
            <text:p>-200,4</text:p>
          </table:table-cell>
          <table:table-cell office:value-type="float" office:value="2812.9" calcext:value-type="float">
            <text:p>2812,9</text:p>
          </table:table-cell>
          <table:table-cell table:formula="of:=([.E369]-[.E368])/10" office:value-type="float" office:value="6.38999999999996" calcext:value-type="float">
            <text:p>6,38999999999996</text:p>
          </table:table-cell>
          <table:table-cell table:formula="of:=AVERAGE([.P344:.P369])" office:value-type="float" office:value="5.75653846153846" calcext:value-type="float">
            <text:p>5,76</text:p>
          </table:table-cell>
        </table:table-row>
        <table:table-row table:style-name="ro1">
          <table:table-cell office:value-type="string" calcext:value-type="string">
            <text:p>12:24:55</text:p>
          </table:table-cell>
          <table:table-cell office:value-type="float" office:value="11" calcext:value-type="float">
            <text:p>11</text:p>
          </table:table-cell>
          <table:table-cell office:value-type="float" office:value="48.190559" calcext:value-type="float">
            <text:p>48,190559</text:p>
          </table:table-cell>
          <table:table-cell office:value-type="float" office:value="0.46894" calcext:value-type="float">
            <text:p>0,46894</text:p>
          </table:table-cell>
          <table:table-cell office:value-type="float" office:value="13845.5" calcext:value-type="float">
            <text:p>13845,5</text:p>
          </table:table-cell>
          <table:table-cell office:value-type="float" office:value="17.5" calcext:value-type="float">
            <text:p>17,5</text:p>
          </table:table-cell>
          <table:table-cell office:value-type="float" office:value="13.3" calcext:value-type="float">
            <text:p>13,3</text:p>
          </table:table-cell>
          <table:table-cell office:value-type="float" office:value="-40.2" calcext:value-type="float">
            <text:p>-40,2</text:p>
          </table:table-cell>
          <table:table-cell office:value-type="float" office:value="151.7" calcext:value-type="float">
            <text:p>151,7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office:value-type="float" office:value="56.8" calcext:value-type="float">
            <text:p>56,8</text:p>
          </table:table-cell>
          <table:table-cell office:value-type="float" office:value="12.3" calcext:value-type="float">
            <text:p>12,3</text:p>
          </table:table-cell>
          <table:table-cell office:value-type="float" office:value="-176.8" calcext:value-type="float">
            <text:p>-176,8</text:p>
          </table:table-cell>
          <table:table-cell office:value-type="float" office:value="2812.4" calcext:value-type="float">
            <text:p>2812,4</text:p>
          </table:table-cell>
          <table:table-cell table:formula="of:=([.E370]-[.E369])/10" office:value-type="float" office:value="5.88999999999996" calcext:value-type="float">
            <text:p>5,88999999999996</text:p>
          </table:table-cell>
          <table:table-cell table:formula="of:=AVERAGE([.P345:.P370])" office:value-type="float" office:value="5.75038461538462" calcext:value-type="float">
            <text:p>5,75</text:p>
          </table:table-cell>
        </table:table-row>
        <table:table-row table:style-name="ro1">
          <table:table-cell office:value-type="string" calcext:value-type="string">
            <text:p>12:25:05</text:p>
          </table:table-cell>
          <table:table-cell office:value-type="float" office:value="11" calcext:value-type="float">
            <text:p>11</text:p>
          </table:table-cell>
          <table:table-cell office:value-type="float" office:value="48.191269" calcext:value-type="float">
            <text:p>48,191269</text:p>
          </table:table-cell>
          <table:table-cell office:value-type="float" office:value="0.470208" calcext:value-type="float">
            <text:p>0,470208</text:p>
          </table:table-cell>
          <table:table-cell office:value-type="float" office:value="13906.8" calcext:value-type="float">
            <text:p>13906,8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-40.2" calcext:value-type="float">
            <text:p>-40,2</text:p>
          </table:table-cell>
          <table:table-cell office:value-type="float" office:value="150.3" calcext:value-type="float">
            <text:p>150,3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57.6" calcext:value-type="float">
            <text:p>57,6</text:p>
          </table:table-cell>
          <table:table-cell office:value-type="float" office:value="12.3" calcext:value-type="float">
            <text:p>12,3</text:p>
          </table:table-cell>
          <table:table-cell office:value-type="float" office:value="-173.2" calcext:value-type="float">
            <text:p>-173,2</text:p>
          </table:table-cell>
          <table:table-cell office:value-type="float" office:value="2811.9" calcext:value-type="float">
            <text:p>2811,9</text:p>
          </table:table-cell>
          <table:table-cell table:formula="of:=([.E371]-[.E370])/10" office:value-type="float" office:value="6.12999999999993" calcext:value-type="float">
            <text:p>6,12999999999993</text:p>
          </table:table-cell>
          <table:table-cell table:formula="of:=AVERAGE([.P346:.P371])" office:value-type="float" office:value="5.78884615384615" calcext:value-type="float">
            <text:p>5,79</text:p>
          </table:table-cell>
        </table:table-row>
        <table:table-row table:style-name="ro1">
          <table:table-cell office:value-type="string" calcext:value-type="string">
            <text:p>12:25:15</text:p>
          </table:table-cell>
          <table:table-cell office:value-type="float" office:value="9" calcext:value-type="float">
            <text:p>9</text:p>
          </table:table-cell>
          <table:table-cell office:value-type="float" office:value="48.192104" calcext:value-type="float">
            <text:p>48,192104</text:p>
          </table:table-cell>
          <table:table-cell office:value-type="float" office:value="0.471188" calcext:value-type="float">
            <text:p>0,471188</text:p>
          </table:table-cell>
          <table:table-cell office:value-type="float" office:value="13965.2" calcext:value-type="float">
            <text:p>13965,2</text:p>
          </table:table-cell>
          <table:table-cell office:value-type="float" office:value="17.2" calcext:value-type="float">
            <text:p>17,2</text:p>
          </table:table-cell>
          <table:table-cell office:value-type="float" office:value="13.1" calcext:value-type="float">
            <text:p>13,1</text:p>
          </table:table-cell>
          <table:table-cell office:value-type="float" office:value="-41" calcext:value-type="float">
            <text:p>-41</text:p>
          </table:table-cell>
          <table:table-cell office:value-type="float" office:value="149" calcext:value-type="float">
            <text:p>149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58.5" calcext:value-type="float">
            <text:p>58,5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811.4" calcext:value-type="float">
            <text:p>2811,4</text:p>
          </table:table-cell>
          <table:table-cell table:formula="of:=([.E372]-[.E371])/10" office:value-type="float" office:value="5.84000000000015" calcext:value-type="float">
            <text:p>5,84000000000015</text:p>
          </table:table-cell>
          <table:table-cell table:formula="of:=AVERAGE([.P347:.P372])" office:value-type="float" office:value="5.78000000000001" calcext:value-type="float">
            <text:p>5,78</text:p>
          </table:table-cell>
        </table:table-row>
        <table:table-row table:style-name="ro1">
          <table:table-cell office:value-type="string" calcext:value-type="string">
            <text:p>12:25:25</text:p>
          </table:table-cell>
          <table:table-cell office:value-type="float" office:value="11" calcext:value-type="float">
            <text:p>11</text:p>
          </table:table-cell>
          <table:table-cell office:value-type="float" office:value="48.192917" calcext:value-type="float">
            <text:p>48,192917</text:p>
          </table:table-cell>
          <table:table-cell office:value-type="float" office:value="0.472297" calcext:value-type="float">
            <text:p>0,472297</text:p>
          </table:table-cell>
          <table:table-cell office:value-type="float" office:value="14019.9" calcext:value-type="float">
            <text:p>14019,9</text:p>
          </table:table-cell>
          <table:table-cell office:value-type="float" office:value="17.2" calcext:value-type="float">
            <text:p>17,2</text:p>
          </table:table-cell>
          <table:table-cell office:value-type="float" office:value="13" calcext:value-type="float">
            <text:p>13</text:p>
          </table:table-cell>
          <table:table-cell office:value-type="float" office:value="-42" calcext:value-type="float">
            <text:p>-42</text:p>
          </table:table-cell>
          <table:table-cell office:value-type="float" office:value="147.8" calcext:value-type="float">
            <text:p>147,8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59.4" calcext:value-type="float">
            <text:p>59,4</text:p>
          </table:table-cell>
          <table:table-cell office:value-type="float" office:value="12.3" calcext:value-type="float">
            <text:p>12,3</text:p>
          </table:table-cell>
          <table:table-cell office:value-type="float" office:value="-172.1" calcext:value-type="float">
            <text:p>-172,1</text:p>
          </table:table-cell>
          <table:table-cell office:value-type="float" office:value="2810.9" calcext:value-type="float">
            <text:p>2810,9</text:p>
          </table:table-cell>
          <table:table-cell table:formula="of:=([.E373]-[.E372])/10" office:value-type="float" office:value="5.46999999999989" calcext:value-type="float">
            <text:p>5,46999999999989</text:p>
          </table:table-cell>
          <table:table-cell table:formula="of:=AVERAGE([.P348:.P373])" office:value-type="float" office:value="5.77615384615384" calcext:value-type="float">
            <text:p>5,78</text:p>
          </table:table-cell>
        </table:table-row>
        <table:table-row table:style-name="ro1">
          <table:table-cell office:value-type="string" calcext:value-type="string">
            <text:p>12:25:35</text:p>
          </table:table-cell>
          <table:table-cell office:value-type="float" office:value="11" calcext:value-type="float">
            <text:p>11</text:p>
          </table:table-cell>
          <table:table-cell office:value-type="float" office:value="48.193806" calcext:value-type="float">
            <text:p>48,193806</text:p>
          </table:table-cell>
          <table:table-cell office:value-type="float" office:value="0.472947" calcext:value-type="float">
            <text:p>0,472947</text:p>
          </table:table-cell>
          <table:table-cell office:value-type="float" office:value="14068.2" calcext:value-type="float">
            <text:p>1406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9" calcext:value-type="float">
            <text:p>12,9</text:p>
          </table:table-cell>
          <table:table-cell office:value-type="float" office:value="-42" calcext:value-type="float">
            <text:p>-42</text:p>
          </table:table-cell>
          <table:table-cell office:value-type="float" office:value="146.7" calcext:value-type="float">
            <text:p>146,7</text:p>
          </table:table-cell>
          <table:table-cell office:value-type="float" office:value="6.3" calcext:value-type="float">
            <text:p>6,3</text:p>
          </table:table-cell>
          <table:table-cell office:value-type="float" office:value="1.1" calcext:value-type="float">
            <text:p>1,1</text:p>
          </table:table-cell>
          <table:table-cell office:value-type="float" office:value="60.4" calcext:value-type="float">
            <text:p>60,4</text:p>
          </table:table-cell>
          <table:table-cell office:value-type="float" office:value="12.3" calcext:value-type="float">
            <text:p>12,3</text:p>
          </table:table-cell>
          <table:table-cell office:value-type="float" office:value="-170.2" calcext:value-type="float">
            <text:p>-170,2</text:p>
          </table:table-cell>
          <table:table-cell office:value-type="float" office:value="2810.5" calcext:value-type="float">
            <text:p>2810,5</text:p>
          </table:table-cell>
          <table:table-cell table:formula="of:=([.E374]-[.E373])/10" office:value-type="float" office:value="4.83000000000011" calcext:value-type="float">
            <text:p>4,83000000000011</text:p>
          </table:table-cell>
          <table:table-cell table:formula="of:=AVERAGE([.P349:.P374])" office:value-type="float" office:value="5.7323076923077" calcext:value-type="float">
            <text:p>5,73</text:p>
          </table:table-cell>
        </table:table-row>
        <table:table-row table:style-name="ro1">
          <table:table-cell office:value-type="string" calcext:value-type="string">
            <text:p>12:25:45</text:p>
          </table:table-cell>
          <table:table-cell office:value-type="float" office:value="11" calcext:value-type="float">
            <text:p>11</text:p>
          </table:table-cell>
          <table:table-cell office:value-type="float" office:value="48.194778" calcext:value-type="float">
            <text:p>48,194778</text:p>
          </table:table-cell>
          <table:table-cell office:value-type="float" office:value="0.474033" calcext:value-type="float">
            <text:p>0,474033</text:p>
          </table:table-cell>
          <table:table-cell office:value-type="float" office:value="14120.7" calcext:value-type="float">
            <text:p>14120,7</text:p>
          </table:table-cell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,8</text:p>
          </table:table-cell>
          <table:table-cell office:value-type="float" office:value="-42" calcext:value-type="float">
            <text:p>-42</text:p>
          </table:table-cell>
          <table:table-cell office:value-type="float" office:value="145.5" calcext:value-type="float">
            <text:p>145,5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1.1" calcext:value-type="float">
            <text:p>61,1</text:p>
          </table:table-cell>
          <table:table-cell office:value-type="float" office:value="12.3" calcext:value-type="float">
            <text:p>12,3</text:p>
          </table:table-cell>
          <table:table-cell office:value-type="float" office:value="-170.5" calcext:value-type="float">
            <text:p>-170,5</text:p>
          </table:table-cell>
          <table:table-cell office:value-type="float" office:value="2810" calcext:value-type="float">
            <text:p>2810</text:p>
          </table:table-cell>
          <table:table-cell table:formula="of:=([.E375]-[.E374])/10" office:value-type="float" office:value="5.25" calcext:value-type="float">
            <text:p>5,25</text:p>
          </table:table-cell>
          <table:table-cell table:formula="of:=AVERAGE([.P350:.P375])" office:value-type="float" office:value="5.71538461538461" calcext:value-type="float">
            <text:p>5,72</text:p>
          </table:table-cell>
        </table:table-row>
        <table:table-row table:style-name="ro1">
          <table:table-cell office:value-type="string" calcext:value-type="string">
            <text:p>12:25:55</text:p>
          </table:table-cell>
          <table:table-cell office:value-type="float" office:value="11" calcext:value-type="float">
            <text:p>11</text:p>
          </table:table-cell>
          <table:table-cell office:value-type="float" office:value="48.195808" calcext:value-type="float">
            <text:p>48,195808</text:p>
          </table:table-cell>
          <table:table-cell office:value-type="float" office:value="0.47499" calcext:value-type="float">
            <text:p>0,47499</text:p>
          </table:table-cell>
          <table:table-cell office:value-type="float" office:value="14177" calcext:value-type="float">
            <text:p>14177</text:p>
          </table:table-cell>
          <table:table-cell office:value-type="float" office:value="16.9" calcext:value-type="float">
            <text:p>16,9</text:p>
          </table:table-cell>
          <table:table-cell office:value-type="float" office:value="12.7" calcext:value-type="float">
            <text:p>12,7</text:p>
          </table:table-cell>
          <table:table-cell office:value-type="float" office:value="-42.2" calcext:value-type="float">
            <text:p>-42,2</text:p>
          </table:table-cell>
          <table:table-cell office:value-type="float" office:value="144.3" calcext:value-type="float">
            <text:p>144,3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2.3" calcext:value-type="float">
            <text:p>62,3</text:p>
          </table:table-cell>
          <table:table-cell office:value-type="float" office:value="12.3" calcext:value-type="float">
            <text:p>12,3</text:p>
          </table:table-cell>
          <table:table-cell office:value-type="float" office:value="-178.3" calcext:value-type="float">
            <text:p>-178,3</text:p>
          </table:table-cell>
          <table:table-cell office:value-type="float" office:value="2809.5" calcext:value-type="float">
            <text:p>2809,5</text:p>
          </table:table-cell>
          <table:table-cell table:formula="of:=([.E376]-[.E375])/10" office:value-type="float" office:value="5.62999999999993" calcext:value-type="float">
            <text:p>5,62999999999993</text:p>
          </table:table-cell>
          <table:table-cell table:formula="of:=AVERAGE([.P351:.P376])" office:value-type="float" office:value="5.72230769230769" calcext:value-type="float">
            <text:p>5,72</text:p>
          </table:table-cell>
        </table:table-row>
        <table:table-row table:style-name="ro1">
          <table:table-cell office:value-type="string" calcext:value-type="string">
            <text:p>12:26:05</text:p>
          </table:table-cell>
          <table:table-cell office:value-type="float" office:value="11" calcext:value-type="float">
            <text:p>11</text:p>
          </table:table-cell>
          <table:table-cell office:value-type="float" office:value="48.196918" calcext:value-type="float">
            <text:p>48,196918</text:p>
          </table:table-cell>
          <table:table-cell office:value-type="float" office:value="0.476047" calcext:value-type="float">
            <text:p>0,476047</text:p>
          </table:table-cell>
          <table:table-cell office:value-type="float" office:value="14233.4" calcext:value-type="float">
            <text:p>14233,4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-41.5" calcext:value-type="float">
            <text:p>-41,5</text:p>
          </table:table-cell>
          <table:table-cell office:value-type="float" office:value="142.9" calcext:value-type="float">
            <text:p>142,9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3.1" calcext:value-type="float">
            <text:p>63,1</text:p>
          </table:table-cell>
          <table:table-cell office:value-type="float" office:value="12.3" calcext:value-type="float">
            <text:p>12,3</text:p>
          </table:table-cell>
          <table:table-cell office:value-type="float" office:value="-168.8" calcext:value-type="float">
            <text:p>-168,8</text:p>
          </table:table-cell>
          <table:table-cell office:value-type="float" office:value="2808.9" calcext:value-type="float">
            <text:p>2808,9</text:p>
          </table:table-cell>
          <table:table-cell table:formula="of:=([.E377]-[.E376])/10" office:value-type="float" office:value="5.63999999999996" calcext:value-type="float">
            <text:p>5,63999999999996</text:p>
          </table:table-cell>
          <table:table-cell table:formula="of:=AVERAGE([.P352:.P377])" office:value-type="float" office:value="5.75192307692308" calcext:value-type="float">
            <text:p>5,75</text:p>
          </table:table-cell>
        </table:table-row>
        <table:table-row table:style-name="ro1">
          <table:table-cell office:value-type="string" calcext:value-type="string">
            <text:p>12:26:15</text:p>
          </table:table-cell>
          <table:table-cell office:value-type="float" office:value="11" calcext:value-type="float">
            <text:p>11</text:p>
          </table:table-cell>
          <table:table-cell office:value-type="float" office:value="48.198147" calcext:value-type="float">
            <text:p>48,198147</text:p>
          </table:table-cell>
          <table:table-cell office:value-type="float" office:value="0.47712" calcext:value-type="float">
            <text:p>0,47712</text:p>
          </table:table-cell>
          <table:table-cell office:value-type="float" office:value="14293.6" calcext:value-type="float">
            <text:p>14293,6</text:p>
          </table:table-cell>
          <table:table-cell office:value-type="float" office:value="16.6" calcext:value-type="float">
            <text:p>16,6</text:p>
          </table:table-cell>
          <table:table-cell office:value-type="float" office:value="12.5" calcext:value-type="float">
            <text:p>12,5</text:p>
          </table:table-cell>
          <table:table-cell office:value-type="float" office:value="-42" calcext:value-type="float">
            <text:p>-42</text:p>
          </table:table-cell>
          <table:table-cell office:value-type="float" office:value="141.8" calcext:value-type="float">
            <text:p>141,8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3.3" calcext:value-type="float">
            <text:p>63,3</text:p>
          </table:table-cell>
          <table:table-cell office:value-type="float" office:value="12.3" calcext:value-type="float">
            <text:p>12,3</text:p>
          </table:table-cell>
          <table:table-cell office:value-type="float" office:value="-175.4" calcext:value-type="float">
            <text:p>-175,4</text:p>
          </table:table-cell>
          <table:table-cell office:value-type="float" office:value="2808.4" calcext:value-type="float">
            <text:p>2808,4</text:p>
          </table:table-cell>
          <table:table-cell table:formula="of:=([.E378]-[.E377])/10" office:value-type="float" office:value="6.02000000000007" calcext:value-type="float">
            <text:p>6,02000000000007</text:p>
          </table:table-cell>
          <table:table-cell table:formula="of:=AVERAGE([.P353:.P378])" office:value-type="float" office:value="5.75115384615385" calcext:value-type="float">
            <text:p>5,75</text:p>
          </table:table-cell>
        </table:table-row>
        <table:table-row table:style-name="ro1">
          <table:table-cell office:value-type="string" calcext:value-type="string">
            <text:p>12:26:25</text:p>
          </table:table-cell>
          <table:table-cell office:value-type="float" office:value="11" calcext:value-type="float">
            <text:p>11</text:p>
          </table:table-cell>
          <table:table-cell office:value-type="float" office:value="48.199516" calcext:value-type="float">
            <text:p>48,199516</text:p>
          </table:table-cell>
          <table:table-cell office:value-type="float" office:value="0.478448" calcext:value-type="float">
            <text:p>0,478448</text:p>
          </table:table-cell>
          <table:table-cell office:value-type="float" office:value="14348.6" calcext:value-type="float">
            <text:p>14348,6</text:p>
          </table:table-cell>
          <table:table-cell office:value-type="float" office:value="16.6" calcext:value-type="float">
            <text:p>16,6</text:p>
          </table:table-cell>
          <table:table-cell office:value-type="float" office:value="12.4" calcext:value-type="float">
            <text:p>12,4</text:p>
          </table:table-cell>
          <table:table-cell office:value-type="float" office:value="-43.2" calcext:value-type="float">
            <text:p>-43,2</text:p>
          </table:table-cell>
          <table:table-cell office:value-type="float" office:value="140.5" calcext:value-type="float">
            <text:p>140,5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3.9" calcext:value-type="float">
            <text:p>63,9</text:p>
          </table:table-cell>
          <table:table-cell office:value-type="float" office:value="12.3" calcext:value-type="float">
            <text:p>12,3</text:p>
          </table:table-cell>
          <table:table-cell office:value-type="float" office:value="-173.9" calcext:value-type="float">
            <text:p>-173,9</text:p>
          </table:table-cell>
          <table:table-cell office:value-type="float" office:value="2808" calcext:value-type="float">
            <text:p>2808</text:p>
          </table:table-cell>
          <table:table-cell table:formula="of:=([.E379]-[.E378])/10" office:value-type="float" office:value="5.5" calcext:value-type="float">
            <text:p>5,5</text:p>
          </table:table-cell>
          <table:table-cell table:formula="of:=AVERAGE([.P354:.P379])" office:value-type="float" office:value="5.77461538461538" calcext:value-type="float">
            <text:p>5,77</text:p>
          </table:table-cell>
        </table:table-row>
        <table:table-row table:style-name="ro1">
          <table:table-cell office:value-type="string" calcext:value-type="string">
            <text:p>12:26:35</text:p>
          </table:table-cell>
          <table:table-cell office:value-type="float" office:value="11" calcext:value-type="float">
            <text:p>11</text:p>
          </table:table-cell>
          <table:table-cell office:value-type="float" office:value="48.201126" calcext:value-type="float">
            <text:p>48,201126</text:p>
          </table:table-cell>
          <table:table-cell office:value-type="float" office:value="0.480042" calcext:value-type="float">
            <text:p>0,480042</text:p>
          </table:table-cell>
          <table:table-cell office:value-type="float" office:value="14405.2" calcext:value-type="float">
            <text:p>14405,2</text:p>
          </table:table-cell>
          <table:table-cell office:value-type="float" office:value="16.5" calcext:value-type="float">
            <text:p>16,5</text:p>
          </table:table-cell>
          <table:table-cell office:value-type="float" office:value="12.4" calcext:value-type="float">
            <text:p>12,4</text:p>
          </table:table-cell>
          <table:table-cell office:value-type="float" office:value="-42.2" calcext:value-type="float">
            <text:p>-42,2</text:p>
          </table:table-cell>
          <table:table-cell office:value-type="float" office:value="139.2" calcext:value-type="float">
            <text:p>139,2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2.3" calcext:value-type="float">
            <text:p>12,3</text:p>
          </table:table-cell>
          <table:table-cell office:value-type="float" office:value="-173.4" calcext:value-type="float">
            <text:p>-173,4</text:p>
          </table:table-cell>
          <table:table-cell office:value-type="float" office:value="2807.5" calcext:value-type="float">
            <text:p>2807,5</text:p>
          </table:table-cell>
          <table:table-cell table:formula="of:=([.E380]-[.E379])/10" office:value-type="float" office:value="5.66000000000004" calcext:value-type="float">
            <text:p>5,66000000000004</text:p>
          </table:table-cell>
          <table:table-cell table:formula="of:=AVERAGE([.P355:.P380])" office:value-type="float" office:value="5.79269230769231" calcext:value-type="float">
            <text:p>5,79</text:p>
          </table:table-cell>
        </table:table-row>
        <table:table-row table:style-name="ro1">
          <table:table-cell office:value-type="string" calcext:value-type="string">
            <text:p>12:26:45</text:p>
          </table:table-cell>
          <table:table-cell office:value-type="float" office:value="11" calcext:value-type="float">
            <text:p>11</text:p>
          </table:table-cell>
          <table:table-cell office:value-type="float" office:value="48.202766" calcext:value-type="float">
            <text:p>48,202766</text:p>
          </table:table-cell>
          <table:table-cell office:value-type="float" office:value="0.481808" calcext:value-type="float">
            <text:p>0,481808</text:p>
          </table:table-cell>
          <table:table-cell office:value-type="float" office:value="14456" calcext:value-type="float">
            <text:p>14456</text:p>
          </table:table-cell>
          <table:table-cell office:value-type="float" office:value="16.4" calcext:value-type="float">
            <text:p>16,4</text:p>
          </table:table-cell>
          <table:table-cell office:value-type="float" office:value="12.3" calcext:value-type="float">
            <text:p>12,3</text:p>
          </table:table-cell>
          <table:table-cell office:value-type="float" office:value="-43.5" calcext:value-type="float">
            <text:p>-43,5</text:p>
          </table:table-cell>
          <table:table-cell office:value-type="float" office:value="138.2" calcext:value-type="float">
            <text:p>138,2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 office:value-type="float" office:value="64.5" calcext:value-type="float">
            <text:p>64,5</text:p>
          </table:table-cell>
          <table:table-cell office:value-type="float" office:value="12.3" calcext:value-type="float">
            <text:p>12,3</text:p>
          </table:table-cell>
          <table:table-cell office:value-type="float" office:value="-206.6" calcext:value-type="float">
            <text:p>-206,6</text:p>
          </table:table-cell>
          <table:table-cell office:value-type="float" office:value="2807" calcext:value-type="float">
            <text:p>2807</text:p>
          </table:table-cell>
          <table:table-cell table:formula="of:=([.E381]-[.E380])/10" office:value-type="float" office:value="5.07999999999993" calcext:value-type="float">
            <text:p>5,07999999999993</text:p>
          </table:table-cell>
          <table:table-cell table:formula="of:=AVERAGE([.P356:.P381])" office:value-type="float" office:value="5.77153846153846" calcext:value-type="float">
            <text:p>5,77</text:p>
          </table:table-cell>
        </table:table-row>
        <table:table-row table:style-name="ro1">
          <table:table-cell office:value-type="string" calcext:value-type="string">
            <text:p>12:26:55</text:p>
          </table:table-cell>
          <table:table-cell office:value-type="float" office:value="11" calcext:value-type="float">
            <text:p>11</text:p>
          </table:table-cell>
          <table:table-cell office:value-type="float" office:value="48.204056" calcext:value-type="float">
            <text:p>48,204056</text:p>
          </table:table-cell>
          <table:table-cell office:value-type="float" office:value="0.48339" calcext:value-type="float">
            <text:p>0,48339</text:p>
          </table:table-cell>
          <table:table-cell office:value-type="float" office:value="14504.7" calcext:value-type="float">
            <text:p>14504,7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-42.5" calcext:value-type="float">
            <text:p>-42,5</text:p>
          </table:table-cell>
          <table:table-cell office:value-type="float" office:value="137.3" calcext:value-type="float">
            <text:p>137,3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 office:value-type="float" office:value="65.3" calcext:value-type="float">
            <text:p>65,3</text:p>
          </table:table-cell>
          <table:table-cell office:value-type="float" office:value="12.3" calcext:value-type="float">
            <text:p>12,3</text:p>
          </table:table-cell>
          <table:table-cell office:value-type="float" office:value="-170.5" calcext:value-type="float">
            <text:p>-170,5</text:p>
          </table:table-cell>
          <table:table-cell office:value-type="float" office:value="2806.5" calcext:value-type="float">
            <text:p>2806,5</text:p>
          </table:table-cell>
          <table:table-cell table:formula="of:=([.E382]-[.E381])/10" office:value-type="float" office:value="4.87000000000007" calcext:value-type="float">
            <text:p>4,87000000000007</text:p>
          </table:table-cell>
          <table:table-cell table:formula="of:=AVERAGE([.P357:.P382])" office:value-type="float" office:value="5.73423076923077" calcext:value-type="float">
            <text:p>5,73</text:p>
          </table:table-cell>
        </table:table-row>
        <table:table-row table:style-name="ro1">
          <table:table-cell office:value-type="string" calcext:value-type="string">
            <text:p>12:27:05</text:p>
          </table:table-cell>
          <table:table-cell office:value-type="float" office:value="11" calcext:value-type="float">
            <text:p>11</text:p>
          </table:table-cell>
          <table:table-cell office:value-type="float" office:value="48.205551" calcext:value-type="float">
            <text:p>48,205551</text:p>
          </table:table-cell>
          <table:table-cell office:value-type="float" office:value="0.485247" calcext:value-type="float">
            <text:p>0,485247</text:p>
          </table:table-cell>
          <table:table-cell office:value-type="float" office:value="14550.3" calcext:value-type="float">
            <text:p>14550,3</text:p>
          </table:table-cell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office:value-type="float" office:value="-41.2" calcext:value-type="float">
            <text:p>-41,2</text:p>
          </table:table-cell>
          <table:table-cell office:value-type="float" office:value="136.3" calcext:value-type="float">
            <text:p>136,3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5.3" calcext:value-type="float">
            <text:p>65,3</text:p>
          </table:table-cell>
          <table:table-cell office:value-type="float" office:value="12.3" calcext:value-type="float">
            <text:p>12,3</text:p>
          </table:table-cell>
          <table:table-cell office:value-type="float" office:value="-168.6" calcext:value-type="float">
            <text:p>-168,6</text:p>
          </table:table-cell>
          <table:table-cell office:value-type="float" office:value="2806" calcext:value-type="float">
            <text:p>2806</text:p>
          </table:table-cell>
          <table:table-cell table:formula="of:=([.E383]-[.E382])/10" office:value-type="float" office:value="4.55999999999986" calcext:value-type="float">
            <text:p>4,55999999999986</text:p>
          </table:table-cell>
          <table:table-cell table:formula="of:=AVERAGE([.P358:.P383])" office:value-type="float" office:value="5.66615384615384" calcext:value-type="float">
            <text:p>5,67</text:p>
          </table:table-cell>
        </table:table-row>
        <table:table-row table:style-name="ro1">
          <table:table-cell office:value-type="string" calcext:value-type="string">
            <text:p>12:27:15</text:p>
          </table:table-cell>
          <table:table-cell office:value-type="float" office:value="11" calcext:value-type="float">
            <text:p>11</text:p>
          </table:table-cell>
          <table:table-cell office:value-type="float" office:value="48.206989" calcext:value-type="float">
            <text:p>48,206989</text:p>
          </table:table-cell>
          <table:table-cell office:value-type="float" office:value="0.487077" calcext:value-type="float">
            <text:p>0,487077</text:p>
          </table:table-cell>
          <table:table-cell office:value-type="float" office:value="14597.2" calcext:value-type="float">
            <text:p>14597,2</text:p>
          </table:table-cell>
          <table:table-cell office:value-type="float" office:value="16.1" calcext:value-type="float">
            <text:p>16,1</text:p>
          </table:table-cell>
          <table:table-cell office:value-type="float" office:value="11.9" calcext:value-type="float">
            <text:p>11,9</text:p>
          </table:table-cell>
          <table:table-cell office:value-type="float" office:value="-41" calcext:value-type="float">
            <text:p>-41</text:p>
          </table:table-cell>
          <table:table-cell office:value-type="float" office:value="135.3" calcext:value-type="float">
            <text:p>135,3</text:p>
          </table:table-cell>
          <table:table-cell office:value-type="float" office:value="6.5" calcext:value-type="float">
            <text:p>6,5</text:p>
          </table:table-cell>
          <table:table-cell office:value-type="float" office:value="1.2" calcext:value-type="float">
            <text:p>1,2</text:p>
          </table:table-cell>
          <table:table-cell office:value-type="float" office:value="65.8" calcext:value-type="float">
            <text:p>65,8</text:p>
          </table:table-cell>
          <table:table-cell office:value-type="float" office:value="12.3" calcext:value-type="float">
            <text:p>12,3</text:p>
          </table:table-cell>
          <table:table-cell office:value-type="float" office:value="-168.7" calcext:value-type="float">
            <text:p>-168,7</text:p>
          </table:table-cell>
          <table:table-cell office:value-type="float" office:value="2805.5" calcext:value-type="float">
            <text:p>2805,5</text:p>
          </table:table-cell>
          <table:table-cell table:formula="of:=([.E384]-[.E383])/10" office:value-type="float" office:value="4.69000000000015" calcext:value-type="float">
            <text:p>4,69000000000015</text:p>
          </table:table-cell>
          <table:table-cell table:formula="of:=AVERAGE([.P359:.P384])" office:value-type="float" office:value="5.60692307692308" calcext:value-type="float">
            <text:p>5,61</text:p>
          </table:table-cell>
        </table:table-row>
        <table:table-row table:style-name="ro1">
          <table:table-cell office:value-type="string" calcext:value-type="string">
            <text:p>12:27:25</text:p>
          </table:table-cell>
          <table:table-cell office:value-type="float" office:value="11" calcext:value-type="float">
            <text:p>11</text:p>
          </table:table-cell>
          <table:table-cell office:value-type="float" office:value="48.208393" calcext:value-type="float">
            <text:p>48,208393</text:p>
          </table:table-cell>
          <table:table-cell office:value-type="float" office:value="0.488905" calcext:value-type="float">
            <text:p>0,488905</text:p>
          </table:table-cell>
          <table:table-cell office:value-type="float" office:value="14642.2" calcext:value-type="float">
            <text:p>14642,2</text:p>
          </table:table-cell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,9</text:p>
          </table:table-cell>
          <table:table-cell office:value-type="float" office:value="-41.5" calcext:value-type="float">
            <text:p>-41,5</text:p>
          </table:table-cell>
          <table:table-cell office:value-type="float" office:value="134.4" calcext:value-type="float">
            <text:p>134,4</text:p>
          </table:table-cell>
          <table:table-cell office:value-type="float" office:value="6.5" calcext:value-type="float">
            <text:p>6,5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2.3" calcext:value-type="float">
            <text:p>12,3</text:p>
          </table:table-cell>
          <table:table-cell office:value-type="float" office:value="-175.2" calcext:value-type="float">
            <text:p>-175,2</text:p>
          </table:table-cell>
          <table:table-cell office:value-type="float" office:value="2805.1" calcext:value-type="float">
            <text:p>2805,1</text:p>
          </table:table-cell>
          <table:table-cell table:formula="of:=([.E385]-[.E384])/10" office:value-type="float" office:value="4.5" calcext:value-type="float">
            <text:p>4,5</text:p>
          </table:table-cell>
          <table:table-cell table:formula="of:=AVERAGE([.P360:.P385])" office:value-type="float" office:value="5.57884615384615" calcext:value-type="float">
            <text:p>5,58</text:p>
          </table:table-cell>
        </table:table-row>
        <table:table-row table:style-name="ro1">
          <table:table-cell office:value-type="string" calcext:value-type="string">
            <text:p>12:27:35</text:p>
          </table:table-cell>
          <table:table-cell office:value-type="float" office:value="11" calcext:value-type="float">
            <text:p>11</text:p>
          </table:table-cell>
          <table:table-cell office:value-type="float" office:value="48.209637" calcext:value-type="float">
            <text:p>48,209637</text:p>
          </table:table-cell>
          <table:table-cell office:value-type="float" office:value="0.490863" calcext:value-type="float">
            <text:p>0,490863</text:p>
          </table:table-cell>
          <table:table-cell office:value-type="float" office:value="14695.3" calcext:value-type="float">
            <text:p>14695,3</text:p>
          </table:table-cell>
          <table:table-cell office:value-type="float" office:value="15.9" calcext:value-type="float">
            <text:p>15,9</text:p>
          </table:table-cell>
          <table:table-cell office:value-type="float" office:value="11.8" calcext:value-type="float">
            <text:p>11,8</text:p>
          </table:table-cell>
          <table:table-cell office:value-type="float" office:value="-40.8" calcext:value-type="float">
            <text:p>-40,8</text:p>
          </table:table-cell>
          <table:table-cell office:value-type="float" office:value="133.3" calcext:value-type="float">
            <text:p>133,3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66.5" calcext:value-type="float">
            <text:p>66,5</text:p>
          </table:table-cell>
          <table:table-cell office:value-type="float" office:value="12.3" calcext:value-type="float">
            <text:p>12,3</text:p>
          </table:table-cell>
          <table:table-cell office:value-type="float" office:value="-168.3" calcext:value-type="float">
            <text:p>-168,3</text:p>
          </table:table-cell>
          <table:table-cell office:value-type="float" office:value="2804.6" calcext:value-type="float">
            <text:p>2804,6</text:p>
          </table:table-cell>
          <table:table-cell table:formula="of:=([.E386]-[.E385])/10" office:value-type="float" office:value="5.30999999999986" calcext:value-type="float">
            <text:p>5,30999999999986</text:p>
          </table:table-cell>
          <table:table-cell table:formula="of:=AVERAGE([.P361:.P386])" office:value-type="float" office:value="5.54692307692307" calcext:value-type="float">
            <text:p>5,55</text:p>
          </table:table-cell>
        </table:table-row>
        <table:table-row table:style-name="ro1">
          <table:table-cell office:value-type="string" calcext:value-type="string">
            <text:p>12:27:45</text:p>
          </table:table-cell>
          <table:table-cell office:value-type="float" office:value="11" calcext:value-type="float">
            <text:p>11</text:p>
          </table:table-cell>
          <table:table-cell office:value-type="float" office:value="48.210876" calcext:value-type="float">
            <text:p>48,210876</text:p>
          </table:table-cell>
          <table:table-cell office:value-type="float" office:value="0.492827" calcext:value-type="float">
            <text:p>0,492827</text:p>
          </table:table-cell>
          <table:table-cell office:value-type="float" office:value="14745.1" calcext:value-type="float">
            <text:p>14745,1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-41.5" calcext:value-type="float">
            <text:p>-41,5</text:p>
          </table:table-cell>
          <table:table-cell office:value-type="float" office:value="132.2" calcext:value-type="float">
            <text:p>132,2</text:p>
          </table:table-cell>
          <table:table-cell office:value-type="float" office:value="6.5" calcext:value-type="float">
            <text:p>6,5</text:p>
          </table:table-cell>
          <table:table-cell office:value-type="float" office:value="1.3" calcext:value-type="float">
            <text:p>1,3</text:p>
          </table:table-cell>
          <table:table-cell office:value-type="float" office:value="66.8" calcext:value-type="float">
            <text:p>66,8</text:p>
          </table:table-cell>
          <table:table-cell office:value-type="float" office:value="12.3" calcext:value-type="float">
            <text:p>12,3</text:p>
          </table:table-cell>
          <table:table-cell office:value-type="float" office:value="-172.7" calcext:value-type="float">
            <text:p>-172,7</text:p>
          </table:table-cell>
          <table:table-cell office:value-type="float" office:value="2804.1" calcext:value-type="float">
            <text:p>2804,1</text:p>
          </table:table-cell>
          <table:table-cell table:formula="of:=([.E387]-[.E386])/10" office:value-type="float" office:value="4.98000000000011" calcext:value-type="float">
            <text:p>4,98000000000011</text:p>
          </table:table-cell>
          <table:table-cell table:formula="of:=AVERAGE([.P362:.P387])" office:value-type="float" office:value="5.50923076923077" calcext:value-type="float">
            <text:p>5,51</text:p>
          </table:table-cell>
        </table:table-row>
        <table:table-row table:style-name="ro1">
          <table:table-cell office:value-type="string" calcext:value-type="string">
            <text:p>12:27:55</text:p>
          </table:table-cell>
          <table:table-cell office:value-type="float" office:value="11" calcext:value-type="float">
            <text:p>11</text:p>
          </table:table-cell>
          <table:table-cell office:value-type="float" office:value="48.212013" calcext:value-type="float">
            <text:p>48,212013</text:p>
          </table:table-cell>
          <table:table-cell office:value-type="float" office:value="0.494728" calcext:value-type="float">
            <text:p>0,494728</text:p>
          </table:table-cell>
          <table:table-cell office:value-type="float" office:value="14790.7" calcext:value-type="float">
            <text:p>14790,7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-41.5" calcext:value-type="float">
            <text:p>-41,5</text:p>
          </table:table-cell>
          <table:table-cell office:value-type="float" office:value="131.3" calcext:value-type="float">
            <text:p>131,3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67.4" calcext:value-type="float">
            <text:p>67,4</text:p>
          </table:table-cell>
          <table:table-cell office:value-type="float" office:value="12.3" calcext:value-type="float">
            <text:p>12,3</text:p>
          </table:table-cell>
          <table:table-cell office:value-type="float" office:value="-170.9" calcext:value-type="float">
            <text:p>-170,9</text:p>
          </table:table-cell>
          <table:table-cell office:value-type="float" office:value="2803.6" calcext:value-type="float">
            <text:p>2803,6</text:p>
          </table:table-cell>
          <table:table-cell table:formula="of:=([.E388]-[.E387])/10" office:value-type="float" office:value="4.56000000000004" calcext:value-type="float">
            <text:p>4,56000000000004</text:p>
          </table:table-cell>
          <table:table-cell table:formula="of:=AVERAGE([.P363:.P388])" office:value-type="float" office:value="5.42653846153847" calcext:value-type="float">
            <text:p>5,43</text:p>
          </table:table-cell>
        </table:table-row>
        <table:table-row table:style-name="ro1">
          <table:table-cell office:value-type="string" calcext:value-type="string">
            <text:p>12:28:05</text:p>
          </table:table-cell>
          <table:table-cell office:value-type="float" office:value="11" calcext:value-type="float">
            <text:p>11</text:p>
          </table:table-cell>
          <table:table-cell office:value-type="float" office:value="48.213276" calcext:value-type="float">
            <text:p>48,213276</text:p>
          </table:table-cell>
          <table:table-cell office:value-type="float" office:value="0.496578" calcext:value-type="float">
            <text:p>0,496578</text:p>
          </table:table-cell>
          <table:table-cell office:value-type="float" office:value="14839.9" calcext:value-type="float">
            <text:p>14839,9</text:p>
          </table:table-cell>
          <table:table-cell office:value-type="float" office:value="15.6" calcext:value-type="float">
            <text:p>15,6</text:p>
          </table:table-cell>
          <table:table-cell office:value-type="float" office:value="11.5" calcext:value-type="float">
            <text:p>11,5</text:p>
          </table:table-cell>
          <table:table-cell office:value-type="float" office:value="-42" calcext:value-type="float">
            <text:p>-42</text:p>
          </table:table-cell>
          <table:table-cell office:value-type="float" office:value="130.4" calcext:value-type="float">
            <text:p>130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68" calcext:value-type="float">
            <text:p>6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2" calcext:value-type="float">
            <text:p>-170,2</text:p>
          </table:table-cell>
          <table:table-cell office:value-type="float" office:value="2803" calcext:value-type="float">
            <text:p>2803</text:p>
          </table:table-cell>
          <table:table-cell table:formula="of:=([.E389]-[.E388])/10" office:value-type="float" office:value="4.91999999999989" calcext:value-type="float">
            <text:p>4,91999999999989</text:p>
          </table:table-cell>
          <table:table-cell table:formula="of:=AVERAGE([.P364:.P389])" office:value-type="float" office:value="5.38807692307692" calcext:value-type="float">
            <text:p>5,39</text:p>
          </table:table-cell>
        </table:table-row>
        <table:table-row table:style-name="ro1">
          <table:table-cell office:value-type="string" calcext:value-type="string">
            <text:p>12:28:15</text:p>
          </table:table-cell>
          <table:table-cell office:value-type="float" office:value="11" calcext:value-type="float">
            <text:p>11</text:p>
          </table:table-cell>
          <table:table-cell office:value-type="float" office:value="48.214432" calcext:value-type="float">
            <text:p>48,214432</text:p>
          </table:table-cell>
          <table:table-cell office:value-type="float" office:value="0.498162" calcext:value-type="float">
            <text:p>0,498162</text:p>
          </table:table-cell>
          <table:table-cell office:value-type="float" office:value="14888.7" calcext:value-type="float">
            <text:p>14888,7</text:p>
          </table:table-cell>
          <table:table-cell office:value-type="float" office:value="15.5" calcext:value-type="float">
            <text:p>15,5</text:p>
          </table:table-cell>
          <table:table-cell office:value-type="float" office:value="11.4" calcext:value-type="float">
            <text:p>11,4</text:p>
          </table:table-cell>
          <table:table-cell office:value-type="float" office:value="-40.8" calcext:value-type="float">
            <text:p>-40,8</text:p>
          </table:table-cell>
          <table:table-cell office:value-type="float" office:value="129.4" calcext:value-type="float">
            <text:p>129,4</text:p>
          </table:table-cell>
          <table:table-cell office:value-type="float" office:value="6.8" calcext:value-type="float">
            <text:p>6,8</text:p>
          </table:table-cell>
          <table:table-cell office:value-type="float" office:value="1.3" calcext:value-type="float">
            <text:p>1,3</text:p>
          </table:table-cell>
          <table:table-cell office:value-type="float" office:value="68.2" calcext:value-type="float">
            <text:p>68,2</text:p>
          </table:table-cell>
          <table:table-cell office:value-type="float" office:value="12.3" calcext:value-type="float">
            <text:p>12,3</text:p>
          </table:table-cell>
          <table:table-cell office:value-type="float" office:value="-170.6" calcext:value-type="float">
            <text:p>-170,6</text:p>
          </table:table-cell>
          <table:table-cell office:value-type="float" office:value="2802.6" calcext:value-type="float">
            <text:p>2802,6</text:p>
          </table:table-cell>
          <table:table-cell table:formula="of:=([.E390]-[.E389])/10" office:value-type="float" office:value="4.88000000000011" calcext:value-type="float">
            <text:p>4,88000000000011</text:p>
          </table:table-cell>
          <table:table-cell table:formula="of:=AVERAGE([.P365:.P390])" office:value-type="float" office:value="5.35615384615385" calcext:value-type="float">
            <text:p>5,36</text:p>
          </table:table-cell>
        </table:table-row>
        <table:table-row table:style-name="ro1">
          <table:table-cell office:value-type="string" calcext:value-type="string">
            <text:p>12:28:25</text:p>
          </table:table-cell>
          <table:table-cell office:value-type="float" office:value="11" calcext:value-type="float">
            <text:p>11</text:p>
          </table:table-cell>
          <table:table-cell office:value-type="float" office:value="48.215569" calcext:value-type="float">
            <text:p>48,215569</text:p>
          </table:table-cell>
          <table:table-cell office:value-type="float" office:value="0.499602" calcext:value-type="float">
            <text:p>0,499602</text:p>
          </table:table-cell>
          <table:table-cell office:value-type="float" office:value="14936.4" calcext:value-type="float">
            <text:p>14936,4</text:p>
          </table:table-cell>
          <table:table-cell office:value-type="float" office:value="15.5" calcext:value-type="float">
            <text:p>15,5</text:p>
          </table:table-cell>
          <table:table-cell office:value-type="float" office:value="11.3" calcext:value-type="float">
            <text:p>11,3</text:p>
          </table:table-cell>
          <table:table-cell office:value-type="float" office:value="-39.8" calcext:value-type="float">
            <text:p>-39,8</text:p>
          </table:table-cell>
          <table:table-cell office:value-type="float" office:value="128.5" calcext:value-type="float">
            <text:p>128,5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68.6" calcext:value-type="float">
            <text:p>68,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6" calcext:value-type="float">
            <text:p>-169,6</text:p>
          </table:table-cell>
          <table:table-cell office:value-type="float" office:value="2802.1" calcext:value-type="float">
            <text:p>2802,1</text:p>
          </table:table-cell>
          <table:table-cell table:formula="of:=([.E391]-[.E390])/10" office:value-type="float" office:value="4.76999999999989" calcext:value-type="float">
            <text:p>4,76999999999989</text:p>
          </table:table-cell>
          <table:table-cell table:formula="of:=AVERAGE([.P366:.P391])" office:value-type="float" office:value="5.33115384615385" calcext:value-type="float">
            <text:p>5,33</text:p>
          </table:table-cell>
        </table:table-row>
        <table:table-row table:style-name="ro1">
          <table:table-cell office:value-type="string" calcext:value-type="string">
            <text:p>12:28:35</text:p>
          </table:table-cell>
          <table:table-cell office:value-type="float" office:value="11" calcext:value-type="float">
            <text:p>11</text:p>
          </table:table-cell>
          <table:table-cell office:value-type="float" office:value="48.216599" calcext:value-type="float">
            <text:p>48,216599</text:p>
          </table:table-cell>
          <table:table-cell office:value-type="float" office:value="0.501185" calcext:value-type="float">
            <text:p>0,501185</text:p>
          </table:table-cell>
          <table:table-cell office:value-type="float" office:value="14982.6" calcext:value-type="float">
            <text:p>14982,6</text:p>
          </table:table-cell>
          <table:table-cell office:value-type="float" office:value="15.4" calcext:value-type="float">
            <text:p>15,4</text:p>
          </table:table-cell>
          <table:table-cell office:value-type="float" office:value="11.2" calcext:value-type="float">
            <text:p>11,2</text:p>
          </table:table-cell>
          <table:table-cell office:value-type="float" office:value="-40.2" calcext:value-type="float">
            <text:p>-40,2</text:p>
          </table:table-cell>
          <table:table-cell office:value-type="float" office:value="127.6" calcext:value-type="float">
            <text:p>127,6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2.3" calcext:value-type="float">
            <text:p>12,3</text:p>
          </table:table-cell>
          <table:table-cell office:value-type="float" office:value="-171.9" calcext:value-type="float">
            <text:p>-171,9</text:p>
          </table:table-cell>
          <table:table-cell office:value-type="float" office:value="2801.6" calcext:value-type="float">
            <text:p>2801,6</text:p>
          </table:table-cell>
          <table:table-cell table:formula="of:=([.E392]-[.E391])/10" office:value-type="float" office:value="4.62000000000007" calcext:value-type="float">
            <text:p>4,62000000000007</text:p>
          </table:table-cell>
          <table:table-cell table:formula="of:=AVERAGE([.P367:.P392])" office:value-type="float" office:value="5.3" calcext:value-type="float">
            <text:p>5,30</text:p>
          </table:table-cell>
        </table:table-row>
        <table:table-row table:style-name="ro1">
          <table:table-cell office:value-type="string" calcext:value-type="string">
            <text:p>12:28:45</text:p>
          </table:table-cell>
          <table:table-cell office:value-type="float" office:value="11" calcext:value-type="float">
            <text:p>11</text:p>
          </table:table-cell>
          <table:table-cell office:value-type="float" office:value="48.217655" calcext:value-type="float">
            <text:p>48,217655</text:p>
          </table:table-cell>
          <table:table-cell office:value-type="float" office:value="0.502975" calcext:value-type="float">
            <text:p>0,502975</text:p>
          </table:table-cell>
          <table:table-cell office:value-type="float" office:value="15028.5" calcext:value-type="float">
            <text:p>15028,5</text:p>
          </table:table-cell>
          <table:table-cell office:value-type="float" office:value="15.2" calcext:value-type="float">
            <text:p>15,2</text:p>
          </table:table-cell>
          <table:table-cell office:value-type="float" office:value="11.1" calcext:value-type="float">
            <text:p>11,1</text:p>
          </table:table-cell>
          <table:table-cell office:value-type="float" office:value="-42.5" calcext:value-type="float">
            <text:p>-42,5</text:p>
          </table:table-cell>
          <table:table-cell office:value-type="float" office:value="126.7" calcext:value-type="float">
            <text:p>126,7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69.7" calcext:value-type="float">
            <text:p>69,7</text:p>
          </table:table-cell>
          <table:table-cell office:value-type="float" office:value="12.3" calcext:value-type="float">
            <text:p>12,3</text:p>
          </table:table-cell>
          <table:table-cell office:value-type="float" office:value="-201.9" calcext:value-type="float">
            <text:p>-201,9</text:p>
          </table:table-cell>
          <table:table-cell office:value-type="float" office:value="2801.1" calcext:value-type="float">
            <text:p>2801,1</text:p>
          </table:table-cell>
          <table:table-cell table:formula="of:=([.E393]-[.E392])/10" office:value-type="float" office:value="4.58999999999996" calcext:value-type="float">
            <text:p>4,58999999999996</text:p>
          </table:table-cell>
          <table:table-cell table:formula="of:=AVERAGE([.P368:.P393])" office:value-type="float" office:value="5.24961538461538" calcext:value-type="float">
            <text:p>5,25</text:p>
          </table:table-cell>
        </table:table-row>
        <table:table-row table:style-name="ro1">
          <table:table-cell office:value-type="string" calcext:value-type="string">
            <text:p>12:28:55</text:p>
          </table:table-cell>
          <table:table-cell office:value-type="float" office:value="11" calcext:value-type="float">
            <text:p>11</text:p>
          </table:table-cell>
          <table:table-cell office:value-type="float" office:value="48.218658" calcext:value-type="float">
            <text:p>48,218658</text:p>
          </table:table-cell>
          <table:table-cell office:value-type="float" office:value="0.504708" calcext:value-type="float">
            <text:p>0,504708</text:p>
          </table:table-cell>
          <table:table-cell office:value-type="float" office:value="15075" calcext:value-type="float">
            <text:p>15075</text:p>
          </table:table-cell>
          <table:table-cell office:value-type="float" office:value="15.2" calcext:value-type="float">
            <text:p>15,2</text:p>
          </table:table-cell>
          <table:table-cell office:value-type="float" office:value="11.1" calcext:value-type="float">
            <text:p>11,1</text:p>
          </table:table-cell>
          <table:table-cell office:value-type="float" office:value="-41.5" calcext:value-type="float">
            <text:p>-41,5</text:p>
          </table:table-cell>
          <table:table-cell office:value-type="float" office:value="125.8" calcext:value-type="float">
            <text:p>125,8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office:value-type="float" office:value="70.3" calcext:value-type="float">
            <text:p>70,3</text:p>
          </table:table-cell>
          <table:table-cell office:value-type="float" office:value="12.3" calcext:value-type="float">
            <text:p>12,3</text:p>
          </table:table-cell>
          <table:table-cell office:value-type="float" office:value="-172.1" calcext:value-type="float">
            <text:p>-172,1</text:p>
          </table:table-cell>
          <table:table-cell office:value-type="float" office:value="2800.6" calcext:value-type="float">
            <text:p>2800,6</text:p>
          </table:table-cell>
          <table:table-cell table:formula="of:=([.E394]-[.E393])/10" office:value-type="float" office:value="4.65" calcext:value-type="float">
            <text:p>4,65</text:p>
          </table:table-cell>
          <table:table-cell table:formula="of:=AVERAGE([.P369:.P394])" office:value-type="float" office:value="5.20115384615384" calcext:value-type="float">
            <text:p>5,20</text:p>
          </table:table-cell>
        </table:table-row>
        <table:table-row table:style-name="ro1">
          <table:table-cell office:value-type="string" calcext:value-type="string">
            <text:p>12:29:05</text:p>
          </table:table-cell>
          <table:table-cell office:value-type="float" office:value="11" calcext:value-type="float">
            <text:p>11</text:p>
          </table:table-cell>
          <table:table-cell office:value-type="float" office:value="48.219738" calcext:value-type="float">
            <text:p>48,219738</text:p>
          </table:table-cell>
          <table:table-cell office:value-type="float" office:value="0.506343" calcext:value-type="float">
            <text:p>0,506343</text:p>
          </table:table-cell>
          <table:table-cell office:value-type="float" office:value="15122.1" calcext:value-type="float">
            <text:p>15122,1</text:p>
          </table:table-cell>
          <table:table-cell office:value-type="float" office:value="15.1" calcext:value-type="float">
            <text:p>15,1</text:p>
          </table:table-cell>
          <table:table-cell office:value-type="float" office:value="11" calcext:value-type="float">
            <text:p>11</text:p>
          </table:table-cell>
          <table:table-cell office:value-type="float" office:value="-41.5" calcext:value-type="float">
            <text:p>-41,5</text:p>
          </table:table-cell>
          <table:table-cell office:value-type="float" office:value="124.9" calcext:value-type="float">
            <text:p>124,9</text:p>
          </table:table-cell>
          <table:table-cell office:value-type="float" office:value="7.1" calcext:value-type="float">
            <text:p>7,1</text:p>
          </table:table-cell>
          <table:table-cell office:value-type="float" office:value="1.3" calcext:value-type="float">
            <text:p>1,3</text:p>
          </table:table-cell>
          <table:table-cell office:value-type="float" office:value="70.9" calcext:value-type="float">
            <text:p>70,9</text:p>
          </table:table-cell>
          <table:table-cell office:value-type="float" office:value="12.3" calcext:value-type="float">
            <text:p>12,3</text:p>
          </table:table-cell>
          <table:table-cell office:value-type="float" office:value="-176.8" calcext:value-type="float">
            <text:p>-176,8</text:p>
          </table:table-cell>
          <table:table-cell office:value-type="float" office:value="2800.1" calcext:value-type="float">
            <text:p>2800,1</text:p>
          </table:table-cell>
          <table:table-cell table:formula="of:=([.E395]-[.E394])/10" office:value-type="float" office:value="4.71000000000004" calcext:value-type="float">
            <text:p>4,71000000000004</text:p>
          </table:table-cell>
          <table:table-cell table:formula="of:=AVERAGE([.P370:.P395])" office:value-type="float" office:value="5.13653846153846" calcext:value-type="float">
            <text:p>5,14</text:p>
          </table:table-cell>
        </table:table-row>
        <table:table-row table:style-name="ro1">
          <table:table-cell office:value-type="string" calcext:value-type="string">
            <text:p>12:29:15</text:p>
          </table:table-cell>
          <table:table-cell office:value-type="float" office:value="10" calcext:value-type="float">
            <text:p>10</text:p>
          </table:table-cell>
          <table:table-cell office:value-type="float" office:value="48.22081" calcext:value-type="float">
            <text:p>48,22081</text:p>
          </table:table-cell>
          <table:table-cell office:value-type="float" office:value="0.508048" calcext:value-type="float">
            <text:p>0,508048</text:p>
          </table:table-cell>
          <table:table-cell office:value-type="float" office:value="15169" calcext:value-type="float">
            <text:p>15169</text:p>
          </table:table-cell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,9</text:p>
          </table:table-cell>
          <table:table-cell office:value-type="float" office:value="-42" calcext:value-type="float">
            <text:p>-42</text:p>
          </table:table-cell>
          <table:table-cell office:value-type="float" office:value="124" calcext:value-type="float">
            <text:p>124</text:p>
          </table:table-cell>
          <table:table-cell office:value-type="float" office:value="7.1" calcext:value-type="float">
            <text:p>7,1</text:p>
          </table:table-cell>
          <table:table-cell office:value-type="float" office:value="1.3" calcext:value-type="float">
            <text:p>1,3</text:p>
          </table:table-cell>
          <table:table-cell office:value-type="float" office:value="71.5" calcext:value-type="float">
            <text:p>71,5</text:p>
          </table:table-cell>
          <table:table-cell office:value-type="float" office:value="12.3" calcext:value-type="float">
            <text:p>12,3</text:p>
          </table:table-cell>
          <table:table-cell office:value-type="float" office:value="-170.1" calcext:value-type="float">
            <text:p>-170,1</text:p>
          </table:table-cell>
          <table:table-cell office:value-type="float" office:value="2799.6" calcext:value-type="float">
            <text:p>2799,6</text:p>
          </table:table-cell>
          <table:table-cell table:formula="of:=([.E396]-[.E395])/10" office:value-type="float" office:value="4.68999999999996" calcext:value-type="float">
            <text:p>4,68999999999996</text:p>
          </table:table-cell>
          <table:table-cell table:formula="of:=AVERAGE([.P371:.P396])" office:value-type="float" office:value="5.09038461538462" calcext:value-type="float">
            <text:p>5,09</text:p>
          </table:table-cell>
        </table:table-row>
        <table:table-row table:style-name="ro1">
          <table:table-cell office:value-type="string" calcext:value-type="string">
            <text:p>12:29:25</text:p>
          </table:table-cell>
          <table:table-cell office:value-type="float" office:value="11" calcext:value-type="float">
            <text:p>11</text:p>
          </table:table-cell>
          <table:table-cell office:value-type="float" office:value="48.221916" calcext:value-type="float">
            <text:p>48,221916</text:p>
          </table:table-cell>
          <table:table-cell office:value-type="float" office:value="0.509852" calcext:value-type="float">
            <text:p>0,509852</text:p>
          </table:table-cell>
          <table:table-cell office:value-type="float" office:value="15222.1" calcext:value-type="float">
            <text:p>15222,1</text:p>
          </table:table-cell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,9</text:p>
          </table:table-cell>
          <table:table-cell office:value-type="float" office:value="-40.2" calcext:value-type="float">
            <text:p>-40,2</text:p>
          </table:table-cell>
          <table:table-cell office:value-type="float" office:value="123.1" calcext:value-type="float">
            <text:p>123,1</text:p>
          </table:table-cell>
          <table:table-cell office:value-type="float" office:value="7.1" calcext:value-type="float">
            <text:p>7,1</text:p>
          </table:table-cell>
          <table:table-cell office:value-type="float" office:value="1.4" calcext:value-type="float">
            <text:p>1,4</text:p>
          </table:table-cell>
          <table:table-cell office:value-type="float" office:value="72.7" calcext:value-type="float">
            <text:p>72,7</text:p>
          </table:table-cell>
          <table:table-cell office:value-type="float" office:value="12.3" calcext:value-type="float">
            <text:p>12,3</text:p>
          </table:table-cell>
          <table:table-cell office:value-type="float" office:value="-176.4" calcext:value-type="float">
            <text:p>-176,4</text:p>
          </table:table-cell>
          <table:table-cell office:value-type="float" office:value="2799.1" calcext:value-type="float">
            <text:p>2799,1</text:p>
          </table:table-cell>
          <table:table-cell table:formula="of:=([.E397]-[.E396])/10" office:value-type="float" office:value="5.31000000000004" calcext:value-type="float">
            <text:p>5,31000000000004</text:p>
          </table:table-cell>
          <table:table-cell table:formula="of:=AVERAGE([.P372:.P397])" office:value-type="float" office:value="5.05884615384616" calcext:value-type="float">
            <text:p>5,06</text:p>
          </table:table-cell>
        </table:table-row>
        <table:table-row table:style-name="ro1">
          <table:table-cell office:value-type="string" calcext:value-type="string">
            <text:p>12:29:35</text:p>
          </table:table-cell>
          <table:table-cell office:value-type="float" office:value="11" calcext:value-type="float">
            <text:p>11</text:p>
          </table:table-cell>
          <table:table-cell office:value-type="float" office:value="48.222874" calcext:value-type="float">
            <text:p>48,222874</text:p>
          </table:table-cell>
          <table:table-cell office:value-type="float" office:value="0.511765" calcext:value-type="float">
            <text:p>0,511765</text:p>
          </table:table-cell>
          <table:table-cell office:value-type="float" office:value="15270.5" calcext:value-type="float">
            <text:p>15270,5</text:p>
          </table:table-cell>
          <table:table-cell office:value-type="float" office:value="14.9" calcext:value-type="float">
            <text:p>14,9</text:p>
          </table:table-cell>
          <table:table-cell office:value-type="float" office:value="10.8" calcext:value-type="float">
            <text:p>10,8</text:p>
          </table:table-cell>
          <table:table-cell office:value-type="float" office:value="-42" calcext:value-type="float">
            <text:p>-42</text:p>
          </table:table-cell>
          <table:table-cell office:value-type="float" office:value="122" calcext:value-type="float">
            <text:p>122</text:p>
          </table:table-cell>
          <table:table-cell office:value-type="float" office:value="7.1" calcext:value-type="float">
            <text:p>7,1</text:p>
          </table:table-cell>
          <table:table-cell office:value-type="float" office:value="1.4" calcext:value-type="float">
            <text:p>1,4</text:p>
          </table:table-cell>
          <table:table-cell office:value-type="float" office:value="73.7" calcext:value-type="float">
            <text:p>73,7</text:p>
          </table:table-cell>
          <table:table-cell office:value-type="float" office:value="12.3" calcext:value-type="float">
            <text:p>12,3</text:p>
          </table:table-cell>
          <table:table-cell office:value-type="float" office:value="-173.5" calcext:value-type="float">
            <text:p>-173,5</text:p>
          </table:table-cell>
          <table:table-cell office:value-type="float" office:value="2798.7" calcext:value-type="float">
            <text:p>2798,7</text:p>
          </table:table-cell>
          <table:table-cell table:formula="of:=([.E398]-[.E397])/10" office:value-type="float" office:value="4.83999999999996" calcext:value-type="float">
            <text:p>4,83999999999996</text:p>
          </table:table-cell>
          <table:table-cell table:formula="of:=AVERAGE([.P373:.P398])" office:value-type="float" office:value="5.02038461538461" calcext:value-type="float">
            <text:p>5,02</text:p>
          </table:table-cell>
        </table:table-row>
        <table:table-row table:style-name="ro1">
          <table:table-cell office:value-type="string" calcext:value-type="string">
            <text:p>12:29:45</text:p>
          </table:table-cell>
          <table:table-cell office:value-type="float" office:value="11" calcext:value-type="float">
            <text:p>11</text:p>
          </table:table-cell>
          <table:table-cell office:value-type="float" office:value="48.223877" calcext:value-type="float">
            <text:p>48,223877</text:p>
          </table:table-cell>
          <table:table-cell office:value-type="float" office:value="0.513335" calcext:value-type="float">
            <text:p>0,513335</text:p>
          </table:table-cell>
          <table:table-cell office:value-type="float" office:value="15319" calcext:value-type="float">
            <text:p>15319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-42" calcext:value-type="float">
            <text:p>-42</text:p>
          </table:table-cell>
          <table:table-cell office:value-type="float" office:value="121.2" calcext:value-type="float">
            <text:p>121,2</text:p>
          </table:table-cell>
          <table:table-cell office:value-type="float" office:value="7.2" calcext:value-type="float">
            <text:p>7,2</text:p>
          </table:table-cell>
          <table:table-cell office:value-type="float" office:value="1.4" calcext:value-type="float">
            <text:p>1,4</text:p>
          </table:table-cell>
          <table:table-cell office:value-type="float" office:value="74.5" calcext:value-type="float">
            <text:p>74,5</text:p>
          </table:table-cell>
          <table:table-cell office:value-type="float" office:value="12.3" calcext:value-type="float">
            <text:p>12,3</text:p>
          </table:table-cell>
          <table:table-cell office:value-type="float" office:value="-171.1" calcext:value-type="float">
            <text:p>-171,1</text:p>
          </table:table-cell>
          <table:table-cell office:value-type="float" office:value="2798.2" calcext:value-type="float">
            <text:p>2798,2</text:p>
          </table:table-cell>
          <table:table-cell table:formula="of:=([.E399]-[.E398])/10" office:value-type="float" office:value="4.85" calcext:value-type="float">
            <text:p>4,85</text:p>
          </table:table-cell>
          <table:table-cell table:formula="of:=AVERAGE([.P374:.P399])" office:value-type="float" office:value="4.99653846153846" calcext:value-type="float">
            <text:p>5,00</text:p>
          </table:table-cell>
        </table:table-row>
        <table:table-row table:style-name="ro1">
          <table:table-cell office:value-type="string" calcext:value-type="string">
            <text:p>12:29:55</text:p>
          </table:table-cell>
          <table:table-cell office:value-type="float" office:value="11" calcext:value-type="float">
            <text:p>11</text:p>
          </table:table-cell>
          <table:table-cell office:value-type="float" office:value="48.224846" calcext:value-type="float">
            <text:p>48,224846</text:p>
          </table:table-cell>
          <table:table-cell office:value-type="float" office:value="0.514917" calcext:value-type="float">
            <text:p>0,514917</text:p>
          </table:table-cell>
          <table:table-cell office:value-type="float" office:value="15368.5" calcext:value-type="float">
            <text:p>15368,5</text:p>
          </table:table-cell>
          <table:table-cell office:value-type="float" office:value="14.8" calcext:value-type="float">
            <text:p>14,8</text:p>
          </table:table-cell>
          <table:table-cell office:value-type="float" office:value="10.6" calcext:value-type="float">
            <text:p>10,6</text:p>
          </table:table-cell>
          <table:table-cell office:value-type="float" office:value="-43.2" calcext:value-type="float">
            <text:p>-43,2</text:p>
          </table:table-cell>
          <table:table-cell office:value-type="float" office:value="120.3" calcext:value-type="float">
            <text:p>120,3</text:p>
          </table:table-cell>
          <table:table-cell office:value-type="float" office:value="7.2" calcext:value-type="float">
            <text:p>7,2</text:p>
          </table:table-cell>
          <table:table-cell office:value-type="float" office:value="1.4" calcext:value-type="float">
            <text:p>1,4</text:p>
          </table:table-cell>
          <table:table-cell office:value-type="float" office:value="75.1" calcext:value-type="float">
            <text:p>75,1</text:p>
          </table:table-cell>
          <table:table-cell office:value-type="float" office:value="12.3" calcext:value-type="float">
            <text:p>12,3</text:p>
          </table:table-cell>
          <table:table-cell office:value-type="float" office:value="-170.3" calcext:value-type="float">
            <text:p>-170,3</text:p>
          </table:table-cell>
          <table:table-cell office:value-type="float" office:value="2797.7" calcext:value-type="float">
            <text:p>2797,7</text:p>
          </table:table-cell>
          <table:table-cell table:formula="of:=([.E400]-[.E399])/10" office:value-type="float" office:value="4.95" calcext:value-type="float">
            <text:p>4,95</text:p>
          </table:table-cell>
          <table:table-cell table:formula="of:=AVERAGE([.P375:.P400])" office:value-type="float" office:value="5.00115384615384" calcext:value-type="float">
            <text:p>5,00</text:p>
          </table:table-cell>
        </table:table-row>
        <table:table-row table:style-name="ro1">
          <table:table-cell office:value-type="string" calcext:value-type="string">
            <text:p>12:30:05</text:p>
          </table:table-cell>
          <table:table-cell office:value-type="float" office:value="11" calcext:value-type="float">
            <text:p>11</text:p>
          </table:table-cell>
          <table:table-cell office:value-type="float" office:value="48.22575" calcext:value-type="float">
            <text:p>48,22575</text:p>
          </table:table-cell>
          <table:table-cell office:value-type="float" office:value="0.516517" calcext:value-type="float">
            <text:p>0,516517</text:p>
          </table:table-cell>
          <table:table-cell office:value-type="float" office:value="15419.7" calcext:value-type="float">
            <text:p>15419,7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-41.5" calcext:value-type="float">
            <text:p>-41,5</text:p>
          </table:table-cell>
          <table:table-cell office:value-type="float" office:value="119.4" calcext:value-type="float">
            <text:p>119,4</text:p>
          </table:table-cell>
          <table:table-cell office:value-type="float" office:value="7.2" calcext:value-type="float">
            <text:p>7,2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2.3" calcext:value-type="float">
            <text:p>12,3</text:p>
          </table:table-cell>
          <table:table-cell office:value-type="float" office:value="-174.2" calcext:value-type="float">
            <text:p>-174,2</text:p>
          </table:table-cell>
          <table:table-cell office:value-type="float" office:value="2797.1" calcext:value-type="float">
            <text:p>2797,1</text:p>
          </table:table-cell>
          <table:table-cell table:formula="of:=([.E401]-[.E400])/10" office:value-type="float" office:value="5.12000000000007" calcext:value-type="float">
            <text:p>5,12000000000007</text:p>
          </table:table-cell>
          <table:table-cell table:formula="of:=AVERAGE([.P376:.P401])" office:value-type="float" office:value="4.99615384615385" calcext:value-type="float">
            <text:p>5,00</text:p>
          </table:table-cell>
        </table:table-row>
        <table:table-row table:style-name="ro1">
          <table:table-cell office:value-type="string" calcext:value-type="string">
            <text:p>12:30:15</text:p>
          </table:table-cell>
          <table:table-cell office:value-type="float" office:value="11" calcext:value-type="float">
            <text:p>11</text:p>
          </table:table-cell>
          <table:table-cell office:value-type="float" office:value="48.226475" calcext:value-type="float">
            <text:p>48,226475</text:p>
          </table:table-cell>
          <table:table-cell office:value-type="float" office:value="0.518272" calcext:value-type="float">
            <text:p>0,518272</text:p>
          </table:table-cell>
          <table:table-cell office:value-type="float" office:value="15472.1" calcext:value-type="float">
            <text:p>15472,1</text:p>
          </table:table-cell>
          <table:table-cell office:value-type="float" office:value="14.5" calcext:value-type="float">
            <text:p>14,5</text:p>
          </table:table-cell>
          <table:table-cell office:value-type="float" office:value="10.5" calcext:value-type="float">
            <text:p>10,5</text:p>
          </table:table-cell>
          <table:table-cell office:value-type="float" office:value="-41.8" calcext:value-type="float">
            <text:p>-41,8</text:p>
          </table:table-cell>
          <table:table-cell office:value-type="float" office:value="118.4" calcext:value-type="float">
            <text:p>118,4</text:p>
          </table:table-cell>
          <table:table-cell office:value-type="float" office:value="7.2" calcext:value-type="float">
            <text:p>7,2</text:p>
          </table:table-cell>
          <table:table-cell office:value-type="float" office:value="1.4" calcext:value-type="float">
            <text:p>1,4</text:p>
          </table:table-cell>
          <table:table-cell office:value-type="float" office:value="76.5" calcext:value-type="float">
            <text:p>76,5</text:p>
          </table:table-cell>
          <table:table-cell office:value-type="float" office:value="12.3" calcext:value-type="float">
            <text:p>12,3</text:p>
          </table:table-cell>
          <table:table-cell office:value-type="float" office:value="-178.7" calcext:value-type="float">
            <text:p>-178,7</text:p>
          </table:table-cell>
          <table:table-cell office:value-type="float" office:value="2796.6" calcext:value-type="float">
            <text:p>2796,6</text:p>
          </table:table-cell>
          <table:table-cell table:formula="of:=([.E402]-[.E401])/10" office:value-type="float" office:value="5.23999999999996" calcext:value-type="float">
            <text:p>5,23999999999996</text:p>
          </table:table-cell>
          <table:table-cell table:formula="of:=AVERAGE([.P377:.P402])" office:value-type="float" office:value="4.98115384615385" calcext:value-type="float">
            <text:p>4,98</text:p>
          </table:table-cell>
        </table:table-row>
        <table:table-row table:style-name="ro1">
          <table:table-cell office:value-type="string" calcext:value-type="string">
            <text:p>12:30:25</text:p>
          </table:table-cell>
          <table:table-cell office:value-type="float" office:value="11" calcext:value-type="float">
            <text:p>11</text:p>
          </table:table-cell>
          <table:table-cell office:value-type="float" office:value="48.227234" calcext:value-type="float">
            <text:p>48,227234</text:p>
          </table:table-cell>
          <table:table-cell office:value-type="float" office:value="0.520078" calcext:value-type="float">
            <text:p>0,520078</text:p>
          </table:table-cell>
          <table:table-cell office:value-type="float" office:value="15524.3" calcext:value-type="float">
            <text:p>15524,3</text:p>
          </table:table-cell>
          <table:table-cell office:value-type="float" office:value="14.5" calcext:value-type="float">
            <text:p>14,5</text:p>
          </table:table-cell>
          <table:table-cell office:value-type="float" office:value="10.4" calcext:value-type="float">
            <text:p>10,4</text:p>
          </table:table-cell>
          <table:table-cell office:value-type="float" office:value="-41.5" calcext:value-type="float">
            <text:p>-41,5</text:p>
          </table:table-cell>
          <table:table-cell office:value-type="float" office:value="117.5" calcext:value-type="float">
            <text:p>117,5</text:p>
          </table:table-cell>
          <table:table-cell office:value-type="float" office:value="7.3" calcext:value-type="float">
            <text:p>7,3</text:p>
          </table:table-cell>
          <table:table-cell office:value-type="float" office:value="1.4" calcext:value-type="float">
            <text:p>1,4</text:p>
          </table:table-cell>
          <table:table-cell office:value-type="float" office:value="76.9" calcext:value-type="float">
            <text:p>76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3" calcext:value-type="float">
            <text:p>-168,3</text:p>
          </table:table-cell>
          <table:table-cell office:value-type="float" office:value="2796.2" calcext:value-type="float">
            <text:p>2796,2</text:p>
          </table:table-cell>
          <table:table-cell table:formula="of:=([.E403]-[.E402])/10" office:value-type="float" office:value="5.21999999999989" calcext:value-type="float">
            <text:p>5,21999999999989</text:p>
          </table:table-cell>
          <table:table-cell table:formula="of:=AVERAGE([.P378:.P403])" office:value-type="float" office:value="4.965" calcext:value-type="float">
            <text:p>4,97</text:p>
          </table:table-cell>
        </table:table-row>
        <table:table-row table:style-name="ro1">
          <table:table-cell office:value-type="string" calcext:value-type="string">
            <text:p>12:30:35</text:p>
          </table:table-cell>
          <table:table-cell office:value-type="float" office:value="11" calcext:value-type="float">
            <text:p>11</text:p>
          </table:table-cell>
          <table:table-cell office:value-type="float" office:value="48.227882" calcext:value-type="float">
            <text:p>48,227882</text:p>
          </table:table-cell>
          <table:table-cell office:value-type="float" office:value="0.522052" calcext:value-type="float">
            <text:p>0,522052</text:p>
          </table:table-cell>
          <table:table-cell office:value-type="float" office:value="15578.9" calcext:value-type="float">
            <text:p>15578,9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-41" calcext:value-type="float">
            <text:p>-41</text:p>
          </table:table-cell>
          <table:table-cell office:value-type="float" office:value="116.5" calcext:value-type="float">
            <text:p>116,5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77.5" calcext:value-type="float">
            <text:p>77,5</text:p>
          </table:table-cell>
          <table:table-cell office:value-type="float" office:value="12.3" calcext:value-type="float">
            <text:p>12,3</text:p>
          </table:table-cell>
          <table:table-cell office:value-type="float" office:value="-173.2" calcext:value-type="float">
            <text:p>-173,2</text:p>
          </table:table-cell>
          <table:table-cell office:value-type="float" office:value="2795.7" calcext:value-type="float">
            <text:p>2795,7</text:p>
          </table:table-cell>
          <table:table-cell table:formula="of:=([.E404]-[.E403])/10" office:value-type="float" office:value="5.46000000000004" calcext:value-type="float">
            <text:p>5,46000000000004</text:p>
          </table:table-cell>
          <table:table-cell table:formula="of:=AVERAGE([.P379:.P404])" office:value-type="float" office:value="4.94346153846154" calcext:value-type="float">
            <text:p>4,94</text:p>
          </table:table-cell>
        </table:table-row>
        <table:table-row table:style-name="ro1">
          <table:table-cell office:value-type="string" calcext:value-type="string">
            <text:p>12:30:45</text:p>
          </table:table-cell>
          <table:table-cell office:value-type="float" office:value="11" calcext:value-type="float">
            <text:p>11</text:p>
          </table:table-cell>
          <table:table-cell office:value-type="float" office:value="48.228321" calcext:value-type="float">
            <text:p>48,228321</text:p>
          </table:table-cell>
          <table:table-cell office:value-type="float" office:value="0.524115" calcext:value-type="float">
            <text:p>0,524115</text:p>
          </table:table-cell>
          <table:table-cell office:value-type="float" office:value="15633.4" calcext:value-type="float">
            <text:p>15633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-41.5" calcext:value-type="float">
            <text:p>-41,5</text:p>
          </table:table-cell>
          <table:table-cell office:value-type="float" office:value="115.5" calcext:value-type="float">
            <text:p>115,5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78.6" calcext:value-type="float">
            <text:p>78,6</text:p>
          </table:table-cell>
          <table:table-cell office:value-type="float" office:value="12.3" calcext:value-type="float">
            <text:p>12,3</text:p>
          </table:table-cell>
          <table:table-cell office:value-type="float" office:value="-167.4" calcext:value-type="float">
            <text:p>-167,4</text:p>
          </table:table-cell>
          <table:table-cell office:value-type="float" office:value="2795.2" calcext:value-type="float">
            <text:p>2795,2</text:p>
          </table:table-cell>
          <table:table-cell table:formula="of:=([.E405]-[.E404])/10" office:value-type="float" office:value="5.45" calcext:value-type="float">
            <text:p>5,45</text:p>
          </table:table-cell>
          <table:table-cell table:formula="of:=AVERAGE([.P380:.P405])" office:value-type="float" office:value="4.94153846153846" calcext:value-type="float">
            <text:p>4,94</text:p>
          </table:table-cell>
        </table:table-row>
        <table:table-row table:style-name="ro1">
          <table:table-cell office:value-type="string" calcext:value-type="string">
            <text:p>12:30:55</text:p>
          </table:table-cell>
          <table:table-cell office:value-type="float" office:value="11" calcext:value-type="float">
            <text:p>11</text:p>
          </table:table-cell>
          <table:table-cell office:value-type="float" office:value="48.228798" calcext:value-type="float">
            <text:p>48,228798</text:p>
          </table:table-cell>
          <table:table-cell office:value-type="float" office:value="0.525787" calcext:value-type="float">
            <text:p>0,525787</text:p>
          </table:table-cell>
          <table:table-cell office:value-type="float" office:value="15694.2" calcext:value-type="float">
            <text:p>15694,2</text:p>
          </table:table-cell>
          <table:table-cell office:value-type="float" office:value="14.2" calcext:value-type="float">
            <text:p>14,2</text:p>
          </table:table-cell>
          <table:table-cell office:value-type="float" office:value="10.3" calcext:value-type="float">
            <text:p>10,3</text:p>
          </table:table-cell>
          <table:table-cell office:value-type="float" office:value="-41.5" calcext:value-type="float">
            <text:p>-41,5</text:p>
          </table:table-cell>
          <table:table-cell office:value-type="float" office:value="114.5" calcext:value-type="float">
            <text:p>114,5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79.4" calcext:value-type="float">
            <text:p>79,4</text:p>
          </table:table-cell>
          <table:table-cell office:value-type="float" office:value="12.3" calcext:value-type="float">
            <text:p>12,3</text:p>
          </table:table-cell>
          <table:table-cell office:value-type="float" office:value="-173" calcext:value-type="float">
            <text:p>-173</text:p>
          </table:table-cell>
          <table:table-cell office:value-type="float" office:value="2794.7" calcext:value-type="float">
            <text:p>2794,7</text:p>
          </table:table-cell>
          <table:table-cell table:formula="of:=([.E406]-[.E405])/10" office:value-type="float" office:value="6.08000000000011" calcext:value-type="float">
            <text:p>6,08000000000011</text:p>
          </table:table-cell>
          <table:table-cell table:formula="of:=AVERAGE([.P381:.P406])" office:value-type="float" office:value="4.95769230769231" calcext:value-type="float">
            <text:p>4,96</text:p>
          </table:table-cell>
        </table:table-row>
        <table:table-row table:style-name="ro1">
          <table:table-cell office:value-type="string" calcext:value-type="string">
            <text:p>12:31:05</text:p>
          </table:table-cell>
          <table:table-cell office:value-type="float" office:value="11" calcext:value-type="float">
            <text:p>11</text:p>
          </table:table-cell>
          <table:table-cell office:value-type="float" office:value="48.229179" calcext:value-type="float">
            <text:p>48,229179</text:p>
          </table:table-cell>
          <table:table-cell office:value-type="float" office:value="0.527342" calcext:value-type="float">
            <text:p>0,527342</text:p>
          </table:table-cell>
          <table:table-cell office:value-type="float" office:value="15747.4" calcext:value-type="float">
            <text:p>15747,4</text:p>
          </table:table-cell>
          <table:table-cell office:value-type="float" office:value="14.2" calcext:value-type="float">
            <text:p>14,2</text:p>
          </table:table-cell>
          <table:table-cell office:value-type="float" office:value="10.2" calcext:value-type="float">
            <text:p>10,2</text:p>
          </table:table-cell>
          <table:table-cell office:value-type="float" office:value="-40.2" calcext:value-type="float">
            <text:p>-40,2</text:p>
          </table:table-cell>
          <table:table-cell office:value-type="float" office:value="113.6" calcext:value-type="float">
            <text:p>113,6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,3</text:p>
          </table:table-cell>
          <table:table-cell office:value-type="float" office:value="-173.3" calcext:value-type="float">
            <text:p>-173,3</text:p>
          </table:table-cell>
          <table:table-cell office:value-type="float" office:value="2794.2" calcext:value-type="float">
            <text:p>2794,2</text:p>
          </table:table-cell>
          <table:table-cell table:formula="of:=([.E407]-[.E406])/10" office:value-type="float" office:value="5.31999999999989" calcext:value-type="float">
            <text:p>5,31999999999989</text:p>
          </table:table-cell>
          <table:table-cell table:formula="of:=AVERAGE([.P382:.P407])" office:value-type="float" office:value="4.96692307692308" calcext:value-type="float">
            <text:p>4,97</text:p>
          </table:table-cell>
        </table:table-row>
        <table:table-row table:style-name="ro1">
          <table:table-cell office:value-type="string" calcext:value-type="string">
            <text:p>12:31:15</text:p>
          </table:table-cell>
          <table:table-cell office:value-type="float" office:value="10" calcext:value-type="float">
            <text:p>10</text:p>
          </table:table-cell>
          <table:table-cell office:value-type="float" office:value="48.229591" calcext:value-type="float">
            <text:p>48,229591</text:p>
          </table:table-cell>
          <table:table-cell office:value-type="float" office:value="0.528737" calcext:value-type="float">
            <text:p>0,528737</text:p>
          </table:table-cell>
          <table:table-cell office:value-type="float" office:value="15796.8" calcext:value-type="float">
            <text:p>15796,8</text:p>
          </table:table-cell>
          <table:table-cell office:value-type="float" office:value="14.1" calcext:value-type="float">
            <text:p>14,1</text:p>
          </table:table-cell>
          <table:table-cell office:value-type="float" office:value="10.2" calcext:value-type="float">
            <text:p>10,2</text:p>
          </table:table-cell>
          <table:table-cell office:value-type="float" office:value="-41.8" calcext:value-type="float">
            <text:p>-41,8</text:p>
          </table:table-cell>
          <table:table-cell office:value-type="float" office:value="112.7" calcext:value-type="float">
            <text:p>112,7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793.8" calcext:value-type="float">
            <text:p>2793,8</text:p>
          </table:table-cell>
          <table:table-cell table:formula="of:=([.E408]-[.E407])/10" office:value-type="float" office:value="4.93999999999996" calcext:value-type="float">
            <text:p>4,93999999999996</text:p>
          </table:table-cell>
          <table:table-cell table:formula="of:=AVERAGE([.P383:.P408])" office:value-type="float" office:value="4.96961538461538" calcext:value-type="float">
            <text:p>4,97</text:p>
          </table:table-cell>
        </table:table-row>
        <table:table-row table:style-name="ro1">
          <table:table-cell office:value-type="string" calcext:value-type="string">
            <text:p>12:31:25</text:p>
          </table:table-cell>
          <table:table-cell office:value-type="float" office:value="11" calcext:value-type="float">
            <text:p>11</text:p>
          </table:table-cell>
          <table:table-cell office:value-type="float" office:value="48.229721" calcext:value-type="float">
            <text:p>48,229721</text:p>
          </table:table-cell>
          <table:table-cell office:value-type="float" office:value="0.529955" calcext:value-type="float">
            <text:p>0,529955</text:p>
          </table:table-cell>
          <table:table-cell office:value-type="float" office:value="15856.3" calcext:value-type="float">
            <text:p>15856,3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office:value-type="float" office:value="-41" calcext:value-type="float">
            <text:p>-41</text:p>
          </table:table-cell>
          <table:table-cell office:value-type="float" office:value="111.7" calcext:value-type="float">
            <text:p>111,7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81.1" calcext:value-type="float">
            <text:p>81,1</text:p>
          </table:table-cell>
          <table:table-cell office:value-type="float" office:value="12.3" calcext:value-type="float">
            <text:p>12,3</text:p>
          </table:table-cell>
          <table:table-cell office:value-type="float" office:value="-170.3" calcext:value-type="float">
            <text:p>-170,3</text:p>
          </table:table-cell>
          <table:table-cell office:value-type="float" office:value="2793.3" calcext:value-type="float">
            <text:p>2793,3</text:p>
          </table:table-cell>
          <table:table-cell table:formula="of:=([.E409]-[.E408])/10" office:value-type="float" office:value="5.95" calcext:value-type="float">
            <text:p>5,95</text:p>
          </table:table-cell>
          <table:table-cell table:formula="of:=AVERAGE([.P384:.P409])" office:value-type="float" office:value="5.02307692307692" calcext:value-type="float">
            <text:p>5,02</text:p>
          </table:table-cell>
        </table:table-row>
        <table:table-row table:style-name="ro1">
          <table:table-cell office:value-type="string" calcext:value-type="string">
            <text:p>12:31:35</text:p>
          </table:table-cell>
          <table:table-cell office:value-type="float" office:value="11" calcext:value-type="float">
            <text:p>11</text:p>
          </table:table-cell>
          <table:table-cell office:value-type="float" office:value="48.230164" calcext:value-type="float">
            <text:p>48,230164</text:p>
          </table:table-cell>
          <table:table-cell office:value-type="float" office:value="0.531177" calcext:value-type="float">
            <text:p>0,531177</text:p>
          </table:table-cell>
          <table:table-cell office:value-type="float" office:value="15910.3" calcext:value-type="float">
            <text:p>15910,3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office:value-type="float" office:value="-41.5" calcext:value-type="float">
            <text:p>-41,5</text:p>
          </table:table-cell>
          <table:table-cell office:value-type="float" office:value="110.8" calcext:value-type="float">
            <text:p>110,8</text:p>
          </table:table-cell>
          <table:table-cell office:value-type="float" office:value="7.2" calcext:value-type="float">
            <text:p>7,2</text:p>
          </table:table-cell>
          <table:table-cell office:value-type="float" office:value="1.5" calcext:value-type="float">
            <text:p>1,5</text:p>
          </table:table-cell>
          <table:table-cell office:value-type="float" office:value="82.2" calcext:value-type="float">
            <text:p>82,2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792.8" calcext:value-type="float">
            <text:p>2792,8</text:p>
          </table:table-cell>
          <table:table-cell table:formula="of:=([.E410]-[.E409])/10" office:value-type="float" office:value="5.4" calcext:value-type="float">
            <text:p>5,4</text:p>
          </table:table-cell>
          <table:table-cell table:formula="of:=AVERAGE([.P385:.P410])" office:value-type="float" office:value="5.05038461538461" calcext:value-type="float">
            <text:p>5,05</text:p>
          </table:table-cell>
        </table:table-row>
        <table:table-row table:style-name="ro1">
          <table:table-cell office:value-type="string" calcext:value-type="string">
            <text:p>12:31:45</text:p>
          </table:table-cell>
          <table:table-cell office:value-type="float" office:value="11" calcext:value-type="float">
            <text:p>11</text:p>
          </table:table-cell>
          <table:table-cell office:value-type="float" office:value="48.230686" calcext:value-type="float">
            <text:p>48,230686</text:p>
          </table:table-cell>
          <table:table-cell office:value-type="float" office:value="0.532328" calcext:value-type="float">
            <text:p>0,532328</text:p>
          </table:table-cell>
          <table:table-cell office:value-type="float" office:value="15960.8" calcext:value-type="float">
            <text:p>15960,8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office:value-type="float" office:value="-41.5" calcext:value-type="float">
            <text:p>-41,5</text:p>
          </table:table-cell>
          <table:table-cell office:value-type="float" office:value="110.1" calcext:value-type="float">
            <text:p>110,1</text:p>
          </table:table-cell>
          <table:table-cell office:value-type="float" office:value="7.2" calcext:value-type="float">
            <text:p>7,2</text:p>
          </table:table-cell>
          <table:table-cell office:value-type="float" office:value="1.6" calcext:value-type="float">
            <text:p>1,6</text:p>
          </table:table-cell>
          <table:table-cell office:value-type="float" office:value="82.5" calcext:value-type="float">
            <text:p>82,5</text:p>
          </table:table-cell>
          <table:table-cell office:value-type="float" office:value="12.3" calcext:value-type="float">
            <text:p>12,3</text:p>
          </table:table-cell>
          <table:table-cell office:value-type="float" office:value="-175.3" calcext:value-type="float">
            <text:p>-175,3</text:p>
          </table:table-cell>
          <table:table-cell office:value-type="float" office:value="2792.3" calcext:value-type="float">
            <text:p>2792,3</text:p>
          </table:table-cell>
          <table:table-cell table:formula="of:=([.E411]-[.E410])/10" office:value-type="float" office:value="5.05" calcext:value-type="float">
            <text:p>5,05</text:p>
          </table:table-cell>
          <table:table-cell table:formula="of:=AVERAGE([.P386:.P411])" office:value-type="float" office:value="5.07153846153846" calcext:value-type="float">
            <text:p>5,07</text:p>
          </table:table-cell>
        </table:table-row>
        <table:table-row table:style-name="ro1">
          <table:table-cell office:value-type="string" calcext:value-type="string">
            <text:p>12:31:55</text:p>
          </table:table-cell>
          <table:table-cell office:value-type="float" office:value="11" calcext:value-type="float">
            <text:p>11</text:p>
          </table:table-cell>
          <table:table-cell office:value-type="float" office:value="48.231339" calcext:value-type="float">
            <text:p>48,231339</text:p>
          </table:table-cell>
          <table:table-cell office:value-type="float" office:value="0.533268" calcext:value-type="float">
            <text:p>0,533268</text:p>
          </table:table-cell>
          <table:table-cell office:value-type="float" office:value="16008.5" calcext:value-type="float">
            <text:p>16008,5</text:p>
          </table:table-cell>
          <table:table-cell office:value-type="float" office:value="13.9" calcext:value-type="float">
            <text:p>13,9</text:p>
          </table:table-cell>
          <table:table-cell office:value-type="float" office:value="9.9" calcext:value-type="float">
            <text:p>9,9</text:p>
          </table:table-cell>
          <table:table-cell office:value-type="float" office:value="-41" calcext:value-type="float">
            <text:p>-41</text:p>
          </table:table-cell>
          <table:table-cell office:value-type="float" office:value="109.2" calcext:value-type="float">
            <text:p>109,2</text:p>
          </table:table-cell>
          <table:table-cell office:value-type="float" office:value="7.3" calcext:value-type="float">
            <text:p>7,3</text:p>
          </table:table-cell>
          <table:table-cell office:value-type="float" office:value="1.6" calcext:value-type="float">
            <text:p>1,6</text:p>
          </table:table-cell>
          <table:table-cell office:value-type="float" office:value="83.3" calcext:value-type="float">
            <text:p>83,3</text:p>
          </table:table-cell>
          <table:table-cell office:value-type="float" office:value="12.3" calcext:value-type="float">
            <text:p>12,3</text:p>
          </table:table-cell>
          <table:table-cell office:value-type="float" office:value="-170.5" calcext:value-type="float">
            <text:p>-170,5</text:p>
          </table:table-cell>
          <table:table-cell office:value-type="float" office:value="2791.9" calcext:value-type="float">
            <text:p>2791,9</text:p>
          </table:table-cell>
          <table:table-cell table:formula="of:=([.E412]-[.E411])/10" office:value-type="float" office:value="4.77000000000007" calcext:value-type="float">
            <text:p>4,77000000000007</text:p>
          </table:table-cell>
          <table:table-cell table:formula="of:=AVERAGE([.P387:.P412])" office:value-type="float" office:value="5.05076923076923" calcext:value-type="float">
            <text:p>5,05</text:p>
          </table:table-cell>
        </table:table-row>
        <table:table-row table:style-name="ro1">
          <table:table-cell office:value-type="string" calcext:value-type="string">
            <text:p>12:32:05</text:p>
          </table:table-cell>
          <table:table-cell office:value-type="float" office:value="11" calcext:value-type="float">
            <text:p>11</text:p>
          </table:table-cell>
          <table:table-cell office:value-type="float" office:value="48.231922" calcext:value-type="float">
            <text:p>48,231922</text:p>
          </table:table-cell>
          <table:table-cell office:value-type="float" office:value="0.534178" calcext:value-type="float">
            <text:p>0,534178</text:p>
          </table:table-cell>
          <table:table-cell office:value-type="float" office:value="16055.5" calcext:value-type="float">
            <text:p>16055,5</text:p>
          </table:table-cell>
          <table:table-cell office:value-type="float" office:value="13.8" calcext:value-type="float">
            <text:p>13,8</text:p>
          </table:table-cell>
          <table:table-cell office:value-type="float" office:value="9.9" calcext:value-type="float">
            <text:p>9,9</text:p>
          </table:table-cell>
          <table:table-cell office:value-type="float" office:value="-41.5" calcext:value-type="float">
            <text:p>-41,5</text:p>
          </table:table-cell>
          <table:table-cell office:value-type="float" office:value="108.4" calcext:value-type="float">
            <text:p>108,4</text:p>
          </table:table-cell>
          <table:table-cell office:value-type="float" office:value="7.3" calcext:value-type="float">
            <text:p>7,3</text:p>
          </table:table-cell>
          <table:table-cell office:value-type="float" office:value="1.6" calcext:value-type="float">
            <text:p>1,6</text:p>
          </table:table-cell>
          <table:table-cell office:value-type="float" office:value="84.7" calcext:value-type="float">
            <text:p>84,7</text:p>
          </table:table-cell>
          <table:table-cell office:value-type="float" office:value="12.3" calcext:value-type="float">
            <text:p>12,3</text:p>
          </table:table-cell>
          <table:table-cell office:value-type="float" office:value="-173.4" calcext:value-type="float">
            <text:p>-173,4</text:p>
          </table:table-cell>
          <table:table-cell office:value-type="float" office:value="2791.3" calcext:value-type="float">
            <text:p>2791,3</text:p>
          </table:table-cell>
          <table:table-cell table:formula="of:=([.E413]-[.E412])/10" office:value-type="float" office:value="4.7" calcext:value-type="float">
            <text:p>4,7</text:p>
          </table:table-cell>
          <table:table-cell table:formula="of:=AVERAGE([.P388:.P413])" office:value-type="float" office:value="5.04" calcext:value-type="float">
            <text:p>5,04</text:p>
          </table:table-cell>
        </table:table-row>
        <table:table-row table:style-name="ro1">
          <table:table-cell office:value-type="string" calcext:value-type="string">
            <text:p>12:32:15</text:p>
          </table:table-cell>
          <table:table-cell office:value-type="float" office:value="11" calcext:value-type="float">
            <text:p>11</text:p>
          </table:table-cell>
          <table:table-cell office:value-type="float" office:value="48.23259" calcext:value-type="float">
            <text:p>48,23259</text:p>
          </table:table-cell>
          <table:table-cell office:value-type="float" office:value="0.535117" calcext:value-type="float">
            <text:p>0,535117</text:p>
          </table:table-cell>
          <table:table-cell office:value-type="float" office:value="16106.2" calcext:value-type="float">
            <text:p>16106,2</text:p>
          </table:table-cell>
          <table:table-cell office:value-type="float" office:value="13.8" calcext:value-type="float">
            <text:p>13,8</text:p>
          </table:table-cell>
          <table:table-cell office:value-type="float" office:value="9.8" calcext:value-type="float">
            <text:p>9,8</text:p>
          </table:table-cell>
          <table:table-cell office:value-type="float" office:value="-41.8" calcext:value-type="float">
            <text:p>-41,8</text:p>
          </table:table-cell>
          <table:table-cell office:value-type="float" office:value="107.6" calcext:value-type="float">
            <text:p>107,6</text:p>
          </table:table-cell>
          <table:table-cell office:value-type="float" office:value="7.4" calcext:value-type="float">
            <text:p>7,4</text:p>
          </table:table-cell>
          <table:table-cell office:value-type="float" office:value="1.6" calcext:value-type="float">
            <text:p>1,6</text:p>
          </table:table-cell>
          <table:table-cell office:value-type="float" office:value="84.8" calcext:value-type="float">
            <text:p>84,8</text:p>
          </table:table-cell>
          <table:table-cell office:value-type="float" office:value="12.3" calcext:value-type="float">
            <text:p>12,3</text:p>
          </table:table-cell>
          <table:table-cell office:value-type="float" office:value="-173.3" calcext:value-type="float">
            <text:p>-173,3</text:p>
          </table:table-cell>
          <table:table-cell office:value-type="float" office:value="2790.8" calcext:value-type="float">
            <text:p>2790,8</text:p>
          </table:table-cell>
          <table:table-cell table:formula="of:=([.E414]-[.E413])/10" office:value-type="float" office:value="5.07000000000007" calcext:value-type="float">
            <text:p>5,07000000000007</text:p>
          </table:table-cell>
          <table:table-cell table:formula="of:=AVERAGE([.P389:.P414])" office:value-type="float" office:value="5.05961538461539" calcext:value-type="float">
            <text:p>5,06</text:p>
          </table:table-cell>
        </table:table-row>
        <table:table-row table:style-name="ro1">
          <table:table-cell office:value-type="string" calcext:value-type="string">
            <text:p>12:32:25</text:p>
          </table:table-cell>
          <table:table-cell office:value-type="float" office:value="11" calcext:value-type="float">
            <text:p>11</text:p>
          </table:table-cell>
          <table:table-cell office:value-type="float" office:value="48.233242" calcext:value-type="float">
            <text:p>48,233242</text:p>
          </table:table-cell>
          <table:table-cell office:value-type="float" office:value="0.535973" calcext:value-type="float">
            <text:p>0,535973</text:p>
          </table:table-cell>
          <table:table-cell office:value-type="float" office:value="16157.1" calcext:value-type="float">
            <text:p>16157,1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-41.8" calcext:value-type="float">
            <text:p>-41,8</text:p>
          </table:table-cell>
          <table:table-cell office:value-type="float" office:value="106.8" calcext:value-type="float">
            <text:p>106,8</text:p>
          </table:table-cell>
          <table:table-cell office:value-type="float" office:value="7.4" calcext:value-type="float">
            <text:p>7,4</text:p>
          </table:table-cell>
          <table:table-cell office:value-type="float" office:value="1.6" calcext:value-type="float">
            <text:p>1,6</text:p>
          </table:table-cell>
          <table:table-cell office:value-type="float" office:value="85.2" calcext:value-type="float">
            <text:p>85,2</text:p>
          </table:table-cell>
          <table:table-cell office:value-type="float" office:value="12.3" calcext:value-type="float">
            <text:p>12,3</text:p>
          </table:table-cell>
          <table:table-cell office:value-type="float" office:value="-176.7" calcext:value-type="float">
            <text:p>-176,7</text:p>
          </table:table-cell>
          <table:table-cell office:value-type="float" office:value="2790.3" calcext:value-type="float">
            <text:p>2790,3</text:p>
          </table:table-cell>
          <table:table-cell table:formula="of:=([.E415]-[.E414])/10" office:value-type="float" office:value="5.08999999999996" calcext:value-type="float">
            <text:p>5,08999999999996</text:p>
          </table:table-cell>
          <table:table-cell table:formula="of:=AVERAGE([.P390:.P415])" office:value-type="float" office:value="5.06615384615385" calcext:value-type="float">
            <text:p>5,07</text:p>
          </table:table-cell>
        </table:table-row>
        <table:table-row table:style-name="ro1">
          <table:table-cell office:value-type="string" calcext:value-type="string">
            <text:p>12:32:35</text:p>
          </table:table-cell>
          <table:table-cell office:value-type="float" office:value="11" calcext:value-type="float">
            <text:p>11</text:p>
          </table:table-cell>
          <table:table-cell office:value-type="float" office:value="48.234058" calcext:value-type="float">
            <text:p>48,234058</text:p>
          </table:table-cell>
          <table:table-cell office:value-type="float" office:value="0.536977" calcext:value-type="float">
            <text:p>0,536977</text:p>
          </table:table-cell>
          <table:table-cell office:value-type="float" office:value="16209.8" calcext:value-type="float">
            <text:p>16209,8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-41.8" calcext:value-type="float">
            <text:p>-41,8</text:p>
          </table:table-cell>
          <table:table-cell office:value-type="float" office:value="106" calcext:value-type="float">
            <text:p>106</text:p>
          </table:table-cell>
          <table:table-cell office:value-type="float" office:value="7.5" calcext:value-type="float">
            <text:p>7,5</text:p>
          </table:table-cell>
          <table:table-cell office:value-type="float" office:value="1.6" calcext:value-type="float">
            <text:p>1,6</text:p>
          </table:table-cell>
          <table:table-cell office:value-type="float" office:value="85.9" calcext:value-type="float">
            <text:p>85,9</text:p>
          </table:table-cell>
          <table:table-cell office:value-type="float" office:value="12.3" calcext:value-type="float">
            <text:p>12,3</text:p>
          </table:table-cell>
          <table:table-cell office:value-type="float" office:value="-176.6" calcext:value-type="float">
            <text:p>-176,6</text:p>
          </table:table-cell>
          <table:table-cell office:value-type="float" office:value="2789.8" calcext:value-type="float">
            <text:p>2789,8</text:p>
          </table:table-cell>
          <table:table-cell table:formula="of:=([.E416]-[.E415])/10" office:value-type="float" office:value="5.26999999999989" calcext:value-type="float">
            <text:p>5,26999999999989</text:p>
          </table:table-cell>
          <table:table-cell table:formula="of:=AVERAGE([.P391:.P416])" office:value-type="float" office:value="5.08115384615384" calcext:value-type="float">
            <text:p>5,08</text:p>
          </table:table-cell>
        </table:table-row>
        <table:table-row table:style-name="ro1">
          <table:table-cell office:value-type="string" calcext:value-type="string">
            <text:p>12:32:45</text:p>
          </table:table-cell>
          <table:table-cell office:value-type="float" office:value="11" calcext:value-type="float">
            <text:p>11</text:p>
          </table:table-cell>
          <table:table-cell office:value-type="float" office:value="48.235031" calcext:value-type="float">
            <text:p>48,235031</text:p>
          </table:table-cell>
          <table:table-cell office:value-type="float" office:value="0.538063" calcext:value-type="float">
            <text:p>0,538063</text:p>
          </table:table-cell>
          <table:table-cell office:value-type="float" office:value="16262.1" calcext:value-type="float">
            <text:p>16262,1</text:p>
          </table:table-cell>
          <table:table-cell office:value-type="float" office:value="13.5" calcext:value-type="float">
            <text:p>13,5</text:p>
          </table:table-cell>
          <table:table-cell office:value-type="float" office:value="9.6" calcext:value-type="float">
            <text:p>9,6</text:p>
          </table:table-cell>
          <table:table-cell office:value-type="float" office:value="-42.8" calcext:value-type="float">
            <text:p>-42,8</text:p>
          </table:table-cell>
          <table:table-cell office:value-type="float" office:value="105" calcext:value-type="float">
            <text:p>105</text:p>
          </table:table-cell>
          <table:table-cell office:value-type="float" office:value="7.4" calcext:value-type="float">
            <text:p>7,4</text:p>
          </table:table-cell>
          <table:table-cell office:value-type="float" office:value="1.6" calcext:value-type="float">
            <text:p>1,6</text:p>
          </table:table-cell>
          <table:table-cell office:value-type="float" office:value="86.3" calcext:value-type="float">
            <text:p>86,3</text:p>
          </table:table-cell>
          <table:table-cell office:value-type="float" office:value="12.3" calcext:value-type="float">
            <text:p>12,3</text:p>
          </table:table-cell>
          <table:table-cell office:value-type="float" office:value="-191.3" calcext:value-type="float">
            <text:p>-191,3</text:p>
          </table:table-cell>
          <table:table-cell office:value-type="float" office:value="2789.3" calcext:value-type="float">
            <text:p>2789,3</text:p>
          </table:table-cell>
          <table:table-cell table:formula="of:=([.E417]-[.E416])/10" office:value-type="float" office:value="5.23000000000011" calcext:value-type="float">
            <text:p>5,23000000000011</text:p>
          </table:table-cell>
          <table:table-cell table:formula="of:=AVERAGE([.P392:.P417])" office:value-type="float" office:value="5.09884615384616" calcext:value-type="float">
            <text:p>5,10</text:p>
          </table:table-cell>
        </table:table-row>
        <table:table-row table:style-name="ro1">
          <table:table-cell office:value-type="string" calcext:value-type="string">
            <text:p>12:32:55</text:p>
          </table:table-cell>
          <table:table-cell office:value-type="float" office:value="11" calcext:value-type="float">
            <text:p>11</text:p>
          </table:table-cell>
          <table:table-cell office:value-type="float" office:value="48.235844" calcext:value-type="float">
            <text:p>48,235844</text:p>
          </table:table-cell>
          <table:table-cell office:value-type="float" office:value="0.53948" calcext:value-type="float">
            <text:p>0,53948</text:p>
          </table:table-cell>
          <table:table-cell office:value-type="float" office:value="16312" calcext:value-type="float">
            <text:p>16312</text:p>
          </table:table-cell>
          <table:table-cell office:value-type="float" office:value="13.5" calcext:value-type="float">
            <text:p>13,5</text:p>
          </table:table-cell>
          <table:table-cell office:value-type="float" office:value="9.6" calcext:value-type="float">
            <text:p>9,6</text:p>
          </table:table-cell>
          <table:table-cell office:value-type="float" office:value="-41.2" calcext:value-type="float">
            <text:p>-41,2</text:p>
          </table:table-cell>
          <table:table-cell office:value-type="float" office:value="104.3" calcext:value-type="float">
            <text:p>104,3</text:p>
          </table:table-cell>
          <table:table-cell office:value-type="float" office:value="7.5" calcext:value-type="float">
            <text:p>7,5</text:p>
          </table:table-cell>
          <table:table-cell office:value-type="float" office:value="1.6" calcext:value-type="float">
            <text:p>1,6</text:p>
          </table:table-cell>
          <table:table-cell office:value-type="float" office:value="86.9" calcext:value-type="float">
            <text:p>86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4" calcext:value-type="float">
            <text:p>-168,4</text:p>
          </table:table-cell>
          <table:table-cell office:value-type="float" office:value="2788.8" calcext:value-type="float">
            <text:p>2788,8</text:p>
          </table:table-cell>
          <table:table-cell table:formula="of:=([.E418]-[.E417])/10" office:value-type="float" office:value="4.98999999999996" calcext:value-type="float">
            <text:p>4,98999999999996</text:p>
          </table:table-cell>
          <table:table-cell table:formula="of:=AVERAGE([.P393:.P418])" office:value-type="float" office:value="5.11307692307692" calcext:value-type="float">
            <text:p>5,11</text:p>
          </table:table-cell>
        </table:table-row>
        <table:table-row table:style-name="ro1">
          <table:table-cell office:value-type="string" calcext:value-type="string">
            <text:p>12:33:05</text:p>
          </table:table-cell>
          <table:table-cell office:value-type="float" office:value="11" calcext:value-type="float">
            <text:p>11</text:p>
          </table:table-cell>
          <table:table-cell office:value-type="float" office:value="48.236572" calcext:value-type="float">
            <text:p>48,236572</text:p>
          </table:table-cell>
          <table:table-cell office:value-type="float" office:value="0.540773" calcext:value-type="float">
            <text:p>0,540773</text:p>
          </table:table-cell>
          <table:table-cell office:value-type="float" office:value="16357.8" calcext:value-type="float">
            <text:p>16357,8</text:p>
          </table:table-cell>
          <table:table-cell office:value-type="float" office:value="13.4" calcext:value-type="float">
            <text:p>13,4</text:p>
          </table:table-cell>
          <table:table-cell office:value-type="float" office:value="9.5" calcext:value-type="float">
            <text:p>9,5</text:p>
          </table:table-cell>
          <table:table-cell office:value-type="float" office:value="-41.2" calcext:value-type="float">
            <text:p>-41,2</text:p>
          </table:table-cell>
          <table:table-cell office:value-type="float" office:value="103.6" calcext:value-type="float">
            <text:p>103,6</text:p>
          </table:table-cell>
          <table:table-cell office:value-type="float" office:value="7.5" calcext:value-type="float">
            <text:p>7,5</text:p>
          </table:table-cell>
          <table:table-cell office:value-type="float" office:value="1.6" calcext:value-type="float">
            <text:p>1,6</text:p>
          </table:table-cell>
          <table:table-cell office:value-type="float" office:value="87.1" calcext:value-type="float">
            <text:p>87,1</text:p>
          </table:table-cell>
          <table:table-cell office:value-type="float" office:value="12.3" calcext:value-type="float">
            <text:p>12,3</text:p>
          </table:table-cell>
          <table:table-cell office:value-type="float" office:value="-173.7" calcext:value-type="float">
            <text:p>-173,7</text:p>
          </table:table-cell>
          <table:table-cell office:value-type="float" office:value="2788.4" calcext:value-type="float">
            <text:p>2788,4</text:p>
          </table:table-cell>
          <table:table-cell table:formula="of:=([.E419]-[.E418])/10" office:value-type="float" office:value="4.57999999999993" calcext:value-type="float">
            <text:p>4,57999999999993</text:p>
          </table:table-cell>
          <table:table-cell table:formula="of:=AVERAGE([.P394:.P419])" office:value-type="float" office:value="5.11269230769231" calcext:value-type="float">
            <text:p>5,11</text:p>
          </table:table-cell>
        </table:table-row>
        <table:table-row table:style-name="ro1">
          <table:table-cell office:value-type="string" calcext:value-type="string">
            <text:p>12:33:15</text:p>
          </table:table-cell>
          <table:table-cell office:value-type="float" office:value="11" calcext:value-type="float">
            <text:p>11</text:p>
          </table:table-cell>
          <table:table-cell office:value-type="float" office:value="48.237293" calcext:value-type="float">
            <text:p>48,237293</text:p>
          </table:table-cell>
          <table:table-cell office:value-type="float" office:value="0.542162" calcext:value-type="float">
            <text:p>0,542162</text:p>
          </table:table-cell>
          <table:table-cell office:value-type="float" office:value="16403.2" calcext:value-type="float">
            <text:p>16403,2</text:p>
          </table:table-cell>
          <table:table-cell office:value-type="float" office:value="13.4" calcext:value-type="float">
            <text:p>13,4</text:p>
          </table:table-cell>
          <table:table-cell office:value-type="float" office:value="9.5" calcext:value-type="float">
            <text:p>9,5</text:p>
          </table:table-cell>
          <table:table-cell office:value-type="float" office:value="-38.8" calcext:value-type="float">
            <text:p>-38,8</text:p>
          </table:table-cell>
          <table:table-cell office:value-type="float" office:value="102.8" calcext:value-type="float">
            <text:p>102,8</text:p>
          </table:table-cell>
          <table:table-cell office:value-type="float" office:value="7.5" calcext:value-type="float">
            <text:p>7,5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2.3" calcext:value-type="float">
            <text:p>12,3</text:p>
          </table:table-cell>
          <table:table-cell office:value-type="float" office:value="-173.1" calcext:value-type="float">
            <text:p>-173,1</text:p>
          </table:table-cell>
          <table:table-cell office:value-type="float" office:value="2787.9" calcext:value-type="float">
            <text:p>2787,9</text:p>
          </table:table-cell>
          <table:table-cell table:formula="of:=([.E420]-[.E419])/10" office:value-type="float" office:value="4.54000000000015" calcext:value-type="float">
            <text:p>4,54000000000015</text:p>
          </table:table-cell>
          <table:table-cell table:formula="of:=AVERAGE([.P395:.P420])" office:value-type="float" office:value="5.10846153846154" calcext:value-type="float">
            <text:p>5,11</text:p>
          </table:table-cell>
        </table:table-row>
        <table:table-row table:style-name="ro1">
          <table:table-cell office:value-type="string" calcext:value-type="string">
            <text:p>12:33:25</text:p>
          </table:table-cell>
          <table:table-cell office:value-type="float" office:value="11" calcext:value-type="float">
            <text:p>11</text:p>
          </table:table-cell>
          <table:table-cell office:value-type="float" office:value="48.237988" calcext:value-type="float">
            <text:p>48,237988</text:p>
          </table:table-cell>
          <table:table-cell office:value-type="float" office:value="0.543798" calcext:value-type="float">
            <text:p>0,543798</text:p>
          </table:table-cell>
          <table:table-cell office:value-type="float" office:value="16448.9" calcext:value-type="float">
            <text:p>16448,9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-40" calcext:value-type="float">
            <text:p>-40</text:p>
          </table:table-cell>
          <table:table-cell office:value-type="float" office:value="102.1" calcext:value-type="float">
            <text:p>102,1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88.1" calcext:value-type="float">
            <text:p>88,1</text:p>
          </table:table-cell>
          <table:table-cell office:value-type="float" office:value="12.3" calcext:value-type="float">
            <text:p>12,3</text:p>
          </table:table-cell>
          <table:table-cell office:value-type="float" office:value="-166.8" calcext:value-type="float">
            <text:p>-166,8</text:p>
          </table:table-cell>
          <table:table-cell office:value-type="float" office:value="2787.4" calcext:value-type="float">
            <text:p>2787,4</text:p>
          </table:table-cell>
          <table:table-cell table:formula="of:=([.E421]-[.E420])/10" office:value-type="float" office:value="4.57000000000007" calcext:value-type="float">
            <text:p>4,57000000000007</text:p>
          </table:table-cell>
          <table:table-cell table:formula="of:=AVERAGE([.P396:.P421])" office:value-type="float" office:value="5.10307692307693" calcext:value-type="float">
            <text:p>5,10</text:p>
          </table:table-cell>
        </table:table-row>
        <table:table-row table:style-name="ro1">
          <table:table-cell office:value-type="string" calcext:value-type="string">
            <text:p>12:33:35</text:p>
          </table:table-cell>
          <table:table-cell office:value-type="float" office:value="11" calcext:value-type="float">
            <text:p>11</text:p>
          </table:table-cell>
          <table:table-cell office:value-type="float" office:value="48.238613" calcext:value-type="float">
            <text:p>48,238613</text:p>
          </table:table-cell>
          <table:table-cell office:value-type="float" office:value="0.545297" calcext:value-type="float">
            <text:p>0,545297</text:p>
          </table:table-cell>
          <table:table-cell office:value-type="float" office:value="16497.5" calcext:value-type="float">
            <text:p>16497,5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-41.5" calcext:value-type="float">
            <text:p>-41,5</text:p>
          </table:table-cell>
          <table:table-cell office:value-type="float" office:value="101.3" calcext:value-type="float">
            <text:p>101,3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88.5" calcext:value-type="float">
            <text:p>88,5</text:p>
          </table:table-cell>
          <table:table-cell office:value-type="float" office:value="12.3" calcext:value-type="float">
            <text:p>12,3</text:p>
          </table:table-cell>
          <table:table-cell office:value-type="float" office:value="-173" calcext:value-type="float">
            <text:p>-173</text:p>
          </table:table-cell>
          <table:table-cell office:value-type="float" office:value="2786.9" calcext:value-type="float">
            <text:p>2786,9</text:p>
          </table:table-cell>
          <table:table-cell table:formula="of:=([.E422]-[.E421])/10" office:value-type="float" office:value="4.85999999999985" calcext:value-type="float">
            <text:p>4,85999999999985</text:p>
          </table:table-cell>
          <table:table-cell table:formula="of:=AVERAGE([.P397:.P422])" office:value-type="float" office:value="5.10961538461539" calcext:value-type="float">
            <text:p>5,11</text:p>
          </table:table-cell>
        </table:table-row>
        <table:table-row table:style-name="ro1">
          <table:table-cell office:value-type="string" calcext:value-type="string">
            <text:p>12:33:45</text:p>
          </table:table-cell>
          <table:table-cell office:value-type="float" office:value="11" calcext:value-type="float">
            <text:p>11</text:p>
          </table:table-cell>
          <table:table-cell office:value-type="float" office:value="48.239098" calcext:value-type="float">
            <text:p>48,239098</text:p>
          </table:table-cell>
          <table:table-cell office:value-type="float" office:value="0.546755" calcext:value-type="float">
            <text:p>0,546755</text:p>
          </table:table-cell>
          <table:table-cell office:value-type="float" office:value="16547.6" calcext:value-type="float">
            <text:p>16547,6</text:p>
          </table:table-cell>
          <table:table-cell office:value-type="float" office:value="13.1" calcext:value-type="float">
            <text:p>13,1</text:p>
          </table:table-cell>
          <table:table-cell office:value-type="float" office:value="9.3" calcext:value-type="float">
            <text:p>9,3</text:p>
          </table:table-cell>
          <table:table-cell office:value-type="float" office:value="-41.2" calcext:value-type="float">
            <text:p>-41,2</text:p>
          </table:table-cell>
          <table:table-cell office:value-type="float" office:value="100.6" calcext:value-type="float">
            <text:p>100,6</text:p>
          </table:table-cell>
          <table:table-cell office:value-type="float" office:value="7.7" calcext:value-type="float">
            <text:p>7,7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3" calcext:value-type="float">
            <text:p>-168,3</text:p>
          </table:table-cell>
          <table:table-cell office:value-type="float" office:value="2786.5" calcext:value-type="float">
            <text:p>2786,5</text:p>
          </table:table-cell>
          <table:table-cell table:formula="of:=([.E423]-[.E422])/10" office:value-type="float" office:value="5.00999999999985" calcext:value-type="float">
            <text:p>5,00999999999985</text:p>
          </table:table-cell>
          <table:table-cell table:formula="of:=AVERAGE([.P398:.P423])" office:value-type="float" office:value="5.09807692307692" calcext:value-type="float">
            <text:p>5,10</text:p>
          </table:table-cell>
        </table:table-row>
        <table:table-row table:style-name="ro1">
          <table:table-cell office:value-type="string" calcext:value-type="string">
            <text:p>12:33:55</text:p>
          </table:table-cell>
          <table:table-cell office:value-type="float" office:value="11" calcext:value-type="float">
            <text:p>11</text:p>
          </table:table-cell>
          <table:table-cell office:value-type="float" office:value="48.239429" calcext:value-type="float">
            <text:p>48,239429</text:p>
          </table:table-cell>
          <table:table-cell office:value-type="float" office:value="0.54818" calcext:value-type="float">
            <text:p>0,54818</text:p>
          </table:table-cell>
          <table:table-cell office:value-type="float" office:value="16601.2" calcext:value-type="float">
            <text:p>16601,2</text:p>
          </table:table-cell>
          <table:table-cell office:value-type="float" office:value="13.1" calcext:value-type="float">
            <text:p>13,1</text:p>
          </table:table-cell>
          <table:table-cell office:value-type="float" office:value="9.3" calcext:value-type="float">
            <text:p>9,3</text:p>
          </table:table-cell>
          <table:table-cell office:value-type="float" office:value="-40" calcext:value-type="float">
            <text:p>-40</text:p>
          </table:table-cell>
          <table:table-cell office:value-type="float" office:value="99.9" calcext:value-type="float">
            <text:p>99,9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786" calcext:value-type="float">
            <text:p>2786</text:p>
          </table:table-cell>
          <table:table-cell table:formula="of:=([.E424]-[.E423])/10" office:value-type="float" office:value="5.36000000000022" calcext:value-type="float">
            <text:p>5,36000000000022</text:p>
          </table:table-cell>
          <table:table-cell table:formula="of:=AVERAGE([.P399:.P424])" office:value-type="float" office:value="5.11807692307693" calcext:value-type="float">
            <text:p>5,12</text:p>
          </table:table-cell>
        </table:table-row>
        <table:table-row table:style-name="ro1">
          <table:table-cell office:value-type="string" calcext:value-type="string">
            <text:p>12:34:05</text:p>
          </table:table-cell>
          <table:table-cell office:value-type="float" office:value="11" calcext:value-type="float">
            <text:p>11</text:p>
          </table:table-cell>
          <table:table-cell office:value-type="float" office:value="48.239552" calcext:value-type="float">
            <text:p>48,239552</text:p>
          </table:table-cell>
          <table:table-cell office:value-type="float" office:value="0.549453" calcext:value-type="float">
            <text:p>0,549453</text:p>
          </table:table-cell>
          <table:table-cell office:value-type="float" office:value="16647.1" calcext:value-type="float">
            <text:p>16647,1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39.8" calcext:value-type="float">
            <text:p>-39,8</text:p>
          </table:table-cell>
          <table:table-cell office:value-type="float" office:value="99.1" calcext:value-type="float">
            <text:p>99,1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90.1" calcext:value-type="float">
            <text:p>90,1</text:p>
          </table:table-cell>
          <table:table-cell office:value-type="float" office:value="12.3" calcext:value-type="float">
            <text:p>12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2785.4" calcext:value-type="float">
            <text:p>2785,4</text:p>
          </table:table-cell>
          <table:table-cell table:formula="of:=([.E425]-[.E424])/10" office:value-type="float" office:value="4.58999999999978" calcext:value-type="float">
            <text:p>4,58999999999978</text:p>
          </table:table-cell>
          <table:table-cell table:formula="of:=AVERAGE([.P400:.P425])" office:value-type="float" office:value="5.10807692307692" calcext:value-type="float">
            <text:p>5,11</text:p>
          </table:table-cell>
        </table:table-row>
        <table:table-row table:style-name="ro1">
          <table:table-cell office:value-type="string" calcext:value-type="string">
            <text:p>12:34:15</text:p>
          </table:table-cell>
          <table:table-cell office:value-type="float" office:value="11" calcext:value-type="float">
            <text:p>11</text:p>
          </table:table-cell>
          <table:table-cell office:value-type="float" office:value="48.239609" calcext:value-type="float">
            <text:p>48,239609</text:p>
          </table:table-cell>
          <table:table-cell office:value-type="float" office:value="0.550725" calcext:value-type="float">
            <text:p>0,550725</text:p>
          </table:table-cell>
          <table:table-cell office:value-type="float" office:value="16694.3" calcext:value-type="float">
            <text:p>16694,3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40.8" calcext:value-type="float">
            <text:p>-40,8</text:p>
          </table:table-cell>
          <table:table-cell office:value-type="float" office:value="98.4" calcext:value-type="float">
            <text:p>98,4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90.6" calcext:value-type="float">
            <text:p>90,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84.9" calcext:value-type="float">
            <text:p>2784,9</text:p>
          </table:table-cell>
          <table:table-cell table:formula="of:=([.E426]-[.E425])/10" office:value-type="float" office:value="4.72000000000007" calcext:value-type="float">
            <text:p>4,72000000000007</text:p>
          </table:table-cell>
          <table:table-cell table:formula="of:=AVERAGE([.P401:.P426])" office:value-type="float" office:value="5.09923076923077" calcext:value-type="float">
            <text:p>5,10</text:p>
          </table:table-cell>
        </table:table-row>
        <table:table-row table:style-name="ro1">
          <table:table-cell office:value-type="string" calcext:value-type="string">
            <text:p>12:34:25</text:p>
          </table:table-cell>
          <table:table-cell office:value-type="float" office:value="11" calcext:value-type="float">
            <text:p>11</text:p>
          </table:table-cell>
          <table:table-cell office:value-type="float" office:value="48.239754" calcext:value-type="float">
            <text:p>48,239754</text:p>
          </table:table-cell>
          <table:table-cell office:value-type="float" office:value="0.551682" calcext:value-type="float">
            <text:p>0,551682</text:p>
          </table:table-cell>
          <table:table-cell office:value-type="float" office:value="16751.5" calcext:value-type="float">
            <text:p>16751,5</text:p>
          </table:table-cell>
          <table:table-cell office:value-type="float" office:value="12.9" calcext:value-type="float">
            <text:p>12,9</text:p>
          </table:table-cell>
          <table:table-cell office:value-type="float" office:value="9.1" calcext:value-type="float">
            <text:p>9,1</text:p>
          </table:table-cell>
          <table:table-cell office:value-type="float" office:value="-39.8" calcext:value-type="float">
            <text:p>-39,8</text:p>
          </table:table-cell>
          <table:table-cell office:value-type="float" office:value="97.6" calcext:value-type="float">
            <text:p>97,6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91.6" calcext:value-type="float">
            <text:p>91,6</text:p>
          </table:table-cell>
          <table:table-cell office:value-type="float" office:value="12.3" calcext:value-type="float">
            <text:p>12,3</text:p>
          </table:table-cell>
          <table:table-cell office:value-type="float" office:value="-165.9" calcext:value-type="float">
            <text:p>-165,9</text:p>
          </table:table-cell>
          <table:table-cell office:value-type="float" office:value="2784.4" calcext:value-type="float">
            <text:p>2784,4</text:p>
          </table:table-cell>
          <table:table-cell table:formula="of:=([.E427]-[.E426])/10" office:value-type="float" office:value="5.72000000000007" calcext:value-type="float">
            <text:p>5,72000000000007</text:p>
          </table:table-cell>
          <table:table-cell table:formula="of:=AVERAGE([.P402:.P427])" office:value-type="float" office:value="5.12230769230769" calcext:value-type="float">
            <text:p>5,12</text:p>
          </table:table-cell>
        </table:table-row>
        <table:table-row table:style-name="ro1">
          <table:table-cell office:value-type="string" calcext:value-type="string">
            <text:p>12:34:35</text:p>
          </table:table-cell>
          <table:table-cell office:value-type="float" office:value="11" calcext:value-type="float">
            <text:p>11</text:p>
          </table:table-cell>
          <table:table-cell office:value-type="float" office:value="48.24036" calcext:value-type="float">
            <text:p>48,24036</text:p>
          </table:table-cell>
          <table:table-cell office:value-type="float" office:value="0.552788" calcext:value-type="float">
            <text:p>0,552788</text:p>
          </table:table-cell>
          <table:table-cell office:value-type="float" office:value="16808.7" calcext:value-type="float">
            <text:p>16808,7</text:p>
          </table:table-cell>
          <table:table-cell office:value-type="float" office:value="12.9" calcext:value-type="float">
            <text:p>12,9</text:p>
          </table:table-cell>
          <table:table-cell office:value-type="float" office:value="9.1" calcext:value-type="float">
            <text:p>9,1</text:p>
          </table:table-cell>
          <table:table-cell office:value-type="float" office:value="-39.5" calcext:value-type="float">
            <text:p>-39,5</text:p>
          </table:table-cell>
          <table:table-cell office:value-type="float" office:value="96.8" calcext:value-type="float">
            <text:p>96,8</text:p>
          </table:table-cell>
          <table:table-cell office:value-type="float" office:value="7.7" calcext:value-type="float">
            <text:p>7,7</text:p>
          </table:table-cell>
          <table:table-cell office:value-type="float" office:value="1.7" calcext:value-type="float">
            <text:p>1,7</text:p>
          </table:table-cell>
          <table:table-cell office:value-type="float" office:value="91.9" calcext:value-type="float">
            <text:p>91,9</text:p>
          </table:table-cell>
          <table:table-cell office:value-type="float" office:value="12.3" calcext:value-type="float">
            <text:p>12,3</text:p>
          </table:table-cell>
          <table:table-cell office:value-type="float" office:value="-170.4" calcext:value-type="float">
            <text:p>-170,4</text:p>
          </table:table-cell>
          <table:table-cell office:value-type="float" office:value="2783.9" calcext:value-type="float">
            <text:p>2783,9</text:p>
          </table:table-cell>
          <table:table-cell table:formula="of:=([.E428]-[.E427])/10" office:value-type="float" office:value="5.72000000000007" calcext:value-type="float">
            <text:p>5,72000000000007</text:p>
          </table:table-cell>
          <table:table-cell table:formula="of:=AVERAGE([.P403:.P428])" office:value-type="float" office:value="5.14076923076923" calcext:value-type="float">
            <text:p>5,14</text:p>
          </table:table-cell>
        </table:table-row>
        <table:table-row table:style-name="ro1">
          <table:table-cell office:value-type="string" calcext:value-type="string">
            <text:p>12:34:45</text:p>
          </table:table-cell>
          <table:table-cell office:value-type="float" office:value="11" calcext:value-type="float">
            <text:p>11</text:p>
          </table:table-cell>
          <table:table-cell office:value-type="float" office:value="48.241074" calcext:value-type="float">
            <text:p>48,241074</text:p>
          </table:table-cell>
          <table:table-cell office:value-type="float" office:value="0.553218" calcext:value-type="float">
            <text:p>0,553218</text:p>
          </table:table-cell>
          <table:table-cell office:value-type="float" office:value="16871.3" calcext:value-type="float">
            <text:p>16871,3</text:p>
          </table:table-cell>
          <table:table-cell office:value-type="float" office:value="12.9" calcext:value-type="float">
            <text:p>12,9</text:p>
          </table:table-cell>
          <table:table-cell office:value-type="float" office:value="9.1" calcext:value-type="float">
            <text:p>9,1</text:p>
          </table:table-cell>
          <table:table-cell office:value-type="float" office:value="-40.5" calcext:value-type="float">
            <text:p>-40,5</text:p>
          </table:table-cell>
          <table:table-cell office:value-type="float" office:value="95.9" calcext:value-type="float">
            <text:p>95,9</text:p>
          </table:table-cell>
          <table:table-cell office:value-type="float" office:value="7.7" calcext:value-type="float">
            <text:p>7,7</text:p>
          </table:table-cell>
          <table:table-cell office:value-type="float" office:value="1.7" calcext:value-type="float">
            <text:p>1,7</text:p>
          </table:table-cell>
          <table:table-cell office:value-type="float" office:value="92.2" calcext:value-type="float">
            <text:p>92,2</text:p>
          </table:table-cell>
          <table:table-cell office:value-type="float" office:value="12.3" calcext:value-type="float">
            <text:p>12,3</text:p>
          </table:table-cell>
          <table:table-cell office:value-type="float" office:value="-168.4" calcext:value-type="float">
            <text:p>-168,4</text:p>
          </table:table-cell>
          <table:table-cell office:value-type="float" office:value="2783.5" calcext:value-type="float">
            <text:p>2783,5</text:p>
          </table:table-cell>
          <table:table-cell table:formula="of:=([.E429]-[.E428])/10" office:value-type="float" office:value="6.25999999999985" calcext:value-type="float">
            <text:p>6,25999999999985</text:p>
          </table:table-cell>
          <table:table-cell table:formula="of:=AVERAGE([.P404:.P429])" office:value-type="float" office:value="5.18076923076923" calcext:value-type="float">
            <text:p>5,18</text:p>
          </table:table-cell>
        </table:table-row>
        <table:table-row table:style-name="ro1">
          <table:table-cell office:value-type="string" calcext:value-type="string">
            <text:p>12:34:55</text:p>
          </table:table-cell>
          <table:table-cell office:value-type="float" office:value="11" calcext:value-type="float">
            <text:p>11</text:p>
          </table:table-cell>
          <table:table-cell office:value-type="float" office:value="48.241982" calcext:value-type="float">
            <text:p>48,241982</text:p>
          </table:table-cell>
          <table:table-cell office:value-type="float" office:value="0.553935" calcext:value-type="float">
            <text:p>0,553935</text:p>
          </table:table-cell>
          <table:table-cell office:value-type="float" office:value="16925.9" calcext:value-type="float">
            <text:p>16925,9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  <table:table-cell office:value-type="float" office:value="95.2" calcext:value-type="float">
            <text:p>95,2</text:p>
          </table:table-cell>
          <table:table-cell office:value-type="float" office:value="7.7" calcext:value-type="float">
            <text:p>7,7</text:p>
          </table:table-cell>
          <table:table-cell office:value-type="float" office:value="1.8" calcext:value-type="float">
            <text:p>1,8</text:p>
          </table:table-cell>
          <table:table-cell office:value-type="float" office:value="93" calcext:value-type="float">
            <text:p>93</text:p>
          </table:table-cell>
          <table:table-cell office:value-type="float" office:value="12.3" calcext:value-type="float">
            <text:p>12,3</text:p>
          </table:table-cell>
          <table:table-cell office:value-type="float" office:value="-168.6" calcext:value-type="float">
            <text:p>-168,6</text:p>
          </table:table-cell>
          <table:table-cell office:value-type="float" office:value="2783" calcext:value-type="float">
            <text:p>2783</text:p>
          </table:table-cell>
          <table:table-cell table:formula="of:=([.E430]-[.E429])/10" office:value-type="float" office:value="5.46000000000022" calcext:value-type="float">
            <text:p>5,46000000000022</text:p>
          </table:table-cell>
          <table:table-cell table:formula="of:=AVERAGE([.P405:.P430])" office:value-type="float" office:value="5.18076923076924" calcext:value-type="float">
            <text:p>5,18</text:p>
          </table:table-cell>
        </table:table-row>
        <table:table-row table:style-name="ro1">
          <table:table-cell office:value-type="string" calcext:value-type="string">
            <text:p>12:35:05</text:p>
          </table:table-cell>
          <table:table-cell office:value-type="float" office:value="11" calcext:value-type="float">
            <text:p>11</text:p>
          </table:table-cell>
          <table:table-cell office:value-type="float" office:value="48.242985" calcext:value-type="float">
            <text:p>48,242985</text:p>
          </table:table-cell>
          <table:table-cell office:value-type="float" office:value="0.554512" calcext:value-type="float">
            <text:p>0,554512</text:p>
          </table:table-cell>
          <table:table-cell office:value-type="float" office:value="16977.5" calcext:value-type="float">
            <text:p>16977,5</text:p>
          </table:table-cell>
          <table:table-cell office:value-type="float" office:value="12.8" calcext:value-type="float">
            <text:p>12,8</text:p>
          </table:table-cell>
          <table:table-cell office:value-type="float" office:value="8.9" calcext:value-type="float">
            <text:p>8,9</text:p>
          </table:table-cell>
          <table:table-cell office:value-type="float" office:value="-40.2" calcext:value-type="float">
            <text:p>-40,2</text:p>
          </table:table-cell>
          <table:table-cell office:value-type="float" office:value="94.3" calcext:value-type="float">
            <text:p>94,3</text:p>
          </table:table-cell>
          <table:table-cell office:value-type="float" office:value="7.7" calcext:value-type="float">
            <text:p>7,7</text:p>
          </table:table-cell>
          <table:table-cell office:value-type="float" office:value="1.8" calcext:value-type="float">
            <text:p>1,8</text:p>
          </table:table-cell>
          <table:table-cell office:value-type="float" office:value="93.9" calcext:value-type="float">
            <text:p>93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7" calcext:value-type="float">
            <text:p>-169,7</text:p>
          </table:table-cell>
          <table:table-cell office:value-type="float" office:value="2782.5" calcext:value-type="float">
            <text:p>2782,5</text:p>
          </table:table-cell>
          <table:table-cell table:formula="of:=([.E431]-[.E430])/10" office:value-type="float" office:value="5.15999999999985" calcext:value-type="float">
            <text:p>5,15999999999985</text:p>
          </table:table-cell>
          <table:table-cell table:formula="of:=AVERAGE([.P406:.P431])" office:value-type="float" office:value="5.16961538461539" calcext:value-type="float">
            <text:p>5,17</text:p>
          </table:table-cell>
        </table:table-row>
        <table:table-row table:style-name="ro1">
          <table:table-cell office:value-type="string" calcext:value-type="string">
            <text:p>12:35:15</text:p>
          </table:table-cell>
          <table:table-cell office:value-type="float" office:value="11" calcext:value-type="float">
            <text:p>11</text:p>
          </table:table-cell>
          <table:table-cell office:value-type="float" office:value="48.243904" calcext:value-type="float">
            <text:p>48,243904</text:p>
          </table:table-cell>
          <table:table-cell office:value-type="float" office:value="0.554858" calcext:value-type="float">
            <text:p>0,554858</text:p>
          </table:table-cell>
          <table:table-cell office:value-type="float" office:value="17033.4" calcext:value-type="float">
            <text:p>17033,4</text:p>
          </table:table-cell>
          <table:table-cell office:value-type="float" office:value="12.6" calcext:value-type="float">
            <text:p>12,6</text:p>
          </table:table-cell>
          <table:table-cell office:value-type="float" office:value="8.9" calcext:value-type="float">
            <text:p>8,9</text:p>
          </table:table-cell>
          <table:table-cell office:value-type="float" office:value="-41.2" calcext:value-type="float">
            <text:p>-41,2</text:p>
          </table:table-cell>
          <table:table-cell office:value-type="float" office:value="93.5" calcext:value-type="float">
            <text:p>93,5</text:p>
          </table:table-cell>
          <table:table-cell office:value-type="float" office:value="7.7" calcext:value-type="float">
            <text:p>7,7</text:p>
          </table:table-cell>
          <table:table-cell office:value-type="float" office:value="1.8" calcext:value-type="float">
            <text:p>1,8</text:p>
          </table:table-cell>
          <table:table-cell office:value-type="float" office:value="94.1" calcext:value-type="float">
            <text:p>94,1</text:p>
          </table:table-cell>
          <table:table-cell office:value-type="float" office:value="12.3" calcext:value-type="float">
            <text:p>12,3</text:p>
          </table:table-cell>
          <table:table-cell office:value-type="float" office:value="-167" calcext:value-type="float">
            <text:p>-167</text:p>
          </table:table-cell>
          <table:table-cell office:value-type="float" office:value="2782" calcext:value-type="float">
            <text:p>2782</text:p>
          </table:table-cell>
          <table:table-cell table:formula="of:=([.E432]-[.E431])/10" office:value-type="float" office:value="5.59000000000015" calcext:value-type="float">
            <text:p>5,59000000000015</text:p>
          </table:table-cell>
          <table:table-cell table:formula="of:=AVERAGE([.P407:.P432])" office:value-type="float" office:value="5.15076923076923" calcext:value-type="float">
            <text:p>5,15</text:p>
          </table:table-cell>
        </table:table-row>
        <table:table-row table:style-name="ro1">
          <table:table-cell office:value-type="string" calcext:value-type="string">
            <text:p>12:35:25</text:p>
          </table:table-cell>
          <table:table-cell office:value-type="float" office:value="11" calcext:value-type="float">
            <text:p>11</text:p>
          </table:table-cell>
          <table:table-cell office:value-type="float" office:value="48.245018" calcext:value-type="float">
            <text:p>48,245018</text:p>
          </table:table-cell>
          <table:table-cell office:value-type="float" office:value="0.55508" calcext:value-type="float">
            <text:p>0,55508</text:p>
          </table:table-cell>
          <table:table-cell office:value-type="float" office:value="17091.4" calcext:value-type="float">
            <text:p>17091,4</text:p>
          </table:table-cell>
          <table:table-cell office:value-type="float" office:value="12.6" calcext:value-type="float">
            <text:p>12,6</text:p>
          </table:table-cell>
          <table:table-cell office:value-type="float" office:value="8.9" calcext:value-type="float">
            <text:p>8,9</text:p>
          </table:table-cell>
          <table:table-cell office:value-type="float" office:value="-40.2" calcext:value-type="float">
            <text:p>-40,2</text:p>
          </table:table-cell>
          <table:table-cell office:value-type="float" office:value="92.7" calcext:value-type="float">
            <text:p>92,7</text:p>
          </table:table-cell>
          <table:table-cell office:value-type="float" office:value="7.7" calcext:value-type="float">
            <text:p>7,7</text:p>
          </table:table-cell>
          <table:table-cell office:value-type="float" office:value="1.8" calcext:value-type="float">
            <text:p>1,8</text:p>
          </table:table-cell>
          <table:table-cell office:value-type="float" office:value="94.9" calcext:value-type="float">
            <text:p>94,9</text:p>
          </table:table-cell>
          <table:table-cell office:value-type="float" office:value="12.3" calcext:value-type="float">
            <text:p>12,3</text:p>
          </table:table-cell>
          <table:table-cell office:value-type="float" office:value="-170.6" calcext:value-type="float">
            <text:p>-170,6</text:p>
          </table:table-cell>
          <table:table-cell office:value-type="float" office:value="2781.6" calcext:value-type="float">
            <text:p>2781,6</text:p>
          </table:table-cell>
          <table:table-cell table:formula="of:=([.E433]-[.E432])/10" office:value-type="float" office:value="5.8" calcext:value-type="float">
            <text:p>5,8</text:p>
          </table:table-cell>
          <table:table-cell table:formula="of:=AVERAGE([.P408:.P433])" office:value-type="float" office:value="5.16923076923078" calcext:value-type="float">
            <text:p>5,17</text:p>
          </table:table-cell>
        </table:table-row>
        <table:table-row table:style-name="ro1">
          <table:table-cell office:value-type="string" calcext:value-type="string">
            <text:p>12:35:35</text:p>
          </table:table-cell>
          <table:table-cell office:value-type="float" office:value="11" calcext:value-type="float">
            <text:p>11</text:p>
          </table:table-cell>
          <table:table-cell office:value-type="float" office:value="48.246197" calcext:value-type="float">
            <text:p>48,246197</text:p>
          </table:table-cell>
          <table:table-cell office:value-type="float" office:value="0.555355" calcext:value-type="float">
            <text:p>0,555355</text:p>
          </table:table-cell>
          <table:table-cell office:value-type="float" office:value="17147.8" calcext:value-type="float">
            <text:p>17147,8</text:p>
          </table:table-cell>
          <table:table-cell office:value-type="float" office:value="12.5" calcext:value-type="float">
            <text:p>12,5</text:p>
          </table:table-cell>
          <table:table-cell office:value-type="float" office:value="8.8" calcext:value-type="float">
            <text:p>8,8</text:p>
          </table:table-cell>
          <table:table-cell office:value-type="float" office:value="-41.5" calcext:value-type="float">
            <text:p>-41,5</text:p>
          </table:table-cell>
          <table:table-cell office:value-type="float" office:value="91.9" calcext:value-type="float">
            <text:p>91,9</text:p>
          </table:table-cell>
          <table:table-cell office:value-type="float" office:value="7.8" calcext:value-type="float">
            <text:p>7,8</text:p>
          </table:table-cell>
          <table:table-cell office:value-type="float" office:value="1.8" calcext:value-type="float">
            <text:p>1,8</text:p>
          </table:table-cell>
          <table:table-cell office:value-type="float" office:value="95.3" calcext:value-type="float">
            <text:p>95,3</text:p>
          </table:table-cell>
          <table:table-cell office:value-type="float" office:value="12.3" calcext:value-type="float">
            <text:p>12,3</text:p>
          </table:table-cell>
          <table:table-cell office:value-type="float" office:value="-168.9" calcext:value-type="float">
            <text:p>-168,9</text:p>
          </table:table-cell>
          <table:table-cell office:value-type="float" office:value="2781.1" calcext:value-type="float">
            <text:p>2781,1</text:p>
          </table:table-cell>
          <table:table-cell table:formula="of:=([.E434]-[.E433])/10" office:value-type="float" office:value="5.63999999999978" calcext:value-type="float">
            <text:p>5,63999999999978</text:p>
          </table:table-cell>
          <table:table-cell table:formula="of:=AVERAGE([.P409:.P434])" office:value-type="float" office:value="5.19615384615384" calcext:value-type="float">
            <text:p>5,20</text:p>
          </table:table-cell>
        </table:table-row>
        <table:table-row table:style-name="ro1">
          <table:table-cell office:value-type="string" calcext:value-type="string">
            <text:p>12:35:45</text:p>
          </table:table-cell>
          <table:table-cell office:value-type="float" office:value="11" calcext:value-type="float">
            <text:p>11</text:p>
          </table:table-cell>
          <table:table-cell office:value-type="float" office:value="48.247261" calcext:value-type="float">
            <text:p>48,247261</text:p>
          </table:table-cell>
          <table:table-cell office:value-type="float" office:value="0.55575" calcext:value-type="float">
            <text:p>0,55575</text:p>
          </table:table-cell>
          <table:table-cell office:value-type="float" office:value="17200.2" calcext:value-type="float">
            <text:p>17200,2</text:p>
          </table:table-cell>
          <table:table-cell office:value-type="float" office:value="12.5" calcext:value-type="float">
            <text:p>12,5</text:p>
          </table:table-cell>
          <table:table-cell office:value-type="float" office:value="8.8" calcext:value-type="float">
            <text:p>8,8</text:p>
          </table:table-cell>
          <table:table-cell office:value-type="float" office:value="-39.8" calcext:value-type="float">
            <text:p>-39,8</text:p>
          </table:table-cell>
          <table:table-cell office:value-type="float" office:value="91.2" calcext:value-type="float">
            <text:p>91,2</text:p>
          </table:table-cell>
          <table:table-cell office:value-type="float" office:value="7.8" calcext:value-type="float">
            <text:p>7,8</text:p>
          </table:table-cell>
          <table:table-cell office:value-type="float" office:value="1.8" calcext:value-type="float">
            <text:p>1,8</text:p>
          </table:table-cell>
          <table:table-cell office:value-type="float" office:value="95.5" calcext:value-type="float">
            <text:p>95,5</text:p>
          </table:table-cell>
          <table:table-cell office:value-type="float" office:value="12.3" calcext:value-type="float">
            <text:p>12,3</text:p>
          </table:table-cell>
          <table:table-cell office:value-type="float" office:value="-169.7" calcext:value-type="float">
            <text:p>-169,7</text:p>
          </table:table-cell>
          <table:table-cell office:value-type="float" office:value="2780.6" calcext:value-type="float">
            <text:p>2780,6</text:p>
          </table:table-cell>
          <table:table-cell table:formula="of:=([.E435]-[.E434])/10" office:value-type="float" office:value="5.24000000000015" calcext:value-type="float">
            <text:p>5,24000000000015</text:p>
          </table:table-cell>
          <table:table-cell table:formula="of:=AVERAGE([.P410:.P435])" office:value-type="float" office:value="5.16884615384616" calcext:value-type="float">
            <text:p>5,17</text:p>
          </table:table-cell>
        </table:table-row>
        <table:table-row table:style-name="ro1">
          <table:table-cell office:value-type="string" calcext:value-type="string">
            <text:p>12:35:55</text:p>
          </table:table-cell>
          <table:table-cell office:value-type="float" office:value="11" calcext:value-type="float">
            <text:p>11</text:p>
          </table:table-cell>
          <table:table-cell office:value-type="float" office:value="48.248451" calcext:value-type="float">
            <text:p>48,248451</text:p>
          </table:table-cell>
          <table:table-cell office:value-type="float" office:value="0.556147" calcext:value-type="float">
            <text:p>0,556147</text:p>
          </table:table-cell>
          <table:table-cell office:value-type="float" office:value="17255.3" calcext:value-type="float">
            <text:p>17255,3</text:p>
          </table:table-cell>
          <table:table-cell office:value-type="float" office:value="12.5" calcext:value-type="float">
            <text:p>12,5</text:p>
          </table:table-cell>
          <table:table-cell office:value-type="float" office:value="8.7" calcext:value-type="float">
            <text:p>8,7</text:p>
          </table:table-cell>
          <table:table-cell office:value-type="float" office:value="-41.5" calcext:value-type="float">
            <text:p>-41,5</text:p>
          </table:table-cell>
          <table:table-cell office:value-type="float" office:value="90.5" calcext:value-type="float">
            <text:p>90,5</text:p>
          </table:table-cell>
          <table:table-cell office:value-type="float" office:value="7.8" calcext:value-type="float">
            <text:p>7,8</text:p>
          </table:table-cell>
          <table:table-cell office:value-type="float" office:value="1.8" calcext:value-type="float">
            <text:p>1,8</text:p>
          </table:table-cell>
          <table:table-cell office:value-type="float" office:value="96.2" calcext:value-type="float">
            <text:p>96,2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780.1" calcext:value-type="float">
            <text:p>2780,1</text:p>
          </table:table-cell>
          <table:table-cell table:formula="of:=([.E436]-[.E435])/10" office:value-type="float" office:value="5.50999999999985" calcext:value-type="float">
            <text:p>5,50999999999985</text:p>
          </table:table-cell>
          <table:table-cell table:formula="of:=AVERAGE([.P411:.P436])" office:value-type="float" office:value="5.17307692307692" calcext:value-type="float">
            <text:p>5,17</text:p>
          </table:table-cell>
        </table:table-row>
        <table:table-row table:style-name="ro1">
          <table:table-cell office:value-type="string" calcext:value-type="string">
            <text:p>12:36:05</text:p>
          </table:table-cell>
          <table:table-cell office:value-type="float" office:value="11" calcext:value-type="float">
            <text:p>11</text:p>
          </table:table-cell>
          <table:table-cell office:value-type="float" office:value="48.249489" calcext:value-type="float">
            <text:p>48,249489</text:p>
          </table:table-cell>
          <table:table-cell office:value-type="float" office:value="0.556887" calcext:value-type="float">
            <text:p>0,556887</text:p>
          </table:table-cell>
          <table:table-cell office:value-type="float" office:value="17311.1" calcext:value-type="float">
            <text:p>17311,1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40.2" calcext:value-type="float">
            <text:p>-40,2</text:p>
          </table:table-cell>
          <table:table-cell office:value-type="float" office:value="89.7" calcext:value-type="float">
            <text:p>89,7</text:p>
          </table:table-cell>
          <table:table-cell office:value-type="float" office:value="7.9" calcext:value-type="float">
            <text:p>7,9</text:p>
          </table:table-cell>
          <table:table-cell office:value-type="float" office:value="1.8" calcext:value-type="float">
            <text:p>1,8</text:p>
          </table:table-cell>
          <table:table-cell office:value-type="float" office:value="96.7" calcext:value-type="float">
            <text:p>96,7</text:p>
          </table:table-cell>
          <table:table-cell office:value-type="float" office:value="12.3" calcext:value-type="float">
            <text:p>12,3</text:p>
          </table:table-cell>
          <table:table-cell office:value-type="float" office:value="-172.2" calcext:value-type="float">
            <text:p>-172,2</text:p>
          </table:table-cell>
          <table:table-cell office:value-type="float" office:value="2779.6" calcext:value-type="float">
            <text:p>2779,6</text:p>
          </table:table-cell>
          <table:table-cell table:formula="of:=([.E437]-[.E436])/10" office:value-type="float" office:value="5.57999999999993" calcext:value-type="float">
            <text:p>5,57999999999993</text:p>
          </table:table-cell>
          <table:table-cell table:formula="of:=AVERAGE([.P412:.P437])" office:value-type="float" office:value="5.19346153846154" calcext:value-type="float">
            <text:p>5,19</text:p>
          </table:table-cell>
        </table:table-row>
        <table:table-row table:style-name="ro1">
          <table:table-cell office:value-type="string" calcext:value-type="string">
            <text:p>12:36:15</text:p>
          </table:table-cell>
          <table:table-cell office:value-type="float" office:value="11" calcext:value-type="float">
            <text:p>11</text:p>
          </table:table-cell>
          <table:table-cell office:value-type="float" office:value="48.250557" calcext:value-type="float">
            <text:p>48,250557</text:p>
          </table:table-cell>
          <table:table-cell office:value-type="float" office:value="0.55762" calcext:value-type="float">
            <text:p>0,55762</text:p>
          </table:table-cell>
          <table:table-cell office:value-type="float" office:value="17364.1" calcext:value-type="float">
            <text:p>17364,1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-41.8" calcext:value-type="float">
            <text:p>-41,8</text:p>
          </table:table-cell>
          <table:table-cell office:value-type="float" office:value="89.1" calcext:value-type="float">
            <text:p>89,1</text:p>
          </table:table-cell>
          <table:table-cell office:value-type="float" office:value="7.9" calcext:value-type="float">
            <text:p>7,9</text:p>
          </table:table-cell>
          <table:table-cell office:value-type="float" office:value="1.8" calcext:value-type="float">
            <text:p>1,8</text:p>
          </table:table-cell>
          <table:table-cell office:value-type="float" office:value="97.3" calcext:value-type="float">
            <text:p>97,3</text:p>
          </table:table-cell>
          <table:table-cell office:value-type="float" office:value="12.3" calcext:value-type="float">
            <text:p>12,3</text:p>
          </table:table-cell>
          <table:table-cell office:value-type="float" office:value="-165" calcext:value-type="float">
            <text:p>-165</text:p>
          </table:table-cell>
          <table:table-cell office:value-type="float" office:value="2779.1" calcext:value-type="float">
            <text:p>2779,1</text:p>
          </table:table-cell>
          <table:table-cell table:formula="of:=([.E438]-[.E437])/10" office:value-type="float" office:value="5.3" calcext:value-type="float">
            <text:p>5,3</text:p>
          </table:table-cell>
          <table:table-cell table:formula="of:=AVERAGE([.P413:.P438])" office:value-type="float" office:value="5.21384615384615" calcext:value-type="float">
            <text:p>5,21</text:p>
          </table:table-cell>
        </table:table-row>
        <table:table-row table:style-name="ro1">
          <table:table-cell office:value-type="string" calcext:value-type="string">
            <text:p>12:36:25</text:p>
          </table:table-cell>
          <table:table-cell office:value-type="float" office:value="11" calcext:value-type="float">
            <text:p>11</text:p>
          </table:table-cell>
          <table:table-cell office:value-type="float" office:value="48.251461" calcext:value-type="float">
            <text:p>48,251461</text:p>
          </table:table-cell>
          <table:table-cell office:value-type="float" office:value="0.558502" calcext:value-type="float">
            <text:p>0,558502</text:p>
          </table:table-cell>
          <table:table-cell office:value-type="float" office:value="17415.8" calcext:value-type="float">
            <text:p>17415,8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-40.8" calcext:value-type="float">
            <text:p>-40,8</text:p>
          </table:table-cell>
          <table:table-cell office:value-type="float" office:value="88.3" calcext:value-type="float">
            <text:p>88,3</text:p>
          </table:table-cell>
          <table:table-cell office:value-type="float" office:value="7.9" calcext:value-type="float">
            <text:p>7,9</text:p>
          </table:table-cell>
          <table:table-cell office:value-type="float" office:value="1.8" calcext:value-type="float">
            <text:p>1,8</text:p>
          </table:table-cell>
          <table:table-cell office:value-type="float" office:value="97.4" calcext:value-type="float">
            <text:p>97,4</text:p>
          </table:table-cell>
          <table:table-cell office:value-type="float" office:value="12.3" calcext:value-type="float">
            <text:p>12,3</text:p>
          </table:table-cell>
          <table:table-cell office:value-type="float" office:value="-165.1" calcext:value-type="float">
            <text:p>-165,1</text:p>
          </table:table-cell>
          <table:table-cell office:value-type="float" office:value="2778.6" calcext:value-type="float">
            <text:p>2778,6</text:p>
          </table:table-cell>
          <table:table-cell table:formula="of:=([.E439]-[.E438])/10" office:value-type="float" office:value="5.17000000000007" calcext:value-type="float">
            <text:p>5,17000000000007</text:p>
          </table:table-cell>
          <table:table-cell table:formula="of:=AVERAGE([.P414:.P439])" office:value-type="float" office:value="5.23192307692308" calcext:value-type="float">
            <text:p>5,23</text:p>
          </table:table-cell>
        </table:table-row>
        <table:table-row table:style-name="ro1">
          <table:table-cell office:value-type="string" calcext:value-type="string">
            <text:p>12:36:35</text:p>
          </table:table-cell>
          <table:table-cell office:value-type="float" office:value="11" calcext:value-type="float">
            <text:p>11</text:p>
          </table:table-cell>
          <table:table-cell office:value-type="float" office:value="48.252285" calcext:value-type="float">
            <text:p>48,252285</text:p>
          </table:table-cell>
          <table:table-cell office:value-type="float" office:value="0.559368" calcext:value-type="float">
            <text:p>0,559368</text:p>
          </table:table-cell>
          <table:table-cell office:value-type="float" office:value="17469.6" calcext:value-type="float">
            <text:p>17469,6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-42.5" calcext:value-type="float">
            <text:p>-42,5</text:p>
          </table:table-cell>
          <table:table-cell office:value-type="float" office:value="87.6" calcext:value-type="float">
            <text:p>87,6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,8</text:p>
          </table:table-cell>
          <table:table-cell office:value-type="float" office:value="97.5" calcext:value-type="float">
            <text:p>97,5</text:p>
          </table:table-cell>
          <table:table-cell office:value-type="float" office:value="12.3" calcext:value-type="float">
            <text:p>12,3</text:p>
          </table:table-cell>
          <table:table-cell office:value-type="float" office:value="-174.5" calcext:value-type="float">
            <text:p>-174,5</text:p>
          </table:table-cell>
          <table:table-cell office:value-type="float" office:value="2778.1" calcext:value-type="float">
            <text:p>2778,1</text:p>
          </table:table-cell>
          <table:table-cell table:formula="of:=([.E440]-[.E439])/10" office:value-type="float" office:value="5.37999999999993" calcext:value-type="float">
            <text:p>5,37999999999993</text:p>
          </table:table-cell>
          <table:table-cell table:formula="of:=AVERAGE([.P415:.P440])" office:value-type="float" office:value="5.24384615384615" calcext:value-type="float">
            <text:p>5,24</text:p>
          </table:table-cell>
        </table:table-row>
        <table:table-row table:style-name="ro1">
          <table:table-cell office:value-type="string" calcext:value-type="string">
            <text:p>12:36:45</text:p>
          </table:table-cell>
          <table:table-cell office:value-type="float" office:value="11" calcext:value-type="float">
            <text:p>11</text:p>
          </table:table-cell>
          <table:table-cell office:value-type="float" office:value="48.253075" calcext:value-type="float">
            <text:p>48,253075</text:p>
          </table:table-cell>
          <table:table-cell office:value-type="float" office:value="0.56038" calcext:value-type="float">
            <text:p>0,56038</text:p>
          </table:table-cell>
          <table:table-cell office:value-type="float" office:value="17523" calcext:value-type="float">
            <text:p>17523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-44.2" calcext:value-type="float">
            <text:p>-44,2</text:p>
          </table:table-cell>
          <table:table-cell office:value-type="float" office:value="86.9" calcext:value-type="float">
            <text:p>86,9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,8</text:p>
          </table:table-cell>
          <table:table-cell office:value-type="float" office:value="97.8" calcext:value-type="float">
            <text:p>97,8</text:p>
          </table:table-cell>
          <table:table-cell office:value-type="float" office:value="12.3" calcext:value-type="float">
            <text:p>12,3</text:p>
          </table:table-cell>
          <table:table-cell office:value-type="float" office:value="-201.9" calcext:value-type="float">
            <text:p>-201,9</text:p>
          </table:table-cell>
          <table:table-cell office:value-type="float" office:value="2777.6" calcext:value-type="float">
            <text:p>2777,6</text:p>
          </table:table-cell>
          <table:table-cell table:formula="of:=([.E441]-[.E440])/10" office:value-type="float" office:value="5.34000000000015" calcext:value-type="float">
            <text:p>5,34000000000015</text:p>
          </table:table-cell>
          <table:table-cell table:formula="of:=AVERAGE([.P416:.P441])" office:value-type="float" office:value="5.25346153846154" calcext:value-type="float">
            <text:p>5,25</text:p>
          </table:table-cell>
        </table:table-row>
        <table:table-row table:style-name="ro1">
          <table:table-cell office:value-type="string" calcext:value-type="string">
            <text:p>12:36:55</text:p>
          </table:table-cell>
          <table:table-cell office:value-type="float" office:value="11" calcext:value-type="float">
            <text:p>11</text:p>
          </table:table-cell>
          <table:table-cell office:value-type="float" office:value="48.253712" calcext:value-type="float">
            <text:p>48,253712</text:p>
          </table:table-cell>
          <table:table-cell office:value-type="float" office:value="0.561375" calcext:value-type="float">
            <text:p>0,561375</text:p>
          </table:table-cell>
          <table:table-cell office:value-type="float" office:value="17573.4" calcext:value-type="float">
            <text:p>17573,4</text:p>
          </table:table-cell>
          <table:table-cell office:value-type="float" office:value="12.1" calcext:value-type="float">
            <text:p>12,1</text:p>
          </table:table-cell>
          <table:table-cell office:value-type="float" office:value="8.5" calcext:value-type="float">
            <text:p>8,5</text:p>
          </table:table-cell>
          <table:table-cell office:value-type="float" office:value="-41.8" calcext:value-type="float">
            <text:p>-41,8</text:p>
          </table:table-cell>
          <table:table-cell office:value-type="float" office:value="86.2" calcext:value-type="float">
            <text:p>86,2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98.5" calcext:value-type="float">
            <text:p>98,5</text:p>
          </table:table-cell>
          <table:table-cell office:value-type="float" office:value="12.3" calcext:value-type="float">
            <text:p>12,3</text:p>
          </table:table-cell>
          <table:table-cell office:value-type="float" office:value="-171.2" calcext:value-type="float">
            <text:p>-171,2</text:p>
          </table:table-cell>
          <table:table-cell office:value-type="float" office:value="2777.1" calcext:value-type="float">
            <text:p>2777,1</text:p>
          </table:table-cell>
          <table:table-cell table:formula="of:=([.E442]-[.E441])/10" office:value-type="float" office:value="5.04000000000015" calcext:value-type="float">
            <text:p>5,04000000000015</text:p>
          </table:table-cell>
          <table:table-cell table:formula="of:=AVERAGE([.P417:.P442])" office:value-type="float" office:value="5.24461538461539" calcext:value-type="float">
            <text:p>5,24</text:p>
          </table:table-cell>
        </table:table-row>
        <table:table-row table:style-name="ro1">
          <table:table-cell office:value-type="string" calcext:value-type="string">
            <text:p>12:37:05</text:p>
          </table:table-cell>
          <table:table-cell office:value-type="float" office:value="11" calcext:value-type="float">
            <text:p>11</text:p>
          </table:table-cell>
          <table:table-cell office:value-type="float" office:value="48.254337" calcext:value-type="float">
            <text:p>48,254337</text:p>
          </table:table-cell>
          <table:table-cell office:value-type="float" office:value="0.562378" calcext:value-type="float">
            <text:p>0,562378</text:p>
          </table:table-cell>
          <table:table-cell office:value-type="float" office:value="17626.1" calcext:value-type="float">
            <text:p>17626,1</text:p>
          </table:table-cell>
          <table:table-cell office:value-type="float" office:value="12.1" calcext:value-type="float">
            <text:p>12,1</text:p>
          </table:table-cell>
          <table:table-cell office:value-type="float" office:value="8.4" calcext:value-type="float">
            <text:p>8,4</text:p>
          </table:table-cell>
          <table:table-cell office:value-type="float" office:value="-43.2" calcext:value-type="float">
            <text:p>-43,2</text:p>
          </table:table-cell>
          <table:table-cell office:value-type="float" office:value="85.5" calcext:value-type="float">
            <text:p>85,5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98.9" calcext:value-type="float">
            <text:p>98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776.7" calcext:value-type="float">
            <text:p>2776,7</text:p>
          </table:table-cell>
          <table:table-cell table:formula="of:=([.E443]-[.E442])/10" office:value-type="float" office:value="5.26999999999971" calcext:value-type="float">
            <text:p>5,26999999999971</text:p>
          </table:table-cell>
          <table:table-cell table:formula="of:=AVERAGE([.P418:.P443])" office:value-type="float" office:value="5.24615384615384" calcext:value-type="float">
            <text:p>5,25</text:p>
          </table:table-cell>
        </table:table-row>
        <table:table-row table:style-name="ro1">
          <table:table-cell office:value-type="string" calcext:value-type="string">
            <text:p>12:37:15</text:p>
          </table:table-cell>
          <table:table-cell office:value-type="float" office:value="11" calcext:value-type="float">
            <text:p>11</text:p>
          </table:table-cell>
          <table:table-cell office:value-type="float" office:value="48.254761" calcext:value-type="float">
            <text:p>48,254761</text:p>
          </table:table-cell>
          <table:table-cell office:value-type="float" office:value="0.563173" calcext:value-type="float">
            <text:p>0,563173</text:p>
          </table:table-cell>
          <table:table-cell office:value-type="float" office:value="17679.6" calcext:value-type="float">
            <text:p>17679,6</text:p>
          </table:table-cell>
          <table:table-cell office:value-type="float" office:value="12.1" calcext:value-type="float">
            <text:p>12,1</text:p>
          </table:table-cell>
          <table:table-cell office:value-type="float" office:value="8.4" calcext:value-type="float">
            <text:p>8,4</text:p>
          </table:table-cell>
          <table:table-cell office:value-type="float" office:value="-43.8" calcext:value-type="float">
            <text:p>-43,8</text:p>
          </table:table-cell>
          <table:table-cell office:value-type="float" office:value="84.8" calcext:value-type="float">
            <text:p>84,8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99.7" calcext:value-type="float">
            <text:p>99,7</text:p>
          </table:table-cell>
          <table:table-cell office:value-type="float" office:value="12.3" calcext:value-type="float">
            <text:p>12,3</text:p>
          </table:table-cell>
          <table:table-cell office:value-type="float" office:value="-164.8" calcext:value-type="float">
            <text:p>-164,8</text:p>
          </table:table-cell>
          <table:table-cell office:value-type="float" office:value="2776.2" calcext:value-type="float">
            <text:p>2776,2</text:p>
          </table:table-cell>
          <table:table-cell table:formula="of:=([.E444]-[.E443])/10" office:value-type="float" office:value="5.35" calcext:value-type="float">
            <text:p>5,35</text:p>
          </table:table-cell>
          <table:table-cell table:formula="of:=AVERAGE([.P419:.P444])" office:value-type="float" office:value="5.25999999999999" calcext:value-type="float">
            <text:p>5,26</text:p>
          </table:table-cell>
        </table:table-row>
        <table:table-row table:style-name="ro1">
          <table:table-cell office:value-type="string" calcext:value-type="string">
            <text:p>12:37:25</text:p>
          </table:table-cell>
          <table:table-cell office:value-type="float" office:value="11" calcext:value-type="float">
            <text:p>11</text:p>
          </table:table-cell>
          <table:table-cell office:value-type="float" office:value="48.255154" calcext:value-type="float">
            <text:p>48,255154</text:p>
          </table:table-cell>
          <table:table-cell office:value-type="float" office:value="0.563828" calcext:value-type="float">
            <text:p>0,563828</text:p>
          </table:table-cell>
          <table:table-cell office:value-type="float" office:value="17730.6" calcext:value-type="float">
            <text:p>17730,6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,4</text:p>
          </table:table-cell>
          <table:table-cell office:value-type="float" office:value="-43.2" calcext:value-type="float">
            <text:p>-43,2</text:p>
          </table:table-cell>
          <table:table-cell office:value-type="float" office:value="84.1" calcext:value-type="float">
            <text:p>84,1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100.6" calcext:value-type="float">
            <text:p>100,6</text:p>
          </table:table-cell>
          <table:table-cell office:value-type="float" office:value="12.3" calcext:value-type="float">
            <text:p>12,3</text:p>
          </table:table-cell>
          <table:table-cell office:value-type="float" office:value="-164.1" calcext:value-type="float">
            <text:p>-164,1</text:p>
          </table:table-cell>
          <table:table-cell office:value-type="float" office:value="2775.7" calcext:value-type="float">
            <text:p>2775,7</text:p>
          </table:table-cell>
          <table:table-cell table:formula="of:=([.E445]-[.E444])/10" office:value-type="float" office:value="5.1" calcext:value-type="float">
            <text:p>5,1</text:p>
          </table:table-cell>
          <table:table-cell table:formula="of:=AVERAGE([.P420:.P445])"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12:37:35</text:p>
          </table:table-cell>
          <table:table-cell office:value-type="float" office:value="11" calcext:value-type="float">
            <text:p>11</text:p>
          </table:table-cell>
          <table:table-cell office:value-type="float" office:value="48.255512" calcext:value-type="float">
            <text:p>48,255512</text:p>
          </table:table-cell>
          <table:table-cell office:value-type="float" office:value="0.564357" calcext:value-type="float">
            <text:p>0,564357</text:p>
          </table:table-cell>
          <table:table-cell office:value-type="float" office:value="17784" calcext:value-type="float">
            <text:p>17784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,3</text:p>
          </table:table-cell>
          <table:table-cell office:value-type="float" office:value="-43" calcext:value-type="float">
            <text:p>-43</text:p>
          </table:table-cell>
          <table:table-cell office:value-type="float" office:value="83.6" calcext:value-type="float">
            <text:p>83,6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100.1" calcext:value-type="float">
            <text:p>100,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775.3" calcext:value-type="float">
            <text:p>2775,3</text:p>
          </table:table-cell>
          <table:table-cell table:formula="of:=([.E446]-[.E445])/10" office:value-type="float" office:value="5.34000000000015" calcext:value-type="float">
            <text:p>5,34000000000015</text:p>
          </table:table-cell>
          <table:table-cell table:formula="of:=AVERAGE([.P421:.P446])" office:value-type="float" office:value="5.31076923076923" calcext:value-type="float">
            <text:p>5,31</text:p>
          </table:table-cell>
        </table:table-row>
        <table:table-row table:style-name="ro1">
          <table:table-cell office:value-type="string" calcext:value-type="string">
            <text:p>12:37:45</text:p>
          </table:table-cell>
          <table:table-cell office:value-type="float" office:value="11" calcext:value-type="float">
            <text:p>11</text:p>
          </table:table-cell>
          <table:table-cell office:value-type="float" office:value="48.255932" calcext:value-type="float">
            <text:p>48,255932</text:p>
          </table:table-cell>
          <table:table-cell office:value-type="float" office:value="0.564825" calcext:value-type="float">
            <text:p>0,564825</text:p>
          </table:table-cell>
          <table:table-cell office:value-type="float" office:value="17836.2" calcext:value-type="float">
            <text:p>17836,2</text:p>
          </table:table-cell>
          <table:table-cell office:value-type="float" office:value="11.9" calcext:value-type="float">
            <text:p>11,9</text:p>
          </table:table-cell>
          <table:table-cell office:value-type="float" office:value="8.3" calcext:value-type="float">
            <text:p>8,3</text:p>
          </table:table-cell>
          <table:table-cell office:value-type="float" office:value="-41.5" calcext:value-type="float">
            <text:p>-41,5</text:p>
          </table:table-cell>
          <table:table-cell office:value-type="float" office:value="82.8" calcext:value-type="float">
            <text:p>82,8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1" calcext:value-type="float">
            <text:p>-168,1</text:p>
          </table:table-cell>
          <table:table-cell office:value-type="float" office:value="2774.8" calcext:value-type="float">
            <text:p>2774,8</text:p>
          </table:table-cell>
          <table:table-cell table:formula="of:=([.E447]-[.E446])/10" office:value-type="float" office:value="5.22000000000007" calcext:value-type="float">
            <text:p>5,22000000000007</text:p>
          </table:table-cell>
          <table:table-cell table:formula="of:=AVERAGE([.P422:.P447])" office:value-type="float" office:value="5.33576923076923" calcext:value-type="float">
            <text:p>5,34</text:p>
          </table:table-cell>
        </table:table-row>
        <table:table-row table:style-name="ro1">
          <table:table-cell office:value-type="string" calcext:value-type="string">
            <text:p>12:37:55</text:p>
          </table:table-cell>
          <table:table-cell office:value-type="float" office:value="11" calcext:value-type="float">
            <text:p>11</text:p>
          </table:table-cell>
          <table:table-cell office:value-type="float" office:value="48.25642" calcext:value-type="float">
            <text:p>48,25642</text:p>
          </table:table-cell>
          <table:table-cell office:value-type="float" office:value="0.565275" calcext:value-type="float">
            <text:p>0,565275</text:p>
          </table:table-cell>
          <table:table-cell office:value-type="float" office:value="17887.7" calcext:value-type="float">
            <text:p>17887,7</text:p>
          </table:table-cell>
          <table:table-cell office:value-type="float" office:value="11.9" calcext:value-type="float">
            <text:p>11,9</text:p>
          </table:table-cell>
          <table:table-cell office:value-type="float" office:value="8.3" calcext:value-type="float">
            <text:p>8,3</text:p>
          </table:table-cell>
          <table:table-cell office:value-type="float" office:value="-41.8" calcext:value-type="float">
            <text:p>-41,8</text:p>
          </table:table-cell>
          <table:table-cell office:value-type="float" office:value="82.3" calcext:value-type="float">
            <text:p>82,3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2" calcext:value-type="float">
            <text:p>-168,2</text:p>
          </table:table-cell>
          <table:table-cell office:value-type="float" office:value="2774.3" calcext:value-type="float">
            <text:p>2774,3</text:p>
          </table:table-cell>
          <table:table-cell table:formula="of:=([.E448]-[.E447])/10" office:value-type="float" office:value="5.15" calcext:value-type="float">
            <text:p>5,15</text:p>
          </table:table-cell>
          <table:table-cell table:formula="of:=AVERAGE([.P423:.P448])" office:value-type="float" office:value="5.34692307692308" calcext:value-type="float">
            <text:p>5,35</text:p>
          </table:table-cell>
        </table:table-row>
        <table:table-row table:style-name="ro1">
          <table:table-cell office:value-type="string" calcext:value-type="string">
            <text:p>12:38:05</text:p>
          </table:table-cell>
          <table:table-cell office:value-type="float" office:value="11" calcext:value-type="float">
            <text:p>11</text:p>
          </table:table-cell>
          <table:table-cell office:value-type="float" office:value="48.256977" calcext:value-type="float">
            <text:p>48,256977</text:p>
          </table:table-cell>
          <table:table-cell office:value-type="float" office:value="0.565727" calcext:value-type="float">
            <text:p>0,565727</text:p>
          </table:table-cell>
          <table:table-cell office:value-type="float" office:value="17939.9" calcext:value-type="float">
            <text:p>17939,9</text:p>
          </table:table-cell>
          <table:table-cell office:value-type="float" office:value="11.9" calcext:value-type="float">
            <text:p>11,9</text:p>
          </table:table-cell>
          <table:table-cell office:value-type="float" office:value="8.2" calcext:value-type="float">
            <text:p>8,2</text:p>
          </table:table-cell>
          <table:table-cell office:value-type="float" office:value="-42.5" calcext:value-type="float">
            <text:p>-42,5</text:p>
          </table:table-cell>
          <table:table-cell office:value-type="float" office:value="81.5" calcext:value-type="float">
            <text:p>81,5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0" calcext:value-type="float">
            <text:p>100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773.7" calcext:value-type="float">
            <text:p>2773,7</text:p>
          </table:table-cell>
          <table:table-cell table:formula="of:=([.E449]-[.E448])/10" office:value-type="float" office:value="5.22000000000007" calcext:value-type="float">
            <text:p>5,22000000000007</text:p>
          </table:table-cell>
          <table:table-cell table:formula="of:=AVERAGE([.P424:.P449])" office:value-type="float" office:value="5.35500000000001" calcext:value-type="float">
            <text:p>5,36</text:p>
          </table:table-cell>
        </table:table-row>
        <table:table-row table:style-name="ro1">
          <table:table-cell office:value-type="string" calcext:value-type="string">
            <text:p>12:38:15</text:p>
          </table:table-cell>
          <table:table-cell office:value-type="float" office:value="11" calcext:value-type="float">
            <text:p>11</text:p>
          </table:table-cell>
          <table:table-cell office:value-type="float" office:value="48.257614" calcext:value-type="float">
            <text:p>48,257614</text:p>
          </table:table-cell>
          <table:table-cell office:value-type="float" office:value="0.56618" calcext:value-type="float">
            <text:p>0,56618</text:p>
          </table:table-cell>
          <table:table-cell office:value-type="float" office:value="17993.1" calcext:value-type="float">
            <text:p>17993,1</text:p>
          </table:table-cell>
          <table:table-cell office:value-type="float" office:value="11.8" calcext:value-type="float">
            <text:p>11,8</text:p>
          </table:table-cell>
          <table:table-cell office:value-type="float" office:value="8.2" calcext:value-type="float">
            <text:p>8,2</text:p>
          </table:table-cell>
          <table:table-cell office:value-type="float" office:value="-41.8" calcext:value-type="float">
            <text:p>-41,8</text:p>
          </table:table-cell>
          <table:table-cell office:value-type="float" office:value="80.8" calcext:value-type="float">
            <text:p>80,8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0.1" calcext:value-type="float">
            <text:p>100,1</text:p>
          </table:table-cell>
          <table:table-cell office:value-type="float" office:value="12.3" calcext:value-type="float">
            <text:p>12,3</text:p>
          </table:table-cell>
          <table:table-cell office:value-type="float" office:value="-166.5" calcext:value-type="float">
            <text:p>-166,5</text:p>
          </table:table-cell>
          <table:table-cell office:value-type="float" office:value="2773.3" calcext:value-type="float">
            <text:p>2773,3</text:p>
          </table:table-cell>
          <table:table-cell table:formula="of:=([.E450]-[.E449])/10" office:value-type="float" office:value="5.31999999999971" calcext:value-type="float">
            <text:p>5,31999999999971</text:p>
          </table:table-cell>
          <table:table-cell table:formula="of:=AVERAGE([.P425:.P450])" office:value-type="float" office:value="5.35346153846153" calcext:value-type="float">
            <text:p>5,35</text:p>
          </table:table-cell>
        </table:table-row>
        <table:table-row table:style-name="ro1">
          <table:table-cell office:value-type="string" calcext:value-type="string">
            <text:p>12:38:25</text:p>
          </table:table-cell>
          <table:table-cell office:value-type="float" office:value="11" calcext:value-type="float">
            <text:p>11</text:p>
          </table:table-cell>
          <table:table-cell office:value-type="float" office:value="48.258308" calcext:value-type="float">
            <text:p>48,258308</text:p>
          </table:table-cell>
          <table:table-cell office:value-type="float" office:value="0.566772" calcext:value-type="float">
            <text:p>0,566772</text:p>
          </table:table-cell>
          <table:table-cell office:value-type="float" office:value="18047.8" calcext:value-type="float">
            <text:p>18047,8</text:p>
          </table:table-cell>
          <table:table-cell office:value-type="float" office:value="11.8" calcext:value-type="float">
            <text:p>11,8</text:p>
          </table:table-cell>
          <table:table-cell office:value-type="float" office:value="8.2" calcext:value-type="float">
            <text:p>8,2</text:p>
          </table:table-cell>
          <table:table-cell office:value-type="float" office:value="-42.8" calcext:value-type="float">
            <text:p>-42,8</text:p>
          </table:table-cell>
          <table:table-cell office:value-type="float" office:value="80.3" calcext:value-type="float">
            <text:p>80,3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0.3" calcext:value-type="float">
            <text:p>100,3</text:p>
          </table:table-cell>
          <table:table-cell office:value-type="float" office:value="12.3" calcext:value-type="float">
            <text:p>12,3</text:p>
          </table:table-cell>
          <table:table-cell office:value-type="float" office:value="-168.7" calcext:value-type="float">
            <text:p>-168,7</text:p>
          </table:table-cell>
          <table:table-cell office:value-type="float" office:value="2772.8" calcext:value-type="float">
            <text:p>2772,8</text:p>
          </table:table-cell>
          <table:table-cell table:formula="of:=([.E451]-[.E450])/10" office:value-type="float" office:value="5.47000000000007" calcext:value-type="float">
            <text:p>5,47000000000007</text:p>
          </table:table-cell>
          <table:table-cell table:formula="of:=AVERAGE([.P426:.P451])" office:value-type="float" office:value="5.3873076923077" calcext:value-type="float">
            <text:p>5,39</text:p>
          </table:table-cell>
        </table:table-row>
        <table:table-row table:style-name="ro1">
          <table:table-cell office:value-type="string" calcext:value-type="string">
            <text:p>12:38:35</text:p>
          </table:table-cell>
          <table:table-cell office:value-type="float" office:value="11" calcext:value-type="float">
            <text:p>11</text:p>
          </table:table-cell>
          <table:table-cell office:value-type="float" office:value="48.258873" calcext:value-type="float">
            <text:p>48,258873</text:p>
          </table:table-cell>
          <table:table-cell office:value-type="float" office:value="0.567092" calcext:value-type="float">
            <text:p>0,567092</text:p>
          </table:table-cell>
          <table:table-cell office:value-type="float" office:value="18109.1" calcext:value-type="float">
            <text:p>18109,1</text:p>
          </table:table-cell>
          <table:table-cell office:value-type="float" office:value="11.8" calcext:value-type="float">
            <text:p>11,8</text:p>
          </table:table-cell>
          <table:table-cell office:value-type="float" office:value="8.1" calcext:value-type="float">
            <text:p>8,1</text:p>
          </table:table-cell>
          <table:table-cell office:value-type="float" office:value="-43.8" calcext:value-type="float">
            <text:p>-43,8</text:p>
          </table:table-cell>
          <table:table-cell office:value-type="float" office:value="79.5" calcext:value-type="float">
            <text:p>79,5</text:p>
          </table:table-cell>
          <table:table-cell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office:value-type="float" office:value="100.6" calcext:value-type="float">
            <text:p>100,6</text:p>
          </table:table-cell>
          <table:table-cell office:value-type="float" office:value="12.3" calcext:value-type="float">
            <text:p>12,3</text:p>
          </table:table-cell>
          <table:table-cell office:value-type="float" office:value="-171.3" calcext:value-type="float">
            <text:p>-171,3</text:p>
          </table:table-cell>
          <table:table-cell office:value-type="float" office:value="2772.3" calcext:value-type="float">
            <text:p>2772,3</text:p>
          </table:table-cell>
          <table:table-cell table:formula="of:=([.E452]-[.E451])/10" office:value-type="float" office:value="6.12999999999993" calcext:value-type="float">
            <text:p>6,12999999999993</text:p>
          </table:table-cell>
          <table:table-cell table:formula="of:=AVERAGE([.P427:.P452])" office:value-type="float" office:value="5.44153846153846" calcext:value-type="float">
            <text:p>5,44</text:p>
          </table:table-cell>
        </table:table-row>
        <table:table-row table:style-name="ro1">
          <table:table-cell office:value-type="string" calcext:value-type="string">
            <text:p>12:38:45</text:p>
          </table:table-cell>
          <table:table-cell office:value-type="float" office:value="11" calcext:value-type="float">
            <text:p>11</text:p>
          </table:table-cell>
          <table:table-cell office:value-type="float" office:value="48.259392" calcext:value-type="float">
            <text:p>48,259392</text:p>
          </table:table-cell>
          <table:table-cell office:value-type="float" office:value="0.567247" calcext:value-type="float">
            <text:p>0,567247</text:p>
          </table:table-cell>
          <table:table-cell office:value-type="float" office:value="18161.4" calcext:value-type="float">
            <text:p>18161,4</text:p>
          </table:table-cell>
          <table:table-cell office:value-type="float" office:value="11.8" calcext:value-type="float">
            <text:p>11,8</text:p>
          </table:table-cell>
          <table:table-cell office:value-type="float" office:value="8.1" calcext:value-type="float">
            <text:p>8,1</text:p>
          </table:table-cell>
          <table:table-cell office:value-type="float" office:value="-42" calcext:value-type="float">
            <text:p>-42</text:p>
          </table:table-cell>
          <table:table-cell office:value-type="float" office:value="78.9" calcext:value-type="float">
            <text:p>78,9</text:p>
          </table:table-cell>
          <table:table-cell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2.3" calcext:value-type="float">
            <text:p>12,3</text:p>
          </table:table-cell>
          <table:table-cell office:value-type="float" office:value="-202.4" calcext:value-type="float">
            <text:p>-202,4</text:p>
          </table:table-cell>
          <table:table-cell office:value-type="float" office:value="2771.8" calcext:value-type="float">
            <text:p>2771,8</text:p>
          </table:table-cell>
          <table:table-cell table:formula="of:=([.E453]-[.E452])/10" office:value-type="float" office:value="5.23000000000029" calcext:value-type="float">
            <text:p>5,23000000000029</text:p>
          </table:table-cell>
          <table:table-cell table:formula="of:=AVERAGE([.P428:.P453])" office:value-type="float" office:value="5.42269230769231" calcext:value-type="float">
            <text:p>5,42</text:p>
          </table:table-cell>
        </table:table-row>
        <table:table-row table:style-name="ro1">
          <table:table-cell office:value-type="string" calcext:value-type="string">
            <text:p>12:38:55</text:p>
          </table:table-cell>
          <table:table-cell office:value-type="float" office:value="11" calcext:value-type="float">
            <text:p>11</text:p>
          </table:table-cell>
          <table:table-cell office:value-type="float" office:value="48.259857" calcext:value-type="float">
            <text:p>48,259857</text:p>
          </table:table-cell>
          <table:table-cell office:value-type="float" office:value="0.56765" calcext:value-type="float">
            <text:p>0,56765</text:p>
          </table:table-cell>
          <table:table-cell office:value-type="float" office:value="18218.3" calcext:value-type="float">
            <text:p>18218,3</text:p>
          </table:table-cell>
          <table:table-cell office:value-type="float" office:value="11.6" calcext:value-type="float">
            <text:p>11,6</text:p>
          </table:table-cell>
          <table:table-cell office:value-type="float" office:value="8.1" calcext:value-type="float">
            <text:p>8,1</text:p>
          </table:table-cell>
          <table:table-cell office:value-type="float" office:value="-41.8" calcext:value-type="float">
            <text:p>-41,8</text:p>
          </table:table-cell>
          <table:table-cell office:value-type="float" office:value="78.2" calcext:value-type="float">
            <text:p>78,2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1.1" calcext:value-type="float">
            <text:p>101,1</text:p>
          </table:table-cell>
          <table:table-cell office:value-type="float" office:value="12.3" calcext:value-type="float">
            <text:p>12,3</text:p>
          </table:table-cell>
          <table:table-cell office:value-type="float" office:value="-170.3" calcext:value-type="float">
            <text:p>-170,3</text:p>
          </table:table-cell>
          <table:table-cell office:value-type="float" office:value="2771.3" calcext:value-type="float">
            <text:p>2771,3</text:p>
          </table:table-cell>
          <table:table-cell table:formula="of:=([.E454]-[.E453])/10" office:value-type="float" office:value="5.68999999999978" calcext:value-type="float">
            <text:p>5,68999999999978</text:p>
          </table:table-cell>
          <table:table-cell table:formula="of:=AVERAGE([.P429:.P454])" office:value-type="float" office:value="5.42153846153846" calcext:value-type="float">
            <text:p>5,42</text:p>
          </table:table-cell>
        </table:table-row>
        <table:table-row table:style-name="ro1">
          <table:table-cell office:value-type="string" calcext:value-type="string">
            <text:p>12:39:05</text:p>
          </table:table-cell>
          <table:table-cell office:value-type="float" office:value="11" calcext:value-type="float">
            <text:p>11</text:p>
          </table:table-cell>
          <table:table-cell office:value-type="float" office:value="48.260204" calcext:value-type="float">
            <text:p>48,260204</text:p>
          </table:table-cell>
          <table:table-cell office:value-type="float" office:value="0.568043" calcext:value-type="float">
            <text:p>0,568043</text:p>
          </table:table-cell>
          <table:table-cell office:value-type="float" office:value="18270.2" calcext:value-type="float">
            <text:p>18270,2</text:p>
          </table:table-cell>
          <table:table-cell office:value-type="float" office:value="11.6" calcext:value-type="float">
            <text:p>11,6</text:p>
          </table:table-cell>
          <table:table-cell office:value-type="float" office:value="8.1" calcext:value-type="float">
            <text:p>8,1</text:p>
          </table:table-cell>
          <table:table-cell office:value-type="float" office:value="-42.5" calcext:value-type="float">
            <text:p>-42,5</text:p>
          </table:table-cell>
          <table:table-cell office:value-type="float" office:value="77.6" calcext:value-type="float">
            <text:p>77,6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1.6" calcext:value-type="float">
            <text:p>101,6</text:p>
          </table:table-cell>
          <table:table-cell office:value-type="float" office:value="12.3" calcext:value-type="float">
            <text:p>12,3</text:p>
          </table:table-cell>
          <table:table-cell office:value-type="float" office:value="-167.9" calcext:value-type="float">
            <text:p>-167,9</text:p>
          </table:table-cell>
          <table:table-cell office:value-type="float" office:value="2770.9" calcext:value-type="float">
            <text:p>2770,9</text:p>
          </table:table-cell>
          <table:table-cell table:formula="of:=([.E455]-[.E454])/10" office:value-type="float" office:value="5.19000000000015" calcext:value-type="float">
            <text:p>5,19000000000015</text:p>
          </table:table-cell>
          <table:table-cell table:formula="of:=AVERAGE([.P430:.P455])" office:value-type="float" office:value="5.38038461538462" calcext:value-type="float">
            <text:p>5,38</text:p>
          </table:table-cell>
        </table:table-row>
        <table:table-row table:style-name="ro1">
          <table:table-cell office:value-type="string" calcext:value-type="string">
            <text:p>12:39:15</text:p>
          </table:table-cell>
          <table:table-cell office:value-type="float" office:value="10" calcext:value-type="float">
            <text:p>10</text:p>
          </table:table-cell>
          <table:table-cell office:value-type="float" office:value="48.260529" calcext:value-type="float">
            <text:p>48,260529</text:p>
          </table:table-cell>
          <table:table-cell office:value-type="float" office:value="0.56843" calcext:value-type="float">
            <text:p>0,56843</text:p>
          </table:table-cell>
          <table:table-cell office:value-type="float" office:value="18324.7" calcext:value-type="float">
            <text:p>18324,7</text:p>
          </table:table-cell>
          <table:table-cell office:value-type="float" office:value="11.6" calcext:value-type="float">
            <text:p>11,6</text:p>
          </table:table-cell>
          <table:table-cell office:value-type="float" office:value="8" calcext:value-type="float">
            <text:p>8</text:p>
          </table:table-cell>
          <table:table-cell office:value-type="float" office:value="-43.5" calcext:value-type="float">
            <text:p>-43,5</text:p>
          </table:table-cell>
          <table:table-cell office:value-type="float" office:value="77" calcext:value-type="float">
            <text:p>77</text:p>
          </table:table-cell>
          <table:table-cell office:value-type="float" office:value="8.1" calcext:value-type="float">
            <text:p>8,1</text:p>
          </table:table-cell>
          <table:table-cell office:value-type="float" office:value="1.9" calcext:value-type="float">
            <text:p>1,9</text:p>
          </table:table-cell>
          <table:table-cell office:value-type="float" office:value="102.1" calcext:value-type="float">
            <text:p>102,1</text:p>
          </table:table-cell>
          <table:table-cell office:value-type="float" office:value="12.3" calcext:value-type="float">
            <text:p>12,3</text:p>
          </table:table-cell>
          <table:table-cell office:value-type="float" office:value="-168.7" calcext:value-type="float">
            <text:p>-168,7</text:p>
          </table:table-cell>
          <table:table-cell office:value-type="float" office:value="2770.4" calcext:value-type="float">
            <text:p>2770,4</text:p>
          </table:table-cell>
          <table:table-cell table:formula="of:=([.E456]-[.E455])/10" office:value-type="float" office:value="5.45" calcext:value-type="float">
            <text:p>5,45</text:p>
          </table:table-cell>
          <table:table-cell table:formula="of:=AVERAGE([.P431:.P456])" office:value-type="float" office:value="5.38" calcext:value-type="float">
            <text:p>5,38</text:p>
          </table:table-cell>
        </table:table-row>
        <table:table-row table:style-name="ro1">
          <table:table-cell office:value-type="string" calcext:value-type="string">
            <text:p>12:39:25</text:p>
          </table:table-cell>
          <table:table-cell office:value-type="float" office:value="11" calcext:value-type="float">
            <text:p>11</text:p>
          </table:table-cell>
          <table:table-cell office:value-type="float" office:value="48.260807" calcext:value-type="float">
            <text:p>48,260807</text:p>
          </table:table-cell>
          <table:table-cell office:value-type="float" office:value="0.568908" calcext:value-type="float">
            <text:p>0,568908</text:p>
          </table:table-cell>
          <table:table-cell office:value-type="float" office:value="18375.6" calcext:value-type="float">
            <text:p>18375,6</text:p>
          </table:table-cell>
          <table:table-cell office:value-type="float" office:value="11.5" calcext:value-type="float">
            <text:p>11,5</text:p>
          </table:table-cell>
          <table:table-cell office:value-type="float" office:value="8" calcext:value-type="float">
            <text:p>8</text:p>
          </table:table-cell>
          <table:table-cell office:value-type="float" office:value="-43.5" calcext:value-type="float">
            <text:p>-43,5</text:p>
          </table:table-cell>
          <table:table-cell office:value-type="float" office:value="76.4" calcext:value-type="float">
            <text:p>76,4</text:p>
          </table:table-cell>
          <table:table-cell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office:value-type="float" office:value="102.7" calcext:value-type="float">
            <text:p>102,7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769.9" calcext:value-type="float">
            <text:p>2769,9</text:p>
          </table:table-cell>
          <table:table-cell table:formula="of:=([.E457]-[.E456])/10" office:value-type="float" office:value="5.08999999999978" calcext:value-type="float">
            <text:p>5,08999999999978</text:p>
          </table:table-cell>
          <table:table-cell table:formula="of:=AVERAGE([.P432:.P457])" office:value-type="float" office:value="5.37730769230769" calcext:value-type="float">
            <text:p>5,38</text:p>
          </table:table-cell>
        </table:table-row>
        <table:table-row table:style-name="ro1">
          <table:table-cell office:value-type="string" calcext:value-type="string">
            <text:p>12:39:35</text:p>
          </table:table-cell>
          <table:table-cell office:value-type="float" office:value="11" calcext:value-type="float">
            <text:p>11</text:p>
          </table:table-cell>
          <table:table-cell office:value-type="float" office:value="48.261017" calcext:value-type="float">
            <text:p>48,261017</text:p>
          </table:table-cell>
          <table:table-cell office:value-type="float" office:value="0.569502" calcext:value-type="float">
            <text:p>0,569502</text:p>
          </table:table-cell>
          <table:table-cell office:value-type="float" office:value="18432.7" calcext:value-type="float">
            <text:p>18432,7</text:p>
          </table:table-cell>
          <table:table-cell office:value-type="float" office:value="11.5" calcext:value-type="float">
            <text:p>11,5</text:p>
          </table:table-cell>
          <table:table-cell office:value-type="float" office:value="8" calcext:value-type="float">
            <text:p>8</text:p>
          </table:table-cell>
          <table:table-cell office:value-type="float" office:value="-43.8" calcext:value-type="float">
            <text:p>-43,8</text:p>
          </table:table-cell>
          <table:table-cell office:value-type="float" office:value="75.7" calcext:value-type="float">
            <text:p>75,7</text:p>
          </table:table-cell>
          <table:table-cell office:value-type="float" office:value="8.2" calcext:value-type="float">
            <text:p>8,2</text:p>
          </table:table-cell>
          <table:table-cell office:value-type="float" office:value="1.9" calcext:value-type="float">
            <text:p>1,9</text:p>
          </table:table-cell>
          <table:table-cell office:value-type="float" office:value="102.8" calcext:value-type="float">
            <text:p>102,8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769.5" calcext:value-type="float">
            <text:p>2769,5</text:p>
          </table:table-cell>
          <table:table-cell table:formula="of:=([.E458]-[.E457])/10" office:value-type="float" office:value="5.71000000000022" calcext:value-type="float">
            <text:p>5,71000000000022</text:p>
          </table:table-cell>
          <table:table-cell table:formula="of:=AVERAGE([.P433:.P458])" office:value-type="float" office:value="5.38192307692307" calcext:value-type="float">
            <text:p>5,38</text:p>
          </table:table-cell>
        </table:table-row>
        <table:table-row table:style-name="ro1">
          <table:table-cell office:value-type="string" calcext:value-type="string">
            <text:p>12:39:45</text:p>
          </table:table-cell>
          <table:table-cell office:value-type="float" office:value="11" calcext:value-type="float">
            <text:p>11</text:p>
          </table:table-cell>
          <table:table-cell office:value-type="float" office:value="48.261024" calcext:value-type="float">
            <text:p>48,261024</text:p>
          </table:table-cell>
          <table:table-cell office:value-type="float" office:value="0.570078" calcext:value-type="float">
            <text:p>0,570078</text:p>
          </table:table-cell>
          <table:table-cell office:value-type="float" office:value="18483.4" calcext:value-type="float">
            <text:p>18483,4</text:p>
          </table:table-cell>
          <table:table-cell office:value-type="float" office:value="11.5" calcext:value-type="float">
            <text:p>11,5</text:p>
          </table:table-cell>
          <table:table-cell office:value-type="float" office:value="7.9" calcext:value-type="float">
            <text:p>7,9</text:p>
          </table:table-cell>
          <table:table-cell office:value-type="float" office:value="-43.2" calcext:value-type="float">
            <text:p>-43,2</text:p>
          </table:table-cell>
          <table:table-cell office:value-type="float" office:value="75.1" calcext:value-type="float">
            <text:p>75,1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103.1" calcext:value-type="float">
            <text:p>103,1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769" calcext:value-type="float">
            <text:p>2769</text:p>
          </table:table-cell>
          <table:table-cell table:formula="of:=([.E459]-[.E458])/10" office:value-type="float" office:value="5.07000000000007" calcext:value-type="float">
            <text:p>5,07000000000007</text:p>
          </table:table-cell>
          <table:table-cell table:formula="of:=AVERAGE([.P434:.P459])" office:value-type="float" office:value="5.35384615384615" calcext:value-type="float">
            <text:p>5,35</text:p>
          </table:table-cell>
        </table:table-row>
        <table:table-row table:style-name="ro1">
          <table:table-cell office:value-type="string" calcext:value-type="string">
            <text:p>12:39:55</text:p>
          </table:table-cell>
          <table:table-cell office:value-type="float" office:value="11" calcext:value-type="float">
            <text:p>11</text:p>
          </table:table-cell>
          <table:table-cell office:value-type="float" office:value="48.261047" calcext:value-type="float">
            <text:p>48,261047</text:p>
          </table:table-cell>
          <table:table-cell office:value-type="float" office:value="0.570497" calcext:value-type="float">
            <text:p>0,570497</text:p>
          </table:table-cell>
          <table:table-cell office:value-type="float" office:value="18541.1" calcext:value-type="float">
            <text:p>18541,1</text:p>
          </table:table-cell>
          <table:table-cell office:value-type="float" office:value="11.4" calcext:value-type="float">
            <text:p>11,4</text:p>
          </table:table-cell>
          <table:table-cell office:value-type="float" office:value="7.9" calcext:value-type="float">
            <text:p>7,9</text:p>
          </table:table-cell>
          <table:table-cell office:value-type="float" office:value="-42.2" calcext:value-type="float">
            <text:p>-42,2</text:p>
          </table:table-cell>
          <table:table-cell office:value-type="float" office:value="74.4" calcext:value-type="float">
            <text:p>74,4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103.4" calcext:value-type="float">
            <text:p>103,4</text:p>
          </table:table-cell>
          <table:table-cell office:value-type="float" office:value="12.3" calcext:value-type="float">
            <text:p>12,3</text:p>
          </table:table-cell>
          <table:table-cell office:value-type="float" office:value="-175.2" calcext:value-type="float">
            <text:p>-175,2</text:p>
          </table:table-cell>
          <table:table-cell office:value-type="float" office:value="2768.5" calcext:value-type="float">
            <text:p>2768,5</text:p>
          </table:table-cell>
          <table:table-cell table:formula="of:=([.E460]-[.E459])/10" office:value-type="float" office:value="5.76999999999971" calcext:value-type="float">
            <text:p>5,76999999999971</text:p>
          </table:table-cell>
          <table:table-cell table:formula="of:=AVERAGE([.P435:.P460])" office:value-type="float" office:value="5.35884615384615" calcext:value-type="float">
            <text:p>5,36</text:p>
          </table:table-cell>
        </table:table-row>
        <table:table-row table:style-name="ro1">
          <table:table-cell office:value-type="string" calcext:value-type="string">
            <text:p>12:40:05</text:p>
          </table:table-cell>
          <table:table-cell office:value-type="float" office:value="11" calcext:value-type="float">
            <text:p>11</text:p>
          </table:table-cell>
          <table:table-cell office:value-type="float" office:value="48.260975" calcext:value-type="float">
            <text:p>48,260975</text:p>
          </table:table-cell>
          <table:table-cell office:value-type="float" office:value="0.570617" calcext:value-type="float">
            <text:p>0,570617</text:p>
          </table:table-cell>
          <table:table-cell office:value-type="float" office:value="18595.1" calcext:value-type="float">
            <text:p>18595,1</text:p>
          </table:table-cell>
          <table:table-cell office:value-type="float" office:value="11.4" calcext:value-type="float">
            <text:p>11,4</text:p>
          </table:table-cell>
          <table:table-cell office:value-type="float" office:value="7.9" calcext:value-type="float">
            <text:p>7,9</text:p>
          </table:table-cell>
          <table:table-cell office:value-type="float" office:value="-41" calcext:value-type="float">
            <text:p>-41</text:p>
          </table:table-cell>
          <table:table-cell office:value-type="float" office:value="73.8" calcext:value-type="float">
            <text:p>73,8</text:p>
          </table:table-cell>
          <table:table-cell office:value-type="float" office:value="8.2" calcext:value-type="float">
            <text:p>8,2</text:p>
          </table:table-cell>
          <table:table-cell office:value-type="float" office:value="2" calcext:value-type="float">
            <text:p>2</text:p>
          </table:table-cell>
          <table:table-cell office:value-type="float" office:value="103.7" calcext:value-type="float">
            <text:p>103,7</text:p>
          </table:table-cell>
          <table:table-cell office:value-type="float" office:value="12.3" calcext:value-type="float">
            <text:p>12,3</text:p>
          </table:table-cell>
          <table:table-cell office:value-type="float" office:value="-166.8" calcext:value-type="float">
            <text:p>-166,8</text:p>
          </table:table-cell>
          <table:table-cell office:value-type="float" office:value="2768" calcext:value-type="float">
            <text:p>2768</text:p>
          </table:table-cell>
          <table:table-cell table:formula="of:=([.E461]-[.E460])/10" office:value-type="float" office:value="5.4" calcext:value-type="float">
            <text:p>5,4</text:p>
          </table:table-cell>
          <table:table-cell table:formula="of:=AVERAGE([.P436:.P461])" office:value-type="float" office:value="5.36499999999999" calcext:value-type="float">
            <text:p>5,37</text:p>
          </table:table-cell>
        </table:table-row>
        <table:table-row table:style-name="ro1">
          <table:table-cell office:value-type="string" calcext:value-type="string">
            <text:p>12:40:15</text:p>
          </table:table-cell>
          <table:table-cell office:value-type="float" office:value="11" calcext:value-type="float">
            <text:p>11</text:p>
          </table:table-cell>
          <table:table-cell office:value-type="float" office:value="48.260803" calcext:value-type="float">
            <text:p>48,260803</text:p>
          </table:table-cell>
          <table:table-cell office:value-type="float" office:value="0.570817" calcext:value-type="float">
            <text:p>0,570817</text:p>
          </table:table-cell>
          <table:table-cell office:value-type="float" office:value="18646.9" calcext:value-type="float">
            <text:p>18646,9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-43" calcext:value-type="float">
            <text:p>-43</text:p>
          </table:table-cell>
          <table:table-cell office:value-type="float" office:value="73.3" calcext:value-type="float">
            <text:p>73,3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3.9" calcext:value-type="float">
            <text:p>103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6" calcext:value-type="float">
            <text:p>-169,6</text:p>
          </table:table-cell>
          <table:table-cell office:value-type="float" office:value="2767.5" calcext:value-type="float">
            <text:p>2767,5</text:p>
          </table:table-cell>
          <table:table-cell table:formula="of:=([.E462]-[.E461])/10" office:value-type="float" office:value="5.18000000000029" calcext:value-type="float">
            <text:p>5,18000000000029</text:p>
          </table:table-cell>
          <table:table-cell table:formula="of:=AVERAGE([.P437:.P462])" office:value-type="float" office:value="5.3523076923077" calcext:value-type="float">
            <text:p>5,35</text:p>
          </table:table-cell>
        </table:table-row>
        <table:table-row table:style-name="ro1">
          <table:table-cell office:value-type="string" calcext:value-type="string">
            <text:p>12:40:25</text:p>
          </table:table-cell>
          <table:table-cell office:value-type="float" office:value="11" calcext:value-type="float">
            <text:p>11</text:p>
          </table:table-cell>
          <table:table-cell office:value-type="float" office:value="48.260666" calcext:value-type="float">
            <text:p>48,260666</text:p>
          </table:table-cell>
          <table:table-cell office:value-type="float" office:value="0.570775" calcext:value-type="float">
            <text:p>0,570775</text:p>
          </table:table-cell>
          <table:table-cell office:value-type="float" office:value="18698.6" calcext:value-type="float">
            <text:p>18698,6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-42.2" calcext:value-type="float">
            <text:p>-42,2</text:p>
          </table:table-cell>
          <table:table-cell office:value-type="float" office:value="72.7" calcext:value-type="float">
            <text:p>72,7</text:p>
          </table:table-cell>
          <table:table-cell office:value-type="float" office:value="8.2" calcext:value-type="float">
            <text:p>8,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2.3" calcext:value-type="float">
            <text:p>12,3</text:p>
          </table:table-cell>
          <table:table-cell office:value-type="float" office:value="-166.9" calcext:value-type="float">
            <text:p>-166,9</text:p>
          </table:table-cell>
          <table:table-cell office:value-type="float" office:value="2767" calcext:value-type="float">
            <text:p>2767</text:p>
          </table:table-cell>
          <table:table-cell table:formula="of:=([.E463]-[.E462])/10" office:value-type="float" office:value="5.16999999999971" calcext:value-type="float">
            <text:p>5,16999999999971</text:p>
          </table:table-cell>
          <table:table-cell table:formula="of:=AVERAGE([.P438:.P463])" office:value-type="float" office:value="5.33653846153846" calcext:value-type="float">
            <text:p>5,34</text:p>
          </table:table-cell>
        </table:table-row>
        <table:table-row table:style-name="ro1">
          <table:table-cell office:value-type="string" calcext:value-type="string">
            <text:p>12:40:35</text:p>
          </table:table-cell>
          <table:table-cell office:value-type="float" office:value="11" calcext:value-type="float">
            <text:p>11</text:p>
          </table:table-cell>
          <table:table-cell office:value-type="float" office:value="48.260513" calcext:value-type="float">
            <text:p>48,260513</text:p>
          </table:table-cell>
          <table:table-cell office:value-type="float" office:value="0.57042" calcext:value-type="float">
            <text:p>0,57042</text:p>
          </table:table-cell>
          <table:table-cell office:value-type="float" office:value="18753.4" calcext:value-type="float">
            <text:p>18753,4</text:p>
          </table:table-cell>
          <table:table-cell office:value-type="float" office:value="11.2" calcext:value-type="float">
            <text:p>11,2</text:p>
          </table:table-cell>
          <table:table-cell office:value-type="float" office:value="7.8" calcext:value-type="float">
            <text:p>7,8</text:p>
          </table:table-cell>
          <table:table-cell office:value-type="float" office:value="-43.8" calcext:value-type="float">
            <text:p>-43,8</text:p>
          </table:table-cell>
          <table:table-cell office:value-type="float" office:value="72.1" calcext:value-type="float">
            <text:p>72,1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.4" calcext:value-type="float">
            <text:p>104,4</text:p>
          </table:table-cell>
          <table:table-cell office:value-type="float" office:value="12.3" calcext:value-type="float">
            <text:p>12,3</text:p>
          </table:table-cell>
          <table:table-cell office:value-type="float" office:value="-168.6" calcext:value-type="float">
            <text:p>-168,6</text:p>
          </table:table-cell>
          <table:table-cell office:value-type="float" office:value="2766.5" calcext:value-type="float">
            <text:p>2766,5</text:p>
          </table:table-cell>
          <table:table-cell table:formula="of:=([.E464]-[.E463])/10" office:value-type="float" office:value="5.48000000000029" calcext:value-type="float">
            <text:p>5,48000000000029</text:p>
          </table:table-cell>
          <table:table-cell table:formula="of:=AVERAGE([.P439:.P464])" office:value-type="float" office:value="5.34346153846155" calcext:value-type="float">
            <text:p>5,34</text:p>
          </table:table-cell>
        </table:table-row>
        <table:table-row table:style-name="ro1">
          <table:table-cell office:value-type="string" calcext:value-type="string">
            <text:p>12:40:45</text:p>
          </table:table-cell>
          <table:table-cell office:value-type="float" office:value="11" calcext:value-type="float">
            <text:p>11</text:p>
          </table:table-cell>
          <table:table-cell office:value-type="float" office:value="48.260544" calcext:value-type="float">
            <text:p>48,260544</text:p>
          </table:table-cell>
          <table:table-cell office:value-type="float" office:value="0.569885" calcext:value-type="float">
            <text:p>0,569885</text:p>
          </table:table-cell>
          <table:table-cell office:value-type="float" office:value="18806.3" calcext:value-type="float">
            <text:p>18806,3</text:p>
          </table:table-cell>
          <table:table-cell office:value-type="float" office:value="11.2" calcext:value-type="float">
            <text:p>11,2</text:p>
          </table:table-cell>
          <table:table-cell office:value-type="float" office:value="7.8" calcext:value-type="float">
            <text:p>7,8</text:p>
          </table:table-cell>
          <table:table-cell office:value-type="float" office:value="-45.5" calcext:value-type="float">
            <text:p>-45,5</text:p>
          </table:table-cell>
          <table:table-cell office:value-type="float" office:value="71.5" calcext:value-type="float">
            <text:p>71,5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2.3" calcext:value-type="float">
            <text:p>12,3</text:p>
          </table:table-cell>
          <table:table-cell office:value-type="float" office:value="-200.4" calcext:value-type="float">
            <text:p>-200,4</text:p>
          </table:table-cell>
          <table:table-cell office:value-type="float" office:value="2766" calcext:value-type="float">
            <text:p>2766</text:p>
          </table:table-cell>
          <table:table-cell table:formula="of:=([.E465]-[.E464])/10" office:value-type="float" office:value="5.28999999999978" calcext:value-type="float">
            <text:p>5,28999999999978</text:p>
          </table:table-cell>
          <table:table-cell table:formula="of:=AVERAGE([.P440:.P465])" office:value-type="float" office:value="5.34807692307692" calcext:value-type="float">
            <text:p>5,35</text:p>
          </table:table-cell>
        </table:table-row>
        <table:table-row table:style-name="ro1">
          <table:table-cell office:value-type="string" calcext:value-type="string">
            <text:p>12:40:55</text:p>
          </table:table-cell>
          <table:table-cell office:value-type="float" office:value="11" calcext:value-type="float">
            <text:p>11</text:p>
          </table:table-cell>
          <table:table-cell office:value-type="float" office:value="48.260643" calcext:value-type="float">
            <text:p>48,260643</text:p>
          </table:table-cell>
          <table:table-cell office:value-type="float" office:value="0.569317" calcext:value-type="float">
            <text:p>0,569317</text:p>
          </table:table-cell>
          <table:table-cell office:value-type="float" office:value="18856.1" calcext:value-type="float">
            <text:p>18856,1</text:p>
          </table:table-cell>
          <table:table-cell office:value-type="float" office:value="11.2" calcext:value-type="float">
            <text:p>11,2</text:p>
          </table:table-cell>
          <table:table-cell office:value-type="float" office:value="7.7" calcext:value-type="float">
            <text:p>7,7</text:p>
          </table:table-cell>
          <table:table-cell office:value-type="float" office:value="-44.2" calcext:value-type="float">
            <text:p>-44,2</text:p>
          </table:table-cell>
          <table:table-cell office:value-type="float" office:value="71" calcext:value-type="float">
            <text:p>71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104.3" calcext:value-type="float">
            <text:p>104,3</text:p>
          </table:table-cell>
          <table:table-cell office:value-type="float" office:value="12.3" calcext:value-type="float">
            <text:p>12,3</text:p>
          </table:table-cell>
          <table:table-cell office:value-type="float" office:value="-170.5" calcext:value-type="float">
            <text:p>-170,5</text:p>
          </table:table-cell>
          <table:table-cell office:value-type="float" office:value="2765.5" calcext:value-type="float">
            <text:p>2765,5</text:p>
          </table:table-cell>
          <table:table-cell table:formula="of:=([.E466]-[.E465])/10" office:value-type="float" office:value="4.97999999999993" calcext:value-type="float">
            <text:p>4,97999999999993</text:p>
          </table:table-cell>
          <table:table-cell table:formula="of:=AVERAGE([.P441:.P466])" office:value-type="float" office:value="5.33269230769231" calcext:value-type="float">
            <text:p>5,33</text:p>
          </table:table-cell>
        </table:table-row>
        <table:table-row table:style-name="ro1">
          <table:table-cell office:value-type="string" calcext:value-type="string">
            <text:p>12:41:05</text:p>
          </table:table-cell>
          <table:table-cell office:value-type="float" office:value="11" calcext:value-type="float">
            <text:p>11</text:p>
          </table:table-cell>
          <table:table-cell office:value-type="float" office:value="48.260872" calcext:value-type="float">
            <text:p>48,260872</text:p>
          </table:table-cell>
          <table:table-cell office:value-type="float" office:value="0.56883" calcext:value-type="float">
            <text:p>0,56883</text:p>
          </table:table-cell>
          <table:table-cell office:value-type="float" office:value="18915.3" calcext:value-type="float">
            <text:p>18915,3</text:p>
          </table:table-cell>
          <table:table-cell office:value-type="float" office:value="11.2" calcext:value-type="float">
            <text:p>11,2</text:p>
          </table:table-cell>
          <table:table-cell office:value-type="float" office:value="7.7" calcext:value-type="float">
            <text:p>7,7</text:p>
          </table:table-cell>
          <table:table-cell office:value-type="float" office:value="-44.5" calcext:value-type="float">
            <text:p>-44,5</text:p>
          </table:table-cell>
          <table:table-cell office:value-type="float" office:value="70.4" calcext:value-type="float">
            <text:p>70,4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.1" calcext:value-type="float">
            <text:p>104,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765.1" calcext:value-type="float">
            <text:p>2765,1</text:p>
          </table:table-cell>
          <table:table-cell table:formula="of:=([.E467]-[.E466])/10" office:value-type="float" office:value="5.92000000000007" calcext:value-type="float">
            <text:p>5,92000000000007</text:p>
          </table:table-cell>
          <table:table-cell table:formula="of:=AVERAGE([.P442:.P467])" office:value-type="float" office:value="5.355" calcext:value-type="float">
            <text:p>5,36</text:p>
          </table:table-cell>
        </table:table-row>
        <table:table-row table:style-name="ro1">
          <table:table-cell office:value-type="string" calcext:value-type="string">
            <text:p>12:41:15</text:p>
          </table:table-cell>
          <table:table-cell office:value-type="float" office:value="9" calcext:value-type="float">
            <text:p>9</text:p>
          </table:table-cell>
          <table:table-cell office:value-type="float" office:value="48.261429" calcext:value-type="float">
            <text:p>48,261429</text:p>
          </table:table-cell>
          <table:table-cell office:value-type="float" office:value="0.56796" calcext:value-type="float">
            <text:p>0,56796</text:p>
          </table:table-cell>
          <table:table-cell office:value-type="float" office:value="18975.2" calcext:value-type="float">
            <text:p>18975,2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44.2" calcext:value-type="float">
            <text:p>-44,2</text:p>
          </table:table-cell>
          <table:table-cell office:value-type="float" office:value="69.7" calcext:value-type="float">
            <text:p>69,7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.2" calcext:value-type="float">
            <text:p>104,2</text:p>
          </table:table-cell>
          <table:table-cell office:value-type="float" office:value="12.3" calcext:value-type="float">
            <text:p>12,3</text:p>
          </table:table-cell>
          <table:table-cell office:value-type="float" office:value="-167.4" calcext:value-type="float">
            <text:p>-167,4</text:p>
          </table:table-cell>
          <table:table-cell office:value-type="float" office:value="2764.6" calcext:value-type="float">
            <text:p>2764,6</text:p>
          </table:table-cell>
          <table:table-cell table:formula="of:=([.E468]-[.E467])/10" office:value-type="float" office:value="5.99000000000015" calcext:value-type="float">
            <text:p>5,99000000000015</text:p>
          </table:table-cell>
          <table:table-cell table:formula="of:=AVERAGE([.P443:.P468])" office:value-type="float" office:value="5.39153846153846" calcext:value-type="float">
            <text:p>5,39</text:p>
          </table:table-cell>
        </table:table-row>
        <table:table-row table:style-name="ro1">
          <table:table-cell office:value-type="string" calcext:value-type="string">
            <text:p>12:41:25</text:p>
          </table:table-cell>
          <table:table-cell office:value-type="float" office:value="11" calcext:value-type="float">
            <text:p>11</text:p>
          </table:table-cell>
          <table:table-cell office:value-type="float" office:value="48.262077" calcext:value-type="float">
            <text:p>48,262077</text:p>
          </table:table-cell>
          <table:table-cell office:value-type="float" office:value="0.567327" calcext:value-type="float">
            <text:p>0,567327</text:p>
          </table:table-cell>
          <table:table-cell office:value-type="float" office:value="19024.2" calcext:value-type="float">
            <text:p>19024,2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43" calcext:value-type="float">
            <text:p>-43</text:p>
          </table:table-cell>
          <table:table-cell office:value-type="float" office:value="69.2" calcext:value-type="float">
            <text:p>69,2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.2" calcext:value-type="float">
            <text:p>104,2</text:p>
          </table:table-cell>
          <table:table-cell office:value-type="float" office:value="12.3" calcext:value-type="float">
            <text:p>12,3</text:p>
          </table:table-cell>
          <table:table-cell office:value-type="float" office:value="-166.2" calcext:value-type="float">
            <text:p>-166,2</text:p>
          </table:table-cell>
          <table:table-cell office:value-type="float" office:value="2764.1" calcext:value-type="float">
            <text:p>2764,1</text:p>
          </table:table-cell>
          <table:table-cell table:formula="of:=([.E469]-[.E468])/10" office:value-type="float" office:value="4.9" calcext:value-type="float">
            <text:p>4,9</text:p>
          </table:table-cell>
          <table:table-cell table:formula="of:=AVERAGE([.P444:.P469])" office:value-type="float" office:value="5.3773076923077" calcext:value-type="float">
            <text:p>5,38</text:p>
          </table:table-cell>
        </table:table-row>
        <table:table-row table:style-name="ro1">
          <table:table-cell office:value-type="string" calcext:value-type="string">
            <text:p>12:41:35</text:p>
          </table:table-cell>
          <table:table-cell office:value-type="float" office:value="11" calcext:value-type="float">
            <text:p>11</text:p>
          </table:table-cell>
          <table:table-cell office:value-type="float" office:value="48.262859" calcext:value-type="float">
            <text:p>48,262859</text:p>
          </table:table-cell>
          <table:table-cell office:value-type="float" office:value="0.566733" calcext:value-type="float">
            <text:p>0,566733</text:p>
          </table:table-cell>
          <table:table-cell office:value-type="float" office:value="19074.3" calcext:value-type="float">
            <text:p>19074,3</text:p>
          </table:table-cell>
          <table:table-cell office:value-type="float" office:value="11.1" calcext:value-type="float">
            <text:p>11,1</text:p>
          </table:table-cell>
          <table:table-cell office:value-type="float" office:value="7.6" calcext:value-type="float">
            <text:p>7,6</text:p>
          </table:table-cell>
          <table:table-cell office:value-type="float" office:value="-42.5" calcext:value-type="float">
            <text:p>-42,5</text:p>
          </table:table-cell>
          <table:table-cell office:value-type="float" office:value="68.7" calcext:value-type="float">
            <text:p>68,7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104.4" calcext:value-type="float">
            <text:p>104,4</text:p>
          </table:table-cell>
          <table:table-cell office:value-type="float" office:value="12.3" calcext:value-type="float">
            <text:p>12,3</text:p>
          </table:table-cell>
          <table:table-cell office:value-type="float" office:value="-165" calcext:value-type="float">
            <text:p>-165</text:p>
          </table:table-cell>
          <table:table-cell office:value-type="float" office:value="2763.7" calcext:value-type="float">
            <text:p>2763,7</text:p>
          </table:table-cell>
          <table:table-cell table:formula="of:=([.E470]-[.E469])/10" office:value-type="float" office:value="5.00999999999985" calcext:value-type="float">
            <text:p>5,00999999999985</text:p>
          </table:table-cell>
          <table:table-cell table:formula="of:=AVERAGE([.P445:.P470])" office:value-type="float" office:value="5.36423076923077" calcext:value-type="float">
            <text:p>5,36</text:p>
          </table:table-cell>
        </table:table-row>
        <table:table-row table:style-name="ro1">
          <table:table-cell office:value-type="string" calcext:value-type="string">
            <text:p>12:41:45</text:p>
          </table:table-cell>
          <table:table-cell office:value-type="float" office:value="11" calcext:value-type="float">
            <text:p>11</text:p>
          </table:table-cell>
          <table:table-cell office:value-type="float" office:value="48.263775" calcext:value-type="float">
            <text:p>48,263775</text:p>
          </table:table-cell>
          <table:table-cell office:value-type="float" office:value="0.566372" calcext:value-type="float">
            <text:p>0,566372</text:p>
          </table:table-cell>
          <table:table-cell office:value-type="float" office:value="19125.4" calcext:value-type="float">
            <text:p>19125,4</text:p>
          </table:table-cell>
          <table:table-cell office:value-type="float" office:value="11.1" calcext:value-type="float">
            <text:p>11,1</text:p>
          </table:table-cell>
          <table:table-cell office:value-type="float" office:value="7.6" calcext:value-type="float">
            <text:p>7,6</text:p>
          </table:table-cell>
          <table:table-cell office:value-type="float" office:value="-42.8" calcext:value-type="float">
            <text:p>-42,8</text:p>
          </table:table-cell>
          <table:table-cell office:value-type="float" office:value="68.1" calcext:value-type="float">
            <text:p>68,1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104.8" calcext:value-type="float">
            <text:p>104,8</text:p>
          </table:table-cell>
          <table:table-cell office:value-type="float" office:value="12.3" calcext:value-type="float">
            <text:p>12,3</text:p>
          </table:table-cell>
          <table:table-cell office:value-type="float" office:value="-169.8" calcext:value-type="float">
            <text:p>-169,8</text:p>
          </table:table-cell>
          <table:table-cell office:value-type="float" office:value="2763.2" calcext:value-type="float">
            <text:p>2763,2</text:p>
          </table:table-cell>
          <table:table-cell table:formula="of:=([.E471]-[.E470])/10" office:value-type="float" office:value="5.11000000000022" calcext:value-type="float">
            <text:p>5,11000000000022</text:p>
          </table:table-cell>
          <table:table-cell table:formula="of:=AVERAGE([.P446:.P471])" office:value-type="float" office:value="5.3646153846154" calcext:value-type="float">
            <text:p>5,36</text:p>
          </table:table-cell>
        </table:table-row>
        <table:table-row table:style-name="ro1">
          <table:table-cell office:value-type="string" calcext:value-type="string">
            <text:p>12:41:55</text:p>
          </table:table-cell>
          <table:table-cell office:value-type="float" office:value="11" calcext:value-type="float">
            <text:p>11</text:p>
          </table:table-cell>
          <table:table-cell office:value-type="float" office:value="48.264751" calcext:value-type="float">
            <text:p>48,264751</text:p>
          </table:table-cell>
          <table:table-cell office:value-type="float" office:value="0.566265" calcext:value-type="float">
            <text:p>0,566265</text:p>
          </table:table-cell>
          <table:table-cell office:value-type="float" office:value="19180.5" calcext:value-type="float">
            <text:p>19180,5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,6</text:p>
          </table:table-cell>
          <table:table-cell office:value-type="float" office:value="-42.8" calcext:value-type="float">
            <text:p>-42,8</text:p>
          </table:table-cell>
          <table:table-cell office:value-type="float" office:value="67.6" calcext:value-type="float">
            <text:p>67,6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104.8" calcext:value-type="float">
            <text:p>104,8</text:p>
          </table:table-cell>
          <table:table-cell office:value-type="float" office:value="12.3" calcext:value-type="float">
            <text:p>12,3</text:p>
          </table:table-cell>
          <table:table-cell office:value-type="float" office:value="-166.3" calcext:value-type="float">
            <text:p>-166,3</text:p>
          </table:table-cell>
          <table:table-cell office:value-type="float" office:value="2762.7" calcext:value-type="float">
            <text:p>2762,7</text:p>
          </table:table-cell>
          <table:table-cell table:formula="of:=([.E472]-[.E471])/10" office:value-type="float" office:value="5.50999999999985" calcext:value-type="float">
            <text:p>5,50999999999985</text:p>
          </table:table-cell>
          <table:table-cell table:formula="of:=AVERAGE([.P447:.P472])" office:value-type="float" office:value="5.37115384615385" calcext:value-type="float">
            <text:p>5,37</text:p>
          </table:table-cell>
        </table:table-row>
        <table:table-row table:style-name="ro1">
          <table:table-cell office:value-type="string" calcext:value-type="string">
            <text:p>12:42:05</text:p>
          </table:table-cell>
          <table:table-cell office:value-type="float" office:value="11" calcext:value-type="float">
            <text:p>11</text:p>
          </table:table-cell>
          <table:table-cell office:value-type="float" office:value="48.265614" calcext:value-type="float">
            <text:p>48,265614</text:p>
          </table:table-cell>
          <table:table-cell office:value-type="float" office:value="0.566248" calcext:value-type="float">
            <text:p>0,566248</text:p>
          </table:table-cell>
          <table:table-cell office:value-type="float" office:value="19232.7" calcext:value-type="float">
            <text:p>19232,7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,6</text:p>
          </table:table-cell>
          <table:table-cell office:value-type="float" office:value="-43" calcext:value-type="float">
            <text:p>-43</text:p>
          </table:table-cell>
          <table:table-cell office:value-type="float" office:value="67" calcext:value-type="float">
            <text:p>67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,3</text:p>
          </table:table-cell>
          <table:table-cell office:value-type="float" office:value="12.3" calcext:value-type="float">
            <text:p>12,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762.1" calcext:value-type="float">
            <text:p>2762,1</text:p>
          </table:table-cell>
          <table:table-cell table:formula="of:=([.E473]-[.E472])/10" office:value-type="float" office:value="5.22000000000007" calcext:value-type="float">
            <text:p>5,22000000000007</text:p>
          </table:table-cell>
          <table:table-cell table:formula="of:=AVERAGE([.P448:.P473])" office:value-type="float" office:value="5.37115384615385" calcext:value-type="float">
            <text:p>5,37</text:p>
          </table:table-cell>
        </table:table-row>
        <table:table-row table:style-name="ro1">
          <table:table-cell office:value-type="string" calcext:value-type="string">
            <text:p>12:42:15</text:p>
          </table:table-cell>
          <table:table-cell office:value-type="float" office:value="10" calcext:value-type="float">
            <text:p>10</text:p>
          </table:table-cell>
          <table:table-cell office:value-type="float" office:value="48.266479" calcext:value-type="float">
            <text:p>48,266479</text:p>
          </table:table-cell>
          <table:table-cell office:value-type="float" office:value="0.56632" calcext:value-type="float">
            <text:p>0,56632</text:p>
          </table:table-cell>
          <table:table-cell office:value-type="float" office:value="19285.5" calcext:value-type="float">
            <text:p>19285,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-41" calcext:value-type="float">
            <text:p>-41</text:p>
          </table:table-cell>
          <table:table-cell office:value-type="float" office:value="66.5" calcext:value-type="float">
            <text:p>66,5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5.5" calcext:value-type="float">
            <text:p>105,5</text:p>
          </table:table-cell>
          <table:table-cell office:value-type="float" office:value="12.3" calcext:value-type="float">
            <text:p>12,3</text:p>
          </table:table-cell>
          <table:table-cell office:value-type="float" office:value="-164.7" calcext:value-type="float">
            <text:p>-164,7</text:p>
          </table:table-cell>
          <table:table-cell office:value-type="float" office:value="2761.6" calcext:value-type="float">
            <text:p>2761,6</text:p>
          </table:table-cell>
          <table:table-cell table:formula="of:=([.E474]-[.E473])/10" office:value-type="float" office:value="5.27999999999993" calcext:value-type="float">
            <text:p>5,27999999999993</text:p>
          </table:table-cell>
          <table:table-cell table:formula="of:=AVERAGE([.P449:.P474])" office:value-type="float" office:value="5.37615384615384" calcext:value-type="float">
            <text:p>5,38</text:p>
          </table:table-cell>
        </table:table-row>
        <table:table-row table:style-name="ro1">
          <table:table-cell office:value-type="string" calcext:value-type="string">
            <text:p>12:42:25</text:p>
          </table:table-cell>
          <table:table-cell office:value-type="float" office:value="11" calcext:value-type="float">
            <text:p>11</text:p>
          </table:table-cell>
          <table:table-cell office:value-type="float" office:value="48.267162" calcext:value-type="float">
            <text:p>48,267162</text:p>
          </table:table-cell>
          <table:table-cell office:value-type="float" office:value="0.566822" calcext:value-type="float">
            <text:p>0,566822</text:p>
          </table:table-cell>
          <table:table-cell office:value-type="float" office:value="19336.4" calcext:value-type="float">
            <text:p>19336,4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-42.2" calcext:value-type="float">
            <text:p>-42,2</text:p>
          </table:table-cell>
          <table:table-cell office:value-type="float" office:value="66" calcext:value-type="float">
            <text:p>66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105.8" calcext:value-type="float">
            <text:p>105,8</text:p>
          </table:table-cell>
          <table:table-cell office:value-type="float" office:value="12.3" calcext:value-type="float">
            <text:p>12,3</text:p>
          </table:table-cell>
          <table:table-cell office:value-type="float" office:value="-175.8" calcext:value-type="float">
            <text:p>-175,8</text:p>
          </table:table-cell>
          <table:table-cell office:value-type="float" office:value="2761.2" calcext:value-type="float">
            <text:p>2761,2</text:p>
          </table:table-cell>
          <table:table-cell table:formula="of:=([.E475]-[.E474])/10" office:value-type="float" office:value="5.09000000000015" calcext:value-type="float">
            <text:p>5,09000000000015</text:p>
          </table:table-cell>
          <table:table-cell table:formula="of:=AVERAGE([.P450:.P475])" office:value-type="float" office:value="5.37115384615385" calcext:value-type="float">
            <text:p>5,37</text:p>
          </table:table-cell>
        </table:table-row>
        <table:table-row table:style-name="ro1">
          <table:table-cell office:value-type="string" calcext:value-type="string">
            <text:p>12:42:35</text:p>
          </table:table-cell>
          <table:table-cell office:value-type="float" office:value="11" calcext:value-type="float">
            <text:p>11</text:p>
          </table:table-cell>
          <table:table-cell office:value-type="float" office:value="48.267738" calcext:value-type="float">
            <text:p>48,267738</text:p>
          </table:table-cell>
          <table:table-cell office:value-type="float" office:value="0.567238" calcext:value-type="float">
            <text:p>0,567238</text:p>
          </table:table-cell>
          <table:table-cell office:value-type="float" office:value="19389.5" calcext:value-type="float">
            <text:p>19389,5</text:p>
          </table:table-cell>
          <table:table-cell office:value-type="float" office:value="10.9" calcext:value-type="float">
            <text:p>10,9</text:p>
          </table:table-cell>
          <table:table-cell office:value-type="float" office:value="7.5" calcext:value-type="float">
            <text:p>7,5</text:p>
          </table:table-cell>
          <table:table-cell office:value-type="float" office:value="-43.2" calcext:value-type="float">
            <text:p>-43,2</text:p>
          </table:table-cell>
          <table:table-cell office:value-type="float" office:value="65.4" calcext:value-type="float">
            <text:p>65,4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,3</text:p>
          </table:table-cell>
          <table:table-cell office:value-type="float" office:value="-172.4" calcext:value-type="float">
            <text:p>-172,4</text:p>
          </table:table-cell>
          <table:table-cell office:value-type="float" office:value="2760.7" calcext:value-type="float">
            <text:p>2760,7</text:p>
          </table:table-cell>
          <table:table-cell table:formula="of:=([.E476]-[.E475])/10" office:value-type="float" office:value="5.30999999999986" calcext:value-type="float">
            <text:p>5,30999999999986</text:p>
          </table:table-cell>
          <table:table-cell table:formula="of:=AVERAGE([.P451:.P476])" office:value-type="float" office:value="5.37076923076924" calcext:value-type="float">
            <text:p>5,37</text:p>
          </table:table-cell>
        </table:table-row>
        <table:table-row table:style-name="ro1">
          <table:table-cell office:value-type="string" calcext:value-type="string">
            <text:p>12:42:45</text:p>
          </table:table-cell>
          <table:table-cell office:value-type="float" office:value="11" calcext:value-type="float">
            <text:p>11</text:p>
          </table:table-cell>
          <table:table-cell office:value-type="float" office:value="48.268188" calcext:value-type="float">
            <text:p>48,268188</text:p>
          </table:table-cell>
          <table:table-cell office:value-type="float" office:value="0.567533" calcext:value-type="float">
            <text:p>0,567533</text:p>
          </table:table-cell>
          <table:table-cell office:value-type="float" office:value="19446.5" calcext:value-type="float">
            <text:p>19446,5</text:p>
          </table:table-cell>
          <table:table-cell office:value-type="float" office:value="10.9" calcext:value-type="float">
            <text:p>10,9</text:p>
          </table:table-cell>
          <table:table-cell office:value-type="float" office:value="7.5" calcext:value-type="float">
            <text:p>7,5</text:p>
          </table:table-cell>
          <table:table-cell office:value-type="float" office:value="-46" calcext:value-type="float">
            <text:p>-46</text:p>
          </table:table-cell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5.8" calcext:value-type="float">
            <text:p>105,8</text:p>
          </table:table-cell>
          <table:table-cell office:value-type="float" office:value="12.3" calcext:value-type="float">
            <text:p>12,3</text:p>
          </table:table-cell>
          <table:table-cell office:value-type="float" office:value="-182.8" calcext:value-type="float">
            <text:p>-182,8</text:p>
          </table:table-cell>
          <table:table-cell office:value-type="float" office:value="2760.2" calcext:value-type="float">
            <text:p>2760,2</text:p>
          </table:table-cell>
          <table:table-cell table:formula="of:=([.E477]-[.E476])/10" office:value-type="float" office:value="5.7" calcext:value-type="float">
            <text:p>5,7</text:p>
          </table:table-cell>
          <table:table-cell table:formula="of:=AVERAGE([.P452:.P477])" office:value-type="float" office:value="5.37961538461539" calcext:value-type="float">
            <text:p>5,38</text:p>
          </table:table-cell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11" calcext:value-type="float">
            <text:p>11</text:p>
          </table:table-cell>
          <table:table-cell office:value-type="float" office:value="48.268494" calcext:value-type="float">
            <text:p>48,268494</text:p>
          </table:table-cell>
          <table:table-cell office:value-type="float" office:value="0.567743" calcext:value-type="float">
            <text:p>0,567743</text:p>
          </table:table-cell>
          <table:table-cell office:value-type="float" office:value="19499.1" calcext:value-type="float">
            <text:p>19499,1</text:p>
          </table:table-cell>
          <table:table-cell office:value-type="float" office:value="10.9" calcext:value-type="float">
            <text:p>10,9</text:p>
          </table:table-cell>
          <table:table-cell office:value-type="float" office:value="7.4" calcext:value-type="float">
            <text:p>7,4</text:p>
          </table:table-cell>
          <table:table-cell office:value-type="float" office:value="-44.5" calcext:value-type="float">
            <text:p>-44,5</text:p>
          </table:table-cell>
          <table:table-cell office:value-type="float" office:value="64.4" calcext:value-type="float">
            <text:p>64,4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5.8" calcext:value-type="float">
            <text:p>105,8</text:p>
          </table:table-cell>
          <table:table-cell office:value-type="float" office:value="12.3" calcext:value-type="float">
            <text:p>12,3</text:p>
          </table:table-cell>
          <table:table-cell office:value-type="float" office:value="-169.5" calcext:value-type="float">
            <text:p>-169,5</text:p>
          </table:table-cell>
          <table:table-cell office:value-type="float" office:value="2759.7" calcext:value-type="float">
            <text:p>2759,7</text:p>
          </table:table-cell>
          <table:table-cell table:formula="of:=([.E478]-[.E477])/10" office:value-type="float" office:value="5.25999999999985" calcext:value-type="float">
            <text:p>5,25999999999985</text:p>
          </table:table-cell>
          <table:table-cell table:formula="of:=AVERAGE([.P453:.P478])" office:value-type="float" office:value="5.34615384615385" calcext:value-type="float">
            <text:p>5,35</text:p>
          </table:table-cell>
        </table:table-row>
        <table:table-row table:style-name="ro1">
          <table:table-cell office:value-type="string" calcext:value-type="string">
            <text:p>12:43:05</text:p>
          </table:table-cell>
          <table:table-cell office:value-type="float" office:value="11" calcext:value-type="float">
            <text:p>11</text:p>
          </table:table-cell>
          <table:table-cell office:value-type="float" office:value="48.268768" calcext:value-type="float">
            <text:p>48,268768</text:p>
          </table:table-cell>
          <table:table-cell office:value-type="float" office:value="0.567788" calcext:value-type="float">
            <text:p>0,567788</text:p>
          </table:table-cell>
          <table:table-cell office:value-type="float" office:value="19553.7" calcext:value-type="float">
            <text:p>19553,7</text:p>
          </table:table-cell>
          <table:table-cell office:value-type="float" office:value="10.9" calcext:value-type="float">
            <text:p>10,9</text:p>
          </table:table-cell>
          <table:table-cell office:value-type="float" office:value="7.4" calcext:value-type="float">
            <text:p>7,4</text:p>
          </table:table-cell>
          <table:table-cell office:value-type="float" office:value="-42" calcext:value-type="float">
            <text:p>-42</text:p>
          </table:table-cell>
          <table:table-cell office:value-type="float" office:value="63.9" calcext:value-type="float">
            <text:p>63,9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5.8" calcext:value-type="float">
            <text:p>105,8</text:p>
          </table:table-cell>
          <table:table-cell office:value-type="float" office:value="12.3" calcext:value-type="float">
            <text:p>12,3</text:p>
          </table:table-cell>
          <table:table-cell office:value-type="float" office:value="-173.8" calcext:value-type="float">
            <text:p>-173,8</text:p>
          </table:table-cell>
          <table:table-cell office:value-type="float" office:value="2759.2" calcext:value-type="float">
            <text:p>2759,2</text:p>
          </table:table-cell>
          <table:table-cell table:formula="of:=([.E479]-[.E478])/10" office:value-type="float" office:value="5.46000000000022" calcext:value-type="float">
            <text:p>5,46000000000022</text:p>
          </table:table-cell>
          <table:table-cell table:formula="of:=AVERAGE([.P454:.P479])" office:value-type="float" office:value="5.355" calcext:value-type="float">
            <text:p>5,36</text:p>
          </table:table-cell>
        </table:table-row>
        <table:table-row table:style-name="ro1">
          <table:table-cell office:value-type="string" calcext:value-type="string">
            <text:p>12:43:15</text:p>
          </table:table-cell>
          <table:table-cell office:value-type="float" office:value="11" calcext:value-type="float">
            <text:p>11</text:p>
          </table:table-cell>
          <table:table-cell office:value-type="float" office:value="48.268986" calcext:value-type="float">
            <text:p>48,268986</text:p>
          </table:table-cell>
          <table:table-cell office:value-type="float" office:value="0.567735" calcext:value-type="float">
            <text:p>0,567735</text:p>
          </table:table-cell>
          <table:table-cell office:value-type="float" office:value="19607" calcext:value-type="float">
            <text:p>19607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-43" calcext:value-type="float">
            <text:p>-43</text:p>
          </table:table-cell>
          <table:table-cell office:value-type="float" office:value="63.3" calcext:value-type="float">
            <text:p>63,3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106.1" calcext:value-type="float">
            <text:p>106,1</text:p>
          </table:table-cell>
          <table:table-cell office:value-type="float" office:value="12.3" calcext:value-type="float">
            <text:p>12,3</text:p>
          </table:table-cell>
          <table:table-cell office:value-type="float" office:value="-171.4" calcext:value-type="float">
            <text:p>-171,4</text:p>
          </table:table-cell>
          <table:table-cell office:value-type="float" office:value="2758.7" calcext:value-type="float">
            <text:p>2758,7</text:p>
          </table:table-cell>
          <table:table-cell table:formula="of:=([.E480]-[.E479])/10" office:value-type="float" office:value="5.32999999999993" calcext:value-type="float">
            <text:p>5,32999999999993</text:p>
          </table:table-cell>
          <table:table-cell table:formula="of:=AVERAGE([.P455:.P480])" office:value-type="float" office:value="5.34115384615385" calcext:value-type="float">
            <text:p>5,34</text:p>
          </table:table-cell>
        </table:table-row>
        <table:table-row table:style-name="ro1">
          <table:table-cell office:value-type="string" calcext:value-type="string">
            <text:p>12:43:25</text:p>
          </table:table-cell>
          <table:table-cell office:value-type="float" office:value="11" calcext:value-type="float">
            <text:p>11</text:p>
          </table:table-cell>
          <table:table-cell office:value-type="float" office:value="48.269314" calcext:value-type="float">
            <text:p>48,269314</text:p>
          </table:table-cell>
          <table:table-cell office:value-type="float" office:value="0.567827" calcext:value-type="float">
            <text:p>0,567827</text:p>
          </table:table-cell>
          <table:table-cell office:value-type="float" office:value="19662" calcext:value-type="float">
            <text:p>19662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-42.8" calcext:value-type="float">
            <text:p>-42,8</text:p>
          </table:table-cell>
          <table:table-cell office:value-type="float" office:value="62.9" calcext:value-type="float">
            <text:p>62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106.2" calcext:value-type="float">
            <text:p>106,2</text:p>
          </table:table-cell>
          <table:table-cell office:value-type="float" office:value="12.3" calcext:value-type="float">
            <text:p>12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58.3" calcext:value-type="float">
            <text:p>2758,3</text:p>
          </table:table-cell>
          <table:table-cell table:formula="of:=([.E481]-[.E480])/10" office:value-type="float" office:value="5.5" calcext:value-type="float">
            <text:p>5,5</text:p>
          </table:table-cell>
          <table:table-cell table:formula="of:=AVERAGE([.P456:.P481])" office:value-type="float" office:value="5.35307692307692" calcext:value-type="float">
            <text:p>5,35</text:p>
          </table:table-cell>
        </table:table-row>
        <table:table-row table:style-name="ro1">
          <table:table-cell office:value-type="string" calcext:value-type="string">
            <text:p>12:43:35</text:p>
          </table:table-cell>
          <table:table-cell office:value-type="float" office:value="11" calcext:value-type="float">
            <text:p>11</text:p>
          </table:table-cell>
          <table:table-cell office:value-type="float" office:value="48.269749" calcext:value-type="float">
            <text:p>48,269749</text:p>
          </table:table-cell>
          <table:table-cell office:value-type="float" office:value="0.567728" calcext:value-type="float">
            <text:p>0,567728</text:p>
          </table:table-cell>
          <table:table-cell office:value-type="float" office:value="19714.9" calcext:value-type="float">
            <text:p>19714,9</text:p>
          </table:table-cell>
          <table:table-cell office:value-type="float" office:value="10.8" calcext:value-type="float">
            <text:p>10,8</text:p>
          </table:table-cell>
          <table:table-cell office:value-type="float" office:value="7.3" calcext:value-type="float">
            <text:p>7,3</text:p>
          </table:table-cell>
          <table:table-cell office:value-type="float" office:value="-42.8" calcext:value-type="float">
            <text:p>-42,8</text:p>
          </table:table-cell>
          <table:table-cell office:value-type="float" office:value="62.3" calcext:value-type="float">
            <text:p>62,3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106.2" calcext:value-type="float">
            <text:p>106,2</text:p>
          </table:table-cell>
          <table:table-cell office:value-type="float" office:value="12.3" calcext:value-type="float">
            <text:p>12,3</text:p>
          </table:table-cell>
          <table:table-cell office:value-type="float" office:value="-177.3" calcext:value-type="float">
            <text:p>-177,3</text:p>
          </table:table-cell>
          <table:table-cell office:value-type="float" office:value="2757.8" calcext:value-type="float">
            <text:p>2757,8</text:p>
          </table:table-cell>
          <table:table-cell table:formula="of:=([.E482]-[.E481])/10" office:value-type="float" office:value="5.29000000000015" calcext:value-type="float">
            <text:p>5,29000000000015</text:p>
          </table:table-cell>
          <table:table-cell table:formula="of:=AVERAGE([.P457:.P482])" office:value-type="float" office:value="5.34692307692308" calcext:value-type="float">
            <text:p>5,35</text:p>
          </table:table-cell>
        </table:table-row>
        <table:table-row table:style-name="ro1">
          <table:table-cell office:value-type="string" calcext:value-type="string">
            <text:p>12:43:45</text:p>
          </table:table-cell>
          <table:table-cell office:value-type="float" office:value="11" calcext:value-type="float">
            <text:p>11</text:p>
          </table:table-cell>
          <table:table-cell office:value-type="float" office:value="48.270222" calcext:value-type="float">
            <text:p>48,270222</text:p>
          </table:table-cell>
          <table:table-cell office:value-type="float" office:value="0.567717" calcext:value-type="float">
            <text:p>0,567717</text:p>
          </table:table-cell>
          <table:table-cell office:value-type="float" office:value="19769.8" calcext:value-type="float">
            <text:p>19769,8</text:p>
          </table:table-cell>
          <table:table-cell office:value-type="float" office:value="10.8" calcext:value-type="float">
            <text:p>10,8</text:p>
          </table:table-cell>
          <table:table-cell office:value-type="float" office:value="7.3" calcext:value-type="float">
            <text:p>7,3</text:p>
          </table:table-cell>
          <table:table-cell office:value-type="float" office:value="-43.2" calcext:value-type="float">
            <text:p>-43,2</text:p>
          </table:table-cell>
          <table:table-cell office:value-type="float" office:value="61.8" calcext:value-type="float">
            <text:p>61,8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106.2" calcext:value-type="float">
            <text:p>106,2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757.3" calcext:value-type="float">
            <text:p>2757,3</text:p>
          </table:table-cell>
          <table:table-cell table:formula="of:=([.E483]-[.E482])/10" office:value-type="float" office:value="5.48999999999978" calcext:value-type="float">
            <text:p>5,48999999999978</text:p>
          </table:table-cell>
          <table:table-cell table:formula="of:=AVERAGE([.P458:.P483])" office:value-type="float" office:value="5.36230769230769" calcext:value-type="float">
            <text:p>5,36</text:p>
          </table:table-cell>
        </table:table-row>
        <table:table-row table:style-name="ro1">
          <table:table-cell office:value-type="string" calcext:value-type="string">
            <text:p>12:43:55</text:p>
          </table:table-cell>
          <table:table-cell office:value-type="float" office:value="11" calcext:value-type="float">
            <text:p>11</text:p>
          </table:table-cell>
          <table:table-cell office:value-type="float" office:value="48.270721" calcext:value-type="float">
            <text:p>48,270721</text:p>
          </table:table-cell>
          <table:table-cell office:value-type="float" office:value="0.567813" calcext:value-type="float">
            <text:p>0,567813</text:p>
          </table:table-cell>
          <table:table-cell office:value-type="float" office:value="19821.1" calcext:value-type="float">
            <text:p>19821,1</text:p>
          </table:table-cell>
          <table:table-cell office:value-type="float" office:value="10.6" calcext:value-type="float">
            <text:p>10,6</text:p>
          </table:table-cell>
          <table:table-cell office:value-type="float" office:value="7.3" calcext:value-type="float">
            <text:p>7,3</text:p>
          </table:table-cell>
          <table:table-cell office:value-type="float" office:value="-43" calcext:value-type="float">
            <text:p>-43</text:p>
          </table:table-cell>
          <table:table-cell office:value-type="float" office:value="61.4" calcext:value-type="float">
            <text:p>61,4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105.7" calcext:value-type="float">
            <text:p>105,7</text:p>
          </table:table-cell>
          <table:table-cell office:value-type="float" office:value="12.3" calcext:value-type="float">
            <text:p>12,3</text:p>
          </table:table-cell>
          <table:table-cell office:value-type="float" office:value="-174.6" calcext:value-type="float">
            <text:p>-174,6</text:p>
          </table:table-cell>
          <table:table-cell office:value-type="float" office:value="2756.8" calcext:value-type="float">
            <text:p>2756,8</text:p>
          </table:table-cell>
          <table:table-cell table:formula="of:=([.E484]-[.E483])/10" office:value-type="float" office:value="5.12999999999993" calcext:value-type="float">
            <text:p>5,12999999999993</text:p>
          </table:table-cell>
          <table:table-cell table:formula="of:=AVERAGE([.P459:.P484])" office:value-type="float" office:value="5.33999999999999" calcext:value-type="float">
            <text:p>5,34</text:p>
          </table:table-cell>
        </table:table-row>
        <table:table-row table:style-name="ro1">
          <table:table-cell office:value-type="string" calcext:value-type="string">
            <text:p>12:44:05</text:p>
          </table:table-cell>
          <table:table-cell office:value-type="float" office:value="11" calcext:value-type="float">
            <text:p>11</text:p>
          </table:table-cell>
          <table:table-cell office:value-type="float" office:value="48.271061" calcext:value-type="float">
            <text:p>48,271061</text:p>
          </table:table-cell>
          <table:table-cell office:value-type="float" office:value="0.567983" calcext:value-type="float">
            <text:p>0,567983</text:p>
          </table:table-cell>
          <table:table-cell office:value-type="float" office:value="19877.4" calcext:value-type="float">
            <text:p>19877,4</text:p>
          </table:table-cell>
          <table:table-cell office:value-type="float" office:value="10.6" calcext:value-type="float">
            <text:p>10,6</text:p>
          </table:table-cell>
          <table:table-cell office:value-type="float" office:value="7.3" calcext:value-type="float">
            <text:p>7,3</text:p>
          </table:table-cell>
          <table:table-cell office:value-type="float" office:value="-43.8" calcext:value-type="float">
            <text:p>-43,8</text:p>
          </table:table-cell>
          <table:table-cell office:value-type="float" office:value="60.8" calcext:value-type="float">
            <text:p>60,8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56.3" calcext:value-type="float">
            <text:p>2756,3</text:p>
          </table:table-cell>
          <table:table-cell table:formula="of:=([.E485]-[.E484])/10" office:value-type="float" office:value="5.63000000000029" calcext:value-type="float">
            <text:p>5,63000000000029</text:p>
          </table:table-cell>
          <table:table-cell table:formula="of:=AVERAGE([.P460:.P485])" office:value-type="float" office:value="5.36153846153846" calcext:value-type="float">
            <text:p>5,36</text:p>
          </table:table-cell>
        </table:table-row>
        <table:table-row table:style-name="ro1">
          <table:table-cell office:value-type="string" calcext:value-type="string">
            <text:p>12:44:15</text:p>
          </table:table-cell>
          <table:table-cell office:value-type="float" office:value="11" calcext:value-type="float">
            <text:p>11</text:p>
          </table:table-cell>
          <table:table-cell office:value-type="float" office:value="48.27137" calcext:value-type="float">
            <text:p>48,27137</text:p>
          </table:table-cell>
          <table:table-cell office:value-type="float" office:value="0.567958" calcext:value-type="float">
            <text:p>0,567958</text:p>
          </table:table-cell>
          <table:table-cell office:value-type="float" office:value="19934.9" calcext:value-type="float">
            <text:p>19934,9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-44.2" calcext:value-type="float">
            <text:p>-44,2</text:p>
          </table:table-cell>
          <table:table-cell office:value-type="float" office:value="60.3" calcext:value-type="float">
            <text:p>60,3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5" calcext:value-type="float">
            <text:p>105,5</text:p>
          </table:table-cell>
          <table:table-cell office:value-type="float" office:value="12.3" calcext:value-type="float">
            <text:p>12,3</text:p>
          </table:table-cell>
          <table:table-cell office:value-type="float" office:value="-168.9" calcext:value-type="float">
            <text:p>-168,9</text:p>
          </table:table-cell>
          <table:table-cell office:value-type="float" office:value="2755.8" calcext:value-type="float">
            <text:p>2755,8</text:p>
          </table:table-cell>
          <table:table-cell table:formula="of:=([.E486]-[.E485])/10" office:value-type="float" office:value="5.75" calcext:value-type="float">
            <text:p>5,75</text:p>
          </table:table-cell>
          <table:table-cell table:formula="of:=AVERAGE([.P461:.P486])" office:value-type="float" office:value="5.36076923076924" calcext:value-type="float">
            <text:p>5,36</text:p>
          </table:table-cell>
        </table:table-row>
        <table:table-row table:style-name="ro1">
          <table:table-cell office:value-type="string" calcext:value-type="string">
            <text:p>12:44:25</text:p>
          </table:table-cell>
          <table:table-cell office:value-type="float" office:value="11" calcext:value-type="float">
            <text:p>11</text:p>
          </table:table-cell>
          <table:table-cell office:value-type="float" office:value="48.271618" calcext:value-type="float">
            <text:p>48,271618</text:p>
          </table:table-cell>
          <table:table-cell office:value-type="float" office:value="0.567572" calcext:value-type="float">
            <text:p>0,567572</text:p>
          </table:table-cell>
          <table:table-cell office:value-type="float" office:value="19990.9" calcext:value-type="float">
            <text:p>19990,9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-44" calcext:value-type="float">
            <text:p>-44</text:p>
          </table:table-cell>
          <table:table-cell office:value-type="float" office:value="59.9" calcext:value-type="float">
            <text:p>59,9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,3</text:p>
          </table:table-cell>
          <table:table-cell office:value-type="float" office:value="12.3" calcext:value-type="float">
            <text:p>12,3</text:p>
          </table:table-cell>
          <table:table-cell office:value-type="float" office:value="-166.7" calcext:value-type="float">
            <text:p>-166,7</text:p>
          </table:table-cell>
          <table:table-cell office:value-type="float" office:value="2755.3" calcext:value-type="float">
            <text:p>2755,3</text:p>
          </table:table-cell>
          <table:table-cell table:formula="of:=([.E487]-[.E486])/10" office:value-type="float" office:value="5.6" calcext:value-type="float">
            <text:p>5,6</text:p>
          </table:table-cell>
          <table:table-cell table:formula="of:=AVERAGE([.P462:.P487])" office:value-type="float" office:value="5.36846153846155" calcext:value-type="float">
            <text:p>5,37</text:p>
          </table:table-cell>
        </table:table-row>
        <table:table-row table:style-name="ro1">
          <table:table-cell office:value-type="string" calcext:value-type="string">
            <text:p>12:44:35</text:p>
          </table:table-cell>
          <table:table-cell office:value-type="float" office:value="11" calcext:value-type="float">
            <text:p>11</text:p>
          </table:table-cell>
          <table:table-cell office:value-type="float" office:value="48.272026" calcext:value-type="float">
            <text:p>48,272026</text:p>
          </table:table-cell>
          <table:table-cell office:value-type="float" office:value="0.567218" calcext:value-type="float">
            <text:p>0,567218</text:p>
          </table:table-cell>
          <table:table-cell office:value-type="float" office:value="20048.5" calcext:value-type="float">
            <text:p>20048,5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-43.8" calcext:value-type="float">
            <text:p>-43,8</text:p>
          </table:table-cell>
          <table:table-cell office:value-type="float" office:value="59.4" calcext:value-type="float">
            <text:p>59,4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2" calcext:value-type="float">
            <text:p>105,2</text:p>
          </table:table-cell>
          <table:table-cell office:value-type="float" office:value="12.3" calcext:value-type="float">
            <text:p>12,3</text:p>
          </table:table-cell>
          <table:table-cell office:value-type="float" office:value="-165.1" calcext:value-type="float">
            <text:p>-165,1</text:p>
          </table:table-cell>
          <table:table-cell office:value-type="float" office:value="2754.8" calcext:value-type="float">
            <text:p>2754,8</text:p>
          </table:table-cell>
          <table:table-cell table:formula="of:=([.E488]-[.E487])/10" office:value-type="float" office:value="5.75999999999985" calcext:value-type="float">
            <text:p>5,75999999999985</text:p>
          </table:table-cell>
          <table:table-cell table:formula="of:=AVERAGE([.P463:.P488])" office:value-type="float" office:value="5.39076923076923" calcext:value-type="float">
            <text:p>5,39</text:p>
          </table:table-cell>
        </table:table-row>
        <table:table-row table:style-name="ro1">
          <table:table-cell office:value-type="string" calcext:value-type="string">
            <text:p>12:44:45</text:p>
          </table:table-cell>
          <table:table-cell office:value-type="float" office:value="11" calcext:value-type="float">
            <text:p>11</text:p>
          </table:table-cell>
          <table:table-cell office:value-type="float" office:value="48.272671" calcext:value-type="float">
            <text:p>48,272671</text:p>
          </table:table-cell>
          <table:table-cell office:value-type="float" office:value="0.566812" calcext:value-type="float">
            <text:p>0,566812</text:p>
          </table:table-cell>
          <table:table-cell office:value-type="float" office:value="20102.1" calcext:value-type="float">
            <text:p>20102,1</text:p>
          </table:table-cell>
          <table:table-cell office:value-type="float" office:value="10.5" calcext:value-type="float">
            <text:p>10,5</text:p>
          </table:table-cell>
          <table:table-cell office:value-type="float" office:value="7.2" calcext:value-type="float">
            <text:p>7,2</text:p>
          </table:table-cell>
          <table:table-cell office:value-type="float" office:value="-44.5" calcext:value-type="float">
            <text:p>-44,5</text:p>
          </table:table-cell>
          <table:table-cell office:value-type="float" office:value="58.9" calcext:value-type="float">
            <text:p>58,9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5" calcext:value-type="float">
            <text:p>105,5</text:p>
          </table:table-cell>
          <table:table-cell office:value-type="float" office:value="12.3" calcext:value-type="float">
            <text:p>12,3</text:p>
          </table:table-cell>
          <table:table-cell office:value-type="float" office:value="-190" calcext:value-type="float">
            <text:p>-190</text:p>
          </table:table-cell>
          <table:table-cell office:value-type="float" office:value="2754.3" calcext:value-type="float">
            <text:p>2754,3</text:p>
          </table:table-cell>
          <table:table-cell table:formula="of:=([.E489]-[.E488])/10" office:value-type="float" office:value="5.35999999999985" calcext:value-type="float">
            <text:p>5,35999999999985</text:p>
          </table:table-cell>
          <table:table-cell table:formula="of:=AVERAGE([.P464:.P489])" office:value-type="float" office:value="5.39807692307692" calcext:value-type="float">
            <text:p>5,40</text:p>
          </table:table-cell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11" calcext:value-type="float">
            <text:p>11</text:p>
          </table:table-cell>
          <table:table-cell office:value-type="float" office:value="48.273415" calcext:value-type="float">
            <text:p>48,273415</text:p>
          </table:table-cell>
          <table:table-cell office:value-type="float" office:value="0.566587" calcext:value-type="float">
            <text:p>0,566587</text:p>
          </table:table-cell>
          <table:table-cell office:value-type="float" office:value="20157" calcext:value-type="float">
            <text:p>20157</text:p>
          </table:table-cell>
          <table:table-cell office:value-type="float" office:value="10.5" calcext:value-type="float">
            <text:p>10,5</text:p>
          </table:table-cell>
          <table:table-cell office:value-type="float" office:value="7.2" calcext:value-type="float">
            <text:p>7,2</text:p>
          </table:table-cell>
          <table:table-cell office:value-type="float" office:value="-41.2" calcext:value-type="float">
            <text:p>-41,2</text:p>
          </table:table-cell>
          <table:table-cell office:value-type="float" office:value="58.4" calcext:value-type="float">
            <text:p>58,4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71.9" calcext:value-type="float">
            <text:p>-171,9</text:p>
          </table:table-cell>
          <table:table-cell office:value-type="float" office:value="2753.8" calcext:value-type="float">
            <text:p>2753,8</text:p>
          </table:table-cell>
          <table:table-cell table:formula="of:=([.E490]-[.E489])/10" office:value-type="float" office:value="5.49000000000015" calcext:value-type="float">
            <text:p>5,49000000000015</text:p>
          </table:table-cell>
          <table:table-cell table:formula="of:=AVERAGE([.P465:.P490])" office:value-type="float" office:value="5.39846153846153" calcext:value-type="float">
            <text:p>5,40</text:p>
          </table:table-cell>
        </table:table-row>
        <table:table-row table:style-name="ro1">
          <table:table-cell office:value-type="string" calcext:value-type="string">
            <text:p>12:45:05</text:p>
          </table:table-cell>
          <table:table-cell office:value-type="float" office:value="11" calcext:value-type="float">
            <text:p>11</text:p>
          </table:table-cell>
          <table:table-cell office:value-type="float" office:value="48.274281" calcext:value-type="float">
            <text:p>48,274281</text:p>
          </table:table-cell>
          <table:table-cell office:value-type="float" office:value="0.56644" calcext:value-type="float">
            <text:p>0,56644</text:p>
          </table:table-cell>
          <table:table-cell office:value-type="float" office:value="20213.7" calcext:value-type="float">
            <text:p>20213,7</text:p>
          </table:table-cell>
          <table:table-cell office:value-type="float" office:value="10.5" calcext:value-type="float">
            <text:p>10,5</text:p>
          </table:table-cell>
          <table:table-cell office:value-type="float" office:value="7.2" calcext:value-type="float">
            <text:p>7,2</text:p>
          </table:table-cell>
          <table:table-cell office:value-type="float" office:value="-42.2" calcext:value-type="float">
            <text:p>-42,2</text:p>
          </table:table-cell>
          <table:table-cell office:value-type="float" office:value="57.9" calcext:value-type="float">
            <text:p>57,9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1" calcext:value-type="float">
            <text:p>105,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1" calcext:value-type="float">
            <text:p>-169,1</text:p>
          </table:table-cell>
          <table:table-cell office:value-type="float" office:value="2753.4" calcext:value-type="float">
            <text:p>2753,4</text:p>
          </table:table-cell>
          <table:table-cell table:formula="of:=([.E491]-[.E490])/10" office:value-type="float" office:value="5.67000000000007" calcext:value-type="float">
            <text:p>5,67000000000007</text:p>
          </table:table-cell>
          <table:table-cell table:formula="of:=AVERAGE([.P466:.P491])" office:value-type="float" office:value="5.41307692307693" calcext:value-type="float">
            <text:p>5,41</text:p>
          </table:table-cell>
        </table:table-row>
        <table:table-row table:style-name="ro1">
          <table:table-cell office:value-type="string" calcext:value-type="string">
            <text:p>12:45:15</text:p>
          </table:table-cell>
          <table:table-cell office:value-type="float" office:value="10" calcext:value-type="float">
            <text:p>10</text:p>
          </table:table-cell>
          <table:table-cell office:value-type="float" office:value="48.275215" calcext:value-type="float">
            <text:p>48,275215</text:p>
          </table:table-cell>
          <table:table-cell office:value-type="float" office:value="0.566695" calcext:value-type="float">
            <text:p>0,566695</text:p>
          </table:table-cell>
          <table:table-cell office:value-type="float" office:value="20267" calcext:value-type="float">
            <text:p>20267</text:p>
          </table:table-cell>
          <table:table-cell office:value-type="float" office:value="10.5" calcext:value-type="float">
            <text:p>10,5</text:p>
          </table:table-cell>
          <table:table-cell office:value-type="float" office:value="7.1" calcext:value-type="float">
            <text:p>7,1</text:p>
          </table:table-cell>
          <table:table-cell office:value-type="float" office:value="-42" calcext:value-type="float">
            <text:p>-42</text:p>
          </table:table-cell>
          <table:table-cell office:value-type="float" office:value="57.4" calcext:value-type="float">
            <text:p>57,4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1" calcext:value-type="float">
            <text:p>105,1</text:p>
          </table:table-cell>
          <table:table-cell office:value-type="float" office:value="12.3" calcext:value-type="float">
            <text:p>12,3</text:p>
          </table:table-cell>
          <table:table-cell office:value-type="float" office:value="-171.3" calcext:value-type="float">
            <text:p>-171,3</text:p>
          </table:table-cell>
          <table:table-cell office:value-type="float" office:value="2752.9" calcext:value-type="float">
            <text:p>2752,9</text:p>
          </table:table-cell>
          <table:table-cell table:formula="of:=([.E492]-[.E491])/10" office:value-type="float" office:value="5.32999999999993" calcext:value-type="float">
            <text:p>5,32999999999993</text:p>
          </table:table-cell>
          <table:table-cell table:formula="of:=AVERAGE([.P467:.P492])" office:value-type="float" office:value="5.42653846153847" calcext:value-type="float">
            <text:p>5,43</text:p>
          </table:table-cell>
        </table:table-row>
        <table:table-row table:style-name="ro1">
          <table:table-cell office:value-type="string" calcext:value-type="string">
            <text:p>12:45:25</text:p>
          </table:table-cell>
          <table:table-cell office:value-type="float" office:value="11" calcext:value-type="float">
            <text:p>11</text:p>
          </table:table-cell>
          <table:table-cell office:value-type="float" office:value="48.276016" calcext:value-type="float">
            <text:p>48,276016</text:p>
          </table:table-cell>
          <table:table-cell office:value-type="float" office:value="0.566722" calcext:value-type="float">
            <text:p>0,566722</text:p>
          </table:table-cell>
          <table:table-cell office:value-type="float" office:value="20322.2" calcext:value-type="float">
            <text:p>20322,2</text:p>
          </table:table-cell>
          <table:table-cell office:value-type="float" office:value="10.5" calcext:value-type="float">
            <text:p>10,5</text:p>
          </table:table-cell>
          <table:table-cell office:value-type="float" office:value="7.1" calcext:value-type="float">
            <text:p>7,1</text:p>
          </table:table-cell>
          <table:table-cell office:value-type="float" office:value="-42.2" calcext:value-type="float">
            <text:p>-42,2</text:p>
          </table:table-cell>
          <table:table-cell office:value-type="float" office:value="57" calcext:value-type="float">
            <text:p>57</text:p>
          </table:table-cell>
          <table:table-cell office:value-type="float" office:value="8.7" calcext:value-type="float">
            <text:p>8,7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68.5" calcext:value-type="float">
            <text:p>-168,5</text:p>
          </table:table-cell>
          <table:table-cell office:value-type="float" office:value="2752.4" calcext:value-type="float">
            <text:p>2752,4</text:p>
          </table:table-cell>
          <table:table-cell table:formula="of:=([.E493]-[.E492])/10" office:value-type="float" office:value="5.52000000000007" calcext:value-type="float">
            <text:p>5,52000000000007</text:p>
          </table:table-cell>
          <table:table-cell table:formula="of:=AVERAGE([.P468:.P493])" office:value-type="float" office:value="5.41115384615385" calcext:value-type="float">
            <text:p>5,41</text:p>
          </table:table-cell>
        </table:table-row>
        <table:table-row table:style-name="ro1">
          <table:table-cell office:value-type="string" calcext:value-type="string">
            <text:p>12:45:35</text:p>
          </table:table-cell>
          <table:table-cell office:value-type="float" office:value="11" calcext:value-type="float">
            <text:p>11</text:p>
          </table:table-cell>
          <table:table-cell office:value-type="float" office:value="48.276627" calcext:value-type="float">
            <text:p>48,276627</text:p>
          </table:table-cell>
          <table:table-cell office:value-type="float" office:value="0.566858" calcext:value-type="float">
            <text:p>0,566858</text:p>
          </table:table-cell>
          <table:table-cell office:value-type="float" office:value="20377.2" calcext:value-type="float">
            <text:p>20377,2</text:p>
          </table:table-cell>
          <table:table-cell office:value-type="float" office:value="10.4" calcext:value-type="float">
            <text:p>10,4</text:p>
          </table:table-cell>
          <table:table-cell office:value-type="float" office:value="7.1" calcext:value-type="float">
            <text:p>7,1</text:p>
          </table:table-cell>
          <table:table-cell office:value-type="float" office:value="-41.8" calcext:value-type="float">
            <text:p>-41,8</text:p>
          </table:table-cell>
          <table:table-cell office:value-type="float" office:value="56.5" calcext:value-type="float">
            <text:p>56,5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73" calcext:value-type="float">
            <text:p>-173</text:p>
          </table:table-cell>
          <table:table-cell office:value-type="float" office:value="2751.9" calcext:value-type="float">
            <text:p>2751,9</text:p>
          </table:table-cell>
          <table:table-cell table:formula="of:=([.E494]-[.E493])/10" office:value-type="float" office:value="5.5" calcext:value-type="float">
            <text:p>5,5</text:p>
          </table:table-cell>
          <table:table-cell table:formula="of:=AVERAGE([.P469:.P494])" office:value-type="float" office:value="5.39230769230769" calcext:value-type="float">
            <text:p>5,39</text:p>
          </table:table-cell>
        </table:table-row>
        <table:table-row table:style-name="ro1">
          <table:table-cell office:value-type="string" calcext:value-type="string">
            <text:p>12:45:45</text:p>
          </table:table-cell>
          <table:table-cell office:value-type="float" office:value="11" calcext:value-type="float">
            <text:p>11</text:p>
          </table:table-cell>
          <table:table-cell office:value-type="float" office:value="48.277187" calcext:value-type="float">
            <text:p>48,277187</text:p>
          </table:table-cell>
          <table:table-cell office:value-type="float" office:value="0.567335" calcext:value-type="float">
            <text:p>0,567335</text:p>
          </table:table-cell>
          <table:table-cell office:value-type="float" office:value="20430.1" calcext:value-type="float">
            <text:p>20430,1</text:p>
          </table:table-cell>
          <table:table-cell office:value-type="float" office:value="10.4" calcext:value-type="float">
            <text:p>10,4</text:p>
          </table:table-cell>
          <table:table-cell office:value-type="float" office:value="7.1" calcext:value-type="float">
            <text:p>7,1</text:p>
          </table:table-cell>
          <table:table-cell office:value-type="float" office:value="-41.5" calcext:value-type="float">
            <text:p>-41,5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69.4" calcext:value-type="float">
            <text:p>-169,4</text:p>
          </table:table-cell>
          <table:table-cell office:value-type="float" office:value="2751.4" calcext:value-type="float">
            <text:p>2751,4</text:p>
          </table:table-cell>
          <table:table-cell table:formula="of:=([.E495]-[.E494])/10" office:value-type="float" office:value="5.28999999999978" calcext:value-type="float">
            <text:p>5,28999999999978</text:p>
          </table:table-cell>
          <table:table-cell table:formula="of:=AVERAGE([.P470:.P495])" office:value-type="float" office:value="5.40730769230768" calcext:value-type="float">
            <text:p>5,41</text:p>
          </table:table-cell>
        </table:table-row>
        <table:table-row table:style-name="ro1">
          <table:table-cell office:value-type="string" calcext:value-type="string">
            <text:p>12:45:55</text:p>
          </table:table-cell>
          <table:table-cell office:value-type="float" office:value="11" calcext:value-type="float">
            <text:p>11</text:p>
          </table:table-cell>
          <table:table-cell office:value-type="float" office:value="48.277779" calcext:value-type="float">
            <text:p>48,277779</text:p>
          </table:table-cell>
          <table:table-cell office:value-type="float" office:value="0.567972" calcext:value-type="float">
            <text:p>0,567972</text:p>
          </table:table-cell>
          <table:table-cell office:value-type="float" office:value="20481.2" calcext:value-type="float">
            <text:p>20481,2</text:p>
          </table:table-cell>
          <table:table-cell office:value-type="float" office:value="10.4" calcext:value-type="float">
            <text:p>10,4</text:p>
          </table:table-cell>
          <table:table-cell office:value-type="float" office:value="7.1" calcext:value-type="float">
            <text:p>7,1</text:p>
          </table:table-cell>
          <table:table-cell office:value-type="float" office:value="-42" calcext:value-type="float">
            <text:p>-42</text:p>
          </table:table-cell>
          <table:table-cell office:value-type="float" office:value="55.6" calcext:value-type="float">
            <text:p>55,6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2.3" calcext:value-type="float">
            <text:p>12,3</text:p>
          </table:table-cell>
          <table:table-cell office:value-type="float" office:value="-171.9" calcext:value-type="float">
            <text:p>-171,9</text:p>
          </table:table-cell>
          <table:table-cell office:value-type="float" office:value="2750.9" calcext:value-type="float">
            <text:p>2750,9</text:p>
          </table:table-cell>
          <table:table-cell table:formula="of:=([.E496]-[.E495])/10" office:value-type="float" office:value="5.11000000000022" calcext:value-type="float">
            <text:p>5,11000000000022</text:p>
          </table:table-cell>
          <table:table-cell table:formula="of:=AVERAGE([.P471:.P496])" office:value-type="float" office:value="5.41115384615385" calcext:value-type="float">
            <text:p>5,41</text:p>
          </table:table-cell>
        </table:table-row>
        <table:table-row table:style-name="ro1">
          <table:table-cell office:value-type="string" calcext:value-type="string">
            <text:p>12:46:05</text:p>
          </table:table-cell>
          <table:table-cell office:value-type="float" office:value="11" calcext:value-type="float">
            <text:p>11</text:p>
          </table:table-cell>
          <table:table-cell office:value-type="float" office:value="48.278221" calcext:value-type="float">
            <text:p>48,278221</text:p>
          </table:table-cell>
          <table:table-cell office:value-type="float" office:value="0.568605" calcext:value-type="float">
            <text:p>0,568605</text:p>
          </table:table-cell>
          <table:table-cell office:value-type="float" office:value="20536.9" calcext:value-type="float">
            <text:p>20536,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55.2" calcext:value-type="float">
            <text:p>55,2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5.1" calcext:value-type="float">
            <text:p>105,1</text:p>
          </table:table-cell>
          <table:table-cell office:value-type="float" office:value="12.3" calcext:value-type="float">
            <text:p>12,3</text:p>
          </table:table-cell>
          <table:table-cell office:value-type="float" office:value="-177.4" calcext:value-type="float">
            <text:p>-177,4</text:p>
          </table:table-cell>
          <table:table-cell office:value-type="float" office:value="2750.4" calcext:value-type="float">
            <text:p>2750,4</text:p>
          </table:table-cell>
          <table:table-cell table:formula="of:=([.E497]-[.E496])/10" office:value-type="float" office:value="5.57000000000007" calcext:value-type="float">
            <text:p>5,57000000000007</text:p>
          </table:table-cell>
          <table:table-cell table:formula="of:=AVERAGE([.P472:.P497])" office:value-type="float" office:value="5.42884615384615" calcext:value-type="float">
            <text:p>5,43</text:p>
          </table:table-cell>
        </table:table-row>
        <table:table-row table:style-name="ro1">
          <table:table-cell office:value-type="string" calcext:value-type="string">
            <text:p>12:46:15</text:p>
          </table:table-cell>
          <table:table-cell office:value-type="float" office:value="10" calcext:value-type="float">
            <text:p>10</text:p>
          </table:table-cell>
          <table:table-cell office:value-type="float" office:value="48.278469" calcext:value-type="float">
            <text:p>48,278469</text:p>
          </table:table-cell>
          <table:table-cell office:value-type="float" office:value="0.569195" calcext:value-type="float">
            <text:p>0,569195</text:p>
          </table:table-cell>
          <table:table-cell office:value-type="float" office:value="20591.3" calcext:value-type="float">
            <text:p>20591,3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40.5" calcext:value-type="float">
            <text:p>-40,5</text:p>
          </table:table-cell>
          <table:table-cell office:value-type="float" office:value="54.8" calcext:value-type="float">
            <text:p>54,8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68.6" calcext:value-type="float">
            <text:p>-168,6</text:p>
          </table:table-cell>
          <table:table-cell office:value-type="float" office:value="2749.9" calcext:value-type="float">
            <text:p>2749,9</text:p>
          </table:table-cell>
          <table:table-cell table:formula="of:=([.E498]-[.E497])/10" office:value-type="float" office:value="5.43999999999978" calcext:value-type="float">
            <text:p>5,43999999999978</text:p>
          </table:table-cell>
          <table:table-cell table:formula="of:=AVERAGE([.P473:.P498])" office:value-type="float" office:value="5.42615384615384" calcext:value-type="float">
            <text:p>5,43</text:p>
          </table:table-cell>
        </table:table-row>
        <table:table-row table:style-name="ro1">
          <table:table-cell office:value-type="string" calcext:value-type="string">
            <text:p>12:46:25</text:p>
          </table:table-cell>
          <table:table-cell office:value-type="float" office:value="11" calcext:value-type="float">
            <text:p>11</text:p>
          </table:table-cell>
          <table:table-cell office:value-type="float" office:value="48.278591" calcext:value-type="float">
            <text:p>48,278591</text:p>
          </table:table-cell>
          <table:table-cell office:value-type="float" office:value="0.569657" calcext:value-type="float">
            <text:p>0,569657</text:p>
          </table:table-cell>
          <table:table-cell office:value-type="float" office:value="20642.5" calcext:value-type="float">
            <text:p>20642,5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54.3" calcext:value-type="float">
            <text:p>54,3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105.4" calcext:value-type="float">
            <text:p>105,4</text:p>
          </table:table-cell>
          <table:table-cell office:value-type="float" office:value="12.3" calcext:value-type="float">
            <text:p>12,3</text:p>
          </table:table-cell>
          <table:table-cell office:value-type="float" office:value="-173.7" calcext:value-type="float">
            <text:p>-173,7</text:p>
          </table:table-cell>
          <table:table-cell office:value-type="float" office:value="2749.4" calcext:value-type="float">
            <text:p>2749,4</text:p>
          </table:table-cell>
          <table:table-cell table:formula="of:=([.E499]-[.E498])/10" office:value-type="float" office:value="5.12000000000007" calcext:value-type="float">
            <text:p>5,12000000000007</text:p>
          </table:table-cell>
          <table:table-cell table:formula="of:=AVERAGE([.P474:.P499])" office:value-type="float" office:value="5.42230769230769" calcext:value-type="float">
            <text:p>5,42</text:p>
          </table:table-cell>
        </table:table-row>
        <table:table-row table:style-name="ro1">
          <table:table-cell office:value-type="string" calcext:value-type="string">
            <text:p>12:46:35</text:p>
          </table:table-cell>
          <table:table-cell office:value-type="float" office:value="11" calcext:value-type="float">
            <text:p>11</text:p>
          </table:table-cell>
          <table:table-cell office:value-type="float" office:value="48.278599" calcext:value-type="float">
            <text:p>48,278599</text:p>
          </table:table-cell>
          <table:table-cell office:value-type="float" office:value="0.570013" calcext:value-type="float">
            <text:p>0,570013</text:p>
          </table:table-cell>
          <table:table-cell office:value-type="float" office:value="20695.9" calcext:value-type="float">
            <text:p>20695,9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  <table:table-cell office:value-type="float" office:value="-41.8" calcext:value-type="float">
            <text:p>-41,8</text:p>
          </table:table-cell>
          <table:table-cell office:value-type="float" office:value="53.8" calcext:value-type="float">
            <text:p>53,8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105.7" calcext:value-type="float">
            <text:p>105,7</text:p>
          </table:table-cell>
          <table:table-cell office:value-type="float" office:value="12.3" calcext:value-type="float">
            <text:p>12,3</text:p>
          </table:table-cell>
          <table:table-cell office:value-type="float" office:value="-174.6" calcext:value-type="float">
            <text:p>-174,6</text:p>
          </table:table-cell>
          <table:table-cell office:value-type="float" office:value="2749" calcext:value-type="float">
            <text:p>2749</text:p>
          </table:table-cell>
          <table:table-cell table:formula="of:=([.E500]-[.E499])/10" office:value-type="float" office:value="5.34000000000015" calcext:value-type="float">
            <text:p>5,34000000000015</text:p>
          </table:table-cell>
          <table:table-cell table:formula="of:=AVERAGE([.P475:.P500])" office:value-type="float" office:value="5.42461538461539" calcext:value-type="float">
            <text:p>5,42</text:p>
          </table:table-cell>
        </table:table-row>
        <table:table-row table:style-name="ro1">
          <table:table-cell office:value-type="string" calcext:value-type="string">
            <text:p>12:46:45</text:p>
          </table:table-cell>
          <table:table-cell office:value-type="float" office:value="11" calcext:value-type="float">
            <text:p>11</text:p>
          </table:table-cell>
          <table:table-cell office:value-type="float" office:value="48.278671" calcext:value-type="float">
            <text:p>48,278671</text:p>
          </table:table-cell>
          <table:table-cell office:value-type="float" office:value="0.569933" calcext:value-type="float">
            <text:p>0,569933</text:p>
          </table:table-cell>
          <table:table-cell office:value-type="float" office:value="20748.2" calcext:value-type="float">
            <text:p>20748,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  <table:table-cell office:value-type="float" office:value="-42.5" calcext:value-type="float">
            <text:p>-42,5</text:p>
          </table:table-cell>
          <table:table-cell office:value-type="float" office:value="53.4" calcext:value-type="float">
            <text:p>53,4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105.9" calcext:value-type="float">
            <text:p>105,9</text:p>
          </table:table-cell>
          <table:table-cell office:value-type="float" office:value="12.3" calcext:value-type="float">
            <text:p>12,3</text:p>
          </table:table-cell>
          <table:table-cell office:value-type="float" office:value="-205.2" calcext:value-type="float">
            <text:p>-205,2</text:p>
          </table:table-cell>
          <table:table-cell office:value-type="float" office:value="2748.4" calcext:value-type="float">
            <text:p>2748,4</text:p>
          </table:table-cell>
          <table:table-cell table:formula="of:=([.E501]-[.E500])/10" office:value-type="float" office:value="5.22999999999993" calcext:value-type="float">
            <text:p>5,22999999999993</text:p>
          </table:table-cell>
          <table:table-cell table:formula="of:=AVERAGE([.P476:.P501])"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12:46:55</text:p>
          </table:table-cell>
          <table:table-cell office:value-type="float" office:value="11" calcext:value-type="float">
            <text:p>11</text:p>
          </table:table-cell>
          <table:table-cell office:value-type="float" office:value="48.278698" calcext:value-type="float">
            <text:p>48,278698</text:p>
          </table:table-cell>
          <table:table-cell office:value-type="float" office:value="0.569608" calcext:value-type="float">
            <text:p>0,569608</text:p>
          </table:table-cell>
          <table:table-cell office:value-type="float" office:value="20802.8" calcext:value-type="float">
            <text:p>20802,8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  <table:table-cell office:value-type="float" office:value="-41.5" calcext:value-type="float">
            <text:p>-41,5</text:p>
          </table:table-cell>
          <table:table-cell office:value-type="float" office:value="53" calcext:value-type="float">
            <text:p>53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,3</text:p>
          </table:table-cell>
          <table:table-cell office:value-type="float" office:value="-172" calcext:value-type="float">
            <text:p>-172</text:p>
          </table:table-cell>
          <table:table-cell office:value-type="float" office:value="2747.9" calcext:value-type="float">
            <text:p>2747,9</text:p>
          </table:table-cell>
          <table:table-cell table:formula="of:=([.E502]-[.E501])/10" office:value-type="float" office:value="5.45999999999985" calcext:value-type="float">
            <text:p>5,45999999999985</text:p>
          </table:table-cell>
          <table:table-cell table:formula="of:=AVERAGE([.P477:.P502])" office:value-type="float" office:value="5.43576923076923" calcext:value-type="float">
            <text:p>5,44</text:p>
          </table:table-cell>
        </table:table-row>
        <table:table-row table:style-name="ro1">
          <table:table-cell office:value-type="string" calcext:value-type="string">
            <text:p>12:47:05</text:p>
          </table:table-cell>
          <table:table-cell office:value-type="float" office:value="11" calcext:value-type="float">
            <text:p>11</text:p>
          </table:table-cell>
          <table:table-cell office:value-type="float" office:value="48.278721" calcext:value-type="float">
            <text:p>48,278721</text:p>
          </table:table-cell>
          <table:table-cell office:value-type="float" office:value="0.568907" calcext:value-type="float">
            <text:p>0,568907</text:p>
          </table:table-cell>
          <table:table-cell office:value-type="float" office:value="20857.7" calcext:value-type="float">
            <text:p>20857,7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52.7" calcext:value-type="float">
            <text:p>52,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6.4" calcext:value-type="float">
            <text:p>106,4</text:p>
          </table:table-cell>
          <table:table-cell office:value-type="float" office:value="12.3" calcext:value-type="float">
            <text:p>12,3</text:p>
          </table:table-cell>
          <table:table-cell office:value-type="float" office:value="-174.4" calcext:value-type="float">
            <text:p>-174,4</text:p>
          </table:table-cell>
          <table:table-cell office:value-type="float" office:value="2747.5" calcext:value-type="float">
            <text:p>2747,5</text:p>
          </table:table-cell>
          <table:table-cell table:formula="of:=([.E503]-[.E502])/10" office:value-type="float" office:value="5.49000000000015" calcext:value-type="float">
            <text:p>5,49000000000015</text:p>
          </table:table-cell>
          <table:table-cell table:formula="of:=AVERAGE([.P478:.P503])" office:value-type="float" office:value="5.42769230769231" calcext:value-type="float">
            <text:p>5,43</text:p>
          </table:table-cell>
        </table:table-row>
        <table:table-row table:style-name="ro1">
          <table:table-cell office:value-type="string" calcext:value-type="string">
            <text:p>12:47:15</text:p>
          </table:table-cell>
          <table:table-cell office:value-type="float" office:value="11" calcext:value-type="float">
            <text:p>11</text:p>
          </table:table-cell>
          <table:table-cell office:value-type="float" office:value="48.278908" calcext:value-type="float">
            <text:p>48,278908</text:p>
          </table:table-cell>
          <table:table-cell office:value-type="float" office:value="0.568303" calcext:value-type="float">
            <text:p>0,568303</text:p>
          </table:table-cell>
          <table:table-cell office:value-type="float" office:value="20913.7" calcext:value-type="float">
            <text:p>20913,7</text:p>
          </table:table-cell>
          <table:table-cell office:value-type="float" office:value="10.2" calcext:value-type="float">
            <text:p>10,2</text:p>
          </table:table-cell>
          <table:table-cell office:value-type="float" office:value="6.9" calcext:value-type="float">
            <text:p>6,9</text:p>
          </table:table-cell>
          <table:table-cell office:value-type="float" office:value="-42" calcext:value-type="float">
            <text:p>-42</text:p>
          </table:table-cell>
          <table:table-cell office:value-type="float" office:value="52.2" calcext:value-type="float">
            <text:p>52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7" calcext:value-type="float">
            <text:p>-169,7</text:p>
          </table:table-cell>
          <table:table-cell office:value-type="float" office:value="2747" calcext:value-type="float">
            <text:p>2747</text:p>
          </table:table-cell>
          <table:table-cell table:formula="of:=([.E504]-[.E503])/10" office:value-type="float" office:value="5.6" calcext:value-type="float">
            <text:p>5,6</text:p>
          </table:table-cell>
          <table:table-cell table:formula="of:=AVERAGE([.P479:.P504])" office:value-type="float" office:value="5.44076923076924" calcext:value-type="float">
            <text:p>5,44</text:p>
          </table:table-cell>
        </table:table-row>
        <table:table-row table:style-name="ro1">
          <table:table-cell office:value-type="string" calcext:value-type="string">
            <text:p>12:47:25</text:p>
          </table:table-cell>
          <table:table-cell office:value-type="float" office:value="11" calcext:value-type="float">
            <text:p>11</text:p>
          </table:table-cell>
          <table:table-cell office:value-type="float" office:value="48.279247" calcext:value-type="float">
            <text:p>48,279247</text:p>
          </table:table-cell>
          <table:table-cell office:value-type="float" office:value="0.567745" calcext:value-type="float">
            <text:p>0,567745</text:p>
          </table:table-cell>
          <table:table-cell office:value-type="float" office:value="20970" calcext:value-type="float">
            <text:p>20970</text:p>
          </table:table-cell>
          <table:table-cell office:value-type="float" office:value="10.2" calcext:value-type="float">
            <text:p>10,2</text:p>
          </table:table-cell>
          <table:table-cell office:value-type="float" office:value="6.9" calcext:value-type="float">
            <text:p>6,9</text:p>
          </table:table-cell>
          <table:table-cell office:value-type="float" office:value="-38.5" calcext:value-type="float">
            <text:p>-38,5</text:p>
          </table:table-cell>
          <table:table-cell office:value-type="float" office:value="51.8" calcext:value-type="float">
            <text:p>51,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6.6" calcext:value-type="float">
            <text:p>106,6</text:p>
          </table:table-cell>
          <table:table-cell office:value-type="float" office:value="12.3" calcext:value-type="float">
            <text:p>12,3</text:p>
          </table:table-cell>
          <table:table-cell office:value-type="float" office:value="-168.5" calcext:value-type="float">
            <text:p>-168,5</text:p>
          </table:table-cell>
          <table:table-cell office:value-type="float" office:value="2746.5" calcext:value-type="float">
            <text:p>2746,5</text:p>
          </table:table-cell>
          <table:table-cell table:formula="of:=([.E505]-[.E504])/10" office:value-type="float" office:value="5.62999999999993" calcext:value-type="float">
            <text:p>5,62999999999993</text:p>
          </table:table-cell>
          <table:table-cell table:formula="of:=AVERAGE([.P480:.P505])" office:value-type="float" office:value="5.44730769230769" calcext:value-type="float">
            <text:p>5,45</text:p>
          </table:table-cell>
        </table:table-row>
        <table:table-row table:style-name="ro1">
          <table:table-cell office:value-type="string" calcext:value-type="string">
            <text:p>12:47:35</text:p>
          </table:table-cell>
          <table:table-cell office:value-type="float" office:value="11" calcext:value-type="float">
            <text:p>11</text:p>
          </table:table-cell>
          <table:table-cell office:value-type="float" office:value="48.279781" calcext:value-type="float">
            <text:p>48,279781</text:p>
          </table:table-cell>
          <table:table-cell office:value-type="float" office:value="0.567158" calcext:value-type="float">
            <text:p>0,567158</text:p>
          </table:table-cell>
          <table:table-cell office:value-type="float" office:value="21022.2" calcext:value-type="float">
            <text:p>21022,2</text:p>
          </table:table-cell>
          <table:table-cell office:value-type="float" office:value="10.2" calcext:value-type="float">
            <text:p>10,2</text:p>
          </table:table-cell>
          <table:table-cell office:value-type="float" office:value="6.9" calcext:value-type="float">
            <text:p>6,9</text:p>
          </table:table-cell>
          <table:table-cell office:value-type="float" office:value="-40" calcext:value-type="float">
            <text:p>-40</text:p>
          </table:table-cell>
          <table:table-cell office:value-type="float" office:value="51.3" calcext:value-type="float">
            <text:p>51,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6.5" calcext:value-type="float">
            <text:p>106,5</text:p>
          </table:table-cell>
          <table:table-cell office:value-type="float" office:value="12.3" calcext:value-type="float">
            <text:p>12,3</text:p>
          </table:table-cell>
          <table:table-cell office:value-type="float" office:value="-171.8" calcext:value-type="float">
            <text:p>-171,8</text:p>
          </table:table-cell>
          <table:table-cell office:value-type="float" office:value="2746" calcext:value-type="float">
            <text:p>2746</text:p>
          </table:table-cell>
          <table:table-cell table:formula="of:=([.E506]-[.E505])/10" office:value-type="float" office:value="5.22000000000007" calcext:value-type="float">
            <text:p>5,22000000000007</text:p>
          </table:table-cell>
          <table:table-cell table:formula="of:=AVERAGE([.P481:.P506])" office:value-type="float" office:value="5.44307692307693" calcext:value-type="float">
            <text:p>5,44</text:p>
          </table:table-cell>
        </table:table-row>
        <table:table-row table:style-name="ro1">
          <table:table-cell office:value-type="string" calcext:value-type="string">
            <text:p>12:47:45</text:p>
          </table:table-cell>
          <table:table-cell office:value-type="float" office:value="11" calcext:value-type="float">
            <text:p>11</text:p>
          </table:table-cell>
          <table:table-cell office:value-type="float" office:value="48.280235" calcext:value-type="float">
            <text:p>48,280235</text:p>
          </table:table-cell>
          <table:table-cell office:value-type="float" office:value="0.566738" calcext:value-type="float">
            <text:p>0,566738</text:p>
          </table:table-cell>
          <table:table-cell office:value-type="float" office:value="21077" calcext:value-type="float">
            <text:p>21077</text:p>
          </table:table-cell>
          <table:table-cell office:value-type="float" office:value="10.2" calcext:value-type="float">
            <text:p>10,2</text:p>
          </table:table-cell>
          <table:table-cell office:value-type="float" office:value="6.9" calcext:value-type="float">
            <text:p>6,9</text:p>
          </table:table-cell>
          <table:table-cell office:value-type="float" office:value="-40.5" calcext:value-type="float">
            <text:p>-40,5</text:p>
          </table:table-cell>
          <table:table-cell office:value-type="float" office:value="50.9" calcext:value-type="float">
            <text:p>50,9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.3" calcext:value-type="float">
            <text:p>12,3</text:p>
          </table:table-cell>
          <table:table-cell office:value-type="float" office:value="-170.1" calcext:value-type="float">
            <text:p>-170,1</text:p>
          </table:table-cell>
          <table:table-cell office:value-type="float" office:value="2745.6" calcext:value-type="float">
            <text:p>2745,6</text:p>
          </table:table-cell>
          <table:table-cell table:formula="of:=([.E507]-[.E506])/10" office:value-type="float" office:value="5.47999999999993" calcext:value-type="float">
            <text:p>5,47999999999993</text:p>
          </table:table-cell>
          <table:table-cell table:formula="of:=AVERAGE([.P482:.P507])" office:value-type="float" office:value="5.44230769230769" calcext:value-type="float">
            <text:p>5,44</text:p>
          </table:table-cell>
        </table:table-row>
        <table:table-row table:style-name="ro1">
          <table:table-cell office:value-type="string" calcext:value-type="string">
            <text:p>12:47:55</text:p>
          </table:table-cell>
          <table:table-cell office:value-type="float" office:value="11" calcext:value-type="float">
            <text:p>11</text:p>
          </table:table-cell>
          <table:table-cell office:value-type="float" office:value="48.280773" calcext:value-type="float">
            <text:p>48,280773</text:p>
          </table:table-cell>
          <table:table-cell office:value-type="float" office:value="0.566493" calcext:value-type="float">
            <text:p>0,566493</text:p>
          </table:table-cell>
          <table:table-cell office:value-type="float" office:value="21132.4" calcext:value-type="float">
            <text:p>21132,4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3.2" calcext:value-type="float">
            <text:p>-43,2</text:p>
          </table:table-cell>
          <table:table-cell office:value-type="float" office:value="50.5" calcext:value-type="float">
            <text:p>50,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7.2" calcext:value-type="float">
            <text:p>107,2</text:p>
          </table:table-cell>
          <table:table-cell office:value-type="float" office:value="12.3" calcext:value-type="float">
            <text:p>12,3</text:p>
          </table:table-cell>
          <table:table-cell office:value-type="float" office:value="-168.8" calcext:value-type="float">
            <text:p>-168,8</text:p>
          </table:table-cell>
          <table:table-cell office:value-type="float" office:value="2745.1" calcext:value-type="float">
            <text:p>2745,1</text:p>
          </table:table-cell>
          <table:table-cell table:formula="of:=([.E508]-[.E507])/10" office:value-type="float" office:value="5.54000000000015" calcext:value-type="float">
            <text:p>5,54000000000015</text:p>
          </table:table-cell>
          <table:table-cell table:formula="of:=AVERAGE([.P483:.P508])" office:value-type="float" office:value="5.45192307692308" calcext:value-type="float">
            <text:p>5,45</text:p>
          </table:table-cell>
        </table:table-row>
        <table:table-row table:style-name="ro1">
          <table:table-cell office:value-type="string" calcext:value-type="string">
            <text:p>12:48:05</text:p>
          </table:table-cell>
          <table:table-cell office:value-type="float" office:value="11" calcext:value-type="float">
            <text:p>11</text:p>
          </table:table-cell>
          <table:table-cell office:value-type="float" office:value="48.281288" calcext:value-type="float">
            <text:p>48,281288</text:p>
          </table:table-cell>
          <table:table-cell office:value-type="float" office:value="0.566082" calcext:value-type="float">
            <text:p>0,566082</text:p>
          </table:table-cell>
          <table:table-cell office:value-type="float" office:value="21188.1" calcext:value-type="float">
            <text:p>21188,1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1.8" calcext:value-type="float">
            <text:p>-41,8</text:p>
          </table:table-cell>
          <table:table-cell office:value-type="float" office:value="50.1" calcext:value-type="float">
            <text:p>50,1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3" calcext:value-type="float">
            <text:p>107,3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744.5" calcext:value-type="float">
            <text:p>2744,5</text:p>
          </table:table-cell>
          <table:table-cell table:formula="of:=([.E509]-[.E508])/10" office:value-type="float" office:value="5.56999999999971" calcext:value-type="float">
            <text:p>5,56999999999971</text:p>
          </table:table-cell>
          <table:table-cell table:formula="of:=AVERAGE([.P484:.P509])" office:value-type="float" office:value="5.455" calcext:value-type="float">
            <text:p>5,46</text:p>
          </table:table-cell>
        </table:table-row>
        <table:table-row table:style-name="ro1">
          <table:table-cell office:value-type="string" calcext:value-type="string">
            <text:p>12:48:15</text:p>
          </table:table-cell>
          <table:table-cell office:value-type="float" office:value="11" calcext:value-type="float">
            <text:p>11</text:p>
          </table:table-cell>
          <table:table-cell office:value-type="float" office:value="48.281879" calcext:value-type="float">
            <text:p>48,281879</text:p>
          </table:table-cell>
          <table:table-cell office:value-type="float" office:value="0.565603" calcext:value-type="float">
            <text:p>0,565603</text:p>
          </table:table-cell>
          <table:table-cell office:value-type="float" office:value="21243.5" calcext:value-type="float">
            <text:p>21243,5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1.5" calcext:value-type="float">
            <text:p>-41,5</text:p>
          </table:table-cell>
          <table:table-cell office:value-type="float" office:value="49.7" calcext:value-type="float">
            <text:p>49,7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.3" calcext:value-type="float">
            <text:p>12,3</text:p>
          </table:table-cell>
          <table:table-cell office:value-type="float" office:value="-170.4" calcext:value-type="float">
            <text:p>-170,4</text:p>
          </table:table-cell>
          <table:table-cell office:value-type="float" office:value="2744" calcext:value-type="float">
            <text:p>2744</text:p>
          </table:table-cell>
          <table:table-cell table:formula="of:=([.E510]-[.E509])/10" office:value-type="float" office:value="5.54000000000015" calcext:value-type="float">
            <text:p>5,54000000000015</text:p>
          </table:table-cell>
          <table:table-cell table:formula="of:=AVERAGE([.P485:.P510])" office:value-type="float" office:value="5.47076923076924" calcext:value-type="float">
            <text:p>5,47</text:p>
          </table:table-cell>
        </table:table-row>
        <table:table-row table:style-name="ro1">
          <table:table-cell office:value-type="string" calcext:value-type="string">
            <text:p>12:48:25</text:p>
          </table:table-cell>
          <table:table-cell office:value-type="float" office:value="11" calcext:value-type="float">
            <text:p>11</text:p>
          </table:table-cell>
          <table:table-cell office:value-type="float" office:value="48.282528" calcext:value-type="float">
            <text:p>48,282528</text:p>
          </table:table-cell>
          <table:table-cell office:value-type="float" office:value="0.565377" calcext:value-type="float">
            <text:p>0,565377</text:p>
          </table:table-cell>
          <table:table-cell office:value-type="float" office:value="21304.1" calcext:value-type="float">
            <text:p>21304,1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1.8" calcext:value-type="float">
            <text:p>-41,8</text:p>
          </table:table-cell>
          <table:table-cell office:value-type="float" office:value="49.3" calcext:value-type="float">
            <text:p>49,3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7" calcext:value-type="float">
            <text:p>107,7</text:p>
          </table:table-cell>
          <table:table-cell office:value-type="float" office:value="12.3" calcext:value-type="float">
            <text:p>12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2743.5" calcext:value-type="float">
            <text:p>2743,5</text:p>
          </table:table-cell>
          <table:table-cell table:formula="of:=([.E511]-[.E510])/10" office:value-type="float" office:value="6.05999999999986" calcext:value-type="float">
            <text:p>6,05999999999986</text:p>
          </table:table-cell>
          <table:table-cell table:formula="of:=AVERAGE([.P486:.P511])" office:value-type="float" office:value="5.48730769230768" calcext:value-type="float">
            <text:p>5,49</text:p>
          </table:table-cell>
        </table:table-row>
        <table:table-row table:style-name="ro1">
          <table:table-cell office:value-type="string" calcext:value-type="string">
            <text:p>12:48:35</text:p>
          </table:table-cell>
          <table:table-cell office:value-type="float" office:value="11" calcext:value-type="float">
            <text:p>11</text:p>
          </table:table-cell>
          <table:table-cell office:value-type="float" office:value="48.283146" calcext:value-type="float">
            <text:p>48,283146</text:p>
          </table:table-cell>
          <table:table-cell office:value-type="float" office:value="0.565448" calcext:value-type="float">
            <text:p>0,565448</text:p>
          </table:table-cell>
          <table:table-cell office:value-type="float" office:value="21360.9" calcext:value-type="float">
            <text:p>21360,9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2.2" calcext:value-type="float">
            <text:p>-42,2</text:p>
          </table:table-cell>
          <table:table-cell office:value-type="float" office:value="48.8" calcext:value-type="float">
            <text:p>48,8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5" calcext:value-type="float">
            <text:p>107,5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743.1" calcext:value-type="float">
            <text:p>2743,1</text:p>
          </table:table-cell>
          <table:table-cell table:formula="of:=([.E512]-[.E511])/10" office:value-type="float" office:value="5.68000000000029" calcext:value-type="float">
            <text:p>5,68000000000029</text:p>
          </table:table-cell>
          <table:table-cell table:formula="of:=AVERAGE([.P487:.P512])" office:value-type="float" office:value="5.48461538461538" calcext:value-type="float">
            <text:p>5,48</text:p>
          </table:table-cell>
        </table:table-row>
        <table:table-row table:style-name="ro1">
          <table:table-cell office:value-type="string" calcext:value-type="string">
            <text:p>12:48:45</text:p>
          </table:table-cell>
          <table:table-cell office:value-type="float" office:value="11" calcext:value-type="float">
            <text:p>11</text:p>
          </table:table-cell>
          <table:table-cell office:value-type="float" office:value="48.283604" calcext:value-type="float">
            <text:p>48,283604</text:p>
          </table:table-cell>
          <table:table-cell office:value-type="float" office:value="0.565542" calcext:value-type="float">
            <text:p>0,565542</text:p>
          </table:table-cell>
          <table:table-cell office:value-type="float" office:value="21417.7" calcext:value-type="float">
            <text:p>21417,7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3.2" calcext:value-type="float">
            <text:p>-43,2</text:p>
          </table:table-cell>
          <table:table-cell office:value-type="float" office:value="48.4" calcext:value-type="float">
            <text:p>48,4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5" calcext:value-type="float">
            <text:p>107,5</text:p>
          </table:table-cell>
          <table:table-cell office:value-type="float" office:value="12.3" calcext:value-type="float">
            <text:p>12,3</text:p>
          </table:table-cell>
          <table:table-cell office:value-type="float" office:value="-201.7" calcext:value-type="float">
            <text:p>-201,7</text:p>
          </table:table-cell>
          <table:table-cell office:value-type="float" office:value="2742.5" calcext:value-type="float">
            <text:p>2742,5</text:p>
          </table:table-cell>
          <table:table-cell table:formula="of:=([.E513]-[.E512])/10" office:value-type="float" office:value="5.67999999999993" calcext:value-type="float">
            <text:p>5,67999999999993</text:p>
          </table:table-cell>
          <table:table-cell table:formula="of:=AVERAGE([.P488:.P513])" office:value-type="float" office:value="5.48769230769231" calcext:value-type="float">
            <text:p>5,49</text:p>
          </table:table-cell>
        </table:table-row>
        <table:table-row table:style-name="ro1">
          <table:table-cell office:value-type="string" calcext:value-type="string">
            <text:p>12:48:55</text:p>
          </table:table-cell>
          <table:table-cell office:value-type="float" office:value="11" calcext:value-type="float">
            <text:p>11</text:p>
          </table:table-cell>
          <table:table-cell office:value-type="float" office:value="48.283913" calcext:value-type="float">
            <text:p>48,283913</text:p>
          </table:table-cell>
          <table:table-cell office:value-type="float" office:value="0.565753" calcext:value-type="float">
            <text:p>0,565753</text:p>
          </table:table-cell>
          <table:table-cell office:value-type="float" office:value="21473.8" calcext:value-type="float">
            <text:p>21473,8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0.2" calcext:value-type="float">
            <text:p>-40,2</text:p>
          </table:table-cell>
          <table:table-cell office:value-type="float" office:value="48" calcext:value-type="float">
            <text:p>48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3" calcext:value-type="float">
            <text:p>107,3</text:p>
          </table:table-cell>
          <table:table-cell office:value-type="float" office:value="12.3" calcext:value-type="float">
            <text:p>12,3</text:p>
          </table:table-cell>
          <table:table-cell office:value-type="float" office:value="-171.6" calcext:value-type="float">
            <text:p>-171,6</text:p>
          </table:table-cell>
          <table:table-cell office:value-type="float" office:value="2742" calcext:value-type="float">
            <text:p>2742</text:p>
          </table:table-cell>
          <table:table-cell table:formula="of:=([.E514]-[.E513])/10" office:value-type="float" office:value="5.60999999999985" calcext:value-type="float">
            <text:p>5,60999999999985</text:p>
          </table:table-cell>
          <table:table-cell table:formula="of:=AVERAGE([.P489:.P514])" office:value-type="float" office:value="5.48192307692307" calcext:value-type="float">
            <text:p>5,48</text:p>
          </table:table-cell>
        </table:table-row>
        <table:table-row table:style-name="ro1">
          <table:table-cell office:value-type="string" calcext:value-type="string">
            <text:p>12:49:05</text:p>
          </table:table-cell>
          <table:table-cell office:value-type="float" office:value="11" calcext:value-type="float">
            <text:p>11</text:p>
          </table:table-cell>
          <table:table-cell office:value-type="float" office:value="48.284054" calcext:value-type="float">
            <text:p>48,284054</text:p>
          </table:table-cell>
          <table:table-cell office:value-type="float" office:value="0.56618" calcext:value-type="float">
            <text:p>0,56618</text:p>
          </table:table-cell>
          <table:table-cell office:value-type="float" office:value="21533.9" calcext:value-type="float">
            <text:p>21533,9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1.5" calcext:value-type="float">
            <text:p>-41,5</text:p>
          </table:table-cell>
          <table:table-cell office:value-type="float" office:value="47.5" calcext:value-type="float">
            <text:p>47,5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4" calcext:value-type="float">
            <text:p>107,4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741.6" calcext:value-type="float">
            <text:p>2741,6</text:p>
          </table:table-cell>
          <table:table-cell table:formula="of:=([.E515]-[.E514])/10" office:value-type="float" office:value="6.01000000000022" calcext:value-type="float">
            <text:p>6,01000000000022</text:p>
          </table:table-cell>
          <table:table-cell table:formula="of:=AVERAGE([.P490:.P515])" office:value-type="float" office:value="5.50692307692309" calcext:value-type="float">
            <text:p>5,51</text:p>
          </table:table-cell>
        </table:table-row>
        <table:table-row table:style-name="ro1">
          <table:table-cell office:value-type="string" calcext:value-type="string">
            <text:p>12:49:15</text:p>
          </table:table-cell>
          <table:table-cell office:value-type="float" office:value="11" calcext:value-type="float">
            <text:p>11</text:p>
          </table:table-cell>
          <table:table-cell office:value-type="float" office:value="48.284092" calcext:value-type="float">
            <text:p>48,284092</text:p>
          </table:table-cell>
          <table:table-cell office:value-type="float" office:value="0.566567" calcext:value-type="float">
            <text:p>0,566567</text:p>
          </table:table-cell>
          <table:table-cell office:value-type="float" office:value="21592" calcext:value-type="float">
            <text:p>21592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0.5" calcext:value-type="float">
            <text:p>-40,5</text:p>
          </table:table-cell>
          <table:table-cell office:value-type="float" office:value="47.1" calcext:value-type="float">
            <text:p>47,1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7.3" calcext:value-type="float">
            <text:p>107,3</text:p>
          </table:table-cell>
          <table:table-cell office:value-type="float" office:value="12.3" calcext:value-type="float">
            <text:p>12,3</text:p>
          </table:table-cell>
          <table:table-cell office:value-type="float" office:value="-175.1" calcext:value-type="float">
            <text:p>-175,1</text:p>
          </table:table-cell>
          <table:table-cell office:value-type="float" office:value="2741.1" calcext:value-type="float">
            <text:p>2741,1</text:p>
          </table:table-cell>
          <table:table-cell table:formula="of:=([.E516]-[.E515])/10" office:value-type="float" office:value="5.80999999999986" calcext:value-type="float">
            <text:p>5,80999999999986</text:p>
          </table:table-cell>
          <table:table-cell table:formula="of:=AVERAGE([.P491:.P516])" office:value-type="float" office:value="5.51923076923077" calcext:value-type="float">
            <text:p>5,52</text:p>
          </table:table-cell>
        </table:table-row>
        <table:table-row table:style-name="ro1">
          <table:table-cell office:value-type="string" calcext:value-type="string">
            <text:p>12:49:25</text:p>
          </table:table-cell>
          <table:table-cell office:value-type="float" office:value="11" calcext:value-type="float">
            <text:p>11</text:p>
          </table:table-cell>
          <table:table-cell office:value-type="float" office:value="48.283958" calcext:value-type="float">
            <text:p>48,283958</text:p>
          </table:table-cell>
          <table:table-cell office:value-type="float" office:value="0.566768" calcext:value-type="float">
            <text:p>0,566768</text:p>
          </table:table-cell>
          <table:table-cell office:value-type="float" office:value="21650.2" calcext:value-type="float">
            <text:p>21650,2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38.5" calcext:value-type="float">
            <text:p>-38,5</text:p>
          </table:table-cell>
          <table:table-cell office:value-type="float" office:value="46.7" calcext:value-type="float">
            <text:p>46,7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106.6" calcext:value-type="float">
            <text:p>106,6</text:p>
          </table:table-cell>
          <table:table-cell office:value-type="float" office:value="12.3" calcext:value-type="float">
            <text:p>12,3</text:p>
          </table:table-cell>
          <table:table-cell office:value-type="float" office:value="-168.6" calcext:value-type="float">
            <text:p>-168,6</text:p>
          </table:table-cell>
          <table:table-cell office:value-type="float" office:value="2740.6" calcext:value-type="float">
            <text:p>2740,6</text:p>
          </table:table-cell>
          <table:table-cell table:formula="of:=([.E517]-[.E516])/10" office:value-type="float" office:value="5.82000000000007" calcext:value-type="float">
            <text:p>5,82000000000007</text:p>
          </table:table-cell>
          <table:table-cell table:formula="of:=AVERAGE([.P492:.P517])" office:value-type="float" office:value="5.525" calcext:value-type="float">
            <text:p>5,53</text:p>
          </table:table-cell>
        </table:table-row>
        <table:table-row table:style-name="ro1">
          <table:table-cell office:value-type="string" calcext:value-type="string">
            <text:p>12:49:35</text:p>
          </table:table-cell>
          <table:table-cell office:value-type="float" office:value="11" calcext:value-type="float">
            <text:p>11</text:p>
          </table:table-cell>
          <table:table-cell office:value-type="float" office:value="48.283695" calcext:value-type="float">
            <text:p>48,283695</text:p>
          </table:table-cell>
          <table:table-cell office:value-type="float" office:value="0.566963" calcext:value-type="float">
            <text:p>0,566963</text:p>
          </table:table-cell>
          <table:table-cell office:value-type="float" office:value="21705.8" calcext:value-type="float">
            <text:p>21705,8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0.5" calcext:value-type="float">
            <text:p>-40,5</text:p>
          </table:table-cell>
          <table:table-cell office:value-type="float" office:value="46.4" calcext:value-type="float">
            <text:p>46,4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6.2" calcext:value-type="float">
            <text:p>106,2</text:p>
          </table:table-cell>
          <table:table-cell office:value-type="float" office:value="12.3" calcext:value-type="float">
            <text:p>12,3</text:p>
          </table:table-cell>
          <table:table-cell office:value-type="float" office:value="-171.8" calcext:value-type="float">
            <text:p>-171,8</text:p>
          </table:table-cell>
          <table:table-cell office:value-type="float" office:value="2740.1" calcext:value-type="float">
            <text:p>2740,1</text:p>
          </table:table-cell>
          <table:table-cell table:formula="of:=([.E518]-[.E517])/10" office:value-type="float" office:value="5.55999999999986" calcext:value-type="float">
            <text:p>5,55999999999986</text:p>
          </table:table-cell>
          <table:table-cell table:formula="of:=AVERAGE([.P493:.P518])" office:value-type="float" office:value="5.53384615384615" calcext:value-type="float">
            <text:p>5,53</text:p>
          </table:table-cell>
        </table:table-row>
        <table:table-row table:style-name="ro1">
          <table:table-cell office:value-type="string" calcext:value-type="string">
            <text:p>12:49:45</text:p>
          </table:table-cell>
          <table:table-cell office:value-type="float" office:value="11" calcext:value-type="float">
            <text:p>11</text:p>
          </table:table-cell>
          <table:table-cell office:value-type="float" office:value="48.283371" calcext:value-type="float">
            <text:p>48,283371</text:p>
          </table:table-cell>
          <table:table-cell office:value-type="float" office:value="0.566968" calcext:value-type="float">
            <text:p>0,566968</text:p>
          </table:table-cell>
          <table:table-cell office:value-type="float" office:value="21765.1" calcext:value-type="float">
            <text:p>21765,1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1" calcext:value-type="float">
            <text:p>-41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39.7" calcext:value-type="float">
            <text:p>2739,7</text:p>
          </table:table-cell>
          <table:table-cell table:formula="of:=([.E519]-[.E518])/10" office:value-type="float" office:value="5.92999999999993" calcext:value-type="float">
            <text:p>5,92999999999993</text:p>
          </table:table-cell>
          <table:table-cell table:formula="of:=AVERAGE([.P494:.P519])" office:value-type="float" office:value="5.54961538461538" calcext:value-type="float">
            <text:p>5,55</text:p>
          </table:table-cell>
        </table:table-row>
        <table:table-row table:style-name="ro1">
          <table:table-cell office:value-type="string" calcext:value-type="string">
            <text:p>12:49:55</text:p>
          </table:table-cell>
          <table:table-cell office:value-type="float" office:value="11" calcext:value-type="float">
            <text:p>11</text:p>
          </table:table-cell>
          <table:table-cell office:value-type="float" office:value="48.283016" calcext:value-type="float">
            <text:p>48,283016</text:p>
          </table:table-cell>
          <table:table-cell office:value-type="float" office:value="0.566728" calcext:value-type="float">
            <text:p>0,566728</text:p>
          </table:table-cell>
          <table:table-cell office:value-type="float" office:value="21822" calcext:value-type="float">
            <text:p>21822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40.5" calcext:value-type="float">
            <text:p>-40,5</text:p>
          </table:table-cell>
          <table:table-cell office:value-type="float" office:value="45.6" calcext:value-type="float">
            <text:p>45,6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5.7" calcext:value-type="float">
            <text:p>105,7</text:p>
          </table:table-cell>
          <table:table-cell office:value-type="float" office:value="12.3" calcext:value-type="float">
            <text:p>12,3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39.2" calcext:value-type="float">
            <text:p>2739,2</text:p>
          </table:table-cell>
          <table:table-cell table:formula="of:=([.E520]-[.E519])/10" office:value-type="float" office:value="5.69000000000015" calcext:value-type="float">
            <text:p>5,69000000000015</text:p>
          </table:table-cell>
          <table:table-cell table:formula="of:=AVERAGE([.P495:.P520])" office:value-type="float" office:value="5.55692307692308" calcext:value-type="float">
            <text:p>5,56</text:p>
          </table:table-cell>
        </table:table-row>
        <table:table-row table:style-name="ro1">
          <table:table-cell office:value-type="string" calcext:value-type="string">
            <text:p>12:50:05</text:p>
          </table:table-cell>
          <table:table-cell office:value-type="float" office:value="11" calcext:value-type="float">
            <text:p>11</text:p>
          </table:table-cell>
          <table:table-cell office:value-type="float" office:value="48.28281" calcext:value-type="float">
            <text:p>48,28281</text:p>
          </table:table-cell>
          <table:table-cell office:value-type="float" office:value="0.566393" calcext:value-type="float">
            <text:p>0,566393</text:p>
          </table:table-cell>
          <table:table-cell office:value-type="float" office:value="21877.6" calcext:value-type="float">
            <text:p>21877,6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-37.5" calcext:value-type="float">
            <text:p>-37,5</text:p>
          </table:table-cell>
          <table:table-cell office:value-type="float" office:value="45.2" calcext:value-type="float">
            <text:p>45,2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5.7" calcext:value-type="float">
            <text:p>105,7</text:p>
          </table:table-cell>
          <table:table-cell office:value-type="float" office:value="12.3" calcext:value-type="float">
            <text:p>12,3</text:p>
          </table:table-cell>
          <table:table-cell office:value-type="float" office:value="-170.9" calcext:value-type="float">
            <text:p>-170,9</text:p>
          </table:table-cell>
          <table:table-cell office:value-type="float" office:value="2738.6" calcext:value-type="float">
            <text:p>2738,6</text:p>
          </table:table-cell>
          <table:table-cell table:formula="of:=([.E521]-[.E520])/10" office:value-type="float" office:value="5.55999999999986" calcext:value-type="float">
            <text:p>5,55999999999986</text:p>
          </table:table-cell>
          <table:table-cell table:formula="of:=AVERAGE([.P496:.P521])" office:value-type="float" office:value="5.56730769230769" calcext:value-type="float">
            <text:p>5,57</text:p>
          </table:table-cell>
        </table:table-row>
        <table:table-row table:style-name="ro1">
          <table:table-cell office:value-type="string" calcext:value-type="string">
            <text:p>12:50:15</text:p>
          </table:table-cell>
          <table:table-cell office:value-type="float" office:value="11" calcext:value-type="float">
            <text:p>11</text:p>
          </table:table-cell>
          <table:table-cell office:value-type="float" office:value="48.282825" calcext:value-type="float">
            <text:p>48,282825</text:p>
          </table:table-cell>
          <table:table-cell office:value-type="float" office:value="0.565798" calcext:value-type="float">
            <text:p>0,565798</text:p>
          </table:table-cell>
          <table:table-cell office:value-type="float" office:value="21932" calcext:value-type="float">
            <text:p>21932</text:p>
          </table:table-cell>
          <table:table-cell office:value-type="float" office:value="10.1" calcext:value-type="float">
            <text:p>10,1</text:p>
          </table:table-cell>
          <table:table-cell office:value-type="float" office:value="6.9" calcext:value-type="float">
            <text:p>6,9</text:p>
          </table:table-cell>
          <table:table-cell office:value-type="float" office:value="-39.5" calcext:value-type="float">
            <text:p>-39,5</text:p>
          </table:table-cell>
          <table:table-cell office:value-type="float" office:value="44.8" calcext:value-type="float">
            <text:p>44,8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5.6" calcext:value-type="float">
            <text:p>105,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7" calcext:value-type="float">
            <text:p>-169,7</text:p>
          </table:table-cell>
          <table:table-cell office:value-type="float" office:value="2738.1" calcext:value-type="float">
            <text:p>2738,1</text:p>
          </table:table-cell>
          <table:table-cell table:formula="of:=([.E522]-[.E521])/10" office:value-type="float" office:value="5.44000000000015" calcext:value-type="float">
            <text:p>5,44000000000015</text:p>
          </table:table-cell>
          <table:table-cell table:formula="of:=AVERAGE([.P497:.P522])" office:value-type="float" office:value="5.58" calcext:value-type="float">
            <text:p>5,58</text:p>
          </table:table-cell>
        </table:table-row>
        <table:table-row table:style-name="ro1">
          <table:table-cell office:value-type="string" calcext:value-type="string">
            <text:p>12:50:25</text:p>
          </table:table-cell>
          <table:table-cell office:value-type="float" office:value="11" calcext:value-type="float">
            <text:p>11</text:p>
          </table:table-cell>
          <table:table-cell office:value-type="float" office:value="48.28297" calcext:value-type="float">
            <text:p>48,28297</text:p>
          </table:table-cell>
          <table:table-cell office:value-type="float" office:value="0.56524" calcext:value-type="float">
            <text:p>0,56524</text:p>
          </table:table-cell>
          <table:table-cell office:value-type="float" office:value="21987.7" calcext:value-type="float">
            <text:p>21987,7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-37.5" calcext:value-type="float">
            <text:p>-37,5</text:p>
          </table:table-cell>
          <table:table-cell office:value-type="float" office:value="44.5" calcext:value-type="float">
            <text:p>44,5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5.6" calcext:value-type="float">
            <text:p>105,6</text:p>
          </table:table-cell>
          <table:table-cell office:value-type="float" office:value="12.3" calcext:value-type="float">
            <text:p>12,3</text:p>
          </table:table-cell>
          <table:table-cell office:value-type="float" office:value="-172.3" calcext:value-type="float">
            <text:p>-172,3</text:p>
          </table:table-cell>
          <table:table-cell office:value-type="float" office:value="2737.6" calcext:value-type="float">
            <text:p>2737,6</text:p>
          </table:table-cell>
          <table:table-cell table:formula="of:=([.E523]-[.E522])/10" office:value-type="float" office:value="5.57000000000007" calcext:value-type="float">
            <text:p>5,57000000000007</text:p>
          </table:table-cell>
          <table:table-cell table:formula="of:=AVERAGE([.P498:.P523])" office:value-type="float" office:value="5.58" calcext:value-type="float">
            <text:p>5,58</text:p>
          </table:table-cell>
        </table:table-row>
        <table:table-row table:style-name="ro1">
          <table:table-cell office:value-type="string" calcext:value-type="string">
            <text:p>12:50:35</text:p>
          </table:table-cell>
          <table:table-cell office:value-type="float" office:value="11" calcext:value-type="float">
            <text:p>11</text:p>
          </table:table-cell>
          <table:table-cell office:value-type="float" office:value="48.283073" calcext:value-type="float">
            <text:p>48,283073</text:p>
          </table:table-cell>
          <table:table-cell office:value-type="float" office:value="0.564912" calcext:value-type="float">
            <text:p>0,564912</text:p>
          </table:table-cell>
          <table:table-cell office:value-type="float" office:value="22041.2" calcext:value-type="float">
            <text:p>22041,2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-40.2" calcext:value-type="float">
            <text:p>-40,2</text:p>
          </table:table-cell>
          <table:table-cell office:value-type="float" office:value="44.2" calcext:value-type="float">
            <text:p>44,2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4.5" calcext:value-type="float">
            <text:p>104,5</text:p>
          </table:table-cell>
          <table:table-cell office:value-type="float" office:value="12.3" calcext:value-type="float">
            <text:p>12,3</text:p>
          </table:table-cell>
          <table:table-cell office:value-type="float" office:value="-173.7" calcext:value-type="float">
            <text:p>-173,7</text:p>
          </table:table-cell>
          <table:table-cell office:value-type="float" office:value="2737.2" calcext:value-type="float">
            <text:p>2737,2</text:p>
          </table:table-cell>
          <table:table-cell table:formula="of:=([.E524]-[.E523])/10" office:value-type="float" office:value="5.35" calcext:value-type="float">
            <text:p>5,35</text:p>
          </table:table-cell>
          <table:table-cell table:formula="of:=AVERAGE([.P499:.P524])" office:value-type="float" office:value="5.57653846153847" calcext:value-type="float">
            <text:p>5,58</text:p>
          </table:table-cell>
        </table:table-row>
        <table:table-row table:style-name="ro1">
          <table:table-cell office:value-type="string" calcext:value-type="string">
            <text:p>12:50:45</text:p>
          </table:table-cell>
          <table:table-cell office:value-type="float" office:value="11" calcext:value-type="float">
            <text:p>11</text:p>
          </table:table-cell>
          <table:table-cell office:value-type="float" office:value="48.283115" calcext:value-type="float">
            <text:p>48,283115</text:p>
          </table:table-cell>
          <table:table-cell office:value-type="float" office:value="0.56469" calcext:value-type="float">
            <text:p>0,56469</text:p>
          </table:table-cell>
          <table:table-cell office:value-type="float" office:value="22096.1" calcext:value-type="float">
            <text:p>22096,1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-41.2" calcext:value-type="float">
            <text:p>-41,2</text:p>
          </table:table-cell>
          <table:table-cell office:value-type="float" office:value="43.8" calcext:value-type="float">
            <text:p>43,8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4.5" calcext:value-type="float">
            <text:p>104,5</text:p>
          </table:table-cell>
          <table:table-cell office:value-type="float" office:value="12.3" calcext:value-type="float">
            <text:p>12,3</text:p>
          </table:table-cell>
          <table:table-cell office:value-type="float" office:value="-190.7" calcext:value-type="float">
            <text:p>-190,7</text:p>
          </table:table-cell>
          <table:table-cell office:value-type="float" office:value="2736.6" calcext:value-type="float">
            <text:p>2736,6</text:p>
          </table:table-cell>
          <table:table-cell table:formula="of:=([.E525]-[.E524])/10" office:value-type="float" office:value="5.48999999999978" calcext:value-type="float">
            <text:p>5,48999999999978</text:p>
          </table:table-cell>
          <table:table-cell table:formula="of:=AVERAGE([.P500:.P525])" office:value-type="float" office:value="5.59076923076923" calcext:value-type="float">
            <text:p>5,59</text:p>
          </table:table-cell>
        </table:table-row>
        <table:table-row table:style-name="ro1">
          <table:table-cell office:value-type="string" calcext:value-type="string">
            <text:p>12:50:55</text:p>
          </table:table-cell>
          <table:table-cell office:value-type="float" office:value="11" calcext:value-type="float">
            <text:p>11</text:p>
          </table:table-cell>
          <table:table-cell office:value-type="float" office:value="48.282993" calcext:value-type="float">
            <text:p>48,282993</text:p>
          </table:table-cell>
          <table:table-cell office:value-type="float" office:value="0.56426" calcext:value-type="float">
            <text:p>0,56426</text:p>
          </table:table-cell>
          <table:table-cell office:value-type="float" office:value="22149.1" calcext:value-type="float">
            <text:p>22149,1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office:value-type="float" office:value="-39.2" calcext:value-type="float">
            <text:p>-39,2</text:p>
          </table:table-cell>
          <table:table-cell office:value-type="float" office:value="43.4" calcext:value-type="float">
            <text:p>43,4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103.8" calcext:value-type="float">
            <text:p>103,8</text:p>
          </table:table-cell>
          <table:table-cell office:value-type="float" office:value="12.3" calcext:value-type="float">
            <text:p>12,3</text:p>
          </table:table-cell>
          <table:table-cell office:value-type="float" office:value="-171.4" calcext:value-type="float">
            <text:p>-171,4</text:p>
          </table:table-cell>
          <table:table-cell office:value-type="float" office:value="2736.1" calcext:value-type="float">
            <text:p>2736,1</text:p>
          </table:table-cell>
          <table:table-cell table:formula="of:=([.E526]-[.E525])/10" office:value-type="float" office:value="5.3" calcext:value-type="float">
            <text:p>5,3</text:p>
          </table:table-cell>
          <table:table-cell table:formula="of:=AVERAGE([.P501:.P526])" office:value-type="float" office:value="5.58923076923076" calcext:value-type="float">
            <text:p>5,59</text:p>
          </table:table-cell>
        </table:table-row>
        <table:table-row table:style-name="ro1">
          <table:table-cell office:value-type="string" calcext:value-type="string">
            <text:p>12:51:05</text:p>
          </table:table-cell>
          <table:table-cell office:value-type="float" office:value="11" calcext:value-type="float">
            <text:p>11</text:p>
          </table:table-cell>
          <table:table-cell office:value-type="float" office:value="48.282806" calcext:value-type="float">
            <text:p>48,282806</text:p>
          </table:table-cell>
          <table:table-cell office:value-type="float" office:value="0.56359" calcext:value-type="float">
            <text:p>0,56359</text:p>
          </table:table-cell>
          <table:table-cell office:value-type="float" office:value="22201.5" calcext:value-type="float">
            <text:p>22201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39.2" calcext:value-type="float">
            <text:p>-39,2</text:p>
          </table:table-cell>
          <table:table-cell office:value-type="float" office:value="43.1" calcext:value-type="float">
            <text:p>43,1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103.8" calcext:value-type="float">
            <text:p>103,8</text:p>
          </table:table-cell>
          <table:table-cell office:value-type="float" office:value="12.3" calcext:value-type="float">
            <text:p>12,3</text:p>
          </table:table-cell>
          <table:table-cell office:value-type="float" office:value="-168.9" calcext:value-type="float">
            <text:p>-168,9</text:p>
          </table:table-cell>
          <table:table-cell office:value-type="float" office:value="2735.7" calcext:value-type="float">
            <text:p>2735,7</text:p>
          </table:table-cell>
          <table:table-cell table:formula="of:=([.E527]-[.E526])/10" office:value-type="float" office:value="5.24000000000015" calcext:value-type="float">
            <text:p>5,24000000000015</text:p>
          </table:table-cell>
          <table:table-cell table:formula="of:=AVERAGE([.P502:.P527])" office:value-type="float" office:value="5.58961538461538" calcext:value-type="float">
            <text:p>5,59</text:p>
          </table:table-cell>
        </table:table-row>
        <table:table-row table:style-name="ro1">
          <table:table-cell office:value-type="string" calcext:value-type="string">
            <text:p>12:51:15</text:p>
          </table:table-cell>
          <table:table-cell office:value-type="float" office:value="11" calcext:value-type="float">
            <text:p>11</text:p>
          </table:table-cell>
          <table:table-cell office:value-type="float" office:value="48.282555" calcext:value-type="float">
            <text:p>48,282555</text:p>
          </table:table-cell>
          <table:table-cell office:value-type="float" office:value="0.562852" calcext:value-type="float">
            <text:p>0,562852</text:p>
          </table:table-cell>
          <table:table-cell office:value-type="float" office:value="22253.9" calcext:value-type="float">
            <text:p>22253,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39" calcext:value-type="float">
            <text:p>-39</text:p>
          </table:table-cell>
          <table:table-cell office:value-type="float" office:value="42.8" calcext:value-type="float">
            <text:p>42,8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103.5" calcext:value-type="float">
            <text:p>103,5</text:p>
          </table:table-cell>
          <table:table-cell office:value-type="float" office:value="12.3" calcext:value-type="float">
            <text:p>12,3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35.2" calcext:value-type="float">
            <text:p>2735,2</text:p>
          </table:table-cell>
          <table:table-cell table:formula="of:=([.E528]-[.E527])/10" office:value-type="float" office:value="5.24000000000015" calcext:value-type="float">
            <text:p>5,24000000000015</text:p>
          </table:table-cell>
          <table:table-cell table:formula="of:=AVERAGE([.P503:.P528])" office:value-type="float" office:value="5.58115384615386" calcext:value-type="float">
            <text:p>5,58</text:p>
          </table:table-cell>
        </table:table-row>
        <table:table-row table:style-name="ro1">
          <table:table-cell office:value-type="string" calcext:value-type="string">
            <text:p>12:51:25</text:p>
          </table:table-cell>
          <table:table-cell office:value-type="float" office:value="11" calcext:value-type="float">
            <text:p>11</text:p>
          </table:table-cell>
          <table:table-cell office:value-type="float" office:value="48.282322" calcext:value-type="float">
            <text:p>48,282322</text:p>
          </table:table-cell>
          <table:table-cell office:value-type="float" office:value="0.561855" calcext:value-type="float">
            <text:p>0,561855</text:p>
          </table:table-cell>
          <table:table-cell office:value-type="float" office:value="22307" calcext:value-type="float">
            <text:p>223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39.2" calcext:value-type="float">
            <text:p>-39,2</text:p>
          </table:table-cell>
          <table:table-cell office:value-type="float" office:value="42.4" calcext:value-type="float">
            <text:p>42,4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3" calcext:value-type="float">
            <text:p>103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734.7" calcext:value-type="float">
            <text:p>2734,7</text:p>
          </table:table-cell>
          <table:table-cell table:formula="of:=([.E529]-[.E528])/10" office:value-type="float" office:value="5.30999999999986" calcext:value-type="float">
            <text:p>5,30999999999986</text:p>
          </table:table-cell>
          <table:table-cell table:formula="of:=AVERAGE([.P504:.P529])" office:value-type="float" office:value="5.57423076923077" calcext:value-type="float">
            <text:p>5,57</text:p>
          </table:table-cell>
        </table:table-row>
        <table:table-row table:style-name="ro1">
          <table:table-cell office:value-type="string" calcext:value-type="string">
            <text:p>12:51:35</text:p>
          </table:table-cell>
          <table:table-cell office:value-type="float" office:value="11" calcext:value-type="float">
            <text:p>11</text:p>
          </table:table-cell>
          <table:table-cell office:value-type="float" office:value="48.282139" calcext:value-type="float">
            <text:p>48,282139</text:p>
          </table:table-cell>
          <table:table-cell office:value-type="float" office:value="0.560803" calcext:value-type="float">
            <text:p>0,560803</text:p>
          </table:table-cell>
          <table:table-cell office:value-type="float" office:value="22357.8" calcext:value-type="float">
            <text:p>22357,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39.5" calcext:value-type="float">
            <text:p>-39,5</text:p>
          </table:table-cell>
          <table:table-cell office:value-type="float" office:value="42.1" calcext:value-type="float">
            <text:p>42,1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2.8" calcext:value-type="float">
            <text:p>102,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8" calcext:value-type="float">
            <text:p>-170,8</text:p>
          </table:table-cell>
          <table:table-cell office:value-type="float" office:value="2734.2" calcext:value-type="float">
            <text:p>2734,2</text:p>
          </table:table-cell>
          <table:table-cell table:formula="of:=([.E530]-[.E529])/10" office:value-type="float" office:value="5.07999999999993" calcext:value-type="float">
            <text:p>5,07999999999993</text:p>
          </table:table-cell>
          <table:table-cell table:formula="of:=AVERAGE([.P505:.P530])" office:value-type="float" office:value="5.55423076923077" calcext:value-type="float">
            <text:p>5,55</text:p>
          </table:table-cell>
        </table:table-row>
        <table:table-row table:style-name="ro1">
          <table:table-cell office:value-type="string" calcext:value-type="string">
            <text:p>12:51:45</text:p>
          </table:table-cell>
          <table:table-cell office:value-type="float" office:value="11" calcext:value-type="float">
            <text:p>11</text:p>
          </table:table-cell>
          <table:table-cell office:value-type="float" office:value="48.282055" calcext:value-type="float">
            <text:p>48,282055</text:p>
          </table:table-cell>
          <table:table-cell office:value-type="float" office:value="0.559692" calcext:value-type="float">
            <text:p>0,559692</text:p>
          </table:table-cell>
          <table:table-cell office:value-type="float" office:value="22413.9" calcext:value-type="float">
            <text:p>22413,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40" calcext:value-type="float">
            <text:p>-40</text:p>
          </table:table-cell>
          <table:table-cell office:value-type="float" office:value="41.8" calcext:value-type="float">
            <text:p>41,8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2.4" calcext:value-type="float">
            <text:p>102,4</text:p>
          </table:table-cell>
          <table:table-cell office:value-type="float" office:value="12.3" calcext:value-type="float">
            <text:p>12,3</text:p>
          </table:table-cell>
          <table:table-cell office:value-type="float" office:value="-170.5" calcext:value-type="float">
            <text:p>-170,5</text:p>
          </table:table-cell>
          <table:table-cell office:value-type="float" office:value="2733.8" calcext:value-type="float">
            <text:p>2733,8</text:p>
          </table:table-cell>
          <table:table-cell table:formula="of:=([.E531]-[.E530])/10" office:value-type="float" office:value="5.61000000000022" calcext:value-type="float">
            <text:p>5,61000000000022</text:p>
          </table:table-cell>
          <table:table-cell table:formula="of:=AVERAGE([.P506:.P531])" office:value-type="float" office:value="5.55346153846154" calcext:value-type="float">
            <text:p>5,55</text:p>
          </table:table-cell>
        </table:table-row>
        <table:table-row table:style-name="ro1">
          <table:table-cell office:value-type="string" calcext:value-type="string">
            <text:p>12:51:55</text:p>
          </table:table-cell>
          <table:table-cell office:value-type="float" office:value="11" calcext:value-type="float">
            <text:p>11</text:p>
          </table:table-cell>
          <table:table-cell office:value-type="float" office:value="48.282112" calcext:value-type="float">
            <text:p>48,282112</text:p>
          </table:table-cell>
          <table:table-cell office:value-type="float" office:value="0.558722" calcext:value-type="float">
            <text:p>0,558722</text:p>
          </table:table-cell>
          <table:table-cell office:value-type="float" office:value="22471.5" calcext:value-type="float">
            <text:p>22471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40.5" calcext:value-type="float">
            <text:p>-40,5</text:p>
          </table:table-cell>
          <table:table-cell office:value-type="float" office:value="41.5" calcext:value-type="float">
            <text:p>41,5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2.6" calcext:value-type="float">
            <text:p>102,6</text:p>
          </table:table-cell>
          <table:table-cell office:value-type="float" office:value="12.3" calcext:value-type="float">
            <text:p>12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33.3" calcext:value-type="float">
            <text:p>2733,3</text:p>
          </table:table-cell>
          <table:table-cell table:formula="of:=([.E532]-[.E531])/10" office:value-type="float" office:value="5.75999999999985" calcext:value-type="float">
            <text:p>5,75999999999985</text:p>
          </table:table-cell>
          <table:table-cell table:formula="of:=AVERAGE([.P507:.P532])" office:value-type="float" office:value="5.57423076923077" calcext:value-type="float">
            <text:p>5,57</text:p>
          </table:table-cell>
        </table:table-row>
        <table:table-row table:style-name="ro1">
          <table:table-cell office:value-type="string" calcext:value-type="string">
            <text:p>12:52:05</text:p>
          </table:table-cell>
          <table:table-cell office:value-type="float" office:value="11" calcext:value-type="float">
            <text:p>11</text:p>
          </table:table-cell>
          <table:table-cell office:value-type="float" office:value="48.282207" calcext:value-type="float">
            <text:p>48,282207</text:p>
          </table:table-cell>
          <table:table-cell office:value-type="float" office:value="0.55771" calcext:value-type="float">
            <text:p>0,55771</text:p>
          </table:table-cell>
          <table:table-cell office:value-type="float" office:value="22529.6" calcext:value-type="float">
            <text:p>22529,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40" calcext:value-type="float">
            <text:p>-40</text:p>
          </table:table-cell>
          <table:table-cell office:value-type="float" office:value="41.1" calcext:value-type="float">
            <text:p>41,1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1.7" calcext:value-type="float">
            <text:p>101,7</text:p>
          </table:table-cell>
          <table:table-cell office:value-type="float" office:value="12.3" calcext:value-type="float">
            <text:p>12,3</text:p>
          </table:table-cell>
          <table:table-cell office:value-type="float" office:value="-174.3" calcext:value-type="float">
            <text:p>-174,3</text:p>
          </table:table-cell>
          <table:table-cell office:value-type="float" office:value="2732.7" calcext:value-type="float">
            <text:p>2732,7</text:p>
          </table:table-cell>
          <table:table-cell table:formula="of:=([.E533]-[.E532])/10" office:value-type="float" office:value="5.80999999999986" calcext:value-type="float">
            <text:p>5,80999999999986</text:p>
          </table:table-cell>
          <table:table-cell table:formula="of:=AVERAGE([.P508:.P533])" office:value-type="float" office:value="5.58692307692307" calcext:value-type="float">
            <text:p>5,59</text:p>
          </table:table-cell>
        </table:table-row>
        <table:table-row table:style-name="ro1">
          <table:table-cell office:value-type="string" calcext:value-type="string">
            <text:p>12:52:15</text:p>
          </table:table-cell>
          <table:table-cell office:value-type="float" office:value="10" calcext:value-type="float">
            <text:p>10</text:p>
          </table:table-cell>
          <table:table-cell office:value-type="float" office:value="48.282429" calcext:value-type="float">
            <text:p>48,282429</text:p>
          </table:table-cell>
          <table:table-cell office:value-type="float" office:value="0.556735" calcext:value-type="float">
            <text:p>0,556735</text:p>
          </table:table-cell>
          <table:table-cell office:value-type="float" office:value="22586.9" calcext:value-type="float">
            <text:p>22586,9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  <table:table-cell office:value-type="float" office:value="-38.2" calcext:value-type="float">
            <text:p>-38,2</text:p>
          </table:table-cell>
          <table:table-cell office:value-type="float" office:value="40.8" calcext:value-type="float">
            <text:p>40,8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2.2" calcext:value-type="float">
            <text:p>102,2</text:p>
          </table:table-cell>
          <table:table-cell office:value-type="float" office:value="12.3" calcext:value-type="float">
            <text:p>12,3</text:p>
          </table:table-cell>
          <table:table-cell office:value-type="float" office:value="-175.1" calcext:value-type="float">
            <text:p>-175,1</text:p>
          </table:table-cell>
          <table:table-cell office:value-type="float" office:value="2732.2" calcext:value-type="float">
            <text:p>2732,2</text:p>
          </table:table-cell>
          <table:table-cell table:formula="of:=([.E534]-[.E533])/10" office:value-type="float" office:value="5.73000000000029" calcext:value-type="float">
            <text:p>5,73000000000029</text:p>
          </table:table-cell>
          <table:table-cell table:formula="of:=AVERAGE([.P509:.P534])" office:value-type="float" office:value="5.59423076923077" calcext:value-type="float">
            <text:p>5,59</text:p>
          </table:table-cell>
        </table:table-row>
        <table:table-row table:style-name="ro1">
          <table:table-cell office:value-type="string" calcext:value-type="string">
            <text:p>12:52:25</text:p>
          </table:table-cell>
          <table:table-cell office:value-type="float" office:value="11" calcext:value-type="float">
            <text:p>11</text:p>
          </table:table-cell>
          <table:table-cell office:value-type="float" office:value="48.282623" calcext:value-type="float">
            <text:p>48,282623</text:p>
          </table:table-cell>
          <table:table-cell office:value-type="float" office:value="0.556102" calcext:value-type="float">
            <text:p>0,556102</text:p>
          </table:table-cell>
          <table:table-cell office:value-type="float" office:value="22645.9" calcext:value-type="float">
            <text:p>22645,9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38" calcext:value-type="float">
            <text:p>-38</text:p>
          </table:table-cell>
          <table:table-cell office:value-type="float" office:value="40.4" calcext:value-type="float">
            <text:p>40,4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2" calcext:value-type="float">
            <text:p>102</text:p>
          </table:table-cell>
          <table:table-cell office:value-type="float" office:value="12.3" calcext:value-type="float">
            <text:p>12,3</text:p>
          </table:table-cell>
          <table:table-cell office:value-type="float" office:value="-170.4" calcext:value-type="float">
            <text:p>-170,4</text:p>
          </table:table-cell>
          <table:table-cell office:value-type="float" office:value="2731.7" calcext:value-type="float">
            <text:p>2731,7</text:p>
          </table:table-cell>
          <table:table-cell table:formula="of:=([.E535]-[.E534])/10" office:value-type="float" office:value="5.9" calcext:value-type="float">
            <text:p>5,9</text:p>
          </table:table-cell>
          <table:table-cell table:formula="of:=AVERAGE([.P510:.P535])" office:value-type="float" office:value="5.60692307692309" calcext:value-type="float">
            <text:p>5,61</text:p>
          </table:table-cell>
        </table:table-row>
        <table:table-row table:style-name="ro1">
          <table:table-cell office:value-type="string" calcext:value-type="string">
            <text:p>12:52:35</text:p>
          </table:table-cell>
          <table:table-cell office:value-type="float" office:value="11" calcext:value-type="float">
            <text:p>11</text:p>
          </table:table-cell>
          <table:table-cell office:value-type="float" office:value="48.282677" calcext:value-type="float">
            <text:p>48,282677</text:p>
          </table:table-cell>
          <table:table-cell office:value-type="float" office:value="0.555572" calcext:value-type="float">
            <text:p>0,555572</text:p>
          </table:table-cell>
          <table:table-cell office:value-type="float" office:value="22706.9" calcext:value-type="float">
            <text:p>22706,9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38.8" calcext:value-type="float">
            <text:p>-38,8</text:p>
          </table:table-cell>
          <table:table-cell office:value-type="float" office:value="40.1" calcext:value-type="float">
            <text:p>40,1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101.7" calcext:value-type="float">
            <text:p>101,7</text:p>
          </table:table-cell>
          <table:table-cell office:value-type="float" office:value="12.3" calcext:value-type="float">
            <text:p>12,3</text:p>
          </table:table-cell>
          <table:table-cell office:value-type="float" office:value="-167.9" calcext:value-type="float">
            <text:p>-167,9</text:p>
          </table:table-cell>
          <table:table-cell office:value-type="float" office:value="2731.3" calcext:value-type="float">
            <text:p>2731,3</text:p>
          </table:table-cell>
          <table:table-cell table:formula="of:=([.E536]-[.E535])/10" office:value-type="float" office:value="6.1" calcext:value-type="float">
            <text:p>6,1</text:p>
          </table:table-cell>
          <table:table-cell table:formula="of:=AVERAGE([.P511:.P536])" office:value-type="float" office:value="5.62846153846155" calcext:value-type="float">
            <text:p>5,63</text:p>
          </table:table-cell>
        </table:table-row>
        <table:table-row table:style-name="ro1">
          <table:table-cell office:value-type="string" calcext:value-type="string">
            <text:p>12:52:45</text:p>
          </table:table-cell>
          <table:table-cell office:value-type="float" office:value="11" calcext:value-type="float">
            <text:p>11</text:p>
          </table:table-cell>
          <table:table-cell office:value-type="float" office:value="48.282703" calcext:value-type="float">
            <text:p>48,282703</text:p>
          </table:table-cell>
          <table:table-cell office:value-type="float" office:value="0.555308" calcext:value-type="float">
            <text:p>0,555308</text:p>
          </table:table-cell>
          <table:table-cell office:value-type="float" office:value="22766.7" calcext:value-type="float">
            <text:p>22766,7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41" calcext:value-type="float">
            <text:p>-41</text:p>
          </table:table-cell>
          <table:table-cell office:value-type="float" office:value="39.7" calcext:value-type="float">
            <text:p>39,7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.1" calcext:value-type="float">
            <text:p>101,1</text:p>
          </table:table-cell>
          <table:table-cell office:value-type="float" office:value="12.3" calcext:value-type="float">
            <text:p>12,3</text:p>
          </table:table-cell>
          <table:table-cell office:value-type="float" office:value="-202.1" calcext:value-type="float">
            <text:p>-202,1</text:p>
          </table:table-cell>
          <table:table-cell office:value-type="float" office:value="2730.7" calcext:value-type="float">
            <text:p>2730,7</text:p>
          </table:table-cell>
          <table:table-cell table:formula="of:=([.E537]-[.E536])/10" office:value-type="float" office:value="5.97999999999993" calcext:value-type="float">
            <text:p>5,97999999999993</text:p>
          </table:table-cell>
          <table:table-cell table:formula="of:=AVERAGE([.P512:.P537])" office:value-type="float" office:value="5.62538461538462" calcext:value-type="float">
            <text:p>5,63</text:p>
          </table:table-cell>
        </table:table-row>
        <table:table-row table:style-name="ro1">
          <table:table-cell office:value-type="string" calcext:value-type="string">
            <text:p>12:52:55</text:p>
          </table:table-cell>
          <table:table-cell office:value-type="float" office:value="11" calcext:value-type="float">
            <text:p>11</text:p>
          </table:table-cell>
          <table:table-cell office:value-type="float" office:value="48.282608" calcext:value-type="float">
            <text:p>48,282608</text:p>
          </table:table-cell>
          <table:table-cell office:value-type="float" office:value="0.554972" calcext:value-type="float">
            <text:p>0,554972</text:p>
          </table:table-cell>
          <table:table-cell office:value-type="float" office:value="22827.2" calcext:value-type="float">
            <text:p>22827,2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40" calcext:value-type="float">
            <text:p>-40</text:p>
          </table:table-cell>
          <table:table-cell office:value-type="float" office:value="39.4" calcext:value-type="float">
            <text:p>39,4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.1" calcext:value-type="float">
            <text:p>101,1</text:p>
          </table:table-cell>
          <table:table-cell office:value-type="float" office:value="12.3" calcext:value-type="float">
            <text:p>12,3</text:p>
          </table:table-cell>
          <table:table-cell office:value-type="float" office:value="-168" calcext:value-type="float">
            <text:p>-168</text:p>
          </table:table-cell>
          <table:table-cell office:value-type="float" office:value="2730.2" calcext:value-type="float">
            <text:p>2730,2</text:p>
          </table:table-cell>
          <table:table-cell table:formula="of:=([.E538]-[.E537])/10" office:value-type="float" office:value="6.05" calcext:value-type="float">
            <text:p>6,05</text:p>
          </table:table-cell>
          <table:table-cell table:formula="of:=AVERAGE([.P513:.P538])" office:value-type="float" office:value="5.63961538461538" calcext:value-type="float">
            <text:p>5,64</text:p>
          </table:table-cell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11" calcext:value-type="float">
            <text:p>11</text:p>
          </table:table-cell>
          <table:table-cell office:value-type="float" office:value="48.282475" calcext:value-type="float">
            <text:p>48,282475</text:p>
          </table:table-cell>
          <table:table-cell office:value-type="float" office:value="0.554152" calcext:value-type="float">
            <text:p>0,554152</text:p>
          </table:table-cell>
          <table:table-cell office:value-type="float" office:value="22894.2" calcext:value-type="float">
            <text:p>22894,2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40.2" calcext:value-type="float">
            <text:p>-40,2</text:p>
          </table:table-cell>
          <table:table-cell office:value-type="float" office:value="39" calcext:value-type="float">
            <text:p>39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" calcext:value-type="float">
            <text:p>10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6" calcext:value-type="float">
            <text:p>-169,6</text:p>
          </table:table-cell>
          <table:table-cell office:value-type="float" office:value="2729.8" calcext:value-type="float">
            <text:p>2729,8</text:p>
          </table:table-cell>
          <table:table-cell table:formula="of:=([.E539]-[.E538])/10" office:value-type="float" office:value="6.7" calcext:value-type="float">
            <text:p>6,7</text:p>
          </table:table-cell>
          <table:table-cell table:formula="of:=AVERAGE([.P514:.P539])" office:value-type="float" office:value="5.67884615384615" calcext:value-type="float">
            <text:p>5,68</text:p>
          </table:table-cell>
        </table:table-row>
        <table:table-row table:style-name="ro1">
          <table:table-cell office:value-type="string" calcext:value-type="string">
            <text:p>12:53:15</text:p>
          </table:table-cell>
          <table:table-cell office:value-type="float" office:value="11" calcext:value-type="float">
            <text:p>11</text:p>
          </table:table-cell>
          <table:table-cell office:value-type="float" office:value="48.282391" calcext:value-type="float">
            <text:p>48,282391</text:p>
          </table:table-cell>
          <table:table-cell office:value-type="float" office:value="0.552973" calcext:value-type="float">
            <text:p>0,552973</text:p>
          </table:table-cell>
          <table:table-cell office:value-type="float" office:value="22959.2" calcext:value-type="float">
            <text:p>22959,2</text:p>
          </table:table-cell>
          <table:table-cell office:value-type="float" office:value="10.1" calcext:value-type="float">
            <text:p>10,1</text:p>
          </table:table-cell>
          <table:table-cell office:value-type="float" office:value="7.1" calcext:value-type="float">
            <text:p>7,1</text:p>
          </table:table-cell>
          <table:table-cell office:value-type="float" office:value="-39.2" calcext:value-type="float">
            <text:p>-39,2</text:p>
          </table:table-cell>
          <table:table-cell office:value-type="float" office:value="38.7" calcext:value-type="float">
            <text:p>38,7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" calcext:value-type="float">
            <text:p>101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729.3" calcext:value-type="float">
            <text:p>2729,3</text:p>
          </table:table-cell>
          <table:table-cell table:formula="of:=([.E540]-[.E539])/10" office:value-type="float" office:value="6.5" calcext:value-type="float">
            <text:p>6,5</text:p>
          </table:table-cell>
          <table:table-cell table:formula="of:=AVERAGE([.P515:.P540])" office:value-type="float" office:value="5.71307692307693" calcext:value-type="float">
            <text:p>5,71</text:p>
          </table:table-cell>
        </table:table-row>
        <table:table-row table:style-name="ro1">
          <table:table-cell office:value-type="string" calcext:value-type="string">
            <text:p>12:53:25</text:p>
          </table:table-cell>
          <table:table-cell office:value-type="float" office:value="11" calcext:value-type="float">
            <text:p>11</text:p>
          </table:table-cell>
          <table:table-cell office:value-type="float" office:value="48.282398" calcext:value-type="float">
            <text:p>48,282398</text:p>
          </table:table-cell>
          <table:table-cell office:value-type="float" office:value="0.551602" calcext:value-type="float">
            <text:p>0,551602</text:p>
          </table:table-cell>
          <table:table-cell office:value-type="float" office:value="23021.1" calcext:value-type="float">
            <text:p>23021,1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39.2" calcext:value-type="float">
            <text:p>-39,2</text:p>
          </table:table-cell>
          <table:table-cell office:value-type="float" office:value="38.4" calcext:value-type="float">
            <text:p>38,4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.3" calcext:value-type="float">
            <text:p>101,3</text:p>
          </table:table-cell>
          <table:table-cell office:value-type="float" office:value="12.3" calcext:value-type="float">
            <text:p>12,3</text:p>
          </table:table-cell>
          <table:table-cell office:value-type="float" office:value="-173.9" calcext:value-type="float">
            <text:p>-173,9</text:p>
          </table:table-cell>
          <table:table-cell office:value-type="float" office:value="2728.8" calcext:value-type="float">
            <text:p>2728,8</text:p>
          </table:table-cell>
          <table:table-cell table:formula="of:=([.E541]-[.E540])/10" office:value-type="float" office:value="6.18999999999978" calcext:value-type="float">
            <text:p>6,18999999999978</text:p>
          </table:table-cell>
          <table:table-cell table:formula="of:=AVERAGE([.P516:.P541])" office:value-type="float" office:value="5.71999999999999" calcext:value-type="float">
            <text:p>5,72</text:p>
          </table:table-cell>
        </table:table-row>
        <table:table-row table:style-name="ro1">
          <table:table-cell office:value-type="string" calcext:value-type="string">
            <text:p>12:53:35</text:p>
          </table:table-cell>
          <table:table-cell office:value-type="float" office:value="11" calcext:value-type="float">
            <text:p>11</text:p>
          </table:table-cell>
          <table:table-cell office:value-type="float" office:value="48.282513" calcext:value-type="float">
            <text:p>48,282513</text:p>
          </table:table-cell>
          <table:table-cell office:value-type="float" office:value="0.550105" calcext:value-type="float">
            <text:p>0,550105</text:p>
          </table:table-cell>
          <table:table-cell office:value-type="float" office:value="23077.5" calcext:value-type="float">
            <text:p>23077,5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38.8" calcext:value-type="float">
            <text:p>-38,8</text:p>
          </table:table-cell>
          <table:table-cell office:value-type="float" office:value="38.1" calcext:value-type="float">
            <text:p>38,1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1.1" calcext:value-type="float">
            <text:p>101,1</text:p>
          </table:table-cell>
          <table:table-cell office:value-type="float" office:value="12.3" calcext:value-type="float">
            <text:p>12,3</text:p>
          </table:table-cell>
          <table:table-cell office:value-type="float" office:value="-169.2" calcext:value-type="float">
            <text:p>-169,2</text:p>
          </table:table-cell>
          <table:table-cell office:value-type="float" office:value="2728.3" calcext:value-type="float">
            <text:p>2728,3</text:p>
          </table:table-cell>
          <table:table-cell table:formula="of:=([.E542]-[.E541])/10" office:value-type="float" office:value="5.64000000000015" calcext:value-type="float">
            <text:p>5,64000000000015</text:p>
          </table:table-cell>
          <table:table-cell table:formula="of:=AVERAGE([.P517:.P542])" office:value-type="float" office:value="5.71346153846154" calcext:value-type="float">
            <text:p>5,71</text:p>
          </table:table-cell>
        </table:table-row>
        <table:table-row table:style-name="ro1">
          <table:table-cell office:value-type="string" calcext:value-type="string">
            <text:p>12:53:45</text:p>
          </table:table-cell>
          <table:table-cell office:value-type="float" office:value="11" calcext:value-type="float">
            <text:p>11</text:p>
          </table:table-cell>
          <table:table-cell office:value-type="float" office:value="48.282757" calcext:value-type="float">
            <text:p>48,282757</text:p>
          </table:table-cell>
          <table:table-cell office:value-type="float" office:value="0.548907" calcext:value-type="float">
            <text:p>0,548907</text:p>
          </table:table-cell>
          <table:table-cell office:value-type="float" office:value="23138.3" calcext:value-type="float">
            <text:p>23138,3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39" calcext:value-type="float">
            <text:p>-39</text:p>
          </table:table-cell>
          <table:table-cell office:value-type="float" office:value="37.6" calcext:value-type="float">
            <text:p>37,6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0.5" calcext:value-type="float">
            <text:p>100,5</text:p>
          </table:table-cell>
          <table:table-cell office:value-type="float" office:value="12.3" calcext:value-type="float">
            <text:p>12,3</text:p>
          </table:table-cell>
          <table:table-cell office:value-type="float" office:value="-167.8" calcext:value-type="float">
            <text:p>-167,8</text:p>
          </table:table-cell>
          <table:table-cell office:value-type="float" office:value="2727.9" calcext:value-type="float">
            <text:p>2727,9</text:p>
          </table:table-cell>
          <table:table-cell table:formula="of:=([.E543]-[.E542])/10" office:value-type="float" office:value="6.07999999999993" calcext:value-type="float">
            <text:p>6,07999999999993</text:p>
          </table:table-cell>
          <table:table-cell table:formula="of:=AVERAGE([.P518:.P543])" office:value-type="float" office:value="5.72346153846153" calcext:value-type="float">
            <text:p>5,72</text:p>
          </table:table-cell>
        </table:table-row>
        <table:table-row table:style-name="ro1">
          <table:table-cell office:value-type="string" calcext:value-type="string">
            <text:p>12:53:55</text:p>
          </table:table-cell>
          <table:table-cell office:value-type="float" office:value="11" calcext:value-type="float">
            <text:p>11</text:p>
          </table:table-cell>
          <table:table-cell office:value-type="float" office:value="48.282925" calcext:value-type="float">
            <text:p>48,282925</text:p>
          </table:table-cell>
          <table:table-cell office:value-type="float" office:value="0.547813" calcext:value-type="float">
            <text:p>0,547813</text:p>
          </table:table-cell>
          <table:table-cell office:value-type="float" office:value="23197.6" calcext:value-type="float">
            <text:p>23197,6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40" calcext:value-type="float">
            <text:p>-40</text:p>
          </table:table-cell>
          <table:table-cell office:value-type="float" office:value="37.3" calcext:value-type="float">
            <text:p>37,3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2.3" calcext:value-type="float">
            <text:p>12,3</text:p>
          </table:table-cell>
          <table:table-cell office:value-type="float" office:value="-168.7" calcext:value-type="float">
            <text:p>-168,7</text:p>
          </table:table-cell>
          <table:table-cell office:value-type="float" office:value="2727.4" calcext:value-type="float">
            <text:p>2727,4</text:p>
          </table:table-cell>
          <table:table-cell table:formula="of:=([.E544]-[.E543])/10" office:value-type="float" office:value="5.92999999999993" calcext:value-type="float">
            <text:p>5,92999999999993</text:p>
          </table:table-cell>
          <table:table-cell table:formula="of:=AVERAGE([.P519:.P544])" office:value-type="float" office:value="5.7376923076923" calcext:value-type="float">
            <text:p>5,74</text:p>
          </table:table-cell>
        </table:table-row>
        <table:table-row table:style-name="ro1">
          <table:table-cell office:value-type="string" calcext:value-type="string">
            <text:p>12:54:05</text:p>
          </table:table-cell>
          <table:table-cell office:value-type="float" office:value="11" calcext:value-type="float">
            <text:p>11</text:p>
          </table:table-cell>
          <table:table-cell office:value-type="float" office:value="48.282932" calcext:value-type="float">
            <text:p>48,282932</text:p>
          </table:table-cell>
          <table:table-cell office:value-type="float" office:value="0.546868" calcext:value-type="float">
            <text:p>0,546868</text:p>
          </table:table-cell>
          <table:table-cell office:value-type="float" office:value="23256.9" calcext:value-type="float">
            <text:p>23256,9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37.8" calcext:value-type="float">
            <text:p>-37,8</text:p>
          </table:table-cell>
          <table:table-cell office:value-type="float" office:value="37.1" calcext:value-type="float">
            <text:p>37,1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0.4" calcext:value-type="float">
            <text:p>100,4</text:p>
          </table:table-cell>
          <table:table-cell office:value-type="float" office:value="12.3" calcext:value-type="float">
            <text:p>12,3</text:p>
          </table:table-cell>
          <table:table-cell office:value-type="float" office:value="-167.2" calcext:value-type="float">
            <text:p>-167,2</text:p>
          </table:table-cell>
          <table:table-cell office:value-type="float" office:value="2726.8" calcext:value-type="float">
            <text:p>2726,8</text:p>
          </table:table-cell>
          <table:table-cell table:formula="of:=([.E545]-[.E544])/10" office:value-type="float" office:value="5.93000000000029" calcext:value-type="float">
            <text:p>5,93000000000029</text:p>
          </table:table-cell>
          <table:table-cell table:formula="of:=AVERAGE([.P520:.P545])" office:value-type="float" office:value="5.73769230769232" calcext:value-type="float">
            <text:p>5,74</text:p>
          </table:table-cell>
        </table:table-row>
        <table:table-row table:style-name="ro1">
          <table:table-cell office:value-type="string" calcext:value-type="string">
            <text:p>12:54:15</text:p>
          </table:table-cell>
          <table:table-cell office:value-type="float" office:value="11" calcext:value-type="float">
            <text:p>11</text:p>
          </table:table-cell>
          <table:table-cell office:value-type="float" office:value="48.282944" calcext:value-type="float">
            <text:p>48,282944</text:p>
          </table:table-cell>
          <table:table-cell office:value-type="float" office:value="0.545843" calcext:value-type="float">
            <text:p>0,545843</text:p>
          </table:table-cell>
          <table:table-cell office:value-type="float" office:value="23316.9" calcext:value-type="float">
            <text:p>23316,9</text:p>
          </table:table-cell>
          <table:table-cell office:value-type="float" office:value="10.1" calcext:value-type="float">
            <text:p>10,1</text:p>
          </table:table-cell>
          <table:table-cell office:value-type="float" office:value="7.2" calcext:value-type="float">
            <text:p>7,2</text:p>
          </table:table-cell>
          <table:table-cell office:value-type="float" office:value="-37" calcext:value-type="float">
            <text:p>-37</text:p>
          </table:table-cell>
          <table:table-cell office:value-type="float" office:value="36.7" calcext:value-type="float">
            <text:p>36,7</text:p>
          </table:table-cell>
          <table:table-cell office:value-type="float" office:value="9.4" calcext:value-type="float">
            <text:p>9,4</text:p>
          </table:table-cell>
          <table:table-cell office:value-type="float" office:value="1.9" calcext:value-type="float">
            <text:p>1,9</text:p>
          </table:table-cell>
          <table:table-cell office:value-type="float" office:value="100" calcext:value-type="float">
            <text:p>100</text:p>
          </table:table-cell>
          <table:table-cell office:value-type="float" office:value="12.3" calcext:value-type="float">
            <text:p>12,3</text:p>
          </table:table-cell>
          <table:table-cell office:value-type="float" office:value="-174.1" calcext:value-type="float">
            <text:p>-174,1</text:p>
          </table:table-cell>
          <table:table-cell office:value-type="float" office:value="2726.3" calcext:value-type="float">
            <text:p>2726,3</text:p>
          </table:table-cell>
          <table:table-cell table:formula="of:=([.E546]-[.E545])/10" office:value-type="float" office:value="6" calcext:value-type="float">
            <text:p>6</text:p>
          </table:table-cell>
          <table:table-cell table:formula="of:=AVERAGE([.P521:.P546])" office:value-type="float" office:value="5.74961538461539" calcext:value-type="float">
            <text:p>5,75</text:p>
          </table:table-cell>
        </table:table-row>
        <table:table-row table:style-name="ro1">
          <table:table-cell office:value-type="string" calcext:value-type="string">
            <text:p>12:54:25</text:p>
          </table:table-cell>
          <table:table-cell office:value-type="float" office:value="11" calcext:value-type="float">
            <text:p>11</text:p>
          </table:table-cell>
          <table:table-cell office:value-type="float" office:value="48.283001" calcext:value-type="float">
            <text:p>48,283001</text:p>
          </table:table-cell>
          <table:table-cell office:value-type="float" office:value="0.544613" calcext:value-type="float">
            <text:p>0,544613</text:p>
          </table:table-cell>
          <table:table-cell office:value-type="float" office:value="23378" calcext:value-type="float">
            <text:p>23378</text:p>
          </table:table-cell>
          <table:table-cell office:value-type="float" office:value="10.1" calcext:value-type="float">
            <text:p>10,1</text:p>
          </table:table-cell>
          <table:table-cell office:value-type="float" office:value="7.3" calcext:value-type="float">
            <text:p>7,3</text:p>
          </table:table-cell>
          <table:table-cell office:value-type="float" office:value="-37.5" calcext:value-type="float">
            <text:p>-37,5</text:p>
          </table:table-cell>
          <table:table-cell office:value-type="float" office:value="36.4" calcext:value-type="float">
            <text:p>36,4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6" calcext:value-type="float">
            <text:p>99,6</text:p>
          </table:table-cell>
          <table:table-cell office:value-type="float" office:value="12.3" calcext:value-type="float">
            <text:p>12,3</text:p>
          </table:table-cell>
          <table:table-cell office:value-type="float" office:value="-174.7" calcext:value-type="float">
            <text:p>-174,7</text:p>
          </table:table-cell>
          <table:table-cell office:value-type="float" office:value="2725.8" calcext:value-type="float">
            <text:p>2725,8</text:p>
          </table:table-cell>
          <table:table-cell table:formula="of:=([.E547]-[.E546])/10" office:value-type="float" office:value="6.10999999999985" calcext:value-type="float">
            <text:p>6,10999999999985</text:p>
          </table:table-cell>
          <table:table-cell table:formula="of:=AVERAGE([.P522:.P547])" office:value-type="float" office:value="5.77076923076924" calcext:value-type="float">
            <text:p>5,77</text:p>
          </table:table-cell>
        </table:table-row>
        <table:table-row table:style-name="ro1">
          <table:table-cell office:value-type="string" calcext:value-type="string">
            <text:p>12:54:35</text:p>
          </table:table-cell>
          <table:table-cell office:value-type="float" office:value="11" calcext:value-type="float">
            <text:p>11</text:p>
          </table:table-cell>
          <table:table-cell office:value-type="float" office:value="48.283234" calcext:value-type="float">
            <text:p>48,283234</text:p>
          </table:table-cell>
          <table:table-cell office:value-type="float" office:value="0.543202" calcext:value-type="float">
            <text:p>0,543202</text:p>
          </table:table-cell>
          <table:table-cell office:value-type="float" office:value="23434.7" calcext:value-type="float">
            <text:p>23434,7</text:p>
          </table:table-cell>
          <table:table-cell office:value-type="float" office:value="10.1" calcext:value-type="float">
            <text:p>10,1</text:p>
          </table:table-cell>
          <table:table-cell office:value-type="float" office:value="7.3" calcext:value-type="float">
            <text:p>7,3</text:p>
          </table:table-cell>
          <table:table-cell office:value-type="float" office:value="-37.5" calcext:value-type="float">
            <text:p>-37,5</text:p>
          </table:table-cell>
          <table:table-cell office:value-type="float" office:value="36.1" calcext:value-type="float">
            <text:p>36,1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2.3" calcext:value-type="float">
            <text:p>12,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725.3" calcext:value-type="float">
            <text:p>2725,3</text:p>
          </table:table-cell>
          <table:table-cell table:formula="of:=([.E548]-[.E547])/10" office:value-type="float" office:value="5.67000000000007" calcext:value-type="float">
            <text:p>5,67000000000007</text:p>
          </table:table-cell>
          <table:table-cell table:formula="of:=AVERAGE([.P523:.P548])" office:value-type="float" office:value="5.77961538461539" calcext:value-type="float">
            <text:p>5,78</text:p>
          </table:table-cell>
        </table:table-row>
        <table:table-row table:style-name="ro1">
          <table:table-cell office:value-type="string" calcext:value-type="string">
            <text:p>12:54:45</text:p>
          </table:table-cell>
          <table:table-cell office:value-type="float" office:value="11" calcext:value-type="float">
            <text:p>11</text:p>
          </table:table-cell>
          <table:table-cell office:value-type="float" office:value="48.28355" calcext:value-type="float">
            <text:p>48,28355</text:p>
          </table:table-cell>
          <table:table-cell office:value-type="float" office:value="0.542015" calcext:value-type="float">
            <text:p>0,542015</text:p>
          </table:table-cell>
          <table:table-cell office:value-type="float" office:value="23489.2" calcext:value-type="float">
            <text:p>23489,2</text:p>
          </table:table-cell>
          <table:table-cell office:value-type="float" office:value="10.1" calcext:value-type="float">
            <text:p>10,1</text:p>
          </table:table-cell>
          <table:table-cell office:value-type="float" office:value="7.3" calcext:value-type="float">
            <text:p>7,3</text:p>
          </table:table-cell>
          <table:table-cell office:value-type="float" office:value="-39.5" calcext:value-type="float">
            <text:p>-39,5</text:p>
          </table:table-cell>
          <table:table-cell office:value-type="float" office:value="35.8" calcext:value-type="float">
            <text:p>35,8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100" calcext:value-type="float">
            <text:p>100</text:p>
          </table:table-cell>
          <table:table-cell office:value-type="float" office:value="12.3" calcext:value-type="float">
            <text:p>12,3</text:p>
          </table:table-cell>
          <table:table-cell office:value-type="float" office:value="-201.6" calcext:value-type="float">
            <text:p>-201,6</text:p>
          </table:table-cell>
          <table:table-cell office:value-type="float" office:value="2724.8" calcext:value-type="float">
            <text:p>2724,8</text:p>
          </table:table-cell>
          <table:table-cell table:formula="of:=([.E549]-[.E548])/10" office:value-type="float" office:value="5.45" calcext:value-type="float">
            <text:p>5,45</text:p>
          </table:table-cell>
          <table:table-cell table:formula="of:=AVERAGE([.P524:.P549])" office:value-type="float" office:value="5.775" calcext:value-type="float">
            <text:p>5,78</text:p>
          </table:table-cell>
        </table:table-row>
        <table:table-row table:style-name="ro1">
          <table:table-cell office:value-type="string" calcext:value-type="string">
            <text:p>12:54:55</text:p>
          </table:table-cell>
          <table:table-cell office:value-type="float" office:value="11" calcext:value-type="float">
            <text:p>11</text:p>
          </table:table-cell>
          <table:table-cell office:value-type="float" office:value="48.283962" calcext:value-type="float">
            <text:p>48,283962</text:p>
          </table:table-cell>
          <table:table-cell office:value-type="float" office:value="0.541063" calcext:value-type="float">
            <text:p>0,541063</text:p>
          </table:table-cell>
          <table:table-cell office:value-type="float" office:value="23546" calcext:value-type="float">
            <text:p>23546</text:p>
          </table:table-cell>
          <table:table-cell office:value-type="float" office:value="10.2" calcext:value-type="float">
            <text:p>10,2</text:p>
          </table:table-cell>
          <table:table-cell office:value-type="float" office:value="7.3" calcext:value-type="float">
            <text:p>7,3</text:p>
          </table:table-cell>
          <table:table-cell office:value-type="float" office:value="-38" calcext:value-type="float">
            <text:p>-38</text:p>
          </table:table-cell>
          <table:table-cell office:value-type="float" office:value="35.5" calcext:value-type="float">
            <text:p>35,5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2.3" calcext:value-type="float">
            <text:p>12,3</text:p>
          </table:table-cell>
          <table:table-cell office:value-type="float" office:value="-175.5" calcext:value-type="float">
            <text:p>-175,5</text:p>
          </table:table-cell>
          <table:table-cell office:value-type="float" office:value="2724.3" calcext:value-type="float">
            <text:p>2724,3</text:p>
          </table:table-cell>
          <table:table-cell table:formula="of:=([.E550]-[.E549])/10" office:value-type="float" office:value="5.67999999999993" calcext:value-type="float">
            <text:p>5,67999999999993</text:p>
          </table:table-cell>
          <table:table-cell table:formula="of:=AVERAGE([.P525:.P550])" office:value-type="float" office:value="5.7876923076923" calcext:value-type="float">
            <text:p>5,79</text:p>
          </table:table-cell>
        </table:table-row>
        <table:table-row table:style-name="ro1">
          <table:table-cell office:value-type="string" calcext:value-type="string">
            <text:p>12:55:05</text:p>
          </table:table-cell>
          <table:table-cell office:value-type="float" office:value="11" calcext:value-type="float">
            <text:p>11</text:p>
          </table:table-cell>
          <table:table-cell office:value-type="float" office:value="48.284367" calcext:value-type="float">
            <text:p>48,284367</text:p>
          </table:table-cell>
          <table:table-cell office:value-type="float" office:value="0.540098" calcext:value-type="float">
            <text:p>0,540098</text:p>
          </table:table-cell>
          <table:table-cell office:value-type="float" office:value="23603.3" calcext:value-type="float">
            <text:p>23603,3</text:p>
          </table:table-cell>
          <table:table-cell office:value-type="float" office:value="10.2" calcext:value-type="float">
            <text:p>10,2</text:p>
          </table:table-cell>
          <table:table-cell office:value-type="float" office:value="7.3" calcext:value-type="float">
            <text:p>7,3</text:p>
          </table:table-cell>
          <table:table-cell office:value-type="float" office:value="-39" calcext:value-type="float">
            <text:p>-39</text:p>
          </table:table-cell>
          <table:table-cell office:value-type="float" office:value="35.3" calcext:value-type="float">
            <text:p>35,3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3" calcext:value-type="float">
            <text:p>99,3</text:p>
          </table:table-cell>
          <table:table-cell office:value-type="float" office:value="12.3" calcext:value-type="float">
            <text:p>12,3</text:p>
          </table:table-cell>
          <table:table-cell office:value-type="float" office:value="-169.5" calcext:value-type="float">
            <text:p>-169,5</text:p>
          </table:table-cell>
          <table:table-cell office:value-type="float" office:value="2723.9" calcext:value-type="float">
            <text:p>2723,9</text:p>
          </table:table-cell>
          <table:table-cell table:formula="of:=([.E551]-[.E550])/10" office:value-type="float" office:value="5.72999999999993" calcext:value-type="float">
            <text:p>5,72999999999993</text:p>
          </table:table-cell>
          <table:table-cell table:formula="of:=AVERAGE([.P526:.P551])" office:value-type="float" office:value="5.79692307692308" calcext:value-type="float">
            <text:p>5,80</text:p>
          </table:table-cell>
        </table:table-row>
        <table:table-row table:style-name="ro1">
          <table:table-cell office:value-type="string" calcext:value-type="string">
            <text:p>12:55:15</text:p>
          </table:table-cell>
          <table:table-cell office:value-type="float" office:value="11" calcext:value-type="float">
            <text:p>11</text:p>
          </table:table-cell>
          <table:table-cell office:value-type="float" office:value="48.284863" calcext:value-type="float">
            <text:p>48,284863</text:p>
          </table:table-cell>
          <table:table-cell office:value-type="float" office:value="0.539442" calcext:value-type="float">
            <text:p>0,539442</text:p>
          </table:table-cell>
          <table:table-cell office:value-type="float" office:value="23662.3" calcext:value-type="float">
            <text:p>23662,3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-39.5" calcext:value-type="float">
            <text:p>-39,5</text:p>
          </table:table-cell>
          <table:table-cell office:value-type="float" office:value="35" calcext:value-type="float">
            <text:p>35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2.3" calcext:value-type="float">
            <text:p>12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2723.4" calcext:value-type="float">
            <text:p>2723,4</text:p>
          </table:table-cell>
          <table:table-cell table:formula="of:=([.E552]-[.E551])/10" office:value-type="float" office:value="5.9" calcext:value-type="float">
            <text:p>5,9</text:p>
          </table:table-cell>
          <table:table-cell table:formula="of:=AVERAGE([.P527:.P552])"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12:55:25</text:p>
          </table:table-cell>
          <table:table-cell office:value-type="float" office:value="11" calcext:value-type="float">
            <text:p>11</text:p>
          </table:table-cell>
          <table:table-cell office:value-type="float" office:value="48.285275" calcext:value-type="float">
            <text:p>48,285275</text:p>
          </table:table-cell>
          <table:table-cell office:value-type="float" office:value="0.538977" calcext:value-type="float">
            <text:p>0,538977</text:p>
          </table:table-cell>
          <table:table-cell office:value-type="float" office:value="23718.5" calcext:value-type="float">
            <text:p>23718,5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-38.5" calcext:value-type="float">
            <text:p>-38,5</text:p>
          </table:table-cell>
          <table:table-cell office:value-type="float" office:value="34.7" calcext:value-type="float">
            <text:p>34,7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5" calcext:value-type="float">
            <text:p>99,5</text:p>
          </table:table-cell>
          <table:table-cell office:value-type="float" office:value="12.3" calcext:value-type="float">
            <text:p>12,3</text:p>
          </table:table-cell>
          <table:table-cell office:value-type="float" office:value="-167.5" calcext:value-type="float">
            <text:p>-167,5</text:p>
          </table:table-cell>
          <table:table-cell office:value-type="float" office:value="2722.9" calcext:value-type="float">
            <text:p>2722,9</text:p>
          </table:table-cell>
          <table:table-cell table:formula="of:=([.E553]-[.E552])/10" office:value-type="float" office:value="5.62000000000007" calcext:value-type="float">
            <text:p>5,62000000000007</text:p>
          </table:table-cell>
          <table:table-cell table:formula="of:=AVERAGE([.P528:.P553])" office:value-type="float" office:value="5.83461538461538" calcext:value-type="float">
            <text:p>5,83</text:p>
          </table:table-cell>
        </table:table-row>
        <table:table-row table:style-name="ro1">
          <table:table-cell office:value-type="string" calcext:value-type="string">
            <text:p>12:55:35</text:p>
          </table:table-cell>
          <table:table-cell office:value-type="float" office:value="11" calcext:value-type="float">
            <text:p>11</text:p>
          </table:table-cell>
          <table:table-cell office:value-type="float" office:value="48.285461" calcext:value-type="float">
            <text:p>48,285461</text:p>
          </table:table-cell>
          <table:table-cell office:value-type="float" office:value="0.538495" calcext:value-type="float">
            <text:p>0,538495</text:p>
          </table:table-cell>
          <table:table-cell office:value-type="float" office:value="23774.9" calcext:value-type="float">
            <text:p>23774,9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-38.5" calcext:value-type="float">
            <text:p>-38,5</text:p>
          </table:table-cell>
          <table:table-cell office:value-type="float" office:value="34.3" calcext:value-type="float">
            <text:p>34,3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9" calcext:value-type="float">
            <text:p>99,9</text:p>
          </table:table-cell>
          <table:table-cell office:value-type="float" office:value="12.3" calcext:value-type="float">
            <text:p>12,3</text:p>
          </table:table-cell>
          <table:table-cell office:value-type="float" office:value="-169.4" calcext:value-type="float">
            <text:p>-169,4</text:p>
          </table:table-cell>
          <table:table-cell office:value-type="float" office:value="2722.4" calcext:value-type="float">
            <text:p>2722,4</text:p>
          </table:table-cell>
          <table:table-cell table:formula="of:=([.E554]-[.E553])/10" office:value-type="float" office:value="5.64000000000015" calcext:value-type="float">
            <text:p>5,64000000000015</text:p>
          </table:table-cell>
          <table:table-cell table:formula="of:=AVERAGE([.P529:.P554])" office:value-type="float" office:value="5.85" calcext:value-type="float">
            <text:p>5,85</text:p>
          </table:table-cell>
        </table:table-row>
        <table:table-row table:style-name="ro1">
          <table:table-cell office:value-type="string" calcext:value-type="string">
            <text:p>12:55:45</text:p>
          </table:table-cell>
          <table:table-cell office:value-type="float" office:value="11" calcext:value-type="float">
            <text:p>11</text:p>
          </table:table-cell>
          <table:table-cell office:value-type="float" office:value="48.285599" calcext:value-type="float">
            <text:p>48,285599</text:p>
          </table:table-cell>
          <table:table-cell office:value-type="float" office:value="0.537938" calcext:value-type="float">
            <text:p>0,537938</text:p>
          </table:table-cell>
          <table:table-cell office:value-type="float" office:value="23830.1" calcext:value-type="float">
            <text:p>23830,1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-37.2" calcext:value-type="float">
            <text:p>-37,2</text:p>
          </table:table-cell>
          <table:table-cell office:value-type="float" office:value="34" calcext:value-type="float">
            <text:p>34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9.1" calcext:value-type="float">
            <text:p>99,1</text:p>
          </table:table-cell>
          <table:table-cell office:value-type="float" office:value="12.3" calcext:value-type="float">
            <text:p>12,3</text:p>
          </table:table-cell>
          <table:table-cell office:value-type="float" office:value="-168.3" calcext:value-type="float">
            <text:p>-168,3</text:p>
          </table:table-cell>
          <table:table-cell office:value-type="float" office:value="2722" calcext:value-type="float">
            <text:p>2722</text:p>
          </table:table-cell>
          <table:table-cell table:formula="of:=([.E555]-[.E554])/10" office:value-type="float" office:value="5.51999999999971" calcext:value-type="float">
            <text:p>5,51999999999971</text:p>
          </table:table-cell>
          <table:table-cell table:formula="of:=AVERAGE([.P530:.P555])" office:value-type="float" office:value="5.85807692307692" calcext:value-type="float">
            <text:p>5,86</text:p>
          </table:table-cell>
        </table:table-row>
        <table:table-row table:style-name="ro1">
          <table:table-cell office:value-type="string" calcext:value-type="string">
            <text:p>12:55:55</text:p>
          </table:table-cell>
          <table:table-cell office:value-type="float" office:value="11" calcext:value-type="float">
            <text:p>11</text:p>
          </table:table-cell>
          <table:table-cell office:value-type="float" office:value="48.285763" calcext:value-type="float">
            <text:p>48,285763</text:p>
          </table:table-cell>
          <table:table-cell office:value-type="float" office:value="0.537112" calcext:value-type="float">
            <text:p>0,537112</text:p>
          </table:table-cell>
          <table:table-cell office:value-type="float" office:value="23886.1" calcext:value-type="float">
            <text:p>23886,1</text:p>
          </table:table-cell>
          <table:table-cell office:value-type="float" office:value="10.2" calcext:value-type="float">
            <text:p>10,2</text:p>
          </table:table-cell>
          <table:table-cell office:value-type="float" office:value="7.5" calcext:value-type="float">
            <text:p>7,5</text:p>
          </table:table-cell>
          <table:table-cell office:value-type="float" office:value="-38.5" calcext:value-type="float">
            <text:p>-38,5</text:p>
          </table:table-cell>
          <table:table-cell office:value-type="float" office:value="33.8" calcext:value-type="float">
            <text:p>33,8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98.4" calcext:value-type="float">
            <text:p>98,4</text:p>
          </table:table-cell>
          <table:table-cell office:value-type="float" office:value="12.3" calcext:value-type="float">
            <text:p>12,3</text:p>
          </table:table-cell>
          <table:table-cell office:value-type="float" office:value="-169" calcext:value-type="float">
            <text:p>-169</text:p>
          </table:table-cell>
          <table:table-cell office:value-type="float" office:value="2721.5" calcext:value-type="float">
            <text:p>2721,5</text:p>
          </table:table-cell>
          <table:table-cell table:formula="of:=([.E556]-[.E555])/10" office:value-type="float" office:value="5.6" calcext:value-type="float">
            <text:p>5,6</text:p>
          </table:table-cell>
          <table:table-cell table:formula="of:=AVERAGE([.P531:.P556])" office:value-type="float" office:value="5.87807692307692" calcext:value-type="float">
            <text:p>5,88</text:p>
          </table:table-cell>
        </table:table-row>
        <table:table-row table:style-name="ro1">
          <table:table-cell office:value-type="string" calcext:value-type="string">
            <text:p>12:56:05</text:p>
          </table:table-cell>
          <table:table-cell office:value-type="float" office:value="11" calcext:value-type="float">
            <text:p>11</text:p>
          </table:table-cell>
          <table:table-cell office:value-type="float" office:value="48.285896" calcext:value-type="float">
            <text:p>48,285896</text:p>
          </table:table-cell>
          <table:table-cell office:value-type="float" office:value="0.536368" calcext:value-type="float">
            <text:p>0,536368</text:p>
          </table:table-cell>
          <table:table-cell office:value-type="float" office:value="23942" calcext:value-type="float">
            <text:p>23942</text:p>
          </table:table-cell>
          <table:table-cell office:value-type="float" office:value="10.2" calcext:value-type="float">
            <text:p>10,2</text:p>
          </table:table-cell>
          <table:table-cell office:value-type="float" office:value="7.5" calcext:value-type="float">
            <text:p>7,5</text:p>
          </table:table-cell>
          <table:table-cell office:value-type="float" office:value="-37" calcext:value-type="float">
            <text:p>-37</text:p>
          </table:table-cell>
          <table:table-cell office:value-type="float" office:value="33.5" calcext:value-type="float">
            <text:p>33,5</text:p>
          </table:table-cell>
          <table:table-cell office:value-type="float" office:value="9.5" calcext:value-type="float">
            <text:p>9,5</text:p>
          </table:table-cell>
          <table:table-cell office:value-type="float" office:value="1.8" calcext:value-type="float">
            <text:p>1,8</text:p>
          </table:table-cell>
          <table:table-cell office:value-type="float" office:value="98" calcext:value-type="float">
            <text:p>98</text:p>
          </table:table-cell>
          <table:table-cell office:value-type="float" office:value="12.3" calcext:value-type="float">
            <text:p>12,3</text:p>
          </table:table-cell>
          <table:table-cell office:value-type="float" office:value="-170.4" calcext:value-type="float">
            <text:p>-170,4</text:p>
          </table:table-cell>
          <table:table-cell office:value-type="float" office:value="2720.9" calcext:value-type="float">
            <text:p>2720,9</text:p>
          </table:table-cell>
          <table:table-cell table:formula="of:=([.E557]-[.E556])/10" office:value-type="float" office:value="5.59000000000015" calcext:value-type="float">
            <text:p>5,59000000000015</text:p>
          </table:table-cell>
          <table:table-cell table:formula="of:=AVERAGE([.P532:.P557])" office:value-type="float" office:value="5.87730769230769" calcext:value-type="float">
            <text:p>5,88</text:p>
          </table:table-cell>
        </table:table-row>
        <table:table-row table:style-name="ro1">
          <table:table-cell office:value-type="string" calcext:value-type="string">
            <text:p>12:56:15</text:p>
          </table:table-cell>
          <table:table-cell office:value-type="float" office:value="10" calcext:value-type="float">
            <text:p>10</text:p>
          </table:table-cell>
          <table:table-cell office:value-type="float" office:value="48.286057" calcext:value-type="float">
            <text:p>48,286057</text:p>
          </table:table-cell>
          <table:table-cell office:value-type="float" office:value="0.535657" calcext:value-type="float">
            <text:p>0,535657</text:p>
          </table:table-cell>
          <table:table-cell office:value-type="float" office:value="23995.8" calcext:value-type="float">
            <text:p>23995,8</text:p>
          </table:table-cell>
          <table:table-cell office:value-type="float" office:value="10.2" calcext:value-type="float">
            <text:p>10,2</text:p>
          </table:table-cell>
          <table:table-cell office:value-type="float" office:value="7.5" calcext:value-type="float">
            <text:p>7,5</text:p>
          </table:table-cell>
          <table:table-cell office:value-type="float" office:value="-32.8" calcext:value-type="float">
            <text:p>-32,8</text:p>
          </table:table-cell>
          <table:table-cell office:value-type="float" office:value="33.2" calcext:value-type="float">
            <text:p>33,2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8" calcext:value-type="float">
            <text:p>98</text:p>
          </table:table-cell>
          <table:table-cell office:value-type="float" office:value="12.3" calcext:value-type="float">
            <text:p>12,3</text:p>
          </table:table-cell>
          <table:table-cell office:value-type="float" office:value="-167.7" calcext:value-type="float">
            <text:p>-167,7</text:p>
          </table:table-cell>
          <table:table-cell office:value-type="float" office:value="2720.4" calcext:value-type="float">
            <text:p>2720,4</text:p>
          </table:table-cell>
          <table:table-cell table:formula="of:=([.E558]-[.E557])/10" office:value-type="float" office:value="5.37999999999993" calcext:value-type="float">
            <text:p>5,37999999999993</text:p>
          </table:table-cell>
          <table:table-cell table:formula="of:=AVERAGE([.P533:.P558])" office:value-type="float" office:value="5.86269230769231" calcext:value-type="float">
            <text:p>5,86</text:p>
          </table:table-cell>
        </table:table-row>
        <table:table-row table:style-name="ro1">
          <table:table-cell office:value-type="string" calcext:value-type="string">
            <text:p>12:56:25</text:p>
          </table:table-cell>
          <table:table-cell office:value-type="float" office:value="11" calcext:value-type="float">
            <text:p>11</text:p>
          </table:table-cell>
          <table:table-cell office:value-type="float" office:value="48.286266" calcext:value-type="float">
            <text:p>48,286266</text:p>
          </table:table-cell>
          <table:table-cell office:value-type="float" office:value="0.535137" calcext:value-type="float">
            <text:p>0,535137</text:p>
          </table:table-cell>
          <table:table-cell office:value-type="float" office:value="24056.4" calcext:value-type="float">
            <text:p>24056,4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-33.2" calcext:value-type="float">
            <text:p>-33,2</text:p>
          </table:table-cell>
          <table:table-cell office:value-type="float" office:value="33" calcext:value-type="float">
            <text:p>33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7.8" calcext:value-type="float">
            <text:p>97,8</text:p>
          </table:table-cell>
          <table:table-cell office:value-type="float" office:value="12.3" calcext:value-type="float">
            <text:p>12,3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19.9" calcext:value-type="float">
            <text:p>2719,9</text:p>
          </table:table-cell>
          <table:table-cell table:formula="of:=([.E559]-[.E558])/10" office:value-type="float" office:value="6.06000000000022" calcext:value-type="float">
            <text:p>6,06000000000022</text:p>
          </table:table-cell>
          <table:table-cell table:formula="of:=AVERAGE([.P534:.P559])" office:value-type="float" office:value="5.87230769230771" calcext:value-type="float">
            <text:p>5,87</text:p>
          </table:table-cell>
        </table:table-row>
        <table:table-row table:style-name="ro1">
          <table:table-cell office:value-type="string" calcext:value-type="string">
            <text:p>12:56:35</text:p>
          </table:table-cell>
          <table:table-cell office:value-type="float" office:value="11" calcext:value-type="float">
            <text:p>11</text:p>
          </table:table-cell>
          <table:table-cell office:value-type="float" office:value="48.286484" calcext:value-type="float">
            <text:p>48,286484</text:p>
          </table:table-cell>
          <table:table-cell office:value-type="float" office:value="0.534787" calcext:value-type="float">
            <text:p>0,534787</text:p>
          </table:table-cell>
          <table:table-cell office:value-type="float" office:value="24112.4" calcext:value-type="float">
            <text:p>24112,4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-32.2" calcext:value-type="float">
            <text:p>-32,2</text:p>
          </table:table-cell>
          <table:table-cell office:value-type="float" office:value="32.8" calcext:value-type="float">
            <text:p>32,8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8" calcext:value-type="float">
            <text:p>98</text:p>
          </table:table-cell>
          <table:table-cell office:value-type="float" office:value="12.3" calcext:value-type="float">
            <text:p>12,3</text:p>
          </table:table-cell>
          <table:table-cell office:value-type="float" office:value="-175.4" calcext:value-type="float">
            <text:p>-175,4</text:p>
          </table:table-cell>
          <table:table-cell office:value-type="float" office:value="2719.5" calcext:value-type="float">
            <text:p>2719,5</text:p>
          </table:table-cell>
          <table:table-cell table:formula="of:=([.E560]-[.E559])/10" office:value-type="float" office:value="5.6" calcext:value-type="float">
            <text:p>5,6</text:p>
          </table:table-cell>
          <table:table-cell table:formula="of:=AVERAGE([.P535:.P560])" office:value-type="float" office:value="5.86730769230769" calcext:value-type="float">
            <text:p>5,87</text:p>
          </table:table-cell>
        </table:table-row>
        <table:table-row table:style-name="ro1">
          <table:table-cell office:value-type="string" calcext:value-type="string">
            <text:p>12:56:45</text:p>
          </table:table-cell>
          <table:table-cell office:value-type="float" office:value="11" calcext:value-type="float">
            <text:p>11</text:p>
          </table:table-cell>
          <table:table-cell office:value-type="float" office:value="48.286549" calcext:value-type="float">
            <text:p>48,286549</text:p>
          </table:table-cell>
          <table:table-cell office:value-type="float" office:value="0.534365" calcext:value-type="float">
            <text:p>0,534365</text:p>
          </table:table-cell>
          <table:table-cell office:value-type="float" office:value="24169.9" calcext:value-type="float">
            <text:p>24169,9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-36.8" calcext:value-type="float">
            <text:p>-36,8</text:p>
          </table:table-cell>
          <table:table-cell office:value-type="float" office:value="32.5" calcext:value-type="float">
            <text:p>32,5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7.3" calcext:value-type="float">
            <text:p>97,3</text:p>
          </table:table-cell>
          <table:table-cell office:value-type="float" office:value="12.2" calcext:value-type="float">
            <text:p>12,2</text:p>
          </table:table-cell>
          <table:table-cell office:value-type="float" office:value="-203.7" calcext:value-type="float">
            <text:p>-203,7</text:p>
          </table:table-cell>
          <table:table-cell office:value-type="float" office:value="2718.9" calcext:value-type="float">
            <text:p>2718,9</text:p>
          </table:table-cell>
          <table:table-cell table:formula="of:=([.E561]-[.E560])/10" office:value-type="float" office:value="5.75" calcext:value-type="float">
            <text:p>5,75</text:p>
          </table:table-cell>
          <table:table-cell table:formula="of:=AVERAGE([.P536:.P561])" office:value-type="float" office:value="5.86153846153846" calcext:value-type="float">
            <text:p>5,86</text:p>
          </table:table-cell>
        </table:table-row>
        <table:table-row table:style-name="ro1">
          <table:table-cell office:value-type="string" calcext:value-type="string">
            <text:p>12:56:55</text:p>
          </table:table-cell>
          <table:table-cell office:value-type="float" office:value="11" calcext:value-type="float">
            <text:p>11</text:p>
          </table:table-cell>
          <table:table-cell office:value-type="float" office:value="48.286507" calcext:value-type="float">
            <text:p>48,286507</text:p>
          </table:table-cell>
          <table:table-cell office:value-type="float" office:value="0.533815" calcext:value-type="float">
            <text:p>0,533815</text:p>
          </table:table-cell>
          <table:table-cell office:value-type="float" office:value="24228.5" calcext:value-type="float">
            <text:p>24228,5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35.5" calcext:value-type="float">
            <text:p>-35,5</text:p>
          </table:table-cell>
          <table:table-cell office:value-type="float" office:value="32.2" calcext:value-type="float">
            <text:p>32,2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6.9" calcext:value-type="float">
            <text:p>96,9</text:p>
          </table:table-cell>
          <table:table-cell office:value-type="float" office:value="12.3" calcext:value-type="float">
            <text:p>12,3</text:p>
          </table:table-cell>
          <table:table-cell office:value-type="float" office:value="-168.5" calcext:value-type="float">
            <text:p>-168,5</text:p>
          </table:table-cell>
          <table:table-cell office:value-type="float" office:value="2718.4" calcext:value-type="float">
            <text:p>2718,4</text:p>
          </table:table-cell>
          <table:table-cell table:formula="of:=([.E562]-[.E561])/10" office:value-type="float" office:value="5.85999999999985" calcext:value-type="float">
            <text:p>5,85999999999985</text:p>
          </table:table-cell>
          <table:table-cell table:formula="of:=AVERAGE([.P537:.P562])" office:value-type="float" office:value="5.85230769230769" calcext:value-type="float">
            <text:p>5,85</text:p>
          </table:table-cell>
        </table:table-row>
        <table:table-row table:style-name="ro1">
          <table:table-cell office:value-type="string" calcext:value-type="string">
            <text:p>12:57:05</text:p>
          </table:table-cell>
          <table:table-cell office:value-type="float" office:value="11" calcext:value-type="float">
            <text:p>11</text:p>
          </table:table-cell>
          <table:table-cell office:value-type="float" office:value="48.286453" calcext:value-type="float">
            <text:p>48,286453</text:p>
          </table:table-cell>
          <table:table-cell office:value-type="float" office:value="0.533173" calcext:value-type="float">
            <text:p>0,533173</text:p>
          </table:table-cell>
          <table:table-cell office:value-type="float" office:value="24288.4" calcext:value-type="float">
            <text:p>24288,4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36.2" calcext:value-type="float">
            <text:p>-36,2</text:p>
          </table:table-cell>
          <table:table-cell office:value-type="float" office:value="32" calcext:value-type="float">
            <text:p>32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6.5" calcext:value-type="float">
            <text:p>96,5</text:p>
          </table:table-cell>
          <table:table-cell office:value-type="float" office:value="12.3" calcext:value-type="float">
            <text:p>12,3</text:p>
          </table:table-cell>
          <table:table-cell office:value-type="float" office:value="-173.6" calcext:value-type="float">
            <text:p>-173,6</text:p>
          </table:table-cell>
          <table:table-cell office:value-type="float" office:value="2718" calcext:value-type="float">
            <text:p>2718</text:p>
          </table:table-cell>
          <table:table-cell table:formula="of:=([.E563]-[.E562])/10" office:value-type="float" office:value="5.99000000000015" calcext:value-type="float">
            <text:p>5,99000000000015</text:p>
          </table:table-cell>
          <table:table-cell table:formula="of:=AVERAGE([.P538:.P563])" office:value-type="float" office:value="5.85269230769231" calcext:value-type="float">
            <text:p>5,85</text:p>
          </table:table-cell>
        </table:table-row>
        <table:table-row table:style-name="ro1">
          <table:table-cell office:value-type="string" calcext:value-type="string">
            <text:p>12:57:15</text:p>
          </table:table-cell>
          <table:table-cell office:value-type="float" office:value="11" calcext:value-type="float">
            <text:p>11</text:p>
          </table:table-cell>
          <table:table-cell office:value-type="float" office:value="48.286423" calcext:value-type="float">
            <text:p>48,286423</text:p>
          </table:table-cell>
          <table:table-cell office:value-type="float" office:value="0.532477" calcext:value-type="float">
            <text:p>0,532477</text:p>
          </table:table-cell>
          <table:table-cell office:value-type="float" office:value="24347.4" calcext:value-type="float">
            <text:p>24347,4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35.5" calcext:value-type="float">
            <text:p>-35,5</text:p>
          </table:table-cell>
          <table:table-cell office:value-type="float" office:value="31.7" calcext:value-type="float">
            <text:p>31,7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5.8" calcext:value-type="float">
            <text:p>95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717.5" calcext:value-type="float">
            <text:p>2717,5</text:p>
          </table:table-cell>
          <table:table-cell table:formula="of:=([.E564]-[.E563])/10" office:value-type="float" office:value="5.9" calcext:value-type="float">
            <text:p>5,9</text:p>
          </table:table-cell>
          <table:table-cell table:formula="of:=AVERAGE([.P539:.P564])" office:value-type="float" office:value="5.84692307692308" calcext:value-type="float">
            <text:p>5,85</text:p>
          </table:table-cell>
        </table:table-row>
        <table:table-row table:style-name="ro1">
          <table:table-cell office:value-type="string" calcext:value-type="string">
            <text:p>12:57:25</text:p>
          </table:table-cell>
          <table:table-cell office:value-type="float" office:value="11" calcext:value-type="float">
            <text:p>11</text:p>
          </table:table-cell>
          <table:table-cell office:value-type="float" office:value="48.286446" calcext:value-type="float">
            <text:p>48,286446</text:p>
          </table:table-cell>
          <table:table-cell office:value-type="float" office:value="0.531693" calcext:value-type="float">
            <text:p>0,531693</text:p>
          </table:table-cell>
          <table:table-cell office:value-type="float" office:value="24410.8" calcext:value-type="float">
            <text:p>24410,8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35.8" calcext:value-type="float">
            <text:p>-35,8</text:p>
          </table:table-cell>
          <table:table-cell office:value-type="float" office:value="31.4" calcext:value-type="float">
            <text:p>31,4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5.4" calcext:value-type="float">
            <text:p>95,4</text:p>
          </table:table-cell>
          <table:table-cell office:value-type="float" office:value="12.3" calcext:value-type="float">
            <text:p>12,3</text:p>
          </table:table-cell>
          <table:table-cell office:value-type="float" office:value="-171.4" calcext:value-type="float">
            <text:p>-171,4</text:p>
          </table:table-cell>
          <table:table-cell office:value-type="float" office:value="2717" calcext:value-type="float">
            <text:p>2717</text:p>
          </table:table-cell>
          <table:table-cell table:formula="of:=([.E565]-[.E564])/10" office:value-type="float" office:value="6.33999999999978" calcext:value-type="float">
            <text:p>6,33999999999978</text:p>
          </table:table-cell>
          <table:table-cell table:formula="of:=AVERAGE([.P540:.P565])" office:value-type="float" office:value="5.83307692307692" calcext:value-type="float">
            <text:p>5,83</text:p>
          </table:table-cell>
        </table:table-row>
        <table:table-row table:style-name="ro1">
          <table:table-cell office:value-type="string" calcext:value-type="string">
            <text:p>12:57:35</text:p>
          </table:table-cell>
          <table:table-cell office:value-type="float" office:value="11" calcext:value-type="float">
            <text:p>11</text:p>
          </table:table-cell>
          <table:table-cell office:value-type="float" office:value="48.286533" calcext:value-type="float">
            <text:p>48,286533</text:p>
          </table:table-cell>
          <table:table-cell office:value-type="float" office:value="0.530777" calcext:value-type="float">
            <text:p>0,530777</text:p>
          </table:table-cell>
          <table:table-cell office:value-type="float" office:value="24473.5" calcext:value-type="float">
            <text:p>24473,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36.2" calcext:value-type="float">
            <text:p>-36,2</text:p>
          </table:table-cell>
          <table:table-cell office:value-type="float" office:value="31.1" calcext:value-type="float">
            <text:p>31,1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5.6" calcext:value-type="float">
            <text:p>95,6</text:p>
          </table:table-cell>
          <table:table-cell office:value-type="float" office:value="12.3" calcext:value-type="float">
            <text:p>12,3</text:p>
          </table:table-cell>
          <table:table-cell office:value-type="float" office:value="-168.3" calcext:value-type="float">
            <text:p>-168,3</text:p>
          </table:table-cell>
          <table:table-cell office:value-type="float" office:value="2716.5" calcext:value-type="float">
            <text:p>2716,5</text:p>
          </table:table-cell>
          <table:table-cell table:formula="of:=([.E566]-[.E565])/10" office:value-type="float" office:value="6.27000000000007" calcext:value-type="float">
            <text:p>6,27000000000007</text:p>
          </table:table-cell>
          <table:table-cell table:formula="of:=AVERAGE([.P541:.P566])" office:value-type="float" office:value="5.82423076923077" calcext:value-type="float">
            <text:p>5,82</text:p>
          </table:table-cell>
        </table:table-row>
        <table:table-row table:style-name="ro1">
          <table:table-cell office:value-type="string" calcext:value-type="string">
            <text:p>12:57:45</text:p>
          </table:table-cell>
          <table:table-cell office:value-type="float" office:value="10" calcext:value-type="float">
            <text:p>10</text:p>
          </table:table-cell>
          <table:table-cell office:value-type="float" office:value="48.286621" calcext:value-type="float">
            <text:p>48,286621</text:p>
          </table:table-cell>
          <table:table-cell office:value-type="float" office:value="0.529732" calcext:value-type="float">
            <text:p>0,529732</text:p>
          </table:table-cell>
          <table:table-cell office:value-type="float" office:value="24533.5" calcext:value-type="float">
            <text:p>24533,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30.2" calcext:value-type="float">
            <text:p>-30,2</text:p>
          </table:table-cell>
          <table:table-cell office:value-type="float" office:value="30.9" calcext:value-type="float">
            <text:p>30,9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5.7" calcext:value-type="float">
            <text:p>95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716.1" calcext:value-type="float">
            <text:p>2716,1</text:p>
          </table:table-cell>
          <table:table-cell table:formula="of:=([.E567]-[.E566])/10" office:value-type="float" office:value="6" calcext:value-type="float">
            <text:p>6</text:p>
          </table:table-cell>
          <table:table-cell table:formula="of:=AVERAGE([.P542:.P567])" office:value-type="float" office:value="5.81692307692308" calcext:value-type="float">
            <text:p>5,82</text:p>
          </table:table-cell>
        </table:table-row>
        <table:table-row table:style-name="ro1">
          <table:table-cell office:value-type="string" calcext:value-type="string">
            <text:p>12:57:55</text:p>
          </table:table-cell>
          <table:table-cell office:value-type="float" office:value="11" calcext:value-type="float">
            <text:p>11</text:p>
          </table:table-cell>
          <table:table-cell office:value-type="float" office:value="48.286724" calcext:value-type="float">
            <text:p>48,286724</text:p>
          </table:table-cell>
          <table:table-cell office:value-type="float" office:value="0.528797" calcext:value-type="float">
            <text:p>0,528797</text:p>
          </table:table-cell>
          <table:table-cell office:value-type="float" office:value="24594" calcext:value-type="float">
            <text:p>24594</text:p>
          </table:table-cell>
          <table:table-cell office:value-type="float" office:value="10.5" calcext:value-type="float">
            <text:p>10,5</text:p>
          </table:table-cell>
          <table:table-cell office:value-type="float" office:value="7.9" calcext:value-type="float">
            <text:p>7,9</text:p>
          </table:table-cell>
          <table:table-cell office:value-type="float" office:value="-34.2" calcext:value-type="float">
            <text:p>-34,2</text:p>
          </table:table-cell>
          <table:table-cell office:value-type="float" office:value="30.6" calcext:value-type="float">
            <text:p>30,6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715.6" calcext:value-type="float">
            <text:p>2715,6</text:p>
          </table:table-cell>
          <table:table-cell table:formula="of:=([.E568]-[.E567])/10" office:value-type="float" office:value="6.05" calcext:value-type="float">
            <text:p>6,05</text:p>
          </table:table-cell>
          <table:table-cell table:formula="of:=AVERAGE([.P543:.P568])" office:value-type="float" office:value="5.83269230769231" calcext:value-type="float">
            <text:p>5,83</text:p>
          </table:table-cell>
        </table:table-row>
        <table:table-row table:style-name="ro1">
          <table:table-cell office:value-type="string" calcext:value-type="string">
            <text:p>12:58:05</text:p>
          </table:table-cell>
          <table:table-cell office:value-type="float" office:value="11" calcext:value-type="float">
            <text:p>11</text:p>
          </table:table-cell>
          <table:table-cell office:value-type="float" office:value="48.286919" calcext:value-type="float">
            <text:p>48,286919</text:p>
          </table:table-cell>
          <table:table-cell office:value-type="float" office:value="0.528062" calcext:value-type="float">
            <text:p>0,528062</text:p>
          </table:table-cell>
          <table:table-cell office:value-type="float" office:value="24657.4" calcext:value-type="float">
            <text:p>24657,4</text:p>
          </table:table-cell>
          <table:table-cell office:value-type="float" office:value="10.5" calcext:value-type="float">
            <text:p>10,5</text:p>
          </table:table-cell>
          <table:table-cell office:value-type="float" office:value="7.9" calcext:value-type="float">
            <text:p>7,9</text:p>
          </table:table-cell>
          <table:table-cell office:value-type="float" office:value="-34" calcext:value-type="float">
            <text:p>-34</text:p>
          </table:table-cell>
          <table:table-cell office:value-type="float" office:value="30.4" calcext:value-type="float">
            <text:p>30,4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4.9" calcext:value-type="float">
            <text:p>94,9</text:p>
          </table:table-cell>
          <table:table-cell office:value-type="float" office:value="12.3" calcext:value-type="float">
            <text:p>12,3</text:p>
          </table:table-cell>
          <table:table-cell office:value-type="float" office:value="-166.4" calcext:value-type="float">
            <text:p>-166,4</text:p>
          </table:table-cell>
          <table:table-cell office:value-type="float" office:value="2715" calcext:value-type="float">
            <text:p>2715</text:p>
          </table:table-cell>
          <table:table-cell table:formula="of:=([.E569]-[.E568])/10" office:value-type="float" office:value="6.34000000000015" calcext:value-type="float">
            <text:p>6,34000000000015</text:p>
          </table:table-cell>
          <table:table-cell table:formula="of:=AVERAGE([.P544:.P569])" office:value-type="float" office:value="5.84269230769232" calcext:value-type="float">
            <text:p>5,84</text:p>
          </table:table-cell>
        </table:table-row>
        <table:table-row table:style-name="ro1">
          <table:table-cell office:value-type="string" calcext:value-type="string">
            <text:p>12:58:15</text:p>
          </table:table-cell>
          <table:table-cell office:value-type="float" office:value="11" calcext:value-type="float">
            <text:p>11</text:p>
          </table:table-cell>
          <table:table-cell office:value-type="float" office:value="48.287064" calcext:value-type="float">
            <text:p>48,287064</text:p>
          </table:table-cell>
          <table:table-cell office:value-type="float" office:value="0.527525" calcext:value-type="float">
            <text:p>0,527525</text:p>
          </table:table-cell>
          <table:table-cell office:value-type="float" office:value="24720.6" calcext:value-type="float">
            <text:p>24720,6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32.2" calcext:value-type="float">
            <text:p>-32,2</text:p>
          </table:table-cell>
          <table:table-cell office:value-type="float" office:value="30" calcext:value-type="float">
            <text:p>3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4.2" calcext:value-type="float">
            <text:p>94,2</text:p>
          </table:table-cell>
          <table:table-cell office:value-type="float" office:value="12.2" calcext:value-type="float">
            <text:p>12,2</text:p>
          </table:table-cell>
          <table:table-cell office:value-type="float" office:value="-169.9" calcext:value-type="float">
            <text:p>-169,9</text:p>
          </table:table-cell>
          <table:table-cell office:value-type="float" office:value="2714.5" calcext:value-type="float">
            <text:p>2714,5</text:p>
          </table:table-cell>
          <table:table-cell table:formula="of:=([.E570]-[.E569])/10" office:value-type="float" office:value="6.31999999999971" calcext:value-type="float">
            <text:p>6,31999999999971</text:p>
          </table:table-cell>
          <table:table-cell table:formula="of:=AVERAGE([.P545:.P570])" office:value-type="float" office:value="5.85769230769231" calcext:value-type="float">
            <text:p>5,86</text:p>
          </table:table-cell>
        </table:table-row>
        <table:table-row table:style-name="ro1">
          <table:table-cell office:value-type="string" calcext:value-type="string">
            <text:p>12:58:25</text:p>
          </table:table-cell>
          <table:table-cell office:value-type="float" office:value="11" calcext:value-type="float">
            <text:p>11</text:p>
          </table:table-cell>
          <table:table-cell office:value-type="float" office:value="48.28709" calcext:value-type="float">
            <text:p>48,28709</text:p>
          </table:table-cell>
          <table:table-cell office:value-type="float" office:value="0.527017" calcext:value-type="float">
            <text:p>0,527017</text:p>
          </table:table-cell>
          <table:table-cell office:value-type="float" office:value="24780.9" calcext:value-type="float">
            <text:p>24780,9</text:p>
          </table:table-cell>
          <table:table-cell office:value-type="float" office:value="10.6" calcext:value-type="float">
            <text:p>10,6</text:p>
          </table:table-cell>
          <table:table-cell office:value-type="float" office:value="8" calcext:value-type="float">
            <text:p>8</text:p>
          </table:table-cell>
          <table:table-cell office:value-type="float" office:value="-34.5" calcext:value-type="float">
            <text:p>-34,5</text:p>
          </table:table-cell>
          <table:table-cell office:value-type="float" office:value="29.7" calcext:value-type="float">
            <text:p>29,7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4.4" calcext:value-type="float">
            <text:p>9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714" calcext:value-type="float">
            <text:p>2714</text:p>
          </table:table-cell>
          <table:table-cell table:formula="of:=([.E571]-[.E570])/10" office:value-type="float" office:value="6.03000000000029" calcext:value-type="float">
            <text:p>6,03000000000029</text:p>
          </table:table-cell>
          <table:table-cell table:formula="of:=AVERAGE([.P546:.P571])" office:value-type="float" office:value="5.86153846153846" calcext:value-type="float">
            <text:p>5,86</text:p>
          </table:table-cell>
        </table:table-row>
        <table:table-row table:style-name="ro1">
          <table:table-cell office:value-type="string" calcext:value-type="string">
            <text:p>12:58:35</text:p>
          </table:table-cell>
          <table:table-cell office:value-type="float" office:value="11" calcext:value-type="float">
            <text:p>11</text:p>
          </table:table-cell>
          <table:table-cell office:value-type="float" office:value="48.287045" calcext:value-type="float">
            <text:p>48,287045</text:p>
          </table:table-cell>
          <table:table-cell office:value-type="float" office:value="0.526757" calcext:value-type="float">
            <text:p>0,526757</text:p>
          </table:table-cell>
          <table:table-cell office:value-type="float" office:value="24846.6" calcext:value-type="float">
            <text:p>24846,6</text:p>
          </table:table-cell>
          <table:table-cell office:value-type="float" office:value="10.6" calcext:value-type="float">
            <text:p>10,6</text:p>
          </table:table-cell>
          <table:table-cell office:value-type="float" office:value="8" calcext:value-type="float">
            <text:p>8</text:p>
          </table:table-cell>
          <table:table-cell office:value-type="float" office:value="-31.8" calcext:value-type="float">
            <text:p>-31,8</text:p>
          </table:table-cell>
          <table:table-cell office:value-type="float" office:value="29.6" calcext:value-type="float">
            <text:p>29,6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office:value-type="float" office:value="94.1" calcext:value-type="float">
            <text:p>94,1</text:p>
          </table:table-cell>
          <table:table-cell office:value-type="float" office:value="12.3" calcext:value-type="float">
            <text:p>12,3</text:p>
          </table:table-cell>
          <table:table-cell office:value-type="float" office:value="-173.2" calcext:value-type="float">
            <text:p>-173,2</text:p>
          </table:table-cell>
          <table:table-cell office:value-type="float" office:value="2713.5" calcext:value-type="float">
            <text:p>2713,5</text:p>
          </table:table-cell>
          <table:table-cell table:formula="of:=([.E572]-[.E571])/10" office:value-type="float" office:value="6.56999999999971" calcext:value-type="float">
            <text:p>6,56999999999971</text:p>
          </table:table-cell>
          <table:table-cell table:formula="of:=AVERAGE([.P547:.P572])" office:value-type="float" office:value="5.88346153846153" calcext:value-type="float">
            <text:p>5,88</text:p>
          </table:table-cell>
        </table:table-row>
        <table:table-row table:style-name="ro1">
          <table:table-cell office:value-type="string" calcext:value-type="string">
            <text:p>12:58:45</text:p>
          </table:table-cell>
          <table:table-cell office:value-type="float" office:value="10" calcext:value-type="float">
            <text:p>10</text:p>
          </table:table-cell>
          <table:table-cell office:value-type="float" office:value="48.286827" calcext:value-type="float">
            <text:p>48,286827</text:p>
          </table:table-cell>
          <table:table-cell office:value-type="float" office:value="0.526525" calcext:value-type="float">
            <text:p>0,526525</text:p>
          </table:table-cell>
          <table:table-cell office:value-type="float" office:value="24905.8" calcext:value-type="float">
            <text:p>24905,8</text:p>
          </table:table-cell>
          <table:table-cell office:value-type="float" office:value="10.6" calcext:value-type="float">
            <text:p>10,6</text:p>
          </table:table-cell>
          <table:table-cell office:value-type="float" office:value="8.1" calcext:value-type="float">
            <text:p>8,1</text:p>
          </table:table-cell>
          <table:table-cell office:value-type="float" office:value="-36.8" calcext:value-type="float">
            <text:p>-36,8</text:p>
          </table:table-cell>
          <table:table-cell office:value-type="float" office:value="29.3" calcext:value-type="float">
            <text:p>29,3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12.2" calcext:value-type="float">
            <text:p>12,2</text:p>
          </table:table-cell>
          <table:table-cell office:value-type="float" office:value="-201.1" calcext:value-type="float">
            <text:p>-201,1</text:p>
          </table:table-cell>
          <table:table-cell office:value-type="float" office:value="2713" calcext:value-type="float">
            <text:p>2713</text:p>
          </table:table-cell>
          <table:table-cell table:formula="of:=([.E573]-[.E572])/10" office:value-type="float" office:value="5.92000000000007" calcext:value-type="float">
            <text:p>5,92000000000007</text:p>
          </table:table-cell>
          <table:table-cell table:formula="of:=AVERAGE([.P548:.P573])" office:value-type="float" office:value="5.87615384615384" calcext:value-type="float">
            <text:p>5,88</text:p>
          </table:table-cell>
        </table:table-row>
        <table:table-row table:style-name="ro1">
          <table:table-cell office:value-type="string" calcext:value-type="string">
            <text:p>12:58:55</text:p>
          </table:table-cell>
          <table:table-cell office:value-type="float" office:value="11" calcext:value-type="float">
            <text:p>11</text:p>
          </table:table-cell>
          <table:table-cell office:value-type="float" office:value="48.286446" calcext:value-type="float">
            <text:p>48,286446</text:p>
          </table:table-cell>
          <table:table-cell office:value-type="float" office:value="0.526215" calcext:value-type="float">
            <text:p>0,526215</text:p>
          </table:table-cell>
          <table:table-cell office:value-type="float" office:value="24967.5" calcext:value-type="float">
            <text:p>24967,5</text:p>
          </table:table-cell>
          <table:table-cell office:value-type="float" office:value="10.6" calcext:value-type="float">
            <text:p>10,6</text:p>
          </table:table-cell>
          <table:table-cell office:value-type="float" office:value="8.1" calcext:value-type="float">
            <text:p>8,1</text:p>
          </table:table-cell>
          <table:table-cell office:value-type="float" office:value="-35" calcext:value-type="float">
            <text:p>-35</text:p>
          </table:table-cell>
          <table:table-cell office:value-type="float" office:value="29.1" calcext:value-type="float">
            <text:p>29,1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office:value-type="float" office:value="93.6" calcext:value-type="float">
            <text:p>93,6</text:p>
          </table:table-cell>
          <table:table-cell office:value-type="float" office:value="12.2" calcext:value-type="float">
            <text:p>12,2</text:p>
          </table:table-cell>
          <table:table-cell office:value-type="float" office:value="-166.7" calcext:value-type="float">
            <text:p>-166,7</text:p>
          </table:table-cell>
          <table:table-cell office:value-type="float" office:value="2712.5" calcext:value-type="float">
            <text:p>2712,5</text:p>
          </table:table-cell>
          <table:table-cell table:formula="of:=([.E574]-[.E573])/10" office:value-type="float" office:value="6.17000000000007" calcext:value-type="float">
            <text:p>6,17000000000007</text:p>
          </table:table-cell>
          <table:table-cell table:formula="of:=AVERAGE([.P549:.P574])" office:value-type="float" office:value="5.89538461538461" calcext:value-type="float">
            <text:p>5,90</text:p>
          </table:table-cell>
        </table:table-row>
        <table:table-row table:style-name="ro1">
          <table:table-cell office:value-type="string" calcext:value-type="string">
            <text:p>12:59:05</text:p>
          </table:table-cell>
          <table:table-cell office:value-type="float" office:value="11" calcext:value-type="float">
            <text:p>11</text:p>
          </table:table-cell>
          <table:table-cell office:value-type="float" office:value="48.285851" calcext:value-type="float">
            <text:p>48,285851</text:p>
          </table:table-cell>
          <table:table-cell office:value-type="float" office:value="0.525537" calcext:value-type="float">
            <text:p>0,525537</text:p>
          </table:table-cell>
          <table:table-cell office:value-type="float" office:value="25030.5" calcext:value-type="float">
            <text:p>25030,5</text:p>
          </table:table-cell>
          <table:table-cell office:value-type="float" office:value="10.8" calcext:value-type="float">
            <text:p>10,8</text:p>
          </table:table-cell>
          <table:table-cell office:value-type="float" office:value="8.1" calcext:value-type="float">
            <text:p>8,1</text:p>
          </table:table-cell>
          <table:table-cell office:value-type="float" office:value="-36.5" calcext:value-type="float">
            <text:p>-36,5</text:p>
          </table:table-cell>
          <table:table-cell office:value-type="float" office:value="28.8" calcext:value-type="float">
            <text:p>28,8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3.7" calcext:value-type="float">
            <text:p>93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712.1" calcext:value-type="float">
            <text:p>2712,1</text:p>
          </table:table-cell>
          <table:table-cell table:formula="of:=([.E575]-[.E574])/10" office:value-type="float" office:value="6.3" calcext:value-type="float">
            <text:p>6,3</text:p>
          </table:table-cell>
          <table:table-cell table:formula="of:=AVERAGE([.P550:.P575])" office:value-type="float" office:value="5.92807692307692" calcext:value-type="float">
            <text:p>5,93</text:p>
          </table:table-cell>
        </table:table-row>
        <table:table-row table:style-name="ro1">
          <table:table-cell office:value-type="string" calcext:value-type="string">
            <text:p>12:59:15</text:p>
          </table:table-cell>
          <table:table-cell office:value-type="float" office:value="10" calcext:value-type="float">
            <text:p>10</text:p>
          </table:table-cell>
          <table:table-cell office:value-type="float" office:value="48.285217" calcext:value-type="float">
            <text:p>48,285217</text:p>
          </table:table-cell>
          <table:table-cell office:value-type="float" office:value="0.52461" calcext:value-type="float">
            <text:p>0,52461</text:p>
          </table:table-cell>
          <table:table-cell office:value-type="float" office:value="25091.3" calcext:value-type="float">
            <text:p>25091,3</text:p>
          </table:table-cell>
          <table:table-cell office:value-type="float" office:value="10.8" calcext:value-type="float">
            <text:p>10,8</text:p>
          </table:table-cell>
          <table:table-cell office:value-type="float" office:value="8.2" calcext:value-type="float">
            <text:p>8,2</text:p>
          </table:table-cell>
          <table:table-cell office:value-type="float" office:value="-36" calcext:value-type="float">
            <text:p>-36</text:p>
          </table:table-cell>
          <table:table-cell office:value-type="float" office:value="28.5" calcext:value-type="float">
            <text:p>28,5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office:value-type="float" office:value="93.5" calcext:value-type="float">
            <text:p>93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.4" calcext:value-type="float">
            <text:p>-168,4</text:p>
          </table:table-cell>
          <table:table-cell office:value-type="float" office:value="2711.6" calcext:value-type="float">
            <text:p>2711,6</text:p>
          </table:table-cell>
          <table:table-cell table:formula="of:=([.E576]-[.E575])/10" office:value-type="float" office:value="6.07999999999993" calcext:value-type="float">
            <text:p>6,07999999999993</text:p>
          </table:table-cell>
          <table:table-cell table:formula="of:=AVERAGE([.P551:.P576])" office:value-type="float" office:value="5.94346153846154" calcext:value-type="float">
            <text:p>5,94</text:p>
          </table:table-cell>
        </table:table-row>
        <table:table-row table:style-name="ro1">
          <table:table-cell office:value-type="string" calcext:value-type="string">
            <text:p>12:59:25</text:p>
          </table:table-cell>
          <table:table-cell office:value-type="float" office:value="10" calcext:value-type="float">
            <text:p>10</text:p>
          </table:table-cell>
          <table:table-cell office:value-type="float" office:value="48.284714" calcext:value-type="float">
            <text:p>48,284714</text:p>
          </table:table-cell>
          <table:table-cell office:value-type="float" office:value="0.5236" calcext:value-type="float">
            <text:p>0,5236</text:p>
          </table:table-cell>
          <table:table-cell office:value-type="float" office:value="25153.8" calcext:value-type="float">
            <text:p>25153,8</text:p>
          </table:table-cell>
          <table:table-cell office:value-type="float" office:value="10.8" calcext:value-type="float">
            <text:p>10,8</text:p>
          </table:table-cell>
          <table:table-cell office:value-type="float" office:value="8.2" calcext:value-type="float">
            <text:p>8,2</text:p>
          </table:table-cell>
          <table:table-cell office:value-type="float" office:value="-36" calcext:value-type="float">
            <text:p>-36</text:p>
          </table:table-cell>
          <table:table-cell office:value-type="float" office:value="28.2" calcext:value-type="float">
            <text:p>28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office:value-type="float" office:value="93" calcext:value-type="float">
            <text:p>93</text:p>
          </table:table-cell>
          <table:table-cell office:value-type="float" office:value="12.3" calcext:value-type="float">
            <text:p>12,3</text:p>
          </table:table-cell>
          <table:table-cell office:value-type="float" office:value="-166.9" calcext:value-type="float">
            <text:p>-166,9</text:p>
          </table:table-cell>
          <table:table-cell office:value-type="float" office:value="2711.1" calcext:value-type="float">
            <text:p>2711,1</text:p>
          </table:table-cell>
          <table:table-cell table:formula="of:=([.E577]-[.E576])/10" office:value-type="float" office:value="6.25" calcext:value-type="float">
            <text:p>6,25</text:p>
          </table:table-cell>
          <table:table-cell table:formula="of:=AVERAGE([.P552:.P577])" office:value-type="float" office:value="5.96346153846154" calcext:value-type="float">
            <text:p>5,96</text:p>
          </table:table-cell>
        </table:table-row>
        <table:table-row table:style-name="ro1">
          <table:table-cell office:value-type="string" calcext:value-type="string">
            <text:p>12:59:35</text:p>
          </table:table-cell>
          <table:table-cell office:value-type="float" office:value="11" calcext:value-type="float">
            <text:p>11</text:p>
          </table:table-cell>
          <table:table-cell office:value-type="float" office:value="48.284317" calcext:value-type="float">
            <text:p>48,284317</text:p>
          </table:table-cell>
          <table:table-cell office:value-type="float" office:value="0.522377" calcext:value-type="float">
            <text:p>0,522377</text:p>
          </table:table-cell>
          <table:table-cell office:value-type="float" office:value="25219" calcext:value-type="float">
            <text:p>25219</text:p>
          </table:table-cell>
          <table:table-cell office:value-type="float" office:value="10.8" calcext:value-type="float">
            <text:p>10,8</text:p>
          </table:table-cell>
          <table:table-cell office:value-type="float" office:value="8.2" calcext:value-type="float">
            <text:p>8,2</text:p>
          </table:table-cell>
          <table:table-cell office:value-type="float" office:value="-35.2" calcext:value-type="float">
            <text:p>-35,2</text:p>
          </table:table-cell>
          <table:table-cell office:value-type="float" office:value="28" calcext:value-type="float">
            <text:p>28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office:value-type="float" office:value="92.9" calcext:value-type="float">
            <text:p>92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3" calcext:value-type="float">
            <text:p>-171,3</text:p>
          </table:table-cell>
          <table:table-cell office:value-type="float" office:value="2710.6" calcext:value-type="float">
            <text:p>2710,6</text:p>
          </table:table-cell>
          <table:table-cell table:formula="of:=([.E578]-[.E577])/10" office:value-type="float" office:value="6.52000000000007" calcext:value-type="float">
            <text:p>6,52000000000007</text:p>
          </table:table-cell>
          <table:table-cell table:formula="of:=AVERAGE([.P553:.P578])" office:value-type="float" office:value="5.98730769230769" calcext:value-type="float">
            <text:p>5,99</text:p>
          </table:table-cell>
        </table:table-row>
        <table:table-row table:style-name="ro1">
          <table:table-cell office:value-type="string" calcext:value-type="string">
            <text:p>12:59:45</text:p>
          </table:table-cell>
          <table:table-cell office:value-type="float" office:value="11" calcext:value-type="float">
            <text:p>11</text:p>
          </table:table-cell>
          <table:table-cell office:value-type="float" office:value="48.284016" calcext:value-type="float">
            <text:p>48,284016</text:p>
          </table:table-cell>
          <table:table-cell office:value-type="float" office:value="0.520982" calcext:value-type="float">
            <text:p>0,520982</text:p>
          </table:table-cell>
          <table:table-cell office:value-type="float" office:value="25285.1" calcext:value-type="float">
            <text:p>25285,1</text:p>
          </table:table-cell>
          <table:table-cell office:value-type="float" office:value="10.9" calcext:value-type="float">
            <text:p>10,9</text:p>
          </table:table-cell>
          <table:table-cell office:value-type="float" office:value="8.3" calcext:value-type="float">
            <text:p>8,3</text:p>
          </table:table-cell>
          <table:table-cell office:value-type="float" office:value="-36.8" calcext:value-type="float">
            <text:p>-36,8</text:p>
          </table:table-cell>
          <table:table-cell office:value-type="float" office:value="27.8" calcext:value-type="float">
            <text:p>27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2.7" calcext:value-type="float">
            <text:p>92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710.2" calcext:value-type="float">
            <text:p>2710,2</text:p>
          </table:table-cell>
          <table:table-cell table:formula="of:=([.E579]-[.E578])/10" office:value-type="float" office:value="6.60999999999985" calcext:value-type="float">
            <text:p>6,60999999999985</text:p>
          </table:table-cell>
          <table:table-cell table:formula="of:=AVERAGE([.P554:.P579])" office:value-type="float" office:value="6.02538461538461" calcext:value-type="float">
            <text:p>6,03</text:p>
          </table:table-cell>
        </table:table-row>
        <table:table-row table:style-name="ro1">
          <table:table-cell office:value-type="string" calcext:value-type="string">
            <text:p>12:59:55</text:p>
          </table:table-cell>
          <table:table-cell office:value-type="float" office:value="11" calcext:value-type="float">
            <text:p>11</text:p>
          </table:table-cell>
          <table:table-cell office:value-type="float" office:value="48.283871" calcext:value-type="float">
            <text:p>48,283871</text:p>
          </table:table-cell>
          <table:table-cell office:value-type="float" office:value="0.519397" calcext:value-type="float">
            <text:p>0,519397</text:p>
          </table:table-cell>
          <table:table-cell office:value-type="float" office:value="25348.8" calcext:value-type="float">
            <text:p>25348,8</text:p>
          </table:table-cell>
          <table:table-cell office:value-type="float" office:value="10.9" calcext:value-type="float">
            <text:p>10,9</text:p>
          </table:table-cell>
          <table:table-cell office:value-type="float" office:value="8.3" calcext:value-type="float">
            <text:p>8,3</text:p>
          </table:table-cell>
          <table:table-cell office:value-type="float" office:value="-36.2" calcext:value-type="float">
            <text:p>-36,2</text:p>
          </table:table-cell>
          <table:table-cell office:value-type="float" office:value="27.5" calcext:value-type="float">
            <text:p>27,5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2.1" calcext:value-type="float">
            <text:p>92,1</text:p>
          </table:table-cell>
          <table:table-cell office:value-type="float" office:value="12.2" calcext:value-type="float">
            <text:p>12,2</text:p>
          </table:table-cell>
          <table:table-cell office:value-type="float" office:value="-172.3" calcext:value-type="float">
            <text:p>-172,3</text:p>
          </table:table-cell>
          <table:table-cell office:value-type="float" office:value="2709.7" calcext:value-type="float">
            <text:p>2709,7</text:p>
          </table:table-cell>
          <table:table-cell table:formula="of:=([.E580]-[.E579])/10" office:value-type="float" office:value="6.37000000000007" calcext:value-type="float">
            <text:p>6,37000000000007</text:p>
          </table:table-cell>
          <table:table-cell table:formula="of:=AVERAGE([.P555:.P580])" office:value-type="float" office:value="6.05346153846153" calcext:value-type="float">
            <text:p>6,05</text:p>
          </table:table-cell>
        </table:table-row>
        <table:table-row table:style-name="ro1">
          <table:table-cell office:value-type="string" calcext:value-type="string">
            <text:p>13:00:05</text:p>
          </table:table-cell>
          <table:table-cell office:value-type="float" office:value="10" calcext:value-type="float">
            <text:p>10</text:p>
          </table:table-cell>
          <table:table-cell office:value-type="float" office:value="48.283844" calcext:value-type="float">
            <text:p>48,283844</text:p>
          </table:table-cell>
          <table:table-cell office:value-type="float" office:value="0.518065" calcext:value-type="float">
            <text:p>0,518065</text:p>
          </table:table-cell>
          <table:table-cell office:value-type="float" office:value="25411.6" calcext:value-type="float">
            <text:p>25411,6</text:p>
          </table:table-cell>
          <table:table-cell office:value-type="float" office:value="10.9" calcext:value-type="float">
            <text:p>10,9</text:p>
          </table:table-cell>
          <table:table-cell office:value-type="float" office:value="8.4" calcext:value-type="float">
            <text:p>8,4</text:p>
          </table:table-cell>
          <table:table-cell office:value-type="float" office:value="-36.5" calcext:value-type="float">
            <text:p>-36,5</text:p>
          </table:table-cell>
          <table:table-cell office:value-type="float" office:value="27.3" calcext:value-type="float">
            <text:p>27,3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2" calcext:value-type="float">
            <text:p>92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709.1" calcext:value-type="float">
            <text:p>2709,1</text:p>
          </table:table-cell>
          <table:table-cell table:formula="of:=([.E581]-[.E580])/10" office:value-type="float" office:value="6.27999999999993" calcext:value-type="float">
            <text:p>6,27999999999993</text:p>
          </table:table-cell>
          <table:table-cell table:formula="of:=AVERAGE([.P556:.P581])" office:value-type="float" office:value="6.08269230769231" calcext:value-type="float">
            <text:p>6,08</text:p>
          </table:table-cell>
        </table:table-row>
        <table:table-row table:style-name="ro1">
          <table:table-cell office:value-type="string" calcext:value-type="string">
            <text:p>13:00:15</text:p>
          </table:table-cell>
          <table:table-cell office:value-type="float" office:value="11" calcext:value-type="float">
            <text:p>11</text:p>
          </table:table-cell>
          <table:table-cell office:value-type="float" office:value="48.283821" calcext:value-type="float">
            <text:p>48,283821</text:p>
          </table:table-cell>
          <table:table-cell office:value-type="float" office:value="0.516732" calcext:value-type="float">
            <text:p>0,516732</text:p>
          </table:table-cell>
          <table:table-cell office:value-type="float" office:value="25471.7" calcext:value-type="float">
            <text:p>25471,7</text:p>
          </table:table-cell>
          <table:table-cell office:value-type="float" office:value="10.9" calcext:value-type="float">
            <text:p>10,9</text:p>
          </table:table-cell>
          <table:table-cell office:value-type="float" office:value="8.4" calcext:value-type="float">
            <text:p>8,4</text:p>
          </table:table-cell>
          <table:table-cell office:value-type="float" office:value="-36" calcext:value-type="float">
            <text:p>-36</text:p>
          </table:table-cell>
          <table:table-cell office:value-type="float" office:value="27" calcext:value-type="float">
            <text:p>27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1.6" calcext:value-type="float">
            <text:p>91,6</text:p>
          </table:table-cell>
          <table:table-cell office:value-type="float" office:value="12.3" calcext:value-type="float">
            <text:p>12,3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08.6" calcext:value-type="float">
            <text:p>2708,6</text:p>
          </table:table-cell>
          <table:table-cell table:formula="of:=([.E582]-[.E581])/10" office:value-type="float" office:value="6.01000000000022" calcext:value-type="float">
            <text:p>6,01000000000022</text:p>
          </table:table-cell>
          <table:table-cell table:formula="of:=AVERAGE([.P557:.P582])" office:value-type="float" office:value="6.09846153846155" calcext:value-type="float">
            <text:p>6,10</text:p>
          </table:table-cell>
        </table:table-row>
        <table:table-row table:style-name="ro1">
          <table:table-cell office:value-type="string" calcext:value-type="string">
            <text:p>13:00:25</text:p>
          </table:table-cell>
          <table:table-cell office:value-type="float" office:value="11" calcext:value-type="float">
            <text:p>11</text:p>
          </table:table-cell>
          <table:table-cell office:value-type="float" office:value="48.283852" calcext:value-type="float">
            <text:p>48,283852</text:p>
          </table:table-cell>
          <table:table-cell office:value-type="float" office:value="0.51554" calcext:value-type="float">
            <text:p>0,51554</text:p>
          </table:table-cell>
          <table:table-cell office:value-type="float" office:value="25533.4" calcext:value-type="float">
            <text:p>25533,4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,5</text:p>
          </table:table-cell>
          <table:table-cell office:value-type="float" office:value="-36.5" calcext:value-type="float">
            <text:p>-36,5</text:p>
          </table:table-cell>
          <table:table-cell office:value-type="float" office:value="26.8" calcext:value-type="float">
            <text:p>26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1" calcext:value-type="float">
            <text:p>91</text:p>
          </table:table-cell>
          <table:table-cell office:value-type="float" office:value="12.2" calcext:value-type="float">
            <text:p>12,2</text:p>
          </table:table-cell>
          <table:table-cell office:value-type="float" office:value="-175" calcext:value-type="float">
            <text:p>-175</text:p>
          </table:table-cell>
          <table:table-cell office:value-type="float" office:value="2708.1" calcext:value-type="float">
            <text:p>2708,1</text:p>
          </table:table-cell>
          <table:table-cell table:formula="of:=([.E583]-[.E582])/10" office:value-type="float" office:value="6.17000000000007" calcext:value-type="float">
            <text:p>6,17000000000007</text:p>
          </table:table-cell>
          <table:table-cell table:formula="of:=AVERAGE([.P558:.P583])" office:value-type="float" office:value="6.12076923076924" calcext:value-type="float">
            <text:p>6,12</text:p>
          </table:table-cell>
        </table:table-row>
        <table:table-row table:style-name="ro1">
          <table:table-cell office:value-type="string" calcext:value-type="string">
            <text:p>13:00:35</text:p>
          </table:table-cell>
          <table:table-cell office:value-type="float" office:value="11" calcext:value-type="float">
            <text:p>11</text:p>
          </table:table-cell>
          <table:table-cell office:value-type="float" office:value="48.283821" calcext:value-type="float">
            <text:p>48,283821</text:p>
          </table:table-cell>
          <table:table-cell office:value-type="float" office:value="0.514598" calcext:value-type="float">
            <text:p>0,514598</text:p>
          </table:table-cell>
          <table:table-cell office:value-type="float" office:value="25592.8" calcext:value-type="float">
            <text:p>25592,8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,5</text:p>
          </table:table-cell>
          <table:table-cell office:value-type="float" office:value="-33.8" calcext:value-type="float">
            <text:p>-33,8</text:p>
          </table:table-cell>
          <table:table-cell office:value-type="float" office:value="26.6" calcext:value-type="float">
            <text:p>26,6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0.8" calcext:value-type="float">
            <text:p>90,8</text:p>
          </table:table-cell>
          <table:table-cell office:value-type="float" office:value="12.2" calcext:value-type="float">
            <text:p>12,2</text:p>
          </table:table-cell>
          <table:table-cell office:value-type="float" office:value="-174.9" calcext:value-type="float">
            <text:p>-174,9</text:p>
          </table:table-cell>
          <table:table-cell office:value-type="float" office:value="2707.7" calcext:value-type="float">
            <text:p>2707,7</text:p>
          </table:table-cell>
          <table:table-cell table:formula="of:=([.E584]-[.E583])/10" office:value-type="float" office:value="5.93999999999978" calcext:value-type="float">
            <text:p>5,93999999999978</text:p>
          </table:table-cell>
          <table:table-cell table:formula="of:=AVERAGE([.P559:.P584])" office:value-type="float" office:value="6.14230769230769" calcext:value-type="float">
            <text:p>6,14</text:p>
          </table:table-cell>
        </table:table-row>
        <table:table-row table:style-name="ro1">
          <table:table-cell office:value-type="string" calcext:value-type="string">
            <text:p>13:00:45</text:p>
          </table:table-cell>
          <table:table-cell office:value-type="float" office:value="11" calcext:value-type="float">
            <text:p>11</text:p>
          </table:table-cell>
          <table:table-cell office:value-type="float" office:value="48.283649" calcext:value-type="float">
            <text:p>48,283649</text:p>
          </table:table-cell>
          <table:table-cell office:value-type="float" office:value="0.51368" calcext:value-type="float">
            <text:p>0,51368</text:p>
          </table:table-cell>
          <table:table-cell office:value-type="float" office:value="25654.2" calcext:value-type="float">
            <text:p>25654,2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34.5" calcext:value-type="float">
            <text:p>-34,5</text:p>
          </table:table-cell>
          <table:table-cell office:value-type="float" office:value="26.4" calcext:value-type="float">
            <text:p>26,4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0.7" calcext:value-type="float">
            <text:p>90,7</text:p>
          </table:table-cell>
          <table:table-cell office:value-type="float" office:value="12.2" calcext:value-type="float">
            <text:p>12,2</text:p>
          </table:table-cell>
          <table:table-cell office:value-type="float" office:value="-206.2" calcext:value-type="float">
            <text:p>-206,2</text:p>
          </table:table-cell>
          <table:table-cell office:value-type="float" office:value="2707.1" calcext:value-type="float">
            <text:p>2707,1</text:p>
          </table:table-cell>
          <table:table-cell table:formula="of:=([.E585]-[.E584])/10" office:value-type="float" office:value="6.14000000000015" calcext:value-type="float">
            <text:p>6,14000000000015</text:p>
          </table:table-cell>
          <table:table-cell table:formula="of:=AVERAGE([.P560:.P585])" office:value-type="float" office:value="6.14538461538461" calcext:value-type="float">
            <text:p>6,15</text:p>
          </table:table-cell>
        </table:table-row>
        <table:table-row table:style-name="ro1">
          <table:table-cell office:value-type="string" calcext:value-type="string">
            <text:p>13:00:55</text:p>
          </table:table-cell>
          <table:table-cell office:value-type="float" office:value="11" calcext:value-type="float">
            <text:p>11</text:p>
          </table:table-cell>
          <table:table-cell office:value-type="float" office:value="48.283527" calcext:value-type="float">
            <text:p>48,283527</text:p>
          </table:table-cell>
          <table:table-cell office:value-type="float" office:value="0.512867" calcext:value-type="float">
            <text:p>0,512867</text:p>
          </table:table-cell>
          <table:table-cell office:value-type="float" office:value="25715.6" calcext:value-type="float">
            <text:p>25715,6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32" calcext:value-type="float">
            <text:p>-32</text:p>
          </table:table-cell>
          <table:table-cell office:value-type="float" office:value="26.2" calcext:value-type="float">
            <text:p>26,2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0.5" calcext:value-type="float">
            <text:p>90,5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706.6" calcext:value-type="float">
            <text:p>2706,6</text:p>
          </table:table-cell>
          <table:table-cell table:formula="of:=([.E586]-[.E585])/10" office:value-type="float" office:value="6.13999999999978" calcext:value-type="float">
            <text:p>6,13999999999978</text:p>
          </table:table-cell>
          <table:table-cell table:formula="of:=AVERAGE([.P561:.P586])" office:value-type="float" office:value="6.16615384615383" calcext:value-type="float">
            <text:p>6,17</text:p>
          </table:table-cell>
        </table:table-row>
        <table:table-row table:style-name="ro1">
          <table:table-cell office:value-type="string" calcext:value-type="string">
            <text:p>13:01:05</text:p>
          </table:table-cell>
          <table:table-cell office:value-type="float" office:value="11" calcext:value-type="float">
            <text:p>11</text:p>
          </table:table-cell>
          <table:table-cell office:value-type="float" office:value="48.283195" calcext:value-type="float">
            <text:p>48,283195</text:p>
          </table:table-cell>
          <table:table-cell office:value-type="float" office:value="0.51201" calcext:value-type="float">
            <text:p>0,51201</text:p>
          </table:table-cell>
          <table:table-cell office:value-type="float" office:value="25773.6" calcext:value-type="float">
            <text:p>25773,6</text:p>
          </table:table-cell>
          <table:table-cell office:value-type="float" office:value="11.1" calcext:value-type="float">
            <text:p>11,1</text:p>
          </table:table-cell>
          <table:table-cell office:value-type="float" office:value="8.7" calcext:value-type="float">
            <text:p>8,7</text:p>
          </table:table-cell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0.4" calcext:value-type="float">
            <text:p>90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1" calcext:value-type="float">
            <text:p>-172,1</text:p>
          </table:table-cell>
          <table:table-cell office:value-type="float" office:value="2706.2" calcext:value-type="float">
            <text:p>2706,2</text:p>
          </table:table-cell>
          <table:table-cell table:formula="of:=([.E587]-[.E586])/10" office:value-type="float" office:value="5.8" calcext:value-type="float">
            <text:p>5,8</text:p>
          </table:table-cell>
          <table:table-cell table:formula="of:=AVERAGE([.P562:.P587])" office:value-type="float" office:value="6.16807692307691" calcext:value-type="float">
            <text:p>6,17</text:p>
          </table:table-cell>
        </table:table-row>
        <table:table-row table:style-name="ro1">
          <table:table-cell office:value-type="string" calcext:value-type="string">
            <text:p>13:01:15</text:p>
          </table:table-cell>
          <table:table-cell office:value-type="float" office:value="11" calcext:value-type="float">
            <text:p>11</text:p>
          </table:table-cell>
          <table:table-cell office:value-type="float" office:value="48.282803" calcext:value-type="float">
            <text:p>48,282803</text:p>
          </table:table-cell>
          <table:table-cell office:value-type="float" office:value="0.510967" calcext:value-type="float">
            <text:p>0,510967</text:p>
          </table:table-cell>
          <table:table-cell office:value-type="float" office:value="25835.3" calcext:value-type="float">
            <text:p>25835,3</text:p>
          </table:table-cell>
          <table:table-cell office:value-type="float" office:value="11.1" calcext:value-type="float">
            <text:p>11,1</text:p>
          </table:table-cell>
          <table:table-cell office:value-type="float" office:value="8.7" calcext:value-type="float">
            <text:p>8,7</text:p>
          </table:table-cell>
          <table:table-cell office:value-type="float" office:value="-33.8" calcext:value-type="float">
            <text:p>-33,8</text:p>
          </table:table-cell>
          <table:table-cell office:value-type="float" office:value="25.8" calcext:value-type="float">
            <text:p>25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705.7" calcext:value-type="float">
            <text:p>2705,7</text:p>
          </table:table-cell>
          <table:table-cell table:formula="of:=([.E588]-[.E587])/10" office:value-type="float" office:value="6.17000000000007" calcext:value-type="float">
            <text:p>6,17000000000007</text:p>
          </table:table-cell>
          <table:table-cell table:formula="of:=AVERAGE([.P563:.P588])" office:value-type="float" office:value="6.18" calcext:value-type="float">
            <text:p>6,18</text:p>
          </table:table-cell>
        </table:table-row>
        <table:table-row table:style-name="ro1">
          <table:table-cell office:value-type="string" calcext:value-type="string">
            <text:p>13:01:25</text:p>
          </table:table-cell>
          <table:table-cell office:value-type="float" office:value="11" calcext:value-type="float">
            <text:p>11</text:p>
          </table:table-cell>
          <table:table-cell office:value-type="float" office:value="48.282429" calcext:value-type="float">
            <text:p>48,282429</text:p>
          </table:table-cell>
          <table:table-cell office:value-type="float" office:value="0.509585" calcext:value-type="float">
            <text:p>0,509585</text:p>
          </table:table-cell>
          <table:table-cell office:value-type="float" office:value="25898.4" calcext:value-type="float">
            <text:p>25898,4</text:p>
          </table:table-cell>
          <table:table-cell office:value-type="float" office:value="11.1" calcext:value-type="float">
            <text:p>11,1</text:p>
          </table:table-cell>
          <table:table-cell office:value-type="float" office:value="8.7" calcext:value-type="float">
            <text:p>8,7</text:p>
          </table:table-cell>
          <table:table-cell office:value-type="float" office:value="-34.2" calcext:value-type="float">
            <text:p>-34,2</text:p>
          </table:table-cell>
          <table:table-cell office:value-type="float" office:value="25.6" calcext:value-type="float">
            <text:p>25,6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90.2" calcext:value-type="float">
            <text:p>90,2</text:p>
          </table:table-cell>
          <table:table-cell office:value-type="float" office:value="12.2" calcext:value-type="float">
            <text:p>12,2</text:p>
          </table:table-cell>
          <table:table-cell office:value-type="float" office:value="-170.5" calcext:value-type="float">
            <text:p>-170,5</text:p>
          </table:table-cell>
          <table:table-cell office:value-type="float" office:value="2705.2" calcext:value-type="float">
            <text:p>2705,2</text:p>
          </table:table-cell>
          <table:table-cell table:formula="of:=([.E589]-[.E588])/10" office:value-type="float" office:value="6.31000000000022" calcext:value-type="float">
            <text:p>6,31000000000022</text:p>
          </table:table-cell>
          <table:table-cell table:formula="of:=AVERAGE([.P564:.P589])" office:value-type="float" office:value="6.19230769230769" calcext:value-type="float">
            <text:p>6,19</text:p>
          </table:table-cell>
        </table:table-row>
        <table:table-row table:style-name="ro1">
          <table:table-cell office:value-type="string" calcext:value-type="string">
            <text:p>13:01:35</text:p>
          </table:table-cell>
          <table:table-cell office:value-type="float" office:value="11" calcext:value-type="float">
            <text:p>11</text:p>
          </table:table-cell>
          <table:table-cell office:value-type="float" office:value="48.282253" calcext:value-type="float">
            <text:p>48,282253</text:p>
          </table:table-cell>
          <table:table-cell office:value-type="float" office:value="0.508203" calcext:value-type="float">
            <text:p>0,508203</text:p>
          </table:table-cell>
          <table:table-cell office:value-type="float" office:value="25962.1" calcext:value-type="float">
            <text:p>25962,1</text:p>
          </table:table-cell>
          <table:table-cell office:value-type="float" office:value="11.1" calcext:value-type="float">
            <text:p>11,1</text:p>
          </table:table-cell>
          <table:table-cell office:value-type="float" office:value="8.8" calcext:value-type="float">
            <text:p>8,8</text:p>
          </table:table-cell>
          <table:table-cell office:value-type="float" office:value="-35" calcext:value-type="float">
            <text:p>-35</text:p>
          </table:table-cell>
          <table:table-cell office:value-type="float" office:value="25.3" calcext:value-type="float">
            <text:p>25,3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704.7" calcext:value-type="float">
            <text:p>2704,7</text:p>
          </table:table-cell>
          <table:table-cell table:formula="of:=([.E590]-[.E589])/10" office:value-type="float" office:value="6.36999999999971" calcext:value-type="float">
            <text:p>6,36999999999971</text:p>
          </table:table-cell>
          <table:table-cell table:formula="of:=AVERAGE([.P565:.P590])" office:value-type="float" office:value="6.21038461538461" calcext:value-type="float">
            <text:p>6,21</text:p>
          </table:table-cell>
        </table:table-row>
        <table:table-row table:style-name="ro1">
          <table:table-cell office:value-type="string" calcext:value-type="string">
            <text:p>13:01:45</text:p>
          </table:table-cell>
          <table:table-cell office:value-type="float" office:value="11" calcext:value-type="float">
            <text:p>11</text:p>
          </table:table-cell>
          <table:table-cell office:value-type="float" office:value="48.282318" calcext:value-type="float">
            <text:p>48,282318</text:p>
          </table:table-cell>
          <table:table-cell office:value-type="float" office:value="0.506843" calcext:value-type="float">
            <text:p>0,506843</text:p>
          </table:table-cell>
          <table:table-cell office:value-type="float" office:value="26024.3" calcext:value-type="float">
            <text:p>26024,3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31.8" calcext:value-type="float">
            <text:p>-31,8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704.3" calcext:value-type="float">
            <text:p>2704,3</text:p>
          </table:table-cell>
          <table:table-cell table:formula="of:=([.E591]-[.E590])/10" office:value-type="float" office:value="6.22000000000007" calcext:value-type="float">
            <text:p>6,22000000000007</text:p>
          </table:table-cell>
          <table:table-cell table:formula="of:=AVERAGE([.P566:.P591])" office:value-type="float" office:value="6.20576923076923" calcext:value-type="float">
            <text:p>6,21</text:p>
          </table:table-cell>
        </table:table-row>
        <table:table-row table:style-name="ro1">
          <table:table-cell office:value-type="string" calcext:value-type="string">
            <text:p>13:01:55</text:p>
          </table:table-cell>
          <table:table-cell office:value-type="float" office:value="11" calcext:value-type="float">
            <text:p>11</text:p>
          </table:table-cell>
          <table:table-cell office:value-type="float" office:value="48.282387" calcext:value-type="float">
            <text:p>48,282387</text:p>
          </table:table-cell>
          <table:table-cell office:value-type="float" office:value="0.505512" calcext:value-type="float">
            <text:p>0,505512</text:p>
          </table:table-cell>
          <table:table-cell office:value-type="float" office:value="26087.1" calcext:value-type="float">
            <text:p>26087,1</text:p>
          </table:table-cell>
          <table:table-cell office:value-type="float" office:value="11.2" calcext:value-type="float">
            <text:p>11,2</text:p>
          </table:table-cell>
          <table:table-cell office:value-type="float" office:value="8.9" calcext:value-type="float">
            <text:p>8,9</text:p>
          </table:table-cell>
          <table:table-cell office:value-type="float" office:value="-33" calcext:value-type="float">
            <text:p>-33</text:p>
          </table:table-cell>
          <table:table-cell office:value-type="float" office:value="24.8" calcext:value-type="float">
            <text:p>24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8" calcext:value-type="float">
            <text:p>89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703.8" calcext:value-type="float">
            <text:p>2703,8</text:p>
          </table:table-cell>
          <table:table-cell table:formula="of:=([.E592]-[.E591])/10" office:value-type="float" office:value="6.27999999999993" calcext:value-type="float">
            <text:p>6,27999999999993</text:p>
          </table:table-cell>
          <table:table-cell table:formula="of:=AVERAGE([.P567:.P592])" office:value-type="float" office:value="6.20615384615384" calcext:value-type="float">
            <text:p>6,21</text:p>
          </table:table-cell>
        </table:table-row>
        <table:table-row table:style-name="ro1">
          <table:table-cell office:value-type="string" calcext:value-type="string">
            <text:p>13:02:05</text:p>
          </table:table-cell>
          <table:table-cell office:value-type="float" office:value="11" calcext:value-type="float">
            <text:p>11</text:p>
          </table:table-cell>
          <table:table-cell office:value-type="float" office:value="48.282455" calcext:value-type="float">
            <text:p>48,282455</text:p>
          </table:table-cell>
          <table:table-cell office:value-type="float" office:value="0.5042" calcext:value-type="float">
            <text:p>0,5042</text:p>
          </table:table-cell>
          <table:table-cell office:value-type="float" office:value="26146.4" calcext:value-type="float">
            <text:p>26146,4</text:p>
          </table:table-cell>
          <table:table-cell office:value-type="float" office:value="11.2" calcext:value-type="float">
            <text:p>11,2</text:p>
          </table:table-cell>
          <table:table-cell office:value-type="float" office:value="8.9" calcext:value-type="float">
            <text:p>8,9</text:p>
          </table:table-cell>
          <table:table-cell office:value-type="float" office:value="-32.5" calcext:value-type="float">
            <text:p>-32,5</text:p>
          </table:table-cell>
          <table:table-cell office:value-type="float" office:value="24.8" calcext:value-type="float">
            <text:p>24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1" calcext:value-type="float">
            <text:p>89,1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703.2" calcext:value-type="float">
            <text:p>2703,2</text:p>
          </table:table-cell>
          <table:table-cell table:formula="of:=([.E593]-[.E592])/10" office:value-type="float" office:value="5.93000000000029" calcext:value-type="float">
            <text:p>5,93000000000029</text:p>
          </table:table-cell>
          <table:table-cell table:formula="of:=AVERAGE([.P568:.P593])" office:value-type="float" office:value="6.20346153846155" calcext:value-type="float">
            <text:p>6,20</text:p>
          </table:table-cell>
        </table:table-row>
        <table:table-row table:style-name="ro1">
          <table:table-cell office:value-type="string" calcext:value-type="string">
            <text:p>13:02:15</text:p>
          </table:table-cell>
          <table:table-cell office:value-type="float" office:value="11" calcext:value-type="float">
            <text:p>11</text:p>
          </table:table-cell>
          <table:table-cell office:value-type="float" office:value="48.282421" calcext:value-type="float">
            <text:p>48,282421</text:p>
          </table:table-cell>
          <table:table-cell office:value-type="float" office:value="0.50296" calcext:value-type="float">
            <text:p>0,50296</text:p>
          </table:table-cell>
          <table:table-cell office:value-type="float" office:value="26197.2" calcext:value-type="float">
            <text:p>26197,2</text:p>
          </table:table-cell>
          <table:table-cell office:value-type="float" office:value="11.4" calcext:value-type="float">
            <text:p>11,4</text:p>
          </table:table-cell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24.5" calcext:value-type="float">
            <text:p>24,5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.1" calcext:value-type="float">
            <text:p>89,1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702.7" calcext:value-type="float">
            <text:p>2702,7</text:p>
          </table:table-cell>
          <table:table-cell table:formula="of:=([.E594]-[.E593])/10" office:value-type="float" office:value="5.07999999999993" calcext:value-type="float">
            <text:p>5,07999999999993</text:p>
          </table:table-cell>
          <table:table-cell table:formula="of:=AVERAGE([.P569:.P594])" office:value-type="float" office:value="6.16615384615385" calcext:value-type="float">
            <text:p>6,17</text:p>
          </table:table-cell>
        </table:table-row>
        <table:table-row table:style-name="ro1">
          <table:table-cell office:value-type="string" calcext:value-type="string">
            <text:p>13:02:25</text:p>
          </table:table-cell>
          <table:table-cell office:value-type="float" office:value="11" calcext:value-type="float">
            <text:p>11</text:p>
          </table:table-cell>
          <table:table-cell office:value-type="float" office:value="48.282104" calcext:value-type="float">
            <text:p>48,282104</text:p>
          </table:table-cell>
          <table:table-cell office:value-type="float" office:value="0.501643" calcext:value-type="float">
            <text:p>0,501643</text:p>
          </table:table-cell>
          <table:table-cell office:value-type="float" office:value="26259.7" calcext:value-type="float">
            <text:p>26259,7</text:p>
          </table:table-cell>
          <table:table-cell office:value-type="float" office:value="11.4" calcext:value-type="float">
            <text:p>11,4</text:p>
          </table:table-cell>
          <table:table-cell office:value-type="float" office:value="9" calcext:value-type="float">
            <text:p>9</text:p>
          </table:table-cell>
          <table:table-cell office:value-type="float" office:value="-33.2" calcext:value-type="float">
            <text:p>-33,2</text:p>
          </table:table-cell>
          <table:table-cell office:value-type="float" office:value="24.2" calcext:value-type="float">
            <text:p>24,2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702.2" calcext:value-type="float">
            <text:p>2702,2</text:p>
          </table:table-cell>
          <table:table-cell table:formula="of:=([.E595]-[.E594])/10" office:value-type="float" office:value="6.25" calcext:value-type="float">
            <text:p>6,25</text:p>
          </table:table-cell>
          <table:table-cell table:formula="of:=AVERAGE([.P570:.P595])" office:value-type="float" office:value="6.16269230769231" calcext:value-type="float">
            <text:p>6,16</text:p>
          </table:table-cell>
        </table:table-row>
        <table:table-row table:style-name="ro1">
          <table:table-cell office:value-type="string" calcext:value-type="string">
            <text:p>13:02:35</text:p>
          </table:table-cell>
          <table:table-cell office:value-type="float" office:value="11" calcext:value-type="float">
            <text:p>11</text:p>
          </table:table-cell>
          <table:table-cell office:value-type="float" office:value="48.281769" calcext:value-type="float">
            <text:p>48,281769</text:p>
          </table:table-cell>
          <table:table-cell office:value-type="float" office:value="0.50038" calcext:value-type="float">
            <text:p>0,50038</text:p>
          </table:table-cell>
          <table:table-cell office:value-type="float" office:value="26318.6" calcext:value-type="float">
            <text:p>26318,6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-32.5" calcext:value-type="float">
            <text:p>-32,5</text:p>
          </table:table-cell>
          <table:table-cell office:value-type="float" office:value="24.1" calcext:value-type="float">
            <text:p>24,1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2" calcext:value-type="float">
            <text:p>-177,2</text:p>
          </table:table-cell>
          <table:table-cell office:value-type="float" office:value="2701.7" calcext:value-type="float">
            <text:p>2701,7</text:p>
          </table:table-cell>
          <table:table-cell table:formula="of:=([.E596]-[.E595])/10" office:value-type="float" office:value="5.88999999999978" calcext:value-type="float">
            <text:p>5,88999999999978</text:p>
          </table:table-cell>
          <table:table-cell table:formula="of:=AVERAGE([.P571:.P596])" office:value-type="float" office:value="6.14615384615385" calcext:value-type="float">
            <text:p>6,15</text:p>
          </table:table-cell>
        </table:table-row>
        <table:table-row table:style-name="ro1">
          <table:table-cell office:value-type="string" calcext:value-type="string">
            <text:p>13:02:45</text:p>
          </table:table-cell>
          <table:table-cell office:value-type="float" office:value="11" calcext:value-type="float">
            <text:p>11</text:p>
          </table:table-cell>
          <table:table-cell office:value-type="float" office:value="48.281746" calcext:value-type="float">
            <text:p>48,281746</text:p>
          </table:table-cell>
          <table:table-cell office:value-type="float" office:value="0.499337" calcext:value-type="float">
            <text:p>0,499337</text:p>
          </table:table-cell>
          <table:table-cell office:value-type="float" office:value="26378.2" calcext:value-type="float">
            <text:p>26378,2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34.2" calcext:value-type="float">
            <text:p>-34,2</text:p>
          </table:table-cell>
          <table:table-cell office:value-type="float" office:value="23.9" calcext:value-type="float">
            <text:p>23,9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201.8" calcext:value-type="float">
            <text:p>-201,8</text:p>
          </table:table-cell>
          <table:table-cell office:value-type="float" office:value="2701.2" calcext:value-type="float">
            <text:p>2701,2</text:p>
          </table:table-cell>
          <table:table-cell table:formula="of:=([.E597]-[.E596])/10" office:value-type="float" office:value="5.96000000000022" calcext:value-type="float">
            <text:p>5,96000000000022</text:p>
          </table:table-cell>
          <table:table-cell table:formula="of:=AVERAGE([.P572:.P597])" office:value-type="float" office:value="6.14346153846154" calcext:value-type="float">
            <text:p>6,14</text:p>
          </table:table-cell>
        </table:table-row>
        <table:table-row table:style-name="ro1">
          <table:table-cell office:value-type="string" calcext:value-type="string">
            <text:p>13:02:55</text:p>
          </table:table-cell>
          <table:table-cell office:value-type="float" office:value="11" calcext:value-type="float">
            <text:p>11</text:p>
          </table:table-cell>
          <table:table-cell office:value-type="float" office:value="48.281677" calcext:value-type="float">
            <text:p>48,281677</text:p>
          </table:table-cell>
          <table:table-cell office:value-type="float" office:value="0.498308" calcext:value-type="float">
            <text:p>0,498308</text:p>
          </table:table-cell>
          <table:table-cell office:value-type="float" office:value="26440.7" calcext:value-type="float">
            <text:p>26440,7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-32.8" calcext:value-type="float">
            <text:p>-32,8</text:p>
          </table:table-cell>
          <table:table-cell office:value-type="float" office:value="23.7" calcext:value-type="float">
            <text:p>23,7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700.7" calcext:value-type="float">
            <text:p>2700,7</text:p>
          </table:table-cell>
          <table:table-cell table:formula="of:=([.E598]-[.E597])/10" office:value-type="float" office:value="6.25" calcext:value-type="float">
            <text:p>6,25</text:p>
          </table:table-cell>
          <table:table-cell table:formula="of:=AVERAGE([.P573:.P598])" office:value-type="float" office:value="6.13115384615386" calcext:value-type="float">
            <text:p>6,13</text:p>
          </table:table-cell>
        </table:table-row>
        <table:table-row table:style-name="ro1">
          <table:table-cell office:value-type="string" calcext:value-type="string">
            <text:p>13:03:05</text:p>
          </table:table-cell>
          <table:table-cell office:value-type="float" office:value="11" calcext:value-type="float">
            <text:p>11</text:p>
          </table:table-cell>
          <table:table-cell office:value-type="float" office:value="48.281635" calcext:value-type="float">
            <text:p>48,281635</text:p>
          </table:table-cell>
          <table:table-cell office:value-type="float" office:value="0.497408" calcext:value-type="float">
            <text:p>0,497408</text:p>
          </table:table-cell>
          <table:table-cell office:value-type="float" office:value="26503.4" calcext:value-type="float">
            <text:p>26503,4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-33.2" calcext:value-type="float">
            <text:p>-33,2</text:p>
          </table:table-cell>
          <table:table-cell office:value-type="float" office:value="23.5" calcext:value-type="float">
            <text:p>23,5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7" calcext:value-type="float">
            <text:p>88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700.3" calcext:value-type="float">
            <text:p>2700,3</text:p>
          </table:table-cell>
          <table:table-cell table:formula="of:=([.E599]-[.E598])/10" office:value-type="float" office:value="6.27000000000007" calcext:value-type="float">
            <text:p>6,27000000000007</text:p>
          </table:table-cell>
          <table:table-cell table:formula="of:=AVERAGE([.P574:.P599])" office:value-type="float" office:value="6.14461538461539" calcext:value-type="float">
            <text:p>6,14</text:p>
          </table:table-cell>
        </table:table-row>
        <table:table-row table:style-name="ro1">
          <table:table-cell office:value-type="string" calcext:value-type="string">
            <text:p>13:03:15</text:p>
          </table:table-cell>
          <table:table-cell office:value-type="float" office:value="11" calcext:value-type="float">
            <text:p>11</text:p>
          </table:table-cell>
          <table:table-cell office:value-type="float" office:value="48.281448" calcext:value-type="float">
            <text:p>48,281448</text:p>
          </table:table-cell>
          <table:table-cell office:value-type="float" office:value="0.496447" calcext:value-type="float">
            <text:p>0,496447</text:p>
          </table:table-cell>
          <table:table-cell office:value-type="float" office:value="26563.8" calcext:value-type="float">
            <text:p>26563,8</text:p>
          </table:table-cell>
          <table:table-cell office:value-type="float" office:value="11.6" calcext:value-type="float">
            <text:p>11,6</text:p>
          </table:table-cell>
          <table:table-cell office:value-type="float" office:value="9.3" calcext:value-type="float">
            <text:p>9,3</text:p>
          </table:table-cell>
          <table:table-cell office:value-type="float" office:value="-33.2" calcext:value-type="float">
            <text:p>-33,2</text:p>
          </table:table-cell>
          <table:table-cell office:value-type="float" office:value="23.3" calcext:value-type="float">
            <text:p>23,3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4" calcext:value-type="float">
            <text:p>88,4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699.8" calcext:value-type="float">
            <text:p>2699,8</text:p>
          </table:table-cell>
          <table:table-cell table:formula="of:=([.E600]-[.E599])/10" office:value-type="float" office:value="6.03999999999978" calcext:value-type="float">
            <text:p>6,03999999999978</text:p>
          </table:table-cell>
          <table:table-cell table:formula="of:=AVERAGE([.P575:.P600])" office:value-type="float" office:value="6.13961538461538" calcext:value-type="float">
            <text:p>6,14</text:p>
          </table:table-cell>
        </table:table-row>
        <table:table-row table:style-name="ro1">
          <table:table-cell office:value-type="string" calcext:value-type="string">
            <text:p>13:03:25</text:p>
          </table:table-cell>
          <table:table-cell office:value-type="float" office:value="11" calcext:value-type="float">
            <text:p>11</text:p>
          </table:table-cell>
          <table:table-cell office:value-type="float" office:value="48.28112" calcext:value-type="float">
            <text:p>48,28112</text:p>
          </table:table-cell>
          <table:table-cell office:value-type="float" office:value="0.495442" calcext:value-type="float">
            <text:p>0,495442</text:p>
          </table:table-cell>
          <table:table-cell office:value-type="float" office:value="26626.8" calcext:value-type="float">
            <text:p>26626,8</text:p>
          </table:table-cell>
          <table:table-cell office:value-type="float" office:value="11.6" calcext:value-type="float">
            <text:p>11,6</text:p>
          </table:table-cell>
          <table:table-cell office:value-type="float" office:value="9.3" calcext:value-type="float">
            <text:p>9,3</text:p>
          </table:table-cell>
          <table:table-cell office:value-type="float" office:value="-31.8" calcext:value-type="float">
            <text:p>-31,8</text:p>
          </table:table-cell>
          <table:table-cell office:value-type="float" office:value="23.1" calcext:value-type="float">
            <text:p>23,1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2.2" calcext:value-type="float">
            <text:p>12,2</text:p>
          </table:table-cell>
          <table:table-cell office:value-type="float" office:value="-176.7" calcext:value-type="float">
            <text:p>-176,7</text:p>
          </table:table-cell>
          <table:table-cell office:value-type="float" office:value="2699.3" calcext:value-type="float">
            <text:p>2699,3</text:p>
          </table:table-cell>
          <table:table-cell table:formula="of:=([.E601]-[.E600])/10" office:value-type="float" office:value="6.3" calcext:value-type="float">
            <text:p>6,3</text:p>
          </table:table-cell>
          <table:table-cell table:formula="of:=AVERAGE([.P576:.P601])" office:value-type="float" office:value="6.13961538461538" calcext:value-type="float">
            <text:p>6,14</text:p>
          </table:table-cell>
        </table:table-row>
        <table:table-row table:style-name="ro1">
          <table:table-cell office:value-type="string" calcext:value-type="string">
            <text:p>13:03:35</text:p>
          </table:table-cell>
          <table:table-cell office:value-type="float" office:value="11" calcext:value-type="float">
            <text:p>11</text:p>
          </table:table-cell>
          <table:table-cell office:value-type="float" office:value="48.280956" calcext:value-type="float">
            <text:p>48,280956</text:p>
          </table:table-cell>
          <table:table-cell office:value-type="float" office:value="0.494252" calcext:value-type="float">
            <text:p>0,494252</text:p>
          </table:table-cell>
          <table:table-cell office:value-type="float" office:value="26687.1" calcext:value-type="float">
            <text:p>26687,1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-31.5" calcext:value-type="float">
            <text:p>-31,5</text:p>
          </table:table-cell>
          <table:table-cell office:value-type="float" office:value="22.8" calcext:value-type="float">
            <text:p>22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2" calcext:value-type="float">
            <text:p>88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98.8" calcext:value-type="float">
            <text:p>2698,8</text:p>
          </table:table-cell>
          <table:table-cell table:formula="of:=([.E602]-[.E601])/10" office:value-type="float" office:value="6.02999999999993" calcext:value-type="float">
            <text:p>6,02999999999993</text:p>
          </table:table-cell>
          <table:table-cell table:formula="of:=AVERAGE([.P577:.P602])" office:value-type="float" office:value="6.13769230769231" calcext:value-type="float">
            <text:p>6,14</text:p>
          </table:table-cell>
        </table:table-row>
        <table:table-row table:style-name="ro1">
          <table:table-cell office:value-type="string" calcext:value-type="string">
            <text:p>13:03:45</text:p>
          </table:table-cell>
          <table:table-cell office:value-type="float" office:value="11" calcext:value-type="float">
            <text:p>11</text:p>
          </table:table-cell>
          <table:table-cell office:value-type="float" office:value="48.280792" calcext:value-type="float">
            <text:p>48,280792</text:p>
          </table:table-cell>
          <table:table-cell office:value-type="float" office:value="0.493012" calcext:value-type="float">
            <text:p>0,493012</text:p>
          </table:table-cell>
          <table:table-cell office:value-type="float" office:value="26750.9" calcext:value-type="float">
            <text:p>26750,9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-32" calcext:value-type="float">
            <text:p>-32</text:p>
          </table:table-cell>
          <table:table-cell office:value-type="float" office:value="22.7" calcext:value-type="float">
            <text:p>22,7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7" calcext:value-type="float">
            <text:p>87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4" calcext:value-type="float">
            <text:p>-171,4</text:p>
          </table:table-cell>
          <table:table-cell office:value-type="float" office:value="2698.4" calcext:value-type="float">
            <text:p>2698,4</text:p>
          </table:table-cell>
          <table:table-cell table:formula="of:=([.E603]-[.E602])/10" office:value-type="float" office:value="6.38000000000029" calcext:value-type="float">
            <text:p>6,38000000000029</text:p>
          </table:table-cell>
          <table:table-cell table:formula="of:=AVERAGE([.P578:.P603])" office:value-type="float" office:value="6.14269230769232" calcext:value-type="float">
            <text:p>6,14</text:p>
          </table:table-cell>
        </table:table-row>
        <table:table-row table:style-name="ro1">
          <table:table-cell office:value-type="string" calcext:value-type="string">
            <text:p>13:03:55</text:p>
          </table:table-cell>
          <table:table-cell office:value-type="float" office:value="11" calcext:value-type="float">
            <text:p>11</text:p>
          </table:table-cell>
          <table:table-cell office:value-type="float" office:value="48.280647" calcext:value-type="float">
            <text:p>48,280647</text:p>
          </table:table-cell>
          <table:table-cell office:value-type="float" office:value="0.491927" calcext:value-type="float">
            <text:p>0,491927</text:p>
          </table:table-cell>
          <table:table-cell office:value-type="float" office:value="26814.4" calcext:value-type="float">
            <text:p>26814,4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-29" calcext:value-type="float">
            <text:p>-29</text:p>
          </table:table-cell>
          <table:table-cell office:value-type="float" office:value="22.5" calcext:value-type="float">
            <text:p>22,5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9" calcext:value-type="float">
            <text:p>87,9</text:p>
          </table:table-cell>
          <table:table-cell office:value-type="float" office:value="12.2" calcext:value-type="float">
            <text:p>12,2</text:p>
          </table:table-cell>
          <table:table-cell office:value-type="float" office:value="-174.7" calcext:value-type="float">
            <text:p>-174,7</text:p>
          </table:table-cell>
          <table:table-cell office:value-type="float" office:value="2697.9" calcext:value-type="float">
            <text:p>2697,9</text:p>
          </table:table-cell>
          <table:table-cell table:formula="of:=([.E604]-[.E603])/10" office:value-type="float" office:value="6.35" calcext:value-type="float">
            <text:p>6,35</text:p>
          </table:table-cell>
          <table:table-cell table:formula="of:=AVERAGE([.P579:.P604])" office:value-type="float" office:value="6.13615384615385" calcext:value-type="float">
            <text:p>6,14</text:p>
          </table:table-cell>
        </table:table-row>
        <table:table-row table:style-name="ro1">
          <table:table-cell office:value-type="string" calcext:value-type="string">
            <text:p>13:04:05</text:p>
          </table:table-cell>
          <table:table-cell office:value-type="float" office:value="11" calcext:value-type="float">
            <text:p>11</text:p>
          </table:table-cell>
          <table:table-cell office:value-type="float" office:value="48.280624" calcext:value-type="float">
            <text:p>48,280624</text:p>
          </table:table-cell>
          <table:table-cell office:value-type="float" office:value="0.491127" calcext:value-type="float">
            <text:p>0,491127</text:p>
          </table:table-cell>
          <table:table-cell office:value-type="float" office:value="26876.3" calcext:value-type="float">
            <text:p>26876,3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-30.8" calcext:value-type="float">
            <text:p>-30,8</text:p>
          </table:table-cell>
          <table:table-cell office:value-type="float" office:value="22.4" calcext:value-type="float">
            <text:p>22,4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9" calcext:value-type="float">
            <text:p>87,9</text:p>
          </table:table-cell>
          <table:table-cell office:value-type="float" office:value="12.2" calcext:value-type="float">
            <text:p>12,2</text:p>
          </table:table-cell>
          <table:table-cell office:value-type="float" office:value="-167.5" calcext:value-type="float">
            <text:p>-167,5</text:p>
          </table:table-cell>
          <table:table-cell office:value-type="float" office:value="2697.3" calcext:value-type="float">
            <text:p>2697,3</text:p>
          </table:table-cell>
          <table:table-cell table:formula="of:=([.E605]-[.E604])/10" office:value-type="float" office:value="6.18999999999978" calcext:value-type="float">
            <text:p>6,18999999999978</text:p>
          </table:table-cell>
          <table:table-cell table:formula="of:=AVERAGE([.P580:.P605])"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13:04:15</text:p>
          </table:table-cell>
          <table:table-cell office:value-type="float" office:value="11" calcext:value-type="float">
            <text:p>11</text:p>
          </table:table-cell>
          <table:table-cell office:value-type="float" office:value="48.280666" calcext:value-type="float">
            <text:p>48,280666</text:p>
          </table:table-cell>
          <table:table-cell office:value-type="float" office:value="0.490265" calcext:value-type="float">
            <text:p>0,490265</text:p>
          </table:table-cell>
          <table:table-cell office:value-type="float" office:value="26937.1" calcext:value-type="float">
            <text:p>26937,1</text:p>
          </table:table-cell>
          <table:table-cell office:value-type="float" office:value="11.9" calcext:value-type="float">
            <text:p>11,9</text:p>
          </table:table-cell>
          <table:table-cell office:value-type="float" office:value="9.6" calcext:value-type="float">
            <text:p>9,6</text:p>
          </table:table-cell>
          <table:table-cell office:value-type="float" office:value="-31.2" calcext:value-type="float">
            <text:p>-31,2</text:p>
          </table:table-cell>
          <table:table-cell office:value-type="float" office:value="22.2" calcext:value-type="float">
            <text:p>22,2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8.1" calcext:value-type="float">
            <text:p>88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696.8" calcext:value-type="float">
            <text:p>2696,8</text:p>
          </table:table-cell>
          <table:table-cell table:formula="of:=([.E606]-[.E605])/10" office:value-type="float" office:value="6.07999999999993" calcext:value-type="float">
            <text:p>6,07999999999993</text:p>
          </table:table-cell>
          <table:table-cell table:formula="of:=AVERAGE([.P581:.P606])" office:value-type="float" office:value="6.10884615384615" calcext:value-type="float">
            <text:p>6,11</text:p>
          </table:table-cell>
        </table:table-row>
        <table:table-row table:style-name="ro1">
          <table:table-cell office:value-type="string" calcext:value-type="string">
            <text:p>13:04:25</text:p>
          </table:table-cell>
          <table:table-cell office:value-type="float" office:value="11" calcext:value-type="float">
            <text:p>11</text:p>
          </table:table-cell>
          <table:table-cell office:value-type="float" office:value="48.280476" calcext:value-type="float">
            <text:p>48,280476</text:p>
          </table:table-cell>
          <table:table-cell office:value-type="float" office:value="0.48935" calcext:value-type="float">
            <text:p>0,48935</text:p>
          </table:table-cell>
          <table:table-cell office:value-type="float" office:value="27001.8" calcext:value-type="float">
            <text:p>27001,8</text:p>
          </table:table-cell>
          <table:table-cell office:value-type="float" office:value="11.9" calcext:value-type="float">
            <text:p>11,9</text:p>
          </table:table-cell>
          <table:table-cell office:value-type="float" office:value="9.7" calcext:value-type="float">
            <text:p>9,7</text:p>
          </table:table-cell>
          <table:table-cell office:value-type="float" office:value="-29.2" calcext:value-type="float">
            <text:p>-29,2</text:p>
          </table:table-cell>
          <table:table-cell office:value-type="float" office:value="21.9" calcext:value-type="float">
            <text:p>21,9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9" calcext:value-type="float">
            <text:p>87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.3" calcext:value-type="float">
            <text:p>-172,3</text:p>
          </table:table-cell>
          <table:table-cell office:value-type="float" office:value="2696.3" calcext:value-type="float">
            <text:p>2696,3</text:p>
          </table:table-cell>
          <table:table-cell table:formula="of:=([.E607]-[.E606])/10" office:value-type="float" office:value="6.47000000000007" calcext:value-type="float">
            <text:p>6,47000000000007</text:p>
          </table:table-cell>
          <table:table-cell table:formula="of:=AVERAGE([.P582:.P607])" office:value-type="float" office:value="6.11615384615385" calcext:value-type="float">
            <text:p>6,12</text:p>
          </table:table-cell>
        </table:table-row>
        <table:table-row table:style-name="ro1">
          <table:table-cell office:value-type="string" calcext:value-type="string">
            <text:p>13:04:35</text:p>
          </table:table-cell>
          <table:table-cell office:value-type="float" office:value="10" calcext:value-type="float">
            <text:p>10</text:p>
          </table:table-cell>
          <table:table-cell office:value-type="float" office:value="48.280205" calcext:value-type="float">
            <text:p>48,280205</text:p>
          </table:table-cell>
          <table:table-cell office:value-type="float" office:value="0.488097" calcext:value-type="float">
            <text:p>0,488097</text:p>
          </table:table-cell>
          <table:table-cell office:value-type="float" office:value="27067.6" calcext:value-type="float">
            <text:p>27067,6</text:p>
          </table:table-cell>
          <table:table-cell office:value-type="float" office:value="11.9" calcext:value-type="float">
            <text:p>11,9</text:p>
          </table:table-cell>
          <table:table-cell office:value-type="float" office:value="9.7" calcext:value-type="float">
            <text:p>9,7</text:p>
          </table:table-cell>
          <table:table-cell office:value-type="float" office:value="-30.5" calcext:value-type="float">
            <text:p>-30,5</text:p>
          </table:table-cell>
          <table:table-cell office:value-type="float" office:value="21.8" calcext:value-type="float">
            <text:p>21,8</text:p>
          </table:table-cell>
          <table:table-cell office:value-type="float" office:value="9.6" calcext:value-type="float">
            <text:p>9,6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2.2" calcext:value-type="float">
            <text:p>12,2</text:p>
          </table:table-cell>
          <table:table-cell office:value-type="float" office:value="-175.3" calcext:value-type="float">
            <text:p>-175,3</text:p>
          </table:table-cell>
          <table:table-cell office:value-type="float" office:value="2695.8" calcext:value-type="float">
            <text:p>2695,8</text:p>
          </table:table-cell>
          <table:table-cell table:formula="of:=([.E608]-[.E607])/10" office:value-type="float" office:value="6.57999999999993" calcext:value-type="float">
            <text:p>6,57999999999993</text:p>
          </table:table-cell>
          <table:table-cell table:formula="of:=AVERAGE([.P583:.P608])" office:value-type="float" office:value="6.13807692307691" calcext:value-type="float">
            <text:p>6,14</text:p>
          </table:table-cell>
        </table:table-row>
        <table:table-row table:style-name="ro1">
          <table:table-cell office:value-type="string" calcext:value-type="string">
            <text:p>13:04:45</text:p>
          </table:table-cell>
          <table:table-cell office:value-type="float" office:value="11" calcext:value-type="float">
            <text:p>11</text:p>
          </table:table-cell>
          <table:table-cell office:value-type="float" office:value="48.279949" calcext:value-type="float">
            <text:p>48,279949</text:p>
          </table:table-cell>
          <table:table-cell office:value-type="float" office:value="0.486753" calcext:value-type="float">
            <text:p>0,486753</text:p>
          </table:table-cell>
          <table:table-cell office:value-type="float" office:value="27132.7" calcext:value-type="float">
            <text:p>27132,7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,8</text:p>
          </table:table-cell>
          <table:table-cell office:value-type="float" office:value="-32.5" calcext:value-type="float">
            <text:p>-32,5</text:p>
          </table:table-cell>
          <table:table-cell office:value-type="float" office:value="21.5" calcext:value-type="float">
            <text:p>21,5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87.1" calcext:value-type="float">
            <text:p>87,1</text:p>
          </table:table-cell>
          <table:table-cell office:value-type="float" office:value="12.2" calcext:value-type="float">
            <text:p>12,2</text:p>
          </table:table-cell>
          <table:table-cell office:value-type="float" office:value="-202.2" calcext:value-type="float">
            <text:p>-202,2</text:p>
          </table:table-cell>
          <table:table-cell office:value-type="float" office:value="2695.3" calcext:value-type="float">
            <text:p>2695,3</text:p>
          </table:table-cell>
          <table:table-cell table:formula="of:=([.E609]-[.E608])/10" office:value-type="float" office:value="6.51000000000022" calcext:value-type="float">
            <text:p>6,51000000000022</text:p>
          </table:table-cell>
          <table:table-cell table:formula="of:=AVERAGE([.P584:.P609])" office:value-type="float" office:value="6.15115384615384" calcext:value-type="float">
            <text:p>6,15</text:p>
          </table:table-cell>
        </table:table-row>
        <table:table-row table:style-name="ro1">
          <table:table-cell office:value-type="string" calcext:value-type="string">
            <text:p>13:04:55</text:p>
          </table:table-cell>
          <table:table-cell office:value-type="float" office:value="11" calcext:value-type="float">
            <text:p>11</text:p>
          </table:table-cell>
          <table:table-cell office:value-type="float" office:value="48.279766" calcext:value-type="float">
            <text:p>48,279766</text:p>
          </table:table-cell>
          <table:table-cell office:value-type="float" office:value="0.485593" calcext:value-type="float">
            <text:p>0,485593</text:p>
          </table:table-cell>
          <table:table-cell office:value-type="float" office:value="27197.3" calcext:value-type="float">
            <text:p>27197,3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,9</text:p>
          </table:table-cell>
          <table:table-cell office:value-type="float" office:value="-30.8" calcext:value-type="float">
            <text:p>-30,8</text:p>
          </table:table-cell>
          <table:table-cell office:value-type="float" office:value="21.4" calcext:value-type="float">
            <text:p>21,4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86.7" calcext:value-type="float">
            <text:p>86,7</text:p>
          </table:table-cell>
          <table:table-cell office:value-type="float" office:value="12.2" calcext:value-type="float">
            <text:p>12,2</text:p>
          </table:table-cell>
          <table:table-cell office:value-type="float" office:value="-169.6" calcext:value-type="float">
            <text:p>-169,6</text:p>
          </table:table-cell>
          <table:table-cell office:value-type="float" office:value="2694.8" calcext:value-type="float">
            <text:p>2694,8</text:p>
          </table:table-cell>
          <table:table-cell table:formula="of:=([.E610]-[.E609])/10" office:value-type="float" office:value="6.45999999999985" calcext:value-type="float">
            <text:p>6,45999999999985</text:p>
          </table:table-cell>
          <table:table-cell table:formula="of:=AVERAGE([.P585:.P610])" office:value-type="float" office:value="6.17115384615385" calcext:value-type="float">
            <text:p>6,17</text:p>
          </table:table-cell>
        </table:table-row>
        <table:table-row table:style-name="ro1">
          <table:table-cell office:value-type="string" calcext:value-type="string">
            <text:p>13:05:05</text:p>
          </table:table-cell>
          <table:table-cell office:value-type="float" office:value="11" calcext:value-type="float">
            <text:p>11</text:p>
          </table:table-cell>
          <table:table-cell office:value-type="float" office:value="48.279537" calcext:value-type="float">
            <text:p>48,279537</text:p>
          </table:table-cell>
          <table:table-cell office:value-type="float" office:value="0.484492" calcext:value-type="float">
            <text:p>0,484492</text:p>
          </table:table-cell>
          <table:table-cell office:value-type="float" office:value="27266" calcext:value-type="float">
            <text:p>27266</text:p>
          </table:table-cell>
          <table:table-cell office:value-type="float" office:value="12.1" calcext:value-type="float">
            <text:p>12,1</text:p>
          </table:table-cell>
          <table:table-cell office:value-type="float" office:value="9.9" calcext:value-type="float">
            <text:p>9,9</text:p>
          </table:table-cell>
          <table:table-cell office:value-type="float" office:value="-31.5" calcext:value-type="float">
            <text:p>-31,5</text:p>
          </table:table-cell>
          <table:table-cell office:value-type="float" office:value="21.2" calcext:value-type="float">
            <text:p>21,2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86.3" calcext:value-type="float">
            <text:p>86,3</text:p>
          </table:table-cell>
          <table:table-cell office:value-type="float" office:value="12.2" calcext:value-type="float">
            <text:p>12,2</text:p>
          </table:table-cell>
          <table:table-cell office:value-type="float" office:value="-175.6" calcext:value-type="float">
            <text:p>-175,6</text:p>
          </table:table-cell>
          <table:table-cell office:value-type="float" office:value="2694.3" calcext:value-type="float">
            <text:p>2694,3</text:p>
          </table:table-cell>
          <table:table-cell table:formula="of:=([.E611]-[.E610])/10" office:value-type="float" office:value="6.87000000000007" calcext:value-type="float">
            <text:p>6,87000000000007</text:p>
          </table:table-cell>
          <table:table-cell table:formula="of:=AVERAGE([.P586:.P611])" office:value-type="float" office:value="6.19923076923077" calcext:value-type="float">
            <text:p>6,20</text:p>
          </table:table-cell>
        </table:table-row>
        <table:table-row table:style-name="ro1">
          <table:table-cell office:value-type="string" calcext:value-type="string">
            <text:p>13:05:15</text:p>
          </table:table-cell>
          <table:table-cell office:value-type="float" office:value="10" calcext:value-type="float">
            <text:p>10</text:p>
          </table:table-cell>
          <table:table-cell office:value-type="float" office:value="48.279327" calcext:value-type="float">
            <text:p>48,279327</text:p>
          </table:table-cell>
          <table:table-cell office:value-type="float" office:value="0.48335" calcext:value-type="float">
            <text:p>0,48335</text:p>
          </table:table-cell>
          <table:table-cell office:value-type="float" office:value="27330.9" calcext:value-type="float">
            <text:p>27330,9</text:p>
          </table:table-cell>
          <table:table-cell office:value-type="float" office:value="12.1" calcext:value-type="float">
            <text:p>12,1</text:p>
          </table:table-cell>
          <table:table-cell office:value-type="float" office:value="10" calcext:value-type="float">
            <text:p>10</text:p>
          </table:table-cell>
          <table:table-cell office:value-type="float" office:value="-29.2" calcext:value-type="float">
            <text:p>-29,2</text:p>
          </table:table-cell>
          <table:table-cell office:value-type="float" office:value="21" calcext:value-type="float">
            <text:p>21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85.8" calcext:value-type="float">
            <text:p>85,8</text:p>
          </table:table-cell>
          <table:table-cell office:value-type="float" office:value="12.2" calcext:value-type="float">
            <text:p>12,2</text:p>
          </table:table-cell>
          <table:table-cell office:value-type="float" office:value="-170.1" calcext:value-type="float">
            <text:p>-170,1</text:p>
          </table:table-cell>
          <table:table-cell office:value-type="float" office:value="2693.9" calcext:value-type="float">
            <text:p>2693,9</text:p>
          </table:table-cell>
          <table:table-cell table:formula="of:=([.E612]-[.E611])/10" office:value-type="float" office:value="6.49000000000015" calcext:value-type="float">
            <text:p>6,49000000000015</text:p>
          </table:table-cell>
          <table:table-cell table:formula="of:=AVERAGE([.P587:.P612])" office:value-type="float" office:value="6.21269230769232" calcext:value-type="float">
            <text:p>6,21</text:p>
          </table:table-cell>
        </table:table-row>
        <table:table-row table:style-name="ro1">
          <table:table-cell office:value-type="string" calcext:value-type="string">
            <text:p>13:05:25</text:p>
          </table:table-cell>
          <table:table-cell office:value-type="float" office:value="11" calcext:value-type="float">
            <text:p>11</text:p>
          </table:table-cell>
          <table:table-cell office:value-type="float" office:value="48.279076" calcext:value-type="float">
            <text:p>48,279076</text:p>
          </table:table-cell>
          <table:table-cell office:value-type="float" office:value="0.481948" calcext:value-type="float">
            <text:p>0,481948</text:p>
          </table:table-cell>
          <table:table-cell office:value-type="float" office:value="27397.4" calcext:value-type="float">
            <text:p>27397,4</text:p>
          </table:table-cell>
          <table:table-cell office:value-type="float" office:value="12.1" calcext:value-type="float">
            <text:p>12,1</text:p>
          </table:table-cell>
          <table:table-cell office:value-type="float" office:value="10" calcext:value-type="float">
            <text:p>10</text:p>
          </table:table-cell>
          <table:table-cell office:value-type="float" office:value="-30.2" calcext:value-type="float">
            <text:p>-30,2</text:p>
          </table:table-cell>
          <table:table-cell office:value-type="float" office:value="20.8" calcext:value-type="float">
            <text:p>20,8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5.5" calcext:value-type="float">
            <text:p>85,5</text:p>
          </table:table-cell>
          <table:table-cell office:value-type="float" office:value="12.2" calcext:value-type="float">
            <text:p>12,2</text:p>
          </table:table-cell>
          <table:table-cell office:value-type="float" office:value="-170.1" calcext:value-type="float">
            <text:p>-170,1</text:p>
          </table:table-cell>
          <table:table-cell office:value-type="float" office:value="2693.4" calcext:value-type="float">
            <text:p>2693,4</text:p>
          </table:table-cell>
          <table:table-cell table:formula="of:=([.E613]-[.E612])/10" office:value-type="float" office:value="6.65" calcext:value-type="float">
            <text:p>6,65</text:p>
          </table:table-cell>
          <table:table-cell table:formula="of:=AVERAGE([.P588:.P613])" office:value-type="float" office:value="6.24538461538463" calcext:value-type="float">
            <text:p>6,25</text:p>
          </table:table-cell>
        </table:table-row>
        <table:table-row table:style-name="ro1">
          <table:table-cell office:value-type="string" calcext:value-type="string">
            <text:p>13:05:35</text:p>
          </table:table-cell>
          <table:table-cell office:value-type="float" office:value="11" calcext:value-type="float">
            <text:p>11</text:p>
          </table:table-cell>
          <table:table-cell office:value-type="float" office:value="48.279018" calcext:value-type="float">
            <text:p>48,279018</text:p>
          </table:table-cell>
          <table:table-cell office:value-type="float" office:value="0.480688" calcext:value-type="float">
            <text:p>0,480688</text:p>
          </table:table-cell>
          <table:table-cell office:value-type="float" office:value="27463.2" calcext:value-type="float">
            <text:p>27463,2</text:p>
          </table:table-cell>
          <table:table-cell office:value-type="float" office:value="12.2" calcext:value-type="float">
            <text:p>12,2</text:p>
          </table:table-cell>
          <table:table-cell office:value-type="float" office:value="10.1" calcext:value-type="float">
            <text:p>10,1</text:p>
          </table:table-cell>
          <table:table-cell office:value-type="float" office:value="-29.8" calcext:value-type="float">
            <text:p>-29,8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4.9" calcext:value-type="float">
            <text:p>84,9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692.9" calcext:value-type="float">
            <text:p>2692,9</text:p>
          </table:table-cell>
          <table:table-cell table:formula="of:=([.E614]-[.E613])/10" office:value-type="float" office:value="6.57999999999993" calcext:value-type="float">
            <text:p>6,57999999999993</text:p>
          </table:table-cell>
          <table:table-cell table:formula="of:=AVERAGE([.P589:.P614])" office:value-type="float" office:value="6.26115384615385" calcext:value-type="float">
            <text:p>6,26</text:p>
          </table:table-cell>
        </table:table-row>
        <table:table-row table:style-name="ro1">
          <table:table-cell office:value-type="string" calcext:value-type="string">
            <text:p>13:05:45</text:p>
          </table:table-cell>
          <table:table-cell office:value-type="float" office:value="11" calcext:value-type="float">
            <text:p>11</text:p>
          </table:table-cell>
          <table:table-cell office:value-type="float" office:value="48.279118" calcext:value-type="float">
            <text:p>48,279118</text:p>
          </table:table-cell>
          <table:table-cell office:value-type="float" office:value="0.47965" calcext:value-type="float">
            <text:p>0,47965</text:p>
          </table:table-cell>
          <table:table-cell office:value-type="float" office:value="27528.6" calcext:value-type="float">
            <text:p>27528,6</text:p>
          </table:table-cell>
          <table:table-cell office:value-type="float" office:value="12.2" calcext:value-type="float">
            <text:p>12,2</text:p>
          </table:table-cell>
          <table:table-cell office:value-type="float" office:value="10.2" calcext:value-type="float">
            <text:p>10,2</text:p>
          </table:table-cell>
          <table:table-cell office:value-type="float" office:value="-29" calcext:value-type="float">
            <text:p>-29</text:p>
          </table:table-cell>
          <table:table-cell office:value-type="float" office:value="20.4" calcext:value-type="float">
            <text:p>20,4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4.4" calcext:value-type="float">
            <text:p>8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7.7" calcext:value-type="float">
            <text:p>-177,7</text:p>
          </table:table-cell>
          <table:table-cell office:value-type="float" office:value="2692.4" calcext:value-type="float">
            <text:p>2692,4</text:p>
          </table:table-cell>
          <table:table-cell table:formula="of:=([.E615]-[.E614])/10" office:value-type="float" office:value="6.53999999999978" calcext:value-type="float">
            <text:p>6,53999999999978</text:p>
          </table:table-cell>
          <table:table-cell table:formula="of:=AVERAGE([.P590:.P615])" office:value-type="float" office:value="6.26999999999999" calcext:value-type="float">
            <text:p>6,27</text:p>
          </table:table-cell>
        </table:table-row>
        <table:table-row table:style-name="ro1">
          <table:table-cell office:value-type="string" calcext:value-type="string">
            <text:p>13:05:55</text:p>
          </table:table-cell>
          <table:table-cell office:value-type="float" office:value="11" calcext:value-type="float">
            <text:p>11</text:p>
          </table:table-cell>
          <table:table-cell office:value-type="float" office:value="48.279083" calcext:value-type="float">
            <text:p>48,279083</text:p>
          </table:table-cell>
          <table:table-cell office:value-type="float" office:value="0.478668" calcext:value-type="float">
            <text:p>0,478668</text:p>
          </table:table-cell>
          <table:table-cell office:value-type="float" office:value="27598.2" calcext:value-type="float">
            <text:p>27598,2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-29" calcext:value-type="float">
            <text:p>-29</text:p>
          </table:table-cell>
          <table:table-cell office:value-type="float" office:value="20.3" calcext:value-type="float">
            <text:p>20,3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4.2" calcext:value-type="float">
            <text:p>84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2" calcext:value-type="float">
            <text:p>-173,2</text:p>
          </table:table-cell>
          <table:table-cell office:value-type="float" office:value="2691.9" calcext:value-type="float">
            <text:p>2691,9</text:p>
          </table:table-cell>
          <table:table-cell table:formula="of:=([.E616]-[.E615])/10" office:value-type="float" office:value="6.96000000000022" calcext:value-type="float">
            <text:p>6,96000000000022</text:p>
          </table:table-cell>
          <table:table-cell table:formula="of:=AVERAGE([.P591:.P616])" office:value-type="float" office:value="6.29269230769232" calcext:value-type="float">
            <text:p>6,29</text:p>
          </table:table-cell>
        </table:table-row>
        <table:table-row table:style-name="ro1">
          <table:table-cell office:value-type="string" calcext:value-type="string">
            <text:p>13:06:05</text:p>
          </table:table-cell>
          <table:table-cell office:value-type="float" office:value="11" calcext:value-type="float">
            <text:p>11</text:p>
          </table:table-cell>
          <table:table-cell office:value-type="float" office:value="48.278908" calcext:value-type="float">
            <text:p>48,278908</text:p>
          </table:table-cell>
          <table:table-cell office:value-type="float" office:value="0.477645" calcext:value-type="float">
            <text:p>0,477645</text:p>
          </table:table-cell>
          <table:table-cell office:value-type="float" office:value="27669.1" calcext:value-type="float">
            <text:p>27669,1</text:p>
          </table:table-cell>
          <table:table-cell office:value-type="float" office:value="12.4" calcext:value-type="float">
            <text:p>12,4</text:p>
          </table:table-cell>
          <table:table-cell office:value-type="float" office:value="10.3" calcext:value-type="float">
            <text:p>10,3</text:p>
          </table:table-cell>
          <table:table-cell office:value-type="float" office:value="-28.8" calcext:value-type="float">
            <text:p>-28,8</text:p>
          </table:table-cell>
          <table:table-cell office:value-type="float" office:value="20.1" calcext:value-type="float">
            <text:p>20,1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3.7" calcext:value-type="float">
            <text:p>83,7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691.4" calcext:value-type="float">
            <text:p>2691,4</text:p>
          </table:table-cell>
          <table:table-cell table:formula="of:=([.E617]-[.E616])/10" office:value-type="float" office:value="7.08999999999978" calcext:value-type="float">
            <text:p>7,08999999999978</text:p>
          </table:table-cell>
          <table:table-cell table:formula="of:=AVERAGE([.P592:.P617])" office:value-type="float" office:value="6.32615384615384" calcext:value-type="float">
            <text:p>6,33</text:p>
          </table:table-cell>
        </table:table-row>
        <table:table-row table:style-name="ro1">
          <table:table-cell office:value-type="string" calcext:value-type="string">
            <text:p>13:06:15</text:p>
          </table:table-cell>
          <table:table-cell office:value-type="float" office:value="10" calcext:value-type="float">
            <text:p>10</text:p>
          </table:table-cell>
          <table:table-cell office:value-type="float" office:value="48.278713" calcext:value-type="float">
            <text:p>48,278713</text:p>
          </table:table-cell>
          <table:table-cell office:value-type="float" office:value="0.476847" calcext:value-type="float">
            <text:p>0,476847</text:p>
          </table:table-cell>
          <table:table-cell office:value-type="float" office:value="27733.9" calcext:value-type="float">
            <text:p>27733,9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-29" calcext:value-type="float">
            <text:p>-29</text:p>
          </table:table-cell>
          <table:table-cell office:value-type="float" office:value="19.9" calcext:value-type="float">
            <text:p>19,9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3.6" calcext:value-type="float">
            <text:p>83,6</text:p>
          </table:table-cell>
          <table:table-cell office:value-type="float" office:value="12.2" calcext:value-type="float">
            <text:p>12,2</text:p>
          </table:table-cell>
          <table:table-cell office:value-type="float" office:value="-174.5" calcext:value-type="float">
            <text:p>-174,5</text:p>
          </table:table-cell>
          <table:table-cell office:value-type="float" office:value="2690.9" calcext:value-type="float">
            <text:p>2690,9</text:p>
          </table:table-cell>
          <table:table-cell table:formula="of:=([.E618]-[.E617])/10" office:value-type="float" office:value="6.48000000000029" calcext:value-type="float">
            <text:p>6,48000000000029</text:p>
          </table:table-cell>
          <table:table-cell table:formula="of:=AVERAGE([.P593:.P618])" office:value-type="float" office:value="6.33384615384617" calcext:value-type="float">
            <text:p>6,33</text:p>
          </table:table-cell>
        </table:table-row>
        <table:table-row table:style-name="ro1">
          <table:table-cell office:value-type="string" calcext:value-type="string">
            <text:p>13:06:25</text:p>
          </table:table-cell>
          <table:table-cell office:value-type="float" office:value="11" calcext:value-type="float">
            <text:p>11</text:p>
          </table:table-cell>
          <table:table-cell office:value-type="float" office:value="48.278534" calcext:value-type="float">
            <text:p>48,278534</text:p>
          </table:table-cell>
          <table:table-cell office:value-type="float" office:value="0.47594" calcext:value-type="float">
            <text:p>0,47594</text:p>
          </table:table-cell>
          <table:table-cell office:value-type="float" office:value="27800" calcext:value-type="float">
            <text:p>27800</text:p>
          </table:table-cell>
          <table:table-cell office:value-type="float" office:value="12.5" calcext:value-type="float">
            <text:p>12,5</text:p>
          </table:table-cell>
          <table:table-cell office:value-type="float" office:value="10.4" calcext:value-type="float">
            <text:p>10,4</text:p>
          </table:table-cell>
          <table:table-cell office:value-type="float" office:value="-29.2" calcext:value-type="float">
            <text:p>-29,2</text:p>
          </table:table-cell>
          <table:table-cell office:value-type="float" office:value="19.7" calcext:value-type="float">
            <text:p>19,7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3.3" calcext:value-type="float">
            <text:p>83,3</text:p>
          </table:table-cell>
          <table:table-cell office:value-type="float" office:value="12.2" calcext:value-type="float">
            <text:p>12,2</text:p>
          </table:table-cell>
          <table:table-cell office:value-type="float" office:value="-169.9" calcext:value-type="float">
            <text:p>-169,9</text:p>
          </table:table-cell>
          <table:table-cell office:value-type="float" office:value="2690.4" calcext:value-type="float">
            <text:p>2690,4</text:p>
          </table:table-cell>
          <table:table-cell table:formula="of:=([.E619]-[.E618])/10" office:value-type="float" office:value="6.60999999999985" calcext:value-type="float">
            <text:p>6,60999999999985</text:p>
          </table:table-cell>
          <table:table-cell table:formula="of:=AVERAGE([.P594:.P619])" office:value-type="float" office:value="6.35999999999999" calcext:value-type="float">
            <text:p>6,36</text:p>
          </table:table-cell>
        </table:table-row>
        <table:table-row table:style-name="ro1">
          <table:table-cell office:value-type="string" calcext:value-type="string">
            <text:p>13:06:35</text:p>
          </table:table-cell>
          <table:table-cell office:value-type="float" office:value="10" calcext:value-type="float">
            <text:p>10</text:p>
          </table:table-cell>
          <table:table-cell office:value-type="float" office:value="48.278248" calcext:value-type="float">
            <text:p>48,278248</text:p>
          </table:table-cell>
          <table:table-cell office:value-type="float" office:value="0.474783" calcext:value-type="float">
            <text:p>0,474783</text:p>
          </table:table-cell>
          <table:table-cell office:value-type="float" office:value="27866.9" calcext:value-type="float">
            <text:p>27866,9</text:p>
          </table:table-cell>
          <table:table-cell office:value-type="float" office:value="12.5" calcext:value-type="float">
            <text:p>12,5</text:p>
          </table:table-cell>
          <table:table-cell office:value-type="float" office:value="10.5" calcext:value-type="float">
            <text:p>10,5</text:p>
          </table:table-cell>
          <table:table-cell office:value-type="float" office:value="-28.8" calcext:value-type="float">
            <text:p>-28,8</text:p>
          </table:table-cell>
          <table:table-cell office:value-type="float" office:value="19.6" calcext:value-type="float">
            <text:p>19,6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2.6" calcext:value-type="float">
            <text:p>82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689.9" calcext:value-type="float">
            <text:p>2689,9</text:p>
          </table:table-cell>
          <table:table-cell table:formula="of:=([.E620]-[.E619])/10" office:value-type="float" office:value="6.69000000000015" calcext:value-type="float">
            <text:p>6,69000000000015</text:p>
          </table:table-cell>
          <table:table-cell table:formula="of:=AVERAGE([.P595:.P620])" office:value-type="float" office:value="6.42192307692308" calcext:value-type="float">
            <text:p>6,42</text:p>
          </table:table-cell>
        </table:table-row>
        <table:table-row table:style-name="ro1">
          <table:table-cell office:value-type="string" calcext:value-type="string">
            <text:p>13:06:45</text:p>
          </table:table-cell>
          <table:table-cell office:value-type="float" office:value="11" calcext:value-type="float">
            <text:p>11</text:p>
          </table:table-cell>
          <table:table-cell office:value-type="float" office:value="48.277912" calcext:value-type="float">
            <text:p>48,277912</text:p>
          </table:table-cell>
          <table:table-cell office:value-type="float" office:value="0.473487" calcext:value-type="float">
            <text:p>0,473487</text:p>
          </table:table-cell>
          <table:table-cell office:value-type="float" office:value="27930.4" calcext:value-type="float">
            <text:p>27930,4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-30.2" calcext:value-type="float">
            <text:p>-30,2</text:p>
          </table:table-cell>
          <table:table-cell office:value-type="float" office:value="19.5" calcext:value-type="float">
            <text:p>19,5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2.5" calcext:value-type="float">
            <text:p>82,5</text:p>
          </table:table-cell>
          <table:table-cell office:value-type="float" office:value="12.2" calcext:value-type="float">
            <text:p>12,2</text:p>
          </table:table-cell>
          <table:table-cell office:value-type="float" office:value="-202.7" calcext:value-type="float">
            <text:p>-202,7</text:p>
          </table:table-cell>
          <table:table-cell office:value-type="float" office:value="2689.4" calcext:value-type="float">
            <text:p>2689,4</text:p>
          </table:table-cell>
          <table:table-cell table:formula="of:=([.E621]-[.E620])/10" office:value-type="float" office:value="6.35" calcext:value-type="float">
            <text:p>6,35</text:p>
          </table:table-cell>
          <table:table-cell table:formula="of:=AVERAGE([.P596:.P621])" office:value-type="float" office:value="6.42576923076923" calcext:value-type="float">
            <text:p>6,43</text:p>
          </table:table-cell>
        </table:table-row>
        <table:table-row table:style-name="ro1">
          <table:table-cell office:value-type="string" calcext:value-type="string">
            <text:p>13:06:55</text:p>
          </table:table-cell>
          <table:table-cell office:value-type="float" office:value="10" calcext:value-type="float">
            <text:p>10</text:p>
          </table:table-cell>
          <table:table-cell office:value-type="float" office:value="48.277611" calcext:value-type="float">
            <text:p>48,277611</text:p>
          </table:table-cell>
          <table:table-cell office:value-type="float" office:value="0.472075" calcext:value-type="float">
            <text:p>0,472075</text:p>
          </table:table-cell>
          <table:table-cell office:value-type="float" office:value="27998.7" calcext:value-type="float">
            <text:p>27998,7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-29" calcext:value-type="float">
            <text:p>-29</text:p>
          </table:table-cell>
          <table:table-cell office:value-type="float" office:value="19.3" calcext:value-type="float">
            <text:p>19,3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2.7" calcext:value-type="float">
            <text:p>82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689" calcext:value-type="float">
            <text:p>2689</text:p>
          </table:table-cell>
          <table:table-cell table:formula="of:=([.E622]-[.E621])/10" office:value-type="float" office:value="6.82999999999993" calcext:value-type="float">
            <text:p>6,82999999999993</text:p>
          </table:table-cell>
          <table:table-cell table:formula="of:=AVERAGE([.P597:.P622])" office:value-type="float" office:value="6.46192307692309" calcext:value-type="float">
            <text:p>6,46</text:p>
          </table:table-cell>
        </table:table-row>
        <table:table-row table:style-name="ro1">
          <table:table-cell office:value-type="string" calcext:value-type="string">
            <text:p>13:07:05</text:p>
          </table:table-cell>
          <table:table-cell office:value-type="float" office:value="10" calcext:value-type="float">
            <text:p>10</text:p>
          </table:table-cell>
          <table:table-cell office:value-type="float" office:value="48.277428" calcext:value-type="float">
            <text:p>48,277428</text:p>
          </table:table-cell>
          <table:table-cell office:value-type="float" office:value="0.470597" calcext:value-type="float">
            <text:p>0,470597</text:p>
          </table:table-cell>
          <table:table-cell office:value-type="float" office:value="28062.5" calcext:value-type="float">
            <text:p>28062,5</text:p>
          </table:table-cell>
          <table:table-cell office:value-type="float" office:value="12.6" calcext:value-type="float">
            <text:p>12,6</text:p>
          </table:table-cell>
          <table:table-cell office:value-type="float" office:value="10.7" calcext:value-type="float">
            <text:p>10,7</text:p>
          </table:table-cell>
          <table:table-cell office:value-type="float" office:value="-28.8" calcext:value-type="float">
            <text:p>-28,8</text:p>
          </table:table-cell>
          <table:table-cell office:value-type="float" office:value="19.1" calcext:value-type="float">
            <text:p>19,1</text:p>
          </table:table-cell>
          <table:table-cell office:value-type="float" office:value="9.4" calcext:value-type="float">
            <text:p>9,4</text:p>
          </table:table-cell>
          <table:table-cell office:value-type="float" office:value="1.6" calcext:value-type="float">
            <text:p>1,6</text:p>
          </table:table-cell>
          <table:table-cell office:value-type="float" office:value="82.6" calcext:value-type="float">
            <text:p>82,6</text:p>
          </table:table-cell>
          <table:table-cell office:value-type="float" office:value="12.2" calcext:value-type="float">
            <text:p>12,2</text:p>
          </table:table-cell>
          <table:table-cell office:value-type="float" office:value="-172.5" calcext:value-type="float">
            <text:p>-172,5</text:p>
          </table:table-cell>
          <table:table-cell office:value-type="float" office:value="2688.5" calcext:value-type="float">
            <text:p>2688,5</text:p>
          </table:table-cell>
          <table:table-cell table:formula="of:=([.E623]-[.E622])/10" office:value-type="float" office:value="6.37999999999993" calcext:value-type="float">
            <text:p>6,37999999999993</text:p>
          </table:table-cell>
          <table:table-cell table:formula="of:=AVERAGE([.P598:.P623])" office:value-type="float" office:value="6.47807692307692" calcext:value-type="float">
            <text:p>6,48</text:p>
          </table:table-cell>
        </table:table-row>
        <table:table-row table:style-name="ro1">
          <table:table-cell office:value-type="string" calcext:value-type="string">
            <text:p>13:07:15</text:p>
          </table:table-cell>
          <table:table-cell office:value-type="float" office:value="9" calcext:value-type="float">
            <text:p>9</text:p>
          </table:table-cell>
          <table:table-cell office:value-type="float" office:value="48.277264" calcext:value-type="float">
            <text:p>48,277264</text:p>
          </table:table-cell>
          <table:table-cell office:value-type="float" office:value="0.469002" calcext:value-type="float">
            <text:p>0,469002</text:p>
          </table:table-cell>
          <table:table-cell office:value-type="float" office:value="28127.5" calcext:value-type="float">
            <text:p>28127,5</text:p>
          </table:table-cell>
          <table:table-cell office:value-type="float" office:value="12.8" calcext:value-type="float">
            <text:p>12,8</text:p>
          </table:table-cell>
          <table:table-cell office:value-type="float" office:value="10.8" calcext:value-type="float">
            <text:p>10,8</text:p>
          </table:table-cell>
          <table:table-cell office:value-type="float" office:value="-29.8" calcext:value-type="float">
            <text:p>-29,8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82.6" calcext:value-type="float">
            <text:p>82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2" calcext:value-type="float">
            <text:p>-168,2</text:p>
          </table:table-cell>
          <table:table-cell office:value-type="float" office:value="2688" calcext:value-type="float">
            <text:p>2688</text:p>
          </table:table-cell>
          <table:table-cell table:formula="of:=([.E624]-[.E623])/10" office:value-type="float" office:value="6.5" calcext:value-type="float">
            <text:p>6,5</text:p>
          </table:table-cell>
          <table:table-cell table:formula="of:=AVERAGE([.P599:.P624])" office:value-type="float" office:value="6.4876923076923" calcext:value-type="float">
            <text:p>6,49</text:p>
          </table:table-cell>
        </table:table-row>
        <table:table-row table:style-name="ro1">
          <table:table-cell office:value-type="string" calcext:value-type="string">
            <text:p>13:07:25</text:p>
          </table:table-cell>
          <table:table-cell office:value-type="float" office:value="10" calcext:value-type="float">
            <text:p>10</text:p>
          </table:table-cell>
          <table:table-cell office:value-type="float" office:value="48.277081" calcext:value-type="float">
            <text:p>48,277081</text:p>
          </table:table-cell>
          <table:table-cell office:value-type="float" office:value="0.467305" calcext:value-type="float">
            <text:p>0,467305</text:p>
          </table:table-cell>
          <table:table-cell office:value-type="float" office:value="28192.9" calcext:value-type="float">
            <text:p>28192,9</text:p>
          </table:table-cell>
          <table:table-cell office:value-type="float" office:value="12.8" calcext:value-type="float">
            <text:p>12,8</text:p>
          </table:table-cell>
          <table:table-cell office:value-type="float" office:value="10.8" calcext:value-type="float">
            <text:p>10,8</text:p>
          </table:table-cell>
          <table:table-cell office:value-type="float" office:value="-27.2" calcext:value-type="float">
            <text:p>-27,2</text:p>
          </table:table-cell>
          <table:table-cell office:value-type="float" office:value="18.8" calcext:value-type="float">
            <text:p>18,8</text:p>
          </table:table-cell>
          <table:table-cell office:value-type="float" office:value="9.4" calcext:value-type="float">
            <text:p>9,4</text:p>
          </table:table-cell>
          <table:table-cell office:value-type="float" office:value="1.6" calcext:value-type="float">
            <text:p>1,6</text:p>
          </table:table-cell>
          <table:table-cell office:value-type="float" office:value="82.3" calcext:value-type="float">
            <text:p>82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87.6" calcext:value-type="float">
            <text:p>2687,6</text:p>
          </table:table-cell>
          <table:table-cell table:formula="of:=([.E625]-[.E624])/10" office:value-type="float" office:value="6.54000000000015" calcext:value-type="float">
            <text:p>6,54000000000015</text:p>
          </table:table-cell>
          <table:table-cell table:formula="of:=AVERAGE([.P600:.P625])" office:value-type="float" office:value="6.49807692307692" calcext:value-type="float">
            <text:p>6,50</text:p>
          </table:table-cell>
        </table:table-row>
        <table:table-row table:style-name="ro1">
          <table:table-cell office:value-type="string" calcext:value-type="string">
            <text:p>13:07:35</text:p>
          </table:table-cell>
          <table:table-cell office:value-type="float" office:value="10" calcext:value-type="float">
            <text:p>10</text:p>
          </table:table-cell>
          <table:table-cell office:value-type="float" office:value="48.27692" calcext:value-type="float">
            <text:p>48,27692</text:p>
          </table:table-cell>
          <table:table-cell office:value-type="float" office:value="0.46559" calcext:value-type="float">
            <text:p>0,46559</text:p>
          </table:table-cell>
          <table:table-cell office:value-type="float" office:value="28254.6" calcext:value-type="float">
            <text:p>28254,6</text:p>
          </table:table-cell>
          <table:table-cell office:value-type="float" office:value="12.9" calcext:value-type="float">
            <text:p>12,9</text:p>
          </table:table-cell>
          <table:table-cell office:value-type="float" office:value="10.9" calcext:value-type="float">
            <text:p>10,9</text:p>
          </table:table-cell>
          <table:table-cell office:value-type="float" office:value="-22.8" calcext:value-type="float">
            <text:p>-22,8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1.6" calcext:value-type="float">
            <text:p>1,6</text:p>
          </table:table-cell>
          <table:table-cell office:value-type="float" office:value="82.3" calcext:value-type="float">
            <text:p>82,3</text:p>
          </table:table-cell>
          <table:table-cell office:value-type="float" office:value="12.2" calcext:value-type="float">
            <text:p>12,2</text:p>
          </table:table-cell>
          <table:table-cell office:value-type="float" office:value="-168" calcext:value-type="float">
            <text:p>-168</text:p>
          </table:table-cell>
          <table:table-cell office:value-type="float" office:value="2687.1" calcext:value-type="float">
            <text:p>2687,1</text:p>
          </table:table-cell>
          <table:table-cell table:formula="of:=([.E626]-[.E625])/10" office:value-type="float" office:value="6.16999999999971" calcext:value-type="float">
            <text:p>6,16999999999971</text:p>
          </table:table-cell>
          <table:table-cell table:formula="of:=AVERAGE([.P601:.P626])" office:value-type="float" office:value="6.50307692307692" calcext:value-type="float">
            <text:p>6,50</text:p>
          </table:table-cell>
        </table:table-row>
        <table:table-row table:style-name="ro1">
          <table:table-cell office:value-type="string" calcext:value-type="string">
            <text:p>13:07:45</text:p>
          </table:table-cell>
          <table:table-cell office:value-type="float" office:value="10" calcext:value-type="float">
            <text:p>10</text:p>
          </table:table-cell>
          <table:table-cell office:value-type="float" office:value="48.276909" calcext:value-type="float">
            <text:p>48,276909</text:p>
          </table:table-cell>
          <table:table-cell office:value-type="float" office:value="0.463893" calcext:value-type="float">
            <text:p>0,463893</text:p>
          </table:table-cell>
          <table:table-cell office:value-type="float" office:value="28317.6" calcext:value-type="float">
            <text:p>28317,6</text:p>
          </table:table-cell>
          <table:table-cell office:value-type="float" office:value="12.9" calcext:value-type="float">
            <text:p>12,9</text:p>
          </table:table-cell>
          <table:table-cell office:value-type="float" office:value="11" calcext:value-type="float">
            <text:p>11</text:p>
          </table:table-cell>
          <table:table-cell office:value-type="float" office:value="-27.8" calcext:value-type="float">
            <text:p>-27,8</text:p>
          </table:table-cell>
          <table:table-cell office:value-type="float" office:value="18.5" calcext:value-type="float">
            <text:p>18,5</text:p>
          </table:table-cell>
          <table:table-cell office:value-type="float" office:value="9.4" calcext:value-type="float">
            <text:p>9,4</text:p>
          </table:table-cell>
          <table:table-cell office:value-type="float" office:value="1.5" calcext:value-type="float">
            <text:p>1,5</text:p>
          </table:table-cell>
          <table:table-cell office:value-type="float" office:value="81.9" calcext:value-type="float">
            <text:p>81,9</text:p>
          </table:table-cell>
          <table:table-cell office:value-type="float" office:value="12.2" calcext:value-type="float">
            <text:p>12,2</text:p>
          </table:table-cell>
          <table:table-cell office:value-type="float" office:value="-167.6" calcext:value-type="float">
            <text:p>-167,6</text:p>
          </table:table-cell>
          <table:table-cell office:value-type="float" office:value="2686.6" calcext:value-type="float">
            <text:p>2686,6</text:p>
          </table:table-cell>
          <table:table-cell table:formula="of:=([.E627]-[.E626])/10" office:value-type="float" office:value="6.3" calcext:value-type="float">
            <text:p>6,3</text:p>
          </table:table-cell>
          <table:table-cell table:formula="of:=AVERAGE([.P602:.P627])" office:value-type="float" office:value="6.50307692307692" calcext:value-type="float">
            <text:p>6,50</text:p>
          </table:table-cell>
        </table:table-row>
        <table:table-row table:style-name="ro1">
          <table:table-cell office:value-type="string" calcext:value-type="string">
            <text:p>13:07:55</text:p>
          </table:table-cell>
          <table:table-cell office:value-type="float" office:value="10" calcext:value-type="float">
            <text:p>10</text:p>
          </table:table-cell>
          <table:table-cell office:value-type="float" office:value="48.276814" calcext:value-type="float">
            <text:p>48,276814</text:p>
          </table:table-cell>
          <table:table-cell office:value-type="float" office:value="0.462428" calcext:value-type="float">
            <text:p>0,462428</text:p>
          </table:table-cell>
          <table:table-cell office:value-type="float" office:value="28383.5" calcext:value-type="float">
            <text:p>28383,5</text:p>
          </table:table-cell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,1</text:p>
          </table:table-cell>
          <table:table-cell office:value-type="float" office:value="-28" calcext:value-type="float">
            <text:p>-28</text:p>
          </table:table-cell>
          <table:table-cell office:value-type="float" office:value="18.3" calcext:value-type="float">
            <text:p>18,3</text:p>
          </table:table-cell>
          <table:table-cell office:value-type="float" office:value="9.4" calcext:value-type="float">
            <text:p>9,4</text:p>
          </table:table-cell>
          <table:table-cell office:value-type="float" office:value="1.5" calcext:value-type="float">
            <text:p>1,5</text:p>
          </table:table-cell>
          <table:table-cell office:value-type="float" office:value="81.3" calcext:value-type="float">
            <text:p>81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3" calcext:value-type="float">
            <text:p>-170,3</text:p>
          </table:table-cell>
          <table:table-cell office:value-type="float" office:value="2686.1" calcext:value-type="float">
            <text:p>2686,1</text:p>
          </table:table-cell>
          <table:table-cell table:formula="of:=([.E628]-[.E627])/10" office:value-type="float" office:value="6.59000000000015" calcext:value-type="float">
            <text:p>6,59000000000015</text:p>
          </table:table-cell>
          <table:table-cell table:formula="of:=AVERAGE([.P603:.P628])" office:value-type="float" office:value="6.52461538461539" calcext:value-type="float">
            <text:p>6,52</text:p>
          </table:table-cell>
        </table:table-row>
        <table:table-row table:style-name="ro1">
          <table:table-cell office:value-type="string" calcext:value-type="string">
            <text:p>13:08:05</text:p>
          </table:table-cell>
          <table:table-cell office:value-type="float" office:value="10" calcext:value-type="float">
            <text:p>10</text:p>
          </table:table-cell>
          <table:table-cell office:value-type="float" office:value="48.276852" calcext:value-type="float">
            <text:p>48,276852</text:p>
          </table:table-cell>
          <table:table-cell office:value-type="float" office:value="0.461103" calcext:value-type="float">
            <text:p>0,461103</text:p>
          </table:table-cell>
          <table:table-cell office:value-type="float" office:value="28446.9" calcext:value-type="float">
            <text:p>28446,9</text:p>
          </table:table-cell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,1</text:p>
          </table:table-cell>
          <table:table-cell office:value-type="float" office:value="-28" calcext:value-type="float">
            <text:p>-28</text:p>
          </table:table-cell>
          <table:table-cell office:value-type="float" office:value="18.2" calcext:value-type="float">
            <text:p>18,2</text:p>
          </table:table-cell>
          <table:table-cell office:value-type="float" office:value="9.4" calcext:value-type="float">
            <text:p>9,4</text:p>
          </table:table-cell>
          <table:table-cell office:value-type="float" office:value="1.5" calcext:value-type="float">
            <text:p>1,5</text:p>
          </table:table-cell>
          <table:table-cell office:value-type="float" office:value="81.2" calcext:value-type="float">
            <text:p>81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685.5" calcext:value-type="float">
            <text:p>2685,5</text:p>
          </table:table-cell>
          <table:table-cell table:formula="of:=([.E629]-[.E628])/10" office:value-type="float" office:value="6.34000000000015" calcext:value-type="float">
            <text:p>6,34000000000015</text:p>
          </table:table-cell>
          <table:table-cell table:formula="of:=AVERAGE([.P604:.P629])" office:value-type="float" office:value="6.52307692307692" calcext:value-type="float">
            <text:p>6,52</text:p>
          </table:table-cell>
        </table:table-row>
        <table:table-row table:style-name="ro1">
          <table:table-cell office:value-type="string" calcext:value-type="string">
            <text:p>13:08:15</text:p>
          </table:table-cell>
          <table:table-cell office:value-type="float" office:value="10" calcext:value-type="float">
            <text:p>10</text:p>
          </table:table-cell>
          <table:table-cell office:value-type="float" office:value="48.276878" calcext:value-type="float">
            <text:p>48,276878</text:p>
          </table:table-cell>
          <table:table-cell office:value-type="float" office:value="0.459962" calcext:value-type="float">
            <text:p>0,459962</text:p>
          </table:table-cell>
          <table:table-cell office:value-type="float" office:value="28508.9" calcext:value-type="float">
            <text:p>28508,9</text:p>
          </table:table-cell>
          <table:table-cell office:value-type="float" office:value="13.1" calcext:value-type="float">
            <text:p>13,1</text:p>
          </table:table-cell>
          <table:table-cell office:value-type="float" office:value="11.2" calcext:value-type="float">
            <text:p>11,2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office:value-type="float" office:value="9.4" calcext:value-type="float">
            <text:p>9,4</text:p>
          </table:table-cell>
          <table:table-cell office:value-type="float" office:value="1.5" calcext:value-type="float">
            <text:p>1,5</text:p>
          </table:table-cell>
          <table:table-cell office:value-type="float" office:value="80.4" calcext:value-type="float">
            <text:p>80,4</text:p>
          </table:table-cell>
          <table:table-cell office:value-type="float" office:value="12.2" calcext:value-type="float">
            <text:p>12,2</text:p>
          </table:table-cell>
          <table:table-cell office:value-type="float" office:value="-171.5" calcext:value-type="float">
            <text:p>-171,5</text:p>
          </table:table-cell>
          <table:table-cell office:value-type="float" office:value="2685.1" calcext:value-type="float">
            <text:p>2685,1</text:p>
          </table:table-cell>
          <table:table-cell table:formula="of:=([.E630]-[.E629])/10" office:value-type="float" office:value="6.2" calcext:value-type="float">
            <text:p>6,2</text:p>
          </table:table-cell>
          <table:table-cell table:formula="of:=AVERAGE([.P605:.P630])" office:value-type="float" office:value="6.51730769230769" calcext:value-type="float">
            <text:p>6,52</text:p>
          </table:table-cell>
        </table:table-row>
        <table:table-row table:style-name="ro1">
          <table:table-cell office:value-type="string" calcext:value-type="string">
            <text:p>13:08:25</text:p>
          </table:table-cell>
          <table:table-cell office:value-type="float" office:value="10" calcext:value-type="float">
            <text:p>10</text:p>
          </table:table-cell>
          <table:table-cell office:value-type="float" office:value="48.276783" calcext:value-type="float">
            <text:p>48,276783</text:p>
          </table:table-cell>
          <table:table-cell office:value-type="float" office:value="0.458917" calcext:value-type="float">
            <text:p>0,458917</text:p>
          </table:table-cell>
          <table:table-cell office:value-type="float" office:value="28573" calcext:value-type="float">
            <text:p>28573</text:p>
          </table:table-cell>
          <table:table-cell office:value-type="float" office:value="13.1" calcext:value-type="float">
            <text:p>13,1</text:p>
          </table:table-cell>
          <table:table-cell office:value-type="float" office:value="11.3" calcext:value-type="float">
            <text:p>11,3</text:p>
          </table:table-cell>
          <table:table-cell office:value-type="float" office:value="-27.2" calcext:value-type="float">
            <text:p>-27,2</text:p>
          </table:table-cell>
          <table:table-cell office:value-type="float" office:value="17.9" calcext:value-type="float">
            <text:p>17,9</text:p>
          </table:table-cell>
          <table:table-cell office:value-type="float" office:value="9.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office:value-type="float" office:value="80.3" calcext:value-type="float">
            <text:p>80,3</text:p>
          </table:table-cell>
          <table:table-cell office:value-type="float" office:value="12.2" calcext:value-type="float">
            <text:p>12,2</text:p>
          </table:table-cell>
          <table:table-cell office:value-type="float" office:value="-169.5" calcext:value-type="float">
            <text:p>-169,5</text:p>
          </table:table-cell>
          <table:table-cell office:value-type="float" office:value="2684.6" calcext:value-type="float">
            <text:p>2684,6</text:p>
          </table:table-cell>
          <table:table-cell table:formula="of:=([.E631]-[.E630])/10" office:value-type="float" office:value="6.40999999999985" calcext:value-type="float">
            <text:p>6,40999999999985</text:p>
          </table:table-cell>
          <table:table-cell table:formula="of:=AVERAGE([.P606:.P631])" office:value-type="float" office:value="6.52576923076923" calcext:value-type="float">
            <text:p>6,53</text:p>
          </table:table-cell>
        </table:table-row>
        <table:table-row table:style-name="ro1">
          <table:table-cell office:value-type="string" calcext:value-type="string">
            <text:p>13:08:35</text:p>
          </table:table-cell>
          <table:table-cell office:value-type="float" office:value="10" calcext:value-type="float">
            <text:p>10</text:p>
          </table:table-cell>
          <table:table-cell office:value-type="float" office:value="48.276661" calcext:value-type="float">
            <text:p>48,276661</text:p>
          </table:table-cell>
          <table:table-cell office:value-type="float" office:value="0.457725" calcext:value-type="float">
            <text:p>0,457725</text:p>
          </table:table-cell>
          <table:table-cell office:value-type="float" office:value="28638.3" calcext:value-type="float">
            <text:p>28638,3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-26.2" calcext:value-type="float">
            <text:p>-26,2</text:p>
          </table:table-cell>
          <table:table-cell office:value-type="float" office:value="17.7" calcext:value-type="float">
            <text:p>17,7</text:p>
          </table:table-cell>
          <table:table-cell office:value-type="float" office:value="9.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office:value-type="float" office:value="80.6" calcext:value-type="float">
            <text:p>80,6</text:p>
          </table:table-cell>
          <table:table-cell office:value-type="float" office:value="12.2" calcext:value-type="float">
            <text:p>12,2</text:p>
          </table:table-cell>
          <table:table-cell office:value-type="float" office:value="-169.9" calcext:value-type="float">
            <text:p>-169,9</text:p>
          </table:table-cell>
          <table:table-cell office:value-type="float" office:value="2684.1" calcext:value-type="float">
            <text:p>2684,1</text:p>
          </table:table-cell>
          <table:table-cell table:formula="of:=([.E632]-[.E631])/10" office:value-type="float" office:value="6.52999999999993" calcext:value-type="float">
            <text:p>6,52999999999993</text:p>
          </table:table-cell>
          <table:table-cell table:formula="of:=AVERAGE([.P607:.P632])" office:value-type="float" office:value="6.54307692307692" calcext:value-type="float">
            <text:p>6,54</text:p>
          </table:table-cell>
        </table:table-row>
        <table:table-row table:style-name="ro1">
          <table:table-cell office:value-type="string" calcext:value-type="string">
            <text:p>13:08:45</text:p>
          </table:table-cell>
          <table:table-cell office:value-type="float" office:value="10" calcext:value-type="float">
            <text:p>10</text:p>
          </table:table-cell>
          <table:table-cell office:value-type="float" office:value="48.276573" calcext:value-type="float">
            <text:p>48,276573</text:p>
          </table:table-cell>
          <table:table-cell office:value-type="float" office:value="0.456413" calcext:value-type="float">
            <text:p>0,456413</text:p>
          </table:table-cell>
          <table:table-cell office:value-type="float" office:value="28703" calcext:value-type="float">
            <text:p>28703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-27.8" calcext:value-type="float">
            <text:p>-27,8</text:p>
          </table:table-cell>
          <table:table-cell office:value-type="float" office:value="17.5" calcext:value-type="float">
            <text:p>17,5</text:p>
          </table:table-cell>
          <table:table-cell office:value-type="float" office:value="9.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office:value-type="float" office:value="80.4" calcext:value-type="float">
            <text:p>80,4</text:p>
          </table:table-cell>
          <table:table-cell office:value-type="float" office:value="12.2" calcext:value-type="float">
            <text:p>12,2</text:p>
          </table:table-cell>
          <table:table-cell office:value-type="float" office:value="-200.1" calcext:value-type="float">
            <text:p>-200,1</text:p>
          </table:table-cell>
          <table:table-cell office:value-type="float" office:value="2683.6" calcext:value-type="float">
            <text:p>2683,6</text:p>
          </table:table-cell>
          <table:table-cell table:formula="of:=([.E633]-[.E632])/10" office:value-type="float" office:value="6.47000000000007" calcext:value-type="float">
            <text:p>6,47000000000007</text:p>
          </table:table-cell>
          <table:table-cell table:formula="of:=AVERAGE([.P608:.P633])" office:value-type="float" office:value="6.54307692307693" calcext:value-type="float">
            <text:p>6,54</text:p>
          </table:table-cell>
        </table:table-row>
        <table:table-row table:style-name="ro1">
          <table:table-cell office:value-type="string" calcext:value-type="string">
            <text:p>13:08:55</text:p>
          </table:table-cell>
          <table:table-cell office:value-type="float" office:value="10" calcext:value-type="float">
            <text:p>10</text:p>
          </table:table-cell>
          <table:table-cell office:value-type="float" office:value="48.276531" calcext:value-type="float">
            <text:p>48,276531</text:p>
          </table:table-cell>
          <table:table-cell office:value-type="float" office:value="0.454987" calcext:value-type="float">
            <text:p>0,454987</text:p>
          </table:table-cell>
          <table:table-cell office:value-type="float" office:value="28767.2" calcext:value-type="float">
            <text:p>28767,2</text:p>
          </table:table-cell>
          <table:table-cell office:value-type="float" office:value="13.4" calcext:value-type="float">
            <text:p>13,4</text:p>
          </table:table-cell>
          <table:table-cell office:value-type="float" office:value="11.5" calcext:value-type="float">
            <text:p>11,5</text:p>
          </table:table-cell>
          <table:table-cell office:value-type="float" office:value="-27.5" calcext:value-type="float">
            <text:p>-27,5</text:p>
          </table:table-cell>
          <table:table-cell office:value-type="float" office:value="17.4" calcext:value-type="float">
            <text:p>17,4</text:p>
          </table:table-cell>
          <table:table-cell office:value-type="float" office:value="9.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office:value-type="float" office:value="80.5" calcext:value-type="float">
            <text:p>80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" calcext:value-type="float">
            <text:p>-168</text:p>
          </table:table-cell>
          <table:table-cell office:value-type="float" office:value="2683.1" calcext:value-type="float">
            <text:p>2683,1</text:p>
          </table:table-cell>
          <table:table-cell table:formula="of:=([.E634]-[.E633])/10" office:value-type="float" office:value="6.42000000000007" calcext:value-type="float">
            <text:p>6,42000000000007</text:p>
          </table:table-cell>
          <table:table-cell table:formula="of:=AVERAGE([.P609:.P634])" office:value-type="float" office:value="6.53692307692308" calcext:value-type="float">
            <text:p>6,54</text:p>
          </table:table-cell>
        </table:table-row>
        <table:table-row table:style-name="ro1">
          <table:table-cell office:value-type="string" calcext:value-type="string">
            <text:p>13:09:05</text:p>
          </table:table-cell>
          <table:table-cell office:value-type="float" office:value="10" calcext:value-type="float">
            <text:p>10</text:p>
          </table:table-cell>
          <table:table-cell office:value-type="float" office:value="48.276546" calcext:value-type="float">
            <text:p>48,276546</text:p>
          </table:table-cell>
          <table:table-cell office:value-type="float" office:value="0.453442" calcext:value-type="float">
            <text:p>0,453442</text:p>
          </table:table-cell>
          <table:table-cell office:value-type="float" office:value="28833.8" calcext:value-type="float">
            <text:p>28833,8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-27.8" calcext:value-type="float">
            <text:p>-27,8</text:p>
          </table:table-cell>
          <table:table-cell office:value-type="float" office:value="17.3" calcext:value-type="float">
            <text:p>17,3</text:p>
          </table:table-cell>
          <table:table-cell office:value-type="float" office:value="9.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office:value-type="float" office:value="80.1" calcext:value-type="float">
            <text:p>80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682.6" calcext:value-type="float">
            <text:p>2682,6</text:p>
          </table:table-cell>
          <table:table-cell table:formula="of:=([.E635]-[.E634])/10" office:value-type="float" office:value="6.65999999999985" calcext:value-type="float">
            <text:p>6,65999999999985</text:p>
          </table:table-cell>
          <table:table-cell table:formula="of:=AVERAGE([.P610:.P635])" office:value-type="float" office:value="6.5426923076923" calcext:value-type="float">
            <text:p>6,54</text:p>
          </table:table-cell>
        </table:table-row>
        <table:table-row table:style-name="ro1">
          <table:table-cell office:value-type="string" calcext:value-type="string">
            <text:p>13:09:15</text:p>
          </table:table-cell>
          <table:table-cell office:value-type="float" office:value="9" calcext:value-type="float">
            <text:p>9</text:p>
          </table:table-cell>
          <table:table-cell office:value-type="float" office:value="48.276745" calcext:value-type="float">
            <text:p>48,276745</text:p>
          </table:table-cell>
          <table:table-cell office:value-type="float" office:value="0.451918" calcext:value-type="float">
            <text:p>0,451918</text:p>
          </table:table-cell>
          <table:table-cell office:value-type="float" office:value="28899.8" calcext:value-type="float">
            <text:p>28899,8</text:p>
          </table:table-cell>
          <table:table-cell office:value-type="float" office:value="13.5" calcext:value-type="float">
            <text:p>13,5</text:p>
          </table:table-cell>
          <table:table-cell office:value-type="float" office:value="11.7" calcext:value-type="float">
            <text:p>11,7</text:p>
          </table:table-cell>
          <table:table-cell office:value-type="float" office:value="-27" calcext:value-type="float">
            <text:p>-27</text:p>
          </table:table-cell>
          <table:table-cell office:value-type="float" office:value="17.1" calcext:value-type="float">
            <text:p>17,1</text:p>
          </table:table-cell>
          <table:table-cell office:value-type="float" office:value="9.2" calcext:value-type="float">
            <text:p>9,2</text:p>
          </table:table-cell>
          <table:table-cell office:value-type="float" office:value="1.5" calcext:value-type="float">
            <text:p>1,5</text:p>
          </table:table-cell>
          <table:table-cell office:value-type="float" office:value="79.8" calcext:value-type="float">
            <text:p>79,8</text:p>
          </table:table-cell>
          <table:table-cell office:value-type="float" office:value="12.2" calcext:value-type="float">
            <text:p>12,2</text:p>
          </table:table-cell>
          <table:table-cell office:value-type="float" office:value="-167.2" calcext:value-type="float">
            <text:p>-167,2</text:p>
          </table:table-cell>
          <table:table-cell office:value-type="float" office:value="2682.2" calcext:value-type="float">
            <text:p>2682,2</text:p>
          </table:table-cell>
          <table:table-cell table:formula="of:=([.E636]-[.E635])/10" office:value-type="float" office:value="6.6" calcext:value-type="float">
            <text:p>6,6</text:p>
          </table:table-cell>
          <table:table-cell table:formula="of:=AVERAGE([.P611:.P636])" office:value-type="float" office:value="6.54807692307692" calcext:value-type="float">
            <text:p>6,55</text:p>
          </table:table-cell>
        </table:table-row>
        <table:table-row table:style-name="ro1">
          <table:table-cell office:value-type="string" calcext:value-type="string">
            <text:p>13:09:25</text:p>
          </table:table-cell>
          <table:table-cell office:value-type="float" office:value="10" calcext:value-type="float">
            <text:p>10</text:p>
          </table:table-cell>
          <table:table-cell office:value-type="float" office:value="48.277088" calcext:value-type="float">
            <text:p>48,277088</text:p>
          </table:table-cell>
          <table:table-cell office:value-type="float" office:value="0.450475" calcext:value-type="float">
            <text:p>0,450475</text:p>
          </table:table-cell>
          <table:table-cell office:value-type="float" office:value="28966" calcext:value-type="float">
            <text:p>28966</text:p>
          </table:table-cell>
          <table:table-cell office:value-type="float" office:value="13.5" calcext:value-type="float">
            <text:p>13,5</text:p>
          </table:table-cell>
          <table:table-cell office:value-type="float" office:value="11.8" calcext:value-type="float">
            <text:p>11,8</text:p>
          </table:table-cell>
          <table:table-cell office:value-type="float" office:value="-26.8" calcext:value-type="float">
            <text:p>-26,8</text:p>
          </table:table-cell>
          <table:table-cell office:value-type="float" office:value="17.1" calcext:value-type="float">
            <text:p>17,1</text:p>
          </table:table-cell>
          <table:table-cell office:value-type="float" office:value="9.2" calcext:value-type="float">
            <text:p>9,2</text:p>
          </table:table-cell>
          <table:table-cell office:value-type="float" office:value="1.5" calcext:value-type="float">
            <text:p>1,5</text:p>
          </table:table-cell>
          <table:table-cell office:value-type="float" office:value="79.4" calcext:value-type="float">
            <text:p>79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681.7" calcext:value-type="float">
            <text:p>2681,7</text:p>
          </table:table-cell>
          <table:table-cell table:formula="of:=([.E637]-[.E636])/10" office:value-type="float" office:value="6.62000000000007" calcext:value-type="float">
            <text:p>6,62000000000007</text:p>
          </table:table-cell>
          <table:table-cell table:formula="of:=AVERAGE([.P612:.P637])" office:value-type="float" office:value="6.53846153846154" calcext:value-type="float">
            <text:p>6,54</text:p>
          </table:table-cell>
        </table:table-row>
        <table:table-row table:style-name="ro1">
          <table:table-cell office:value-type="string" calcext:value-type="string">
            <text:p>13:09:35</text:p>
          </table:table-cell>
          <table:table-cell office:value-type="float" office:value="10" calcext:value-type="float">
            <text:p>10</text:p>
          </table:table-cell>
          <table:table-cell office:value-type="float" office:value="48.27739" calcext:value-type="float">
            <text:p>48,27739</text:p>
          </table:table-cell>
          <table:table-cell office:value-type="float" office:value="0.449112" calcext:value-type="float">
            <text:p>0,449112</text:p>
          </table:table-cell>
          <table:table-cell office:value-type="float" office:value="29034.4" calcext:value-type="float">
            <text:p>29034,4</text:p>
          </table:table-cell>
          <table:table-cell office:value-type="float" office:value="13.6" calcext:value-type="float">
            <text:p>13,6</text:p>
          </table:table-cell>
          <table:table-cell office:value-type="float" office:value="11.8" calcext:value-type="float">
            <text:p>11,8</text:p>
          </table:table-cell>
          <table:table-cell office:value-type="float" office:value="-28.2" calcext:value-type="float">
            <text:p>-28,2</text:p>
          </table:table-cell>
          <table:table-cell office:value-type="float" office:value="16.9" calcext:value-type="float">
            <text:p>16,9</text:p>
          </table:table-cell>
          <table:table-cell office:value-type="float" office:value="9.2" calcext:value-type="float">
            <text:p>9,2</text:p>
          </table:table-cell>
          <table:table-cell office:value-type="float" office:value="1.5" calcext:value-type="float">
            <text:p>1,5</text:p>
          </table:table-cell>
          <table:table-cell office:value-type="float" office:value="79.2" calcext:value-type="float">
            <text:p>79,2</text:p>
          </table:table-cell>
          <table:table-cell office:value-type="float" office:value="12.2" calcext:value-type="float">
            <text:p>12,2</text:p>
          </table:table-cell>
          <table:table-cell office:value-type="float" office:value="-168.2" calcext:value-type="float">
            <text:p>-168,2</text:p>
          </table:table-cell>
          <table:table-cell office:value-type="float" office:value="2681.2" calcext:value-type="float">
            <text:p>2681,2</text:p>
          </table:table-cell>
          <table:table-cell table:formula="of:=([.E638]-[.E637])/10" office:value-type="float" office:value="6.84000000000015" calcext:value-type="float">
            <text:p>6,84000000000015</text:p>
          </table:table-cell>
          <table:table-cell table:formula="of:=AVERAGE([.P613:.P638])" office:value-type="float" office:value="6.55192307692308" calcext:value-type="float">
            <text:p>6,55</text:p>
          </table:table-cell>
        </table:table-row>
        <table:table-row table:style-name="ro1">
          <table:table-cell office:value-type="string" calcext:value-type="string">
            <text:p>13:09:45</text:p>
          </table:table-cell>
          <table:table-cell office:value-type="float" office:value="10" calcext:value-type="float">
            <text:p>10</text:p>
          </table:table-cell>
          <table:table-cell office:value-type="float" office:value="48.27766" calcext:value-type="float">
            <text:p>48,27766</text:p>
          </table:table-cell>
          <table:table-cell office:value-type="float" office:value="0.447865" calcext:value-type="float">
            <text:p>0,447865</text:p>
          </table:table-cell>
          <table:table-cell office:value-type="float" office:value="29099.6" calcext:value-type="float">
            <text:p>29099,6</text:p>
          </table:table-cell>
          <table:table-cell office:value-type="float" office:value="13.6" calcext:value-type="float">
            <text:p>13,6</text:p>
          </table:table-cell>
          <table:table-cell office:value-type="float" office:value="11.9" calcext:value-type="float">
            <text:p>11,9</text:p>
          </table:table-cell>
          <table:table-cell office:value-type="float" office:value="-27.8" calcext:value-type="float">
            <text:p>-27,8</text:p>
          </table:table-cell>
          <table:table-cell office:value-type="float" office:value="16.7" calcext:value-type="float">
            <text:p>16,7</text:p>
          </table:table-cell>
          <table:table-cell office:value-type="float" office:value="9.2" calcext:value-type="float">
            <text:p>9,2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2.2" calcext:value-type="float">
            <text:p>12,2</text:p>
          </table:table-cell>
          <table:table-cell office:value-type="float" office:value="-167.5" calcext:value-type="float">
            <text:p>-167,5</text:p>
          </table:table-cell>
          <table:table-cell office:value-type="float" office:value="2680.7" calcext:value-type="float">
            <text:p>2680,7</text:p>
          </table:table-cell>
          <table:table-cell table:formula="of:=([.E639]-[.E638])/10" office:value-type="float" office:value="6.51999999999971" calcext:value-type="float">
            <text:p>6,51999999999971</text:p>
          </table:table-cell>
          <table:table-cell table:formula="of:=AVERAGE([.P614:.P639])" office:value-type="float" office:value="6.54692307692306" calcext:value-type="float">
            <text:p>6,55</text:p>
          </table:table-cell>
        </table:table-row>
        <table:table-row table:style-name="ro1">
          <table:table-cell office:value-type="string" calcext:value-type="string">
            <text:p>13:09:55</text:p>
          </table:table-cell>
          <table:table-cell office:value-type="float" office:value="10" calcext:value-type="float">
            <text:p>10</text:p>
          </table:table-cell>
          <table:table-cell office:value-type="float" office:value="48.277927" calcext:value-type="float">
            <text:p>48,277927</text:p>
          </table:table-cell>
          <table:table-cell office:value-type="float" office:value="0.446777" calcext:value-type="float">
            <text:p>0,446777</text:p>
          </table:table-cell>
          <table:table-cell office:value-type="float" office:value="29166.6" calcext:value-type="float">
            <text:p>29166,6</text:p>
          </table:table-cell>
          <table:table-cell office:value-type="float" office:value="13.8" calcext:value-type="float">
            <text:p>13,8</text:p>
          </table:table-cell>
          <table:table-cell office:value-type="float" office:value="12" calcext:value-type="float">
            <text:p>12</text:p>
          </table:table-cell>
          <table:table-cell office:value-type="float" office:value="-24.2" calcext:value-type="float">
            <text:p>-24,2</text:p>
          </table:table-cell>
          <table:table-cell office:value-type="float" office:value="16.6" calcext:value-type="float">
            <text:p>16,6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2.2" calcext:value-type="float">
            <text:p>12,2</text:p>
          </table:table-cell>
          <table:table-cell office:value-type="float" office:value="-170.1" calcext:value-type="float">
            <text:p>-170,1</text:p>
          </table:table-cell>
          <table:table-cell office:value-type="float" office:value="2680.3" calcext:value-type="float">
            <text:p>2680,3</text:p>
          </table:table-cell>
          <table:table-cell table:formula="of:=([.E640]-[.E639])/10" office:value-type="float" office:value="6.7" calcext:value-type="float">
            <text:p>6,7</text:p>
          </table:table-cell>
          <table:table-cell table:formula="of:=AVERAGE([.P615:.P640])" office:value-type="float" office:value="6.55153846153845" calcext:value-type="float">
            <text:p>6,55</text:p>
          </table:table-cell>
        </table:table-row>
        <table:table-row table:style-name="ro1">
          <table:table-cell office:value-type="string" calcext:value-type="string">
            <text:p>13:10:05</text:p>
          </table:table-cell>
          <table:table-cell office:value-type="float" office:value="10" calcext:value-type="float">
            <text:p>10</text:p>
          </table:table-cell>
          <table:table-cell office:value-type="float" office:value="48.278194" calcext:value-type="float">
            <text:p>48,278194</text:p>
          </table:table-cell>
          <table:table-cell office:value-type="float" office:value="0.445765" calcext:value-type="float">
            <text:p>0,445765</text:p>
          </table:table-cell>
          <table:table-cell office:value-type="float" office:value="29236.2" calcext:value-type="float">
            <text:p>29236,2</text:p>
          </table:table-cell>
          <table:table-cell office:value-type="float" office:value="13.8" calcext:value-type="float">
            <text:p>13,8</text:p>
          </table:table-cell>
          <table:table-cell office:value-type="float" office:value="12.1" calcext:value-type="float">
            <text:p>12,1</text:p>
          </table:table-cell>
          <table:table-cell office:value-type="float" office:value="-23" calcext:value-type="float">
            <text:p>-23</text:p>
          </table:table-cell>
          <table:table-cell office:value-type="float" office:value="16.4" calcext:value-type="float">
            <text:p>16,4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679.7" calcext:value-type="float">
            <text:p>2679,7</text:p>
          </table:table-cell>
          <table:table-cell table:formula="of:=([.E641]-[.E640])/10" office:value-type="float" office:value="6.96000000000022" calcext:value-type="float">
            <text:p>6,96000000000022</text:p>
          </table:table-cell>
          <table:table-cell table:formula="of:=AVERAGE([.P616:.P641])" office:value-type="float" office:value="6.56769230769231" calcext:value-type="float">
            <text:p>6,57</text:p>
          </table:table-cell>
        </table:table-row>
        <table:table-row table:style-name="ro1">
          <table:table-cell office:value-type="string" calcext:value-type="string">
            <text:p>13:10:15</text:p>
          </table:table-cell>
          <table:table-cell office:value-type="float" office:value="10" calcext:value-type="float">
            <text:p>10</text:p>
          </table:table-cell>
          <table:table-cell office:value-type="float" office:value="48.278458" calcext:value-type="float">
            <text:p>48,278458</text:p>
          </table:table-cell>
          <table:table-cell office:value-type="float" office:value="0.444848" calcext:value-type="float">
            <text:p>0,444848</text:p>
          </table:table-cell>
          <table:table-cell office:value-type="float" office:value="29303.9" calcext:value-type="float">
            <text:p>29303,9</text:p>
          </table:table-cell>
          <table:table-cell office:value-type="float" office:value="13.9" calcext:value-type="float">
            <text:p>13,9</text:p>
          </table:table-cell>
          <table:table-cell office:value-type="float" office:value="12.2" calcext:value-type="float">
            <text:p>12,2</text:p>
          </table:table-cell>
          <table:table-cell office:value-type="float" office:value="-26.8" calcext:value-type="float">
            <text:p>-26,8</text:p>
          </table:table-cell>
          <table:table-cell office:value-type="float" office:value="16.4" calcext:value-type="float">
            <text:p>16,4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8.7" calcext:value-type="float">
            <text:p>78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79.2" calcext:value-type="float">
            <text:p>2679,2</text:p>
          </table:table-cell>
          <table:table-cell table:formula="of:=([.E642]-[.E641])/10" office:value-type="float" office:value="6.77000000000007" calcext:value-type="float">
            <text:p>6,77000000000007</text:p>
          </table:table-cell>
          <table:table-cell table:formula="of:=AVERAGE([.P617:.P642])" office:value-type="float" office:value="6.56038461538462" calcext:value-type="float">
            <text:p>6,56</text:p>
          </table:table-cell>
        </table:table-row>
        <table:table-row table:style-name="ro1">
          <table:table-cell office:value-type="string" calcext:value-type="string">
            <text:p>13:10:25</text:p>
          </table:table-cell>
          <table:table-cell office:value-type="float" office:value="10" calcext:value-type="float">
            <text:p>10</text:p>
          </table:table-cell>
          <table:table-cell office:value-type="float" office:value="48.27879" calcext:value-type="float">
            <text:p>48,27879</text:p>
          </table:table-cell>
          <table:table-cell office:value-type="float" office:value="0.443752" calcext:value-type="float">
            <text:p>0,443752</text:p>
          </table:table-cell>
          <table:table-cell office:value-type="float" office:value="29370.5" calcext:value-type="float">
            <text:p>29370,5</text:p>
          </table:table-cell>
          <table:table-cell office:value-type="float" office:value="13.9" calcext:value-type="float">
            <text:p>13,9</text:p>
          </table:table-cell>
          <table:table-cell office:value-type="float" office:value="12.2" calcext:value-type="float">
            <text:p>12,2</text:p>
          </table:table-cell>
          <table:table-cell office:value-type="float" office:value="-25.2" calcext:value-type="float">
            <text:p>-25,2</text:p>
          </table:table-cell>
          <table:table-cell office:value-type="float" office:value="16.2" calcext:value-type="float">
            <text:p>16,2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8.7" calcext:value-type="float">
            <text:p>78,7</text:p>
          </table:table-cell>
          <table:table-cell office:value-type="float" office:value="12.2" calcext:value-type="float">
            <text:p>12,2</text:p>
          </table:table-cell>
          <table:table-cell office:value-type="float" office:value="-167.3" calcext:value-type="float">
            <text:p>-167,3</text:p>
          </table:table-cell>
          <table:table-cell office:value-type="float" office:value="2678.7" calcext:value-type="float">
            <text:p>2678,7</text:p>
          </table:table-cell>
          <table:table-cell table:formula="of:=([.E643]-[.E642])/10" office:value-type="float" office:value="6.65999999999985" calcext:value-type="float">
            <text:p>6,65999999999985</text:p>
          </table:table-cell>
          <table:table-cell table:formula="of:=AVERAGE([.P618:.P643])" office:value-type="float" office:value="6.54384615384616" calcext:value-type="float">
            <text:p>6,54</text:p>
          </table:table-cell>
        </table:table-row>
        <table:table-row table:style-name="ro1">
          <table:table-cell office:value-type="string" calcext:value-type="string">
            <text:p>13:10:35</text:p>
          </table:table-cell>
          <table:table-cell office:value-type="float" office:value="10" calcext:value-type="float">
            <text:p>10</text:p>
          </table:table-cell>
          <table:table-cell office:value-type="float" office:value="48.279099" calcext:value-type="float">
            <text:p>48,279099</text:p>
          </table:table-cell>
          <table:table-cell office:value-type="float" office:value="0.44279" calcext:value-type="float">
            <text:p>0,44279</text:p>
          </table:table-cell>
          <table:table-cell office:value-type="float" office:value="29435.6" calcext:value-type="float">
            <text:p>29435,6</text:p>
          </table:table-cell>
          <table:table-cell office:value-type="float" office:value="14" calcext:value-type="float">
            <text:p>14</text:p>
          </table:table-cell>
          <table:table-cell office:value-type="float" office:value="12.3" calcext:value-type="float">
            <text:p>12,3</text:p>
          </table:table-cell>
          <table:table-cell office:value-type="float" office:value="-24.5" calcext:value-type="float">
            <text:p>-24,5</text:p>
          </table:table-cell>
          <table:table-cell office:value-type="float" office:value="16.1" calcext:value-type="float">
            <text:p>16,1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678.3" calcext:value-type="float">
            <text:p>2678,3</text:p>
          </table:table-cell>
          <table:table-cell table:formula="of:=([.E644]-[.E643])/10" office:value-type="float" office:value="6.50999999999985" calcext:value-type="float">
            <text:p>6,50999999999985</text:p>
          </table:table-cell>
          <table:table-cell table:formula="of:=AVERAGE([.P619:.P644])" office:value-type="float" office:value="6.54499999999999" calcext:value-type="float">
            <text:p>6,54</text:p>
          </table:table-cell>
        </table:table-row>
        <table:table-row table:style-name="ro1">
          <table:table-cell office:value-type="string" calcext:value-type="string">
            <text:p>13:10:45</text:p>
          </table:table-cell>
          <table:table-cell office:value-type="float" office:value="10" calcext:value-type="float">
            <text:p>10</text:p>
          </table:table-cell>
          <table:table-cell office:value-type="float" office:value="48.279255" calcext:value-type="float">
            <text:p>48,279255</text:p>
          </table:table-cell>
          <table:table-cell office:value-type="float" office:value="0.442003" calcext:value-type="float">
            <text:p>0,442003</text:p>
          </table:table-cell>
          <table:table-cell office:value-type="float" office:value="29504.2" calcext:value-type="float">
            <text:p>29504,2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office:value-type="float" office:value="-27.5" calcext:value-type="float">
            <text:p>-27,5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2.2" calcext:value-type="float">
            <text:p>12,2</text:p>
          </table:table-cell>
          <table:table-cell office:value-type="float" office:value="-203.1" calcext:value-type="float">
            <text:p>-203,1</text:p>
          </table:table-cell>
          <table:table-cell office:value-type="float" office:value="2677.8" calcext:value-type="float">
            <text:p>2677,8</text:p>
          </table:table-cell>
          <table:table-cell table:formula="of:=([.E645]-[.E644])/10" office:value-type="float" office:value="6.86000000000022" calcext:value-type="float">
            <text:p>6,86000000000022</text:p>
          </table:table-cell>
          <table:table-cell table:formula="of:=AVERAGE([.P620:.P645])" office:value-type="float" office:value="6.55461538461539" calcext:value-type="float">
            <text:p>6,55</text:p>
          </table:table-cell>
        </table:table-row>
        <table:table-row table:style-name="ro1">
          <table:table-cell office:value-type="string" calcext:value-type="string">
            <text:p>13:10:55</text:p>
          </table:table-cell>
          <table:table-cell office:value-type="float" office:value="10" calcext:value-type="float">
            <text:p>10</text:p>
          </table:table-cell>
          <table:table-cell office:value-type="float" office:value="48.279228" calcext:value-type="float">
            <text:p>48,279228</text:p>
          </table:table-cell>
          <table:table-cell office:value-type="float" office:value="0.441233" calcext:value-type="float">
            <text:p>0,441233</text:p>
          </table:table-cell>
          <table:table-cell office:value-type="float" office:value="29573.2" calcext:value-type="float">
            <text:p>29573,2</text:p>
          </table:table-cell>
          <table:table-cell office:value-type="float" office:value="14.1" calcext:value-type="float">
            <text:p>14,1</text:p>
          </table:table-cell>
          <table:table-cell office:value-type="float" office:value="12.5" calcext:value-type="float">
            <text:p>12,5</text:p>
          </table:table-cell>
          <table:table-cell office:value-type="float" office:value="-26" calcext:value-type="float">
            <text:p>-26</text:p>
          </table:table-cell>
          <table:table-cell office:value-type="float" office:value="15.8" calcext:value-type="float">
            <text:p>15,8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79.3" calcext:value-type="float">
            <text:p>79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677.3" calcext:value-type="float">
            <text:p>2677,3</text:p>
          </table:table-cell>
          <table:table-cell table:formula="of:=([.E646]-[.E645])/10" office:value-type="float" office:value="6.9" calcext:value-type="float">
            <text:p>6,9</text:p>
          </table:table-cell>
          <table:table-cell table:formula="of:=AVERAGE([.P621:.P646])" office:value-type="float" office:value="6.5626923076923" calcext:value-type="float">
            <text:p>6,56</text:p>
          </table:table-cell>
        </table:table-row>
        <table:table-row table:style-name="ro1">
          <table:table-cell office:value-type="string" calcext:value-type="string">
            <text:p>13:11:05</text:p>
          </table:table-cell>
          <table:table-cell office:value-type="float" office:value="10" calcext:value-type="float">
            <text:p>10</text:p>
          </table:table-cell>
          <table:table-cell office:value-type="float" office:value="48.279072" calcext:value-type="float">
            <text:p>48,279072</text:p>
          </table:table-cell>
          <table:table-cell office:value-type="float" office:value="0.440532" calcext:value-type="float">
            <text:p>0,440532</text:p>
          </table:table-cell>
          <table:table-cell office:value-type="float" office:value="29637" calcext:value-type="float">
            <text:p>29637</text:p>
          </table:table-cell>
          <table:table-cell office:value-type="float" office:value="14.2" calcext:value-type="float">
            <text:p>14,2</text:p>
          </table:table-cell>
          <table:table-cell office:value-type="float" office:value="12.6" calcext:value-type="float">
            <text:p>12,6</text:p>
          </table:table-cell>
          <table:table-cell office:value-type="float" office:value="-24.2" calcext:value-type="float">
            <text:p>-24,2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79.2" calcext:value-type="float">
            <text:p>79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676.8" calcext:value-type="float">
            <text:p>2676,8</text:p>
          </table:table-cell>
          <table:table-cell table:formula="of:=([.E647]-[.E646])/10" office:value-type="float" office:value="6.37999999999993" calcext:value-type="float">
            <text:p>6,37999999999993</text:p>
          </table:table-cell>
          <table:table-cell table:formula="of:=AVERAGE([.P622:.P647])" office:value-type="float" office:value="6.56384615384615" calcext:value-type="float">
            <text:p>6,56</text:p>
          </table:table-cell>
        </table:table-row>
        <table:table-row table:style-name="ro1">
          <table:table-cell office:value-type="string" calcext:value-type="string">
            <text:p>13:11:15</text:p>
          </table:table-cell>
          <table:table-cell office:value-type="float" office:value="10" calcext:value-type="float">
            <text:p>10</text:p>
          </table:table-cell>
          <table:table-cell office:value-type="float" office:value="48.278774" calcext:value-type="float">
            <text:p>48,278774</text:p>
          </table:table-cell>
          <table:table-cell office:value-type="float" office:value="0.439793" calcext:value-type="float">
            <text:p>0,439793</text:p>
          </table:table-cell>
          <table:table-cell office:value-type="float" office:value="29700.1" calcext:value-type="float">
            <text:p>29700,1</text:p>
          </table:table-cell>
          <table:table-cell office:value-type="float" office:value="14.2" calcext:value-type="float">
            <text:p>14,2</text:p>
          </table:table-cell>
          <table:table-cell office:value-type="float" office:value="12.7" calcext:value-type="float">
            <text:p>12,7</text:p>
          </table:table-cell>
          <table:table-cell office:value-type="float" office:value="-25.2" calcext:value-type="float">
            <text:p>-25,2</text:p>
          </table:table-cell>
          <table:table-cell office:value-type="float" office:value="15.5" calcext:value-type="float">
            <text:p>15,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676.4" calcext:value-type="float">
            <text:p>2676,4</text:p>
          </table:table-cell>
          <table:table-cell table:formula="of:=([.E648]-[.E647])/10" office:value-type="float" office:value="6.30999999999986" calcext:value-type="float">
            <text:p>6,30999999999986</text:p>
          </table:table-cell>
          <table:table-cell table:formula="of:=AVERAGE([.P623:.P648])" office:value-type="float" office:value="6.54384615384615" calcext:value-type="float">
            <text:p>6,54</text:p>
          </table:table-cell>
        </table:table-row>
        <table:table-row table:style-name="ro1">
          <table:table-cell office:value-type="string" calcext:value-type="string">
            <text:p>13:11:25</text:p>
          </table:table-cell>
          <table:table-cell office:value-type="float" office:value="10" calcext:value-type="float">
            <text:p>10</text:p>
          </table:table-cell>
          <table:table-cell office:value-type="float" office:value="48.27845" calcext:value-type="float">
            <text:p>48,27845</text:p>
          </table:table-cell>
          <table:table-cell office:value-type="float" office:value="0.43897" calcext:value-type="float">
            <text:p>0,43897</text:p>
          </table:table-cell>
          <table:table-cell office:value-type="float" office:value="29768.2" calcext:value-type="float">
            <text:p>29768,2</text:p>
          </table:table-cell>
          <table:table-cell office:value-type="float" office:value="14.4" calcext:value-type="float">
            <text:p>14,4</text:p>
          </table:table-cell>
          <table:table-cell office:value-type="float" office:value="12.7" calcext:value-type="float">
            <text:p>12,7</text:p>
          </table:table-cell>
          <table:table-cell office:value-type="float" office:value="-25.2" calcext:value-type="float">
            <text:p>-25,2</text:p>
          </table:table-cell>
          <table:table-cell office:value-type="float" office:value="15.4" calcext:value-type="float">
            <text:p>15,4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79.1" calcext:value-type="float">
            <text:p>79,1</text:p>
          </table:table-cell>
          <table:table-cell office:value-type="float" office:value="12.2" calcext:value-type="float">
            <text:p>12,2</text:p>
          </table:table-cell>
          <table:table-cell office:value-type="float" office:value="-169.9" calcext:value-type="float">
            <text:p>-169,9</text:p>
          </table:table-cell>
          <table:table-cell office:value-type="float" office:value="2675.9" calcext:value-type="float">
            <text:p>2675,9</text:p>
          </table:table-cell>
          <table:table-cell table:formula="of:=([.E649]-[.E648])/10" office:value-type="float" office:value="6.81000000000022" calcext:value-type="float">
            <text:p>6,81000000000022</text:p>
          </table:table-cell>
          <table:table-cell table:formula="of:=AVERAGE([.P624:.P649])" office:value-type="float" office:value="6.56038461538462" calcext:value-type="float">
            <text:p>6,56</text:p>
          </table:table-cell>
        </table:table-row>
        <table:table-row table:style-name="ro1">
          <table:table-cell office:value-type="string" calcext:value-type="string">
            <text:p>13:11:35</text:p>
          </table:table-cell>
          <table:table-cell office:value-type="float" office:value="10" calcext:value-type="float">
            <text:p>10</text:p>
          </table:table-cell>
          <table:table-cell office:value-type="float" office:value="48.278122" calcext:value-type="float">
            <text:p>48,278122</text:p>
          </table:table-cell>
          <table:table-cell office:value-type="float" office:value="0.437947" calcext:value-type="float">
            <text:p>0,437947</text:p>
          </table:table-cell>
          <table:table-cell office:value-type="float" office:value="29832.1" calcext:value-type="float">
            <text:p>29832,1</text:p>
          </table:table-cell>
          <table:table-cell office:value-type="float" office:value="14.4" calcext:value-type="float">
            <text:p>14,4</text:p>
          </table:table-cell>
          <table:table-cell office:value-type="float" office:value="12.8" calcext:value-type="float">
            <text:p>12,8</text:p>
          </table:table-cell>
          <table:table-cell office:value-type="float" office:value="-26.5" calcext:value-type="float">
            <text:p>-26,5</text:p>
          </table:table-cell>
          <table:table-cell office:value-type="float" office:value="15.3" calcext:value-type="float">
            <text:p>15,3</text:p>
          </table:table-cell>
          <table:table-cell office:value-type="float" office:value="8.9" calcext:value-type="float">
            <text:p>8,9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2.2" calcext:value-type="float">
            <text:p>12,2</text:p>
          </table:table-cell>
          <table:table-cell office:value-type="float" office:value="-164" calcext:value-type="float">
            <text:p>-164</text:p>
          </table:table-cell>
          <table:table-cell office:value-type="float" office:value="2675.4" calcext:value-type="float">
            <text:p>2675,4</text:p>
          </table:table-cell>
          <table:table-cell table:formula="of:=([.E650]-[.E649])/10" office:value-type="float" office:value="6.38999999999978" calcext:value-type="float">
            <text:p>6,38999999999978</text:p>
          </table:table-cell>
          <table:table-cell table:formula="of:=AVERAGE([.P625:.P650])" office:value-type="float" office:value="6.55615384615384" calcext:value-type="float">
            <text:p>6,56</text:p>
          </table:table-cell>
        </table:table-row>
        <table:table-row table:style-name="ro1">
          <table:table-cell office:value-type="string" calcext:value-type="string">
            <text:p>13:11:45</text:p>
          </table:table-cell>
          <table:table-cell office:value-type="float" office:value="10" calcext:value-type="float">
            <text:p>10</text:p>
          </table:table-cell>
          <table:table-cell office:value-type="float" office:value="48.278111" calcext:value-type="float">
            <text:p>48,278111</text:p>
          </table:table-cell>
          <table:table-cell office:value-type="float" office:value="0.436712" calcext:value-type="float">
            <text:p>0,436712</text:p>
          </table:table-cell>
          <table:table-cell office:value-type="float" office:value="29900.5" calcext:value-type="float">
            <text:p>29900,5</text:p>
          </table:table-cell>
          <table:table-cell office:value-type="float" office:value="14.5" calcext:value-type="float">
            <text:p>14,5</text:p>
          </table:table-cell>
          <table:table-cell office:value-type="float" office:value="12.9" calcext:value-type="float">
            <text:p>12,9</text:p>
          </table:table-cell>
          <table:table-cell office:value-type="float" office:value="-25" calcext:value-type="float">
            <text:p>-25</text:p>
          </table:table-cell>
          <table:table-cell office:value-type="float" office:value="15.1" calcext:value-type="float">
            <text:p>15,1</text:p>
          </table:table-cell>
          <table:table-cell office:value-type="float" office:value="8.9" calcext:value-type="float">
            <text:p>8,9</text:p>
          </table:table-cell>
          <table:table-cell office:value-type="float" office:value="1.5" calcext:value-type="float">
            <text:p>1,5</text:p>
          </table:table-cell>
          <table:table-cell office:value-type="float" office:value="78.8" calcext:value-type="float">
            <text:p>78,8</text:p>
          </table:table-cell>
          <table:table-cell office:value-type="float" office:value="12.2" calcext:value-type="float">
            <text:p>12,2</text:p>
          </table:table-cell>
          <table:table-cell office:value-type="float" office:value="-162.3" calcext:value-type="float">
            <text:p>-162,3</text:p>
          </table:table-cell>
          <table:table-cell office:value-type="float" office:value="2675" calcext:value-type="float">
            <text:p>2675</text:p>
          </table:table-cell>
          <table:table-cell table:formula="of:=([.E651]-[.E650])/10" office:value-type="float" office:value="6.84000000000015" calcext:value-type="float">
            <text:p>6,84000000000015</text:p>
          </table:table-cell>
          <table:table-cell table:formula="of:=AVERAGE([.P626:.P651])" office:value-type="float" office:value="6.5676923076923" calcext:value-type="float">
            <text:p>6,57</text:p>
          </table:table-cell>
        </table:table-row>
        <table:table-row table:style-name="ro1">
          <table:table-cell office:value-type="string" calcext:value-type="string">
            <text:p>13:11:55</text:p>
          </table:table-cell>
          <table:table-cell office:value-type="float" office:value="10" calcext:value-type="float">
            <text:p>10</text:p>
          </table:table-cell>
          <table:table-cell office:value-type="float" office:value="48.27829" calcext:value-type="float">
            <text:p>48,27829</text:p>
          </table:table-cell>
          <table:table-cell office:value-type="float" office:value="0.435315" calcext:value-type="float">
            <text:p>0,435315</text:p>
          </table:table-cell>
          <table:table-cell office:value-type="float" office:value="29962.9" calcext:value-type="float">
            <text:p>29962,9</text:p>
          </table:table-cell>
          <table:table-cell office:value-type="float" office:value="14.5" calcext:value-type="float">
            <text:p>14,5</text:p>
          </table:table-cell>
          <table:table-cell office:value-type="float" office:value="13" calcext:value-type="float">
            <text:p>13</text:p>
          </table:table-cell>
          <table:table-cell office:value-type="float" office:value="-21.2" calcext:value-type="float">
            <text:p>-21,2</text:p>
          </table:table-cell>
          <table:table-cell office:value-type="float" office:value="15" calcext:value-type="float">
            <text:p>15</text:p>
          </table:table-cell>
          <table:table-cell office:value-type="float" office:value="8.9" calcext:value-type="float">
            <text:p>8,9</text:p>
          </table:table-cell>
          <table:table-cell office:value-type="float" office:value="1.5" calcext:value-type="float">
            <text:p>1,5</text:p>
          </table:table-cell>
          <table:table-cell office:value-type="float" office:value="78.6" calcext:value-type="float">
            <text:p>78,6</text:p>
          </table:table-cell>
          <table:table-cell office:value-type="float" office:value="12.2" calcext:value-type="float">
            <text:p>12,2</text:p>
          </table:table-cell>
          <table:table-cell office:value-type="float" office:value="-167.5" calcext:value-type="float">
            <text:p>-167,5</text:p>
          </table:table-cell>
          <table:table-cell office:value-type="float" office:value="2674.5" calcext:value-type="float">
            <text:p>2674,5</text:p>
          </table:table-cell>
          <table:table-cell table:formula="of:=([.E652]-[.E651])/10" office:value-type="float" office:value="6.24000000000015" calcext:value-type="float">
            <text:p>6,24000000000015</text:p>
          </table:table-cell>
          <table:table-cell table:formula="of:=AVERAGE([.P627:.P652])" office:value-type="float" office:value="6.57038461538463" calcext:value-type="float">
            <text:p>6,57</text:p>
          </table:table-cell>
        </table:table-row>
        <table:table-row table:style-name="ro1">
          <table:table-cell office:value-type="string" calcext:value-type="string">
            <text:p>13:12:05</text:p>
          </table:table-cell>
          <table:table-cell office:value-type="float" office:value="10" calcext:value-type="float">
            <text:p>10</text:p>
          </table:table-cell>
          <table:table-cell office:value-type="float" office:value="48.278606" calcext:value-type="float">
            <text:p>48,278606</text:p>
          </table:table-cell>
          <table:table-cell office:value-type="float" office:value="0.433797" calcext:value-type="float">
            <text:p>0,433797</text:p>
          </table:table-cell>
          <table:table-cell office:value-type="float" office:value="30026.7" calcext:value-type="float">
            <text:p>30026,7</text:p>
          </table:table-cell>
          <table:table-cell office:value-type="float" office:value="14.6" calcext:value-type="float">
            <text:p>14,6</text:p>
          </table:table-cell>
          <table:table-cell office:value-type="float" office:value="13.1" calcext:value-type="float">
            <text:p>13,1</text:p>
          </table:table-cell>
          <table:table-cell office:value-type="float" office:value="-25.2" calcext:value-type="float">
            <text:p>-25,2</text:p>
          </table:table-cell>
          <table:table-cell office:value-type="float" office:value="14.9" calcext:value-type="float">
            <text:p>14,9</text:p>
          </table:table-cell>
          <table:table-cell office:value-type="float" office:value="8.9" calcext:value-type="float">
            <text:p>8,9</text:p>
          </table:table-cell>
          <table:table-cell office:value-type="float" office:value="1.5" calcext:value-type="float">
            <text:p>1,5</text:p>
          </table:table-cell>
          <table:table-cell office:value-type="float" office:value="78.9" calcext:value-type="float">
            <text:p>7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1" calcext:value-type="float">
            <text:p>-177,1</text:p>
          </table:table-cell>
          <table:table-cell office:value-type="float" office:value="2673.9" calcext:value-type="float">
            <text:p>2673,9</text:p>
          </table:table-cell>
          <table:table-cell table:formula="of:=([.E653]-[.E652])/10" office:value-type="float" office:value="6.37999999999993" calcext:value-type="float">
            <text:p>6,37999999999993</text:p>
          </table:table-cell>
          <table:table-cell table:formula="of:=AVERAGE([.P628:.P653])" office:value-type="float" office:value="6.57346153846155" calcext:value-type="float">
            <text:p>6,57</text:p>
          </table:table-cell>
        </table:table-row>
        <table:table-row table:style-name="ro1">
          <table:table-cell office:value-type="string" calcext:value-type="string">
            <text:p>13:12:15</text:p>
          </table:table-cell>
          <table:table-cell office:value-type="float" office:value="10" calcext:value-type="float">
            <text:p>10</text:p>
          </table:table-cell>
          <table:table-cell office:value-type="float" office:value="48.279095" calcext:value-type="float">
            <text:p>48,279095</text:p>
          </table:table-cell>
          <table:table-cell office:value-type="float" office:value="0.432322" calcext:value-type="float">
            <text:p>0,432322</text:p>
          </table:table-cell>
          <table:table-cell office:value-type="float" office:value="30089.8" calcext:value-type="float">
            <text:p>30089,8</text:p>
          </table:table-cell>
          <table:table-cell office:value-type="float" office:value="14.8" calcext:value-type="float">
            <text:p>14,8</text:p>
          </table:table-cell>
          <table:table-cell office:value-type="float" office:value="13.2" calcext:value-type="float">
            <text:p>13,2</text:p>
          </table:table-cell>
          <table:table-cell office:value-type="float" office:value="-24.8" calcext:value-type="float">
            <text:p>-24,8</text:p>
          </table:table-cell>
          <table:table-cell office:value-type="float" office:value="14.7" calcext:value-type="float">
            <text:p>14,7</text:p>
          </table:table-cell>
          <table:table-cell office:value-type="float" office:value="8.8" calcext:value-type="float">
            <text:p>8,8</text:p>
          </table:table-cell>
          <table:table-cell office:value-type="float" office:value="1.5" calcext:value-type="float">
            <text:p>1,5</text:p>
          </table:table-cell>
          <table:table-cell office:value-type="float" office:value="78.8" calcext:value-type="float">
            <text:p>78,8</text:p>
          </table:table-cell>
          <table:table-cell office:value-type="float" office:value="12.2" calcext:value-type="float">
            <text:p>12,2</text:p>
          </table:table-cell>
          <table:table-cell office:value-type="float" office:value="-169.8" calcext:value-type="float">
            <text:p>-169,8</text:p>
          </table:table-cell>
          <table:table-cell office:value-type="float" office:value="2673.4" calcext:value-type="float">
            <text:p>2673,4</text:p>
          </table:table-cell>
          <table:table-cell table:formula="of:=([.E654]-[.E653])/10" office:value-type="float" office:value="6.30999999999986" calcext:value-type="float">
            <text:p>6,30999999999986</text:p>
          </table:table-cell>
          <table:table-cell table:formula="of:=AVERAGE([.P629:.P654])" office:value-type="float" office:value="6.56269230769231" calcext:value-type="float">
            <text:p>6,56</text:p>
          </table:table-cell>
        </table:table-row>
        <table:table-row table:style-name="ro1">
          <table:table-cell office:value-type="string" calcext:value-type="string">
            <text:p>13:12:25</text:p>
          </table:table-cell>
          <table:table-cell office:value-type="float" office:value="10" calcext:value-type="float">
            <text:p>10</text:p>
          </table:table-cell>
          <table:table-cell office:value-type="float" office:value="48.27977" calcext:value-type="float">
            <text:p>48,27977</text:p>
          </table:table-cell>
          <table:table-cell office:value-type="float" office:value="0.431125" calcext:value-type="float">
            <text:p>0,431125</text:p>
          </table:table-cell>
          <table:table-cell office:value-type="float" office:value="30158.7" calcext:value-type="float">
            <text:p>30158,7</text:p>
          </table:table-cell>
          <table:table-cell office:value-type="float" office:value="14.8" calcext:value-type="float">
            <text:p>14,8</text:p>
          </table:table-cell>
          <table:table-cell office:value-type="float" office:value="13.2" calcext:value-type="float">
            <text:p>13,2</text:p>
          </table:table-cell>
          <table:table-cell office:value-type="float" office:value="-25.8" calcext:value-type="float">
            <text:p>-25,8</text:p>
          </table:table-cell>
          <table:table-cell office:value-type="float" office:value="14.6" calcext:value-type="float">
            <text:p>14,6</text:p>
          </table:table-cell>
          <table:table-cell office:value-type="float" office:value="8.8" calcext:value-type="float">
            <text:p>8,8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7" calcext:value-type="float">
            <text:p>-172,7</text:p>
          </table:table-cell>
          <table:table-cell office:value-type="float" office:value="2672.9" calcext:value-type="float">
            <text:p>2672,9</text:p>
          </table:table-cell>
          <table:table-cell table:formula="of:=([.E655]-[.E654])/10" office:value-type="float" office:value="6.89000000000015" calcext:value-type="float">
            <text:p>6,89000000000015</text:p>
          </table:table-cell>
          <table:table-cell table:formula="of:=AVERAGE([.P630:.P655])" office:value-type="float" office:value="6.58384615384615" calcext:value-type="float">
            <text:p>6,58</text:p>
          </table:table-cell>
        </table:table-row>
        <table:table-row table:style-name="ro1">
          <table:table-cell office:value-type="string" calcext:value-type="string">
            <text:p>13:12:35</text:p>
          </table:table-cell>
          <table:table-cell office:value-type="float" office:value="10" calcext:value-type="float">
            <text:p>10</text:p>
          </table:table-cell>
          <table:table-cell office:value-type="float" office:value="48.280598" calcext:value-type="float">
            <text:p>48,280598</text:p>
          </table:table-cell>
          <table:table-cell office:value-type="float" office:value="0.429975" calcext:value-type="float">
            <text:p>0,429975</text:p>
          </table:table-cell>
          <table:table-cell office:value-type="float" office:value="30223.2" calcext:value-type="float">
            <text:p>30223,2</text:p>
          </table:table-cell>
          <table:table-cell office:value-type="float" office:value="14.9" calcext:value-type="float">
            <text:p>14,9</text:p>
          </table:table-cell>
          <table:table-cell office:value-type="float" office:value="13.3" calcext:value-type="float">
            <text:p>13,3</text:p>
          </table:table-cell>
          <table:table-cell office:value-type="float" office:value="-26.8" calcext:value-type="float">
            <text:p>-26,8</text:p>
          </table:table-cell>
          <table:table-cell office:value-type="float" office:value="14.5" calcext:value-type="float">
            <text:p>14,5</text:p>
          </table:table-cell>
          <table:table-cell office:value-type="float" office:value="8.8" calcext:value-type="float">
            <text:p>8,8</text:p>
          </table:table-cell>
          <table:table-cell office:value-type="float" office:value="1.5" calcext:value-type="float">
            <text:p>1,5</text:p>
          </table:table-cell>
          <table:table-cell office:value-type="float" office:value="78.9" calcext:value-type="float">
            <text:p>7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672.5" calcext:value-type="float">
            <text:p>2672,5</text:p>
          </table:table-cell>
          <table:table-cell table:formula="of:=([.E656]-[.E655])/10" office:value-type="float" office:value="6.45" calcext:value-type="float">
            <text:p>6,45</text:p>
          </table:table-cell>
          <table:table-cell table:formula="of:=AVERAGE([.P631:.P656])" office:value-type="float" office:value="6.59346153846154" calcext:value-type="float">
            <text:p>6,59</text:p>
          </table:table-cell>
        </table:table-row>
        <table:table-row table:style-name="ro1">
          <table:table-cell office:value-type="string" calcext:value-type="string">
            <text:p>13:12:45</text:p>
          </table:table-cell>
          <table:table-cell office:value-type="float" office:value="10" calcext:value-type="float">
            <text:p>10</text:p>
          </table:table-cell>
          <table:table-cell office:value-type="float" office:value="48.281204" calcext:value-type="float">
            <text:p>48,281204</text:p>
          </table:table-cell>
          <table:table-cell office:value-type="float" office:value="0.429227" calcext:value-type="float">
            <text:p>0,429227</text:p>
          </table:table-cell>
          <table:table-cell office:value-type="float" office:value="30287" calcext:value-type="float">
            <text:p>30287</text:p>
          </table:table-cell>
          <table:table-cell office:value-type="float" office:value="14.9" calcext:value-type="float">
            <text:p>14,9</text:p>
          </table:table-cell>
          <table:table-cell office:value-type="float" office:value="13.4" calcext:value-type="float">
            <text:p>13,4</text:p>
          </table:table-cell>
          <table:table-cell office:value-type="float" office:value="-28" calcext:value-type="float">
            <text:p>-28</text:p>
          </table:table-cell>
          <table:table-cell office:value-type="float" office:value="14.4" calcext:value-type="float">
            <text:p>14,4</text:p>
          </table:table-cell>
          <table:table-cell office:value-type="float" office:value="8.7" calcext:value-type="float">
            <text:p>8,7</text:p>
          </table:table-cell>
          <table:table-cell office:value-type="float" office:value="1.5" calcext:value-type="float">
            <text:p>1,5</text:p>
          </table:table-cell>
          <table:table-cell office:value-type="float" office:value="78.9" calcext:value-type="float">
            <text:p>78,9</text:p>
          </table:table-cell>
          <table:table-cell office:value-type="float" office:value="12.2" calcext:value-type="float">
            <text:p>12,2</text:p>
          </table:table-cell>
          <table:table-cell office:value-type="float" office:value="-191.7" calcext:value-type="float">
            <text:p>-191,7</text:p>
          </table:table-cell>
          <table:table-cell office:value-type="float" office:value="2671.9" calcext:value-type="float">
            <text:p>2671,9</text:p>
          </table:table-cell>
          <table:table-cell table:formula="of:=([.E657]-[.E656])/10" office:value-type="float" office:value="6.37999999999993" calcext:value-type="float">
            <text:p>6,37999999999993</text:p>
          </table:table-cell>
          <table:table-cell table:formula="of:=AVERAGE([.P632:.P657])" office:value-type="float" office:value="6.59230769230769" calcext:value-type="float">
            <text:p>6,59</text:p>
          </table:table-cell>
        </table:table-row>
        <table:table-row table:style-name="ro1">
          <table:table-cell office:value-type="string" calcext:value-type="string">
            <text:p>13:12:55</text:p>
          </table:table-cell>
          <table:table-cell office:value-type="float" office:value="10" calcext:value-type="float">
            <text:p>10</text:p>
          </table:table-cell>
          <table:table-cell office:value-type="float" office:value="48.281868" calcext:value-type="float">
            <text:p>48,281868</text:p>
          </table:table-cell>
          <table:table-cell office:value-type="float" office:value="0.428678" calcext:value-type="float">
            <text:p>0,428678</text:p>
          </table:table-cell>
          <table:table-cell office:value-type="float" office:value="30351.5" calcext:value-type="float">
            <text:p>30351,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,5</text:p>
          </table:table-cell>
          <table:table-cell office:value-type="float" office:value="-23.2" calcext:value-type="float">
            <text:p>-23,2</text:p>
          </table:table-cell>
          <table:table-cell office:value-type="float" office:value="14.3" calcext:value-type="float">
            <text:p>14,3</text:p>
          </table:table-cell>
          <table:table-cell office:value-type="float" office:value="8.7" calcext:value-type="float">
            <text:p>8,7</text:p>
          </table:table-cell>
          <table:table-cell office:value-type="float" office:value="1.5" calcext:value-type="float">
            <text:p>1,5</text:p>
          </table:table-cell>
          <table:table-cell office:value-type="float" office:value="78.6" calcext:value-type="float">
            <text:p>78,6</text:p>
          </table:table-cell>
          <table:table-cell office:value-type="float" office:value="12.2" calcext:value-type="float">
            <text:p>12,2</text:p>
          </table:table-cell>
          <table:table-cell office:value-type="float" office:value="-167.6" calcext:value-type="float">
            <text:p>-167,6</text:p>
          </table:table-cell>
          <table:table-cell office:value-type="float" office:value="2671.4" calcext:value-type="float">
            <text:p>2671,4</text:p>
          </table:table-cell>
          <table:table-cell table:formula="of:=([.E658]-[.E657])/10" office:value-type="float" office:value="6.45" calcext:value-type="float">
            <text:p>6,45</text:p>
          </table:table-cell>
          <table:table-cell table:formula="of:=AVERAGE([.P633:.P658])" office:value-type="float" office:value="6.58923076923077" calcext:value-type="float">
            <text:p>6,59</text:p>
          </table:table-cell>
        </table:table-row>
        <table:table-row table:style-name="ro1">
          <table:table-cell office:value-type="string" calcext:value-type="string">
            <text:p>13:13:05</text:p>
          </table:table-cell>
          <table:table-cell office:value-type="float" office:value="10" calcext:value-type="float">
            <text:p>10</text:p>
          </table:table-cell>
          <table:table-cell office:value-type="float" office:value="48.282387" calcext:value-type="float">
            <text:p>48,282387</text:p>
          </table:table-cell>
          <table:table-cell office:value-type="float" office:value="0.428365" calcext:value-type="float">
            <text:p>0,428365</text:p>
          </table:table-cell>
          <table:table-cell office:value-type="float" office:value="30414" calcext:value-type="float">
            <text:p>30414</text:p>
          </table:table-cell>
          <table:table-cell office:value-type="float" office:value="15.1" calcext:value-type="float">
            <text:p>15,1</text:p>
          </table:table-cell>
          <table:table-cell office:value-type="float" office:value="13.6" calcext:value-type="float">
            <text:p>13,6</text:p>
          </table:table-cell>
          <table:table-cell office:value-type="float" office:value="-25" calcext:value-type="float">
            <text:p>-25</text:p>
          </table:table-cell>
          <table:table-cell office:value-type="float" office:value="14.2" calcext:value-type="float">
            <text:p>14,2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office:value-type="float" office:value="78.3" calcext:value-type="float">
            <text:p>78,3</text:p>
          </table:table-cell>
          <table:table-cell office:value-type="float" office:value="12.2" calcext:value-type="float">
            <text:p>12,2</text:p>
          </table:table-cell>
          <table:table-cell office:value-type="float" office:value="-174.5" calcext:value-type="float">
            <text:p>-174,5</text:p>
          </table:table-cell>
          <table:table-cell office:value-type="float" office:value="2671" calcext:value-type="float">
            <text:p>2671</text:p>
          </table:table-cell>
          <table:table-cell table:formula="of:=([.E659]-[.E658])/10" office:value-type="float" office:value="6.25" calcext:value-type="float">
            <text:p>6,25</text:p>
          </table:table-cell>
          <table:table-cell table:formula="of:=AVERAGE([.P634:.P659])" office:value-type="float" office:value="6.58076923076923" calcext:value-type="float">
            <text:p>6,58</text:p>
          </table:table-cell>
        </table:table-row>
        <table:table-row table:style-name="ro1">
          <table:table-cell office:value-type="string" calcext:value-type="string">
            <text:p>13:13:15</text:p>
          </table:table-cell>
          <table:table-cell office:value-type="float" office:value="10" calcext:value-type="float">
            <text:p>10</text:p>
          </table:table-cell>
          <table:table-cell office:value-type="float" office:value="48.282768" calcext:value-type="float">
            <text:p>48,282768</text:p>
          </table:table-cell>
          <table:table-cell office:value-type="float" office:value="0.428248" calcext:value-type="float">
            <text:p>0,428248</text:p>
          </table:table-cell>
          <table:table-cell office:value-type="float" office:value="30475" calcext:value-type="float">
            <text:p>30475</text:p>
          </table:table-cell>
          <table:table-cell office:value-type="float" office:value="15.1" calcext:value-type="float">
            <text:p>15,1</text:p>
          </table:table-cell>
          <table:table-cell office:value-type="float" office:value="13.7" calcext:value-type="float">
            <text:p>13,7</text:p>
          </table:table-cell>
          <table:table-cell office:value-type="float" office:value="-24.2" calcext:value-type="float">
            <text:p>-24,2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office:value-type="float" office:value="78" calcext:value-type="float">
            <text:p>78</text:p>
          </table:table-cell>
          <table:table-cell office:value-type="float" office:value="12.2" calcext:value-type="float">
            <text:p>12,2</text:p>
          </table:table-cell>
          <table:table-cell office:value-type="float" office:value="-176.2" calcext:value-type="float">
            <text:p>-176,2</text:p>
          </table:table-cell>
          <table:table-cell office:value-type="float" office:value="2670.5" calcext:value-type="float">
            <text:p>2670,5</text:p>
          </table:table-cell>
          <table:table-cell table:formula="of:=([.E660]-[.E659])/10" office:value-type="float" office:value="6.1" calcext:value-type="float">
            <text:p>6,1</text:p>
          </table:table-cell>
          <table:table-cell table:formula="of:=AVERAGE([.P635:.P660])" office:value-type="float" office:value="6.56846153846154" calcext:value-type="float">
            <text:p>6,57</text:p>
          </table:table-cell>
        </table:table-row>
        <table:table-row table:style-name="ro1">
          <table:table-cell office:value-type="string" calcext:value-type="string">
            <text:p>13:13:25</text:p>
          </table:table-cell>
          <table:table-cell office:value-type="float" office:value="10" calcext:value-type="float">
            <text:p>10</text:p>
          </table:table-cell>
          <table:table-cell office:value-type="float" office:value="48.283138" calcext:value-type="float">
            <text:p>48,283138</text:p>
          </table:table-cell>
          <table:table-cell office:value-type="float" office:value="0.428" calcext:value-type="float">
            <text:p>0,428</text:p>
          </table:table-cell>
          <table:table-cell office:value-type="float" office:value="30540" calcext:value-type="float">
            <text:p>30540</text:p>
          </table:table-cell>
          <table:table-cell office:value-type="float" office:value="15.2" calcext:value-type="float">
            <text:p>15,2</text:p>
          </table:table-cell>
          <table:table-cell office:value-type="float" office:value="13.8" calcext:value-type="float">
            <text:p>13,8</text:p>
          </table:table-cell>
          <table:table-cell office:value-type="float" office:value="-23.8" calcext:value-type="float">
            <text:p>-23,8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office:value-type="float" office:value="77.3" calcext:value-type="float">
            <text:p>77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3" calcext:value-type="float">
            <text:p>-170,3</text:p>
          </table:table-cell>
          <table:table-cell office:value-type="float" office:value="2670" calcext:value-type="float">
            <text:p>2670</text:p>
          </table:table-cell>
          <table:table-cell table:formula="of:=([.E661]-[.E660])/10" office:value-type="float" office:value="6.5" calcext:value-type="float">
            <text:p>6,5</text:p>
          </table:table-cell>
          <table:table-cell table:formula="of:=AVERAGE([.P636:.P661])" office:value-type="float" office:value="6.56230769230769" calcext:value-type="float">
            <text:p>6,56</text:p>
          </table:table-cell>
        </table:table-row>
        <table:table-row table:style-name="ro1">
          <table:table-cell office:value-type="string" calcext:value-type="string">
            <text:p>13:13:35</text:p>
          </table:table-cell>
          <table:table-cell office:value-type="float" office:value="10" calcext:value-type="float">
            <text:p>10</text:p>
          </table:table-cell>
          <table:table-cell office:value-type="float" office:value="48.283474" calcext:value-type="float">
            <text:p>48,283474</text:p>
          </table:table-cell>
          <table:table-cell office:value-type="float" office:value="0.427455" calcext:value-type="float">
            <text:p>0,427455</text:p>
          </table:table-cell>
          <table:table-cell office:value-type="float" office:value="30605.1" calcext:value-type="float">
            <text:p>30605,1</text:p>
          </table:table-cell>
          <table:table-cell office:value-type="float" office:value="15.2" calcext:value-type="float">
            <text:p>15,2</text:p>
          </table:table-cell>
          <table:table-cell office:value-type="float" office:value="13.9" calcext:value-type="float">
            <text:p>13,9</text:p>
          </table:table-cell>
          <table:table-cell office:value-type="float" office:value="-24.5" calcext:value-type="float">
            <text:p>-24,5</text:p>
          </table:table-cell>
          <table:table-cell office:value-type="float" office:value="13.8" calcext:value-type="float">
            <text:p>13,8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669.5" calcext:value-type="float">
            <text:p>2669,5</text:p>
          </table:table-cell>
          <table:table-cell table:formula="of:=([.E662]-[.E661])/10" office:value-type="float" office:value="6.50999999999985" calcext:value-type="float">
            <text:p>6,50999999999985</text:p>
          </table:table-cell>
          <table:table-cell table:formula="of:=AVERAGE([.P637:.P662])" office:value-type="float" office:value="6.55884615384615" calcext:value-type="float">
            <text:p>6,56</text:p>
          </table:table-cell>
        </table:table-row>
        <table:table-row table:style-name="ro1">
          <table:table-cell office:value-type="string" calcext:value-type="string">
            <text:p>13:13:45</text:p>
          </table:table-cell>
          <table:table-cell office:value-type="float" office:value="10" calcext:value-type="float">
            <text:p>10</text:p>
          </table:table-cell>
          <table:table-cell office:value-type="float" office:value="48.283836" calcext:value-type="float">
            <text:p>48,283836</text:p>
          </table:table-cell>
          <table:table-cell office:value-type="float" office:value="0.426682" calcext:value-type="float">
            <text:p>0,426682</text:p>
          </table:table-cell>
          <table:table-cell office:value-type="float" office:value="30668" calcext:value-type="float">
            <text:p>30668</text:p>
          </table:table-cell>
          <table:table-cell office:value-type="float" office:value="15.4" calcext:value-type="float">
            <text:p>15,4</text:p>
          </table:table-cell>
          <table:table-cell office:value-type="float" office:value="13.9" calcext:value-type="float">
            <text:p>13,9</text:p>
          </table:table-cell>
          <table:table-cell office:value-type="float" office:value="-24.5" calcext:value-type="float">
            <text:p>-24,5</text:p>
          </table:table-cell>
          <table:table-cell office:value-type="float" office:value="13.8" calcext:value-type="float">
            <text:p>13,8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77.7" calcext:value-type="float">
            <text:p>77,7</text:p>
          </table:table-cell>
          <table:table-cell office:value-type="float" office:value="12.2" calcext:value-type="float">
            <text:p>12,2</text:p>
          </table:table-cell>
          <table:table-cell office:value-type="float" office:value="-174.2" calcext:value-type="float">
            <text:p>-174,2</text:p>
          </table:table-cell>
          <table:table-cell office:value-type="float" office:value="2669" calcext:value-type="float">
            <text:p>2669</text:p>
          </table:table-cell>
          <table:table-cell table:formula="of:=([.E663]-[.E662])/10" office:value-type="float" office:value="6.29000000000015" calcext:value-type="float">
            <text:p>6,29000000000015</text:p>
          </table:table-cell>
          <table:table-cell table:formula="of:=AVERAGE([.P638:.P663])" office:value-type="float" office:value="6.54615384615385" calcext:value-type="float">
            <text:p>6,55</text:p>
          </table:table-cell>
        </table:table-row>
        <table:table-row table:style-name="ro1">
          <table:table-cell office:value-type="string" calcext:value-type="string">
            <text:p>13:13:55</text:p>
          </table:table-cell>
          <table:table-cell office:value-type="float" office:value="10" calcext:value-type="float">
            <text:p>10</text:p>
          </table:table-cell>
          <table:table-cell office:value-type="float" office:value="48.284229" calcext:value-type="float">
            <text:p>48,284229</text:p>
          </table:table-cell>
          <table:table-cell office:value-type="float" office:value="0.426227" calcext:value-type="float">
            <text:p>0,426227</text:p>
          </table:table-cell>
          <table:table-cell office:value-type="float" office:value="30731.2" calcext:value-type="float">
            <text:p>30731,2</text:p>
          </table:table-cell>
          <table:table-cell office:value-type="float" office:value="15.4" calcext:value-type="float">
            <text:p>15,4</text:p>
          </table:table-cell>
          <table:table-cell office:value-type="float" office:value="14.1" calcext:value-type="float">
            <text:p>14,1</text:p>
          </table:table-cell>
          <table:table-cell office:value-type="float" office:value="-22.2" calcext:value-type="float">
            <text:p>-22,2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77.6" calcext:value-type="float">
            <text:p>77,6</text:p>
          </table:table-cell>
          <table:table-cell office:value-type="float" office:value="12.2" calcext:value-type="float">
            <text:p>12,2</text:p>
          </table:table-cell>
          <table:table-cell office:value-type="float" office:value="-177.1" calcext:value-type="float">
            <text:p>-177,1</text:p>
          </table:table-cell>
          <table:table-cell office:value-type="float" office:value="2668.6" calcext:value-type="float">
            <text:p>2668,6</text:p>
          </table:table-cell>
          <table:table-cell table:formula="of:=([.E664]-[.E663])/10" office:value-type="float" office:value="6.32000000000007" calcext:value-type="float">
            <text:p>6,32000000000007</text:p>
          </table:table-cell>
          <table:table-cell table:formula="of:=AVERAGE([.P639:.P664])" office:value-type="float" office:value="6.52615384615384" calcext:value-type="float">
            <text:p>6,53</text:p>
          </table:table-cell>
        </table:table-row>
        <table:table-row table:style-name="ro1">
          <table:table-cell office:value-type="string" calcext:value-type="string">
            <text:p>13:14:05</text:p>
          </table:table-cell>
          <table:table-cell office:value-type="float" office:value="10" calcext:value-type="float">
            <text:p>10</text:p>
          </table:table-cell>
          <table:table-cell office:value-type="float" office:value="48.284668" calcext:value-type="float">
            <text:p>48,284668</text:p>
          </table:table-cell>
          <table:table-cell office:value-type="float" office:value="0.426005" calcext:value-type="float">
            <text:p>0,426005</text:p>
          </table:table-cell>
          <table:table-cell office:value-type="float" office:value="30790" calcext:value-type="float">
            <text:p>30790</text:p>
          </table:table-cell>
          <table:table-cell office:value-type="float" office:value="15.5" calcext:value-type="float">
            <text:p>15,5</text:p>
          </table:table-cell>
          <table:table-cell office:value-type="float" office:value="14.1" calcext:value-type="float">
            <text:p>14,1</text:p>
          </table:table-cell>
          <table:table-cell office:value-type="float" office:value="-23.8" calcext:value-type="float">
            <text:p>-23,8</text:p>
          </table:table-cell>
          <table:table-cell office:value-type="float" office:value="13.7" calcext:value-type="float">
            <text:p>13,7</text:p>
          </table:table-cell>
          <table:table-cell office:value-type="float" office:value="8.4" calcext:value-type="float">
            <text:p>8,4</text:p>
          </table:table-cell>
          <table:table-cell office:value-type="float" office:value="1.5" calcext:value-type="float">
            <text:p>1,5</text:p>
          </table:table-cell>
          <table:table-cell office:value-type="float" office:value="77" calcext:value-type="float">
            <text:p>77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668" calcext:value-type="float">
            <text:p>2668</text:p>
          </table:table-cell>
          <table:table-cell table:formula="of:=([.E665]-[.E664])/10" office:value-type="float" office:value="5.87999999999993" calcext:value-type="float">
            <text:p>5,87999999999993</text:p>
          </table:table-cell>
          <table:table-cell table:formula="of:=AVERAGE([.P640:.P665])" office:value-type="float" office:value="6.50153846153847" calcext:value-type="float">
            <text:p>6,50</text:p>
          </table:table-cell>
        </table:table-row>
        <table:table-row table:style-name="ro1">
          <table:table-cell office:value-type="string" calcext:value-type="string">
            <text:p>13:14:15</text:p>
          </table:table-cell>
          <table:table-cell office:value-type="float" office:value="10" calcext:value-type="float">
            <text:p>10</text:p>
          </table:table-cell>
          <table:table-cell office:value-type="float" office:value="48.285069" calcext:value-type="float">
            <text:p>48,285069</text:p>
          </table:table-cell>
          <table:table-cell office:value-type="float" office:value="0.425728" calcext:value-type="float">
            <text:p>0,425728</text:p>
          </table:table-cell>
          <table:table-cell office:value-type="float" office:value="30853.7" calcext:value-type="float">
            <text:p>30853,7</text:p>
          </table:table-cell>
          <table:table-cell office:value-type="float" office:value="15.6" calcext:value-type="float">
            <text:p>15,6</text:p>
          </table:table-cell>
          <table:table-cell office:value-type="float" office:value="14.2" calcext:value-type="float">
            <text:p>14,2</text:p>
          </table:table-cell>
          <table:table-cell office:value-type="float" office:value="-23.2" calcext:value-type="float">
            <text:p>-23,2</text:p>
          </table:table-cell>
          <table:table-cell office:value-type="float" office:value="13.5" calcext:value-type="float">
            <text:p>13,5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67.5" calcext:value-type="float">
            <text:p>2667,5</text:p>
          </table:table-cell>
          <table:table-cell table:formula="of:=([.E666]-[.E665])/10" office:value-type="float" office:value="6.37000000000007" calcext:value-type="float">
            <text:p>6,37000000000007</text:p>
          </table:table-cell>
          <table:table-cell table:formula="of:=AVERAGE([.P641:.P666])" office:value-type="float" office:value="6.48884615384616" calcext:value-type="float">
            <text:p>6,49</text:p>
          </table:table-cell>
        </table:table-row>
        <table:table-row table:style-name="ro1">
          <table:table-cell office:value-type="string" calcext:value-type="string">
            <text:p>13:14:25</text:p>
          </table:table-cell>
          <table:table-cell office:value-type="float" office:value="10" calcext:value-type="float">
            <text:p>10</text:p>
          </table:table-cell>
          <table:table-cell office:value-type="float" office:value="48.285423" calcext:value-type="float">
            <text:p>48,285423</text:p>
          </table:table-cell>
          <table:table-cell office:value-type="float" office:value="0.425783" calcext:value-type="float">
            <text:p>0,425783</text:p>
          </table:table-cell>
          <table:table-cell office:value-type="float" office:value="30912.7" calcext:value-type="float">
            <text:p>30912,7</text:p>
          </table:table-cell>
          <table:table-cell office:value-type="float" office:value="15.6" calcext:value-type="float">
            <text:p>15,6</text:p>
          </table:table-cell>
          <table:table-cell office:value-type="float" office:value="14.3" calcext:value-type="float">
            <text:p>14,3</text:p>
          </table:table-cell>
          <table:table-cell office:value-type="float" office:value="-22.8" calcext:value-type="float">
            <text:p>-22,8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76.6" calcext:value-type="float">
            <text:p>76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1" calcext:value-type="float">
            <text:p>-168,1</text:p>
          </table:table-cell>
          <table:table-cell office:value-type="float" office:value="2667" calcext:value-type="float">
            <text:p>2667</text:p>
          </table:table-cell>
          <table:table-cell table:formula="of:=([.E667]-[.E666])/10" office:value-type="float" office:value="5.9" calcext:value-type="float">
            <text:p>5,9</text:p>
          </table:table-cell>
          <table:table-cell table:formula="of:=AVERAGE([.P642:.P667])" office:value-type="float" office:value="6.44807692307692" calcext:value-type="float">
            <text:p>6,45</text:p>
          </table:table-cell>
        </table:table-row>
        <table:table-row table:style-name="ro1">
          <table:table-cell office:value-type="string" calcext:value-type="string">
            <text:p>13:14:35</text:p>
          </table:table-cell>
          <table:table-cell office:value-type="float" office:value="9" calcext:value-type="float">
            <text:p>9</text:p>
          </table:table-cell>
          <table:table-cell office:value-type="float" office:value="48.285603" calcext:value-type="float">
            <text:p>48,285603</text:p>
          </table:table-cell>
          <table:table-cell office:value-type="float" office:value="0.425925" calcext:value-type="float">
            <text:p>0,425925</text:p>
          </table:table-cell>
          <table:table-cell office:value-type="float" office:value="30974.6" calcext:value-type="float">
            <text:p>30974,6</text:p>
          </table:table-cell>
          <table:table-cell office:value-type="float" office:value="15.8" calcext:value-type="float">
            <text:p>15,8</text:p>
          </table:table-cell>
          <table:table-cell office:value-type="float" office:value="14.4" calcext:value-type="float">
            <text:p>14,4</text:p>
          </table:table-cell>
          <table:table-cell office:value-type="float" office:value="-21.8" calcext:value-type="float">
            <text:p>-21,8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2.2" calcext:value-type="float">
            <text:p>12,2</text:p>
          </table:table-cell>
          <table:table-cell office:value-type="float" office:value="-169.5" calcext:value-type="float">
            <text:p>-169,5</text:p>
          </table:table-cell>
          <table:table-cell office:value-type="float" office:value="2666.5" calcext:value-type="float">
            <text:p>2666,5</text:p>
          </table:table-cell>
          <table:table-cell table:formula="of:=([.E668]-[.E667])/10" office:value-type="float" office:value="6.18999999999978" calcext:value-type="float">
            <text:p>6,18999999999978</text:p>
          </table:table-cell>
          <table:table-cell table:formula="of:=AVERAGE([.P643:.P668])" office:value-type="float" office:value="6.42576923076922" calcext:value-type="float">
            <text:p>6,43</text:p>
          </table:table-cell>
        </table:table-row>
        <table:table-row table:style-name="ro1">
          <table:table-cell office:value-type="string" calcext:value-type="string">
            <text:p>13:14:45</text:p>
          </table:table-cell>
          <table:table-cell office:value-type="float" office:value="9" calcext:value-type="float">
            <text:p>9</text:p>
          </table:table-cell>
          <table:table-cell office:value-type="float" office:value="48.28561" calcext:value-type="float">
            <text:p>48,28561</text:p>
          </table:table-cell>
          <table:table-cell office:value-type="float" office:value="0.425925" calcext:value-type="float">
            <text:p>0,425925</text:p>
          </table:table-cell>
          <table:table-cell office:value-type="float" office:value="31036.2" calcext:value-type="float">
            <text:p>31036,2</text:p>
          </table:table-cell>
          <table:table-cell office:value-type="float" office:value="15.9" calcext:value-type="float">
            <text:p>15,9</text:p>
          </table:table-cell>
          <table:table-cell office:value-type="float" office:value="14.5" calcext:value-type="float">
            <text:p>14,5</text:p>
          </table:table-cell>
          <table:table-cell office:value-type="float" office:value="-24" calcext:value-type="float">
            <text:p>-24</text:p>
          </table:table-cell>
          <table:table-cell office:value-type="float" office:value="13.2" calcext:value-type="float">
            <text:p>13,2</text:p>
          </table:table-cell>
          <table:table-cell office:value-type="float" office:value="8.3" calcext:value-type="float">
            <text:p>8,3</text:p>
          </table:table-cell>
          <table:table-cell office:value-type="float" office:value="1.4" calcext:value-type="float">
            <text:p>1,4</text:p>
          </table:table-cell>
          <table:table-cell office:value-type="float" office:value="75.6" calcext:value-type="float">
            <text:p>75,6</text:p>
          </table:table-cell>
          <table:table-cell office:value-type="float" office:value="12.2" calcext:value-type="float">
            <text:p>12,2</text:p>
          </table:table-cell>
          <table:table-cell office:value-type="float" office:value="-203.6" calcext:value-type="float">
            <text:p>-203,6</text:p>
          </table:table-cell>
          <table:table-cell office:value-type="float" office:value="2666" calcext:value-type="float">
            <text:p>2666</text:p>
          </table:table-cell>
          <table:table-cell table:formula="of:=([.E669]-[.E668])/10" office:value-type="float" office:value="6.16000000000022" calcext:value-type="float">
            <text:p>6,16000000000022</text:p>
          </table:table-cell>
          <table:table-cell table:formula="of:=AVERAGE([.P644:.P669])" office:value-type="float" office:value="6.40653846153846" calcext:value-type="float">
            <text:p>6,41</text:p>
          </table:table-cell>
        </table:table-row>
        <table:table-row table:style-name="ro1">
          <table:table-cell office:value-type="string" calcext:value-type="string">
            <text:p>13:14:55</text:p>
          </table:table-cell>
          <table:table-cell office:value-type="float" office:value="9" calcext:value-type="float">
            <text:p>9</text:p>
          </table:table-cell>
          <table:table-cell office:value-type="float" office:value="48.285664" calcext:value-type="float">
            <text:p>48,285664</text:p>
          </table:table-cell>
          <table:table-cell office:value-type="float" office:value="0.425977" calcext:value-type="float">
            <text:p>0,425977</text:p>
          </table:table-cell>
          <table:table-cell office:value-type="float" office:value="31098.7" calcext:value-type="float">
            <text:p>31098,7</text:p>
          </table:table-cell>
          <table:table-cell office:value-type="float" office:value="15.9" calcext:value-type="float">
            <text:p>15,9</text:p>
          </table:table-cell>
          <table:table-cell office:value-type="float" office:value="14.6" calcext:value-type="float">
            <text:p>14,6</text:p>
          </table:table-cell>
          <table:table-cell office:value-type="float" office:value="-21.5" calcext:value-type="float">
            <text:p>-21,5</text:p>
          </table:table-cell>
          <table:table-cell office:value-type="float" office:value="13.1" calcext:value-type="float">
            <text:p>13,1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75.3" calcext:value-type="float">
            <text:p>75,3</text:p>
          </table:table-cell>
          <table:table-cell office:value-type="float" office:value="12.2" calcext:value-type="float">
            <text:p>12,2</text:p>
          </table:table-cell>
          <table:table-cell office:value-type="float" office:value="-174.1" calcext:value-type="float">
            <text:p>-174,1</text:p>
          </table:table-cell>
          <table:table-cell office:value-type="float" office:value="2665.5" calcext:value-type="float">
            <text:p>2665,5</text:p>
          </table:table-cell>
          <table:table-cell table:formula="of:=([.E670]-[.E669])/10" office:value-type="float" office:value="6.25" calcext:value-type="float">
            <text:p>6,25</text:p>
          </table:table-cell>
          <table:table-cell table:formula="of:=AVERAGE([.P645:.P670])" office:value-type="float" office:value="6.39653846153847" calcext:value-type="float">
            <text:p>6,40</text:p>
          </table:table-cell>
        </table:table-row>
        <table:table-row table:style-name="ro1">
          <table:table-cell office:value-type="string" calcext:value-type="string">
            <text:p>13:15:05</text:p>
          </table:table-cell>
          <table:table-cell office:value-type="float" office:value="9" calcext:value-type="float">
            <text:p>9</text:p>
          </table:table-cell>
          <table:table-cell office:value-type="float" office:value="48.285763" calcext:value-type="float">
            <text:p>48,285763</text:p>
          </table:table-cell>
          <table:table-cell office:value-type="float" office:value="0.425872" calcext:value-type="float">
            <text:p>0,425872</text:p>
          </table:table-cell>
          <table:table-cell office:value-type="float" office:value="31163.5" calcext:value-type="float">
            <text:p>31163,5</text:p>
          </table:table-cell>
          <table:table-cell office:value-type="float" office:value="16" calcext:value-type="float">
            <text:p>16</text:p>
          </table:table-cell>
          <table:table-cell office:value-type="float" office:value="14.7" calcext:value-type="float">
            <text:p>14,7</text:p>
          </table:table-cell>
          <table:table-cell office:value-type="float" office:value="-23.2" calcext:value-type="float">
            <text:p>-23,2</text:p>
          </table:table-cell>
          <table:table-cell office:value-type="float" office:value="13" calcext:value-type="float">
            <text:p>13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74.9" calcext:value-type="float">
            <text:p>74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65" calcext:value-type="float">
            <text:p>2665</text:p>
          </table:table-cell>
          <table:table-cell table:formula="of:=([.E671]-[.E670])/10" office:value-type="float" office:value="6.47999999999993" calcext:value-type="float">
            <text:p>6,47999999999993</text:p>
          </table:table-cell>
          <table:table-cell table:formula="of:=AVERAGE([.P646:.P671])" office:value-type="float" office:value="6.38192307692307" calcext:value-type="float">
            <text:p>6,38</text:p>
          </table:table-cell>
        </table:table-row>
        <table:table-row table:style-name="ro1">
          <table:table-cell office:value-type="string" calcext:value-type="string">
            <text:p>13:15:15</text:p>
          </table:table-cell>
          <table:table-cell office:value-type="float" office:value="9" calcext:value-type="float">
            <text:p>9</text:p>
          </table:table-cell>
          <table:table-cell office:value-type="float" office:value="48.285824" calcext:value-type="float">
            <text:p>48,285824</text:p>
          </table:table-cell>
          <table:table-cell office:value-type="float" office:value="0.425467" calcext:value-type="float">
            <text:p>0,425467</text:p>
          </table:table-cell>
          <table:table-cell office:value-type="float" office:value="31227.7" calcext:value-type="float">
            <text:p>31227,7</text:p>
          </table:table-cell>
          <table:table-cell office:value-type="float" office:value="16" calcext:value-type="float">
            <text:p>16</text:p>
          </table:table-cell>
          <table:table-cell office:value-type="float" office:value="14.8" calcext:value-type="float">
            <text:p>14,8</text:p>
          </table:table-cell>
          <table:table-cell office:value-type="float" office:value="-21.8" calcext:value-type="float">
            <text:p>-21,8</text:p>
          </table:table-cell>
          <table:table-cell office:value-type="float" office:value="12.9" calcext:value-type="float">
            <text:p>12,9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74.3" calcext:value-type="float">
            <text:p>7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2.3" calcext:value-type="float">
            <text:p>-172,3</text:p>
          </table:table-cell>
          <table:table-cell office:value-type="float" office:value="2664.5" calcext:value-type="float">
            <text:p>2664,5</text:p>
          </table:table-cell>
          <table:table-cell table:formula="of:=([.E672]-[.E671])/10" office:value-type="float" office:value="6.42000000000007" calcext:value-type="float">
            <text:p>6,42000000000007</text:p>
          </table:table-cell>
          <table:table-cell table:formula="of:=AVERAGE([.P647:.P672])" office:value-type="float" office:value="6.36346153846154" calcext:value-type="float">
            <text:p>6,36</text:p>
          </table:table-cell>
        </table:table-row>
        <table:table-row table:style-name="ro1">
          <table:table-cell office:value-type="string" calcext:value-type="string">
            <text:p>13:15:25</text:p>
          </table:table-cell>
          <table:table-cell office:value-type="float" office:value="9" calcext:value-type="float">
            <text:p>9</text:p>
          </table:table-cell>
          <table:table-cell office:value-type="float" office:value="48.285824" calcext:value-type="float">
            <text:p>48,285824</text:p>
          </table:table-cell>
          <table:table-cell office:value-type="float" office:value="0.425032" calcext:value-type="float">
            <text:p>0,425032</text:p>
          </table:table-cell>
          <table:table-cell office:value-type="float" office:value="31291.5" calcext:value-type="float">
            <text:p>31291,5</text:p>
          </table:table-cell>
          <table:table-cell office:value-type="float" office:value="16.1" calcext:value-type="float">
            <text:p>16,1</text:p>
          </table:table-cell>
          <table:table-cell office:value-type="float" office:value="14.8" calcext:value-type="float">
            <text:p>14,8</text:p>
          </table:table-cell>
          <table:table-cell office:value-type="float" office:value="-20.5" calcext:value-type="float">
            <text:p>-20,5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1.4" calcext:value-type="float">
            <text:p>1,4</text:p>
          </table:table-cell>
          <table:table-cell office:value-type="float" office:value="74.3" calcext:value-type="float">
            <text:p>7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4" calcext:value-type="float">
            <text:p>-171,4</text:p>
          </table:table-cell>
          <table:table-cell office:value-type="float" office:value="2664.1" calcext:value-type="float">
            <text:p>2664,1</text:p>
          </table:table-cell>
          <table:table-cell table:formula="of:=([.E673]-[.E672])/10" office:value-type="float" office:value="6.37999999999993" calcext:value-type="float">
            <text:p>6,37999999999993</text:p>
          </table:table-cell>
          <table:table-cell table:formula="of:=AVERAGE([.P648:.P673])" office:value-type="float" office:value="6.36346153846154" calcext:value-type="float">
            <text:p>6,36</text:p>
          </table:table-cell>
        </table:table-row>
        <table:table-row table:style-name="ro1">
          <table:table-cell office:value-type="string" calcext:value-type="string">
            <text:p>13:15:35</text:p>
          </table:table-cell>
          <table:table-cell office:value-type="float" office:value="9" calcext:value-type="float">
            <text:p>9</text:p>
          </table:table-cell>
          <table:table-cell office:value-type="float" office:value="48.285725" calcext:value-type="float">
            <text:p>48,285725</text:p>
          </table:table-cell>
          <table:table-cell office:value-type="float" office:value="0.424785" calcext:value-type="float">
            <text:p>0,424785</text:p>
          </table:table-cell>
          <table:table-cell office:value-type="float" office:value="31354.7" calcext:value-type="float">
            <text:p>31354,7</text:p>
          </table:table-cell>
          <table:table-cell office:value-type="float" office:value="16.2" calcext:value-type="float">
            <text:p>16,2</text:p>
          </table:table-cell>
          <table:table-cell office:value-type="float" office:value="14.9" calcext:value-type="float">
            <text:p>14,9</text:p>
          </table:table-cell>
          <table:table-cell office:value-type="float" office:value="-17.8" calcext:value-type="float">
            <text:p>-17,8</text:p>
          </table:table-cell>
          <table:table-cell office:value-type="float" office:value="12.8" calcext:value-type="float">
            <text:p>12,8</text:p>
          </table:table-cell>
          <table:table-cell office:value-type="float" office:value="8.1" calcext:value-type="float">
            <text:p>8,1</text:p>
          </table:table-cell>
          <table:table-cell office:value-type="float" office:value="1.4" calcext:value-type="float">
            <text:p>1,4</text:p>
          </table:table-cell>
          <table:table-cell office:value-type="float" office:value="74.2" calcext:value-type="float">
            <text:p>74,2</text:p>
          </table:table-cell>
          <table:table-cell office:value-type="float" office:value="12.2" calcext:value-type="float">
            <text:p>12,2</text:p>
          </table:table-cell>
          <table:table-cell office:value-type="float" office:value="-174.4" calcext:value-type="float">
            <text:p>-174,4</text:p>
          </table:table-cell>
          <table:table-cell office:value-type="float" office:value="2663.6" calcext:value-type="float">
            <text:p>2663,6</text:p>
          </table:table-cell>
          <table:table-cell table:formula="of:=([.E674]-[.E673])/10" office:value-type="float" office:value="6.32000000000007" calcext:value-type="float">
            <text:p>6,32000000000007</text:p>
          </table:table-cell>
          <table:table-cell table:formula="of:=AVERAGE([.P649:.P674])" office:value-type="float" office:value="6.36384615384616" calcext:value-type="float">
            <text:p>6,36</text:p>
          </table:table-cell>
        </table:table-row>
        <table:table-row table:style-name="ro1">
          <table:table-cell office:value-type="string" calcext:value-type="string">
            <text:p>13:15:45</text:p>
          </table:table-cell>
          <table:table-cell office:value-type="float" office:value="9" calcext:value-type="float">
            <text:p>9</text:p>
          </table:table-cell>
          <table:table-cell office:value-type="float" office:value="48.285725" calcext:value-type="float">
            <text:p>48,285725</text:p>
          </table:table-cell>
          <table:table-cell office:value-type="float" office:value="0.424403" calcext:value-type="float">
            <text:p>0,424403</text:p>
          </table:table-cell>
          <table:table-cell office:value-type="float" office:value="31419.3" calcext:value-type="float">
            <text:p>31419,3</text:p>
          </table:table-cell>
          <table:table-cell office:value-type="float" office:value="16.2" calcext:value-type="float">
            <text:p>16,2</text:p>
          </table:table-cell>
          <table:table-cell office:value-type="float" office:value="15" calcext:value-type="float">
            <text:p>15</text:p>
          </table:table-cell>
          <table:table-cell office:value-type="float" office:value="-20.5" calcext:value-type="float">
            <text:p>-20,5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1.4" calcext:value-type="float">
            <text:p>1,4</text:p>
          </table:table-cell>
          <table:table-cell office:value-type="float" office:value="74.4" calcext:value-type="float">
            <text:p>7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4.8" calcext:value-type="float">
            <text:p>-174,8</text:p>
          </table:table-cell>
          <table:table-cell office:value-type="float" office:value="2663.1" calcext:value-type="float">
            <text:p>2663,1</text:p>
          </table:table-cell>
          <table:table-cell table:formula="of:=([.E675]-[.E674])/10" office:value-type="float" office:value="6.45999999999985" calcext:value-type="float">
            <text:p>6,45999999999985</text:p>
          </table:table-cell>
          <table:table-cell table:formula="of:=AVERAGE([.P650:.P675])" office:value-type="float" office:value="6.35038461538461" calcext:value-type="float">
            <text:p>6,35</text:p>
          </table:table-cell>
        </table:table-row>
        <table:table-row table:style-name="ro1">
          <table:table-cell office:value-type="string" calcext:value-type="string">
            <text:p>13:15:55</text:p>
          </table:table-cell>
          <table:table-cell office:value-type="float" office:value="9" calcext:value-type="float">
            <text:p>9</text:p>
          </table:table-cell>
          <table:table-cell office:value-type="float" office:value="48.285782" calcext:value-type="float">
            <text:p>48,285782</text:p>
          </table:table-cell>
          <table:table-cell office:value-type="float" office:value="0.42369" calcext:value-type="float">
            <text:p>0,42369</text:p>
          </table:table-cell>
          <table:table-cell office:value-type="float" office:value="31482.7" calcext:value-type="float">
            <text:p>31482,7</text:p>
          </table:table-cell>
          <table:table-cell office:value-type="float" office:value="16.4" calcext:value-type="float">
            <text:p>16,4</text:p>
          </table:table-cell>
          <table:table-cell office:value-type="float" office:value="15.1" calcext:value-type="float">
            <text:p>15,1</text:p>
          </table:table-cell>
          <table:table-cell office:value-type="float" office:value="-18" calcext:value-type="float">
            <text:p>-18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,4</text:p>
          </table:table-cell>
          <table:table-cell office:value-type="float" office:value="74.2" calcext:value-type="float">
            <text:p>74,2</text:p>
          </table:table-cell>
          <table:table-cell office:value-type="float" office:value="12.2" calcext:value-type="float">
            <text:p>12,2</text:p>
          </table:table-cell>
          <table:table-cell office:value-type="float" office:value="-169.7" calcext:value-type="float">
            <text:p>-169,7</text:p>
          </table:table-cell>
          <table:table-cell office:value-type="float" office:value="2662.6" calcext:value-type="float">
            <text:p>2662,6</text:p>
          </table:table-cell>
          <table:table-cell table:formula="of:=([.E676]-[.E675])/10" office:value-type="float" office:value="6.34000000000015" calcext:value-type="float">
            <text:p>6,34000000000015</text:p>
          </table:table-cell>
          <table:table-cell table:formula="of:=AVERAGE([.P651:.P676])" office:value-type="float" office:value="6.34846153846155" calcext:value-type="float">
            <text:p>6,35</text:p>
          </table:table-cell>
        </table:table-row>
        <table:table-row table:style-name="ro1">
          <table:table-cell office:value-type="string" calcext:value-type="string">
            <text:p>13:16:05</text:p>
          </table:table-cell>
          <table:table-cell office:value-type="float" office:value="9" calcext:value-type="float">
            <text:p>9</text:p>
          </table:table-cell>
          <table:table-cell office:value-type="float" office:value="48.285778" calcext:value-type="float">
            <text:p>48,285778</text:p>
          </table:table-cell>
          <table:table-cell office:value-type="float" office:value="0.423233" calcext:value-type="float">
            <text:p>0,423233</text:p>
          </table:table-cell>
          <table:table-cell office:value-type="float" office:value="31543.5" calcext:value-type="float">
            <text:p>31543,5</text:p>
          </table:table-cell>
          <table:table-cell office:value-type="float" office:value="16.5" calcext:value-type="float">
            <text:p>16,5</text:p>
          </table:table-cell>
          <table:table-cell office:value-type="float" office:value="15.2" calcext:value-type="float">
            <text:p>15,2</text:p>
          </table:table-cell>
          <table:table-cell office:value-type="float" office:value="-20.5" calcext:value-type="float">
            <text:p>-20,5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,4</text:p>
          </table:table-cell>
          <table:table-cell office:value-type="float" office:value="74.5" calcext:value-type="float">
            <text:p>74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662.1" calcext:value-type="float">
            <text:p>2662,1</text:p>
          </table:table-cell>
          <table:table-cell table:formula="of:=([.E677]-[.E676])/10" office:value-type="float" office:value="6.07999999999993" calcext:value-type="float">
            <text:p>6,07999999999993</text:p>
          </table:table-cell>
          <table:table-cell table:formula="of:=AVERAGE([.P652:.P677])" office:value-type="float" office:value="6.31923076923077" calcext:value-type="float">
            <text:p>6,32</text:p>
          </table:table-cell>
        </table:table-row>
        <table:table-row table:style-name="ro1">
          <table:table-cell office:value-type="string" calcext:value-type="string">
            <text:p>13:16:15</text:p>
          </table:table-cell>
          <table:table-cell office:value-type="float" office:value="9" calcext:value-type="float">
            <text:p>9</text:p>
          </table:table-cell>
          <table:table-cell office:value-type="float" office:value="48.285782" calcext:value-type="float">
            <text:p>48,285782</text:p>
          </table:table-cell>
          <table:table-cell office:value-type="float" office:value="0.422727" calcext:value-type="float">
            <text:p>0,422727</text:p>
          </table:table-cell>
          <table:table-cell office:value-type="float" office:value="31607" calcext:value-type="float">
            <text:p>31607</text:p>
          </table:table-cell>
          <table:table-cell office:value-type="float" office:value="16.5" calcext:value-type="float">
            <text:p>16,5</text:p>
          </table:table-cell>
          <table:table-cell office:value-type="float" office:value="15.3" calcext:value-type="float">
            <text:p>15,3</text:p>
          </table:table-cell>
          <table:table-cell office:value-type="float" office:value="-23.5" calcext:value-type="float">
            <text:p>-23,5</text:p>
          </table:table-cell>
          <table:table-cell office:value-type="float" office:value="12.3" calcext:value-type="float">
            <text:p>12,3</text:p>
          </table:table-cell>
          <table:table-cell office:value-type="float" office:value="7.9" calcext:value-type="float">
            <text:p>7,9</text:p>
          </table:table-cell>
          <table:table-cell office:value-type="float" office:value="1.4" calcext:value-type="float">
            <text:p>1,4</text:p>
          </table:table-cell>
          <table:table-cell office:value-type="float" office:value="74.1" calcext:value-type="float">
            <text:p>74,1</text:p>
          </table:table-cell>
          <table:table-cell office:value-type="float" office:value="12.2" calcext:value-type="float">
            <text:p>12,2</text:p>
          </table:table-cell>
          <table:table-cell office:value-type="float" office:value="-170.5" calcext:value-type="float">
            <text:p>-170,5</text:p>
          </table:table-cell>
          <table:table-cell office:value-type="float" office:value="2661.6" calcext:value-type="float">
            <text:p>2661,6</text:p>
          </table:table-cell>
          <table:table-cell table:formula="of:=([.E678]-[.E677])/10" office:value-type="float" office:value="6.35" calcext:value-type="float">
            <text:p>6,35</text:p>
          </table:table-cell>
          <table:table-cell table:formula="of:=AVERAGE([.P653:.P678])" office:value-type="float" office:value="6.32346153846153" calcext:value-type="float">
            <text:p>6,32</text:p>
          </table:table-cell>
        </table:table-row>
        <table:table-row table:style-name="ro1">
          <table:table-cell office:value-type="string" calcext:value-type="string">
            <text:p>13:16:25</text:p>
          </table:table-cell>
          <table:table-cell office:value-type="float" office:value="9" calcext:value-type="float">
            <text:p>9</text:p>
          </table:table-cell>
          <table:table-cell office:value-type="float" office:value="48.285751" calcext:value-type="float">
            <text:p>48,285751</text:p>
          </table:table-cell>
          <table:table-cell office:value-type="float" office:value="0.42199" calcext:value-type="float">
            <text:p>0,42199</text:p>
          </table:table-cell>
          <table:table-cell office:value-type="float" office:value="31669.1" calcext:value-type="float">
            <text:p>31669,1</text:p>
          </table:table-cell>
          <table:table-cell office:value-type="float" office:value="16.6" calcext:value-type="float">
            <text:p>16,6</text:p>
          </table:table-cell>
          <table:table-cell office:value-type="float" office:value="15.4" calcext:value-type="float">
            <text:p>15,4</text:p>
          </table:table-cell>
          <table:table-cell office:value-type="float" office:value="-20" calcext:value-type="float">
            <text:p>-20</text:p>
          </table:table-cell>
          <table:table-cell office:value-type="float" office:value="12.3" calcext:value-type="float">
            <text:p>12,3</text:p>
          </table:table-cell>
          <table:table-cell office:value-type="float" office:value="7.9" calcext:value-type="float">
            <text:p>7,9</text:p>
          </table:table-cell>
          <table:table-cell office:value-type="float" office:value="1.4" calcext:value-type="float">
            <text:p>1,4</text:p>
          </table:table-cell>
          <table:table-cell office:value-type="float" office:value="73.7" calcext:value-type="float">
            <text:p>73,7</text:p>
          </table:table-cell>
          <table:table-cell office:value-type="float" office:value="12.2" calcext:value-type="float">
            <text:p>12,2</text:p>
          </table:table-cell>
          <table:table-cell office:value-type="float" office:value="-169.3" calcext:value-type="float">
            <text:p>-169,3</text:p>
          </table:table-cell>
          <table:table-cell office:value-type="float" office:value="2661.1" calcext:value-type="float">
            <text:p>2661,1</text:p>
          </table:table-cell>
          <table:table-cell table:formula="of:=([.E679]-[.E678])/10" office:value-type="float" office:value="6.20999999999985" calcext:value-type="float">
            <text:p>6,20999999999985</text:p>
          </table:table-cell>
          <table:table-cell table:formula="of:=AVERAGE([.P654:.P679])" office:value-type="float" office:value="6.31692307692307" calcext:value-type="float">
            <text:p>6,32</text:p>
          </table:table-cell>
        </table:table-row>
        <table:table-row table:style-name="ro1">
          <table:table-cell office:value-type="string" calcext:value-type="string">
            <text:p>13:16:35</text:p>
          </table:table-cell>
          <table:table-cell office:value-type="float" office:value="9" calcext:value-type="float">
            <text:p>9</text:p>
          </table:table-cell>
          <table:table-cell office:value-type="float" office:value="48.285614" calcext:value-type="float">
            <text:p>48,285614</text:p>
          </table:table-cell>
          <table:table-cell office:value-type="float" office:value="0.421072" calcext:value-type="float">
            <text:p>0,421072</text:p>
          </table:table-cell>
          <table:table-cell office:value-type="float" office:value="31729.1" calcext:value-type="float">
            <text:p>31729,1</text:p>
          </table:table-cell>
          <table:table-cell office:value-type="float" office:value="16.6" calcext:value-type="float">
            <text:p>16,6</text:p>
          </table:table-cell>
          <table:table-cell office:value-type="float" office:value="15.4" calcext:value-type="float">
            <text:p>15,4</text:p>
          </table:table-cell>
          <table:table-cell office:value-type="float" office:value="-20" calcext:value-type="float">
            <text:p>-20</text:p>
          </table:table-cell>
          <table:table-cell office:value-type="float" office:value="12.1" calcext:value-type="float">
            <text:p>12,1</text:p>
          </table:table-cell>
          <table:table-cell office:value-type="float" office:value="7.9" calcext:value-type="float">
            <text:p>7,9</text:p>
          </table:table-cell>
          <table:table-cell office:value-type="float" office:value="1.4" calcext:value-type="float">
            <text:p>1,4</text:p>
          </table:table-cell>
          <table:table-cell office:value-type="float" office:value="73.2" calcext:value-type="float">
            <text:p>73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60.6" calcext:value-type="float">
            <text:p>2660,6</text:p>
          </table:table-cell>
          <table:table-cell table:formula="of:=([.E680]-[.E679])/10" office:value-type="float" office:value="6" calcext:value-type="float">
            <text:p>6</text:p>
          </table:table-cell>
          <table:table-cell table:formula="of:=AVERAGE([.P655:.P680])" office:value-type="float" office:value="6.305" calcext:value-type="float">
            <text:p>6,31</text:p>
          </table:table-cell>
        </table:table-row>
        <table:table-row table:style-name="ro1">
          <table:table-cell office:value-type="string" calcext:value-type="string">
            <text:p>13:16:45</text:p>
          </table:table-cell>
          <table:table-cell office:value-type="float" office:value="9" calcext:value-type="float">
            <text:p>9</text:p>
          </table:table-cell>
          <table:table-cell office:value-type="float" office:value="48.285358" calcext:value-type="float">
            <text:p>48,285358</text:p>
          </table:table-cell>
          <table:table-cell office:value-type="float" office:value="0.420238" calcext:value-type="float">
            <text:p>0,420238</text:p>
          </table:table-cell>
          <table:table-cell office:value-type="float" office:value="31793.9" calcext:value-type="float">
            <text:p>31793,9</text:p>
          </table:table-cell>
          <table:table-cell office:value-type="float" office:value="16.8" calcext:value-type="float">
            <text:p>16,8</text:p>
          </table:table-cell>
          <table:table-cell office:value-type="float" office:value="15.5" calcext:value-type="float">
            <text:p>15,5</text:p>
          </table:table-cell>
          <table:table-cell office:value-type="float" office:value="-22" calcext:value-type="float">
            <text:p>-22</text:p>
          </table:table-cell>
          <table:table-cell office:value-type="float" office:value="12.1" calcext:value-type="float">
            <text:p>12,1</text:p>
          </table:table-cell>
          <table:table-cell office:value-type="float" office:value="7.8" calcext:value-type="float">
            <text:p>7,8</text:p>
          </table:table-cell>
          <table:table-cell office:value-type="float" office:value="1.4" calcext:value-type="float">
            <text:p>1,4</text:p>
          </table:table-cell>
          <table:table-cell office:value-type="float" office:value="72.8" calcext:value-type="float">
            <text:p>72,8</text:p>
          </table:table-cell>
          <table:table-cell office:value-type="float" office:value="12.2" calcext:value-type="float">
            <text:p>12,2</text:p>
          </table:table-cell>
          <table:table-cell office:value-type="float" office:value="-199.7" calcext:value-type="float">
            <text:p>-199,7</text:p>
          </table:table-cell>
          <table:table-cell office:value-type="float" office:value="2660.1" calcext:value-type="float">
            <text:p>2660,1</text:p>
          </table:table-cell>
          <table:table-cell table:formula="of:=([.E681]-[.E680])/10" office:value-type="float" office:value="6.48000000000029" calcext:value-type="float">
            <text:p>6,48000000000029</text:p>
          </table:table-cell>
          <table:table-cell table:formula="of:=AVERAGE([.P656:.P681])" office:value-type="float" office:value="6.28923076923077" calcext:value-type="float">
            <text:p>6,29</text:p>
          </table:table-cell>
        </table:table-row>
        <table:table-row table:style-name="ro1">
          <table:table-cell office:value-type="string" calcext:value-type="string">
            <text:p>13:16:55</text:p>
          </table:table-cell>
          <table:table-cell office:value-type="float" office:value="9" calcext:value-type="float">
            <text:p>9</text:p>
          </table:table-cell>
          <table:table-cell office:value-type="float" office:value="48.285263" calcext:value-type="float">
            <text:p>48,285263</text:p>
          </table:table-cell>
          <table:table-cell office:value-type="float" office:value="0.41932" calcext:value-type="float">
            <text:p>0,41932</text:p>
          </table:table-cell>
          <table:table-cell office:value-type="float" office:value="31856.7" calcext:value-type="float">
            <text:p>31856,7</text:p>
          </table:table-cell>
          <table:table-cell office:value-type="float" office:value="16.9" calcext:value-type="float">
            <text:p>16,9</text:p>
          </table:table-cell>
          <table:table-cell office:value-type="float" office:value="15.6" calcext:value-type="float">
            <text:p>15,6</text:p>
          </table:table-cell>
          <table:table-cell office:value-type="float" office:value="-19" calcext:value-type="float">
            <text:p>-19</text:p>
          </table:table-cell>
          <table:table-cell office:value-type="float" office:value="12.1" calcext:value-type="float">
            <text:p>12,1</text:p>
          </table:table-cell>
          <table:table-cell office:value-type="float" office:value="7.8" calcext:value-type="float">
            <text:p>7,8</text:p>
          </table:table-cell>
          <table:table-cell office:value-type="float" office:value="1.4" calcext:value-type="float">
            <text:p>1,4</text:p>
          </table:table-cell>
          <table:table-cell office:value-type="float" office:value="72.8" calcext:value-type="float">
            <text:p>72,8</text:p>
          </table:table-cell>
          <table:table-cell office:value-type="float" office:value="12.2" calcext:value-type="float">
            <text:p>12,2</text:p>
          </table:table-cell>
          <table:table-cell office:value-type="float" office:value="-174.4" calcext:value-type="float">
            <text:p>-174,4</text:p>
          </table:table-cell>
          <table:table-cell office:value-type="float" office:value="2659.6" calcext:value-type="float">
            <text:p>2659,6</text:p>
          </table:table-cell>
          <table:table-cell table:formula="of:=([.E682]-[.E681])/10" office:value-type="float" office:value="6.27999999999993" calcext:value-type="float">
            <text:p>6,27999999999993</text:p>
          </table:table-cell>
          <table:table-cell table:formula="of:=AVERAGE([.P657:.P682])" office:value-type="float" office:value="6.28269230769231" calcext:value-type="float">
            <text:p>6,28</text:p>
          </table:table-cell>
        </table:table-row>
        <table:table-row table:style-name="ro1">
          <table:table-cell office:value-type="string" calcext:value-type="string">
            <text:p>13:17:05</text:p>
          </table:table-cell>
          <table:table-cell office:value-type="float" office:value="9" calcext:value-type="float">
            <text:p>9</text:p>
          </table:table-cell>
          <table:table-cell office:value-type="float" office:value="48.285202" calcext:value-type="float">
            <text:p>48,285202</text:p>
          </table:table-cell>
          <table:table-cell office:value-type="float" office:value="0.418568" calcext:value-type="float">
            <text:p>0,418568</text:p>
          </table:table-cell>
          <table:table-cell office:value-type="float" office:value="31919.8" calcext:value-type="float">
            <text:p>31919,8</text:p>
          </table:table-cell>
          <table:table-cell office:value-type="float" office:value="16.9" calcext:value-type="float">
            <text:p>16,9</text:p>
          </table:table-cell>
          <table:table-cell office:value-type="float" office:value="15.7" calcext:value-type="float">
            <text:p>15,7</text:p>
          </table:table-cell>
          <table:table-cell office:value-type="float" office:value="-19.8" calcext:value-type="float">
            <text:p>-19,8</text:p>
          </table:table-cell>
          <table:table-cell office:value-type="float" office:value="11.8" calcext:value-type="float">
            <text:p>11,8</text:p>
          </table:table-cell>
          <table:table-cell office:value-type="float" office:value="7.7" calcext:value-type="float">
            <text:p>7,7</text:p>
          </table:table-cell>
          <table:table-cell office:value-type="float" office:value="1.4" calcext:value-type="float">
            <text:p>1,4</text:p>
          </table:table-cell>
          <table:table-cell office:value-type="float" office:value="72.6" calcext:value-type="float">
            <text:p>72,6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659.1" calcext:value-type="float">
            <text:p>2659,1</text:p>
          </table:table-cell>
          <table:table-cell table:formula="of:=([.E683]-[.E682])/10" office:value-type="float" office:value="6.30999999999986" calcext:value-type="float">
            <text:p>6,30999999999986</text:p>
          </table:table-cell>
          <table:table-cell table:formula="of:=AVERAGE([.P658:.P683])"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13:17:15</text:p>
          </table:table-cell>
          <table:table-cell office:value-type="float" office:value="8" calcext:value-type="float">
            <text:p>8</text:p>
          </table:table-cell>
          <table:table-cell office:value-type="float" office:value="48.285244" calcext:value-type="float">
            <text:p>48,285244</text:p>
          </table:table-cell>
          <table:table-cell office:value-type="float" office:value="0.417797" calcext:value-type="float">
            <text:p>0,417797</text:p>
          </table:table-cell>
          <table:table-cell office:value-type="float" office:value="31985.4" calcext:value-type="float">
            <text:p>31985,4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,8</text:p>
          </table:table-cell>
          <table:table-cell office:value-type="float" office:value="-19.5" calcext:value-type="float">
            <text:p>-19,5</text:p>
          </table:table-cell>
          <table:table-cell office:value-type="float" office:value="11.8" calcext:value-type="float">
            <text:p>11,8</text:p>
          </table:table-cell>
          <table:table-cell office:value-type="float" office:value="7.7" calcext:value-type="float">
            <text:p>7,7</text:p>
          </table:table-cell>
          <table:table-cell office:value-type="float" office:value="1.4" calcext:value-type="float">
            <text:p>1,4</text:p>
          </table:table-cell>
          <table:table-cell office:value-type="float" office:value="72.9" calcext:value-type="float">
            <text:p>72,9</text:p>
          </table:table-cell>
          <table:table-cell office:value-type="float" office:value="12.2" calcext:value-type="float">
            <text:p>12,2</text:p>
          </table:table-cell>
          <table:table-cell office:value-type="float" office:value="-169.7" calcext:value-type="float">
            <text:p>-169,7</text:p>
          </table:table-cell>
          <table:table-cell office:value-type="float" office:value="2658.6" calcext:value-type="float">
            <text:p>2658,6</text:p>
          </table:table-cell>
          <table:table-cell table:formula="of:=([.E684]-[.E683])/10" office:value-type="float" office:value="6.56000000000022" calcext:value-type="float">
            <text:p>6,56000000000022</text:p>
          </table:table-cell>
          <table:table-cell table:formula="of:=AVERAGE([.P659:.P684])" office:value-type="float" office:value="6.28423076923078" calcext:value-type="float">
            <text:p>6,28</text:p>
          </table:table-cell>
        </table:table-row>
        <table:table-row table:style-name="ro1">
          <table:table-cell office:value-type="string" calcext:value-type="string">
            <text:p>13:17:25</text:p>
          </table:table-cell>
          <table:table-cell office:value-type="float" office:value="9" calcext:value-type="float">
            <text:p>9</text:p>
          </table:table-cell>
          <table:table-cell office:value-type="float" office:value="48.28529" calcext:value-type="float">
            <text:p>48,28529</text:p>
          </table:table-cell>
          <table:table-cell office:value-type="float" office:value="0.41694" calcext:value-type="float">
            <text:p>0,41694</text:p>
          </table:table-cell>
          <table:table-cell office:value-type="float" office:value="32049.3" calcext:value-type="float">
            <text:p>32049,3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-19.8" calcext:value-type="float">
            <text:p>-19,8</text:p>
          </table:table-cell>
          <table:table-cell office:value-type="float" office:value="11.7" calcext:value-type="float">
            <text:p>11,7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office:value-type="float" office:value="72.7" calcext:value-type="float">
            <text:p>72,7</text:p>
          </table:table-cell>
          <table:table-cell office:value-type="float" office:value="12.2" calcext:value-type="float">
            <text:p>12,2</text:p>
          </table:table-cell>
          <table:table-cell office:value-type="float" office:value="-175.2" calcext:value-type="float">
            <text:p>-175,2</text:p>
          </table:table-cell>
          <table:table-cell office:value-type="float" office:value="2658.2" calcext:value-type="float">
            <text:p>2658,2</text:p>
          </table:table-cell>
          <table:table-cell table:formula="of:=([.E685]-[.E684])/10" office:value-type="float" office:value="6.38999999999978" calcext:value-type="float">
            <text:p>6,38999999999978</text:p>
          </table:table-cell>
          <table:table-cell table:formula="of:=AVERAGE([.P660:.P685])" office:value-type="float" office:value="6.28961538461538" calcext:value-type="float">
            <text:p>6,29</text:p>
          </table:table-cell>
        </table:table-row>
        <table:table-row table:style-name="ro1">
          <table:table-cell office:value-type="string" calcext:value-type="string">
            <text:p>13:17:35</text:p>
          </table:table-cell>
          <table:table-cell office:value-type="float" office:value="9" calcext:value-type="float">
            <text:p>9</text:p>
          </table:table-cell>
          <table:table-cell office:value-type="float" office:value="48.285259" calcext:value-type="float">
            <text:p>48,285259</text:p>
          </table:table-cell>
          <table:table-cell office:value-type="float" office:value="0.41602" calcext:value-type="float">
            <text:p>0,41602</text:p>
          </table:table-cell>
          <table:table-cell office:value-type="float" office:value="32115.3" calcext:value-type="float">
            <text:p>32115,3</text:p>
          </table:table-cell>
          <table:table-cell office:value-type="float" office:value="17.1" calcext:value-type="float">
            <text:p>17,1</text:p>
          </table:table-cell>
          <table:table-cell office:value-type="float" office:value="16" calcext:value-type="float">
            <text:p>16</text:p>
          </table:table-cell>
          <table:table-cell office:value-type="float" office:value="-17.5" calcext:value-type="float">
            <text:p>-17,5</text:p>
          </table:table-cell>
          <table:table-cell office:value-type="float" office:value="11.7" calcext:value-type="float">
            <text:p>11,7</text:p>
          </table:table-cell>
          <table:table-cell office:value-type="float" office:value="7.6" calcext:value-type="float">
            <text:p>7,6</text:p>
          </table:table-cell>
          <table:table-cell office:value-type="float" office:value="1.4" calcext:value-type="float">
            <text:p>1,4</text:p>
          </table:table-cell>
          <table:table-cell office:value-type="float" office:value="72" calcext:value-type="float">
            <text:p>7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57.7" calcext:value-type="float">
            <text:p>2657,7</text:p>
          </table:table-cell>
          <table:table-cell table:formula="of:=([.E686]-[.E685])/10" office:value-type="float" office:value="6.6" calcext:value-type="float">
            <text:p>6,6</text:p>
          </table:table-cell>
          <table:table-cell table:formula="of:=AVERAGE([.P661:.P686])" office:value-type="float" office:value="6.30884615384615" calcext:value-type="float">
            <text:p>6,31</text:p>
          </table:table-cell>
        </table:table-row>
        <table:table-row table:style-name="ro1">
          <table:table-cell office:value-type="string" calcext:value-type="string">
            <text:p>13:17:45</text:p>
          </table:table-cell>
          <table:table-cell office:value-type="float" office:value="10" calcext:value-type="float">
            <text:p>10</text:p>
          </table:table-cell>
          <table:table-cell office:value-type="float" office:value="48.285244" calcext:value-type="float">
            <text:p>48,285244</text:p>
          </table:table-cell>
          <table:table-cell office:value-type="float" office:value="0.41498" calcext:value-type="float">
            <text:p>0,41498</text:p>
          </table:table-cell>
          <table:table-cell office:value-type="float" office:value="32181.9" calcext:value-type="float">
            <text:p>32181,9</text:p>
          </table:table-cell>
          <table:table-cell office:value-type="float" office:value="17.2" calcext:value-type="float">
            <text:p>17,2</text:p>
          </table:table-cell>
          <table:table-cell office:value-type="float" office:value="16.1" calcext:value-type="float">
            <text:p>16,1</text:p>
          </table:table-cell>
          <table:table-cell office:value-type="float" office:value="-16" calcext:value-type="float">
            <text:p>-16</text:p>
          </table:table-cell>
          <table:table-cell office:value-type="float" office:value="11.6" calcext:value-type="float">
            <text:p>11,6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72" calcext:value-type="float">
            <text:p>72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657.2" calcext:value-type="float">
            <text:p>2657,2</text:p>
          </table:table-cell>
          <table:table-cell table:formula="of:=([.E687]-[.E686])/10" office:value-type="float" office:value="6.66000000000022" calcext:value-type="float">
            <text:p>6,66000000000022</text:p>
          </table:table-cell>
          <table:table-cell table:formula="of:=AVERAGE([.P662:.P687])" office:value-type="float" office:value="6.31500000000001" calcext:value-type="float">
            <text:p>6,32</text:p>
          </table:table-cell>
        </table:table-row>
        <table:table-row table:style-name="ro1">
          <table:table-cell office:value-type="string" calcext:value-type="string">
            <text:p>13:17:55</text:p>
          </table:table-cell>
          <table:table-cell office:value-type="float" office:value="10" calcext:value-type="float">
            <text:p>10</text:p>
          </table:table-cell>
          <table:table-cell office:value-type="float" office:value="48.285301" calcext:value-type="float">
            <text:p>48,285301</text:p>
          </table:table-cell>
          <table:table-cell office:value-type="float" office:value="0.413788" calcext:value-type="float">
            <text:p>0,413788</text:p>
          </table:table-cell>
          <table:table-cell office:value-type="float" office:value="32248" calcext:value-type="float">
            <text:p>32248</text:p>
          </table:table-cell>
          <table:table-cell office:value-type="float" office:value="17.4" calcext:value-type="float">
            <text:p>17,4</text:p>
          </table:table-cell>
          <table:table-cell office:value-type="float" office:value="16.2" calcext:value-type="float">
            <text:p>16,2</text:p>
          </table:table-cell>
          <table:table-cell office:value-type="float" office:value="-17.5" calcext:value-type="float">
            <text:p>-17,5</text:p>
          </table:table-cell>
          <table:table-cell office:value-type="float" office:value="11.5" calcext:value-type="float">
            <text:p>11,5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72.1" calcext:value-type="float">
            <text:p>72,1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656.7" calcext:value-type="float">
            <text:p>2656,7</text:p>
          </table:table-cell>
          <table:table-cell table:formula="of:=([.E688]-[.E687])/10" office:value-type="float" office:value="6.60999999999985" calcext:value-type="float">
            <text:p>6,60999999999985</text:p>
          </table:table-cell>
          <table:table-cell table:formula="of:=AVERAGE([.P663:.P688])" office:value-type="float" office:value="6.31884615384616" calcext:value-type="float">
            <text:p>6,32</text:p>
          </table:table-cell>
        </table:table-row>
        <table:table-row table:style-name="ro1">
          <table:table-cell office:value-type="string" calcext:value-type="string">
            <text:p>13:18:05</text:p>
          </table:table-cell>
          <table:table-cell office:value-type="float" office:value="10" calcext:value-type="float">
            <text:p>10</text:p>
          </table:table-cell>
          <table:table-cell office:value-type="float" office:value="48.285259" calcext:value-type="float">
            <text:p>48,285259</text:p>
          </table:table-cell>
          <table:table-cell office:value-type="float" office:value="0.412993" calcext:value-type="float">
            <text:p>0,412993</text:p>
          </table:table-cell>
          <table:table-cell office:value-type="float" office:value="32310.5" calcext:value-type="float">
            <text:p>32310,5</text:p>
          </table:table-cell>
          <table:table-cell office:value-type="float" office:value="17.4" calcext:value-type="float">
            <text:p>17,4</text:p>
          </table:table-cell>
          <table:table-cell office:value-type="float" office:value="16.3" calcext:value-type="float">
            <text:p>16,3</text:p>
          </table:table-cell>
          <table:table-cell office:value-type="float" office:value="-15.2" calcext:value-type="float">
            <text:p>-15,2</text:p>
          </table:table-cell>
          <table:table-cell office:value-type="float" office:value="11.4" calcext:value-type="float">
            <text:p>11,4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71.8" calcext:value-type="float">
            <text:p>71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656.2" calcext:value-type="float">
            <text:p>2656,2</text:p>
          </table:table-cell>
          <table:table-cell table:formula="of:=([.E689]-[.E688])/10" office:value-type="float" office:value="6.25" calcext:value-type="float">
            <text:p>6,25</text:p>
          </table:table-cell>
          <table:table-cell table:formula="of:=AVERAGE([.P664:.P689])" office:value-type="float" office:value="6.31730769230769" calcext:value-type="float">
            <text:p>6,32</text:p>
          </table:table-cell>
        </table:table-row>
        <table:table-row table:style-name="ro1">
          <table:table-cell office:value-type="string" calcext:value-type="string">
            <text:p>13:18:15</text:p>
          </table:table-cell>
          <table:table-cell office:value-type="float" office:value="9" calcext:value-type="float">
            <text:p>9</text:p>
          </table:table-cell>
          <table:table-cell office:value-type="float" office:value="48.285172" calcext:value-type="float">
            <text:p>48,285172</text:p>
          </table:table-cell>
          <table:table-cell office:value-type="float" office:value="0.412668" calcext:value-type="float">
            <text:p>0,412668</text:p>
          </table:table-cell>
          <table:table-cell office:value-type="float" office:value="32376.4" calcext:value-type="float">
            <text:p>32376,4</text:p>
          </table:table-cell>
          <table:table-cell office:value-type="float" office:value="17.5" calcext:value-type="float">
            <text:p>17,5</text:p>
          </table:table-cell>
          <table:table-cell office:value-type="float" office:value="16.4" calcext:value-type="float">
            <text:p>16,4</text:p>
          </table:table-cell>
          <table:table-cell office:value-type="float" office:value="-18.2" calcext:value-type="float">
            <text:p>-18,2</text:p>
          </table:table-cell>
          <table:table-cell office:value-type="float" office:value="11.3" calcext:value-type="float">
            <text:p>11,3</text:p>
          </table:table-cell>
          <table:table-cell office:value-type="float" office:value="7.4" calcext:value-type="float">
            <text:p>7,4</text:p>
          </table:table-cell>
          <table:table-cell office:value-type="float" office:value="1.4" calcext:value-type="float">
            <text:p>1,4</text:p>
          </table:table-cell>
          <table:table-cell office:value-type="float" office:value="71.7" calcext:value-type="float">
            <text:p>71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55.7" calcext:value-type="float">
            <text:p>2655,7</text:p>
          </table:table-cell>
          <table:table-cell table:formula="of:=([.E690]-[.E689])/10" office:value-type="float" office:value="6.59000000000015" calcext:value-type="float">
            <text:p>6,59000000000015</text:p>
          </table:table-cell>
          <table:table-cell table:formula="of:=AVERAGE([.P665:.P690])" office:value-type="float" office:value="6.32769230769231" calcext:value-type="float">
            <text:p>6,33</text:p>
          </table:table-cell>
        </table:table-row>
        <table:table-row table:style-name="ro1">
          <table:table-cell office:value-type="string" calcext:value-type="string">
            <text:p>13:18:25</text:p>
          </table:table-cell>
          <table:table-cell office:value-type="float" office:value="10" calcext:value-type="float">
            <text:p>10</text:p>
          </table:table-cell>
          <table:table-cell office:value-type="float" office:value="48.285099" calcext:value-type="float">
            <text:p>48,285099</text:p>
          </table:table-cell>
          <table:table-cell office:value-type="float" office:value="0.412382" calcext:value-type="float">
            <text:p>0,412382</text:p>
          </table:table-cell>
          <table:table-cell office:value-type="float" office:value="32443.4" calcext:value-type="float">
            <text:p>32443,4</text:p>
          </table:table-cell>
          <table:table-cell office:value-type="float" office:value="17.6" calcext:value-type="float">
            <text:p>17,6</text:p>
          </table:table-cell>
          <table:table-cell office:value-type="float" office:value="16.4" calcext:value-type="float">
            <text:p>16,4</text:p>
          </table:table-cell>
          <table:table-cell office:value-type="float" office:value="-18.5" calcext:value-type="float">
            <text:p>-18,5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71.6" calcext:value-type="float">
            <text:p>71,6</text:p>
          </table:table-cell>
          <table:table-cell office:value-type="float" office:value="12.2" calcext:value-type="float">
            <text:p>12,2</text:p>
          </table:table-cell>
          <table:table-cell office:value-type="float" office:value="-167.4" calcext:value-type="float">
            <text:p>-167,4</text:p>
          </table:table-cell>
          <table:table-cell office:value-type="float" office:value="2655.2" calcext:value-type="float">
            <text:p>2655,2</text:p>
          </table:table-cell>
          <table:table-cell table:formula="of:=([.E691]-[.E690])/10" office:value-type="float" office:value="6.7" calcext:value-type="float">
            <text:p>6,7</text:p>
          </table:table-cell>
          <table:table-cell table:formula="of:=AVERAGE([.P666:.P691])" office:value-type="float" office:value="6.35923076923077" calcext:value-type="float">
            <text:p>6,36</text:p>
          </table:table-cell>
        </table:table-row>
        <table:table-row table:style-name="ro1">
          <table:table-cell office:value-type="string" calcext:value-type="string">
            <text:p>13:18:35</text:p>
          </table:table-cell>
          <table:table-cell office:value-type="float" office:value="10" calcext:value-type="float">
            <text:p>10</text:p>
          </table:table-cell>
          <table:table-cell office:value-type="float" office:value="48.284977" calcext:value-type="float">
            <text:p>48,284977</text:p>
          </table:table-cell>
          <table:table-cell office:value-type="float" office:value="0.411497" calcext:value-type="float">
            <text:p>0,411497</text:p>
          </table:table-cell>
          <table:table-cell office:value-type="float" office:value="32508.1" calcext:value-type="float">
            <text:p>32508,1</text:p>
          </table:table-cell>
          <table:table-cell office:value-type="float" office:value="17.6" calcext:value-type="float">
            <text:p>17,6</text:p>
          </table:table-cell>
          <table:table-cell office:value-type="float" office:value="16.5" calcext:value-type="float">
            <text:p>16,5</text:p>
          </table:table-cell>
          <table:table-cell office:value-type="float" office:value="-18.8" calcext:value-type="float">
            <text:p>-18,8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71.4" calcext:value-type="float">
            <text:p>71,4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654.7" calcext:value-type="float">
            <text:p>2654,7</text:p>
          </table:table-cell>
          <table:table-cell table:formula="of:=([.E692]-[.E691])/10" office:value-type="float" office:value="6.46999999999971" calcext:value-type="float">
            <text:p>6,46999999999971</text:p>
          </table:table-cell>
          <table:table-cell table:formula="of:=AVERAGE([.P667:.P692])" office:value-type="float" office:value="6.36307692307691" calcext:value-type="float">
            <text:p>6,36</text:p>
          </table:table-cell>
        </table:table-row>
        <table:table-row table:style-name="ro1">
          <table:table-cell office:value-type="string" calcext:value-type="string">
            <text:p>13:18:45</text:p>
          </table:table-cell>
          <table:table-cell office:value-type="float" office:value="10" calcext:value-type="float">
            <text:p>10</text:p>
          </table:table-cell>
          <table:table-cell office:value-type="float" office:value="48.285" calcext:value-type="float">
            <text:p>48,285</text:p>
          </table:table-cell>
          <table:table-cell office:value-type="float" office:value="0.41079" calcext:value-type="float">
            <text:p>0,41079</text:p>
          </table:table-cell>
          <table:table-cell office:value-type="float" office:value="32574.4" calcext:value-type="float">
            <text:p>32574,4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-17.8" calcext:value-type="float">
            <text:p>-17,8</text:p>
          </table:table-cell>
          <table:table-cell office:value-type="float" office:value="11.1" calcext:value-type="float">
            <text:p>11,1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71" calcext:value-type="float">
            <text:p>71</text:p>
          </table:table-cell>
          <table:table-cell office:value-type="float" office:value="12.2" calcext:value-type="float">
            <text:p>12,2</text:p>
          </table:table-cell>
          <table:table-cell office:value-type="float" office:value="-200.9" calcext:value-type="float">
            <text:p>-200,9</text:p>
          </table:table-cell>
          <table:table-cell office:value-type="float" office:value="2654.2" calcext:value-type="float">
            <text:p>2654,2</text:p>
          </table:table-cell>
          <table:table-cell table:formula="of:=([.E693]-[.E692])/10" office:value-type="float" office:value="6.63000000000029" calcext:value-type="float">
            <text:p>6,63000000000029</text:p>
          </table:table-cell>
          <table:table-cell table:formula="of:=AVERAGE([.P668:.P693])" office:value-type="float" office:value="6.39115384615385" calcext:value-type="float">
            <text:p>6,39</text:p>
          </table:table-cell>
        </table:table-row>
        <table:table-row table:style-name="ro1">
          <table:table-cell office:value-type="string" calcext:value-type="string">
            <text:p>13:19:05</text:p>
          </table:table-cell>
          <table:table-cell office:value-type="float" office:value="10" calcext:value-type="float">
            <text:p>10</text:p>
          </table:table-cell>
          <table:table-cell office:value-type="float" office:value="48.284786" calcext:value-type="float">
            <text:p>48,284786</text:p>
          </table:table-cell>
          <table:table-cell office:value-type="float" office:value="0.409378" calcext:value-type="float">
            <text:p>0,409378</text:p>
          </table:table-cell>
          <table:table-cell office:value-type="float" office:value="32710.1" calcext:value-type="float">
            <text:p>32710,1</text:p>
          </table:table-cell>
          <table:table-cell office:value-type="float" office:value="17.9" calcext:value-type="float">
            <text:p>17,9</text:p>
          </table:table-cell>
          <table:table-cell office:value-type="float" office:value="16.8" calcext:value-type="float">
            <text:p>16,8</text:p>
          </table:table-cell>
          <table:table-cell office:value-type="float" office:value="-7.2" calcext:value-type="float">
            <text:p>-7,2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1.3" calcext:value-type="float">
            <text:p>1,3</text:p>
          </table:table-cell>
          <table:table-cell office:value-type="float" office:value="70.7" calcext:value-type="float">
            <text:p>70,7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653.2" calcext:value-type="float">
            <text:p>2653,2</text:p>
          </table:table-cell>
          <table:table-cell table:formula="of:=([.E694]-[.E693])/10" office:value-type="float" office:value="13.5699999999997" calcext:value-type="float">
            <text:p>13,5699999999997</text:p>
          </table:table-cell>
          <table:table-cell table:formula="of:=AVERAGE([.P669:.P694])" office:value-type="float" office:value="6.675" calcext:value-type="float">
            <text:p>6,68</text:p>
          </table:table-cell>
        </table:table-row>
        <table:table-row table:style-name="ro1">
          <table:table-cell office:value-type="string" calcext:value-type="string">
            <text:p>13:19:15</text:p>
          </table:table-cell>
          <table:table-cell office:value-type="float" office:value="10" calcext:value-type="float">
            <text:p>10</text:p>
          </table:table-cell>
          <table:table-cell office:value-type="float" office:value="48.284691" calcext:value-type="float">
            <text:p>48,284691</text:p>
          </table:table-cell>
          <table:table-cell office:value-type="float" office:value="0.409065" calcext:value-type="float">
            <text:p>0,409065</text:p>
          </table:table-cell>
          <table:table-cell office:value-type="float" office:value="32775.6" calcext:value-type="float">
            <text:p>32775,6</text:p>
          </table:table-cell>
          <table:table-cell office:value-type="float" office:value="18" calcext:value-type="float">
            <text:p>18</text:p>
          </table:table-cell>
          <table:table-cell office:value-type="float" office:value="16.9" calcext:value-type="float">
            <text:p>16,9</text:p>
          </table:table-cell>
          <table:table-cell office:value-type="float" office:value="-11.2" calcext:value-type="float">
            <text:p>-11,2</text:p>
          </table:table-cell>
          <table:table-cell office:value-type="float" office:value="10.8" calcext:value-type="float">
            <text:p>10,8</text:p>
          </table:table-cell>
          <table:table-cell office:value-type="float" office:value="7.1" calcext:value-type="float">
            <text:p>7,1</text:p>
          </table:table-cell>
          <table:table-cell office:value-type="float" office:value="1.3" calcext:value-type="float">
            <text:p>1,3</text:p>
          </table:table-cell>
          <table:table-cell office:value-type="float" office:value="70.5" calcext:value-type="float">
            <text:p>70,5</text:p>
          </table:table-cell>
          <table:table-cell office:value-type="float" office:value="12.2" calcext:value-type="float">
            <text:p>12,2</text:p>
          </table:table-cell>
          <table:table-cell office:value-type="float" office:value="-172.9" calcext:value-type="float">
            <text:p>-172,9</text:p>
          </table:table-cell>
          <table:table-cell office:value-type="float" office:value="2652.8" calcext:value-type="float">
            <text:p>2652,8</text:p>
          </table:table-cell>
          <table:table-cell table:formula="of:=([.E695]-[.E694])/10" office:value-type="float" office:value="6.55" calcext:value-type="float">
            <text:p>6,55</text:p>
          </table:table-cell>
          <table:table-cell table:formula="of:=AVERAGE([.P670:.P695])" office:value-type="float" office:value="6.68999999999999" calcext:value-type="float">
            <text:p>6,69</text:p>
          </table:table-cell>
        </table:table-row>
        <table:table-row table:style-name="ro1">
          <table:table-cell office:value-type="string" calcext:value-type="string">
            <text:p>13:19:25</text:p>
          </table:table-cell>
          <table:table-cell office:value-type="float" office:value="10" calcext:value-type="float">
            <text:p>10</text:p>
          </table:table-cell>
          <table:table-cell office:value-type="float" office:value="48.284687" calcext:value-type="float">
            <text:p>48,284687</text:p>
          </table:table-cell>
          <table:table-cell office:value-type="float" office:value="0.40875" calcext:value-type="float">
            <text:p>0,40875</text:p>
          </table:table-cell>
          <table:table-cell office:value-type="float" office:value="32844.5" calcext:value-type="float">
            <text:p>32844,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10.8" calcext:value-type="float">
            <text:p>10,8</text:p>
          </table:table-cell>
          <table:table-cell office:value-type="float" office:value="7.1" calcext:value-type="float">
            <text:p>7,1</text:p>
          </table:table-cell>
          <table:table-cell office:value-type="float" office:value="1.3" calcext:value-type="float">
            <text:p>1,3</text:p>
          </table:table-cell>
          <table:table-cell office:value-type="float" office:value="70.4" calcext:value-type="float">
            <text:p>70,4</text:p>
          </table:table-cell>
          <table:table-cell office:value-type="float" office:value="12.2" calcext:value-type="float">
            <text:p>12,2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52.3" calcext:value-type="float">
            <text:p>2652,3</text:p>
          </table:table-cell>
          <table:table-cell table:formula="of:=([.E696]-[.E695])/10" office:value-type="float" office:value="6.89000000000015" calcext:value-type="float">
            <text:p>6,89000000000015</text:p>
          </table:table-cell>
          <table:table-cell table:formula="of:=AVERAGE([.P671:.P696])" office:value-type="float" office:value="6.71461538461538" calcext:value-type="float">
            <text:p>6,71</text:p>
          </table:table-cell>
        </table:table-row>
        <table:table-row table:style-name="ro1">
          <table:table-cell office:value-type="string" calcext:value-type="string">
            <text:p>13:19:35</text:p>
          </table:table-cell>
          <table:table-cell office:value-type="float" office:value="10" calcext:value-type="float">
            <text:p>10</text:p>
          </table:table-cell>
          <table:table-cell office:value-type="float" office:value="48.284508" calcext:value-type="float">
            <text:p>48,284508</text:p>
          </table:table-cell>
          <table:table-cell office:value-type="float" office:value="0.407957" calcext:value-type="float">
            <text:p>0,407957</text:p>
          </table:table-cell>
          <table:table-cell office:value-type="float" office:value="32912.8" calcext:value-type="float">
            <text:p>32912,8</text:p>
          </table:table-cell>
          <table:table-cell office:value-type="float" office:value="18.1" calcext:value-type="float">
            <text:p>18,1</text:p>
          </table:table-cell>
          <table:table-cell office:value-type="float" office:value="17.1" calcext:value-type="float">
            <text:p>17,1</text:p>
          </table:table-cell>
          <table:table-cell office:value-type="float" office:value="-10.5" calcext:value-type="float">
            <text:p>-10,5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office:value-type="float" office:value="69.9" calcext:value-type="float">
            <text:p>69,9</text:p>
          </table:table-cell>
          <table:table-cell office:value-type="float" office:value="12.2" calcext:value-type="float">
            <text:p>12,2</text:p>
          </table:table-cell>
          <table:table-cell office:value-type="float" office:value="-168.5" calcext:value-type="float">
            <text:p>-168,5</text:p>
          </table:table-cell>
          <table:table-cell office:value-type="float" office:value="2651.8" calcext:value-type="float">
            <text:p>2651,8</text:p>
          </table:table-cell>
          <table:table-cell table:formula="of:=([.E697]-[.E696])/10" office:value-type="float" office:value="6.83000000000029" calcext:value-type="float">
            <text:p>6,83000000000029</text:p>
          </table:table-cell>
          <table:table-cell table:formula="of:=AVERAGE([.P672:.P697])" office:value-type="float" office:value="6.72807692307694" calcext:value-type="float">
            <text:p>6,73</text:p>
          </table:table-cell>
        </table:table-row>
        <table:table-row table:style-name="ro1">
          <table:table-cell office:value-type="string" calcext:value-type="string">
            <text:p>13:19:55</text:p>
          </table:table-cell>
          <table:table-cell office:value-type="float" office:value="10" calcext:value-type="float">
            <text:p>10</text:p>
          </table:table-cell>
          <table:table-cell office:value-type="float" office:value="48.284065" calcext:value-type="float">
            <text:p>48,284065</text:p>
          </table:table-cell>
          <table:table-cell office:value-type="float" office:value="0.406078" calcext:value-type="float">
            <text:p>0,406078</text:p>
          </table:table-cell>
          <table:table-cell office:value-type="float" office:value="33053.9" calcext:value-type="float">
            <text:p>33053,9</text:p>
          </table:table-cell>
          <table:table-cell office:value-type="float" office:value="18.4" calcext:value-type="float">
            <text:p>18,4</text:p>
          </table:table-cell>
          <table:table-cell office:value-type="float" office:value="17.3" calcext:value-type="float">
            <text:p>17,3</text:p>
          </table:table-cell>
          <table:table-cell office:value-type="float" office:value="-7.2" calcext:value-type="float">
            <text:p>-7,2</text:p>
          </table:table-cell>
          <table:table-cell office:value-type="float" office:value="10.6" calcext:value-type="float">
            <text:p>10,6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69.7" calcext:value-type="float">
            <text:p>69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8" calcext:value-type="float">
            <text:p>-172,8</text:p>
          </table:table-cell>
          <table:table-cell office:value-type="float" office:value="2650.8" calcext:value-type="float">
            <text:p>2650,8</text:p>
          </table:table-cell>
          <table:table-cell table:formula="of:=([.E698]-[.E697])/10" office:value-type="float" office:value="14.1099999999999" calcext:value-type="float">
            <text:p>14,1099999999999</text:p>
          </table:table-cell>
          <table:table-cell table:formula="of:=AVERAGE([.P673:.P698])" office:value-type="float" office:value="7.02384615384616" calcext:value-type="float">
            <text:p>7,02</text:p>
          </table:table-cell>
        </table:table-row>
        <table:table-row table:style-name="ro1">
          <table:table-cell office:value-type="string" calcext:value-type="string">
            <text:p>13:20:05</text:p>
          </table:table-cell>
          <table:table-cell office:value-type="float" office:value="10" calcext:value-type="float">
            <text:p>10</text:p>
          </table:table-cell>
          <table:table-cell office:value-type="float" office:value="48.283981" calcext:value-type="float">
            <text:p>48,283981</text:p>
          </table:table-cell>
          <table:table-cell office:value-type="float" office:value="0.405158" calcext:value-type="float">
            <text:p>0,405158</text:p>
          </table:table-cell>
          <table:table-cell office:value-type="float" office:value="33127.1" calcext:value-type="float">
            <text:p>33127,1</text:p>
          </table:table-cell>
          <table:table-cell office:value-type="float" office:value="18.4" calcext:value-type="float">
            <text:p>18,4</text:p>
          </table:table-cell>
          <table:table-cell office:value-type="float" office:value="17.4" calcext:value-type="float">
            <text:p>17,4</text:p>
          </table:table-cell>
          <table:table-cell office:value-type="float" office:value="-13.8" calcext:value-type="float">
            <text:p>-13,8</text:p>
          </table:table-cell>
          <table:table-cell office:value-type="float" office:value="10.4" calcext:value-type="float">
            <text:p>10,4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2.2" calcext:value-type="float">
            <text:p>12,2</text:p>
          </table:table-cell>
          <table:table-cell office:value-type="float" office:value="-174.8" calcext:value-type="float">
            <text:p>-174,8</text:p>
          </table:table-cell>
          <table:table-cell office:value-type="float" office:value="2650.3" calcext:value-type="float">
            <text:p>2650,3</text:p>
          </table:table-cell>
          <table:table-cell table:formula="of:=([.E699]-[.E698])/10" office:value-type="float" office:value="7.31999999999971" calcext:value-type="float">
            <text:p>7,31999999999971</text:p>
          </table:table-cell>
          <table:table-cell table:formula="of:=AVERAGE([.P674:.P699])" office:value-type="float" office:value="7.06" calcext:value-type="float">
            <text:p>7,06</text:p>
          </table:table-cell>
        </table:table-row>
        <table:table-row table:style-name="ro1">
          <table:table-cell office:value-type="string" calcext:value-type="string">
            <text:p>13:20:15</text:p>
          </table:table-cell>
          <table:table-cell office:value-type="float" office:value="10" calcext:value-type="float">
            <text:p>10</text:p>
          </table:table-cell>
          <table:table-cell office:value-type="float" office:value="48.283817" calcext:value-type="float">
            <text:p>48,283817</text:p>
          </table:table-cell>
          <table:table-cell office:value-type="float" office:value="0.403957" calcext:value-type="float">
            <text:p>0,403957</text:p>
          </table:table-cell>
          <table:table-cell office:value-type="float" office:value="33200" calcext:value-type="float">
            <text:p>33200</text:p>
          </table:table-cell>
          <table:table-cell office:value-type="float" office:value="18.5" calcext:value-type="float">
            <text:p>18,5</text:p>
          </table:table-cell>
          <table:table-cell office:value-type="float" office:value="17.5" calcext:value-type="float">
            <text:p>17,5</text:p>
          </table:table-cell>
          <table:table-cell office:value-type="float" office:value="-16.2" calcext:value-type="float">
            <text:p>-16,2</text:p>
          </table:table-cell>
          <table:table-cell office:value-type="float" office:value="10.3" calcext:value-type="float">
            <text:p>10,3</text:p>
          </table:table-cell>
          <table:table-cell office:value-type="float" office:value="6.8" calcext:value-type="float">
            <text:p>6,8</text:p>
          </table:table-cell>
          <table:table-cell office:value-type="float" office:value="1.3" calcext:value-type="float">
            <text:p>1,3</text:p>
          </table:table-cell>
          <table:table-cell office:value-type="float" office:value="69.7" calcext:value-type="float">
            <text:p>69,7</text:p>
          </table:table-cell>
          <table:table-cell office:value-type="float" office:value="12.2" calcext:value-type="float">
            <text:p>12,2</text:p>
          </table:table-cell>
          <table:table-cell office:value-type="float" office:value="-170.9" calcext:value-type="float">
            <text:p>-170,9</text:p>
          </table:table-cell>
          <table:table-cell office:value-type="float" office:value="2649.8" calcext:value-type="float">
            <text:p>2649,8</text:p>
          </table:table-cell>
          <table:table-cell table:formula="of:=([.E700]-[.E699])/10" office:value-type="float" office:value="7.29000000000015" calcext:value-type="float">
            <text:p>7,29000000000015</text:p>
          </table:table-cell>
          <table:table-cell table:formula="of:=AVERAGE([.P675:.P700])" office:value-type="float" office:value="7.09730769230769" calcext:value-type="float">
            <text:p>7,10</text:p>
          </table:table-cell>
        </table:table-row>
        <table:table-row table:style-name="ro1">
          <table:table-cell office:value-type="string" calcext:value-type="string">
            <text:p>13:20:25</text:p>
          </table:table-cell>
          <table:table-cell office:value-type="float" office:value="10" calcext:value-type="float">
            <text:p>10</text:p>
          </table:table-cell>
          <table:table-cell office:value-type="float" office:value="48.283394" calcext:value-type="float">
            <text:p>48,283394</text:p>
          </table:table-cell>
          <table:table-cell office:value-type="float" office:value="0.402633" calcext:value-type="float">
            <text:p>0,402633</text:p>
          </table:table-cell>
          <table:table-cell office:value-type="float" office:value="33271" calcext:value-type="float">
            <text:p>33271</text:p>
          </table:table-cell>
          <table:table-cell office:value-type="float" office:value="18.6" calcext:value-type="float">
            <text:p>18,6</text:p>
          </table:table-cell>
          <table:table-cell office:value-type="float" office:value="17.6" calcext:value-type="float">
            <text:p>17,6</text:p>
          </table:table-cell>
          <table:table-cell office:value-type="float" office:value="-14" calcext:value-type="float">
            <text:p>-14</text:p>
          </table:table-cell>
          <table:table-cell office:value-type="float" office:value="10.2" calcext:value-type="float">
            <text:p>10,2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69.5" calcext:value-type="float">
            <text:p>69,5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649.3" calcext:value-type="float">
            <text:p>2649,3</text:p>
          </table:table-cell>
          <table:table-cell table:formula="of:=([.E701]-[.E700])/10" office:value-type="float" office:value="7.1" calcext:value-type="float">
            <text:p>7,1</text:p>
          </table:table-cell>
          <table:table-cell table:formula="of:=AVERAGE([.P676:.P701])" office:value-type="float" office:value="7.12192307692308" calcext:value-type="float">
            <text:p>7,12</text:p>
          </table:table-cell>
        </table:table-row>
        <table:table-row table:style-name="ro1">
          <table:table-cell office:value-type="string" calcext:value-type="string">
            <text:p>13:20:35</text:p>
          </table:table-cell>
          <table:table-cell office:value-type="float" office:value="10" calcext:value-type="float">
            <text:p>10</text:p>
          </table:table-cell>
          <table:table-cell office:value-type="float" office:value="48.283119" calcext:value-type="float">
            <text:p>48,283119</text:p>
          </table:table-cell>
          <table:table-cell office:value-type="float" office:value="0.40134" calcext:value-type="float">
            <text:p>0,40134</text:p>
          </table:table-cell>
          <table:table-cell office:value-type="float" office:value="33339.7" calcext:value-type="float">
            <text:p>33339,7</text:p>
          </table:table-cell>
          <table:table-cell office:value-type="float" office:value="18.6" calcext:value-type="float">
            <text:p>18,6</text:p>
          </table:table-cell>
          <table:table-cell office:value-type="float" office:value="17.6" calcext:value-type="float">
            <text:p>17,6</text:p>
          </table:table-cell>
          <table:table-cell office:value-type="float" office:value="-14.5" calcext:value-type="float">
            <text:p>-14,5</text:p>
          </table:table-cell>
          <table:table-cell office:value-type="float" office:value="10.3" calcext:value-type="float">
            <text:p>10,3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68.8" calcext:value-type="float">
            <text:p>68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648.8" calcext:value-type="float">
            <text:p>2648,8</text:p>
          </table:table-cell>
          <table:table-cell table:formula="of:=([.E702]-[.E701])/10" office:value-type="float" office:value="6.86999999999971" calcext:value-type="float">
            <text:p>6,86999999999971</text:p>
          </table:table-cell>
          <table:table-cell table:formula="of:=AVERAGE([.P677:.P702])" office:value-type="float" office:value="7.14230769230768" calcext:value-type="float">
            <text:p>7,14</text:p>
          </table:table-cell>
        </table:table-row>
        <table:table-row table:style-name="ro1">
          <table:table-cell office:value-type="string" calcext:value-type="string">
            <text:p>13:20:45</text:p>
          </table:table-cell>
          <table:table-cell office:value-type="float" office:value="10" calcext:value-type="float">
            <text:p>10</text:p>
          </table:table-cell>
          <table:table-cell office:value-type="float" office:value="48.282974" calcext:value-type="float">
            <text:p>48,282974</text:p>
          </table:table-cell>
          <table:table-cell office:value-type="float" office:value="0.399978" calcext:value-type="float">
            <text:p>0,399978</text:p>
          </table:table-cell>
          <table:table-cell office:value-type="float" office:value="33410" calcext:value-type="float">
            <text:p>33410</text:p>
          </table:table-cell>
          <table:table-cell office:value-type="float" office:value="18.8" calcext:value-type="float">
            <text:p>18,8</text:p>
          </table:table-cell>
          <table:table-cell office:value-type="float" office:value="17.8" calcext:value-type="float">
            <text:p>17,8</text:p>
          </table:table-cell>
          <table:table-cell office:value-type="float" office:value="-15.2" calcext:value-type="float">
            <text:p>-15,2</text:p>
          </table:table-cell>
          <table:table-cell office:value-type="float" office:value="10.1" calcext:value-type="float">
            <text:p>10,1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68.7" calcext:value-type="float">
            <text:p>68,7</text:p>
          </table:table-cell>
          <table:table-cell office:value-type="float" office:value="12.2" calcext:value-type="float">
            <text:p>12,2</text:p>
          </table:table-cell>
          <table:table-cell office:value-type="float" office:value="-208.5" calcext:value-type="float">
            <text:p>-208,5</text:p>
          </table:table-cell>
          <table:table-cell office:value-type="float" office:value="2648.3" calcext:value-type="float">
            <text:p>2648,3</text:p>
          </table:table-cell>
          <table:table-cell table:formula="of:=([.E703]-[.E702])/10" office:value-type="float" office:value="7.03000000000029" calcext:value-type="float">
            <text:p>7,03000000000029</text:p>
          </table:table-cell>
          <table:table-cell table:formula="of:=AVERAGE([.P678:.P703])" office:value-type="float" office:value="7.17884615384615" calcext:value-type="float">
            <text:p>7,18</text:p>
          </table:table-cell>
        </table:table-row>
        <table:table-row table:style-name="ro1">
          <table:table-cell office:value-type="string" calcext:value-type="string">
            <text:p>13:20:55</text:p>
          </table:table-cell>
          <table:table-cell office:value-type="float" office:value="10" calcext:value-type="float">
            <text:p>10</text:p>
          </table:table-cell>
          <table:table-cell office:value-type="float" office:value="48.282742" calcext:value-type="float">
            <text:p>48,282742</text:p>
          </table:table-cell>
          <table:table-cell office:value-type="float" office:value="0.398492" calcext:value-type="float">
            <text:p>0,398492</text:p>
          </table:table-cell>
          <table:table-cell office:value-type="float" office:value="33481.5" calcext:value-type="float">
            <text:p>33481,5</text:p>
          </table:table-cell>
          <table:table-cell office:value-type="float" office:value="18.9" calcext:value-type="float">
            <text:p>18,9</text:p>
          </table:table-cell>
          <table:table-cell office:value-type="float" office:value="17.8" calcext:value-type="float">
            <text:p>17,8</text:p>
          </table:table-cell>
          <table:table-cell office:value-type="float" office:value="-13.5" calcext:value-type="float">
            <text:p>-13,5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68.3" calcext:value-type="float">
            <text:p>68,3</text:p>
          </table:table-cell>
          <table:table-cell office:value-type="float" office:value="12.2" calcext:value-type="float">
            <text:p>12,2</text:p>
          </table:table-cell>
          <table:table-cell office:value-type="float" office:value="-174.2" calcext:value-type="float">
            <text:p>-174,2</text:p>
          </table:table-cell>
          <table:table-cell office:value-type="float" office:value="2647.8" calcext:value-type="float">
            <text:p>2647,8</text:p>
          </table:table-cell>
          <table:table-cell table:formula="of:=([.E704]-[.E703])/10" office:value-type="float" office:value="7.15" calcext:value-type="float">
            <text:p>7,15</text:p>
          </table:table-cell>
          <table:table-cell table:formula="of:=AVERAGE([.P679:.P704])" office:value-type="float" office:value="7.20961538461539" calcext:value-type="float">
            <text:p>7,21</text:p>
          </table:table-cell>
        </table:table-row>
        <table:table-row table:style-name="ro1">
          <table:table-cell office:value-type="string" calcext:value-type="string">
            <text:p>13:21:05</text:p>
          </table:table-cell>
          <table:table-cell office:value-type="float" office:value="10" calcext:value-type="float">
            <text:p>10</text:p>
          </table:table-cell>
          <table:table-cell office:value-type="float" office:value="48.282448" calcext:value-type="float">
            <text:p>48,282448</text:p>
          </table:table-cell>
          <table:table-cell office:value-type="float" office:value="0.396973" calcext:value-type="float">
            <text:p>0,396973</text:p>
          </table:table-cell>
          <table:table-cell office:value-type="float" office:value="33551.1" calcext:value-type="float">
            <text:p>33551,1</text:p>
          </table:table-cell>
          <table:table-cell office:value-type="float" office:value="18.9" calcext:value-type="float">
            <text:p>18,9</text:p>
          </table:table-cell>
          <table:table-cell office:value-type="float" office:value="17.9" calcext:value-type="float">
            <text:p>17,9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1.3" calcext:value-type="float">
            <text:p>1,3</text:p>
          </table:table-cell>
          <table:table-cell office:value-type="float" office:value="68.1" calcext:value-type="float">
            <text:p>68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6" calcext:value-type="float">
            <text:p>-168,6</text:p>
          </table:table-cell>
          <table:table-cell office:value-type="float" office:value="2647.3" calcext:value-type="float">
            <text:p>2647,3</text:p>
          </table:table-cell>
          <table:table-cell table:formula="of:=([.E705]-[.E704])/10" office:value-type="float" office:value="6.95999999999985" calcext:value-type="float">
            <text:p>6,95999999999985</text:p>
          </table:table-cell>
          <table:table-cell table:formula="of:=AVERAGE([.P680:.P705])" office:value-type="float" office:value="7.23846153846154" calcext:value-type="float">
            <text:p>7,24</text:p>
          </table:table-cell>
        </table:table-row>
        <table:table-row table:style-name="ro1">
          <table:table-cell office:value-type="string" calcext:value-type="string">
            <text:p>13:21:15</text:p>
          </table:table-cell>
          <table:table-cell office:value-type="float" office:value="10" calcext:value-type="float">
            <text:p>10</text:p>
          </table:table-cell>
          <table:table-cell office:value-type="float" office:value="48.282223" calcext:value-type="float">
            <text:p>48,282223</text:p>
          </table:table-cell>
          <table:table-cell office:value-type="float" office:value="0.395542" calcext:value-type="float">
            <text:p>0,395542</text:p>
          </table:table-cell>
          <table:table-cell office:value-type="float" office:value="33618" calcext:value-type="float">
            <text:p>336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-14.8" calcext:value-type="float">
            <text:p>-14,8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,4</text:p>
          </table:table-cell>
          <table:table-cell office:value-type="float" office:value="1.3" calcext:value-type="float">
            <text:p>1,3</text:p>
          </table:table-cell>
          <table:table-cell office:value-type="float" office:value="67.9" calcext:value-type="float">
            <text:p>67,9</text:p>
          </table:table-cell>
          <table:table-cell office:value-type="float" office:value="12.2" calcext:value-type="float">
            <text:p>12,2</text:p>
          </table:table-cell>
          <table:table-cell office:value-type="float" office:value="-166.3" calcext:value-type="float">
            <text:p>-166,3</text:p>
          </table:table-cell>
          <table:table-cell office:value-type="float" office:value="2646.8" calcext:value-type="float">
            <text:p>2646,8</text:p>
          </table:table-cell>
          <table:table-cell table:formula="of:=([.E706]-[.E705])/10" office:value-type="float" office:value="6.69000000000015" calcext:value-type="float">
            <text:p>6,69000000000015</text:p>
          </table:table-cell>
          <table:table-cell table:formula="of:=AVERAGE([.P681:.P706])" office:value-type="float" office:value="7.26500000000001" calcext:value-type="float">
            <text:p>7,27</text:p>
          </table:table-cell>
        </table:table-row>
        <table:table-row table:style-name="ro1">
          <table:table-cell office:value-type="string" calcext:value-type="string">
            <text:p>13:21:25</text:p>
          </table:table-cell>
          <table:table-cell office:value-type="float" office:value="10" calcext:value-type="float">
            <text:p>10</text:p>
          </table:table-cell>
          <table:table-cell office:value-type="float" office:value="48.282234" calcext:value-type="float">
            <text:p>48,282234</text:p>
          </table:table-cell>
          <table:table-cell office:value-type="float" office:value="0.394282" calcext:value-type="float">
            <text:p>0,394282</text:p>
          </table:table-cell>
          <table:table-cell office:value-type="float" office:value="33681.5" calcext:value-type="float">
            <text:p>33681,5</text:p>
          </table:table-cell>
          <table:table-cell office:value-type="float" office:value="19.1" calcext:value-type="float">
            <text:p>19,1</text:p>
          </table:table-cell>
          <table:table-cell office:value-type="float" office:value="18.1" calcext:value-type="float">
            <text:p>18,1</text:p>
          </table:table-cell>
          <table:table-cell office:value-type="float" office:value="-11.8" calcext:value-type="float">
            <text:p>-11,8</text:p>
          </table:table-cell>
          <table:table-cell office:value-type="float" office:value="9.8" calcext:value-type="float">
            <text:p>9,8</text:p>
          </table:table-cell>
          <table:table-cell office:value-type="float" office:value="6.4" calcext:value-type="float">
            <text:p>6,4</text:p>
          </table:table-cell>
          <table:table-cell office:value-type="float" office:value="1.3" calcext:value-type="float">
            <text:p>1,3</text:p>
          </table:table-cell>
          <table:table-cell office:value-type="float" office:value="67.2" calcext:value-type="float">
            <text:p>67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646.3" calcext:value-type="float">
            <text:p>2646,3</text:p>
          </table:table-cell>
          <table:table-cell table:formula="of:=([.E707]-[.E706])/10" office:value-type="float" office:value="6.35" calcext:value-type="float">
            <text:p>6,35</text:p>
          </table:table-cell>
          <table:table-cell table:formula="of:=AVERAGE([.P682:.P707])" office:value-type="float" office:value="7.25999999999999" calcext:value-type="float">
            <text:p>7,26</text:p>
          </table:table-cell>
        </table:table-row>
        <table:table-row table:style-name="ro1">
          <table:table-cell office:value-type="string" calcext:value-type="string">
            <text:p>13:21:35</text:p>
          </table:table-cell>
          <table:table-cell office:value-type="float" office:value="10" calcext:value-type="float">
            <text:p>10</text:p>
          </table:table-cell>
          <table:table-cell office:value-type="float" office:value="48.282143" calcext:value-type="float">
            <text:p>48,282143</text:p>
          </table:table-cell>
          <table:table-cell office:value-type="float" office:value="0.392772" calcext:value-type="float">
            <text:p>0,392772</text:p>
          </table:table-cell>
          <table:table-cell office:value-type="float" office:value="33744.1" calcext:value-type="float">
            <text:p>33744,1</text:p>
          </table:table-cell>
          <table:table-cell office:value-type="float" office:value="19.1" calcext:value-type="float">
            <text:p>19,1</text:p>
          </table:table-cell>
          <table:table-cell office:value-type="float" office:value="18.2" calcext:value-type="float">
            <text:p>18,2</text:p>
          </table:table-cell>
          <table:table-cell office:value-type="float" office:value="-13" calcext:value-type="float">
            <text:p>-13</text:p>
          </table:table-cell>
          <table:table-cell office:value-type="float" office:value="9.8" calcext:value-type="float">
            <text:p>9,8</text:p>
          </table:table-cell>
          <table:table-cell office:value-type="float" office:value="6.3" calcext:value-type="float">
            <text:p>6,3</text:p>
          </table:table-cell>
          <table:table-cell office:value-type="float" office:value="1.3" calcext:value-type="float">
            <text:p>1,3</text:p>
          </table:table-cell>
          <table:table-cell office:value-type="float" office:value="66.9" calcext:value-type="float">
            <text:p>66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645.9" calcext:value-type="float">
            <text:p>2645,9</text:p>
          </table:table-cell>
          <table:table-cell table:formula="of:=([.E708]-[.E707])/10" office:value-type="float" office:value="6.25999999999985" calcext:value-type="float">
            <text:p>6,25999999999985</text:p>
          </table:table-cell>
          <table:table-cell table:formula="of:=AVERAGE([.P683:.P708])" office:value-type="float" office:value="7.25923076923076" calcext:value-type="float">
            <text:p>7,26</text:p>
          </table:table-cell>
        </table:table-row>
        <table:table-row table:style-name="ro1">
          <table:table-cell office:value-type="string" calcext:value-type="string">
            <text:p>13:21:45</text:p>
          </table:table-cell>
          <table:table-cell office:value-type="float" office:value="10" calcext:value-type="float">
            <text:p>10</text:p>
          </table:table-cell>
          <table:table-cell office:value-type="float" office:value="48.281986" calcext:value-type="float">
            <text:p>48,281986</text:p>
          </table:table-cell>
          <table:table-cell office:value-type="float" office:value="0.391363" calcext:value-type="float">
            <text:p>0,391363</text:p>
          </table:table-cell>
          <table:table-cell office:value-type="float" office:value="33806.6" calcext:value-type="float">
            <text:p>33806,6</text:p>
          </table:table-cell>
          <table:table-cell office:value-type="float" office:value="19.2" calcext:value-type="float">
            <text:p>19,2</text:p>
          </table:table-cell>
          <table:table-cell office:value-type="float" office:value="18.3" calcext:value-type="float">
            <text:p>18,3</text:p>
          </table:table-cell>
          <table:table-cell office:value-type="float" office:value="-14.8" calcext:value-type="float">
            <text:p>-14,8</text:p>
          </table:table-cell>
          <table:table-cell office:value-type="float" office:value="9.7" calcext:value-type="float">
            <text:p>9,7</text:p>
          </table:table-cell>
          <table:table-cell office:value-type="float" office:value="6.3" calcext:value-type="float">
            <text:p>6,3</text:p>
          </table:table-cell>
          <table:table-cell office:value-type="float" office:value="1.3" calcext:value-type="float">
            <text:p>1,3</text:p>
          </table:table-cell>
          <table:table-cell office:value-type="float" office:value="66.6" calcext:value-type="float">
            <text:p>66,6</text:p>
          </table:table-cell>
          <table:table-cell office:value-type="float" office:value="12.2" calcext:value-type="float">
            <text:p>12,2</text:p>
          </table:table-cell>
          <table:table-cell office:value-type="float" office:value="-172.9" calcext:value-type="float">
            <text:p>-172,9</text:p>
          </table:table-cell>
          <table:table-cell office:value-type="float" office:value="2645.4" calcext:value-type="float">
            <text:p>2645,4</text:p>
          </table:table-cell>
          <table:table-cell table:formula="of:=([.E709]-[.E708])/10" office:value-type="float" office:value="6.25" calcext:value-type="float">
            <text:p>6,25</text:p>
          </table:table-cell>
          <table:table-cell table:formula="of:=AVERAGE([.P684:.P709])" office:value-type="float" office:value="7.25692307692307" calcext:value-type="float">
            <text:p>7,26</text:p>
          </table:table-cell>
        </table:table-row>
        <table:table-row table:style-name="ro1">
          <table:table-cell office:value-type="string" calcext:value-type="string">
            <text:p>13:21:55</text:p>
          </table:table-cell>
          <table:table-cell office:value-type="float" office:value="10" calcext:value-type="float">
            <text:p>10</text:p>
          </table:table-cell>
          <table:table-cell office:value-type="float" office:value="48.281887" calcext:value-type="float">
            <text:p>48,281887</text:p>
          </table:table-cell>
          <table:table-cell office:value-type="float" office:value="0.389992" calcext:value-type="float">
            <text:p>0,389992</text:p>
          </table:table-cell>
          <table:table-cell office:value-type="float" office:value="33871.3" calcext:value-type="float">
            <text:p>33871,3</text:p>
          </table:table-cell>
          <table:table-cell office:value-type="float" office:value="19.4" calcext:value-type="float">
            <text:p>19,4</text:p>
          </table:table-cell>
          <table:table-cell office:value-type="float" office:value="18.4" calcext:value-type="float">
            <text:p>18,4</text:p>
          </table:table-cell>
          <table:table-cell office:value-type="float" office:value="-15.5" calcext:value-type="float">
            <text:p>-15,5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1.2" calcext:value-type="float">
            <text:p>1,2</text:p>
          </table:table-cell>
          <table:table-cell office:value-type="float" office:value="66.1" calcext:value-type="float">
            <text:p>66,1</text:p>
          </table:table-cell>
          <table:table-cell office:value-type="float" office:value="12.2" calcext:value-type="float">
            <text:p>12,2</text:p>
          </table:table-cell>
          <table:table-cell office:value-type="float" office:value="-174.4" calcext:value-type="float">
            <text:p>-174,4</text:p>
          </table:table-cell>
          <table:table-cell office:value-type="float" office:value="2644.9" calcext:value-type="float">
            <text:p>2644,9</text:p>
          </table:table-cell>
          <table:table-cell table:formula="of:=([.E710]-[.E709])/10" office:value-type="float" office:value="6.47000000000044" calcext:value-type="float">
            <text:p>6,47000000000044</text:p>
          </table:table-cell>
          <table:table-cell table:formula="of:=AVERAGE([.P685:.P710])" office:value-type="float" office:value="7.25346153846154" calcext:value-type="float">
            <text:p>7,25</text:p>
          </table:table-cell>
        </table:table-row>
        <table:table-row table:style-name="ro1">
          <table:table-cell office:value-type="string" calcext:value-type="string">
            <text:p>13:22:05</text:p>
          </table:table-cell>
          <table:table-cell office:value-type="float" office:value="10" calcext:value-type="float">
            <text:p>10</text:p>
          </table:table-cell>
          <table:table-cell office:value-type="float" office:value="48.281685" calcext:value-type="float">
            <text:p>48,281685</text:p>
          </table:table-cell>
          <table:table-cell office:value-type="float" office:value="0.388558" calcext:value-type="float">
            <text:p>0,388558</text:p>
          </table:table-cell>
          <table:table-cell office:value-type="float" office:value="33934.1" calcext:value-type="float">
            <text:p>33934,1</text:p>
          </table:table-cell>
          <table:table-cell office:value-type="float" office:value="19.4" calcext:value-type="float">
            <text:p>19,4</text:p>
          </table:table-cell>
          <table:table-cell office:value-type="float" office:value="18.5" calcext:value-type="float">
            <text:p>18,5</text:p>
          </table:table-cell>
          <table:table-cell office:value-type="float" office:value="-14.5" calcext:value-type="float">
            <text:p>-14,5</text:p>
          </table:table-cell>
          <table:table-cell office:value-type="float" office:value="9.5" calcext:value-type="float">
            <text:p>9,5</text:p>
          </table:table-cell>
          <table:table-cell office:value-type="float" office:value="6.2" calcext:value-type="float">
            <text:p>6,2</text:p>
          </table:table-cell>
          <table:table-cell office:value-type="float" office:value="1.2" calcext:value-type="float">
            <text:p>1,2</text:p>
          </table:table-cell>
          <table:table-cell office:value-type="float" office:value="65.6" calcext:value-type="float">
            <text:p>6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644.3" calcext:value-type="float">
            <text:p>2644,3</text:p>
          </table:table-cell>
          <table:table-cell table:formula="of:=([.E711]-[.E710])/10" office:value-type="float" office:value="6.27999999999956" calcext:value-type="float">
            <text:p>6,27999999999956</text:p>
          </table:table-cell>
          <table:table-cell table:formula="of:=AVERAGE([.P686:.P711])" office:value-type="float" office:value="7.24923076923077" calcext:value-type="float">
            <text:p>7,25</text:p>
          </table:table-cell>
        </table:table-row>
        <table:table-row table:style-name="ro1">
          <table:table-cell office:value-type="string" calcext:value-type="string">
            <text:p>13:22:15</text:p>
          </table:table-cell>
          <table:table-cell office:value-type="float" office:value="9" calcext:value-type="float">
            <text:p>9</text:p>
          </table:table-cell>
          <table:table-cell office:value-type="float" office:value="48.281326" calcext:value-type="float">
            <text:p>48,281326</text:p>
          </table:table-cell>
          <table:table-cell office:value-type="float" office:value="0.387042" calcext:value-type="float">
            <text:p>0,387042</text:p>
          </table:table-cell>
          <table:table-cell office:value-type="float" office:value="33993.9" calcext:value-type="float">
            <text:p>33993,9</text:p>
          </table:table-cell>
          <table:table-cell office:value-type="float" office:value="19.5" calcext:value-type="float">
            <text:p>19,5</text:p>
          </table:table-cell>
          <table:table-cell office:value-type="float" office:value="18.6" calcext:value-type="float">
            <text:p>18,6</text:p>
          </table:table-cell>
          <table:table-cell office:value-type="float" office:value="-10.5" calcext:value-type="float">
            <text:p>-10,5</text:p>
          </table:table-cell>
          <table:table-cell office:value-type="float" office:value="9.4" calcext:value-type="float">
            <text:p>9,4</text:p>
          </table:table-cell>
          <table:table-cell office:value-type="float" office:value="6.1" calcext:value-type="float">
            <text:p>6,1</text:p>
          </table:table-cell>
          <table:table-cell office:value-type="float" office:value="1.2" calcext:value-type="float">
            <text:p>1,2</text:p>
          </table:table-cell>
          <table:table-cell office:value-type="float" office:value="65.6" calcext:value-type="float">
            <text:p>6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643.8" calcext:value-type="float">
            <text:p>2643,8</text:p>
          </table:table-cell>
          <table:table-cell table:formula="of:=([.E712]-[.E711])/10" office:value-type="float" office:value="5.98000000000029" calcext:value-type="float">
            <text:p>5,98000000000029</text:p>
          </table:table-cell>
          <table:table-cell table:formula="of:=AVERAGE([.P687:.P712])" office:value-type="float" office:value="7.22538461538462" calcext:value-type="float">
            <text:p>7,23</text:p>
          </table:table-cell>
        </table:table-row>
        <table:table-row table:style-name="ro1">
          <table:table-cell office:value-type="string" calcext:value-type="string">
            <text:p>13:22:25</text:p>
          </table:table-cell>
          <table:table-cell office:value-type="float" office:value="10" calcext:value-type="float">
            <text:p>10</text:p>
          </table:table-cell>
          <table:table-cell office:value-type="float" office:value="48.281139" calcext:value-type="float">
            <text:p>48,281139</text:p>
          </table:table-cell>
          <table:table-cell office:value-type="float" office:value="0.385357" calcext:value-type="float">
            <text:p>0,385357</text:p>
          </table:table-cell>
          <table:table-cell office:value-type="float" office:value="34054.5" calcext:value-type="float">
            <text:p>34054,5</text:p>
          </table:table-cell>
          <table:table-cell office:value-type="float" office:value="19.6" calcext:value-type="float">
            <text:p>19,6</text:p>
          </table:table-cell>
          <table:table-cell office:value-type="float" office:value="18.7" calcext:value-type="float">
            <text:p>18,7</text:p>
          </table:table-cell>
          <table:table-cell office:value-type="float" office:value="-12" calcext:value-type="float">
            <text:p>-12</text:p>
          </table:table-cell>
          <table:table-cell office:value-type="float" office:value="9.5" calcext:value-type="float">
            <text:p>9,5</text:p>
          </table:table-cell>
          <table:table-cell office:value-type="float" office:value="6.1" calcext:value-type="float">
            <text:p>6,1</text:p>
          </table:table-cell>
          <table:table-cell office:value-type="float" office:value="1.2" calcext:value-type="float">
            <text:p>1,2</text:p>
          </table:table-cell>
          <table:table-cell office:value-type="float" office:value="64.9" calcext:value-type="float">
            <text:p>64,9</text:p>
          </table:table-cell>
          <table:table-cell office:value-type="float" office:value="12.2" calcext:value-type="float">
            <text:p>12,2</text:p>
          </table:table-cell>
          <table:table-cell office:value-type="float" office:value="-169" calcext:value-type="float">
            <text:p>-169</text:p>
          </table:table-cell>
          <table:table-cell office:value-type="float" office:value="2643.4" calcext:value-type="float">
            <text:p>2643,4</text:p>
          </table:table-cell>
          <table:table-cell table:formula="of:=([.E713]-[.E712])/10" office:value-type="float" office:value="6.05999999999986" calcext:value-type="float">
            <text:p>6,05999999999986</text:p>
          </table:table-cell>
          <table:table-cell table:formula="of:=AVERAGE([.P688:.P713])" office:value-type="float" office:value="7.20230769230769" calcext:value-type="float">
            <text:p>7,20</text:p>
          </table:table-cell>
        </table:table-row>
        <table:table-row table:style-name="ro1">
          <table:table-cell office:value-type="string" calcext:value-type="string">
            <text:p>13:22:35</text:p>
          </table:table-cell>
          <table:table-cell office:value-type="float" office:value="10" calcext:value-type="float">
            <text:p>10</text:p>
          </table:table-cell>
          <table:table-cell office:value-type="float" office:value="48.281185" calcext:value-type="float">
            <text:p>48,281185</text:p>
          </table:table-cell>
          <table:table-cell office:value-type="float" office:value="0.383868" calcext:value-type="float">
            <text:p>0,383868</text:p>
          </table:table-cell>
          <table:table-cell office:value-type="float" office:value="34116.5" calcext:value-type="float">
            <text:p>34116,5</text:p>
          </table:table-cell>
          <table:table-cell office:value-type="float" office:value="19.8" calcext:value-type="float">
            <text:p>19,8</text:p>
          </table:table-cell>
          <table:table-cell office:value-type="float" office:value="18.8" calcext:value-type="float">
            <text:p>18,8</text:p>
          </table:table-cell>
          <table:table-cell office:value-type="float" office:value="-11.5" calcext:value-type="float">
            <text:p>-11,5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64.9" calcext:value-type="float">
            <text:p>64,9</text:p>
          </table:table-cell>
          <table:table-cell office:value-type="float" office:value="12.2" calcext:value-type="float">
            <text:p>12,2</text:p>
          </table:table-cell>
          <table:table-cell office:value-type="float" office:value="-166.2" calcext:value-type="float">
            <text:p>-166,2</text:p>
          </table:table-cell>
          <table:table-cell office:value-type="float" office:value="2642.9" calcext:value-type="float">
            <text:p>2642,9</text:p>
          </table:table-cell>
          <table:table-cell table:formula="of:=([.E714]-[.E713])/10" office:value-type="float" office:value="6.2" calcext:value-type="float">
            <text:p>6,2</text:p>
          </table:table-cell>
          <table:table-cell table:formula="of:=AVERAGE([.P689:.P714])" office:value-type="float" office:value="7.18653846153846" calcext:value-type="float">
            <text:p>7,19</text:p>
          </table:table-cell>
        </table:table-row>
        <table:table-row table:style-name="ro1">
          <table:table-cell office:value-type="string" calcext:value-type="string">
            <text:p>13:22:45</text:p>
          </table:table-cell>
          <table:table-cell office:value-type="float" office:value="10" calcext:value-type="float">
            <text:p>10</text:p>
          </table:table-cell>
          <table:table-cell office:value-type="float" office:value="48.281067" calcext:value-type="float">
            <text:p>48,281067</text:p>
          </table:table-cell>
          <table:table-cell office:value-type="float" office:value="0.382293" calcext:value-type="float">
            <text:p>0,382293</text:p>
          </table:table-cell>
          <table:table-cell office:value-type="float" office:value="34175.3" calcext:value-type="float">
            <text:p>34175,3</text:p>
          </table:table-cell>
          <table:table-cell office:value-type="float" office:value="19.8" calcext:value-type="float">
            <text:p>19,8</text:p>
          </table:table-cell>
          <table:table-cell office:value-type="float" office:value="18.9" calcext:value-type="float">
            <text:p>18,9</text:p>
          </table:table-cell>
          <table:table-cell office:value-type="float" office:value="-13.8" calcext:value-type="float">
            <text:p>-13,8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64.5" calcext:value-type="float">
            <text:p>64,5</text:p>
          </table:table-cell>
          <table:table-cell office:value-type="float" office:value="12.2" calcext:value-type="float">
            <text:p>12,2</text:p>
          </table:table-cell>
          <table:table-cell office:value-type="float" office:value="-200.4" calcext:value-type="float">
            <text:p>-200,4</text:p>
          </table:table-cell>
          <table:table-cell office:value-type="float" office:value="2642.3" calcext:value-type="float">
            <text:p>2642,3</text:p>
          </table:table-cell>
          <table:table-cell table:formula="of:=([.E715]-[.E714])/10" office:value-type="float" office:value="5.88000000000029" calcext:value-type="float">
            <text:p>5,88000000000029</text:p>
          </table:table-cell>
          <table:table-cell table:formula="of:=AVERAGE([.P690:.P715])" office:value-type="float" office:value="7.1723076923077" calcext:value-type="float">
            <text:p>7,17</text:p>
          </table:table-cell>
        </table:table-row>
        <table:table-row table:style-name="ro1">
          <table:table-cell office:value-type="string" calcext:value-type="string">
            <text:p>13:22:55</text:p>
          </table:table-cell>
          <table:table-cell office:value-type="float" office:value="10" calcext:value-type="float">
            <text:p>10</text:p>
          </table:table-cell>
          <table:table-cell office:value-type="float" office:value="48.280975" calcext:value-type="float">
            <text:p>48,280975</text:p>
          </table:table-cell>
          <table:table-cell office:value-type="float" office:value="0.380732" calcext:value-type="float">
            <text:p>0,380732</text:p>
          </table:table-cell>
          <table:table-cell office:value-type="float" office:value="34236.8" calcext:value-type="float">
            <text:p>34236,8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-11.8" calcext:value-type="float">
            <text:p>-11,8</text:p>
          </table:table-cell>
          <table:table-cell office:value-type="float" office:value="9.2" calcext:value-type="float">
            <text:p>9,2</text:p>
          </table:table-cell>
          <table:table-cell office:value-type="float" office:value="5.9" calcext:value-type="float">
            <text:p>5,9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641.9" calcext:value-type="float">
            <text:p>2641,9</text:p>
          </table:table-cell>
          <table:table-cell table:formula="of:=([.E716]-[.E715])/10" office:value-type="float" office:value="6.15" calcext:value-type="float">
            <text:p>6,15</text:p>
          </table:table-cell>
          <table:table-cell table:formula="of:=AVERAGE([.P691:.P716])" office:value-type="float" office:value="7.15538461538462" calcext:value-type="float">
            <text:p>7,16</text:p>
          </table:table-cell>
        </table:table-row>
        <table:table-row table:style-name="ro1">
          <table:table-cell office:value-type="string" calcext:value-type="string">
            <text:p>13:23:05</text:p>
          </table:table-cell>
          <table:table-cell office:value-type="float" office:value="10" calcext:value-type="float">
            <text:p>10</text:p>
          </table:table-cell>
          <table:table-cell office:value-type="float" office:value="48.280998" calcext:value-type="float">
            <text:p>48,280998</text:p>
          </table:table-cell>
          <table:table-cell office:value-type="float" office:value="0.379133" calcext:value-type="float">
            <text:p>0,379133</text:p>
          </table:table-cell>
          <table:table-cell office:value-type="float" office:value="34295.6" calcext:value-type="float">
            <text:p>34295,6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,1</text:p>
          </table:table-cell>
          <table:table-cell office:value-type="float" office:value="-11" calcext:value-type="float">
            <text:p>-11</text:p>
          </table:table-cell>
          <table:table-cell office:value-type="float" office:value="9.2" calcext:value-type="float">
            <text:p>9,2</text:p>
          </table:table-cell>
          <table:table-cell office:value-type="float" office:value="5.8" calcext:value-type="float">
            <text:p>5,8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641.4" calcext:value-type="float">
            <text:p>2641,4</text:p>
          </table:table-cell>
          <table:table-cell table:formula="of:=([.E717]-[.E716])/10" office:value-type="float" office:value="5.87999999999956" calcext:value-type="float">
            <text:p>5,87999999999956</text:p>
          </table:table-cell>
          <table:table-cell table:formula="of:=AVERAGE([.P692:.P717])" office:value-type="float" office:value="7.12384615384614" calcext:value-type="float">
            <text:p>7,12</text:p>
          </table:table-cell>
        </table:table-row>
        <table:table-row table:style-name="ro1">
          <table:table-cell office:value-type="string" calcext:value-type="string">
            <text:p>13:23:15</text:p>
          </table:table-cell>
          <table:table-cell office:value-type="float" office:value="9" calcext:value-type="float">
            <text:p>9</text:p>
          </table:table-cell>
          <table:table-cell office:value-type="float" office:value="48.281097" calcext:value-type="float">
            <text:p>48,281097</text:p>
          </table:table-cell>
          <table:table-cell office:value-type="float" office:value="0.377852" calcext:value-type="float">
            <text:p>0,377852</text:p>
          </table:table-cell>
          <table:table-cell office:value-type="float" office:value="34279.3" calcext:value-type="float">
            <text:p>34279,3</text:p>
          </table:table-cell>
          <table:table-cell office:value-type="float" office:value="20.1" calcext:value-type="float">
            <text:p>20,1</text:p>
          </table:table-cell>
          <table:table-cell office:value-type="float" office:value="19.2" calcext:value-type="float">
            <text:p>19,2</text:p>
          </table:table-cell>
          <table:table-cell office:value-type="float" office:value="-11.2" calcext:value-type="float">
            <text:p>-11,2</text:p>
          </table:table-cell>
          <table:table-cell office:value-type="float" office:value="9.1" calcext:value-type="float">
            <text:p>9,1</text:p>
          </table:table-cell>
          <table:table-cell office:value-type="float" office:value="5.8" calcext:value-type="float">
            <text:p>5,8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3" calcext:value-type="float">
            <text:p>-172,3</text:p>
          </table:table-cell>
          <table:table-cell office:value-type="float" office:value="2640.9" calcext:value-type="float">
            <text:p>2640,9</text:p>
          </table:table-cell>
          <table:table-cell table:formula="of:=([.E718]-[.E717])/10" office:value-type="float" office:value="-1.62999999999956" calcext:value-type="float">
            <text:p>-1,62999999999956</text:p>
          </table:table-cell>
          <table:table-cell table:formula="of:=AVERAGE([.P693:.P718])" office:value-type="float" office:value="6.81230769230771" calcext:value-type="float">
            <text:p>6,81</text:p>
          </table:table-cell>
        </table:table-row>
        <table:table-row table:style-name="ro1">
          <table:table-cell office:value-type="string" calcext:value-type="string">
            <text:p>13:23:25</text:p>
          </table:table-cell>
          <table:table-cell office:value-type="float" office:value="10" calcext:value-type="float">
            <text:p>10</text:p>
          </table:table-cell>
          <table:table-cell office:value-type="float" office:value="48.281063" calcext:value-type="float">
            <text:p>48,281063</text:p>
          </table:table-cell>
          <table:table-cell office:value-type="float" office:value="0.376672" calcext:value-type="float">
            <text:p>0,376672</text:p>
          </table:table-cell>
          <table:table-cell office:value-type="float" office:value="33821.1" calcext:value-type="float">
            <text:p>33821,1</text:p>
          </table:table-cell>
          <table:table-cell office:value-type="float" office:value="20.1" calcext:value-type="float">
            <text:p>20,1</text:p>
          </table:table-cell>
          <table:table-cell office:value-type="float" office:value="19.3" calcext:value-type="float">
            <text:p>19,3</text:p>
          </table:table-cell>
          <table:table-cell office:value-type="float" office:value="-12.5" calcext:value-type="float">
            <text:p>-12,5</text:p>
          </table:table-cell>
          <table:table-cell office:value-type="float" office:value="9.6" calcext:value-type="float">
            <text:p>9,6</text:p>
          </table:table-cell>
          <table:table-cell office:value-type="float" office:value="5.8" calcext:value-type="float">
            <text:p>5,8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6.3" calcext:value-type="float">
            <text:p>-176,3</text:p>
          </table:table-cell>
          <table:table-cell office:value-type="float" office:value="2640.4" calcext:value-type="float">
            <text:p>2640,4</text:p>
          </table:table-cell>
          <table:table-cell table:formula="of:=([.E719]-[.E718])/10" office:value-type="float" office:value="-45.8200000000004" calcext:value-type="float">
            <text:p>-45,8200000000004</text:p>
          </table:table-cell>
          <table:table-cell table:formula="of:=AVERAGE([.P694:.P719])" office:value-type="float" office:value="4.79499999999999" calcext:value-type="float">
            <text:p>4,79</text:p>
          </table:table-cell>
        </table:table-row>
        <table:table-row table:style-name="ro1">
          <table:table-cell office:value-type="string" calcext:value-type="string">
            <text:p>13:23:35</text:p>
          </table:table-cell>
          <table:table-cell office:value-type="float" office:value="10" calcext:value-type="float">
            <text:p>10</text:p>
          </table:table-cell>
          <table:table-cell office:value-type="float" office:value="48.280819" calcext:value-type="float">
            <text:p>48,280819</text:p>
          </table:table-cell>
          <table:table-cell office:value-type="float" office:value="0.3752" calcext:value-type="float">
            <text:p>0,3752</text:p>
          </table:table-cell>
          <table:table-cell office:value-type="float" office:value="33361.5" calcext:value-type="float">
            <text:p>33361,5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-14.5" calcext:value-type="float">
            <text:p>-14,5</text:p>
          </table:table-cell>
          <table:table-cell office:value-type="float" office:value="10.1" calcext:value-type="float">
            <text:p>10,1</text:p>
          </table:table-cell>
          <table:table-cell office:value-type="float" office:value="5.7" calcext:value-type="float">
            <text:p>5,7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12.2" calcext:value-type="float">
            <text:p>12,2</text:p>
          </table:table-cell>
          <table:table-cell office:value-type="float" office:value="-174.7" calcext:value-type="float">
            <text:p>-174,7</text:p>
          </table:table-cell>
          <table:table-cell office:value-type="float" office:value="2639.9" calcext:value-type="float">
            <text:p>2639,9</text:p>
          </table:table-cell>
          <table:table-cell table:formula="of:=([.E720]-[.E719])/10" office:value-type="float" office:value="-45.9599999999999" calcext:value-type="float">
            <text:p>-45,9599999999999</text:p>
          </table:table-cell>
          <table:table-cell table:formula="of:=AVERAGE([.P695:.P720])" office:value-type="float" office:value="2.50538461538462" calcext:value-type="float">
            <text:p>2,51</text:p>
          </table:table-cell>
        </table:table-row>
        <table:table-row table:style-name="ro1">
          <table:table-cell office:value-type="string" calcext:value-type="string">
            <text:p>13:23:45</text:p>
          </table:table-cell>
          <table:table-cell office:value-type="float" office:value="10" calcext:value-type="float">
            <text:p>10</text:p>
          </table:table-cell>
          <table:table-cell office:value-type="float" office:value="48.280434" calcext:value-type="float">
            <text:p>48,280434</text:p>
          </table:table-cell>
          <table:table-cell office:value-type="float" office:value="0.373878" calcext:value-type="float">
            <text:p>0,373878</text:p>
          </table:table-cell>
          <table:table-cell office:value-type="float" office:value="32907.4" calcext:value-type="float">
            <text:p>32907,4</text:p>
          </table:table-cell>
          <table:table-cell office:value-type="float" office:value="20.4" calcext:value-type="float">
            <text:p>20,4</text:p>
          </table:table-cell>
          <table:table-cell office:value-type="float" office:value="19.5" calcext:value-type="float">
            <text:p>19,5</text:p>
          </table:table-cell>
          <table:table-cell office:value-type="float" office:value="-17" calcext:value-type="float">
            <text:p>-17</text:p>
          </table:table-cell>
          <table:table-cell office:value-type="float" office:value="10.5" calcext:value-type="float">
            <text:p>10,5</text:p>
          </table:table-cell>
          <table:table-cell office:value-type="float" office:value="5.6" calcext:value-type="float">
            <text:p>5,6</text:p>
          </table:table-cell>
          <table:table-cell office:value-type="float" office:value="1.2" calcext:value-type="float">
            <text:p>1,2</text:p>
          </table:table-cell>
          <table:table-cell office:value-type="float" office:value="63.8" calcext:value-type="float">
            <text:p>63,8</text:p>
          </table:table-cell>
          <table:table-cell office:value-type="float" office:value="12.2" calcext:value-type="float">
            <text:p>12,2</text:p>
          </table:table-cell>
          <table:table-cell office:value-type="float" office:value="-170.4" calcext:value-type="float">
            <text:p>-170,4</text:p>
          </table:table-cell>
          <table:table-cell office:value-type="float" office:value="2639.4" calcext:value-type="float">
            <text:p>2639,4</text:p>
          </table:table-cell>
          <table:table-cell table:formula="of:=([.E721]-[.E720])/10" office:value-type="float" office:value="-45.4099999999999" calcext:value-type="float">
            <text:p>-45,4099999999999</text:p>
          </table:table-cell>
          <table:table-cell table:formula="of:=AVERAGE([.P696:.P721])" office:value-type="float" office:value="0.506923076923088" calcext:value-type="float">
            <text:p>0,51</text:p>
          </table:table-cell>
        </table:table-row>
        <table:table-row table:style-name="ro1">
          <table:table-cell office:value-type="string" calcext:value-type="string">
            <text:p>13:23:55</text:p>
          </table:table-cell>
          <table:table-cell office:value-type="float" office:value="10" calcext:value-type="float">
            <text:p>10</text:p>
          </table:table-cell>
          <table:table-cell office:value-type="float" office:value="48.280262" calcext:value-type="float">
            <text:p>48,280262</text:p>
          </table:table-cell>
          <table:table-cell office:value-type="float" office:value="0.373232" calcext:value-type="float">
            <text:p>0,373232</text:p>
          </table:table-cell>
          <table:table-cell office:value-type="float" office:value="32472.1" calcext:value-type="float">
            <text:p>32472,1</text:p>
          </table:table-cell>
          <table:table-cell office:value-type="float" office:value="20.5" calcext:value-type="float">
            <text:p>20,5</text:p>
          </table:table-cell>
          <table:table-cell office:value-type="float" office:value="19.6" calcext:value-type="float">
            <text:p>19,6</text:p>
          </table:table-cell>
          <table:table-cell office:value-type="float" office:value="-18.8" calcext:value-type="float">
            <text:p>-18,8</text:p>
          </table:table-cell>
          <table:table-cell office:value-type="float" office:value="11.1" calcext:value-type="float">
            <text:p>11,1</text:p>
          </table:table-cell>
          <table:table-cell office:value-type="float" office:value="5.5" calcext:value-type="float">
            <text:p>5,5</text:p>
          </table:table-cell>
          <table:table-cell office:value-type="float" office:value="1.2" calcext:value-type="float">
            <text:p>1,2</text:p>
          </table:table-cell>
          <table:table-cell office:value-type="float" office:value="63.6" calcext:value-type="float">
            <text:p>63,6</text:p>
          </table:table-cell>
          <table:table-cell office:value-type="float" office:value="12.2" calcext:value-type="float">
            <text:p>12,2</text:p>
          </table:table-cell>
          <table:table-cell office:value-type="float" office:value="-169.6" calcext:value-type="float">
            <text:p>-169,6</text:p>
          </table:table-cell>
          <table:table-cell office:value-type="float" office:value="2639" calcext:value-type="float">
            <text:p>2639</text:p>
          </table:table-cell>
          <table:table-cell table:formula="of:=([.E722]-[.E721])/10" office:value-type="float" office:value="-43.5300000000003" calcext:value-type="float">
            <text:p>-43,5300000000003</text:p>
          </table:table-cell>
          <table:table-cell table:formula="of:=AVERAGE([.P697:.P722])" office:value-type="float" office:value="-1.4323076923077" calcext:value-type="float">
            <text:p>-1,43</text:p>
          </table:table-cell>
        </table:table-row>
        <table:table-row table:style-name="ro1">
          <table:table-cell office:value-type="string" calcext:value-type="string">
            <text:p>13:24:05</text:p>
          </table:table-cell>
          <table:table-cell office:value-type="float" office:value="10" calcext:value-type="float">
            <text:p>10</text:p>
          </table:table-cell>
          <table:table-cell office:value-type="float" office:value="48.280289" calcext:value-type="float">
            <text:p>48,280289</text:p>
          </table:table-cell>
          <table:table-cell office:value-type="float" office:value="0.372443" calcext:value-type="float">
            <text:p>0,372443</text:p>
          </table:table-cell>
          <table:table-cell office:value-type="float" office:value="32055.7" calcext:value-type="float">
            <text:p>32055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-18" calcext:value-type="float">
            <text:p>-18</text:p>
          </table:table-cell>
          <table:table-cell office:value-type="float" office:value="11.6" calcext:value-type="float">
            <text:p>11,6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office:value-type="float" office:value="62.9" calcext:value-type="float">
            <text:p>62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638.4" calcext:value-type="float">
            <text:p>2638,4</text:p>
          </table:table-cell>
          <table:table-cell table:formula="of:=([.E723]-[.E722])/10" office:value-type="float" office:value="-41.6399999999998" calcext:value-type="float">
            <text:p>-41,6399999999998</text:p>
          </table:table-cell>
          <table:table-cell table:formula="of:=AVERAGE([.P698:.P723])" office:value-type="float" office:value="-3.29653846153847" calcext:value-type="float">
            <text:p>-3,30</text:p>
          </table:table-cell>
        </table:table-row>
        <table:table-row table:style-name="ro1">
          <table:table-cell office:value-type="string" calcext:value-type="string">
            <text:p>13:24:15</text:p>
          </table:table-cell>
          <table:table-cell office:value-type="float" office:value="8" calcext:value-type="float">
            <text:p>8</text:p>
          </table:table-cell>
          <table:table-cell office:value-type="float" office:value="48.280201" calcext:value-type="float">
            <text:p>48,280201</text:p>
          </table:table-cell>
          <table:table-cell office:value-type="float" office:value="0.371657" calcext:value-type="float">
            <text:p>0,371657</text:p>
          </table:table-cell>
          <table:table-cell office:value-type="float" office:value="31646.7" calcext:value-type="float">
            <text:p>31646,7</text:p>
          </table:table-cell>
          <table:table-cell office:value-type="float" office:value="20.6" calcext:value-type="float">
            <text:p>20,6</text:p>
          </table:table-cell>
          <table:table-cell office:value-type="float" office:value="19.9" calcext:value-type="float">
            <text:p>19,9</text:p>
          </table:table-cell>
          <table:table-cell office:value-type="float" office:value="-18.5" calcext:value-type="float">
            <text:p>-18,5</text:p>
          </table:table-cell>
          <table:table-cell office:value-type="float" office:value="12.1" calcext:value-type="float">
            <text:p>12,1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office:value-type="float" office:value="63.2" calcext:value-type="float">
            <text:p>63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37.9" calcext:value-type="float">
            <text:p>2637,9</text:p>
          </table:table-cell>
          <table:table-cell table:formula="of:=([.E724]-[.E723])/10" office:value-type="float" office:value="-40.9" calcext:value-type="float">
            <text:p>-40,9</text:p>
          </table:table-cell>
          <table:table-cell table:formula="of:=AVERAGE([.P699:.P724])" office:value-type="float" office:value="-5.41230769230769" calcext:value-type="float">
            <text:p>-5,41</text:p>
          </table:table-cell>
        </table:table-row>
        <table:table-row table:style-name="ro1">
          <table:table-cell office:value-type="string" calcext:value-type="string">
            <text:p>13:24:25</text:p>
          </table:table-cell>
          <table:table-cell office:value-type="float" office:value="10" calcext:value-type="float">
            <text:p>10</text:p>
          </table:table-cell>
          <table:table-cell office:value-type="float" office:value="48.280033" calcext:value-type="float">
            <text:p>48,280033</text:p>
          </table:table-cell>
          <table:table-cell office:value-type="float" office:value="0.37121" calcext:value-type="float">
            <text:p>0,37121</text:p>
          </table:table-cell>
          <table:table-cell office:value-type="float" office:value="31265.7" calcext:value-type="float">
            <text:p>31265,7</text:p>
          </table:table-cell>
          <table:table-cell office:value-type="float" office:value="20.8" calcext:value-type="float">
            <text:p>20,8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12.7" calcext:value-type="float">
            <text:p>12,7</text:p>
          </table:table-cell>
          <table:table-cell office:value-type="float" office:value="5.3" calcext:value-type="float">
            <text:p>5,3</text:p>
          </table:table-cell>
          <table:table-cell office:value-type="float" office:value="1.2" calcext:value-type="float">
            <text:p>1,2</text:p>
          </table:table-cell>
          <table:table-cell office:value-type="float" office:value="63.2" calcext:value-type="float">
            <text:p>63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637.4" calcext:value-type="float">
            <text:p>2637,4</text:p>
          </table:table-cell>
          <table:table-cell table:formula="of:=([.E725]-[.E724])/10" office:value-type="float" office:value="-38.1" calcext:value-type="float">
            <text:p>-38,1</text:p>
          </table:table-cell>
          <table:table-cell table:formula="of:=AVERAGE([.P700:.P725])" office:value-type="float" office:value="-7.15923076923076" calcext:value-type="float">
            <text:p>-7,16</text:p>
          </table:table-cell>
        </table:table-row>
        <table:table-row table:style-name="ro1">
          <table:table-cell office:value-type="string" calcext:value-type="string">
            <text:p>13:24:35</text:p>
          </table:table-cell>
          <table:table-cell office:value-type="float" office:value="10" calcext:value-type="float">
            <text:p>10</text:p>
          </table:table-cell>
          <table:table-cell office:value-type="float" office:value="48.280216" calcext:value-type="float">
            <text:p>48,280216</text:p>
          </table:table-cell>
          <table:table-cell office:value-type="float" office:value="0.370687" calcext:value-type="float">
            <text:p>0,370687</text:p>
          </table:table-cell>
          <table:table-cell office:value-type="float" office:value="30891.9" calcext:value-type="float">
            <text:p>30891,9</text:p>
          </table:table-cell>
          <table:table-cell office:value-type="float" office:value="20.9" calcext:value-type="float">
            <text:p>20,9</text:p>
          </table:table-cell>
          <table:table-cell office:value-type="float" office:value="20.1" calcext:value-type="float">
            <text:p>20,1</text:p>
          </table:table-cell>
          <table:table-cell office:value-type="float" office:value="-24" calcext:value-type="float">
            <text:p>-24</text:p>
          </table:table-cell>
          <table:table-cell office:value-type="float" office:value="13.2" calcext:value-type="float">
            <text:p>13,2</text:p>
          </table:table-cell>
          <table:table-cell office:value-type="float" office:value="5.3" calcext:value-type="float">
            <text:p>5,3</text:p>
          </table:table-cell>
          <table:table-cell office:value-type="float" office:value="1.2" calcext:value-type="float">
            <text:p>1,2</text:p>
          </table:table-cell>
          <table:table-cell office:value-type="float" office:value="63.6" calcext:value-type="float">
            <text:p>63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5" calcext:value-type="float">
            <text:p>-168,5</text:p>
          </table:table-cell>
          <table:table-cell office:value-type="float" office:value="2636.9" calcext:value-type="float">
            <text:p>2636,9</text:p>
          </table:table-cell>
          <table:table-cell table:formula="of:=([.E726]-[.E725])/10" office:value-type="float" office:value="-37.3799999999999" calcext:value-type="float">
            <text:p>-37,3799999999999</text:p>
          </table:table-cell>
          <table:table-cell table:formula="of:=AVERAGE([.P701:.P726])" office:value-type="float" office:value="-8.87730769230769" calcext:value-type="float">
            <text:p>-8,88</text:p>
          </table:table-cell>
        </table:table-row>
        <table:table-row table:style-name="ro1">
          <table:table-cell office:value-type="string" calcext:value-type="string">
            <text:p>13:24:45</text:p>
          </table:table-cell>
          <table:table-cell office:value-type="float" office:value="10" calcext:value-type="float">
            <text:p>10</text:p>
          </table:table-cell>
          <table:table-cell office:value-type="float" office:value="48.280491" calcext:value-type="float">
            <text:p>48,280491</text:p>
          </table:table-cell>
          <table:table-cell office:value-type="float" office:value="0.370423" calcext:value-type="float">
            <text:p>0,370423</text:p>
          </table:table-cell>
          <table:table-cell office:value-type="float" office:value="30520.9" calcext:value-type="float">
            <text:p>30520,9</text:p>
          </table:table-cell>
          <table:table-cell office:value-type="float" office:value="20.9" calcext:value-type="float">
            <text:p>20,9</text:p>
          </table:table-cell>
          <table:table-cell office:value-type="float" office:value="20.2" calcext:value-type="float">
            <text:p>20,2</text:p>
          </table:table-cell>
          <table:table-cell office:value-type="float" office:value="-26" calcext:value-type="float">
            <text:p>-26</text:p>
          </table:table-cell>
          <table:table-cell office:value-type="float" office:value="13.8" calcext:value-type="float">
            <text:p>13,8</text:p>
          </table:table-cell>
          <table:table-cell office:value-type="float" office:value="5.3" calcext:value-type="float">
            <text:p>5,3</text:p>
          </table:table-cell>
          <table:table-cell office:value-type="float" office:value="1.2" calcext:value-type="float">
            <text:p>1,2</text:p>
          </table:table-cell>
          <table:table-cell office:value-type="float" office:value="63.9" calcext:value-type="float">
            <text:p>63,9</text:p>
          </table:table-cell>
          <table:table-cell office:value-type="float" office:value="12.2" calcext:value-type="float">
            <text:p>12,2</text:p>
          </table:table-cell>
          <table:table-cell office:value-type="float" office:value="-203.1" calcext:value-type="float">
            <text:p>-203,1</text:p>
          </table:table-cell>
          <table:table-cell office:value-type="float" office:value="2636.4" calcext:value-type="float">
            <text:p>2636,4</text:p>
          </table:table-cell>
          <table:table-cell table:formula="of:=([.E727]-[.E726])/10" office:value-type="float" office:value="-37.1" calcext:value-type="float">
            <text:p>-37,1</text:p>
          </table:table-cell>
          <table:table-cell table:formula="of:=AVERAGE([.P702:.P727])" office:value-type="float" office:value="-10.5773076923077" calcext:value-type="float">
            <text:p>-10,58</text:p>
          </table:table-cell>
        </table:table-row>
        <table:table-row table:style-name="ro1">
          <table:table-cell office:value-type="string" calcext:value-type="string">
            <text:p>13:24:55</text:p>
          </table:table-cell>
          <table:table-cell office:value-type="float" office:value="10" calcext:value-type="float">
            <text:p>10</text:p>
          </table:table-cell>
          <table:table-cell office:value-type="float" office:value="48.280743" calcext:value-type="float">
            <text:p>48,280743</text:p>
          </table:table-cell>
          <table:table-cell office:value-type="float" office:value="0.369877" calcext:value-type="float">
            <text:p>0,369877</text:p>
          </table:table-cell>
          <table:table-cell office:value-type="float" office:value="30158" calcext:value-type="float">
            <text:p>30158</text:p>
          </table:table-cell>
          <table:table-cell office:value-type="float" office:value="21" calcext:value-type="float">
            <text:p>21</text:p>
          </table:table-cell>
          <table:table-cell office:value-type="float" office:value="20.2" calcext:value-type="float">
            <text:p>20,2</text:p>
          </table:table-cell>
          <table:table-cell office:value-type="float" office:value="-27.2" calcext:value-type="float">
            <text:p>-27,2</text:p>
          </table:table-cell>
          <table:table-cell office:value-type="float" office:value="14.4" calcext:value-type="float">
            <text:p>14,4</text:p>
          </table:table-cell>
          <table:table-cell office:value-type="float" office:value="5.2" calcext:value-type="float">
            <text:p>5,2</text:p>
          </table:table-cell>
          <table:table-cell office:value-type="float" office:value="1.2" calcext:value-type="float">
            <text:p>1,2</text:p>
          </table:table-cell>
          <table:table-cell office:value-type="float" office:value="64.1" calcext:value-type="float">
            <text:p>64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635.9" calcext:value-type="float">
            <text:p>2635,9</text:p>
          </table:table-cell>
          <table:table-cell table:formula="of:=([.E728]-[.E727])/10" office:value-type="float" office:value="-36.2900000000001" calcext:value-type="float">
            <text:p>-36,2900000000001</text:p>
          </table:table-cell>
          <table:table-cell table:formula="of:=AVERAGE([.P703:.P728])" office:value-type="float" office:value="-12.2373076923077" calcext:value-type="float">
            <text:p>-12,24</text:p>
          </table:table-cell>
        </table:table-row>
        <table:table-row table:style-name="ro1">
          <table:table-cell office:value-type="string" calcext:value-type="string">
            <text:p>13:25:05</text:p>
          </table:table-cell>
          <table:table-cell office:value-type="float" office:value="10" calcext:value-type="float">
            <text:p>10</text:p>
          </table:table-cell>
          <table:table-cell office:value-type="float" office:value="48.281288" calcext:value-type="float">
            <text:p>48,281288</text:p>
          </table:table-cell>
          <table:table-cell office:value-type="float" office:value="0.36899" calcext:value-type="float">
            <text:p>0,36899</text:p>
          </table:table-cell>
          <table:table-cell office:value-type="float" office:value="29802.1" calcext:value-type="float">
            <text:p>29802,1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-26.5" calcext:value-type="float">
            <text:p>-26,5</text:p>
          </table:table-cell>
          <table:table-cell office:value-type="float" office:value="15.1" calcext:value-type="float">
            <text:p>15,1</text:p>
          </table:table-cell>
          <table:table-cell office:value-type="float" office:value="5.2" calcext:value-type="float">
            <text:p>5,2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7.2" calcext:value-type="float">
            <text:p>-177,2</text:p>
          </table:table-cell>
          <table:table-cell office:value-type="float" office:value="2635.5" calcext:value-type="float">
            <text:p>2635,5</text:p>
          </table:table-cell>
          <table:table-cell table:formula="of:=([.E729]-[.E728])/10" office:value-type="float" office:value="-35.5900000000001" calcext:value-type="float">
            <text:p>-35,5900000000001</text:p>
          </table:table-cell>
          <table:table-cell table:formula="of:=AVERAGE([.P704:.P729])" office:value-type="float" office:value="-13.8765384615385" calcext:value-type="float">
            <text:p>-13,88</text:p>
          </table:table-cell>
        </table:table-row>
        <table:table-row table:style-name="ro1">
          <table:table-cell office:value-type="string" calcext:value-type="string">
            <text:p>13:25:15</text:p>
          </table:table-cell>
          <table:table-cell office:value-type="float" office:value="10" calcext:value-type="float">
            <text:p>10</text:p>
          </table:table-cell>
          <table:table-cell office:value-type="float" office:value="48.281136" calcext:value-type="float">
            <text:p>48,281136</text:p>
          </table:table-cell>
          <table:table-cell office:value-type="float" office:value="0.368155" calcext:value-type="float">
            <text:p>0,368155</text:p>
          </table:table-cell>
          <table:table-cell office:value-type="float" office:value="29443.7" calcext:value-type="float">
            <text:p>29443,7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-28.8" calcext:value-type="float">
            <text:p>-28,8</text:p>
          </table:table-cell>
          <table:table-cell office:value-type="float" office:value="15.8" calcext:value-type="float">
            <text:p>15,8</text:p>
          </table:table-cell>
          <table:table-cell office:value-type="float" office:value="5.2" calcext:value-type="float">
            <text:p>5,2</text:p>
          </table:table-cell>
          <table:table-cell office:value-type="float" office:value="1.2" calcext:value-type="float">
            <text:p>1,2</text:p>
          </table:table-cell>
          <table:table-cell office:value-type="float" office:value="64.6" calcext:value-type="float">
            <text:p>64,6</text:p>
          </table:table-cell>
          <table:table-cell office:value-type="float" office:value="12.2" calcext:value-type="float">
            <text:p>12,2</text:p>
          </table:table-cell>
          <table:table-cell office:value-type="float" office:value="-172.1" calcext:value-type="float">
            <text:p>-172,1</text:p>
          </table:table-cell>
          <table:table-cell office:value-type="float" office:value="2635" calcext:value-type="float">
            <text:p>2635</text:p>
          </table:table-cell>
          <table:table-cell table:formula="of:=([.E730]-[.E729])/10" office:value-type="float" office:value="-35.8399999999998" calcext:value-type="float">
            <text:p>-35,8399999999998</text:p>
          </table:table-cell>
          <table:table-cell table:formula="of:=AVERAGE([.P705:.P730])" office:value-type="float" office:value="-15.53" calcext:value-type="float">
            <text:p>-15,53</text:p>
          </table:table-cell>
        </table:table-row>
        <table:table-row table:style-name="ro1">
          <table:table-cell office:value-type="string" calcext:value-type="string">
            <text:p>13:25:25</text:p>
          </table:table-cell>
          <table:table-cell office:value-type="float" office:value="10" calcext:value-type="float">
            <text:p>10</text:p>
          </table:table-cell>
          <table:table-cell office:value-type="float" office:value="48.281364" calcext:value-type="float">
            <text:p>48,281364</text:p>
          </table:table-cell>
          <table:table-cell office:value-type="float" office:value="0.367353" calcext:value-type="float">
            <text:p>0,367353</text:p>
          </table:table-cell>
          <table:table-cell office:value-type="float" office:value="29106.5" calcext:value-type="float">
            <text:p>29106,5</text:p>
          </table:table-cell>
          <table:table-cell office:value-type="float" office:value="21.2" calcext:value-type="float">
            <text:p>21,2</text:p>
          </table:table-cell>
          <table:table-cell office:value-type="float" office:value="20.5" calcext:value-type="float">
            <text:p>20,5</text:p>
          </table:table-cell>
          <table:table-cell office:value-type="float" office:value="-27.8" calcext:value-type="float">
            <text:p>-27,8</text:p>
          </table:table-cell>
          <table:table-cell office:value-type="float" office:value="16.5" calcext:value-type="float">
            <text:p>16,5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4.9" calcext:value-type="float">
            <text:p>64,9</text:p>
          </table:table-cell>
          <table:table-cell office:value-type="float" office:value="12.2" calcext:value-type="float">
            <text:p>12,2</text:p>
          </table:table-cell>
          <table:table-cell office:value-type="float" office:value="-170.1" calcext:value-type="float">
            <text:p>-170,1</text:p>
          </table:table-cell>
          <table:table-cell office:value-type="float" office:value="2634.5" calcext:value-type="float">
            <text:p>2634,5</text:p>
          </table:table-cell>
          <table:table-cell table:formula="of:=([.E731]-[.E730])/10" office:value-type="float" office:value="-33.7200000000001" calcext:value-type="float">
            <text:p>-33,7200000000001</text:p>
          </table:table-cell>
          <table:table-cell table:formula="of:=AVERAGE([.P706:.P731])" office:value-type="float" office:value="-17.0946153846154" calcext:value-type="float">
            <text:p>-17,09</text:p>
          </table:table-cell>
        </table:table-row>
        <table:table-row table:style-name="ro1">
          <table:table-cell office:value-type="string" calcext:value-type="string">
            <text:p>13:25:35</text:p>
          </table:table-cell>
          <table:table-cell office:value-type="float" office:value="10" calcext:value-type="float">
            <text:p>10</text:p>
          </table:table-cell>
          <table:table-cell office:value-type="float" office:value="48.281513" calcext:value-type="float">
            <text:p>48,281513</text:p>
          </table:table-cell>
          <table:table-cell office:value-type="float" office:value="0.366278" calcext:value-type="float">
            <text:p>0,366278</text:p>
          </table:table-cell>
          <table:table-cell office:value-type="float" office:value="28793.4" calcext:value-type="float">
            <text:p>28793,4</text:p>
          </table:table-cell>
          <table:table-cell office:value-type="float" office:value="21.4" calcext:value-type="float">
            <text:p>21,4</text:p>
          </table:table-cell>
          <table:table-cell office:value-type="float" office:value="20.6" calcext:value-type="float">
            <text:p>20,6</text:p>
          </table:table-cell>
          <table:table-cell office:value-type="float" office:value="-30" calcext:value-type="float">
            <text:p>-30</text:p>
          </table:table-cell>
          <table:table-cell office:value-type="float" office:value="17.2" calcext:value-type="float">
            <text:p>17,2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5.2" calcext:value-type="float">
            <text:p>65,2</text:p>
          </table:table-cell>
          <table:table-cell office:value-type="float" office:value="12.2" calcext:value-type="float">
            <text:p>12,2</text:p>
          </table:table-cell>
          <table:table-cell office:value-type="float" office:value="-174.1" calcext:value-type="float">
            <text:p>-174,1</text:p>
          </table:table-cell>
          <table:table-cell office:value-type="float" office:value="2634" calcext:value-type="float">
            <text:p>2634</text:p>
          </table:table-cell>
          <table:table-cell table:formula="of:=([.E732]-[.E731])/10" office:value-type="float" office:value="-31.3099999999999" calcext:value-type="float">
            <text:p>-31,3099999999999</text:p>
          </table:table-cell>
          <table:table-cell table:formula="of:=AVERAGE([.P707:.P732])" office:value-type="float" office:value="-18.5561538461538" calcext:value-type="float">
            <text:p>-18,56</text:p>
          </table:table-cell>
        </table:table-row>
        <table:table-row table:style-name="ro1">
          <table:table-cell office:value-type="string" calcext:value-type="string">
            <text:p>13:25:45</text:p>
          </table:table-cell>
          <table:table-cell office:value-type="float" office:value="10" calcext:value-type="float">
            <text:p>10</text:p>
          </table:table-cell>
          <table:table-cell office:value-type="float" office:value="48.281357" calcext:value-type="float">
            <text:p>48,281357</text:p>
          </table:table-cell>
          <table:table-cell office:value-type="float" office:value="0.364772" calcext:value-type="float">
            <text:p>0,364772</text:p>
          </table:table-cell>
          <table:table-cell office:value-type="float" office:value="28489.5" calcext:value-type="float">
            <text:p>28489,5</text:p>
          </table:table-cell>
          <table:table-cell office:value-type="float" office:value="21.4" calcext:value-type="float">
            <text:p>21,4</text:p>
          </table:table-cell>
          <table:table-cell office:value-type="float" office:value="20.7" calcext:value-type="float">
            <text:p>20,7</text:p>
          </table:table-cell>
          <table:table-cell office:value-type="float" office:value="-30.5" calcext:value-type="float">
            <text:p>-30,5</text:p>
          </table:table-cell>
          <table:table-cell office:value-type="float" office:value="17.9" calcext:value-type="float">
            <text:p>17,9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5" calcext:value-type="float">
            <text:p>65</text:p>
          </table:table-cell>
          <table:table-cell office:value-type="float" office:value="12.2" calcext:value-type="float">
            <text:p>12,2</text:p>
          </table:table-cell>
          <table:table-cell office:value-type="float" office:value="-177.4" calcext:value-type="float">
            <text:p>-177,4</text:p>
          </table:table-cell>
          <table:table-cell office:value-type="float" office:value="2633.5" calcext:value-type="float">
            <text:p>2633,5</text:p>
          </table:table-cell>
          <table:table-cell table:formula="of:=([.E733]-[.E732])/10" office:value-type="float" office:value="-30.3900000000001" calcext:value-type="float">
            <text:p>-30,3900000000001</text:p>
          </table:table-cell>
          <table:table-cell table:formula="of:=AVERAGE([.P708:.P733])" office:value-type="float" office:value="-19.9692307692308" calcext:value-type="float">
            <text:p>-19,97</text:p>
          </table:table-cell>
        </table:table-row>
        <table:table-row table:style-name="ro1">
          <table:table-cell office:value-type="string" calcext:value-type="string">
            <text:p>13:25:55</text:p>
          </table:table-cell>
          <table:table-cell office:value-type="float" office:value="10" calcext:value-type="float">
            <text:p>10</text:p>
          </table:table-cell>
          <table:table-cell office:value-type="float" office:value="48.281013" calcext:value-type="float">
            <text:p>48,281013</text:p>
          </table:table-cell>
          <table:table-cell office:value-type="float" office:value="0.363415" calcext:value-type="float">
            <text:p>0,363415</text:p>
          </table:table-cell>
          <table:table-cell office:value-type="float" office:value="28193.3" calcext:value-type="float">
            <text:p>28193,3</text:p>
          </table:table-cell>
          <table:table-cell office:value-type="float" office:value="21.5" calcext:value-type="float">
            <text:p>21,5</text:p>
          </table:table-cell>
          <table:table-cell office:value-type="float" office:value="20.7" calcext:value-type="float">
            <text:p>20,7</text:p>
          </table:table-cell>
          <table:table-cell office:value-type="float" office:value="-31.2" calcext:value-type="float">
            <text:p>-31,2</text:p>
          </table:table-cell>
          <table:table-cell office:value-type="float" office:value="18.6" calcext:value-type="float">
            <text:p>18,6</text:p>
          </table:table-cell>
          <table:table-cell office:value-type="float" office:value="5.1" calcext:value-type="float">
            <text:p>5,1</text:p>
          </table:table-cell>
          <table:table-cell office:value-type="float" office:value="1.2" calcext:value-type="float">
            <text:p>1,2</text:p>
          </table:table-cell>
          <table:table-cell office:value-type="float" office:value="65" calcext:value-type="float">
            <text:p>65</text:p>
          </table:table-cell>
          <table:table-cell office:value-type="float" office:value="12.2" calcext:value-type="float">
            <text:p>12,2</text:p>
          </table:table-cell>
          <table:table-cell office:value-type="float" office:value="-175.2" calcext:value-type="float">
            <text:p>-175,2</text:p>
          </table:table-cell>
          <table:table-cell office:value-type="float" office:value="2633.1" calcext:value-type="float">
            <text:p>2633,1</text:p>
          </table:table-cell>
          <table:table-cell table:formula="of:=([.E734]-[.E733])/10" office:value-type="float" office:value="-29.6200000000001" calcext:value-type="float">
            <text:p>-29,6200000000001</text:p>
          </table:table-cell>
          <table:table-cell table:formula="of:=AVERAGE([.P709:.P734])" office:value-type="float" office:value="-21.3492307692308" calcext:value-type="float">
            <text:p>-21,35</text:p>
          </table:table-cell>
        </table:table-row>
        <table:table-row table:style-name="ro1">
          <table:table-cell office:value-type="string" calcext:value-type="string">
            <text:p>13:26:05</text:p>
          </table:table-cell>
          <table:table-cell office:value-type="float" office:value="10" calcext:value-type="float">
            <text:p>10</text:p>
          </table:table-cell>
          <table:table-cell office:value-type="float" office:value="48.28075" calcext:value-type="float">
            <text:p>48,28075</text:p>
          </table:table-cell>
          <table:table-cell office:value-type="float" office:value="0.362477" calcext:value-type="float">
            <text:p>0,362477</text:p>
          </table:table-cell>
          <table:table-cell office:value-type="float" office:value="27918.3" calcext:value-type="float">
            <text:p>27918,3</text:p>
          </table:table-cell>
          <table:table-cell office:value-type="float" office:value="21.6" calcext:value-type="float">
            <text:p>21,6</text:p>
          </table:table-cell>
          <table:table-cell office:value-type="float" office:value="20.8" calcext:value-type="float">
            <text:p>20,8</text:p>
          </table:table-cell>
          <table:table-cell office:value-type="float" office:value="-29.2" calcext:value-type="float">
            <text:p>-29,2</text:p>
          </table:table-cell>
          <table:table-cell office:value-type="float" office:value="19.3" calcext:value-type="float">
            <text:p>19,3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64.8" calcext:value-type="float">
            <text:p>64,8</text:p>
          </table:table-cell>
          <table:table-cell office:value-type="float" office:value="12.2" calcext:value-type="float">
            <text:p>12,2</text:p>
          </table:table-cell>
          <table:table-cell office:value-type="float" office:value="-174.3" calcext:value-type="float">
            <text:p>-174,3</text:p>
          </table:table-cell>
          <table:table-cell office:value-type="float" office:value="2632.5" calcext:value-type="float">
            <text:p>2632,5</text:p>
          </table:table-cell>
          <table:table-cell table:formula="of:=([.E735]-[.E734])/10" office:value-type="float" office:value="-27.5" calcext:value-type="float">
            <text:p>-27,5</text:p>
          </table:table-cell>
          <table:table-cell table:formula="of:=AVERAGE([.P710:.P735])" office:value-type="float" office:value="-22.6473076923077" calcext:value-type="float">
            <text:p>-22,65</text:p>
          </table:table-cell>
        </table:table-row>
        <table:table-row table:style-name="ro1">
          <table:table-cell office:value-type="string" calcext:value-type="string">
            <text:p>13:26:15</text:p>
          </table:table-cell>
          <table:table-cell office:value-type="float" office:value="10" calcext:value-type="float">
            <text:p>10</text:p>
          </table:table-cell>
          <table:table-cell office:value-type="float" office:value="48.28112" calcext:value-type="float">
            <text:p>48,28112</text:p>
          </table:table-cell>
          <table:table-cell office:value-type="float" office:value="0.361832" calcext:value-type="float">
            <text:p>0,361832</text:p>
          </table:table-cell>
          <table:table-cell office:value-type="float" office:value="27663.2" calcext:value-type="float">
            <text:p>27663,2</text:p>
          </table:table-cell>
          <table:table-cell office:value-type="float" office:value="21.6" calcext:value-type="float">
            <text:p>21,6</text:p>
          </table:table-cell>
          <table:table-cell office:value-type="float" office:value="20.9" calcext:value-type="float">
            <text:p>20,9</text:p>
          </table:table-cell>
          <table:table-cell office:value-type="float" office:value="-28.8" calcext:value-type="float">
            <text:p>-28,8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3.9" calcext:value-type="float">
            <text:p>-173,9</text:p>
          </table:table-cell>
          <table:table-cell office:value-type="float" office:value="2632" calcext:value-type="float">
            <text:p>2632</text:p>
          </table:table-cell>
          <table:table-cell table:formula="of:=([.E736]-[.E735])/10" office:value-type="float" office:value="-25.5099999999999" calcext:value-type="float">
            <text:p>-25,5099999999999</text:p>
          </table:table-cell>
          <table:table-cell table:formula="of:=AVERAGE([.P711:.P736])" office:value-type="float" office:value="-23.8773076923077" calcext:value-type="float">
            <text:p>-23,88</text:p>
          </table:table-cell>
        </table:table-row>
        <table:table-row table:style-name="ro1">
          <table:table-cell office:value-type="string" calcext:value-type="string">
            <text:p>13:26:25</text:p>
          </table:table-cell>
          <table:table-cell office:value-type="float" office:value="10" calcext:value-type="float">
            <text:p>10</text:p>
          </table:table-cell>
          <table:table-cell office:value-type="float" office:value="48.281128" calcext:value-type="float">
            <text:p>48,281128</text:p>
          </table:table-cell>
          <table:table-cell office:value-type="float" office:value="0.36086" calcext:value-type="float">
            <text:p>0,36086</text:p>
          </table:table-cell>
          <table:table-cell office:value-type="float" office:value="27397.7" calcext:value-type="float">
            <text:p>27397,7</text:p>
          </table:table-cell>
          <table:table-cell office:value-type="float" office:value="21.8" calcext:value-type="float">
            <text:p>21,8</text:p>
          </table:table-cell>
          <table:table-cell office:value-type="float" office:value="20.9" calcext:value-type="float">
            <text:p>20,9</text:p>
          </table:table-cell>
          <table:table-cell office:value-type="float" office:value="-31.2" calcext:value-type="float">
            <text:p>-31,2</text:p>
          </table:table-cell>
          <table:table-cell office:value-type="float" office:value="20.7" calcext:value-type="float">
            <text:p>20,7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64.5" calcext:value-type="float">
            <text:p>64,5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631.5" calcext:value-type="float">
            <text:p>2631,5</text:p>
          </table:table-cell>
          <table:table-cell table:formula="of:=([.E737]-[.E736])/10" office:value-type="float" office:value="-26.55" calcext:value-type="float">
            <text:p>-26,55</text:p>
          </table:table-cell>
          <table:table-cell table:formula="of:=AVERAGE([.P712:.P737])" office:value-type="float" office:value="-25.14" calcext:value-type="float">
            <text:p>-25,14</text:p>
          </table:table-cell>
        </table:table-row>
        <table:table-row table:style-name="ro1">
          <table:table-cell office:value-type="string" calcext:value-type="string">
            <text:p>13:26:35</text:p>
          </table:table-cell>
          <table:table-cell office:value-type="float" office:value="10" calcext:value-type="float">
            <text:p>10</text:p>
          </table:table-cell>
          <table:table-cell office:value-type="float" office:value="48.281338" calcext:value-type="float">
            <text:p>48,281338</text:p>
          </table:table-cell>
          <table:table-cell office:value-type="float" office:value="0.358562" calcext:value-type="float">
            <text:p>0,358562</text:p>
          </table:table-cell>
          <table:table-cell office:value-type="float" office:value="27162.5" calcext:value-type="float">
            <text:p>27162,5</text:p>
          </table:table-cell>
          <table:table-cell office:value-type="float" office:value="21.8" calcext:value-type="float">
            <text:p>21,8</text:p>
          </table:table-cell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21.3" calcext:value-type="float">
            <text:p>21,3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office:value-type="float" office:value="64.8" calcext:value-type="float">
            <text:p>64,8</text:p>
          </table:table-cell>
          <table:table-cell office:value-type="float" office:value="12.2" calcext:value-type="float">
            <text:p>12,2</text:p>
          </table:table-cell>
          <table:table-cell office:value-type="float" office:value="-176.3" calcext:value-type="float">
            <text:p>-176,3</text:p>
          </table:table-cell>
          <table:table-cell office:value-type="float" office:value="2631" calcext:value-type="float">
            <text:p>2631</text:p>
          </table:table-cell>
          <table:table-cell table:formula="of:=([.E738]-[.E737])/10" office:value-type="float" office:value="-23.5200000000001" calcext:value-type="float">
            <text:p>-23,5200000000001</text:p>
          </table:table-cell>
          <table:table-cell table:formula="of:=AVERAGE([.P713:.P738])" office:value-type="float" office:value="-26.2746153846154" calcext:value-type="float">
            <text:p>-26,27</text:p>
          </table:table-cell>
        </table:table-row>
        <table:table-row table:style-name="ro1">
          <table:table-cell office:value-type="string" calcext:value-type="string">
            <text:p>13:26:45</text:p>
          </table:table-cell>
          <table:table-cell office:value-type="float" office:value="10" calcext:value-type="float">
            <text:p>10</text:p>
          </table:table-cell>
          <table:table-cell office:value-type="float" office:value="48.281044" calcext:value-type="float">
            <text:p>48,281044</text:p>
          </table:table-cell>
          <table:table-cell office:value-type="float" office:value="0.357362" calcext:value-type="float">
            <text:p>0,357362</text:p>
          </table:table-cell>
          <table:table-cell office:value-type="float" office:value="26893" calcext:value-type="float">
            <text:p>26893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-33.5" calcext:value-type="float">
            <text:p>-33,5</text:p>
          </table:table-cell>
          <table:table-cell office:value-type="float" office:value="22.1" calcext:value-type="float">
            <text:p>22,1</text:p>
          </table:table-cell>
          <table:table-cell office:value-type="float" office:value="4.9" calcext:value-type="float">
            <text:p>4,9</text:p>
          </table:table-cell>
          <table:table-cell office:value-type="float" office:value="1.2" calcext:value-type="float">
            <text:p>1,2</text:p>
          </table:table-cell>
          <table:table-cell office:value-type="float" office:value="64.8" calcext:value-type="float">
            <text:p>64,8</text:p>
          </table:table-cell>
          <table:table-cell office:value-type="float" office:value="12.2" calcext:value-type="float">
            <text:p>12,2</text:p>
          </table:table-cell>
          <table:table-cell office:value-type="float" office:value="-205.4" calcext:value-type="float">
            <text:p>-205,4</text:p>
          </table:table-cell>
          <table:table-cell office:value-type="float" office:value="2630.5" calcext:value-type="float">
            <text:p>2630,5</text:p>
          </table:table-cell>
          <table:table-cell table:formula="of:=([.E739]-[.E738])/10" office:value-type="float" office:value="-26.95" calcext:value-type="float">
            <text:p>-26,95</text:p>
          </table:table-cell>
          <table:table-cell table:formula="of:=AVERAGE([.P714:.P739])" office:value-type="float" office:value="-27.5442307692308" calcext:value-type="float">
            <text:p>-27,54</text:p>
          </table:table-cell>
        </table:table-row>
        <table:table-row table:style-name="ro1">
          <table:table-cell office:value-type="string" calcext:value-type="string">
            <text:p>13:26:55</text:p>
          </table:table-cell>
          <table:table-cell office:value-type="float" office:value="10" calcext:value-type="float">
            <text:p>10</text:p>
          </table:table-cell>
          <table:table-cell office:value-type="float" office:value="48.281635" calcext:value-type="float">
            <text:p>48,281635</text:p>
          </table:table-cell>
          <table:table-cell office:value-type="float" office:value="0.356575" calcext:value-type="float">
            <text:p>0,356575</text:p>
          </table:table-cell>
          <table:table-cell office:value-type="float" office:value="26660.6" calcext:value-type="float">
            <text:p>26660,6</text:p>
          </table:table-cell>
          <table:table-cell office:value-type="float" office:value="21.9" calcext:value-type="float">
            <text:p>21,9</text:p>
          </table:table-cell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22.8" calcext:value-type="float">
            <text:p>22,8</text:p>
          </table:table-cell>
          <table:table-cell office:value-type="float" office:value="4.9" calcext:value-type="float">
            <text:p>4,9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8" calcext:value-type="float">
            <text:p>-178</text:p>
          </table:table-cell>
          <table:table-cell office:value-type="float" office:value="2630" calcext:value-type="float">
            <text:p>2630</text:p>
          </table:table-cell>
          <table:table-cell table:formula="of:=([.E740]-[.E739])/10" office:value-type="float" office:value="-23.2400000000001" calcext:value-type="float">
            <text:p>-23,2400000000001</text:p>
          </table:table-cell>
          <table:table-cell table:formula="of:=AVERAGE([.P715:.P740])" office:value-type="float" office:value="-28.6765384615385" calcext:value-type="float">
            <text:p>-28,68</text:p>
          </table:table-cell>
        </table:table-row>
        <table:table-row table:style-name="ro1">
          <table:table-cell office:value-type="string" calcext:value-type="string">
            <text:p>13:27:05</text:p>
          </table:table-cell>
          <table:table-cell office:value-type="float" office:value="10" calcext:value-type="float">
            <text:p>10</text:p>
          </table:table-cell>
          <table:table-cell office:value-type="float" office:value="48.281662" calcext:value-type="float">
            <text:p>48,281662</text:p>
          </table:table-cell>
          <table:table-cell office:value-type="float" office:value="0.355565" calcext:value-type="float">
            <text:p>0,355565</text:p>
          </table:table-cell>
          <table:table-cell office:value-type="float" office:value="26403.8" calcext:value-type="float">
            <text:p>26403,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32.2" calcext:value-type="float">
            <text:p>-32,2</text:p>
          </table:table-cell>
          <table:table-cell office:value-type="float" office:value="23.7" calcext:value-type="float">
            <text:p>23,7</text:p>
          </table:table-cell>
          <table:table-cell office:value-type="float" office:value="4.9" calcext:value-type="float">
            <text:p>4,9</text:p>
          </table:table-cell>
          <table:table-cell office:value-type="float" office:value="1.2" calcext:value-type="float">
            <text:p>1,2</text:p>
          </table:table-cell>
          <table:table-cell office:value-type="float" office:value="64.1" calcext:value-type="float">
            <text:p>64,1</text:p>
          </table:table-cell>
          <table:table-cell office:value-type="float" office:value="12.2" calcext:value-type="float">
            <text:p>12,2</text:p>
          </table:table-cell>
          <table:table-cell office:value-type="float" office:value="-172.4" calcext:value-type="float">
            <text:p>-172,4</text:p>
          </table:table-cell>
          <table:table-cell office:value-type="float" office:value="2629.5" calcext:value-type="float">
            <text:p>2629,5</text:p>
          </table:table-cell>
          <table:table-cell table:formula="of:=([.E741]-[.E740])/10" office:value-type="float" office:value="-25.6799999999999" calcext:value-type="float">
            <text:p>-25,6799999999999</text:p>
          </table:table-cell>
          <table:table-cell table:formula="of:=AVERAGE([.P716:.P741])" office:value-type="float" office:value="-29.8903846153846" calcext:value-type="float">
            <text:p>-29,89</text:p>
          </table:table-cell>
        </table:table-row>
        <table:table-row table:style-name="ro1">
          <table:table-cell office:value-type="string" calcext:value-type="string">
            <text:p>13:27:15</text:p>
          </table:table-cell>
          <table:table-cell office:value-type="float" office:value="9" calcext:value-type="float">
            <text:p>9</text:p>
          </table:table-cell>
          <table:table-cell office:value-type="float" office:value="48.281754" calcext:value-type="float">
            <text:p>48,281754</text:p>
          </table:table-cell>
          <table:table-cell office:value-type="float" office:value="0.353967" calcext:value-type="float">
            <text:p>0,353967</text:p>
          </table:table-cell>
          <table:table-cell office:value-type="float" office:value="26156.9" calcext:value-type="float">
            <text:p>26156,9</text:p>
          </table:table-cell>
          <table:table-cell office:value-type="float" office:value="22" calcext:value-type="float">
            <text:p>22</text:p>
          </table:table-cell>
          <table:table-cell office:value-type="float" office:value="21.1" calcext:value-type="float">
            <text:p>21,1</text:p>
          </table:table-cell>
          <table:table-cell office:value-type="float" office:value="-37" calcext:value-type="float">
            <text:p>-37</text:p>
          </table:table-cell>
          <table:table-cell office:value-type="float" office:value="24.4" calcext:value-type="float">
            <text:p>24,4</text:p>
          </table:table-cell>
          <table:table-cell office:value-type="float" office:value="4.9" calcext:value-type="float">
            <text:p>4,9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69.5" calcext:value-type="float">
            <text:p>-169,5</text:p>
          </table:table-cell>
          <table:table-cell office:value-type="float" office:value="2629" calcext:value-type="float">
            <text:p>2629</text:p>
          </table:table-cell>
          <table:table-cell table:formula="of:=([.E742]-[.E741])/10" office:value-type="float" office:value="-24.6899999999998" calcext:value-type="float">
            <text:p>-24,6899999999998</text:p>
          </table:table-cell>
          <table:table-cell table:formula="of:=AVERAGE([.P717:.P742])" office:value-type="float" office:value="-31.0765384615385" calcext:value-type="float">
            <text:p>-31,08</text:p>
          </table:table-cell>
        </table:table-row>
        <table:table-row table:style-name="ro1">
          <table:table-cell office:value-type="string" calcext:value-type="string">
            <text:p>13:27:25</text:p>
          </table:table-cell>
          <table:table-cell office:value-type="float" office:value="10" calcext:value-type="float">
            <text:p>10</text:p>
          </table:table-cell>
          <table:table-cell office:value-type="float" office:value="48.281898" calcext:value-type="float">
            <text:p>48,281898</text:p>
          </table:table-cell>
          <table:table-cell office:value-type="float" office:value="0.352663" calcext:value-type="float">
            <text:p>0,352663</text:p>
          </table:table-cell>
          <table:table-cell office:value-type="float" office:value="25918.9" calcext:value-type="float">
            <text:p>25918,9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-37.2" calcext:value-type="float">
            <text:p>-37,2</text:p>
          </table:table-cell>
          <table:table-cell office:value-type="float" office:value="25.2" calcext:value-type="float">
            <text:p>25,2</text:p>
          </table:table-cell>
          <table:table-cell office:value-type="float" office:value="4.8" calcext:value-type="float">
            <text:p>4,8</text:p>
          </table:table-cell>
          <table:table-cell office:value-type="float" office:value="1.2" calcext:value-type="float">
            <text:p>1,2</text:p>
          </table:table-cell>
          <table:table-cell office:value-type="float" office:value="64" calcext:value-type="float">
            <text:p>64</text:p>
          </table:table-cell>
          <table:table-cell office:value-type="float" office:value="12.2" calcext:value-type="float">
            <text:p>12,2</text:p>
          </table:table-cell>
          <table:table-cell office:value-type="float" office:value="-174.3" calcext:value-type="float">
            <text:p>-174,3</text:p>
          </table:table-cell>
          <table:table-cell office:value-type="float" office:value="2628.6" calcext:value-type="float">
            <text:p>2628,6</text:p>
          </table:table-cell>
          <table:table-cell table:formula="of:=([.E743]-[.E742])/10" office:value-type="float" office:value="-23.8" calcext:value-type="float">
            <text:p>-23,8</text:p>
          </table:table-cell>
          <table:table-cell table:formula="of:=AVERAGE([.P718:.P743])" office:value-type="float" office:value="-32.2180769230769" calcext:value-type="float">
            <text:p>-32,22</text:p>
          </table:table-cell>
        </table:table-row>
        <table:table-row table:style-name="ro1">
          <table:table-cell office:value-type="string" calcext:value-type="string">
            <text:p>13:27:35</text:p>
          </table:table-cell>
          <table:table-cell office:value-type="float" office:value="10" calcext:value-type="float">
            <text:p>10</text:p>
          </table:table-cell>
          <table:table-cell office:value-type="float" office:value="48.281712" calcext:value-type="float">
            <text:p>48,281712</text:p>
          </table:table-cell>
          <table:table-cell office:value-type="float" office:value="0.350787" calcext:value-type="float">
            <text:p>0,350787</text:p>
          </table:table-cell>
          <table:table-cell office:value-type="float" office:value="25689.3" calcext:value-type="float">
            <text:p>25689,3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-38.8" calcext:value-type="float">
            <text:p>-38,8</text:p>
          </table:table-cell>
          <table:table-cell office:value-type="float" office:value="26" calcext:value-type="float">
            <text:p>26</text:p>
          </table:table-cell>
          <table:table-cell office:value-type="float" office:value="4.8" calcext:value-type="float">
            <text:p>4,8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5.7" calcext:value-type="float">
            <text:p>-175,7</text:p>
          </table:table-cell>
          <table:table-cell office:value-type="float" office:value="2628.1" calcext:value-type="float">
            <text:p>2628,1</text:p>
          </table:table-cell>
          <table:table-cell table:formula="of:=([.E744]-[.E743])/10" office:value-type="float" office:value="-22.9600000000002" calcext:value-type="float">
            <text:p>-22,9600000000002</text:p>
          </table:table-cell>
          <table:table-cell table:formula="of:=AVERAGE([.P719:.P744])" office:value-type="float" office:value="-33.0384615384616" calcext:value-type="float">
            <text:p>-33,04</text:p>
          </table:table-cell>
        </table:table-row>
        <table:table-row table:style-name="ro1">
          <table:table-cell office:value-type="string" calcext:value-type="string">
            <text:p>13:27:45</text:p>
          </table:table-cell>
          <table:table-cell office:value-type="float" office:value="10" calcext:value-type="float">
            <text:p>10</text:p>
          </table:table-cell>
          <table:table-cell office:value-type="float" office:value="48.281513" calcext:value-type="float">
            <text:p>48,281513</text:p>
          </table:table-cell>
          <table:table-cell office:value-type="float" office:value="0.349733" calcext:value-type="float">
            <text:p>0,349733</text:p>
          </table:table-cell>
          <table:table-cell office:value-type="float" office:value="25456" calcext:value-type="float">
            <text:p>25456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-39.8" calcext:value-type="float">
            <text:p>-39,8</text:p>
          </table:table-cell>
          <table:table-cell office:value-type="float" office:value="26.9" calcext:value-type="float">
            <text:p>26,9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64.3" calcext:value-type="float">
            <text:p>6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2.8" calcext:value-type="float">
            <text:p>-172,8</text:p>
          </table:table-cell>
          <table:table-cell office:value-type="float" office:value="2627.6" calcext:value-type="float">
            <text:p>2627,6</text:p>
          </table:table-cell>
          <table:table-cell table:formula="of:=([.E745]-[.E744])/10" office:value-type="float" office:value="-23.3299999999999" calcext:value-type="float">
            <text:p>-23,3299999999999</text:p>
          </table:table-cell>
          <table:table-cell table:formula="of:=AVERAGE([.P720:.P745])" office:value-type="float" office:value="-32.1734615384615" calcext:value-type="float">
            <text:p>-32,17</text:p>
          </table:table-cell>
        </table:table-row>
        <table:table-row table:style-name="ro1">
          <table:table-cell office:value-type="string" calcext:value-type="string">
            <text:p>13:27:55</text:p>
          </table:table-cell>
          <table:table-cell office:value-type="float" office:value="10" calcext:value-type="float">
            <text:p>10</text:p>
          </table:table-cell>
          <table:table-cell office:value-type="float" office:value="48.281605" calcext:value-type="float">
            <text:p>48,281605</text:p>
          </table:table-cell>
          <table:table-cell office:value-type="float" office:value="0.348053" calcext:value-type="float">
            <text:p>0,348053</text:p>
          </table:table-cell>
          <table:table-cell office:value-type="float" office:value="25225.1" calcext:value-type="float">
            <text:p>25225,1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-38.5" calcext:value-type="float">
            <text:p>-38,5</text:p>
          </table:table-cell>
          <table:table-cell office:value-type="float" office:value="27.8" calcext:value-type="float">
            <text:p>27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64.2" calcext:value-type="float">
            <text:p>64,2</text:p>
          </table:table-cell>
          <table:table-cell office:value-type="float" office:value="12.2" calcext:value-type="float">
            <text:p>12,2</text:p>
          </table:table-cell>
          <table:table-cell office:value-type="float" office:value="-168.9" calcext:value-type="float">
            <text:p>-168,9</text:p>
          </table:table-cell>
          <table:table-cell office:value-type="float" office:value="2627.1" calcext:value-type="float">
            <text:p>2627,1</text:p>
          </table:table-cell>
          <table:table-cell table:formula="of:=([.E746]-[.E745])/10" office:value-type="float" office:value="-23.0900000000001" calcext:value-type="float">
            <text:p>-23,0900000000001</text:p>
          </table:table-cell>
          <table:table-cell table:formula="of:=AVERAGE([.P721:.P746])" office:value-type="float" office:value="-31.2938461538462" calcext:value-type="float">
            <text:p>-31,29</text:p>
          </table:table-cell>
        </table:table-row>
        <table:table-row table:style-name="ro1">
          <table:table-cell office:value-type="string" calcext:value-type="string">
            <text:p>13:28:05</text:p>
          </table:table-cell>
          <table:table-cell office:value-type="float" office:value="10" calcext:value-type="float">
            <text:p>10</text:p>
          </table:table-cell>
          <table:table-cell office:value-type="float" office:value="48.281303" calcext:value-type="float">
            <text:p>48,281303</text:p>
          </table:table-cell>
          <table:table-cell office:value-type="float" office:value="0.346063" calcext:value-type="float">
            <text:p>0,346063</text:p>
          </table:table-cell>
          <table:table-cell office:value-type="float" office:value="25018.5" calcext:value-type="float">
            <text:p>25018,5</text:p>
          </table:table-cell>
          <table:table-cell office:value-type="float" office:value="22.2" calcext:value-type="float">
            <text:p>22,2</text:p>
          </table:table-cell>
          <table:table-cell office:value-type="float" office:value="21.1" calcext:value-type="float">
            <text:p>21,1</text:p>
          </table:table-cell>
          <table:table-cell office:value-type="float" office:value="-36.2" calcext:value-type="float">
            <text:p>-36,2</text:p>
          </table:table-cell>
          <table:table-cell office:value-type="float" office:value="28.5" calcext:value-type="float">
            <text:p>28,5</text:p>
          </table:table-cell>
          <table:table-cell office:value-type="float" office:value="4.6" calcext:value-type="float">
            <text:p>4,6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7.1" calcext:value-type="float">
            <text:p>-177,1</text:p>
          </table:table-cell>
          <table:table-cell office:value-type="float" office:value="2626.5" calcext:value-type="float">
            <text:p>2626,5</text:p>
          </table:table-cell>
          <table:table-cell table:formula="of:=([.E747]-[.E746])/10" office:value-type="float" office:value="-20.6599999999999" calcext:value-type="float">
            <text:p>-20,6599999999999</text:p>
          </table:table-cell>
          <table:table-cell table:formula="of:=AVERAGE([.P722:.P747])" office:value-type="float" office:value="-30.3419230769231" calcext:value-type="float">
            <text:p>-30,34</text:p>
          </table:table-cell>
        </table:table-row>
        <table:table-row table:style-name="ro1">
          <table:table-cell office:value-type="string" calcext:value-type="string">
            <text:p>13:28:15</text:p>
          </table:table-cell>
          <table:table-cell office:value-type="float" office:value="10" calcext:value-type="float">
            <text:p>10</text:p>
          </table:table-cell>
          <table:table-cell office:value-type="float" office:value="48.280987" calcext:value-type="float">
            <text:p>48,280987</text:p>
          </table:table-cell>
          <table:table-cell office:value-type="float" office:value="0.345402" calcext:value-type="float">
            <text:p>0,345402</text:p>
          </table:table-cell>
          <table:table-cell office:value-type="float" office:value="24806.9" calcext:value-type="float">
            <text:p>24806,9</text:p>
          </table:table-cell>
          <table:table-cell office:value-type="float" office:value="22.2" calcext:value-type="float">
            <text:p>22,2</text:p>
          </table:table-cell>
          <table:table-cell office:value-type="float" office:value="21.1" calcext:value-type="float">
            <text:p>21,1</text:p>
          </table:table-cell>
          <table:table-cell office:value-type="float" office:value="-35.5" calcext:value-type="float">
            <text:p>-35,5</text:p>
          </table:table-cell>
          <table:table-cell office:value-type="float" office:value="29.5" calcext:value-type="float">
            <text:p>29,5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office:value-type="float" office:value="65.1" calcext:value-type="float">
            <text:p>65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2" calcext:value-type="float">
            <text:p>-168,2</text:p>
          </table:table-cell>
          <table:table-cell office:value-type="float" office:value="2626" calcext:value-type="float">
            <text:p>2626</text:p>
          </table:table-cell>
          <table:table-cell table:formula="of:=([.E748]-[.E747])/10" office:value-type="float" office:value="-21.1599999999999" calcext:value-type="float">
            <text:p>-21,1599999999999</text:p>
          </table:table-cell>
          <table:table-cell table:formula="of:=AVERAGE([.P723:.P748])" office:value-type="float" office:value="-29.4815384615385" calcext:value-type="float">
            <text:p>-29,48</text:p>
          </table:table-cell>
        </table:table-row>
        <table:table-row table:style-name="ro1">
          <table:table-cell office:value-type="string" calcext:value-type="string">
            <text:p>13:28:25</text:p>
          </table:table-cell>
          <table:table-cell office:value-type="float" office:value="9" calcext:value-type="float">
            <text:p>9</text:p>
          </table:table-cell>
          <table:table-cell office:value-type="float" office:value="48.280682" calcext:value-type="float">
            <text:p>48,280682</text:p>
          </table:table-cell>
          <table:table-cell office:value-type="float" office:value="0.345307" calcext:value-type="float">
            <text:p>0,345307</text:p>
          </table:table-cell>
          <table:table-cell office:value-type="float" office:value="24598.6" calcext:value-type="float">
            <text:p>24598,6</text:p>
          </table:table-cell>
          <table:table-cell office:value-type="float" office:value="22.2" calcext:value-type="float">
            <text:p>22,2</text:p>
          </table:table-cell>
          <table:table-cell office:value-type="float" office:value="21.1" calcext:value-type="float">
            <text:p>21,1</text:p>
          </table:table-cell>
          <table:table-cell office:value-type="float" office:value="-36.2" calcext:value-type="float">
            <text:p>-36,2</text:p>
          </table:table-cell>
          <table:table-cell office:value-type="float" office:value="30.3" calcext:value-type="float">
            <text:p>30,3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office:value-type="float" office:value="65.1" calcext:value-type="float">
            <text:p>65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25.6" calcext:value-type="float">
            <text:p>2625,6</text:p>
          </table:table-cell>
          <table:table-cell table:formula="of:=([.E749]-[.E748])/10" office:value-type="float" office:value="-20.8300000000003" calcext:value-type="float">
            <text:p>-20,8300000000003</text:p>
          </table:table-cell>
          <table:table-cell table:formula="of:=AVERAGE([.P724:.P749])" office:value-type="float" office:value="-28.6811538461539" calcext:value-type="float">
            <text:p>-28,68</text:p>
          </table:table-cell>
        </table:table-row>
        <table:table-row table:style-name="ro1">
          <table:table-cell office:value-type="string" calcext:value-type="string">
            <text:p>13:28:35</text:p>
          </table:table-cell>
          <table:table-cell office:value-type="float" office:value="10" calcext:value-type="float">
            <text:p>10</text:p>
          </table:table-cell>
          <table:table-cell office:value-type="float" office:value="48.280842" calcext:value-type="float">
            <text:p>48,280842</text:p>
          </table:table-cell>
          <table:table-cell office:value-type="float" office:value="0.344508" calcext:value-type="float">
            <text:p>0,344508</text:p>
          </table:table-cell>
          <table:table-cell office:value-type="float" office:value="24394.7" calcext:value-type="float">
            <text:p>24394,7</text:p>
          </table:table-cell>
          <table:table-cell office:value-type="float" office:value="22.2" calcext:value-type="float">
            <text:p>22,2</text:p>
          </table:table-cell>
          <table:table-cell office:value-type="float" office:value="21.1" calcext:value-type="float">
            <text:p>21,1</text:p>
          </table:table-cell>
          <table:table-cell office:value-type="float" office:value="-37" calcext:value-type="float">
            <text:p>-37</text:p>
          </table:table-cell>
          <table:table-cell office:value-type="float" office:value="31.3" calcext:value-type="float">
            <text:p>31,3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office:value-type="float" office:value="64.4" calcext:value-type="float">
            <text:p>6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25.1" calcext:value-type="float">
            <text:p>2625,1</text:p>
          </table:table-cell>
          <table:table-cell table:formula="of:=([.E750]-[.E749])/10" office:value-type="float" office:value="-20.3899999999998" calcext:value-type="float">
            <text:p>-20,3899999999998</text:p>
          </table:table-cell>
          <table:table-cell table:formula="of:=AVERAGE([.P725:.P750])" office:value-type="float" office:value="-27.8923076923077" calcext:value-type="float">
            <text:p>-27,89</text:p>
          </table:table-cell>
        </table:table-row>
        <table:table-row table:style-name="ro1">
          <table:table-cell office:value-type="string" calcext:value-type="string">
            <text:p>13:28:45</text:p>
          </table:table-cell>
          <table:table-cell office:value-type="float" office:value="10" calcext:value-type="float">
            <text:p>10</text:p>
          </table:table-cell>
          <table:table-cell office:value-type="float" office:value="48.280304" calcext:value-type="float">
            <text:p>48,280304</text:p>
          </table:table-cell>
          <table:table-cell office:value-type="float" office:value="0.343957" calcext:value-type="float">
            <text:p>0,343957</text:p>
          </table:table-cell>
          <table:table-cell office:value-type="float" office:value="24193.7" calcext:value-type="float">
            <text:p>24193,7</text:p>
          </table:table-cell>
          <table:table-cell office:value-type="float" office:value="22.2" calcext:value-type="float">
            <text:p>22,2</text:p>
          </table:table-cell>
          <table:table-cell office:value-type="float" office:value="21" calcext:value-type="float">
            <text:p>21</text:p>
          </table:table-cell>
          <table:table-cell office:value-type="float" office:value="-38.8" calcext:value-type="float">
            <text:p>-38,8</text:p>
          </table:table-cell>
          <table:table-cell office:value-type="float" office:value="32.1" calcext:value-type="float">
            <text:p>32,1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office:value-type="float" office:value="64.6" calcext:value-type="float">
            <text:p>64,6</text:p>
          </table:table-cell>
          <table:table-cell office:value-type="float" office:value="12.2" calcext:value-type="float">
            <text:p>12,2</text:p>
          </table:table-cell>
          <table:table-cell office:value-type="float" office:value="-176.6" calcext:value-type="float">
            <text:p>-176,6</text:p>
          </table:table-cell>
          <table:table-cell office:value-type="float" office:value="2624.6" calcext:value-type="float">
            <text:p>2624,6</text:p>
          </table:table-cell>
          <table:table-cell table:formula="of:=([.E751]-[.E750])/10" office:value-type="float" office:value="-20.1" calcext:value-type="float">
            <text:p>-20,1</text:p>
          </table:table-cell>
          <table:table-cell table:formula="of:=AVERAGE([.P726:.P751])" office:value-type="float" office:value="-27.2" calcext:value-type="float">
            <text:p>-27,20</text:p>
          </table:table-cell>
        </table:table-row>
        <table:table-row table:style-name="ro1">
          <table:table-cell office:value-type="string" calcext:value-type="string">
            <text:p>13:28:55</text:p>
          </table:table-cell>
          <table:table-cell office:value-type="float" office:value="10" calcext:value-type="float">
            <text:p>10</text:p>
          </table:table-cell>
          <table:table-cell office:value-type="float" office:value="48.280678" calcext:value-type="float">
            <text:p>48,280678</text:p>
          </table:table-cell>
          <table:table-cell office:value-type="float" office:value="0.344488" calcext:value-type="float">
            <text:p>0,344488</text:p>
          </table:table-cell>
          <table:table-cell office:value-type="float" office:value="24008.4" calcext:value-type="float">
            <text:p>24008,4</text:p>
          </table:table-cell>
          <table:table-cell office:value-type="float" office:value="22.4" calcext:value-type="float">
            <text:p>22,4</text:p>
          </table:table-cell>
          <table:table-cell office:value-type="float" office:value="21" calcext:value-type="float">
            <text:p>21</text:p>
          </table:table-cell>
          <table:table-cell office:value-type="float" office:value="-39.2" calcext:value-type="float">
            <text:p>-39,2</text:p>
          </table:table-cell>
          <table:table-cell office:value-type="float" office:value="33" calcext:value-type="float">
            <text:p>33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office:value-type="float" office:value="64.5" calcext:value-type="float">
            <text:p>64,5</text:p>
          </table:table-cell>
          <table:table-cell office:value-type="float" office:value="12.2" calcext:value-type="float">
            <text:p>12,2</text:p>
          </table:table-cell>
          <table:table-cell office:value-type="float" office:value="-173.1" calcext:value-type="float">
            <text:p>-173,1</text:p>
          </table:table-cell>
          <table:table-cell office:value-type="float" office:value="2624.1" calcext:value-type="float">
            <text:p>2624,1</text:p>
          </table:table-cell>
          <table:table-cell table:formula="of:=([.E752]-[.E751])/10" office:value-type="float" office:value="-18.5299999999999" calcext:value-type="float">
            <text:p>-18,5299999999999</text:p>
          </table:table-cell>
          <table:table-cell table:formula="of:=AVERAGE([.P727:.P752])" office:value-type="float" office:value="-26.475" calcext:value-type="float">
            <text:p>-26,48</text:p>
          </table:table-cell>
        </table:table-row>
        <table:table-row table:style-name="ro1">
          <table:table-cell office:value-type="string" calcext:value-type="string">
            <text:p>13:29:05</text:p>
          </table:table-cell>
          <table:table-cell office:value-type="float" office:value="10" calcext:value-type="float">
            <text:p>10</text:p>
          </table:table-cell>
          <table:table-cell office:value-type="float" office:value="48.280857" calcext:value-type="float">
            <text:p>48,280857</text:p>
          </table:table-cell>
          <table:table-cell office:value-type="float" office:value="0.344365" calcext:value-type="float">
            <text:p>0,344365</text:p>
          </table:table-cell>
          <table:table-cell office:value-type="float" office:value="23813.5" calcext:value-type="float">
            <text:p>23813,5</text:p>
          </table:table-cell>
          <table:table-cell office:value-type="float" office:value="22.4" calcext:value-type="float">
            <text:p>22,4</text:p>
          </table:table-cell>
          <table:table-cell office:value-type="float" office:value="21" calcext:value-type="float">
            <text:p>21</text:p>
          </table:table-cell>
          <table:table-cell office:value-type="float" office:value="-37.5" calcext:value-type="float">
            <text:p>-37,5</text:p>
          </table:table-cell>
          <table:table-cell office:value-type="float" office:value="34" calcext:value-type="float">
            <text:p>34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office:value-type="float" office:value="65.1" calcext:value-type="float">
            <text:p>65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623.6" calcext:value-type="float">
            <text:p>2623,6</text:p>
          </table:table-cell>
          <table:table-cell table:formula="of:=([.E753]-[.E752])/10" office:value-type="float" office:value="-19.4900000000001" calcext:value-type="float">
            <text:p>-19,4900000000001</text:p>
          </table:table-cell>
          <table:table-cell table:formula="of:=AVERAGE([.P728:.P753])" office:value-type="float" office:value="-25.7976923076923" calcext:value-type="float">
            <text:p>-25,80</text:p>
          </table:table-cell>
        </table:table-row>
        <table:table-row table:style-name="ro1">
          <table:table-cell office:value-type="string" calcext:value-type="string">
            <text:p>13:29:15</text:p>
          </table:table-cell>
          <table:table-cell office:value-type="float" office:value="10" calcext:value-type="float">
            <text:p>10</text:p>
          </table:table-cell>
          <table:table-cell office:value-type="float" office:value="48.280884" calcext:value-type="float">
            <text:p>48,280884</text:p>
          </table:table-cell>
          <table:table-cell office:value-type="float" office:value="0.344118" calcext:value-type="float">
            <text:p>0,344118</text:p>
          </table:table-cell>
          <table:table-cell office:value-type="float" office:value="23627.1" calcext:value-type="float">
            <text:p>23627,1</text:p>
          </table:table-cell>
          <table:table-cell office:value-type="float" office:value="22.4" calcext:value-type="float">
            <text:p>22,4</text:p>
          </table:table-cell>
          <table:table-cell office:value-type="float" office:value="20.9" calcext:value-type="float">
            <text:p>20,9</text:p>
          </table:table-cell>
          <table:table-cell office:value-type="float" office:value="-37" calcext:value-type="float">
            <text:p>-37</text:p>
          </table:table-cell>
          <table:table-cell office:value-type="float" office:value="34.8" calcext:value-type="float">
            <text:p>34,8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office:value-type="float" office:value="65.2" calcext:value-type="float">
            <text:p>65,2</text:p>
          </table:table-cell>
          <table:table-cell office:value-type="float" office:value="12.2" calcext:value-type="float">
            <text:p>12,2</text:p>
          </table:table-cell>
          <table:table-cell office:value-type="float" office:value="-167.7" calcext:value-type="float">
            <text:p>-167,7</text:p>
          </table:table-cell>
          <table:table-cell office:value-type="float" office:value="2623.1" calcext:value-type="float">
            <text:p>2623,1</text:p>
          </table:table-cell>
          <table:table-cell table:formula="of:=([.E754]-[.E753])/10" office:value-type="float" office:value="-18.6400000000001" calcext:value-type="float">
            <text:p>-18,6400000000001</text:p>
          </table:table-cell>
          <table:table-cell table:formula="of:=AVERAGE([.P729:.P754])" office:value-type="float" office:value="-25.1188461538462" calcext:value-type="float">
            <text:p>-25,12</text:p>
          </table:table-cell>
        </table:table-row>
        <table:table-row table:style-name="ro1">
          <table:table-cell office:value-type="string" calcext:value-type="string">
            <text:p>13:29:25</text:p>
          </table:table-cell>
          <table:table-cell office:value-type="float" office:value="10" calcext:value-type="float">
            <text:p>10</text:p>
          </table:table-cell>
          <table:table-cell office:value-type="float" office:value="48.280846" calcext:value-type="float">
            <text:p>48,280846</text:p>
          </table:table-cell>
          <table:table-cell office:value-type="float" office:value="0.343463" calcext:value-type="float">
            <text:p>0,343463</text:p>
          </table:table-cell>
          <table:table-cell office:value-type="float" office:value="23452.5" calcext:value-type="float">
            <text:p>23452,5</text:p>
          </table:table-cell>
          <table:table-cell office:value-type="float" office:value="22.2" calcext:value-type="float">
            <text:p>22,2</text:p>
          </table:table-cell>
          <table:table-cell office:value-type="float" office:value="20.9" calcext:value-type="float">
            <text:p>20,9</text:p>
          </table:table-cell>
          <table:table-cell office:value-type="float" office:value="-37.8" calcext:value-type="float">
            <text:p>-37,8</text:p>
          </table:table-cell>
          <table:table-cell office:value-type="float" office:value="35.8" calcext:value-type="float">
            <text:p>35,8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office:value-type="float" office:value="65.3" calcext:value-type="float">
            <text:p>65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622.6" calcext:value-type="float">
            <text:p>2622,6</text:p>
          </table:table-cell>
          <table:table-cell table:formula="of:=([.E755]-[.E754])/10" office:value-type="float" office:value="-17.4599999999999" calcext:value-type="float">
            <text:p>-17,4599999999999</text:p>
          </table:table-cell>
          <table:table-cell table:formula="of:=AVERAGE([.P730:.P755])" office:value-type="float" office:value="-24.4215384615384" calcext:value-type="float">
            <text:p>-24,42</text:p>
          </table:table-cell>
        </table:table-row>
        <table:table-row table:style-name="ro1">
          <table:table-cell office:value-type="string" calcext:value-type="string">
            <text:p>13:29:35</text:p>
          </table:table-cell>
          <table:table-cell office:value-type="float" office:value="10" calcext:value-type="float">
            <text:p>10</text:p>
          </table:table-cell>
          <table:table-cell office:value-type="float" office:value="48.281189" calcext:value-type="float">
            <text:p>48,281189</text:p>
          </table:table-cell>
          <table:table-cell office:value-type="float" office:value="0.341967" calcext:value-type="float">
            <text:p>0,341967</text:p>
          </table:table-cell>
          <table:table-cell office:value-type="float" office:value="23261.3" calcext:value-type="float">
            <text:p>23261,3</text:p>
          </table:table-cell>
          <table:table-cell office:value-type="float" office:value="22.4" calcext:value-type="float">
            <text:p>22,4</text:p>
          </table:table-cell>
          <table:table-cell office:value-type="float" office:value="20.9" calcext:value-type="float">
            <text:p>20,9</text:p>
          </table:table-cell>
          <table:table-cell office:value-type="float" office:value="-37" calcext:value-type="float">
            <text:p>-37</text:p>
          </table:table-cell>
          <table:table-cell office:value-type="float" office:value="36.7" calcext:value-type="float">
            <text:p>36,7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65.2" calcext:value-type="float">
            <text:p>65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6" calcext:value-type="float">
            <text:p>-173,6</text:p>
          </table:table-cell>
          <table:table-cell office:value-type="float" office:value="2622.1" calcext:value-type="float">
            <text:p>2622,1</text:p>
          </table:table-cell>
          <table:table-cell table:formula="of:=([.E756]-[.E755])/10" office:value-type="float" office:value="-19.1200000000001" calcext:value-type="float">
            <text:p>-19,1200000000001</text:p>
          </table:table-cell>
          <table:table-cell table:formula="of:=AVERAGE([.P731:.P756])" office:value-type="float" office:value="-23.7784615384615" calcext:value-type="float">
            <text:p>-23,78</text:p>
          </table:table-cell>
        </table:table-row>
        <table:table-row table:style-name="ro1">
          <table:table-cell office:value-type="string" calcext:value-type="string">
            <text:p>13:29:45</text:p>
          </table:table-cell>
          <table:table-cell office:value-type="float" office:value="10" calcext:value-type="float">
            <text:p>10</text:p>
          </table:table-cell>
          <table:table-cell office:value-type="float" office:value="48.281612" calcext:value-type="float">
            <text:p>48,281612</text:p>
          </table:table-cell>
          <table:table-cell office:value-type="float" office:value="0.34038" calcext:value-type="float">
            <text:p>0,34038</text:p>
          </table:table-cell>
          <table:table-cell office:value-type="float" office:value="23091.5" calcext:value-type="float">
            <text:p>23091,5</text:p>
          </table:table-cell>
          <table:table-cell office:value-type="float" office:value="22.2" calcext:value-type="float">
            <text:p>22,2</text:p>
          </table:table-cell>
          <table:table-cell office:value-type="float" office:value="20.8" calcext:value-type="float">
            <text:p>20,8</text:p>
          </table:table-cell>
          <table:table-cell office:value-type="float" office:value="-36.8" calcext:value-type="float">
            <text:p>-36,8</text:p>
          </table:table-cell>
          <table:table-cell office:value-type="float" office:value="37.7" calcext:value-type="float">
            <text:p>37,7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65.6" calcext:value-type="float">
            <text:p>6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0.7" calcext:value-type="float">
            <text:p>-170,7</text:p>
          </table:table-cell>
          <table:table-cell office:value-type="float" office:value="2621.7" calcext:value-type="float">
            <text:p>2621,7</text:p>
          </table:table-cell>
          <table:table-cell table:formula="of:=([.E757]-[.E756])/10" office:value-type="float" office:value="-16.9799999999999" calcext:value-type="float">
            <text:p>-16,9799999999999</text:p>
          </table:table-cell>
          <table:table-cell table:formula="of:=AVERAGE([.P732:.P757])" office:value-type="float" office:value="-23.1346153846154" calcext:value-type="float">
            <text:p>-23,13</text:p>
          </table:table-cell>
        </table:table-row>
        <table:table-row table:style-name="ro1">
          <table:table-cell office:value-type="string" calcext:value-type="string">
            <text:p>13:29:55</text:p>
          </table:table-cell>
          <table:table-cell office:value-type="float" office:value="10" calcext:value-type="float">
            <text:p>10</text:p>
          </table:table-cell>
          <table:table-cell office:value-type="float" office:value="48.282188" calcext:value-type="float">
            <text:p>48,282188</text:p>
          </table:table-cell>
          <table:table-cell office:value-type="float" office:value="0.339538" calcext:value-type="float">
            <text:p>0,339538</text:p>
          </table:table-cell>
          <table:table-cell office:value-type="float" office:value="22928.2" calcext:value-type="float">
            <text:p>22928,2</text:p>
          </table:table-cell>
          <table:table-cell office:value-type="float" office:value="22.2" calcext:value-type="float">
            <text:p>22,2</text:p>
          </table:table-cell>
          <table:table-cell office:value-type="float" office:value="20.7" calcext:value-type="float">
            <text:p>20,7</text:p>
          </table:table-cell>
          <table:table-cell office:value-type="float" office:value="-39.2" calcext:value-type="float">
            <text:p>-39,2</text:p>
          </table:table-cell>
          <table:table-cell office:value-type="float" office:value="38.6" calcext:value-type="float">
            <text:p>38,6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65.8" calcext:value-type="float">
            <text:p>65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621.2" calcext:value-type="float">
            <text:p>2621,2</text:p>
          </table:table-cell>
          <table:table-cell table:formula="of:=([.E758]-[.E757])/10" office:value-type="float" office:value="-16.3299999999999" calcext:value-type="float">
            <text:p>-16,3299999999999</text:p>
          </table:table-cell>
          <table:table-cell table:formula="of:=AVERAGE([.P733:.P758])" office:value-type="float" office:value="-22.5584615384615" calcext:value-type="float">
            <text:p>-22,56</text:p>
          </table:table-cell>
        </table:table-row>
        <table:table-row table:style-name="ro1">
          <table:table-cell office:value-type="string" calcext:value-type="string">
            <text:p>13:30:05</text:p>
          </table:table-cell>
          <table:table-cell office:value-type="float" office:value="10" calcext:value-type="float">
            <text:p>10</text:p>
          </table:table-cell>
          <table:table-cell office:value-type="float" office:value="48.28159" calcext:value-type="float">
            <text:p>48,28159</text:p>
          </table:table-cell>
          <table:table-cell office:value-type="float" office:value="0.33856" calcext:value-type="float">
            <text:p>0,33856</text:p>
          </table:table-cell>
          <table:table-cell office:value-type="float" office:value="22767.2" calcext:value-type="float">
            <text:p>22767,2</text:p>
          </table:table-cell>
          <table:table-cell office:value-type="float" office:value="22.2" calcext:value-type="float">
            <text:p>22,2</text:p>
          </table:table-cell>
          <table:table-cell office:value-type="float" office:value="20.7" calcext:value-type="float">
            <text:p>20,7</text:p>
          </table:table-cell>
          <table:table-cell office:value-type="float" office:value="-39.5" calcext:value-type="float">
            <text:p>-39,5</text:p>
          </table:table-cell>
          <table:table-cell office:value-type="float" office:value="39.5" calcext:value-type="float">
            <text:p>39,5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65.5" calcext:value-type="float">
            <text:p>65,5</text:p>
          </table:table-cell>
          <table:table-cell office:value-type="float" office:value="12.2" calcext:value-type="float">
            <text:p>12,2</text:p>
          </table:table-cell>
          <table:table-cell office:value-type="float" office:value="-174.7" calcext:value-type="float">
            <text:p>-174,7</text:p>
          </table:table-cell>
          <table:table-cell office:value-type="float" office:value="2620.6" calcext:value-type="float">
            <text:p>2620,6</text:p>
          </table:table-cell>
          <table:table-cell table:formula="of:=([.E759]-[.E758])/10" office:value-type="float" office:value="-16.1" calcext:value-type="float">
            <text:p>-16,1</text:p>
          </table:table-cell>
          <table:table-cell table:formula="of:=AVERAGE([.P734:.P759])" office:value-type="float" office:value="-22.0088461538461" calcext:value-type="float">
            <text:p>-22,01</text:p>
          </table:table-cell>
        </table:table-row>
        <table:table-row table:style-name="ro1">
          <table:table-cell office:value-type="string" calcext:value-type="string">
            <text:p>13:30:15</text:p>
          </table:table-cell>
          <table:table-cell office:value-type="float" office:value="9" calcext:value-type="float">
            <text:p>9</text:p>
          </table:table-cell>
          <table:table-cell office:value-type="float" office:value="48.281593" calcext:value-type="float">
            <text:p>48,281593</text:p>
          </table:table-cell>
          <table:table-cell office:value-type="float" office:value="0.338005" calcext:value-type="float">
            <text:p>0,338005</text:p>
          </table:table-cell>
          <table:table-cell office:value-type="float" office:value="22587.4" calcext:value-type="float">
            <text:p>22587,4</text:p>
          </table:table-cell>
          <table:table-cell office:value-type="float" office:value="22.2" calcext:value-type="float">
            <text:p>22,2</text:p>
          </table:table-cell>
          <table:table-cell office:value-type="float" office:value="20.6" calcext:value-type="float">
            <text:p>20,6</text:p>
          </table:table-cell>
          <table:table-cell office:value-type="float" office:value="-40.8" calcext:value-type="float">
            <text:p>-40,8</text:p>
          </table:table-cell>
          <table:table-cell office:value-type="float" office:value="40.5" calcext:value-type="float">
            <text:p>40,5</text:p>
          </table:table-cell>
          <table:table-cell office:value-type="float" office:value="4.3" calcext:value-type="float">
            <text:p>4,3</text:p>
          </table:table-cell>
          <table:table-cell office:value-type="float" office:value="1.2" calcext:value-type="float">
            <text:p>1,2</text:p>
          </table:table-cell>
          <table:table-cell office:value-type="float" office:value="65.9" calcext:value-type="float">
            <text:p>65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.7" calcext:value-type="float">
            <text:p>-172,7</text:p>
          </table:table-cell>
          <table:table-cell office:value-type="float" office:value="2620.1" calcext:value-type="float">
            <text:p>2620,1</text:p>
          </table:table-cell>
          <table:table-cell table:formula="of:=([.E760]-[.E759])/10" office:value-type="float" office:value="-17.9799999999999" calcext:value-type="float">
            <text:p>-17,9799999999999</text:p>
          </table:table-cell>
          <table:table-cell table:formula="of:=AVERAGE([.P735:.P760])" office:value-type="float" office:value="-21.5611538461538" calcext:value-type="float">
            <text:p>-21,56</text:p>
          </table:table-cell>
        </table:table-row>
        <table:table-row table:style-name="ro1">
          <table:table-cell office:value-type="string" calcext:value-type="string">
            <text:p>13:30:25</text:p>
          </table:table-cell>
          <table:table-cell office:value-type="float" office:value="10" calcext:value-type="float">
            <text:p>10</text:p>
          </table:table-cell>
          <table:table-cell office:value-type="float" office:value="48.281921" calcext:value-type="float">
            <text:p>48,281921</text:p>
          </table:table-cell>
          <table:table-cell office:value-type="float" office:value="0.337278" calcext:value-type="float">
            <text:p>0,337278</text:p>
          </table:table-cell>
          <table:table-cell office:value-type="float" office:value="22395.9" calcext:value-type="float">
            <text:p>22395,9</text:p>
          </table:table-cell>
          <table:table-cell office:value-type="float" office:value="22.2" calcext:value-type="float">
            <text:p>22,2</text:p>
          </table:table-cell>
          <table:table-cell office:value-type="float" office:value="20.5" calcext:value-type="float">
            <text:p>20,5</text:p>
          </table:table-cell>
          <table:table-cell office:value-type="float" office:value="-40.2" calcext:value-type="float">
            <text:p>-40,2</text:p>
          </table:table-cell>
          <table:table-cell office:value-type="float" office:value="41.6" calcext:value-type="float">
            <text:p>41,6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float" office:value="65.9" calcext:value-type="float">
            <text:p>65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5" calcext:value-type="float">
            <text:p>-171,5</text:p>
          </table:table-cell>
          <table:table-cell office:value-type="float" office:value="2619.6" calcext:value-type="float">
            <text:p>2619,6</text:p>
          </table:table-cell>
          <table:table-cell table:formula="of:=([.E761]-[.E760])/10" office:value-type="float" office:value="-19.15" calcext:value-type="float">
            <text:p>-19,15</text:p>
          </table:table-cell>
          <table:table-cell table:formula="of:=AVERAGE([.P736:.P761])" office:value-type="float" office:value="-21.24" calcext:value-type="float">
            <text:p>-21,24</text:p>
          </table:table-cell>
        </table:table-row>
        <table:table-row table:style-name="ro1">
          <table:table-cell office:value-type="string" calcext:value-type="string">
            <text:p>13:30:35</text:p>
          </table:table-cell>
          <table:table-cell office:value-type="float" office:value="10" calcext:value-type="float">
            <text:p>10</text:p>
          </table:table-cell>
          <table:table-cell office:value-type="float" office:value="48.282101" calcext:value-type="float">
            <text:p>48,282101</text:p>
          </table:table-cell>
          <table:table-cell office:value-type="float" office:value="0.33564" calcext:value-type="float">
            <text:p>0,33564</text:p>
          </table:table-cell>
          <table:table-cell office:value-type="float" office:value="22226.5" calcext:value-type="float">
            <text:p>22226,5</text:p>
          </table:table-cell>
          <table:table-cell office:value-type="float" office:value="22.2" calcext:value-type="float">
            <text:p>22,2</text:p>
          </table:table-cell>
          <table:table-cell office:value-type="float" office:value="20.5" calcext:value-type="float">
            <text:p>20,5</text:p>
          </table:table-cell>
          <table:table-cell office:value-type="float" office:value="-39.5" calcext:value-type="float">
            <text:p>-39,5</text:p>
          </table:table-cell>
          <table:table-cell office:value-type="float" office:value="42.7" calcext:value-type="float">
            <text:p>42,7</text:p>
          </table:table-cell>
          <table:table-cell office:value-type="float" office:value="4.1" calcext:value-type="float">
            <text:p>4,1</text:p>
          </table:table-cell>
          <table:table-cell office:value-type="float" office:value="1.2" calcext:value-type="float">
            <text:p>1,2</text:p>
          </table:table-cell>
          <table:table-cell office:value-type="float" office:value="65.8" calcext:value-type="float">
            <text:p>65,8</text:p>
          </table:table-cell>
          <table:table-cell office:value-type="float" office:value="12.2" calcext:value-type="float">
            <text:p>12,2</text:p>
          </table:table-cell>
          <table:table-cell office:value-type="float" office:value="-169.2" calcext:value-type="float">
            <text:p>-169,2</text:p>
          </table:table-cell>
          <table:table-cell office:value-type="float" office:value="2619.1" calcext:value-type="float">
            <text:p>2619,1</text:p>
          </table:table-cell>
          <table:table-cell table:formula="of:=([.E762]-[.E761])/10" office:value-type="float" office:value="-16.9400000000001" calcext:value-type="float">
            <text:p>-16,9400000000001</text:p>
          </table:table-cell>
          <table:table-cell table:formula="of:=AVERAGE([.P737:.P762])" office:value-type="float" office:value="-20.9103846153846" calcext:value-type="float">
            <text:p>-20,91</text:p>
          </table:table-cell>
        </table:table-row>
        <table:table-row table:style-name="ro1">
          <table:table-cell office:value-type="string" calcext:value-type="string">
            <text:p>13:30:45</text:p>
          </table:table-cell>
          <table:table-cell office:value-type="float" office:value="10" calcext:value-type="float">
            <text:p>10</text:p>
          </table:table-cell>
          <table:table-cell office:value-type="float" office:value="48.282001" calcext:value-type="float">
            <text:p>48,282001</text:p>
          </table:table-cell>
          <table:table-cell office:value-type="float" office:value="0.334593" calcext:value-type="float">
            <text:p>0,334593</text:p>
          </table:table-cell>
          <table:table-cell office:value-type="float" office:value="22063.1" calcext:value-type="float">
            <text:p>22063,1</text:p>
          </table:table-cell>
          <table:table-cell office:value-type="float" office:value="22.2" calcext:value-type="float">
            <text:p>22,2</text:p>
          </table:table-cell>
          <table:table-cell office:value-type="float" office:value="20.4" calcext:value-type="float">
            <text:p>20,4</text:p>
          </table:table-cell>
          <table:table-cell office:value-type="float" office:value="-43.5" calcext:value-type="float">
            <text:p>-43,5</text:p>
          </table:table-cell>
          <table:table-cell office:value-type="float" office:value="43.7" calcext:value-type="float">
            <text:p>43,7</text:p>
          </table:table-cell>
          <table:table-cell office:value-type="float" office:value="4.1" calcext:value-type="float">
            <text:p>4,1</text:p>
          </table:table-cell>
          <table:table-cell office:value-type="float" office:value="1.2" calcext:value-type="float">
            <text:p>1,2</text:p>
          </table:table-cell>
          <table:table-cell office:value-type="float" office:value="66" calcext:value-type="float">
            <text:p>66</text:p>
          </table:table-cell>
          <table:table-cell office:value-type="float" office:value="12.2" calcext:value-type="float">
            <text:p>12,2</text:p>
          </table:table-cell>
          <table:table-cell office:value-type="float" office:value="-202.8" calcext:value-type="float">
            <text:p>-202,8</text:p>
          </table:table-cell>
          <table:table-cell office:value-type="float" office:value="2618.6" calcext:value-type="float">
            <text:p>2618,6</text:p>
          </table:table-cell>
          <table:table-cell table:formula="of:=([.E763]-[.E762])/10" office:value-type="float" office:value="-16.3400000000001" calcext:value-type="float">
            <text:p>-16,3400000000001</text:p>
          </table:table-cell>
          <table:table-cell table:formula="of:=AVERAGE([.P738:.P763])" office:value-type="float" office:value="-20.5176923076923" calcext:value-type="float">
            <text:p>-20,52</text:p>
          </table:table-cell>
        </table:table-row>
        <table:table-row table:style-name="ro1">
          <table:table-cell office:value-type="string" calcext:value-type="string">
            <text:p>13:30:55</text:p>
          </table:table-cell>
          <table:table-cell office:value-type="float" office:value="10" calcext:value-type="float">
            <text:p>10</text:p>
          </table:table-cell>
          <table:table-cell office:value-type="float" office:value="48.281792" calcext:value-type="float">
            <text:p>48,281792</text:p>
          </table:table-cell>
          <table:table-cell office:value-type="float" office:value="0.334402" calcext:value-type="float">
            <text:p>0,334402</text:p>
          </table:table-cell>
          <table:table-cell office:value-type="float" office:value="21914.7" calcext:value-type="float">
            <text:p>21914,7</text:p>
          </table:table-cell>
          <table:table-cell office:value-type="float" office:value="22.1" calcext:value-type="float">
            <text:p>22,1</text:p>
          </table:table-cell>
          <table:table-cell office:value-type="float" office:value="20.3" calcext:value-type="float">
            <text:p>20,3</text:p>
          </table:table-cell>
          <table:table-cell office:value-type="float" office:value="-42" calcext:value-type="float">
            <text:p>-42</text:p>
          </table:table-cell>
          <table:table-cell office:value-type="float" office:value="44.7" calcext:value-type="float">
            <text:p>44,7</text:p>
          </table:table-cell>
          <table:table-cell office:value-type="float" office:value="4.1" calcext:value-type="float">
            <text:p>4,1</text:p>
          </table:table-cell>
          <table:table-cell office:value-type="float" office:value="1.2" calcext:value-type="float">
            <text:p>1,2</text:p>
          </table:table-cell>
          <table:table-cell office:value-type="float" office:value="65.8" calcext:value-type="float">
            <text:p>65,8</text:p>
          </table:table-cell>
          <table:table-cell office:value-type="float" office:value="12.2" calcext:value-type="float">
            <text:p>12,2</text:p>
          </table:table-cell>
          <table:table-cell office:value-type="float" office:value="-168.2" calcext:value-type="float">
            <text:p>-168,2</text:p>
          </table:table-cell>
          <table:table-cell office:value-type="float" office:value="2618.1" calcext:value-type="float">
            <text:p>2618,1</text:p>
          </table:table-cell>
          <table:table-cell table:formula="of:=([.E764]-[.E763])/10" office:value-type="float" office:value="-14.8399999999998" calcext:value-type="float">
            <text:p>-14,8399999999998</text:p>
          </table:table-cell>
          <table:table-cell table:formula="of:=AVERAGE([.P739:.P764])" office:value-type="float" office:value="-20.1838461538462" calcext:value-type="float">
            <text:p>-20,18</text:p>
          </table:table-cell>
        </table:table-row>
        <table:table-row table:style-name="ro1">
          <table:table-cell office:value-type="string" calcext:value-type="string">
            <text:p>13:31:05</text:p>
          </table:table-cell>
          <table:table-cell office:value-type="float" office:value="10" calcext:value-type="float">
            <text:p>10</text:p>
          </table:table-cell>
          <table:table-cell office:value-type="float" office:value="48.281967" calcext:value-type="float">
            <text:p>48,281967</text:p>
          </table:table-cell>
          <table:table-cell office:value-type="float" office:value="0.333947" calcext:value-type="float">
            <text:p>0,333947</text:p>
          </table:table-cell>
          <table:table-cell office:value-type="float" office:value="21760" calcext:value-type="float">
            <text:p>21760</text:p>
          </table:table-cell>
          <table:table-cell office:value-type="float" office:value="22.1" calcext:value-type="float">
            <text:p>22,1</text:p>
          </table:table-cell>
          <table:table-cell office:value-type="float" office:value="20.2" calcext:value-type="float">
            <text:p>20,2</text:p>
          </table:table-cell>
          <table:table-cell office:value-type="float" office:value="-43.5" calcext:value-type="float">
            <text:p>-43,5</text:p>
          </table:table-cell>
          <table:table-cell office:value-type="float" office:value="45.7" calcext:value-type="float">
            <text:p>45,7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office:value-type="float" office:value="66.3" calcext:value-type="float">
            <text:p>66,3</text:p>
          </table:table-cell>
          <table:table-cell office:value-type="float" office:value="12.2" calcext:value-type="float">
            <text:p>12,2</text:p>
          </table:table-cell>
          <table:table-cell office:value-type="float" office:value="-175" calcext:value-type="float">
            <text:p>-175</text:p>
          </table:table-cell>
          <table:table-cell office:value-type="float" office:value="2617.7" calcext:value-type="float">
            <text:p>2617,7</text:p>
          </table:table-cell>
          <table:table-cell table:formula="of:=([.E765]-[.E764])/10" office:value-type="float" office:value="-15.4700000000001" calcext:value-type="float">
            <text:p>-15,4700000000001</text:p>
          </table:table-cell>
          <table:table-cell table:formula="of:=AVERAGE([.P740:.P765])" office:value-type="float" office:value="-19.7423076923077" calcext:value-type="float">
            <text:p>-19,74</text:p>
          </table:table-cell>
        </table:table-row>
        <table:table-row table:style-name="ro1">
          <table:table-cell office:value-type="string" calcext:value-type="string">
            <text:p>13:31:15</text:p>
          </table:table-cell>
          <table:table-cell office:value-type="float" office:value="9" calcext:value-type="float">
            <text:p>9</text:p>
          </table:table-cell>
          <table:table-cell office:value-type="float" office:value="48.28157" calcext:value-type="float">
            <text:p>48,28157</text:p>
          </table:table-cell>
          <table:table-cell office:value-type="float" office:value="0.333703" calcext:value-type="float">
            <text:p>0,333703</text:p>
          </table:table-cell>
          <table:table-cell office:value-type="float" office:value="21600.7" calcext:value-type="float">
            <text:p>21600,7</text:p>
          </table:table-cell>
          <table:table-cell office:value-type="float" office:value="22.1" calcext:value-type="float">
            <text:p>22,1</text:p>
          </table:table-cell>
          <table:table-cell office:value-type="float" office:value="20.1" calcext:value-type="float">
            <text:p>20,1</text:p>
          </table:table-cell>
          <table:table-cell office:value-type="float" office:value="-41.2" calcext:value-type="float">
            <text:p>-41,2</text:p>
          </table:table-cell>
          <table:table-cell office:value-type="float" office:value="46.8" calcext:value-type="float">
            <text:p>46,8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66.4" calcext:value-type="float">
            <text:p>66,4</text:p>
          </table:table-cell>
          <table:table-cell office:value-type="float" office:value="12.2" calcext:value-type="float">
            <text:p>12,2</text:p>
          </table:table-cell>
          <table:table-cell office:value-type="float" office:value="-168" calcext:value-type="float">
            <text:p>-168</text:p>
          </table:table-cell>
          <table:table-cell office:value-type="float" office:value="2617.2" calcext:value-type="float">
            <text:p>2617,2</text:p>
          </table:table-cell>
          <table:table-cell table:formula="of:=([.E766]-[.E765])/10" office:value-type="float" office:value="-15.9299999999999" calcext:value-type="float">
            <text:p>-15,9299999999999</text:p>
          </table:table-cell>
          <table:table-cell table:formula="of:=AVERAGE([.P741:.P766])" office:value-type="float" office:value="-19.4611538461538" calcext:value-type="float">
            <text:p>-19,46</text:p>
          </table:table-cell>
        </table:table-row>
        <table:table-row table:style-name="ro1">
          <table:table-cell office:value-type="string" calcext:value-type="string">
            <text:p>13:31:25</text:p>
          </table:table-cell>
          <table:table-cell office:value-type="float" office:value="10" calcext:value-type="float">
            <text:p>10</text:p>
          </table:table-cell>
          <table:table-cell office:value-type="float" office:value="48.281391" calcext:value-type="float">
            <text:p>48,281391</text:p>
          </table:table-cell>
          <table:table-cell office:value-type="float" office:value="0.33427" calcext:value-type="float">
            <text:p>0,33427</text:p>
          </table:table-cell>
          <table:table-cell office:value-type="float" office:value="21450.3" calcext:value-type="float">
            <text:p>21450,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43.2" calcext:value-type="float">
            <text:p>-43,2</text:p>
          </table:table-cell>
          <table:table-cell office:value-type="float" office:value="47.9" calcext:value-type="float">
            <text:p>47,9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9" calcext:value-type="float">
            <text:p>-173,9</text:p>
          </table:table-cell>
          <table:table-cell office:value-type="float" office:value="2616.7" calcext:value-type="float">
            <text:p>2616,7</text:p>
          </table:table-cell>
          <table:table-cell table:formula="of:=([.E767]-[.E766])/10" office:value-type="float" office:value="-15.0400000000001" calcext:value-type="float">
            <text:p>-15,0400000000001</text:p>
          </table:table-cell>
          <table:table-cell table:formula="of:=AVERAGE([.P742:.P767])" office:value-type="float" office:value="-19.0519230769231" calcext:value-type="float">
            <text:p>-19,05</text:p>
          </table:table-cell>
        </table:table-row>
        <table:table-row table:style-name="ro1">
          <table:table-cell office:value-type="string" calcext:value-type="string">
            <text:p>13:31:35</text:p>
          </table:table-cell>
          <table:table-cell office:value-type="float" office:value="10" calcext:value-type="float">
            <text:p>10</text:p>
          </table:table-cell>
          <table:table-cell office:value-type="float" office:value="48.281891" calcext:value-type="float">
            <text:p>48,281891</text:p>
          </table:table-cell>
          <table:table-cell office:value-type="float" office:value="0.334418" calcext:value-type="float">
            <text:p>0,334418</text:p>
          </table:table-cell>
          <table:table-cell office:value-type="float" office:value="21297.1" calcext:value-type="float">
            <text:p>21297,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43.2" calcext:value-type="float">
            <text:p>-43,2</text:p>
          </table:table-cell>
          <table:table-cell office:value-type="float" office:value="48.9" calcext:value-type="float">
            <text:p>48,9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office:value-type="float" office:value="65.7" calcext:value-type="float">
            <text:p>65,7</text:p>
          </table:table-cell>
          <table:table-cell office:value-type="float" office:value="12.2" calcext:value-type="float">
            <text:p>12,2</text:p>
          </table:table-cell>
          <table:table-cell office:value-type="float" office:value="-175.6" calcext:value-type="float">
            <text:p>-175,6</text:p>
          </table:table-cell>
          <table:table-cell office:value-type="float" office:value="2616.2" calcext:value-type="float">
            <text:p>2616,2</text:p>
          </table:table-cell>
          <table:table-cell table:formula="of:=([.E768]-[.E767])/10" office:value-type="float" office:value="-15.3200000000001" calcext:value-type="float">
            <text:p>-15,3200000000001</text:p>
          </table:table-cell>
          <table:table-cell table:formula="of:=AVERAGE([.P743:.P768])" office:value-type="float" office:value="-18.6915384615385" calcext:value-type="float">
            <text:p>-18,69</text:p>
          </table:table-cell>
        </table:table-row>
        <table:table-row table:style-name="ro1">
          <table:table-cell office:value-type="string" calcext:value-type="string">
            <text:p>13:31:45</text:p>
          </table:table-cell>
          <table:table-cell office:value-type="float" office:value="10" calcext:value-type="float">
            <text:p>10</text:p>
          </table:table-cell>
          <table:table-cell office:value-type="float" office:value="48.282387" calcext:value-type="float">
            <text:p>48,282387</text:p>
          </table:table-cell>
          <table:table-cell office:value-type="float" office:value="0.334317" calcext:value-type="float">
            <text:p>0,334317</text:p>
          </table:table-cell>
          <table:table-cell office:value-type="float" office:value="21133.7" calcext:value-type="float">
            <text:p>21133,7</text:p>
          </table:table-cell>
          <table:table-cell office:value-type="float" office:value="22" calcext:value-type="float">
            <text:p>22</text:p>
          </table:table-cell>
          <table:table-cell office:value-type="float" office:value="19.9" calcext:value-type="float">
            <text:p>19,9</text:p>
          </table:table-cell>
          <table:table-cell office:value-type="float" office:value="-43.8" calcext:value-type="float">
            <text:p>-43,8</text:p>
          </table:table-cell>
          <table:table-cell office:value-type="float" office:value="50.2" calcext:value-type="float">
            <text:p>50,2</text:p>
          </table:table-cell>
          <table:table-cell office:value-type="float" office:value="3.8" calcext:value-type="float">
            <text:p>3,8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2.2" calcext:value-type="float">
            <text:p>12,2</text:p>
          </table:table-cell>
          <table:table-cell office:value-type="float" office:value="-176.3" calcext:value-type="float">
            <text:p>-176,3</text:p>
          </table:table-cell>
          <table:table-cell office:value-type="float" office:value="2615.7" calcext:value-type="float">
            <text:p>2615,7</text:p>
          </table:table-cell>
          <table:table-cell table:formula="of:=([.E769]-[.E768])/10" office:value-type="float" office:value="-16.3399999999998" calcext:value-type="float">
            <text:p>-16,3399999999998</text:p>
          </table:table-cell>
          <table:table-cell table:formula="of:=AVERAGE([.P744:.P769])" office:value-type="float" office:value="-18.4046153846154" calcext:value-type="float">
            <text:p>-18,40</text:p>
          </table:table-cell>
        </table:table-row>
        <table:table-row table:style-name="ro1">
          <table:table-cell office:value-type="string" calcext:value-type="string">
            <text:p>13:31:55</text:p>
          </table:table-cell>
          <table:table-cell office:value-type="float" office:value="10" calcext:value-type="float">
            <text:p>10</text:p>
          </table:table-cell>
          <table:table-cell office:value-type="float" office:value="48.282803" calcext:value-type="float">
            <text:p>48,282803</text:p>
          </table:table-cell>
          <table:table-cell office:value-type="float" office:value="0.333823" calcext:value-type="float">
            <text:p>0,333823</text:p>
          </table:table-cell>
          <table:table-cell office:value-type="float" office:value="20965.8" calcext:value-type="float">
            <text:p>20965,8</text:p>
          </table:table-cell>
          <table:table-cell office:value-type="float" office:value="21.9" calcext:value-type="float">
            <text:p>21,9</text:p>
          </table:table-cell>
          <table:table-cell office:value-type="float" office:value="19.8" calcext:value-type="float">
            <text:p>19,8</text:p>
          </table:table-cell>
          <table:table-cell office:value-type="float" office:value="-42.8" calcext:value-type="float">
            <text:p>-42,8</text:p>
          </table:table-cell>
          <table:table-cell office:value-type="float" office:value="51.4" calcext:value-type="float">
            <text:p>51,4</text:p>
          </table:table-cell>
          <table:table-cell office:value-type="float" office:value="3.7" calcext:value-type="float">
            <text:p>3,7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2.2" calcext:value-type="float">
            <text:p>12,2</text:p>
          </table:table-cell>
          <table:table-cell office:value-type="float" office:value="-172.6" calcext:value-type="float">
            <text:p>-172,6</text:p>
          </table:table-cell>
          <table:table-cell office:value-type="float" office:value="2615.2" calcext:value-type="float">
            <text:p>2615,2</text:p>
          </table:table-cell>
          <table:table-cell table:formula="of:=([.E770]-[.E769])/10" office:value-type="float" office:value="-16.7900000000001" calcext:value-type="float">
            <text:p>-16,7900000000001</text:p>
          </table:table-cell>
          <table:table-cell table:formula="of:=AVERAGE([.P745:.P770])" office:value-type="float" office:value="-18.1673076923077" calcext:value-type="float">
            <text:p>-18,17</text:p>
          </table:table-cell>
        </table:table-row>
        <table:table-row table:style-name="ro1">
          <table:table-cell office:value-type="string" calcext:value-type="string">
            <text:p>13:32:05</text:p>
          </table:table-cell>
          <table:table-cell office:value-type="float" office:value="10" calcext:value-type="float">
            <text:p>10</text:p>
          </table:table-cell>
          <table:table-cell office:value-type="float" office:value="48.283218" calcext:value-type="float">
            <text:p>48,283218</text:p>
          </table:table-cell>
          <table:table-cell office:value-type="float" office:value="0.333258" calcext:value-type="float">
            <text:p>0,333258</text:p>
          </table:table-cell>
          <table:table-cell office:value-type="float" office:value="20812.1" calcext:value-type="float">
            <text:p>20812,1</text:p>
          </table:table-cell>
          <table:table-cell office:value-type="float" office:value="21.9" calcext:value-type="float">
            <text:p>21,9</text:p>
          </table:table-cell>
          <table:table-cell office:value-type="float" office:value="19.6" calcext:value-type="float">
            <text:p>19,6</text:p>
          </table:table-cell>
          <table:table-cell office:value-type="float" office:value="-42.5" calcext:value-type="float">
            <text:p>-42,5</text:p>
          </table:table-cell>
          <table:table-cell office:value-type="float" office:value="52.6" calcext:value-type="float">
            <text:p>52,6</text:p>
          </table:table-cell>
          <table:table-cell office:value-type="float" office:value="3.7" calcext:value-type="float">
            <text:p>3,7</text:p>
          </table:table-cell>
          <table:table-cell office:value-type="float" office:value="1.2" calcext:value-type="float">
            <text:p>1,2</text:p>
          </table:table-cell>
          <table:table-cell office:value-type="float" office:value="66" calcext:value-type="float">
            <text:p>66</text:p>
          </table:table-cell>
          <table:table-cell office:value-type="float" office:value="12.2" calcext:value-type="float">
            <text:p>12,2</text:p>
          </table:table-cell>
          <table:table-cell office:value-type="float" office:value="-176.5" calcext:value-type="float">
            <text:p>-176,5</text:p>
          </table:table-cell>
          <table:table-cell office:value-type="float" office:value="2614.6" calcext:value-type="float">
            <text:p>2614,6</text:p>
          </table:table-cell>
          <table:table-cell table:formula="of:=([.E771]-[.E770])/10" office:value-type="float" office:value="-15.3700000000001" calcext:value-type="float">
            <text:p>-15,3700000000001</text:p>
          </table:table-cell>
          <table:table-cell table:formula="of:=AVERAGE([.P746:.P771])" office:value-type="float" office:value="-17.8611538461539" calcext:value-type="float">
            <text:p>-17,86</text:p>
          </table:table-cell>
        </table:table-row>
        <table:table-row table:style-name="ro1">
          <table:table-cell office:value-type="string" calcext:value-type="string">
            <text:p>13:32:15</text:p>
          </table:table-cell>
          <table:table-cell office:value-type="float" office:value="10" calcext:value-type="float">
            <text:p>10</text:p>
          </table:table-cell>
          <table:table-cell office:value-type="float" office:value="48.283031" calcext:value-type="float">
            <text:p>48,283031</text:p>
          </table:table-cell>
          <table:table-cell office:value-type="float" office:value="0.33308" calcext:value-type="float">
            <text:p>0,33308</text:p>
          </table:table-cell>
          <table:table-cell office:value-type="float" office:value="20656.4" calcext:value-type="float">
            <text:p>20656,4</text:p>
          </table:table-cell>
          <table:table-cell office:value-type="float" office:value="21.8" calcext:value-type="float">
            <text:p>21,8</text:p>
          </table:table-cell>
          <table:table-cell office:value-type="float" office:value="19.5" calcext:value-type="float">
            <text:p>19,5</text:p>
          </table:table-cell>
          <table:table-cell office:value-type="float" office:value="-42.2" calcext:value-type="float">
            <text:p>-42,2</text:p>
          </table:table-cell>
          <table:table-cell office:value-type="float" office:value="53.8" calcext:value-type="float">
            <text:p>53,8</text:p>
          </table:table-cell>
          <table:table-cell office:value-type="float" office:value="3.7" calcext:value-type="float">
            <text:p>3,7</text:p>
          </table:table-cell>
          <table:table-cell office:value-type="float" office:value="1.2" calcext:value-type="float">
            <text:p>1,2</text:p>
          </table:table-cell>
          <table:table-cell office:value-type="float" office:value="66.3" calcext:value-type="float">
            <text:p>66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614.2" calcext:value-type="float">
            <text:p>2614,2</text:p>
          </table:table-cell>
          <table:table-cell table:formula="of:=([.E772]-[.E771])/10" office:value-type="float" office:value="-15.5699999999997" calcext:value-type="float">
            <text:p>-15,5699999999997</text:p>
          </table:table-cell>
          <table:table-cell table:formula="of:=AVERAGE([.P747:.P772])" office:value-type="float" office:value="-17.5719230769231" calcext:value-type="float">
            <text:p>-17,57</text:p>
          </table:table-cell>
        </table:table-row>
        <table:table-row table:style-name="ro1">
          <table:table-cell office:value-type="string" calcext:value-type="string">
            <text:p>13:32:25</text:p>
          </table:table-cell>
          <table:table-cell office:value-type="float" office:value="10" calcext:value-type="float">
            <text:p>10</text:p>
          </table:table-cell>
          <table:table-cell office:value-type="float" office:value="48.283035" calcext:value-type="float">
            <text:p>48,283035</text:p>
          </table:table-cell>
          <table:table-cell office:value-type="float" office:value="0.333387" calcext:value-type="float">
            <text:p>0,333387</text:p>
          </table:table-cell>
          <table:table-cell office:value-type="float" office:value="20495.9" calcext:value-type="float">
            <text:p>20495,9</text:p>
          </table:table-cell>
          <table:table-cell office:value-type="float" office:value="21.8" calcext:value-type="float">
            <text:p>21,8</text:p>
          </table:table-cell>
          <table:table-cell office:value-type="float" office:value="19.4" calcext:value-type="float">
            <text:p>19,4</text:p>
          </table:table-cell>
          <table:table-cell office:value-type="float" office:value="-41.2" calcext:value-type="float">
            <text:p>-41,2</text:p>
          </table:table-cell>
          <table:table-cell office:value-type="float" office:value="55.2" calcext:value-type="float">
            <text:p>55,2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office:value-type="float" office:value="66.8" calcext:value-type="float">
            <text:p>66,8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13.7" calcext:value-type="float">
            <text:p>2613,7</text:p>
          </table:table-cell>
          <table:table-cell table:formula="of:=([.E773]-[.E772])/10" office:value-type="float" office:value="-16.05" calcext:value-type="float">
            <text:p>-16,05</text:p>
          </table:table-cell>
          <table:table-cell table:formula="of:=AVERAGE([.P748:.P773])" office:value-type="float" office:value="-17.3946153846154" calcext:value-type="float">
            <text:p>-17,39</text:p>
          </table:table-cell>
        </table:table-row>
        <table:table-row table:style-name="ro1">
          <table:table-cell office:value-type="string" calcext:value-type="string">
            <text:p>13:32:35</text:p>
          </table:table-cell>
          <table:table-cell office:value-type="float" office:value="10" calcext:value-type="float">
            <text:p>10</text:p>
          </table:table-cell>
          <table:table-cell office:value-type="float" office:value="48.283569" calcext:value-type="float">
            <text:p>48,283569</text:p>
          </table:table-cell>
          <table:table-cell office:value-type="float" office:value="0.334045" calcext:value-type="float">
            <text:p>0,334045</text:p>
          </table:table-cell>
          <table:table-cell office:value-type="float" office:value="20336.4" calcext:value-type="float">
            <text:p>20336,4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-41" calcext:value-type="float">
            <text:p>-41</text:p>
          </table:table-cell>
          <table:table-cell office:value-type="float" office:value="56.4" calcext:value-type="float">
            <text:p>56,4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6.6" calcext:value-type="float">
            <text:p>66,6</text:p>
          </table:table-cell>
          <table:table-cell office:value-type="float" office:value="12.2" calcext:value-type="float">
            <text:p>12,2</text:p>
          </table:table-cell>
          <table:table-cell office:value-type="float" office:value="-170.4" calcext:value-type="float">
            <text:p>-170,4</text:p>
          </table:table-cell>
          <table:table-cell office:value-type="float" office:value="2613.2" calcext:value-type="float">
            <text:p>2613,2</text:p>
          </table:table-cell>
          <table:table-cell table:formula="of:=([.E774]-[.E773])/10" office:value-type="float" office:value="-15.95" calcext:value-type="float">
            <text:p>-15,95</text:p>
          </table:table-cell>
          <table:table-cell table:formula="of:=AVERAGE([.P749:.P774])" office:value-type="float" office:value="-17.1942307692308" calcext:value-type="float">
            <text:p>-17,19</text:p>
          </table:table-cell>
        </table:table-row>
        <table:table-row table:style-name="ro1">
          <table:table-cell office:value-type="string" calcext:value-type="string">
            <text:p>13:32:45</text:p>
          </table:table-cell>
          <table:table-cell office:value-type="float" office:value="10" calcext:value-type="float">
            <text:p>10</text:p>
          </table:table-cell>
          <table:table-cell office:value-type="float" office:value="48.284328" calcext:value-type="float">
            <text:p>48,284328</text:p>
          </table:table-cell>
          <table:table-cell office:value-type="float" office:value="0.334423" calcext:value-type="float">
            <text:p>0,334423</text:p>
          </table:table-cell>
          <table:table-cell office:value-type="float" office:value="20177.5" calcext:value-type="float">
            <text:p>20177,5</text:p>
          </table:table-cell>
          <table:table-cell office:value-type="float" office:value="21.6" calcext:value-type="float">
            <text:p>21,6</text:p>
          </table:table-cell>
          <table:table-cell office:value-type="float" office:value="19.2" calcext:value-type="float">
            <text:p>19,2</text:p>
          </table:table-cell>
          <table:table-cell office:value-type="float" office:value="-41.8" calcext:value-type="float">
            <text:p>-41,8</text:p>
          </table:table-cell>
          <table:table-cell office:value-type="float" office:value="57.8" calcext:value-type="float">
            <text:p>57,8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6.8" calcext:value-type="float">
            <text:p>66,8</text:p>
          </table:table-cell>
          <table:table-cell office:value-type="float" office:value="12.2" calcext:value-type="float">
            <text:p>12,2</text:p>
          </table:table-cell>
          <table:table-cell office:value-type="float" office:value="-202.3" calcext:value-type="float">
            <text:p>-202,3</text:p>
          </table:table-cell>
          <table:table-cell office:value-type="float" office:value="2612.7" calcext:value-type="float">
            <text:p>2612,7</text:p>
          </table:table-cell>
          <table:table-cell table:formula="of:=([.E775]-[.E774])/10" office:value-type="float" office:value="-15.8900000000001" calcext:value-type="float">
            <text:p>-15,8900000000001</text:p>
          </table:table-cell>
          <table:table-cell table:formula="of:=AVERAGE([.P750:.P775])" office:value-type="float" office:value="-17.0042307692308" calcext:value-type="float">
            <text:p>-17,00</text:p>
          </table:table-cell>
        </table:table-row>
        <table:table-row table:style-name="ro1">
          <table:table-cell office:value-type="string" calcext:value-type="string">
            <text:p>13:32:55</text:p>
          </table:table-cell>
          <table:table-cell office:value-type="float" office:value="10" calcext:value-type="float">
            <text:p>10</text:p>
          </table:table-cell>
          <table:table-cell office:value-type="float" office:value="48.285233" calcext:value-type="float">
            <text:p>48,285233</text:p>
          </table:table-cell>
          <table:table-cell office:value-type="float" office:value="0.334328" calcext:value-type="float">
            <text:p>0,334328</text:p>
          </table:table-cell>
          <table:table-cell office:value-type="float" office:value="20022.5" calcext:value-type="float">
            <text:p>20022,5</text:p>
          </table:table-cell>
          <table:table-cell office:value-type="float" office:value="21.5" calcext:value-type="float">
            <text:p>21,5</text:p>
          </table:table-cell>
          <table:table-cell office:value-type="float" office:value="19.1" calcext:value-type="float">
            <text:p>19,1</text:p>
          </table:table-cell>
          <table:table-cell office:value-type="float" office:value="-40.8" calcext:value-type="float">
            <text:p>-40,8</text:p>
          </table:table-cell>
          <table:table-cell office:value-type="float" office:value="59.2" calcext:value-type="float">
            <text:p>59,2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7.6" calcext:value-type="float">
            <text:p>67,6</text:p>
          </table:table-cell>
          <table:table-cell office:value-type="float" office:value="12.2" calcext:value-type="float">
            <text:p>12,2</text:p>
          </table:table-cell>
          <table:table-cell office:value-type="float" office:value="-174.5" calcext:value-type="float">
            <text:p>-174,5</text:p>
          </table:table-cell>
          <table:table-cell office:value-type="float" office:value="2612.2" calcext:value-type="float">
            <text:p>2612,2</text:p>
          </table:table-cell>
          <table:table-cell table:formula="of:=([.E776]-[.E775])/10" office:value-type="float" office:value="-15.5" calcext:value-type="float">
            <text:p>-15,5</text:p>
          </table:table-cell>
          <table:table-cell table:formula="of:=AVERAGE([.P751:.P776])" office:value-type="float" office:value="-16.8161538461539" calcext:value-type="float">
            <text:p>-16,82</text:p>
          </table:table-cell>
        </table:table-row>
        <table:table-row table:style-name="ro1">
          <table:table-cell office:value-type="string" calcext:value-type="string">
            <text:p>13:33:05</text:p>
          </table:table-cell>
          <table:table-cell office:value-type="float" office:value="10" calcext:value-type="float">
            <text:p>10</text:p>
          </table:table-cell>
          <table:table-cell office:value-type="float" office:value="48.285751" calcext:value-type="float">
            <text:p>48,285751</text:p>
          </table:table-cell>
          <table:table-cell office:value-type="float" office:value="0.333942" calcext:value-type="float">
            <text:p>0,333942</text:p>
          </table:table-cell>
          <table:table-cell office:value-type="float" office:value="19877.1" calcext:value-type="float">
            <text:p>19877,1</text:p>
          </table:table-cell>
          <table:table-cell office:value-type="float" office:value="21.5" calcext:value-type="float">
            <text:p>21,5</text:p>
          </table:table-cell>
          <table:table-cell office:value-type="float" office:value="19" calcext:value-type="float">
            <text:p>19</text:p>
          </table:table-cell>
          <table:table-cell office:value-type="float" office:value="-41" calcext:value-type="float">
            <text:p>-41</text:p>
          </table:table-cell>
          <table:table-cell office:value-type="float" office:value="60.5" calcext:value-type="float">
            <text:p>60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8" calcext:value-type="float">
            <text:p>68</text:p>
          </table:table-cell>
          <table:table-cell office:value-type="float" office:value="12.2" calcext:value-type="float">
            <text:p>12,2</text:p>
          </table:table-cell>
          <table:table-cell office:value-type="float" office:value="-176.2" calcext:value-type="float">
            <text:p>-176,2</text:p>
          </table:table-cell>
          <table:table-cell office:value-type="float" office:value="2611.7" calcext:value-type="float">
            <text:p>2611,7</text:p>
          </table:table-cell>
          <table:table-cell table:formula="of:=([.E777]-[.E776])/10" office:value-type="float" office:value="-14.5400000000001" calcext:value-type="float">
            <text:p>-14,5400000000001</text:p>
          </table:table-cell>
          <table:table-cell table:formula="of:=AVERAGE([.P752:.P777])" office:value-type="float" office:value="-16.6023076923077" calcext:value-type="float">
            <text:p>-16,60</text:p>
          </table:table-cell>
        </table:table-row>
        <table:table-row table:style-name="ro1">
          <table:table-cell office:value-type="string" calcext:value-type="string">
            <text:p>13:33:15</text:p>
          </table:table-cell>
          <table:table-cell office:value-type="float" office:value="10" calcext:value-type="float">
            <text:p>10</text:p>
          </table:table-cell>
          <table:table-cell office:value-type="float" office:value="48.28624" calcext:value-type="float">
            <text:p>48,28624</text:p>
          </table:table-cell>
          <table:table-cell office:value-type="float" office:value="0.334055" calcext:value-type="float">
            <text:p>0,334055</text:p>
          </table:table-cell>
          <table:table-cell office:value-type="float" office:value="19737.2" calcext:value-type="float">
            <text:p>19737,2</text:p>
          </table:table-cell>
          <table:table-cell office:value-type="float" office:value="21.4" calcext:value-type="float">
            <text:p>21,4</text:p>
          </table:table-cell>
          <table:table-cell office:value-type="float" office:value="18.8" calcext:value-type="float">
            <text:p>18,8</text:p>
          </table:table-cell>
          <table:table-cell office:value-type="float" office:value="-42.8" calcext:value-type="float">
            <text:p>-42,8</text:p>
          </table:table-cell>
          <table:table-cell office:value-type="float" office:value="61.9" calcext:value-type="float">
            <text:p>61,9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8.2" calcext:value-type="float">
            <text:p>68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3" calcext:value-type="float">
            <text:p>-171,3</text:p>
          </table:table-cell>
          <table:table-cell office:value-type="float" office:value="2611.2" calcext:value-type="float">
            <text:p>2611,2</text:p>
          </table:table-cell>
          <table:table-cell table:formula="of:=([.E778]-[.E777])/10" office:value-type="float" office:value="-13.9899999999998" calcext:value-type="float">
            <text:p>-13,9899999999998</text:p>
          </table:table-cell>
          <table:table-cell table:formula="of:=AVERAGE([.P753:.P778])" office:value-type="float" office:value="-16.4276923076923" calcext:value-type="float">
            <text:p>-16,43</text:p>
          </table:table-cell>
        </table:table-row>
        <table:table-row table:style-name="ro1">
          <table:table-cell office:value-type="string" calcext:value-type="string">
            <text:p>13:33:25</text:p>
          </table:table-cell>
          <table:table-cell office:value-type="float" office:value="10" calcext:value-type="float">
            <text:p>10</text:p>
          </table:table-cell>
          <table:table-cell office:value-type="float" office:value="48.286514" calcext:value-type="float">
            <text:p>48,286514</text:p>
          </table:table-cell>
          <table:table-cell office:value-type="float" office:value="0.334132" calcext:value-type="float">
            <text:p>0,334132</text:p>
          </table:table-cell>
          <table:table-cell office:value-type="float" office:value="19594.3" calcext:value-type="float">
            <text:p>19594,3</text:p>
          </table:table-cell>
          <table:table-cell office:value-type="float" office:value="21.4" calcext:value-type="float">
            <text:p>21,4</text:p>
          </table:table-cell>
          <table:table-cell office:value-type="float" office:value="18.7" calcext:value-type="float">
            <text:p>18,7</text:p>
          </table:table-cell>
          <table:table-cell office:value-type="float" office:value="-41.8" calcext:value-type="float">
            <text:p>-41,8</text:p>
          </table:table-cell>
          <table:table-cell office:value-type="float" office:value="63.2" calcext:value-type="float">
            <text:p>63,2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8.8" calcext:value-type="float">
            <text:p>68,8</text:p>
          </table:table-cell>
          <table:table-cell office:value-type="float" office:value="12.2" calcext:value-type="float">
            <text:p>12,2</text:p>
          </table:table-cell>
          <table:table-cell office:value-type="float" office:value="-173" calcext:value-type="float">
            <text:p>-173</text:p>
          </table:table-cell>
          <table:table-cell office:value-type="float" office:value="2610.8" calcext:value-type="float">
            <text:p>2610,8</text:p>
          </table:table-cell>
          <table:table-cell table:formula="of:=([.E779]-[.E778])/10" office:value-type="float" office:value="-14.2900000000001" calcext:value-type="float">
            <text:p>-14,2900000000001</text:p>
          </table:table-cell>
          <table:table-cell table:formula="of:=AVERAGE([.P754:.P779])" office:value-type="float" office:value="-16.2276923076923" calcext:value-type="float">
            <text:p>-16,23</text:p>
          </table:table-cell>
        </table:table-row>
        <table:table-row table:style-name="ro1">
          <table:table-cell office:value-type="string" calcext:value-type="string">
            <text:p>13:33:35</text:p>
          </table:table-cell>
          <table:table-cell office:value-type="float" office:value="10" calcext:value-type="float">
            <text:p>10</text:p>
          </table:table-cell>
          <table:table-cell office:value-type="float" office:value="48.286942" calcext:value-type="float">
            <text:p>48,286942</text:p>
          </table:table-cell>
          <table:table-cell office:value-type="float" office:value="0.334112" calcext:value-type="float">
            <text:p>0,334112</text:p>
          </table:table-cell>
          <table:table-cell office:value-type="float" office:value="19452.8" calcext:value-type="float">
            <text:p>19452,8</text:p>
          </table:table-cell>
          <table:table-cell office:value-type="float" office:value="21.2" calcext:value-type="float">
            <text:p>21,2</text:p>
          </table:table-cell>
          <table:table-cell office:value-type="float" office:value="18.6" calcext:value-type="float">
            <text:p>18,6</text:p>
          </table:table-cell>
          <table:table-cell office:value-type="float" office:value="-41" calcext:value-type="float">
            <text:p>-41</text:p>
          </table:table-cell>
          <table:table-cell office:value-type="float" office:value="64.5" calcext:value-type="float">
            <text:p>64,5</text:p>
          </table:table-cell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69" calcext:value-type="float">
            <text:p>69</text:p>
          </table:table-cell>
          <table:table-cell office:value-type="float" office:value="12.2" calcext:value-type="float">
            <text:p>12,2</text:p>
          </table:table-cell>
          <table:table-cell office:value-type="float" office:value="-175.5" calcext:value-type="float">
            <text:p>-175,5</text:p>
          </table:table-cell>
          <table:table-cell office:value-type="float" office:value="2610.3" calcext:value-type="float">
            <text:p>2610,3</text:p>
          </table:table-cell>
          <table:table-cell table:formula="of:=([.E780]-[.E779])/10" office:value-type="float" office:value="-14.15" calcext:value-type="float">
            <text:p>-14,15</text:p>
          </table:table-cell>
          <table:table-cell table:formula="of:=AVERAGE([.P755:.P780])" office:value-type="float" office:value="-16.055" calcext:value-type="float">
            <text:p>-16,06</text:p>
          </table:table-cell>
        </table:table-row>
        <table:table-row table:style-name="ro1">
          <table:table-cell office:value-type="string" calcext:value-type="string">
            <text:p>13:33:45</text:p>
          </table:table-cell>
          <table:table-cell office:value-type="float" office:value="10" calcext:value-type="float">
            <text:p>10</text:p>
          </table:table-cell>
          <table:table-cell office:value-type="float" office:value="48.287498" calcext:value-type="float">
            <text:p>48,287498</text:p>
          </table:table-cell>
          <table:table-cell office:value-type="float" office:value="0.334672" calcext:value-type="float">
            <text:p>0,334672</text:p>
          </table:table-cell>
          <table:table-cell office:value-type="float" office:value="19322.4" calcext:value-type="float">
            <text:p>19322,4</text:p>
          </table:table-cell>
          <table:table-cell office:value-type="float" office:value="21.1" calcext:value-type="float">
            <text:p>21,1</text:p>
          </table:table-cell>
          <table:table-cell office:value-type="float" office:value="18.5" calcext:value-type="float">
            <text:p>18,5</text:p>
          </table:table-cell>
          <table:table-cell office:value-type="float" office:value="-41.8" calcext:value-type="float">
            <text:p>-41,8</text:p>
          </table:table-cell>
          <table:table-cell office:value-type="float" office:value="65.8" calcext:value-type="float">
            <text:p>65,8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8.8" calcext:value-type="float">
            <text:p>68,8</text:p>
          </table:table-cell>
          <table:table-cell office:value-type="float" office:value="12.2" calcext:value-type="float">
            <text:p>12,2</text:p>
          </table:table-cell>
          <table:table-cell office:value-type="float" office:value="-168.4" calcext:value-type="float">
            <text:p>-168,4</text:p>
          </table:table-cell>
          <table:table-cell office:value-type="float" office:value="2609.8" calcext:value-type="float">
            <text:p>2609,8</text:p>
          </table:table-cell>
          <table:table-cell table:formula="of:=([.E781]-[.E780])/10" office:value-type="float" office:value="-13.0399999999998" calcext:value-type="float">
            <text:p>-13,0399999999998</text:p>
          </table:table-cell>
          <table:table-cell table:formula="of:=AVERAGE([.P756:.P781])" office:value-type="float" office:value="-15.885" calcext:value-type="float">
            <text:p>-15,89</text:p>
          </table:table-cell>
        </table:table-row>
        <table:table-row table:style-name="ro1">
          <table:table-cell office:value-type="string" calcext:value-type="string">
            <text:p>13:33:55</text:p>
          </table:table-cell>
          <table:table-cell office:value-type="float" office:value="10" calcext:value-type="float">
            <text:p>10</text:p>
          </table:table-cell>
          <table:table-cell office:value-type="float" office:value="48.288315" calcext:value-type="float">
            <text:p>48,288315</text:p>
          </table:table-cell>
          <table:table-cell office:value-type="float" office:value="0.335152" calcext:value-type="float">
            <text:p>0,335152</text:p>
          </table:table-cell>
          <table:table-cell office:value-type="float" office:value="19185" calcext:value-type="float">
            <text:p>19185</text:p>
          </table:table-cell>
          <table:table-cell office:value-type="float" office:value="21.1" calcext:value-type="float">
            <text:p>21,1</text:p>
          </table:table-cell>
          <table:table-cell office:value-type="float" office:value="18.3" calcext:value-type="float">
            <text:p>18,3</text:p>
          </table:table-cell>
          <table:table-cell office:value-type="float" office:value="-45" calcext:value-type="float">
            <text:p>-45</text:p>
          </table:table-cell>
          <table:table-cell office:value-type="float" office:value="67.2" calcext:value-type="float">
            <text:p>67,2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office:value-type="float" office:value="69.2" calcext:value-type="float">
            <text:p>69,2</text:p>
          </table:table-cell>
          <table:table-cell office:value-type="float" office:value="12.2" calcext:value-type="float">
            <text:p>12,2</text:p>
          </table:table-cell>
          <table:table-cell office:value-type="float" office:value="-177.9" calcext:value-type="float">
            <text:p>-177,9</text:p>
          </table:table-cell>
          <table:table-cell office:value-type="float" office:value="2609.3" calcext:value-type="float">
            <text:p>2609,3</text:p>
          </table:table-cell>
          <table:table-cell table:formula="of:=([.E782]-[.E781])/10" office:value-type="float" office:value="-13.7400000000001" calcext:value-type="float">
            <text:p>-13,7400000000001</text:p>
          </table:table-cell>
          <table:table-cell table:formula="of:=AVERAGE([.P757:.P782])" office:value-type="float" office:value="-15.6780769230769" calcext:value-type="float">
            <text:p>-15,68</text:p>
          </table:table-cell>
        </table:table-row>
        <table:table-row table:style-name="ro1">
          <table:table-cell office:value-type="string" calcext:value-type="string">
            <text:p>13:34:05</text:p>
          </table:table-cell>
          <table:table-cell office:value-type="float" office:value="10" calcext:value-type="float">
            <text:p>10</text:p>
          </table:table-cell>
          <table:table-cell office:value-type="float" office:value="48.289326" calcext:value-type="float">
            <text:p>48,289326</text:p>
          </table:table-cell>
          <table:table-cell office:value-type="float" office:value="0.335058" calcext:value-type="float">
            <text:p>0,335058</text:p>
          </table:table-cell>
          <table:table-cell office:value-type="float" office:value="19049.6" calcext:value-type="float">
            <text:p>19049,6</text:p>
          </table:table-cell>
          <table:table-cell office:value-type="float" office:value="21" calcext:value-type="float">
            <text:p>21</text:p>
          </table:table-cell>
          <table:table-cell office:value-type="float" office:value="18.2" calcext:value-type="float">
            <text:p>18,2</text:p>
          </table:table-cell>
          <table:table-cell office:value-type="float" office:value="-43.5" calcext:value-type="float">
            <text:p>-43,5</text:p>
          </table:table-cell>
          <table:table-cell office:value-type="float" office:value="68.6" calcext:value-type="float">
            <text:p>68,6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69.8" calcext:value-type="float">
            <text:p>69,8</text:p>
          </table:table-cell>
          <table:table-cell office:value-type="float" office:value="12.2" calcext:value-type="float">
            <text:p>12,2</text:p>
          </table:table-cell>
          <table:table-cell office:value-type="float" office:value="-174.7" calcext:value-type="float">
            <text:p>-174,7</text:p>
          </table:table-cell>
          <table:table-cell office:value-type="float" office:value="2608.7" calcext:value-type="float">
            <text:p>2608,7</text:p>
          </table:table-cell>
          <table:table-cell table:formula="of:=([.E783]-[.E782])/10" office:value-type="float" office:value="-13.5400000000001" calcext:value-type="float">
            <text:p>-13,5400000000001</text:p>
          </table:table-cell>
          <table:table-cell table:formula="of:=AVERAGE([.P758:.P783])" office:value-type="float" office:value="-15.5457692307692" calcext:value-type="float">
            <text:p>-15,55</text:p>
          </table:table-cell>
        </table:table-row>
        <table:table-row table:style-name="ro1">
          <table:table-cell office:value-type="string" calcext:value-type="string">
            <text:p>13:34:15</text:p>
          </table:table-cell>
          <table:table-cell office:value-type="float" office:value="10" calcext:value-type="float">
            <text:p>10</text:p>
          </table:table-cell>
          <table:table-cell office:value-type="float" office:value="48.290024" calcext:value-type="float">
            <text:p>48,290024</text:p>
          </table:table-cell>
          <table:table-cell office:value-type="float" office:value="0.334448" calcext:value-type="float">
            <text:p>0,334448</text:p>
          </table:table-cell>
          <table:table-cell office:value-type="float" office:value="18921.3" calcext:value-type="float">
            <text:p>18921,3</text:p>
          </table:table-cell>
          <table:table-cell office:value-type="float" office:value="20.9" calcext:value-type="float">
            <text:p>20,9</text:p>
          </table:table-cell>
          <table:table-cell office:value-type="float" office:value="18.1" calcext:value-type="float">
            <text:p>18,1</text:p>
          </table:table-cell>
          <table:table-cell office:value-type="float" office:value="-41.2" calcext:value-type="float">
            <text:p>-41,2</text:p>
          </table:table-cell>
          <table:table-cell office:value-type="float" office:value="69.9" calcext:value-type="float">
            <text:p>69,9</text:p>
          </table:table-cell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70.2" calcext:value-type="float">
            <text:p>70,2</text:p>
          </table:table-cell>
          <table:table-cell office:value-type="float" office:value="12.2" calcext:value-type="float">
            <text:p>12,2</text:p>
          </table:table-cell>
          <table:table-cell office:value-type="float" office:value="-170.3" calcext:value-type="float">
            <text:p>-170,3</text:p>
          </table:table-cell>
          <table:table-cell office:value-type="float" office:value="2608.2" calcext:value-type="float">
            <text:p>2608,2</text:p>
          </table:table-cell>
          <table:table-cell table:formula="of:=([.E784]-[.E783])/10" office:value-type="float" office:value="-12.8299999999999" calcext:value-type="float">
            <text:p>-12,8299999999999</text:p>
          </table:table-cell>
          <table:table-cell table:formula="of:=AVERAGE([.P759:.P784])" office:value-type="float" office:value="-15.4111538461538" calcext:value-type="float">
            <text:p>-15,41</text:p>
          </table:table-cell>
        </table:table-row>
        <table:table-row table:style-name="ro1">
          <table:table-cell office:value-type="string" calcext:value-type="string">
            <text:p>13:34:25</text:p>
          </table:table-cell>
          <table:table-cell office:value-type="float" office:value="10" calcext:value-type="float">
            <text:p>10</text:p>
          </table:table-cell>
          <table:table-cell office:value-type="float" office:value="48.290432" calcext:value-type="float">
            <text:p>48,290432</text:p>
          </table:table-cell>
          <table:table-cell office:value-type="float" office:value="0.333992" calcext:value-type="float">
            <text:p>0,333992</text:p>
          </table:table-cell>
          <table:table-cell office:value-type="float" office:value="18782.3" calcext:value-type="float">
            <text:p>18782,3</text:p>
          </table:table-cell>
          <table:table-cell office:value-type="float" office:value="20.9" calcext:value-type="float">
            <text:p>20,9</text:p>
          </table:table-cell>
          <table:table-cell office:value-type="float" office:value="17.9" calcext:value-type="float">
            <text:p>17,9</text:p>
          </table:table-cell>
          <table:table-cell office:value-type="float" office:value="-41.2" calcext:value-type="float">
            <text:p>-41,2</text:p>
          </table:table-cell>
          <table:table-cell office:value-type="float" office:value="71.4" calcext:value-type="float">
            <text:p>71,4</text:p>
          </table:table-cell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70.9" calcext:value-type="float">
            <text:p>70,9</text:p>
          </table:table-cell>
          <table:table-cell office:value-type="float" office:value="12.2" calcext:value-type="float">
            <text:p>12,2</text:p>
          </table:table-cell>
          <table:table-cell office:value-type="float" office:value="-176.1" calcext:value-type="float">
            <text:p>-176,1</text:p>
          </table:table-cell>
          <table:table-cell office:value-type="float" office:value="2607.8" calcext:value-type="float">
            <text:p>2607,8</text:p>
          </table:table-cell>
          <table:table-cell table:formula="of:=([.E785]-[.E784])/10" office:value-type="float" office:value="-13.9" calcext:value-type="float">
            <text:p>-13,9</text:p>
          </table:table-cell>
          <table:table-cell table:formula="of:=AVERAGE([.P760:.P785])" office:value-type="float" office:value="-15.3265384615385" calcext:value-type="float">
            <text:p>-15,33</text:p>
          </table:table-cell>
        </table:table-row>
        <table:table-row table:style-name="ro1">
          <table:table-cell office:value-type="string" calcext:value-type="string">
            <text:p>13:34:35</text:p>
          </table:table-cell>
          <table:table-cell office:value-type="float" office:value="10" calcext:value-type="float">
            <text:p>10</text:p>
          </table:table-cell>
          <table:table-cell office:value-type="float" office:value="48.290489" calcext:value-type="float">
            <text:p>48,290489</text:p>
          </table:table-cell>
          <table:table-cell office:value-type="float" office:value="0.333693" calcext:value-type="float">
            <text:p>0,333693</text:p>
          </table:table-cell>
          <table:table-cell office:value-type="float" office:value="18643.8" calcext:value-type="float">
            <text:p>18643,8</text:p>
          </table:table-cell>
          <table:table-cell office:value-type="float" office:value="20.8" calcext:value-type="float">
            <text:p>20,8</text:p>
          </table:table-cell>
          <table:table-cell office:value-type="float" office:value="17.8" calcext:value-type="float">
            <text:p>17,8</text:p>
          </table:table-cell>
          <table:table-cell office:value-type="float" office:value="-41.5" calcext:value-type="float">
            <text:p>-41,5</text:p>
          </table:table-cell>
          <table:table-cell office:value-type="float" office:value="72.9" calcext:value-type="float">
            <text:p>72,9</text:p>
          </table:table-cell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71.4" calcext:value-type="float">
            <text:p>71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5" calcext:value-type="float">
            <text:p>-172,5</text:p>
          </table:table-cell>
          <table:table-cell office:value-type="float" office:value="2607.3" calcext:value-type="float">
            <text:p>2607,3</text:p>
          </table:table-cell>
          <table:table-cell table:formula="of:=([.E786]-[.E785])/10" office:value-type="float" office:value="-13.85" calcext:value-type="float">
            <text:p>-13,85</text:p>
          </table:table-cell>
          <table:table-cell table:formula="of:=AVERAGE([.P761:.P786])" office:value-type="float" office:value="-15.1676923076923" calcext:value-type="float">
            <text:p>-15,17</text:p>
          </table:table-cell>
        </table:table-row>
        <table:table-row table:style-name="ro1">
          <table:table-cell office:value-type="string" calcext:value-type="string">
            <text:p>13:34:45</text:p>
          </table:table-cell>
          <table:table-cell office:value-type="float" office:value="10" calcext:value-type="float">
            <text:p>10</text:p>
          </table:table-cell>
          <table:table-cell office:value-type="float" office:value="48.290394" calcext:value-type="float">
            <text:p>48,290394</text:p>
          </table:table-cell>
          <table:table-cell office:value-type="float" office:value="0.334343" calcext:value-type="float">
            <text:p>0,334343</text:p>
          </table:table-cell>
          <table:table-cell office:value-type="float" office:value="18526.6" calcext:value-type="float">
            <text:p>18526,6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-44.8" calcext:value-type="float">
            <text:p>-44,8</text:p>
          </table:table-cell>
          <table:table-cell office:value-type="float" office:value="74.3" calcext:value-type="float">
            <text:p>74,3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1.9" calcext:value-type="float">
            <text:p>71,9</text:p>
          </table:table-cell>
          <table:table-cell office:value-type="float" office:value="12.2" calcext:value-type="float">
            <text:p>12,2</text:p>
          </table:table-cell>
          <table:table-cell office:value-type="float" office:value="-203.9" calcext:value-type="float">
            <text:p>-203,9</text:p>
          </table:table-cell>
          <table:table-cell office:value-type="float" office:value="2606.8" calcext:value-type="float">
            <text:p>2606,8</text:p>
          </table:table-cell>
          <table:table-cell table:formula="of:=([.E787]-[.E786])/10" office:value-type="float" office:value="-11.7200000000001" calcext:value-type="float">
            <text:p>-11,7200000000001</text:p>
          </table:table-cell>
          <table:table-cell table:formula="of:=AVERAGE([.P762:.P787])" office:value-type="float" office:value="-14.8819230769231" calcext:value-type="float">
            <text:p>-14,88</text:p>
          </table:table-cell>
        </table:table-row>
        <table:table-row table:style-name="ro1">
          <table:table-cell office:value-type="string" calcext:value-type="string">
            <text:p>13:34:55</text:p>
          </table:table-cell>
          <table:table-cell office:value-type="float" office:value="10" calcext:value-type="float">
            <text:p>10</text:p>
          </table:table-cell>
          <table:table-cell office:value-type="float" office:value="48.290092" calcext:value-type="float">
            <text:p>48,290092</text:p>
          </table:table-cell>
          <table:table-cell office:value-type="float" office:value="0.334862" calcext:value-type="float">
            <text:p>0,334862</text:p>
          </table:table-cell>
          <table:table-cell office:value-type="float" office:value="18401" calcext:value-type="float">
            <text:p>18401</text:p>
          </table:table-cell>
          <table:table-cell office:value-type="float" office:value="20.5" calcext:value-type="float">
            <text:p>20,5</text:p>
          </table:table-cell>
          <table:table-cell office:value-type="float" office:value="17.5" calcext:value-type="float">
            <text:p>17,5</text:p>
          </table:table-cell>
          <table:table-cell office:value-type="float" office:value="-43.5" calcext:value-type="float">
            <text:p>-43,5</text:p>
          </table:table-cell>
          <table:table-cell office:value-type="float" office:value="75.6" calcext:value-type="float">
            <text:p>75,6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72.1" calcext:value-type="float">
            <text:p>72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9" calcext:value-type="float">
            <text:p>-168,9</text:p>
          </table:table-cell>
          <table:table-cell office:value-type="float" office:value="2606.3" calcext:value-type="float">
            <text:p>2606,3</text:p>
          </table:table-cell>
          <table:table-cell table:formula="of:=([.E788]-[.E787])/10" office:value-type="float" office:value="-12.5599999999999" calcext:value-type="float">
            <text:p>-12,5599999999999</text:p>
          </table:table-cell>
          <table:table-cell table:formula="of:=AVERAGE([.P763:.P788])" office:value-type="float" office:value="-14.7134615384615" calcext:value-type="float">
            <text:p>-14,71</text:p>
          </table:table-cell>
        </table:table-row>
        <table:table-row table:style-name="ro1">
          <table:table-cell office:value-type="string" calcext:value-type="string">
            <text:p>13:35:05</text:p>
          </table:table-cell>
          <table:table-cell office:value-type="float" office:value="9" calcext:value-type="float">
            <text:p>9</text:p>
          </table:table-cell>
          <table:table-cell office:value-type="float" office:value="48.290024" calcext:value-type="float">
            <text:p>48,290024</text:p>
          </table:table-cell>
          <table:table-cell office:value-type="float" office:value="0.335495" calcext:value-type="float">
            <text:p>0,335495</text:p>
          </table:table-cell>
          <table:table-cell office:value-type="float" office:value="18274.2" calcext:value-type="float">
            <text:p>18274,2</text:p>
          </table:table-cell>
          <table:table-cell office:value-type="float" office:value="20.5" calcext:value-type="float">
            <text:p>20,5</text:p>
          </table:table-cell>
          <table:table-cell office:value-type="float" office:value="17.4" calcext:value-type="float">
            <text:p>17,4</text:p>
          </table:table-cell>
          <table:table-cell office:value-type="float" office:value="-44" calcext:value-type="float">
            <text:p>-44</text:p>
          </table:table-cell>
          <table:table-cell office:value-type="float" office:value="77.1" calcext:value-type="float">
            <text:p>77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72.6" calcext:value-type="float">
            <text:p>72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3" calcext:value-type="float">
            <text:p>-168,3</text:p>
          </table:table-cell>
          <table:table-cell office:value-type="float" office:value="2605.8" calcext:value-type="float">
            <text:p>2605,8</text:p>
          </table:table-cell>
          <table:table-cell table:formula="of:=([.E789]-[.E788])/10" office:value-type="float" office:value="-12.6799999999999" calcext:value-type="float">
            <text:p>-12,6799999999999</text:p>
          </table:table-cell>
          <table:table-cell table:formula="of:=AVERAGE([.P764:.P789])" office:value-type="float" office:value="-14.5726923076923" calcext:value-type="float">
            <text:p>-14,57</text:p>
          </table:table-cell>
        </table:table-row>
        <table:table-row table:style-name="ro1">
          <table:table-cell office:value-type="string" calcext:value-type="string">
            <text:p>13:35:15</text:p>
          </table:table-cell>
          <table:table-cell office:value-type="float" office:value="10" calcext:value-type="float">
            <text:p>10</text:p>
          </table:table-cell>
          <table:table-cell office:value-type="float" office:value="48.290279" calcext:value-type="float">
            <text:p>48,290279</text:p>
          </table:table-cell>
          <table:table-cell office:value-type="float" office:value="0.336332" calcext:value-type="float">
            <text:p>0,336332</text:p>
          </table:table-cell>
          <table:table-cell office:value-type="float" office:value="18146.5" calcext:value-type="float">
            <text:p>18146,5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-43" calcext:value-type="float">
            <text:p>-43</text:p>
          </table:table-cell>
          <table:table-cell office:value-type="float" office:value="78.6" calcext:value-type="float">
            <text:p>78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2.9" calcext:value-type="float">
            <text:p>72,9</text:p>
          </table:table-cell>
          <table:table-cell office:value-type="float" office:value="12.2" calcext:value-type="float">
            <text:p>12,2</text:p>
          </table:table-cell>
          <table:table-cell office:value-type="float" office:value="-169.3" calcext:value-type="float">
            <text:p>-169,3</text:p>
          </table:table-cell>
          <table:table-cell office:value-type="float" office:value="2605.3" calcext:value-type="float">
            <text:p>2605,3</text:p>
          </table:table-cell>
          <table:table-cell table:formula="of:=([.E790]-[.E789])/10" office:value-type="float" office:value="-12.7700000000001" calcext:value-type="float">
            <text:p>-12,7700000000001</text:p>
          </table:table-cell>
          <table:table-cell table:formula="of:=AVERAGE([.P765:.P790])" office:value-type="float" office:value="-14.4930769230769" calcext:value-type="float">
            <text:p>-14,49</text:p>
          </table:table-cell>
        </table:table-row>
        <table:table-row table:style-name="ro1">
          <table:table-cell office:value-type="string" calcext:value-type="string">
            <text:p>13:35:25</text:p>
          </table:table-cell>
          <table:table-cell office:value-type="float" office:value="10" calcext:value-type="float">
            <text:p>10</text:p>
          </table:table-cell>
          <table:table-cell office:value-type="float" office:value="48.290707" calcext:value-type="float">
            <text:p>48,290707</text:p>
          </table:table-cell>
          <table:table-cell office:value-type="float" office:value="0.337035" calcext:value-type="float">
            <text:p>0,337035</text:p>
          </table:table-cell>
          <table:table-cell office:value-type="float" office:value="18025.5" calcext:value-type="float">
            <text:p>18025,5</text:p>
          </table:table-cell>
          <table:table-cell office:value-type="float" office:value="20.2" calcext:value-type="float">
            <text:p>20,2</text:p>
          </table:table-cell>
          <table:table-cell office:value-type="float" office:value="17.1" calcext:value-type="float">
            <text:p>17,1</text:p>
          </table:table-cell>
          <table:table-cell office:value-type="float" office:value="-42" calcext:value-type="float">
            <text:p>-42</text:p>
          </table:table-cell>
          <table:table-cell office:value-type="float" office:value="80.1" calcext:value-type="float">
            <text:p>80,1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3.5" calcext:value-type="float">
            <text:p>73,5</text:p>
          </table:table-cell>
          <table:table-cell office:value-type="float" office:value="12.2" calcext:value-type="float">
            <text:p>12,2</text:p>
          </table:table-cell>
          <table:table-cell office:value-type="float" office:value="-171.2" calcext:value-type="float">
            <text:p>-171,2</text:p>
          </table:table-cell>
          <table:table-cell office:value-type="float" office:value="2604.8" calcext:value-type="float">
            <text:p>2604,8</text:p>
          </table:table-cell>
          <table:table-cell table:formula="of:=([.E791]-[.E790])/10" office:value-type="float" office:value="-12.1" calcext:value-type="float">
            <text:p>-12,1</text:p>
          </table:table-cell>
          <table:table-cell table:formula="of:=AVERAGE([.P766:.P791])" office:value-type="float" office:value="-14.3634615384615" calcext:value-type="float">
            <text:p>-14,36</text:p>
          </table:table-cell>
        </table:table-row>
        <table:table-row table:style-name="ro1">
          <table:table-cell office:value-type="string" calcext:value-type="string">
            <text:p>13:35:35</text:p>
          </table:table-cell>
          <table:table-cell office:value-type="float" office:value="10" calcext:value-type="float">
            <text:p>10</text:p>
          </table:table-cell>
          <table:table-cell office:value-type="float" office:value="48.291214" calcext:value-type="float">
            <text:p>48,291214</text:p>
          </table:table-cell>
          <table:table-cell office:value-type="float" office:value="0.337515" calcext:value-type="float">
            <text:p>0,337515</text:p>
          </table:table-cell>
          <table:table-cell office:value-type="float" office:value="17902.8" calcext:value-type="float">
            <text:p>17902,8</text:p>
          </table:table-cell>
          <table:table-cell office:value-type="float" office:value="20.1" calcext:value-type="float">
            <text:p>20,1</text:p>
          </table:table-cell>
          <table:table-cell office:value-type="float" office:value="17" calcext:value-type="float">
            <text:p>17</text:p>
          </table:table-cell>
          <table:table-cell office:value-type="float" office:value="-41" calcext:value-type="float">
            <text:p>-41</text:p>
          </table:table-cell>
          <table:table-cell office:value-type="float" office:value="81.6" calcext:value-type="float">
            <text:p>81,6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73.8" calcext:value-type="float">
            <text:p>73,8</text:p>
          </table:table-cell>
          <table:table-cell office:value-type="float" office:value="12.2" calcext:value-type="float">
            <text:p>12,2</text:p>
          </table:table-cell>
          <table:table-cell office:value-type="float" office:value="-175.6" calcext:value-type="float">
            <text:p>-175,6</text:p>
          </table:table-cell>
          <table:table-cell office:value-type="float" office:value="2604.4" calcext:value-type="float">
            <text:p>2604,4</text:p>
          </table:table-cell>
          <table:table-cell table:formula="of:=([.E792]-[.E791])/10" office:value-type="float" office:value="-12.2700000000001" calcext:value-type="float">
            <text:p>-12,2700000000001</text:p>
          </table:table-cell>
          <table:table-cell table:formula="of:=AVERAGE([.P767:.P792])" office:value-type="float" office:value="-14.2226923076923" calcext:value-type="float">
            <text:p>-14,22</text:p>
          </table:table-cell>
        </table:table-row>
        <table:table-row table:style-name="ro1">
          <table:table-cell office:value-type="string" calcext:value-type="string">
            <text:p>13:35:45</text:p>
          </table:table-cell>
          <table:table-cell office:value-type="float" office:value="10" calcext:value-type="float">
            <text:p>10</text:p>
          </table:table-cell>
          <table:table-cell office:value-type="float" office:value="48.29171" calcext:value-type="float">
            <text:p>48,29171</text:p>
          </table:table-cell>
          <table:table-cell office:value-type="float" office:value="0.338182" calcext:value-type="float">
            <text:p>0,338182</text:p>
          </table:table-cell>
          <table:table-cell office:value-type="float" office:value="17779.2" calcext:value-type="float">
            <text:p>17779,2</text:p>
          </table:table-cell>
          <table:table-cell office:value-type="float" office:value="20" calcext:value-type="float">
            <text:p>20</text:p>
          </table:table-cell>
          <table:table-cell office:value-type="float" office:value="16.8" calcext:value-type="float">
            <text:p>16,8</text:p>
          </table:table-cell>
          <table:table-cell office:value-type="float" office:value="-40.5" calcext:value-type="float">
            <text:p>-40,5</text:p>
          </table:table-cell>
          <table:table-cell office:value-type="float" office:value="83.1" calcext:value-type="float">
            <text:p>83,1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74.1" calcext:value-type="float">
            <text:p>74,1</text:p>
          </table:table-cell>
          <table:table-cell office:value-type="float" office:value="12.2" calcext:value-type="float">
            <text:p>12,2</text:p>
          </table:table-cell>
          <table:table-cell office:value-type="float" office:value="-177.4" calcext:value-type="float">
            <text:p>-177,4</text:p>
          </table:table-cell>
          <table:table-cell office:value-type="float" office:value="2603.9" calcext:value-type="float">
            <text:p>2603,9</text:p>
          </table:table-cell>
          <table:table-cell table:formula="of:=([.E793]-[.E792])/10" office:value-type="float" office:value="-12.3599999999999" calcext:value-type="float">
            <text:p>-12,3599999999999</text:p>
          </table:table-cell>
          <table:table-cell table:formula="of:=AVERAGE([.P768:.P793])" office:value-type="float" office:value="-14.1196153846154" calcext:value-type="float">
            <text:p>-14,12</text:p>
          </table:table-cell>
        </table:table-row>
        <table:table-row table:style-name="ro1">
          <table:table-cell office:value-type="string" calcext:value-type="string">
            <text:p>13:35:55</text:p>
          </table:table-cell>
          <table:table-cell office:value-type="float" office:value="10" calcext:value-type="float">
            <text:p>10</text:p>
          </table:table-cell>
          <table:table-cell office:value-type="float" office:value="48.292145" calcext:value-type="float">
            <text:p>48,292145</text:p>
          </table:table-cell>
          <table:table-cell office:value-type="float" office:value="0.338547" calcext:value-type="float">
            <text:p>0,338547</text:p>
          </table:table-cell>
          <table:table-cell office:value-type="float" office:value="17650.3" calcext:value-type="float">
            <text:p>17650,3</text:p>
          </table:table-cell>
          <table:table-cell office:value-type="float" office:value="19.9" calcext:value-type="float">
            <text:p>19,9</text:p>
          </table:table-cell>
          <table:table-cell office:value-type="float" office:value="16.6" calcext:value-type="float">
            <text:p>16,6</text:p>
          </table:table-cell>
          <table:table-cell office:value-type="float" office:value="-42" calcext:value-type="float">
            <text:p>-42</text:p>
          </table:table-cell>
          <table:table-cell office:value-type="float" office:value="84.9" calcext:value-type="float">
            <text:p>84,9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74.7" calcext:value-type="float">
            <text:p>74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603.4" calcext:value-type="float">
            <text:p>2603,4</text:p>
          </table:table-cell>
          <table:table-cell table:formula="of:=([.E794]-[.E793])/10" office:value-type="float" office:value="-12.8900000000001" calcext:value-type="float">
            <text:p>-12,8900000000001</text:p>
          </table:table-cell>
          <table:table-cell table:formula="of:=AVERAGE([.P769:.P794])" office:value-type="float" office:value="-14.0261538461538" calcext:value-type="float">
            <text:p>-14,03</text:p>
          </table:table-cell>
        </table:table-row>
        <table:table-row table:style-name="ro1">
          <table:table-cell office:value-type="string" calcext:value-type="string">
            <text:p>13:36:05</text:p>
          </table:table-cell>
          <table:table-cell office:value-type="float" office:value="10" calcext:value-type="float">
            <text:p>10</text:p>
          </table:table-cell>
          <table:table-cell office:value-type="float" office:value="48.292355" calcext:value-type="float">
            <text:p>48,292355</text:p>
          </table:table-cell>
          <table:table-cell office:value-type="float" office:value="0.339143" calcext:value-type="float">
            <text:p>0,339143</text:p>
          </table:table-cell>
          <table:table-cell office:value-type="float" office:value="17528" calcext:value-type="float">
            <text:p>17528</text:p>
          </table:table-cell>
          <table:table-cell office:value-type="float" office:value="19.9" calcext:value-type="float">
            <text:p>19,9</text:p>
          </table:table-cell>
          <table:table-cell office:value-type="float" office:value="16.5" calcext:value-type="float">
            <text:p>16,5</text:p>
          </table:table-cell>
          <table:table-cell office:value-type="float" office:value="-40.8" calcext:value-type="float">
            <text:p>-40,8</text:p>
          </table:table-cell>
          <table:table-cell office:value-type="float" office:value="86.4" calcext:value-type="float">
            <text:p>86,4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74.1" calcext:value-type="float">
            <text:p>74,1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602.8" calcext:value-type="float">
            <text:p>2602,8</text:p>
          </table:table-cell>
          <table:table-cell table:formula="of:=([.E795]-[.E794])/10" office:value-type="float" office:value="-12.2299999999999" calcext:value-type="float">
            <text:p>-12,2299999999999</text:p>
          </table:table-cell>
          <table:table-cell table:formula="of:=AVERAGE([.P770:.P795])" office:value-type="float" office:value="-13.8680769230769" calcext:value-type="float">
            <text:p>-13,87</text:p>
          </table:table-cell>
        </table:table-row>
        <table:table-row table:style-name="ro1">
          <table:table-cell office:value-type="string" calcext:value-type="string">
            <text:p>13:36:15</text:p>
          </table:table-cell>
          <table:table-cell office:value-type="float" office:value="9" calcext:value-type="float">
            <text:p>9</text:p>
          </table:table-cell>
          <table:table-cell office:value-type="float" office:value="48.29285" calcext:value-type="float">
            <text:p>48,29285</text:p>
          </table:table-cell>
          <table:table-cell office:value-type="float" office:value="0.339903" calcext:value-type="float">
            <text:p>0,339903</text:p>
          </table:table-cell>
          <table:table-cell office:value-type="float" office:value="17402.8" calcext:value-type="float">
            <text:p>17402,8</text:p>
          </table:table-cell>
          <table:table-cell office:value-type="float" office:value="19.8" calcext:value-type="float">
            <text:p>19,8</text:p>
          </table:table-cell>
          <table:table-cell office:value-type="float" office:value="16.3" calcext:value-type="float">
            <text:p>16,3</text:p>
          </table:table-cell>
          <table:table-cell office:value-type="float" office:value="-39.8" calcext:value-type="float">
            <text:p>-39,8</text:p>
          </table:table-cell>
          <table:table-cell office:value-type="float" office:value="88.1" calcext:value-type="float">
            <text:p>88,1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74.3" calcext:value-type="float">
            <text:p>74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2" calcext:value-type="float">
            <text:p>-170,2</text:p>
          </table:table-cell>
          <table:table-cell office:value-type="float" office:value="2602.3" calcext:value-type="float">
            <text:p>2602,3</text:p>
          </table:table-cell>
          <table:table-cell table:formula="of:=([.E796]-[.E795])/10" office:value-type="float" office:value="-12.5200000000001" calcext:value-type="float">
            <text:p>-12,5200000000001</text:p>
          </table:table-cell>
          <table:table-cell table:formula="of:=AVERAGE([.P771:.P796])" office:value-type="float" office:value="-13.7038461538462" calcext:value-type="float">
            <text:p>-13,70</text:p>
          </table:table-cell>
        </table:table-row>
        <table:table-row table:style-name="ro1">
          <table:table-cell office:value-type="string" calcext:value-type="string">
            <text:p>13:36:25</text:p>
          </table:table-cell>
          <table:table-cell office:value-type="float" office:value="10" calcext:value-type="float">
            <text:p>10</text:p>
          </table:table-cell>
          <table:table-cell office:value-type="float" office:value="48.293468" calcext:value-type="float">
            <text:p>48,293468</text:p>
          </table:table-cell>
          <table:table-cell office:value-type="float" office:value="0.340718" calcext:value-type="float">
            <text:p>0,340718</text:p>
          </table:table-cell>
          <table:table-cell office:value-type="float" office:value="17280.5" calcext:value-type="float">
            <text:p>17280,5</text:p>
          </table:table-cell>
          <table:table-cell office:value-type="float" office:value="19.6" calcext:value-type="float">
            <text:p>19,6</text:p>
          </table:table-cell>
          <table:table-cell office:value-type="float" office:value="16.2" calcext:value-type="float">
            <text:p>16,2</text:p>
          </table:table-cell>
          <table:table-cell office:value-type="float" office:value="-39.8" calcext:value-type="float">
            <text:p>-39,8</text:p>
          </table:table-cell>
          <table:table-cell office:value-type="float" office:value="89.7" calcext:value-type="float">
            <text:p>89,7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4.7" calcext:value-type="float">
            <text:p>74,7</text:p>
          </table:table-cell>
          <table:table-cell office:value-type="float" office:value="12.2" calcext:value-type="float">
            <text:p>12,2</text:p>
          </table:table-cell>
          <table:table-cell office:value-type="float" office:value="-169.5" calcext:value-type="float">
            <text:p>-169,5</text:p>
          </table:table-cell>
          <table:table-cell office:value-type="float" office:value="2601.9" calcext:value-type="float">
            <text:p>2601,9</text:p>
          </table:table-cell>
          <table:table-cell table:formula="of:=([.E797]-[.E796])/10" office:value-type="float" office:value="-12.2299999999999" calcext:value-type="float">
            <text:p>-12,2299999999999</text:p>
          </table:table-cell>
          <table:table-cell table:formula="of:=AVERAGE([.P772:.P797])" office:value-type="float" office:value="-13.5830769230769" calcext:value-type="float">
            <text:p>-13,58</text:p>
          </table:table-cell>
        </table:table-row>
        <table:table-row table:style-name="ro1">
          <table:table-cell office:value-type="string" calcext:value-type="string">
            <text:p>13:36:35</text:p>
          </table:table-cell>
          <table:table-cell office:value-type="float" office:value="10" calcext:value-type="float">
            <text:p>10</text:p>
          </table:table-cell>
          <table:table-cell office:value-type="float" office:value="48.294498" calcext:value-type="float">
            <text:p>48,294498</text:p>
          </table:table-cell>
          <table:table-cell office:value-type="float" office:value="0.341328" calcext:value-type="float">
            <text:p>0,341328</text:p>
          </table:table-cell>
          <table:table-cell office:value-type="float" office:value="17166.3" calcext:value-type="float">
            <text:p>17166,3</text:p>
          </table:table-cell>
          <table:table-cell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office:value-type="float" office:value="-39.5" calcext:value-type="float">
            <text:p>-39,5</text:p>
          </table:table-cell>
          <table:table-cell office:value-type="float" office:value="91.3" calcext:value-type="float">
            <text:p>91,3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1" calcext:value-type="float">
            <text:p>75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601.4" calcext:value-type="float">
            <text:p>2601,4</text:p>
          </table:table-cell>
          <table:table-cell table:formula="of:=([.E798]-[.E797])/10" office:value-type="float" office:value="-11.4200000000001" calcext:value-type="float">
            <text:p>-11,4200000000001</text:p>
          </table:table-cell>
          <table:table-cell table:formula="of:=AVERAGE([.P773:.P798])" office:value-type="float" office:value="-13.4234615384615" calcext:value-type="float">
            <text:p>-13,42</text:p>
          </table:table-cell>
        </table:table-row>
        <table:table-row table:style-name="ro1">
          <table:table-cell office:value-type="string" calcext:value-type="string">
            <text:p>13:36:45</text:p>
          </table:table-cell>
          <table:table-cell office:value-type="float" office:value="10" calcext:value-type="float">
            <text:p>10</text:p>
          </table:table-cell>
          <table:table-cell office:value-type="float" office:value="48.295383" calcext:value-type="float">
            <text:p>48,295383</text:p>
          </table:table-cell>
          <table:table-cell office:value-type="float" office:value="0.341958" calcext:value-type="float">
            <text:p>0,341958</text:p>
          </table:table-cell>
          <table:table-cell office:value-type="float" office:value="17063.5" calcext:value-type="float">
            <text:p>17063,5</text:p>
          </table:table-cell>
          <table:table-cell office:value-type="float" office:value="19.4" calcext:value-type="float">
            <text:p>19,4</text:p>
          </table:table-cell>
          <table:table-cell office:value-type="float" office:value="15.9" calcext:value-type="float">
            <text:p>15,9</text:p>
          </table:table-cell>
          <table:table-cell office:value-type="float" office:value="-41.8" calcext:value-type="float">
            <text:p>-41,8</text:p>
          </table:table-cell>
          <table:table-cell office:value-type="float" office:value="92.7" calcext:value-type="float">
            <text:p>92,7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3" calcext:value-type="float">
            <text:p>75,3</text:p>
          </table:table-cell>
          <table:table-cell office:value-type="float" office:value="12.2" calcext:value-type="float">
            <text:p>12,2</text:p>
          </table:table-cell>
          <table:table-cell office:value-type="float" office:value="-185.6" calcext:value-type="float">
            <text:p>-185,6</text:p>
          </table:table-cell>
          <table:table-cell office:value-type="float" office:value="2600.9" calcext:value-type="float">
            <text:p>2600,9</text:p>
          </table:table-cell>
          <table:table-cell table:formula="of:=([.E799]-[.E798])/10" office:value-type="float" office:value="-10.2799999999999" calcext:value-type="float">
            <text:p>-10,2799999999999</text:p>
          </table:table-cell>
          <table:table-cell table:formula="of:=AVERAGE([.P774:.P799])" office:value-type="float" office:value="-13.2015384615385" calcext:value-type="float">
            <text:p>-13,20</text:p>
          </table:table-cell>
        </table:table-row>
        <table:table-row table:style-name="ro1">
          <table:table-cell office:value-type="string" calcext:value-type="string">
            <text:p>13:36:55</text:p>
          </table:table-cell>
          <table:table-cell office:value-type="float" office:value="10" calcext:value-type="float">
            <text:p>10</text:p>
          </table:table-cell>
          <table:table-cell office:value-type="float" office:value="48.296288" calcext:value-type="float">
            <text:p>48,296288</text:p>
          </table:table-cell>
          <table:table-cell office:value-type="float" office:value="0.342488" calcext:value-type="float">
            <text:p>0,342488</text:p>
          </table:table-cell>
          <table:table-cell office:value-type="float" office:value="16955.8" calcext:value-type="float">
            <text:p>16955,8</text:p>
          </table:table-cell>
          <table:table-cell office:value-type="float" office:value="19.2" calcext:value-type="float">
            <text:p>19,2</text:p>
          </table:table-cell>
          <table:table-cell office:value-type="float" office:value="15.7" calcext:value-type="float">
            <text:p>15,7</text:p>
          </table:table-cell>
          <table:table-cell office:value-type="float" office:value="-40.2" calcext:value-type="float">
            <text:p>-40,2</text:p>
          </table:table-cell>
          <table:table-cell office:value-type="float" office:value="94.3" calcext:value-type="float">
            <text:p>94,3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6" calcext:value-type="float">
            <text:p>7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3.7" calcext:value-type="float">
            <text:p>-173,7</text:p>
          </table:table-cell>
          <table:table-cell office:value-type="float" office:value="2600.4" calcext:value-type="float">
            <text:p>2600,4</text:p>
          </table:table-cell>
          <table:table-cell table:formula="of:=([.E800]-[.E799])/10" office:value-type="float" office:value="-10.7700000000001" calcext:value-type="float">
            <text:p>-10,7700000000001</text:p>
          </table:table-cell>
          <table:table-cell table:formula="of:=AVERAGE([.P775:.P800])" office:value-type="float" office:value="-13.0023076923077" calcext:value-type="float">
            <text:p>-13,00</text:p>
          </table:table-cell>
        </table:table-row>
        <table:table-row table:style-name="ro1">
          <table:table-cell office:value-type="string" calcext:value-type="string">
            <text:p>13:37:05</text:p>
          </table:table-cell>
          <table:table-cell office:value-type="float" office:value="10" calcext:value-type="float">
            <text:p>10</text:p>
          </table:table-cell>
          <table:table-cell office:value-type="float" office:value="48.296535" calcext:value-type="float">
            <text:p>48,296535</text:p>
          </table:table-cell>
          <table:table-cell office:value-type="float" office:value="0.343015" calcext:value-type="float">
            <text:p>0,343015</text:p>
          </table:table-cell>
          <table:table-cell office:value-type="float" office:value="16859.8" calcext:value-type="float">
            <text:p>16859,8</text:p>
          </table:table-cell>
          <table:table-cell office:value-type="float" office:value="19.1" calcext:value-type="float">
            <text:p>19,1</text:p>
          </table:table-cell>
          <table:table-cell office:value-type="float" office:value="15.6" calcext:value-type="float">
            <text:p>15,6</text:p>
          </table:table-cell>
          <table:table-cell office:value-type="float" office:value="-38.5" calcext:value-type="float">
            <text:p>-38,5</text:p>
          </table:table-cell>
          <table:table-cell office:value-type="float" office:value="95.5" calcext:value-type="float">
            <text:p>95,5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9" calcext:value-type="float">
            <text:p>75,9</text:p>
          </table:table-cell>
          <table:table-cell office:value-type="float" office:value="12.2" calcext:value-type="float">
            <text:p>12,2</text:p>
          </table:table-cell>
          <table:table-cell office:value-type="float" office:value="-164.7" calcext:value-type="float">
            <text:p>-164,7</text:p>
          </table:table-cell>
          <table:table-cell office:value-type="float" office:value="2599.9" calcext:value-type="float">
            <text:p>2599,9</text:p>
          </table:table-cell>
          <table:table-cell table:formula="of:=([.E801]-[.E800])/10" office:value-type="float" office:value="-9.6" calcext:value-type="float">
            <text:p>-9,6</text:p>
          </table:table-cell>
          <table:table-cell table:formula="of:=AVERAGE([.P776:.P801])" office:value-type="float" office:value="-12.7603846153846" calcext:value-type="float">
            <text:p>-12,76</text:p>
          </table:table-cell>
        </table:table-row>
        <table:table-row table:style-name="ro1">
          <table:table-cell office:value-type="string" calcext:value-type="string">
            <text:p>13:37:15</text:p>
          </table:table-cell>
          <table:table-cell office:value-type="float" office:value="10" calcext:value-type="float">
            <text:p>10</text:p>
          </table:table-cell>
          <table:table-cell office:value-type="float" office:value="48.29705" calcext:value-type="float">
            <text:p>48,29705</text:p>
          </table:table-cell>
          <table:table-cell office:value-type="float" office:value="0.34375" calcext:value-type="float">
            <text:p>0,34375</text:p>
          </table:table-cell>
          <table:table-cell office:value-type="float" office:value="16757.5" calcext:value-type="float">
            <text:p>16757,5</text:p>
          </table:table-cell>
          <table:table-cell office:value-type="float" office:value="19" calcext:value-type="float">
            <text:p>19</text:p>
          </table:table-cell>
          <table:table-cell office:value-type="float" office:value="15.4" calcext:value-type="float">
            <text:p>15,4</text:p>
          </table:table-cell>
          <table:table-cell office:value-type="float" office:value="-38" calcext:value-type="float">
            <text:p>-38</text:p>
          </table:table-cell>
          <table:table-cell office:value-type="float" office:value="97.1" calcext:value-type="float">
            <text:p>97,1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2.2" calcext:value-type="float">
            <text:p>12,2</text:p>
          </table:table-cell>
          <table:table-cell office:value-type="float" office:value="-168.5" calcext:value-type="float">
            <text:p>-168,5</text:p>
          </table:table-cell>
          <table:table-cell office:value-type="float" office:value="2599.5" calcext:value-type="float">
            <text:p>2599,5</text:p>
          </table:table-cell>
          <table:table-cell table:formula="of:=([.E802]-[.E801])/10" office:value-type="float" office:value="-10.2299999999999" calcext:value-type="float">
            <text:p>-10,2299999999999</text:p>
          </table:table-cell>
          <table:table-cell table:formula="of:=AVERAGE([.P777:.P802])" office:value-type="float" office:value="-12.5576923076923" calcext:value-type="float">
            <text:p>-12,56</text:p>
          </table:table-cell>
        </table:table-row>
        <table:table-row table:style-name="ro1">
          <table:table-cell office:value-type="string" calcext:value-type="string">
            <text:p>13:37:25</text:p>
          </table:table-cell>
          <table:table-cell office:value-type="float" office:value="10" calcext:value-type="float">
            <text:p>10</text:p>
          </table:table-cell>
          <table:table-cell office:value-type="float" office:value="48.297272" calcext:value-type="float">
            <text:p>48,297272</text:p>
          </table:table-cell>
          <table:table-cell office:value-type="float" office:value="0.3443" calcext:value-type="float">
            <text:p>0,3443</text:p>
          </table:table-cell>
          <table:table-cell office:value-type="float" office:value="16655" calcext:value-type="float">
            <text:p>16655</text:p>
          </table:table-cell>
          <table:table-cell office:value-type="float" office:value="18.9" calcext:value-type="float">
            <text:p>18,9</text:p>
          </table:table-cell>
          <table:table-cell office:value-type="float" office:value="15.3" calcext:value-type="float">
            <text:p>15,3</text:p>
          </table:table-cell>
          <table:table-cell office:value-type="float" office:value="-37.5" calcext:value-type="float">
            <text:p>-37,5</text:p>
          </table:table-cell>
          <table:table-cell office:value-type="float" office:value="98.6" calcext:value-type="float">
            <text:p>98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5.9" calcext:value-type="float">
            <text:p>75,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1" calcext:value-type="float">
            <text:p>-177,1</text:p>
          </table:table-cell>
          <table:table-cell office:value-type="float" office:value="2599" calcext:value-type="float">
            <text:p>2599</text:p>
          </table:table-cell>
          <table:table-cell table:formula="of:=([.E803]-[.E802])/10" office:value-type="float" office:value="-10.25" calcext:value-type="float">
            <text:p>-10,25</text:p>
          </table:table-cell>
          <table:table-cell table:formula="of:=AVERAGE([.P778:.P803])" office:value-type="float" office:value="-12.3926923076923" calcext:value-type="float">
            <text:p>-12,39</text:p>
          </table:table-cell>
        </table:table-row>
        <table:table-row table:style-name="ro1">
          <table:table-cell office:value-type="string" calcext:value-type="string">
            <text:p>13:37:35</text:p>
          </table:table-cell>
          <table:table-cell office:value-type="float" office:value="10" calcext:value-type="float">
            <text:p>10</text:p>
          </table:table-cell>
          <table:table-cell office:value-type="float" office:value="48.29747" calcext:value-type="float">
            <text:p>48,29747</text:p>
          </table:table-cell>
          <table:table-cell office:value-type="float" office:value="0.34531" calcext:value-type="float">
            <text:p>0,34531</text:p>
          </table:table-cell>
          <table:table-cell office:value-type="float" office:value="16557.1" calcext:value-type="float">
            <text:p>16557,1</text:p>
          </table:table-cell>
          <table:table-cell office:value-type="float" office:value="18.8" calcext:value-type="float">
            <text:p>18,8</text:p>
          </table:table-cell>
          <table:table-cell office:value-type="float" office:value="15.1" calcext:value-type="float">
            <text:p>15,1</text:p>
          </table:table-cell>
          <table:table-cell office:value-type="float" office:value="-39" calcext:value-type="float">
            <text:p>-39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2.2" calcext:value-type="float">
            <text:p>12,2</text:p>
          </table:table-cell>
          <table:table-cell office:value-type="float" office:value="-170.5" calcext:value-type="float">
            <text:p>-170,5</text:p>
          </table:table-cell>
          <table:table-cell office:value-type="float" office:value="2598.5" calcext:value-type="float">
            <text:p>2598,5</text:p>
          </table:table-cell>
          <table:table-cell table:formula="of:=([.E804]-[.E803])/10" office:value-type="float" office:value="-9.79000000000015" calcext:value-type="float">
            <text:p>-9,79000000000015</text:p>
          </table:table-cell>
          <table:table-cell table:formula="of:=AVERAGE([.P779:.P804])" office:value-type="float" office:value="-12.2311538461539" calcext:value-type="float">
            <text:p>-12,23</text:p>
          </table:table-cell>
        </table:table-row>
        <table:table-row table:style-name="ro1">
          <table:table-cell office:value-type="string" calcext:value-type="string">
            <text:p>13:37:45</text:p>
          </table:table-cell>
          <table:table-cell office:value-type="float" office:value="10" calcext:value-type="float">
            <text:p>10</text:p>
          </table:table-cell>
          <table:table-cell office:value-type="float" office:value="48.297703" calcext:value-type="float">
            <text:p>48,297703</text:p>
          </table:table-cell>
          <table:table-cell office:value-type="float" office:value="0.346622" calcext:value-type="float">
            <text:p>0,346622</text:p>
          </table:table-cell>
          <table:table-cell office:value-type="float" office:value="16455.5" calcext:value-type="float">
            <text:p>16455,5</text:p>
          </table:table-cell>
          <table:table-cell office:value-type="float" office:value="18.8" calcext:value-type="float">
            <text:p>18,8</text:p>
          </table:table-cell>
          <table:table-cell office:value-type="float" office:value="15" calcext:value-type="float">
            <text:p>15</text:p>
          </table:table-cell>
          <table:table-cell office:value-type="float" office:value="-40.2" calcext:value-type="float">
            <text:p>-40,2</text:p>
          </table:table-cell>
          <table:table-cell office:value-type="float" office:value="101.7" calcext:value-type="float">
            <text:p>101,7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77.2" calcext:value-type="float">
            <text:p>77,2</text:p>
          </table:table-cell>
          <table:table-cell office:value-type="float" office:value="12.2" calcext:value-type="float">
            <text:p>12,2</text:p>
          </table:table-cell>
          <table:table-cell office:value-type="float" office:value="-175.2" calcext:value-type="float">
            <text:p>-175,2</text:p>
          </table:table-cell>
          <table:table-cell office:value-type="float" office:value="2598" calcext:value-type="float">
            <text:p>2598</text:p>
          </table:table-cell>
          <table:table-cell table:formula="of:=([.E805]-[.E804])/10" office:value-type="float" office:value="-10.1599999999999" calcext:value-type="float">
            <text:p>-10,1599999999999</text:p>
          </table:table-cell>
          <table:table-cell table:formula="of:=AVERAGE([.P780:.P805])" office:value-type="float" office:value="-12.0723076923077" calcext:value-type="float">
            <text:p>-12,07</text:p>
          </table:table-cell>
        </table:table-row>
        <table:table-row table:style-name="ro1">
          <table:table-cell office:value-type="string" calcext:value-type="string">
            <text:p>13:37:55</text:p>
          </table:table-cell>
          <table:table-cell office:value-type="float" office:value="10" calcext:value-type="float">
            <text:p>10</text:p>
          </table:table-cell>
          <table:table-cell office:value-type="float" office:value="48.298367" calcext:value-type="float">
            <text:p>48,298367</text:p>
          </table:table-cell>
          <table:table-cell office:value-type="float" office:value="0.348118" calcext:value-type="float">
            <text:p>0,348118</text:p>
          </table:table-cell>
          <table:table-cell office:value-type="float" office:value="16359.8" calcext:value-type="float">
            <text:p>16359,8</text:p>
          </table:table-cell>
          <table:table-cell office:value-type="float" office:value="18.6" calcext:value-type="float">
            <text:p>18,6</text:p>
          </table:table-cell>
          <table:table-cell office:value-type="float" office:value="14.8" calcext:value-type="float">
            <text:p>14,8</text:p>
          </table:table-cell>
          <table:table-cell office:value-type="float" office:value="-39" calcext:value-type="float">
            <text:p>-39</text:p>
          </table:table-cell>
          <table:table-cell office:value-type="float" office:value="103.1" calcext:value-type="float">
            <text:p>103,1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77.4" calcext:value-type="float">
            <text:p>77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97.6" calcext:value-type="float">
            <text:p>2597,6</text:p>
          </table:table-cell>
          <table:table-cell table:formula="of:=([.E806]-[.E805])/10" office:value-type="float" office:value="-9.57000000000007" calcext:value-type="float">
            <text:p>-9,57000000000007</text:p>
          </table:table-cell>
          <table:table-cell table:formula="of:=AVERAGE([.P781:.P806])" office:value-type="float" office:value="-11.8961538461538" calcext:value-type="float">
            <text:p>-11,90</text:p>
          </table:table-cell>
        </table:table-row>
        <table:table-row table:style-name="ro1">
          <table:table-cell office:value-type="string" calcext:value-type="string">
            <text:p>13:38:05</text:p>
          </table:table-cell>
          <table:table-cell office:value-type="float" office:value="10" calcext:value-type="float">
            <text:p>10</text:p>
          </table:table-cell>
          <table:table-cell office:value-type="float" office:value="48.29895" calcext:value-type="float">
            <text:p>48,29895</text:p>
          </table:table-cell>
          <table:table-cell office:value-type="float" office:value="0.349852" calcext:value-type="float">
            <text:p>0,349852</text:p>
          </table:table-cell>
          <table:table-cell office:value-type="float" office:value="16262.8" calcext:value-type="float">
            <text:p>16262,8</text:p>
          </table:table-cell>
          <table:table-cell office:value-type="float" office:value="18.5" calcext:value-type="float">
            <text:p>18,5</text:p>
          </table:table-cell>
          <table:table-cell office:value-type="float" office:value="14.7" calcext:value-type="float">
            <text:p>14,7</text:p>
          </table:table-cell>
          <table:table-cell office:value-type="float" office:value="-38.5" calcext:value-type="float">
            <text:p>-38,5</text:p>
          </table:table-cell>
          <table:table-cell office:value-type="float" office:value="104.6" calcext:value-type="float">
            <text:p>104,6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78.3" calcext:value-type="float">
            <text:p>78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5" calcext:value-type="float">
            <text:p>-170,5</text:p>
          </table:table-cell>
          <table:table-cell office:value-type="float" office:value="2597" calcext:value-type="float">
            <text:p>2597</text:p>
          </table:table-cell>
          <table:table-cell table:formula="of:=([.E807]-[.E806])/10" office:value-type="float" office:value="-9.7" calcext:value-type="float">
            <text:p>-9,7</text:p>
          </table:table-cell>
          <table:table-cell table:formula="of:=AVERAGE([.P782:.P807])" office:value-type="float" office:value="-11.7676923076923" calcext:value-type="float">
            <text:p>-11,77</text:p>
          </table:table-cell>
        </table:table-row>
        <table:table-row table:style-name="ro1">
          <table:table-cell office:value-type="string" calcext:value-type="string">
            <text:p>13:38:15</text:p>
          </table:table-cell>
          <table:table-cell office:value-type="float" office:value="10" calcext:value-type="float">
            <text:p>10</text:p>
          </table:table-cell>
          <table:table-cell office:value-type="float" office:value="48.299904" calcext:value-type="float">
            <text:p>48,299904</text:p>
          </table:table-cell>
          <table:table-cell office:value-type="float" office:value="0.351053" calcext:value-type="float">
            <text:p>0,351053</text:p>
          </table:table-cell>
          <table:table-cell office:value-type="float" office:value="16164.6" calcext:value-type="float">
            <text:p>16164,6</text:p>
          </table:table-cell>
          <table:table-cell office:value-type="float" office:value="18.4" calcext:value-type="float">
            <text:p>18,4</text:p>
          </table:table-cell>
          <table:table-cell office:value-type="float" office:value="14.5" calcext:value-type="float">
            <text:p>14,5</text:p>
          </table:table-cell>
          <table:table-cell office:value-type="float" office:value="-43" calcext:value-type="float">
            <text:p>-43</text:p>
          </table:table-cell>
          <table:table-cell office:value-type="float" office:value="106.1" calcext:value-type="float">
            <text:p>106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78.4" calcext:value-type="float">
            <text:p>78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4" calcext:value-type="float">
            <text:p>-172,4</text:p>
          </table:table-cell>
          <table:table-cell office:value-type="float" office:value="2596.5" calcext:value-type="float">
            <text:p>2596,5</text:p>
          </table:table-cell>
          <table:table-cell table:formula="of:=([.E808]-[.E807])/10" office:value-type="float" office:value="-9.81999999999989" calcext:value-type="float">
            <text:p>-9,81999999999989</text:p>
          </table:table-cell>
          <table:table-cell table:formula="of:=AVERAGE([.P783:.P808])" office:value-type="float" office:value="-11.6169230769231" calcext:value-type="float">
            <text:p>-11,62</text:p>
          </table:table-cell>
        </table:table-row>
        <table:table-row table:style-name="ro1">
          <table:table-cell office:value-type="string" calcext:value-type="string">
            <text:p>13:38:25</text:p>
          </table:table-cell>
          <table:table-cell office:value-type="float" office:value="9" calcext:value-type="float">
            <text:p>9</text:p>
          </table:table-cell>
          <table:table-cell office:value-type="float" office:value="48.300663" calcext:value-type="float">
            <text:p>48,300663</text:p>
          </table:table-cell>
          <table:table-cell office:value-type="float" office:value="0.352367" calcext:value-type="float">
            <text:p>0,352367</text:p>
          </table:table-cell>
          <table:table-cell office:value-type="float" office:value="16060.8" calcext:value-type="float">
            <text:p>16060,8</text:p>
          </table:table-cell>
          <table:table-cell office:value-type="float" office:value="18.2" calcext:value-type="float">
            <text:p>18,2</text:p>
          </table:table-cell>
          <table:table-cell office:value-type="float" office:value="14.4" calcext:value-type="float">
            <text:p>14,4</text:p>
          </table:table-cell>
          <table:table-cell office:value-type="float" office:value="-40.8" calcext:value-type="float">
            <text:p>-40,8</text:p>
          </table:table-cell>
          <table:table-cell office:value-type="float" office:value="107.8" calcext:value-type="float">
            <text:p>107,8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78.7" calcext:value-type="float">
            <text:p>78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7" calcext:value-type="float">
            <text:p>-172,7</text:p>
          </table:table-cell>
          <table:table-cell office:value-type="float" office:value="2596" calcext:value-type="float">
            <text:p>2596</text:p>
          </table:table-cell>
          <table:table-cell table:formula="of:=([.E809]-[.E808])/10" office:value-type="float" office:value="-10.3800000000001" calcext:value-type="float">
            <text:p>-10,3800000000001</text:p>
          </table:table-cell>
          <table:table-cell table:formula="of:=AVERAGE([.P784:.P809])" office:value-type="float" office:value="-11.4953846153846" calcext:value-type="float">
            <text:p>-11,50</text:p>
          </table:table-cell>
        </table:table-row>
        <table:table-row table:style-name="ro1">
          <table:table-cell office:value-type="string" calcext:value-type="string">
            <text:p>13:38:35</text:p>
          </table:table-cell>
          <table:table-cell office:value-type="float" office:value="9" calcext:value-type="float">
            <text:p>9</text:p>
          </table:table-cell>
          <table:table-cell office:value-type="float" office:value="48.301315" calcext:value-type="float">
            <text:p>48,301315</text:p>
          </table:table-cell>
          <table:table-cell office:value-type="float" office:value="0.353533" calcext:value-type="float">
            <text:p>0,353533</text:p>
          </table:table-cell>
          <table:table-cell office:value-type="float" office:value="15951.8" calcext:value-type="float">
            <text:p>15951,8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-40" calcext:value-type="float">
            <text:p>-40</text:p>
          </table:table-cell>
          <table:table-cell office:value-type="float" office:value="109.6" calcext:value-type="float">
            <text:p>109,6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2.2" calcext:value-type="float">
            <text:p>12,2</text:p>
          </table:table-cell>
          <table:table-cell office:value-type="float" office:value="-170.1" calcext:value-type="float">
            <text:p>-170,1</text:p>
          </table:table-cell>
          <table:table-cell office:value-type="float" office:value="2595.5" calcext:value-type="float">
            <text:p>2595,5</text:p>
          </table:table-cell>
          <table:table-cell table:formula="of:=([.E810]-[.E809])/10" office:value-type="float" office:value="-10.9" calcext:value-type="float">
            <text:p>-10,9</text:p>
          </table:table-cell>
          <table:table-cell table:formula="of:=AVERAGE([.P785:.P810])" office:value-type="float" office:value="-11.4211538461538" calcext:value-type="float">
            <text:p>-11,42</text:p>
          </table:table-cell>
        </table:table-row>
        <table:table-row table:style-name="ro1">
          <table:table-cell office:value-type="string" calcext:value-type="string">
            <text:p>13:38:45</text:p>
          </table:table-cell>
          <table:table-cell office:value-type="float" office:value="9" calcext:value-type="float">
            <text:p>9</text:p>
          </table:table-cell>
          <table:table-cell office:value-type="float" office:value="48.301685" calcext:value-type="float">
            <text:p>48,301685</text:p>
          </table:table-cell>
          <table:table-cell office:value-type="float" office:value="0.354987" calcext:value-type="float">
            <text:p>0,354987</text:p>
          </table:table-cell>
          <table:table-cell office:value-type="float" office:value="15849.2" calcext:value-type="float">
            <text:p>15849,2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,1</text:p>
          </table:table-cell>
          <table:table-cell office:value-type="float" office:value="-41.5" calcext:value-type="float">
            <text:p>-41,5</text:p>
          </table:table-cell>
          <table:table-cell office:value-type="float" office:value="111.3" calcext:value-type="float">
            <text:p>111,3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80.2" calcext:value-type="float">
            <text:p>80,2</text:p>
          </table:table-cell>
          <table:table-cell office:value-type="float" office:value="12.2" calcext:value-type="float">
            <text:p>12,2</text:p>
          </table:table-cell>
          <table:table-cell office:value-type="float" office:value="-195.9" calcext:value-type="float">
            <text:p>-195,9</text:p>
          </table:table-cell>
          <table:table-cell office:value-type="float" office:value="2595" calcext:value-type="float">
            <text:p>2595</text:p>
          </table:table-cell>
          <table:table-cell table:formula="of:=([.E811]-[.E810])/10" office:value-type="float" office:value="-10.2599999999999" calcext:value-type="float">
            <text:p>-10,2599999999999</text:p>
          </table:table-cell>
          <table:table-cell table:formula="of:=AVERAGE([.P786:.P811])" office:value-type="float" office:value="-11.2811538461538" calcext:value-type="float">
            <text:p>-11,28</text:p>
          </table:table-cell>
        </table:table-row>
        <table:table-row table:style-name="ro1">
          <table:table-cell office:value-type="string" calcext:value-type="string">
            <text:p>13:38:55</text:p>
          </table:table-cell>
          <table:table-cell office:value-type="float" office:value="9" calcext:value-type="float">
            <text:p>9</text:p>
          </table:table-cell>
          <table:table-cell office:value-type="float" office:value="48.301971" calcext:value-type="float">
            <text:p>48,301971</text:p>
          </table:table-cell>
          <table:table-cell office:value-type="float" office:value="0.356592" calcext:value-type="float">
            <text:p>0,356592</text:p>
          </table:table-cell>
          <table:table-cell office:value-type="float" office:value="15747.2" calcext:value-type="float">
            <text:p>15747,2</text:p>
          </table:table-cell>
          <table:table-cell office:value-type="float" office:value="17.9" calcext:value-type="float">
            <text:p>17,9</text:p>
          </table:table-cell>
          <table:table-cell office:value-type="float" office:value="13.9" calcext:value-type="float">
            <text:p>13,9</text:p>
          </table:table-cell>
          <table:table-cell office:value-type="float" office:value="-39.8" calcext:value-type="float">
            <text:p>-39,8</text:p>
          </table:table-cell>
          <table:table-cell office:value-type="float" office:value="113.1" calcext:value-type="float">
            <text:p>113,1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80.3" calcext:value-type="float">
            <text:p>80,3</text:p>
          </table:table-cell>
          <table:table-cell office:value-type="float" office:value="12.2" calcext:value-type="float">
            <text:p>12,2</text:p>
          </table:table-cell>
          <table:table-cell office:value-type="float" office:value="-167.5" calcext:value-type="float">
            <text:p>-167,5</text:p>
          </table:table-cell>
          <table:table-cell office:value-type="float" office:value="2594.5" calcext:value-type="float">
            <text:p>2594,5</text:p>
          </table:table-cell>
          <table:table-cell table:formula="of:=([.E812]-[.E811])/10" office:value-type="float" office:value="-10.2" calcext:value-type="float">
            <text:p>-10,2</text:p>
          </table:table-cell>
          <table:table-cell table:formula="of:=AVERAGE([.P787:.P812])" office:value-type="float" office:value="-11.1407692307692" calcext:value-type="float">
            <text:p>-11,14</text:p>
          </table:table-cell>
        </table:table-row>
        <table:table-row table:style-name="ro1">
          <table:table-cell office:value-type="string" calcext:value-type="string">
            <text:p>13:39:05</text:p>
          </table:table-cell>
          <table:table-cell office:value-type="float" office:value="9" calcext:value-type="float">
            <text:p>9</text:p>
          </table:table-cell>
          <table:table-cell office:value-type="float" office:value="48.302418" calcext:value-type="float">
            <text:p>48,302418</text:p>
          </table:table-cell>
          <table:table-cell office:value-type="float" office:value="0.358285" calcext:value-type="float">
            <text:p>0,358285</text:p>
          </table:table-cell>
          <table:table-cell office:value-type="float" office:value="15643.3" calcext:value-type="float">
            <text:p>15643,3</text:p>
          </table:table-cell>
          <table:table-cell office:value-type="float" office:value="17.8" calcext:value-type="float">
            <text:p>17,8</text:p>
          </table:table-cell>
          <table:table-cell office:value-type="float" office:value="13.8" calcext:value-type="float">
            <text:p>13,8</text:p>
          </table:table-cell>
          <table:table-cell office:value-type="float" office:value="-39.2" calcext:value-type="float">
            <text:p>-39,2</text:p>
          </table:table-cell>
          <table:table-cell office:value-type="float" office:value="115" calcext:value-type="float">
            <text:p>115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80.7" calcext:value-type="float">
            <text:p>80,7</text:p>
          </table:table-cell>
          <table:table-cell office:value-type="float" office:value="12.2" calcext:value-type="float">
            <text:p>12,2</text:p>
          </table:table-cell>
          <table:table-cell office:value-type="float" office:value="-168.6" calcext:value-type="float">
            <text:p>-168,6</text:p>
          </table:table-cell>
          <table:table-cell office:value-type="float" office:value="2594.1" calcext:value-type="float">
            <text:p>2594,1</text:p>
          </table:table-cell>
          <table:table-cell table:formula="of:=([.E813]-[.E812])/10" office:value-type="float" office:value="-10.3900000000001" calcext:value-type="float">
            <text:p>-10,3900000000001</text:p>
          </table:table-cell>
          <table:table-cell table:formula="of:=AVERAGE([.P788:.P813])" office:value-type="float" office:value="-11.0896153846154" calcext:value-type="float">
            <text:p>-11,09</text:p>
          </table:table-cell>
        </table:table-row>
        <table:table-row table:style-name="ro1">
          <table:table-cell office:value-type="string" calcext:value-type="string">
            <text:p>13:39:15</text:p>
          </table:table-cell>
          <table:table-cell office:value-type="float" office:value="9" calcext:value-type="float">
            <text:p>9</text:p>
          </table:table-cell>
          <table:table-cell office:value-type="float" office:value="48.302967" calcext:value-type="float">
            <text:p>48,302967</text:p>
          </table:table-cell>
          <table:table-cell office:value-type="float" office:value="0.360313" calcext:value-type="float">
            <text:p>0,360313</text:p>
          </table:table-cell>
          <table:table-cell office:value-type="float" office:value="15544.3" calcext:value-type="float">
            <text:p>15544,3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-40" calcext:value-type="float">
            <text:p>-40</text:p>
          </table:table-cell>
          <table:table-cell office:value-type="float" office:value="116.8" calcext:value-type="float">
            <text:p>116,8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81" calcext:value-type="float">
            <text:p>8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593.6" calcext:value-type="float">
            <text:p>2593,6</text:p>
          </table:table-cell>
          <table:table-cell table:formula="of:=([.E814]-[.E813])/10" office:value-type="float" office:value="-9.9" calcext:value-type="float">
            <text:p>-9,9</text:p>
          </table:table-cell>
          <table:table-cell table:formula="of:=AVERAGE([.P789:.P814])" office:value-type="float" office:value="-10.9873076923077" calcext:value-type="float">
            <text:p>-10,99</text:p>
          </table:table-cell>
        </table:table-row>
        <table:table-row table:style-name="ro1">
          <table:table-cell office:value-type="string" calcext:value-type="string">
            <text:p>13:39:25</text:p>
          </table:table-cell>
          <table:table-cell office:value-type="float" office:value="9" calcext:value-type="float">
            <text:p>9</text:p>
          </table:table-cell>
          <table:table-cell office:value-type="float" office:value="48.303551" calcext:value-type="float">
            <text:p>48,303551</text:p>
          </table:table-cell>
          <table:table-cell office:value-type="float" office:value="0.361828" calcext:value-type="float">
            <text:p>0,361828</text:p>
          </table:table-cell>
          <table:table-cell office:value-type="float" office:value="15440.3" calcext:value-type="float">
            <text:p>15440,3</text:p>
          </table:table-cell>
          <table:table-cell office:value-type="float" office:value="17.5" calcext:value-type="float">
            <text:p>17,5</text:p>
          </table:table-cell>
          <table:table-cell office:value-type="float" office:value="13.5" calcext:value-type="float">
            <text:p>13,5</text:p>
          </table:table-cell>
          <table:table-cell office:value-type="float" office:value="-39.8" calcext:value-type="float">
            <text:p>-39,8</text:p>
          </table:table-cell>
          <table:table-cell office:value-type="float" office:value="118.5" calcext:value-type="float">
            <text:p>118,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81" calcext:value-type="float">
            <text:p>81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593.1" calcext:value-type="float">
            <text:p>2593,1</text:p>
          </table:table-cell>
          <table:table-cell table:formula="of:=([.E815]-[.E814])/10" office:value-type="float" office:value="-10.4" calcext:value-type="float">
            <text:p>-10,4</text:p>
          </table:table-cell>
          <table:table-cell table:formula="of:=AVERAGE([.P790:.P815])" office:value-type="float" office:value="-10.8996153846154" calcext:value-type="float">
            <text:p>-10,90</text:p>
          </table:table-cell>
        </table:table-row>
        <table:table-row table:style-name="ro1">
          <table:table-cell office:value-type="string" calcext:value-type="string">
            <text:p>13:39:35</text:p>
          </table:table-cell>
          <table:table-cell office:value-type="float" office:value="9" calcext:value-type="float">
            <text:p>9</text:p>
          </table:table-cell>
          <table:table-cell office:value-type="float" office:value="48.30431" calcext:value-type="float">
            <text:p>48,30431</text:p>
          </table:table-cell>
          <table:table-cell office:value-type="float" office:value="0.363723" calcext:value-type="float">
            <text:p>0,363723</text:p>
          </table:table-cell>
          <table:table-cell office:value-type="float" office:value="15338.1" calcext:value-type="float">
            <text:p>15338,1</text:p>
          </table:table-cell>
          <table:table-cell office:value-type="float" office:value="17.4" calcext:value-type="float">
            <text:p>17,4</text:p>
          </table:table-cell>
          <table:table-cell office:value-type="float" office:value="13.4" calcext:value-type="float">
            <text:p>13,4</text:p>
          </table:table-cell>
          <table:table-cell office:value-type="float" office:value="-40.2" calcext:value-type="float">
            <text:p>-40,2</text:p>
          </table:table-cell>
          <table:table-cell office:value-type="float" office:value="120.4" calcext:value-type="float">
            <text:p>120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81.3" calcext:value-type="float">
            <text:p>81,3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592.6" calcext:value-type="float">
            <text:p>2592,6</text:p>
          </table:table-cell>
          <table:table-cell table:formula="of:=([.E816]-[.E815])/10" office:value-type="float" office:value="-10.2199999999999" calcext:value-type="float">
            <text:p>-10,2199999999999</text:p>
          </table:table-cell>
          <table:table-cell table:formula="of:=AVERAGE([.P791:.P816])" office:value-type="float" office:value="-10.8015384615385" calcext:value-type="float">
            <text:p>-10,80</text:p>
          </table:table-cell>
        </table:table-row>
        <table:table-row table:style-name="ro1">
          <table:table-cell office:value-type="string" calcext:value-type="string">
            <text:p>13:39:45</text:p>
          </table:table-cell>
          <table:table-cell office:value-type="float" office:value="9" calcext:value-type="float">
            <text:p>9</text:p>
          </table:table-cell>
          <table:table-cell office:value-type="float" office:value="48.305168" calcext:value-type="float">
            <text:p>48,305168</text:p>
          </table:table-cell>
          <table:table-cell office:value-type="float" office:value="0.365603" calcext:value-type="float">
            <text:p>0,365603</text:p>
          </table:table-cell>
          <table:table-cell office:value-type="float" office:value="15237.3" calcext:value-type="float">
            <text:p>15237,3</text:p>
          </table:table-cell>
          <table:table-cell office:value-type="float" office:value="17.2" calcext:value-type="float">
            <text:p>17,2</text:p>
          </table:table-cell>
          <table:table-cell office:value-type="float" office:value="13.2" calcext:value-type="float">
            <text:p>13,2</text:p>
          </table:table-cell>
          <table:table-cell office:value-type="float" office:value="-40" calcext:value-type="float">
            <text:p>-40</text:p>
          </table:table-cell>
          <table:table-cell office:value-type="float" office:value="122.3" calcext:value-type="float">
            <text:p>122,3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81.7" calcext:value-type="float">
            <text:p>81,7</text:p>
          </table:table-cell>
          <table:table-cell office:value-type="float" office:value="12.2" calcext:value-type="float">
            <text:p>12,2</text:p>
          </table:table-cell>
          <table:table-cell office:value-type="float" office:value="-173.5" calcext:value-type="float">
            <text:p>-173,5</text:p>
          </table:table-cell>
          <table:table-cell office:value-type="float" office:value="2592.2" calcext:value-type="float">
            <text:p>2592,2</text:p>
          </table:table-cell>
          <table:table-cell table:formula="of:=([.E817]-[.E816])/10" office:value-type="float" office:value="-10.0800000000001" calcext:value-type="float">
            <text:p>-10,0800000000001</text:p>
          </table:table-cell>
          <table:table-cell table:formula="of:=AVERAGE([.P792:.P817])" office:value-type="float" office:value="-10.7238461538462" calcext:value-type="float">
            <text:p>-10,72</text:p>
          </table:table-cell>
        </table:table-row>
        <table:table-row table:style-name="ro1">
          <table:table-cell office:value-type="string" calcext:value-type="string">
            <text:p>13:39:55</text:p>
          </table:table-cell>
          <table:table-cell office:value-type="float" office:value="9" calcext:value-type="float">
            <text:p>9</text:p>
          </table:table-cell>
          <table:table-cell office:value-type="float" office:value="48.306309" calcext:value-type="float">
            <text:p>48,306309</text:p>
          </table:table-cell>
          <table:table-cell office:value-type="float" office:value="0.367965" calcext:value-type="float">
            <text:p>0,367965</text:p>
          </table:table-cell>
          <table:table-cell office:value-type="float" office:value="15133.8" calcext:value-type="float">
            <text:p>15133,8</text:p>
          </table:table-cell>
          <table:table-cell office:value-type="float" office:value="17.1" calcext:value-type="float">
            <text:p>17,1</text:p>
          </table:table-cell>
          <table:table-cell office:value-type="float" office:value="13.1" calcext:value-type="float">
            <text:p>13,1</text:p>
          </table:table-cell>
          <table:table-cell office:value-type="float" office:value="-40" calcext:value-type="float">
            <text:p>-40</text:p>
          </table:table-cell>
          <table:table-cell office:value-type="float" office:value="124.2" calcext:value-type="float">
            <text:p>124,2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2.5" calcext:value-type="float">
            <text:p>82,5</text:p>
          </table:table-cell>
          <table:table-cell office:value-type="float" office:value="12.2" calcext:value-type="float">
            <text:p>12,2</text:p>
          </table:table-cell>
          <table:table-cell office:value-type="float" office:value="-173.3" calcext:value-type="float">
            <text:p>-173,3</text:p>
          </table:table-cell>
          <table:table-cell office:value-type="float" office:value="2591.7" calcext:value-type="float">
            <text:p>2591,7</text:p>
          </table:table-cell>
          <table:table-cell table:formula="of:=([.E818]-[.E817])/10" office:value-type="float" office:value="-10.35" calcext:value-type="float">
            <text:p>-10,35</text:p>
          </table:table-cell>
          <table:table-cell table:formula="of:=AVERAGE([.P793:.P818])" office:value-type="float" office:value="-10.65" calcext:value-type="float">
            <text:p>-10,65</text:p>
          </table:table-cell>
        </table:table-row>
        <table:table-row table:style-name="ro1">
          <table:table-cell office:value-type="string" calcext:value-type="string">
            <text:p>13:40:05</text:p>
          </table:table-cell>
          <table:table-cell office:value-type="float" office:value="9" calcext:value-type="float">
            <text:p>9</text:p>
          </table:table-cell>
          <table:table-cell office:value-type="float" office:value="48.307396" calcext:value-type="float">
            <text:p>48,307396</text:p>
          </table:table-cell>
          <table:table-cell office:value-type="float" office:value="0.369938" calcext:value-type="float">
            <text:p>0,369938</text:p>
          </table:table-cell>
          <table:table-cell office:value-type="float" office:value="15032.7" calcext:value-type="float">
            <text:p>15032,7</text:p>
          </table:table-cell>
          <table:table-cell office:value-type="float" office:value="17" calcext:value-type="float">
            <text:p>17</text:p>
          </table:table-cell>
          <table:table-cell office:value-type="float" office:value="12.9" calcext:value-type="float">
            <text:p>12,9</text:p>
          </table:table-cell>
          <table:table-cell office:value-type="float" office:value="-39.8" calcext:value-type="float">
            <text:p>-39,8</text:p>
          </table:table-cell>
          <table:table-cell office:value-type="float" office:value="126.1" calcext:value-type="float">
            <text:p>126,1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2.8" calcext:value-type="float">
            <text:p>82,8</text:p>
          </table:table-cell>
          <table:table-cell office:value-type="float" office:value="12.2" calcext:value-type="float">
            <text:p>12,2</text:p>
          </table:table-cell>
          <table:table-cell office:value-type="float" office:value="-167.7" calcext:value-type="float">
            <text:p>-167,7</text:p>
          </table:table-cell>
          <table:table-cell office:value-type="float" office:value="2591.1" calcext:value-type="float">
            <text:p>2591,1</text:p>
          </table:table-cell>
          <table:table-cell table:formula="of:=([.E819]-[.E818])/10" office:value-type="float" office:value="-10.1099999999999" calcext:value-type="float">
            <text:p>-10,1099999999999</text:p>
          </table:table-cell>
          <table:table-cell table:formula="of:=AVERAGE([.P794:.P819])" office:value-type="float" office:value="-10.5634615384615" calcext:value-type="float">
            <text:p>-10,56</text:p>
          </table:table-cell>
        </table:table-row>
        <table:table-row table:style-name="ro1">
          <table:table-cell office:value-type="string" calcext:value-type="string">
            <text:p>13:40:15</text:p>
          </table:table-cell>
          <table:table-cell office:value-type="float" office:value="8" calcext:value-type="float">
            <text:p>8</text:p>
          </table:table-cell>
          <table:table-cell office:value-type="float" office:value="48.308472" calcext:value-type="float">
            <text:p>48,308472</text:p>
          </table:table-cell>
          <table:table-cell office:value-type="float" office:value="0.37198" calcext:value-type="float">
            <text:p>0,37198</text:p>
          </table:table-cell>
          <table:table-cell office:value-type="float" office:value="14931.9" calcext:value-type="float">
            <text:p>14931,9</text:p>
          </table:table-cell>
          <table:table-cell office:value-type="float" office:value="16.9" calcext:value-type="float">
            <text:p>16,9</text:p>
          </table:table-cell>
          <table:table-cell office:value-type="float" office:value="12.8" calcext:value-type="float">
            <text:p>12,8</text:p>
          </table:table-cell>
          <table:table-cell office:value-type="float" office:value="-39" calcext:value-type="float">
            <text:p>-39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3" calcext:value-type="float">
            <text:p>83</text:p>
          </table:table-cell>
          <table:table-cell office:value-type="float" office:value="12.2" calcext:value-type="float">
            <text:p>12,2</text:p>
          </table:table-cell>
          <table:table-cell office:value-type="float" office:value="-171.3" calcext:value-type="float">
            <text:p>-171,3</text:p>
          </table:table-cell>
          <table:table-cell office:value-type="float" office:value="2590.6" calcext:value-type="float">
            <text:p>2590,6</text:p>
          </table:table-cell>
          <table:table-cell table:formula="of:=([.E820]-[.E819])/10" office:value-type="float" office:value="-10.0800000000001" calcext:value-type="float">
            <text:p>-10,0800000000001</text:p>
          </table:table-cell>
          <table:table-cell table:formula="of:=AVERAGE([.P795:.P820])" office:value-type="float" office:value="-10.4553846153846" calcext:value-type="float">
            <text:p>-10,46</text:p>
          </table:table-cell>
        </table:table-row>
        <table:table-row table:style-name="ro1">
          <table:table-cell office:value-type="string" calcext:value-type="string">
            <text:p>13:40:25</text:p>
          </table:table-cell>
          <table:table-cell office:value-type="float" office:value="10" calcext:value-type="float">
            <text:p>10</text:p>
          </table:table-cell>
          <table:table-cell office:value-type="float" office:value="48.309536" calcext:value-type="float">
            <text:p>48,309536</text:p>
          </table:table-cell>
          <table:table-cell office:value-type="float" office:value="0.37361" calcext:value-type="float">
            <text:p>0,37361</text:p>
          </table:table-cell>
          <table:table-cell office:value-type="float" office:value="14830.9" calcext:value-type="float">
            <text:p>14830,9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-39.2" calcext:value-type="float">
            <text:p>-39,2</text:p>
          </table:table-cell>
          <table:table-cell office:value-type="float" office:value="130" calcext:value-type="float">
            <text:p>130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3.5" calcext:value-type="float">
            <text:p>83,5</text:p>
          </table:table-cell>
          <table:table-cell office:value-type="float" office:value="12.2" calcext:value-type="float">
            <text:p>12,2</text:p>
          </table:table-cell>
          <table:table-cell office:value-type="float" office:value="-170" calcext:value-type="float">
            <text:p>-170</text:p>
          </table:table-cell>
          <table:table-cell office:value-type="float" office:value="2590.1" calcext:value-type="float">
            <text:p>2590,1</text:p>
          </table:table-cell>
          <table:table-cell table:formula="of:=([.E821]-[.E820])/10" office:value-type="float" office:value="-10.1" calcext:value-type="float">
            <text:p>-10,1</text:p>
          </table:table-cell>
          <table:table-cell table:formula="of:=AVERAGE([.P796:.P821])" office:value-type="float" office:value="-10.3734615384615" calcext:value-type="float">
            <text:p>-10,37</text:p>
          </table:table-cell>
        </table:table-row>
        <table:table-row table:style-name="ro1">
          <table:table-cell office:value-type="string" calcext:value-type="string">
            <text:p>13:40:35</text:p>
          </table:table-cell>
          <table:table-cell office:value-type="float" office:value="10" calcext:value-type="float">
            <text:p>10</text:p>
          </table:table-cell>
          <table:table-cell office:value-type="float" office:value="48.310684" calcext:value-type="float">
            <text:p>48,310684</text:p>
          </table:table-cell>
          <table:table-cell office:value-type="float" office:value="0.375463" calcext:value-type="float">
            <text:p>0,375463</text:p>
          </table:table-cell>
          <table:table-cell office:value-type="float" office:value="14737.5" calcext:value-type="float">
            <text:p>14737,5</text:p>
          </table:table-cell>
          <table:table-cell office:value-type="float" office:value="16.6" calcext:value-type="float">
            <text:p>16,6</text:p>
          </table:table-cell>
          <table:table-cell office:value-type="float" office:value="12.5" calcext:value-type="float">
            <text:p>12,5</text:p>
          </table:table-cell>
          <table:table-cell office:value-type="float" office:value="-39" calcext:value-type="float">
            <text:p>-39</text:p>
          </table:table-cell>
          <table:table-cell office:value-type="float" office:value="131.9" calcext:value-type="float">
            <text:p>131,9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2.2" calcext:value-type="float">
            <text:p>12,2</text:p>
          </table:table-cell>
          <table:table-cell office:value-type="float" office:value="-164.5" calcext:value-type="float">
            <text:p>-164,5</text:p>
          </table:table-cell>
          <table:table-cell office:value-type="float" office:value="2589.7" calcext:value-type="float">
            <text:p>2589,7</text:p>
          </table:table-cell>
          <table:table-cell table:formula="of:=([.E822]-[.E821])/10" office:value-type="float" office:value="-9.33999999999996" calcext:value-type="float">
            <text:p>-9,33999999999996</text:p>
          </table:table-cell>
          <table:table-cell table:formula="of:=AVERAGE([.P797:.P822])" office:value-type="float" office:value="-10.2511538461538" calcext:value-type="float">
            <text:p>-10,25</text:p>
          </table:table-cell>
        </table:table-row>
        <table:table-row table:style-name="ro1">
          <table:table-cell office:value-type="string" calcext:value-type="string">
            <text:p>13:40:45</text:p>
          </table:table-cell>
          <table:table-cell office:value-type="float" office:value="10" calcext:value-type="float">
            <text:p>10</text:p>
          </table:table-cell>
          <table:table-cell office:value-type="float" office:value="48.311813" calcext:value-type="float">
            <text:p>48,311813</text:p>
          </table:table-cell>
          <table:table-cell office:value-type="float" office:value="0.377357" calcext:value-type="float">
            <text:p>0,377357</text:p>
          </table:table-cell>
          <table:table-cell office:value-type="float" office:value="14647.8" calcext:value-type="float">
            <text:p>14647,8</text:p>
          </table:table-cell>
          <table:table-cell office:value-type="float" office:value="16.5" calcext:value-type="float">
            <text:p>16,5</text:p>
          </table:table-cell>
          <table:table-cell office:value-type="float" office:value="12.4" calcext:value-type="float">
            <text:p>12,4</text:p>
          </table:table-cell>
          <table:table-cell office:value-type="float" office:value="-41.2" calcext:value-type="float">
            <text:p>-41,2</text:p>
          </table:table-cell>
          <table:table-cell office:value-type="float" office:value="133.8" calcext:value-type="float">
            <text:p>133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4.7" calcext:value-type="float">
            <text:p>84,7</text:p>
          </table:table-cell>
          <table:table-cell office:value-type="float" office:value="12.2" calcext:value-type="float">
            <text:p>12,2</text:p>
          </table:table-cell>
          <table:table-cell office:value-type="float" office:value="-201.7" calcext:value-type="float">
            <text:p>-201,7</text:p>
          </table:table-cell>
          <table:table-cell office:value-type="float" office:value="2589.2" calcext:value-type="float">
            <text:p>2589,2</text:p>
          </table:table-cell>
          <table:table-cell table:formula="of:=([.E823]-[.E822])/10" office:value-type="float" office:value="-8.97000000000007" calcext:value-type="float">
            <text:p>-8,97000000000007</text:p>
          </table:table-cell>
          <table:table-cell table:formula="of:=AVERAGE([.P798:.P823])" office:value-type="float" office:value="-10.1257692307692" calcext:value-type="float">
            <text:p>-10,13</text:p>
          </table:table-cell>
        </table:table-row>
        <table:table-row table:style-name="ro1">
          <table:table-cell office:value-type="string" calcext:value-type="string">
            <text:p>13:40:55</text:p>
          </table:table-cell>
          <table:table-cell office:value-type="float" office:value="10" calcext:value-type="float">
            <text:p>10</text:p>
          </table:table-cell>
          <table:table-cell office:value-type="float" office:value="48.312981" calcext:value-type="float">
            <text:p>48,312981</text:p>
          </table:table-cell>
          <table:table-cell office:value-type="float" office:value="0.3794" calcext:value-type="float">
            <text:p>0,3794</text:p>
          </table:table-cell>
          <table:table-cell office:value-type="float" office:value="14550.5" calcext:value-type="float">
            <text:p>14550,5</text:p>
          </table:table-cell>
          <table:table-cell office:value-type="float" office:value="16.4" calcext:value-type="float">
            <text:p>16,4</text:p>
          </table:table-cell>
          <table:table-cell office:value-type="float" office:value="12.2" calcext:value-type="float">
            <text:p>12,2</text:p>
          </table:table-cell>
          <table:table-cell office:value-type="float" office:value="-39.2" calcext:value-type="float">
            <text:p>-39,2</text:p>
          </table:table-cell>
          <table:table-cell office:value-type="float" office:value="135.7" calcext:value-type="float">
            <text:p>135,7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4.5" calcext:value-type="float">
            <text:p>84,5</text:p>
          </table:table-cell>
          <table:table-cell office:value-type="float" office:value="12.2" calcext:value-type="float">
            <text:p>12,2</text:p>
          </table:table-cell>
          <table:table-cell office:value-type="float" office:value="-167.9" calcext:value-type="float">
            <text:p>-167,9</text:p>
          </table:table-cell>
          <table:table-cell office:value-type="float" office:value="2588.7" calcext:value-type="float">
            <text:p>2588,7</text:p>
          </table:table-cell>
          <table:table-cell table:formula="of:=([.E824]-[.E823])/10" office:value-type="float" office:value="-9.72999999999993" calcext:value-type="float">
            <text:p>-9,72999999999993</text:p>
          </table:table-cell>
          <table:table-cell table:formula="of:=AVERAGE([.P799:.P824])" office:value-type="float" office:value="-10.0607692307692" calcext:value-type="float">
            <text:p>-10,06</text:p>
          </table:table-cell>
        </table:table-row>
        <table:table-row table:style-name="ro1">
          <table:table-cell office:value-type="string" calcext:value-type="string">
            <text:p>13:41:05</text:p>
          </table:table-cell>
          <table:table-cell office:value-type="float" office:value="10" calcext:value-type="float">
            <text:p>10</text:p>
          </table:table-cell>
          <table:table-cell office:value-type="float" office:value="48.314358" calcext:value-type="float">
            <text:p>48,314358</text:p>
          </table:table-cell>
          <table:table-cell office:value-type="float" office:value="0.381238" calcext:value-type="float">
            <text:p>0,381238</text:p>
          </table:table-cell>
          <table:table-cell office:value-type="float" office:value="14455.8" calcext:value-type="float">
            <text:p>14455,8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-39" calcext:value-type="float">
            <text:p>-39</text:p>
          </table:table-cell>
          <table:table-cell office:value-type="float" office:value="137.6" calcext:value-type="float">
            <text:p>137,6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5.3" calcext:value-type="float">
            <text:p>85,3</text:p>
          </table:table-cell>
          <table:table-cell office:value-type="float" office:value="12.2" calcext:value-type="float">
            <text:p>12,2</text:p>
          </table:table-cell>
          <table:table-cell office:value-type="float" office:value="-166.3" calcext:value-type="float">
            <text:p>-166,3</text:p>
          </table:table-cell>
          <table:table-cell office:value-type="float" office:value="2588.2" calcext:value-type="float">
            <text:p>2588,2</text:p>
          </table:table-cell>
          <table:table-cell table:formula="of:=([.E825]-[.E824])/10" office:value-type="float" office:value="-9.47000000000007" calcext:value-type="float">
            <text:p>-9,47000000000007</text:p>
          </table:table-cell>
          <table:table-cell table:formula="of:=AVERAGE([.P800:.P825])" office:value-type="float" office:value="-10.0296153846154" calcext:value-type="float">
            <text:p>-10,03</text:p>
          </table:table-cell>
        </table:table-row>
        <table:table-row table:style-name="ro1">
          <table:table-cell office:value-type="string" calcext:value-type="string">
            <text:p>13:41:15</text:p>
          </table:table-cell>
          <table:table-cell office:value-type="float" office:value="9" calcext:value-type="float">
            <text:p>9</text:p>
          </table:table-cell>
          <table:table-cell office:value-type="float" office:value="48.315926" calcext:value-type="float">
            <text:p>48,315926</text:p>
          </table:table-cell>
          <table:table-cell office:value-type="float" office:value="0.38308" calcext:value-type="float">
            <text:p>0,38308</text:p>
          </table:table-cell>
          <table:table-cell office:value-type="float" office:value="14362.6" calcext:value-type="float">
            <text:p>14362,6</text:p>
          </table:table-cell>
          <table:table-cell office:value-type="float" office:value="16.1" calcext:value-type="float">
            <text:p>16,1</text:p>
          </table:table-cell>
          <table:table-cell office:value-type="float" office:value="12" calcext:value-type="float">
            <text:p>12</text:p>
          </table:table-cell>
          <table:table-cell office:value-type="float" office:value="-39" calcext:value-type="float">
            <text:p>-39</text:p>
          </table:table-cell>
          <table:table-cell office:value-type="float" office:value="139.7" calcext:value-type="float">
            <text:p>139,7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5.6" calcext:value-type="float">
            <text:p>8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0.8" calcext:value-type="float">
            <text:p>-170,8</text:p>
          </table:table-cell>
          <table:table-cell office:value-type="float" office:value="2587.7" calcext:value-type="float">
            <text:p>2587,7</text:p>
          </table:table-cell>
          <table:table-cell table:formula="of:=([.E826]-[.E825])/10" office:value-type="float" office:value="-9.31999999999989" calcext:value-type="float">
            <text:p>-9,31999999999989</text:p>
          </table:table-cell>
          <table:table-cell table:formula="of:=AVERAGE([.P801:.P826])" office:value-type="float" office:value="-9.97384615384615" calcext:value-type="float">
            <text:p>-9,97</text:p>
          </table:table-cell>
        </table:table-row>
        <table:table-row table:style-name="ro1">
          <table:table-cell office:value-type="string" calcext:value-type="string">
            <text:p>13:41:25</text:p>
          </table:table-cell>
          <table:table-cell office:value-type="float" office:value="10" calcext:value-type="float">
            <text:p>10</text:p>
          </table:table-cell>
          <table:table-cell office:value-type="float" office:value="48.317654" calcext:value-type="float">
            <text:p>48,317654</text:p>
          </table:table-cell>
          <table:table-cell office:value-type="float" office:value="0.384538" calcext:value-type="float">
            <text:p>0,384538</text:p>
          </table:table-cell>
          <table:table-cell office:value-type="float" office:value="14284.1" calcext:value-type="float">
            <text:p>14284,1</text:p>
          </table:table-cell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,8</text:p>
          </table:table-cell>
          <table:table-cell office:value-type="float" office:value="-38.2" calcext:value-type="float">
            <text:p>-38,2</text:p>
          </table:table-cell>
          <table:table-cell office:value-type="float" office:value="141.3" calcext:value-type="float">
            <text:p>141,3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5.9" calcext:value-type="float">
            <text:p>85,9</text:p>
          </table:table-cell>
          <table:table-cell office:value-type="float" office:value="12.2" calcext:value-type="float">
            <text:p>12,2</text:p>
          </table:table-cell>
          <table:table-cell office:value-type="float" office:value="-169.6" calcext:value-type="float">
            <text:p>-169,6</text:p>
          </table:table-cell>
          <table:table-cell office:value-type="float" office:value="2587.2" calcext:value-type="float">
            <text:p>2587,2</text:p>
          </table:table-cell>
          <table:table-cell table:formula="of:=([.E827]-[.E826])/10" office:value-type="float" office:value="-7.85" calcext:value-type="float">
            <text:p>-7,85</text:p>
          </table:table-cell>
          <table:table-cell table:formula="of:=AVERAGE([.P802:.P827])" office:value-type="float" office:value="-9.90653846153846" calcext:value-type="float">
            <text:p>-9,91</text:p>
          </table:table-cell>
        </table:table-row>
        <table:table-row table:style-name="ro1">
          <table:table-cell office:value-type="string" calcext:value-type="string">
            <text:p>13:41:35</text:p>
          </table:table-cell>
          <table:table-cell office:value-type="float" office:value="10" calcext:value-type="float">
            <text:p>10</text:p>
          </table:table-cell>
          <table:table-cell office:value-type="float" office:value="48.318855" calcext:value-type="float">
            <text:p>48,318855</text:p>
          </table:table-cell>
          <table:table-cell office:value-type="float" office:value="0.385385" calcext:value-type="float">
            <text:p>0,385385</text:p>
          </table:table-cell>
          <table:table-cell office:value-type="float" office:value="14205.9" calcext:value-type="float">
            <text:p>14205,9</text:p>
          </table:table-cell>
          <table:table-cell office:value-type="float" office:value="15.9" calcext:value-type="float">
            <text:p>15,9</text:p>
          </table:table-cell>
          <table:table-cell office:value-type="float" office:value="11.7" calcext:value-type="float">
            <text:p>11,7</text:p>
          </table:table-cell>
          <table:table-cell office:value-type="float" office:value="-38.8" calcext:value-type="float">
            <text:p>-38,8</text:p>
          </table:table-cell>
          <table:table-cell office:value-type="float" office:value="143.1" calcext:value-type="float">
            <text:p>143,1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6.5" calcext:value-type="float">
            <text:p>86,5</text:p>
          </table:table-cell>
          <table:table-cell office:value-type="float" office:value="12.2" calcext:value-type="float">
            <text:p>12,2</text:p>
          </table:table-cell>
          <table:table-cell office:value-type="float" office:value="-166.5" calcext:value-type="float">
            <text:p>-166,5</text:p>
          </table:table-cell>
          <table:table-cell office:value-type="float" office:value="2586.8" calcext:value-type="float">
            <text:p>2586,8</text:p>
          </table:table-cell>
          <table:table-cell table:formula="of:=([.E828]-[.E827])/10" office:value-type="float" office:value="-7.82000000000007" calcext:value-type="float">
            <text:p>-7,82000000000007</text:p>
          </table:table-cell>
          <table:table-cell table:formula="of:=AVERAGE([.P803:.P828])" office:value-type="float" office:value="-9.81384615384616" calcext:value-type="float">
            <text:p>-9,81</text:p>
          </table:table-cell>
        </table:table-row>
        <table:table-row table:style-name="ro1">
          <table:table-cell office:value-type="string" calcext:value-type="string">
            <text:p>13:41:45</text:p>
          </table:table-cell>
          <table:table-cell office:value-type="float" office:value="10" calcext:value-type="float">
            <text:p>10</text:p>
          </table:table-cell>
          <table:table-cell office:value-type="float" office:value="48.319801" calcext:value-type="float">
            <text:p>48,319801</text:p>
          </table:table-cell>
          <table:table-cell office:value-type="float" office:value="0.386703" calcext:value-type="float">
            <text:p>0,386703</text:p>
          </table:table-cell>
          <table:table-cell office:value-type="float" office:value="14130.3" calcext:value-type="float">
            <text:p>14130,3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-39" calcext:value-type="float">
            <text:p>-39</text:p>
          </table:table-cell>
          <table:table-cell office:value-type="float" office:value="144.7" calcext:value-type="float">
            <text:p>144,7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7" calcext:value-type="float">
            <text:p>87</text:p>
          </table:table-cell>
          <table:table-cell office:value-type="float" office:value="12.2" calcext:value-type="float">
            <text:p>12,2</text:p>
          </table:table-cell>
          <table:table-cell office:value-type="float" office:value="-169.3" calcext:value-type="float">
            <text:p>-169,3</text:p>
          </table:table-cell>
          <table:table-cell office:value-type="float" office:value="2586.3" calcext:value-type="float">
            <text:p>2586,3</text:p>
          </table:table-cell>
          <table:table-cell table:formula="of:=([.E829]-[.E828])/10" office:value-type="float" office:value="-7.56000000000004" calcext:value-type="float">
            <text:p>-7,56000000000004</text:p>
          </table:table-cell>
          <table:table-cell table:formula="of:=AVERAGE([.P804:.P829])" office:value-type="float" office:value="-9.71038461538462" calcext:value-type="float">
            <text:p>-9,71</text:p>
          </table:table-cell>
        </table:table-row>
        <table:table-row table:style-name="ro1">
          <table:table-cell office:value-type="string" calcext:value-type="string">
            <text:p>13:41:55</text:p>
          </table:table-cell>
          <table:table-cell office:value-type="float" office:value="10" calcext:value-type="float">
            <text:p>10</text:p>
          </table:table-cell>
          <table:table-cell office:value-type="float" office:value="48.320629" calcext:value-type="float">
            <text:p>48,320629</text:p>
          </table:table-cell>
          <table:table-cell office:value-type="float" office:value="0.38824" calcext:value-type="float">
            <text:p>0,38824</text:p>
          </table:table-cell>
          <table:table-cell office:value-type="float" office:value="14055.6" calcext:value-type="float">
            <text:p>14055,6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-40.5" calcext:value-type="float">
            <text:p>-40,5</text:p>
          </table:table-cell>
          <table:table-cell office:value-type="float" office:value="146.4" calcext:value-type="float">
            <text:p>146,4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87" calcext:value-type="float">
            <text:p>8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4" calcext:value-type="float">
            <text:p>-171,4</text:p>
          </table:table-cell>
          <table:table-cell office:value-type="float" office:value="2585.8" calcext:value-type="float">
            <text:p>2585,8</text:p>
          </table:table-cell>
          <table:table-cell table:formula="of:=([.E830]-[.E829])/10" office:value-type="float" office:value="-7.46999999999989" calcext:value-type="float">
            <text:p>-7,46999999999989</text:p>
          </table:table-cell>
          <table:table-cell table:formula="of:=AVERAGE([.P805:.P830])" office:value-type="float" office:value="-9.62115384615384" calcext:value-type="float">
            <text:p>-9,62</text:p>
          </table:table-cell>
        </table:table-row>
        <table:table-row table:style-name="ro1">
          <table:table-cell office:value-type="string" calcext:value-type="string">
            <text:p>13:42:05</text:p>
          </table:table-cell>
          <table:table-cell office:value-type="float" office:value="10" calcext:value-type="float">
            <text:p>10</text:p>
          </table:table-cell>
          <table:table-cell office:value-type="float" office:value="48.321613" calcext:value-type="float">
            <text:p>48,321613</text:p>
          </table:table-cell>
          <table:table-cell office:value-type="float" office:value="0.389817" calcext:value-type="float">
            <text:p>0,389817</text:p>
          </table:table-cell>
          <table:table-cell office:value-type="float" office:value="13981.8" calcext:value-type="float">
            <text:p>13981,8</text:p>
          </table:table-cell>
          <table:table-cell office:value-type="float" office:value="15.5" calcext:value-type="float">
            <text:p>15,5</text:p>
          </table:table-cell>
          <table:table-cell office:value-type="float" office:value="11.3" calcext:value-type="float">
            <text:p>11,3</text:p>
          </table:table-cell>
          <table:table-cell office:value-type="float" office:value="-39.5" calcext:value-type="float">
            <text:p>-39,5</text:p>
          </table:table-cell>
          <table:table-cell office:value-type="float" office:value="148" calcext:value-type="float">
            <text:p>148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2.2" calcext:value-type="float">
            <text:p>12,2</text:p>
          </table:table-cell>
          <table:table-cell office:value-type="float" office:value="-176.7" calcext:value-type="float">
            <text:p>-176,7</text:p>
          </table:table-cell>
          <table:table-cell office:value-type="float" office:value="2585.2" calcext:value-type="float">
            <text:p>2585,2</text:p>
          </table:table-cell>
          <table:table-cell table:formula="of:=([.E831]-[.E830])/10" office:value-type="float" office:value="-7.38000000000011" calcext:value-type="float">
            <text:p>-7,38000000000011</text:p>
          </table:table-cell>
          <table:table-cell table:formula="of:=AVERAGE([.P806:.P831])" office:value-type="float" office:value="-9.51423076923077" calcext:value-type="float">
            <text:p>-9,51</text:p>
          </table:table-cell>
        </table:table-row>
        <table:table-row table:style-name="ro1">
          <table:table-cell office:value-type="string" calcext:value-type="string">
            <text:p>13:42:15</text:p>
          </table:table-cell>
          <table:table-cell office:value-type="float" office:value="9" calcext:value-type="float">
            <text:p>9</text:p>
          </table:table-cell>
          <table:table-cell office:value-type="float" office:value="48.322914" calcext:value-type="float">
            <text:p>48,322914</text:p>
          </table:table-cell>
          <table:table-cell office:value-type="float" office:value="0.390877" calcext:value-type="float">
            <text:p>0,390877</text:p>
          </table:table-cell>
          <table:table-cell office:value-type="float" office:value="13908.3" calcext:value-type="float">
            <text:p>13908,3</text:p>
          </table:table-cell>
          <table:table-cell office:value-type="float" office:value="15.4" calcext:value-type="float">
            <text:p>15,4</text:p>
          </table:table-cell>
          <table:table-cell office:value-type="float" office:value="11.2" calcext:value-type="float">
            <text:p>11,2</text:p>
          </table:table-cell>
          <table:table-cell office:value-type="float" office:value="-39" calcext:value-type="float">
            <text:p>-39</text:p>
          </table:table-cell>
          <table:table-cell office:value-type="float" office:value="149.7" calcext:value-type="float">
            <text:p>149,7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8.3" calcext:value-type="float">
            <text:p>88,3</text:p>
          </table:table-cell>
          <table:table-cell office:value-type="float" office:value="12.2" calcext:value-type="float">
            <text:p>12,2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84.7" calcext:value-type="float">
            <text:p>2584,7</text:p>
          </table:table-cell>
          <table:table-cell table:formula="of:=([.E832]-[.E831])/10" office:value-type="float" office:value="-7.35" calcext:value-type="float">
            <text:p>-7,35</text:p>
          </table:table-cell>
          <table:table-cell table:formula="of:=AVERAGE([.P807:.P832])" office:value-type="float" office:value="-9.42884615384615" calcext:value-type="float">
            <text:p>-9,43</text:p>
          </table:table-cell>
        </table:table-row>
        <table:table-row table:style-name="ro1">
          <table:table-cell office:value-type="string" calcext:value-type="string">
            <text:p>13:42:25</text:p>
          </table:table-cell>
          <table:table-cell office:value-type="float" office:value="10" calcext:value-type="float">
            <text:p>10</text:p>
          </table:table-cell>
          <table:table-cell office:value-type="float" office:value="48.324104" calcext:value-type="float">
            <text:p>48,324104</text:p>
          </table:table-cell>
          <table:table-cell office:value-type="float" office:value="0.391343" calcext:value-type="float">
            <text:p>0,391343</text:p>
          </table:table-cell>
          <table:table-cell office:value-type="float" office:value="13835.3" calcext:value-type="float">
            <text:p>13835,3</text:p>
          </table:table-cell>
          <table:table-cell office:value-type="float" office:value="15.2" calcext:value-type="float">
            <text:p>15,2</text:p>
          </table:table-cell>
          <table:table-cell office:value-type="float" office:value="11.1" calcext:value-type="float">
            <text:p>11,1</text:p>
          </table:table-cell>
          <table:table-cell office:value-type="float" office:value="-38.5" calcext:value-type="float">
            <text:p>-38,5</text:p>
          </table:table-cell>
          <table:table-cell office:value-type="float" office:value="151.5" calcext:value-type="float">
            <text:p>151,5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8.5" calcext:value-type="float">
            <text:p>88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.7" calcext:value-type="float">
            <text:p>-168,7</text:p>
          </table:table-cell>
          <table:table-cell office:value-type="float" office:value="2584.3" calcext:value-type="float">
            <text:p>2584,3</text:p>
          </table:table-cell>
          <table:table-cell table:formula="of:=([.E833]-[.E832])/10" office:value-type="float" office:value="-7.3" calcext:value-type="float">
            <text:p>-7,3</text:p>
          </table:table-cell>
          <table:table-cell table:formula="of:=AVERAGE([.P808:.P833])" office:value-type="float" office:value="-9.33653846153846" calcext:value-type="float">
            <text:p>-9,34</text:p>
          </table:table-cell>
        </table:table-row>
        <table:table-row table:style-name="ro1">
          <table:table-cell office:value-type="string" calcext:value-type="string">
            <text:p>13:42:35</text:p>
          </table:table-cell>
          <table:table-cell office:value-type="float" office:value="10" calcext:value-type="float">
            <text:p>10</text:p>
          </table:table-cell>
          <table:table-cell office:value-type="float" office:value="48.325031" calcext:value-type="float">
            <text:p>48,325031</text:p>
          </table:table-cell>
          <table:table-cell office:value-type="float" office:value="0.391733" calcext:value-type="float">
            <text:p>0,391733</text:p>
          </table:table-cell>
          <table:table-cell office:value-type="float" office:value="13763.2" calcext:value-type="float">
            <text:p>13763,2</text:p>
          </table:table-cell>
          <table:table-cell office:value-type="float" office:value="15.1" calcext:value-type="float">
            <text:p>15,1</text:p>
          </table:table-cell>
          <table:table-cell office:value-type="float" office:value="10.9" calcext:value-type="float">
            <text:p>10,9</text:p>
          </table:table-cell>
          <table:table-cell office:value-type="float" office:value="-38.2" calcext:value-type="float">
            <text:p>-38,2</text:p>
          </table:table-cell>
          <table:table-cell office:value-type="float" office:value="153.1" calcext:value-type="float">
            <text:p>153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8.6" calcext:value-type="float">
            <text:p>88,6</text:p>
          </table:table-cell>
          <table:table-cell office:value-type="float" office:value="12.2" calcext:value-type="float">
            <text:p>12,2</text:p>
          </table:table-cell>
          <table:table-cell office:value-type="float" office:value="-168.6" calcext:value-type="float">
            <text:p>-168,6</text:p>
          </table:table-cell>
          <table:table-cell office:value-type="float" office:value="2583.8" calcext:value-type="float">
            <text:p>2583,8</text:p>
          </table:table-cell>
          <table:table-cell table:formula="of:=([.E834]-[.E833])/10" office:value-type="float" office:value="-7.20999999999985" calcext:value-type="float">
            <text:p>-7,20999999999985</text:p>
          </table:table-cell>
          <table:table-cell table:formula="of:=AVERAGE([.P809:.P834])" office:value-type="float" office:value="-9.23615384615385" calcext:value-type="float">
            <text:p>-9,24</text:p>
          </table:table-cell>
        </table:table-row>
        <table:table-row table:style-name="ro1">
          <table:table-cell office:value-type="string" calcext:value-type="string">
            <text:p>13:42:45</text:p>
          </table:table-cell>
          <table:table-cell office:value-type="float" office:value="10" calcext:value-type="float">
            <text:p>10</text:p>
          </table:table-cell>
          <table:table-cell office:value-type="float" office:value="48.325974" calcext:value-type="float">
            <text:p>48,325974</text:p>
          </table:table-cell>
          <table:table-cell office:value-type="float" office:value="0.392287" calcext:value-type="float">
            <text:p>0,392287</text:p>
          </table:table-cell>
          <table:table-cell office:value-type="float" office:value="13691.8" calcext:value-type="float">
            <text:p>13691,8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,8</text:p>
          </table:table-cell>
          <table:table-cell office:value-type="float" office:value="-39.5" calcext:value-type="float">
            <text:p>-39,5</text:p>
          </table:table-cell>
          <table:table-cell office:value-type="float" office:value="154.8" calcext:value-type="float">
            <text:p>154,8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188" calcext:value-type="float">
            <text:p>-188</text:p>
          </table:table-cell>
          <table:table-cell office:value-type="float" office:value="2583.3" calcext:value-type="float">
            <text:p>2583,3</text:p>
          </table:table-cell>
          <table:table-cell table:formula="of:=([.E835]-[.E834])/10" office:value-type="float" office:value="-7.14000000000015" calcext:value-type="float">
            <text:p>-7,14000000000015</text:p>
          </table:table-cell>
          <table:table-cell table:formula="of:=AVERAGE([.P810:.P835])" office:value-type="float" office:value="-9.11153846153846" calcext:value-type="float">
            <text:p>-9,11</text:p>
          </table:table-cell>
        </table:table-row>
        <table:table-row table:style-name="ro1">
          <table:table-cell office:value-type="string" calcext:value-type="string">
            <text:p>13:42:55</text:p>
          </table:table-cell>
          <table:table-cell office:value-type="float" office:value="10" calcext:value-type="float">
            <text:p>10</text:p>
          </table:table-cell>
          <table:table-cell office:value-type="float" office:value="48.327019" calcext:value-type="float">
            <text:p>48,327019</text:p>
          </table:table-cell>
          <table:table-cell office:value-type="float" office:value="0.393553" calcext:value-type="float">
            <text:p>0,393553</text:p>
          </table:table-cell>
          <table:table-cell office:value-type="float" office:value="13619.8" calcext:value-type="float">
            <text:p>13619,8</text:p>
          </table:table-cell>
          <table:table-cell office:value-type="float" office:value="14.9" calcext:value-type="float">
            <text:p>14,9</text:p>
          </table:table-cell>
          <table:table-cell office:value-type="float" office:value="10.7" calcext:value-type="float">
            <text:p>10,7</text:p>
          </table:table-cell>
          <table:table-cell office:value-type="float" office:value="-38" calcext:value-type="float">
            <text:p>-38</text:p>
          </table:table-cell>
          <table:table-cell office:value-type="float" office:value="156.5" calcext:value-type="float">
            <text:p>156,5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2" calcext:value-type="float">
            <text:p>89,2</text:p>
          </table:table-cell>
          <table:table-cell office:value-type="float" office:value="12.2" calcext:value-type="float">
            <text:p>12,2</text:p>
          </table:table-cell>
          <table:table-cell office:value-type="float" office:value="-167.3" calcext:value-type="float">
            <text:p>-167,3</text:p>
          </table:table-cell>
          <table:table-cell office:value-type="float" office:value="2582.8" calcext:value-type="float">
            <text:p>2582,8</text:p>
          </table:table-cell>
          <table:table-cell table:formula="of:=([.E836]-[.E835])/10" office:value-type="float" office:value="-7.2" calcext:value-type="float">
            <text:p>-7,2</text:p>
          </table:table-cell>
          <table:table-cell table:formula="of:=AVERAGE([.P811:.P836])" office:value-type="float" office:value="-8.96923076923077" calcext:value-type="float">
            <text:p>-8,97</text:p>
          </table:table-cell>
        </table:table-row>
        <table:table-row table:style-name="ro1">
          <table:table-cell office:value-type="string" calcext:value-type="string">
            <text:p>13:43:05</text:p>
          </table:table-cell>
          <table:table-cell office:value-type="float" office:value="10" calcext:value-type="float">
            <text:p>10</text:p>
          </table:table-cell>
          <table:table-cell office:value-type="float" office:value="48.327614" calcext:value-type="float">
            <text:p>48,327614</text:p>
          </table:table-cell>
          <table:table-cell office:value-type="float" office:value="0.395257" calcext:value-type="float">
            <text:p>0,395257</text:p>
          </table:table-cell>
          <table:table-cell office:value-type="float" office:value="13540.3" calcext:value-type="float">
            <text:p>13540,3</text:p>
          </table:table-cell>
          <table:table-cell office:value-type="float" office:value="14.8" calcext:value-type="float">
            <text:p>14,8</text:p>
          </table:table-cell>
          <table:table-cell office:value-type="float" office:value="10.6" calcext:value-type="float">
            <text:p>10,6</text:p>
          </table:table-cell>
          <table:table-cell office:value-type="float" office:value="-37" calcext:value-type="float">
            <text:p>-37</text:p>
          </table:table-cell>
          <table:table-cell office:value-type="float" office:value="158.3" calcext:value-type="float">
            <text:p>158,3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2.2" calcext:value-type="float">
            <text:p>12,2</text:p>
          </table:table-cell>
          <table:table-cell office:value-type="float" office:value="-175.2" calcext:value-type="float">
            <text:p>-175,2</text:p>
          </table:table-cell>
          <table:table-cell office:value-type="float" office:value="2582.3" calcext:value-type="float">
            <text:p>2582,3</text:p>
          </table:table-cell>
          <table:table-cell table:formula="of:=([.E837]-[.E836])/10" office:value-type="float" office:value="-7.95" calcext:value-type="float">
            <text:p>-7,95</text:p>
          </table:table-cell>
          <table:table-cell table:formula="of:=AVERAGE([.P812:.P837])" office:value-type="float" office:value="-8.88038461538462" calcext:value-type="float">
            <text:p>-8,88</text:p>
          </table:table-cell>
        </table:table-row>
        <table:table-row table:style-name="ro1">
          <table:table-cell office:value-type="string" calcext:value-type="string">
            <text:p>13:43:15</text:p>
          </table:table-cell>
          <table:table-cell office:value-type="float" office:value="10" calcext:value-type="float">
            <text:p>10</text:p>
          </table:table-cell>
          <table:table-cell office:value-type="float" office:value="48.328377" calcext:value-type="float">
            <text:p>48,328377</text:p>
          </table:table-cell>
          <table:table-cell office:value-type="float" office:value="0.396835" calcext:value-type="float">
            <text:p>0,396835</text:p>
          </table:table-cell>
          <table:table-cell office:value-type="float" office:value="13447.5" calcext:value-type="float">
            <text:p>13447,5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-36.8" calcext:value-type="float">
            <text:p>-36,8</text:p>
          </table:table-cell>
          <table:table-cell office:value-type="float" office:value="160.6" calcext:value-type="float">
            <text:p>160,6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6" calcext:value-type="float">
            <text:p>-172,6</text:p>
          </table:table-cell>
          <table:table-cell office:value-type="float" office:value="2581.8" calcext:value-type="float">
            <text:p>2581,8</text:p>
          </table:table-cell>
          <table:table-cell table:formula="of:=([.E838]-[.E837])/10" office:value-type="float" office:value="-9.27999999999993" calcext:value-type="float">
            <text:p>-9,27999999999993</text:p>
          </table:table-cell>
          <table:table-cell table:formula="of:=AVERAGE([.P813:.P838])" office:value-type="float" office:value="-8.845" calcext:value-type="float">
            <text:p>-8,85</text:p>
          </table:table-cell>
        </table:table-row>
        <table:table-row table:style-name="ro1">
          <table:table-cell office:value-type="string" calcext:value-type="string">
            <text:p>13:43:25</text:p>
          </table:table-cell>
          <table:table-cell office:value-type="float" office:value="10" calcext:value-type="float">
            <text:p>10</text:p>
          </table:table-cell>
          <table:table-cell office:value-type="float" office:value="48.329128" calcext:value-type="float">
            <text:p>48,329128</text:p>
          </table:table-cell>
          <table:table-cell office:value-type="float" office:value="0.39864" calcext:value-type="float">
            <text:p>0,39864</text:p>
          </table:table-cell>
          <table:table-cell office:value-type="float" office:value="13356.6" calcext:value-type="float">
            <text:p>1335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3" calcext:value-type="float">
            <text:p>10,3</text:p>
          </table:table-cell>
          <table:table-cell office:value-type="float" office:value="-37.2" calcext:value-type="float">
            <text:p>-37,2</text:p>
          </table:table-cell>
          <table:table-cell office:value-type="float" office:value="162.7" calcext:value-type="float">
            <text:p>162,7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8" calcext:value-type="float">
            <text:p>89,8</text:p>
          </table:table-cell>
          <table:table-cell office:value-type="float" office:value="12.2" calcext:value-type="float">
            <text:p>12,2</text:p>
          </table:table-cell>
          <table:table-cell office:value-type="float" office:value="-169.1" calcext:value-type="float">
            <text:p>-169,1</text:p>
          </table:table-cell>
          <table:table-cell office:value-type="float" office:value="2581.3" calcext:value-type="float">
            <text:p>2581,3</text:p>
          </table:table-cell>
          <table:table-cell table:formula="of:=([.E839]-[.E838])/10" office:value-type="float" office:value="-9.08999999999996" calcext:value-type="float">
            <text:p>-9,08999999999996</text:p>
          </table:table-cell>
          <table:table-cell table:formula="of:=AVERAGE([.P814:.P839])" office:value-type="float" office:value="-8.79499999999999" calcext:value-type="float">
            <text:p>-8,80</text:p>
          </table:table-cell>
        </table:table-row>
        <table:table-row table:style-name="ro1">
          <table:table-cell office:value-type="string" calcext:value-type="string">
            <text:p>13:43:35</text:p>
          </table:table-cell>
          <table:table-cell office:value-type="float" office:value="10" calcext:value-type="float">
            <text:p>10</text:p>
          </table:table-cell>
          <table:table-cell office:value-type="float" office:value="48.329906" calcext:value-type="float">
            <text:p>48,329906</text:p>
          </table:table-cell>
          <table:table-cell office:value-type="float" office:value="0.400472" calcext:value-type="float">
            <text:p>0,400472</text:p>
          </table:table-cell>
          <table:table-cell office:value-type="float" office:value="13269.6" calcext:value-type="float">
            <text:p>13269,6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office:value-type="float" office:value="-37.5" calcext:value-type="float">
            <text:p>-37,5</text:p>
          </table:table-cell>
          <table:table-cell office:value-type="float" office:value="164.9" calcext:value-type="float">
            <text:p>164,9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8" calcext:value-type="float">
            <text:p>89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.4" calcext:value-type="float">
            <text:p>-172,4</text:p>
          </table:table-cell>
          <table:table-cell office:value-type="float" office:value="2580.9" calcext:value-type="float">
            <text:p>2580,9</text:p>
          </table:table-cell>
          <table:table-cell table:formula="of:=([.E840]-[.E839])/10" office:value-type="float" office:value="-8.7" calcext:value-type="float">
            <text:p>-8,7</text:p>
          </table:table-cell>
          <table:table-cell table:formula="of:=AVERAGE([.P815:.P840])" office:value-type="float" office:value="-8.74884615384615" calcext:value-type="float">
            <text:p>-8,75</text:p>
          </table:table-cell>
        </table:table-row>
        <table:table-row table:style-name="ro1">
          <table:table-cell office:value-type="string" calcext:value-type="string">
            <text:p>13:43:45</text:p>
          </table:table-cell>
          <table:table-cell office:value-type="float" office:value="10" calcext:value-type="float">
            <text:p>10</text:p>
          </table:table-cell>
          <table:table-cell office:value-type="float" office:value="48.330681" calcext:value-type="float">
            <text:p>48,330681</text:p>
          </table:table-cell>
          <table:table-cell office:value-type="float" office:value="0.402197" calcext:value-type="float">
            <text:p>0,402197</text:p>
          </table:table-cell>
          <table:table-cell office:value-type="float" office:value="13181.9" calcext:value-type="float">
            <text:p>13181,9</text:p>
          </table:table-cell>
          <table:table-cell office:value-type="float" office:value="14.2" calcext:value-type="float">
            <text:p>14,2</text:p>
          </table:table-cell>
          <table:table-cell office:value-type="float" office:value="10.1" calcext:value-type="float">
            <text:p>10,1</text:p>
          </table:table-cell>
          <table:table-cell office:value-type="float" office:value="-38" calcext:value-type="float">
            <text:p>-38</text:p>
          </table:table-cell>
          <table:table-cell office:value-type="float" office:value="167.1" calcext:value-type="float">
            <text:p>167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2.2" calcext:value-type="float">
            <text:p>12,2</text:p>
          </table:table-cell>
          <table:table-cell office:value-type="float" office:value="-174.2" calcext:value-type="float">
            <text:p>-174,2</text:p>
          </table:table-cell>
          <table:table-cell office:value-type="float" office:value="2580.4" calcext:value-type="float">
            <text:p>2580,4</text:p>
          </table:table-cell>
          <table:table-cell table:formula="of:=([.E841]-[.E840])/10" office:value-type="float" office:value="-8.77000000000007" calcext:value-type="float">
            <text:p>-8,77000000000007</text:p>
          </table:table-cell>
          <table:table-cell table:formula="of:=AVERAGE([.P816:.P841])" office:value-type="float" office:value="-8.68615384615385" calcext:value-type="float">
            <text:p>-8,69</text:p>
          </table:table-cell>
        </table:table-row>
        <table:table-row table:style-name="ro1">
          <table:table-cell office:value-type="string" calcext:value-type="string">
            <text:p>13:43:55</text:p>
          </table:table-cell>
          <table:table-cell office:value-type="float" office:value="10" calcext:value-type="float">
            <text:p>10</text:p>
          </table:table-cell>
          <table:table-cell office:value-type="float" office:value="48.331463" calcext:value-type="float">
            <text:p>48,331463</text:p>
          </table:table-cell>
          <table:table-cell office:value-type="float" office:value="0.403978" calcext:value-type="float">
            <text:p>0,403978</text:p>
          </table:table-cell>
          <table:table-cell office:value-type="float" office:value="13098" calcext:value-type="float">
            <text:p>13098</text:p>
          </table:table-cell>
          <table:table-cell office:value-type="float" office:value="14.1" calcext:value-type="float">
            <text:p>14,1</text:p>
          </table:table-cell>
          <table:table-cell office:value-type="float" office:value="10" calcext:value-type="float">
            <text:p>10</text:p>
          </table:table-cell>
          <table:table-cell office:value-type="float" office:value="-38.8" calcext:value-type="float">
            <text:p>-38,8</text:p>
          </table:table-cell>
          <table:table-cell office:value-type="float" office:value="169.3" calcext:value-type="float">
            <text:p>169,3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1" calcext:value-type="float">
            <text:p>90,1</text:p>
          </table:table-cell>
          <table:table-cell office:value-type="float" office:value="12.2" calcext:value-type="float">
            <text:p>12,2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79.9" calcext:value-type="float">
            <text:p>2579,9</text:p>
          </table:table-cell>
          <table:table-cell table:formula="of:=([.E842]-[.E841])/10" office:value-type="float" office:value="-8.38999999999996" calcext:value-type="float">
            <text:p>-8,38999999999996</text:p>
          </table:table-cell>
          <table:table-cell table:formula="of:=AVERAGE([.P817:.P842])" office:value-type="float" office:value="-8.61576923076923" calcext:value-type="float">
            <text:p>-8,62</text:p>
          </table:table-cell>
        </table:table-row>
        <table:table-row table:style-name="ro1">
          <table:table-cell office:value-type="string" calcext:value-type="string">
            <text:p>13:44:15</text:p>
          </table:table-cell>
          <table:table-cell office:value-type="float" office:value="10" calcext:value-type="float">
            <text:p>10</text:p>
          </table:table-cell>
          <table:table-cell office:value-type="float" office:value="48.333763" calcext:value-type="float">
            <text:p>48,333763</text:p>
          </table:table-cell>
          <table:table-cell office:value-type="float" office:value="0.408328" calcext:value-type="float">
            <text:p>0,408328</text:p>
          </table:table-cell>
          <table:table-cell office:value-type="float" office:value="12935.5" calcext:value-type="float">
            <text:p>12935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-39" calcext:value-type="float">
            <text:p>-39</text:p>
          </table:table-cell>
          <table:table-cell office:value-type="float" office:value="173.5" calcext:value-type="float">
            <text:p>173,5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1" calcext:value-type="float">
            <text:p>90,1</text:p>
          </table:table-cell>
          <table:table-cell office:value-type="float" office:value="12.2" calcext:value-type="float">
            <text:p>12,2</text:p>
          </table:table-cell>
          <table:table-cell office:value-type="float" office:value="-173.7" calcext:value-type="float">
            <text:p>-173,7</text:p>
          </table:table-cell>
          <table:table-cell office:value-type="float" office:value="2578.8" calcext:value-type="float">
            <text:p>2578,8</text:p>
          </table:table-cell>
          <table:table-cell table:formula="of:=([.E843]-[.E842])/10" office:value-type="float" office:value="-16.25" calcext:value-type="float">
            <text:p>-16,25</text:p>
          </table:table-cell>
          <table:table-cell table:formula="of:=AVERAGE([.P818:.P843])" office:value-type="float" office:value="-8.85307692307692" calcext:value-type="float">
            <text:p>-8,85</text:p>
          </table:table-cell>
        </table:table-row>
        <table:table-row table:style-name="ro1">
          <table:table-cell office:value-type="string" calcext:value-type="string">
            <text:p>13:44:25</text:p>
          </table:table-cell>
          <table:table-cell office:value-type="float" office:value="10" calcext:value-type="float">
            <text:p>10</text:p>
          </table:table-cell>
          <table:table-cell office:value-type="float" office:value="48.335197" calcext:value-type="float">
            <text:p>48,335197</text:p>
          </table:table-cell>
          <table:table-cell office:value-type="float" office:value="0.410538" calcext:value-type="float">
            <text:p>0,410538</text:p>
          </table:table-cell>
          <table:table-cell office:value-type="float" office:value="12853.9" calcext:value-type="float">
            <text:p>12853,9</text:p>
          </table:table-cell>
          <table:table-cell office:value-type="float" office:value="13.8" calcext:value-type="float">
            <text:p>13,8</text:p>
          </table:table-cell>
          <table:table-cell office:value-type="float" office:value="9.6" calcext:value-type="float">
            <text:p>9,6</text:p>
          </table:table-cell>
          <table:table-cell office:value-type="float" office:value="-39.5" calcext:value-type="float">
            <text:p>-39,5</text:p>
          </table:table-cell>
          <table:table-cell office:value-type="float" office:value="175.7" calcext:value-type="float">
            <text:p>175,7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4" calcext:value-type="float">
            <text:p>90,4</text:p>
          </table:table-cell>
          <table:table-cell office:value-type="float" office:value="12.2" calcext:value-type="float">
            <text:p>12,2</text:p>
          </table:table-cell>
          <table:table-cell office:value-type="float" office:value="-168.1" calcext:value-type="float">
            <text:p>-168,1</text:p>
          </table:table-cell>
          <table:table-cell office:value-type="float" office:value="2578.3" calcext:value-type="float">
            <text:p>2578,3</text:p>
          </table:table-cell>
          <table:table-cell table:formula="of:=([.E844]-[.E843])/10" office:value-type="float" office:value="-8.16000000000004" calcext:value-type="float">
            <text:p>-8,16000000000004</text:p>
          </table:table-cell>
          <table:table-cell table:formula="of:=AVERAGE([.P819:.P844])" office:value-type="float" office:value="-8.76884615384615" calcext:value-type="float">
            <text:p>-8,77</text:p>
          </table:table-cell>
        </table:table-row>
        <table:table-row table:style-name="ro1">
          <table:table-cell office:value-type="string" calcext:value-type="string">
            <text:p>13:44:35</text:p>
          </table:table-cell>
          <table:table-cell office:value-type="float" office:value="10" calcext:value-type="float">
            <text:p>10</text:p>
          </table:table-cell>
          <table:table-cell office:value-type="float" office:value="48.336735" calcext:value-type="float">
            <text:p>48,336735</text:p>
          </table:table-cell>
          <table:table-cell office:value-type="float" office:value="0.412217" calcext:value-type="float">
            <text:p>0,412217</text:p>
          </table:table-cell>
          <table:table-cell office:value-type="float" office:value="12772.5" calcext:value-type="float">
            <text:p>12772,5</text:p>
          </table:table-cell>
          <table:table-cell office:value-type="float" office:value="13.8" calcext:value-type="float">
            <text:p>13,8</text:p>
          </table:table-cell>
          <table:table-cell office:value-type="float" office:value="9.5" calcext:value-type="float">
            <text:p>9,5</text:p>
          </table:table-cell>
          <table:table-cell office:value-type="float" office:value="-39.5" calcext:value-type="float">
            <text:p>-39,5</text:p>
          </table:table-cell>
          <table:table-cell office:value-type="float" office:value="177.8" calcext:value-type="float">
            <text:p>177,8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3" calcext:value-type="float">
            <text:p>90,3</text:p>
          </table:table-cell>
          <table:table-cell office:value-type="float" office:value="12.2" calcext:value-type="float">
            <text:p>12,2</text:p>
          </table:table-cell>
          <table:table-cell office:value-type="float" office:value="-175" calcext:value-type="float">
            <text:p>-175</text:p>
          </table:table-cell>
          <table:table-cell office:value-type="float" office:value="2577.8" calcext:value-type="float">
            <text:p>2577,8</text:p>
          </table:table-cell>
          <table:table-cell table:formula="of:=([.E845]-[.E844])/10" office:value-type="float" office:value="-8.13999999999996" calcext:value-type="float">
            <text:p>-8,13999999999996</text:p>
          </table:table-cell>
          <table:table-cell table:formula="of:=AVERAGE([.P820:.P845])" office:value-type="float" office:value="-8.69307692307692" calcext:value-type="float">
            <text:p>-8,69</text:p>
          </table:table-cell>
        </table:table-row>
        <table:table-row table:style-name="ro1">
          <table:table-cell office:value-type="string" calcext:value-type="string">
            <text:p>13:44:45</text:p>
          </table:table-cell>
          <table:table-cell office:value-type="float" office:value="10" calcext:value-type="float">
            <text:p>10</text:p>
          </table:table-cell>
          <table:table-cell office:value-type="float" office:value="48.338028" calcext:value-type="float">
            <text:p>48,338028</text:p>
          </table:table-cell>
          <table:table-cell office:value-type="float" office:value="0.413732" calcext:value-type="float">
            <text:p>0,413732</text:p>
          </table:table-cell>
          <table:table-cell office:value-type="float" office:value="12691.3" calcext:value-type="float">
            <text:p>12691,3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-41" calcext:value-type="float">
            <text:p>-41</text:p>
          </table:table-cell>
          <table:table-cell office:value-type="float" office:value="180.1" calcext:value-type="float">
            <text:p>180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4" calcext:value-type="float">
            <text:p>90,4</text:p>
          </table:table-cell>
          <table:table-cell office:value-type="float" office:value="12.2" calcext:value-type="float">
            <text:p>12,2</text:p>
          </table:table-cell>
          <table:table-cell office:value-type="float" office:value="-204.9" calcext:value-type="float">
            <text:p>-204,9</text:p>
          </table:table-cell>
          <table:table-cell office:value-type="float" office:value="2577.3" calcext:value-type="float">
            <text:p>2577,3</text:p>
          </table:table-cell>
          <table:table-cell table:formula="of:=([.E846]-[.E845])/10" office:value-type="float" office:value="-8.12000000000007" calcext:value-type="float">
            <text:p>-8,12000000000007</text:p>
          </table:table-cell>
          <table:table-cell table:formula="of:=AVERAGE([.P821:.P846])" office:value-type="float" office:value="-8.61769230769231" calcext:value-type="float">
            <text:p>-8,62</text:p>
          </table:table-cell>
        </table:table-row>
        <table:table-row table:style-name="ro1">
          <table:table-cell office:value-type="string" calcext:value-type="string">
            <text:p>13:44:55</text:p>
          </table:table-cell>
          <table:table-cell office:value-type="float" office:value="10" calcext:value-type="float">
            <text:p>10</text:p>
          </table:table-cell>
          <table:table-cell office:value-type="float" office:value="48.339302" calcext:value-type="float">
            <text:p>48,339302</text:p>
          </table:table-cell>
          <table:table-cell office:value-type="float" office:value="0.415303" calcext:value-type="float">
            <text:p>0,415303</text:p>
          </table:table-cell>
          <table:table-cell office:value-type="float" office:value="12610" calcext:value-type="float">
            <text:p>12610</text:p>
          </table:table-cell>
          <table:table-cell office:value-type="float" office:value="13.5" calcext:value-type="float">
            <text:p>13,5</text:p>
          </table:table-cell>
          <table:table-cell office:value-type="float" office:value="9.2" calcext:value-type="float">
            <text:p>9,2</text:p>
          </table:table-cell>
          <table:table-cell office:value-type="float" office:value="-39.8" calcext:value-type="float">
            <text:p>-39,8</text:p>
          </table:table-cell>
          <table:table-cell office:value-type="float" office:value="182.3" calcext:value-type="float">
            <text:p>182,3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90.2" calcext:value-type="float">
            <text:p>90,2</text:p>
          </table:table-cell>
          <table:table-cell office:value-type="float" office:value="12.2" calcext:value-type="float">
            <text:p>12,2</text:p>
          </table:table-cell>
          <table:table-cell office:value-type="float" office:value="-168.9" calcext:value-type="float">
            <text:p>-168,9</text:p>
          </table:table-cell>
          <table:table-cell office:value-type="float" office:value="2576.8" calcext:value-type="float">
            <text:p>2576,8</text:p>
          </table:table-cell>
          <table:table-cell table:formula="of:=([.E847]-[.E846])/10" office:value-type="float" office:value="-8.12999999999993" calcext:value-type="float">
            <text:p>-8,12999999999993</text:p>
          </table:table-cell>
          <table:table-cell table:formula="of:=AVERAGE([.P822:.P847])" office:value-type="float" office:value="-8.54192307692308" calcext:value-type="float">
            <text:p>-8,54</text:p>
          </table:table-cell>
        </table:table-row>
        <table:table-row table:style-name="ro1">
          <table:table-cell office:value-type="string" calcext:value-type="string">
            <text:p>13:45:05</text:p>
          </table:table-cell>
          <table:table-cell office:value-type="float" office:value="10" calcext:value-type="float">
            <text:p>10</text:p>
          </table:table-cell>
          <table:table-cell office:value-type="float" office:value="48.340576" calcext:value-type="float">
            <text:p>48,340576</text:p>
          </table:table-cell>
          <table:table-cell office:value-type="float" office:value="0.416748" calcext:value-type="float">
            <text:p>0,416748</text:p>
          </table:table-cell>
          <table:table-cell office:value-type="float" office:value="12528.5" calcext:value-type="float">
            <text:p>12528,5</text:p>
          </table:table-cell>
          <table:table-cell office:value-type="float" office:value="13.4" calcext:value-type="float">
            <text:p>13,4</text:p>
          </table:table-cell>
          <table:table-cell office:value-type="float" office:value="9.1" calcext:value-type="float">
            <text:p>9,1</text:p>
          </table:table-cell>
          <table:table-cell office:value-type="float" office:value="-40" calcext:value-type="float">
            <text:p>-40</text:p>
          </table:table-cell>
          <table:table-cell office:value-type="float" office:value="184.6" calcext:value-type="float">
            <text:p>184,6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2.2" calcext:value-type="float">
            <text:p>12,2</text:p>
          </table:table-cell>
          <table:table-cell office:value-type="float" office:value="-175.1" calcext:value-type="float">
            <text:p>-175,1</text:p>
          </table:table-cell>
          <table:table-cell office:value-type="float" office:value="2576.3" calcext:value-type="float">
            <text:p>2576,3</text:p>
          </table:table-cell>
          <table:table-cell table:formula="of:=([.E848]-[.E847])/10" office:value-type="float" office:value="-8.15" calcext:value-type="float">
            <text:p>-8,15</text:p>
          </table:table-cell>
          <table:table-cell table:formula="of:=AVERAGE([.P823:.P848])" office:value-type="float" office:value="-8.49615384615385" calcext:value-type="float">
            <text:p>-8,50</text:p>
          </table:table-cell>
        </table:table-row>
        <table:table-row table:style-name="ro1">
          <table:table-cell office:value-type="string" calcext:value-type="string">
            <text:p>13:45:15</text:p>
          </table:table-cell>
          <table:table-cell office:value-type="float" office:value="10" calcext:value-type="float">
            <text:p>10</text:p>
          </table:table-cell>
          <table:table-cell office:value-type="float" office:value="48.341846" calcext:value-type="float">
            <text:p>48,341846</text:p>
          </table:table-cell>
          <table:table-cell office:value-type="float" office:value="0.41818" calcext:value-type="float">
            <text:p>0,41818</text:p>
          </table:table-cell>
          <table:table-cell office:value-type="float" office:value="12449.2" calcext:value-type="float">
            <text:p>12449,2</text:p>
          </table:table-cell>
          <table:table-cell office:value-type="float" office:value="13.2" calcext:value-type="float">
            <text:p>13,2</text:p>
          </table:table-cell>
          <table:table-cell office:value-type="float" office:value="9" calcext:value-type="float">
            <text:p>9</text:p>
          </table:table-cell>
          <table:table-cell office:value-type="float" office:value="-39.5" calcext:value-type="float">
            <text:p>-39,5</text:p>
          </table:table-cell>
          <table:table-cell office:value-type="float" office:value="186.9" calcext:value-type="float">
            <text:p>186,9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6" calcext:value-type="float">
            <text:p>89,6</text:p>
          </table:table-cell>
          <table:table-cell office:value-type="float" office:value="12.2" calcext:value-type="float">
            <text:p>12,2</text:p>
          </table:table-cell>
          <table:table-cell office:value-type="float" office:value="-169.2" calcext:value-type="float">
            <text:p>-169,2</text:p>
          </table:table-cell>
          <table:table-cell office:value-type="float" office:value="2575.9" calcext:value-type="float">
            <text:p>2575,9</text:p>
          </table:table-cell>
          <table:table-cell table:formula="of:=([.E849]-[.E848])/10" office:value-type="float" office:value="-7.92999999999993" calcext:value-type="float">
            <text:p>-7,92999999999993</text:p>
          </table:table-cell>
          <table:table-cell table:formula="of:=AVERAGE([.P824:.P849])" office:value-type="float" office:value="-8.45615384615384" calcext:value-type="float">
            <text:p>-8,46</text:p>
          </table:table-cell>
        </table:table-row>
        <table:table-row table:style-name="ro1">
          <table:table-cell office:value-type="string" calcext:value-type="string">
            <text:p>13:45:25</text:p>
          </table:table-cell>
          <table:table-cell office:value-type="float" office:value="10" calcext:value-type="float">
            <text:p>10</text:p>
          </table:table-cell>
          <table:table-cell office:value-type="float" office:value="48.343246" calcext:value-type="float">
            <text:p>48,343246</text:p>
          </table:table-cell>
          <table:table-cell office:value-type="float" office:value="0.419918" calcext:value-type="float">
            <text:p>0,419918</text:p>
          </table:table-cell>
          <table:table-cell office:value-type="float" office:value="12370.5" calcext:value-type="float">
            <text:p>12370,5</text:p>
          </table:table-cell>
          <table:table-cell office:value-type="float" office:value="13.1" calcext:value-type="float">
            <text:p>13,1</text:p>
          </table:table-cell>
          <table:table-cell office:value-type="float" office:value="8.9" calcext:value-type="float">
            <text:p>8,9</text:p>
          </table:table-cell>
          <table:table-cell office:value-type="float" office:value="-41" calcext:value-type="float">
            <text:p>-41</text:p>
          </table:table-cell>
          <table:table-cell office:value-type="float" office:value="189.2" calcext:value-type="float">
            <text:p>189,2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575.4" calcext:value-type="float">
            <text:p>2575,4</text:p>
          </table:table-cell>
          <table:table-cell table:formula="of:=([.E850]-[.E849])/10" office:value-type="float" office:value="-7.87000000000007" calcext:value-type="float">
            <text:p>-7,87000000000007</text:p>
          </table:table-cell>
          <table:table-cell table:formula="of:=AVERAGE([.P825:.P850])" office:value-type="float" office:value="-8.38461538461538" calcext:value-type="float">
            <text:p>-8,38</text:p>
          </table:table-cell>
        </table:table-row>
        <table:table-row table:style-name="ro1">
          <table:table-cell office:value-type="string" calcext:value-type="string">
            <text:p>13:45:35</text:p>
          </table:table-cell>
          <table:table-cell office:value-type="float" office:value="10" calcext:value-type="float">
            <text:p>10</text:p>
          </table:table-cell>
          <table:table-cell office:value-type="float" office:value="48.34457" calcext:value-type="float">
            <text:p>48,34457</text:p>
          </table:table-cell>
          <table:table-cell office:value-type="float" office:value="0.421518" calcext:value-type="float">
            <text:p>0,421518</text:p>
          </table:table-cell>
          <table:table-cell office:value-type="float" office:value="12290.8" calcext:value-type="float">
            <text:p>12290,8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-41.2" calcext:value-type="float">
            <text:p>-41,2</text:p>
          </table:table-cell>
          <table:table-cell office:value-type="float" office:value="191.5" calcext:value-type="float">
            <text:p>191,5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574.9" calcext:value-type="float">
            <text:p>2574,9</text:p>
          </table:table-cell>
          <table:table-cell table:formula="of:=([.E851]-[.E850])/10" office:value-type="float" office:value="-7.97000000000007" calcext:value-type="float">
            <text:p>-7,97000000000007</text:p>
          </table:table-cell>
          <table:table-cell table:formula="of:=AVERAGE([.P826:.P851])" office:value-type="float" office:value="-8.32692307692308" calcext:value-type="float">
            <text:p>-8,33</text:p>
          </table:table-cell>
        </table:table-row>
        <table:table-row table:style-name="ro1">
          <table:table-cell office:value-type="string" calcext:value-type="string">
            <text:p>13:45:45</text:p>
          </table:table-cell>
          <table:table-cell office:value-type="float" office:value="10" calcext:value-type="float">
            <text:p>10</text:p>
          </table:table-cell>
          <table:table-cell office:value-type="float" office:value="48.345734" calcext:value-type="float">
            <text:p>48,345734</text:p>
          </table:table-cell>
          <table:table-cell office:value-type="float" office:value="0.423402" calcext:value-type="float">
            <text:p>0,423402</text:p>
          </table:table-cell>
          <table:table-cell office:value-type="float" office:value="12212.2" calcext:value-type="float">
            <text:p>12212,2</text:p>
          </table:table-cell>
          <table:table-cell office:value-type="float" office:value="12.9" calcext:value-type="float">
            <text:p>12,9</text:p>
          </table:table-cell>
          <table:table-cell office:value-type="float" office:value="8.7" calcext:value-type="float">
            <text:p>8,7</text:p>
          </table:table-cell>
          <table:table-cell office:value-type="float" office:value="-41.2" calcext:value-type="float">
            <text:p>-41,2</text:p>
          </table:table-cell>
          <table:table-cell office:value-type="float" office:value="193.9" calcext:value-type="float">
            <text:p>193,9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2.2" calcext:value-type="float">
            <text:p>12,2</text:p>
          </table:table-cell>
          <table:table-cell office:value-type="float" office:value="-168.4" calcext:value-type="float">
            <text:p>-168,4</text:p>
          </table:table-cell>
          <table:table-cell office:value-type="float" office:value="2574.4" calcext:value-type="float">
            <text:p>2574,4</text:p>
          </table:table-cell>
          <table:table-cell table:formula="of:=([.E852]-[.E851])/10" office:value-type="float" office:value="-7.85999999999985" calcext:value-type="float">
            <text:p>-7,85999999999985</text:p>
          </table:table-cell>
          <table:table-cell table:formula="of:=AVERAGE([.P827:.P852])" office:value-type="float" office:value="-8.27076923076923" calcext:value-type="float">
            <text:p>-8,27</text:p>
          </table:table-cell>
        </table:table-row>
        <table:table-row table:style-name="ro1">
          <table:table-cell office:value-type="string" calcext:value-type="string">
            <text:p>13:45:55</text:p>
          </table:table-cell>
          <table:table-cell office:value-type="float" office:value="10" calcext:value-type="float">
            <text:p>10</text:p>
          </table:table-cell>
          <table:table-cell office:value-type="float" office:value="48.347183" calcext:value-type="float">
            <text:p>48,347183</text:p>
          </table:table-cell>
          <table:table-cell office:value-type="float" office:value="0.425473" calcext:value-type="float">
            <text:p>0,425473</text:p>
          </table:table-cell>
          <table:table-cell office:value-type="float" office:value="12137.2" calcext:value-type="float">
            <text:p>12137,2</text:p>
          </table:table-cell>
          <table:table-cell office:value-type="float" office:value="12.8" calcext:value-type="float">
            <text:p>12,8</text:p>
          </table:table-cell>
          <table:table-cell office:value-type="float" office:value="8.6" calcext:value-type="float">
            <text:p>8,6</text:p>
          </table:table-cell>
          <table:table-cell office:value-type="float" office:value="-40.8" calcext:value-type="float">
            <text:p>-40,8</text:p>
          </table:table-cell>
          <table:table-cell office:value-type="float" office:value="196.1" calcext:value-type="float">
            <text:p>196,1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89.8" calcext:value-type="float">
            <text:p>89,8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574" calcext:value-type="float">
            <text:p>2574</text:p>
          </table:table-cell>
          <table:table-cell table:formula="of:=([.E853]-[.E852])/10" office:value-type="float" office:value="-7.5" calcext:value-type="float">
            <text:p>-7,5</text:p>
          </table:table-cell>
          <table:table-cell table:formula="of:=AVERAGE([.P828:.P853])" office:value-type="float" office:value="-8.25730769230769" calcext:value-type="float">
            <text:p>-8,26</text:p>
          </table:table-cell>
        </table:table-row>
        <table:table-row table:style-name="ro1">
          <table:table-cell office:value-type="string" calcext:value-type="string">
            <text:p>13:46:05</text:p>
          </table:table-cell>
          <table:table-cell office:value-type="float" office:value="10" calcext:value-type="float">
            <text:p>10</text:p>
          </table:table-cell>
          <table:table-cell office:value-type="float" office:value="48.348534" calcext:value-type="float">
            <text:p>48,348534</text:p>
          </table:table-cell>
          <table:table-cell office:value-type="float" office:value="0.427945" calcext:value-type="float">
            <text:p>0,427945</text:p>
          </table:table-cell>
          <table:table-cell office:value-type="float" office:value="12071.3" calcext:value-type="float">
            <text:p>12071,3</text:p>
          </table:table-cell>
          <table:table-cell office:value-type="float" office:value="12.6" calcext:value-type="float">
            <text:p>12,6</text:p>
          </table:table-cell>
          <table:table-cell office:value-type="float" office:value="8.5" calcext:value-type="float">
            <text:p>8,5</text:p>
          </table:table-cell>
          <table:table-cell office:value-type="float" office:value="-41.2" calcext:value-type="float">
            <text:p>-41,2</text:p>
          </table:table-cell>
          <table:table-cell office:value-type="float" office:value="198" calcext:value-type="float">
            <text:p>198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90.2" calcext:value-type="float">
            <text:p>90,2</text:p>
          </table:table-cell>
          <table:table-cell office:value-type="float" office:value="12.2" calcext:value-type="float">
            <text:p>12,2</text:p>
          </table:table-cell>
          <table:table-cell office:value-type="float" office:value="-169.8" calcext:value-type="float">
            <text:p>-169,8</text:p>
          </table:table-cell>
          <table:table-cell office:value-type="float" office:value="2573.4" calcext:value-type="float">
            <text:p>2573,4</text:p>
          </table:table-cell>
          <table:table-cell table:formula="of:=([.E854]-[.E853])/10" office:value-type="float" office:value="-6.59000000000015" calcext:value-type="float">
            <text:p>-6,59000000000015</text:p>
          </table:table-cell>
          <table:table-cell table:formula="of:=AVERAGE([.P829:.P854])" office:value-type="float" office:value="-8.21" calcext:value-type="float">
            <text:p>-8,21</text:p>
          </table:table-cell>
        </table:table-row>
        <table:table-row table:style-name="ro1">
          <table:table-cell office:value-type="string" calcext:value-type="string">
            <text:p>13:46:15</text:p>
          </table:table-cell>
          <table:table-cell office:value-type="float" office:value="10" calcext:value-type="float">
            <text:p>10</text:p>
          </table:table-cell>
          <table:table-cell office:value-type="float" office:value="48.350349" calcext:value-type="float">
            <text:p>48,350349</text:p>
          </table:table-cell>
          <table:table-cell office:value-type="float" office:value="0.42971" calcext:value-type="float">
            <text:p>0,42971</text:p>
          </table:table-cell>
          <table:table-cell office:value-type="float" office:value="12005.5" calcext:value-type="float">
            <text:p>12005,5</text:p>
          </table:table-cell>
          <table:table-cell office:value-type="float" office:value="12.5" calcext:value-type="float">
            <text:p>12,5</text:p>
          </table:table-cell>
          <table:table-cell office:value-type="float" office:value="8.3" calcext:value-type="float">
            <text:p>8,3</text:p>
          </table:table-cell>
          <table:table-cell office:value-type="float" office:value="-41.8" calcext:value-type="float">
            <text:p>-41,8</text:p>
          </table:table-cell>
          <table:table-cell office:value-type="float" office:value="200.1" calcext:value-type="float">
            <text:p>200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5" calcext:value-type="float">
            <text:p>90,5</text:p>
          </table:table-cell>
          <table:table-cell office:value-type="float" office:value="12.2" calcext:value-type="float">
            <text:p>12,2</text:p>
          </table:table-cell>
          <table:table-cell office:value-type="float" office:value="-168.7" calcext:value-type="float">
            <text:p>-168,7</text:p>
          </table:table-cell>
          <table:table-cell office:value-type="float" office:value="2572.9" calcext:value-type="float">
            <text:p>2572,9</text:p>
          </table:table-cell>
          <table:table-cell table:formula="of:=([.E855]-[.E854])/10" office:value-type="float" office:value="-6.57999999999993" calcext:value-type="float">
            <text:p>-6,57999999999993</text:p>
          </table:table-cell>
          <table:table-cell table:formula="of:=AVERAGE([.P830:.P855])" office:value-type="float" office:value="-8.17230769230769" calcext:value-type="float">
            <text:p>-8,17</text:p>
          </table:table-cell>
        </table:table-row>
        <table:table-row table:style-name="ro1">
          <table:table-cell office:value-type="string" calcext:value-type="string">
            <text:p>13:46:25</text:p>
          </table:table-cell>
          <table:table-cell office:value-type="float" office:value="10" calcext:value-type="float">
            <text:p>10</text:p>
          </table:table-cell>
          <table:table-cell office:value-type="float" office:value="48.351727" calcext:value-type="float">
            <text:p>48,351727</text:p>
          </table:table-cell>
          <table:table-cell office:value-type="float" office:value="0.431658" calcext:value-type="float">
            <text:p>0,431658</text:p>
          </table:table-cell>
          <table:table-cell office:value-type="float" office:value="11940.4" calcext:value-type="float">
            <text:p>11940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-42" calcext:value-type="float">
            <text:p>-42</text:p>
          </table:table-cell>
          <table:table-cell office:value-type="float" office:value="202.1" calcext:value-type="float">
            <text:p>202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7" calcext:value-type="float">
            <text:p>90,7</text:p>
          </table:table-cell>
          <table:table-cell office:value-type="float" office:value="12.2" calcext:value-type="float">
            <text:p>12,2</text:p>
          </table:table-cell>
          <table:table-cell office:value-type="float" office:value="-173.2" calcext:value-type="float">
            <text:p>-173,2</text:p>
          </table:table-cell>
          <table:table-cell office:value-type="float" office:value="2572.4" calcext:value-type="float">
            <text:p>2572,4</text:p>
          </table:table-cell>
          <table:table-cell table:formula="of:=([.E856]-[.E855])/10" office:value-type="float" office:value="-6.51000000000004" calcext:value-type="float">
            <text:p>-6,51000000000004</text:p>
          </table:table-cell>
          <table:table-cell table:formula="of:=AVERAGE([.P831:.P856])" office:value-type="float" office:value="-8.13538461538462" calcext:value-type="float">
            <text:p>-8,14</text:p>
          </table:table-cell>
        </table:table-row>
        <table:table-row table:style-name="ro1">
          <table:table-cell office:value-type="string" calcext:value-type="string">
            <text:p>13:46:35</text:p>
          </table:table-cell>
          <table:table-cell office:value-type="float" office:value="10" calcext:value-type="float">
            <text:p>10</text:p>
          </table:table-cell>
          <table:table-cell office:value-type="float" office:value="48.352997" calcext:value-type="float">
            <text:p>48,352997</text:p>
          </table:table-cell>
          <table:table-cell office:value-type="float" office:value="0.433632" calcext:value-type="float">
            <text:p>0,433632</text:p>
          </table:table-cell>
          <table:table-cell office:value-type="float" office:value="11876.3" calcext:value-type="float">
            <text:p>11876,3</text:p>
          </table:table-cell>
          <table:table-cell office:value-type="float" office:value="12.2" calcext:value-type="float">
            <text:p>12,2</text:p>
          </table:table-cell>
          <table:table-cell office:value-type="float" office:value="8.1" calcext:value-type="float">
            <text:p>8,1</text:p>
          </table:table-cell>
          <table:table-cell office:value-type="float" office:value="-41.8" calcext:value-type="float">
            <text:p>-41,8</text:p>
          </table:table-cell>
          <table:table-cell office:value-type="float" office:value="204.3" calcext:value-type="float">
            <text:p>204,3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8" calcext:value-type="float">
            <text:p>90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571.9" calcext:value-type="float">
            <text:p>2571,9</text:p>
          </table:table-cell>
          <table:table-cell table:formula="of:=([.E857]-[.E856])/10" office:value-type="float" office:value="-6.41000000000004" calcext:value-type="float">
            <text:p>-6,41000000000004</text:p>
          </table:table-cell>
          <table:table-cell table:formula="of:=AVERAGE([.P832:.P857])" office:value-type="float" office:value="-8.09807692307692" calcext:value-type="float">
            <text:p>-8,10</text:p>
          </table:table-cell>
        </table:table-row>
        <table:table-row table:style-name="ro1">
          <table:table-cell office:value-type="string" calcext:value-type="string">
            <text:p>13:46:45</text:p>
          </table:table-cell>
          <table:table-cell office:value-type="float" office:value="10" calcext:value-type="float">
            <text:p>10</text:p>
          </table:table-cell>
          <table:table-cell office:value-type="float" office:value="48.353886" calcext:value-type="float">
            <text:p>48,353886</text:p>
          </table:table-cell>
          <table:table-cell office:value-type="float" office:value="0.43505" calcext:value-type="float">
            <text:p>0,43505</text:p>
          </table:table-cell>
          <table:table-cell office:value-type="float" office:value="11812.4" calcext:value-type="float">
            <text:p>11812,4</text:p>
          </table:table-cell>
          <table:table-cell office:value-type="float" office:value="12.2" calcext:value-type="float">
            <text:p>12,2</text:p>
          </table:table-cell>
          <table:table-cell office:value-type="float" office:value="8" calcext:value-type="float">
            <text:p>8</text:p>
          </table:table-cell>
          <table:table-cell office:value-type="float" office:value="-42.8" calcext:value-type="float">
            <text:p>-42,8</text:p>
          </table:table-cell>
          <table:table-cell office:value-type="float" office:value="206.1" calcext:value-type="float">
            <text:p>206,1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90.6" calcext:value-type="float">
            <text:p>90,6</text:p>
          </table:table-cell>
          <table:table-cell office:value-type="float" office:value="12.2" calcext:value-type="float">
            <text:p>12,2</text:p>
          </table:table-cell>
          <table:table-cell office:value-type="float" office:value="-191.9" calcext:value-type="float">
            <text:p>-191,9</text:p>
          </table:table-cell>
          <table:table-cell office:value-type="float" office:value="2571.4" calcext:value-type="float">
            <text:p>2571,4</text:p>
          </table:table-cell>
          <table:table-cell table:formula="of:=([.E858]-[.E857])/10" office:value-type="float" office:value="-6.38999999999996" calcext:value-type="float">
            <text:p>-6,38999999999996</text:p>
          </table:table-cell>
          <table:table-cell table:formula="of:=AVERAGE([.P833:.P858])" office:value-type="float" office:value="-8.06115384615385" calcext:value-type="float">
            <text:p>-8,06</text:p>
          </table:table-cell>
        </table:table-row>
        <table:table-row table:style-name="ro1">
          <table:table-cell office:value-type="string" calcext:value-type="string">
            <text:p>13:47:05</text:p>
          </table:table-cell>
          <table:table-cell office:value-type="float" office:value="10" calcext:value-type="float">
            <text:p>10</text:p>
          </table:table-cell>
          <table:table-cell office:value-type="float" office:value="48.355751" calcext:value-type="float">
            <text:p>48,355751</text:p>
          </table:table-cell>
          <table:table-cell office:value-type="float" office:value="0.438745" calcext:value-type="float">
            <text:p>0,438745</text:p>
          </table:table-cell>
          <table:table-cell office:value-type="float" office:value="11684.2" calcext:value-type="float">
            <text:p>11684,2</text:p>
          </table:table-cell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,8</text:p>
          </table:table-cell>
          <table:table-cell office:value-type="float" office:value="-42.2" calcext:value-type="float">
            <text:p>-42,2</text:p>
          </table:table-cell>
          <table:table-cell office:value-type="float" office:value="210.6" calcext:value-type="float">
            <text:p>210,6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90.5" calcext:value-type="float">
            <text:p>90,5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570.4" calcext:value-type="float">
            <text:p>2570,4</text:p>
          </table:table-cell>
          <table:table-cell table:formula="of:=([.E859]-[.E858])/10" office:value-type="float" office:value="-12.8199999999999" calcext:value-type="float">
            <text:p>-12,8199999999999</text:p>
          </table:table-cell>
          <table:table-cell table:formula="of:=AVERAGE([.P834:.P859])" office:value-type="float" office:value="-8.27346153846153" calcext:value-type="float">
            <text:p>-8,27</text:p>
          </table:table-cell>
        </table:table-row>
        <table:table-row table:style-name="ro1">
          <table:table-cell office:value-type="string" calcext:value-type="string">
            <text:p>13:47:15</text:p>
          </table:table-cell>
          <table:table-cell office:value-type="float" office:value="10" calcext:value-type="float">
            <text:p>10</text:p>
          </table:table-cell>
          <table:table-cell office:value-type="float" office:value="48.356918" calcext:value-type="float">
            <text:p>48,356918</text:p>
          </table:table-cell>
          <table:table-cell office:value-type="float" office:value="0.440938" calcext:value-type="float">
            <text:p>0,440938</text:p>
          </table:table-cell>
          <table:table-cell office:value-type="float" office:value="11620.3" calcext:value-type="float">
            <text:p>11620,3</text:p>
          </table:table-cell>
          <table:table-cell office:value-type="float" office:value="11.9" calcext:value-type="float">
            <text:p>11,9</text:p>
          </table:table-cell>
          <table:table-cell office:value-type="float" office:value="7.7" calcext:value-type="float">
            <text:p>7,7</text:p>
          </table:table-cell>
          <table:table-cell office:value-type="float" office:value="-41.8" calcext:value-type="float">
            <text:p>-41,8</text:p>
          </table:table-cell>
          <table:table-cell office:value-type="float" office:value="212.7" calcext:value-type="float">
            <text:p>212,7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91" calcext:value-type="float">
            <text:p>91</text:p>
          </table:table-cell>
          <table:table-cell office:value-type="float" office:value="12.2" calcext:value-type="float">
            <text:p>12,2</text:p>
          </table:table-cell>
          <table:table-cell office:value-type="float" office:value="-173.3" calcext:value-type="float">
            <text:p>-173,3</text:p>
          </table:table-cell>
          <table:table-cell office:value-type="float" office:value="2569.9" calcext:value-type="float">
            <text:p>2569,9</text:p>
          </table:table-cell>
          <table:table-cell table:formula="of:=([.E860]-[.E859])/10" office:value-type="float" office:value="-6.39000000000015" calcext:value-type="float">
            <text:p>-6,39000000000015</text:p>
          </table:table-cell>
          <table:table-cell table:formula="of:=AVERAGE([.P835:.P860])" office:value-type="float" office:value="-8.24192307692308" calcext:value-type="float">
            <text:p>-8,24</text:p>
          </table:table-cell>
        </table:table-row>
        <table:table-row table:style-name="ro1">
          <table:table-cell office:value-type="string" calcext:value-type="string">
            <text:p>13:47:25</text:p>
          </table:table-cell>
          <table:table-cell office:value-type="float" office:value="10" calcext:value-type="float">
            <text:p>10</text:p>
          </table:table-cell>
          <table:table-cell office:value-type="float" office:value="48.357895" calcext:value-type="float">
            <text:p>48,357895</text:p>
          </table:table-cell>
          <table:table-cell office:value-type="float" office:value="0.443112" calcext:value-type="float">
            <text:p>0,443112</text:p>
          </table:table-cell>
          <table:table-cell office:value-type="float" office:value="11556.9" calcext:value-type="float">
            <text:p>11556,9</text:p>
          </table:table-cell>
          <table:table-cell office:value-type="float" office:value="11.8" calcext:value-type="float">
            <text:p>11,8</text:p>
          </table:table-cell>
          <table:table-cell office:value-type="float" office:value="7.6" calcext:value-type="float">
            <text:p>7,6</text:p>
          </table:table-cell>
          <table:table-cell office:value-type="float" office:value="-41.5" calcext:value-type="float">
            <text:p>-41,5</text:p>
          </table:table-cell>
          <table:table-cell office:value-type="float" office:value="214.7" calcext:value-type="float">
            <text:p>214,7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91" calcext:value-type="float">
            <text:p>91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569.5" calcext:value-type="float">
            <text:p>2569,5</text:p>
          </table:table-cell>
          <table:table-cell table:formula="of:=([.E861]-[.E860])/10" office:value-type="float" office:value="-6.33999999999996" calcext:value-type="float">
            <text:p>-6,33999999999996</text:p>
          </table:table-cell>
          <table:table-cell table:formula="of:=AVERAGE([.P836:.P861])" office:value-type="float" office:value="-8.21115384615385" calcext:value-type="float">
            <text:p>-8,21</text:p>
          </table:table-cell>
        </table:table-row>
        <table:table-row table:style-name="ro1">
          <table:table-cell office:value-type="string" calcext:value-type="string">
            <text:p>13:47:35</text:p>
          </table:table-cell>
          <table:table-cell office:value-type="float" office:value="10" calcext:value-type="float">
            <text:p>10</text:p>
          </table:table-cell>
          <table:table-cell office:value-type="float" office:value="48.35881" calcext:value-type="float">
            <text:p>48,35881</text:p>
          </table:table-cell>
          <table:table-cell office:value-type="float" office:value="0.445133" calcext:value-type="float">
            <text:p>0,445133</text:p>
          </table:table-cell>
          <table:table-cell office:value-type="float" office:value="11494.3" calcext:value-type="float">
            <text:p>11494,3</text:p>
          </table:table-cell>
          <table:table-cell office:value-type="float" office:value="11.6" calcext:value-type="float">
            <text:p>11,6</text:p>
          </table:table-cell>
          <table:table-cell office:value-type="float" office:value="7.5" calcext:value-type="float">
            <text:p>7,5</text:p>
          </table:table-cell>
          <table:table-cell office:value-type="float" office:value="-40.2" calcext:value-type="float">
            <text:p>-40,2</text:p>
          </table:table-cell>
          <table:table-cell office:value-type="float" office:value="216.9" calcext:value-type="float">
            <text:p>216,9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90.7" calcext:value-type="float">
            <text:p>90,7</text:p>
          </table:table-cell>
          <table:table-cell office:value-type="float" office:value="12.2" calcext:value-type="float">
            <text:p>12,2</text:p>
          </table:table-cell>
          <table:table-cell office:value-type="float" office:value="-170.9" calcext:value-type="float">
            <text:p>-170,9</text:p>
          </table:table-cell>
          <table:table-cell office:value-type="float" office:value="2569" calcext:value-type="float">
            <text:p>2569</text:p>
          </table:table-cell>
          <table:table-cell table:formula="of:=([.E862]-[.E861])/10" office:value-type="float" office:value="-6.26000000000004" calcext:value-type="float">
            <text:p>-6,26000000000004</text:p>
          </table:table-cell>
          <table:table-cell table:formula="of:=AVERAGE([.P837:.P862])" office:value-type="float" office:value="-8.175" calcext:value-type="float">
            <text:p>-8,18</text:p>
          </table:table-cell>
        </table:table-row>
        <table:table-row table:style-name="ro1">
          <table:table-cell office:value-type="string" calcext:value-type="string">
            <text:p>13:47:45</text:p>
          </table:table-cell>
          <table:table-cell office:value-type="float" office:value="10" calcext:value-type="float">
            <text:p>10</text:p>
          </table:table-cell>
          <table:table-cell office:value-type="float" office:value="48.359943" calcext:value-type="float">
            <text:p>48,359943</text:p>
          </table:table-cell>
          <table:table-cell office:value-type="float" office:value="0.447323" calcext:value-type="float">
            <text:p>0,447323</text:p>
          </table:table-cell>
          <table:table-cell office:value-type="float" office:value="11431.1" calcext:value-type="float">
            <text:p>11431,1</text:p>
          </table:table-cell>
          <table:table-cell office:value-type="float" office:value="11.5" calcext:value-type="float">
            <text:p>11,5</text:p>
          </table:table-cell>
          <table:table-cell office:value-type="float" office:value="7.4" calcext:value-type="float">
            <text:p>7,4</text:p>
          </table:table-cell>
          <table:table-cell office:value-type="float" office:value="-40.8" calcext:value-type="float">
            <text:p>-40,8</text:p>
          </table:table-cell>
          <table:table-cell office:value-type="float" office:value="219" calcext:value-type="float">
            <text:p>219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1.2" calcext:value-type="float">
            <text:p>91,2</text:p>
          </table:table-cell>
          <table:table-cell office:value-type="float" office:value="12.2" calcext:value-type="float">
            <text:p>12,2</text:p>
          </table:table-cell>
          <table:table-cell office:value-type="float" office:value="-170.5" calcext:value-type="float">
            <text:p>-170,5</text:p>
          </table:table-cell>
          <table:table-cell office:value-type="float" office:value="2568.5" calcext:value-type="float">
            <text:p>2568,5</text:p>
          </table:table-cell>
          <table:table-cell table:formula="of:=([.E863]-[.E862])/10" office:value-type="float" office:value="-6.31999999999989" calcext:value-type="float">
            <text:p>-6,31999999999989</text:p>
          </table:table-cell>
          <table:table-cell table:formula="of:=AVERAGE([.P838:.P863])" office:value-type="float" office:value="-8.11230769230769" calcext:value-type="float">
            <text:p>-8,11</text:p>
          </table:table-cell>
        </table:table-row>
        <table:table-row table:style-name="ro1">
          <table:table-cell office:value-type="string" calcext:value-type="string">
            <text:p>13:47:55</text:p>
          </table:table-cell>
          <table:table-cell office:value-type="float" office:value="10" calcext:value-type="float">
            <text:p>10</text:p>
          </table:table-cell>
          <table:table-cell office:value-type="float" office:value="48.361427" calcext:value-type="float">
            <text:p>48,361427</text:p>
          </table:table-cell>
          <table:table-cell office:value-type="float" office:value="0.449717" calcext:value-type="float">
            <text:p>0,449717</text:p>
          </table:table-cell>
          <table:table-cell office:value-type="float" office:value="11368.4" calcext:value-type="float">
            <text:p>11368,4</text:p>
          </table:table-cell>
          <table:table-cell office:value-type="float" office:value="11.5" calcext:value-type="float">
            <text:p>11,5</text:p>
          </table:table-cell>
          <table:table-cell office:value-type="float" office:value="7.3" calcext:value-type="float">
            <text:p>7,3</text:p>
          </table:table-cell>
          <table:table-cell office:value-type="float" office:value="-41" calcext:value-type="float">
            <text:p>-41</text:p>
          </table:table-cell>
          <table:table-cell office:value-type="float" office:value="221.1" calcext:value-type="float">
            <text:p>221,1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1.3" calcext:value-type="float">
            <text:p>91,3</text:p>
          </table:table-cell>
          <table:table-cell office:value-type="float" office:value="12.2" calcext:value-type="float">
            <text:p>12,2</text:p>
          </table:table-cell>
          <table:table-cell office:value-type="float" office:value="-170" calcext:value-type="float">
            <text:p>-170</text:p>
          </table:table-cell>
          <table:table-cell office:value-type="float" office:value="2568" calcext:value-type="float">
            <text:p>2568</text:p>
          </table:table-cell>
          <table:table-cell table:formula="of:=([.E864]-[.E863])/10" office:value-type="float" office:value="-6.27000000000007" calcext:value-type="float">
            <text:p>-6,27000000000007</text:p>
          </table:table-cell>
          <table:table-cell table:formula="of:=AVERAGE([.P839:.P864])" office:value-type="float" office:value="-7.99653846153846" calcext:value-type="float">
            <text:p>-8,00</text:p>
          </table:table-cell>
        </table:table-row>
        <table:table-row table:style-name="ro1">
          <table:table-cell office:value-type="string" calcext:value-type="string">
            <text:p>13:48:05</text:p>
          </table:table-cell>
          <table:table-cell office:value-type="float" office:value="10" calcext:value-type="float">
            <text:p>10</text:p>
          </table:table-cell>
          <table:table-cell office:value-type="float" office:value="48.363163" calcext:value-type="float">
            <text:p>48,363163</text:p>
          </table:table-cell>
          <table:table-cell office:value-type="float" office:value="0.452105" calcext:value-type="float">
            <text:p>0,452105</text:p>
          </table:table-cell>
          <table:table-cell office:value-type="float" office:value="11306.5" calcext:value-type="float">
            <text:p>11306,5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-40.8" calcext:value-type="float">
            <text:p>-40,8</text:p>
          </table:table-cell>
          <table:table-cell office:value-type="float" office:value="223" calcext:value-type="float">
            <text:p>223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7" calcext:value-type="float">
            <text:p>90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567.5" calcext:value-type="float">
            <text:p>2567,5</text:p>
          </table:table-cell>
          <table:table-cell table:formula="of:=([.E865]-[.E864])/10" office:value-type="float" office:value="-6.18999999999996" calcext:value-type="float">
            <text:p>-6,18999999999996</text:p>
          </table:table-cell>
          <table:table-cell table:formula="of:=AVERAGE([.P840:.P865])" office:value-type="float" office:value="-7.885" calcext:value-type="float">
            <text:p>-7,89</text:p>
          </table:table-cell>
        </table:table-row>
        <table:table-row table:style-name="ro1">
          <table:table-cell office:value-type="string" calcext:value-type="string">
            <text:p>13:48:15</text:p>
          </table:table-cell>
          <table:table-cell office:value-type="float" office:value="9" calcext:value-type="float">
            <text:p>9</text:p>
          </table:table-cell>
          <table:table-cell office:value-type="float" office:value="48.364727" calcext:value-type="float">
            <text:p>48,364727</text:p>
          </table:table-cell>
          <table:table-cell office:value-type="float" office:value="0.454303" calcext:value-type="float">
            <text:p>0,454303</text:p>
          </table:table-cell>
          <table:table-cell office:value-type="float" office:value="11245.2" calcext:value-type="float">
            <text:p>11245,2</text:p>
          </table:table-cell>
          <table:table-cell office:value-type="float" office:value="11.2" calcext:value-type="float">
            <text:p>11,2</text:p>
          </table:table-cell>
          <table:table-cell office:value-type="float" office:value="7.1" calcext:value-type="float">
            <text:p>7,1</text:p>
          </table:table-cell>
          <table:table-cell office:value-type="float" office:value="-40.8" calcext:value-type="float">
            <text:p>-40,8</text:p>
          </table:table-cell>
          <table:table-cell office:value-type="float" office:value="225.1" calcext:value-type="float">
            <text:p>225,1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9" calcext:value-type="float">
            <text:p>90,9</text:p>
          </table:table-cell>
          <table:table-cell office:value-type="float" office:value="12.2" calcext:value-type="float">
            <text:p>12,2</text:p>
          </table:table-cell>
          <table:table-cell office:value-type="float" office:value="-169.8" calcext:value-type="float">
            <text:p>-169,8</text:p>
          </table:table-cell>
          <table:table-cell office:value-type="float" office:value="2567" calcext:value-type="float">
            <text:p>2567</text:p>
          </table:table-cell>
          <table:table-cell table:formula="of:=([.E866]-[.E865])/10" office:value-type="float" office:value="-6.12999999999993" calcext:value-type="float">
            <text:p>-6,12999999999993</text:p>
          </table:table-cell>
          <table:table-cell table:formula="of:=AVERAGE([.P841:.P866])" office:value-type="float" office:value="-7.78615384615385" calcext:value-type="float">
            <text:p>-7,79</text:p>
          </table:table-cell>
        </table:table-row>
        <table:table-row table:style-name="ro1">
          <table:table-cell office:value-type="string" calcext:value-type="string">
            <text:p>13:48:25</text:p>
          </table:table-cell>
          <table:table-cell office:value-type="float" office:value="9" calcext:value-type="float">
            <text:p>9</text:p>
          </table:table-cell>
          <table:table-cell office:value-type="float" office:value="48.36636" calcext:value-type="float">
            <text:p>48,36636</text:p>
          </table:table-cell>
          <table:table-cell office:value-type="float" office:value="0.456412" calcext:value-type="float">
            <text:p>0,456412</text:p>
          </table:table-cell>
          <table:table-cell office:value-type="float" office:value="11184.8" calcext:value-type="float">
            <text:p>11184,8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-40.8" calcext:value-type="float">
            <text:p>-40,8</text:p>
          </table:table-cell>
          <table:table-cell office:value-type="float" office:value="227.2" calcext:value-type="float">
            <text:p>227,2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9" calcext:value-type="float">
            <text:p>90,9</text:p>
          </table:table-cell>
          <table:table-cell office:value-type="float" office:value="12.2" calcext:value-type="float">
            <text:p>12,2</text:p>
          </table:table-cell>
          <table:table-cell office:value-type="float" office:value="-171.8" calcext:value-type="float">
            <text:p>-171,8</text:p>
          </table:table-cell>
          <table:table-cell office:value-type="float" office:value="2566.5" calcext:value-type="float">
            <text:p>2566,5</text:p>
          </table:table-cell>
          <table:table-cell table:formula="of:=([.E867]-[.E866])/10" office:value-type="float" office:value="-6.04000000000015" calcext:value-type="float">
            <text:p>-6,04000000000015</text:p>
          </table:table-cell>
          <table:table-cell table:formula="of:=AVERAGE([.P842:.P867])" office:value-type="float" office:value="-7.68115384615385" calcext:value-type="float">
            <text:p>-7,68</text:p>
          </table:table-cell>
        </table:table-row>
        <table:table-row table:style-name="ro1">
          <table:table-cell office:value-type="string" calcext:value-type="string">
            <text:p>13:48:35</text:p>
          </table:table-cell>
          <table:table-cell office:value-type="float" office:value="9" calcext:value-type="float">
            <text:p>9</text:p>
          </table:table-cell>
          <table:table-cell office:value-type="float" office:value="48.36813" calcext:value-type="float">
            <text:p>48,36813</text:p>
          </table:table-cell>
          <table:table-cell office:value-type="float" office:value="0.458388" calcext:value-type="float">
            <text:p>0,458388</text:p>
          </table:table-cell>
          <table:table-cell office:value-type="float" office:value="11125.1" calcext:value-type="float">
            <text:p>11125,1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office:value-type="float" office:value="-41.8" calcext:value-type="float">
            <text:p>-41,8</text:p>
          </table:table-cell>
          <table:table-cell office:value-type="float" office:value="229.4" calcext:value-type="float">
            <text:p>229,4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8" calcext:value-type="float">
            <text:p>90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.4" calcext:value-type="float">
            <text:p>-172,4</text:p>
          </table:table-cell>
          <table:table-cell office:value-type="float" office:value="2566" calcext:value-type="float">
            <text:p>2566</text:p>
          </table:table-cell>
          <table:table-cell table:formula="of:=([.E868]-[.E867])/10" office:value-type="float" office:value="-5.96999999999989" calcext:value-type="float">
            <text:p>-5,96999999999989</text:p>
          </table:table-cell>
          <table:table-cell table:formula="of:=AVERAGE([.P843:.P868])" office:value-type="float" office:value="-7.58807692307692" calcext:value-type="float">
            <text:p>-7,59</text:p>
          </table:table-cell>
        </table:table-row>
        <table:table-row table:style-name="ro1">
          <table:table-cell office:value-type="string" calcext:value-type="string">
            <text:p>13:48:45</text:p>
          </table:table-cell>
          <table:table-cell office:value-type="float" office:value="9" calcext:value-type="float">
            <text:p>9</text:p>
          </table:table-cell>
          <table:table-cell office:value-type="float" office:value="48.370022" calcext:value-type="float">
            <text:p>48,370022</text:p>
          </table:table-cell>
          <table:table-cell office:value-type="float" office:value="0.460457" calcext:value-type="float">
            <text:p>0,460457</text:p>
          </table:table-cell>
          <table:table-cell office:value-type="float" office:value="11065.6" calcext:value-type="float">
            <text:p>11065,6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-42" calcext:value-type="float">
            <text:p>-42</text:p>
          </table:table-cell>
          <table:table-cell office:value-type="float" office:value="231.5" calcext:value-type="float">
            <text:p>231,5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3" calcext:value-type="float">
            <text:p>90,3</text:p>
          </table:table-cell>
          <table:table-cell office:value-type="float" office:value="12.2" calcext:value-type="float">
            <text:p>12,2</text:p>
          </table:table-cell>
          <table:table-cell office:value-type="float" office:value="-202.9" calcext:value-type="float">
            <text:p>-202,9</text:p>
          </table:table-cell>
          <table:table-cell office:value-type="float" office:value="2565.5" calcext:value-type="float">
            <text:p>2565,5</text:p>
          </table:table-cell>
          <table:table-cell table:formula="of:=([.E869]-[.E868])/10" office:value-type="float" office:value="-5.95" calcext:value-type="float">
            <text:p>-5,95</text:p>
          </table:table-cell>
          <table:table-cell table:formula="of:=AVERAGE([.P844:.P869])" office:value-type="float" office:value="-7.19192307692307" calcext:value-type="float">
            <text:p>-7,19</text:p>
          </table:table-cell>
        </table:table-row>
        <table:table-row table:style-name="ro1">
          <table:table-cell office:value-type="string" calcext:value-type="string">
            <text:p>13:48:55</text:p>
          </table:table-cell>
          <table:table-cell office:value-type="float" office:value="9" calcext:value-type="float">
            <text:p>9</text:p>
          </table:table-cell>
          <table:table-cell office:value-type="float" office:value="48.37175" calcext:value-type="float">
            <text:p>48,37175</text:p>
          </table:table-cell>
          <table:table-cell office:value-type="float" office:value="0.462105" calcext:value-type="float">
            <text:p>0,462105</text:p>
          </table:table-cell>
          <table:table-cell office:value-type="float" office:value="10998.7" calcext:value-type="float">
            <text:p>10998,7</text:p>
          </table:table-cell>
          <table:table-cell office:value-type="float" office:value="10.9" calcext:value-type="float">
            <text:p>10,9</text:p>
          </table:table-cell>
          <table:table-cell office:value-type="float" office:value="6.7" calcext:value-type="float">
            <text:p>6,7</text:p>
          </table:table-cell>
          <table:table-cell office:value-type="float" office:value="-41.2" calcext:value-type="float">
            <text:p>-41,2</text:p>
          </table:table-cell>
          <table:table-cell office:value-type="float" office:value="233.8" calcext:value-type="float">
            <text:p>233,8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90.3" calcext:value-type="float">
            <text:p>90,3</text:p>
          </table:table-cell>
          <table:table-cell office:value-type="float" office:value="12.2" calcext:value-type="float">
            <text:p>12,2</text:p>
          </table:table-cell>
          <table:table-cell office:value-type="float" office:value="-175" calcext:value-type="float">
            <text:p>-175</text:p>
          </table:table-cell>
          <table:table-cell office:value-type="float" office:value="2565" calcext:value-type="float">
            <text:p>2565</text:p>
          </table:table-cell>
          <table:table-cell table:formula="of:=([.E870]-[.E869])/10" office:value-type="float" office:value="-6.68999999999996" calcext:value-type="float">
            <text:p>-6,68999999999996</text:p>
          </table:table-cell>
          <table:table-cell table:formula="of:=AVERAGE([.P845:.P870])" office:value-type="float" office:value="-7.13538461538461" calcext:value-type="float">
            <text:p>-7,14</text:p>
          </table:table-cell>
        </table:table-row>
        <table:table-row table:style-name="ro1">
          <table:table-cell office:value-type="string" calcext:value-type="string">
            <text:p>13:49:05</text:p>
          </table:table-cell>
          <table:table-cell office:value-type="float" office:value="9" calcext:value-type="float">
            <text:p>9</text:p>
          </table:table-cell>
          <table:table-cell office:value-type="float" office:value="48.373669" calcext:value-type="float">
            <text:p>48,373669</text:p>
          </table:table-cell>
          <table:table-cell office:value-type="float" office:value="0.463555" calcext:value-type="float">
            <text:p>0,463555</text:p>
          </table:table-cell>
          <table:table-cell office:value-type="float" office:value="10928.9" calcext:value-type="float">
            <text:p>10928,9</text:p>
          </table:table-cell>
          <table:table-cell office:value-type="float" office:value="10.8" calcext:value-type="float">
            <text:p>10,8</text:p>
          </table:table-cell>
          <table:table-cell office:value-type="float" office:value="6.6" calcext:value-type="float">
            <text:p>6,6</text:p>
          </table:table-cell>
          <table:table-cell office:value-type="float" office:value="-41.5" calcext:value-type="float">
            <text:p>-41,5</text:p>
          </table:table-cell>
          <table:table-cell office:value-type="float" office:value="236.3" calcext:value-type="float">
            <text:p>236,3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.9" calcext:value-type="float">
            <text:p>89,9</text:p>
          </table:table-cell>
          <table:table-cell office:value-type="float" office:value="12.2" calcext:value-type="float">
            <text:p>12,2</text:p>
          </table:table-cell>
          <table:table-cell office:value-type="float" office:value="-173.7" calcext:value-type="float">
            <text:p>-173,7</text:p>
          </table:table-cell>
          <table:table-cell office:value-type="float" office:value="2564.5" calcext:value-type="float">
            <text:p>2564,5</text:p>
          </table:table-cell>
          <table:table-cell table:formula="of:=([.E871]-[.E870])/10" office:value-type="float" office:value="-6.98000000000011" calcext:value-type="float">
            <text:p>-6,98000000000011</text:p>
          </table:table-cell>
          <table:table-cell table:formula="of:=AVERAGE([.P846:.P871])" office:value-type="float" office:value="-7.09076923076923" calcext:value-type="float">
            <text:p>-7,09</text:p>
          </table:table-cell>
        </table:table-row>
        <table:table-row table:style-name="ro1">
          <table:table-cell office:value-type="string" calcext:value-type="string">
            <text:p>13:49:15</text:p>
          </table:table-cell>
          <table:table-cell office:value-type="float" office:value="9" calcext:value-type="float">
            <text:p>9</text:p>
          </table:table-cell>
          <table:table-cell office:value-type="float" office:value="48.375557" calcext:value-type="float">
            <text:p>48,375557</text:p>
          </table:table-cell>
          <table:table-cell office:value-type="float" office:value="0.465015" calcext:value-type="float">
            <text:p>0,465015</text:p>
          </table:table-cell>
          <table:table-cell office:value-type="float" office:value="10865.2" calcext:value-type="float">
            <text:p>10865,2</text:p>
          </table:table-cell>
          <table:table-cell office:value-type="float" office:value="10.6" calcext:value-type="float">
            <text:p>10,6</text:p>
          </table:table-cell>
          <table:table-cell office:value-type="float" office:value="6.5" calcext:value-type="float">
            <text:p>6,5</text:p>
          </table:table-cell>
          <table:table-cell office:value-type="float" office:value="-41.2" calcext:value-type="float">
            <text:p>-41,2</text:p>
          </table:table-cell>
          <table:table-cell office:value-type="float" office:value="238.7" calcext:value-type="float">
            <text:p>238,7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.6" calcext:value-type="float">
            <text:p>89,6</text:p>
          </table:table-cell>
          <table:table-cell office:value-type="float" office:value="12.2" calcext:value-type="float">
            <text:p>12,2</text:p>
          </table:table-cell>
          <table:table-cell office:value-type="float" office:value="-173.7" calcext:value-type="float">
            <text:p>-173,7</text:p>
          </table:table-cell>
          <table:table-cell office:value-type="float" office:value="2564" calcext:value-type="float">
            <text:p>2564</text:p>
          </table:table-cell>
          <table:table-cell table:formula="of:=([.E872]-[.E871])/10" office:value-type="float" office:value="-6.36999999999989" calcext:value-type="float">
            <text:p>-6,36999999999989</text:p>
          </table:table-cell>
          <table:table-cell table:formula="of:=AVERAGE([.P847:.P872])" office:value-type="float" office:value="-7.02346153846153" calcext:value-type="float">
            <text:p>-7,02</text:p>
          </table:table-cell>
        </table:table-row>
        <table:table-row table:style-name="ro1">
          <table:table-cell office:value-type="string" calcext:value-type="string">
            <text:p>13:49:25</text:p>
          </table:table-cell>
          <table:table-cell office:value-type="float" office:value="9" calcext:value-type="float">
            <text:p>9</text:p>
          </table:table-cell>
          <table:table-cell office:value-type="float" office:value="48.377712" calcext:value-type="float">
            <text:p>48,377712</text:p>
          </table:table-cell>
          <table:table-cell office:value-type="float" office:value="0.466487" calcext:value-type="float">
            <text:p>0,466487</text:p>
          </table:table-cell>
          <table:table-cell office:value-type="float" office:value="10808.2" calcext:value-type="float">
            <text:p>10808,2</text:p>
          </table:table-cell>
          <table:table-cell office:value-type="float" office:value="10.5" calcext:value-type="float">
            <text:p>10,5</text:p>
          </table:table-cell>
          <table:table-cell office:value-type="float" office:value="6.4" calcext:value-type="float">
            <text:p>6,4</text:p>
          </table:table-cell>
          <table:table-cell office:value-type="float" office:value="-41" calcext:value-type="float">
            <text:p>-41</text:p>
          </table:table-cell>
          <table:table-cell office:value-type="float" office:value="240.8" calcext:value-type="float">
            <text:p>240,8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89.5" calcext:value-type="float">
            <text:p>89,5</text:p>
          </table:table-cell>
          <table:table-cell office:value-type="float" office:value="12.2" calcext:value-type="float">
            <text:p>12,2</text:p>
          </table:table-cell>
          <table:table-cell office:value-type="float" office:value="-174.8" calcext:value-type="float">
            <text:p>-174,8</text:p>
          </table:table-cell>
          <table:table-cell office:value-type="float" office:value="2563.6" calcext:value-type="float">
            <text:p>2563,6</text:p>
          </table:table-cell>
          <table:table-cell table:formula="of:=([.E873]-[.E872])/10" office:value-type="float" office:value="-5.7" calcext:value-type="float">
            <text:p>-5,7</text:p>
          </table:table-cell>
          <table:table-cell table:formula="of:=AVERAGE([.P848:.P873])" office:value-type="float" office:value="-6.93" calcext:value-type="float">
            <text:p>-6,93</text:p>
          </table:table-cell>
        </table:table-row>
        <table:table-row table:style-name="ro1">
          <table:table-cell office:value-type="string" calcext:value-type="string">
            <text:p>13:49:35</text:p>
          </table:table-cell>
          <table:table-cell office:value-type="float" office:value="9" calcext:value-type="float">
            <text:p>9</text:p>
          </table:table-cell>
          <table:table-cell office:value-type="float" office:value="48.379688" calcext:value-type="float">
            <text:p>48,379688</text:p>
          </table:table-cell>
          <table:table-cell office:value-type="float" office:value="0.467378" calcext:value-type="float">
            <text:p>0,467378</text:p>
          </table:table-cell>
          <table:table-cell office:value-type="float" office:value="10749.8" calcext:value-type="float">
            <text:p>10749,8</text:p>
          </table:table-cell>
          <table:table-cell office:value-type="float" office:value="10.4" calcext:value-type="float">
            <text:p>10,4</text:p>
          </table:table-cell>
          <table:table-cell office:value-type="float" office:value="6.3" calcext:value-type="float">
            <text:p>6,3</text:p>
          </table:table-cell>
          <table:table-cell office:value-type="float" office:value="-40.8" calcext:value-type="float">
            <text:p>-40,8</text:p>
          </table:table-cell>
          <table:table-cell office:value-type="float" office:value="243" calcext:value-type="float">
            <text:p>243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.7" calcext:value-type="float">
            <text:p>89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563.1" calcext:value-type="float">
            <text:p>2563,1</text:p>
          </table:table-cell>
          <table:table-cell table:formula="of:=([.E874]-[.E873])/10" office:value-type="float" office:value="-5.84000000000015" calcext:value-type="float">
            <text:p>-5,84000000000015</text:p>
          </table:table-cell>
          <table:table-cell table:formula="of:=AVERAGE([.P849:.P874])" office:value-type="float" office:value="-6.84115384615385" calcext:value-type="float">
            <text:p>-6,84</text:p>
          </table:table-cell>
        </table:table-row>
        <table:table-row table:style-name="ro1">
          <table:table-cell office:value-type="string" calcext:value-type="string">
            <text:p>13:49:45</text:p>
          </table:table-cell>
          <table:table-cell office:value-type="float" office:value="9" calcext:value-type="float">
            <text:p>9</text:p>
          </table:table-cell>
          <table:table-cell office:value-type="float" office:value="48.381519" calcext:value-type="float">
            <text:p>48,381519</text:p>
          </table:table-cell>
          <table:table-cell office:value-type="float" office:value="0.468895" calcext:value-type="float">
            <text:p>0,468895</text:p>
          </table:table-cell>
          <table:table-cell office:value-type="float" office:value="10690.8" calcext:value-type="float">
            <text:p>10690,8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-40" calcext:value-type="float">
            <text:p>-40</text:p>
          </table:table-cell>
          <table:table-cell office:value-type="float" office:value="245.2" calcext:value-type="float">
            <text:p>245,2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5" calcext:value-type="float">
            <text:p>-177,5</text:p>
          </table:table-cell>
          <table:table-cell office:value-type="float" office:value="2562.6" calcext:value-type="float">
            <text:p>2562,6</text:p>
          </table:table-cell>
          <table:table-cell table:formula="of:=([.E875]-[.E874])/10" office:value-type="float" office:value="-5.9" calcext:value-type="float">
            <text:p>-5,9</text:p>
          </table:table-cell>
          <table:table-cell table:formula="of:=AVERAGE([.P850:.P875])" office:value-type="float" office:value="-6.76307692307693" calcext:value-type="float">
            <text:p>-6,76</text:p>
          </table:table-cell>
        </table:table-row>
        <table:table-row table:style-name="ro1">
          <table:table-cell office:value-type="string" calcext:value-type="string">
            <text:p>13:49:55</text:p>
          </table:table-cell>
          <table:table-cell office:value-type="float" office:value="8" calcext:value-type="float">
            <text:p>8</text:p>
          </table:table-cell>
          <table:table-cell office:value-type="float" office:value="48.383392" calcext:value-type="float">
            <text:p>48,383392</text:p>
          </table:table-cell>
          <table:table-cell office:value-type="float" office:value="0.470218" calcext:value-type="float">
            <text:p>0,470218</text:p>
          </table:table-cell>
          <table:table-cell office:value-type="float" office:value="10628.7" calcext:value-type="float">
            <text:p>10628,7</text:p>
          </table:table-cell>
          <table:table-cell office:value-type="float" office:value="10.1" calcext:value-type="float">
            <text:p>10,1</text:p>
          </table:table-cell>
          <table:table-cell office:value-type="float" office:value="6.1" calcext:value-type="float">
            <text:p>6,1</text:p>
          </table:table-cell>
          <table:table-cell office:value-type="float" office:value="-40.8" calcext:value-type="float">
            <text:p>-40,8</text:p>
          </table:table-cell>
          <table:table-cell office:value-type="float" office:value="247.5" calcext:value-type="float">
            <text:p>247,5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1" calcext:value-type="float">
            <text:p>-177,1</text:p>
          </table:table-cell>
          <table:table-cell office:value-type="float" office:value="2562.1" calcext:value-type="float">
            <text:p>2562,1</text:p>
          </table:table-cell>
          <table:table-cell table:formula="of:=([.E876]-[.E875])/10" office:value-type="float" office:value="-6.20999999999985" calcext:value-type="float">
            <text:p>-6,20999999999985</text:p>
          </table:table-cell>
          <table:table-cell table:formula="of:=AVERAGE([.P851:.P876])" office:value-type="float" office:value="-6.69923076923077" calcext:value-type="float">
            <text:p>-6,70</text:p>
          </table:table-cell>
        </table:table-row>
        <table:table-row table:style-name="ro1">
          <table:table-cell office:value-type="string" calcext:value-type="string">
            <text:p>13:50:05</text:p>
          </table:table-cell>
          <table:table-cell office:value-type="float" office:value="9" calcext:value-type="float">
            <text:p>9</text:p>
          </table:table-cell>
          <table:table-cell office:value-type="float" office:value="48.385223" calcext:value-type="float">
            <text:p>48,385223</text:p>
          </table:table-cell>
          <table:table-cell office:value-type="float" office:value="0.471698" calcext:value-type="float">
            <text:p>0,471698</text:p>
          </table:table-cell>
          <table:table-cell office:value-type="float" office:value="10563.5" calcext:value-type="float">
            <text:p>10563,5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  <table:table-cell office:value-type="float" office:value="-39.5" calcext:value-type="float">
            <text:p>-39,5</text:p>
          </table:table-cell>
          <table:table-cell office:value-type="float" office:value="250.1" calcext:value-type="float">
            <text:p>250,1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.2" calcext:value-type="float">
            <text:p>89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561.5" calcext:value-type="float">
            <text:p>2561,5</text:p>
          </table:table-cell>
          <table:table-cell table:formula="of:=([.E877]-[.E876])/10" office:value-type="float" office:value="-6.52000000000007" calcext:value-type="float">
            <text:p>-6,52000000000007</text:p>
          </table:table-cell>
          <table:table-cell table:formula="of:=AVERAGE([.P852:.P877])" office:value-type="float" office:value="-6.64346153846154" calcext:value-type="float">
            <text:p>-6,64</text:p>
          </table:table-cell>
        </table:table-row>
        <table:table-row table:style-name="ro1">
          <table:table-cell office:value-type="string" calcext:value-type="string">
            <text:p>13:50:15</text:p>
          </table:table-cell>
          <table:table-cell office:value-type="float" office:value="9" calcext:value-type="float">
            <text:p>9</text:p>
          </table:table-cell>
          <table:table-cell office:value-type="float" office:value="48.386894" calcext:value-type="float">
            <text:p>48,386894</text:p>
          </table:table-cell>
          <table:table-cell office:value-type="float" office:value="0.473017" calcext:value-type="float">
            <text:p>0,473017</text:p>
          </table:table-cell>
          <table:table-cell office:value-type="float" office:value="10502.8" calcext:value-type="float">
            <text:p>10502,8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,9</text:p>
          </table:table-cell>
          <table:table-cell office:value-type="float" office:value="-39.8" calcext:value-type="float">
            <text:p>-39,8</text:p>
          </table:table-cell>
          <table:table-cell office:value-type="float" office:value="252.5" calcext:value-type="float">
            <text:p>252,5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9" calcext:value-type="float">
            <text:p>89</text:p>
          </table:table-cell>
          <table:table-cell office:value-type="float" office:value="12.2" calcext:value-type="float">
            <text:p>12,2</text:p>
          </table:table-cell>
          <table:table-cell office:value-type="float" office:value="-174" calcext:value-type="float">
            <text:p>-174</text:p>
          </table:table-cell>
          <table:table-cell office:value-type="float" office:value="2561" calcext:value-type="float">
            <text:p>2561</text:p>
          </table:table-cell>
          <table:table-cell table:formula="of:=([.E878]-[.E877])/10" office:value-type="float" office:value="-6.07000000000007" calcext:value-type="float">
            <text:p>-6,07000000000007</text:p>
          </table:table-cell>
          <table:table-cell table:formula="of:=AVERAGE([.P853:.P878])" office:value-type="float" office:value="-6.57461538461539" calcext:value-type="float">
            <text:p>-6,57</text:p>
          </table:table-cell>
        </table:table-row>
        <table:table-row table:style-name="ro1">
          <table:table-cell office:value-type="string" calcext:value-type="string">
            <text:p>13:50:25</text:p>
          </table:table-cell>
          <table:table-cell office:value-type="float" office:value="9" calcext:value-type="float">
            <text:p>9</text:p>
          </table:table-cell>
          <table:table-cell office:value-type="float" office:value="48.388344" calcext:value-type="float">
            <text:p>48,388344</text:p>
          </table:table-cell>
          <table:table-cell office:value-type="float" office:value="0.474323" calcext:value-type="float">
            <text:p>0,474323</text:p>
          </table:table-cell>
          <table:table-cell office:value-type="float" office:value="10447.3" calcext:value-type="float">
            <text:p>10447,3</text:p>
          </table:table-cell>
          <table:table-cell office:value-type="float" office:value="9.9" calcext:value-type="float">
            <text:p>9,9</text:p>
          </table:table-cell>
          <table:table-cell office:value-type="float" office:value="5.9" calcext:value-type="float">
            <text:p>5,9</text:p>
          </table:table-cell>
          <table:table-cell office:value-type="float" office:value="-39.8" calcext:value-type="float">
            <text:p>-39,8</text:p>
          </table:table-cell>
          <table:table-cell office:value-type="float" office:value="254.5" calcext:value-type="float">
            <text:p>254,5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office:value-type="float" office:value="89.1" calcext:value-type="float">
            <text:p>89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560.6" calcext:value-type="float">
            <text:p>2560,6</text:p>
          </table:table-cell>
          <table:table-cell table:formula="of:=([.E879]-[.E878])/10" office:value-type="float" office:value="-5.55" calcext:value-type="float">
            <text:p>-5,55</text:p>
          </table:table-cell>
          <table:table-cell table:formula="of:=AVERAGE([.P854:.P879])" office:value-type="float" office:value="-6.49961538461539" calcext:value-type="float">
            <text:p>-6,50</text:p>
          </table:table-cell>
        </table:table-row>
        <table:table-row table:style-name="ro1">
          <table:table-cell office:value-type="string" calcext:value-type="string">
            <text:p>13:50:35</text:p>
          </table:table-cell>
          <table:table-cell office:value-type="float" office:value="9" calcext:value-type="float">
            <text:p>9</text:p>
          </table:table-cell>
          <table:table-cell office:value-type="float" office:value="48.390175" calcext:value-type="float">
            <text:p>48,390175</text:p>
          </table:table-cell>
          <table:table-cell office:value-type="float" office:value="0.475177" calcext:value-type="float">
            <text:p>0,475177</text:p>
          </table:table-cell>
          <table:table-cell office:value-type="float" office:value="10391" calcext:value-type="float">
            <text:p>10391</text:p>
          </table:table-cell>
          <table:table-cell office:value-type="float" office:value="9.8" calcext:value-type="float">
            <text:p>9,8</text:p>
          </table:table-cell>
          <table:table-cell office:value-type="float" office:value="5.8" calcext:value-type="float">
            <text:p>5,8</text:p>
          </table:table-cell>
          <table:table-cell office:value-type="float" office:value="-39.2" calcext:value-type="float">
            <text:p>-39,2</text:p>
          </table:table-cell>
          <table:table-cell office:value-type="float" office:value="256.8" calcext:value-type="float">
            <text:p>256,8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88.9" calcext:value-type="float">
            <text:p>8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7.6" calcext:value-type="float">
            <text:p>-177,6</text:p>
          </table:table-cell>
          <table:table-cell office:value-type="float" office:value="2560.1" calcext:value-type="float">
            <text:p>2560,1</text:p>
          </table:table-cell>
          <table:table-cell table:formula="of:=([.E880]-[.E879])/10" office:value-type="float" office:value="-5.62999999999993" calcext:value-type="float">
            <text:p>-5,62999999999993</text:p>
          </table:table-cell>
          <table:table-cell table:formula="of:=AVERAGE([.P855:.P880])" office:value-type="float" office:value="-6.46269230769231" calcext:value-type="float">
            <text:p>-6,46</text:p>
          </table:table-cell>
        </table:table-row>
        <table:table-row table:style-name="ro1">
          <table:table-cell office:value-type="string" calcext:value-type="string">
            <text:p>13:50:45</text:p>
          </table:table-cell>
          <table:table-cell office:value-type="float" office:value="9" calcext:value-type="float">
            <text:p>9</text:p>
          </table:table-cell>
          <table:table-cell office:value-type="float" office:value="48.391521" calcext:value-type="float">
            <text:p>48,391521</text:p>
          </table:table-cell>
          <table:table-cell office:value-type="float" office:value="0.476085" calcext:value-type="float">
            <text:p>0,476085</text:p>
          </table:table-cell>
          <table:table-cell office:value-type="float" office:value="10335.3" calcext:value-type="float">
            <text:p>10335,3</text:p>
          </table:table-cell>
          <table:table-cell office:value-type="float" office:value="9.6" calcext:value-type="float">
            <text:p>9,6</text:p>
          </table:table-cell>
          <table:table-cell office:value-type="float" office:value="5.7" calcext:value-type="float">
            <text:p>5,7</text:p>
          </table:table-cell>
          <table:table-cell office:value-type="float" office:value="-40.5" calcext:value-type="float">
            <text:p>-40,5</text:p>
          </table:table-cell>
          <table:table-cell office:value-type="float" office:value="259.1" calcext:value-type="float">
            <text:p>259,1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8.8" calcext:value-type="float">
            <text:p>88,8</text:p>
          </table:table-cell>
          <table:table-cell office:value-type="float" office:value="12.2" calcext:value-type="float">
            <text:p>12,2</text:p>
          </table:table-cell>
          <table:table-cell office:value-type="float" office:value="-192.3" calcext:value-type="float">
            <text:p>-192,3</text:p>
          </table:table-cell>
          <table:table-cell office:value-type="float" office:value="2559.6" calcext:value-type="float">
            <text:p>2559,6</text:p>
          </table:table-cell>
          <table:table-cell table:formula="of:=([.E881]-[.E880])/10" office:value-type="float" office:value="-5.57000000000007" calcext:value-type="float">
            <text:p>-5,57000000000007</text:p>
          </table:table-cell>
          <table:table-cell table:formula="of:=AVERAGE([.P856:.P881])" office:value-type="float" office:value="-6.42384615384616" calcext:value-type="float">
            <text:p>-6,42</text:p>
          </table:table-cell>
        </table:table-row>
        <table:table-row table:style-name="ro1">
          <table:table-cell office:value-type="string" calcext:value-type="string">
            <text:p>13:50:55</text:p>
          </table:table-cell>
          <table:table-cell office:value-type="float" office:value="9" calcext:value-type="float">
            <text:p>9</text:p>
          </table:table-cell>
          <table:table-cell office:value-type="float" office:value="48.393326" calcext:value-type="float">
            <text:p>48,393326</text:p>
          </table:table-cell>
          <table:table-cell office:value-type="float" office:value="0.476998" calcext:value-type="float">
            <text:p>0,476998</text:p>
          </table:table-cell>
          <table:table-cell office:value-type="float" office:value="10280.4" calcext:value-type="float">
            <text:p>10280,4</text:p>
          </table:table-cell>
          <table:table-cell office:value-type="float" office:value="9.5" calcext:value-type="float">
            <text:p>9,5</text:p>
          </table:table-cell>
          <table:table-cell office:value-type="float" office:value="5.6" calcext:value-type="float">
            <text:p>5,6</text:p>
          </table:table-cell>
          <table:table-cell office:value-type="float" office:value="-39" calcext:value-type="float">
            <text:p>-39</text:p>
          </table:table-cell>
          <table:table-cell office:value-type="float" office:value="261.2" calcext:value-type="float">
            <text:p>261,2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8.7" calcext:value-type="float">
            <text:p>88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559.1" calcext:value-type="float">
            <text:p>2559,1</text:p>
          </table:table-cell>
          <table:table-cell table:formula="of:=([.E882]-[.E881])/10" office:value-type="float" office:value="-5.48999999999996" calcext:value-type="float">
            <text:p>-5,48999999999996</text:p>
          </table:table-cell>
          <table:table-cell table:formula="of:=AVERAGE([.P857:.P882])" office:value-type="float" office:value="-6.38461538461539" calcext:value-type="float">
            <text:p>-6,38</text:p>
          </table:table-cell>
        </table:table-row>
        <table:table-row table:style-name="ro1">
          <table:table-cell office:value-type="string" calcext:value-type="string">
            <text:p>13:51:05</text:p>
          </table:table-cell>
          <table:table-cell office:value-type="float" office:value="9" calcext:value-type="float">
            <text:p>9</text:p>
          </table:table-cell>
          <table:table-cell office:value-type="float" office:value="48.394852" calcext:value-type="float">
            <text:p>48,394852</text:p>
          </table:table-cell>
          <table:table-cell office:value-type="float" office:value="0.477165" calcext:value-type="float">
            <text:p>0,477165</text:p>
          </table:table-cell>
          <table:table-cell office:value-type="float" office:value="10225.9" calcext:value-type="float">
            <text:p>10225,9</text:p>
          </table:table-cell>
          <table:table-cell office:value-type="float" office:value="9.5" calcext:value-type="float">
            <text:p>9,5</text:p>
          </table:table-cell>
          <table:table-cell office:value-type="float" office:value="5.5" calcext:value-type="float">
            <text:p>5,5</text:p>
          </table:table-cell>
          <table:table-cell office:value-type="float" office:value="-38.5" calcext:value-type="float">
            <text:p>-38,5</text:p>
          </table:table-cell>
          <table:table-cell office:value-type="float" office:value="263.4" calcext:value-type="float">
            <text:p>263,4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8.5" calcext:value-type="float">
            <text:p>88,5</text:p>
          </table:table-cell>
          <table:table-cell office:value-type="float" office:value="12.2" calcext:value-type="float">
            <text:p>12,2</text:p>
          </table:table-cell>
          <table:table-cell office:value-type="float" office:value="-172.6" calcext:value-type="float">
            <text:p>-172,6</text:p>
          </table:table-cell>
          <table:table-cell office:value-type="float" office:value="2558.6" calcext:value-type="float">
            <text:p>2558,6</text:p>
          </table:table-cell>
          <table:table-cell table:formula="of:=([.E883]-[.E882])/10" office:value-type="float" office:value="-5.45" calcext:value-type="float">
            <text:p>-5,45</text:p>
          </table:table-cell>
          <table:table-cell table:formula="of:=AVERAGE([.P858:.P883])" office:value-type="float" office:value="-6.34769230769231" calcext:value-type="float">
            <text:p>-6,35</text:p>
          </table:table-cell>
        </table:table-row>
        <table:table-row table:style-name="ro1">
          <table:table-cell office:value-type="string" calcext:value-type="string">
            <text:p>13:51:15</text:p>
          </table:table-cell>
          <table:table-cell office:value-type="float" office:value="9" calcext:value-type="float">
            <text:p>9</text:p>
          </table:table-cell>
          <table:table-cell office:value-type="float" office:value="48.396156" calcext:value-type="float">
            <text:p>48,396156</text:p>
          </table:table-cell>
          <table:table-cell office:value-type="float" office:value="0.477905" calcext:value-type="float">
            <text:p>0,477905</text:p>
          </table:table-cell>
          <table:table-cell office:value-type="float" office:value="10171.4" calcext:value-type="float">
            <text:p>10171,4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-38.2" calcext:value-type="float">
            <text:p>-38,2</text:p>
          </table:table-cell>
          <table:table-cell office:value-type="float" office:value="265.7" calcext:value-type="float">
            <text:p>26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8.1" calcext:value-type="float">
            <text:p>88,1</text:p>
          </table:table-cell>
          <table:table-cell office:value-type="float" office:value="12.2" calcext:value-type="float">
            <text:p>12,2</text:p>
          </table:table-cell>
          <table:table-cell office:value-type="float" office:value="-168.7" calcext:value-type="float">
            <text:p>-168,7</text:p>
          </table:table-cell>
          <table:table-cell office:value-type="float" office:value="2558.1" calcext:value-type="float">
            <text:p>2558,1</text:p>
          </table:table-cell>
          <table:table-cell table:formula="of:=([.E884]-[.E883])/10" office:value-type="float" office:value="-5.45" calcext:value-type="float">
            <text:p>-5,45</text:p>
          </table:table-cell>
          <table:table-cell table:formula="of:=AVERAGE([.P859:.P884])" office:value-type="float" office:value="-6.31153846153846" calcext:value-type="float">
            <text:p>-6,31</text:p>
          </table:table-cell>
        </table:table-row>
        <table:table-row table:style-name="ro1">
          <table:table-cell office:value-type="string" calcext:value-type="string">
            <text:p>13:51:25</text:p>
          </table:table-cell>
          <table:table-cell office:value-type="float" office:value="9" calcext:value-type="float">
            <text:p>9</text:p>
          </table:table-cell>
          <table:table-cell office:value-type="float" office:value="48.39772" calcext:value-type="float">
            <text:p>48,39772</text:p>
          </table:table-cell>
          <table:table-cell office:value-type="float" office:value="0.478978" calcext:value-type="float">
            <text:p>0,478978</text:p>
          </table:table-cell>
          <table:table-cell office:value-type="float" office:value="10118" calcext:value-type="float">
            <text:p>10118</text:p>
          </table:table-cell>
          <table:table-cell office:value-type="float" office:value="9.2" calcext:value-type="float">
            <text:p>9,2</text:p>
          </table:table-cell>
          <table:table-cell office:value-type="float" office:value="5.3" calcext:value-type="float">
            <text:p>5,3</text:p>
          </table:table-cell>
          <table:table-cell office:value-type="float" office:value="-37.8" calcext:value-type="float">
            <text:p>-37,8</text:p>
          </table:table-cell>
          <table:table-cell office:value-type="float" office:value="267.7" calcext:value-type="float">
            <text:p>267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7.9" calcext:value-type="float">
            <text:p>87,9</text:p>
          </table:table-cell>
          <table:table-cell office:value-type="float" office:value="12.2" calcext:value-type="float">
            <text:p>12,2</text:p>
          </table:table-cell>
          <table:table-cell office:value-type="float" office:value="-175.3" calcext:value-type="float">
            <text:p>-175,3</text:p>
          </table:table-cell>
          <table:table-cell office:value-type="float" office:value="2557.6" calcext:value-type="float">
            <text:p>2557,6</text:p>
          </table:table-cell>
          <table:table-cell table:formula="of:=([.E885]-[.E884])/10" office:value-type="float" office:value="-5.33999999999996" calcext:value-type="float">
            <text:p>-5,33999999999996</text:p>
          </table:table-cell>
          <table:table-cell table:formula="of:=AVERAGE([.P860:.P885])" office:value-type="float" office:value="-6.02384615384616" calcext:value-type="float">
            <text:p>-6,02</text:p>
          </table:table-cell>
        </table:table-row>
        <table:table-row table:style-name="ro1">
          <table:table-cell office:value-type="string" calcext:value-type="string">
            <text:p>13:51:35</text:p>
          </table:table-cell>
          <table:table-cell office:value-type="float" office:value="9" calcext:value-type="float">
            <text:p>9</text:p>
          </table:table-cell>
          <table:table-cell office:value-type="float" office:value="48.399017" calcext:value-type="float">
            <text:p>48,399017</text:p>
          </table:table-cell>
          <table:table-cell office:value-type="float" office:value="0.480073" calcext:value-type="float">
            <text:p>0,480073</text:p>
          </table:table-cell>
          <table:table-cell office:value-type="float" office:value="10064.5" calcext:value-type="float">
            <text:p>10064,5</text:p>
          </table:table-cell>
          <table:table-cell office:value-type="float" office:value="9.1" calcext:value-type="float">
            <text:p>9,1</text:p>
          </table:table-cell>
          <table:table-cell office:value-type="float" office:value="5.2" calcext:value-type="float">
            <text:p>5,2</text:p>
          </table:table-cell>
          <table:table-cell office:value-type="float" office:value="-37.5" calcext:value-type="float">
            <text:p>-37,5</text:p>
          </table:table-cell>
          <table:table-cell office:value-type="float" office:value="269.9" calcext:value-type="float">
            <text:p>269,9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7.8" calcext:value-type="float">
            <text:p>87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57.1" calcext:value-type="float">
            <text:p>2557,1</text:p>
          </table:table-cell>
          <table:table-cell table:formula="of:=([.E886]-[.E885])/10" office:value-type="float" office:value="-5.35" calcext:value-type="float">
            <text:p>-5,35</text:p>
          </table:table-cell>
          <table:table-cell table:formula="of:=AVERAGE([.P861:.P886])" office:value-type="float" office:value="-5.98384615384615" calcext:value-type="float">
            <text:p>-5,98</text:p>
          </table:table-cell>
        </table:table-row>
        <table:table-row table:style-name="ro1">
          <table:table-cell office:value-type="string" calcext:value-type="string">
            <text:p>13:51:45</text:p>
          </table:table-cell>
          <table:table-cell office:value-type="float" office:value="9" calcext:value-type="float">
            <text:p>9</text:p>
          </table:table-cell>
          <table:table-cell office:value-type="float" office:value="48.400398" calcext:value-type="float">
            <text:p>48,400398</text:p>
          </table:table-cell>
          <table:table-cell office:value-type="float" office:value="0.48126" calcext:value-type="float">
            <text:p>0,48126</text:p>
          </table:table-cell>
          <table:table-cell office:value-type="float" office:value="10011.2" calcext:value-type="float">
            <text:p>10011,2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-37.5" calcext:value-type="float">
            <text:p>-37,5</text:p>
          </table:table-cell>
          <table:table-cell office:value-type="float" office:value="272.1" calcext:value-type="float">
            <text:p>272,1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8" calcext:value-type="float">
            <text:p>88</text:p>
          </table:table-cell>
          <table:table-cell office:value-type="float" office:value="12.2" calcext:value-type="float">
            <text:p>12,2</text:p>
          </table:table-cell>
          <table:table-cell office:value-type="float" office:value="-175.9" calcext:value-type="float">
            <text:p>-175,9</text:p>
          </table:table-cell>
          <table:table-cell office:value-type="float" office:value="2556.7" calcext:value-type="float">
            <text:p>2556,7</text:p>
          </table:table-cell>
          <table:table-cell table:formula="of:=([.E887]-[.E886])/10" office:value-type="float" office:value="-5.32999999999993" calcext:value-type="float">
            <text:p>-5,32999999999993</text:p>
          </table:table-cell>
          <table:table-cell table:formula="of:=AVERAGE([.P862:.P887])" office:value-type="float" office:value="-5.945" calcext:value-type="float">
            <text:p>-5,95</text:p>
          </table:table-cell>
        </table:table-row>
        <table:table-row table:style-name="ro1">
          <table:table-cell office:value-type="string" calcext:value-type="string">
            <text:p>13:51:55</text:p>
          </table:table-cell>
          <table:table-cell office:value-type="float" office:value="9" calcext:value-type="float">
            <text:p>9</text:p>
          </table:table-cell>
          <table:table-cell office:value-type="float" office:value="48.40184" calcext:value-type="float">
            <text:p>48,40184</text:p>
          </table:table-cell>
          <table:table-cell office:value-type="float" office:value="0.482063" calcext:value-type="float">
            <text:p>0,482063</text:p>
          </table:table-cell>
          <table:table-cell office:value-type="float" office:value="9953.1" calcext:value-type="float">
            <text:p>9953,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36.8" calcext:value-type="float">
            <text:p>-36,8</text:p>
          </table:table-cell>
          <table:table-cell office:value-type="float" office:value="274.5" calcext:value-type="float">
            <text:p>274,5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2.2" calcext:value-type="float">
            <text:p>12,2</text:p>
          </table:table-cell>
          <table:table-cell office:value-type="float" office:value="-171.5" calcext:value-type="float">
            <text:p>-171,5</text:p>
          </table:table-cell>
          <table:table-cell office:value-type="float" office:value="2556.2" calcext:value-type="float">
            <text:p>2556,2</text:p>
          </table:table-cell>
          <table:table-cell table:formula="of:=([.E888]-[.E887])/10" office:value-type="float" office:value="-5.81000000000004" calcext:value-type="float">
            <text:p>-5,81000000000004</text:p>
          </table:table-cell>
          <table:table-cell table:formula="of:=AVERAGE([.P863:.P888])" office:value-type="float" office:value="-5.9276923076923" calcext:value-type="float">
            <text:p>-5,93</text:p>
          </table:table-cell>
        </table:table-row>
        <table:table-row table:style-name="ro1">
          <table:table-cell office:value-type="string" calcext:value-type="string">
            <text:p>13:52:05</text:p>
          </table:table-cell>
          <table:table-cell office:value-type="float" office:value="10" calcext:value-type="float">
            <text:p>10</text:p>
          </table:table-cell>
          <table:table-cell office:value-type="float" office:value="48.403229" calcext:value-type="float">
            <text:p>48,403229</text:p>
          </table:table-cell>
          <table:table-cell office:value-type="float" office:value="0.482752" calcext:value-type="float">
            <text:p>0,482752</text:p>
          </table:table-cell>
          <table:table-cell office:value-type="float" office:value="9889.5" calcext:value-type="float">
            <text:p>9889,5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-36.5" calcext:value-type="float">
            <text:p>-36,5</text:p>
          </table:table-cell>
          <table:table-cell office:value-type="float" office:value="277.1" calcext:value-type="float">
            <text:p>277,1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87.6" calcext:value-type="float">
            <text:p>87,6</text:p>
          </table:table-cell>
          <table:table-cell office:value-type="float" office:value="12.2" calcext:value-type="float">
            <text:p>12,2</text:p>
          </table:table-cell>
          <table:table-cell office:value-type="float" office:value="-172.1" calcext:value-type="float">
            <text:p>-172,1</text:p>
          </table:table-cell>
          <table:table-cell office:value-type="float" office:value="2555.6" calcext:value-type="float">
            <text:p>2555,6</text:p>
          </table:table-cell>
          <table:table-cell table:formula="of:=([.E889]-[.E888])/10" office:value-type="float" office:value="-6.36000000000004" calcext:value-type="float">
            <text:p>-6,36000000000004</text:p>
          </table:table-cell>
          <table:table-cell table:formula="of:=AVERAGE([.P864:.P889])" office:value-type="float" office:value="-5.92923076923077" calcext:value-type="float">
            <text:p>-5,93</text:p>
          </table:table-cell>
        </table:table-row>
        <table:table-row table:style-name="ro1">
          <table:table-cell office:value-type="string" calcext:value-type="string">
            <text:p>13:52:15</text:p>
          </table:table-cell>
          <table:table-cell office:value-type="float" office:value="10" calcext:value-type="float">
            <text:p>10</text:p>
          </table:table-cell>
          <table:table-cell office:value-type="float" office:value="48.404751" calcext:value-type="float">
            <text:p>48,404751</text:p>
          </table:table-cell>
          <table:table-cell office:value-type="float" office:value="0.483602" calcext:value-type="float">
            <text:p>0,483602</text:p>
          </table:table-cell>
          <table:table-cell office:value-type="float" office:value="9827.9" calcext:value-type="float">
            <text:p>9827,9</text:p>
          </table:table-cell>
          <table:table-cell office:value-type="float" office:value="8.8" calcext:value-type="float">
            <text:p>8,8</text:p>
          </table:table-cell>
          <table:table-cell office:value-type="float" office:value="4.8" calcext:value-type="float">
            <text:p>4,8</text:p>
          </table:table-cell>
          <table:table-cell office:value-type="float" office:value="-35.8" calcext:value-type="float">
            <text:p>-35,8</text:p>
          </table:table-cell>
          <table:table-cell office:value-type="float" office:value="279.7" calcext:value-type="float">
            <text:p>279,7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87.2" calcext:value-type="float">
            <text:p>87,2</text:p>
          </table:table-cell>
          <table:table-cell office:value-type="float" office:value="12.2" calcext:value-type="float">
            <text:p>12,2</text:p>
          </table:table-cell>
          <table:table-cell office:value-type="float" office:value="-178.5" calcext:value-type="float">
            <text:p>-178,5</text:p>
          </table:table-cell>
          <table:table-cell office:value-type="float" office:value="2555.1" calcext:value-type="float">
            <text:p>2555,1</text:p>
          </table:table-cell>
          <table:table-cell table:formula="of:=([.E890]-[.E889])/10" office:value-type="float" office:value="-6.16000000000004" calcext:value-type="float">
            <text:p>-6,16000000000004</text:p>
          </table:table-cell>
          <table:table-cell table:formula="of:=AVERAGE([.P865:.P890])" office:value-type="float" office:value="-5.925" calcext:value-type="float">
            <text:p>-5,93</text:p>
          </table:table-cell>
        </table:table-row>
        <table:table-row table:style-name="ro1">
          <table:table-cell office:value-type="string" calcext:value-type="string">
            <text:p>13:52:25</text:p>
          </table:table-cell>
          <table:table-cell office:value-type="float" office:value="10" calcext:value-type="float">
            <text:p>10</text:p>
          </table:table-cell>
          <table:table-cell office:value-type="float" office:value="48.406174" calcext:value-type="float">
            <text:p>48,406174</text:p>
          </table:table-cell>
          <table:table-cell office:value-type="float" office:value="0.484438" calcext:value-type="float">
            <text:p>0,484438</text:p>
          </table:table-cell>
          <table:table-cell office:value-type="float" office:value="9766.1" calcext:value-type="float">
            <text:p>9766,1</text:p>
          </table:table-cell>
          <table:table-cell office:value-type="float" office:value="8.6" calcext:value-type="float">
            <text:p>8,6</text:p>
          </table:table-cell>
          <table:table-cell office:value-type="float" office:value="4.8" calcext:value-type="float">
            <text:p>4,8</text:p>
          </table:table-cell>
          <table:table-cell office:value-type="float" office:value="-35.8" calcext:value-type="float">
            <text:p>-35,8</text:p>
          </table:table-cell>
          <table:table-cell office:value-type="float" office:value="282.3" calcext:value-type="float">
            <text:p>282,3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86.9" calcext:value-type="float">
            <text:p>86,9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554.6" calcext:value-type="float">
            <text:p>2554,6</text:p>
          </table:table-cell>
          <table:table-cell table:formula="of:=([.E891]-[.E890])/10" office:value-type="float" office:value="-6.17999999999993" calcext:value-type="float">
            <text:p>-6,17999999999993</text:p>
          </table:table-cell>
          <table:table-cell table:formula="of:=AVERAGE([.P866:.P891])" office:value-type="float" office:value="-5.92461538461538" calcext:value-type="float">
            <text:p>-5,92</text:p>
          </table:table-cell>
        </table:table-row>
        <table:table-row table:style-name="ro1">
          <table:table-cell office:value-type="string" calcext:value-type="string">
            <text:p>13:52:35</text:p>
          </table:table-cell>
          <table:table-cell office:value-type="float" office:value="10" calcext:value-type="float">
            <text:p>10</text:p>
          </table:table-cell>
          <table:table-cell office:value-type="float" office:value="48.407864" calcext:value-type="float">
            <text:p>48,407864</text:p>
          </table:table-cell>
          <table:table-cell office:value-type="float" office:value="0.484817" calcext:value-type="float">
            <text:p>0,484817</text:p>
          </table:table-cell>
          <table:table-cell office:value-type="float" office:value="9712.8" calcext:value-type="float">
            <text:p>9712,8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-35.5" calcext:value-type="float">
            <text:p>-35,5</text:p>
          </table:table-cell>
          <table:table-cell office:value-type="float" office:value="284.6" calcext:value-type="float">
            <text:p>284,6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86.7" calcext:value-type="float">
            <text:p>86,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1" calcext:value-type="float">
            <text:p>-171,1</text:p>
          </table:table-cell>
          <table:table-cell office:value-type="float" office:value="2554.1" calcext:value-type="float">
            <text:p>2554,1</text:p>
          </table:table-cell>
          <table:table-cell table:formula="of:=([.E892]-[.E891])/10" office:value-type="float" office:value="-5.33000000000011" calcext:value-type="float">
            <text:p>-5,33000000000011</text:p>
          </table:table-cell>
          <table:table-cell table:formula="of:=AVERAGE([.P867:.P892])" office:value-type="float" office:value="-5.89384615384616" calcext:value-type="float">
            <text:p>-5,89</text:p>
          </table:table-cell>
        </table:table-row>
        <table:table-row table:style-name="ro1">
          <table:table-cell office:value-type="string" calcext:value-type="string">
            <text:p>13:52:45</text:p>
          </table:table-cell>
          <table:table-cell office:value-type="float" office:value="10" calcext:value-type="float">
            <text:p>10</text:p>
          </table:table-cell>
          <table:table-cell office:value-type="float" office:value="48.409214" calcext:value-type="float">
            <text:p>48,409214</text:p>
          </table:table-cell>
          <table:table-cell office:value-type="float" office:value="0.485505" calcext:value-type="float">
            <text:p>0,485505</text:p>
          </table:table-cell>
          <table:table-cell office:value-type="float" office:value="9660.1" calcext:value-type="float">
            <text:p>9660,1</text:p>
          </table:table-cell>
          <table:table-cell office:value-type="float" office:value="8.5" calcext:value-type="float">
            <text:p>8,5</text:p>
          </table:table-cell>
          <table:table-cell office:value-type="float" office:value="4.6" calcext:value-type="float">
            <text:p>4,6</text:p>
          </table:table-cell>
          <table:table-cell office:value-type="float" office:value="-37.2" calcext:value-type="float">
            <text:p>-37,2</text:p>
          </table:table-cell>
          <table:table-cell office:value-type="float" office:value="286.9" calcext:value-type="float">
            <text:p>286,9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office:value-type="float" office:value="86.2" calcext:value-type="float">
            <text:p>86,2</text:p>
          </table:table-cell>
          <table:table-cell office:value-type="float" office:value="12.2" calcext:value-type="float">
            <text:p>12,2</text:p>
          </table:table-cell>
          <table:table-cell office:value-type="float" office:value="-203.7" calcext:value-type="float">
            <text:p>-203,7</text:p>
          </table:table-cell>
          <table:table-cell office:value-type="float" office:value="2553.6" calcext:value-type="float">
            <text:p>2553,6</text:p>
          </table:table-cell>
          <table:table-cell table:formula="of:=([.E893]-[.E892])/10" office:value-type="float" office:value="-5.26999999999989" calcext:value-type="float">
            <text:p>-5,26999999999989</text:p>
          </table:table-cell>
          <table:table-cell table:formula="of:=AVERAGE([.P868:.P893])" office:value-type="float" office:value="-5.86423076923076" calcext:value-type="float">
            <text:p>-5,86</text:p>
          </table:table-cell>
        </table:table-row>
        <table:table-row table:style-name="ro1">
          <table:table-cell office:value-type="string" calcext:value-type="string">
            <text:p>13:52:55</text:p>
          </table:table-cell>
          <table:table-cell office:value-type="float" office:value="10" calcext:value-type="float">
            <text:p>10</text:p>
          </table:table-cell>
          <table:table-cell office:value-type="float" office:value="48.410969" calcext:value-type="float">
            <text:p>48,410969</text:p>
          </table:table-cell>
          <table:table-cell office:value-type="float" office:value="0.486653" calcext:value-type="float">
            <text:p>0,486653</text:p>
          </table:table-cell>
          <table:table-cell office:value-type="float" office:value="9607.8" calcext:value-type="float">
            <text:p>9607,8</text:p>
          </table:table-cell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office:value-type="float" office:value="-35.2" calcext:value-type="float">
            <text:p>-35,2</text:p>
          </table:table-cell>
          <table:table-cell office:value-type="float" office:value="289.1" calcext:value-type="float">
            <text:p>289,1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office:value-type="float" office:value="85.1" calcext:value-type="float">
            <text:p>85,1</text:p>
          </table:table-cell>
          <table:table-cell office:value-type="float" office:value="12.2" calcext:value-type="float">
            <text:p>12,2</text:p>
          </table:table-cell>
          <table:table-cell office:value-type="float" office:value="-173.1" calcext:value-type="float">
            <text:p>-173,1</text:p>
          </table:table-cell>
          <table:table-cell office:value-type="float" office:value="2553.1" calcext:value-type="float">
            <text:p>2553,1</text:p>
          </table:table-cell>
          <table:table-cell table:formula="of:=([.E894]-[.E893])/10" office:value-type="float" office:value="-5.23000000000011" calcext:value-type="float">
            <text:p>-5,23000000000011</text:p>
          </table:table-cell>
          <table:table-cell table:formula="of:=AVERAGE([.P869:.P894])" office:value-type="float" office:value="-5.83576923076924" calcext:value-type="float">
            <text:p>-5,84</text:p>
          </table:table-cell>
        </table:table-row>
        <table:table-row table:style-name="ro1">
          <table:table-cell office:value-type="string" calcext:value-type="string">
            <text:p>13:53:05</text:p>
          </table:table-cell>
          <table:table-cell office:value-type="float" office:value="10" calcext:value-type="float">
            <text:p>10</text:p>
          </table:table-cell>
          <table:table-cell office:value-type="float" office:value="48.412704" calcext:value-type="float">
            <text:p>48,412704</text:p>
          </table:table-cell>
          <table:table-cell office:value-type="float" office:value="0.487133" calcext:value-type="float">
            <text:p>0,487133</text:p>
          </table:table-cell>
          <table:table-cell office:value-type="float" office:value="9555.6" calcext:value-type="float">
            <text:p>9555,6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34.2" calcext:value-type="float">
            <text:p>-34,2</text:p>
          </table:table-cell>
          <table:table-cell office:value-type="float" office:value="291.4" calcext:value-type="float">
            <text:p>291,4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84.6" calcext:value-type="float">
            <text:p>84,6</text:p>
          </table:table-cell>
          <table:table-cell office:value-type="float" office:value="12.2" calcext:value-type="float">
            <text:p>12,2</text:p>
          </table:table-cell>
          <table:table-cell office:value-type="float" office:value="-180.3" calcext:value-type="float">
            <text:p>-180,3</text:p>
          </table:table-cell>
          <table:table-cell office:value-type="float" office:value="2552.6" calcext:value-type="float">
            <text:p>2552,6</text:p>
          </table:table-cell>
          <table:table-cell table:formula="of:=([.E895]-[.E894])/10" office:value-type="float" office:value="-5.21999999999989" calcext:value-type="float">
            <text:p>-5,21999999999989</text:p>
          </table:table-cell>
          <table:table-cell table:formula="of:=AVERAGE([.P870:.P895])" office:value-type="float" office:value="-5.80769230769231" calcext:value-type="float">
            <text:p>-5,81</text:p>
          </table:table-cell>
        </table:table-row>
        <table:table-row table:style-name="ro1">
          <table:table-cell office:value-type="string" calcext:value-type="string">
            <text:p>13:53:15</text:p>
          </table:table-cell>
          <table:table-cell office:value-type="float" office:value="10" calcext:value-type="float">
            <text:p>10</text:p>
          </table:table-cell>
          <table:table-cell office:value-type="float" office:value="48.414124" calcext:value-type="float">
            <text:p>48,414124</text:p>
          </table:table-cell>
          <table:table-cell office:value-type="float" office:value="0.488088" calcext:value-type="float">
            <text:p>0,488088</text:p>
          </table:table-cell>
          <table:table-cell office:value-type="float" office:value="9503.1" calcext:value-type="float">
            <text:p>9503,1</text:p>
          </table:table-cell>
          <table:table-cell office:value-type="float" office:value="8.1" calcext:value-type="float">
            <text:p>8,1</text:p>
          </table:table-cell>
          <table:table-cell office:value-type="float" office:value="4.3" calcext:value-type="float">
            <text:p>4,3</text:p>
          </table:table-cell>
          <table:table-cell office:value-type="float" office:value="-34" calcext:value-type="float">
            <text:p>-34</text:p>
          </table:table-cell>
          <table:table-cell office:value-type="float" office:value="293.6" calcext:value-type="float">
            <text:p>293,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83.9" calcext:value-type="float">
            <text:p>83,9</text:p>
          </table:table-cell>
          <table:table-cell office:value-type="float" office:value="12.2" calcext:value-type="float">
            <text:p>12,2</text:p>
          </table:table-cell>
          <table:table-cell office:value-type="float" office:value="-167.5" calcext:value-type="float">
            <text:p>-167,5</text:p>
          </table:table-cell>
          <table:table-cell office:value-type="float" office:value="2552.1" calcext:value-type="float">
            <text:p>2552,1</text:p>
          </table:table-cell>
          <table:table-cell table:formula="of:=([.E896]-[.E895])/10" office:value-type="float" office:value="-5.25" calcext:value-type="float">
            <text:p>-5,25</text:p>
          </table:table-cell>
          <table:table-cell table:formula="of:=AVERAGE([.P871:.P896])" office:value-type="float" office:value="-5.75230769230769" calcext:value-type="float">
            <text:p>-5,75</text:p>
          </table:table-cell>
        </table:table-row>
        <table:table-row table:style-name="ro1">
          <table:table-cell office:value-type="string" calcext:value-type="string">
            <text:p>13:53:25</text:p>
          </table:table-cell>
          <table:table-cell office:value-type="float" office:value="10" calcext:value-type="float">
            <text:p>10</text:p>
          </table:table-cell>
          <table:table-cell office:value-type="float" office:value="48.416073" calcext:value-type="float">
            <text:p>48,416073</text:p>
          </table:table-cell>
          <table:table-cell office:value-type="float" office:value="0.489045" calcext:value-type="float">
            <text:p>0,489045</text:p>
          </table:table-cell>
          <table:table-cell office:value-type="float" office:value="9451.7" calcext:value-type="float">
            <text:p>9451,7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 office:value-type="float" office:value="-33.5" calcext:value-type="float">
            <text:p>-33,5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83.1" calcext:value-type="float">
            <text:p>83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551.6" calcext:value-type="float">
            <text:p>2551,6</text:p>
          </table:table-cell>
          <table:table-cell table:formula="of:=([.E897]-[.E896])/10" office:value-type="float" office:value="-5.13999999999996" calcext:value-type="float">
            <text:p>-5,13999999999996</text:p>
          </table:table-cell>
          <table:table-cell table:formula="of:=AVERAGE([.P872:.P897])" office:value-type="float" office:value="-5.68153846153846" calcext:value-type="float">
            <text:p>-5,68</text:p>
          </table:table-cell>
        </table:table-row>
        <table:table-row table:style-name="ro1">
          <table:table-cell office:value-type="string" calcext:value-type="string">
            <text:p>13:53:35</text:p>
          </table:table-cell>
          <table:table-cell office:value-type="float" office:value="10" calcext:value-type="float">
            <text:p>10</text:p>
          </table:table-cell>
          <table:table-cell office:value-type="float" office:value="48.417702" calcext:value-type="float">
            <text:p>48,417702</text:p>
          </table:table-cell>
          <table:table-cell office:value-type="float" office:value="0.489523" calcext:value-type="float">
            <text:p>0,489523</text:p>
          </table:table-cell>
          <table:table-cell office:value-type="float" office:value="9400.1" calcext:value-type="float">
            <text:p>9400,1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 office:value-type="float" office:value="-33" calcext:value-type="float">
            <text:p>-33</text:p>
          </table:table-cell>
          <table:table-cell office:value-type="float" office:value="298.3" calcext:value-type="float">
            <text:p>298,3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82.6" calcext:value-type="float">
            <text:p>82,6</text:p>
          </table:table-cell>
          <table:table-cell office:value-type="float" office:value="12.2" calcext:value-type="float">
            <text:p>12,2</text:p>
          </table:table-cell>
          <table:table-cell office:value-type="float" office:value="-169.7" calcext:value-type="float">
            <text:p>-169,7</text:p>
          </table:table-cell>
          <table:table-cell office:value-type="float" office:value="2551.2" calcext:value-type="float">
            <text:p>2551,2</text:p>
          </table:table-cell>
          <table:table-cell table:formula="of:=([.E898]-[.E897])/10" office:value-type="float" office:value="-5.16000000000004" calcext:value-type="float">
            <text:p>-5,16000000000004</text:p>
          </table:table-cell>
          <table:table-cell table:formula="of:=AVERAGE([.P873:.P898])" office:value-type="float" office:value="-5.635" calcext:value-type="float">
            <text:p>-5,64</text:p>
          </table:table-cell>
        </table:table-row>
        <table:table-row table:style-name="ro1">
          <table:table-cell office:value-type="string" calcext:value-type="string">
            <text:p>13:53:45</text:p>
          </table:table-cell>
          <table:table-cell office:value-type="float" office:value="10" calcext:value-type="float">
            <text:p>10</text:p>
          </table:table-cell>
          <table:table-cell office:value-type="float" office:value="48.419395" calcext:value-type="float">
            <text:p>48,419395</text:p>
          </table:table-cell>
          <table:table-cell office:value-type="float" office:value="0.490663" calcext:value-type="float">
            <text:p>0,490663</text:p>
          </table:table-cell>
          <table:table-cell office:value-type="float" office:value="9348.2" calcext:value-type="float">
            <text:p>9348,2</text:p>
          </table:table-cell>
          <table:table-cell office:value-type="float" office:value="7.9" calcext:value-type="float">
            <text:p>7,9</text:p>
          </table:table-cell>
          <table:table-cell office:value-type="float" office:value="4.1" calcext:value-type="float">
            <text:p>4,1</text:p>
          </table:table-cell>
          <table:table-cell office:value-type="float" office:value="-33" calcext:value-type="float">
            <text:p>-33</text:p>
          </table:table-cell>
          <table:table-cell office:value-type="float" office:value="300.5" calcext:value-type="float">
            <text:p>300,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82.3" calcext:value-type="float">
            <text:p>82,3</text:p>
          </table:table-cell>
          <table:table-cell office:value-type="float" office:value="12.2" calcext:value-type="float">
            <text:p>12,2</text:p>
          </table:table-cell>
          <table:table-cell office:value-type="float" office:value="-175.1" calcext:value-type="float">
            <text:p>-175,1</text:p>
          </table:table-cell>
          <table:table-cell office:value-type="float" office:value="2550.7" calcext:value-type="float">
            <text:p>2550,7</text:p>
          </table:table-cell>
          <table:table-cell table:formula="of:=([.E899]-[.E898])/10" office:value-type="float" office:value="-5.18999999999996" calcext:value-type="float">
            <text:p>-5,18999999999996</text:p>
          </table:table-cell>
          <table:table-cell table:formula="of:=AVERAGE([.P874:.P899])" office:value-type="float" office:value="-5.61538461538462" calcext:value-type="float">
            <text:p>-5,62</text:p>
          </table:table-cell>
        </table:table-row>
        <table:table-row table:style-name="ro1">
          <table:table-cell office:value-type="string" calcext:value-type="string">
            <text:p>13:53:55</text:p>
          </table:table-cell>
          <table:table-cell office:value-type="float" office:value="10" calcext:value-type="float">
            <text:p>10</text:p>
          </table:table-cell>
          <table:table-cell office:value-type="float" office:value="48.421329" calcext:value-type="float">
            <text:p>48,421329</text:p>
          </table:table-cell>
          <table:table-cell office:value-type="float" office:value="0.491257" calcext:value-type="float">
            <text:p>0,491257</text:p>
          </table:table-cell>
          <table:table-cell office:value-type="float" office:value="9296.7" calcext:value-type="float">
            <text:p>9296,7</text:p>
          </table:table-cell>
          <table:table-cell office:value-type="float" office:value="7.8" calcext:value-type="float">
            <text:p>7,8</text:p>
          </table:table-cell>
          <table:table-cell office:value-type="float" office:value="4" calcext:value-type="float">
            <text:p>4</text:p>
          </table:table-cell>
          <table:table-cell office:value-type="float" office:value="-32.5" calcext:value-type="float">
            <text:p>-32,5</text:p>
          </table:table-cell>
          <table:table-cell office:value-type="float" office:value="302.9" calcext:value-type="float">
            <text:p>302,9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81.8" calcext:value-type="float">
            <text:p>81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.5" calcext:value-type="float">
            <text:p>-172,5</text:p>
          </table:table-cell>
          <table:table-cell office:value-type="float" office:value="2550.2" calcext:value-type="float">
            <text:p>2550,2</text:p>
          </table:table-cell>
          <table:table-cell table:formula="of:=([.E900]-[.E899])/10" office:value-type="float" office:value="-5.15" calcext:value-type="float">
            <text:p>-5,15</text:p>
          </table:table-cell>
          <table:table-cell table:formula="of:=AVERAGE([.P875:.P900])" office:value-type="float" office:value="-5.58884615384615" calcext:value-type="float">
            <text:p>-5,59</text:p>
          </table:table-cell>
        </table:table-row>
        <table:table-row table:style-name="ro1">
          <table:table-cell office:value-type="string" calcext:value-type="string">
            <text:p>13:54:05</text:p>
          </table:table-cell>
          <table:table-cell office:value-type="float" office:value="10" calcext:value-type="float">
            <text:p>10</text:p>
          </table:table-cell>
          <table:table-cell office:value-type="float" office:value="48.422825" calcext:value-type="float">
            <text:p>48,422825</text:p>
          </table:table-cell>
          <table:table-cell office:value-type="float" office:value="0.491757" calcext:value-type="float">
            <text:p>0,491757</text:p>
          </table:table-cell>
          <table:table-cell office:value-type="float" office:value="9245.4" calcext:value-type="float">
            <text:p>9245,4</text:p>
          </table:table-cell>
          <table:table-cell office:value-type="float" office:value="7.8" calcext:value-type="float">
            <text:p>7,8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305.2" calcext:value-type="float">
            <text:p>30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81.3" calcext:value-type="float">
            <text:p>81,3</text:p>
          </table:table-cell>
          <table:table-cell office:value-type="float" office:value="12.2" calcext:value-type="float">
            <text:p>12,2</text:p>
          </table:table-cell>
          <table:table-cell office:value-type="float" office:value="-169.3" calcext:value-type="float">
            <text:p>-169,3</text:p>
          </table:table-cell>
          <table:table-cell office:value-type="float" office:value="2549.6" calcext:value-type="float">
            <text:p>2549,6</text:p>
          </table:table-cell>
          <table:table-cell table:formula="of:=([.E901]-[.E900])/10" office:value-type="float" office:value="-5.13000000000011" calcext:value-type="float">
            <text:p>-5,13000000000011</text:p>
          </table:table-cell>
          <table:table-cell table:formula="of:=AVERAGE([.P876:.P901])" office:value-type="float" office:value="-5.55923076923077" calcext:value-type="float">
            <text:p>-5,56</text:p>
          </table:table-cell>
        </table:table-row>
        <table:table-row table:style-name="ro1">
          <table:table-cell office:value-type="string" calcext:value-type="string">
            <text:p>13:54:15</text:p>
          </table:table-cell>
          <table:table-cell office:value-type="float" office:value="10" calcext:value-type="float">
            <text:p>10</text:p>
          </table:table-cell>
          <table:table-cell office:value-type="float" office:value="48.424297" calcext:value-type="float">
            <text:p>48,424297</text:p>
          </table:table-cell>
          <table:table-cell office:value-type="float" office:value="0.492875" calcext:value-type="float">
            <text:p>0,492875</text:p>
          </table:table-cell>
          <table:table-cell office:value-type="float" office:value="9193.3" calcext:value-type="float">
            <text:p>9193,3</text:p>
          </table:table-cell>
          <table:table-cell office:value-type="float" office:value="7.6" calcext:value-type="float">
            <text:p>7,6</text:p>
          </table:table-cell>
          <table:table-cell office:value-type="float" office:value="3.9" calcext:value-type="float">
            <text:p>3,9</text:p>
          </table:table-cell>
          <table:table-cell office:value-type="float" office:value="-32" calcext:value-type="float">
            <text:p>-32</text:p>
          </table:table-cell>
          <table:table-cell office:value-type="float" office:value="307.5" calcext:value-type="float">
            <text:p>307,5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80.8" calcext:value-type="float">
            <text:p>80,8</text:p>
          </table:table-cell>
          <table:table-cell office:value-type="float" office:value="12.2" calcext:value-type="float">
            <text:p>12,2</text:p>
          </table:table-cell>
          <table:table-cell office:value-type="float" office:value="-175.1" calcext:value-type="float">
            <text:p>-175,1</text:p>
          </table:table-cell>
          <table:table-cell office:value-type="float" office:value="2549.1" calcext:value-type="float">
            <text:p>2549,1</text:p>
          </table:table-cell>
          <table:table-cell table:formula="of:=([.E902]-[.E901])/10" office:value-type="float" office:value="-5.21000000000004" calcext:value-type="float">
            <text:p>-5,21000000000004</text:p>
          </table:table-cell>
          <table:table-cell table:formula="of:=AVERAGE([.P877:.P902])" office:value-type="float" office:value="-5.52076923076924" calcext:value-type="float">
            <text:p>-5,52</text:p>
          </table:table-cell>
        </table:table-row>
        <table:table-row table:style-name="ro1">
          <table:table-cell office:value-type="string" calcext:value-type="string">
            <text:p>13:54:25</text:p>
          </table:table-cell>
          <table:table-cell office:value-type="float" office:value="10" calcext:value-type="float">
            <text:p>10</text:p>
          </table:table-cell>
          <table:table-cell office:value-type="float" office:value="48.426254" calcext:value-type="float">
            <text:p>48,426254</text:p>
          </table:table-cell>
          <table:table-cell office:value-type="float" office:value="0.493913" calcext:value-type="float">
            <text:p>0,493913</text:p>
          </table:table-cell>
          <table:table-cell office:value-type="float" office:value="9141.2" calcext:value-type="float">
            <text:p>9141,2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-31.2" calcext:value-type="float">
            <text:p>-31,2</text:p>
          </table:table-cell>
          <table:table-cell office:value-type="float" office:value="309.9" calcext:value-type="float">
            <text:p>309,9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80" calcext:value-type="float">
            <text:p>80</text:p>
          </table:table-cell>
          <table:table-cell office:value-type="float" office:value="12.2" calcext:value-type="float">
            <text:p>12,2</text:p>
          </table:table-cell>
          <table:table-cell office:value-type="float" office:value="-171.4" calcext:value-type="float">
            <text:p>-171,4</text:p>
          </table:table-cell>
          <table:table-cell office:value-type="float" office:value="2548.6" calcext:value-type="float">
            <text:p>2548,6</text:p>
          </table:table-cell>
          <table:table-cell table:formula="of:=([.E903]-[.E902])/10" office:value-type="float" office:value="-5.20999999999985" calcext:value-type="float">
            <text:p>-5,20999999999985</text:p>
          </table:table-cell>
          <table:table-cell table:formula="of:=AVERAGE([.P878:.P903])" office:value-type="float" office:value="-5.47038461538461" calcext:value-type="float">
            <text:p>-5,47</text:p>
          </table:table-cell>
        </table:table-row>
        <table:table-row table:style-name="ro1">
          <table:table-cell office:value-type="string" calcext:value-type="string">
            <text:p>13:54:35</text:p>
          </table:table-cell>
          <table:table-cell office:value-type="float" office:value="10" calcext:value-type="float">
            <text:p>10</text:p>
          </table:table-cell>
          <table:table-cell office:value-type="float" office:value="48.428036" calcext:value-type="float">
            <text:p>48,428036</text:p>
          </table:table-cell>
          <table:table-cell office:value-type="float" office:value="0.494358" calcext:value-type="float">
            <text:p>0,494358</text:p>
          </table:table-cell>
          <table:table-cell office:value-type="float" office:value="9090" calcext:value-type="float">
            <text:p>9090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-31" calcext:value-type="float">
            <text:p>-31</text:p>
          </table:table-cell>
          <table:table-cell office:value-type="float" office:value="312.2" calcext:value-type="float">
            <text:p>312,2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office:value-type="float" office:value="78.9" calcext:value-type="float">
            <text:p>78,9</text:p>
          </table:table-cell>
          <table:table-cell office:value-type="float" office:value="12.2" calcext:value-type="float">
            <text:p>12,2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48.2" calcext:value-type="float">
            <text:p>2548,2</text:p>
          </table:table-cell>
          <table:table-cell table:formula="of:=([.E904]-[.E903])/10" office:value-type="float" office:value="-5.12000000000007" calcext:value-type="float">
            <text:p>-5,12000000000007</text:p>
          </table:table-cell>
          <table:table-cell table:formula="of:=AVERAGE([.P879:.P904])" office:value-type="float" office:value="-5.43384615384615" calcext:value-type="float">
            <text:p>-5,43</text:p>
          </table:table-cell>
        </table:table-row>
        <table:table-row table:style-name="ro1">
          <table:table-cell office:value-type="string" calcext:value-type="string">
            <text:p>13:54:45</text:p>
          </table:table-cell>
          <table:table-cell office:value-type="float" office:value="10" calcext:value-type="float">
            <text:p>10</text:p>
          </table:table-cell>
          <table:table-cell office:value-type="float" office:value="48.429714" calcext:value-type="float">
            <text:p>48,429714</text:p>
          </table:table-cell>
          <table:table-cell office:value-type="float" office:value="0.495335" calcext:value-type="float">
            <text:p>0,495335</text:p>
          </table:table-cell>
          <table:table-cell office:value-type="float" office:value="9038" calcext:value-type="float">
            <text:p>9038</text:p>
          </table:table-cell>
          <table:table-cell office:value-type="float" office:value="7.4" calcext:value-type="float">
            <text:p>7,4</text:p>
          </table:table-cell>
          <table:table-cell office:value-type="float" office:value="3.7" calcext:value-type="float">
            <text:p>3,7</text:p>
          </table:table-cell>
          <table:table-cell office:value-type="float" office:value="-32.5" calcext:value-type="float">
            <text:p>-32,5</text:p>
          </table:table-cell>
          <table:table-cell office:value-type="float" office:value="314.6" calcext:value-type="float">
            <text:p>314,6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office:value-type="float" office:value="78.5" calcext:value-type="float">
            <text:p>78,5</text:p>
          </table:table-cell>
          <table:table-cell office:value-type="float" office:value="12.2" calcext:value-type="float">
            <text:p>12,2</text:p>
          </table:table-cell>
          <table:table-cell office:value-type="float" office:value="-205.8" calcext:value-type="float">
            <text:p>-205,8</text:p>
          </table:table-cell>
          <table:table-cell office:value-type="float" office:value="2547.6" calcext:value-type="float">
            <text:p>2547,6</text:p>
          </table:table-cell>
          <table:table-cell table:formula="of:=([.E905]-[.E904])/10" office:value-type="float" office:value="-5.2" calcext:value-type="float">
            <text:p>-5,2</text:p>
          </table:table-cell>
          <table:table-cell table:formula="of:=AVERAGE([.P880:.P905])" office:value-type="float" office:value="-5.42038461538461" calcext:value-type="float">
            <text:p>-5,42</text:p>
          </table:table-cell>
        </table:table-row>
        <table:table-row table:style-name="ro1">
          <table:table-cell office:value-type="string" calcext:value-type="string">
            <text:p>13:54:55</text:p>
          </table:table-cell>
          <table:table-cell office:value-type="float" office:value="10" calcext:value-type="float">
            <text:p>10</text:p>
          </table:table-cell>
          <table:table-cell office:value-type="float" office:value="48.431622" calcext:value-type="float">
            <text:p>48,431622</text:p>
          </table:table-cell>
          <table:table-cell office:value-type="float" office:value="0.49611" calcext:value-type="float">
            <text:p>0,49611</text:p>
          </table:table-cell>
          <table:table-cell office:value-type="float" office:value="8985.6" calcext:value-type="float">
            <text:p>8985,6</text:p>
          </table:table-cell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-30.5" calcext:value-type="float">
            <text:p>-30,5</text:p>
          </table:table-cell>
          <table:table-cell office:value-type="float" office:value="317" calcext:value-type="float">
            <text:p>317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office:value-type="float" office:value="78" calcext:value-type="float">
            <text:p>78</text:p>
          </table:table-cell>
          <table:table-cell office:value-type="float" office:value="12.2" calcext:value-type="float">
            <text:p>12,2</text:p>
          </table:table-cell>
          <table:table-cell office:value-type="float" office:value="-170.4" calcext:value-type="float">
            <text:p>-170,4</text:p>
          </table:table-cell>
          <table:table-cell office:value-type="float" office:value="2547.1" calcext:value-type="float">
            <text:p>2547,1</text:p>
          </table:table-cell>
          <table:table-cell table:formula="of:=([.E906]-[.E905])/10" office:value-type="float" office:value="-5.23999999999996" calcext:value-type="float">
            <text:p>-5,23999999999996</text:p>
          </table:table-cell>
          <table:table-cell table:formula="of:=AVERAGE([.P881:.P906])" office:value-type="float" office:value="-5.40538461538461" calcext:value-type="float">
            <text:p>-5,41</text:p>
          </table:table-cell>
        </table:table-row>
        <table:table-row table:style-name="ro1">
          <table:table-cell office:value-type="string" calcext:value-type="string">
            <text:p>13:55:05</text:p>
          </table:table-cell>
          <table:table-cell office:value-type="float" office:value="10" calcext:value-type="float">
            <text:p>10</text:p>
          </table:table-cell>
          <table:table-cell office:value-type="float" office:value="48.433289" calcext:value-type="float">
            <text:p>48,433289</text:p>
          </table:table-cell>
          <table:table-cell office:value-type="float" office:value="0.496702" calcext:value-type="float">
            <text:p>0,496702</text:p>
          </table:table-cell>
          <table:table-cell office:value-type="float" office:value="8928.2" calcext:value-type="float">
            <text:p>8928,2</text:p>
          </table:table-cell>
          <table:table-cell office:value-type="float" office:value="7.2" calcext:value-type="float">
            <text:p>7,2</text:p>
          </table:table-cell>
          <table:table-cell office:value-type="float" office:value="3.5" calcext:value-type="float">
            <text:p>3,5</text:p>
          </table:table-cell>
          <table:table-cell office:value-type="float" office:value="-29.8" calcext:value-type="float">
            <text:p>-29,8</text:p>
          </table:table-cell>
          <table:table-cell office:value-type="float" office:value="319.7" calcext:value-type="float">
            <text:p>319,7</text:p>
          </table:table-cell>
          <table:table-cell office:value-type="float" office:value="4.3" calcext:value-type="float">
            <text:p>4,3</text:p>
          </table:table-cell>
          <table:table-cell office:value-type="float" office:value="1.5" calcext:value-type="float">
            <text:p>1,5</text:p>
          </table:table-cell>
          <table:table-cell office:value-type="float" office:value="77.3" calcext:value-type="float">
            <text:p>77,3</text:p>
          </table:table-cell>
          <table:table-cell office:value-type="float" office:value="12.2" calcext:value-type="float">
            <text:p>12,2</text:p>
          </table:table-cell>
          <table:table-cell office:value-type="float" office:value="-173.2" calcext:value-type="float">
            <text:p>-173,2</text:p>
          </table:table-cell>
          <table:table-cell office:value-type="float" office:value="2546.7" calcext:value-type="float">
            <text:p>2546,7</text:p>
          </table:table-cell>
          <table:table-cell table:formula="of:=([.E907]-[.E906])/10" office:value-type="float" office:value="-5.73999999999996" calcext:value-type="float">
            <text:p>-5,73999999999996</text:p>
          </table:table-cell>
          <table:table-cell table:formula="of:=AVERAGE([.P882:.P907])" office:value-type="float" office:value="-5.41192307692307" calcext:value-type="float">
            <text:p>-5,41</text:p>
          </table:table-cell>
        </table:table-row>
        <table:table-row table:style-name="ro1">
          <table:table-cell office:value-type="string" calcext:value-type="string">
            <text:p>13:55:15</text:p>
          </table:table-cell>
          <table:table-cell office:value-type="float" office:value="10" calcext:value-type="float">
            <text:p>10</text:p>
          </table:table-cell>
          <table:table-cell office:value-type="float" office:value="48.434788" calcext:value-type="float">
            <text:p>48,434788</text:p>
          </table:table-cell>
          <table:table-cell office:value-type="float" office:value="0.497398" calcext:value-type="float">
            <text:p>0,497398</text:p>
          </table:table-cell>
          <table:table-cell office:value-type="float" office:value="8877" calcext:value-type="float">
            <text:p>8877</text:p>
          </table:table-cell>
          <table:table-cell office:value-type="float" office:value="7.1" calcext:value-type="float">
            <text:p>7,1</text:p>
          </table:table-cell>
          <table:table-cell office:value-type="float" office:value="3.5" calcext:value-type="float">
            <text:p>3,5</text:p>
          </table:table-cell>
          <table:table-cell office:value-type="float" office:value="-32.5" calcext:value-type="float">
            <text:p>-32,5</text:p>
          </table:table-cell>
          <table:table-cell office:value-type="float" office:value="322.1" calcext:value-type="float">
            <text:p>322,1</text:p>
          </table:table-cell>
          <table:table-cell office:value-type="float" office:value="4.3" calcext:value-type="float">
            <text:p>4,3</text:p>
          </table:table-cell>
          <table:table-cell office:value-type="float" office:value="1.4" calcext:value-type="float">
            <text:p>1,4</text:p>
          </table:table-cell>
          <table:table-cell office:value-type="float" office:value="76.8" calcext:value-type="float">
            <text:p>76,8</text:p>
          </table:table-cell>
          <table:table-cell office:value-type="float" office:value="12.2" calcext:value-type="float">
            <text:p>12,2</text:p>
          </table:table-cell>
          <table:table-cell office:value-type="float" office:value="-176.2" calcext:value-type="float">
            <text:p>-176,2</text:p>
          </table:table-cell>
          <table:table-cell office:value-type="float" office:value="2546.2" calcext:value-type="float">
            <text:p>2546,2</text:p>
          </table:table-cell>
          <table:table-cell table:formula="of:=([.E908]-[.E907])/10" office:value-type="float" office:value="-5.12000000000007" calcext:value-type="float">
            <text:p>-5,12000000000007</text:p>
          </table:table-cell>
          <table:table-cell table:formula="of:=AVERAGE([.P883:.P908])" office:value-type="float" office:value="-5.39769230769231" calcext:value-type="float">
            <text:p>-5,40</text:p>
          </table:table-cell>
        </table:table-row>
        <table:table-row table:style-name="ro1">
          <table:table-cell office:value-type="string" calcext:value-type="string">
            <text:p>13:55:25</text:p>
          </table:table-cell>
          <table:table-cell office:value-type="float" office:value="10" calcext:value-type="float">
            <text:p>10</text:p>
          </table:table-cell>
          <table:table-cell office:value-type="float" office:value="48.436459" calcext:value-type="float">
            <text:p>48,436459</text:p>
          </table:table-cell>
          <table:table-cell office:value-type="float" office:value="0.49821" calcext:value-type="float">
            <text:p>0,49821</text:p>
          </table:table-cell>
          <table:table-cell office:value-type="float" office:value="8823.1" calcext:value-type="float">
            <text:p>8823,1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 office:value-type="float" office:value="-32.2" calcext:value-type="float">
            <text:p>-32,2</text:p>
          </table:table-cell>
          <table:table-cell office:value-type="float" office:value="324.6" calcext:value-type="float">
            <text:p>324,6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2.2" calcext:value-type="float">
            <text:p>12,2</text:p>
          </table:table-cell>
          <table:table-cell office:value-type="float" office:value="-176.3" calcext:value-type="float">
            <text:p>-176,3</text:p>
          </table:table-cell>
          <table:table-cell office:value-type="float" office:value="2545.7" calcext:value-type="float">
            <text:p>2545,7</text:p>
          </table:table-cell>
          <table:table-cell table:formula="of:=([.E909]-[.E908])/10" office:value-type="float" office:value="-5.38999999999996" calcext:value-type="float">
            <text:p>-5,38999999999996</text:p>
          </table:table-cell>
          <table:table-cell table:formula="of:=AVERAGE([.P884:.P909])" office:value-type="float" office:value="-5.39538461538461" calcext:value-type="float">
            <text:p>-5,40</text:p>
          </table:table-cell>
        </table:table-row>
        <table:table-row table:style-name="ro1">
          <table:table-cell office:value-type="string" calcext:value-type="string">
            <text:p>13:55:35</text:p>
          </table:table-cell>
          <table:table-cell office:value-type="float" office:value="10" calcext:value-type="float">
            <text:p>10</text:p>
          </table:table-cell>
          <table:table-cell office:value-type="float" office:value="48.438107" calcext:value-type="float">
            <text:p>48,438107</text:p>
          </table:table-cell>
          <table:table-cell office:value-type="float" office:value="0.499155" calcext:value-type="float">
            <text:p>0,499155</text:p>
          </table:table-cell>
          <table:table-cell office:value-type="float" office:value="8766" calcext:value-type="float">
            <text:p>8766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 office:value-type="float" office:value="-31.8" calcext:value-type="float">
            <text:p>-31,8</text:p>
          </table:table-cell>
          <table:table-cell office:value-type="float" office:value="327.3" calcext:value-type="float">
            <text:p>327,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office:value-type="float" office:value="75.7" calcext:value-type="float">
            <text:p>75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5" calcext:value-type="float">
            <text:p>-172,5</text:p>
          </table:table-cell>
          <table:table-cell office:value-type="float" office:value="2545.2" calcext:value-type="float">
            <text:p>2545,2</text:p>
          </table:table-cell>
          <table:table-cell table:formula="of:=([.E910]-[.E909])/10" office:value-type="float" office:value="-5.71000000000004" calcext:value-type="float">
            <text:p>-5,71000000000004</text:p>
          </table:table-cell>
          <table:table-cell table:formula="of:=AVERAGE([.P885:.P910])" office:value-type="float" office:value="-5.40538461538462" calcext:value-type="float">
            <text:p>-5,41</text:p>
          </table:table-cell>
        </table:table-row>
        <table:table-row table:style-name="ro1">
          <table:table-cell office:value-type="string" calcext:value-type="string">
            <text:p>13:55:45</text:p>
          </table:table-cell>
          <table:table-cell office:value-type="float" office:value="10" calcext:value-type="float">
            <text:p>10</text:p>
          </table:table-cell>
          <table:table-cell office:value-type="float" office:value="48.439838" calcext:value-type="float">
            <text:p>48,439838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8712.8" calcext:value-type="float">
            <text:p>8712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-30.8" calcext:value-type="float">
            <text:p>-30,8</text:p>
          </table:table-cell>
          <table:table-cell office:value-type="float" office:value="329.9" calcext:value-type="float">
            <text:p>329,9</text:p>
          </table:table-cell>
          <table:table-cell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75.2" calcext:value-type="float">
            <text:p>75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9" calcext:value-type="float">
            <text:p>-173,9</text:p>
          </table:table-cell>
          <table:table-cell office:value-type="float" office:value="2544.7" calcext:value-type="float">
            <text:p>2544,7</text:p>
          </table:table-cell>
          <table:table-cell table:formula="of:=([.E911]-[.E910])/10" office:value-type="float" office:value="-5.32000000000007" calcext:value-type="float">
            <text:p>-5,32000000000007</text:p>
          </table:table-cell>
          <table:table-cell table:formula="of:=AVERAGE([.P886:.P911])" office:value-type="float" office:value="-5.40461538461539" calcext:value-type="float">
            <text:p>-5,40</text:p>
          </table:table-cell>
        </table:table-row>
        <table:table-row table:style-name="ro1">
          <table:table-cell office:value-type="string" calcext:value-type="string">
            <text:p>13:55:55</text:p>
          </table:table-cell>
          <table:table-cell office:value-type="float" office:value="10" calcext:value-type="float">
            <text:p>10</text:p>
          </table:table-cell>
          <table:table-cell office:value-type="float" office:value="48.441776" calcext:value-type="float">
            <text:p>48,441776</text:p>
          </table:table-cell>
          <table:table-cell office:value-type="float" office:value="0.501563" calcext:value-type="float">
            <text:p>0,501563</text:p>
          </table:table-cell>
          <table:table-cell office:value-type="float" office:value="8662.1" calcext:value-type="float">
            <text:p>8662,1</text:p>
          </table:table-cell>
          <table:table-cell office:value-type="float" office:value="6.8" calcext:value-type="float">
            <text:p>6,8</text:p>
          </table:table-cell>
          <table:table-cell office:value-type="float" office:value="3.3" calcext:value-type="float">
            <text:p>3,3</text:p>
          </table:table-cell>
          <table:table-cell office:value-type="float" office:value="-29.8" calcext:value-type="float">
            <text:p>-29,8</text:p>
          </table:table-cell>
          <table:table-cell office:value-type="float" office:value="332.3" calcext:value-type="float">
            <text:p>332,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 office:value-type="float" office:value="74.5" calcext:value-type="float">
            <text:p>74,5</text:p>
          </table:table-cell>
          <table:table-cell office:value-type="float" office:value="12.2" calcext:value-type="float">
            <text:p>12,2</text:p>
          </table:table-cell>
          <table:table-cell office:value-type="float" office:value="-178.5" calcext:value-type="float">
            <text:p>-178,5</text:p>
          </table:table-cell>
          <table:table-cell office:value-type="float" office:value="2544.3" calcext:value-type="float">
            <text:p>2544,3</text:p>
          </table:table-cell>
          <table:table-cell table:formula="of:=([.E912]-[.E911])/10" office:value-type="float" office:value="-5.06999999999989" calcext:value-type="float">
            <text:p>-5,06999999999989</text:p>
          </table:table-cell>
          <table:table-cell table:formula="of:=AVERAGE([.P887:.P912])" office:value-type="float" office:value="-5.39384615384615" calcext:value-type="float">
            <text:p>-5,39</text:p>
          </table:table-cell>
        </table:table-row>
        <table:table-row table:style-name="ro1">
          <table:table-cell office:value-type="string" calcext:value-type="string">
            <text:p>13:56:05</text:p>
          </table:table-cell>
          <table:table-cell office:value-type="float" office:value="10" calcext:value-type="float">
            <text:p>10</text:p>
          </table:table-cell>
          <table:table-cell office:value-type="float" office:value="48.443527" calcext:value-type="float">
            <text:p>48,443527</text:p>
          </table:table-cell>
          <table:table-cell office:value-type="float" office:value="0.502765" calcext:value-type="float">
            <text:p>0,502765</text:p>
          </table:table-cell>
          <table:table-cell office:value-type="float" office:value="8608.7" calcext:value-type="float">
            <text:p>8608,7</text:p>
          </table:table-cell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-28.5" calcext:value-type="float">
            <text:p>-28,5</text:p>
          </table:table-cell>
          <table:table-cell office:value-type="float" office:value="335" calcext:value-type="float">
            <text:p>335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office:value-type="float" office:value="74.7" calcext:value-type="float">
            <text:p>74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3" calcext:value-type="float">
            <text:p>-172,3</text:p>
          </table:table-cell>
          <table:table-cell office:value-type="float" office:value="2543.7" calcext:value-type="float">
            <text:p>2543,7</text:p>
          </table:table-cell>
          <table:table-cell table:formula="of:=([.E913]-[.E912])/10" office:value-type="float" office:value="-5.33999999999996" calcext:value-type="float">
            <text:p>-5,33999999999996</text:p>
          </table:table-cell>
          <table:table-cell table:formula="of:=AVERAGE([.P888:.P913])" office:value-type="float" office:value="-5.39423076923077" calcext:value-type="float">
            <text:p>-5,39</text:p>
          </table:table-cell>
        </table:table-row>
        <table:table-row table:style-name="ro1">
          <table:table-cell office:value-type="string" calcext:value-type="string">
            <text:p>13:56:15</text:p>
          </table:table-cell>
          <table:table-cell office:value-type="float" office:value="10" calcext:value-type="float">
            <text:p>10</text:p>
          </table:table-cell>
          <table:table-cell office:value-type="float" office:value="48.445297" calcext:value-type="float">
            <text:p>48,445297</text:p>
          </table:table-cell>
          <table:table-cell office:value-type="float" office:value="0.504108" calcext:value-type="float">
            <text:p>0,504108</text:p>
          </table:table-cell>
          <table:table-cell office:value-type="float" office:value="8551.5" calcext:value-type="float">
            <text:p>8551,5</text:p>
          </table:table-cell>
          <table:table-cell office:value-type="float" office:value="6.6" calcext:value-type="float">
            <text:p>6,6</text:p>
          </table:table-cell>
          <table:table-cell office:value-type="float" office:value="3.1" calcext:value-type="float">
            <text:p>3,1</text:p>
          </table:table-cell>
          <table:table-cell office:value-type="float" office:value="-27.5" calcext:value-type="float">
            <text:p>-27,5</text:p>
          </table:table-cell>
          <table:table-cell office:value-type="float" office:value="337.6" calcext:value-type="float">
            <text:p>337,6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office:value-type="float" office:value="74.4" calcext:value-type="float">
            <text:p>74,4</text:p>
          </table:table-cell>
          <table:table-cell office:value-type="float" office:value="12.2" calcext:value-type="float">
            <text:p>12,2</text:p>
          </table:table-cell>
          <table:table-cell office:value-type="float" office:value="-171.7" calcext:value-type="float">
            <text:p>-171,7</text:p>
          </table:table-cell>
          <table:table-cell office:value-type="float" office:value="2543.2" calcext:value-type="float">
            <text:p>2543,2</text:p>
          </table:table-cell>
          <table:table-cell table:formula="of:=([.E914]-[.E913])/10" office:value-type="float" office:value="-5.72000000000007" calcext:value-type="float">
            <text:p>-5,72000000000007</text:p>
          </table:table-cell>
          <table:table-cell table:formula="of:=AVERAGE([.P889:.P914])" office:value-type="float" office:value="-5.39076923076923" calcext:value-type="float">
            <text:p>-5,39</text:p>
          </table:table-cell>
        </table:table-row>
        <table:table-row table:style-name="ro1">
          <table:table-cell office:value-type="string" calcext:value-type="string">
            <text:p>13:56:25</text:p>
          </table:table-cell>
          <table:table-cell office:value-type="float" office:value="10" calcext:value-type="float">
            <text:p>10</text:p>
          </table:table-cell>
          <table:table-cell office:value-type="float" office:value="48.446869" calcext:value-type="float">
            <text:p>48,446869</text:p>
          </table:table-cell>
          <table:table-cell office:value-type="float" office:value="0.505493" calcext:value-type="float">
            <text:p>0,505493</text:p>
          </table:table-cell>
          <table:table-cell office:value-type="float" office:value="8494.7" calcext:value-type="float">
            <text:p>8494,7</text:p>
          </table:table-cell>
          <table:table-cell office:value-type="float" office:value="6.6" calcext:value-type="float">
            <text:p>6,6</text:p>
          </table:table-cell>
          <table:table-cell office:value-type="float" office:value="3.1" calcext:value-type="float">
            <text:p>3,1</text:p>
          </table:table-cell>
          <table:table-cell office:value-type="float" office:value="-27.2" calcext:value-type="float">
            <text:p>-27,2</text:p>
          </table:table-cell>
          <table:table-cell office:value-type="float" office:value="340.3" calcext:value-type="float">
            <text:p>340,3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office:value-type="float" office:value="74" calcext:value-type="float">
            <text:p>74</text:p>
          </table:table-cell>
          <table:table-cell office:value-type="float" office:value="12.2" calcext:value-type="float">
            <text:p>12,2</text:p>
          </table:table-cell>
          <table:table-cell office:value-type="float" office:value="-176.8" calcext:value-type="float">
            <text:p>-176,8</text:p>
          </table:table-cell>
          <table:table-cell office:value-type="float" office:value="2542.7" calcext:value-type="float">
            <text:p>2542,7</text:p>
          </table:table-cell>
          <table:table-cell table:formula="of:=([.E915]-[.E914])/10" office:value-type="float" office:value="-5.67999999999993" calcext:value-type="float">
            <text:p>-5,67999999999993</text:p>
          </table:table-cell>
          <table:table-cell table:formula="of:=AVERAGE([.P890:.P915])" office:value-type="float" office:value="-5.36461538461538" calcext:value-type="float">
            <text:p>-5,36</text:p>
          </table:table-cell>
        </table:table-row>
        <table:table-row table:style-name="ro1">
          <table:table-cell office:value-type="string" calcext:value-type="string">
            <text:p>13:56:35</text:p>
          </table:table-cell>
          <table:table-cell office:value-type="float" office:value="10" calcext:value-type="float">
            <text:p>10</text:p>
          </table:table-cell>
          <table:table-cell office:value-type="float" office:value="48.448372" calcext:value-type="float">
            <text:p>48,448372</text:p>
          </table:table-cell>
          <table:table-cell office:value-type="float" office:value="0.506452" calcext:value-type="float">
            <text:p>0,506452</text:p>
          </table:table-cell>
          <table:table-cell office:value-type="float" office:value="8442.9" calcext:value-type="float">
            <text:p>8442,9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343" calcext:value-type="float">
            <text:p>343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office:value-type="float" office:value="73.5" calcext:value-type="float">
            <text:p>73,5</text:p>
          </table:table-cell>
          <table:table-cell office:value-type="float" office:value="12.2" calcext:value-type="float">
            <text:p>12,2</text:p>
          </table:table-cell>
          <table:table-cell office:value-type="float" office:value="-170.8" calcext:value-type="float">
            <text:p>-170,8</text:p>
          </table:table-cell>
          <table:table-cell office:value-type="float" office:value="2542.2" calcext:value-type="float">
            <text:p>2542,2</text:p>
          </table:table-cell>
          <table:table-cell table:formula="of:=([.E916]-[.E915])/10" office:value-type="float" office:value="-5.18000000000011" calcext:value-type="float">
            <text:p>-5,18000000000011</text:p>
          </table:table-cell>
          <table:table-cell table:formula="of:=AVERAGE([.P891:.P916])" office:value-type="float" office:value="-5.32692307692308" calcext:value-type="float">
            <text:p>-5,33</text:p>
          </table:table-cell>
        </table:table-row>
        <table:table-row table:style-name="ro1">
          <table:table-cell office:value-type="string" calcext:value-type="string">
            <text:p>13:56:45</text:p>
          </table:table-cell>
          <table:table-cell office:value-type="float" office:value="10" calcext:value-type="float">
            <text:p>10</text:p>
          </table:table-cell>
          <table:table-cell office:value-type="float" office:value="48.449581" calcext:value-type="float">
            <text:p>48,449581</text:p>
          </table:table-cell>
          <table:table-cell office:value-type="float" office:value="0.507712" calcext:value-type="float">
            <text:p>0,507712</text:p>
          </table:table-cell>
          <table:table-cell office:value-type="float" office:value="8392.5" calcext:value-type="float">
            <text:p>8392,5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345.5" calcext:value-type="float">
            <text:p>345,5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3.2" calcext:value-type="float">
            <text:p>73,2</text:p>
          </table:table-cell>
          <table:table-cell office:value-type="float" office:value="12.2" calcext:value-type="float">
            <text:p>12,2</text:p>
          </table:table-cell>
          <table:table-cell office:value-type="float" office:value="-207.8" calcext:value-type="float">
            <text:p>-207,8</text:p>
          </table:table-cell>
          <table:table-cell office:value-type="float" office:value="2541.7" calcext:value-type="float">
            <text:p>2541,7</text:p>
          </table:table-cell>
          <table:table-cell table:formula="of:=([.E917]-[.E916])/10" office:value-type="float" office:value="-5.03999999999996" calcext:value-type="float">
            <text:p>-5,03999999999996</text:p>
          </table:table-cell>
          <table:table-cell table:formula="of:=AVERAGE([.P892:.P917])" office:value-type="float" office:value="-5.28307692307692" calcext:value-type="float">
            <text:p>-5,28</text:p>
          </table:table-cell>
        </table:table-row>
        <table:table-row table:style-name="ro1">
          <table:table-cell office:value-type="string" calcext:value-type="string">
            <text:p>13:56:55</text:p>
          </table:table-cell>
          <table:table-cell office:value-type="float" office:value="10" calcext:value-type="float">
            <text:p>10</text:p>
          </table:table-cell>
          <table:table-cell office:value-type="float" office:value="48.450916" calcext:value-type="float">
            <text:p>48,450916</text:p>
          </table:table-cell>
          <table:table-cell office:value-type="float" office:value="0.508892" calcext:value-type="float">
            <text:p>0,508892</text:p>
          </table:table-cell>
          <table:table-cell office:value-type="float" office:value="8337.9" calcext:value-type="float">
            <text:p>8337,9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float" office:value="-29.2" calcext:value-type="float">
            <text:p>-29,2</text:p>
          </table:table-cell>
          <table:table-cell office:value-type="float" office:value="348.2" calcext:value-type="float">
            <text:p>348,2</text:p>
          </table:table-cell>
          <table:table-cell office:value-type="float" office:value="4.9" calcext:value-type="float">
            <text:p>4,9</text:p>
          </table:table-cell>
          <table:table-cell office:value-type="float" office:value="1.4" calcext:value-type="float">
            <text:p>1,4</text:p>
          </table:table-cell>
          <table:table-cell office:value-type="float" office:value="72.3" calcext:value-type="float">
            <text:p>72,3</text:p>
          </table:table-cell>
          <table:table-cell office:value-type="float" office:value="12.2" calcext:value-type="float">
            <text:p>12,2</text:p>
          </table:table-cell>
          <table:table-cell office:value-type="float" office:value="-176" calcext:value-type="float">
            <text:p>-176</text:p>
          </table:table-cell>
          <table:table-cell office:value-type="float" office:value="2541.2" calcext:value-type="float">
            <text:p>2541,2</text:p>
          </table:table-cell>
          <table:table-cell table:formula="of:=([.E918]-[.E917])/10" office:value-type="float" office:value="-5.46000000000004" calcext:value-type="float">
            <text:p>-5,46000000000004</text:p>
          </table:table-cell>
          <table:table-cell table:formula="of:=AVERAGE([.P893:.P918])" office:value-type="float" office:value="-5.28807692307692" calcext:value-type="float">
            <text:p>-5,29</text:p>
          </table:table-cell>
        </table:table-row>
        <table:table-row table:style-name="ro1">
          <table:table-cell office:value-type="string" calcext:value-type="string">
            <text:p>13:57:05</text:p>
          </table:table-cell>
          <table:table-cell office:value-type="float" office:value="10" calcext:value-type="float">
            <text:p>10</text:p>
          </table:table-cell>
          <table:table-cell office:value-type="float" office:value="48.452347" calcext:value-type="float">
            <text:p>48,452347</text:p>
          </table:table-cell>
          <table:table-cell office:value-type="float" office:value="0.510258" calcext:value-type="float">
            <text:p>0,510258</text:p>
          </table:table-cell>
          <table:table-cell office:value-type="float" office:value="8283.6" calcext:value-type="float">
            <text:p>8283,6</text:p>
          </table:table-cell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-27.8" calcext:value-type="float">
            <text:p>-27,8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,4</text:p>
          </table:table-cell>
          <table:table-cell office:value-type="float" office:value="72.1" calcext:value-type="float">
            <text:p>72,1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40.7" calcext:value-type="float">
            <text:p>2540,7</text:p>
          </table:table-cell>
          <table:table-cell table:formula="of:=([.E919]-[.E918])/10" office:value-type="float" office:value="-5.42999999999993" calcext:value-type="float">
            <text:p>-5,42999999999993</text:p>
          </table:table-cell>
          <table:table-cell table:formula="of:=AVERAGE([.P894:.P919])" office:value-type="float" office:value="-5.29423076923077" calcext:value-type="float">
            <text:p>-5,29</text:p>
          </table:table-cell>
        </table:table-row>
        <table:table-row table:style-name="ro1">
          <table:table-cell office:value-type="string" calcext:value-type="string">
            <text:p>13:57:15</text:p>
          </table:table-cell>
          <table:table-cell office:value-type="float" office:value="10" calcext:value-type="float">
            <text:p>10</text:p>
          </table:table-cell>
          <table:table-cell office:value-type="float" office:value="48.45359" calcext:value-type="float">
            <text:p>48,45359</text:p>
          </table:table-cell>
          <table:table-cell office:value-type="float" office:value="0.511645" calcext:value-type="float">
            <text:p>0,511645</text:p>
          </table:table-cell>
          <table:table-cell office:value-type="float" office:value="8232.9" calcext:value-type="float">
            <text:p>8232,9</text:p>
          </table:table-cell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-26.2" calcext:value-type="float">
            <text:p>-26,2</text:p>
          </table:table-cell>
          <table:table-cell office:value-type="float" office:value="353.4" calcext:value-type="float">
            <text:p>353,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,4</text:p>
          </table:table-cell>
          <table:table-cell office:value-type="float" office:value="72" calcext:value-type="float">
            <text:p>72</text:p>
          </table:table-cell>
          <table:table-cell office:value-type="float" office:value="12.2" calcext:value-type="float">
            <text:p>12,2</text:p>
          </table:table-cell>
          <table:table-cell office:value-type="float" office:value="-178.9" calcext:value-type="float">
            <text:p>-178,9</text:p>
          </table:table-cell>
          <table:table-cell office:value-type="float" office:value="2540.2" calcext:value-type="float">
            <text:p>2540,2</text:p>
          </table:table-cell>
          <table:table-cell table:formula="of:=([.E920]-[.E919])/10" office:value-type="float" office:value="-5.07000000000007" calcext:value-type="float">
            <text:p>-5,07000000000007</text:p>
          </table:table-cell>
          <table:table-cell table:formula="of:=AVERAGE([.P895:.P920])" office:value-type="float" office:value="-5.28807692307692" calcext:value-type="float">
            <text:p>-5,29</text:p>
          </table:table-cell>
        </table:table-row>
        <table:table-row table:style-name="ro1">
          <table:table-cell office:value-type="string" calcext:value-type="string">
            <text:p>13:57:25</text:p>
          </table:table-cell>
          <table:table-cell office:value-type="float" office:value="10" calcext:value-type="float">
            <text:p>10</text:p>
          </table:table-cell>
          <table:table-cell office:value-type="float" office:value="48.454987" calcext:value-type="float">
            <text:p>48,454987</text:p>
          </table:table-cell>
          <table:table-cell office:value-type="float" office:value="0.512523" calcext:value-type="float">
            <text:p>0,512523</text:p>
          </table:table-cell>
          <table:table-cell office:value-type="float" office:value="8182.7" calcext:value-type="float">
            <text:p>8182,7</text:p>
          </table:table-cell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-26.5" calcext:value-type="float">
            <text:p>-26,5</text:p>
          </table:table-cell>
          <table:table-cell office:value-type="float" office:value="356" calcext:value-type="float">
            <text:p>356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71.4" calcext:value-type="float">
            <text:p>71,4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539.8" calcext:value-type="float">
            <text:p>2539,8</text:p>
          </table:table-cell>
          <table:table-cell table:formula="of:=([.E921]-[.E920])/10" office:value-type="float" office:value="-5.01999999999998" calcext:value-type="float">
            <text:p>-5,01999999999998</text:p>
          </table:table-cell>
          <table:table-cell table:formula="of:=AVERAGE([.P896:.P921])" office:value-type="float" office:value="-5.28038461538462" calcext:value-type="float">
            <text:p>-5,28</text:p>
          </table:table-cell>
        </table:table-row>
        <table:table-row table:style-name="ro1">
          <table:table-cell office:value-type="string" calcext:value-type="string">
            <text:p>13:57:35</text:p>
          </table:table-cell>
          <table:table-cell office:value-type="float" office:value="10" calcext:value-type="float">
            <text:p>10</text:p>
          </table:table-cell>
          <table:table-cell office:value-type="float" office:value="48.456444" calcext:value-type="float">
            <text:p>48,456444</text:p>
          </table:table-cell>
          <table:table-cell office:value-type="float" office:value="0.513575" calcext:value-type="float">
            <text:p>0,513575</text:p>
          </table:table-cell>
          <table:table-cell office:value-type="float" office:value="8130" calcext:value-type="float">
            <text:p>8130</text:p>
          </table:table-cell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-25.2" calcext:value-type="float">
            <text:p>-25,2</text:p>
          </table:table-cell>
          <table:table-cell office:value-type="float" office:value="358.7" calcext:value-type="float">
            <text:p>358,7</text:p>
          </table:table-cell>
          <table:table-cell office:value-type="float" office:value="5.1" calcext:value-type="float">
            <text:p>5,1</text:p>
          </table:table-cell>
          <table:table-cell office:value-type="float" office:value="1.3" calcext:value-type="float">
            <text:p>1,3</text:p>
          </table:table-cell>
          <table:table-cell office:value-type="float" office:value="70.4" calcext:value-type="float">
            <text:p>70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539.3" calcext:value-type="float">
            <text:p>2539,3</text:p>
          </table:table-cell>
          <table:table-cell table:formula="of:=([.E922]-[.E921])/10" office:value-type="float" office:value="-5.26999999999998" calcext:value-type="float">
            <text:p>-5,26999999999998</text:p>
          </table:table-cell>
          <table:table-cell table:formula="of:=AVERAGE([.P897:.P922])" office:value-type="float" office:value="-5.28115384615385" calcext:value-type="float">
            <text:p>-5,28</text:p>
          </table:table-cell>
        </table:table-row>
        <table:table-row table:style-name="ro1">
          <table:table-cell office:value-type="string" calcext:value-type="string">
            <text:p>13:57:45</text:p>
          </table:table-cell>
          <table:table-cell office:value-type="float" office:value="10" calcext:value-type="float">
            <text:p>10</text:p>
          </table:table-cell>
          <table:table-cell office:value-type="float" office:value="48.457829" calcext:value-type="float">
            <text:p>48,457829</text:p>
          </table:table-cell>
          <table:table-cell office:value-type="float" office:value="0.514723" calcext:value-type="float">
            <text:p>0,514723</text:p>
          </table:table-cell>
          <table:table-cell office:value-type="float" office:value="8078.8" calcext:value-type="float">
            <text:p>8078,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-25" calcext:value-type="float">
            <text:p>-25</text:p>
          </table:table-cell>
          <table:table-cell office:value-type="float" office:value="361.3" calcext:value-type="float">
            <text:p>361,3</text:p>
          </table:table-cell>
          <table:table-cell office:value-type="float" office:value="5.3" calcext:value-type="float">
            <text:p>5,3</text:p>
          </table:table-cell>
          <table:table-cell office:value-type="float" office:value="1.3" calcext:value-type="float">
            <text:p>1,3</text:p>
          </table:table-cell>
          <table:table-cell office:value-type="float" office:value="69.9" calcext:value-type="float">
            <text:p>69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38.8" calcext:value-type="float">
            <text:p>2538,8</text:p>
          </table:table-cell>
          <table:table-cell table:formula="of:=([.E923]-[.E922])/10" office:value-type="float" office:value="-5.11999999999998" calcext:value-type="float">
            <text:p>-5,11999999999998</text:p>
          </table:table-cell>
          <table:table-cell table:formula="of:=AVERAGE([.P898:.P923])" office:value-type="float" office:value="-5.28038461538462" calcext:value-type="float">
            <text:p>-5,28</text:p>
          </table:table-cell>
        </table:table-row>
        <table:table-row table:style-name="ro1">
          <table:table-cell office:value-type="string" calcext:value-type="string">
            <text:p>13:57:55</text:p>
          </table:table-cell>
          <table:table-cell office:value-type="float" office:value="10" calcext:value-type="float">
            <text:p>10</text:p>
          </table:table-cell>
          <table:table-cell office:value-type="float" office:value="48.459297" calcext:value-type="float">
            <text:p>48,459297</text:p>
          </table:table-cell>
          <table:table-cell office:value-type="float" office:value="0.515828" calcext:value-type="float">
            <text:p>0,515828</text:p>
          </table:table-cell>
          <table:table-cell office:value-type="float" office:value="8025.3" calcext:value-type="float">
            <text:p>8025,3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-24.2" calcext:value-type="float">
            <text:p>-24,2</text:p>
          </table:table-cell>
          <table:table-cell office:value-type="float" office:value="364.1" calcext:value-type="float">
            <text:p>364,1</text:p>
          </table:table-cell>
          <table:table-cell office:value-type="float" office:value="5.3" calcext:value-type="float">
            <text:p>5,3</text:p>
          </table:table-cell>
          <table:table-cell office:value-type="float" office:value="1.3" calcext:value-type="float">
            <text:p>1,3</text:p>
          </table:table-cell>
          <table:table-cell office:value-type="float" office:value="69.1" calcext:value-type="float">
            <text:p>69,1</text:p>
          </table:table-cell>
          <table:table-cell office:value-type="float" office:value="12.2" calcext:value-type="float">
            <text:p>12,2</text:p>
          </table:table-cell>
          <table:table-cell office:value-type="float" office:value="-171.3" calcext:value-type="float">
            <text:p>-171,3</text:p>
          </table:table-cell>
          <table:table-cell office:value-type="float" office:value="2538.3" calcext:value-type="float">
            <text:p>2538,3</text:p>
          </table:table-cell>
          <table:table-cell table:formula="of:=([.E924]-[.E923])/10" office:value-type="float" office:value="-5.35" calcext:value-type="float">
            <text:p>-5,35</text:p>
          </table:table-cell>
          <table:table-cell table:formula="of:=AVERAGE([.P899:.P924])" office:value-type="float" office:value="-5.28769230769231" calcext:value-type="float">
            <text:p>-5,29</text:p>
          </table:table-cell>
        </table:table-row>
        <table:table-row table:style-name="ro1">
          <table:table-cell office:value-type="string" calcext:value-type="string">
            <text:p>13:58:05</text:p>
          </table:table-cell>
          <table:table-cell office:value-type="float" office:value="9" calcext:value-type="float">
            <text:p>9</text:p>
          </table:table-cell>
          <table:table-cell office:value-type="float" office:value="48.460812" calcext:value-type="float">
            <text:p>48,460812</text:p>
          </table:table-cell>
          <table:table-cell office:value-type="float" office:value="0.517052" calcext:value-type="float">
            <text:p>0,517052</text:p>
          </table:table-cell>
          <table:table-cell office:value-type="float" office:value="7971.7" calcext:value-type="float">
            <text:p>7971,7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office:value-type="float" office:value="-23.8" calcext:value-type="float">
            <text:p>-23,8</text:p>
          </table:table-cell>
          <table:table-cell office:value-type="float" office:value="366.8" calcext:value-type="float">
            <text:p>366,8</text:p>
          </table:table-cell>
          <table:table-cell office:value-type="float" office:value="5.5" calcext:value-type="float">
            <text:p>5,5</text:p>
          </table:table-cell>
          <table:table-cell office:value-type="float" office:value="1.3" calcext:value-type="float">
            <text:p>1,3</text:p>
          </table:table-cell>
          <table:table-cell office:value-type="float" office:value="67.7" calcext:value-type="float">
            <text:p>67,7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537.7" calcext:value-type="float">
            <text:p>2537,7</text:p>
          </table:table-cell>
          <table:table-cell table:formula="of:=([.E925]-[.E924])/10" office:value-type="float" office:value="-5.36000000000004" calcext:value-type="float">
            <text:p>-5,36000000000004</text:p>
          </table:table-cell>
          <table:table-cell table:formula="of:=AVERAGE([.P900:.P925])" office:value-type="float" office:value="-5.29423076923077" calcext:value-type="float">
            <text:p>-5,29</text:p>
          </table:table-cell>
        </table:table-row>
        <table:table-row table:style-name="ro1">
          <table:table-cell office:value-type="string" calcext:value-type="string">
            <text:p>13:58:15</text:p>
          </table:table-cell>
          <table:table-cell office:value-type="float" office:value="10" calcext:value-type="float">
            <text:p>10</text:p>
          </table:table-cell>
          <table:table-cell office:value-type="float" office:value="48.462299" calcext:value-type="float">
            <text:p>48,462299</text:p>
          </table:table-cell>
          <table:table-cell office:value-type="float" office:value="0.518392" calcext:value-type="float">
            <text:p>0,518392</text:p>
          </table:table-cell>
          <table:table-cell office:value-type="float" office:value="7916.9" calcext:value-type="float">
            <text:p>7916,9</text:p>
          </table:table-cell>
          <table:table-cell office:value-type="float" office:value="5.9" calcext:value-type="float">
            <text:p>5,9</text:p>
          </table:table-cell>
          <table:table-cell office:value-type="float" office:value="2.6" calcext:value-type="float">
            <text:p>2,6</text:p>
          </table:table-cell>
          <table:table-cell office:value-type="float" office:value="-23.2" calcext:value-type="float">
            <text:p>-23,2</text:p>
          </table:table-cell>
          <table:table-cell office:value-type="float" office:value="369.7" calcext:value-type="float">
            <text:p>369,7</text:p>
          </table:table-cell>
          <table:table-cell office:value-type="float" office:value="5.6" calcext:value-type="float">
            <text:p>5,6</text:p>
          </table:table-cell>
          <table:table-cell office:value-type="float" office:value="1.3" calcext:value-type="float">
            <text:p>1,3</text:p>
          </table:table-cell>
          <table:table-cell office:value-type="float" office:value="67.8" calcext:value-type="float">
            <text:p>67,8</text:p>
          </table:table-cell>
          <table:table-cell office:value-type="float" office:value="12.2" calcext:value-type="float">
            <text:p>12,2</text:p>
          </table:table-cell>
          <table:table-cell office:value-type="float" office:value="-173.1" calcext:value-type="float">
            <text:p>-173,1</text:p>
          </table:table-cell>
          <table:table-cell office:value-type="float" office:value="2537.3" calcext:value-type="float">
            <text:p>2537,3</text:p>
          </table:table-cell>
          <table:table-cell table:formula="of:=([.E926]-[.E925])/10" office:value-type="float" office:value="-5.48000000000002" calcext:value-type="float">
            <text:p>-5,48000000000002</text:p>
          </table:table-cell>
          <table:table-cell table:formula="of:=AVERAGE([.P901:.P926])" office:value-type="float" office:value="-5.30692307692308" calcext:value-type="float">
            <text:p>-5,31</text:p>
          </table:table-cell>
        </table:table-row>
        <table:table-row table:style-name="ro1">
          <table:table-cell office:value-type="string" calcext:value-type="string">
            <text:p>13:58:25</text:p>
          </table:table-cell>
          <table:table-cell office:value-type="float" office:value="10" calcext:value-type="float">
            <text:p>10</text:p>
          </table:table-cell>
          <table:table-cell office:value-type="float" office:value="48.463757" calcext:value-type="float">
            <text:p>48,463757</text:p>
          </table:table-cell>
          <table:table-cell office:value-type="float" office:value="0.519823" calcext:value-type="float">
            <text:p>0,519823</text:p>
          </table:table-cell>
          <table:table-cell office:value-type="float" office:value="7862" calcext:value-type="float">
            <text:p>7862</text:p>
          </table:table-cell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-23" calcext:value-type="float">
            <text:p>-23</text:p>
          </table:table-cell>
          <table:table-cell office:value-type="float" office:value="372.5" calcext:value-type="float">
            <text:p>372,5</text:p>
          </table:table-cell>
          <table:table-cell office:value-type="float" office:value="5.8" calcext:value-type="float">
            <text:p>5,8</text:p>
          </table:table-cell>
          <table:table-cell office:value-type="float" office:value="1.3" calcext:value-type="float">
            <text:p>1,3</text:p>
          </table:table-cell>
          <table:table-cell office:value-type="float" office:value="67.3" calcext:value-type="float">
            <text:p>67,3</text:p>
          </table:table-cell>
          <table:table-cell office:value-type="float" office:value="12.2" calcext:value-type="float">
            <text:p>12,2</text:p>
          </table:table-cell>
          <table:table-cell office:value-type="float" office:value="-171" calcext:value-type="float">
            <text:p>-171</text:p>
          </table:table-cell>
          <table:table-cell office:value-type="float" office:value="2536.8" calcext:value-type="float">
            <text:p>2536,8</text:p>
          </table:table-cell>
          <table:table-cell table:formula="of:=([.E927]-[.E926])/10" office:value-type="float" office:value="-5.48999999999996" calcext:value-type="float">
            <text:p>-5,48999999999996</text:p>
          </table:table-cell>
          <table:table-cell table:formula="of:=AVERAGE([.P902:.P927])" office:value-type="float" office:value="-5.32076923076923" calcext:value-type="float">
            <text:p>-5,32</text:p>
          </table:table-cell>
        </table:table-row>
        <table:table-row table:style-name="ro1">
          <table:table-cell office:value-type="string" calcext:value-type="string">
            <text:p>13:58:35</text:p>
          </table:table-cell>
          <table:table-cell office:value-type="float" office:value="10" calcext:value-type="float">
            <text:p>10</text:p>
          </table:table-cell>
          <table:table-cell office:value-type="float" office:value="48.465199" calcext:value-type="float">
            <text:p>48,465199</text:p>
          </table:table-cell>
          <table:table-cell office:value-type="float" office:value="0.521255" calcext:value-type="float">
            <text:p>0,521255</text:p>
          </table:table-cell>
          <table:table-cell office:value-type="float" office:value="7806.9" calcext:value-type="float">
            <text:p>7806,9</text:p>
          </table:table-cell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-22.2" calcext:value-type="float">
            <text:p>-22,2</text:p>
          </table:table-cell>
          <table:table-cell office:value-type="float" office:value="375.5" calcext:value-type="float">
            <text:p>375,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66.2" calcext:value-type="float">
            <text:p>66,2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36.3" calcext:value-type="float">
            <text:p>2536,3</text:p>
          </table:table-cell>
          <table:table-cell table:formula="of:=([.E928]-[.E927])/10" office:value-type="float" office:value="-5.51000000000004" calcext:value-type="float">
            <text:p>-5,51000000000004</text:p>
          </table:table-cell>
          <table:table-cell table:formula="of:=AVERAGE([.P903:.P928])" office:value-type="float" office:value="-5.33230769230769" calcext:value-type="float">
            <text:p>-5,33</text:p>
          </table:table-cell>
        </table:table-row>
        <table:table-row table:style-name="ro1">
          <table:table-cell office:value-type="string" calcext:value-type="string">
            <text:p>13:58:45</text:p>
          </table:table-cell>
          <table:table-cell office:value-type="float" office:value="10" calcext:value-type="float">
            <text:p>10</text:p>
          </table:table-cell>
          <table:table-cell office:value-type="float" office:value="48.466675" calcext:value-type="float">
            <text:p>48,466675</text:p>
          </table:table-cell>
          <table:table-cell office:value-type="float" office:value="0.52267" calcext:value-type="float">
            <text:p>0,52267</text:p>
          </table:table-cell>
          <table:table-cell office:value-type="float" office:value="7752.2" calcext:value-type="float">
            <text:p>7752,2</text:p>
          </table:table-cell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-23.8" calcext:value-type="float">
            <text:p>-23,8</text:p>
          </table:table-cell>
          <table:table-cell office:value-type="float" office:value="378.4" calcext:value-type="float">
            <text:p>378,4</text:p>
          </table:table-cell>
          <table:table-cell office:value-type="float" office:value="6.1" calcext:value-type="float">
            <text:p>6,1</text:p>
          </table:table-cell>
          <table:table-cell office:value-type="float" office:value="1.2" calcext:value-type="float">
            <text:p>1,2</text:p>
          </table:table-cell>
          <table:table-cell office:value-type="float" office:value="65.4" calcext:value-type="float">
            <text:p>65,4</text:p>
          </table:table-cell>
          <table:table-cell office:value-type="float" office:value="12.2" calcext:value-type="float">
            <text:p>12,2</text:p>
          </table:table-cell>
          <table:table-cell office:value-type="float" office:value="-183" calcext:value-type="float">
            <text:p>-183</text:p>
          </table:table-cell>
          <table:table-cell office:value-type="float" office:value="2535.8" calcext:value-type="float">
            <text:p>2535,8</text:p>
          </table:table-cell>
          <table:table-cell table:formula="of:=([.E929]-[.E928])/10" office:value-type="float" office:value="-5.46999999999998" calcext:value-type="float">
            <text:p>-5,46999999999998</text:p>
          </table:table-cell>
          <table:table-cell table:formula="of:=AVERAGE([.P904:.P929])" office:value-type="float" office:value="-5.34230769230769" calcext:value-type="float">
            <text:p>-5,34</text:p>
          </table:table-cell>
        </table:table-row>
        <table:table-row table:style-name="ro1">
          <table:table-cell office:value-type="string" calcext:value-type="string">
            <text:p>13:58:55</text:p>
          </table:table-cell>
          <table:table-cell office:value-type="float" office:value="10" calcext:value-type="float">
            <text:p>10</text:p>
          </table:table-cell>
          <table:table-cell office:value-type="float" office:value="48.468197" calcext:value-type="float">
            <text:p>48,468197</text:p>
          </table:table-cell>
          <table:table-cell office:value-type="float" office:value="0.524208" calcext:value-type="float">
            <text:p>0,524208</text:p>
          </table:table-cell>
          <table:table-cell office:value-type="float" office:value="7697" calcext:value-type="float">
            <text:p>7697</text:p>
          </table:table-cell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-21.5" calcext:value-type="float">
            <text:p>-21,5</text:p>
          </table:table-cell>
          <table:table-cell office:value-type="float" office:value="381.3" calcext:value-type="float">
            <text:p>381,3</text:p>
          </table:table-cell>
          <table:table-cell office:value-type="float" office:value="6.2" calcext:value-type="float">
            <text:p>6,2</text:p>
          </table:table-cell>
          <table:table-cell office:value-type="float" office:value="1.2" calcext:value-type="float">
            <text:p>1,2</text:p>
          </table:table-cell>
          <table:table-cell office:value-type="float" office:value="65" calcext:value-type="float">
            <text:p>65</text:p>
          </table:table-cell>
          <table:table-cell office:value-type="float" office:value="12.2" calcext:value-type="float">
            <text:p>12,2</text:p>
          </table:table-cell>
          <table:table-cell office:value-type="float" office:value="-170.6" calcext:value-type="float">
            <text:p>-170,6</text:p>
          </table:table-cell>
          <table:table-cell office:value-type="float" office:value="2535.3" calcext:value-type="float">
            <text:p>2535,3</text:p>
          </table:table-cell>
          <table:table-cell table:formula="of:=([.E930]-[.E929])/10" office:value-type="float" office:value="-5.51999999999998" calcext:value-type="float">
            <text:p>-5,51999999999998</text:p>
          </table:table-cell>
          <table:table-cell table:formula="of:=AVERAGE([.P905:.P930])" office:value-type="float" office:value="-5.35769230769231" calcext:value-type="float">
            <text:p>-5,36</text:p>
          </table:table-cell>
        </table:table-row>
        <table:table-row table:style-name="ro1">
          <table:table-cell office:value-type="string" calcext:value-type="string">
            <text:p>13:59:05</text:p>
          </table:table-cell>
          <table:table-cell office:value-type="float" office:value="10" calcext:value-type="float">
            <text:p>10</text:p>
          </table:table-cell>
          <table:table-cell office:value-type="float" office:value="48.469631" calcext:value-type="float">
            <text:p>48,469631</text:p>
          </table:table-cell>
          <table:table-cell office:value-type="float" office:value="0.525823" calcext:value-type="float">
            <text:p>0,525823</text:p>
          </table:table-cell>
          <table:table-cell office:value-type="float" office:value="7642.1" calcext:value-type="float">
            <text:p>7642,1</text:p>
          </table:table-cell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-21" calcext:value-type="float">
            <text:p>-21</text:p>
          </table:table-cell>
          <table:table-cell office:value-type="float" office:value="384.3" calcext:value-type="float">
            <text:p>384,3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 office:value-type="float" office:value="64.1" calcext:value-type="float">
            <text:p>64,1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534.8" calcext:value-type="float">
            <text:p>2534,8</text:p>
          </table:table-cell>
          <table:table-cell table:formula="of:=([.E931]-[.E930])/10" office:value-type="float" office:value="-5.48999999999996" calcext:value-type="float">
            <text:p>-5,48999999999996</text:p>
          </table:table-cell>
          <table:table-cell table:formula="of:=AVERAGE([.P906:.P931])" office:value-type="float" office:value="-5.36884615384615" calcext:value-type="float">
            <text:p>-5,37</text:p>
          </table:table-cell>
        </table:table-row>
        <table:table-row table:style-name="ro1">
          <table:table-cell office:value-type="string" calcext:value-type="string">
            <text:p>13:59:15</text:p>
          </table:table-cell>
          <table:table-cell office:value-type="float" office:value="10" calcext:value-type="float">
            <text:p>10</text:p>
          </table:table-cell>
          <table:table-cell office:value-type="float" office:value="48.470909" calcext:value-type="float">
            <text:p>48,470909</text:p>
          </table:table-cell>
          <table:table-cell office:value-type="float" office:value="0.527513" calcext:value-type="float">
            <text:p>0,527513</text:p>
          </table:table-cell>
          <table:table-cell office:value-type="float" office:value="7585.7" calcext:value-type="float">
            <text:p>7585,7</text:p>
          </table:table-cell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-21" calcext:value-type="float">
            <text:p>-21</text:p>
          </table:table-cell>
          <table:table-cell office:value-type="float" office:value="387.4" calcext:value-type="float">
            <text:p>387,4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63.7" calcext:value-type="float">
            <text:p>63,7</text:p>
          </table:table-cell>
          <table:table-cell office:value-type="float" office:value="12.2" calcext:value-type="float">
            <text:p>12,2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34.3" calcext:value-type="float">
            <text:p>2534,3</text:p>
          </table:table-cell>
          <table:table-cell table:formula="of:=([.E932]-[.E931])/10" office:value-type="float" office:value="-5.64000000000006" calcext:value-type="float">
            <text:p>-5,64000000000006</text:p>
          </table:table-cell>
          <table:table-cell table:formula="of:=AVERAGE([.P907:.P932])" office:value-type="float" office:value="-5.38423076923077" calcext:value-type="float">
            <text:p>-5,38</text:p>
          </table:table-cell>
        </table:table-row>
        <table:table-row table:style-name="ro1">
          <table:table-cell office:value-type="string" calcext:value-type="string">
            <text:p>13:59:25</text:p>
          </table:table-cell>
          <table:table-cell office:value-type="float" office:value="10" calcext:value-type="float">
            <text:p>10</text:p>
          </table:table-cell>
          <table:table-cell office:value-type="float" office:value="48.472168" calcext:value-type="float">
            <text:p>48,472168</text:p>
          </table:table-cell>
          <table:table-cell office:value-type="float" office:value="0.52925" calcext:value-type="float">
            <text:p>0,52925</text:p>
          </table:table-cell>
          <table:table-cell office:value-type="float" office:value="7532.5" calcext:value-type="float">
            <text:p>7532,5</text:p>
          </table:table-cell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-21" calcext:value-type="float">
            <text:p>-21</text:p>
          </table:table-cell>
          <table:table-cell office:value-type="float" office:value="390.2" calcext:value-type="float">
            <text:p>390,2</text:p>
          </table:table-cell>
          <table:table-cell office:value-type="float" office:value="6.6" calcext:value-type="float">
            <text:p>6,6</text:p>
          </table:table-cell>
          <table:table-cell office:value-type="float" office:value="1.2" calcext:value-type="float">
            <text:p>1,2</text:p>
          </table:table-cell>
          <table:table-cell office:value-type="float" office:value="63.5" calcext:value-type="float">
            <text:p>63,5</text:p>
          </table:table-cell>
          <table:table-cell office:value-type="float" office:value="12.2" calcext:value-type="float">
            <text:p>12,2</text:p>
          </table:table-cell>
          <table:table-cell office:value-type="float" office:value="-169.2" calcext:value-type="float">
            <text:p>-169,2</text:p>
          </table:table-cell>
          <table:table-cell office:value-type="float" office:value="2533.8" calcext:value-type="float">
            <text:p>2533,8</text:p>
          </table:table-cell>
          <table:table-cell table:formula="of:=([.E933]-[.E932])/10" office:value-type="float" office:value="-5.31999999999998" calcext:value-type="float">
            <text:p>-5,31999999999998</text:p>
          </table:table-cell>
          <table:table-cell table:formula="of:=AVERAGE([.P908:.P933])" office:value-type="float" office:value="-5.36807692307693" calcext:value-type="float">
            <text:p>-5,37</text:p>
          </table:table-cell>
        </table:table-row>
        <table:table-row table:style-name="ro1">
          <table:table-cell office:value-type="string" calcext:value-type="string">
            <text:p>13:59:35</text:p>
          </table:table-cell>
          <table:table-cell office:value-type="float" office:value="10" calcext:value-type="float">
            <text:p>10</text:p>
          </table:table-cell>
          <table:table-cell office:value-type="float" office:value="48.473392" calcext:value-type="float">
            <text:p>48,473392</text:p>
          </table:table-cell>
          <table:table-cell office:value-type="float" office:value="0.53098" calcext:value-type="float">
            <text:p>0,53098</text:p>
          </table:table-cell>
          <table:table-cell office:value-type="float" office:value="7479.5" calcext:value-type="float">
            <text:p>7479,5</text:p>
          </table:table-cell>
          <table:table-cell office:value-type="float" office:value="5.4" calcext:value-type="float">
            <text:p>5,4</text:p>
          </table:table-cell>
          <table:table-cell office:value-type="float" office:value="2.4" calcext:value-type="float">
            <text:p>2,4</text:p>
          </table:table-cell>
          <table:table-cell office:value-type="float" office:value="-20.5" calcext:value-type="float">
            <text:p>-20,5</text:p>
          </table:table-cell>
          <table:table-cell office:value-type="float" office:value="393.2" calcext:value-type="float">
            <text:p>393,2</text:p>
          </table:table-cell>
          <table:table-cell office:value-type="float" office:value="6.7" calcext:value-type="float">
            <text:p>6,7</text:p>
          </table:table-cell>
          <table:table-cell office:value-type="float" office:value="1.2" calcext:value-type="float">
            <text:p>1,2</text:p>
          </table:table-cell>
          <table:table-cell office:value-type="float" office:value="63.2" calcext:value-type="float">
            <text:p>63,2</text:p>
          </table:table-cell>
          <table:table-cell office:value-type="float" office:value="12.2" calcext:value-type="float">
            <text:p>12,2</text:p>
          </table:table-cell>
          <table:table-cell office:value-type="float" office:value="-176.9" calcext:value-type="float">
            <text:p>-176,9</text:p>
          </table:table-cell>
          <table:table-cell office:value-type="float" office:value="2533.4" calcext:value-type="float">
            <text:p>2533,4</text:p>
          </table:table-cell>
          <table:table-cell table:formula="of:=([.E934]-[.E933])/10" office:value-type="float" office:value="-5.3" calcext:value-type="float">
            <text:p>-5,3</text:p>
          </table:table-cell>
          <table:table-cell table:formula="of:=AVERAGE([.P909:.P934])" office:value-type="float" office:value="-5.375" calcext:value-type="float">
            <text:p>-5,38</text:p>
          </table:table-cell>
        </table:table-row>
        <table:table-row table:style-name="ro1">
          <table:table-cell office:value-type="string" calcext:value-type="string">
            <text:p>13:59:45</text:p>
          </table:table-cell>
          <table:table-cell office:value-type="float" office:value="10" calcext:value-type="float">
            <text:p>10</text:p>
          </table:table-cell>
          <table:table-cell office:value-type="float" office:value="48.474602" calcext:value-type="float">
            <text:p>48,474602</text:p>
          </table:table-cell>
          <table:table-cell office:value-type="float" office:value="0.532628" calcext:value-type="float">
            <text:p>0,532628</text:p>
          </table:table-cell>
          <table:table-cell office:value-type="float" office:value="7426.7" calcext:value-type="float">
            <text:p>7426,7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  <table:table-cell office:value-type="float" office:value="-20" calcext:value-type="float">
            <text:p>-20</text:p>
          </table:table-cell>
          <table:table-cell office:value-type="float" office:value="396.1" calcext:value-type="float">
            <text:p>396,1</text:p>
          </table:table-cell>
          <table:table-cell office:value-type="float" office:value="6.9" calcext:value-type="float">
            <text:p>6,9</text:p>
          </table:table-cell>
          <table:table-cell office:value-type="float" office:value="1.2" calcext:value-type="float">
            <text:p>1,2</text:p>
          </table:table-cell>
          <table:table-cell office:value-type="float" office:value="62.3" calcext:value-type="float">
            <text:p>62,3</text:p>
          </table:table-cell>
          <table:table-cell office:value-type="float" office:value="12.2" calcext:value-type="float">
            <text:p>12,2</text:p>
          </table:table-cell>
          <table:table-cell office:value-type="float" office:value="-168.8" calcext:value-type="float">
            <text:p>-168,8</text:p>
          </table:table-cell>
          <table:table-cell office:value-type="float" office:value="2532.9" calcext:value-type="float">
            <text:p>2532,9</text:p>
          </table:table-cell>
          <table:table-cell table:formula="of:=([.E935]-[.E934])/10" office:value-type="float" office:value="-5.28000000000002" calcext:value-type="float">
            <text:p>-5,28000000000002</text:p>
          </table:table-cell>
          <table:table-cell table:formula="of:=AVERAGE([.P910:.P935])" office:value-type="float" office:value="-5.37076923076923" calcext:value-type="float">
            <text:p>-5,37</text:p>
          </table:table-cell>
        </table:table-row>
        <table:table-row table:style-name="ro1">
          <table:table-cell office:value-type="string" calcext:value-type="string">
            <text:p>13:59:55</text:p>
          </table:table-cell>
          <table:table-cell office:value-type="float" office:value="10" calcext:value-type="float">
            <text:p>10</text:p>
          </table:table-cell>
          <table:table-cell office:value-type="float" office:value="48.475803" calcext:value-type="float">
            <text:p>48,475803</text:p>
          </table:table-cell>
          <table:table-cell office:value-type="float" office:value="0.534293" calcext:value-type="float">
            <text:p>0,534293</text:p>
          </table:table-cell>
          <table:table-cell office:value-type="float" office:value="7374.4" calcext:value-type="float">
            <text:p>7374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  <table:table-cell office:value-type="float" office:value="-19.5" calcext:value-type="float">
            <text:p>-19,5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float" office:value="61.2" calcext:value-type="float">
            <text:p>61,2</text:p>
          </table:table-cell>
          <table:table-cell office:value-type="float" office:value="12.2" calcext:value-type="float">
            <text:p>12,2</text:p>
          </table:table-cell>
          <table:table-cell office:value-type="float" office:value="-174.7" calcext:value-type="float">
            <text:p>-174,7</text:p>
          </table:table-cell>
          <table:table-cell office:value-type="float" office:value="2532.4" calcext:value-type="float">
            <text:p>2532,4</text:p>
          </table:table-cell>
          <table:table-cell table:formula="of:=([.E936]-[.E935])/10" office:value-type="float" office:value="-5.23000000000002" calcext:value-type="float">
            <text:p>-5,23000000000002</text:p>
          </table:table-cell>
          <table:table-cell table:formula="of:=AVERAGE([.P911:.P936])" office:value-type="float" office:value="-5.35230769230769" calcext:value-type="float">
            <text:p>-5,35</text:p>
          </table:table-cell>
        </table:table-row>
        <table:table-row table:style-name="ro1">
          <table:table-cell office:value-type="string" calcext:value-type="string">
            <text:p>14:00:05</text:p>
          </table:table-cell>
          <table:table-cell office:value-type="float" office:value="10" calcext:value-type="float">
            <text:p>10</text:p>
          </table:table-cell>
          <table:table-cell office:value-type="float" office:value="48.476913" calcext:value-type="float">
            <text:p>48,476913</text:p>
          </table:table-cell>
          <table:table-cell office:value-type="float" office:value="0.535967" calcext:value-type="float">
            <text:p>0,535967</text:p>
          </table:table-cell>
          <table:table-cell office:value-type="float" office:value="7319.4" calcext:value-type="float">
            <text:p>7319,4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float" office:value="-20" calcext:value-type="float">
            <text:p>-20</text:p>
          </table:table-cell>
          <table:table-cell office:value-type="float" office:value="402" calcext:value-type="float">
            <text:p>402</text:p>
          </table:table-cell>
          <table:table-cell office:value-type="float" office:value="7.2" calcext:value-type="float">
            <text:p>7,2</text:p>
          </table:table-cell>
          <table:table-cell office:value-type="float" office:value="1.1" calcext:value-type="float">
            <text:p>1,1</text:p>
          </table:table-cell>
          <table:table-cell office:value-type="float" office:value="60.7" calcext:value-type="float">
            <text:p>60,7</text:p>
          </table:table-cell>
          <table:table-cell office:value-type="float" office:value="12.2" calcext:value-type="float">
            <text:p>12,2</text:p>
          </table:table-cell>
          <table:table-cell office:value-type="float" office:value="-169.8" calcext:value-type="float">
            <text:p>-169,8</text:p>
          </table:table-cell>
          <table:table-cell office:value-type="float" office:value="2531.8" calcext:value-type="float">
            <text:p>2531,8</text:p>
          </table:table-cell>
          <table:table-cell table:formula="of:=([.E937]-[.E936])/10" office:value-type="float" office:value="-5.5" calcext:value-type="float">
            <text:p>-5,5</text:p>
          </table:table-cell>
          <table:table-cell table:formula="of:=AVERAGE([.P912:.P937])" office:value-type="float" office:value="-5.35923076923077" calcext:value-type="float">
            <text:p>-5,36</text:p>
          </table:table-cell>
        </table:table-row>
        <table:table-row table:style-name="ro1">
          <table:table-cell office:value-type="string" calcext:value-type="string">
            <text:p>14:00:15</text:p>
          </table:table-cell>
          <table:table-cell office:value-type="float" office:value="10" calcext:value-type="float">
            <text:p>10</text:p>
          </table:table-cell>
          <table:table-cell office:value-type="float" office:value="48.477921" calcext:value-type="float">
            <text:p>48,477921</text:p>
          </table:table-cell>
          <table:table-cell office:value-type="float" office:value="0.537422" calcext:value-type="float">
            <text:p>0,537422</text:p>
          </table:table-cell>
          <table:table-cell office:value-type="float" office:value="7267.4" calcext:value-type="float">
            <text:p>7267,4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float" office:value="-19.8" calcext:value-type="float">
            <text:p>-19,8</text:p>
          </table:table-cell>
          <table:table-cell office:value-type="float" office:value="404.9" calcext:value-type="float">
            <text:p>404,9</text:p>
          </table:table-cell>
          <table:table-cell office:value-type="float" office:value="7.4" calcext:value-type="float">
            <text:p>7,4</text:p>
          </table:table-cell>
          <table:table-cell office:value-type="float" office:value="1.1" calcext:value-type="float">
            <text:p>1,1</text:p>
          </table:table-cell>
          <table:table-cell office:value-type="float" office:value="60.2" calcext:value-type="float">
            <text:p>60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9" calcext:value-type="float">
            <text:p>-171,9</text:p>
          </table:table-cell>
          <table:table-cell office:value-type="float" office:value="2531.3" calcext:value-type="float">
            <text:p>2531,3</text:p>
          </table:table-cell>
          <table:table-cell table:formula="of:=([.E938]-[.E937])/10" office:value-type="float" office:value="-5.2" calcext:value-type="float">
            <text:p>-5,2</text:p>
          </table:table-cell>
          <table:table-cell table:formula="of:=AVERAGE([.P913:.P938])" office:value-type="float" office:value="-5.36423076923077" calcext:value-type="float">
            <text:p>-5,36</text:p>
          </table:table-cell>
        </table:table-row>
        <table:table-row table:style-name="ro1">
          <table:table-cell office:value-type="string" calcext:value-type="string">
            <text:p>14:00:25</text:p>
          </table:table-cell>
          <table:table-cell office:value-type="float" office:value="10" calcext:value-type="float">
            <text:p>10</text:p>
          </table:table-cell>
          <table:table-cell office:value-type="float" office:value="48.478989" calcext:value-type="float">
            <text:p>48,478989</text:p>
          </table:table-cell>
          <table:table-cell office:value-type="float" office:value="0.539055" calcext:value-type="float">
            <text:p>0,539055</text:p>
          </table:table-cell>
          <table:table-cell office:value-type="float" office:value="7214.2" calcext:value-type="float">
            <text:p>7214,2</text:p>
          </table:table-cell>
          <table:table-cell office:value-type="float" office:value="5.2" calcext:value-type="float">
            <text:p>5,2</text:p>
          </table:table-cell>
          <table:table-cell office:value-type="float" office:value="2.2" calcext:value-type="float">
            <text:p>2,2</text:p>
          </table:table-cell>
          <table:table-cell office:value-type="float" office:value="-19.5" calcext:value-type="float">
            <text:p>-19,5</text:p>
          </table:table-cell>
          <table:table-cell office:value-type="float" office:value="407.9" calcext:value-type="float">
            <text:p>407,9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9.2" calcext:value-type="float">
            <text:p>59,2</text:p>
          </table:table-cell>
          <table:table-cell office:value-type="float" office:value="12.2" calcext:value-type="float">
            <text:p>12,2</text:p>
          </table:table-cell>
          <table:table-cell office:value-type="float" office:value="-174.4" calcext:value-type="float">
            <text:p>-174,4</text:p>
          </table:table-cell>
          <table:table-cell office:value-type="float" office:value="2530.8" calcext:value-type="float">
            <text:p>2530,8</text:p>
          </table:table-cell>
          <table:table-cell table:formula="of:=([.E939]-[.E938])/10" office:value-type="float" office:value="-5.31999999999998" calcext:value-type="float">
            <text:p>-5,31999999999998</text:p>
          </table:table-cell>
          <table:table-cell table:formula="of:=AVERAGE([.P914:.P939])" office:value-type="float" office:value="-5.36346153846154" calcext:value-type="float">
            <text:p>-5,36</text:p>
          </table:table-cell>
        </table:table-row>
        <table:table-row table:style-name="ro1">
          <table:table-cell office:value-type="string" calcext:value-type="string">
            <text:p>14:00:35</text:p>
          </table:table-cell>
          <table:table-cell office:value-type="float" office:value="10" calcext:value-type="float">
            <text:p>10</text:p>
          </table:table-cell>
          <table:table-cell office:value-type="float" office:value="48.47998" calcext:value-type="float">
            <text:p>48,47998</text:p>
          </table:table-cell>
          <table:table-cell office:value-type="float" office:value="0.540615" calcext:value-type="float">
            <text:p>0,540615</text:p>
          </table:table-cell>
          <table:table-cell office:value-type="float" office:value="7160.2" calcext:value-type="float">
            <text:p>7160,2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-18.2" calcext:value-type="float">
            <text:p>-18,2</text:p>
          </table:table-cell>
          <table:table-cell office:value-type="float" office:value="410.9" calcext:value-type="float">
            <text:p>410,9</text:p>
          </table:table-cell>
          <table:table-cell office:value-type="float" office:value="7.6" calcext:value-type="float">
            <text:p>7,6</text:p>
          </table:table-cell>
          <table:table-cell office:value-type="float" office:value="1.1" calcext:value-type="float">
            <text:p>1,1</text:p>
          </table:table-cell>
          <table:table-cell office:value-type="float" office:value="58.5" calcext:value-type="float">
            <text:p>58,5</text:p>
          </table:table-cell>
          <table:table-cell office:value-type="float" office:value="12.2" calcext:value-type="float">
            <text:p>12,2</text:p>
          </table:table-cell>
          <table:table-cell office:value-type="float" office:value="-180.5" calcext:value-type="float">
            <text:p>-180,5</text:p>
          </table:table-cell>
          <table:table-cell office:value-type="float" office:value="2530.4" calcext:value-type="float">
            <text:p>2530,4</text:p>
          </table:table-cell>
          <table:table-cell table:formula="of:=([.E940]-[.E939])/10" office:value-type="float" office:value="-5.4" calcext:value-type="float">
            <text:p>-5,4</text:p>
          </table:table-cell>
          <table:table-cell table:formula="of:=AVERAGE([.P915:.P940])" office:value-type="float" office:value="-5.35115384615385" calcext:value-type="float">
            <text:p>-5,35</text:p>
          </table:table-cell>
        </table:table-row>
        <table:table-row table:style-name="ro1">
          <table:table-cell office:value-type="string" calcext:value-type="string">
            <text:p>14:00:45</text:p>
          </table:table-cell>
          <table:table-cell office:value-type="float" office:value="10" calcext:value-type="float">
            <text:p>10</text:p>
          </table:table-cell>
          <table:table-cell office:value-type="float" office:value="48.481133" calcext:value-type="float">
            <text:p>48,481133</text:p>
          </table:table-cell>
          <table:table-cell office:value-type="float" office:value="0.541855" calcext:value-type="float">
            <text:p>0,541855</text:p>
          </table:table-cell>
          <table:table-cell office:value-type="float" office:value="7109.3" calcext:value-type="float">
            <text:p>7109,3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-20.2" calcext:value-type="float">
            <text:p>-20,2</text:p>
          </table:table-cell>
          <table:table-cell office:value-type="float" office:value="413.9" calcext:value-type="float">
            <text:p>413,9</text:p>
          </table:table-cell>
          <table:table-cell office:value-type="float" office:value="7.9" calcext:value-type="float">
            <text:p>7,9</text:p>
          </table:table-cell>
          <table:table-cell office:value-type="float" office:value="1.1" calcext:value-type="float">
            <text:p>1,1</text:p>
          </table:table-cell>
          <table:table-cell office:value-type="float" office:value="57.9" calcext:value-type="float">
            <text:p>57,9</text:p>
          </table:table-cell>
          <table:table-cell office:value-type="float" office:value="12.2" calcext:value-type="float">
            <text:p>12,2</text:p>
          </table:table-cell>
          <table:table-cell office:value-type="float" office:value="-204.4" calcext:value-type="float">
            <text:p>-204,4</text:p>
          </table:table-cell>
          <table:table-cell office:value-type="float" office:value="2529.8" calcext:value-type="float">
            <text:p>2529,8</text:p>
          </table:table-cell>
          <table:table-cell table:formula="of:=([.E941]-[.E940])/10" office:value-type="float" office:value="-5.08999999999996" calcext:value-type="float">
            <text:p>-5,08999999999996</text:p>
          </table:table-cell>
          <table:table-cell table:formula="of:=AVERAGE([.P916:.P941])" office:value-type="float" office:value="-5.32846153846154" calcext:value-type="float">
            <text:p>-5,33</text:p>
          </table:table-cell>
        </table:table-row>
        <table:table-row table:style-name="ro1">
          <table:table-cell office:value-type="string" calcext:value-type="string">
            <text:p>14:00:55</text:p>
          </table:table-cell>
          <table:table-cell office:value-type="float" office:value="10" calcext:value-type="float">
            <text:p>10</text:p>
          </table:table-cell>
          <table:table-cell office:value-type="float" office:value="48.482353" calcext:value-type="float">
            <text:p>48,482353</text:p>
          </table:table-cell>
          <table:table-cell office:value-type="float" office:value="0.54328" calcext:value-type="float">
            <text:p>0,54328</text:p>
          </table:table-cell>
          <table:table-cell office:value-type="float" office:value="7057.9" calcext:value-type="float">
            <text:p>7057,9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-19.2" calcext:value-type="float">
            <text:p>-19,2</text:p>
          </table:table-cell>
          <table:table-cell office:value-type="float" office:value="416.8" calcext:value-type="float">
            <text:p>416,8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office:value-type="float" office:value="57.7" calcext:value-type="float">
            <text:p>57,7</text:p>
          </table:table-cell>
          <table:table-cell office:value-type="float" office:value="12.2" calcext:value-type="float">
            <text:p>12,2</text:p>
          </table:table-cell>
          <table:table-cell office:value-type="float" office:value="-173.6" calcext:value-type="float">
            <text:p>-173,6</text:p>
          </table:table-cell>
          <table:table-cell office:value-type="float" office:value="2529.3" calcext:value-type="float">
            <text:p>2529,3</text:p>
          </table:table-cell>
          <table:table-cell table:formula="of:=([.E942]-[.E941])/10" office:value-type="float" office:value="-5.14000000000006" calcext:value-type="float">
            <text:p>-5,14000000000006</text:p>
          </table:table-cell>
          <table:table-cell table:formula="of:=AVERAGE([.P917:.P942])" office:value-type="float" office:value="-5.32692307692308" calcext:value-type="float">
            <text:p>-5,33</text:p>
          </table:table-cell>
        </table:table-row>
        <table:table-row table:style-name="ro1">
          <table:table-cell office:value-type="string" calcext:value-type="string">
            <text:p>14:01:05</text:p>
          </table:table-cell>
          <table:table-cell office:value-type="float" office:value="10" calcext:value-type="float">
            <text:p>10</text:p>
          </table:table-cell>
          <table:table-cell office:value-type="float" office:value="48.483212" calcext:value-type="float">
            <text:p>48,483212</text:p>
          </table:table-cell>
          <table:table-cell office:value-type="float" office:value="0.545" calcext:value-type="float">
            <text:p>0,545</text:p>
          </table:table-cell>
          <table:table-cell office:value-type="float" office:value="7005.4" calcext:value-type="float">
            <text:p>7005,4</text:p>
          </table:table-cell>
          <table:table-cell office:value-type="float" office:value="5.1" calcext:value-type="float">
            <text:p>5,1</text:p>
          </table:table-cell>
          <table:table-cell office:value-type="float" office:value="2.2" calcext:value-type="float">
            <text:p>2,2</text:p>
          </table:table-cell>
          <table:table-cell office:value-type="float" office:value="-18.2" calcext:value-type="float">
            <text:p>-18,2</text:p>
          </table:table-cell>
          <table:table-cell office:value-type="float" office:value="419.8" calcext:value-type="float">
            <text:p>419,8</text:p>
          </table:table-cell>
          <table:table-cell office:value-type="float" office:value="8.3" calcext:value-type="float">
            <text:p>8,3</text:p>
          </table:table-cell>
          <table:table-cell office:value-type="float" office:value="1.1" calcext:value-type="float">
            <text:p>1,1</text:p>
          </table:table-cell>
          <table:table-cell office:value-type="float" office:value="57" calcext:value-type="float">
            <text:p>57</text:p>
          </table:table-cell>
          <table:table-cell office:value-type="float" office:value="12.2" calcext:value-type="float">
            <text:p>12,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528.8" calcext:value-type="float">
            <text:p>2528,8</text:p>
          </table:table-cell>
          <table:table-cell table:formula="of:=([.E943]-[.E942])/10" office:value-type="float" office:value="-5.25" calcext:value-type="float">
            <text:p>-5,25</text:p>
          </table:table-cell>
          <table:table-cell table:formula="of:=AVERAGE([.P918:.P943])" office:value-type="float" office:value="-5.335" calcext:value-type="float">
            <text:p>-5,34</text:p>
          </table:table-cell>
        </table:table-row>
        <table:table-row table:style-name="ro1">
          <table:table-cell office:value-type="string" calcext:value-type="string">
            <text:p>14:01:15</text:p>
          </table:table-cell>
          <table:table-cell office:value-type="float" office:value="9" calcext:value-type="float">
            <text:p>9</text:p>
          </table:table-cell>
          <table:table-cell office:value-type="float" office:value="48.4842" calcext:value-type="float">
            <text:p>48,4842</text:p>
          </table:table-cell>
          <table:table-cell office:value-type="float" office:value="0.546335" calcext:value-type="float">
            <text:p>0,546335</text:p>
          </table:table-cell>
          <table:table-cell office:value-type="float" office:value="6953" calcext:value-type="float">
            <text:p>695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-19.8" calcext:value-type="float">
            <text:p>-19,8</text:p>
          </table:table-cell>
          <table:table-cell office:value-type="float" office:value="422.8" calcext:value-type="float">
            <text:p>422,8</text:p>
          </table:table-cell>
          <table:table-cell office:value-type="float" office:value="8.4" calcext:value-type="float">
            <text:p>8,4</text:p>
          </table:table-cell>
          <table:table-cell office:value-type="float" office:value="1.1" calcext:value-type="float">
            <text:p>1,1</text:p>
          </table:table-cell>
          <table:table-cell office:value-type="float" office:value="56.5" calcext:value-type="float">
            <text:p>56,5</text:p>
          </table:table-cell>
          <table:table-cell office:value-type="float" office:value="12.2" calcext:value-type="float">
            <text:p>12,2</text:p>
          </table:table-cell>
          <table:table-cell office:value-type="float" office:value="-167.9" calcext:value-type="float">
            <text:p>-167,9</text:p>
          </table:table-cell>
          <table:table-cell office:value-type="float" office:value="2528.4" calcext:value-type="float">
            <text:p>2528,4</text:p>
          </table:table-cell>
          <table:table-cell table:formula="of:=([.E944]-[.E943])/10" office:value-type="float" office:value="-5.23999999999996" calcext:value-type="float">
            <text:p>-5,23999999999996</text:p>
          </table:table-cell>
          <table:table-cell table:formula="of:=AVERAGE([.P919:.P944])" office:value-type="float" office:value="-5.32653846153846" calcext:value-type="float">
            <text:p>-5,33</text:p>
          </table:table-cell>
        </table:table-row>
        <table:table-row table:style-name="ro1">
          <table:table-cell office:value-type="string" calcext:value-type="string">
            <text:p>14:01:25</text:p>
          </table:table-cell>
          <table:table-cell office:value-type="float" office:value="10" calcext:value-type="float">
            <text:p>10</text:p>
          </table:table-cell>
          <table:table-cell office:value-type="float" office:value="48.485249" calcext:value-type="float">
            <text:p>48,485249</text:p>
          </table:table-cell>
          <table:table-cell office:value-type="float" office:value="0.54826" calcext:value-type="float">
            <text:p>0,54826</text:p>
          </table:table-cell>
          <table:table-cell office:value-type="float" office:value="6901.7" calcext:value-type="float">
            <text:p>6901,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-17.5" calcext:value-type="float">
            <text:p>-17,5</text:p>
          </table:table-cell>
          <table:table-cell office:value-type="float" office:value="425.9" calcext:value-type="float">
            <text:p>425,9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,6</text:p>
          </table:table-cell>
          <table:table-cell office:value-type="float" office:value="12.2" calcext:value-type="float">
            <text:p>12,2</text:p>
          </table:table-cell>
          <table:table-cell office:value-type="float" office:value="-178" calcext:value-type="float">
            <text:p>-178</text:p>
          </table:table-cell>
          <table:table-cell office:value-type="float" office:value="2527.9" calcext:value-type="float">
            <text:p>2527,9</text:p>
          </table:table-cell>
          <table:table-cell table:formula="of:=([.E945]-[.E944])/10" office:value-type="float" office:value="-5.13000000000002" calcext:value-type="float">
            <text:p>-5,13000000000002</text:p>
          </table:table-cell>
          <table:table-cell table:formula="of:=AVERAGE([.P920:.P945])" office:value-type="float" office:value="-5.315" calcext:value-type="float">
            <text:p>-5,32</text:p>
          </table:table-cell>
        </table:table-row>
        <table:table-row table:style-name="ro1">
          <table:table-cell office:value-type="string" calcext:value-type="string">
            <text:p>14:01:35</text:p>
          </table:table-cell>
          <table:table-cell office:value-type="float" office:value="10" calcext:value-type="float">
            <text:p>10</text:p>
          </table:table-cell>
          <table:table-cell office:value-type="float" office:value="48.486202" calcext:value-type="float">
            <text:p>48,486202</text:p>
          </table:table-cell>
          <table:table-cell office:value-type="float" office:value="0.549593" calcext:value-type="float">
            <text:p>0,549593</text:p>
          </table:table-cell>
          <table:table-cell office:value-type="float" office:value="6849.5" calcext:value-type="float">
            <text:p>6849,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-18.5" calcext:value-type="float">
            <text:p>-18,5</text:p>
          </table:table-cell>
          <table:table-cell office:value-type="float" office:value="428.9" calcext:value-type="float">
            <text:p>428,9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,9</text:p>
          </table:table-cell>
          <table:table-cell office:value-type="float" office:value="12.2" calcext:value-type="float">
            <text:p>12,2</text:p>
          </table:table-cell>
          <table:table-cell office:value-type="float" office:value="-180.2" calcext:value-type="float">
            <text:p>-180,2</text:p>
          </table:table-cell>
          <table:table-cell office:value-type="float" office:value="2527.4" calcext:value-type="float">
            <text:p>2527,4</text:p>
          </table:table-cell>
          <table:table-cell table:formula="of:=([.E946]-[.E945])/10" office:value-type="float" office:value="-5.21999999999998" calcext:value-type="float">
            <text:p>-5,21999999999998</text:p>
          </table:table-cell>
          <table:table-cell table:formula="of:=AVERAGE([.P921:.P946])" office:value-type="float" office:value="-5.32076923076923" calcext:value-type="float">
            <text:p>-5,32</text:p>
          </table:table-cell>
        </table:table-row>
        <table:table-row table:style-name="ro1">
          <table:table-cell office:value-type="string" calcext:value-type="string">
            <text:p>14:01:45</text:p>
          </table:table-cell>
          <table:table-cell office:value-type="float" office:value="10" calcext:value-type="float">
            <text:p>10</text:p>
          </table:table-cell>
          <table:table-cell office:value-type="float" office:value="48.487251" calcext:value-type="float">
            <text:p>48,487251</text:p>
          </table:table-cell>
          <table:table-cell office:value-type="float" office:value="0.551405" calcext:value-type="float">
            <text:p>0,551405</text:p>
          </table:table-cell>
          <table:table-cell office:value-type="float" office:value="6796.9" calcext:value-type="float">
            <text:p>6796,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-18.5" calcext:value-type="float">
            <text:p>-18,5</text:p>
          </table:table-cell>
          <table:table-cell office:value-type="float" office:value="431.9" calcext:value-type="float">
            <text:p>431,9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54.2" calcext:value-type="float">
            <text:p>54,2</text:p>
          </table:table-cell>
          <table:table-cell office:value-type="float" office:value="12.2" calcext:value-type="float">
            <text:p>12,2</text:p>
          </table:table-cell>
          <table:table-cell office:value-type="float" office:value="-171.5" calcext:value-type="float">
            <text:p>-171,5</text:p>
          </table:table-cell>
          <table:table-cell office:value-type="float" office:value="2526.9" calcext:value-type="float">
            <text:p>2526,9</text:p>
          </table:table-cell>
          <table:table-cell table:formula="of:=([.E947]-[.E946])/10" office:value-type="float" office:value="-5.26000000000004" calcext:value-type="float">
            <text:p>-5,26000000000004</text:p>
          </table:table-cell>
          <table:table-cell table:formula="of:=AVERAGE([.P922:.P947])" office:value-type="float" office:value="-5.33" calcext:value-type="float">
            <text:p>-5,33</text:p>
          </table:table-cell>
        </table:table-row>
        <table:table-row table:style-name="ro1">
          <table:table-cell office:value-type="string" calcext:value-type="string">
            <text:p>14:01:55</text:p>
          </table:table-cell>
          <table:table-cell office:value-type="float" office:value="10" calcext:value-type="float">
            <text:p>10</text:p>
          </table:table-cell>
          <table:table-cell office:value-type="float" office:value="48.488327" calcext:value-type="float">
            <text:p>48,488327</text:p>
          </table:table-cell>
          <table:table-cell office:value-type="float" office:value="0.553138" calcext:value-type="float">
            <text:p>0,553138</text:p>
          </table:table-cell>
          <table:table-cell office:value-type="float" office:value="6744.1" calcext:value-type="float">
            <text:p>6744,1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-18" calcext:value-type="float">
            <text:p>-18</text:p>
          </table:table-cell>
          <table:table-cell office:value-type="float" office:value="435.2" calcext:value-type="float">
            <text:p>435,2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.2" calcext:value-type="float">
            <text:p>12,2</text:p>
          </table:table-cell>
          <table:table-cell office:value-type="float" office:value="-173.8" calcext:value-type="float">
            <text:p>-173,8</text:p>
          </table:table-cell>
          <table:table-cell office:value-type="float" office:value="2526.5" calcext:value-type="float">
            <text:p>2526,5</text:p>
          </table:table-cell>
          <table:table-cell table:formula="of:=([.E948]-[.E947])/10" office:value-type="float" office:value="-5.27999999999993" calcext:value-type="float">
            <text:p>-5,27999999999993</text:p>
          </table:table-cell>
          <table:table-cell table:formula="of:=AVERAGE([.P923:.P948])" office:value-type="float" office:value="-5.33038461538462" calcext:value-type="float">
            <text:p>-5,33</text:p>
          </table:table-cell>
        </table:table-row>
        <table:table-row table:style-name="ro1">
          <table:table-cell office:value-type="string" calcext:value-type="string">
            <text:p>14:02:05</text:p>
          </table:table-cell>
          <table:table-cell office:value-type="float" office:value="10" calcext:value-type="float">
            <text:p>10</text:p>
          </table:table-cell>
          <table:table-cell office:value-type="float" office:value="48.489391" calcext:value-type="float">
            <text:p>48,489391</text:p>
          </table:table-cell>
          <table:table-cell office:value-type="float" office:value="0.554505" calcext:value-type="float">
            <text:p>0,554505</text:p>
          </table:table-cell>
          <table:table-cell office:value-type="float" office:value="6692.8" calcext:value-type="float">
            <text:p>6692,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-17.8" calcext:value-type="float">
            <text:p>-17,8</text:p>
          </table:table-cell>
          <table:table-cell office:value-type="float" office:value="438.3" calcext:value-type="float">
            <text:p>438,3</text:p>
          </table:table-cell>
          <table:table-cell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,8</text:p>
          </table:table-cell>
          <table:table-cell office:value-type="float" office:value="12.2" calcext:value-type="float">
            <text:p>12,2</text:p>
          </table:table-cell>
          <table:table-cell office:value-type="float" office:value="-171.3" calcext:value-type="float">
            <text:p>-171,3</text:p>
          </table:table-cell>
          <table:table-cell office:value-type="float" office:value="2525.9" calcext:value-type="float">
            <text:p>2525,9</text:p>
          </table:table-cell>
          <table:table-cell table:formula="of:=([.E949]-[.E948])/10" office:value-type="float" office:value="-5.13000000000002" calcext:value-type="float">
            <text:p>-5,13000000000002</text:p>
          </table:table-cell>
          <table:table-cell table:formula="of:=AVERAGE([.P924:.P949])" office:value-type="float" office:value="-5.33076923076923" calcext:value-type="float">
            <text:p>-5,33</text:p>
          </table:table-cell>
        </table:table-row>
        <table:table-row table:style-name="ro1">
          <table:table-cell office:value-type="string" calcext:value-type="string">
            <text:p>14:02:15</text:p>
          </table:table-cell>
          <table:table-cell office:value-type="float" office:value="10" calcext:value-type="float">
            <text:p>10</text:p>
          </table:table-cell>
          <table:table-cell office:value-type="float" office:value="48.490269" calcext:value-type="float">
            <text:p>48,490269</text:p>
          </table:table-cell>
          <table:table-cell office:value-type="float" office:value="0.556327" calcext:value-type="float">
            <text:p>0,556327</text:p>
          </table:table-cell>
          <table:table-cell office:value-type="float" office:value="6642.4" calcext:value-type="float">
            <text:p>6642,4</text:p>
          </table:table-cell>
          <table:table-cell office:value-type="float" office:value="4.9" calcext:value-type="float">
            <text:p>4,9</text:p>
          </table:table-cell>
          <table:table-cell office:value-type="float" office:value="2.3" calcext:value-type="float">
            <text:p>2,3</text:p>
          </table:table-cell>
          <table:table-cell office:value-type="float" office:value="-16.2" calcext:value-type="float">
            <text:p>-16,2</text:p>
          </table:table-cell>
          <table:table-cell office:value-type="float" office:value="441.3" calcext:value-type="float">
            <text:p>44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52.3" calcext:value-type="float">
            <text:p>52,3</text:p>
          </table:table-cell>
          <table:table-cell office:value-type="float" office:value="12.2" calcext:value-type="float">
            <text:p>1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525.4" calcext:value-type="float">
            <text:p>2525,4</text:p>
          </table:table-cell>
          <table:table-cell table:formula="of:=([.E950]-[.E949])/10" office:value-type="float" office:value="-5.04000000000005" calcext:value-type="float">
            <text:p>-5,04000000000005</text:p>
          </table:table-cell>
          <table:table-cell table:formula="of:=AVERAGE([.P925:.P950])" office:value-type="float" office:value="-5.31884615384616" calcext:value-type="float">
            <text:p>-5,32</text:p>
          </table:table-cell>
        </table:table-row>
        <table:table-row table:style-name="ro1">
          <table:table-cell office:value-type="string" calcext:value-type="string">
            <text:p>14:02:25</text:p>
          </table:table-cell>
          <table:table-cell office:value-type="float" office:value="10" calcext:value-type="float">
            <text:p>10</text:p>
          </table:table-cell>
          <table:table-cell office:value-type="float" office:value="48.491013" calcext:value-type="float">
            <text:p>48,491013</text:p>
          </table:table-cell>
          <table:table-cell office:value-type="float" office:value="0.55767" calcext:value-type="float">
            <text:p>0,55767</text:p>
          </table:table-cell>
          <table:table-cell office:value-type="float" office:value="6594.6" calcext:value-type="float">
            <text:p>6594,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-14.8" calcext:value-type="float">
            <text:p>-14,8</text:p>
          </table:table-cell>
          <table:table-cell office:value-type="float" office:value="444.1" calcext:value-type="float">
            <text:p>444,1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51.2" calcext:value-type="float">
            <text:p>51,2</text:p>
          </table:table-cell>
          <table:table-cell office:value-type="float" office:value="12.2" calcext:value-type="float">
            <text:p>12,2</text:p>
          </table:table-cell>
          <table:table-cell office:value-type="float" office:value="-173.5" calcext:value-type="float">
            <text:p>-173,5</text:p>
          </table:table-cell>
          <table:table-cell office:value-type="float" office:value="2524.9" calcext:value-type="float">
            <text:p>2524,9</text:p>
          </table:table-cell>
          <table:table-cell table:formula="of:=([.E951]-[.E950])/10" office:value-type="float" office:value="-4.77999999999993" calcext:value-type="float">
            <text:p>-4,77999999999993</text:p>
          </table:table-cell>
          <table:table-cell table:formula="of:=AVERAGE([.P926:.P951])" office:value-type="float" office:value="-5.29653846153846" calcext:value-type="float">
            <text:p>-5,30</text:p>
          </table:table-cell>
        </table:table-row>
        <table:table-row table:style-name="ro1">
          <table:table-cell office:value-type="string" calcext:value-type="string">
            <text:p>14:02:35</text:p>
          </table:table-cell>
          <table:table-cell office:value-type="float" office:value="10" calcext:value-type="float">
            <text:p>10</text:p>
          </table:table-cell>
          <table:table-cell office:value-type="float" office:value="48.492001" calcext:value-type="float">
            <text:p>48,492001</text:p>
          </table:table-cell>
          <table:table-cell office:value-type="float" office:value="0.55929" calcext:value-type="float">
            <text:p>0,55929</text:p>
          </table:table-cell>
          <table:table-cell office:value-type="float" office:value="6548.5" calcext:value-type="float">
            <text:p>6548,5</text:p>
          </table:table-cell>
          <table:table-cell office:value-type="float" office:value="4.9" calcext:value-type="float">
            <text:p>4,9</text:p>
          </table:table-cell>
          <table:table-cell office:value-type="float" office:value="2.3" calcext:value-type="float">
            <text:p>2,3</text:p>
          </table:table-cell>
          <table:table-cell office:value-type="float" office:value="-14" calcext:value-type="float">
            <text:p>-14</text:p>
          </table:table-cell>
          <table:table-cell office:value-type="float" office:value="446.9" calcext:value-type="float">
            <text:p>446,9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,1</text:p>
          </table:table-cell>
          <table:table-cell office:value-type="float" office:value="12.2" calcext:value-type="float">
            <text:p>12,2</text:p>
          </table:table-cell>
          <table:table-cell office:value-type="float" office:value="-174.4" calcext:value-type="float">
            <text:p>-174,4</text:p>
          </table:table-cell>
          <table:table-cell office:value-type="float" office:value="2524.4" calcext:value-type="float">
            <text:p>2524,4</text:p>
          </table:table-cell>
          <table:table-cell table:formula="of:=([.E952]-[.E951])/10" office:value-type="float" office:value="-4.61000000000004" calcext:value-type="float">
            <text:p>-4,61000000000004</text:p>
          </table:table-cell>
          <table:table-cell table:formula="of:=AVERAGE([.P927:.P952])" office:value-type="float" office:value="-5.26307692307692" calcext:value-type="float">
            <text:p>-5,26</text:p>
          </table:table-cell>
        </table:table-row>
        <table:table-row table:style-name="ro1">
          <table:table-cell office:value-type="string" calcext:value-type="string">
            <text:p>14:02:45</text:p>
          </table:table-cell>
          <table:table-cell office:value-type="float" office:value="10" calcext:value-type="float">
            <text:p>10</text:p>
          </table:table-cell>
          <table:table-cell office:value-type="float" office:value="48.492714" calcext:value-type="float">
            <text:p>48,492714</text:p>
          </table:table-cell>
          <table:table-cell office:value-type="float" office:value="0.560783" calcext:value-type="float">
            <text:p>0,560783</text:p>
          </table:table-cell>
          <table:table-cell office:value-type="float" office:value="6504.5" calcext:value-type="float">
            <text:p>6504,5</text:p>
          </table:table-cell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-15.2" calcext:value-type="float">
            <text:p>-15,2</text:p>
          </table:table-cell>
          <table:table-cell office:value-type="float" office:value="449.5" calcext:value-type="float">
            <text:p>449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2.1" calcext:value-type="float">
            <text:p>12,1</text:p>
          </table:table-cell>
          <table:table-cell office:value-type="float" office:value="-201.2" calcext:value-type="float">
            <text:p>-201,2</text:p>
          </table:table-cell>
          <table:table-cell office:value-type="float" office:value="2523.9" calcext:value-type="float">
            <text:p>2523,9</text:p>
          </table:table-cell>
          <table:table-cell table:formula="of:=([.E953]-[.E952])/10" office:value-type="float" office:value="-4.4" calcext:value-type="float">
            <text:p>-4,4</text:p>
          </table:table-cell>
          <table:table-cell table:formula="of:=AVERAGE([.P928:.P953])" office:value-type="float" office:value="-5.22115384615385" calcext:value-type="float">
            <text:p>-5,22</text:p>
          </table:table-cell>
        </table:table-row>
        <table:table-row table:style-name="ro1">
          <table:table-cell office:value-type="string" calcext:value-type="string">
            <text:p>14:02:55</text:p>
          </table:table-cell>
          <table:table-cell office:value-type="float" office:value="10" calcext:value-type="float">
            <text:p>10</text:p>
          </table:table-cell>
          <table:table-cell office:value-type="float" office:value="48.493702" calcext:value-type="float">
            <text:p>48,493702</text:p>
          </table:table-cell>
          <table:table-cell office:value-type="float" office:value="0.56248" calcext:value-type="float">
            <text:p>0,56248</text:p>
          </table:table-cell>
          <table:table-cell office:value-type="float" office:value="6459.6" calcext:value-type="float">
            <text:p>6459,6</text:p>
          </table:table-cell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-13.8" calcext:value-type="float">
            <text:p>-13,8</text:p>
          </table:table-cell>
          <table:table-cell office:value-type="float" office:value="452.3" calcext:value-type="float">
            <text:p>452,3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50.1" calcext:value-type="float">
            <text:p>50,1</text:p>
          </table:table-cell>
          <table:table-cell office:value-type="float" office:value="12.2" calcext:value-type="float">
            <text:p>12,2</text:p>
          </table:table-cell>
          <table:table-cell office:value-type="float" office:value="-172.5" calcext:value-type="float">
            <text:p>-172,5</text:p>
          </table:table-cell>
          <table:table-cell office:value-type="float" office:value="2523.4" calcext:value-type="float">
            <text:p>2523,4</text:p>
          </table:table-cell>
          <table:table-cell table:formula="of:=([.E954]-[.E953])/10" office:value-type="float" office:value="-4.48999999999996" calcext:value-type="float">
            <text:p>-4,48999999999996</text:p>
          </table:table-cell>
          <table:table-cell table:formula="of:=AVERAGE([.P929:.P954])" office:value-type="float" office:value="-5.18192307692307" calcext:value-type="float">
            <text:p>-5,18</text:p>
          </table:table-cell>
        </table:table-row>
        <table:table-row table:style-name="ro1">
          <table:table-cell office:value-type="string" calcext:value-type="string">
            <text:p>14:03:05</text:p>
          </table:table-cell>
          <table:table-cell office:value-type="float" office:value="10" calcext:value-type="float">
            <text:p>10</text:p>
          </table:table-cell>
          <table:table-cell office:value-type="float" office:value="48.49445" calcext:value-type="float">
            <text:p>48,49445</text:p>
          </table:table-cell>
          <table:table-cell office:value-type="float" office:value="0.56402" calcext:value-type="float">
            <text:p>0,56402</text:p>
          </table:table-cell>
          <table:table-cell office:value-type="float" office:value="6412.8" calcext:value-type="float">
            <text:p>6412,8</text:p>
          </table:table-cell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-13.5" calcext:value-type="float">
            <text:p>-13,5</text:p>
          </table:table-cell>
          <table:table-cell office:value-type="float" office:value="455.2" calcext:value-type="float">
            <text:p>455,2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49.7" calcext:value-type="float">
            <text:p>49,7</text:p>
          </table:table-cell>
          <table:table-cell office:value-type="float" office:value="12.1" calcext:value-type="float">
            <text:p>12,1</text:p>
          </table:table-cell>
          <table:table-cell office:value-type="float" office:value="-177" calcext:value-type="float">
            <text:p>-177</text:p>
          </table:table-cell>
          <table:table-cell office:value-type="float" office:value="2522.9" calcext:value-type="float">
            <text:p>2522,9</text:p>
          </table:table-cell>
          <table:table-cell table:formula="of:=([.E955]-[.E954])/10" office:value-type="float" office:value="-4.68000000000002" calcext:value-type="float">
            <text:p>-4,68000000000002</text:p>
          </table:table-cell>
          <table:table-cell table:formula="of:=AVERAGE([.P930:.P955])" office:value-type="float" office:value="-5.15153846153846" calcext:value-type="float">
            <text:p>-5,15</text:p>
          </table:table-cell>
        </table:table-row>
        <table:table-row table:style-name="ro1">
          <table:table-cell office:value-type="string" calcext:value-type="string">
            <text:p>14:03:15</text:p>
          </table:table-cell>
          <table:table-cell office:value-type="float" office:value="9" calcext:value-type="float">
            <text:p>9</text:p>
          </table:table-cell>
          <table:table-cell office:value-type="float" office:value="48.49522" calcext:value-type="float">
            <text:p>48,49522</text:p>
          </table:table-cell>
          <table:table-cell office:value-type="float" office:value="0.56551" calcext:value-type="float">
            <text:p>0,56551</text:p>
          </table:table-cell>
          <table:table-cell office:value-type="float" office:value="6365.3" calcext:value-type="float">
            <text:p>6365,3</text:p>
          </table:table-cell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-12.5" calcext:value-type="float">
            <text:p>-12,5</text:p>
          </table:table-cell>
          <table:table-cell office:value-type="float" office:value="458.2" calcext:value-type="float">
            <text:p>458,2</text:p>
          </table:table-cell>
          <table:table-cell office:value-type="float" office:value="10.2" calcext:value-type="float">
            <text:p>10,2</text:p>
          </table:table-cell>
          <table:table-cell office:value-type="float" office:value="0.9" calcext:value-type="float">
            <text:p>0,9</text:p>
          </table:table-cell>
          <table:table-cell office:value-type="float" office:value="49.2" calcext:value-type="float">
            <text:p>49,2</text:p>
          </table:table-cell>
          <table:table-cell office:value-type="float" office:value="12.2" calcext:value-type="float">
            <text:p>12,2</text:p>
          </table:table-cell>
          <table:table-cell office:value-type="float" office:value="-168.1" calcext:value-type="float">
            <text:p>-168,1</text:p>
          </table:table-cell>
          <table:table-cell office:value-type="float" office:value="2522.4" calcext:value-type="float">
            <text:p>2522,4</text:p>
          </table:table-cell>
          <table:table-cell table:formula="of:=([.E956]-[.E955])/10" office:value-type="float" office:value="-4.75" calcext:value-type="float">
            <text:p>-4,75</text:p>
          </table:table-cell>
          <table:table-cell table:formula="of:=AVERAGE([.P931:.P956])" office:value-type="float" office:value="-5.12192307692308" calcext:value-type="float">
            <text:p>-5,12</text:p>
          </table:table-cell>
        </table:table-row>
        <table:table-row table:style-name="ro1">
          <table:table-cell office:value-type="string" calcext:value-type="string">
            <text:p>14:03:25</text:p>
          </table:table-cell>
          <table:table-cell office:value-type="float" office:value="10" calcext:value-type="float">
            <text:p>10</text:p>
          </table:table-cell>
          <table:table-cell office:value-type="float" office:value="48.496002" calcext:value-type="float">
            <text:p>48,496002</text:p>
          </table:table-cell>
          <table:table-cell office:value-type="float" office:value="0.566977" calcext:value-type="float">
            <text:p>0,566977</text:p>
          </table:table-cell>
          <table:table-cell office:value-type="float" office:value="6317.7" calcext:value-type="float">
            <text:p>6317,7</text:p>
          </table:table-cell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-12.5" calcext:value-type="float">
            <text:p>-12,5</text:p>
          </table:table-cell>
          <table:table-cell office:value-type="float" office:value="461.1" calcext:value-type="float">
            <text:p>461,1</text:p>
          </table:table-cell>
          <table:table-cell office:value-type="float" office:value="10.4" calcext:value-type="float">
            <text:p>10,4</text:p>
          </table:table-cell>
          <table:table-cell office:value-type="float" office:value="0.9" calcext:value-type="float">
            <text:p>0,9</text:p>
          </table:table-cell>
          <table:table-cell office:value-type="float" office:value="48.8" calcext:value-type="float">
            <text:p>48,8</text:p>
          </table:table-cell>
          <table:table-cell office:value-type="float" office:value="12.2" calcext:value-type="float">
            <text:p>12,2</text:p>
          </table:table-cell>
          <table:table-cell office:value-type="float" office:value="-172" calcext:value-type="float">
            <text:p>-172</text:p>
          </table:table-cell>
          <table:table-cell office:value-type="float" office:value="2521.9" calcext:value-type="float">
            <text:p>2521,9</text:p>
          </table:table-cell>
          <table:table-cell table:formula="of:=([.E957]-[.E956])/10" office:value-type="float" office:value="-4.76000000000004" calcext:value-type="float">
            <text:p>-4,76000000000004</text:p>
          </table:table-cell>
          <table:table-cell table:formula="of:=AVERAGE([.P932:.P957])" office:value-type="float" office:value="-5.09384615384616" calcext:value-type="float">
            <text:p>-5,09</text:p>
          </table:table-cell>
        </table:table-row>
        <table:table-row table:style-name="ro1">
          <table:table-cell office:value-type="string" calcext:value-type="string">
            <text:p>14:03:35</text:p>
          </table:table-cell>
          <table:table-cell office:value-type="float" office:value="10" calcext:value-type="float">
            <text:p>10</text:p>
          </table:table-cell>
          <table:table-cell office:value-type="float" office:value="48.496853" calcext:value-type="float">
            <text:p>48,496853</text:p>
          </table:table-cell>
          <table:table-cell office:value-type="float" office:value="0.568427" calcext:value-type="float">
            <text:p>0,568427</text:p>
          </table:table-cell>
          <table:table-cell office:value-type="float" office:value="6268.8" calcext:value-type="float">
            <text:p>6268,8</text:p>
          </table:table-cell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-12.2" calcext:value-type="float">
            <text:p>-12,2</text:p>
          </table:table-cell>
          <table:table-cell office:value-type="float" office:value="464.1" calcext:value-type="float">
            <text:p>464,1</text:p>
          </table:table-cell>
          <table:table-cell office:value-type="float" office:value="10.6" calcext:value-type="float">
            <text:p>10,6</text:p>
          </table:table-cell>
          <table:table-cell office:value-type="float" office:value="0.9" calcext:value-type="float">
            <text:p>0,9</text:p>
          </table:table-cell>
          <table:table-cell office:value-type="float" office:value="48.3" calcext:value-type="float">
            <text:p>48,3</text:p>
          </table:table-cell>
          <table:table-cell office:value-type="float" office:value="12.2" calcext:value-type="float">
            <text:p>12,2</text:p>
          </table:table-cell>
          <table:table-cell office:value-type="float" office:value="-168.7" calcext:value-type="float">
            <text:p>-168,7</text:p>
          </table:table-cell>
          <table:table-cell office:value-type="float" office:value="2521.5" calcext:value-type="float">
            <text:p>2521,5</text:p>
          </table:table-cell>
          <table:table-cell table:formula="of:=([.E958]-[.E957])/10" office:value-type="float" office:value="-4.88999999999996" calcext:value-type="float">
            <text:p>-4,88999999999996</text:p>
          </table:table-cell>
          <table:table-cell table:formula="of:=AVERAGE([.P933:.P958])" office:value-type="float" office:value="-5.065" calcext:value-type="float">
            <text:p>-5,07</text:p>
          </table:table-cell>
        </table:table-row>
        <table:table-row table:style-name="ro1">
          <table:table-cell office:value-type="string" calcext:value-type="string">
            <text:p>14:03:45</text:p>
          </table:table-cell>
          <table:table-cell office:value-type="float" office:value="10" calcext:value-type="float">
            <text:p>10</text:p>
          </table:table-cell>
          <table:table-cell office:value-type="float" office:value="48.497616" calcext:value-type="float">
            <text:p>48,497616</text:p>
          </table:table-cell>
          <table:table-cell office:value-type="float" office:value="0.569752" calcext:value-type="float">
            <text:p>0,569752</text:p>
          </table:table-cell>
          <table:table-cell office:value-type="float" office:value="6221.3" calcext:value-type="float">
            <text:p>6221,3</text:p>
          </table:table-cell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-12" calcext:value-type="float">
            <text:p>-12</text:p>
          </table:table-cell>
          <table:table-cell office:value-type="float" office:value="467" calcext:value-type="float">
            <text:p>467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47.9" calcext:value-type="float">
            <text:p>47,9</text:p>
          </table:table-cell>
          <table:table-cell office:value-type="float" office:value="12.2" calcext:value-type="float">
            <text:p>12,2</text:p>
          </table:table-cell>
          <table:table-cell office:value-type="float" office:value="-172.2" calcext:value-type="float">
            <text:p>-172,2</text:p>
          </table:table-cell>
          <table:table-cell office:value-type="float" office:value="2521" calcext:value-type="float">
            <text:p>2521</text:p>
          </table:table-cell>
          <table:table-cell table:formula="of:=([.E959]-[.E958])/10" office:value-type="float" office:value="-4.75" calcext:value-type="float">
            <text:p>-4,75</text:p>
          </table:table-cell>
          <table:table-cell table:formula="of:=AVERAGE([.P934:.P959])" office:value-type="float" office:value="-5.04307692307692" calcext:value-type="float">
            <text:p>-5,04</text:p>
          </table:table-cell>
        </table:table-row>
        <table:table-row table:style-name="ro1">
          <table:table-cell office:value-type="string" calcext:value-type="string">
            <text:p>14:03:55</text:p>
          </table:table-cell>
          <table:table-cell office:value-type="float" office:value="10" calcext:value-type="float">
            <text:p>10</text:p>
          </table:table-cell>
          <table:table-cell office:value-type="float" office:value="48.498436" calcext:value-type="float">
            <text:p>48,498436</text:p>
          </table:table-cell>
          <table:table-cell office:value-type="float" office:value="0.57108" calcext:value-type="float">
            <text:p>0,57108</text:p>
          </table:table-cell>
          <table:table-cell office:value-type="float" office:value="6173.2" calcext:value-type="float">
            <text:p>6173,2</text:p>
          </table:table-cell>
          <table:table-cell office:value-type="float" office:value="4.9" calcext:value-type="float">
            <text:p>4,9</text:p>
          </table:table-cell>
          <table:table-cell office:value-type="float" office:value="2.6" calcext:value-type="float">
            <text:p>2,6</text:p>
          </table:table-cell>
          <table:table-cell office:value-type="float" office:value="-11.5" calcext:value-type="float">
            <text:p>-11,5</text:p>
          </table:table-cell>
          <table:table-cell office:value-type="float" office:value="470.1" calcext:value-type="float">
            <text:p>470,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47.4" calcext:value-type="float">
            <text:p>47,4</text:p>
          </table:table-cell>
          <table:table-cell office:value-type="float" office:value="12.2" calcext:value-type="float">
            <text:p>12,2</text:p>
          </table:table-cell>
          <table:table-cell office:value-type="float" office:value="-172.6" calcext:value-type="float">
            <text:p>-172,6</text:p>
          </table:table-cell>
          <table:table-cell office:value-type="float" office:value="2520.5" calcext:value-type="float">
            <text:p>2520,5</text:p>
          </table:table-cell>
          <table:table-cell table:formula="of:=([.E960]-[.E959])/10" office:value-type="float" office:value="-4.81000000000004" calcext:value-type="float">
            <text:p>-4,81000000000004</text:p>
          </table:table-cell>
          <table:table-cell table:formula="of:=AVERAGE([.P935:.P960])" office:value-type="float" office:value="-5.02423076923077" calcext:value-type="float">
            <text:p>-5,02</text:p>
          </table:table-cell>
        </table:table-row>
        <table:table-row table:style-name="ro1">
          <table:table-cell office:value-type="string" calcext:value-type="string">
            <text:p>14:04:05</text:p>
          </table:table-cell>
          <table:table-cell office:value-type="float" office:value="10" calcext:value-type="float">
            <text:p>10</text:p>
          </table:table-cell>
          <table:table-cell office:value-type="float" office:value="48.499187" calcext:value-type="float">
            <text:p>48,499187</text:p>
          </table:table-cell>
          <table:table-cell office:value-type="float" office:value="0.572533" calcext:value-type="float">
            <text:p>0,572533</text:p>
          </table:table-cell>
          <table:table-cell office:value-type="float" office:value="6126.5" calcext:value-type="float">
            <text:p>6126,5</text:p>
          </table:table-cell>
          <table:table-cell office:value-type="float" office:value="4.9" calcext:value-type="float">
            <text:p>4,9</text:p>
          </table:table-cell>
          <table:table-cell office:value-type="float" office:value="2.6" calcext:value-type="float">
            <text:p>2,6</text:p>
          </table:table-cell>
          <table:table-cell office:value-type="float" office:value="-10.8" calcext:value-type="float">
            <text:p>-10,8</text:p>
          </table:table-cell>
          <table:table-cell office:value-type="float" office:value="473" calcext:value-type="float">
            <text:p>473</text:p>
          </table:table-cell>
          <table:table-cell office:value-type="float" office:value="11.1" calcext:value-type="float">
            <text:p>11,1</text:p>
          </table:table-cell>
          <table:table-cell office:value-type="float" office:value="0.9" calcext:value-type="float">
            <text:p>0,9</text:p>
          </table:table-cell>
          <table:table-cell office:value-type="float" office:value="47.1" calcext:value-type="float">
            <text:p>47,1</text:p>
          </table:table-cell>
          <table:table-cell office:value-type="float" office:value="12.2" calcext:value-type="float">
            <text:p>12,2</text:p>
          </table:table-cell>
          <table:table-cell office:value-type="float" office:value="-169.7" calcext:value-type="float">
            <text:p>-169,7</text:p>
          </table:table-cell>
          <table:table-cell office:value-type="float" office:value="2519.9" calcext:value-type="float">
            <text:p>2519,9</text:p>
          </table:table-cell>
          <table:table-cell table:formula="of:=([.E961]-[.E960])/10" office:value-type="float" office:value="-4.66999999999998" calcext:value-type="float">
            <text:p>-4,66999999999998</text:p>
          </table:table-cell>
          <table:table-cell table:formula="of:=AVERAGE([.P936:.P961])" office:value-type="float" office:value="-5.00076923076923" calcext:value-type="float">
            <text:p>-5,00</text:p>
          </table:table-cell>
        </table:table-row>
        <table:table-row table:style-name="ro1">
          <table:table-cell office:value-type="string" calcext:value-type="string">
            <text:p>14:04:15</text:p>
          </table:table-cell>
          <table:table-cell office:value-type="float" office:value="10" calcext:value-type="float">
            <text:p>10</text:p>
          </table:table-cell>
          <table:table-cell office:value-type="float" office:value="48.500217" calcext:value-type="float">
            <text:p>48,500217</text:p>
          </table:table-cell>
          <table:table-cell office:value-type="float" office:value="0.573905" calcext:value-type="float">
            <text:p>0,573905</text:p>
          </table:table-cell>
          <table:table-cell office:value-type="float" office:value="6081.6" calcext:value-type="float">
            <text:p>6081,6</text:p>
          </table:table-cell>
          <table:table-cell office:value-type="float" office:value="4.9" calcext:value-type="float">
            <text:p>4,9</text:p>
          </table:table-cell>
          <table:table-cell office:value-type="float" office:value="2.6" calcext:value-type="float">
            <text:p>2,6</text:p>
          </table:table-cell>
          <table:table-cell office:value-type="float" office:value="-10.8" calcext:value-type="float">
            <text:p>-10,8</text:p>
          </table:table-cell>
          <table:table-cell office:value-type="float" office:value="475.8" calcext:value-type="float">
            <text:p>475,8</text:p>
          </table:table-cell>
          <table:table-cell office:value-type="float" office:value="11.3" calcext:value-type="float">
            <text:p>11,3</text:p>
          </table:table-cell>
          <table:table-cell office:value-type="float" office:value="0.9" calcext:value-type="float">
            <text:p>0,9</text:p>
          </table:table-cell>
          <table:table-cell office:value-type="float" office:value="46.2" calcext:value-type="float">
            <text:p>46,2</text:p>
          </table:table-cell>
          <table:table-cell office:value-type="float" office:value="12.2" calcext:value-type="float">
            <text:p>12,2</text:p>
          </table:table-cell>
          <table:table-cell office:value-type="float" office:value="-175.8" calcext:value-type="float">
            <text:p>-175,8</text:p>
          </table:table-cell>
          <table:table-cell office:value-type="float" office:value="2519.4" calcext:value-type="float">
            <text:p>2519,4</text:p>
          </table:table-cell>
          <table:table-cell table:formula="of:=([.E962]-[.E961])/10" office:value-type="float" office:value="-4.48999999999996" calcext:value-type="float">
            <text:p>-4,48999999999996</text:p>
          </table:table-cell>
          <table:table-cell table:formula="of:=AVERAGE([.P937:.P962])" office:value-type="float" office:value="-4.97230769230769" calcext:value-type="float">
            <text:p>-4,97</text:p>
          </table:table-cell>
        </table:table-row>
        <table:table-row table:style-name="ro1">
          <table:table-cell office:value-type="string" calcext:value-type="string">
            <text:p>14:04:25</text:p>
          </table:table-cell>
          <table:table-cell office:value-type="float" office:value="10" calcext:value-type="float">
            <text:p>10</text:p>
          </table:table-cell>
          <table:table-cell office:value-type="float" office:value="48.501137" calcext:value-type="float">
            <text:p>48,501137</text:p>
          </table:table-cell>
          <table:table-cell office:value-type="float" office:value="0.57554" calcext:value-type="float">
            <text:p>0,57554</text:p>
          </table:table-cell>
          <table:table-cell office:value-type="float" office:value="6036.4" calcext:value-type="float">
            <text:p>6036,4</text:p>
          </table:table-cell>
          <table:table-cell office:value-type="float" office:value="4.9" calcext:value-type="float">
            <text:p>4,9</text:p>
          </table:table-cell>
          <table:table-cell office:value-type="float" office:value="2.7" calcext:value-type="float">
            <text:p>2,7</text:p>
          </table:table-cell>
          <table:table-cell office:value-type="float" office:value="-10.5" calcext:value-type="float">
            <text:p>-10,5</text:p>
          </table:table-cell>
          <table:table-cell office:value-type="float" office:value="478.8" calcext:value-type="float">
            <text:p>478,8</text:p>
          </table:table-cell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office:value-type="float" office:value="45.7" calcext:value-type="float">
            <text:p>45,7</text:p>
          </table:table-cell>
          <table:table-cell office:value-type="float" office:value="12.2" calcext:value-type="float">
            <text:p>12,2</text:p>
          </table:table-cell>
          <table:table-cell office:value-type="float" office:value="-176.6" calcext:value-type="float">
            <text:p>-176,6</text:p>
          </table:table-cell>
          <table:table-cell office:value-type="float" office:value="2518.9" calcext:value-type="float">
            <text:p>2518,9</text:p>
          </table:table-cell>
          <table:table-cell table:formula="of:=([.E963]-[.E962])/10" office:value-type="float" office:value="-4.52000000000007" calcext:value-type="float">
            <text:p>-4,52000000000007</text:p>
          </table:table-cell>
          <table:table-cell table:formula="of:=AVERAGE([.P938:.P963])" office:value-type="float" office:value="-4.93461538461539" calcext:value-type="float">
            <text:p>-4,93</text:p>
          </table:table-cell>
        </table:table-row>
        <table:table-row table:style-name="ro1">
          <table:table-cell office:value-type="string" calcext:value-type="string">
            <text:p>14:04:35</text:p>
          </table:table-cell>
          <table:table-cell office:value-type="float" office:value="10" calcext:value-type="float">
            <text:p>10</text:p>
          </table:table-cell>
          <table:table-cell office:value-type="float" office:value="48.501801" calcext:value-type="float">
            <text:p>48,501801</text:p>
          </table:table-cell>
          <table:table-cell office:value-type="float" office:value="0.57671" calcext:value-type="float">
            <text:p>0,57671</text:p>
          </table:table-cell>
          <table:table-cell office:value-type="float" office:value="5991.2" calcext:value-type="float">
            <text:p>5991,2</text:p>
          </table:table-cell>
          <table:table-cell office:value-type="float" office:value="4.9" calcext:value-type="float">
            <text:p>4,9</text:p>
          </table:table-cell>
          <table:table-cell office:value-type="float" office:value="2.7" calcext:value-type="float">
            <text:p>2,7</text:p>
          </table:table-cell>
          <table:table-cell office:value-type="float" office:value="-10.5" calcext:value-type="float">
            <text:p>-10,5</text:p>
          </table:table-cell>
          <table:table-cell office:value-type="float" office:value="481.7" calcext:value-type="float">
            <text:p>481,7</text:p>
          </table:table-cell>
          <table:table-cell office:value-type="float" office:value="11.5" calcext:value-type="float">
            <text:p>11,5</text:p>
          </table:table-cell>
          <table:table-cell office:value-type="float" office:value="0.8" calcext:value-type="float">
            <text:p>0,8</text:p>
          </table:table-cell>
          <table:table-cell office:value-type="float" office:value="45" calcext:value-type="float">
            <text:p>45</text:p>
          </table:table-cell>
          <table:table-cell office:value-type="float" office:value="12.1" calcext:value-type="float">
            <text:p>12,1</text:p>
          </table:table-cell>
          <table:table-cell office:value-type="float" office:value="-172.5" calcext:value-type="float">
            <text:p>-172,5</text:p>
          </table:table-cell>
          <table:table-cell office:value-type="float" office:value="2518.5" calcext:value-type="float">
            <text:p>2518,5</text:p>
          </table:table-cell>
          <table:table-cell table:formula="of:=([.E964]-[.E963])/10" office:value-type="float" office:value="-4.51999999999998" calcext:value-type="float">
            <text:p>-4,51999999999998</text:p>
          </table:table-cell>
          <table:table-cell table:formula="of:=AVERAGE([.P939:.P964])" office:value-type="float" office:value="-4.90846153846154" calcext:value-type="float">
            <text:p>-4,91</text:p>
          </table:table-cell>
        </table:table-row>
        <table:table-row table:style-name="ro1">
          <table:table-cell office:value-type="string" calcext:value-type="string">
            <text:p>14:04:45</text:p>
          </table:table-cell>
          <table:table-cell office:value-type="float" office:value="10" calcext:value-type="float">
            <text:p>10</text:p>
          </table:table-cell>
          <table:table-cell office:value-type="float" office:value="48.502472" calcext:value-type="float">
            <text:p>48,502472</text:p>
          </table:table-cell>
          <table:table-cell office:value-type="float" office:value="0.578187" calcext:value-type="float">
            <text:p>0,578187</text:p>
          </table:table-cell>
          <table:table-cell office:value-type="float" office:value="5945.2" calcext:value-type="float">
            <text:p>5945,2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office:value-type="float" office:value="-12" calcext:value-type="float">
            <text:p>-12</text:p>
          </table:table-cell>
          <table:table-cell office:value-type="float" office:value="484.5" calcext:value-type="float">
            <text:p>484,5</text:p>
          </table:table-cell>
          <table:table-cell office:value-type="float" office:value="11.6" calcext:value-type="float">
            <text:p>11,6</text:p>
          </table:table-cell>
          <table:table-cell office:value-type="float" office:value="0.8" calcext:value-type="float">
            <text:p>0,8</text:p>
          </table:table-cell>
          <table:table-cell office:value-type="float" office:value="44.8" calcext:value-type="float">
            <text:p>44,8</text:p>
          </table:table-cell>
          <table:table-cell office:value-type="float" office:value="12.1" calcext:value-type="float">
            <text:p>12,1</text:p>
          </table:table-cell>
          <table:table-cell office:value-type="float" office:value="-198.2" calcext:value-type="float">
            <text:p>-198,2</text:p>
          </table:table-cell>
          <table:table-cell office:value-type="float" office:value="2517.9" calcext:value-type="float">
            <text:p>2517,9</text:p>
          </table:table-cell>
          <table:table-cell table:formula="of:=([.E965]-[.E964])/10" office:value-type="float" office:value="-4.6" calcext:value-type="float">
            <text:p>-4,6</text:p>
          </table:table-cell>
          <table:table-cell table:formula="of:=AVERAGE([.P940:.P965])" office:value-type="float" office:value="-4.88076923076923" calcext:value-type="float">
            <text:p>-4,88</text:p>
          </table:table-cell>
        </table:table-row>
        <table:table-row table:style-name="ro1">
          <table:table-cell office:value-type="string" calcext:value-type="string">
            <text:p>14:04:55</text:p>
          </table:table-cell>
          <table:table-cell office:value-type="float" office:value="10" calcext:value-type="float">
            <text:p>10</text:p>
          </table:table-cell>
          <table:table-cell office:value-type="float" office:value="48.503407" calcext:value-type="float">
            <text:p>48,503407</text:p>
          </table:table-cell>
          <table:table-cell office:value-type="float" office:value="0.57957" calcext:value-type="float">
            <text:p>0,57957</text:p>
          </table:table-cell>
          <table:table-cell office:value-type="float" office:value="5900.2" calcext:value-type="float">
            <text:p>5900,2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office:value-type="float" office:value="-10.5" calcext:value-type="float">
            <text:p>-10,5</text:p>
          </table:table-cell>
          <table:table-cell office:value-type="float" office:value="487.5" calcext:value-type="float">
            <text:p>487,5</text:p>
          </table:table-cell>
          <table:table-cell office:value-type="float" office:value="11.9" calcext:value-type="float">
            <text:p>11,9</text:p>
          </table:table-cell>
          <table:table-cell office:value-type="float" office:value="0.8" calcext:value-type="float">
            <text:p>0,8</text:p>
          </table:table-cell>
          <table:table-cell office:value-type="float" office:value="44.1" calcext:value-type="float">
            <text:p>44,1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17.4" calcext:value-type="float">
            <text:p>2517,4</text:p>
          </table:table-cell>
          <table:table-cell table:formula="of:=([.E966]-[.E965])/10" office:value-type="float" office:value="-4.5" calcext:value-type="float">
            <text:p>-4,5</text:p>
          </table:table-cell>
          <table:table-cell table:formula="of:=AVERAGE([.P941:.P966])" office:value-type="float" office:value="-4.84615384615385" calcext:value-type="float">
            <text:p>-4,85</text:p>
          </table:table-cell>
        </table:table-row>
        <table:table-row table:style-name="ro1">
          <table:table-cell office:value-type="string" calcext:value-type="string">
            <text:p>14:05:05</text:p>
          </table:table-cell>
          <table:table-cell office:value-type="float" office:value="10" calcext:value-type="float">
            <text:p>10</text:p>
          </table:table-cell>
          <table:table-cell office:value-type="float" office:value="48.504093" calcext:value-type="float">
            <text:p>48,504093</text:p>
          </table:table-cell>
          <table:table-cell office:value-type="float" office:value="0.580955" calcext:value-type="float">
            <text:p>0,580955</text:p>
          </table:table-cell>
          <table:table-cell office:value-type="float" office:value="5854.9" calcext:value-type="float">
            <text:p>5854,9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office:value-type="float" office:value="-8.8" calcext:value-type="float">
            <text:p>-8,8</text:p>
          </table:table-cell>
          <table:table-cell office:value-type="float" office:value="490.3" calcext:value-type="float">
            <text:p>490,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43.5" calcext:value-type="float">
            <text:p>43,5</text:p>
          </table:table-cell>
          <table:table-cell office:value-type="float" office:value="12.2" calcext:value-type="float">
            <text:p>12,2</text:p>
          </table:table-cell>
          <table:table-cell office:value-type="float" office:value="-176.3" calcext:value-type="float">
            <text:p>-176,3</text:p>
          </table:table-cell>
          <table:table-cell office:value-type="float" office:value="2517" calcext:value-type="float">
            <text:p>2517</text:p>
          </table:table-cell>
          <table:table-cell table:formula="of:=([.E967]-[.E966])/10" office:value-type="float" office:value="-4.53000000000002" calcext:value-type="float">
            <text:p>-4,53000000000002</text:p>
          </table:table-cell>
          <table:table-cell table:formula="of:=AVERAGE([.P942:.P967])" office:value-type="float" office:value="-4.82461538461539" calcext:value-type="float">
            <text:p>-4,82</text:p>
          </table:table-cell>
        </table:table-row>
        <table:table-row table:style-name="ro1">
          <table:table-cell office:value-type="string" calcext:value-type="string">
            <text:p>14:05:15</text:p>
          </table:table-cell>
          <table:table-cell office:value-type="float" office:value="10" calcext:value-type="float">
            <text:p>10</text:p>
          </table:table-cell>
          <table:table-cell office:value-type="float" office:value="48.505009" calcext:value-type="float">
            <text:p>48,505009</text:p>
          </table:table-cell>
          <table:table-cell office:value-type="float" office:value="0.582448" calcext:value-type="float">
            <text:p>0,582448</text:p>
          </table:table-cell>
          <table:table-cell office:value-type="float" office:value="5810.6" calcext:value-type="float">
            <text:p>5810,6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-9" calcext:value-type="float">
            <text:p>-9</text:p>
          </table:table-cell>
          <table:table-cell office:value-type="float" office:value="493.3" calcext:value-type="float">
            <text:p>493,3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  <table:table-cell office:value-type="float" office:value="43" calcext:value-type="float">
            <text:p>43</text:p>
          </table:table-cell>
          <table:table-cell office:value-type="float" office:value="12.2" calcext:value-type="float">
            <text:p>12,2</text:p>
          </table:table-cell>
          <table:table-cell office:value-type="float" office:value="-170.3" calcext:value-type="float">
            <text:p>-170,3</text:p>
          </table:table-cell>
          <table:table-cell office:value-type="float" office:value="2516.5" calcext:value-type="float">
            <text:p>2516,5</text:p>
          </table:table-cell>
          <table:table-cell table:formula="of:=([.E968]-[.E967])/10" office:value-type="float" office:value="-4.42999999999993" calcext:value-type="float">
            <text:p>-4,42999999999993</text:p>
          </table:table-cell>
          <table:table-cell table:formula="of:=AVERAGE([.P943:.P968])" office:value-type="float" office:value="-4.79730769230769" calcext:value-type="float">
            <text:p>-4,80</text:p>
          </table:table-cell>
        </table:table-row>
        <table:table-row table:style-name="ro1">
          <table:table-cell office:value-type="string" calcext:value-type="string">
            <text:p>14:05:25</text:p>
          </table:table-cell>
          <table:table-cell office:value-type="float" office:value="10" calcext:value-type="float">
            <text:p>10</text:p>
          </table:table-cell>
          <table:table-cell office:value-type="float" office:value="48.505882" calcext:value-type="float">
            <text:p>48,505882</text:p>
          </table:table-cell>
          <table:table-cell office:value-type="float" office:value="0.584107" calcext:value-type="float">
            <text:p>0,584107</text:p>
          </table:table-cell>
          <table:table-cell office:value-type="float" office:value="5766.5" calcext:value-type="float">
            <text:p>5766,5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-9" calcext:value-type="float">
            <text:p>-9</text:p>
          </table:table-cell>
          <table:table-cell office:value-type="float" office:value="496.3" calcext:value-type="float">
            <text:p>496,3</text:p>
          </table:table-cell>
          <table:table-cell office:value-type="float" office:value="12.2" calcext:value-type="float">
            <text:p>12,2</text:p>
          </table:table-cell>
          <table:table-cell office:value-type="float" office:value="0.8" calcext:value-type="float">
            <text:p>0,8</text:p>
          </table:table-cell>
          <table:table-cell office:value-type="float" office:value="42.8" calcext:value-type="float">
            <text:p>42,8</text:p>
          </table:table-cell>
          <table:table-cell office:value-type="float" office:value="12.1" calcext:value-type="float">
            <text:p>12,1</text:p>
          </table:table-cell>
          <table:table-cell office:value-type="float" office:value="-174.2" calcext:value-type="float">
            <text:p>-174,2</text:p>
          </table:table-cell>
          <table:table-cell office:value-type="float" office:value="2516" calcext:value-type="float">
            <text:p>2516</text:p>
          </table:table-cell>
          <table:table-cell table:formula="of:=([.E969]-[.E968])/10" office:value-type="float" office:value="-4.41000000000004" calcext:value-type="float">
            <text:p>-4,41000000000004</text:p>
          </table:table-cell>
          <table:table-cell table:formula="of:=AVERAGE([.P944:.P969])" office:value-type="float" office:value="-4.765" calcext:value-type="float">
            <text:p>-4,77</text:p>
          </table:table-cell>
        </table:table-row>
        <table:table-row table:style-name="ro1">
          <table:table-cell office:value-type="string" calcext:value-type="string">
            <text:p>14:05:35</text:p>
          </table:table-cell>
          <table:table-cell office:value-type="float" office:value="10" calcext:value-type="float">
            <text:p>10</text:p>
          </table:table-cell>
          <table:table-cell office:value-type="float" office:value="48.506416" calcext:value-type="float">
            <text:p>48,506416</text:p>
          </table:table-cell>
          <table:table-cell office:value-type="float" office:value="0.58551" calcext:value-type="float">
            <text:p>0,58551</text:p>
          </table:table-cell>
          <table:table-cell office:value-type="float" office:value="5722.6" calcext:value-type="float">
            <text:p>5722,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8.2" calcext:value-type="float">
            <text:p>-8,2</text:p>
          </table:table-cell>
          <table:table-cell office:value-type="float" office:value="499.2" calcext:value-type="float">
            <text:p>499,2</text:p>
          </table:table-cell>
          <table:table-cell office:value-type="float" office:value="12.2" calcext:value-type="float">
            <text:p>12,2</text:p>
          </table:table-cell>
          <table:table-cell office:value-type="float" office:value="0.8" calcext:value-type="float">
            <text:p>0,8</text:p>
          </table:table-cell>
          <table:table-cell office:value-type="float" office:value="42.2" calcext:value-type="float">
            <text:p>42,2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15.5" calcext:value-type="float">
            <text:p>2515,5</text:p>
          </table:table-cell>
          <table:table-cell table:formula="of:=([.E970]-[.E969])/10" office:value-type="float" office:value="-4.38999999999996" calcext:value-type="float">
            <text:p>-4,38999999999996</text:p>
          </table:table-cell>
          <table:table-cell table:formula="of:=AVERAGE([.P945:.P970])" office:value-type="float" office:value="-4.73230769230769" calcext:value-type="float">
            <text:p>-4,73</text:p>
          </table:table-cell>
        </table:table-row>
        <table:table-row table:style-name="ro1">
          <table:table-cell office:value-type="string" calcext:value-type="string">
            <text:p>14:05:45</text:p>
          </table:table-cell>
          <table:table-cell office:value-type="float" office:value="10" calcext:value-type="float">
            <text:p>10</text:p>
          </table:table-cell>
          <table:table-cell office:value-type="float" office:value="48.507099" calcext:value-type="float">
            <text:p>48,507099</text:p>
          </table:table-cell>
          <table:table-cell office:value-type="float" office:value="0.5864" calcext:value-type="float">
            <text:p>0,5864</text:p>
          </table:table-cell>
          <table:table-cell office:value-type="float" office:value="5677.8" calcext:value-type="float">
            <text:p>5677,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.8" calcext:value-type="float">
            <text:p>-7,8</text:p>
          </table:table-cell>
          <table:table-cell office:value-type="float" office:value="502.1" calcext:value-type="float">
            <text:p>502,1</text:p>
          </table:table-cell>
          <table:table-cell office:value-type="float" office:value="12.2" calcext:value-type="float">
            <text:p>12,2</text:p>
          </table:table-cell>
          <table:table-cell office:value-type="float" office:value="0.8" calcext:value-type="float">
            <text:p>0,8</text:p>
          </table:table-cell>
          <table:table-cell office:value-type="float" office:value="41.8" calcext:value-type="float">
            <text:p>41,8</text:p>
          </table:table-cell>
          <table:table-cell office:value-type="float" office:value="12.1" calcext:value-type="float">
            <text:p>12,1</text:p>
          </table:table-cell>
          <table:table-cell office:value-type="float" office:value="-168.7" calcext:value-type="float">
            <text:p>-168,7</text:p>
          </table:table-cell>
          <table:table-cell office:value-type="float" office:value="2515" calcext:value-type="float">
            <text:p>2515</text:p>
          </table:table-cell>
          <table:table-cell table:formula="of:=([.E971]-[.E970])/10" office:value-type="float" office:value="-4.48000000000002" calcext:value-type="float">
            <text:p>-4,48000000000002</text:p>
          </table:table-cell>
          <table:table-cell table:formula="of:=AVERAGE([.P946:.P971])" office:value-type="float" office:value="-4.70730769230769" calcext:value-type="float">
            <text:p>-4,71</text:p>
          </table:table-cell>
        </table:table-row>
        <table:table-row table:style-name="ro1">
          <table:table-cell office:value-type="string" calcext:value-type="string">
            <text:p>14:05:55</text:p>
          </table:table-cell>
          <table:table-cell office:value-type="float" office:value="10" calcext:value-type="float">
            <text:p>10</text:p>
          </table:table-cell>
          <table:table-cell office:value-type="float" office:value="48.507961" calcext:value-type="float">
            <text:p>48,507961</text:p>
          </table:table-cell>
          <table:table-cell office:value-type="float" office:value="0.587293" calcext:value-type="float">
            <text:p>0,587293</text:p>
          </table:table-cell>
          <table:table-cell office:value-type="float" office:value="5632.8" calcext:value-type="float">
            <text:p>5632,8</text:p>
          </table:table-cell>
          <table:table-cell office:value-type="float" office:value="5.1" calcext:value-type="float">
            <text:p>5,1</text:p>
          </table:table-cell>
          <table:table-cell office:value-type="float" office:value="3.1" calcext:value-type="float">
            <text:p>3,1</text:p>
          </table:table-cell>
          <table:table-cell office:value-type="float" office:value="-8" calcext:value-type="float">
            <text:p>-8</text:p>
          </table:table-cell>
          <table:table-cell office:value-type="float" office:value="505.2" calcext:value-type="float">
            <text:p>505,2</text:p>
          </table:table-cell>
          <table:table-cell office:value-type="float" office:value="12.4" calcext:value-type="float">
            <text:p>12,4</text:p>
          </table:table-cell>
          <table:table-cell office:value-type="float" office:value="0.8" calcext:value-type="float">
            <text:p>0,8</text:p>
          </table:table-cell>
          <table:table-cell office:value-type="float" office:value="41.2" calcext:value-type="float">
            <text:p>41,2</text:p>
          </table:table-cell>
          <table:table-cell office:value-type="float" office:value="12.1" calcext:value-type="float">
            <text:p>12,1</text:p>
          </table:table-cell>
          <table:table-cell office:value-type="float" office:value="-175.9" calcext:value-type="float">
            <text:p>-175,9</text:p>
          </table:table-cell>
          <table:table-cell office:value-type="float" office:value="2514.5" calcext:value-type="float">
            <text:p>2514,5</text:p>
          </table:table-cell>
          <table:table-cell table:formula="of:=([.E972]-[.E971])/10" office:value-type="float" office:value="-4.5" calcext:value-type="float">
            <text:p>-4,5</text:p>
          </table:table-cell>
          <table:table-cell table:formula="of:=AVERAGE([.P947:.P972])" office:value-type="float" office:value="-4.67961538461538" calcext:value-type="float">
            <text:p>-4,68</text:p>
          </table:table-cell>
        </table:table-row>
        <table:table-row table:style-name="ro1">
          <table:table-cell office:value-type="string" calcext:value-type="string">
            <text:p>14:06:05</text:p>
          </table:table-cell>
          <table:table-cell office:value-type="float" office:value="10" calcext:value-type="float">
            <text:p>10</text:p>
          </table:table-cell>
          <table:table-cell office:value-type="float" office:value="48.508816" calcext:value-type="float">
            <text:p>48,508816</text:p>
          </table:table-cell>
          <table:table-cell office:value-type="float" office:value="0.588742" calcext:value-type="float">
            <text:p>0,588742</text:p>
          </table:table-cell>
          <table:table-cell office:value-type="float" office:value="5588.1" calcext:value-type="float">
            <text:p>5588,1</text:p>
          </table:table-cell>
          <table:table-cell office:value-type="float" office:value="5.1" calcext:value-type="float">
            <text:p>5,1</text:p>
          </table:table-cell>
          <table:table-cell office:value-type="float" office:value="3.1" calcext:value-type="float">
            <text:p>3,1</text:p>
          </table:table-cell>
          <table:table-cell office:value-type="float" office:value="-9.8" calcext:value-type="float">
            <text:p>-9,8</text:p>
          </table:table-cell>
          <table:table-cell office:value-type="float" office:value="508.1" calcext:value-type="float">
            <text:p>508,1</text:p>
          </table:table-cell>
          <table:table-cell office:value-type="float" office:value="12.6" calcext:value-type="float">
            <text:p>12,6</text:p>
          </table:table-cell>
          <table:table-cell office:value-type="float" office:value="0.8" calcext:value-type="float">
            <text:p>0,8</text:p>
          </table:table-cell>
          <table:table-cell office:value-type="float" office:value="40.4" calcext:value-type="float">
            <text:p>40,4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513.9" calcext:value-type="float">
            <text:p>2513,9</text:p>
          </table:table-cell>
          <table:table-cell table:formula="of:=([.E973]-[.E972])/10" office:value-type="float" office:value="-4.46999999999998" calcext:value-type="float">
            <text:p>-4,46999999999998</text:p>
          </table:table-cell>
          <table:table-cell table:formula="of:=AVERAGE([.P948:.P973])" office:value-type="float" office:value="-4.64923076923077" calcext:value-type="float">
            <text:p>-4,65</text:p>
          </table:table-cell>
        </table:table-row>
        <table:table-row table:style-name="ro1">
          <table:table-cell office:value-type="string" calcext:value-type="string">
            <text:p>14:06:15</text:p>
          </table:table-cell>
          <table:table-cell office:value-type="float" office:value="9" calcext:value-type="float">
            <text:p>9</text:p>
          </table:table-cell>
          <table:table-cell office:value-type="float" office:value="48.509541" calcext:value-type="float">
            <text:p>48,509541</text:p>
          </table:table-cell>
          <table:table-cell office:value-type="float" office:value="0.589522" calcext:value-type="float">
            <text:p>0,589522</text:p>
          </table:table-cell>
          <table:table-cell office:value-type="float" office:value="5542.2" calcext:value-type="float">
            <text:p>5542,2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-7.8" calcext:value-type="float">
            <text:p>-7,8</text:p>
          </table:table-cell>
          <table:table-cell office:value-type="float" office:value="511.2" calcext:value-type="float">
            <text:p>511,2</text:p>
          </table:table-cell>
          <table:table-cell office:value-type="float" office:value="12.9" calcext:value-type="float">
            <text:p>12,9</text:p>
          </table:table-cell>
          <table:table-cell office:value-type="float" office:value="0.8" calcext:value-type="float">
            <text:p>0,8</text:p>
          </table:table-cell>
          <table:table-cell office:value-type="float" office:value="39.9" calcext:value-type="float">
            <text:p>39,9</text:p>
          </table:table-cell>
          <table:table-cell office:value-type="float" office:value="12.1" calcext:value-type="float">
            <text:p>12,1</text:p>
          </table:table-cell>
          <table:table-cell office:value-type="float" office:value="-171.5" calcext:value-type="float">
            <text:p>-171,5</text:p>
          </table:table-cell>
          <table:table-cell office:value-type="float" office:value="2513.5" calcext:value-type="float">
            <text:p>2513,5</text:p>
          </table:table-cell>
          <table:table-cell table:formula="of:=([.E974]-[.E973])/10" office:value-type="float" office:value="-4.59000000000006" calcext:value-type="float">
            <text:p>-4,59000000000006</text:p>
          </table:table-cell>
          <table:table-cell table:formula="of:=AVERAGE([.P949:.P974])" office:value-type="float" office:value="-4.62269230769231" calcext:value-type="float">
            <text:p>-4,62</text:p>
          </table:table-cell>
        </table:table-row>
        <table:table-row table:style-name="ro1">
          <table:table-cell office:value-type="string" calcext:value-type="string">
            <text:p>14:06:25</text:p>
          </table:table-cell>
          <table:table-cell office:value-type="float" office:value="10" calcext:value-type="float">
            <text:p>10</text:p>
          </table:table-cell>
          <table:table-cell office:value-type="float" office:value="48.510292" calcext:value-type="float">
            <text:p>48,510292</text:p>
          </table:table-cell>
          <table:table-cell office:value-type="float" office:value="0.590705" calcext:value-type="float">
            <text:p>0,590705</text:p>
          </table:table-cell>
          <table:table-cell office:value-type="float" office:value="5496.9" calcext:value-type="float">
            <text:p>5496,9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-7.2" calcext:value-type="float">
            <text:p>-7,2</text:p>
          </table:table-cell>
          <table:table-cell office:value-type="float" office:value="514.2" calcext:value-type="float">
            <text:p>514,2</text:p>
          </table:table-cell>
          <table:table-cell office:value-type="float" office:value="13.2" calcext:value-type="float">
            <text:p>13,2</text:p>
          </table:table-cell>
          <table:table-cell office:value-type="float" office:value="0.7" calcext:value-type="float">
            <text:p>0,7</text:p>
          </table:table-cell>
          <table:table-cell office:value-type="float" office:value="39.4" calcext:value-type="float">
            <text:p>39,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1" calcext:value-type="float">
            <text:p>-172,1</text:p>
          </table:table-cell>
          <table:table-cell office:value-type="float" office:value="2513" calcext:value-type="float">
            <text:p>2513</text:p>
          </table:table-cell>
          <table:table-cell table:formula="of:=([.E975]-[.E974])/10" office:value-type="float" office:value="-4.53000000000002" calcext:value-type="float">
            <text:p>-4,53000000000002</text:p>
          </table:table-cell>
          <table:table-cell table:formula="of:=AVERAGE([.P950:.P975])" office:value-type="float" office:value="-4.59961538461539" calcext:value-type="float">
            <text:p>-4,60</text:p>
          </table:table-cell>
        </table:table-row>
        <table:table-row table:style-name="ro1">
          <table:table-cell office:value-type="string" calcext:value-type="string">
            <text:p>14:06:35</text:p>
          </table:table-cell>
          <table:table-cell office:value-type="float" office:value="10" calcext:value-type="float">
            <text:p>10</text:p>
          </table:table-cell>
          <table:table-cell office:value-type="float" office:value="48.511028" calcext:value-type="float">
            <text:p>48,511028</text:p>
          </table:table-cell>
          <table:table-cell office:value-type="float" office:value="0.591808" calcext:value-type="float">
            <text:p>0,591808</text:p>
          </table:table-cell>
          <table:table-cell office:value-type="float" office:value="5450.9" calcext:value-type="float">
            <text:p>5450,9</text:p>
          </table:table-cell>
          <table:table-cell office:value-type="float" office:value="5.2" calcext:value-type="float">
            <text:p>5,2</text:p>
          </table:table-cell>
          <table:table-cell office:value-type="float" office:value="3.3" calcext:value-type="float">
            <text:p>3,3</text:p>
          </table:table-cell>
          <table:table-cell office:value-type="float" office:value="-6.5" calcext:value-type="float">
            <text:p>-6,5</text:p>
          </table:table-cell>
          <table:table-cell office:value-type="float" office:value="517.4" calcext:value-type="float">
            <text:p>517,4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 office:value-type="float" office:value="38.9" calcext:value-type="float">
            <text:p>38,9</text:p>
          </table:table-cell>
          <table:table-cell office:value-type="float" office:value="12.1" calcext:value-type="float">
            <text:p>12,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512.5" calcext:value-type="float">
            <text:p>2512,5</text:p>
          </table:table-cell>
          <table:table-cell table:formula="of:=([.E976]-[.E975])/10" office:value-type="float" office:value="-4.6" calcext:value-type="float">
            <text:p>-4,6</text:p>
          </table:table-cell>
          <table:table-cell table:formula="of:=AVERAGE([.P951:.P976])" office:value-type="float" office:value="-4.58269230769231" calcext:value-type="float">
            <text:p>-4,58</text:p>
          </table:table-cell>
        </table:table-row>
        <table:table-row table:style-name="ro1">
          <table:table-cell office:value-type="string" calcext:value-type="string">
            <text:p>14:06:45</text:p>
          </table:table-cell>
          <table:table-cell office:value-type="float" office:value="10" calcext:value-type="float">
            <text:p>10</text:p>
          </table:table-cell>
          <table:table-cell office:value-type="float" office:value="48.51162" calcext:value-type="float">
            <text:p>48,51162</text:p>
          </table:table-cell>
          <table:table-cell office:value-type="float" office:value="0.592848" calcext:value-type="float">
            <text:p>0,592848</text:p>
          </table:table-cell>
          <table:table-cell office:value-type="float" office:value="5404.8" calcext:value-type="float">
            <text:p>5404,8</text:p>
          </table:table-cell>
          <table:table-cell office:value-type="float" office:value="5.2" calcext:value-type="float">
            <text:p>5,2</text:p>
          </table:table-cell>
          <table:table-cell office:value-type="float" office:value="3.3" calcext:value-type="float">
            <text:p>3,3</text:p>
          </table:table-cell>
          <table:table-cell office:value-type="float" office:value="-9.5" calcext:value-type="float">
            <text:p>-9,5</text:p>
          </table:table-cell>
          <table:table-cell office:value-type="float" office:value="520.5" calcext:value-type="float">
            <text:p>520,5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office:value-type="float" office:value="38.6" calcext:value-type="float">
            <text:p>38,6</text:p>
          </table:table-cell>
          <table:table-cell office:value-type="float" office:value="12.1" calcext:value-type="float">
            <text:p>12,1</text:p>
          </table:table-cell>
          <table:table-cell office:value-type="float" office:value="-211.1" calcext:value-type="float">
            <text:p>-211,1</text:p>
          </table:table-cell>
          <table:table-cell office:value-type="float" office:value="2512" calcext:value-type="float">
            <text:p>2512</text:p>
          </table:table-cell>
          <table:table-cell table:formula="of:=([.E977]-[.E976])/10" office:value-type="float" office:value="-4.60999999999995" calcext:value-type="float">
            <text:p>-4,60999999999995</text:p>
          </table:table-cell>
          <table:table-cell table:formula="of:=AVERAGE([.P952:.P977])" office:value-type="float" office:value="-4.57615384615385" calcext:value-type="float">
            <text:p>-4,58</text:p>
          </table:table-cell>
        </table:table-row>
        <table:table-row table:style-name="ro1">
          <table:table-cell office:value-type="string" calcext:value-type="string">
            <text:p>14:06:55</text:p>
          </table:table-cell>
          <table:table-cell office:value-type="float" office:value="10" calcext:value-type="float">
            <text:p>10</text:p>
          </table:table-cell>
          <table:table-cell office:value-type="float" office:value="48.512299" calcext:value-type="float">
            <text:p>48,512299</text:p>
          </table:table-cell>
          <table:table-cell office:value-type="float" office:value="0.594323" calcext:value-type="float">
            <text:p>0,594323</text:p>
          </table:table-cell>
          <table:table-cell office:value-type="float" office:value="5359.3" calcext:value-type="float">
            <text:p>5359,3</text:p>
          </table:table-cell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-7" calcext:value-type="float">
            <text:p>-7</text:p>
          </table:table-cell>
          <table:table-cell office:value-type="float" office:value="523.5" calcext:value-type="float">
            <text:p>523,5</text:p>
          </table:table-cell>
          <table:table-cell office:value-type="float" office:value="14.1" calcext:value-type="float">
            <text:p>14,1</text:p>
          </table:table-cell>
          <table:table-cell office:value-type="float" office:value="0.7" calcext:value-type="float">
            <text:p>0,7</text:p>
          </table:table-cell>
          <table:table-cell office:value-type="float" office:value="37.9" calcext:value-type="float">
            <text:p>37,9</text:p>
          </table:table-cell>
          <table:table-cell office:value-type="float" office:value="12.1" calcext:value-type="float">
            <text:p>12,1</text:p>
          </table:table-cell>
          <table:table-cell office:value-type="float" office:value="-174.1" calcext:value-type="float">
            <text:p>-174,1</text:p>
          </table:table-cell>
          <table:table-cell office:value-type="float" office:value="2511.5" calcext:value-type="float">
            <text:p>2511,5</text:p>
          </table:table-cell>
          <table:table-cell table:formula="of:=([.E978]-[.E977])/10" office:value-type="float" office:value="-4.55" calcext:value-type="float">
            <text:p>-4,55</text:p>
          </table:table-cell>
          <table:table-cell table:formula="of:=AVERAGE([.P953:.P978])" office:value-type="float" office:value="-4.57384615384615" calcext:value-type="float">
            <text:p>-4,57</text:p>
          </table:table-cell>
        </table:table-row>
        <table:table-row table:style-name="ro1">
          <table:table-cell office:value-type="string" calcext:value-type="string">
            <text:p>14:07:05</text:p>
          </table:table-cell>
          <table:table-cell office:value-type="float" office:value="10" calcext:value-type="float">
            <text:p>10</text:p>
          </table:table-cell>
          <table:table-cell office:value-type="float" office:value="48.512772" calcext:value-type="float">
            <text:p>48,512772</text:p>
          </table:table-cell>
          <table:table-cell office:value-type="float" office:value="0.595535" calcext:value-type="float">
            <text:p>0,595535</text:p>
          </table:table-cell>
          <table:table-cell office:value-type="float" office:value="5314.2" calcext:value-type="float">
            <text:p>5314,2</text:p>
          </table:table-cell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-5.8" calcext:value-type="float">
            <text:p>-5,8</text:p>
          </table:table-cell>
          <table:table-cell office:value-type="float" office:value="526.7" calcext:value-type="float">
            <text:p>526,7</text:p>
          </table:table-cell>
          <table:table-cell office:value-type="float" office:value="14.6" calcext:value-type="float">
            <text:p>14,6</text:p>
          </table:table-cell>
          <table:table-cell office:value-type="float" office:value="0.7" calcext:value-type="float">
            <text:p>0,7</text:p>
          </table:table-cell>
          <table:table-cell office:value-type="float" office:value="37.2" calcext:value-type="float">
            <text:p>37,2</text:p>
          </table:table-cell>
          <table:table-cell office:value-type="float" office:value="12.1" calcext:value-type="float">
            <text:p>12,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511" calcext:value-type="float">
            <text:p>2511</text:p>
          </table:table-cell>
          <table:table-cell table:formula="of:=([.E979]-[.E978])/10" office:value-type="float" office:value="-4.51000000000004" calcext:value-type="float">
            <text:p>-4,51000000000004</text:p>
          </table:table-cell>
          <table:table-cell table:formula="of:=AVERAGE([.P954:.P979])" office:value-type="float" office:value="-4.57807692307692" calcext:value-type="float">
            <text:p>-4,58</text:p>
          </table:table-cell>
        </table:table-row>
        <table:table-row table:style-name="ro1">
          <table:table-cell office:value-type="string" calcext:value-type="string">
            <text:p>14:07:15</text:p>
          </table:table-cell>
          <table:table-cell office:value-type="float" office:value="10" calcext:value-type="float">
            <text:p>10</text:p>
          </table:table-cell>
          <table:table-cell office:value-type="float" office:value="48.513481" calcext:value-type="float">
            <text:p>48,513481</text:p>
          </table:table-cell>
          <table:table-cell office:value-type="float" office:value="0.596332" calcext:value-type="float">
            <text:p>0,596332</text:p>
          </table:table-cell>
          <table:table-cell office:value-type="float" office:value="5269" calcext:value-type="float">
            <text:p>5269</text:p>
          </table:table-cell>
          <table:table-cell office:value-type="float" office:value="5.4" calcext:value-type="float">
            <text:p>5,4</text:p>
          </table:table-cell>
          <table:table-cell office:value-type="float" office:value="3.5" calcext:value-type="float">
            <text:p>3,5</text:p>
          </table:table-cell>
          <table:table-cell office:value-type="float" office:value="-7.5" calcext:value-type="float">
            <text:p>-7,5</text:p>
          </table:table-cell>
          <table:table-cell office:value-type="float" office:value="529.8" calcext:value-type="float">
            <text:p>529,8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36.6" calcext:value-type="float">
            <text:p>36,6</text:p>
          </table:table-cell>
          <table:table-cell office:value-type="float" office:value="12.1" calcext:value-type="float">
            <text:p>12,1</text:p>
          </table:table-cell>
          <table:table-cell office:value-type="float" office:value="-174.4" calcext:value-type="float">
            <text:p>-174,4</text:p>
          </table:table-cell>
          <table:table-cell office:value-type="float" office:value="2510.5" calcext:value-type="float">
            <text:p>2510,5</text:p>
          </table:table-cell>
          <table:table-cell table:formula="of:=([.E980]-[.E979])/10" office:value-type="float" office:value="-4.51999999999998" calcext:value-type="float">
            <text:p>-4,51999999999998</text:p>
          </table:table-cell>
          <table:table-cell table:formula="of:=AVERAGE([.P955:.P980])" office:value-type="float" office:value="-4.57923076923077" calcext:value-type="float">
            <text:p>-4,58</text:p>
          </table:table-cell>
        </table:table-row>
        <table:table-row table:style-name="ro1">
          <table:table-cell office:value-type="string" calcext:value-type="string">
            <text:p>14:07:25</text:p>
          </table:table-cell>
          <table:table-cell office:value-type="float" office:value="10" calcext:value-type="float">
            <text:p>10</text:p>
          </table:table-cell>
          <table:table-cell office:value-type="float" office:value="48.514301" calcext:value-type="float">
            <text:p>48,514301</text:p>
          </table:table-cell>
          <table:table-cell office:value-type="float" office:value="0.59734" calcext:value-type="float">
            <text:p>0,59734</text:p>
          </table:table-cell>
          <table:table-cell office:value-type="float" office:value="5224.2" calcext:value-type="float">
            <text:p>5224,2</text:p>
          </table:table-cell>
          <table:table-cell office:value-type="float" office:value="5.4" calcext:value-type="float">
            <text:p>5,4</text:p>
          </table:table-cell>
          <table:table-cell office:value-type="float" office:value="3.6" calcext:value-type="float">
            <text:p>3,6</text:p>
          </table:table-cell>
          <table:table-cell office:value-type="float" office:value="-5.5" calcext:value-type="float">
            <text:p>-5,5</text:p>
          </table:table-cell>
          <table:table-cell office:value-type="float" office:value="533" calcext:value-type="float">
            <text:p>533</text:p>
          </table:table-cell>
          <table:table-cell office:value-type="float" office:value="15.2" calcext:value-type="float">
            <text:p>15,2</text:p>
          </table:table-cell>
          <table:table-cell office:value-type="float" office:value="0.7" calcext:value-type="float">
            <text:p>0,7</text:p>
          </table:table-cell>
          <table:table-cell office:value-type="float" office:value="36.4" calcext:value-type="float">
            <text:p>36,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510.1" calcext:value-type="float">
            <text:p>2510,1</text:p>
          </table:table-cell>
          <table:table-cell table:formula="of:=([.E981]-[.E980])/10" office:value-type="float" office:value="-4.48000000000002" calcext:value-type="float">
            <text:p>-4,48000000000002</text:p>
          </table:table-cell>
          <table:table-cell table:formula="of:=AVERAGE([.P956:.P981])" office:value-type="float" office:value="-4.57153846153846" calcext:value-type="float">
            <text:p>-4,57</text:p>
          </table:table-cell>
        </table:table-row>
        <table:table-row table:style-name="ro1">
          <table:table-cell office:value-type="string" calcext:value-type="string">
            <text:p>14:07:35</text:p>
          </table:table-cell>
          <table:table-cell office:value-type="float" office:value="10" calcext:value-type="float">
            <text:p>10</text:p>
          </table:table-cell>
          <table:table-cell office:value-type="float" office:value="48.514904" calcext:value-type="float">
            <text:p>48,514904</text:p>
          </table:table-cell>
          <table:table-cell office:value-type="float" office:value="0.598345" calcext:value-type="float">
            <text:p>0,598345</text:p>
          </table:table-cell>
          <table:table-cell office:value-type="float" office:value="5177.9" calcext:value-type="float">
            <text:p>5177,9</text:p>
          </table:table-cell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-4.8" calcext:value-type="float">
            <text:p>-4,8</text:p>
          </table:table-cell>
          <table:table-cell office:value-type="float" office:value="536.1" calcext:value-type="float">
            <text:p>536,1</text:p>
          </table:table-cell>
          <table:table-cell office:value-type="float" office:value="15.4" calcext:value-type="float">
            <text:p>15,4</text:p>
          </table:table-cell>
          <table:table-cell office:value-type="float" office:value="0.7" calcext:value-type="float">
            <text:p>0,7</text:p>
          </table:table-cell>
          <table:table-cell office:value-type="float" office:value="35.5" calcext:value-type="float">
            <text:p>35,5</text:p>
          </table:table-cell>
          <table:table-cell office:value-type="float" office:value="12.1" calcext:value-type="float">
            <text:p>12,1</text:p>
          </table:table-cell>
          <table:table-cell office:value-type="float" office:value="-170.7" calcext:value-type="float">
            <text:p>-170,7</text:p>
          </table:table-cell>
          <table:table-cell office:value-type="float" office:value="2509.6" calcext:value-type="float">
            <text:p>2509,6</text:p>
          </table:table-cell>
          <table:table-cell table:formula="of:=([.E982]-[.E981])/10" office:value-type="float" office:value="-4.63000000000002" calcext:value-type="float">
            <text:p>-4,63000000000002</text:p>
          </table:table-cell>
          <table:table-cell table:formula="of:=AVERAGE([.P957:.P982])" office:value-type="float" office:value="-4.56692307692308" calcext:value-type="float">
            <text:p>-4,57</text:p>
          </table:table-cell>
        </table:table-row>
        <table:table-row table:style-name="ro1">
          <table:table-cell office:value-type="string" calcext:value-type="string">
            <text:p>14:07:45</text:p>
          </table:table-cell>
          <table:table-cell office:value-type="float" office:value="10" calcext:value-type="float">
            <text:p>10</text:p>
          </table:table-cell>
          <table:table-cell office:value-type="float" office:value="48.515678" calcext:value-type="float">
            <text:p>48,515678</text:p>
          </table:table-cell>
          <table:table-cell office:value-type="float" office:value="0.599177" calcext:value-type="float">
            <text:p>0,599177</text:p>
          </table:table-cell>
          <table:table-cell office:value-type="float" office:value="5132.3" calcext:value-type="float">
            <text:p>5132,3</text:p>
          </table:table-cell>
          <table:table-cell office:value-type="float" office:value="5.5" calcext:value-type="float">
            <text:p>5,5</text:p>
          </table:table-cell>
          <table:table-cell office:value-type="float" office:value="3.7" calcext:value-type="float">
            <text:p>3,7</text:p>
          </table:table-cell>
          <table:table-cell office:value-type="float" office:value="-4.5" calcext:value-type="float">
            <text:p>-4,5</text:p>
          </table:table-cell>
          <table:table-cell office:value-type="float" office:value="539.4" calcext:value-type="float">
            <text:p>539,4</text:p>
          </table:table-cell>
          <table:table-cell office:value-type="float" office:value="15.6" calcext:value-type="float">
            <text:p>15,6</text:p>
          </table:table-cell>
          <table:table-cell office:value-type="float" office:value="0.7" calcext:value-type="float">
            <text:p>0,7</text:p>
          </table:table-cell>
          <table:table-cell office:value-type="float" office:value="34.9" calcext:value-type="float">
            <text:p>34,9</text:p>
          </table:table-cell>
          <table:table-cell office:value-type="float" office:value="12.1" calcext:value-type="float">
            <text:p>12,1</text:p>
          </table:table-cell>
          <table:table-cell office:value-type="float" office:value="-176.9" calcext:value-type="float">
            <text:p>-176,9</text:p>
          </table:table-cell>
          <table:table-cell office:value-type="float" office:value="2509.1" calcext:value-type="float">
            <text:p>2509,1</text:p>
          </table:table-cell>
          <table:table-cell table:formula="of:=([.E983]-[.E982])/10" office:value-type="float" office:value="-4.55999999999995" calcext:value-type="float">
            <text:p>-4,55999999999995</text:p>
          </table:table-cell>
          <table:table-cell table:formula="of:=AVERAGE([.P958:.P983])" office:value-type="float" office:value="-4.55923076923077" calcext:value-type="float">
            <text:p>-4,56</text:p>
          </table:table-cell>
        </table:table-row>
        <table:table-row table:style-name="ro1">
          <table:table-cell office:value-type="string" calcext:value-type="string">
            <text:p>14:07:55</text:p>
          </table:table-cell>
          <table:table-cell office:value-type="float" office:value="10" calcext:value-type="float">
            <text:p>10</text:p>
          </table:table-cell>
          <table:table-cell office:value-type="float" office:value="48.516273" calcext:value-type="float">
            <text:p>48,516273</text:p>
          </table:table-cell>
          <table:table-cell office:value-type="float" office:value="0.600347" calcext:value-type="float">
            <text:p>0,600347</text:p>
          </table:table-cell>
          <table:table-cell office:value-type="float" office:value="5085.4" calcext:value-type="float">
            <text:p>5085,4</text:p>
          </table:table-cell>
          <table:table-cell office:value-type="float" office:value="5.5" calcext:value-type="float">
            <text:p>5,5</text:p>
          </table:table-cell>
          <table:table-cell office:value-type="float" office:value="3.8" calcext:value-type="float">
            <text:p>3,8</text:p>
          </table:table-cell>
          <table:table-cell office:value-type="float" office:value="-4" calcext:value-type="float">
            <text:p>-4</text:p>
          </table:table-cell>
          <table:table-cell office:value-type="float" office:value="542.7" calcext:value-type="float">
            <text:p>542,7</text:p>
          </table:table-cell>
          <table:table-cell office:value-type="float" office:value="15.8" calcext:value-type="float">
            <text:p>15,8</text:p>
          </table:table-cell>
          <table:table-cell office:value-type="float" office:value="0.6" calcext:value-type="float">
            <text:p>0,6</text:p>
          </table:table-cell>
          <table:table-cell office:value-type="float" office:value="34.4" calcext:value-type="float">
            <text:p>34,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508.6" calcext:value-type="float">
            <text:p>2508,6</text:p>
          </table:table-cell>
          <table:table-cell table:formula="of:=([.E984]-[.E983])/10" office:value-type="float" office:value="-4.69000000000005" calcext:value-type="float">
            <text:p>-4,69000000000005</text:p>
          </table:table-cell>
          <table:table-cell table:formula="of:=AVERAGE([.P959:.P984])" office:value-type="float" office:value="-4.55153846153846" calcext:value-type="float">
            <text:p>-4,55</text:p>
          </table:table-cell>
        </table:table-row>
        <table:table-row table:style-name="ro1">
          <table:table-cell office:value-type="string" calcext:value-type="string">
            <text:p>14:08:05</text:p>
          </table:table-cell>
          <table:table-cell office:value-type="float" office:value="10" calcext:value-type="float">
            <text:p>10</text:p>
          </table:table-cell>
          <table:table-cell office:value-type="float" office:value="48.517036" calcext:value-type="float">
            <text:p>48,517036</text:p>
          </table:table-cell>
          <table:table-cell office:value-type="float" office:value="0.601322" calcext:value-type="float">
            <text:p>0,601322</text:p>
          </table:table-cell>
          <table:table-cell office:value-type="float" office:value="5039.2" calcext:value-type="float">
            <text:p>5039,2</text:p>
          </table:table-cell>
          <table:table-cell office:value-type="float" office:value="5.5" calcext:value-type="float">
            <text:p>5,5</text:p>
          </table:table-cell>
          <table:table-cell office:value-type="float" office:value="3.9" calcext:value-type="float">
            <text:p>3,9</text:p>
          </table:table-cell>
          <table:table-cell office:value-type="float" office:value="-3.2" calcext:value-type="float">
            <text:p>-3,2</text:p>
          </table:table-cell>
          <table:table-cell office:value-type="float" office:value="546" calcext:value-type="float">
            <text:p>546</text:p>
          </table:table-cell>
          <table:table-cell office:value-type="float" office:value="15.8" calcext:value-type="float">
            <text:p>15,8</text:p>
          </table:table-cell>
          <table:table-cell office:value-type="float" office:value="0.6" calcext:value-type="float">
            <text:p>0,6</text:p>
          </table:table-cell>
          <table:table-cell office:value-type="float" office:value="33.8" calcext:value-type="float">
            <text:p>33,8</text:p>
          </table:table-cell>
          <table:table-cell office:value-type="float" office:value="12.1" calcext:value-type="float">
            <text:p>12,1</text:p>
          </table:table-cell>
          <table:table-cell office:value-type="float" office:value="-168.1" calcext:value-type="float">
            <text:p>-168,1</text:p>
          </table:table-cell>
          <table:table-cell office:value-type="float" office:value="2508" calcext:value-type="float">
            <text:p>2508</text:p>
          </table:table-cell>
          <table:table-cell table:formula="of:=([.E985]-[.E984])/10" office:value-type="float" office:value="-4.61999999999998" calcext:value-type="float">
            <text:p>-4,61999999999998</text:p>
          </table:table-cell>
          <table:table-cell table:formula="of:=AVERAGE([.P960:.P985])" office:value-type="float" office:value="-4.54653846153846" calcext:value-type="float">
            <text:p>-4,55</text:p>
          </table:table-cell>
        </table:table-row>
        <table:table-row table:style-name="ro1">
          <table:table-cell office:value-type="string" calcext:value-type="string">
            <text:p>14:08:15</text:p>
          </table:table-cell>
          <table:table-cell office:value-type="float" office:value="10" calcext:value-type="float">
            <text:p>10</text:p>
          </table:table-cell>
          <table:table-cell office:value-type="float" office:value="48.51778" calcext:value-type="float">
            <text:p>48,51778</text:p>
          </table:table-cell>
          <table:table-cell office:value-type="float" office:value="0.60274" calcext:value-type="float">
            <text:p>0,60274</text:p>
          </table:table-cell>
          <table:table-cell office:value-type="float" office:value="4993.6" calcext:value-type="float">
            <text:p>4993,6</text:p>
          </table:table-cell>
          <table:table-cell office:value-type="float" office:value="5.6" calcext:value-type="float">
            <text:p>5,6</text:p>
          </table:table-cell>
          <table:table-cell office:value-type="float" office:value="3.9" calcext:value-type="float">
            <text:p>3,9</text:p>
          </table:table-cell>
          <table:table-cell office:value-type="float" office:value="-4" calcext:value-type="float">
            <text:p>-4</text:p>
          </table:table-cell>
          <table:table-cell office:value-type="float" office:value="549.2" calcext:value-type="float">
            <text:p>549,2</text:p>
          </table:table-cell>
          <table:table-cell office:value-type="float" office:value="15.9" calcext:value-type="float">
            <text:p>15,9</text:p>
          </table:table-cell>
          <table:table-cell office:value-type="float" office:value="0.6" calcext:value-type="float">
            <text:p>0,6</text:p>
          </table:table-cell>
          <table:table-cell office:value-type="float" office:value="33.2" calcext:value-type="float">
            <text:p>33,2</text:p>
          </table:table-cell>
          <table:table-cell office:value-type="float" office:value="12.1" calcext:value-type="float">
            <text:p>12,1</text:p>
          </table:table-cell>
          <table:table-cell office:value-type="float" office:value="-165.7" calcext:value-type="float">
            <text:p>-165,7</text:p>
          </table:table-cell>
          <table:table-cell office:value-type="float" office:value="2507.6" calcext:value-type="float">
            <text:p>2507,6</text:p>
          </table:table-cell>
          <table:table-cell table:formula="of:=([.E986]-[.E985])/10" office:value-type="float" office:value="-4.55999999999995" calcext:value-type="float">
            <text:p>-4,55999999999995</text:p>
          </table:table-cell>
          <table:table-cell table:formula="of:=AVERAGE([.P961:.P986])" office:value-type="float" office:value="-4.53692307692308" calcext:value-type="float">
            <text:p>-4,54</text:p>
          </table:table-cell>
        </table:table-row>
        <table:table-row table:style-name="ro1">
          <table:table-cell office:value-type="string" calcext:value-type="string">
            <text:p>14:08:25</text:p>
          </table:table-cell>
          <table:table-cell office:value-type="float" office:value="10" calcext:value-type="float">
            <text:p>10</text:p>
          </table:table-cell>
          <table:table-cell office:value-type="float" office:value="48.518307" calcext:value-type="float">
            <text:p>48,518307</text:p>
          </table:table-cell>
          <table:table-cell office:value-type="float" office:value="0.603818" calcext:value-type="float">
            <text:p>0,603818</text:p>
          </table:table-cell>
          <table:table-cell office:value-type="float" office:value="4947.7" calcext:value-type="float">
            <text:p>4947,7</text:p>
          </table:table-cell>
          <table:table-cell office:value-type="float" office:value="5.6" calcext:value-type="float">
            <text:p>5,6</text:p>
          </table:table-cell>
          <table:table-cell office:value-type="float" office:value="4" calcext:value-type="float">
            <text:p>4</text:p>
          </table:table-cell>
          <table:table-cell office:value-type="float" office:value="-2.8" calcext:value-type="float">
            <text:p>-2,8</text:p>
          </table:table-cell>
          <table:table-cell office:value-type="float" office:value="552.4" calcext:value-type="float">
            <text:p>552,4</text:p>
          </table:table-cell>
          <table:table-cell office:value-type="float" office:value="16.1" calcext:value-type="float">
            <text:p>16,1</text:p>
          </table:table-cell>
          <table:table-cell office:value-type="float" office:value="0.6" calcext:value-type="float">
            <text:p>0,6</text:p>
          </table:table-cell>
          <table:table-cell office:value-type="float" office:value="32.7" calcext:value-type="float">
            <text:p>32,7</text:p>
          </table:table-cell>
          <table:table-cell office:value-type="float" office:value="12.1" calcext:value-type="float">
            <text:p>12,1</text:p>
          </table:table-cell>
          <table:table-cell office:value-type="float" office:value="-167.2" calcext:value-type="float">
            <text:p>-167,2</text:p>
          </table:table-cell>
          <table:table-cell office:value-type="float" office:value="2507.1" calcext:value-type="float">
            <text:p>2507,1</text:p>
          </table:table-cell>
          <table:table-cell table:formula="of:=([.E987]-[.E986])/10" office:value-type="float" office:value="-4.59000000000006" calcext:value-type="float">
            <text:p>-4,59000000000006</text:p>
          </table:table-cell>
          <table:table-cell table:formula="of:=AVERAGE([.P962:.P987])" office:value-type="float" office:value="-4.53384615384616" calcext:value-type="float">
            <text:p>-4,53</text:p>
          </table:table-cell>
        </table:table-row>
        <table:table-row table:style-name="ro1">
          <table:table-cell office:value-type="string" calcext:value-type="string">
            <text:p>14:08:35</text:p>
          </table:table-cell>
          <table:table-cell office:value-type="float" office:value="10" calcext:value-type="float">
            <text:p>10</text:p>
          </table:table-cell>
          <table:table-cell office:value-type="float" office:value="48.518894" calcext:value-type="float">
            <text:p>48,518894</text:p>
          </table:table-cell>
          <table:table-cell office:value-type="float" office:value="0.60516" calcext:value-type="float">
            <text:p>0,60516</text:p>
          </table:table-cell>
          <table:table-cell office:value-type="float" office:value="4901.4" calcext:value-type="float">
            <text:p>4901,4</text:p>
          </table:table-cell>
          <table:table-cell office:value-type="float" office:value="5.6" calcext:value-type="float">
            <text:p>5,6</text:p>
          </table:table-cell>
          <table:table-cell office:value-type="float" office:value="4.1" calcext:value-type="float">
            <text:p>4,1</text:p>
          </table:table-cell>
          <table:table-cell office:value-type="float" office:value="-2.8" calcext:value-type="float">
            <text:p>-2,8</text:p>
          </table:table-cell>
          <table:table-cell office:value-type="float" office:value="555.7" calcext:value-type="float">
            <text:p>555,7</text:p>
          </table:table-cell>
          <table:table-cell office:value-type="float" office:value="16.1" calcext:value-type="float">
            <text:p>16,1</text:p>
          </table:table-cell>
          <table:table-cell office:value-type="float" office:value="0.6" calcext:value-type="float">
            <text:p>0,6</text:p>
          </table:table-cell>
          <table:table-cell office:value-type="float" office:value="32.6" calcext:value-type="float">
            <text:p>32,6</text:p>
          </table:table-cell>
          <table:table-cell office:value-type="float" office:value="12.1" calcext:value-type="float">
            <text:p>12,1</text:p>
          </table:table-cell>
          <table:table-cell office:value-type="float" office:value="-170.5" calcext:value-type="float">
            <text:p>-170,5</text:p>
          </table:table-cell>
          <table:table-cell office:value-type="float" office:value="2506.6" calcext:value-type="float">
            <text:p>2506,6</text:p>
          </table:table-cell>
          <table:table-cell table:formula="of:=([.E988]-[.E987])/10" office:value-type="float" office:value="-4.63000000000002" calcext:value-type="float">
            <text:p>-4,63000000000002</text:p>
          </table:table-cell>
          <table:table-cell table:formula="of:=AVERAGE([.P963:.P988])" office:value-type="float" office:value="-4.53923076923077" calcext:value-type="float">
            <text:p>-4,54</text:p>
          </table:table-cell>
        </table:table-row>
        <table:table-row table:style-name="ro1">
          <table:table-cell office:value-type="string" calcext:value-type="string">
            <text:p>14:08:45</text:p>
          </table:table-cell>
          <table:table-cell office:value-type="float" office:value="10" calcext:value-type="float">
            <text:p>10</text:p>
          </table:table-cell>
          <table:table-cell office:value-type="float" office:value="48.519787" calcext:value-type="float">
            <text:p>48,519787</text:p>
          </table:table-cell>
          <table:table-cell office:value-type="float" office:value="0.606323" calcext:value-type="float">
            <text:p>0,606323</text:p>
          </table:table-cell>
          <table:table-cell office:value-type="float" office:value="4855.9" calcext:value-type="float">
            <text:p>4855,9</text:p>
          </table:table-cell>
          <table:table-cell office:value-type="float" office:value="5.8" calcext:value-type="float">
            <text:p>5,8</text:p>
          </table:table-cell>
          <table:table-cell office:value-type="float" office:value="4.1" calcext:value-type="float">
            <text:p>4,1</text:p>
          </table:table-cell>
          <table:table-cell office:value-type="float" office:value="-6.5" calcext:value-type="float">
            <text:p>-6,5</text:p>
          </table:table-cell>
          <table:table-cell office:value-type="float" office:value="559" calcext:value-type="float">
            <text:p>559</text:p>
          </table:table-cell>
          <table:table-cell office:value-type="float" office:value="16.2" calcext:value-type="float">
            <text:p>16,2</text:p>
          </table:table-cell>
          <table:table-cell office:value-type="float" office:value="0.6" calcext:value-type="float">
            <text:p>0,6</text:p>
          </table:table-cell>
          <table:table-cell office:value-type="float" office:value="32" calcext:value-type="float">
            <text:p>32</text:p>
          </table:table-cell>
          <table:table-cell office:value-type="float" office:value="12.1" calcext:value-type="float">
            <text:p>12,1</text:p>
          </table:table-cell>
          <table:table-cell office:value-type="float" office:value="-201.8" calcext:value-type="float">
            <text:p>-201,8</text:p>
          </table:table-cell>
          <table:table-cell office:value-type="float" office:value="2506.1" calcext:value-type="float">
            <text:p>2506,1</text:p>
          </table:table-cell>
          <table:table-cell table:formula="of:=([.E989]-[.E988])/10" office:value-type="float" office:value="-4.55" calcext:value-type="float">
            <text:p>-4,55</text:p>
          </table:table-cell>
          <table:table-cell table:formula="of:=AVERAGE([.P964:.P989])" office:value-type="float" office:value="-4.54038461538462" calcext:value-type="float">
            <text:p>-4,54</text:p>
          </table:table-cell>
        </table:table-row>
        <table:table-row table:style-name="ro1">
          <table:table-cell office:value-type="string" calcext:value-type="string">
            <text:p>14:08:55</text:p>
          </table:table-cell>
          <table:table-cell office:value-type="float" office:value="10" calcext:value-type="float">
            <text:p>10</text:p>
          </table:table-cell>
          <table:table-cell office:value-type="float" office:value="48.520584" calcext:value-type="float">
            <text:p>48,520584</text:p>
          </table:table-cell>
          <table:table-cell office:value-type="float" office:value="0.607333" calcext:value-type="float">
            <text:p>0,607333</text:p>
          </table:table-cell>
          <table:table-cell office:value-type="float" office:value="4809.5" calcext:value-type="float">
            <text:p>4809,5</text:p>
          </table:table-cell>
          <table:table-cell office:value-type="float" office:value="5.8" calcext:value-type="float">
            <text:p>5,8</text:p>
          </table:table-cell>
          <table:table-cell office:value-type="float" office:value="4.2" calcext:value-type="float">
            <text:p>4,2</text:p>
          </table:table-cell>
          <table:table-cell office:value-type="float" office:value="-2.8" calcext:value-type="float">
            <text:p>-2,8</text:p>
          </table:table-cell>
          <table:table-cell office:value-type="float" office:value="562.4" calcext:value-type="float">
            <text:p>562,4</text:p>
          </table:table-cell>
          <table:table-cell office:value-type="float" office:value="16.4" calcext:value-type="float">
            <text:p>16,4</text:p>
          </table:table-cell>
          <table:table-cell office:value-type="float" office:value="0.6" calcext:value-type="float">
            <text:p>0,6</text:p>
          </table:table-cell>
          <table:table-cell office:value-type="float" office:value="31.7" calcext:value-type="float">
            <text:p>31,7</text:p>
          </table:table-cell>
          <table:table-cell office:value-type="float" office:value="12.1" calcext:value-type="float">
            <text:p>12,1</text:p>
          </table:table-cell>
          <table:table-cell office:value-type="float" office:value="-167.2" calcext:value-type="float">
            <text:p>-167,2</text:p>
          </table:table-cell>
          <table:table-cell office:value-type="float" office:value="2505.6" calcext:value-type="float">
            <text:p>2505,6</text:p>
          </table:table-cell>
          <table:table-cell table:formula="of:=([.E990]-[.E989])/10" office:value-type="float" office:value="-4.63999999999996" calcext:value-type="float">
            <text:p>-4,63999999999996</text:p>
          </table:table-cell>
          <table:table-cell table:formula="of:=AVERAGE([.P965:.P990])" office:value-type="float" office:value="-4.545" calcext:value-type="float">
            <text:p>-4,55</text:p>
          </table:table-cell>
        </table:table-row>
        <table:table-row table:style-name="ro1">
          <table:table-cell office:value-type="string" calcext:value-type="string">
            <text:p>14:09:05</text:p>
          </table:table-cell>
          <table:table-cell office:value-type="float" office:value="10" calcext:value-type="float">
            <text:p>10</text:p>
          </table:table-cell>
          <table:table-cell office:value-type="float" office:value="48.521393" calcext:value-type="float">
            <text:p>48,521393</text:p>
          </table:table-cell>
          <table:table-cell office:value-type="float" office:value="0.608512" calcext:value-type="float">
            <text:p>0,608512</text:p>
          </table:table-cell>
          <table:table-cell office:value-type="float" office:value="4763.3" calcext:value-type="float">
            <text:p>4763,3</text:p>
          </table:table-cell>
          <table:table-cell office:value-type="float" office:value="5.9" calcext:value-type="float">
            <text:p>5,9</text:p>
          </table:table-cell>
          <table:table-cell office:value-type="float" office:value="4.3" calcext:value-type="float">
            <text:p>4,3</text:p>
          </table:table-cell>
          <table:table-cell office:value-type="float" office:value="-2.5" calcext:value-type="float">
            <text:p>-2,5</text:p>
          </table:table-cell>
          <table:table-cell office:value-type="float" office:value="565.8" calcext:value-type="float">
            <text:p>565,8</text:p>
          </table:table-cell>
          <table:table-cell office:value-type="float" office:value="16.7" calcext:value-type="float">
            <text:p>16,7</text:p>
          </table:table-cell>
          <table:table-cell office:value-type="float" office:value="0.6" calcext:value-type="float">
            <text:p>0,6</text:p>
          </table:table-cell>
          <table:table-cell office:value-type="float" office:value="31.3" calcext:value-type="float">
            <text:p>31,3</text:p>
          </table:table-cell>
          <table:table-cell office:value-type="float" office:value="12.1" calcext:value-type="float">
            <text:p>12,1</text:p>
          </table:table-cell>
          <table:table-cell office:value-type="float" office:value="-166" calcext:value-type="float">
            <text:p>-166</text:p>
          </table:table-cell>
          <table:table-cell office:value-type="float" office:value="2505.1" calcext:value-type="float">
            <text:p>2505,1</text:p>
          </table:table-cell>
          <table:table-cell table:formula="of:=([.E991]-[.E990])/10" office:value-type="float" office:value="-4.61999999999998" calcext:value-type="float">
            <text:p>-4,61999999999998</text:p>
          </table:table-cell>
          <table:table-cell table:formula="of:=AVERAGE([.P966:.P991])" office:value-type="float" office:value="-4.54576923076923" calcext:value-type="float">
            <text:p>-4,55</text:p>
          </table:table-cell>
        </table:table-row>
        <table:table-row table:style-name="ro1">
          <table:table-cell office:value-type="string" calcext:value-type="string">
            <text:p>14:09:15</text:p>
          </table:table-cell>
          <table:table-cell office:value-type="float" office:value="10" calcext:value-type="float">
            <text:p>10</text:p>
          </table:table-cell>
          <table:table-cell office:value-type="float" office:value="48.522324" calcext:value-type="float">
            <text:p>48,522324</text:p>
          </table:table-cell>
          <table:table-cell office:value-type="float" office:value="0.609527" calcext:value-type="float">
            <text:p>0,609527</text:p>
          </table:table-cell>
          <table:table-cell office:value-type="float" office:value="4716.9" calcext:value-type="float">
            <text:p>4716,9</text:p>
          </table:table-cell>
          <table:table-cell office:value-type="float" office:value="5.9" calcext:value-type="float">
            <text:p>5,9</text:p>
          </table:table-cell>
          <table:table-cell office:value-type="float" office:value="4.3" calcext:value-type="float">
            <text:p>4,3</text:p>
          </table:table-cell>
          <table:table-cell office:value-type="float" office:value="-2.8" calcext:value-type="float">
            <text:p>-2,8</text:p>
          </table:table-cell>
          <table:table-cell office:value-type="float" office:value="569.1" calcext:value-type="float">
            <text:p>569,1</text:p>
          </table:table-cell>
          <table:table-cell office:value-type="float" office:value="16.9" calcext:value-type="float">
            <text:p>16,9</text:p>
          </table:table-cell>
          <table:table-cell office:value-type="float" office:value="0.6" calcext:value-type="float">
            <text:p>0,6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,1</text:p>
          </table:table-cell>
          <table:table-cell office:value-type="float" office:value="-169.5" calcext:value-type="float">
            <text:p>-169,5</text:p>
          </table:table-cell>
          <table:table-cell office:value-type="float" office:value="2504.7" calcext:value-type="float">
            <text:p>2504,7</text:p>
          </table:table-cell>
          <table:table-cell table:formula="of:=([.E992]-[.E991])/10" office:value-type="float" office:value="-4.64000000000006" calcext:value-type="float">
            <text:p>-4,64000000000006</text:p>
          </table:table-cell>
          <table:table-cell table:formula="of:=AVERAGE([.P967:.P992])" office:value-type="float" office:value="-4.55115384615385" calcext:value-type="float">
            <text:p>-4,55</text:p>
          </table:table-cell>
        </table:table-row>
        <table:table-row table:style-name="ro1">
          <table:table-cell office:value-type="string" calcext:value-type="string">
            <text:p>14:09:25</text:p>
          </table:table-cell>
          <table:table-cell office:value-type="float" office:value="10" calcext:value-type="float">
            <text:p>10</text:p>
          </table:table-cell>
          <table:table-cell office:value-type="float" office:value="48.52317" calcext:value-type="float">
            <text:p>48,52317</text:p>
          </table:table-cell>
          <table:table-cell office:value-type="float" office:value="0.61058" calcext:value-type="float">
            <text:p>0,61058</text:p>
          </table:table-cell>
          <table:table-cell office:value-type="float" office:value="4668.5" calcext:value-type="float">
            <text:p>4668,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,4</text:p>
          </table:table-cell>
          <table:table-cell office:value-type="float" office:value="-2" calcext:value-type="float">
            <text:p>-2</text:p>
          </table:table-cell>
          <table:table-cell office:value-type="float" office:value="572.8" calcext:value-type="float">
            <text:p>572,8</text:p>
          </table:table-cell>
          <table:table-cell office:value-type="float" office:value="16.7" calcext:value-type="float">
            <text:p>16,7</text:p>
          </table:table-cell>
          <table:table-cell office:value-type="float" office:value="0.6" calcext:value-type="float">
            <text:p>0,6</text:p>
          </table:table-cell>
          <table:table-cell office:value-type="float" office:value="30.7" calcext:value-type="float">
            <text:p>30,7</text:p>
          </table:table-cell>
          <table:table-cell office:value-type="float" office:value="12.1" calcext:value-type="float">
            <text:p>12,1</text:p>
          </table:table-cell>
          <table:table-cell office:value-type="float" office:value="-170.2" calcext:value-type="float">
            <text:p>-170,2</text:p>
          </table:table-cell>
          <table:table-cell office:value-type="float" office:value="2504.2" calcext:value-type="float">
            <text:p>2504,2</text:p>
          </table:table-cell>
          <table:table-cell table:formula="of:=([.E993]-[.E992])/10" office:value-type="float" office:value="-4.83999999999996" calcext:value-type="float">
            <text:p>-4,83999999999996</text:p>
          </table:table-cell>
          <table:table-cell table:formula="of:=AVERAGE([.P968:.P993])" office:value-type="float" office:value="-4.56307692307692" calcext:value-type="float">
            <text:p>-4,56</text:p>
          </table:table-cell>
        </table:table-row>
        <table:table-row table:style-name="ro1">
          <table:table-cell office:value-type="string" calcext:value-type="string">
            <text:p>14:09:35</text:p>
          </table:table-cell>
          <table:table-cell office:value-type="float" office:value="10" calcext:value-type="float">
            <text:p>10</text:p>
          </table:table-cell>
          <table:table-cell office:value-type="float" office:value="48.524017" calcext:value-type="float">
            <text:p>48,524017</text:p>
          </table:table-cell>
          <table:table-cell office:value-type="float" office:value="0.611548" calcext:value-type="float">
            <text:p>0,611548</text:p>
          </table:table-cell>
          <table:table-cell office:value-type="float" office:value="4616.9" calcext:value-type="float">
            <text:p>4616,9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-2.8" calcext:value-type="float">
            <text:p>-2,8</text:p>
          </table:table-cell>
          <table:table-cell office:value-type="float" office:value="576.5" calcext:value-type="float">
            <text:p>576,5</text:p>
          </table:table-cell>
          <table:table-cell office:value-type="float" office:value="16.7" calcext:value-type="float">
            <text:p>16,7</text:p>
          </table:table-cell>
          <table:table-cell office:value-type="float" office:value="0.6" calcext:value-type="float">
            <text:p>0,6</text:p>
          </table:table-cell>
          <table:table-cell office:value-type="float" office:value="30.1" calcext:value-type="float">
            <text:p>30,1</text:p>
          </table:table-cell>
          <table:table-cell office:value-type="float" office:value="12.1" calcext:value-type="float">
            <text:p>12,1</text:p>
          </table:table-cell>
          <table:table-cell office:value-type="float" office:value="-171.9" calcext:value-type="float">
            <text:p>-171,9</text:p>
          </table:table-cell>
          <table:table-cell office:value-type="float" office:value="2503.7" calcext:value-type="float">
            <text:p>2503,7</text:p>
          </table:table-cell>
          <table:table-cell table:formula="of:=([.E994]-[.E993])/10" office:value-type="float" office:value="-5.16000000000004" calcext:value-type="float">
            <text:p>-5,16000000000004</text:p>
          </table:table-cell>
          <table:table-cell table:formula="of:=AVERAGE([.P969:.P994])" office:value-type="float" office:value="-4.59115384615385" calcext:value-type="float">
            <text:p>-4,59</text:p>
          </table:table-cell>
        </table:table-row>
        <table:table-row table:style-name="ro1">
          <table:table-cell office:value-type="string" calcext:value-type="string">
            <text:p>14:09:45</text:p>
          </table:table-cell>
          <table:table-cell office:value-type="float" office:value="10" calcext:value-type="float">
            <text:p>10</text:p>
          </table:table-cell>
          <table:table-cell office:value-type="float" office:value="48.524818" calcext:value-type="float">
            <text:p>48,524818</text:p>
          </table:table-cell>
          <table:table-cell office:value-type="float" office:value="0.61277" calcext:value-type="float">
            <text:p>0,61277</text:p>
          </table:table-cell>
          <table:table-cell office:value-type="float" office:value="4571.2" calcext:value-type="float">
            <text:p>4571,2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,6</text:p>
          </table:table-cell>
          <table:table-cell office:value-type="float" office:value="-4.8" calcext:value-type="float">
            <text:p>-4,8</text:p>
          </table:table-cell>
          <table:table-cell office:value-type="float" office:value="579.9" calcext:value-type="float">
            <text:p>579,9</text:p>
          </table:table-cell>
          <table:table-cell office:value-type="float" office:value="17.4" calcext:value-type="float">
            <text:p>17,4</text:p>
          </table:table-cell>
          <table:table-cell office:value-type="float" office:value="0.6" calcext:value-type="float">
            <text:p>0,6</text:p>
          </table:table-cell>
          <table:table-cell office:value-type="float" office:value="29.6" calcext:value-type="float">
            <text:p>29,6</text:p>
          </table:table-cell>
          <table:table-cell office:value-type="float" office:value="12.1" calcext:value-type="float">
            <text:p>12,1</text:p>
          </table:table-cell>
          <table:table-cell office:value-type="float" office:value="-167.2" calcext:value-type="float">
            <text:p>-167,2</text:p>
          </table:table-cell>
          <table:table-cell office:value-type="float" office:value="2503.2" calcext:value-type="float">
            <text:p>2503,2</text:p>
          </table:table-cell>
          <table:table-cell table:formula="of:=([.E995]-[.E994])/10" office:value-type="float" office:value="-4.56999999999998" calcext:value-type="float">
            <text:p>-4,56999999999998</text:p>
          </table:table-cell>
          <table:table-cell table:formula="of:=AVERAGE([.P970:.P995])" office:value-type="float" office:value="-4.59730769230769" calcext:value-type="float">
            <text:p>-4,60</text:p>
          </table:table-cell>
        </table:table-row>
        <table:table-row table:style-name="ro1">
          <table:table-cell office:value-type="string" calcext:value-type="string">
            <text:p>14:09:55</text:p>
          </table:table-cell>
          <table:table-cell office:value-type="float" office:value="10" calcext:value-type="float">
            <text:p>10</text:p>
          </table:table-cell>
          <table:table-cell office:value-type="float" office:value="48.525616" calcext:value-type="float">
            <text:p>48,525616</text:p>
          </table:table-cell>
          <table:table-cell office:value-type="float" office:value="0.613605" calcext:value-type="float">
            <text:p>0,613605</text:p>
          </table:table-cell>
          <table:table-cell office:value-type="float" office:value="4523.1" calcext:value-type="float">
            <text:p>4523,1</text:p>
          </table:table-cell>
          <table:table-cell office:value-type="float" office:value="6.1" calcext:value-type="float">
            <text:p>6,1</text:p>
          </table:table-cell>
          <table:table-cell office:value-type="float" office:value="4.7" calcext:value-type="float">
            <text:p>4,7</text:p>
          </table:table-cell>
          <table:table-cell office:value-type="float" office:value="-5.2" calcext:value-type="float">
            <text:p>-5,2</text:p>
          </table:table-cell>
          <table:table-cell office:value-type="float" office:value="583.4" calcext:value-type="float">
            <text:p>583,4</text:p>
          </table:table-cell>
          <table:table-cell office:value-type="float" office:value="18.2" calcext:value-type="float">
            <text:p>18,2</text:p>
          </table:table-cell>
          <table:table-cell office:value-type="float" office:value="0.6" calcext:value-type="float">
            <text:p>0,6</text:p>
          </table:table-cell>
          <table:table-cell office:value-type="float" office:value="29.4" calcext:value-type="float">
            <text:p>29,4</text:p>
          </table:table-cell>
          <table:table-cell office:value-type="float" office:value="12.1" calcext:value-type="float">
            <text:p>12,1</text:p>
          </table:table-cell>
          <table:table-cell office:value-type="float" office:value="-175.2" calcext:value-type="float">
            <text:p>-175,2</text:p>
          </table:table-cell>
          <table:table-cell office:value-type="float" office:value="2502.8" calcext:value-type="float">
            <text:p>2502,8</text:p>
          </table:table-cell>
          <table:table-cell table:formula="of:=([.E996]-[.E995])/10" office:value-type="float" office:value="-4.80999999999995" calcext:value-type="float">
            <text:p>-4,80999999999995</text:p>
          </table:table-cell>
          <table:table-cell table:formula="of:=AVERAGE([.P971:.P996])" office:value-type="float" office:value="-4.61346153846154" calcext:value-type="float">
            <text:p>-4,61</text:p>
          </table:table-cell>
        </table:table-row>
        <table:table-row table:style-name="ro1">
          <table:table-cell office:value-type="string" calcext:value-type="string">
            <text:p>14:10:05</text:p>
          </table:table-cell>
          <table:table-cell office:value-type="float" office:value="10" calcext:value-type="float">
            <text:p>10</text:p>
          </table:table-cell>
          <table:table-cell office:value-type="float" office:value="48.526188" calcext:value-type="float">
            <text:p>48,526188</text:p>
          </table:table-cell>
          <table:table-cell office:value-type="float" office:value="0.614462" calcext:value-type="float">
            <text:p>0,614462</text:p>
          </table:table-cell>
          <table:table-cell office:value-type="float" office:value="4485.4" calcext:value-type="float">
            <text:p>4485,4</text:p>
          </table:table-cell>
          <table:table-cell office:value-type="float" office:value="6.1" calcext:value-type="float">
            <text:p>6,1</text:p>
          </table:table-cell>
          <table:table-cell office:value-type="float" office:value="4.7" calcext:value-type="float">
            <text:p>4,7</text:p>
          </table:table-cell>
          <table:table-cell office:value-type="float" office:value="-4.2" calcext:value-type="float">
            <text:p>-4,2</text:p>
          </table:table-cell>
          <table:table-cell office:value-type="float" office:value="586.4" calcext:value-type="float">
            <text:p>586,4</text:p>
          </table:table-cell>
          <table:table-cell office:value-type="float" office:value="19.5" calcext:value-type="float">
            <text:p>19,5</text:p>
          </table:table-cell>
          <table:table-cell office:value-type="float" office:value="0.5" calcext:value-type="float">
            <text:p>0,5</text:p>
          </table:table-cell>
          <table:table-cell office:value-type="float" office:value="28.3" calcext:value-type="float">
            <text:p>28,3</text:p>
          </table:table-cell>
          <table:table-cell office:value-type="float" office:value="12.1" calcext:value-type="float">
            <text:p>12,1</text:p>
          </table:table-cell>
          <table:table-cell office:value-type="float" office:value="-168.4" calcext:value-type="float">
            <text:p>-168,4</text:p>
          </table:table-cell>
          <table:table-cell office:value-type="float" office:value="2502.2" calcext:value-type="float">
            <text:p>2502,2</text:p>
          </table:table-cell>
          <table:table-cell table:formula="of:=([.E997]-[.E996])/10" office:value-type="float" office:value="-3.77000000000007" calcext:value-type="float">
            <text:p>-3,77000000000007</text:p>
          </table:table-cell>
          <table:table-cell table:formula="of:=AVERAGE([.P972:.P997])" office:value-type="float" office:value="-4.58615384615385" calcext:value-type="float">
            <text:p>-4,59</text:p>
          </table:table-cell>
        </table:table-row>
        <table:table-row table:style-name="ro1">
          <table:table-cell office:value-type="string" calcext:value-type="string">
            <text:p>14:10:15</text:p>
          </table:table-cell>
          <table:table-cell office:value-type="float" office:value="10" calcext:value-type="float">
            <text:p>10</text:p>
          </table:table-cell>
          <table:table-cell office:value-type="float" office:value="48.52676" calcext:value-type="float">
            <text:p>48,52676</text:p>
          </table:table-cell>
          <table:table-cell office:value-type="float" office:value="0.615488" calcext:value-type="float">
            <text:p>0,615488</text:p>
          </table:table-cell>
          <table:table-cell office:value-type="float" office:value="4453.4" calcext:value-type="float">
            <text:p>4453,4</text:p>
          </table:table-cell>
          <table:table-cell office:value-type="float" office:value="6.2" calcext:value-type="float">
            <text:p>6,2</text:p>
          </table:table-cell>
          <table:table-cell office:value-type="float" office:value="4.8" calcext:value-type="float">
            <text:p>4,8</text:p>
          </table:table-cell>
          <table:table-cell office:value-type="float" office:value="-3.2" calcext:value-type="float">
            <text:p>-3,2</text:p>
          </table:table-cell>
          <table:table-cell office:value-type="float" office:value="588.8" calcext:value-type="float">
            <text:p>588,8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office:value-type="float" office:value="28.1" calcext:value-type="float">
            <text:p>28,1</text:p>
          </table:table-cell>
          <table:table-cell office:value-type="float" office:value="12.1" calcext:value-type="float">
            <text:p>12,1</text:p>
          </table:table-cell>
          <table:table-cell office:value-type="float" office:value="-168.5" calcext:value-type="float">
            <text:p>-168,5</text:p>
          </table:table-cell>
          <table:table-cell office:value-type="float" office:value="2501.7" calcext:value-type="float">
            <text:p>2501,7</text:p>
          </table:table-cell>
          <table:table-cell table:formula="of:=([.E998]-[.E997])/10" office:value-type="float" office:value="-3.2" calcext:value-type="float">
            <text:p>-3,2</text:p>
          </table:table-cell>
          <table:table-cell table:formula="of:=AVERAGE([.P973:.P998])" office:value-type="float" office:value="-4.53615384615385" calcext:value-type="float">
            <text:p>-4,54</text:p>
          </table:table-cell>
        </table:table-row>
        <table:table-row table:style-name="ro1">
          <table:table-cell office:value-type="string" calcext:value-type="string">
            <text:p>14:10:25</text:p>
          </table:table-cell>
          <table:table-cell office:value-type="float" office:value="10" calcext:value-type="float">
            <text:p>10</text:p>
          </table:table-cell>
          <table:table-cell office:value-type="float" office:value="48.527618" calcext:value-type="float">
            <text:p>48,527618</text:p>
          </table:table-cell>
          <table:table-cell office:value-type="float" office:value="0.616213" calcext:value-type="float">
            <text:p>0,616213</text:p>
          </table:table-cell>
          <table:table-cell office:value-type="float" office:value="4415.3" calcext:value-type="float">
            <text:p>4415,3</text:p>
          </table:table-cell>
          <table:table-cell office:value-type="float" office:value="6.2" calcext:value-type="float">
            <text:p>6,2</text:p>
          </table:table-cell>
          <table:table-cell office:value-type="float" office:value="4.9" calcext:value-type="float">
            <text:p>4,9</text:p>
          </table:table-cell>
          <table:table-cell office:value-type="float" office:value="-4.5" calcext:value-type="float">
            <text:p>-4,5</text:p>
          </table:table-cell>
          <table:table-cell office:value-type="float" office:value="591.8" calcext:value-type="float">
            <text:p>591,8</text:p>
          </table:table-cell>
          <table:table-cell office:value-type="float" office:value="21.2" calcext:value-type="float">
            <text:p>21,2</text:p>
          </table:table-cell>
          <table:table-cell office:value-type="float" office:value="0.5" calcext:value-type="float">
            <text:p>0,5</text:p>
          </table:table-cell>
          <table:table-cell office:value-type="float" office:value="27.9" calcext:value-type="float">
            <text:p>27,9</text:p>
          </table:table-cell>
          <table:table-cell office:value-type="float" office:value="12.1" calcext:value-type="float">
            <text:p>12,1</text:p>
          </table:table-cell>
          <table:table-cell office:value-type="float" office:value="-173.1" calcext:value-type="float">
            <text:p>-173,1</text:p>
          </table:table-cell>
          <table:table-cell office:value-type="float" office:value="2501.2" calcext:value-type="float">
            <text:p>2501,2</text:p>
          </table:table-cell>
          <table:table-cell table:formula="of:=([.E999]-[.E998])/10" office:value-type="float" office:value="-3.80999999999995" calcext:value-type="float">
            <text:p>-3,80999999999995</text:p>
          </table:table-cell>
          <table:table-cell table:formula="of:=AVERAGE([.P974:.P999])" office:value-type="float" office:value="-4.51076923076923" calcext:value-type="float">
            <text:p>-4,51</text:p>
          </table:table-cell>
        </table:table-row>
        <table:table-row table:style-name="ro1">
          <table:table-cell office:value-type="string" calcext:value-type="string">
            <text:p>14:10:35</text:p>
          </table:table-cell>
          <table:table-cell office:value-type="float" office:value="10" calcext:value-type="float">
            <text:p>10</text:p>
          </table:table-cell>
          <table:table-cell office:value-type="float" office:value="48.528332" calcext:value-type="float">
            <text:p>48,528332</text:p>
          </table:table-cell>
          <table:table-cell office:value-type="float" office:value="0.617338" calcext:value-type="float">
            <text:p>0,617338</text:p>
          </table:table-cell>
          <table:table-cell office:value-type="float" office:value="4375.1" calcext:value-type="float">
            <text:p>4375,1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94.9" calcext:value-type="float">
            <text:p>594,9</text:p>
          </table:table-cell>
          <table:table-cell office:value-type="float" office:value="21.9" calcext:value-type="float">
            <text:p>21,9</text:p>
          </table:table-cell>
          <table:table-cell office:value-type="float" office:value="0.5" calcext:value-type="float">
            <text:p>0,5</text:p>
          </table:table-cell>
          <table:table-cell office:value-type="float" office:value="27.1" calcext:value-type="float">
            <text:p>27,1</text:p>
          </table:table-cell>
          <table:table-cell office:value-type="float" office:value="12.1" calcext:value-type="float">
            <text:p>12,1</text:p>
          </table:table-cell>
          <table:table-cell office:value-type="float" office:value="-172.4" calcext:value-type="float">
            <text:p>-172,4</text:p>
          </table:table-cell>
          <table:table-cell office:value-type="float" office:value="2500.8" calcext:value-type="float">
            <text:p>2500,8</text:p>
          </table:table-cell>
          <table:table-cell table:formula="of:=([.E1000]-[.E999])/10" office:value-type="float" office:value="-4.01999999999998" calcext:value-type="float">
            <text:p>-4,01999999999998</text:p>
          </table:table-cell>
          <table:table-cell table:formula="of:=AVERAGE([.P975:.P1000])" office:value-type="float" office:value="-4.48884615384615" calcext:value-type="float">
            <text:p>-4,49</text:p>
          </table:table-cell>
        </table:table-row>
        <table:table-row table:style-name="ro1">
          <table:table-cell office:value-type="string" calcext:value-type="string">
            <text:p>14:10:45</text:p>
          </table:table-cell>
          <table:table-cell office:value-type="float" office:value="10" calcext:value-type="float">
            <text:p>10</text:p>
          </table:table-cell>
          <table:table-cell office:value-type="float" office:value="48.529091" calcext:value-type="float">
            <text:p>48,529091</text:p>
          </table:table-cell>
          <table:table-cell office:value-type="float" office:value="0.618128" calcext:value-type="float">
            <text:p>0,618128</text:p>
          </table:table-cell>
          <table:table-cell office:value-type="float" office:value="4334.8" calcext:value-type="float">
            <text:p>4334,8</text:p>
          </table:table-cell>
          <table:table-cell office:value-type="float" office:value="6.4" calcext:value-type="float">
            <text:p>6,4</text:p>
          </table:table-cell>
          <table:table-cell office:value-type="float" office:value="5.1" calcext:value-type="float">
            <text:p>5,1</text:p>
          </table:table-cell>
          <table:table-cell office:value-type="float" office:value="-5" calcext:value-type="float">
            <text:p>-5</text:p>
          </table:table-cell>
          <table:table-cell office:value-type="float" office:value="597.8" calcext:value-type="float">
            <text:p>597,8</text:p>
          </table:table-cell>
          <table:table-cell office:value-type="float" office:value="22.7" calcext:value-type="float">
            <text:p>22,7</text:p>
          </table:table-cell>
          <table:table-cell office:value-type="float" office:value="0.5" calcext:value-type="float">
            <text:p>0,5</text:p>
          </table:table-cell>
          <table:table-cell office:value-type="float" office:value="26.5" calcext:value-type="float">
            <text:p>26,5</text:p>
          </table:table-cell>
          <table:table-cell office:value-type="float" office:value="12.1" calcext:value-type="float">
            <text:p>12,1</text:p>
          </table:table-cell>
          <table:table-cell office:value-type="float" office:value="-193.2" calcext:value-type="float">
            <text:p>-193,2</text:p>
          </table:table-cell>
          <table:table-cell office:value-type="float" office:value="2500.2" calcext:value-type="float">
            <text:p>2500,2</text:p>
          </table:table-cell>
          <table:table-cell table:formula="of:=([.E1001]-[.E1000])/10" office:value-type="float" office:value="-4.03000000000002" calcext:value-type="float">
            <text:p>-4,03000000000002</text:p>
          </table:table-cell>
          <table:table-cell table:formula="of:=AVERAGE([.P976:.P1001])" office:value-type="float" office:value="-4.46961538461538" calcext:value-type="float">
            <text:p>-4,47</text:p>
          </table:table-cell>
        </table:table-row>
        <table:table-row table:style-name="ro1">
          <table:table-cell office:value-type="string" calcext:value-type="string">
            <text:p>14:10:55</text:p>
          </table:table-cell>
          <table:table-cell office:value-type="float" office:value="10" calcext:value-type="float">
            <text:p>10</text:p>
          </table:table-cell>
          <table:table-cell office:value-type="float" office:value="48.529747" calcext:value-type="float">
            <text:p>48,529747</text:p>
          </table:table-cell>
          <table:table-cell office:value-type="float" office:value="0.618863" calcext:value-type="float">
            <text:p>0,618863</text:p>
          </table:table-cell>
          <table:table-cell office:value-type="float" office:value="4297.4" calcext:value-type="float">
            <text:p>4297,4</text:p>
          </table:table-cell>
          <table:table-cell office:value-type="float" office:value="6.5" calcext:value-type="float">
            <text:p>6,5</text:p>
          </table:table-cell>
          <table:table-cell office:value-type="float" office:value="5.2" calcext:value-type="float">
            <text:p>5,2</text:p>
          </table:table-cell>
          <table:table-cell office:value-type="float" office:value="-3" calcext:value-type="float">
            <text:p>-3</text:p>
          </table:table-cell>
          <table:table-cell office:value-type="float" office:value="600.8" calcext:value-type="float">
            <text:p>600,8</text:p>
          </table:table-cell>
          <table:table-cell office:value-type="float" office:value="22.9" calcext:value-type="float">
            <text:p>22,9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,1</text:p>
          </table:table-cell>
          <table:table-cell office:value-type="float" office:value="-170.7" calcext:value-type="float">
            <text:p>-170,7</text:p>
          </table:table-cell>
          <table:table-cell office:value-type="float" office:value="2499.7" calcext:value-type="float">
            <text:p>2499,7</text:p>
          </table:table-cell>
          <table:table-cell table:formula="of:=([.E1002]-[.E1001])/10" office:value-type="float" office:value="-3.74000000000005" calcext:value-type="float">
            <text:p>-3,74000000000005</text:p>
          </table:table-cell>
          <table:table-cell table:formula="of:=AVERAGE([.P977:.P1002])" office:value-type="float" office:value="-4.43653846153846" calcext:value-type="float">
            <text:p>-4,44</text:p>
          </table:table-cell>
        </table:table-row>
        <table:table-row table:style-name="ro1">
          <table:table-cell office:value-type="string" calcext:value-type="string">
            <text:p>14:11:05</text:p>
          </table:table-cell>
          <table:table-cell office:value-type="float" office:value="10" calcext:value-type="float">
            <text:p>10</text:p>
          </table:table-cell>
          <table:table-cell office:value-type="float" office:value="48.53054" calcext:value-type="float">
            <text:p>48,53054</text:p>
          </table:table-cell>
          <table:table-cell office:value-type="float" office:value="0.62004" calcext:value-type="float">
            <text:p>0,62004</text:p>
          </table:table-cell>
          <table:table-cell office:value-type="float" office:value="4261.8" calcext:value-type="float">
            <text:p>4261,8</text:p>
          </table:table-cell>
          <table:table-cell office:value-type="float" office:value="6.5" calcext:value-type="float">
            <text:p>6,5</text:p>
          </table:table-cell>
          <table:table-cell office:value-type="float" office:value="5.2" calcext:value-type="float">
            <text:p>5,2</text:p>
          </table:table-cell>
          <table:table-cell office:value-type="float" office:value="-3" calcext:value-type="float">
            <text:p>-3</text:p>
          </table:table-cell>
          <table:table-cell office:value-type="float" office:value="603.6" calcext:value-type="float">
            <text:p>603,6</text:p>
          </table:table-cell>
          <table:table-cell office:value-type="float" office:value="23.5" calcext:value-type="float">
            <text:p>23,5</text:p>
          </table:table-cell>
          <table:table-cell office:value-type="float" office:value="0.5" calcext:value-type="float">
            <text:p>0,5</text:p>
          </table:table-cell>
          <table:table-cell office:value-type="float" office:value="25.7" calcext:value-type="float">
            <text:p>25,7</text:p>
          </table:table-cell>
          <table:table-cell office:value-type="float" office:value="12.1" calcext:value-type="float">
            <text:p>12,1</text:p>
          </table:table-cell>
          <table:table-cell office:value-type="float" office:value="-166.2" calcext:value-type="float">
            <text:p>-166,2</text:p>
          </table:table-cell>
          <table:table-cell office:value-type="float" office:value="2499.3" calcext:value-type="float">
            <text:p>2499,3</text:p>
          </table:table-cell>
          <table:table-cell table:formula="of:=([.E1003]-[.E1002])/10" office:value-type="float" office:value="-3.55999999999995" calcext:value-type="float">
            <text:p>-3,55999999999995</text:p>
          </table:table-cell>
          <table:table-cell table:formula="of:=AVERAGE([.P978:.P1003])" office:value-type="float" office:value="-4.39615384615385" calcext:value-type="float">
            <text:p>-4,40</text:p>
          </table:table-cell>
        </table:table-row>
        <table:table-row table:style-name="ro1">
          <table:table-cell office:value-type="string" calcext:value-type="string">
            <text:p>14:11:15</text:p>
          </table:table-cell>
          <table:table-cell office:value-type="float" office:value="10" calcext:value-type="float">
            <text:p>10</text:p>
          </table:table-cell>
          <table:table-cell office:value-type="float" office:value="48.531185" calcext:value-type="float">
            <text:p>48,531185</text:p>
          </table:table-cell>
          <table:table-cell office:value-type="float" office:value="0.620855" calcext:value-type="float">
            <text:p>0,620855</text:p>
          </table:table-cell>
          <table:table-cell office:value-type="float" office:value="4224.5" calcext:value-type="float">
            <text:p>4224,5</text:p>
          </table:table-cell>
          <table:table-cell office:value-type="float" office:value="6.6" calcext:value-type="float">
            <text:p>6,6</text:p>
          </table:table-cell>
          <table:table-cell office:value-type="float" office:value="5.3" calcext:value-type="float">
            <text:p>5,3</text:p>
          </table:table-cell>
          <table:table-cell office:value-type="float" office:value="-4" calcext:value-type="float">
            <text:p>-4</text:p>
          </table:table-cell>
          <table:table-cell office:value-type="float" office:value="606.5" calcext:value-type="float">
            <text:p>606,5</text:p>
          </table:table-cell>
          <table:table-cell office:value-type="float" office:value="24.2" calcext:value-type="float">
            <text:p>24,2</text:p>
          </table:table-cell>
          <table:table-cell office:value-type="float" office:value="0.5" calcext:value-type="float">
            <text:p>0,5</text:p>
          </table:table-cell>
          <table:table-cell office:value-type="float" office:value="25.6" calcext:value-type="float">
            <text:p>25,6</text:p>
          </table:table-cell>
          <table:table-cell office:value-type="float" office:value="12.1" calcext:value-type="float">
            <text:p>12,1</text:p>
          </table:table-cell>
          <table:table-cell office:value-type="float" office:value="-167.1" calcext:value-type="float">
            <text:p>-167,1</text:p>
          </table:table-cell>
          <table:table-cell office:value-type="float" office:value="2498.8" calcext:value-type="float">
            <text:p>2498,8</text:p>
          </table:table-cell>
          <table:table-cell table:formula="of:=([.E1004]-[.E1003])/10" office:value-type="float" office:value="-3.73000000000002" calcext:value-type="float">
            <text:p>-3,73000000000002</text:p>
          </table:table-cell>
          <table:table-cell table:formula="of:=AVERAGE([.P979:.P1004])" office:value-type="float" office:value="-4.36461538461538" calcext:value-type="float">
            <text:p>-4,36</text:p>
          </table:table-cell>
        </table:table-row>
        <table:table-row table:style-name="ro1">
          <table:table-cell office:value-type="string" calcext:value-type="string">
            <text:p>14:11:25</text:p>
          </table:table-cell>
          <table:table-cell office:value-type="float" office:value="10" calcext:value-type="float">
            <text:p>10</text:p>
          </table:table-cell>
          <table:table-cell office:value-type="float" office:value="48.531925" calcext:value-type="float">
            <text:p>48,531925</text:p>
          </table:table-cell>
          <table:table-cell office:value-type="float" office:value="0.622055" calcext:value-type="float">
            <text:p>0,622055</text:p>
          </table:table-cell>
          <table:table-cell office:value-type="float" office:value="4185.6" calcext:value-type="float">
            <text:p>4185,6</text:p>
          </table:table-cell>
          <table:table-cell office:value-type="float" office:value="6.6" calcext:value-type="float">
            <text:p>6,6</text:p>
          </table:table-cell>
          <table:table-cell office:value-type="float" office:value="5.4" calcext:value-type="float">
            <text:p>5,4</text:p>
          </table:table-cell>
          <table:table-cell office:value-type="float" office:value="-3.2" calcext:value-type="float">
            <text:p>-3,2</text:p>
          </table:table-cell>
          <table:table-cell office:value-type="float" office:value="609.6" calcext:value-type="float">
            <text:p>609,6</text:p>
          </table:table-cell>
          <table:table-cell office:value-type="float" office:value="25.1" calcext:value-type="float">
            <text:p>25,1</text:p>
          </table:table-cell>
          <table:table-cell office:value-type="float" office:value="0.5" calcext:value-type="float">
            <text:p>0,5</text:p>
          </table:table-cell>
          <table:table-cell office:value-type="float" office:value="25.3" calcext:value-type="float">
            <text:p>25,3</text:p>
          </table:table-cell>
          <table:table-cell office:value-type="float" office:value="12.1" calcext:value-type="float">
            <text:p>12,1</text:p>
          </table:table-cell>
          <table:table-cell office:value-type="float" office:value="-174.4" calcext:value-type="float">
            <text:p>-174,4</text:p>
          </table:table-cell>
          <table:table-cell office:value-type="float" office:value="2498.3" calcext:value-type="float">
            <text:p>2498,3</text:p>
          </table:table-cell>
          <table:table-cell table:formula="of:=([.E1005]-[.E1004])/10" office:value-type="float" office:value="-3.88999999999996" calcext:value-type="float">
            <text:p>-3,88999999999996</text:p>
          </table:table-cell>
          <table:table-cell table:formula="of:=AVERAGE([.P980:.P1005])" office:value-type="float" office:value="-4.34076923076923" calcext:value-type="float">
            <text:p>-4,34</text:p>
          </table:table-cell>
        </table:table-row>
        <table:table-row table:style-name="ro1">
          <table:table-cell office:value-type="string" calcext:value-type="string">
            <text:p>14:11:35</text:p>
          </table:table-cell>
          <table:table-cell office:value-type="float" office:value="10" calcext:value-type="float">
            <text:p>10</text:p>
          </table:table-cell>
          <table:table-cell office:value-type="float" office:value="48.53278" calcext:value-type="float">
            <text:p>48,53278</text:p>
          </table:table-cell>
          <table:table-cell office:value-type="float" office:value="0.622957" calcext:value-type="float">
            <text:p>0,622957</text:p>
          </table:table-cell>
          <table:table-cell office:value-type="float" office:value="4149.1" calcext:value-type="float">
            <text:p>4149,1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float" office:value="-2.5" calcext:value-type="float">
            <text:p>-2,5</text:p>
          </table:table-cell>
          <table:table-cell office:value-type="float" office:value="612.4" calcext:value-type="float">
            <text:p>612,4</text:p>
          </table:table-cell>
          <table:table-cell office:value-type="float" office:value="26.1" calcext:value-type="float">
            <text:p>26,1</text:p>
          </table:table-cell>
          <table:table-cell office:value-type="float" office:value="0.5" calcext:value-type="float">
            <text:p>0,5</text:p>
          </table:table-cell>
          <table:table-cell office:value-type="float" office:value="24.4" calcext:value-type="float">
            <text:p>24,4</text:p>
          </table:table-cell>
          <table:table-cell office:value-type="float" office:value="12.1" calcext:value-type="float">
            <text:p>12,1</text:p>
          </table:table-cell>
          <table:table-cell office:value-type="float" office:value="-171.5" calcext:value-type="float">
            <text:p>-171,5</text:p>
          </table:table-cell>
          <table:table-cell office:value-type="float" office:value="2497.9" calcext:value-type="float">
            <text:p>2497,9</text:p>
          </table:table-cell>
          <table:table-cell table:formula="of:=([.E1006]-[.E1005])/10" office:value-type="float" office:value="-3.65" calcext:value-type="float">
            <text:p>-3,65</text:p>
          </table:table-cell>
          <table:table-cell table:formula="of:=AVERAGE([.P981:.P1006])" office:value-type="float" office:value="-4.30730769230769" calcext:value-type="float">
            <text:p>-4,31</text:p>
          </table:table-cell>
        </table:table-row>
        <table:table-row table:style-name="ro1">
          <table:table-cell office:value-type="string" calcext:value-type="string">
            <text:p>14:11:45</text:p>
          </table:table-cell>
          <table:table-cell office:value-type="float" office:value="10" calcext:value-type="float">
            <text:p>10</text:p>
          </table:table-cell>
          <table:table-cell office:value-type="float" office:value="48.533482" calcext:value-type="float">
            <text:p>48,533482</text:p>
          </table:table-cell>
          <table:table-cell office:value-type="float" office:value="0.623785" calcext:value-type="float">
            <text:p>0,623785</text:p>
          </table:table-cell>
          <table:table-cell office:value-type="float" office:value="4111.3" calcext:value-type="float">
            <text:p>4111,3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float" office:value="-1.5" calcext:value-type="float">
            <text:p>-1,5</text:p>
          </table:table-cell>
          <table:table-cell office:value-type="float" office:value="615.3" calcext:value-type="float">
            <text:p>615,3</text:p>
          </table:table-cell>
          <table:table-cell office:value-type="float" office:value="26.2" calcext:value-type="float">
            <text:p>26,2</text:p>
          </table:table-cell>
          <table:table-cell office:value-type="float" office:value="0.4" calcext:value-type="float">
            <text:p>0,4</text:p>
          </table:table-cell>
          <table:table-cell office:value-type="float" office:value="23.8" calcext:value-type="float">
            <text:p>23,8</text:p>
          </table:table-cell>
          <table:table-cell office:value-type="float" office:value="12.1" calcext:value-type="float">
            <text:p>12,1</text:p>
          </table:table-cell>
          <table:table-cell office:value-type="float" office:value="-174" calcext:value-type="float">
            <text:p>-174</text:p>
          </table:table-cell>
          <table:table-cell office:value-type="float" office:value="2497.4" calcext:value-type="float">
            <text:p>2497,4</text:p>
          </table:table-cell>
          <table:table-cell table:formula="of:=([.E1007]-[.E1006])/10" office:value-type="float" office:value="-3.78000000000002" calcext:value-type="float">
            <text:p>-3,78000000000002</text:p>
          </table:table-cell>
          <table:table-cell table:formula="of:=AVERAGE([.P982:.P1007])" office:value-type="float" office:value="-4.28038461538461" calcext:value-type="float">
            <text:p>-4,28</text:p>
          </table:table-cell>
        </table:table-row>
        <table:table-row table:style-name="ro1">
          <table:table-cell office:value-type="string" calcext:value-type="string">
            <text:p>14:11:55</text:p>
          </table:table-cell>
          <table:table-cell office:value-type="float" office:value="10" calcext:value-type="float">
            <text:p>10</text:p>
          </table:table-cell>
          <table:table-cell office:value-type="float" office:value="48.534325" calcext:value-type="float">
            <text:p>48,534325</text:p>
          </table:table-cell>
          <table:table-cell office:value-type="float" office:value="0.624843" calcext:value-type="float">
            <text:p>0,624843</text:p>
          </table:table-cell>
          <table:table-cell office:value-type="float" office:value="4072.5" calcext:value-type="float">
            <text:p>4072,5</text:p>
          </table:table-cell>
          <table:table-cell office:value-type="float" office:value="6.9" calcext:value-type="float">
            <text:p>6,9</text:p>
          </table:table-cell>
          <table:table-cell office:value-type="float" office:value="5.6" calcext:value-type="float">
            <text:p>5,6</text:p>
          </table:table-cell>
          <table:table-cell office:value-type="float" office:value="-1.5" calcext:value-type="float">
            <text:p>-1,5</text:p>
          </table:table-cell>
          <table:table-cell office:value-type="float" office:value="618.4" calcext:value-type="float">
            <text:p>618,4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23.3" calcext:value-type="float">
            <text:p>23,3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496.9" calcext:value-type="float">
            <text:p>2496,9</text:p>
          </table:table-cell>
          <table:table-cell table:formula="of:=([.E1008]-[.E1007])/10" office:value-type="float" office:value="-3.88000000000002" calcext:value-type="float">
            <text:p>-3,88000000000002</text:p>
          </table:table-cell>
          <table:table-cell table:formula="of:=AVERAGE([.P983:.P1008])" office:value-type="float" office:value="-4.25153846153846" calcext:value-type="float">
            <text:p>-4,25</text:p>
          </table:table-cell>
        </table:table-row>
        <table:table-row table:style-name="ro1">
          <table:table-cell office:value-type="string" calcext:value-type="string">
            <text:p>14:12:05</text:p>
          </table:table-cell>
          <table:table-cell office:value-type="float" office:value="10" calcext:value-type="float">
            <text:p>10</text:p>
          </table:table-cell>
          <table:table-cell office:value-type="float" office:value="48.534912" calcext:value-type="float">
            <text:p>48,534912</text:p>
          </table:table-cell>
          <table:table-cell office:value-type="float" office:value="0.625662" calcext:value-type="float">
            <text:p>0,625662</text:p>
          </table:table-cell>
          <table:table-cell office:value-type="float" office:value="4032.8" calcext:value-type="float">
            <text:p>4032,8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,7</text:p>
          </table:table-cell>
          <table:table-cell office:value-type="float" office:value="-1.8" calcext:value-type="float">
            <text:p>-1,8</text:p>
          </table:table-cell>
          <table:table-cell office:value-type="float" office:value="621.6" calcext:value-type="float">
            <text:p>621,6</text:p>
          </table:table-cell>
          <table:table-cell office:value-type="float" office:value="27.6" calcext:value-type="float">
            <text:p>27,6</text:p>
          </table:table-cell>
          <table:table-cell office:value-type="float" office:value="0.4" calcext:value-type="float">
            <text:p>0,4</text:p>
          </table:table-cell>
          <table:table-cell office:value-type="float" office:value="22.8" calcext:value-type="float">
            <text:p>22,8</text:p>
          </table:table-cell>
          <table:table-cell office:value-type="float" office:value="12.1" calcext:value-type="float">
            <text:p>12,1</text:p>
          </table:table-cell>
          <table:table-cell office:value-type="float" office:value="-166.9" calcext:value-type="float">
            <text:p>-166,9</text:p>
          </table:table-cell>
          <table:table-cell office:value-type="float" office:value="2496.3" calcext:value-type="float">
            <text:p>2496,3</text:p>
          </table:table-cell>
          <table:table-cell table:formula="of:=([.E1009]-[.E1008])/10" office:value-type="float" office:value="-3.96999999999998" calcext:value-type="float">
            <text:p>-3,96999999999998</text:p>
          </table:table-cell>
          <table:table-cell table:formula="of:=AVERAGE([.P984:.P1009])" office:value-type="float" office:value="-4.22884615384615" calcext:value-type="float">
            <text:p>-4,23</text:p>
          </table:table-cell>
        </table:table-row>
        <table:table-row table:style-name="ro1">
          <table:table-cell office:value-type="string" calcext:value-type="string">
            <text:p>14:12:15</text:p>
          </table:table-cell>
          <table:table-cell office:value-type="float" office:value="10" calcext:value-type="float">
            <text:p>10</text:p>
          </table:table-cell>
          <table:table-cell office:value-type="float" office:value="48.535717" calcext:value-type="float">
            <text:p>48,535717</text:p>
          </table:table-cell>
          <table:table-cell office:value-type="float" office:value="0.626593" calcext:value-type="float">
            <text:p>0,626593</text:p>
          </table:table-cell>
          <table:table-cell office:value-type="float" office:value="4000.9" calcext:value-type="float">
            <text:p>4000,9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-1" calcext:value-type="float">
            <text:p>-1</text:p>
          </table:table-cell>
          <table:table-cell office:value-type="float" office:value="624.1" calcext:value-type="float">
            <text:p>624,1</text:p>
          </table:table-cell>
          <table:table-cell office:value-type="float" office:value="27.9" calcext:value-type="float">
            <text:p>27,9</text:p>
          </table:table-cell>
          <table:table-cell office:value-type="float" office:value="0.4" calcext:value-type="float">
            <text:p>0,4</text:p>
          </table:table-cell>
          <table:table-cell office:value-type="float" office:value="22.5" calcext:value-type="float">
            <text:p>22,5</text:p>
          </table:table-cell>
          <table:table-cell office:value-type="float" office:value="12.1" calcext:value-type="float">
            <text:p>12,1</text:p>
          </table:table-cell>
          <table:table-cell office:value-type="float" office:value="-164.6" calcext:value-type="float">
            <text:p>-164,6</text:p>
          </table:table-cell>
          <table:table-cell office:value-type="float" office:value="2495.8" calcext:value-type="float">
            <text:p>2495,8</text:p>
          </table:table-cell>
          <table:table-cell table:formula="of:=([.E1010]-[.E1009])/10" office:value-type="float" office:value="-3.19000000000001" calcext:value-type="float">
            <text:p>-3,19000000000001</text:p>
          </table:table-cell>
          <table:table-cell table:formula="of:=AVERAGE([.P985:.P1010])" office:value-type="float" office:value="-4.17115384615384" calcext:value-type="float">
            <text:p>-4,17</text:p>
          </table:table-cell>
        </table:table-row>
        <table:table-row table:style-name="ro1">
          <table:table-cell office:value-type="string" calcext:value-type="string">
            <text:p>14:12:25</text:p>
          </table:table-cell>
          <table:table-cell office:value-type="float" office:value="10" calcext:value-type="float">
            <text:p>10</text:p>
          </table:table-cell>
          <table:table-cell office:value-type="float" office:value="48.536503" calcext:value-type="float">
            <text:p>48,536503</text:p>
          </table:table-cell>
          <table:table-cell office:value-type="float" office:value="0.627498" calcext:value-type="float">
            <text:p>0,627498</text:p>
          </table:table-cell>
          <table:table-cell office:value-type="float" office:value="3962.8" calcext:value-type="float">
            <text:p>3962,8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-2" calcext:value-type="float">
            <text:p>-2</text:p>
          </table:table-cell>
          <table:table-cell office:value-type="float" office:value="627.1" calcext:value-type="float">
            <text:p>627,1</text:p>
          </table:table-cell>
          <table:table-cell office:value-type="float" office:value="28.4" calcext:value-type="float">
            <text:p>28,4</text:p>
          </table:table-cell>
          <table:table-cell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  <table:table-cell office:value-type="float" office:value="12.1" calcext:value-type="float">
            <text:p>12,1</text:p>
          </table:table-cell>
          <table:table-cell office:value-type="float" office:value="-167.4" calcext:value-type="float">
            <text:p>-167,4</text:p>
          </table:table-cell>
          <table:table-cell office:value-type="float" office:value="2495.4" calcext:value-type="float">
            <text:p>2495,4</text:p>
          </table:table-cell>
          <table:table-cell table:formula="of:=([.E1011]-[.E1010])/10" office:value-type="float" office:value="-3.80999999999999" calcext:value-type="float">
            <text:p>-3,80999999999999</text:p>
          </table:table-cell>
          <table:table-cell table:formula="of:=AVERAGE([.P986:.P1011])" office:value-type="float" office:value="-4.14" calcext:value-type="float">
            <text:p>-4,14</text:p>
          </table:table-cell>
        </table:table-row>
        <table:table-row table:style-name="ro1">
          <table:table-cell office:value-type="string" calcext:value-type="string">
            <text:p>14:12:35</text:p>
          </table:table-cell>
          <table:table-cell office:value-type="float" office:value="10" calcext:value-type="float">
            <text:p>10</text:p>
          </table:table-cell>
          <table:table-cell office:value-type="float" office:value="48.536938" calcext:value-type="float">
            <text:p>48,536938</text:p>
          </table:table-cell>
          <table:table-cell office:value-type="float" office:value="0.628393" calcext:value-type="float">
            <text:p>0,628393</text:p>
          </table:table-cell>
          <table:table-cell office:value-type="float" office:value="3924.5" calcext:value-type="float">
            <text:p>3924,5</text:p>
          </table:table-cell>
          <table:table-cell office:value-type="float" office:value="7.1" calcext:value-type="float">
            <text:p>7,1</text:p>
          </table:table-cell>
          <table:table-cell office:value-type="float" office:value="6" calcext:value-type="float">
            <text:p>6</text:p>
          </table:table-cell>
          <table:table-cell office:value-type="float" office:value="-1.5" calcext:value-type="float">
            <text:p>-1,5</text:p>
          </table:table-cell>
          <table:table-cell office:value-type="float" office:value="630.1" calcext:value-type="float">
            <text:p>630,1</text:p>
          </table:table-cell>
          <table:table-cell office:value-type="float" office:value="29.3" calcext:value-type="float">
            <text:p>29,3</text:p>
          </table:table-cell>
          <table:table-cell office:value-type="float" office:value="0.4" calcext:value-type="float">
            <text:p>0,4</text:p>
          </table:table-cell>
          <table:table-cell office:value-type="float" office:value="21.6" calcext:value-type="float">
            <text:p>21,6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94.9" calcext:value-type="float">
            <text:p>2494,9</text:p>
          </table:table-cell>
          <table:table-cell table:formula="of:=([.E1012]-[.E1011])/10" office:value-type="float" office:value="-3.83000000000002" calcext:value-type="float">
            <text:p>-3,83000000000002</text:p>
          </table:table-cell>
          <table:table-cell table:formula="of:=AVERAGE([.P987:.P1012])" office:value-type="float" office:value="-4.11192307692308" calcext:value-type="float">
            <text:p>-4,11</text:p>
          </table:table-cell>
        </table:table-row>
        <table:table-row table:style-name="ro1">
          <table:table-cell office:value-type="string" calcext:value-type="string">
            <text:p>14:12:45</text:p>
          </table:table-cell>
          <table:table-cell office:value-type="float" office:value="10" calcext:value-type="float">
            <text:p>10</text:p>
          </table:table-cell>
          <table:table-cell office:value-type="float" office:value="48.537567" calcext:value-type="float">
            <text:p>48,537567</text:p>
          </table:table-cell>
          <table:table-cell office:value-type="float" office:value="0.629157" calcext:value-type="float">
            <text:p>0,629157</text:p>
          </table:table-cell>
          <table:table-cell office:value-type="float" office:value="3882.9" calcext:value-type="float">
            <text:p>3882,9</text:p>
          </table:table-cell>
          <table:table-cell office:value-type="float" office:value="7.2" calcext:value-type="float">
            <text:p>7,2</text:p>
          </table:table-cell>
          <table:table-cell office:value-type="float" office:value="6.1" calcext:value-type="float">
            <text:p>6,1</text:p>
          </table:table-cell>
          <table:table-cell office:value-type="float" office:value="-1" calcext:value-type="float">
            <text:p>-1</text:p>
          </table:table-cell>
          <table:table-cell office:value-type="float" office:value="633.4" calcext:value-type="float">
            <text:p>633,4</text:p>
          </table:table-cell>
          <table:table-cell office:value-type="float" office:value="29.7" calcext:value-type="float">
            <text:p>29,7</text:p>
          </table:table-cell>
          <table:table-cell office:value-type="float" office:value="0.4" calcext:value-type="float">
            <text:p>0,4</text:p>
          </table:table-cell>
          <table:table-cell office:value-type="float" office:value="21.5" calcext:value-type="float">
            <text:p>21,5</text:p>
          </table:table-cell>
          <table:table-cell office:value-type="float" office:value="12.1" calcext:value-type="float">
            <text:p>12,1</text:p>
          </table:table-cell>
          <table:table-cell office:value-type="float" office:value="-170.3" calcext:value-type="float">
            <text:p>-170,3</text:p>
          </table:table-cell>
          <table:table-cell office:value-type="float" office:value="2494.4" calcext:value-type="float">
            <text:p>2494,4</text:p>
          </table:table-cell>
          <table:table-cell table:formula="of:=([.E1013]-[.E1012])/10" office:value-type="float" office:value="-4.15999999999999" calcext:value-type="float">
            <text:p>-4,15999999999999</text:p>
          </table:table-cell>
          <table:table-cell table:formula="of:=AVERAGE([.P988:.P1013])" office:value-type="float" office:value="-4.09538461538462" calcext:value-type="float">
            <text:p>-4,10</text:p>
          </table:table-cell>
        </table:table-row>
        <table:table-row table:style-name="ro1">
          <table:table-cell office:value-type="string" calcext:value-type="string">
            <text:p>14:12:55</text:p>
          </table:table-cell>
          <table:table-cell office:value-type="float" office:value="10" calcext:value-type="float">
            <text:p>10</text:p>
          </table:table-cell>
          <table:table-cell office:value-type="float" office:value="48.538055" calcext:value-type="float">
            <text:p>48,538055</text:p>
          </table:table-cell>
          <table:table-cell office:value-type="float" office:value="0.63004" calcext:value-type="float">
            <text:p>0,63004</text:p>
          </table:table-cell>
          <table:table-cell office:value-type="float" office:value="3842.7" calcext:value-type="float">
            <text:p>3842,7</text:p>
          </table:table-cell>
          <table:table-cell office:value-type="float" office:value="7.2" calcext:value-type="float">
            <text:p>7,2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636.8" calcext:value-type="float">
            <text:p>636,8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21.3" calcext:value-type="float">
            <text:p>21,3</text:p>
          </table:table-cell>
          <table:table-cell office:value-type="float" office:value="12.1" calcext:value-type="float">
            <text:p>12,1</text:p>
          </table:table-cell>
          <table:table-cell office:value-type="float" office:value="-170.9" calcext:value-type="float">
            <text:p>-170,9</text:p>
          </table:table-cell>
          <table:table-cell office:value-type="float" office:value="2493.9" calcext:value-type="float">
            <text:p>2493,9</text:p>
          </table:table-cell>
          <table:table-cell table:formula="of:=([.E1014]-[.E1013])/10" office:value-type="float" office:value="-4.02000000000003" calcext:value-type="float">
            <text:p>-4,02000000000003</text:p>
          </table:table-cell>
          <table:table-cell table:formula="of:=AVERAGE([.P989:.P1014])" office:value-type="float" office:value="-4.07192307692308" calcext:value-type="float">
            <text:p>-4,07</text:p>
          </table:table-cell>
        </table:table-row>
        <table:table-row table:style-name="ro1">
          <table:table-cell office:value-type="string" calcext:value-type="string">
            <text:p>14:13:05</text:p>
          </table:table-cell>
          <table:table-cell office:value-type="float" office:value="10" calcext:value-type="float">
            <text:p>10</text:p>
          </table:table-cell>
          <table:table-cell office:value-type="float" office:value="48.538437" calcext:value-type="float">
            <text:p>48,538437</text:p>
          </table:table-cell>
          <table:table-cell office:value-type="float" office:value="0.631132" calcext:value-type="float">
            <text:p>0,631132</text:p>
          </table:table-cell>
          <table:table-cell office:value-type="float" office:value="3799.8" calcext:value-type="float">
            <text:p>3799,8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office:value-type="float" office:value="-0.2" calcext:value-type="float">
            <text:p>-0,2</text:p>
          </table:table-cell>
          <table:table-cell office:value-type="float" office:value="640.1" calcext:value-type="float">
            <text:p>640,1</text:p>
          </table:table-cell>
          <table:table-cell office:value-type="float" office:value="30.8" calcext:value-type="float">
            <text:p>30,8</text:p>
          </table:table-cell>
          <table:table-cell office:value-type="float" office:value="0.4" calcext:value-type="float">
            <text:p>0,4</text:p>
          </table:table-cell>
          <table:table-cell office:value-type="float" office:value="21" calcext:value-type="float">
            <text:p>21</text:p>
          </table:table-cell>
          <table:table-cell office:value-type="float" office:value="12.1" calcext:value-type="float">
            <text:p>12,1</text:p>
          </table:table-cell>
          <table:table-cell office:value-type="float" office:value="-167.7" calcext:value-type="float">
            <text:p>-167,7</text:p>
          </table:table-cell>
          <table:table-cell office:value-type="float" office:value="2493.5" calcext:value-type="float">
            <text:p>2493,5</text:p>
          </table:table-cell>
          <table:table-cell table:formula="of:=([.E1015]-[.E1014])/10" office:value-type="float" office:value="-4.28999999999996" calcext:value-type="float">
            <text:p>-4,28999999999996</text:p>
          </table:table-cell>
          <table:table-cell table:formula="of:=AVERAGE([.P990:.P1015])" office:value-type="float" office:value="-4.06192307692307" calcext:value-type="float">
            <text:p>-4,06</text:p>
          </table:table-cell>
        </table:table-row>
        <table:table-row table:style-name="ro1">
          <table:table-cell office:value-type="string" calcext:value-type="string">
            <text:p>14:13:15</text:p>
          </table:table-cell>
          <table:table-cell office:value-type="float" office:value="10" calcext:value-type="float">
            <text:p>10</text:p>
          </table:table-cell>
          <table:table-cell office:value-type="float" office:value="48.538639" calcext:value-type="float">
            <text:p>48,538639</text:p>
          </table:table-cell>
          <table:table-cell office:value-type="float" office:value="0.632255" calcext:value-type="float">
            <text:p>0,632255</text:p>
          </table:table-cell>
          <table:table-cell office:value-type="float" office:value="3758.6" calcext:value-type="float">
            <text:p>3758,6</text:p>
          </table:table-cell>
          <table:table-cell office:value-type="float" office:value="7.4" calcext:value-type="float">
            <text:p>7,4</text:p>
          </table:table-cell>
          <table:table-cell office:value-type="float" office:value="6.3" calcext:value-type="float">
            <text:p>6,3</text:p>
          </table:table-cell>
          <table:table-cell office:value-type="float" office:value="-1" calcext:value-type="float">
            <text:p>-1</text:p>
          </table:table-cell>
          <table:table-cell office:value-type="float" office:value="643.5" calcext:value-type="float">
            <text:p>643,5</text:p>
          </table:table-cell>
          <table:table-cell office:value-type="float" office:value="30.5" calcext:value-type="float">
            <text:p>30,5</text:p>
          </table:table-cell>
          <table:table-cell office:value-type="float" office:value="0.4" calcext:value-type="float">
            <text:p>0,4</text:p>
          </table:table-cell>
          <table:table-cell office:value-type="float" office:value="20.9" calcext:value-type="float">
            <text:p>20,9</text:p>
          </table:table-cell>
          <table:table-cell office:value-type="float" office:value="12.1" calcext:value-type="float">
            <text:p>12,1</text:p>
          </table:table-cell>
          <table:table-cell office:value-type="float" office:value="-166.7" calcext:value-type="float">
            <text:p>-166,7</text:p>
          </table:table-cell>
          <table:table-cell office:value-type="float" office:value="2493" calcext:value-type="float">
            <text:p>2493</text:p>
          </table:table-cell>
          <table:table-cell table:formula="of:=([.E1016]-[.E1015])/10" office:value-type="float" office:value="-4.12000000000003" calcext:value-type="float">
            <text:p>-4,12000000000003</text:p>
          </table:table-cell>
          <table:table-cell table:formula="of:=AVERAGE([.P991:.P1016])" office:value-type="float" office:value="-4.04192307692308" calcext:value-type="float">
            <text:p>-4,04</text:p>
          </table:table-cell>
        </table:table-row>
        <table:table-row table:style-name="ro1">
          <table:table-cell office:value-type="string" calcext:value-type="string">
            <text:p>14:13:25</text:p>
          </table:table-cell>
          <table:table-cell office:value-type="float" office:value="10" calcext:value-type="float">
            <text:p>10</text:p>
          </table:table-cell>
          <table:table-cell office:value-type="float" office:value="48.539017" calcext:value-type="float">
            <text:p>48,539017</text:p>
          </table:table-cell>
          <table:table-cell office:value-type="float" office:value="0.63345" calcext:value-type="float">
            <text:p>0,63345</text:p>
          </table:table-cell>
          <table:table-cell office:value-type="float" office:value="3716.3" calcext:value-type="float">
            <text:p>3716,3</text:p>
          </table:table-cell>
          <table:table-cell office:value-type="float" office:value="7.5" calcext:value-type="float">
            <text:p>7,5</text:p>
          </table:table-cell>
          <table:table-cell office:value-type="float" office:value="6.4" calcext:value-type="float">
            <text:p>6,4</text:p>
          </table:table-cell>
          <table:table-cell office:value-type="float" office:value="-0.2" calcext:value-type="float">
            <text:p>-0,2</text:p>
          </table:table-cell>
          <table:table-cell office:value-type="float" office:value="646.9" calcext:value-type="float">
            <text:p>646,9</text:p>
          </table:table-cell>
          <table:table-cell office:value-type="float" office:value="31.8" calcext:value-type="float">
            <text:p>31,8</text:p>
          </table:table-cell>
          <table:table-cell office:value-type="float" office:value="0.4" calcext:value-type="float">
            <text:p>0,4</text:p>
          </table:table-cell>
          <table:table-cell office:value-type="float" office:value="20.8" calcext:value-type="float">
            <text:p>20,8</text:p>
          </table:table-cell>
          <table:table-cell office:value-type="float" office:value="12.1" calcext:value-type="float">
            <text:p>12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2492.5" calcext:value-type="float">
            <text:p>2492,5</text:p>
          </table:table-cell>
          <table:table-cell table:formula="of:=([.E1017]-[.E1016])/10" office:value-type="float" office:value="-4.22999999999997" calcext:value-type="float">
            <text:p>-4,22999999999997</text:p>
          </table:table-cell>
          <table:table-cell table:formula="of:=AVERAGE([.P992:.P1017])" office:value-type="float" office:value="-4.02692307692308" calcext:value-type="float">
            <text:p>-4,03</text:p>
          </table:table-cell>
        </table:table-row>
        <table:table-row table:style-name="ro1">
          <table:table-cell office:value-type="string" calcext:value-type="string">
            <text:p>14:13:35</text:p>
          </table:table-cell>
          <table:table-cell office:value-type="float" office:value="10" calcext:value-type="float">
            <text:p>10</text:p>
          </table:table-cell>
          <table:table-cell office:value-type="float" office:value="48.539207" calcext:value-type="float">
            <text:p>48,539207</text:p>
          </table:table-cell>
          <table:table-cell office:value-type="float" office:value="0.634395" calcext:value-type="float">
            <text:p>0,634395</text:p>
          </table:table-cell>
          <table:table-cell office:value-type="float" office:value="3677.7" calcext:value-type="float">
            <text:p>3677,7</text:p>
          </table:table-cell>
          <table:table-cell office:value-type="float" office:value="7.5" calcext:value-type="float">
            <text:p>7,5</text:p>
          </table:table-cell>
          <table:table-cell office:value-type="float" office:value="6.4" calcext:value-type="float">
            <text:p>6,4</text:p>
          </table:table-cell>
          <table:table-cell office:value-type="float" office:value="-0.2" calcext:value-type="float">
            <text:p>-0,2</text:p>
          </table:table-cell>
          <table:table-cell office:value-type="float" office:value="650.1" calcext:value-type="float">
            <text:p>650,1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20.6" calcext:value-type="float">
            <text:p>20,6</text:p>
          </table:table-cell>
          <table:table-cell office:value-type="float" office:value="12.1" calcext:value-type="float">
            <text:p>12,1</text:p>
          </table:table-cell>
          <table:table-cell office:value-type="float" office:value="-170.2" calcext:value-type="float">
            <text:p>-170,2</text:p>
          </table:table-cell>
          <table:table-cell office:value-type="float" office:value="2492" calcext:value-type="float">
            <text:p>2492</text:p>
          </table:table-cell>
          <table:table-cell table:formula="of:=([.E1018]-[.E1017])/10" office:value-type="float" office:value="-3.86000000000004" calcext:value-type="float">
            <text:p>-3,86000000000004</text:p>
          </table:table-cell>
          <table:table-cell table:formula="of:=AVERAGE([.P993:.P1018])" office:value-type="float" office:value="-3.99692307692308" calcext:value-type="float">
            <text:p>-4,00</text:p>
          </table:table-cell>
        </table:table-row>
        <table:table-row table:style-name="ro1">
          <table:table-cell office:value-type="string" calcext:value-type="string">
            <text:p>14:13:45</text:p>
          </table:table-cell>
          <table:table-cell office:value-type="float" office:value="10" calcext:value-type="float">
            <text:p>10</text:p>
          </table:table-cell>
          <table:table-cell office:value-type="float" office:value="48.539753" calcext:value-type="float">
            <text:p>48,539753</text:p>
          </table:table-cell>
          <table:table-cell office:value-type="float" office:value="0.635523" calcext:value-type="float">
            <text:p>0,635523</text:p>
          </table:table-cell>
          <table:table-cell office:value-type="float" office:value="3640.4" calcext:value-type="float">
            <text:p>3640,4</text:p>
          </table:table-cell>
          <table:table-cell office:value-type="float" office:value="7.6" calcext:value-type="float">
            <text:p>7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653.2" calcext:value-type="float">
            <text:p>653,2</text:p>
          </table:table-cell>
          <table:table-cell office:value-type="float" office:value="32.6" calcext:value-type="float">
            <text:p>32,6</text:p>
          </table:table-cell>
          <table:table-cell office:value-type="float" office:value="0.4" calcext:value-type="float">
            <text:p>0,4</text:p>
          </table:table-cell>
          <table:table-cell office:value-type="float" office:value="20.3" calcext:value-type="float">
            <text:p>20,3</text:p>
          </table:table-cell>
          <table:table-cell office:value-type="float" office:value="12.1" calcext:value-type="float">
            <text:p>12,1</text:p>
          </table:table-cell>
          <table:table-cell office:value-type="float" office:value="-168.5" calcext:value-type="float">
            <text:p>-168,5</text:p>
          </table:table-cell>
          <table:table-cell office:value-type="float" office:value="2491.6" calcext:value-type="float">
            <text:p>2491,6</text:p>
          </table:table-cell>
          <table:table-cell table:formula="of:=([.E1019]-[.E1018])/10" office:value-type="float" office:value="-3.72999999999997" calcext:value-type="float">
            <text:p>-3,72999999999997</text:p>
          </table:table-cell>
          <table:table-cell table:formula="of:=AVERAGE([.P994:.P1019])" office:value-type="float" office:value="-3.95423076923077" calcext:value-type="float">
            <text:p>-3,95</text:p>
          </table:table-cell>
        </table:table-row>
        <table:table-row table:style-name="ro1">
          <table:table-cell office:value-type="string" calcext:value-type="string">
            <text:p>14:13:55</text:p>
          </table:table-cell>
          <table:table-cell office:value-type="float" office:value="10" calcext:value-type="float">
            <text:p>10</text:p>
          </table:table-cell>
          <table:table-cell office:value-type="float" office:value="48.540123" calcext:value-type="float">
            <text:p>48,540123</text:p>
          </table:table-cell>
          <table:table-cell office:value-type="float" office:value="0.636508" calcext:value-type="float">
            <text:p>0,636508</text:p>
          </table:table-cell>
          <table:table-cell office:value-type="float" office:value="3601.7" calcext:value-type="float">
            <text:p>3601,7</text:p>
          </table:table-cell>
          <table:table-cell office:value-type="float" office:value="7.6" calcext:value-type="float">
            <text:p>7,6</text:p>
          </table:table-cell>
          <table:table-cell office:value-type="float" office:value="6.6" calcext:value-type="float">
            <text:p>6,6</text:p>
          </table:table-cell>
          <table:table-cell office:value-type="float" office:value="-1.8" calcext:value-type="float">
            <text:p>-1,8</text:p>
          </table:table-cell>
          <table:table-cell office:value-type="float" office:value="656.4" calcext:value-type="float">
            <text:p>656,4</text:p>
          </table:table-cell>
          <table:table-cell office:value-type="float" office:value="33.4" calcext:value-type="float">
            <text:p>33,4</text:p>
          </table:table-cell>
          <table:table-cell office:value-type="float" office:value="0.4" calcext:value-type="float">
            <text:p>0,4</text:p>
          </table:table-cell>
          <table:table-cell office:value-type="float" office:value="20.1" calcext:value-type="float">
            <text:p>20,1</text:p>
          </table:table-cell>
          <table:table-cell office:value-type="float" office:value="12.1" calcext:value-type="float">
            <text:p>12,1</text:p>
          </table:table-cell>
          <table:table-cell office:value-type="float" office:value="-176.8" calcext:value-type="float">
            <text:p>-176,8</text:p>
          </table:table-cell>
          <table:table-cell office:value-type="float" office:value="2491.1" calcext:value-type="float">
            <text:p>2491,1</text:p>
          </table:table-cell>
          <table:table-cell table:formula="of:=([.E1020]-[.E1019])/10" office:value-type="float" office:value="-3.87000000000003" calcext:value-type="float">
            <text:p>-3,87000000000003</text:p>
          </table:table-cell>
          <table:table-cell table:formula="of:=AVERAGE([.P995:.P1020])" office:value-type="float" office:value="-3.90461538461538" calcext:value-type="float">
            <text:p>-3,90</text:p>
          </table:table-cell>
        </table:table-row>
        <table:table-row table:style-name="ro1">
          <table:table-cell office:value-type="string" calcext:value-type="string">
            <text:p>14:14:05</text:p>
          </table:table-cell>
          <table:table-cell office:value-type="float" office:value="10" calcext:value-type="float">
            <text:p>10</text:p>
          </table:table-cell>
          <table:table-cell office:value-type="float" office:value="48.54047" calcext:value-type="float">
            <text:p>48,54047</text:p>
          </table:table-cell>
          <table:table-cell office:value-type="float" office:value="0.637622" calcext:value-type="float">
            <text:p>0,637622</text:p>
          </table:table-cell>
          <table:table-cell office:value-type="float" office:value="3564.9" calcext:value-type="float">
            <text:p>3564,9</text:p>
          </table:table-cell>
          <table:table-cell office:value-type="float" office:value="7.8" calcext:value-type="float">
            <text:p>7,8</text:p>
          </table:table-cell>
          <table:table-cell office:value-type="float" office:value="6.7" calcext:value-type="float">
            <text:p>6,7</text:p>
          </table:table-cell>
          <table:table-cell office:value-type="float" office:value="-0.2" calcext:value-type="float">
            <text:p>-0,2</text:p>
          </table:table-cell>
          <table:table-cell office:value-type="float" office:value="659.4" calcext:value-type="float">
            <text:p>659,4</text:p>
          </table:table-cell>
          <table:table-cell office:value-type="float" office:value="34.2" calcext:value-type="float">
            <text:p>34,2</text:p>
          </table:table-cell>
          <table:table-cell office:value-type="float" office:value="0.4" calcext:value-type="float">
            <text:p>0,4</text:p>
          </table:table-cell>
          <table:table-cell office:value-type="float" office:value="19.7" calcext:value-type="float">
            <text:p>19,7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90.5" calcext:value-type="float">
            <text:p>2490,5</text:p>
          </table:table-cell>
          <table:table-cell table:formula="of:=([.E1021]-[.E1020])/10" office:value-type="float" office:value="-3.67999999999997" calcext:value-type="float">
            <text:p>-3,67999999999997</text:p>
          </table:table-cell>
          <table:table-cell table:formula="of:=AVERAGE([.P996:.P1021])" office:value-type="float" office:value="-3.87038461538462" calcext:value-type="float">
            <text:p>-3,87</text:p>
          </table:table-cell>
        </table:table-row>
        <table:table-row table:style-name="ro1">
          <table:table-cell office:value-type="string" calcext:value-type="string">
            <text:p>14:14:15</text:p>
          </table:table-cell>
          <table:table-cell office:value-type="float" office:value="8" calcext:value-type="float">
            <text:p>8</text:p>
          </table:table-cell>
          <table:table-cell office:value-type="float" office:value="48.540699" calcext:value-type="float">
            <text:p>48,540699</text:p>
          </table:table-cell>
          <table:table-cell office:value-type="float" office:value="0.638383" calcext:value-type="float">
            <text:p>0,638383</text:p>
          </table:table-cell>
          <table:table-cell office:value-type="float" office:value="3528.1" calcext:value-type="float">
            <text:p>3528,1</text:p>
          </table:table-cell>
          <table:table-cell office:value-type="float" office:value="7.9" calcext:value-type="float">
            <text:p>7,9</text:p>
          </table:table-cell>
          <table:table-cell office:value-type="float" office:value="6.8" calcext:value-type="float">
            <text:p>6,8</text:p>
          </table:table-cell>
          <table:table-cell office:value-type="float" office:value="-0.2" calcext:value-type="float">
            <text:p>-0,2</text:p>
          </table:table-cell>
          <table:table-cell office:value-type="float" office:value="662.6" calcext:value-type="float">
            <text:p>662,6</text:p>
          </table:table-cell>
          <table:table-cell office:value-type="float" office:value="34.2" calcext:value-type="float">
            <text:p>34,2</text:p>
          </table:table-cell>
          <table:table-cell office:value-type="float" office:value="0.4" calcext:value-type="float">
            <text:p>0,4</text:p>
          </table:table-cell>
          <table:table-cell office:value-type="float" office:value="19.4" calcext:value-type="float">
            <text:p>19,4</text:p>
          </table:table-cell>
          <table:table-cell office:value-type="float" office:value="12.1" calcext:value-type="float">
            <text:p>12,1</text:p>
          </table:table-cell>
          <table:table-cell office:value-type="float" office:value="-175.2" calcext:value-type="float">
            <text:p>-175,2</text:p>
          </table:table-cell>
          <table:table-cell office:value-type="float" office:value="2490" calcext:value-type="float">
            <text:p>2490</text:p>
          </table:table-cell>
          <table:table-cell table:formula="of:=([.E1022]-[.E1021])/10" office:value-type="float" office:value="-3.68000000000002" calcext:value-type="float">
            <text:p>-3,68000000000002</text:p>
          </table:table-cell>
          <table:table-cell table:formula="of:=AVERAGE([.P997:.P1022])" office:value-type="float" office:value="-3.82692307692308" calcext:value-type="float">
            <text:p>-3,83</text:p>
          </table:table-cell>
        </table:table-row>
        <table:table-row table:style-name="ro1">
          <table:table-cell office:value-type="string" calcext:value-type="string">
            <text:p>14:14:25</text:p>
          </table:table-cell>
          <table:table-cell office:value-type="float" office:value="10" calcext:value-type="float">
            <text:p>10</text:p>
          </table:table-cell>
          <table:table-cell office:value-type="float" office:value="48.541023" calcext:value-type="float">
            <text:p>48,541023</text:p>
          </table:table-cell>
          <table:table-cell office:value-type="float" office:value="0.639028" calcext:value-type="float">
            <text:p>0,639028</text:p>
          </table:table-cell>
          <table:table-cell office:value-type="float" office:value="3490.6" calcext:value-type="float">
            <text:p>3490,6</text:p>
          </table:table-cell>
          <table:table-cell office:value-type="float" office:value="7.9" calcext:value-type="float">
            <text:p>7,9</text:p>
          </table:table-cell>
          <table:table-cell office:value-type="float" office:value="6.8" calcext:value-type="float">
            <text:p>6,8</text:p>
          </table:table-cell>
          <table:table-cell office:value-type="float" office:value="-0.5" calcext:value-type="float">
            <text:p>-0,5</text:p>
          </table:table-cell>
          <table:table-cell office:value-type="float" office:value="665.7" calcext:value-type="float">
            <text:p>665,7</text:p>
          </table:table-cell>
          <table:table-cell office:value-type="float" office:value="35.1" calcext:value-type="float">
            <text:p>35,1</text:p>
          </table:table-cell>
          <table:table-cell office:value-type="float" office:value="0.4" calcext:value-type="float">
            <text:p>0,4</text:p>
          </table:table-cell>
          <table:table-cell office:value-type="float" office:value="19.4" calcext:value-type="float">
            <text:p>19,4</text:p>
          </table:table-cell>
          <table:table-cell office:value-type="float" office:value="12.1" calcext:value-type="float">
            <text:p>12,1</text:p>
          </table:table-cell>
          <table:table-cell office:value-type="float" office:value="-176.6" calcext:value-type="float">
            <text:p>-176,6</text:p>
          </table:table-cell>
          <table:table-cell office:value-type="float" office:value="2489.5" calcext:value-type="float">
            <text:p>2489,5</text:p>
          </table:table-cell>
          <table:table-cell table:formula="of:=([.E1023]-[.E1022])/10" office:value-type="float" office:value="-3.75" calcext:value-type="float">
            <text:p>-3,75</text:p>
          </table:table-cell>
          <table:table-cell table:formula="of:=AVERAGE([.P998:.P1023])" office:value-type="float" office:value="-3.82615384615385" calcext:value-type="float">
            <text:p>-3,83</text:p>
          </table:table-cell>
        </table:table-row>
        <table:table-row table:style-name="ro1">
          <table:table-cell office:value-type="string" calcext:value-type="string">
            <text:p>14:14:35</text:p>
          </table:table-cell>
          <table:table-cell office:value-type="float" office:value="10" calcext:value-type="float">
            <text:p>10</text:p>
          </table:table-cell>
          <table:table-cell office:value-type="float" office:value="48.541462" calcext:value-type="float">
            <text:p>48,541462</text:p>
          </table:table-cell>
          <table:table-cell office:value-type="float" office:value="0.639675" calcext:value-type="float">
            <text:p>0,639675</text:p>
          </table:table-cell>
          <table:table-cell office:value-type="float" office:value="3455.7" calcext:value-type="float">
            <text:p>3455,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668.7" calcext:value-type="float">
            <text:p>668,7</text:p>
          </table:table-cell>
          <table:table-cell office:value-type="float" office:value="35.5" calcext:value-type="float">
            <text:p>35,5</text:p>
          </table:table-cell>
          <table:table-cell office:value-type="float" office:value="0.4" calcext:value-type="float">
            <text:p>0,4</text:p>
          </table:table-cell>
          <table:table-cell office:value-type="float" office:value="19.1" calcext:value-type="float">
            <text:p>19,1</text:p>
          </table:table-cell>
          <table:table-cell office:value-type="float" office:value="12.1" calcext:value-type="float">
            <text:p>12,1</text:p>
          </table:table-cell>
          <table:table-cell office:value-type="float" office:value="-168.7" calcext:value-type="float">
            <text:p>-168,7</text:p>
          </table:table-cell>
          <table:table-cell office:value-type="float" office:value="2489" calcext:value-type="float">
            <text:p>2489</text:p>
          </table:table-cell>
          <table:table-cell table:formula="of:=([.E1024]-[.E1023])/10" office:value-type="float" office:value="-3.49000000000001" calcext:value-type="float">
            <text:p>-3,49000000000001</text:p>
          </table:table-cell>
          <table:table-cell table:formula="of:=AVERAGE([.P999:.P1024])" office:value-type="float" office:value="-3.83730769230769" calcext:value-type="float">
            <text:p>-3,84</text:p>
          </table:table-cell>
        </table:table-row>
        <table:table-row table:style-name="ro1">
          <table:table-cell office:value-type="string" calcext:value-type="string">
            <text:p>14:14:45</text:p>
          </table:table-cell>
          <table:table-cell office:value-type="float" office:value="10" calcext:value-type="float">
            <text:p>10</text:p>
          </table:table-cell>
          <table:table-cell office:value-type="float" office:value="48.541954" calcext:value-type="float">
            <text:p>48,541954</text:p>
          </table:table-cell>
          <table:table-cell office:value-type="float" office:value="0.640735" calcext:value-type="float">
            <text:p>0,640735</text:p>
          </table:table-cell>
          <table:table-cell office:value-type="float" office:value="3419.2" calcext:value-type="float">
            <text:p>3419,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1.7" calcext:value-type="float">
            <text:p>671,7</text:p>
          </table:table-cell>
          <table:table-cell office:value-type="float" office:value="35.5" calcext:value-type="float">
            <text:p>35,5</text:p>
          </table:table-cell>
          <table:table-cell office:value-type="float" office:value="0.4" calcext:value-type="float">
            <text:p>0,4</text:p>
          </table:table-cell>
          <table:table-cell office:value-type="float" office:value="18.9" calcext:value-type="float">
            <text:p>18,9</text:p>
          </table:table-cell>
          <table:table-cell office:value-type="float" office:value="12.1" calcext:value-type="float">
            <text:p>12,1</text:p>
          </table:table-cell>
          <table:table-cell office:value-type="float" office:value="-171.6" calcext:value-type="float">
            <text:p>-171,6</text:p>
          </table:table-cell>
          <table:table-cell office:value-type="float" office:value="2488.6" calcext:value-type="float">
            <text:p>2488,6</text:p>
          </table:table-cell>
          <table:table-cell table:formula="of:=([.E1025]-[.E1024])/10" office:value-type="float" office:value="-3.65" calcext:value-type="float">
            <text:p>-3,65</text:p>
          </table:table-cell>
          <table:table-cell table:formula="of:=AVERAGE([.P1000:.P1025])" office:value-type="float" office:value="-3.83115384615385" calcext:value-type="float">
            <text:p>-3,83</text:p>
          </table:table-cell>
        </table:table-row>
        <table:table-row table:style-name="ro1">
          <table:table-cell office:value-type="string" calcext:value-type="string">
            <text:p>14:14:55</text:p>
          </table:table-cell>
          <table:table-cell office:value-type="float" office:value="10" calcext:value-type="float">
            <text:p>10</text:p>
          </table:table-cell>
          <table:table-cell office:value-type="float" office:value="48.542191" calcext:value-type="float">
            <text:p>48,542191</text:p>
          </table:table-cell>
          <table:table-cell office:value-type="float" office:value="0.641383" calcext:value-type="float">
            <text:p>0,641383</text:p>
          </table:table-cell>
          <table:table-cell office:value-type="float" office:value="3380.7" calcext:value-type="float">
            <text:p>3380,7</text:p>
          </table:table-cell>
          <table:table-cell office:value-type="float" office:value="8.1" calcext:value-type="float">
            <text:p>8,1</text:p>
          </table:table-cell>
          <table:table-cell office:value-type="float" office:value="7.1" calcext:value-type="float">
            <text:p>7,1</text:p>
          </table:table-cell>
          <table:table-cell office:value-type="float" office:value="-0.2" calcext:value-type="float">
            <text:p>-0,2</text:p>
          </table:table-cell>
          <table:table-cell office:value-type="float" office:value="674.9" calcext:value-type="float">
            <text:p>674,9</text:p>
          </table:table-cell>
          <table:table-cell office:value-type="float" office:value="36.7" calcext:value-type="float">
            <text:p>36,7</text:p>
          </table:table-cell>
          <table:table-cell office:value-type="float" office:value="0.4" calcext:value-type="float">
            <text:p>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1" calcext:value-type="float">
            <text:p>12,1</text:p>
          </table:table-cell>
          <table:table-cell office:value-type="float" office:value="-172" calcext:value-type="float">
            <text:p>-172</text:p>
          </table:table-cell>
          <table:table-cell office:value-type="float" office:value="2488.1" calcext:value-type="float">
            <text:p>2488,1</text:p>
          </table:table-cell>
          <table:table-cell table:formula="of:=([.E1026]-[.E1025])/10" office:value-type="float" office:value="-3.85" calcext:value-type="float">
            <text:p>-3,85</text:p>
          </table:table-cell>
          <table:table-cell table:formula="of:=AVERAGE([.P1001:.P1026])" office:value-type="float" office:value="-3.82461538461539" calcext:value-type="float">
            <text:p>-3,82</text:p>
          </table:table-cell>
        </table:table-row>
        <table:table-row table:style-name="ro1">
          <table:table-cell office:value-type="string" calcext:value-type="string">
            <text:p>14:15:05</text:p>
          </table:table-cell>
          <table:table-cell office:value-type="float" office:value="10" calcext:value-type="float">
            <text:p>10</text:p>
          </table:table-cell>
          <table:table-cell office:value-type="float" office:value="48.542656" calcext:value-type="float">
            <text:p>48,542656</text:p>
          </table:table-cell>
          <table:table-cell office:value-type="float" office:value="0.642013" calcext:value-type="float">
            <text:p>0,642013</text:p>
          </table:table-cell>
          <table:table-cell office:value-type="float" office:value="3342.9" calcext:value-type="float">
            <text:p>3342,9</text:p>
          </table:table-cell>
          <table:table-cell office:value-type="float" office:value="8.1" calcext:value-type="float">
            <text:p>8,1</text:p>
          </table:table-cell>
          <table:table-cell office:value-type="float" office:value="7.2" calcext:value-type="float">
            <text:p>7,2</text:p>
          </table:table-cell>
          <table:table-cell office:value-type="float" office:value="0.2" calcext:value-type="float">
            <text:p>0,2</text:p>
          </table:table-cell>
          <table:table-cell office:value-type="float" office:value="678.1" calcext:value-type="float">
            <text:p>678,1</text:p>
          </table:table-cell>
          <table:table-cell office:value-type="float" office:value="36.3" calcext:value-type="float">
            <text:p>36,3</text:p>
          </table:table-cell>
          <table:table-cell office:value-type="float" office:value="0.3" calcext:value-type="float">
            <text:p>0,3</text:p>
          </table:table-cell>
          <table:table-cell office:value-type="float" office:value="18.4" calcext:value-type="float">
            <text:p>18,4</text:p>
          </table:table-cell>
          <table:table-cell office:value-type="float" office:value="12.1" calcext:value-type="float">
            <text:p>12,1</text:p>
          </table:table-cell>
          <table:table-cell office:value-type="float" office:value="-176.5" calcext:value-type="float">
            <text:p>-176,5</text:p>
          </table:table-cell>
          <table:table-cell office:value-type="float" office:value="2487.6" calcext:value-type="float">
            <text:p>2487,6</text:p>
          </table:table-cell>
          <table:table-cell table:formula="of:=([.E1027]-[.E1026])/10" office:value-type="float" office:value="-3.77999999999997" calcext:value-type="float">
            <text:p>-3,77999999999997</text:p>
          </table:table-cell>
          <table:table-cell table:formula="of:=AVERAGE([.P1002:.P1027])" office:value-type="float" office:value="-3.815" calcext:value-type="float">
            <text:p>-3,82</text:p>
          </table:table-cell>
        </table:table-row>
        <table:table-row table:style-name="ro1">
          <table:table-cell office:value-type="string" calcext:value-type="string">
            <text:p>14:15:15</text:p>
          </table:table-cell>
          <table:table-cell office:value-type="float" office:value="9" calcext:value-type="float">
            <text:p>9</text:p>
          </table:table-cell>
          <table:table-cell office:value-type="float" office:value="48.543098" calcext:value-type="float">
            <text:p>48,543098</text:p>
          </table:table-cell>
          <table:table-cell office:value-type="float" office:value="0.64273" calcext:value-type="float">
            <text:p>0,64273</text:p>
          </table:table-cell>
          <table:table-cell office:value-type="float" office:value="3304.1" calcext:value-type="float">
            <text:p>3304,1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office:value-type="float" office:value="681.4" calcext:value-type="float">
            <text:p>681,4</text:p>
          </table:table-cell>
          <table:table-cell office:value-type="float" office:value="36.9" calcext:value-type="float">
            <text:p>36,9</text:p>
          </table:table-cell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  <table:table-cell office:value-type="float" office:value="12.1" calcext:value-type="float">
            <text:p>12,1</text:p>
          </table:table-cell>
          <table:table-cell office:value-type="float" office:value="-173" calcext:value-type="float">
            <text:p>-173</text:p>
          </table:table-cell>
          <table:table-cell office:value-type="float" office:value="2487.1" calcext:value-type="float">
            <text:p>2487,1</text:p>
          </table:table-cell>
          <table:table-cell table:formula="of:=([.E1028]-[.E1027])/10" office:value-type="float" office:value="-3.88000000000002" calcext:value-type="float">
            <text:p>-3,88000000000002</text:p>
          </table:table-cell>
          <table:table-cell table:formula="of:=AVERAGE([.P1003:.P1028])" office:value-type="float" office:value="-3.82038461538461" calcext:value-type="float">
            <text:p>-3,82</text:p>
          </table:table-cell>
        </table:table-row>
        <table:table-row table:style-name="ro1">
          <table:table-cell office:value-type="string" calcext:value-type="string">
            <text:p>14:15:25</text:p>
          </table:table-cell>
          <table:table-cell office:value-type="float" office:value="9" calcext:value-type="float">
            <text:p>9</text:p>
          </table:table-cell>
          <table:table-cell office:value-type="float" office:value="48.543346" calcext:value-type="float">
            <text:p>48,543346</text:p>
          </table:table-cell>
          <table:table-cell office:value-type="float" office:value="0.643382" calcext:value-type="float">
            <text:p>0,643382</text:p>
          </table:table-cell>
          <table:table-cell office:value-type="float" office:value="3264.4" calcext:value-type="float">
            <text:p>3264,4</text:p>
          </table:table-cell>
          <table:table-cell office:value-type="float" office:value="8.4" calcext:value-type="float">
            <text:p>8,4</text:p>
          </table:table-cell>
          <table:table-cell office:value-type="float" office:value="7.3" calcext:value-type="float">
            <text:p>7,3</text:p>
          </table:table-cell>
          <table:table-cell office:value-type="float" office:value="0.8" calcext:value-type="float">
            <text:p>0,8</text:p>
          </table:table-cell>
          <table:table-cell office:value-type="float" office:value="684.8" calcext:value-type="float">
            <text:p>684,8</text:p>
          </table:table-cell>
          <table:table-cell office:value-type="float" office:value="37.3" calcext:value-type="float">
            <text:p>37,3</text:p>
          </table:table-cell>
          <table:table-cell office:value-type="float" office:value="0.3" calcext:value-type="float">
            <text:p>0,3</text:p>
          </table:table-cell>
          <table:table-cell office:value-type="float" office:value="17.9" calcext:value-type="float">
            <text:p>17,9</text:p>
          </table:table-cell>
          <table:table-cell office:value-type="float" office:value="12.1" calcext:value-type="float">
            <text:p>12,1</text:p>
          </table:table-cell>
          <table:table-cell office:value-type="float" office:value="-176.5" calcext:value-type="float">
            <text:p>-176,5</text:p>
          </table:table-cell>
          <table:table-cell office:value-type="float" office:value="2486.6" calcext:value-type="float">
            <text:p>2486,6</text:p>
          </table:table-cell>
          <table:table-cell table:formula="of:=([.E1029]-[.E1028])/10" office:value-type="float" office:value="-3.96999999999998" calcext:value-type="float">
            <text:p>-3,96999999999998</text:p>
          </table:table-cell>
          <table:table-cell table:formula="of:=AVERAGE([.P1004:.P1029])" office:value-type="float" office:value="-3.83615384615385" calcext:value-type="float">
            <text:p>-3,84</text:p>
          </table:table-cell>
        </table:table-row>
        <table:table-row table:style-name="ro1">
          <table:table-cell office:value-type="string" calcext:value-type="string">
            <text:p>14:15:35</text:p>
          </table:table-cell>
          <table:table-cell office:value-type="float" office:value="9" calcext:value-type="float">
            <text:p>9</text:p>
          </table:table-cell>
          <table:table-cell office:value-type="float" office:value="48.543522" calcext:value-type="float">
            <text:p>48,543522</text:p>
          </table:table-cell>
          <table:table-cell office:value-type="float" office:value="0.644115" calcext:value-type="float">
            <text:p>0,644115</text:p>
          </table:table-cell>
          <table:table-cell office:value-type="float" office:value="3224.4" calcext:value-type="float">
            <text:p>3224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688.2" calcext:value-type="float">
            <text:p>688,2</text:p>
          </table:table-cell>
          <table:table-cell office:value-type="float" office:value="37.2" calcext:value-type="float">
            <text:p>37,2</text:p>
          </table:table-cell>
          <table:table-cell office:value-type="float" office:value="0.3" calcext:value-type="float">
            <text:p>0,3</text:p>
          </table:table-cell>
          <table:table-cell office:value-type="float" office:value="17.5" calcext:value-type="float">
            <text:p>17,5</text:p>
          </table:table-cell>
          <table:table-cell office:value-type="float" office:value="12.1" calcext:value-type="float">
            <text:p>12,1</text:p>
          </table:table-cell>
          <table:table-cell office:value-type="float" office:value="-173" calcext:value-type="float">
            <text:p>-173</text:p>
          </table:table-cell>
          <table:table-cell office:value-type="float" office:value="2486.1" calcext:value-type="float">
            <text:p>2486,1</text:p>
          </table:table-cell>
          <table:table-cell table:formula="of:=([.E1030]-[.E1029])/10" office:value-type="float" office:value="-4" calcext:value-type="float">
            <text:p>-4</text:p>
          </table:table-cell>
          <table:table-cell table:formula="of:=AVERAGE([.P1005:.P1030])" office:value-type="float" office:value="-3.84653846153846" calcext:value-type="float">
            <text:p>-3,85</text:p>
          </table:table-cell>
        </table:table-row>
        <table:table-row table:style-name="ro1">
          <table:table-cell office:value-type="string" calcext:value-type="string">
            <text:p>14:15:45</text:p>
          </table:table-cell>
          <table:table-cell office:value-type="float" office:value="9" calcext:value-type="float">
            <text:p>9</text:p>
          </table:table-cell>
          <table:table-cell office:value-type="float" office:value="48.543835" calcext:value-type="float">
            <text:p>48,543835</text:p>
          </table:table-cell>
          <table:table-cell office:value-type="float" office:value="0.644872" calcext:value-type="float">
            <text:p>0,644872</text:p>
          </table:table-cell>
          <table:table-cell office:value-type="float" office:value="3184" calcext:value-type="float">
            <text:p>3184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691.6" calcext:value-type="float">
            <text:p>691,6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17.1" calcext:value-type="float">
            <text:p>17,1</text:p>
          </table:table-cell>
          <table:table-cell office:value-type="float" office:value="12.1" calcext:value-type="float">
            <text:p>12,1</text:p>
          </table:table-cell>
          <table:table-cell office:value-type="float" office:value="-170.2" calcext:value-type="float">
            <text:p>-170,2</text:p>
          </table:table-cell>
          <table:table-cell office:value-type="float" office:value="2485.7" calcext:value-type="float">
            <text:p>2485,7</text:p>
          </table:table-cell>
          <table:table-cell table:formula="of:=([.E1031]-[.E1030])/10" office:value-type="float" office:value="-4.04000000000001" calcext:value-type="float">
            <text:p>-4,04000000000001</text:p>
          </table:table-cell>
          <table:table-cell table:formula="of:=AVERAGE([.P1006:.P1031])" office:value-type="float" office:value="-3.85230769230769" calcext:value-type="float">
            <text:p>-3,85</text:p>
          </table:table-cell>
        </table:table-row>
        <table:table-row table:style-name="ro1">
          <table:table-cell office:value-type="string" calcext:value-type="string">
            <text:p>14:15:55</text:p>
          </table:table-cell>
          <table:table-cell office:value-type="float" office:value="9" calcext:value-type="float">
            <text:p>9</text:p>
          </table:table-cell>
          <table:table-cell office:value-type="float" office:value="48.544121" calcext:value-type="float">
            <text:p>48,544121</text:p>
          </table:table-cell>
          <table:table-cell office:value-type="float" office:value="0.645678" calcext:value-type="float">
            <text:p>0,645678</text:p>
          </table:table-cell>
          <table:table-cell office:value-type="float" office:value="3144.3" calcext:value-type="float">
            <text:p>3144,3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695" calcext:value-type="float">
            <text:p>695</text:p>
          </table:table-cell>
          <table:table-cell office:value-type="float" office:value="37.9" calcext:value-type="float">
            <text:p>37,9</text:p>
          </table:table-cell>
          <table:table-cell office:value-type="float" office:value="0.3" calcext:value-type="float">
            <text:p>0,3</text:p>
          </table:table-cell>
          <table:table-cell office:value-type="float" office:value="16.8" calcext:value-type="float">
            <text:p>16,8</text:p>
          </table:table-cell>
          <table:table-cell office:value-type="float" office:value="12.1" calcext:value-type="float">
            <text:p>12,1</text:p>
          </table:table-cell>
          <table:table-cell office:value-type="float" office:value="-175.6" calcext:value-type="float">
            <text:p>-175,6</text:p>
          </table:table-cell>
          <table:table-cell office:value-type="float" office:value="2485.2" calcext:value-type="float">
            <text:p>2485,2</text:p>
          </table:table-cell>
          <table:table-cell table:formula="of:=([.E1032]-[.E1031])/10" office:value-type="float" office:value="-3.96999999999998" calcext:value-type="float">
            <text:p>-3,96999999999998</text:p>
          </table:table-cell>
          <table:table-cell table:formula="of:=AVERAGE([.P1007:.P1032])" office:value-type="float" office:value="-3.86461538461539" calcext:value-type="float">
            <text:p>-3,86</text:p>
          </table:table-cell>
        </table:table-row>
        <table:table-row table:style-name="ro1">
          <table:table-cell office:value-type="string" calcext:value-type="string">
            <text:p>14:16:05</text:p>
          </table:table-cell>
          <table:table-cell office:value-type="float" office:value="9" calcext:value-type="float">
            <text:p>9</text:p>
          </table:table-cell>
          <table:table-cell office:value-type="float" office:value="48.544472" calcext:value-type="float">
            <text:p>48,544472</text:p>
          </table:table-cell>
          <table:table-cell office:value-type="float" office:value="0.646635" calcext:value-type="float">
            <text:p>0,646635</text:p>
          </table:table-cell>
          <table:table-cell office:value-type="float" office:value="3105.4" calcext:value-type="float">
            <text:p>3105,4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2" calcext:value-type="float">
            <text:p>2</text:p>
          </table:table-cell>
          <table:table-cell office:value-type="float" office:value="698.2" calcext:value-type="float">
            <text:p>698,2</text:p>
          </table:table-cell>
          <table:table-cell office:value-type="float" office:value="38.4" calcext:value-type="float">
            <text:p>38,4</text:p>
          </table:table-cell>
          <table:table-cell office:value-type="float" office:value="0.3" calcext:value-type="float">
            <text:p>0,3</text:p>
          </table:table-cell>
          <table:table-cell office:value-type="float" office:value="16.4" calcext:value-type="float">
            <text:p>16,4</text:p>
          </table:table-cell>
          <table:table-cell office:value-type="float" office:value="12.1" calcext:value-type="float">
            <text:p>12,1</text:p>
          </table:table-cell>
          <table:table-cell office:value-type="float" office:value="-179" calcext:value-type="float">
            <text:p>-179</text:p>
          </table:table-cell>
          <table:table-cell office:value-type="float" office:value="2484.6" calcext:value-type="float">
            <text:p>2484,6</text:p>
          </table:table-cell>
          <table:table-cell table:formula="of:=([.E1033]-[.E1032])/10" office:value-type="float" office:value="-3.89000000000001" calcext:value-type="float">
            <text:p>-3,89000000000001</text:p>
          </table:table-cell>
          <table:table-cell table:formula="of:=AVERAGE([.P1008:.P1033])" office:value-type="float" office:value="-3.86884615384615" calcext:value-type="float">
            <text:p>-3,87</text:p>
          </table:table-cell>
        </table:table-row>
        <table:table-row table:style-name="ro1">
          <table:table-cell office:value-type="string" calcext:value-type="string">
            <text:p>14:16:15</text:p>
          </table:table-cell>
          <table:table-cell office:value-type="float" office:value="9" calcext:value-type="float">
            <text:p>9</text:p>
          </table:table-cell>
          <table:table-cell office:value-type="float" office:value="48.544628" calcext:value-type="float">
            <text:p>48,544628</text:p>
          </table:table-cell>
          <table:table-cell office:value-type="float" office:value="0.647838" calcext:value-type="float">
            <text:p>0,647838</text:p>
          </table:table-cell>
          <table:table-cell office:value-type="float" office:value="3067.9" calcext:value-type="float">
            <text:p>3067,9</text:p>
          </table:table-cell>
          <table:table-cell office:value-type="float" office:value="8.6" calcext:value-type="float">
            <text:p>8,6</text:p>
          </table:table-cell>
          <table:table-cell office:value-type="float" office:value="7.7" calcext:value-type="float">
            <text:p>7,7</text:p>
          </table:table-cell>
          <table:table-cell office:value-type="float" office:value="2.2" calcext:value-type="float">
            <text:p>2,2</text:p>
          </table:table-cell>
          <table:table-cell office:value-type="float" office:value="701.4" calcext:value-type="float">
            <text:p>701,4</text:p>
          </table:table-cell>
          <table:table-cell office:value-type="float" office:value="38.7" calcext:value-type="float">
            <text:p>38,7</text:p>
          </table:table-cell>
          <table:table-cell office:value-type="float" office:value="0.3" calcext:value-type="float">
            <text:p>0,3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-179.2" calcext:value-type="float">
            <text:p>-179,2</text:p>
          </table:table-cell>
          <table:table-cell office:value-type="float" office:value="2484.1" calcext:value-type="float">
            <text:p>2484,1</text:p>
          </table:table-cell>
          <table:table-cell table:formula="of:=([.E1034]-[.E1033])/10" office:value-type="float" office:value="-3.75" calcext:value-type="float">
            <text:p>-3,75</text:p>
          </table:table-cell>
          <table:table-cell table:formula="of:=AVERAGE([.P1009:.P1034])" office:value-type="float" office:value="-3.86384615384615" calcext:value-type="float">
            <text:p>-3,86</text:p>
          </table:table-cell>
        </table:table-row>
        <table:table-row table:style-name="ro1">
          <table:table-cell office:value-type="string" calcext:value-type="string">
            <text:p>14:16:25</text:p>
          </table:table-cell>
          <table:table-cell office:value-type="float" office:value="9" calcext:value-type="float">
            <text:p>9</text:p>
          </table:table-cell>
          <table:table-cell office:value-type="float" office:value="48.544872" calcext:value-type="float">
            <text:p>48,544872</text:p>
          </table:table-cell>
          <table:table-cell office:value-type="float" office:value="0.648983" calcext:value-type="float">
            <text:p>0,648983</text:p>
          </table:table-cell>
          <table:table-cell office:value-type="float" office:value="3030.4" calcext:value-type="float">
            <text:p>3030,4</text:p>
          </table:table-cell>
          <table:table-cell office:value-type="float" office:value="8.8" calcext:value-type="float">
            <text:p>8,8</text:p>
          </table:table-cell>
          <table:table-cell office:value-type="float" office:value="7.7" calcext:value-type="float">
            <text:p>7,7</text:p>
          </table:table-cell>
          <table:table-cell office:value-type="float" office:value="2.2" calcext:value-type="float">
            <text:p>2,2</text:p>
          </table:table-cell>
          <table:table-cell office:value-type="float" office:value="704.8" calcext:value-type="float">
            <text:p>704,8</text:p>
          </table:table-cell>
          <table:table-cell office:value-type="float" office:value="39.1" calcext:value-type="float">
            <text:p>39,1</text:p>
          </table:table-cell>
          <table:table-cell office:value-type="float" office:value="0.3" calcext:value-type="float">
            <text:p>0,3</text:p>
          </table:table-cell>
          <table:table-cell office:value-type="float" office:value="15.7" calcext:value-type="float">
            <text:p>15,7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83.7" calcext:value-type="float">
            <text:p>2483,7</text:p>
          </table:table-cell>
          <table:table-cell table:formula="of:=([.E1035]-[.E1034])/10" office:value-type="float" office:value="-3.75" calcext:value-type="float">
            <text:p>-3,75</text:p>
          </table:table-cell>
          <table:table-cell table:formula="of:=AVERAGE([.P1010:.P1035])" office:value-type="float" office:value="-3.85538461538462" calcext:value-type="float">
            <text:p>-3,86</text:p>
          </table:table-cell>
        </table:table-row>
        <table:table-row table:style-name="ro1">
          <table:table-cell office:value-type="string" calcext:value-type="string">
            <text:p>14:16:35</text:p>
          </table:table-cell>
          <table:table-cell office:value-type="float" office:value="9" calcext:value-type="float">
            <text:p>9</text:p>
          </table:table-cell>
          <table:table-cell office:value-type="float" office:value="48.545349" calcext:value-type="float">
            <text:p>48,545349</text:p>
          </table:table-cell>
          <table:table-cell office:value-type="float" office:value="0.650193" calcext:value-type="float">
            <text:p>0,650193</text:p>
          </table:table-cell>
          <table:table-cell office:value-type="float" office:value="2992.8" calcext:value-type="float">
            <text:p>2992,8</text:p>
          </table:table-cell>
          <table:table-cell office:value-type="float" office:value="8.8" calcext:value-type="float">
            <text:p>8,8</text:p>
          </table:table-cell>
          <table:table-cell office:value-type="float" office:value="7.8" calcext:value-type="float">
            <text:p>7,8</text:p>
          </table:table-cell>
          <table:table-cell office:value-type="float" office:value="2.5" calcext:value-type="float">
            <text:p>2,5</text:p>
          </table:table-cell>
          <table:table-cell office:value-type="float" office:value="708.1" calcext:value-type="float">
            <text:p>708,1</text:p>
          </table:table-cell>
          <table:table-cell office:value-type="float" office:value="39.4" calcext:value-type="float">
            <text:p>39,4</text:p>
          </table:table-cell>
          <table:table-cell office:value-type="float" office:value="0.3" calcext:value-type="float">
            <text:p>0,3</text:p>
          </table:table-cell>
          <table:table-cell office:value-type="float" office:value="15.7" calcext:value-type="float">
            <text:p>15,7</text:p>
          </table:table-cell>
          <table:table-cell office:value-type="float" office:value="12.1" calcext:value-type="float">
            <text:p>12,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83.2" calcext:value-type="float">
            <text:p>2483,2</text:p>
          </table:table-cell>
          <table:table-cell table:formula="of:=([.E1036]-[.E1035])/10" office:value-type="float" office:value="-3.75999999999999" calcext:value-type="float">
            <text:p>-3,75999999999999</text:p>
          </table:table-cell>
          <table:table-cell table:formula="of:=AVERAGE([.P1011:.P1036])" office:value-type="float" office:value="-3.87730769230769" calcext:value-type="float">
            <text:p>-3,88</text:p>
          </table:table-cell>
        </table:table-row>
        <table:table-row table:style-name="ro1">
          <table:table-cell office:value-type="string" calcext:value-type="string">
            <text:p>14:16:45</text:p>
          </table:table-cell>
          <table:table-cell office:value-type="float" office:value="9" calcext:value-type="float">
            <text:p>9</text:p>
          </table:table-cell>
          <table:table-cell office:value-type="float" office:value="48.545544" calcext:value-type="float">
            <text:p>48,545544</text:p>
          </table:table-cell>
          <table:table-cell office:value-type="float" office:value="0.651263" calcext:value-type="float">
            <text:p>0,651263</text:p>
          </table:table-cell>
          <table:table-cell office:value-type="float" office:value="2954.4" calcext:value-type="float">
            <text:p>2954,4</text:p>
          </table:table-cell>
          <table:table-cell office:value-type="float" office:value="8.9" calcext:value-type="float">
            <text:p>8,9</text:p>
          </table:table-cell>
          <table:table-cell office:value-type="float" office:value="7.9" calcext:value-type="float">
            <text:p>7,9</text:p>
          </table:table-cell>
          <table:table-cell office:value-type="float" office:value="0.8" calcext:value-type="float">
            <text:p>0,8</text:p>
          </table:table-cell>
          <table:table-cell office:value-type="float" office:value="711.8" calcext:value-type="float">
            <text:p>711,8</text:p>
          </table:table-cell>
          <table:table-cell office:value-type="float" office:value="39.7" calcext:value-type="float">
            <text:p>39,7</text:p>
          </table:table-cell>
          <table:table-cell office:value-type="float" office:value="0.3" calcext:value-type="float">
            <text:p>0,3</text:p>
          </table:table-cell>
          <table:table-cell office:value-type="float" office:value="15.5" calcext:value-type="float">
            <text:p>15,5</text:p>
          </table:table-cell>
          <table:table-cell office:value-type="float" office:value="12.1" calcext:value-type="float">
            <text:p>12,1</text:p>
          </table:table-cell>
          <table:table-cell office:value-type="float" office:value="-206.6" calcext:value-type="float">
            <text:p>-206,6</text:p>
          </table:table-cell>
          <table:table-cell office:value-type="float" office:value="2482.6" calcext:value-type="float">
            <text:p>2482,6</text:p>
          </table:table-cell>
          <table:table-cell table:formula="of:=([.E1037]-[.E1036])/10" office:value-type="float" office:value="-3.84000000000001" calcext:value-type="float">
            <text:p>-3,84000000000001</text:p>
          </table:table-cell>
          <table:table-cell table:formula="of:=AVERAGE([.P1012:.P1037])" office:value-type="float" office:value="-3.87846153846154" calcext:value-type="float">
            <text:p>-3,88</text:p>
          </table:table-cell>
        </table:table-row>
        <table:table-row table:style-name="ro1">
          <table:table-cell office:value-type="string" calcext:value-type="string">
            <text:p>14:17:05</text:p>
          </table:table-cell>
          <table:table-cell office:value-type="float" office:value="9" calcext:value-type="float">
            <text:p>9</text:p>
          </table:table-cell>
          <table:table-cell office:value-type="float" office:value="48.54628" calcext:value-type="float">
            <text:p>48,54628</text:p>
          </table:table-cell>
          <table:table-cell office:value-type="float" office:value="0.653763" calcext:value-type="float">
            <text:p>0,653763</text:p>
          </table:table-cell>
          <table:table-cell office:value-type="float" office:value="2880.3" calcext:value-type="float">
            <text:p>2880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8.3" calcext:value-type="float">
            <text:p>718,3</text:p>
          </table:table-cell>
          <table:table-cell office:value-type="float" office:value="40.3" calcext:value-type="float">
            <text:p>40,3</text:p>
          </table:table-cell>
          <table:table-cell office:value-type="float" office:value="0.3" calcext:value-type="float">
            <text:p>0,3</text:p>
          </table:table-cell>
          <table:table-cell office:value-type="float" office:value="14.9" calcext:value-type="float">
            <text:p>14,9</text:p>
          </table:table-cell>
          <table:table-cell office:value-type="float" office:value="12.1" calcext:value-type="float">
            <text:p>12,1</text:p>
          </table:table-cell>
          <table:table-cell office:value-type="float" office:value="-176.2" calcext:value-type="float">
            <text:p>-176,2</text:p>
          </table:table-cell>
          <table:table-cell office:value-type="float" office:value="2481.6" calcext:value-type="float">
            <text:p>2481,6</text:p>
          </table:table-cell>
          <table:table-cell table:formula="of:=([.E1038]-[.E1037])/10" office:value-type="float" office:value="-7.40999999999999" calcext:value-type="float">
            <text:p>-7,40999999999999</text:p>
          </table:table-cell>
          <table:table-cell table:formula="of:=AVERAGE([.P1013:.P1038])" office:value-type="float" office:value="-4.01615384615385" calcext:value-type="float">
            <text:p>-4,02</text:p>
          </table:table-cell>
        </table:table-row>
        <table:table-row table:style-name="ro1">
          <table:table-cell office:value-type="string" calcext:value-type="string">
            <text:p>14:17:15</text:p>
          </table:table-cell>
          <table:table-cell office:value-type="float" office:value="9" calcext:value-type="float">
            <text:p>9</text:p>
          </table:table-cell>
          <table:table-cell office:value-type="float" office:value="48.546509" calcext:value-type="float">
            <text:p>48,546509</text:p>
          </table:table-cell>
          <table:table-cell office:value-type="float" office:value="0.654825" calcext:value-type="float">
            <text:p>0,654825</text:p>
          </table:table-cell>
          <table:table-cell office:value-type="float" office:value="2842.3" calcext:value-type="float">
            <text:p>2842,3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3.2" calcext:value-type="float">
            <text:p>3,2</text:p>
          </table:table-cell>
          <table:table-cell office:value-type="float" office:value="721.7" calcext:value-type="float">
            <text:p>721,7</text:p>
          </table:table-cell>
          <table:table-cell office:value-type="float" office:value="41.1" calcext:value-type="float">
            <text:p>41,1</text:p>
          </table:table-cell>
          <table:table-cell office:value-type="float" office:value="0.3" calcext:value-type="float">
            <text:p>0,3</text:p>
          </table:table-cell>
          <table:table-cell office:value-type="float" office:value="14.5" calcext:value-type="float">
            <text:p>14,5</text:p>
          </table:table-cell>
          <table:table-cell office:value-type="float" office:value="12.1" calcext:value-type="float">
            <text:p>12,1</text:p>
          </table:table-cell>
          <table:table-cell office:value-type="float" office:value="-173.1" calcext:value-type="float">
            <text:p>-173,1</text:p>
          </table:table-cell>
          <table:table-cell office:value-type="float" office:value="2481.1" calcext:value-type="float">
            <text:p>2481,1</text:p>
          </table:table-cell>
          <table:table-cell table:formula="of:=([.E1039]-[.E1038])/10" office:value-type="float" office:value="-3.8" calcext:value-type="float">
            <text:p>-3,8</text:p>
          </table:table-cell>
          <table:table-cell table:formula="of:=AVERAGE([.P1014:.P1039])" office:value-type="float" office:value="-4.00230769230769" calcext:value-type="float">
            <text:p>-4,00</text:p>
          </table:table-cell>
        </table:table-row>
        <table:table-row table:style-name="ro1">
          <table:table-cell office:value-type="string" calcext:value-type="string">
            <text:p>14:17:25</text:p>
          </table:table-cell>
          <table:table-cell office:value-type="float" office:value="9" calcext:value-type="float">
            <text:p>9</text:p>
          </table:table-cell>
          <table:table-cell office:value-type="float" office:value="48.546741" calcext:value-type="float">
            <text:p>48,546741</text:p>
          </table:table-cell>
          <table:table-cell office:value-type="float" office:value="0.656087" calcext:value-type="float">
            <text:p>0,656087</text:p>
          </table:table-cell>
          <table:table-cell office:value-type="float" office:value="2803.1" calcext:value-type="float">
            <text:p>2803,1</text:p>
          </table:table-cell>
          <table:table-cell office:value-type="float" office:value="9.1" calcext:value-type="float">
            <text:p>9,1</text:p>
          </table:table-cell>
          <table:table-cell office:value-type="float" office:value="8.1" calcext:value-type="float">
            <text:p>8,1</text:p>
          </table:table-cell>
          <table:table-cell office:value-type="float" office:value="3.5" calcext:value-type="float">
            <text:p>3,5</text:p>
          </table:table-cell>
          <table:table-cell office:value-type="float" office:value="725.2" calcext:value-type="float">
            <text:p>725,2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14.3" calcext:value-type="float">
            <text:p>14,3</text:p>
          </table:table-cell>
          <table:table-cell office:value-type="float" office:value="12.1" calcext:value-type="float">
            <text:p>12,1</text:p>
          </table:table-cell>
          <table:table-cell office:value-type="float" office:value="-174.3" calcext:value-type="float">
            <text:p>-174,3</text:p>
          </table:table-cell>
          <table:table-cell office:value-type="float" office:value="2480.6" calcext:value-type="float">
            <text:p>2480,6</text:p>
          </table:table-cell>
          <table:table-cell table:formula="of:=([.E1040]-[.E1039])/10" office:value-type="float" office:value="-3.92000000000003" calcext:value-type="float">
            <text:p>-3,92000000000003</text:p>
          </table:table-cell>
          <table:table-cell table:formula="of:=AVERAGE([.P1015:.P1040])" office:value-type="float" office:value="-3.99846153846154" calcext:value-type="float">
            <text:p>-4,00</text:p>
          </table:table-cell>
        </table:table-row>
        <table:table-row table:style-name="ro1">
          <table:table-cell office:value-type="string" calcext:value-type="string">
            <text:p>14:17:35</text:p>
          </table:table-cell>
          <table:table-cell office:value-type="float" office:value="9" calcext:value-type="float">
            <text:p>9</text:p>
          </table:table-cell>
          <table:table-cell office:value-type="float" office:value="48.547192" calcext:value-type="float">
            <text:p>48,547192</text:p>
          </table:table-cell>
          <table:table-cell office:value-type="float" office:value="0.657123" calcext:value-type="float">
            <text:p>0,657123</text:p>
          </table:table-cell>
          <table:table-cell office:value-type="float" office:value="2765.6" calcext:value-type="float">
            <text:p>2765,6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3.8" calcext:value-type="float">
            <text:p>3,8</text:p>
          </table:table-cell>
          <table:table-cell office:value-type="float" office:value="728.6" calcext:value-type="float">
            <text:p>728,6</text:p>
          </table:table-cell>
          <table:table-cell office:value-type="float" office:value="41.2" calcext:value-type="float">
            <text:p>41,2</text:p>
          </table:table-cell>
          <table:table-cell office:value-type="float" office:value="0.3" calcext:value-type="float">
            <text:p>0,3</text:p>
          </table:table-cell>
          <table:table-cell office:value-type="float" office:value="14.2" calcext:value-type="float">
            <text:p>14,2</text:p>
          </table:table-cell>
          <table:table-cell office:value-type="float" office:value="12.1" calcext:value-type="float">
            <text:p>12,1</text:p>
          </table:table-cell>
          <table:table-cell office:value-type="float" office:value="-170.7" calcext:value-type="float">
            <text:p>-170,7</text:p>
          </table:table-cell>
          <table:table-cell office:value-type="float" office:value="2480.1" calcext:value-type="float">
            <text:p>2480,1</text:p>
          </table:table-cell>
          <table:table-cell table:formula="of:=([.E1041]-[.E1040])/10" office:value-type="float" office:value="-3.75" calcext:value-type="float">
            <text:p>-3,75</text:p>
          </table:table-cell>
          <table:table-cell table:formula="of:=AVERAGE([.P1016:.P1041])" office:value-type="float" office:value="-3.97769230769231" calcext:value-type="float">
            <text:p>-3,98</text:p>
          </table:table-cell>
        </table:table-row>
        <table:table-row table:style-name="ro1">
          <table:table-cell office:value-type="string" calcext:value-type="string">
            <text:p>14:17:45</text:p>
          </table:table-cell>
          <table:table-cell office:value-type="float" office:value="9" calcext:value-type="float">
            <text:p>9</text:p>
          </table:table-cell>
          <table:table-cell office:value-type="float" office:value="48.54763" calcext:value-type="float">
            <text:p>48,54763</text:p>
          </table:table-cell>
          <table:table-cell office:value-type="float" office:value="0.658515" calcext:value-type="float">
            <text:p>0,658515</text:p>
          </table:table-cell>
          <table:table-cell office:value-type="float" office:value="2727.5" calcext:value-type="float">
            <text:p>2727,5</text:p>
          </table:table-cell>
          <table:table-cell office:value-type="float" office:value="9.2" calcext:value-type="float">
            <text:p>9,2</text:p>
          </table:table-cell>
          <table:table-cell office:value-type="float" office:value="8.3" calcext:value-type="float">
            <text:p>8,3</text:p>
          </table:table-cell>
          <table:table-cell office:value-type="float" office:value="4.2" calcext:value-type="float">
            <text:p>4,2</text:p>
          </table:table-cell>
          <table:table-cell office:value-type="float" office:value="732.1" calcext:value-type="float">
            <text:p>732,1</text:p>
          </table:table-cell>
          <table:table-cell office:value-type="float" office:value="41.5" calcext:value-type="float">
            <text:p>41,5</text:p>
          </table:table-cell>
          <table:table-cell office:value-type="float" office:value="0.3" calcext:value-type="float">
            <text:p>0,3</text:p>
          </table:table-cell>
          <table:table-cell office:value-type="float" office:value="14.1" calcext:value-type="float">
            <text:p>14,1</text:p>
          </table:table-cell>
          <table:table-cell office:value-type="float" office:value="12.1" calcext:value-type="float">
            <text:p>12,1</text:p>
          </table:table-cell>
          <table:table-cell office:value-type="float" office:value="-171.1" calcext:value-type="float">
            <text:p>-171,1</text:p>
          </table:table-cell>
          <table:table-cell office:value-type="float" office:value="2479.7" calcext:value-type="float">
            <text:p>2479,7</text:p>
          </table:table-cell>
          <table:table-cell table:formula="of:=([.E1042]-[.E1041])/10" office:value-type="float" office:value="-3.80999999999999" calcext:value-type="float">
            <text:p>-3,80999999999999</text:p>
          </table:table-cell>
          <table:table-cell table:formula="of:=AVERAGE([.P1017:.P1042])" office:value-type="float" office:value="-3.96576923076923" calcext:value-type="float">
            <text:p>-3,97</text:p>
          </table:table-cell>
        </table:table-row>
        <table:table-row table:style-name="ro1">
          <table:table-cell office:value-type="string" calcext:value-type="string">
            <text:p>14:17:55</text:p>
          </table:table-cell>
          <table:table-cell office:value-type="float" office:value="9" calcext:value-type="float">
            <text:p>9</text:p>
          </table:table-cell>
          <table:table-cell office:value-type="float" office:value="48.547981" calcext:value-type="float">
            <text:p>48,547981</text:p>
          </table:table-cell>
          <table:table-cell office:value-type="float" office:value="0.659943" calcext:value-type="float">
            <text:p>0,659943</text:p>
          </table:table-cell>
          <table:table-cell office:value-type="float" office:value="2688.2" calcext:value-type="float">
            <text:p>2688,2</text:p>
          </table:table-cell>
          <table:table-cell office:value-type="float" office:value="9.4" calcext:value-type="float">
            <text:p>9,4</text:p>
          </table:table-cell>
          <table:table-cell office:value-type="float" office:value="8.3" calcext:value-type="float">
            <text:p>8,3</text:p>
          </table:table-cell>
          <table:table-cell office:value-type="float" office:value="4.5" calcext:value-type="float">
            <text:p>4,5</text:p>
          </table:table-cell>
          <table:table-cell office:value-type="float" office:value="735.6" calcext:value-type="float">
            <text:p>735,6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479.2" calcext:value-type="float">
            <text:p>2479,2</text:p>
          </table:table-cell>
          <table:table-cell table:formula="of:=([.E1043]-[.E1042])/10" office:value-type="float" office:value="-3.93000000000002" calcext:value-type="float">
            <text:p>-3,93000000000002</text:p>
          </table:table-cell>
          <table:table-cell table:formula="of:=AVERAGE([.P1018:.P1043])" office:value-type="float" office:value="-3.95423076923077" calcext:value-type="float">
            <text:p>-3,95</text:p>
          </table:table-cell>
        </table:table-row>
        <table:table-row table:style-name="ro1">
          <table:table-cell office:value-type="string" calcext:value-type="string">
            <text:p>14:18:05</text:p>
          </table:table-cell>
          <table:table-cell office:value-type="float" office:value="9" calcext:value-type="float">
            <text:p>9</text:p>
          </table:table-cell>
          <table:table-cell office:value-type="float" office:value="48.548157" calcext:value-type="float">
            <text:p>48,548157</text:p>
          </table:table-cell>
          <table:table-cell office:value-type="float" office:value="0.660888" calcext:value-type="float">
            <text:p>0,660888</text:p>
          </table:table-cell>
          <table:table-cell office:value-type="float" office:value="2648.9" calcext:value-type="float">
            <text:p>2648,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4.8" calcext:value-type="float">
            <text:p>4,8</text:p>
          </table:table-cell>
          <table:table-cell office:value-type="float" office:value="738.9" calcext:value-type="float">
            <text:p>738,9</text:p>
          </table:table-cell>
          <table:table-cell office:value-type="float" office:value="42.2" calcext:value-type="float">
            <text:p>42,2</text:p>
          </table:table-cell>
          <table:table-cell office:value-type="float" office:value="0.3" calcext:value-type="float">
            <text:p>0,3</text:p>
          </table:table-cell>
          <table:table-cell office:value-type="float" office:value="13.7" calcext:value-type="float">
            <text:p>13,7</text:p>
          </table:table-cell>
          <table:table-cell office:value-type="float" office:value="12.1" calcext:value-type="float">
            <text:p>12,1</text:p>
          </table:table-cell>
          <table:table-cell office:value-type="float" office:value="-174.4" calcext:value-type="float">
            <text:p>-174,4</text:p>
          </table:table-cell>
          <table:table-cell office:value-type="float" office:value="2478.6" calcext:value-type="float">
            <text:p>2478,6</text:p>
          </table:table-cell>
          <table:table-cell table:formula="of:=([.E1044]-[.E1043])/10" office:value-type="float" office:value="-3.92999999999997" calcext:value-type="float">
            <text:p>-3,92999999999997</text:p>
          </table:table-cell>
          <table:table-cell table:formula="of:=AVERAGE([.P1019:.P1044])" office:value-type="float" office:value="-3.95692307692308" calcext:value-type="float">
            <text:p>-3,96</text:p>
          </table:table-cell>
        </table:table-row>
        <table:table-row table:style-name="ro1">
          <table:table-cell office:value-type="string" calcext:value-type="string">
            <text:p>14:18:15</text:p>
          </table:table-cell>
          <table:table-cell office:value-type="float" office:value="9" calcext:value-type="float">
            <text:p>9</text:p>
          </table:table-cell>
          <table:table-cell office:value-type="float" office:value="48.548397" calcext:value-type="float">
            <text:p>48,548397</text:p>
          </table:table-cell>
          <table:table-cell office:value-type="float" office:value="0.66226" calcext:value-type="float">
            <text:p>0,66226</text:p>
          </table:table-cell>
          <table:table-cell office:value-type="float" office:value="2609.7" calcext:value-type="float">
            <text:p>2609,7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  <table:table-cell office:value-type="float" office:value="742.5" calcext:value-type="float">
            <text:p>742,5</text:p>
          </table:table-cell>
          <table:table-cell office:value-type="float" office:value="42.7" calcext:value-type="float">
            <text:p>42,7</text:p>
          </table:table-cell>
          <table:table-cell office:value-type="float" office:value="0.3" calcext:value-type="float">
            <text:p>0,3</text:p>
          </table:table-cell>
          <table:table-cell office:value-type="float" office:value="13.4" calcext:value-type="float">
            <text:p>13,4</text:p>
          </table:table-cell>
          <table:table-cell office:value-type="float" office:value="12.1" calcext:value-type="float">
            <text:p>12,1</text:p>
          </table:table-cell>
          <table:table-cell office:value-type="float" office:value="-177" calcext:value-type="float">
            <text:p>-177</text:p>
          </table:table-cell>
          <table:table-cell office:value-type="float" office:value="2478.1" calcext:value-type="float">
            <text:p>2478,1</text:p>
          </table:table-cell>
          <table:table-cell table:formula="of:=([.E1045]-[.E1044])/10" office:value-type="float" office:value="-3.92000000000003" calcext:value-type="float">
            <text:p>-3,92000000000003</text:p>
          </table:table-cell>
          <table:table-cell table:formula="of:=AVERAGE([.P1020:.P1045])" office:value-type="float" office:value="-3.96423076923077" calcext:value-type="float">
            <text:p>-3,96</text:p>
          </table:table-cell>
        </table:table-row>
        <table:table-row table:style-name="ro1">
          <table:table-cell office:value-type="string" calcext:value-type="string">
            <text:p>14:18:25</text:p>
          </table:table-cell>
          <table:table-cell office:value-type="float" office:value="9" calcext:value-type="float">
            <text:p>9</text:p>
          </table:table-cell>
          <table:table-cell office:value-type="float" office:value="48.548466" calcext:value-type="float">
            <text:p>48,548466</text:p>
          </table:table-cell>
          <table:table-cell office:value-type="float" office:value="0.663405" calcext:value-type="float">
            <text:p>0,663405</text:p>
          </table:table-cell>
          <table:table-cell office:value-type="float" office:value="2571.5" calcext:value-type="float">
            <text:p>2571,5</text:p>
          </table:table-cell>
          <table:table-cell office:value-type="float" office:value="9.5" calcext:value-type="float">
            <text:p>9,5</text:p>
          </table:table-cell>
          <table:table-cell office:value-type="float" office:value="8.5" calcext:value-type="float">
            <text:p>8,5</text:p>
          </table:table-cell>
          <table:table-cell office:value-type="float" office:value="5.2" calcext:value-type="float">
            <text:p>5,2</text:p>
          </table:table-cell>
          <table:table-cell office:value-type="float" office:value="746.1" calcext:value-type="float">
            <text:p>746,1</text:p>
          </table:table-cell>
          <table:table-cell office:value-type="float" office:value="43.3" calcext:value-type="float">
            <text:p>43,3</text:p>
          </table:table-cell>
          <table:table-cell office:value-type="float" office:value="0.2" calcext:value-type="float">
            <text:p>0,2</text:p>
          </table:table-cell>
          <table:table-cell office:value-type="float" office:value="13.2" calcext:value-type="float">
            <text:p>13,2</text:p>
          </table:table-cell>
          <table:table-cell office:value-type="float" office:value="12.1" calcext:value-type="float">
            <text:p>12,1</text:p>
          </table:table-cell>
          <table:table-cell office:value-type="float" office:value="-169.8" calcext:value-type="float">
            <text:p>-169,8</text:p>
          </table:table-cell>
          <table:table-cell office:value-type="float" office:value="2477.6" calcext:value-type="float">
            <text:p>2477,6</text:p>
          </table:table-cell>
          <table:table-cell table:formula="of:=([.E1046]-[.E1045])/10" office:value-type="float" office:value="-3.81999999999998" calcext:value-type="float">
            <text:p>-3,81999999999998</text:p>
          </table:table-cell>
          <table:table-cell table:formula="of:=AVERAGE([.P1021:.P1046])" office:value-type="float" office:value="-3.96230769230769" calcext:value-type="float">
            <text:p>-3,96</text:p>
          </table:table-cell>
        </table:table-row>
        <table:table-row table:style-name="ro1">
          <table:table-cell office:value-type="string" calcext:value-type="string">
            <text:p>14:18:35</text:p>
          </table:table-cell>
          <table:table-cell office:value-type="float" office:value="9" calcext:value-type="float">
            <text:p>9</text:p>
          </table:table-cell>
          <table:table-cell office:value-type="float" office:value="48.548859" calcext:value-type="float">
            <text:p>48,548859</text:p>
          </table:table-cell>
          <table:table-cell office:value-type="float" office:value="0.664678" calcext:value-type="float">
            <text:p>0,664678</text:p>
          </table:table-cell>
          <table:table-cell office:value-type="float" office:value="2533.4" calcext:value-type="float">
            <text:p>2533,4</text:p>
          </table:table-cell>
          <table:table-cell office:value-type="float" office:value="9.5" calcext:value-type="float">
            <text:p>9,5</text:p>
          </table:table-cell>
          <table:table-cell office:value-type="float" office:value="8.6" calcext:value-type="float">
            <text:p>8,6</text:p>
          </table:table-cell>
          <table:table-cell office:value-type="float" office:value="5.2" calcext:value-type="float">
            <text:p>5,2</text:p>
          </table:table-cell>
          <table:table-cell office:value-type="float" office:value="749.5" calcext:value-type="float">
            <text:p>749,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,1</text:p>
          </table:table-cell>
          <table:table-cell office:value-type="float" office:value="-173.7" calcext:value-type="float">
            <text:p>-173,7</text:p>
          </table:table-cell>
          <table:table-cell office:value-type="float" office:value="2477.2" calcext:value-type="float">
            <text:p>2477,2</text:p>
          </table:table-cell>
          <table:table-cell table:formula="of:=([.E1047]-[.E1046])/10" office:value-type="float" office:value="-3.80999999999999" calcext:value-type="float">
            <text:p>-3,80999999999999</text:p>
          </table:table-cell>
          <table:table-cell table:formula="of:=AVERAGE([.P1022:.P1047])" office:value-type="float" office:value="-3.96730769230769" calcext:value-type="float">
            <text:p>-3,97</text:p>
          </table:table-cell>
        </table:table-row>
        <table:table-row table:style-name="ro1">
          <table:table-cell office:value-type="string" calcext:value-type="string">
            <text:p>14:18:45</text:p>
          </table:table-cell>
          <table:table-cell office:value-type="float" office:value="9" calcext:value-type="float">
            <text:p>9</text:p>
          </table:table-cell>
          <table:table-cell office:value-type="float" office:value="48.549126" calcext:value-type="float">
            <text:p>48,549126</text:p>
          </table:table-cell>
          <table:table-cell office:value-type="float" office:value="0.665942" calcext:value-type="float">
            <text:p>0,665942</text:p>
          </table:table-cell>
          <table:table-cell office:value-type="float" office:value="2492.9" calcext:value-type="float">
            <text:p>2492,9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office:value-type="float" office:value="3.5" calcext:value-type="float">
            <text:p>3,5</text:p>
          </table:table-cell>
          <table:table-cell office:value-type="float" office:value="753.2" calcext:value-type="float">
            <text:p>753,2</text:p>
          </table:table-cell>
          <table:table-cell office:value-type="float" office:value="44.4" calcext:value-type="float">
            <text:p>44,4</text:p>
          </table:table-cell>
          <table:table-cell office:value-type="float" office:value="0.2" calcext:value-type="float">
            <text:p>0,2</text:p>
          </table:table-cell>
          <table:table-cell office:value-type="float" office:value="12.7" calcext:value-type="float">
            <text:p>12,7</text:p>
          </table:table-cell>
          <table:table-cell office:value-type="float" office:value="12.1" calcext:value-type="float">
            <text:p>12,1</text:p>
          </table:table-cell>
          <table:table-cell office:value-type="float" office:value="-182.9" calcext:value-type="float">
            <text:p>-182,9</text:p>
          </table:table-cell>
          <table:table-cell office:value-type="float" office:value="2476.6" calcext:value-type="float">
            <text:p>2476,6</text:p>
          </table:table-cell>
          <table:table-cell table:formula="of:=([.E1048]-[.E1047])/10" office:value-type="float" office:value="-4.05" calcext:value-type="float">
            <text:p>-4,05</text:p>
          </table:table-cell>
          <table:table-cell table:formula="of:=AVERAGE([.P1023:.P1048])" office:value-type="float" office:value="-3.98153846153846" calcext:value-type="float">
            <text:p>-3,98</text:p>
          </table:table-cell>
        </table:table-row>
        <table:table-row table:style-name="ro1">
          <table:table-cell office:value-type="string" calcext:value-type="string">
            <text:p>14:18:55</text:p>
          </table:table-cell>
          <table:table-cell office:value-type="float" office:value="9" calcext:value-type="float">
            <text:p>9</text:p>
          </table:table-cell>
          <table:table-cell office:value-type="float" office:value="48.549381" calcext:value-type="float">
            <text:p>48,549381</text:p>
          </table:table-cell>
          <table:table-cell office:value-type="float" office:value="0.667123" calcext:value-type="float">
            <text:p>0,667123</text:p>
          </table:table-cell>
          <table:table-cell office:value-type="float" office:value="2453.3" calcext:value-type="float">
            <text:p>2453,3</text:p>
          </table:table-cell>
          <table:table-cell office:value-type="float" office:value="9.6" calcext:value-type="float">
            <text:p>9,6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office:value-type="float" office:value="756.7" calcext:value-type="float">
            <text:p>756,7</text:p>
          </table:table-cell>
          <table:table-cell office:value-type="float" office:value="45.3" calcext:value-type="float">
            <text:p>45,3</text:p>
          </table:table-cell>
          <table:table-cell office:value-type="float" office:value="0.2" calcext:value-type="float">
            <text:p>0,2</text:p>
          </table:table-cell>
          <table:table-cell office:value-type="float" office:value="12.5" calcext:value-type="float">
            <text:p>12,5</text:p>
          </table:table-cell>
          <table:table-cell office:value-type="float" office:value="12.1" calcext:value-type="float">
            <text:p>12,1</text:p>
          </table:table-cell>
          <table:table-cell office:value-type="float" office:value="-170.9" calcext:value-type="float">
            <text:p>-170,9</text:p>
          </table:table-cell>
          <table:table-cell office:value-type="float" office:value="2476.2" calcext:value-type="float">
            <text:p>2476,2</text:p>
          </table:table-cell>
          <table:table-cell table:formula="of:=([.E1049]-[.E1048])/10" office:value-type="float" office:value="-3.95999999999999" calcext:value-type="float">
            <text:p>-3,95999999999999</text:p>
          </table:table-cell>
          <table:table-cell table:formula="of:=AVERAGE([.P1024:.P1049])" office:value-type="float" office:value="-3.98961538461538" calcext:value-type="float">
            <text:p>-3,99</text:p>
          </table:table-cell>
        </table:table-row>
        <table:table-row table:style-name="ro1">
          <table:table-cell office:value-type="string" calcext:value-type="string">
            <text:p>14:19:05</text:p>
          </table:table-cell>
          <table:table-cell office:value-type="float" office:value="9" calcext:value-type="float">
            <text:p>9</text:p>
          </table:table-cell>
          <table:table-cell office:value-type="float" office:value="48.549599" calcext:value-type="float">
            <text:p>48,549599</text:p>
          </table:table-cell>
          <table:table-cell office:value-type="float" office:value="0.668258" calcext:value-type="float">
            <text:p>0,668258</text:p>
          </table:table-cell>
          <table:table-cell office:value-type="float" office:value="2413.7" calcext:value-type="float">
            <text:p>2413,7</text:p>
          </table:table-cell>
          <table:table-cell office:value-type="float" office:value="9.8" calcext:value-type="float">
            <text:p>9,8</text:p>
          </table:table-cell>
          <table:table-cell office:value-type="float" office:value="8.7" calcext:value-type="float">
            <text:p>8,7</text:p>
          </table:table-cell>
          <table:table-cell office:value-type="float" office:value="6.2" calcext:value-type="float">
            <text:p>6,2</text:p>
          </table:table-cell>
          <table:table-cell office:value-type="float" office:value="760.6" calcext:value-type="float">
            <text:p>760,6</text:p>
          </table:table-cell>
          <table:table-cell office:value-type="float" office:value="45.6" calcext:value-type="float">
            <text:p>45,6</text:p>
          </table:table-cell>
          <table:table-cell office:value-type="float" office:value="0.2" calcext:value-type="float">
            <text:p>0,2</text:p>
          </table:table-cell>
          <table:table-cell office:value-type="float" office:value="12.3" calcext:value-type="float">
            <text:p>12,3</text:p>
          </table:table-cell>
          <table:table-cell office:value-type="float" office:value="12.1" calcext:value-type="float">
            <text:p>12,1</text:p>
          </table:table-cell>
          <table:table-cell office:value-type="float" office:value="-173.4" calcext:value-type="float">
            <text:p>-173,4</text:p>
          </table:table-cell>
          <table:table-cell office:value-type="float" office:value="2475.7" calcext:value-type="float">
            <text:p>2475,7</text:p>
          </table:table-cell>
          <table:table-cell table:formula="of:=([.E1050]-[.E1049])/10" office:value-type="float" office:value="-3.96000000000004" calcext:value-type="float">
            <text:p>-3,96000000000004</text:p>
          </table:table-cell>
          <table:table-cell table:formula="of:=AVERAGE([.P1025:.P1050])" office:value-type="float" office:value="-4.00769230769231" calcext:value-type="float">
            <text:p>-4,01</text:p>
          </table:table-cell>
        </table:table-row>
        <table:table-row table:style-name="ro1">
          <table:table-cell office:value-type="string" calcext:value-type="string">
            <text:p>14:19:15</text:p>
          </table:table-cell>
          <table:table-cell office:value-type="float" office:value="9" calcext:value-type="float">
            <text:p>9</text:p>
          </table:table-cell>
          <table:table-cell office:value-type="float" office:value="48.549892" calcext:value-type="float">
            <text:p>48,549892</text:p>
          </table:table-cell>
          <table:table-cell office:value-type="float" office:value="0.669402" calcext:value-type="float">
            <text:p>0,669402</text:p>
          </table:table-cell>
          <table:table-cell office:value-type="float" office:value="2374.2" calcext:value-type="float">
            <text:p>2374,2</text:p>
          </table:table-cell>
          <table:table-cell office:value-type="float" office:value="9.8" calcext:value-type="float">
            <text:p>9,8</text:p>
          </table:table-cell>
          <table:table-cell office:value-type="float" office:value="8.8" calcext:value-type="float">
            <text:p>8,8</text:p>
          </table:table-cell>
          <table:table-cell office:value-type="float" office:value="6.5" calcext:value-type="float">
            <text:p>6,5</text:p>
          </table:table-cell>
          <table:table-cell office:value-type="float" office:value="764.2" calcext:value-type="float">
            <text:p>764,2</text:p>
          </table:table-cell>
          <table:table-cell office:value-type="float" office:value="45.8" calcext:value-type="float">
            <text:p>45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168.9" calcext:value-type="float">
            <text:p>-168,9</text:p>
          </table:table-cell>
          <table:table-cell office:value-type="float" office:value="2475.2" calcext:value-type="float">
            <text:p>2475,2</text:p>
          </table:table-cell>
          <table:table-cell table:formula="of:=([.E1051]-[.E1050])/10" office:value-type="float" office:value="-3.95" calcext:value-type="float">
            <text:p>-3,95</text:p>
          </table:table-cell>
          <table:table-cell table:formula="of:=AVERAGE([.P1026:.P1051])" office:value-type="float" office:value="-4.01923076923077" calcext:value-type="float">
            <text:p>-4,02</text:p>
          </table:table-cell>
        </table:table-row>
        <table:table-row table:style-name="ro1">
          <table:table-cell office:value-type="string" calcext:value-type="string">
            <text:p>14:19:25</text:p>
          </table:table-cell>
          <table:table-cell office:value-type="float" office:value="9" calcext:value-type="float">
            <text:p>9</text:p>
          </table:table-cell>
          <table:table-cell office:value-type="float" office:value="48.550339" calcext:value-type="float">
            <text:p>48,550339</text:p>
          </table:table-cell>
          <table:table-cell office:value-type="float" office:value="0.670662" calcext:value-type="float">
            <text:p>0,670662</text:p>
          </table:table-cell>
          <table:table-cell office:value-type="float" office:value="2335.7" calcext:value-type="float">
            <text:p>2335,7</text:p>
          </table:table-cell>
          <table:table-cell office:value-type="float" office:value="9.9" calcext:value-type="float">
            <text:p>9,9</text:p>
          </table:table-cell>
          <table:table-cell office:value-type="float" office:value="8.8" calcext:value-type="float">
            <text:p>8,8</text:p>
          </table:table-cell>
          <table:table-cell office:value-type="float" office:value="6.8" calcext:value-type="float">
            <text:p>6,8</text:p>
          </table:table-cell>
          <table:table-cell office:value-type="float" office:value="767.8" calcext:value-type="float">
            <text:p>767,8</text:p>
          </table:table-cell>
          <table:table-cell office:value-type="float" office:value="46.6" calcext:value-type="float">
            <text:p>46,6</text:p>
          </table:table-cell>
          <table:table-cell office:value-type="float" office:value="0.2" calcext:value-type="float">
            <text:p>0,2</text:p>
          </table:table-cell>
          <table:table-cell office:value-type="float" office:value="11.9" calcext:value-type="float">
            <text:p>11,9</text:p>
          </table:table-cell>
          <table:table-cell office:value-type="float" office:value="12.1" calcext:value-type="float">
            <text:p>12,1</text:p>
          </table:table-cell>
          <table:table-cell office:value-type="float" office:value="-170.6" calcext:value-type="float">
            <text:p>-170,6</text:p>
          </table:table-cell>
          <table:table-cell office:value-type="float" office:value="2474.7" calcext:value-type="float">
            <text:p>2474,7</text:p>
          </table:table-cell>
          <table:table-cell table:formula="of:=([.E1052]-[.E1051])/10" office:value-type="float" office:value="-3.85" calcext:value-type="float">
            <text:p>-3,85</text:p>
          </table:table-cell>
          <table:table-cell table:formula="of:=AVERAGE([.P1027:.P1052])" office:value-type="float" office:value="-4.01923076923077" calcext:value-type="float">
            <text:p>-4,02</text:p>
          </table:table-cell>
        </table:table-row>
        <table:table-row table:style-name="ro1">
          <table:table-cell office:value-type="string" calcext:value-type="string">
            <text:p>14:19:35</text:p>
          </table:table-cell>
          <table:table-cell office:value-type="float" office:value="9" calcext:value-type="float">
            <text:p>9</text:p>
          </table:table-cell>
          <table:table-cell office:value-type="float" office:value="48.550583" calcext:value-type="float">
            <text:p>48,550583</text:p>
          </table:table-cell>
          <table:table-cell office:value-type="float" office:value="0.671713" calcext:value-type="float">
            <text:p>0,671713</text:p>
          </table:table-cell>
          <table:table-cell office:value-type="float" office:value="2298.7" calcext:value-type="float">
            <text:p>2298,7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office:value-type="float" office:value="771.3" calcext:value-type="float">
            <text:p>771,3</text:p>
          </table:table-cell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11.5" calcext:value-type="float">
            <text:p>11,5</text:p>
          </table:table-cell>
          <table:table-cell office:value-type="float" office:value="12.1" calcext:value-type="float">
            <text:p>12,1</text:p>
          </table:table-cell>
          <table:table-cell office:value-type="float" office:value="-176.3" calcext:value-type="float">
            <text:p>-176,3</text:p>
          </table:table-cell>
          <table:table-cell office:value-type="float" office:value="2474.2" calcext:value-type="float">
            <text:p>2474,2</text:p>
          </table:table-cell>
          <table:table-cell table:formula="of:=([.E1053]-[.E1052])/10" office:value-type="float" office:value="-3.7" calcext:value-type="float">
            <text:p>-3,7</text:p>
          </table:table-cell>
          <table:table-cell table:formula="of:=AVERAGE([.P1028:.P1053])" office:value-type="float" office:value="-4.01615384615385" calcext:value-type="float">
            <text:p>-4,02</text:p>
          </table:table-cell>
        </table:table-row>
        <table:table-row table:style-name="ro1">
          <table:table-cell office:value-type="string" calcext:value-type="string">
            <text:p>14:19:45</text:p>
          </table:table-cell>
          <table:table-cell office:value-type="float" office:value="9" calcext:value-type="float">
            <text:p>9</text:p>
          </table:table-cell>
          <table:table-cell office:value-type="float" office:value="48.551144" calcext:value-type="float">
            <text:p>48,551144</text:p>
          </table:table-cell>
          <table:table-cell office:value-type="float" office:value="0.672583" calcext:value-type="float">
            <text:p>0,672583</text:p>
          </table:table-cell>
          <table:table-cell office:value-type="float" office:value="2261.5" calcext:value-type="float">
            <text:p>2261,5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office:value-type="float" office:value="774.9" calcext:value-type="float">
            <text:p>774,9</text:p>
          </table:table-cell>
          <table:table-cell office:value-type="float" office:value="47.3" calcext:value-type="float">
            <text:p>47,3</text:p>
          </table:table-cell>
          <table:table-cell office:value-type="float" office:value="0.2" calcext:value-type="float">
            <text:p>0,2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169.4" calcext:value-type="float">
            <text:p>-169,4</text:p>
          </table:table-cell>
          <table:table-cell office:value-type="float" office:value="2473.7" calcext:value-type="float">
            <text:p>2473,7</text:p>
          </table:table-cell>
          <table:table-cell table:formula="of:=([.E1054]-[.E1053])/10" office:value-type="float" office:value="-3.71999999999998" calcext:value-type="float">
            <text:p>-3,71999999999998</text:p>
          </table:table-cell>
          <table:table-cell table:formula="of:=AVERAGE([.P1029:.P1054])" office:value-type="float" office:value="-4.01" calcext:value-type="float">
            <text:p>-4,01</text:p>
          </table:table-cell>
        </table:table-row>
        <table:table-row table:style-name="ro1">
          <table:table-cell office:value-type="string" calcext:value-type="string">
            <text:p>14:19:55</text:p>
          </table:table-cell>
          <table:table-cell office:value-type="float" office:value="9" calcext:value-type="float">
            <text:p>9</text:p>
          </table:table-cell>
          <table:table-cell office:value-type="float" office:value="48.551521" calcext:value-type="float">
            <text:p>48,551521</text:p>
          </table:table-cell>
          <table:table-cell office:value-type="float" office:value="0.673693" calcext:value-type="float">
            <text:p>0,673693</text:p>
          </table:table-cell>
          <table:table-cell office:value-type="float" office:value="2224.1" calcext:value-type="float">
            <text:p>2224,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8.4" calcext:value-type="float">
            <text:p>778,4</text:p>
          </table:table-cell>
          <table:table-cell office:value-type="float" office:value="47.4" calcext:value-type="float">
            <text:p>47,4</text:p>
          </table:table-cell>
          <table:table-cell office:value-type="float" office:value="0.2" calcext:value-type="float">
            <text:p>0,2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171.8" calcext:value-type="float">
            <text:p>-171,8</text:p>
          </table:table-cell>
          <table:table-cell office:value-type="float" office:value="2473.3" calcext:value-type="float">
            <text:p>2473,3</text:p>
          </table:table-cell>
          <table:table-cell table:formula="of:=([.E1055]-[.E1054])/10" office:value-type="float" office:value="-3.74000000000001" calcext:value-type="float">
            <text:p>-3,74000000000001</text:p>
          </table:table-cell>
          <table:table-cell table:formula="of:=AVERAGE([.P1030:.P1055])" office:value-type="float" office:value="-4.00115384615385" calcext:value-type="float">
            <text:p>-4,00</text:p>
          </table:table-cell>
        </table:table-row>
        <table:table-row table:style-name="ro1">
          <table:table-cell office:value-type="string" calcext:value-type="string">
            <text:p>14:20:05</text:p>
          </table:table-cell>
          <table:table-cell office:value-type="float" office:value="9" calcext:value-type="float">
            <text:p>9</text:p>
          </table:table-cell>
          <table:table-cell office:value-type="float" office:value="48.552128" calcext:value-type="float">
            <text:p>48,552128</text:p>
          </table:table-cell>
          <table:table-cell office:value-type="float" office:value="0.674625" calcext:value-type="float">
            <text:p>0,674625</text:p>
          </table:table-cell>
          <table:table-cell office:value-type="float" office:value="2185.9" calcext:value-type="float">
            <text:p>2185,9</text:p>
          </table:table-cell>
          <table:table-cell office:value-type="float" office:value="10.1" calcext:value-type="float">
            <text:p>10,1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office:value-type="float" office:value="782" calcext:value-type="float">
            <text:p>782</text:p>
          </table:table-cell>
          <table:table-cell office:value-type="float" office:value="48.3" calcext:value-type="float">
            <text:p>48,3</text:p>
          </table:table-cell>
          <table:table-cell office:value-type="float" office:value="0.2" calcext:value-type="float">
            <text:p>0,2</text:p>
          </table:table-cell>
          <table:table-cell office:value-type="float" office:value="11.2" calcext:value-type="float">
            <text:p>11,2</text:p>
          </table:table-cell>
          <table:table-cell office:value-type="float" office:value="12.1" calcext:value-type="float">
            <text:p>12,1</text:p>
          </table:table-cell>
          <table:table-cell office:value-type="float" office:value="-176.8" calcext:value-type="float">
            <text:p>-176,8</text:p>
          </table:table-cell>
          <table:table-cell office:value-type="float" office:value="2472.7" calcext:value-type="float">
            <text:p>2472,7</text:p>
          </table:table-cell>
          <table:table-cell table:formula="of:=([.E1056]-[.E1055])/10" office:value-type="float" office:value="-3.81999999999998" calcext:value-type="float">
            <text:p>-3,81999999999998</text:p>
          </table:table-cell>
          <table:table-cell table:formula="of:=AVERAGE([.P1031:.P1056])" office:value-type="float" office:value="-3.99423076923077" calcext:value-type="float">
            <text:p>-3,99</text:p>
          </table:table-cell>
        </table:table-row>
        <table:table-row table:style-name="ro1">
          <table:table-cell office:value-type="string" calcext:value-type="string">
            <text:p>14:20:15</text:p>
          </table:table-cell>
          <table:table-cell office:value-type="float" office:value="9" calcext:value-type="float">
            <text:p>9</text:p>
          </table:table-cell>
          <table:table-cell office:value-type="float" office:value="48.55257" calcext:value-type="float">
            <text:p>48,55257</text:p>
          </table:table-cell>
          <table:table-cell office:value-type="float" office:value="0.675522" calcext:value-type="float">
            <text:p>0,675522</text:p>
          </table:table-cell>
          <table:table-cell office:value-type="float" office:value="2147.8" calcext:value-type="float">
            <text:p>2147,8</text:p>
          </table:table-cell>
          <table:table-cell office:value-type="float" office:value="10.1" calcext:value-type="float">
            <text:p>10,1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office:value-type="float" office:value="785.6" calcext:value-type="float">
            <text:p>785,6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1.1" calcext:value-type="float">
            <text:p>11,1</text:p>
          </table:table-cell>
          <table:table-cell office:value-type="float" office:value="12.1" calcext:value-type="float">
            <text:p>12,1</text:p>
          </table:table-cell>
          <table:table-cell office:value-type="float" office:value="-171.7" calcext:value-type="float">
            <text:p>-171,7</text:p>
          </table:table-cell>
          <table:table-cell office:value-type="float" office:value="2472.2" calcext:value-type="float">
            <text:p>2472,2</text:p>
          </table:table-cell>
          <table:table-cell table:formula="of:=([.E1057]-[.E1056])/10" office:value-type="float" office:value="-3.80999999999999" calcext:value-type="float">
            <text:p>-3,80999999999999</text:p>
          </table:table-cell>
          <table:table-cell table:formula="of:=AVERAGE([.P1032:.P1057])" office:value-type="float" office:value="-3.98538461538461" calcext:value-type="float">
            <text:p>-3,99</text:p>
          </table:table-cell>
        </table:table-row>
        <table:table-row table:style-name="ro1">
          <table:table-cell office:value-type="string" calcext:value-type="string">
            <text:p>14:20:25</text:p>
          </table:table-cell>
          <table:table-cell office:value-type="float" office:value="9" calcext:value-type="float">
            <text:p>9</text:p>
          </table:table-cell>
          <table:table-cell office:value-type="float" office:value="48.552883" calcext:value-type="float">
            <text:p>48,552883</text:p>
          </table:table-cell>
          <table:table-cell office:value-type="float" office:value="0.676673" calcext:value-type="float">
            <text:p>0,676673</text:p>
          </table:table-cell>
          <table:table-cell office:value-type="float" office:value="2110.3" calcext:value-type="float">
            <text:p>2110,3</text:p>
          </table:table-cell>
          <table:table-cell office:value-type="float" office:value="10.1" calcext:value-type="float">
            <text:p>10,1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789.3" calcext:value-type="float">
            <text:p>789,3</text:p>
          </table:table-cell>
          <table:table-cell office:value-type="float" office:value="49.6" calcext:value-type="float">
            <text:p>49,6</text:p>
          </table:table-cell>
          <table:table-cell office:value-type="float" office:value="0.2" calcext:value-type="float">
            <text:p>0,2</text:p>
          </table:table-cell>
          <table:table-cell office:value-type="float" office:value="11.1" calcext:value-type="float">
            <text:p>11,1</text:p>
          </table:table-cell>
          <table:table-cell office:value-type="float" office:value="12.1" calcext:value-type="float">
            <text:p>12,1</text:p>
          </table:table-cell>
          <table:table-cell office:value-type="float" office:value="-173" calcext:value-type="float">
            <text:p>-173</text:p>
          </table:table-cell>
          <table:table-cell office:value-type="float" office:value="2471.7" calcext:value-type="float">
            <text:p>2471,7</text:p>
          </table:table-cell>
          <table:table-cell table:formula="of:=([.E1058]-[.E1057])/10" office:value-type="float" office:value="-3.75" calcext:value-type="float">
            <text:p>-3,75</text:p>
          </table:table-cell>
          <table:table-cell table:formula="of:=AVERAGE([.P1033:.P1058])" office:value-type="float" office:value="-3.97692307692308" calcext:value-type="float">
            <text:p>-3,98</text:p>
          </table:table-cell>
        </table:table-row>
        <table:table-row table:style-name="ro1">
          <table:table-cell office:value-type="string" calcext:value-type="string">
            <text:p>14:20:35</text:p>
          </table:table-cell>
          <table:table-cell office:value-type="float" office:value="9" calcext:value-type="float">
            <text:p>9</text:p>
          </table:table-cell>
          <table:table-cell office:value-type="float" office:value="48.553364" calcext:value-type="float">
            <text:p>48,553364</text:p>
          </table:table-cell>
          <table:table-cell office:value-type="float" office:value="0.677695" calcext:value-type="float">
            <text:p>0,677695</text:p>
          </table:table-cell>
          <table:table-cell office:value-type="float" office:value="2072.6" calcext:value-type="float">
            <text:p>2072,6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8.5" calcext:value-type="float">
            <text:p>8,5</text:p>
          </table:table-cell>
          <table:table-cell office:value-type="float" office:value="792.9" calcext:value-type="float">
            <text:p>792,9</text:p>
          </table:table-cell>
          <table:table-cell office:value-type="float" office:value="50.4" calcext:value-type="float">
            <text:p>50,4</text:p>
          </table:table-cell>
          <table:table-cell office:value-type="float" office:value="0.2" calcext:value-type="float">
            <text:p>0,2</text:p>
          </table:table-cell>
          <table:table-cell office:value-type="float" office:value="10.9" calcext:value-type="float">
            <text:p>10,9</text:p>
          </table:table-cell>
          <table:table-cell office:value-type="float" office:value="12.1" calcext:value-type="float">
            <text:p>12,1</text:p>
          </table:table-cell>
          <table:table-cell office:value-type="float" office:value="-173.5" calcext:value-type="float">
            <text:p>-173,5</text:p>
          </table:table-cell>
          <table:table-cell office:value-type="float" office:value="2471.2" calcext:value-type="float">
            <text:p>2471,2</text:p>
          </table:table-cell>
          <table:table-cell table:formula="of:=([.E1059]-[.E1058])/10" office:value-type="float" office:value="-3.77000000000003" calcext:value-type="float">
            <text:p>-3,77000000000003</text:p>
          </table:table-cell>
          <table:table-cell table:formula="of:=AVERAGE([.P1034:.P1059])" office:value-type="float" office:value="-3.97230769230769" calcext:value-type="float">
            <text:p>-3,97</text:p>
          </table:table-cell>
        </table:table-row>
        <table:table-row table:style-name="ro1">
          <table:table-cell office:value-type="string" calcext:value-type="string">
            <text:p>14:20:45</text:p>
          </table:table-cell>
          <table:table-cell office:value-type="float" office:value="9" calcext:value-type="float">
            <text:p>9</text:p>
          </table:table-cell>
          <table:table-cell office:value-type="float" office:value="48.553596" calcext:value-type="float">
            <text:p>48,553596</text:p>
          </table:table-cell>
          <table:table-cell office:value-type="float" office:value="0.67889" calcext:value-type="float">
            <text:p>0,67889</text:p>
          </table:table-cell>
          <table:table-cell office:value-type="float" office:value="2035.8" calcext:value-type="float">
            <text:p>2035,8</text:p>
          </table:table-cell>
          <table:table-cell office:value-type="float" office:value="10.2" calcext:value-type="float">
            <text:p>10,2</text:p>
          </table:table-cell>
          <table:table-cell office:value-type="float" office:value="9.3" calcext:value-type="float">
            <text:p>9,3</text:p>
          </table:table-cell>
          <table:table-cell office:value-type="float" office:value="6.8" calcext:value-type="float">
            <text:p>6,8</text:p>
          </table:table-cell>
          <table:table-cell office:value-type="float" office:value="796.5" calcext:value-type="float">
            <text:p>796,5</text:p>
          </table:table-cell>
          <table:table-cell office:value-type="float" office:value="50.5" calcext:value-type="float">
            <text:p>50,5</text:p>
          </table:table-cell>
          <table:table-cell office:value-type="float" office:value="0.2" calcext:value-type="float">
            <text:p>0,2</text:p>
          </table:table-cell>
          <table:table-cell office:value-type="float" office:value="10.6" calcext:value-type="float">
            <text:p>10,6</text:p>
          </table:table-cell>
          <table:table-cell office:value-type="float" office:value="12.1" calcext:value-type="float">
            <text:p>12,1</text:p>
          </table:table-cell>
          <table:table-cell office:value-type="float" office:value="-210.3" calcext:value-type="float">
            <text:p>-210,3</text:p>
          </table:table-cell>
          <table:table-cell office:value-type="float" office:value="2470.7" calcext:value-type="float">
            <text:p>2470,7</text:p>
          </table:table-cell>
          <table:table-cell table:formula="of:=([.E1060]-[.E1059])/10" office:value-type="float" office:value="-3.68" calcext:value-type="float">
            <text:p>-3,68</text:p>
          </table:table-cell>
          <table:table-cell table:formula="of:=AVERAGE([.P1035:.P1060])" office:value-type="float" office:value="-3.96961538461538" calcext:value-type="float">
            <text:p>-3,97</text:p>
          </table:table-cell>
        </table:table-row>
        <table:table-row table:style-name="ro1">
          <table:table-cell office:value-type="string" calcext:value-type="string">
            <text:p>14:20:55</text:p>
          </table:table-cell>
          <table:table-cell office:value-type="float" office:value="10" calcext:value-type="float">
            <text:p>10</text:p>
          </table:table-cell>
          <table:table-cell office:value-type="float" office:value="48.553989" calcext:value-type="float">
            <text:p>48,553989</text:p>
          </table:table-cell>
          <table:table-cell office:value-type="float" office:value="0.679787" calcext:value-type="float">
            <text:p>0,679787</text:p>
          </table:table-cell>
          <table:table-cell office:value-type="float" office:value="1998.4" calcext:value-type="float">
            <text:p>1998,4</text:p>
          </table:table-cell>
          <table:table-cell office:value-type="float" office:value="10.4" calcext:value-type="float">
            <text:p>10,4</text:p>
          </table:table-cell>
          <table:table-cell office:value-type="float" office:value="9.3" calcext:value-type="float">
            <text:p>9,3</text:p>
          </table:table-cell>
          <table:table-cell office:value-type="float" office:value="7" calcext:value-type="float">
            <text:p>7</text:p>
          </table:table-cell>
          <table:table-cell office:value-type="float" office:value="800.2" calcext:value-type="float">
            <text:p>800,2</text:p>
          </table:table-cell>
          <table:table-cell office:value-type="float" office:value="51.2" calcext:value-type="float">
            <text:p>51,2</text:p>
          </table:table-cell>
          <table:table-cell office:value-type="float" office:value="0.2" calcext:value-type="float">
            <text:p>0,2</text:p>
          </table:table-cell>
          <table:table-cell office:value-type="float" office:value="10.4" calcext:value-type="float">
            <text:p>10,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2" calcext:value-type="float">
            <text:p>-172,2</text:p>
          </table:table-cell>
          <table:table-cell office:value-type="float" office:value="2470.2" calcext:value-type="float">
            <text:p>2470,2</text:p>
          </table:table-cell>
          <table:table-cell table:formula="of:=([.E1061]-[.E1060])/10" office:value-type="float" office:value="-3.73999999999999" calcext:value-type="float">
            <text:p>-3,73999999999999</text:p>
          </table:table-cell>
          <table:table-cell table:formula="of:=AVERAGE([.P1036:.P1061])" office:value-type="float" office:value="-3.96923076923077" calcext:value-type="float">
            <text:p>-3,97</text:p>
          </table:table-cell>
        </table:table-row>
        <table:table-row table:style-name="ro1">
          <table:table-cell office:value-type="string" calcext:value-type="string">
            <text:p>14:21:05</text:p>
          </table:table-cell>
          <table:table-cell office:value-type="float" office:value="10" calcext:value-type="float">
            <text:p>10</text:p>
          </table:table-cell>
          <table:table-cell office:value-type="float" office:value="48.554173" calcext:value-type="float">
            <text:p>48,554173</text:p>
          </table:table-cell>
          <table:table-cell office:value-type="float" office:value="0.680603" calcext:value-type="float">
            <text:p>0,680603</text:p>
          </table:table-cell>
          <table:table-cell office:value-type="float" office:value="1959.5" calcext:value-type="float">
            <text:p>1959,5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office:value-type="float" office:value="804" calcext:value-type="float">
            <text:p>804</text:p>
          </table:table-cell>
          <table:table-cell office:value-type="float" office:value="51.9" calcext:value-type="float">
            <text:p>51,9</text:p>
          </table:table-cell>
          <table:table-cell office:value-type="float" office:value="0.2" calcext:value-type="float">
            <text:p>0,2</text:p>
          </table:table-cell>
          <table:table-cell office:value-type="float" office:value="10.1" calcext:value-type="float">
            <text:p>10,1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469.7" calcext:value-type="float">
            <text:p>2469,7</text:p>
          </table:table-cell>
          <table:table-cell table:formula="of:=([.E1062]-[.E1061])/10" office:value-type="float" office:value="-3.89000000000001" calcext:value-type="float">
            <text:p>-3,89000000000001</text:p>
          </table:table-cell>
          <table:table-cell table:formula="of:=AVERAGE([.P1037:.P1062])" office:value-type="float" office:value="-3.97423076923077" calcext:value-type="float">
            <text:p>-3,97</text:p>
          </table:table-cell>
        </table:table-row>
        <table:table-row table:style-name="ro1">
          <table:table-cell office:value-type="string" calcext:value-type="string">
            <text:p>14:21:15</text:p>
          </table:table-cell>
          <table:table-cell office:value-type="float" office:value="10" calcext:value-type="float">
            <text:p>10</text:p>
          </table:table-cell>
          <table:table-cell office:value-type="float" office:value="48.554417" calcext:value-type="float">
            <text:p>48,554417</text:p>
          </table:table-cell>
          <table:table-cell office:value-type="float" office:value="0.681468" calcext:value-type="float">
            <text:p>0,681468</text:p>
          </table:table-cell>
          <table:table-cell office:value-type="float" office:value="1921.2" calcext:value-type="float">
            <text:p>1921,2</text:p>
          </table:table-cell>
          <table:table-cell office:value-type="float" office:value="10.5" calcext:value-type="float">
            <text:p>10,5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807.8" calcext:value-type="float">
            <text:p>807,8</text:p>
          </table:table-cell>
          <table:table-cell office:value-type="float" office:value="52.2" calcext:value-type="float">
            <text:p>52,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,1</text:p>
          </table:table-cell>
          <table:table-cell office:value-type="float" office:value="-175.2" calcext:value-type="float">
            <text:p>-175,2</text:p>
          </table:table-cell>
          <table:table-cell office:value-type="float" office:value="2469.2" calcext:value-type="float">
            <text:p>2469,2</text:p>
          </table:table-cell>
          <table:table-cell table:formula="of:=([.E1063]-[.E1062])/10" office:value-type="float" office:value="-3.83" calcext:value-type="float">
            <text:p>-3,83</text:p>
          </table:table-cell>
          <table:table-cell table:formula="of:=AVERAGE([.P1038:.P1063])" office:value-type="float" office:value="-3.97384615384615" calcext:value-type="float">
            <text:p>-3,97</text:p>
          </table:table-cell>
        </table:table-row>
        <table:table-row table:style-name="ro1">
          <table:table-cell office:value-type="string" calcext:value-type="string">
            <text:p>14:21:25</text:p>
          </table:table-cell>
          <table:table-cell office:value-type="float" office:value="10" calcext:value-type="float">
            <text:p>10</text:p>
          </table:table-cell>
          <table:table-cell office:value-type="float" office:value="48.554665" calcext:value-type="float">
            <text:p>48,554665</text:p>
          </table:table-cell>
          <table:table-cell office:value-type="float" office:value="0.682197" calcext:value-type="float">
            <text:p>0,682197</text:p>
          </table:table-cell>
          <table:table-cell office:value-type="float" office:value="1882.1" calcext:value-type="float">
            <text:p>1882,1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9.5" calcext:value-type="float">
            <text:p>9,5</text:p>
          </table:table-cell>
          <table:table-cell office:value-type="float" office:value="811.6" calcext:value-type="float">
            <text:p>811,6</text:p>
          </table:table-cell>
          <table:table-cell office:value-type="float" office:value="52.3" calcext:value-type="float">
            <text:p>52,3</text:p>
          </table:table-cell>
          <table:table-cell office:value-type="float" office:value="0.2" calcext:value-type="float">
            <text:p>0,2</text:p>
          </table:table-cell>
          <table:table-cell office:value-type="float" office:value="9.9" calcext:value-type="float">
            <text:p>9,9</text:p>
          </table:table-cell>
          <table:table-cell office:value-type="float" office:value="12.1" calcext:value-type="float">
            <text:p>12,1</text:p>
          </table:table-cell>
          <table:table-cell office:value-type="float" office:value="-173.4" calcext:value-type="float">
            <text:p>-173,4</text:p>
          </table:table-cell>
          <table:table-cell office:value-type="float" office:value="2468.7" calcext:value-type="float">
            <text:p>2468,7</text:p>
          </table:table-cell>
          <table:table-cell table:formula="of:=([.E1064]-[.E1063])/10" office:value-type="float" office:value="-3.91000000000001" calcext:value-type="float">
            <text:p>-3,91000000000001</text:p>
          </table:table-cell>
          <table:table-cell table:formula="of:=AVERAGE([.P1039:.P1064])" office:value-type="float" office:value="-3.83923076923077" calcext:value-type="float">
            <text:p>-3,84</text:p>
          </table:table-cell>
        </table:table-row>
        <table:table-row table:style-name="ro1">
          <table:table-cell office:value-type="string" calcext:value-type="string">
            <text:p>14:21:35</text:p>
          </table:table-cell>
          <table:table-cell office:value-type="float" office:value="10" calcext:value-type="float">
            <text:p>10</text:p>
          </table:table-cell>
          <table:table-cell office:value-type="float" office:value="48.554832" calcext:value-type="float">
            <text:p>48,554832</text:p>
          </table:table-cell>
          <table:table-cell office:value-type="float" office:value="0.683028" calcext:value-type="float">
            <text:p>0,683028</text:p>
          </table:table-cell>
          <table:table-cell office:value-type="float" office:value="1845.7" calcext:value-type="float">
            <text:p>1845,7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office:value-type="float" office:value="815.2" calcext:value-type="float">
            <text:p>815,2</text:p>
          </table:table-cell>
          <table:table-cell office:value-type="float" office:value="53.3" calcext:value-type="float">
            <text:p>53,3</text:p>
          </table:table-cell>
          <table:table-cell office:value-type="float" office:value="0.2" calcext:value-type="float">
            <text:p>0,2</text:p>
          </table:table-cell>
          <table:table-cell office:value-type="float" office:value="9.7" calcext:value-type="float">
            <text:p>9,7</text:p>
          </table:table-cell>
          <table:table-cell office:value-type="float" office:value="12.1" calcext:value-type="float">
            <text:p>12,1</text:p>
          </table:table-cell>
          <table:table-cell office:value-type="float" office:value="-174.9" calcext:value-type="float">
            <text:p>-174,9</text:p>
          </table:table-cell>
          <table:table-cell office:value-type="float" office:value="2468.3" calcext:value-type="float">
            <text:p>2468,3</text:p>
          </table:table-cell>
          <table:table-cell table:formula="of:=([.E1065]-[.E1064])/10" office:value-type="float" office:value="-3.63999999999999" calcext:value-type="float">
            <text:p>-3,63999999999999</text:p>
          </table:table-cell>
          <table:table-cell table:formula="of:=AVERAGE([.P1040:.P1065])" office:value-type="float" office:value="-3.83307692307692" calcext:value-type="float">
            <text:p>-3,83</text:p>
          </table:table-cell>
        </table:table-row>
        <table:table-row table:style-name="ro1">
          <table:table-cell office:value-type="string" calcext:value-type="string">
            <text:p>14:21:45</text:p>
          </table:table-cell>
          <table:table-cell office:value-type="float" office:value="10" calcext:value-type="float">
            <text:p>10</text:p>
          </table:table-cell>
          <table:table-cell office:value-type="float" office:value="48.555012" calcext:value-type="float">
            <text:p>48,555012</text:p>
          </table:table-cell>
          <table:table-cell office:value-type="float" office:value="0.683672" calcext:value-type="float">
            <text:p>0,683672</text:p>
          </table:table-cell>
          <table:table-cell office:value-type="float" office:value="1807.6" calcext:value-type="float">
            <text:p>1807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office:value-type="float" office:value="818.9" calcext:value-type="float">
            <text:p>818,9</text:p>
          </table:table-cell>
          <table:table-cell office:value-type="float" office:value="54.2" calcext:value-type="float">
            <text:p>54,2</text:p>
          </table:table-cell>
          <table:table-cell office:value-type="float" office:value="0.2" calcext:value-type="float">
            <text:p>0,2</text:p>
          </table:table-cell>
          <table:table-cell office:value-type="float" office:value="9.7" calcext:value-type="float">
            <text:p>9,7</text:p>
          </table:table-cell>
          <table:table-cell office:value-type="float" office:value="12.1" calcext:value-type="float">
            <text:p>12,1</text:p>
          </table:table-cell>
          <table:table-cell office:value-type="float" office:value="-177.1" calcext:value-type="float">
            <text:p>-177,1</text:p>
          </table:table-cell>
          <table:table-cell office:value-type="float" office:value="2467.8" calcext:value-type="float">
            <text:p>2467,8</text:p>
          </table:table-cell>
          <table:table-cell table:formula="of:=([.E1066]-[.E1065])/10" office:value-type="float" office:value="-3.81000000000001" calcext:value-type="float">
            <text:p>-3,81000000000001</text:p>
          </table:table-cell>
          <table:table-cell table:formula="of:=AVERAGE([.P1041:.P1066])" office:value-type="float" office:value="-3.82884615384615" calcext:value-type="float">
            <text:p>-3,83</text:p>
          </table:table-cell>
        </table:table-row>
        <table:table-row table:style-name="ro1">
          <table:table-cell office:value-type="string" calcext:value-type="string">
            <text:p>14:21:55</text:p>
          </table:table-cell>
          <table:table-cell office:value-type="float" office:value="10" calcext:value-type="float">
            <text:p>10</text:p>
          </table:table-cell>
          <table:table-cell office:value-type="float" office:value="48.555111" calcext:value-type="float">
            <text:p>48,555111</text:p>
          </table:table-cell>
          <table:table-cell office:value-type="float" office:value="0.684148" calcext:value-type="float">
            <text:p>0,684148</text:p>
          </table:table-cell>
          <table:table-cell office:value-type="float" office:value="1771.3" calcext:value-type="float">
            <text:p>1771,3</text:p>
          </table:table-cell>
          <table:table-cell office:value-type="float" office:value="10.6" calcext:value-type="float">
            <text:p>10,6</text:p>
          </table:table-cell>
          <table:table-cell office:value-type="float" office:value="9.7" calcext:value-type="float">
            <text:p>9,7</text:p>
          </table:table-cell>
          <table:table-cell office:value-type="float" office:value="10.5" calcext:value-type="float">
            <text:p>10,5</text:p>
          </table:table-cell>
          <table:table-cell office:value-type="float" office:value="822.6" calcext:value-type="float">
            <text:p>822,6</text:p>
          </table:table-cell>
          <table:table-cell office:value-type="float" office:value="54.2" calcext:value-type="float">
            <text:p>54,2</text:p>
          </table:table-cell>
          <table:table-cell office:value-type="float" office:value="0.2" calcext:value-type="float">
            <text:p>0,2</text:p>
          </table:table-cell>
          <table:table-cell office:value-type="float" office:value="9.4" calcext:value-type="float">
            <text:p>9,4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467.3" calcext:value-type="float">
            <text:p>2467,3</text:p>
          </table:table-cell>
          <table:table-cell table:formula="of:=([.E1067]-[.E1066])/10" office:value-type="float" office:value="-3.63" calcext:value-type="float">
            <text:p>-3,63</text:p>
          </table:table-cell>
          <table:table-cell table:formula="of:=AVERAGE([.P1042:.P1067])" office:value-type="float" office:value="-3.82423076923077" calcext:value-type="float">
            <text:p>-3,82</text:p>
          </table:table-cell>
        </table:table-row>
        <table:table-row table:style-name="ro1">
          <table:table-cell office:value-type="string" calcext:value-type="string">
            <text:p>14:22:05</text:p>
          </table:table-cell>
          <table:table-cell office:value-type="float" office:value="10" calcext:value-type="float">
            <text:p>10</text:p>
          </table:table-cell>
          <table:table-cell office:value-type="float" office:value="48.555225" calcext:value-type="float">
            <text:p>48,555225</text:p>
          </table:table-cell>
          <table:table-cell office:value-type="float" office:value="0.684728" calcext:value-type="float">
            <text:p>0,684728</text:p>
          </table:table-cell>
          <table:table-cell office:value-type="float" office:value="1733.9" calcext:value-type="float">
            <text:p>1733,9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10.8" calcext:value-type="float">
            <text:p>10,8</text:p>
          </table:table-cell>
          <table:table-cell office:value-type="float" office:value="826.3" calcext:value-type="float">
            <text:p>826,3</text:p>
          </table:table-cell>
          <table:table-cell office:value-type="float" office:value="54.4" calcext:value-type="float">
            <text:p>54,4</text:p>
          </table:table-cell>
          <table:table-cell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office:value-type="float" office:value="12.1" calcext:value-type="float">
            <text:p>12,1</text:p>
          </table:table-cell>
          <table:table-cell office:value-type="float" office:value="-177.5" calcext:value-type="float">
            <text:p>-177,5</text:p>
          </table:table-cell>
          <table:table-cell office:value-type="float" office:value="2466.7" calcext:value-type="float">
            <text:p>2466,7</text:p>
          </table:table-cell>
          <table:table-cell table:formula="of:=([.E1068]-[.E1067])/10" office:value-type="float" office:value="-3.73999999999999" calcext:value-type="float">
            <text:p>-3,73999999999999</text:p>
          </table:table-cell>
          <table:table-cell table:formula="of:=AVERAGE([.P1043:.P1068])" office:value-type="float" office:value="-3.82153846153846" calcext:value-type="float">
            <text:p>-3,82</text:p>
          </table:table-cell>
        </table:table-row>
        <table:table-row table:style-name="ro1">
          <table:table-cell office:value-type="string" calcext:value-type="string">
            <text:p>14:22:15</text:p>
          </table:table-cell>
          <table:table-cell office:value-type="float" office:value="10" calcext:value-type="float">
            <text:p>10</text:p>
          </table:table-cell>
          <table:table-cell office:value-type="float" office:value="48.555428" calcext:value-type="float">
            <text:p>48,555428</text:p>
          </table:table-cell>
          <table:table-cell office:value-type="float" office:value="0.685258" calcext:value-type="float">
            <text:p>0,685258</text:p>
          </table:table-cell>
          <table:table-cell office:value-type="float" office:value="1695.6" calcext:value-type="float">
            <text:p>1695,6</text:p>
          </table:table-cell>
          <table:table-cell office:value-type="float" office:value="10.8" calcext:value-type="float">
            <text:p>10,8</text:p>
          </table:table-cell>
          <table:table-cell office:value-type="float" office:value="9.8" calcext:value-type="float">
            <text:p>9,8</text:p>
          </table:table-cell>
          <table:table-cell office:value-type="float" office:value="11.2" calcext:value-type="float">
            <text:p>11,2</text:p>
          </table:table-cell>
          <table:table-cell office:value-type="float" office:value="830.3" calcext:value-type="float">
            <text:p>830,3</text:p>
          </table:table-cell>
          <table:table-cell office:value-type="float" office:value="55.1" calcext:value-type="float">
            <text:p>55,1</text:p>
          </table:table-cell>
          <table:table-cell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office:value-type="float" office:value="12.1" calcext:value-type="float">
            <text:p>12,1</text:p>
          </table:table-cell>
          <table:table-cell office:value-type="float" office:value="-172.5" calcext:value-type="float">
            <text:p>-172,5</text:p>
          </table:table-cell>
          <table:table-cell office:value-type="float" office:value="2466.2" calcext:value-type="float">
            <text:p>2466,2</text:p>
          </table:table-cell>
          <table:table-cell table:formula="of:=([.E1069]-[.E1068])/10" office:value-type="float" office:value="-3.83000000000002" calcext:value-type="float">
            <text:p>-3,83000000000002</text:p>
          </table:table-cell>
          <table:table-cell table:formula="of:=AVERAGE([.P1044:.P1069])" office:value-type="float" office:value="-3.81769230769231" calcext:value-type="float">
            <text:p>-3,82</text:p>
          </table:table-cell>
        </table:table-row>
        <table:table-row table:style-name="ro1">
          <table:table-cell office:value-type="string" calcext:value-type="string">
            <text:p>14:22:25</text:p>
          </table:table-cell>
          <table:table-cell office:value-type="float" office:value="10" calcext:value-type="float">
            <text:p>10</text:p>
          </table:table-cell>
          <table:table-cell office:value-type="float" office:value="48.555637" calcext:value-type="float">
            <text:p>48,555637</text:p>
          </table:table-cell>
          <table:table-cell office:value-type="float" office:value="0.685515" calcext:value-type="float">
            <text:p>0,685515</text:p>
          </table:table-cell>
          <table:table-cell office:value-type="float" office:value="1657.8" calcext:value-type="float">
            <text:p>1657,8</text:p>
          </table:table-cell>
          <table:table-cell office:value-type="float" office:value="10.9" calcext:value-type="float">
            <text:p>10,9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834" calcext:value-type="float">
            <text:p>834</text:p>
          </table:table-cell>
          <table:table-cell office:value-type="float" office:value="55.2" calcext:value-type="float">
            <text:p>55,2</text:p>
          </table:table-cell>
          <table:table-cell office:value-type="float" office:value="0.2" calcext:value-type="float">
            <text:p>0,2</text:p>
          </table:table-cell>
          <table:table-cell office:value-type="float" office:value="9.2" calcext:value-type="float">
            <text:p>9,2</text:p>
          </table:table-cell>
          <table:table-cell office:value-type="float" office:value="12.1" calcext:value-type="float">
            <text:p>12,1</text:p>
          </table:table-cell>
          <table:table-cell office:value-type="float" office:value="-177.7" calcext:value-type="float">
            <text:p>-177,7</text:p>
          </table:table-cell>
          <table:table-cell office:value-type="float" office:value="2465.7" calcext:value-type="float">
            <text:p>2465,7</text:p>
          </table:table-cell>
          <table:table-cell table:formula="of:=([.E1070]-[.E1069])/10" office:value-type="float" office:value="-3.78" calcext:value-type="float">
            <text:p>-3,78</text:p>
          </table:table-cell>
          <table:table-cell table:formula="of:=AVERAGE([.P1045:.P1070])" office:value-type="float" office:value="-3.81192307692308" calcext:value-type="float">
            <text:p>-3,81</text:p>
          </table:table-cell>
        </table:table-row>
        <table:table-row table:style-name="ro1">
          <table:table-cell office:value-type="string" calcext:value-type="string">
            <text:p>14:22:35</text:p>
          </table:table-cell>
          <table:table-cell office:value-type="float" office:value="10" calcext:value-type="float">
            <text:p>10</text:p>
          </table:table-cell>
          <table:table-cell office:value-type="float" office:value="48.555771" calcext:value-type="float">
            <text:p>48,555771</text:p>
          </table:table-cell>
          <table:table-cell office:value-type="float" office:value="0.685883" calcext:value-type="float">
            <text:p>0,685883</text:p>
          </table:table-cell>
          <table:table-cell office:value-type="float" office:value="1623.1" calcext:value-type="float">
            <text:p>1623,1</text:p>
          </table:table-cell>
          <table:table-cell office:value-type="float" office:value="10.9" calcext:value-type="float">
            <text:p>10,9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837.6" calcext:value-type="float">
            <text:p>837,6</text:p>
          </table:table-cell>
          <table:table-cell office:value-type="float" office:value="56.2" calcext:value-type="float">
            <text:p>56,2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2.1" calcext:value-type="float">
            <text:p>12,1</text:p>
          </table:table-cell>
          <table:table-cell office:value-type="float" office:value="-170.2" calcext:value-type="float">
            <text:p>-170,2</text:p>
          </table:table-cell>
          <table:table-cell office:value-type="float" office:value="2465.2" calcext:value-type="float">
            <text:p>2465,2</text:p>
          </table:table-cell>
          <table:table-cell table:formula="of:=([.E1071]-[.E1070])/10" office:value-type="float" office:value="-3.47" calcext:value-type="float">
            <text:p>-3,47</text:p>
          </table:table-cell>
          <table:table-cell table:formula="of:=AVERAGE([.P1046:.P1071])" office:value-type="float" office:value="-3.79461538461538" calcext:value-type="float">
            <text:p>-3,79</text:p>
          </table:table-cell>
        </table:table-row>
        <table:table-row table:style-name="ro1">
          <table:table-cell office:value-type="string" calcext:value-type="string">
            <text:p>14:22:45</text:p>
          </table:table-cell>
          <table:table-cell office:value-type="float" office:value="10" calcext:value-type="float">
            <text:p>10</text:p>
          </table:table-cell>
          <table:table-cell office:value-type="float" office:value="48.556011" calcext:value-type="float">
            <text:p>48,556011</text:p>
          </table:table-cell>
          <table:table-cell office:value-type="float" office:value="0.686267" calcext:value-type="float">
            <text:p>0,686267</text:p>
          </table:table-cell>
          <table:table-cell office:value-type="float" office:value="1587.8" calcext:value-type="float">
            <text:p>1587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1.1" calcext:value-type="float">
            <text:p>841,1</text:p>
          </table:table-cell>
          <table:table-cell office:value-type="float" office:value="56.4" calcext:value-type="float">
            <text:p>56,4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2.1" calcext:value-type="float">
            <text:p>12,1</text:p>
          </table:table-cell>
          <table:table-cell office:value-type="float" office:value="-202.8" calcext:value-type="float">
            <text:p>-202,8</text:p>
          </table:table-cell>
          <table:table-cell office:value-type="float" office:value="2464.7" calcext:value-type="float">
            <text:p>2464,7</text:p>
          </table:table-cell>
          <table:table-cell table:formula="of:=([.E1072]-[.E1071])/10" office:value-type="float" office:value="-3.53" calcext:value-type="float">
            <text:p>-3,53</text:p>
          </table:table-cell>
          <table:table-cell table:formula="of:=AVERAGE([.P1047:.P1072])" office:value-type="float" office:value="-3.78346153846154" calcext:value-type="float">
            <text:p>-3,78</text:p>
          </table:table-cell>
        </table:table-row>
        <table:table-row table:style-name="ro1">
          <table:table-cell office:value-type="string" calcext:value-type="string">
            <text:p>14:22:55</text:p>
          </table:table-cell>
          <table:table-cell office:value-type="float" office:value="10" calcext:value-type="float">
            <text:p>10</text:p>
          </table:table-cell>
          <table:table-cell office:value-type="float" office:value="48.556519" calcext:value-type="float">
            <text:p>48,556519</text:p>
          </table:table-cell>
          <table:table-cell office:value-type="float" office:value="0.686477" calcext:value-type="float">
            <text:p>0,686477</text:p>
          </table:table-cell>
          <table:table-cell office:value-type="float" office:value="1556.3" calcext:value-type="float">
            <text:p>1556,3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office:value-type="float" office:value="12.2" calcext:value-type="float">
            <text:p>12,2</text:p>
          </table:table-cell>
          <table:table-cell office:value-type="float" office:value="844.4" calcext:value-type="float">
            <text:p>844,4</text:p>
          </table:table-cell>
          <table:table-cell office:value-type="float" office:value="56.1" calcext:value-type="float">
            <text:p>56,1</text:p>
          </table:table-cell>
          <table:table-cell office:value-type="float" office:value="0.2" calcext:value-type="float">
            <text:p>0,2</text:p>
          </table:table-cell>
          <table:table-cell office:value-type="float" office:value="8.6" calcext:value-type="float">
            <text:p>8,6</text:p>
          </table:table-cell>
          <table:table-cell office:value-type="float" office:value="12.1" calcext:value-type="float">
            <text:p>12,1</text:p>
          </table:table-cell>
          <table:table-cell office:value-type="float" office:value="-173.2" calcext:value-type="float">
            <text:p>-173,2</text:p>
          </table:table-cell>
          <table:table-cell office:value-type="float" office:value="2464.2" calcext:value-type="float">
            <text:p>2464,2</text:p>
          </table:table-cell>
          <table:table-cell table:formula="of:=([.E1073]-[.E1072])/10" office:value-type="float" office:value="-3.15" calcext:value-type="float">
            <text:p>-3,15</text:p>
          </table:table-cell>
          <table:table-cell table:formula="of:=AVERAGE([.P1048:.P1073])" office:value-type="float" office:value="-3.75807692307692" calcext:value-type="float">
            <text:p>-3,76</text:p>
          </table:table-cell>
        </table:table-row>
        <table:table-row table:style-name="ro1">
          <table:table-cell office:value-type="string" calcext:value-type="string">
            <text:p>14:23:05</text:p>
          </table:table-cell>
          <table:table-cell office:value-type="float" office:value="10" calcext:value-type="float">
            <text:p>10</text:p>
          </table:table-cell>
          <table:table-cell office:value-type="float" office:value="48.556847" calcext:value-type="float">
            <text:p>48,556847</text:p>
          </table:table-cell>
          <table:table-cell office:value-type="float" office:value="0.686952" calcext:value-type="float">
            <text:p>0,686952</text:p>
          </table:table-cell>
          <table:table-cell office:value-type="float" office:value="1522.8" calcext:value-type="float">
            <text:p>1522,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12.2" calcext:value-type="float">
            <text:p>12,2</text:p>
          </table:table-cell>
          <table:table-cell office:value-type="float" office:value="847.6" calcext:value-type="float">
            <text:p>847,6</text:p>
          </table:table-cell>
          <table:table-cell office:value-type="float" office:value="56.2" calcext:value-type="float">
            <text:p>56,2</text:p>
          </table:table-cell>
          <table:table-cell office:value-type="float" office:value="0.2" calcext:value-type="float">
            <text:p>0,2</text:p>
          </table:table-cell>
          <table:table-cell office:value-type="float" office:value="8.5" calcext:value-type="float">
            <text:p>8,5</text:p>
          </table:table-cell>
          <table:table-cell office:value-type="float" office:value="12.1" calcext:value-type="float">
            <text:p>12,1</text:p>
          </table:table-cell>
          <table:table-cell office:value-type="float" office:value="-174" calcext:value-type="float">
            <text:p>-174</text:p>
          </table:table-cell>
          <table:table-cell office:value-type="float" office:value="2463.7" calcext:value-type="float">
            <text:p>2463,7</text:p>
          </table:table-cell>
          <table:table-cell table:formula="of:=([.E1074]-[.E1073])/10" office:value-type="float" office:value="-3.35" calcext:value-type="float">
            <text:p>-3,35</text:p>
          </table:table-cell>
          <table:table-cell table:formula="of:=AVERAGE([.P1049:.P1074])" office:value-type="float" office:value="-3.73115384615385" calcext:value-type="float">
            <text:p>-3,73</text:p>
          </table:table-cell>
        </table:table-row>
        <table:table-row table:style-name="ro1">
          <table:table-cell office:value-type="string" calcext:value-type="string">
            <text:p>14:23:15</text:p>
          </table:table-cell>
          <table:table-cell office:value-type="float" office:value="10" calcext:value-type="float">
            <text:p>10</text:p>
          </table:table-cell>
          <table:table-cell office:value-type="float" office:value="48.557358" calcext:value-type="float">
            <text:p>48,557358</text:p>
          </table:table-cell>
          <table:table-cell office:value-type="float" office:value="0.687212" calcext:value-type="float">
            <text:p>0,687212</text:p>
          </table:table-cell>
          <table:table-cell office:value-type="float" office:value="1489.2" calcext:value-type="float">
            <text:p>1489,2</text:p>
          </table:table-cell>
          <table:table-cell office:value-type="float" office:value="11.1" calcext:value-type="float">
            <text:p>11,1</text:p>
          </table:table-cell>
          <table:table-cell office:value-type="float" office:value="10.2" calcext:value-type="float">
            <text:p>10,2</text:p>
          </table:table-cell>
          <table:table-cell office:value-type="float" office:value="12.8" calcext:value-type="float">
            <text:p>12,8</text:p>
          </table:table-cell>
          <table:table-cell office:value-type="float" office:value="851.1" calcext:value-type="float">
            <text:p>851,1</text:p>
          </table:table-cell>
          <table:table-cell office:value-type="float" office:value="57.5" calcext:value-type="float">
            <text:p>57,5</text:p>
          </table:table-cell>
          <table:table-cell office:value-type="float" office:value="0.2" calcext:value-type="float">
            <text:p>0,2</text:p>
          </table:table-cell>
          <table:table-cell office:value-type="float" office:value="8.5" calcext:value-type="float">
            <text:p>8,5</text:p>
          </table:table-cell>
          <table:table-cell office:value-type="float" office:value="12.1" calcext:value-type="float">
            <text:p>12,1</text:p>
          </table:table-cell>
          <table:table-cell office:value-type="float" office:value="-179" calcext:value-type="float">
            <text:p>-179</text:p>
          </table:table-cell>
          <table:table-cell office:value-type="float" office:value="2463.2" calcext:value-type="float">
            <text:p>2463,2</text:p>
          </table:table-cell>
          <table:table-cell table:formula="of:=([.E1075]-[.E1074])/10" office:value-type="float" office:value="-3.35999999999999" calcext:value-type="float">
            <text:p>-3,35999999999999</text:p>
          </table:table-cell>
          <table:table-cell table:formula="of:=AVERAGE([.P1050:.P1075])" office:value-type="float" office:value="-3.70807692307692" calcext:value-type="float">
            <text:p>-3,71</text:p>
          </table:table-cell>
        </table:table-row>
        <table:table-row table:style-name="ro1">
          <table:table-cell office:value-type="string" calcext:value-type="string">
            <text:p>14:23:25</text:p>
          </table:table-cell>
          <table:table-cell office:value-type="float" office:value="10" calcext:value-type="float">
            <text:p>10</text:p>
          </table:table-cell>
          <table:table-cell office:value-type="float" office:value="48.557678" calcext:value-type="float">
            <text:p>48,557678</text:p>
          </table:table-cell>
          <table:table-cell office:value-type="float" office:value="0.687445" calcext:value-type="float">
            <text:p>0,687445</text:p>
          </table:table-cell>
          <table:table-cell office:value-type="float" office:value="1456.4" calcext:value-type="float">
            <text:p>1456,4</text:p>
          </table:table-cell>
          <table:table-cell office:value-type="float" office:value="11.2" calcext:value-type="float">
            <text:p>11,2</text:p>
          </table:table-cell>
          <table:table-cell office:value-type="float" office:value="10.3" calcext:value-type="float">
            <text:p>10,3</text:p>
          </table:table-cell>
          <table:table-cell office:value-type="float" office:value="13" calcext:value-type="float">
            <text:p>13</text:p>
          </table:table-cell>
          <table:table-cell office:value-type="float" office:value="854.6" calcext:value-type="float">
            <text:p>854,6</text:p>
          </table:table-cell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8.2" calcext:value-type="float">
            <text:p>8,2</text:p>
          </table:table-cell>
          <table:table-cell office:value-type="float" office:value="12.1" calcext:value-type="float">
            <text:p>12,1</text:p>
          </table:table-cell>
          <table:table-cell office:value-type="float" office:value="-177.7" calcext:value-type="float">
            <text:p>-177,7</text:p>
          </table:table-cell>
          <table:table-cell office:value-type="float" office:value="2462.7" calcext:value-type="float">
            <text:p>2462,7</text:p>
          </table:table-cell>
          <table:table-cell table:formula="of:=([.E1076]-[.E1075])/10" office:value-type="float" office:value="-3.28" calcext:value-type="float">
            <text:p>-3,28</text:p>
          </table:table-cell>
          <table:table-cell table:formula="of:=AVERAGE([.P1051:.P1076])" office:value-type="float" office:value="-3.68192307692308" calcext:value-type="float">
            <text:p>-3,68</text:p>
          </table:table-cell>
        </table:table-row>
        <table:table-row table:style-name="ro1">
          <table:table-cell office:value-type="string" calcext:value-type="string">
            <text:p>14:23:35</text:p>
          </table:table-cell>
          <table:table-cell office:value-type="float" office:value="10" calcext:value-type="float">
            <text:p>10</text:p>
          </table:table-cell>
          <table:table-cell office:value-type="float" office:value="48.558289" calcext:value-type="float">
            <text:p>48,558289</text:p>
          </table:table-cell>
          <table:table-cell office:value-type="float" office:value="0.687813" calcext:value-type="float">
            <text:p>0,687813</text:p>
          </table:table-cell>
          <table:table-cell office:value-type="float" office:value="1423.5" calcext:value-type="float">
            <text:p>1423,5</text:p>
          </table:table-cell>
          <table:table-cell office:value-type="float" office:value="11.2" calcext:value-type="float">
            <text:p>11,2</text:p>
          </table:table-cell>
          <table:table-cell office:value-type="float" office:value="10.3" calcext:value-type="float">
            <text:p>10,3</text:p>
          </table:table-cell>
          <table:table-cell office:value-type="float" office:value="13.2" calcext:value-type="float">
            <text:p>13,2</text:p>
          </table:table-cell>
          <table:table-cell office:value-type="float" office:value="857.7" calcext:value-type="float">
            <text:p>857,7</text:p>
          </table:table-cell>
          <table:table-cell office:value-type="float" office:value="58.1" calcext:value-type="float">
            <text:p>58,1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-179.7" calcext:value-type="float">
            <text:p>-179,7</text:p>
          </table:table-cell>
          <table:table-cell office:value-type="float" office:value="2462.3" calcext:value-type="float">
            <text:p>2462,3</text:p>
          </table:table-cell>
          <table:table-cell table:formula="of:=([.E1077]-[.E1076])/10" office:value-type="float" office:value="-3.29000000000001" calcext:value-type="float">
            <text:p>-3,29000000000001</text:p>
          </table:table-cell>
          <table:table-cell table:formula="of:=AVERAGE([.P1052:.P1077])" office:value-type="float" office:value="-3.65653846153846" calcext:value-type="float">
            <text:p>-3,66</text:p>
          </table:table-cell>
        </table:table-row>
        <table:table-row table:style-name="ro1">
          <table:table-cell office:value-type="string" calcext:value-type="string">
            <text:p>14:23:45</text:p>
          </table:table-cell>
          <table:table-cell office:value-type="float" office:value="10" calcext:value-type="float">
            <text:p>10</text:p>
          </table:table-cell>
          <table:table-cell office:value-type="float" office:value="48.558777" calcext:value-type="float">
            <text:p>48,558777</text:p>
          </table:table-cell>
          <table:table-cell office:value-type="float" office:value="0.68807" calcext:value-type="float">
            <text:p>0,68807</text:p>
          </table:table-cell>
          <table:table-cell office:value-type="float" office:value="1390.9" calcext:value-type="float">
            <text:p>1390,9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3.2" calcext:value-type="float">
            <text:p>13,2</text:p>
          </table:table-cell>
          <table:table-cell office:value-type="float" office:value="861.2" calcext:value-type="float">
            <text:p>861,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-173.5" calcext:value-type="float">
            <text:p>-173,5</text:p>
          </table:table-cell>
          <table:table-cell office:value-type="float" office:value="2461.8" calcext:value-type="float">
            <text:p>2461,8</text:p>
          </table:table-cell>
          <table:table-cell table:formula="of:=([.E1078]-[.E1077])/10" office:value-type="float" office:value="-3.25999999999999" calcext:value-type="float">
            <text:p>-3,25999999999999</text:p>
          </table:table-cell>
          <table:table-cell table:formula="of:=AVERAGE([.P1053:.P1078])" office:value-type="float" office:value="-3.63384615384615" calcext:value-type="float">
            <text:p>-3,63</text:p>
          </table:table-cell>
        </table:table-row>
        <table:table-row table:style-name="ro1">
          <table:table-cell office:value-type="string" calcext:value-type="string">
            <text:p>14:23:55</text:p>
          </table:table-cell>
          <table:table-cell office:value-type="float" office:value="10" calcext:value-type="float">
            <text:p>10</text:p>
          </table:table-cell>
          <table:table-cell office:value-type="float" office:value="48.559368" calcext:value-type="float">
            <text:p>48,559368</text:p>
          </table:table-cell>
          <table:table-cell office:value-type="float" office:value="0.688573" calcext:value-type="float">
            <text:p>0,688573</text:p>
          </table:table-cell>
          <table:table-cell office:value-type="float" office:value="1357.5" calcext:value-type="float">
            <text:p>1357,5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14" calcext:value-type="float">
            <text:p>14</text:p>
          </table:table-cell>
          <table:table-cell office:value-type="float" office:value="864.6" calcext:value-type="float">
            <text:p>864,6</text:p>
          </table:table-cell>
          <table:table-cell office:value-type="float" office:value="57.7" calcext:value-type="float">
            <text:p>57,7</text:p>
          </table:table-cell>
          <table:table-cell office:value-type="float" office:value="0.1" calcext:value-type="float">
            <text:p>0,1</text:p>
          </table:table-cell>
          <table:table-cell office:value-type="float" office:value="7.9" calcext:value-type="float">
            <text:p>7,9</text:p>
          </table:table-cell>
          <table:table-cell office:value-type="float" office:value="12.1" calcext:value-type="float">
            <text:p>12,1</text:p>
          </table:table-cell>
          <table:table-cell office:value-type="float" office:value="-173.6" calcext:value-type="float">
            <text:p>-173,6</text:p>
          </table:table-cell>
          <table:table-cell office:value-type="float" office:value="2461.3" calcext:value-type="float">
            <text:p>2461,3</text:p>
          </table:table-cell>
          <table:table-cell table:formula="of:=([.E1079]-[.E1078])/10" office:value-type="float" office:value="-3.34000000000001" calcext:value-type="float">
            <text:p>-3,34000000000001</text:p>
          </table:table-cell>
          <table:table-cell table:formula="of:=AVERAGE([.P1054:.P1079])" office:value-type="float" office:value="-3.62" calcext:value-type="float">
            <text:p>-3,62</text:p>
          </table:table-cell>
        </table:table-row>
        <table:table-row table:style-name="ro1">
          <table:table-cell office:value-type="string" calcext:value-type="string">
            <text:p>14:24:05</text:p>
          </table:table-cell>
          <table:table-cell office:value-type="float" office:value="10" calcext:value-type="float">
            <text:p>10</text:p>
          </table:table-cell>
          <table:table-cell office:value-type="float" office:value="48.560047" calcext:value-type="float">
            <text:p>48,560047</text:p>
          </table:table-cell>
          <table:table-cell office:value-type="float" office:value="0.688828" calcext:value-type="float">
            <text:p>0,688828</text:p>
          </table:table-cell>
          <table:table-cell office:value-type="float" office:value="1325.5" calcext:value-type="float">
            <text:p>1325,5</text:p>
          </table:table-cell>
          <table:table-cell office:value-type="float" office:value="11.5" calcext:value-type="float">
            <text:p>11,5</text:p>
          </table:table-cell>
          <table:table-cell office:value-type="float" office:value="10.5" calcext:value-type="float">
            <text:p>10,5</text:p>
          </table:table-cell>
          <table:table-cell office:value-type="float" office:value="14" calcext:value-type="float">
            <text:p>14</text:p>
          </table:table-cell>
          <table:table-cell office:value-type="float" office:value="868" calcext:value-type="float">
            <text:p>868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office:value-type="float" office:value="7.6" calcext:value-type="float">
            <text:p>7,6</text:p>
          </table:table-cell>
          <table:table-cell office:value-type="float" office:value="12.1" calcext:value-type="float">
            <text:p>12,1</text:p>
          </table:table-cell>
          <table:table-cell office:value-type="float" office:value="-181" calcext:value-type="float">
            <text:p>-181</text:p>
          </table:table-cell>
          <table:table-cell office:value-type="float" office:value="2460.7" calcext:value-type="float">
            <text:p>2460,7</text:p>
          </table:table-cell>
          <table:table-cell table:formula="of:=([.E1080]-[.E1079])/10" office:value-type="float" office:value="-3.2" calcext:value-type="float">
            <text:p>-3,2</text:p>
          </table:table-cell>
          <table:table-cell table:formula="of:=AVERAGE([.P1055:.P1080])" office:value-type="float" office:value="-3.6" calcext:value-type="float">
            <text:p>-3,60</text:p>
          </table:table-cell>
        </table:table-row>
        <table:table-row table:style-name="ro1">
          <table:table-cell office:value-type="string" calcext:value-type="string">
            <text:p>14:24:15</text:p>
          </table:table-cell>
          <table:table-cell office:value-type="float" office:value="10" calcext:value-type="float">
            <text:p>10</text:p>
          </table:table-cell>
          <table:table-cell office:value-type="float" office:value="48.560585" calcext:value-type="float">
            <text:p>48,560585</text:p>
          </table:table-cell>
          <table:table-cell office:value-type="float" office:value="0.689228" calcext:value-type="float">
            <text:p>0,689228</text:p>
          </table:table-cell>
          <table:table-cell office:value-type="float" office:value="1294.4" calcext:value-type="float">
            <text:p>1294,4</text:p>
          </table:table-cell>
          <table:table-cell office:value-type="float" office:value="11.5" calcext:value-type="float">
            <text:p>11,5</text:p>
          </table:table-cell>
          <table:table-cell office:value-type="float" office:value="10.6" calcext:value-type="float">
            <text:p>10,6</text:p>
          </table:table-cell>
          <table:table-cell office:value-type="float" office:value="13.8" calcext:value-type="float">
            <text:p>13,8</text:p>
          </table:table-cell>
          <table:table-cell office:value-type="float" office:value="871.2" calcext:value-type="float">
            <text:p>871,2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12.1" calcext:value-type="float">
            <text:p>12,1</text:p>
          </table:table-cell>
          <table:table-cell office:value-type="float" office:value="-175.1" calcext:value-type="float">
            <text:p>-175,1</text:p>
          </table:table-cell>
          <table:table-cell office:value-type="float" office:value="2460.2" calcext:value-type="float">
            <text:p>2460,2</text:p>
          </table:table-cell>
          <table:table-cell table:formula="of:=([.E1081]-[.E1080])/10" office:value-type="float" office:value="-3.10999999999999" calcext:value-type="float">
            <text:p>-3,10999999999999</text:p>
          </table:table-cell>
          <table:table-cell table:formula="of:=AVERAGE([.P1056:.P1081])" office:value-type="float" office:value="-3.57576923076923" calcext:value-type="float">
            <text:p>-3,58</text:p>
          </table:table-cell>
        </table:table-row>
        <table:table-row table:style-name="ro1">
          <table:table-cell office:value-type="string" calcext:value-type="string">
            <text:p>14:24:25</text:p>
          </table:table-cell>
          <table:table-cell office:value-type="float" office:value="10" calcext:value-type="float">
            <text:p>10</text:p>
          </table:table-cell>
          <table:table-cell office:value-type="float" office:value="48.561249" calcext:value-type="float">
            <text:p>48,561249</text:p>
          </table:table-cell>
          <table:table-cell office:value-type="float" office:value="0.689558" calcext:value-type="float">
            <text:p>0,689558</text:p>
          </table:table-cell>
          <table:table-cell office:value-type="float" office:value="1262.8" calcext:value-type="float">
            <text:p>1262,8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14" calcext:value-type="float">
            <text:p>14</text:p>
          </table:table-cell>
          <table:table-cell office:value-type="float" office:value="874.4" calcext:value-type="float">
            <text:p>874,4</text:p>
          </table:table-cell>
          <table:table-cell office:value-type="float" office:value="58.8" calcext:value-type="float">
            <text:p>58,8</text:p>
          </table:table-cell>
          <table:table-cell office:value-type="float" office:value="0.1" calcext:value-type="float">
            <text:p>0,1</text:p>
          </table:table-cell>
          <table:table-cell office:value-type="float" office:value="7.2" calcext:value-type="float">
            <text:p>7,2</text:p>
          </table:table-cell>
          <table:table-cell office:value-type="float" office:value="12.1" calcext:value-type="float">
            <text:p>12,1</text:p>
          </table:table-cell>
          <table:table-cell office:value-type="float" office:value="-172.9" calcext:value-type="float">
            <text:p>-172,9</text:p>
          </table:table-cell>
          <table:table-cell office:value-type="float" office:value="2459.7" calcext:value-type="float">
            <text:p>2459,7</text:p>
          </table:table-cell>
          <table:table-cell table:formula="of:=([.E1082]-[.E1081])/10" office:value-type="float" office:value="-3.16000000000001" calcext:value-type="float">
            <text:p>-3,16000000000001</text:p>
          </table:table-cell>
          <table:table-cell table:formula="of:=AVERAGE([.P1057:.P1082])" office:value-type="float" office:value="-3.55038461538462" calcext:value-type="float">
            <text:p>-3,55</text:p>
          </table:table-cell>
        </table:table-row>
        <table:table-row table:style-name="ro1">
          <table:table-cell office:value-type="string" calcext:value-type="string">
            <text:p>14:24:35</text:p>
          </table:table-cell>
          <table:table-cell office:value-type="float" office:value="10" calcext:value-type="float">
            <text:p>10</text:p>
          </table:table-cell>
          <table:table-cell office:value-type="float" office:value="48.561646" calcext:value-type="float">
            <text:p>48,561646</text:p>
          </table:table-cell>
          <table:table-cell office:value-type="float" office:value="0.690017" calcext:value-type="float">
            <text:p>0,690017</text:p>
          </table:table-cell>
          <table:table-cell office:value-type="float" office:value="1232" calcext:value-type="float">
            <text:p>1232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4.2" calcext:value-type="float">
            <text:p>14,2</text:p>
          </table:table-cell>
          <table:table-cell office:value-type="float" office:value="877.6" calcext:value-type="float">
            <text:p>877,6</text:p>
          </table:table-cell>
          <table:table-cell office:value-type="float" office:value="60.1" calcext:value-type="float">
            <text:p>60,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2.1" calcext:value-type="float">
            <text:p>12,1</text:p>
          </table:table-cell>
          <table:table-cell office:value-type="float" office:value="-171.5" calcext:value-type="float">
            <text:p>-171,5</text:p>
          </table:table-cell>
          <table:table-cell office:value-type="float" office:value="2459.2" calcext:value-type="float">
            <text:p>2459,2</text:p>
          </table:table-cell>
          <table:table-cell table:formula="of:=([.E1083]-[.E1082])/10" office:value-type="float" office:value="-3.08" calcext:value-type="float">
            <text:p>-3,08</text:p>
          </table:table-cell>
          <table:table-cell table:formula="of:=AVERAGE([.P1058:.P1083])" office:value-type="float" office:value="-3.52230769230769" calcext:value-type="float">
            <text:p>-3,52</text:p>
          </table:table-cell>
        </table:table-row>
        <table:table-row table:style-name="ro1">
          <table:table-cell office:value-type="string" calcext:value-type="string">
            <text:p>14:24:45</text:p>
          </table:table-cell>
          <table:table-cell office:value-type="float" office:value="10" calcext:value-type="float">
            <text:p>10</text:p>
          </table:table-cell>
          <table:table-cell office:value-type="float" office:value="48.562092" calcext:value-type="float">
            <text:p>48,562092</text:p>
          </table:table-cell>
          <table:table-cell office:value-type="float" office:value="0.690623" calcext:value-type="float">
            <text:p>0,690623</text:p>
          </table:table-cell>
          <table:table-cell office:value-type="float" office:value="1197.5" calcext:value-type="float">
            <text:p>1197,5</text:p>
          </table:table-cell>
          <table:table-cell office:value-type="float" office:value="11.8" calcext:value-type="float">
            <text:p>11,8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881.2" calcext:value-type="float">
            <text:p>881,2</text:p>
          </table:table-cell>
          <table:table-cell office:value-type="float" office:value="60.4" calcext:value-type="float">
            <text:p>60,4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2.1" calcext:value-type="float">
            <text:p>12,1</text:p>
          </table:table-cell>
          <table:table-cell office:value-type="float" office:value="-206.2" calcext:value-type="float">
            <text:p>-206,2</text:p>
          </table:table-cell>
          <table:table-cell office:value-type="float" office:value="2458.7" calcext:value-type="float">
            <text:p>2458,7</text:p>
          </table:table-cell>
          <table:table-cell table:formula="of:=([.E1084]-[.E1083])/10" office:value-type="float" office:value="-3.45" calcext:value-type="float">
            <text:p>-3,45</text:p>
          </table:table-cell>
          <table:table-cell table:formula="of:=AVERAGE([.P1059:.P1084])" office:value-type="float" office:value="-3.51076923076923" calcext:value-type="float">
            <text:p>-3,51</text:p>
          </table:table-cell>
        </table:table-row>
        <table:table-row table:style-name="ro1">
          <table:table-cell office:value-type="string" calcext:value-type="string">
            <text:p>14:24:55</text:p>
          </table:table-cell>
          <table:table-cell office:value-type="float" office:value="10" calcext:value-type="float">
            <text:p>10</text:p>
          </table:table-cell>
          <table:table-cell office:value-type="float" office:value="48.562271" calcext:value-type="float">
            <text:p>48,562271</text:p>
          </table:table-cell>
          <table:table-cell office:value-type="float" office:value="0.69105" calcext:value-type="float">
            <text:p>0,69105</text:p>
          </table:table-cell>
          <table:table-cell office:value-type="float" office:value="1163.2" calcext:value-type="float">
            <text:p>1163,2</text:p>
          </table:table-cell>
          <table:table-cell office:value-type="float" office:value="11.8" calcext:value-type="float">
            <text:p>11,8</text:p>
          </table:table-cell>
          <table:table-cell office:value-type="float" office:value="10.9" calcext:value-type="float">
            <text:p>10,9</text:p>
          </table:table-cell>
          <table:table-cell office:value-type="float" office:value="15" calcext:value-type="float">
            <text:p>15</text:p>
          </table:table-cell>
          <table:table-cell office:value-type="float" office:value="884.7" calcext:value-type="float">
            <text:p>884,7</text:p>
          </table:table-cell>
          <table:table-cell office:value-type="float" office:value="60.6" calcext:value-type="float">
            <text:p>60,6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1" calcext:value-type="float">
            <text:p>12,1</text:p>
          </table:table-cell>
          <table:table-cell office:value-type="float" office:value="-172.2" calcext:value-type="float">
            <text:p>-172,2</text:p>
          </table:table-cell>
          <table:table-cell office:value-type="float" office:value="2458.2" calcext:value-type="float">
            <text:p>2458,2</text:p>
          </table:table-cell>
          <table:table-cell table:formula="of:=([.E1085]-[.E1084])/10" office:value-type="float" office:value="-3.43" calcext:value-type="float">
            <text:p>-3,43</text:p>
          </table:table-cell>
          <table:table-cell table:formula="of:=AVERAGE([.P1060:.P1085])" office:value-type="float" office:value="-3.49769230769231" calcext:value-type="float">
            <text:p>-3,50</text:p>
          </table:table-cell>
        </table:table-row>
        <table:table-row table:style-name="ro1">
          <table:table-cell office:value-type="string" calcext:value-type="string">
            <text:p>14:25:05</text:p>
          </table:table-cell>
          <table:table-cell office:value-type="float" office:value="10" calcext:value-type="float">
            <text:p>10</text:p>
          </table:table-cell>
          <table:table-cell office:value-type="float" office:value="48.562721" calcext:value-type="float">
            <text:p>48,562721</text:p>
          </table:table-cell>
          <table:table-cell office:value-type="float" office:value="0.691288" calcext:value-type="float">
            <text:p>0,691288</text:p>
          </table:table-cell>
          <table:table-cell office:value-type="float" office:value="1128.4" calcext:value-type="float">
            <text:p>1128,4</text:p>
          </table:table-cell>
          <table:table-cell office:value-type="float" office:value="11.9" calcext:value-type="float">
            <text:p>11,9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office:value-type="float" office:value="888.5" calcext:value-type="float">
            <text:p>888,5</text:p>
          </table:table-cell>
          <table:table-cell office:value-type="float" office:value="60.7" calcext:value-type="float">
            <text:p>60,7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1" calcext:value-type="float">
            <text:p>12,1</text:p>
          </table:table-cell>
          <table:table-cell office:value-type="float" office:value="-171.4" calcext:value-type="float">
            <text:p>-171,4</text:p>
          </table:table-cell>
          <table:table-cell office:value-type="float" office:value="2457.7" calcext:value-type="float">
            <text:p>2457,7</text:p>
          </table:table-cell>
          <table:table-cell table:formula="of:=([.E1086]-[.E1085])/10" office:value-type="float" office:value="-3.48" calcext:value-type="float">
            <text:p>-3,48</text:p>
          </table:table-cell>
          <table:table-cell table:formula="of:=AVERAGE([.P1061:.P1086])" office:value-type="float" office:value="-3.49" calcext:value-type="float">
            <text:p>-3,49</text:p>
          </table:table-cell>
        </table:table-row>
        <table:table-row table:style-name="ro1">
          <table:table-cell office:value-type="string" calcext:value-type="string">
            <text:p>14:25:15</text:p>
          </table:table-cell>
          <table:table-cell office:value-type="float" office:value="10" calcext:value-type="float">
            <text:p>10</text:p>
          </table:table-cell>
          <table:table-cell office:value-type="float" office:value="48.562996" calcext:value-type="float">
            <text:p>48,562996</text:p>
          </table:table-cell>
          <table:table-cell office:value-type="float" office:value="0.691802" calcext:value-type="float">
            <text:p>0,691802</text:p>
          </table:table-cell>
          <table:table-cell office:value-type="float" office:value="1093.6" calcext:value-type="float">
            <text:p>1093,6</text:p>
          </table:table-cell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,1</text:p>
          </table:table-cell>
          <table:table-cell office:value-type="float" office:value="15.5" calcext:value-type="float">
            <text:p>15,5</text:p>
          </table:table-cell>
          <table:table-cell office:value-type="float" office:value="892.1" calcext:value-type="float">
            <text:p>892,1</text:p>
          </table:table-cell>
          <table:table-cell office:value-type="float" office:value="60.8" calcext:value-type="float">
            <text:p>60,8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12.1" calcext:value-type="float">
            <text:p>12,1</text:p>
          </table:table-cell>
          <table:table-cell office:value-type="float" office:value="-178.8" calcext:value-type="float">
            <text:p>-178,8</text:p>
          </table:table-cell>
          <table:table-cell office:value-type="float" office:value="2457.3" calcext:value-type="float">
            <text:p>2457,3</text:p>
          </table:table-cell>
          <table:table-cell table:formula="of:=([.E1087]-[.E1086])/10" office:value-type="float" office:value="-3.48000000000002" calcext:value-type="float">
            <text:p>-3,48000000000002</text:p>
          </table:table-cell>
          <table:table-cell table:formula="of:=AVERAGE([.P1062:.P1087])" office:value-type="float" office:value="-3.48" calcext:value-type="float">
            <text:p>-3,48</text:p>
          </table:table-cell>
        </table:table-row>
        <table:table-row table:style-name="ro1">
          <table:table-cell office:value-type="string" calcext:value-type="string">
            <text:p>14:25:25</text:p>
          </table:table-cell>
          <table:table-cell office:value-type="float" office:value="10" calcext:value-type="float">
            <text:p>10</text:p>
          </table:table-cell>
          <table:table-cell office:value-type="float" office:value="48.563362" calcext:value-type="float">
            <text:p>48,563362</text:p>
          </table:table-cell>
          <table:table-cell office:value-type="float" office:value="0.691823" calcext:value-type="float">
            <text:p>0,691823</text:p>
          </table:table-cell>
          <table:table-cell office:value-type="float" office:value="1058.8" calcext:value-type="float">
            <text:p>1058,8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895.8" calcext:value-type="float">
            <text:p>895,8</text:p>
          </table:table-cell>
          <table:table-cell office:value-type="float" office:value="61.2" calcext:value-type="float">
            <text:p>61,2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  <table:table-cell office:value-type="float" office:value="12.1" calcext:value-type="float">
            <text:p>12,1</text:p>
          </table:table-cell>
          <table:table-cell office:value-type="float" office:value="-176.4" calcext:value-type="float">
            <text:p>-176,4</text:p>
          </table:table-cell>
          <table:table-cell office:value-type="float" office:value="2456.8" calcext:value-type="float">
            <text:p>2456,8</text:p>
          </table:table-cell>
          <table:table-cell table:formula="of:=([.E1088]-[.E1087])/10" office:value-type="float" office:value="-3.48" calcext:value-type="float">
            <text:p>-3,48</text:p>
          </table:table-cell>
          <table:table-cell table:formula="of:=AVERAGE([.P1063:.P1088])" office:value-type="float" office:value="-3.46423076923077" calcext:value-type="float">
            <text:p>-3,46</text:p>
          </table:table-cell>
        </table:table-row>
        <table:table-row table:style-name="ro1">
          <table:table-cell office:value-type="string" calcext:value-type="string">
            <text:p>14:25:35</text:p>
          </table:table-cell>
          <table:table-cell office:value-type="float" office:value="10" calcext:value-type="float">
            <text:p>10</text:p>
          </table:table-cell>
          <table:table-cell office:value-type="float" office:value="48.563877" calcext:value-type="float">
            <text:p>48,563877</text:p>
          </table:table-cell>
          <table:table-cell office:value-type="float" office:value="0.69203" calcext:value-type="float">
            <text:p>0,69203</text:p>
          </table:table-cell>
          <table:table-cell office:value-type="float" office:value="1024.2" calcext:value-type="float">
            <text:p>1024,2</text:p>
          </table:table-cell>
          <table:table-cell office:value-type="float" office:value="12.1" calcext:value-type="float">
            <text:p>12,1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899.4" calcext:value-type="float">
            <text:p>899,4</text:p>
          </table:table-cell>
          <table:table-cell office:value-type="float" office:value="61.5" calcext:value-type="float">
            <text:p>61,5</text:p>
          </table:table-cell>
          <table:table-cell office:value-type="float" office:value="0.1" calcext:value-type="float">
            <text:p>0,1</text:p>
          </table:table-cell>
          <table:table-cell office:value-type="float" office:value="6.7" calcext:value-type="float">
            <text:p>6,7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56.3" calcext:value-type="float">
            <text:p>2456,3</text:p>
          </table:table-cell>
          <table:table-cell table:formula="of:=([.E1089]-[.E1088])/10" office:value-type="float" office:value="-3.45999999999999" calcext:value-type="float">
            <text:p>-3,45999999999999</text:p>
          </table:table-cell>
          <table:table-cell table:formula="of:=AVERAGE([.P1064:.P1089])" office:value-type="float" office:value="-3.45" calcext:value-type="float">
            <text:p>-3,45</text:p>
          </table:table-cell>
        </table:table-row>
        <table:table-row table:style-name="ro1">
          <table:table-cell office:value-type="string" calcext:value-type="string">
            <text:p>14:25:45</text:p>
          </table:table-cell>
          <table:table-cell office:value-type="float" office:value="10" calcext:value-type="float">
            <text:p>10</text:p>
          </table:table-cell>
          <table:table-cell office:value-type="float" office:value="48.564098" calcext:value-type="float">
            <text:p>48,564098</text:p>
          </table:table-cell>
          <table:table-cell office:value-type="float" office:value="0.692418" calcext:value-type="float">
            <text:p>0,692418</text:p>
          </table:table-cell>
          <table:table-cell office:value-type="float" office:value="990.3" calcext:value-type="float">
            <text:p>990,3</text:p>
          </table:table-cell>
          <table:table-cell office:value-type="float" office:value="12.1" calcext:value-type="float">
            <text:p>12,1</text:p>
          </table:table-cell>
          <table:table-cell office:value-type="float" office:value="11.3" calcext:value-type="float">
            <text:p>11,3</text:p>
          </table:table-cell>
          <table:table-cell office:value-type="float" office:value="15.8" calcext:value-type="float">
            <text:p>15,8</text:p>
          </table:table-cell>
          <table:table-cell office:value-type="float" office:value="903.1" calcext:value-type="float">
            <text:p>903,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-173.6" calcext:value-type="float">
            <text:p>-173,6</text:p>
          </table:table-cell>
          <table:table-cell office:value-type="float" office:value="2455.8" calcext:value-type="float">
            <text:p>2455,8</text:p>
          </table:table-cell>
          <table:table-cell table:formula="of:=([.E1090]-[.E1089])/10" office:value-type="float" office:value="-3.39000000000001" calcext:value-type="float">
            <text:p>-3,39000000000001</text:p>
          </table:table-cell>
          <table:table-cell table:formula="of:=AVERAGE([.P1065:.P1090])" office:value-type="float" office:value="-3.43" calcext:value-type="float">
            <text:p>-3,43</text:p>
          </table:table-cell>
        </table:table-row>
        <table:table-row table:style-name="ro1">
          <table:table-cell office:value-type="string" calcext:value-type="string">
            <text:p>14:25:55</text:p>
          </table:table-cell>
          <table:table-cell office:value-type="float" office:value="10" calcext:value-type="float">
            <text:p>10</text:p>
          </table:table-cell>
          <table:table-cell office:value-type="float" office:value="48.56414" calcext:value-type="float">
            <text:p>48,56414</text:p>
          </table:table-cell>
          <table:table-cell office:value-type="float" office:value="0.69234" calcext:value-type="float">
            <text:p>0,69234</text:p>
          </table:table-cell>
          <table:table-cell office:value-type="float" office:value="958" calcext:value-type="float">
            <text:p>958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5.8" calcext:value-type="float">
            <text:p>15,8</text:p>
          </table:table-cell>
          <table:table-cell office:value-type="float" office:value="906.6" calcext:value-type="float">
            <text:p>906,6</text:p>
          </table:table-cell>
          <table:table-cell office:value-type="float" office:value="62.2" calcext:value-type="float">
            <text:p>62,2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12.1" calcext:value-type="float">
            <text:p>12,1</text:p>
          </table:table-cell>
          <table:table-cell office:value-type="float" office:value="-176.6" calcext:value-type="float">
            <text:p>-176,6</text:p>
          </table:table-cell>
          <table:table-cell office:value-type="float" office:value="2455.3" calcext:value-type="float">
            <text:p>2455,3</text:p>
          </table:table-cell>
          <table:table-cell table:formula="of:=([.E1091]-[.E1090])/10" office:value-type="float" office:value="-3.23" calcext:value-type="float">
            <text:p>-3,23</text:p>
          </table:table-cell>
          <table:table-cell table:formula="of:=AVERAGE([.P1066:.P1091])" office:value-type="float" office:value="-3.41423076923077" calcext:value-type="float">
            <text:p>-3,41</text:p>
          </table:table-cell>
        </table:table-row>
        <table:table-row table:style-name="ro1">
          <table:table-cell office:value-type="string" calcext:value-type="string">
            <text:p>14:26:05</text:p>
          </table:table-cell>
          <table:table-cell office:value-type="float" office:value="10" calcext:value-type="float">
            <text:p>10</text:p>
          </table:table-cell>
          <table:table-cell office:value-type="float" office:value="48.564339" calcext:value-type="float">
            <text:p>48,564339</text:p>
          </table:table-cell>
          <table:table-cell office:value-type="float" office:value="0.692245" calcext:value-type="float">
            <text:p>0,692245</text:p>
          </table:table-cell>
          <table:table-cell office:value-type="float" office:value="926.4" calcext:value-type="float">
            <text:p>926,4</text:p>
          </table:table-cell>
          <table:table-cell office:value-type="float" office:value="12.4" calcext:value-type="float">
            <text:p>12,4</text:p>
          </table:table-cell>
          <table:table-cell office:value-type="float" office:value="11.5" calcext:value-type="float">
            <text:p>11,5</text:p>
          </table:table-cell>
          <table:table-cell office:value-type="float" office:value="14.8" calcext:value-type="float">
            <text:p>14,8</text:p>
          </table:table-cell>
          <table:table-cell office:value-type="float" office:value="910" calcext:value-type="float">
            <text:p>910</text:p>
          </table:table-cell>
          <table:table-cell office:value-type="float" office:value="61.2" calcext:value-type="float">
            <text:p>61,2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454.7" calcext:value-type="float">
            <text:p>2454,7</text:p>
          </table:table-cell>
          <table:table-cell table:formula="of:=([.E1092]-[.E1091])/10" office:value-type="float" office:value="-3.16" calcext:value-type="float">
            <text:p>-3,16</text:p>
          </table:table-cell>
          <table:table-cell table:formula="of:=AVERAGE([.P1067:.P1092])" office:value-type="float" office:value="-3.38923076923077" calcext:value-type="float">
            <text:p>-3,39</text:p>
          </table:table-cell>
        </table:table-row>
        <table:table-row table:style-name="ro1">
          <table:table-cell office:value-type="string" calcext:value-type="string">
            <text:p>14:26:15</text:p>
          </table:table-cell>
          <table:table-cell office:value-type="float" office:value="10" calcext:value-type="float">
            <text:p>10</text:p>
          </table:table-cell>
          <table:table-cell office:value-type="float" office:value="48.564346" calcext:value-type="float">
            <text:p>48,564346</text:p>
          </table:table-cell>
          <table:table-cell office:value-type="float" office:value="0.692073" calcext:value-type="float">
            <text:p>0,692073</text:p>
          </table:table-cell>
          <table:table-cell office:value-type="float" office:value="893.2" calcext:value-type="float">
            <text:p>893,2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5.2" calcext:value-type="float">
            <text:p>15,2</text:p>
          </table:table-cell>
          <table:table-cell office:value-type="float" office:value="913.6" calcext:value-type="float">
            <text:p>913,6</text:p>
          </table:table-cell>
          <table:table-cell office:value-type="float" office:value="62.1" calcext:value-type="float">
            <text:p>62,1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54.2" calcext:value-type="float">
            <text:p>2454,2</text:p>
          </table:table-cell>
          <table:table-cell table:formula="of:=([.E1093]-[.E1092])/10" office:value-type="float" office:value="-3.31999999999999" calcext:value-type="float">
            <text:p>-3,31999999999999</text:p>
          </table:table-cell>
          <table:table-cell table:formula="of:=AVERAGE([.P1068:.P1093])" office:value-type="float" office:value="-3.37730769230769" calcext:value-type="float">
            <text:p>-3,38</text:p>
          </table:table-cell>
        </table:table-row>
        <table:table-row table:style-name="ro1">
          <table:table-cell office:value-type="string" calcext:value-type="string">
            <text:p>14:26:25</text:p>
          </table:table-cell>
          <table:table-cell office:value-type="float" office:value="10" calcext:value-type="float">
            <text:p>10</text:p>
          </table:table-cell>
          <table:table-cell office:value-type="float" office:value="48.564251" calcext:value-type="float">
            <text:p>48,564251</text:p>
          </table:table-cell>
          <table:table-cell office:value-type="float" office:value="0.691968" calcext:value-type="float">
            <text:p>0,691968</text:p>
          </table:table-cell>
          <table:table-cell office:value-type="float" office:value="859.9" calcext:value-type="float">
            <text:p>859,9</text:p>
          </table:table-cell>
          <table:table-cell office:value-type="float" office:value="12.5" calcext:value-type="float">
            <text:p>12,5</text:p>
          </table:table-cell>
          <table:table-cell office:value-type="float" office:value="11.7" calcext:value-type="float">
            <text:p>11,7</text:p>
          </table:table-cell>
          <table:table-cell office:value-type="float" office:value="15.2" calcext:value-type="float">
            <text:p>15,2</text:p>
          </table:table-cell>
          <table:table-cell office:value-type="float" office:value="917.2" calcext:value-type="float">
            <text:p>917,2</text:p>
          </table:table-cell>
          <table:table-cell office:value-type="float" office:value="63.4" calcext:value-type="float">
            <text:p>63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1" calcext:value-type="float">
            <text:p>12,1</text:p>
          </table:table-cell>
          <table:table-cell office:value-type="float" office:value="-172.8" calcext:value-type="float">
            <text:p>-172,8</text:p>
          </table:table-cell>
          <table:table-cell office:value-type="float" office:value="2453.8" calcext:value-type="float">
            <text:p>2453,8</text:p>
          </table:table-cell>
          <table:table-cell table:formula="of:=([.E1094]-[.E1093])/10" office:value-type="float" office:value="-3.33000000000001" calcext:value-type="float">
            <text:p>-3,33000000000001</text:p>
          </table:table-cell>
          <table:table-cell table:formula="of:=AVERAGE([.P1069:.P1094])" office:value-type="float" office:value="-3.36153846153846" calcext:value-type="float">
            <text:p>-3,36</text:p>
          </table:table-cell>
        </table:table-row>
        <table:table-row table:style-name="ro1">
          <table:table-cell office:value-type="string" calcext:value-type="string">
            <text:p>14:26:35</text:p>
          </table:table-cell>
          <table:table-cell office:value-type="float" office:value="10" calcext:value-type="float">
            <text:p>10</text:p>
          </table:table-cell>
          <table:table-cell office:value-type="float" office:value="48.564316" calcext:value-type="float">
            <text:p>48,564316</text:p>
          </table:table-cell>
          <table:table-cell office:value-type="float" office:value="0.691925" calcext:value-type="float">
            <text:p>0,691925</text:p>
          </table:table-cell>
          <table:table-cell office:value-type="float" office:value="827.4" calcext:value-type="float">
            <text:p>827,4</text:p>
          </table:table-cell>
          <table:table-cell office:value-type="float" office:value="12.5" calcext:value-type="float">
            <text:p>12,5</text:p>
          </table:table-cell>
          <table:table-cell office:value-type="float" office:value="11.8" calcext:value-type="float">
            <text:p>11,8</text:p>
          </table:table-cell>
          <table:table-cell office:value-type="float" office:value="15.5" calcext:value-type="float">
            <text:p>15,5</text:p>
          </table:table-cell>
          <table:table-cell office:value-type="float" office:value="920.8" calcext:value-type="float">
            <text:p>920,8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2.1" calcext:value-type="float">
            <text:p>12,1</text:p>
          </table:table-cell>
          <table:table-cell office:value-type="float" office:value="-174" calcext:value-type="float">
            <text:p>-174</text:p>
          </table:table-cell>
          <table:table-cell office:value-type="float" office:value="2453.3" calcext:value-type="float">
            <text:p>2453,3</text:p>
          </table:table-cell>
          <table:table-cell table:formula="of:=([.E1095]-[.E1094])/10" office:value-type="float" office:value="-3.25" calcext:value-type="float">
            <text:p>-3,25</text:p>
          </table:table-cell>
          <table:table-cell table:formula="of:=AVERAGE([.P1070:.P1095])" office:value-type="float" office:value="-3.33923076923077" calcext:value-type="float">
            <text:p>-3,34</text:p>
          </table:table-cell>
        </table:table-row>
        <table:table-row table:style-name="ro1">
          <table:table-cell office:value-type="string" calcext:value-type="string">
            <text:p>14:26:45</text:p>
          </table:table-cell>
          <table:table-cell office:value-type="float" office:value="10" calcext:value-type="float">
            <text:p>10</text:p>
          </table:table-cell>
          <table:table-cell office:value-type="float" office:value="48.564163" calcext:value-type="float">
            <text:p>48,564163</text:p>
          </table:table-cell>
          <table:table-cell office:value-type="float" office:value="0.691828" calcext:value-type="float">
            <text:p>0,691828</text:p>
          </table:table-cell>
          <table:table-cell office:value-type="float" office:value="795.4" calcext:value-type="float">
            <text:p>795,4</text:p>
          </table:table-cell>
          <table:table-cell office:value-type="float" office:value="12.6" calcext:value-type="float">
            <text:p>12,6</text:p>
          </table:table-cell>
          <table:table-cell office:value-type="float" office:value="11.9" calcext:value-type="float">
            <text:p>11,9</text:p>
          </table:table-cell>
          <table:table-cell office:value-type="float" office:value="13.5" calcext:value-type="float">
            <text:p>13,5</text:p>
          </table:table-cell>
          <table:table-cell office:value-type="float" office:value="924.3" calcext:value-type="float">
            <text:p>924,3</text:p>
          </table:table-cell>
          <table:table-cell office:value-type="float" office:value="67.4" calcext:value-type="float">
            <text:p>67,4</text:p>
          </table:table-cell>
          <table:table-cell office:value-type="float" office:value="0.1" calcext:value-type="float">
            <text:p>0,1</text:p>
          </table:table-cell>
          <table:table-cell office:value-type="float" office:value="6.2" calcext:value-type="float">
            <text:p>6,2</text:p>
          </table:table-cell>
          <table:table-cell office:value-type="float" office:value="12.1" calcext:value-type="float">
            <text:p>12,1</text:p>
          </table:table-cell>
          <table:table-cell office:value-type="float" office:value="-208.2" calcext:value-type="float">
            <text:p>-208,2</text:p>
          </table:table-cell>
          <table:table-cell office:value-type="float" office:value="2452.7" calcext:value-type="float">
            <text:p>2452,7</text:p>
          </table:table-cell>
          <table:table-cell table:formula="of:=([.E1096]-[.E1095])/10" office:value-type="float" office:value="-3.2" calcext:value-type="float">
            <text:p>-3,2</text:p>
          </table:table-cell>
          <table:table-cell table:formula="of:=AVERAGE([.P1071:.P1096])" office:value-type="float" office:value="-3.31692307692308" calcext:value-type="float">
            <text:p>-3,32</text:p>
          </table:table-cell>
        </table:table-row>
        <table:table-row table:style-name="ro1">
          <table:table-cell office:value-type="string" calcext:value-type="string">
            <text:p>14:26:55</text:p>
          </table:table-cell>
          <table:table-cell office:value-type="float" office:value="10" calcext:value-type="float">
            <text:p>10</text:p>
          </table:table-cell>
          <table:table-cell office:value-type="float" office:value="48.564247" calcext:value-type="float">
            <text:p>48,564247</text:p>
          </table:table-cell>
          <table:table-cell office:value-type="float" office:value="0.691393" calcext:value-type="float">
            <text:p>0,691393</text:p>
          </table:table-cell>
          <table:table-cell office:value-type="float" office:value="763.1" calcext:value-type="float">
            <text:p>763,1</text:p>
          </table:table-cell>
          <table:table-cell office:value-type="float" office:value="12.8" calcext:value-type="float">
            <text:p>12,8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927.7" calcext:value-type="float">
            <text:p>927,7</text:p>
          </table:table-cell>
          <table:table-cell office:value-type="float" office:value="66.8" calcext:value-type="float">
            <text:p>66,8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2.1" calcext:value-type="float">
            <text:p>12,1</text:p>
          </table:table-cell>
          <table:table-cell office:value-type="float" office:value="-172.4" calcext:value-type="float">
            <text:p>-172,4</text:p>
          </table:table-cell>
          <table:table-cell office:value-type="float" office:value="2452.2" calcext:value-type="float">
            <text:p>2452,2</text:p>
          </table:table-cell>
          <table:table-cell table:formula="of:=([.E1097]-[.E1096])/10" office:value-type="float" office:value="-3.23" calcext:value-type="float">
            <text:p>-3,23</text:p>
          </table:table-cell>
          <table:table-cell table:formula="of:=AVERAGE([.P1072:.P1097])" office:value-type="float" office:value="-3.30769230769231" calcext:value-type="float">
            <text:p>-3,31</text:p>
          </table:table-cell>
        </table:table-row>
        <table:table-row table:style-name="ro1">
          <table:table-cell office:value-type="string" calcext:value-type="string">
            <text:p>14:27:05</text:p>
          </table:table-cell>
          <table:table-cell office:value-type="float" office:value="10" calcext:value-type="float">
            <text:p>10</text:p>
          </table:table-cell>
          <table:table-cell office:value-type="float" office:value="48.564236" calcext:value-type="float">
            <text:p>48,564236</text:p>
          </table:table-cell>
          <table:table-cell office:value-type="float" office:value="0.69119" calcext:value-type="float">
            <text:p>0,69119</text:p>
          </table:table-cell>
          <table:table-cell office:value-type="float" office:value="730.3" calcext:value-type="float">
            <text:p>730,3</text:p>
          </table:table-cell>
          <table:table-cell office:value-type="float" office:value="12.8" calcext:value-type="float">
            <text:p>12,8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931.4" calcext:value-type="float">
            <text:p>931,4</text:p>
          </table:table-cell>
          <table:table-cell office:value-type="float" office:value="67.7" calcext:value-type="float">
            <text:p>67,7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2.1" calcext:value-type="float">
            <text:p>12,1</text:p>
          </table:table-cell>
          <table:table-cell office:value-type="float" office:value="-174.9" calcext:value-type="float">
            <text:p>-174,9</text:p>
          </table:table-cell>
          <table:table-cell office:value-type="float" office:value="2451.8" calcext:value-type="float">
            <text:p>2451,8</text:p>
          </table:table-cell>
          <table:table-cell table:formula="of:=([.E1098]-[.E1097])/10" office:value-type="float" office:value="-3.28000000000001" calcext:value-type="float">
            <text:p>-3,28000000000001</text:p>
          </table:table-cell>
          <table:table-cell table:formula="of:=AVERAGE([.P1073:.P1098])" office:value-type="float" office:value="-3.29807692307692" calcext:value-type="float">
            <text:p>-3,30</text:p>
          </table:table-cell>
        </table:table-row>
        <table:table-row table:style-name="ro1">
          <table:table-cell office:value-type="string" calcext:value-type="string">
            <text:p>14:27:15</text:p>
          </table:table-cell>
          <table:table-cell office:value-type="float" office:value="10" calcext:value-type="float">
            <text:p>10</text:p>
          </table:table-cell>
          <table:table-cell office:value-type="float" office:value="48.564121" calcext:value-type="float">
            <text:p>48,564121</text:p>
          </table:table-cell>
          <table:table-cell office:value-type="float" office:value="0.69059" calcext:value-type="float">
            <text:p>0,69059</text:p>
          </table:table-cell>
          <table:table-cell office:value-type="float" office:value="698.2" calcext:value-type="float">
            <text:p>698,2</text:p>
          </table:table-cell>
          <table:table-cell office:value-type="float" office:value="12.9" calcext:value-type="float">
            <text:p>12,9</text:p>
          </table:table-cell>
          <table:table-cell office:value-type="float" office:value="12.1" calcext:value-type="float">
            <text:p>12,1</text:p>
          </table:table-cell>
          <table:table-cell office:value-type="float" office:value="16" calcext:value-type="float">
            <text:p>16</text:p>
          </table:table-cell>
          <table:table-cell office:value-type="float" office:value="934.9" calcext:value-type="float">
            <text:p>934,9</text:p>
          </table:table-cell>
          <table:table-cell office:value-type="float" office:value="68.3" calcext:value-type="float">
            <text:p>68,3</text:p>
          </table:table-cell>
          <table:table-cell office:value-type="float" office:value="0.1" calcext:value-type="float">
            <text:p>0,1</text:p>
          </table:table-cell>
          <table:table-cell office:value-type="float" office:value="6.1" calcext:value-type="float">
            <text:p>6,1</text:p>
          </table:table-cell>
          <table:table-cell office:value-type="float" office:value="12.1" calcext:value-type="float">
            <text:p>12,1</text:p>
          </table:table-cell>
          <table:table-cell office:value-type="float" office:value="-170.6" calcext:value-type="float">
            <text:p>-170,6</text:p>
          </table:table-cell>
          <table:table-cell office:value-type="float" office:value="2451.3" calcext:value-type="float">
            <text:p>2451,3</text:p>
          </table:table-cell>
          <table:table-cell table:formula="of:=([.E1099]-[.E1098])/10" office:value-type="float" office:value="-3.20999999999999" calcext:value-type="float">
            <text:p>-3,20999999999999</text:p>
          </table:table-cell>
          <table:table-cell table:formula="of:=AVERAGE([.P1074:.P1099])" office:value-type="float" office:value="-3.30038461538461" calcext:value-type="float">
            <text:p>-3,30</text:p>
          </table:table-cell>
        </table:table-row>
        <table:table-row table:style-name="ro1">
          <table:table-cell office:value-type="string" calcext:value-type="string">
            <text:p>14:27:25</text:p>
          </table:table-cell>
          <table:table-cell office:value-type="float" office:value="10" calcext:value-type="float">
            <text:p>10</text:p>
          </table:table-cell>
          <table:table-cell office:value-type="float" office:value="48.564011" calcext:value-type="float">
            <text:p>48,564011</text:p>
          </table:table-cell>
          <table:table-cell office:value-type="float" office:value="0.690412" calcext:value-type="float">
            <text:p>0,690412</text:p>
          </table:table-cell>
          <table:table-cell office:value-type="float" office:value="664.9" calcext:value-type="float">
            <text:p>664,9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,3</text:p>
          </table:table-cell>
          <table:table-cell office:value-type="float" office:value="16.5" calcext:value-type="float">
            <text:p>16,5</text:p>
          </table:table-cell>
          <table:table-cell office:value-type="float" office:value="938.6" calcext:value-type="float">
            <text:p>938,6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1" calcext:value-type="float">
            <text:p>12,1</text:p>
          </table:table-cell>
          <table:table-cell office:value-type="float" office:value="-171.2" calcext:value-type="float">
            <text:p>-171,2</text:p>
          </table:table-cell>
          <table:table-cell office:value-type="float" office:value="2450.8" calcext:value-type="float">
            <text:p>2450,8</text:p>
          </table:table-cell>
          <table:table-cell table:formula="of:=([.E1100]-[.E1099])/10" office:value-type="float" office:value="-3.33000000000001" calcext:value-type="float">
            <text:p>-3,33000000000001</text:p>
          </table:table-cell>
          <table:table-cell table:formula="of:=AVERAGE([.P1075:.P1100])" office:value-type="float" office:value="-3.29961538461538" calcext:value-type="float">
            <text:p>-3,30</text:p>
          </table:table-cell>
        </table:table-row>
        <table:table-row table:style-name="ro1">
          <table:table-cell office:value-type="string" calcext:value-type="string">
            <text:p>14:27:35</text:p>
          </table:table-cell>
          <table:table-cell office:value-type="float" office:value="10" calcext:value-type="float">
            <text:p>10</text:p>
          </table:table-cell>
          <table:table-cell office:value-type="float" office:value="48.563789" calcext:value-type="float">
            <text:p>48,563789</text:p>
          </table:table-cell>
          <table:table-cell office:value-type="float" office:value="0.689997" calcext:value-type="float">
            <text:p>0,689997</text:p>
          </table:table-cell>
          <table:table-cell office:value-type="float" office:value="631.4" calcext:value-type="float">
            <text:p>631,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,3</text:p>
          </table:table-cell>
          <table:table-cell office:value-type="float" office:value="16.2" calcext:value-type="float">
            <text:p>16,2</text:p>
          </table:table-cell>
          <table:table-cell office:value-type="float" office:value="942.3" calcext:value-type="float">
            <text:p>942,3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450.3" calcext:value-type="float">
            <text:p>2450,3</text:p>
          </table:table-cell>
          <table:table-cell table:formula="of:=([.E1101]-[.E1100])/10" office:value-type="float" office:value="-3.35" calcext:value-type="float">
            <text:p>-3,35</text:p>
          </table:table-cell>
          <table:table-cell table:formula="of:=AVERAGE([.P1076:.P1101])" office:value-type="float" office:value="-3.29923076923077" calcext:value-type="float">
            <text:p>-3,30</text:p>
          </table:table-cell>
        </table:table-row>
        <table:table-row table:style-name="ro1">
          <table:table-cell office:value-type="string" calcext:value-type="string">
            <text:p>14:27:45</text:p>
          </table:table-cell>
          <table:table-cell office:value-type="float" office:value="10" calcext:value-type="float">
            <text:p>10</text:p>
          </table:table-cell>
          <table:table-cell office:value-type="float" office:value="48.563705" calcext:value-type="float">
            <text:p>48,563705</text:p>
          </table:table-cell>
          <table:table-cell office:value-type="float" office:value="0.689517" calcext:value-type="float">
            <text:p>0,689517</text:p>
          </table:table-cell>
          <table:table-cell office:value-type="float" office:value="599.2" calcext:value-type="float">
            <text:p>599,2</text:p>
          </table:table-cell>
          <table:table-cell office:value-type="float" office:value="13.1" calcext:value-type="float">
            <text:p>13,1</text:p>
          </table:table-cell>
          <table:table-cell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945.8" calcext:value-type="float">
            <text:p>945,8</text:p>
          </table:table-cell>
          <table:table-cell office:value-type="float" office:value="68.6" calcext:value-type="float">
            <text:p>68,6</text:p>
          </table:table-cell>
          <table:table-cell office:value-type="float" office:value="0.1" calcext:value-type="float">
            <text:p>0,1</text:p>
          </table:table-cell>
          <table:table-cell office:value-type="float" office:value="5.8" calcext:value-type="float">
            <text:p>5,8</text:p>
          </table:table-cell>
          <table:table-cell office:value-type="float" office:value="12.1" calcext:value-type="float">
            <text:p>12,1</text:p>
          </table:table-cell>
          <table:table-cell office:value-type="float" office:value="-176.4" calcext:value-type="float">
            <text:p>-176,4</text:p>
          </table:table-cell>
          <table:table-cell office:value-type="float" office:value="2449.9" calcext:value-type="float">
            <text:p>2449,9</text:p>
          </table:table-cell>
          <table:table-cell table:formula="of:=([.E1102]-[.E1101])/10" office:value-type="float" office:value="-3.21999999999999" calcext:value-type="float">
            <text:p>-3,21999999999999</text:p>
          </table:table-cell>
          <table:table-cell table:formula="of:=AVERAGE([.P1077:.P1102])" office:value-type="float" office:value="-3.29692307692308" calcext:value-type="float">
            <text:p>-3,30</text:p>
          </table:table-cell>
        </table:table-row>
        <table:table-row table:style-name="ro1">
          <table:table-cell office:value-type="string" calcext:value-type="string">
            <text:p>14:27:55</text:p>
          </table:table-cell>
          <table:table-cell office:value-type="float" office:value="10" calcext:value-type="float">
            <text:p>10</text:p>
          </table:table-cell>
          <table:table-cell office:value-type="float" office:value="48.563484" calcext:value-type="float">
            <text:p>48,563484</text:p>
          </table:table-cell>
          <table:table-cell office:value-type="float" office:value="0.68913" calcext:value-type="float">
            <text:p>0,68913</text:p>
          </table:table-cell>
          <table:table-cell office:value-type="float" office:value="565.9" calcext:value-type="float">
            <text:p>565,9</text:p>
          </table:table-cell>
          <table:table-cell office:value-type="float" office:value="13.2" calcext:value-type="float">
            <text:p>13,2</text:p>
          </table:table-cell>
          <table:table-cell office:value-type="float" office:value="12.5" calcext:value-type="float">
            <text:p>12,5</text:p>
          </table:table-cell>
          <table:table-cell office:value-type="float" office:value="15.2" calcext:value-type="float">
            <text:p>15,2</text:p>
          </table:table-cell>
          <table:table-cell office:value-type="float" office:value="949.5" calcext:value-type="float">
            <text:p>949,5</text:p>
          </table:table-cell>
          <table:table-cell office:value-type="float" office:value="69.3" calcext:value-type="float">
            <text:p>69,3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12.1" calcext:value-type="float">
            <text:p>12,1</text:p>
          </table:table-cell>
          <table:table-cell office:value-type="float" office:value="-174" calcext:value-type="float">
            <text:p>-174</text:p>
          </table:table-cell>
          <table:table-cell office:value-type="float" office:value="2449.4" calcext:value-type="float">
            <text:p>2449,4</text:p>
          </table:table-cell>
          <table:table-cell table:formula="of:=([.E1103]-[.E1102])/10" office:value-type="float" office:value="-3.33000000000001" calcext:value-type="float">
            <text:p>-3,33000000000001</text:p>
          </table:table-cell>
          <table:table-cell table:formula="of:=AVERAGE([.P1078:.P1103])" office:value-type="float" office:value="-3.29846153846154" calcext:value-type="float">
            <text:p>-3,30</text:p>
          </table:table-cell>
        </table:table-row>
        <table:table-row table:style-name="ro1">
          <table:table-cell office:value-type="string" calcext:value-type="string">
            <text:p>14:28:05</text:p>
          </table:table-cell>
          <table:table-cell office:value-type="float" office:value="10" calcext:value-type="float">
            <text:p>10</text:p>
          </table:table-cell>
          <table:table-cell office:value-type="float" office:value="48.563347" calcext:value-type="float">
            <text:p>48,563347</text:p>
          </table:table-cell>
          <table:table-cell office:value-type="float" office:value="0.688865" calcext:value-type="float">
            <text:p>0,688865</text:p>
          </table:table-cell>
          <table:table-cell office:value-type="float" office:value="533" calcext:value-type="float">
            <text:p>533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953.2" calcext:value-type="float">
            <text:p>953,2</text:p>
          </table:table-cell>
          <table:table-cell office:value-type="float" office:value="69.2" calcext:value-type="float">
            <text:p>69,2</text:p>
          </table:table-cell>
          <table:table-cell office:value-type="float" office:value="0.1" calcext:value-type="float">
            <text:p>0,1</text:p>
          </table:table-cell>
          <table:table-cell office:value-type="float" office:value="5.4" calcext:value-type="float">
            <text:p>5,4</text:p>
          </table:table-cell>
          <table:table-cell office:value-type="float" office:value="12.1" calcext:value-type="float">
            <text:p>12,1</text:p>
          </table:table-cell>
          <table:table-cell office:value-type="float" office:value="-171.6" calcext:value-type="float">
            <text:p>-171,6</text:p>
          </table:table-cell>
          <table:table-cell office:value-type="float" office:value="2448.8" calcext:value-type="float">
            <text:p>2448,8</text:p>
          </table:table-cell>
          <table:table-cell table:formula="of:=([.E1104]-[.E1103])/10" office:value-type="float" office:value="-3.29" calcext:value-type="float">
            <text:p>-3,29</text:p>
          </table:table-cell>
          <table:table-cell table:formula="of:=AVERAGE([.P1079:.P1104])" office:value-type="float" office:value="-3.29961538461539" calcext:value-type="float">
            <text:p>-3,30</text:p>
          </table:table-cell>
        </table:table-row>
        <table:table-row table:style-name="ro1">
          <table:table-cell office:value-type="string" calcext:value-type="string">
            <text:p>14:28:15</text:p>
          </table:table-cell>
          <table:table-cell office:value-type="float" office:value="10" calcext:value-type="float">
            <text:p>10</text:p>
          </table:table-cell>
          <table:table-cell office:value-type="float" office:value="48.563202" calcext:value-type="float">
            <text:p>48,563202</text:p>
          </table:table-cell>
          <table:table-cell office:value-type="float" office:value="0.688542" calcext:value-type="float">
            <text:p>0,688542</text:p>
          </table:table-cell>
          <table:table-cell office:value-type="float" office:value="497.9" calcext:value-type="float">
            <text:p>497,9</text:p>
          </table:table-cell>
          <table:table-cell office:value-type="float" office:value="13.4" calcext:value-type="float">
            <text:p>13,4</text:p>
          </table:table-cell>
          <table:table-cell office:value-type="float" office:value="12.7" calcext:value-type="float">
            <text:p>12,7</text:p>
          </table:table-cell>
          <table:table-cell office:value-type="float" office:value="17.2" calcext:value-type="float">
            <text:p>17,2</text:p>
          </table:table-cell>
          <table:table-cell office:value-type="float" office:value="957.3" calcext:value-type="float">
            <text:p>957,3</text:p>
          </table:table-cell>
          <table:table-cell office:value-type="float" office:value="71.3" calcext:value-type="float">
            <text:p>71,3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12.1" calcext:value-type="float">
            <text:p>12,1</text:p>
          </table:table-cell>
          <table:table-cell office:value-type="float" office:value="-174.1" calcext:value-type="float">
            <text:p>-174,1</text:p>
          </table:table-cell>
          <table:table-cell office:value-type="float" office:value="2448.3" calcext:value-type="float">
            <text:p>2448,3</text:p>
          </table:table-cell>
          <table:table-cell table:formula="of:=([.E1105]-[.E1104])/10" office:value-type="float" office:value="-3.51" calcext:value-type="float">
            <text:p>-3,51</text:p>
          </table:table-cell>
          <table:table-cell table:formula="of:=AVERAGE([.P1080:.P1105])" office:value-type="float" office:value="-3.30615384615385" calcext:value-type="float">
            <text:p>-3,31</text:p>
          </table:table-cell>
        </table:table-row>
        <table:table-row table:style-name="ro1">
          <table:table-cell office:value-type="string" calcext:value-type="string">
            <text:p>14:28:25</text:p>
          </table:table-cell>
          <table:table-cell office:value-type="float" office:value="10" calcext:value-type="float">
            <text:p>10</text:p>
          </table:table-cell>
          <table:table-cell office:value-type="float" office:value="48.562866" calcext:value-type="float">
            <text:p>48,562866</text:p>
          </table:table-cell>
          <table:table-cell office:value-type="float" office:value="0.68815" calcext:value-type="float">
            <text:p>0,68815</text:p>
          </table:table-cell>
          <table:table-cell office:value-type="float" office:value="465" calcext:value-type="float">
            <text:p>465</text:p>
          </table:table-cell>
          <table:table-cell office:value-type="float" office:value="13.5" calcext:value-type="float">
            <text:p>13,5</text:p>
          </table:table-cell>
          <table:table-cell office:value-type="float" office:value="12.8" calcext:value-type="float">
            <text:p>12,8</text:p>
          </table:table-cell>
          <table:table-cell office:value-type="float" office:value="17.5" calcext:value-type="float">
            <text:p>17,5</text:p>
          </table:table-cell>
          <table:table-cell office:value-type="float" office:value="960.9" calcext:value-type="float">
            <text:p>960,9</text:p>
          </table:table-cell>
          <table:table-cell office:value-type="float" office:value="72.2" calcext:value-type="float">
            <text:p>72,2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1" calcext:value-type="float">
            <text:p>12,1</text:p>
          </table:table-cell>
          <table:table-cell office:value-type="float" office:value="-170.9" calcext:value-type="float">
            <text:p>-170,9</text:p>
          </table:table-cell>
          <table:table-cell office:value-type="float" office:value="2447.8" calcext:value-type="float">
            <text:p>2447,8</text:p>
          </table:table-cell>
          <table:table-cell table:formula="of:=([.E1106]-[.E1105])/10" office:value-type="float" office:value="-3.29" calcext:value-type="float">
            <text:p>-3,29</text:p>
          </table:table-cell>
          <table:table-cell table:formula="of:=AVERAGE([.P1081:.P1106])" office:value-type="float" office:value="-3.30961538461538" calcext:value-type="float">
            <text:p>-3,31</text:p>
          </table:table-cell>
        </table:table-row>
        <table:table-row table:style-name="ro1">
          <table:table-cell office:value-type="string" calcext:value-type="string">
            <text:p>14:28:35</text:p>
          </table:table-cell>
          <table:table-cell office:value-type="float" office:value="10" calcext:value-type="float">
            <text:p>10</text:p>
          </table:table-cell>
          <table:table-cell office:value-type="float" office:value="48.562771" calcext:value-type="float">
            <text:p>48,562771</text:p>
          </table:table-cell>
          <table:table-cell office:value-type="float" office:value="0.687847" calcext:value-type="float">
            <text:p>0,687847</text:p>
          </table:table-cell>
          <table:table-cell office:value-type="float" office:value="429.1" calcext:value-type="float">
            <text:p>429,1</text:p>
          </table:table-cell>
          <table:table-cell office:value-type="float" office:value="13.5" calcext:value-type="float">
            <text:p>13,5</text:p>
          </table:table-cell>
          <table:table-cell office:value-type="float" office:value="12.9" calcext:value-type="float">
            <text:p>12,9</text:p>
          </table:table-cell>
          <table:table-cell office:value-type="float" office:value="18" calcext:value-type="float">
            <text:p>18</text:p>
          </table:table-cell>
          <table:table-cell office:value-type="float" office:value="965" calcext:value-type="float">
            <text:p>965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12.1" calcext:value-type="float">
            <text:p>12,1</text:p>
          </table:table-cell>
          <table:table-cell office:value-type="float" office:value="-176" calcext:value-type="float">
            <text:p>-176</text:p>
          </table:table-cell>
          <table:table-cell office:value-type="float" office:value="2447.3" calcext:value-type="float">
            <text:p>2447,3</text:p>
          </table:table-cell>
          <table:table-cell table:formula="of:=([.E1107]-[.E1106])/10" office:value-type="float" office:value="-3.59" calcext:value-type="float">
            <text:p>-3,59</text:p>
          </table:table-cell>
          <table:table-cell table:formula="of:=AVERAGE([.P1082:.P1107])" office:value-type="float" office:value="-3.32807692307692" calcext:value-type="float">
            <text:p>-3,33</text:p>
          </table:table-cell>
        </table:table-row>
        <table:table-row table:style-name="ro1">
          <table:table-cell office:value-type="string" calcext:value-type="string">
            <text:p>14:28:45</text:p>
          </table:table-cell>
          <table:table-cell office:value-type="float" office:value="10" calcext:value-type="float">
            <text:p>10</text:p>
          </table:table-cell>
          <table:table-cell office:value-type="float" office:value="48.562672" calcext:value-type="float">
            <text:p>48,562672</text:p>
          </table:table-cell>
          <table:table-cell office:value-type="float" office:value="0.687223" calcext:value-type="float">
            <text:p>0,687223</text:p>
          </table:table-cell>
          <table:table-cell office:value-type="float" office:value="396" calcext:value-type="float">
            <text:p>396</text:p>
          </table:table-cell>
          <table:table-cell office:value-type="float" office:value="13.6" calcext:value-type="float">
            <text:p>13,6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,8</text:p>
          </table:table-cell>
          <table:table-cell office:value-type="float" office:value="968.8" calcext:value-type="float">
            <text:p>968,8</text:p>
          </table:table-cell>
          <table:table-cell office:value-type="float" office:value="72.6" calcext:value-type="float">
            <text:p>72,6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1" calcext:value-type="float">
            <text:p>12,1</text:p>
          </table:table-cell>
          <table:table-cell office:value-type="float" office:value="-194" calcext:value-type="float">
            <text:p>-194</text:p>
          </table:table-cell>
          <table:table-cell office:value-type="float" office:value="2446.8" calcext:value-type="float">
            <text:p>2446,8</text:p>
          </table:table-cell>
          <table:table-cell table:formula="of:=([.E1108]-[.E1107])/10" office:value-type="float" office:value="-3.31" calcext:value-type="float">
            <text:p>-3,31</text:p>
          </table:table-cell>
          <table:table-cell table:formula="of:=AVERAGE([.P1083:.P1108])" office:value-type="float" office:value="-3.33384615384615" calcext:value-type="float">
            <text:p>-3,33</text:p>
          </table:table-cell>
        </table:table-row>
        <table:table-row table:style-name="ro1">
          <table:table-cell office:value-type="string" calcext:value-type="string">
            <text:p>14:28:55</text:p>
          </table:table-cell>
          <table:table-cell office:value-type="float" office:value="10" calcext:value-type="float">
            <text:p>10</text:p>
          </table:table-cell>
          <table:table-cell office:value-type="float" office:value="48.562603" calcext:value-type="float">
            <text:p>48,562603</text:p>
          </table:table-cell>
          <table:table-cell office:value-type="float" office:value="0.68692" calcext:value-type="float">
            <text:p>0,68692</text:p>
          </table:table-cell>
          <table:table-cell office:value-type="float" office:value="366.7" calcext:value-type="float">
            <text:p>366,7</text:p>
          </table:table-cell>
          <table:table-cell office:value-type="float" office:value="13.8" calcext:value-type="float">
            <text:p>13,8</text:p>
          </table:table-cell>
          <table:table-cell office:value-type="float" office:value="13.1" calcext:value-type="float">
            <text:p>13,1</text:p>
          </table:table-cell>
          <table:table-cell office:value-type="float" office:value="18.5" calcext:value-type="float">
            <text:p>18,5</text:p>
          </table:table-cell>
          <table:table-cell office:value-type="float" office:value="972.1" calcext:value-type="float">
            <text:p>972,1</text:p>
          </table:table-cell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office:value-type="float" office:value="5.1" calcext:value-type="float">
            <text:p>5,1</text:p>
          </table:table-cell>
          <table:table-cell office:value-type="float" office:value="12.1" calcext:value-type="float">
            <text:p>12,1</text:p>
          </table:table-cell>
          <table:table-cell office:value-type="float" office:value="-172.3" calcext:value-type="float">
            <text:p>-172,3</text:p>
          </table:table-cell>
          <table:table-cell office:value-type="float" office:value="2446.3" calcext:value-type="float">
            <text:p>2446,3</text:p>
          </table:table-cell>
          <table:table-cell table:formula="of:=([.E1109]-[.E1108])/10" office:value-type="float" office:value="-2.93" calcext:value-type="float">
            <text:p>-2,93</text:p>
          </table:table-cell>
          <table:table-cell table:formula="of:=AVERAGE([.P1084:.P1109])" office:value-type="float" office:value="-3.32807692307692" calcext:value-type="float">
            <text:p>-3,33</text:p>
          </table:table-cell>
        </table:table-row>
        <table:table-row table:style-name="ro1">
          <table:table-cell office:value-type="string" calcext:value-type="string">
            <text:p>14:29:05</text:p>
          </table:table-cell>
          <table:table-cell office:value-type="float" office:value="10" calcext:value-type="float">
            <text:p>10</text:p>
          </table:table-cell>
          <table:table-cell office:value-type="float" office:value="48.562649" calcext:value-type="float">
            <text:p>48,562649</text:p>
          </table:table-cell>
          <table:table-cell office:value-type="float" office:value="0.686367" calcext:value-type="float">
            <text:p>0,686367</text:p>
          </table:table-cell>
          <table:table-cell office:value-type="float" office:value="337.7" calcext:value-type="float">
            <text:p>337,7</text:p>
          </table:table-cell>
          <table:table-cell office:value-type="float" office:value="13.8" calcext:value-type="float">
            <text:p>13,8</text:p>
          </table:table-cell>
          <table:table-cell office:value-type="float" office:value="13.2" calcext:value-type="float">
            <text:p>13,2</text:p>
          </table:table-cell>
          <table:table-cell office:value-type="float" office:value="19" calcext:value-type="float">
            <text:p>19</text:p>
          </table:table-cell>
          <table:table-cell office:value-type="float" office:value="975.5" calcext:value-type="float">
            <text:p>975,5</text:p>
          </table:table-cell>
          <table:table-cell office:value-type="float" office:value="74.6" calcext:value-type="float">
            <text:p>74,6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1" calcext:value-type="float">
            <text:p>12,1</text:p>
          </table:table-cell>
          <table:table-cell office:value-type="float" office:value="-175.3" calcext:value-type="float">
            <text:p>-175,3</text:p>
          </table:table-cell>
          <table:table-cell office:value-type="float" office:value="2445.8" calcext:value-type="float">
            <text:p>2445,8</text:p>
          </table:table-cell>
          <table:table-cell table:formula="of:=([.E1110]-[.E1109])/10" office:value-type="float" office:value="-2.9" calcext:value-type="float">
            <text:p>-2,9</text:p>
          </table:table-cell>
          <table:table-cell table:formula="of:=AVERAGE([.P1085:.P1110])" office:value-type="float" office:value="-3.30692307692308" calcext:value-type="float">
            <text:p>-3,31</text:p>
          </table:table-cell>
        </table:table-row>
        <table:table-row table:style-name="ro1">
          <table:table-cell office:value-type="string" calcext:value-type="string">
            <text:p>14:29:15</text:p>
          </table:table-cell>
          <table:table-cell office:value-type="float" office:value="10" calcext:value-type="float">
            <text:p>10</text:p>
          </table:table-cell>
          <table:table-cell office:value-type="float" office:value="48.562683" calcext:value-type="float">
            <text:p>48,562683</text:p>
          </table:table-cell>
          <table:table-cell office:value-type="float" office:value="0.686158" calcext:value-type="float">
            <text:p>0,686158</text:p>
          </table:table-cell>
          <table:table-cell office:value-type="float" office:value="302.7" calcext:value-type="float">
            <text:p>302,7</text:p>
          </table:table-cell>
          <table:table-cell office:value-type="float" office:value="13.9" calcext:value-type="float">
            <text:p>13,9</text:p>
          </table:table-cell>
          <table:table-cell office:value-type="float" office:value="13.3" calcext:value-type="float">
            <text:p>13,3</text:p>
          </table:table-cell>
          <table:table-cell office:value-type="float" office:value="19" calcext:value-type="float">
            <text:p>19</text:p>
          </table:table-cell>
          <table:table-cell office:value-type="float" office:value="979.5" calcext:value-type="float">
            <text:p>979,5</text:p>
          </table:table-cell>
          <table:table-cell office:value-type="float" office:value="73.8" calcext:value-type="float">
            <text:p>73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12.1" calcext:value-type="float">
            <text:p>12,1</text:p>
          </table:table-cell>
          <table:table-cell office:value-type="float" office:value="-176.7" calcext:value-type="float">
            <text:p>-176,7</text:p>
          </table:table-cell>
          <table:table-cell office:value-type="float" office:value="2445.3" calcext:value-type="float">
            <text:p>2445,3</text:p>
          </table:table-cell>
          <table:table-cell table:formula="of:=([.E1111]-[.E1110])/10" office:value-type="float" office:value="-3.5" calcext:value-type="float">
            <text:p>-3,5</text:p>
          </table:table-cell>
          <table:table-cell table:formula="of:=AVERAGE([.P1086:.P1111])" office:value-type="float" office:value="-3.30961538461539" calcext:value-type="float">
            <text:p>-3,31</text:p>
          </table:table-cell>
        </table:table-row>
        <table:table-row table:style-name="ro1">
          <table:table-cell office:value-type="string" calcext:value-type="string">
            <text:p>14:29:25</text:p>
          </table:table-cell>
          <table:table-cell office:value-type="float" office:value="10" calcext:value-type="float">
            <text:p>10</text:p>
          </table:table-cell>
          <table:table-cell office:value-type="float" office:value="48.562679" calcext:value-type="float">
            <text:p>48,562679</text:p>
          </table:table-cell>
          <table:table-cell office:value-type="float" office:value="0.686028" calcext:value-type="float">
            <text:p>0,686028</text:p>
          </table:table-cell>
          <table:table-cell office:value-type="float" office:value="274.2" calcext:value-type="float">
            <text:p>274,2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,4</text:p>
          </table:table-cell>
          <table:table-cell office:value-type="float" office:value="20" calcext:value-type="float">
            <text:p>20</text:p>
          </table:table-cell>
          <table:table-cell office:value-type="float" office:value="982.7" calcext:value-type="float">
            <text:p>982,7</text:p>
          </table:table-cell>
          <table:table-cell office:value-type="float" office:value="74.8" calcext:value-type="float">
            <text:p>74,8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12.1" calcext:value-type="float">
            <text:p>12,1</text:p>
          </table:table-cell>
          <table:table-cell office:value-type="float" office:value="-175.2" calcext:value-type="float">
            <text:p>-175,2</text:p>
          </table:table-cell>
          <table:table-cell office:value-type="float" office:value="2444.8" calcext:value-type="float">
            <text:p>2444,8</text:p>
          </table:table-cell>
          <table:table-cell table:formula="of:=([.E1112]-[.E1111])/10" office:value-type="float" office:value="-2.85" calcext:value-type="float">
            <text:p>-2,85</text:p>
          </table:table-cell>
          <table:table-cell table:formula="of:=AVERAGE([.P1087:.P1112])" office:value-type="float" office:value="-3.28538461538462" calcext:value-type="float">
            <text:p>-3,29</text:p>
          </table:table-cell>
        </table:table-row>
        <table:table-row table:style-name="ro1">
          <table:table-cell office:value-type="string" calcext:value-type="string">
            <text:p>14:29:35</text:p>
          </table:table-cell>
          <table:table-cell office:value-type="float" office:value="10" calcext:value-type="float">
            <text:p>10</text:p>
          </table:table-cell>
          <table:table-cell office:value-type="float" office:value="48.562534" calcext:value-type="float">
            <text:p>48,562534</text:p>
          </table:table-cell>
          <table:table-cell office:value-type="float" office:value="0.685498" calcext:value-type="float">
            <text:p>0,685498</text:p>
          </table:table-cell>
          <table:table-cell office:value-type="float" office:value="244.4" calcext:value-type="float">
            <text:p>244,4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,4</text:p>
          </table:table-cell>
          <table:table-cell office:value-type="float" office:value="20" calcext:value-type="float">
            <text:p>20</text:p>
          </table:table-cell>
          <table:table-cell office:value-type="float" office:value="986.1" calcext:value-type="float">
            <text:p>986,1</text:p>
          </table:table-cell>
          <table:table-cell office:value-type="float" office:value="73.5" calcext:value-type="float">
            <text:p>73,5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1" calcext:value-type="float">
            <text:p>12,1</text:p>
          </table:table-cell>
          <table:table-cell office:value-type="float" office:value="-172.1" calcext:value-type="float">
            <text:p>-172,1</text:p>
          </table:table-cell>
          <table:table-cell office:value-type="float" office:value="2444.4" calcext:value-type="float">
            <text:p>2444,4</text:p>
          </table:table-cell>
          <table:table-cell table:formula="of:=([.E1113]-[.E1112])/10" office:value-type="float" office:value="-2.98" calcext:value-type="float">
            <text:p>-2,98</text:p>
          </table:table-cell>
          <table:table-cell table:formula="of:=AVERAGE([.P1088:.P1113])" office:value-type="float" office:value="-3.26615384615385" calcext:value-type="float">
            <text:p>-3,27</text:p>
          </table:table-cell>
        </table:table-row>
        <table:table-row table:style-name="ro1">
          <table:table-cell office:value-type="string" calcext:value-type="string">
            <text:p>14:29:4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2" calcext:value-type="float">
            <text:p>0,685342</text:p>
          </table:table-cell>
          <table:table-cell office:value-type="float" office:value="231" calcext:value-type="float">
            <text:p>231</text:p>
          </table:table-cell>
          <table:table-cell office:value-type="float" office:value="14.1" calcext:value-type="float">
            <text:p>14,1</text:p>
          </table:table-cell>
          <table:table-cell office:value-type="float" office:value="13.6" calcext:value-type="float">
            <text:p>13,6</text:p>
          </table:table-cell>
          <table:table-cell office:value-type="float" office:value="22" calcext:value-type="float">
            <text:p>22</text:p>
          </table:table-cell>
          <table:table-cell office:value-type="float" office:value="988" calcext:value-type="float">
            <text:p>988</text:p>
          </table:table-cell>
          <table:table-cell office:value-type="float" office:value="73.7" calcext:value-type="float">
            <text:p>73,7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12.1" calcext:value-type="float">
            <text:p>12,1</text:p>
          </table:table-cell>
          <table:table-cell office:value-type="float" office:value="-165.5" calcext:value-type="float">
            <text:p>-165,5</text:p>
          </table:table-cell>
          <table:table-cell office:value-type="float" office:value="2443.9" calcext:value-type="float">
            <text:p>2443,9</text:p>
          </table:table-cell>
          <table:table-cell table:formula="of:=([.E1114]-[.E1113])/10" office:value-type="float" office:value="-1.34" calcext:value-type="float">
            <text:p>-1,34</text:p>
          </table:table-cell>
          <table:table-cell table:formula="of:=AVERAGE([.P1089:.P1114])" office:value-type="float" office:value="-3.18384615384615" calcext:value-type="float">
            <text:p>-3,18</text:p>
          </table:table-cell>
        </table:table-row>
        <table:table-row table:style-name="ro1">
          <table:table-cell office:value-type="string" calcext:value-type="string">
            <text:p>14:29:55</text:p>
          </table:table-cell>
          <table:table-cell office:value-type="float" office:value="10" calcext:value-type="float">
            <text:p>10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2" calcext:value-type="float">
            <text:p>0,685342</text:p>
          </table:table-cell>
          <table:table-cell office:value-type="float" office:value="231" calcext:value-type="float">
            <text:p>231</text:p>
          </table:table-cell>
          <table:table-cell office:value-type="float" office:value="14.1" calcext:value-type="float">
            <text:p>14,1</text:p>
          </table:table-cell>
          <table:table-cell office:value-type="float" office:value="13.6" calcext:value-type="float">
            <text:p>13,6</text:p>
          </table:table-cell>
          <table:table-cell office:value-type="float" office:value="22.5" calcext:value-type="float">
            <text:p>22,5</text:p>
          </table:table-cell>
          <table:table-cell office:value-type="float" office:value="988" calcext:value-type="float">
            <text:p>988</text:p>
          </table:table-cell>
          <table:table-cell office:value-type="float" office:value="73.3" calcext:value-type="float">
            <text:p>73,3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12.1" calcext:value-type="float">
            <text:p>12,1</text:p>
          </table:table-cell>
          <table:table-cell office:value-type="float" office:value="-166.6" calcext:value-type="float">
            <text:p>-166,6</text:p>
          </table:table-cell>
          <table:table-cell office:value-type="float" office:value="2443.4" calcext:value-type="float">
            <text:p>2443,4</text:p>
          </table:table-cell>
          <table:table-cell table:formula="of:=([.E1115]-[.E1114])/10" office:value-type="float" office:value="0" calcext:value-type="float">
            <text:p>0</text:p>
          </table:table-cell>
          <table:table-cell table:formula="of:=AVERAGE([.P1090:.P1115])" office:value-type="float" office:value="-3.05076923076923" calcext:value-type="float">
            <text:p>-3,05</text:p>
          </table:table-cell>
        </table:table-row>
        <table:table-row table:style-name="ro1">
          <table:table-cell office:value-type="string" calcext:value-type="string">
            <text:p>14:30:05</text:p>
          </table:table-cell>
          <table:table-cell office:value-type="float" office:value="10" calcext:value-type="float">
            <text:p>10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2" calcext:value-type="float">
            <text:p>0,685342</text:p>
          </table:table-cell>
          <table:table-cell office:value-type="float" office:value="230.9" calcext:value-type="float">
            <text:p>230,9</text:p>
          </table:table-cell>
          <table:table-cell office:value-type="float" office:value="14.2" calcext:value-type="float">
            <text:p>14,2</text:p>
          </table:table-cell>
          <table:table-cell office:value-type="float" office:value="13.7" calcext:value-type="float">
            <text:p>13,7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72.7" calcext:value-type="float">
            <text:p>72,7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2.1" calcext:value-type="float">
            <text:p>12,1</text:p>
          </table:table-cell>
          <table:table-cell office:value-type="float" office:value="-171.5" calcext:value-type="float">
            <text:p>-171,5</text:p>
          </table:table-cell>
          <table:table-cell office:value-type="float" office:value="2442.8" calcext:value-type="float">
            <text:p>2442,8</text:p>
          </table:table-cell>
          <table:table-cell table:formula="of:=([.E1116]-[.E1115])/10" office:value-type="float" office:value="-0.00999999999999943" calcext:value-type="float">
            <text:p>-0,009999999999999</text:p>
          </table:table-cell>
          <table:table-cell table:formula="of:=AVERAGE([.P1091:.P1116])" office:value-type="float" office:value="-2.92076923076923" calcext:value-type="float">
            <text:p>-2,92</text:p>
          </table:table-cell>
        </table:table-row>
        <table:table-row table:style-name="ro1">
          <table:table-cell office:value-type="string" calcext:value-type="string">
            <text:p>14:30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2" calcext:value-type="float">
            <text:p>0,685342</text:p>
          </table:table-cell>
          <table:table-cell office:value-type="float" office:value="230.9" calcext:value-type="float">
            <text:p>230,9</text:p>
          </table:table-cell>
          <table:table-cell office:value-type="float" office:value="14.4" calcext:value-type="float">
            <text:p>14,4</text:p>
          </table:table-cell>
          <table:table-cell office:value-type="float" office:value="13.8" calcext:value-type="float">
            <text:p>13,8</text:p>
          </table:table-cell>
          <table:table-cell office:value-type="float" office:value="22.8" calcext:value-type="float">
            <text:p>22,8</text:p>
          </table:table-cell>
          <table:table-cell office:value-type="float" office:value="987.9" calcext:value-type="float">
            <text:p>987,9</text:p>
          </table:table-cell>
          <table:table-cell office:value-type="float" office:value="72.2" calcext:value-type="float">
            <text:p>72,2</text:p>
          </table:table-cell>
          <table:table-cell office:value-type="float" office:value="0.1" calcext:value-type="float">
            <text:p>0,1</text:p>
          </table:table-cell>
          <table:table-cell office:value-type="float" office:value="4.3" calcext:value-type="float">
            <text:p>4,3</text:p>
          </table:table-cell>
          <table:table-cell office:value-type="float" office:value="12.1" calcext:value-type="float">
            <text:p>12,1</text:p>
          </table:table-cell>
          <table:table-cell office:value-type="float" office:value="-168.6" calcext:value-type="float">
            <text:p>-168,6</text:p>
          </table:table-cell>
          <table:table-cell office:value-type="float" office:value="2442.3" calcext:value-type="float">
            <text:p>2442,3</text:p>
          </table:table-cell>
          <table:table-cell table:formula="of:=([.E1117]-[.E1116])/10" office:value-type="float" office:value="0" calcext:value-type="float">
            <text:p>0</text:p>
          </table:table-cell>
          <table:table-cell table:formula="of:=AVERAGE([.P1092:.P1117])" office:value-type="float" office:value="-2.79653846153846" calcext:value-type="float">
            <text:p>-2,80</text:p>
          </table:table-cell>
        </table:table-row>
        <table:table-row table:style-name="ro1">
          <table:table-cell office:value-type="string" calcext:value-type="string">
            <text:p>14:30:2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2" calcext:value-type="float">
            <text:p>0,685342</text:p>
          </table:table-cell>
          <table:table-cell office:value-type="float" office:value="230.9" calcext:value-type="float">
            <text:p>230,9</text:p>
          </table:table-cell>
          <table:table-cell office:value-type="float" office:value="14.4" calcext:value-type="float">
            <text:p>14,4</text:p>
          </table:table-cell>
          <table:table-cell office:value-type="float" office:value="13.9" calcext:value-type="float">
            <text:p>13,9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71.7" calcext:value-type="float">
            <text:p>71,7</text:p>
          </table:table-cell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office:value-type="float" office:value="12.1" calcext:value-type="float">
            <text:p>12,1</text:p>
          </table:table-cell>
          <table:table-cell office:value-type="float" office:value="-171.8" calcext:value-type="float">
            <text:p>-171,8</text:p>
          </table:table-cell>
          <table:table-cell office:value-type="float" office:value="2441.8" calcext:value-type="float">
            <text:p>2441,8</text:p>
          </table:table-cell>
          <table:table-cell table:formula="of:=([.E1118]-[.E1117])/10" office:value-type="float" office:value="0" calcext:value-type="float">
            <text:p>0</text:p>
          </table:table-cell>
          <table:table-cell table:formula="of:=AVERAGE([.P1093:.P1118])" office:value-type="float" office:value="-2.675" calcext:value-type="float">
            <text:p>-2,68</text:p>
          </table:table-cell>
        </table:table-row>
        <table:table-row table:style-name="ro1">
          <table:table-cell office:value-type="string" calcext:value-type="string">
            <text:p>14:30:3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5" calcext:value-type="float">
            <text:p>14,5</text:p>
          </table:table-cell>
          <table:table-cell office:value-type="float" office:value="14" calcext:value-type="float">
            <text:p>14</text:p>
          </table:table-cell>
          <table:table-cell office:value-type="float" office:value="23.2" calcext:value-type="float">
            <text:p>23,2</text:p>
          </table:table-cell>
          <table:table-cell office:value-type="float" office:value="988" calcext:value-type="float">
            <text:p>988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</text:p>
          </table:table-cell>
          <table:table-cell office:value-type="float" office:value="-166" calcext:value-type="float">
            <text:p>-166</text:p>
          </table:table-cell>
          <table:table-cell office:value-type="float" office:value="2441.4" calcext:value-type="float">
            <text:p>2441,4</text:p>
          </table:table-cell>
          <table:table-cell table:formula="of:=([.E1119]-[.E1118])/10" office:value-type="float" office:value="0" calcext:value-type="float">
            <text:p>0</text:p>
          </table:table-cell>
          <table:table-cell table:formula="of:=AVERAGE([.P1094:.P1119])" office:value-type="float" office:value="-2.54730769230769" calcext:value-type="float">
            <text:p>-2,55</text:p>
          </table:table-cell>
        </table:table-row>
        <table:table-row table:style-name="ro1">
          <table:table-cell office:value-type="string" calcext:value-type="string">
            <text:p>14:30:4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5" calcext:value-type="float">
            <text:p>14,5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,2</text:p>
          </table:table-cell>
          <table:table-cell office:value-type="float" office:value="987.9" calcext:value-type="float">
            <text:p>987,9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</text:p>
          </table:table-cell>
          <table:table-cell office:value-type="float" office:value="-192.4" calcext:value-type="float">
            <text:p>-192,4</text:p>
          </table:table-cell>
          <table:table-cell office:value-type="float" office:value="2440.9" calcext:value-type="float">
            <text:p>2440,9</text:p>
          </table:table-cell>
          <table:table-cell table:formula="of:=([.E1120]-[.E1119])/10" office:value-type="float" office:value="0" calcext:value-type="float">
            <text:p>0</text:p>
          </table:table-cell>
          <table:table-cell table:formula="of:=AVERAGE([.P1095:.P1120])" office:value-type="float" office:value="-2.41923076923077" calcext:value-type="float">
            <text:p>-2,42</text:p>
          </table:table-cell>
        </table:table-row>
        <table:table-row table:style-name="ro1">
          <table:table-cell office:value-type="string" calcext:value-type="string">
            <text:p>14:30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6" calcext:value-type="float">
            <text:p>14,6</text:p>
          </table:table-cell>
          <table:table-cell office:value-type="float" office:value="14.1" calcext:value-type="float">
            <text:p>14,1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40.4" calcext:value-type="float">
            <text:p>2440,4</text:p>
          </table:table-cell>
          <table:table-cell table:formula="of:=([.E1121]-[.E1120])/10" office:value-type="float" office:value="0" calcext:value-type="float">
            <text:p>0</text:p>
          </table:table-cell>
          <table:table-cell table:formula="of:=AVERAGE([.P1096:.P1121])" office:value-type="float" office:value="-2.29423076923077" calcext:value-type="float">
            <text:p>-2,29</text:p>
          </table:table-cell>
        </table:table-row>
        <table:table-row table:style-name="ro1">
          <table:table-cell office:value-type="string" calcext:value-type="string">
            <text:p>14:31:05</text:p>
          </table:table-cell>
          <table:table-cell office:value-type="float" office:value="10" calcext:value-type="float">
            <text:p>10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6" calcext:value-type="float">
            <text:p>14,6</text:p>
          </table:table-cell>
          <table:table-cell office:value-type="float" office:value="14.2" calcext:value-type="float">
            <text:p>14,2</text:p>
          </table:table-cell>
          <table:table-cell office:value-type="float" office:value="22.2" calcext:value-type="float">
            <text:p>22,2</text:p>
          </table:table-cell>
          <table:table-cell office:value-type="float" office:value="988" calcext:value-type="float">
            <text:p>988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office:value-type="float" office:value="3.8" calcext:value-type="float">
            <text:p>3,8</text:p>
          </table:table-cell>
          <table:table-cell office:value-type="float" office:value="12.1" calcext:value-type="float">
            <text:p>12,1</text:p>
          </table:table-cell>
          <table:table-cell office:value-type="float" office:value="-171.1" calcext:value-type="float">
            <text:p>-171,1</text:p>
          </table:table-cell>
          <table:table-cell office:value-type="float" office:value="2439.9" calcext:value-type="float">
            <text:p>2439,9</text:p>
          </table:table-cell>
          <table:table-cell table:formula="of:=([.E1122]-[.E1121])/10" office:value-type="float" office:value="0" calcext:value-type="float">
            <text:p>0</text:p>
          </table:table-cell>
          <table:table-cell table:formula="of:=AVERAGE([.P1097:.P1122])" office:value-type="float" office:value="-2.17115384615385" calcext:value-type="float">
            <text:p>-2,17</text:p>
          </table:table-cell>
        </table:table-row>
        <table:table-row table:style-name="ro1">
          <table:table-cell office:value-type="string" calcext:value-type="string">
            <text:p>14:31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8" calcext:value-type="float">
            <text:p>14,8</text:p>
          </table:table-cell>
          <table:table-cell office:value-type="float" office:value="14.3" calcext:value-type="float">
            <text:p>14,3</text:p>
          </table:table-cell>
          <table:table-cell office:value-type="float" office:value="23" calcext:value-type="float">
            <text:p>23</text:p>
          </table:table-cell>
          <table:table-cell office:value-type="float" office:value="987.9" calcext:value-type="float">
            <text:p>987,9</text:p>
          </table:table-cell>
          <table:table-cell office:value-type="float" office:value="69.3" calcext:value-type="float">
            <text:p>69,3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2.1" calcext:value-type="float">
            <text:p>12,1</text:p>
          </table:table-cell>
          <table:table-cell office:value-type="float" office:value="-171.8" calcext:value-type="float">
            <text:p>-171,8</text:p>
          </table:table-cell>
          <table:table-cell office:value-type="float" office:value="2439.4" calcext:value-type="float">
            <text:p>2439,4</text:p>
          </table:table-cell>
          <table:table-cell table:formula="of:=([.E1123]-[.E1122])/10" office:value-type="float" office:value="0" calcext:value-type="float">
            <text:p>0</text:p>
          </table:table-cell>
          <table:table-cell table:formula="of:=AVERAGE([.P1098:.P1123])" office:value-type="float" office:value="-2.04692307692308" calcext:value-type="float">
            <text:p>-2,05</text:p>
          </table:table-cell>
        </table:table-row>
        <table:table-row table:style-name="ro1">
          <table:table-cell office:value-type="string" calcext:value-type="string">
            <text:p>14:31:25</text:p>
          </table:table-cell>
          <table:table-cell office:value-type="float" office:value="10" calcext:value-type="float">
            <text:p>10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9" calcext:value-type="float">
            <text:p>230,9</text:p>
          </table:table-cell>
          <table:table-cell office:value-type="float" office:value="14.8" calcext:value-type="float">
            <text:p>14,8</text:p>
          </table:table-cell>
          <table:table-cell office:value-type="float" office:value="14.4" calcext:value-type="float">
            <text:p>14,4</text:p>
          </table:table-cell>
          <table:table-cell office:value-type="float" office:value="23.2" calcext:value-type="float">
            <text:p>23,2</text:p>
          </table:table-cell>
          <table:table-cell office:value-type="float" office:value="988" calcext:value-type="float">
            <text:p>988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12.1" calcext:value-type="float">
            <text:p>12,1</text:p>
          </table:table-cell>
          <table:table-cell office:value-type="float" office:value="-165.9" calcext:value-type="float">
            <text:p>-165,9</text:p>
          </table:table-cell>
          <table:table-cell office:value-type="float" office:value="2439" calcext:value-type="float">
            <text:p>2439</text:p>
          </table:table-cell>
          <table:table-cell table:formula="of:=([.E1124]-[.E1123])/10" office:value-type="float" office:value="0" calcext:value-type="float">
            <text:p>0</text:p>
          </table:table-cell>
          <table:table-cell table:formula="of:=AVERAGE([.P1099:.P1124])" office:value-type="float" office:value="-1.92076923076923" calcext:value-type="float">
            <text:p>-1,92</text:p>
          </table:table-cell>
        </table:table-row>
        <table:table-row table:style-name="ro1">
          <table:table-cell office:value-type="string" calcext:value-type="string">
            <text:p>14:31:35</text:p>
          </table:table-cell>
          <table:table-cell office:value-type="float" office:value="10" calcext:value-type="float">
            <text:p>10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7" calcext:value-type="float">
            <text:p>230,7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23.2" calcext:value-type="float">
            <text:p>23,2</text:p>
          </table:table-cell>
          <table:table-cell office:value-type="float" office:value="987.9" calcext:value-type="float">
            <text:p>987,9</text:p>
          </table:table-cell>
          <table:table-cell office:value-type="float" office:value="69.1" calcext:value-type="float">
            <text:p>69,1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12.1" calcext:value-type="float">
            <text:p>12,1</text:p>
          </table:table-cell>
          <table:table-cell office:value-type="float" office:value="-172.3" calcext:value-type="float">
            <text:p>-172,3</text:p>
          </table:table-cell>
          <table:table-cell office:value-type="float" office:value="2438.5" calcext:value-type="float">
            <text:p>2438,5</text:p>
          </table:table-cell>
          <table:table-cell table:formula="of:=([.E1125]-[.E1124])/10" office:value-type="float" office:value="-0.0200000000000017" calcext:value-type="float">
            <text:p>-0,020000000000002</text:p>
          </table:table-cell>
          <table:table-cell table:formula="of:=AVERAGE([.P1100:.P1125])" office:value-type="float" office:value="-1.79807692307692" calcext:value-type="float">
            <text:p>-1,80</text:p>
          </table:table-cell>
        </table:table-row>
        <table:table-row table:style-name="ro1">
          <table:table-cell office:value-type="string" calcext:value-type="string">
            <text:p>14:31:45</text:p>
          </table:table-cell>
          <table:table-cell office:value-type="float" office:value="8" calcext:value-type="float">
            <text:p>8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7" calcext:value-type="float">
            <text:p>230,7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8.5" calcext:value-type="float">
            <text:p>68,5</text:p>
          </table:table-cell>
          <table:table-cell office:value-type="float" office:value="0.1" calcext:value-type="float">
            <text:p>0,1</text:p>
          </table:table-cell>
          <table:table-cell office:value-type="float" office:value="3.5" calcext:value-type="float">
            <text:p>3,5</text:p>
          </table:table-cell>
          <table:table-cell office:value-type="float" office:value="12.1" calcext:value-type="float">
            <text:p>12,1</text:p>
          </table:table-cell>
          <table:table-cell office:value-type="float" office:value="-166" calcext:value-type="float">
            <text:p>-166</text:p>
          </table:table-cell>
          <table:table-cell office:value-type="float" office:value="2438" calcext:value-type="float">
            <text:p>2438</text:p>
          </table:table-cell>
          <table:table-cell table:formula="of:=([.E1126]-[.E1125])/10" office:value-type="float" office:value="0" calcext:value-type="float">
            <text:p>0</text:p>
          </table:table-cell>
          <table:table-cell table:formula="of:=AVERAGE([.P1101:.P1126])" office:value-type="float" office:value="-1.67" calcext:value-type="float">
            <text:p>-1,67</text:p>
          </table:table-cell>
        </table:table-row>
        <table:table-row table:style-name="ro1">
          <table:table-cell office:value-type="string" calcext:value-type="string">
            <text:p>14:31:5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43" calcext:value-type="float">
            <text:p>0,685343</text:p>
          </table:table-cell>
          <table:table-cell office:value-type="float" office:value="230.7" calcext:value-type="float">
            <text:p>230,7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,6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8.1" calcext:value-type="float">
            <text:p>68,1</text:p>
          </table:table-cell>
          <table:table-cell office:value-type="float" office:value="0.1" calcext:value-type="float">
            <text:p>0,1</text:p>
          </table:table-cell>
          <table:table-cell office:value-type="float" office:value="3.4" calcext:value-type="float">
            <text:p>3,4</text:p>
          </table:table-cell>
          <table:table-cell office:value-type="float" office:value="12.1" calcext:value-type="float">
            <text:p>12,1</text:p>
          </table:table-cell>
          <table:table-cell office:value-type="float" office:value="-171.8" calcext:value-type="float">
            <text:p>-171,8</text:p>
          </table:table-cell>
          <table:table-cell office:value-type="float" office:value="2437.5" calcext:value-type="float">
            <text:p>2437,5</text:p>
          </table:table-cell>
          <table:table-cell table:formula="of:=([.E1127]-[.E1126])/10" office:value-type="float" office:value="0" calcext:value-type="float">
            <text:p>0</text:p>
          </table:table-cell>
          <table:table-cell table:formula="of:=AVERAGE([.P1102:.P1127])" office:value-type="float" office:value="-1.54115384615385" calcext:value-type="float">
            <text:p>-1,54</text:p>
          </table:table-cell>
        </table:table-row>
        <table:table-row table:style-name="ro1">
          <table:table-cell office:value-type="string" calcext:value-type="string">
            <text:p>14:32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8" calcext:value-type="float">
            <text:p>230,8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office:value-type="float" office:value="12.1" calcext:value-type="float">
            <text:p>12,1</text:p>
          </table:table-cell>
          <table:table-cell office:value-type="float" office:value="-171.5" calcext:value-type="float">
            <text:p>-171,5</text:p>
          </table:table-cell>
          <table:table-cell office:value-type="float" office:value="2436.9" calcext:value-type="float">
            <text:p>2436,9</text:p>
          </table:table-cell>
          <table:table-cell table:formula="of:=([.E1128]-[.E1127])/10" office:value-type="float" office:value="0.0100000000000023" calcext:value-type="float">
            <text:p>0,010000000000002</text:p>
          </table:table-cell>
          <table:table-cell table:formula="of:=AVERAGE([.P1103:.P1128])" office:value-type="float" office:value="-1.41692307692308" calcext:value-type="float">
            <text:p>-1,42</text:p>
          </table:table-cell>
        </table:table-row>
        <table:table-row table:style-name="ro1">
          <table:table-cell office:value-type="string" calcext:value-type="string">
            <text:p>14:32:15</text:p>
          </table:table-cell>
          <table:table-cell office:value-type="float" office:value="7" calcext:value-type="float">
            <text:p>7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8" calcext:value-type="float">
            <text:p>230,8</text:p>
          </table:table-cell>
          <table:table-cell office:value-type="float" office:value="15.1" calcext:value-type="float">
            <text:p>15,1</text:p>
          </table:table-cell>
          <table:table-cell office:value-type="float" office:value="14.8" calcext:value-type="float">
            <text:p>14,8</text:p>
          </table:table-cell>
          <table:table-cell office:value-type="float" office:value="22.2" calcext:value-type="float">
            <text:p>22,2</text:p>
          </table:table-cell>
          <table:table-cell office:value-type="float" office:value="988" calcext:value-type="float">
            <text:p>988</text:p>
          </table:table-cell>
          <table:table-cell office:value-type="float" office:value="68.4" calcext:value-type="float">
            <text:p>68,4</text:p>
          </table:table-cell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36.4" calcext:value-type="float">
            <text:p>2436,4</text:p>
          </table:table-cell>
          <table:table-cell table:formula="of:=([.E1129]-[.E1128])/10" office:value-type="float" office:value="0" calcext:value-type="float">
            <text:p>0</text:p>
          </table:table-cell>
          <table:table-cell table:formula="of:=AVERAGE([.P1104:.P1129])" office:value-type="float" office:value="-1.28884615384615" calcext:value-type="float">
            <text:p>-1,29</text:p>
          </table:table-cell>
        </table:table-row>
        <table:table-row table:style-name="ro1">
          <table:table-cell office:value-type="string" calcext:value-type="string">
            <text:p>14:32:2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8" calcext:value-type="float">
            <text:p>230,8</text:p>
          </table:table-cell>
          <table:table-cell office:value-type="float" office:value="15.2" calcext:value-type="float">
            <text:p>15,2</text:p>
          </table:table-cell>
          <table:table-cell office:value-type="float" office:value="14.9" calcext:value-type="float">
            <text:p>14,9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68.6" calcext:value-type="float">
            <text:p>68,6</text:p>
          </table:table-cell>
          <table:table-cell office:value-type="float" office:value="0.1" calcext:value-type="float">
            <text:p>0,1</text:p>
          </table:table-cell>
          <table:table-cell office:value-type="float" office:value="3.2" calcext:value-type="float">
            <text:p>3,2</text:p>
          </table:table-cell>
          <table:table-cell office:value-type="float" office:value="12.1" calcext:value-type="float">
            <text:p>12,1</text:p>
          </table:table-cell>
          <table:table-cell office:value-type="float" office:value="-167.6" calcext:value-type="float">
            <text:p>-167,6</text:p>
          </table:table-cell>
          <table:table-cell office:value-type="float" office:value="2436" calcext:value-type="float">
            <text:p>2436</text:p>
          </table:table-cell>
          <table:table-cell table:formula="of:=([.E1130]-[.E1129])/10" office:value-type="float" office:value="0" calcext:value-type="float">
            <text:p>0</text:p>
          </table:table-cell>
          <table:table-cell table:formula="of:=AVERAGE([.P1105:.P1130])" office:value-type="float" office:value="-1.16230769230769" calcext:value-type="float">
            <text:p>-1,16</text:p>
          </table:table-cell>
        </table:table-row>
        <table:table-row table:style-name="ro1">
          <table:table-cell office:value-type="string" calcext:value-type="string">
            <text:p>14:32:3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8" calcext:value-type="float">
            <text:p>230,8</text:p>
          </table:table-cell>
          <table:table-cell office:value-type="float" office:value="15.2" calcext:value-type="float">
            <text:p>15,2</text:p>
          </table:table-cell>
          <table:table-cell office:value-type="float" office:value="15" calcext:value-type="float">
            <text:p>15</text:p>
          </table:table-cell>
          <table:table-cell office:value-type="float" office:value="23.2" calcext:value-type="float">
            <text:p>23,2</text:p>
          </table:table-cell>
          <table:table-cell office:value-type="float" office:value="987.9" calcext:value-type="float">
            <text:p>987,9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12.1" calcext:value-type="float">
            <text:p>12,1</text:p>
          </table:table-cell>
          <table:table-cell office:value-type="float" office:value="-170.9" calcext:value-type="float">
            <text:p>-170,9</text:p>
          </table:table-cell>
          <table:table-cell office:value-type="float" office:value="2435.5" calcext:value-type="float">
            <text:p>2435,5</text:p>
          </table:table-cell>
          <table:table-cell table:formula="of:=([.E1131]-[.E1130])/10" office:value-type="float" office:value="0" calcext:value-type="float">
            <text:p>0</text:p>
          </table:table-cell>
          <table:table-cell table:formula="of:=AVERAGE([.P1106:.P1131])" office:value-type="float" office:value="-1.02730769230769" calcext:value-type="float">
            <text:p>-1,03</text:p>
          </table:table-cell>
        </table:table-row>
        <table:table-row table:style-name="ro1">
          <table:table-cell office:value-type="string" calcext:value-type="string">
            <text:p>14:32:4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8" calcext:value-type="float">
            <text:p>230,8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office:value-type="float" office:value="19.2" calcext:value-type="float">
            <text:p>19,2</text:p>
          </table:table-cell>
          <table:table-cell office:value-type="float" office:value="988" calcext:value-type="float">
            <text:p>988</text:p>
          </table:table-cell>
          <table:table-cell office:value-type="float" office:value="67.3" calcext:value-type="float">
            <text:p>67,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2.1" calcext:value-type="float">
            <text:p>12,1</text:p>
          </table:table-cell>
          <table:table-cell office:value-type="float" office:value="-198.3" calcext:value-type="float">
            <text:p>-198,3</text:p>
          </table:table-cell>
          <table:table-cell office:value-type="float" office:value="2435" calcext:value-type="float">
            <text:p>2435</text:p>
          </table:table-cell>
          <table:table-cell table:formula="of:=([.E1132]-[.E1131])/10" office:value-type="float" office:value="0" calcext:value-type="float">
            <text:p>0</text:p>
          </table:table-cell>
          <table:table-cell table:formula="of:=AVERAGE([.P1107:.P1132])" office:value-type="float" office:value="-0.900769230769231" calcext:value-type="float">
            <text:p>-0,90</text:p>
          </table:table-cell>
        </table:table-row>
        <table:table-row table:style-name="ro1">
          <table:table-cell office:value-type="string" calcext:value-type="string">
            <text:p>14:32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4" calcext:value-type="float">
            <text:p>15,4</text:p>
          </table:table-cell>
          <table:table-cell office:value-type="float" office:value="15.2" calcext:value-type="float">
            <text:p>15,2</text:p>
          </table:table-cell>
          <table:table-cell office:value-type="float" office:value="23.2" calcext:value-type="float">
            <text:p>23,2</text:p>
          </table:table-cell>
          <table:table-cell office:value-type="float" office:value="988" calcext:value-type="float">
            <text:p>988</text:p>
          </table:table-cell>
          <table:table-cell office:value-type="float" office:value="67.1" calcext:value-type="float">
            <text:p>67,1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-168.5" calcext:value-type="float">
            <text:p>-168,5</text:p>
          </table:table-cell>
          <table:table-cell office:value-type="float" office:value="2434.5" calcext:value-type="float">
            <text:p>2434,5</text:p>
          </table:table-cell>
          <table:table-cell table:formula="of:=([.E1133]-[.E1132])/10" office:value-type="float" office:value="0" calcext:value-type="float">
            <text:p>0</text:p>
          </table:table-cell>
          <table:table-cell table:formula="of:=AVERAGE([.P1108:.P1133])" office:value-type="float" office:value="-0.762692307692308" calcext:value-type="float">
            <text:p>-0,76</text:p>
          </table:table-cell>
        </table:table-row>
        <table:table-row table:style-name="ro1">
          <table:table-cell office:value-type="string" calcext:value-type="string">
            <text:p>14:33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5" calcext:value-type="float">
            <text:p>15,5</text:p>
          </table:table-cell>
          <table:table-cell office:value-type="float" office:value="15.2" calcext:value-type="float">
            <text:p>15,2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66.9" calcext:value-type="float">
            <text:p>66,9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-169.5" calcext:value-type="float">
            <text:p>-169,5</text:p>
          </table:table-cell>
          <table:table-cell office:value-type="float" office:value="2434" calcext:value-type="float">
            <text:p>2434</text:p>
          </table:table-cell>
          <table:table-cell table:formula="of:=([.E1134]-[.E1133])/10" office:value-type="float" office:value="0" calcext:value-type="float">
            <text:p>0</text:p>
          </table:table-cell>
          <table:table-cell table:formula="of:=AVERAGE([.P1109:.P1134])" office:value-type="float" office:value="-0.635384615384615" calcext:value-type="float">
            <text:p>-0,64</text:p>
          </table:table-cell>
        </table:table-row>
        <table:table-row table:style-name="ro1">
          <table:table-cell office:value-type="string" calcext:value-type="string">
            <text:p>14:33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33.6" calcext:value-type="float">
            <text:p>2433,6</text:p>
          </table:table-cell>
          <table:table-cell table:formula="of:=([.E1135]-[.E1134])/10" office:value-type="float" office:value="0" calcext:value-type="float">
            <text:p>0</text:p>
          </table:table-cell>
          <table:table-cell table:formula="of:=AVERAGE([.P1110:.P1135])" office:value-type="float" office:value="-0.522692307692308" calcext:value-type="float">
            <text:p>-0,52</text:p>
          </table:table-cell>
        </table:table-row>
        <table:table-row table:style-name="ro1">
          <table:table-cell office:value-type="string" calcext:value-type="string">
            <text:p>14:33:2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5.8" calcext:value-type="float">
            <text:p>65,8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-169.4" calcext:value-type="float">
            <text:p>-169,4</text:p>
          </table:table-cell>
          <table:table-cell office:value-type="float" office:value="2433.1" calcext:value-type="float">
            <text:p>2433,1</text:p>
          </table:table-cell>
          <table:table-cell table:formula="of:=([.E1136]-[.E1135])/10" office:value-type="float" office:value="0" calcext:value-type="float">
            <text:p>0</text:p>
          </table:table-cell>
          <table:table-cell table:formula="of:=AVERAGE([.P1111:.P1136])" office:value-type="float" office:value="-0.411153846153846" calcext:value-type="float">
            <text:p>-0,41</text:p>
          </table:table-cell>
        </table:table-row>
        <table:table-row table:style-name="ro1">
          <table:table-cell office:value-type="string" calcext:value-type="string">
            <text:p>14:33:3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8" calcext:value-type="float">
            <text:p>15,8</text:p>
          </table:table-cell>
          <table:table-cell office:value-type="float" office:value="15.5" calcext:value-type="float">
            <text:p>15,5</text:p>
          </table:table-cell>
          <table:table-cell office:value-type="float" office:value="23.8" calcext:value-type="float">
            <text:p>23,8</text:p>
          </table:table-cell>
          <table:table-cell office:value-type="float" office:value="988" calcext:value-type="float">
            <text:p>988</text:p>
          </table:table-cell>
          <table:table-cell office:value-type="float" office:value="65.3" calcext:value-type="float">
            <text:p>65,3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12.1" calcext:value-type="float">
            <text:p>12,1</text:p>
          </table:table-cell>
          <table:table-cell office:value-type="float" office:value="-165" calcext:value-type="float">
            <text:p>-165</text:p>
          </table:table-cell>
          <table:table-cell office:value-type="float" office:value="2432.6" calcext:value-type="float">
            <text:p>2432,6</text:p>
          </table:table-cell>
          <table:table-cell table:formula="of:=([.E1137]-[.E1136])/10" office:value-type="float" office:value="0" calcext:value-type="float">
            <text:p>0</text:p>
          </table:table-cell>
          <table:table-cell table:formula="of:=AVERAGE([.P1112:.P1137])" office:value-type="float" office:value="-0.276538461538461" calcext:value-type="float">
            <text:p>-0,28</text:p>
          </table:table-cell>
        </table:table-row>
        <table:table-row table:style-name="ro1">
          <table:table-cell office:value-type="string" calcext:value-type="string">
            <text:p>14:33:4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8" calcext:value-type="float">
            <text:p>15,8</text:p>
          </table:table-cell>
          <table:table-cell office:value-type="float" office:value="15.6" calcext:value-type="float">
            <text:p>15,6</text:p>
          </table:table-cell>
          <table:table-cell office:value-type="float" office:value="23.2" calcext:value-type="float">
            <text:p>23,2</text:p>
          </table:table-cell>
          <table:table-cell office:value-type="float" office:value="988" calcext:value-type="float">
            <text:p>988</text:p>
          </table:table-cell>
          <table:table-cell office:value-type="float" office:value="64.8" calcext:value-type="float">
            <text:p>64,8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12.1" calcext:value-type="float">
            <text:p>12,1</text:p>
          </table:table-cell>
          <table:table-cell office:value-type="float" office:value="-166" calcext:value-type="float">
            <text:p>-166</text:p>
          </table:table-cell>
          <table:table-cell office:value-type="float" office:value="2432.2" calcext:value-type="float">
            <text:p>2432,2</text:p>
          </table:table-cell>
          <table:table-cell table:formula="of:=([.E1138]-[.E1137])/10" office:value-type="float" office:value="0" calcext:value-type="float">
            <text:p>0</text:p>
          </table:table-cell>
          <table:table-cell table:formula="of:=AVERAGE([.P1113:.P1138])" office:value-type="float" office:value="-0.166923076923077" calcext:value-type="float">
            <text:p>-0,17</text:p>
          </table:table-cell>
        </table:table-row>
        <table:table-row table:style-name="ro1">
          <table:table-cell office:value-type="string" calcext:value-type="string">
            <text:p>14:33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5.9" calcext:value-type="float">
            <text:p>15,9</text:p>
          </table:table-cell>
          <table:table-cell office:value-type="float" office:value="15.7" calcext:value-type="float">
            <text:p>15,7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4.2" calcext:value-type="float">
            <text:p>64,2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12.1" calcext:value-type="float">
            <text:p>12,1</text:p>
          </table:table-cell>
          <table:table-cell office:value-type="float" office:value="-168.9" calcext:value-type="float">
            <text:p>-168,9</text:p>
          </table:table-cell>
          <table:table-cell office:value-type="float" office:value="2431.7" calcext:value-type="float">
            <text:p>2431,7</text:p>
          </table:table-cell>
          <table:table-cell table:formula="of:=([.E1139]-[.E1138])/10" office:value-type="float" office:value="0" calcext:value-type="float">
            <text:p>0</text:p>
          </table:table-cell>
          <table:table-cell table:formula="of:=AVERAGE([.P1114:.P1139])" office:value-type="float" office:value="-0.0523076923076923" calcext:value-type="float">
            <text:p>-0,05</text:p>
          </table:table-cell>
        </table:table-row>
        <table:table-row table:style-name="ro1">
          <table:table-cell office:value-type="string" calcext:value-type="string">
            <text:p>14:34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23.8" calcext:value-type="float">
            <text:p>23,8</text:p>
          </table:table-cell>
          <table:table-cell office:value-type="float" office:value="988" calcext:value-type="float">
            <text:p>988</text:p>
          </table:table-cell>
          <table:table-cell office:value-type="float" office:value="63.7" calcext:value-type="float">
            <text:p>63,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2.1" calcext:value-type="float">
            <text:p>12,1</text:p>
          </table:table-cell>
          <table:table-cell office:value-type="float" office:value="-168.2" calcext:value-type="float">
            <text:p>-168,2</text:p>
          </table:table-cell>
          <table:table-cell office:value-type="float" office:value="2431.1" calcext:value-type="float">
            <text:p>2431,1</text:p>
          </table:table-cell>
          <table:table-cell table:formula="of:=([.E1140]-[.E1139])/10" office:value-type="float" office:value="0" calcext:value-type="float">
            <text:p>0</text:p>
          </table:table-cell>
          <table:table-cell table:formula="of:=AVERAGE([.P1115:.P1140])" office:value-type="float" office:value="-0.000769230769230725" calcext:value-type="float">
            <text:p>0,00</text:p>
          </table:table-cell>
        </table:table-row>
        <table:table-row table:style-name="ro1">
          <table:table-cell office:value-type="string" calcext:value-type="string">
            <text:p>14:34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,9</text:p>
          </table:table-cell>
          <table:table-cell office:value-type="float" office:value="24" calcext:value-type="float">
            <text:p>24</text:p>
          </table:table-cell>
          <table:table-cell office:value-type="float" office:value="987.9" calcext:value-type="float">
            <text:p>987,9</text:p>
          </table:table-cell>
          <table:table-cell office:value-type="float" office:value="63.3" calcext:value-type="float">
            <text:p>63,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2.1" calcext:value-type="float">
            <text:p>12,1</text:p>
          </table:table-cell>
          <table:table-cell office:value-type="float" office:value="-162.9" calcext:value-type="float">
            <text:p>-162,9</text:p>
          </table:table-cell>
          <table:table-cell office:value-type="float" office:value="2430.6" calcext:value-type="float">
            <text:p>2430,6</text:p>
          </table:table-cell>
          <table:table-cell table:formula="of:=([.E1141]-[.E1140])/10" office:value-type="float" office:value="0" calcext:value-type="float">
            <text:p>0</text:p>
          </table:table-cell>
          <table:table-cell table:formula="of:=AVERAGE([.P1116:.P1141])" office:value-type="float" office:value="-0.000769230769230725" calcext:value-type="float">
            <text:p>0,00</text:p>
          </table:table-cell>
        </table:table-row>
        <table:table-row table:style-name="ro1">
          <table:table-cell office:value-type="string" calcext:value-type="string">
            <text:p>14:34:2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6.1" calcext:value-type="float">
            <text:p>16,1</text:p>
          </table:table-cell>
          <table:table-cell office:value-type="float" office:value="16" calcext:value-type="float">
            <text:p>16</text:p>
          </table:table-cell>
          <table:table-cell office:value-type="float" office:value="22.8" calcext:value-type="float">
            <text:p>22,8</text:p>
          </table:table-cell>
          <table:table-cell office:value-type="float" office:value="987.9" calcext:value-type="float">
            <text:p>987,9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2.1" calcext:value-type="float">
            <text:p>12,1</text:p>
          </table:table-cell>
          <table:table-cell office:value-type="float" office:value="-168.7" calcext:value-type="float">
            <text:p>-168,7</text:p>
          </table:table-cell>
          <table:table-cell office:value-type="float" office:value="2430.1" calcext:value-type="float">
            <text:p>2430,1</text:p>
          </table:table-cell>
          <table:table-cell table:formula="of:=([.E1142]-[.E1141])/10" office:value-type="float" office:value="0" calcext:value-type="float">
            <text:p>0</text:p>
          </table:table-cell>
          <table:table-cell table:formula="of:=AVERAGE([.P1117:.P1142])" office:value-type="float" office:value="-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34:3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table:number-columns-repeated="2" office:value-type="float" office:value="16.1" calcext:value-type="float">
            <text:p>16,1</text:p>
          </table:table-cell>
          <table:table-cell office:value-type="float" office:value="23.5" calcext:value-type="float">
            <text:p>23,5</text:p>
          </table:table-cell>
          <table:table-cell office:value-type="float" office:value="987.9" calcext:value-type="float">
            <text:p>987,9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2.1" calcext:value-type="float">
            <text:p>12,1</text:p>
          </table:table-cell>
          <table:table-cell office:value-type="float" office:value="-171.6" calcext:value-type="float">
            <text:p>-171,6</text:p>
          </table:table-cell>
          <table:table-cell office:value-type="float" office:value="2429.6" calcext:value-type="float">
            <text:p>2429,6</text:p>
          </table:table-cell>
          <table:table-cell table:formula="of:=([.E1143]-[.E1142])/10" office:value-type="float" office:value="0" calcext:value-type="float">
            <text:p>0</text:p>
          </table:table-cell>
          <table:table-cell table:formula="of:=AVERAGE([.P1118:.P1143])" office:value-type="float" office:value="-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34:4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table:number-columns-repeated="2" office:value-type="float" office:value="16.2" calcext:value-type="float">
            <text:p>16,2</text:p>
          </table:table-cell>
          <table:table-cell office:value-type="float" office:value="17.8" calcext:value-type="float">
            <text:p>17,8</text:p>
          </table:table-cell>
          <table:table-cell office:value-type="float" office:value="988" calcext:value-type="float">
            <text:p>98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2.1" calcext:value-type="float">
            <text:p>12,1</text:p>
          </table:table-cell>
          <table:table-cell office:value-type="float" office:value="-199.3" calcext:value-type="float">
            <text:p>-199,3</text:p>
          </table:table-cell>
          <table:table-cell office:value-type="float" office:value="2429.1" calcext:value-type="float">
            <text:p>2429,1</text:p>
          </table:table-cell>
          <table:table-cell table:formula="of:=([.E1144]-[.E1143])/10" office:value-type="float" office:value="0" calcext:value-type="float">
            <text:p>0</text:p>
          </table:table-cell>
          <table:table-cell table:formula="of:=AVERAGE([.P1119:.P1144])" office:value-type="float" office:value="-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34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8" calcext:value-type="float">
            <text:p>230,8</text:p>
          </table:table-cell>
          <table:table-cell office:value-type="float" office:value="16.4" calcext:value-type="float">
            <text:p>16,4</text:p>
          </table:table-cell>
          <table:table-cell office:value-type="float" office:value="16.3" calcext:value-type="float">
            <text:p>16,3</text:p>
          </table:table-cell>
          <table:table-cell office:value-type="float" office:value="23.8" calcext:value-type="float">
            <text:p>23,8</text:p>
          </table:table-cell>
          <table:table-cell office:value-type="float" office:value="988" calcext:value-type="float">
            <text:p>988</text:p>
          </table:table-cell>
          <table:table-cell office:value-type="float" office:value="61.9" calcext:value-type="float">
            <text:p>61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2.1" calcext:value-type="float">
            <text:p>12,1</text:p>
          </table:table-cell>
          <table:table-cell office:value-type="float" office:value="-170" calcext:value-type="float">
            <text:p>-170</text:p>
          </table:table-cell>
          <table:table-cell office:value-type="float" office:value="2428.6" calcext:value-type="float">
            <text:p>2428,6</text:p>
          </table:table-cell>
          <table:table-cell table:formula="of:=([.E1145]-[.E1144])/10" office:value-type="float" office:value="0" calcext:value-type="float">
            <text:p>0</text:p>
          </table:table-cell>
          <table:table-cell table:formula="of:=AVERAGE([.P1120:.P1145])" office:value-type="float" office:value="-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7" calcext:value-type="float">
            <text:p>230,7</text:p>
          </table:table-cell>
          <table:table-cell table:number-columns-repeated="2" office:value-type="float" office:value="16.4" calcext:value-type="float">
            <text:p>16,4</text:p>
          </table:table-cell>
          <table:table-cell office:value-type="float" office:value="24" calcext:value-type="float">
            <text:p>24</text:p>
          </table:table-cell>
          <table:table-cell office:value-type="float" office:value="987.9" calcext:value-type="float">
            <text:p>987,9</text:p>
          </table:table-cell>
          <table:table-cell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2.1" calcext:value-type="float">
            <text:p>12,1</text:p>
          </table:table-cell>
          <table:table-cell office:value-type="float" office:value="-164.5" calcext:value-type="float">
            <text:p>-164,5</text:p>
          </table:table-cell>
          <table:table-cell office:value-type="float" office:value="2428.2" calcext:value-type="float">
            <text:p>2428,2</text:p>
          </table:table-cell>
          <table:table-cell table:formula="of:=([.E1146]-[.E1145])/10" office:value-type="float" office:value="-0.0100000000000023" calcext:value-type="float">
            <text:p>-0,010000000000002</text:p>
          </table:table-cell>
          <table:table-cell table:formula="of:=AVERAGE([.P1121:.P1146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15</text:p>
          </table:table-cell>
          <table:table-cell office:value-type="float" office:value="7" calcext:value-type="float">
            <text:p>7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6" calcext:value-type="float">
            <text:p>23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22.2" calcext:value-type="float">
            <text:p>22,2</text:p>
          </table:table-cell>
          <table:table-cell office:value-type="float" office:value="987.9" calcext:value-type="float">
            <text:p>987,9</text:p>
          </table:table-cell>
          <table:table-cell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2.1" calcext:value-type="float">
            <text:p>12,1</text:p>
          </table:table-cell>
          <table:table-cell office:value-type="float" office:value="-169.4" calcext:value-type="float">
            <text:p>-169,4</text:p>
          </table:table-cell>
          <table:table-cell office:value-type="float" office:value="2427.7" calcext:value-type="float">
            <text:p>2427,7</text:p>
          </table:table-cell>
          <table:table-cell table:formula="of:=([.E1147]-[.E1146])/10" office:value-type="float" office:value="-0.00999999999999943" calcext:value-type="float">
            <text:p>-0,009999999999999</text:p>
          </table:table-cell>
          <table:table-cell table:formula="of:=AVERAGE([.P1122:.P1147])" office:value-type="float" office:value="-0.0011538461538462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2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6.6" calcext:value-type="float">
            <text:p>16,6</text:p>
          </table:table-cell>
          <table:table-cell office:value-type="float" office:value="22.8" calcext:value-type="float">
            <text:p>22,8</text:p>
          </table:table-cell>
          <table:table-cell office:value-type="float" office:value="988" calcext:value-type="float">
            <text:p>98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2.1" calcext:value-type="float">
            <text:p>12,1</text:p>
          </table:table-cell>
          <table:table-cell office:value-type="float" office:value="-167.8" calcext:value-type="float">
            <text:p>-167,8</text:p>
          </table:table-cell>
          <table:table-cell office:value-type="float" office:value="2427.2" calcext:value-type="float">
            <text:p>2427,2</text:p>
          </table:table-cell>
          <table:table-cell table:formula="of:=([.E1148]-[.E1147])/10" office:value-type="float" office:value="-0.00999999999999943" calcext:value-type="float">
            <text:p>-0,009999999999999</text:p>
          </table:table-cell>
          <table:table-cell table:formula="of:=AVERAGE([.P1123:.P1148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35</text:p>
          </table:table-cell>
          <table:table-cell office:value-type="float" office:value="8" calcext:value-type="float">
            <text:p>8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5" calcext:value-type="float">
            <text:p>230,5</text:p>
          </table:table-cell>
          <table:table-cell office:value-type="float" office:value="16.6" calcext:value-type="float">
            <text:p>16,6</text:p>
          </table:table-cell>
          <table:table-cell office:value-type="float" office:value="16.7" calcext:value-type="float">
            <text:p>16,7</text:p>
          </table:table-cell>
          <table:table-cell office:value-type="float" office:value="24" calcext:value-type="float">
            <text:p>24</text:p>
          </table:table-cell>
          <table:table-cell office:value-type="float" office:value="988.1" calcext:value-type="float">
            <text:p>988,1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2.1" calcext:value-type="float">
            <text:p>12,1</text:p>
          </table:table-cell>
          <table:table-cell office:value-type="float" office:value="-164.3" calcext:value-type="float">
            <text:p>-164,3</text:p>
          </table:table-cell>
          <table:table-cell office:value-type="float" office:value="2426.8" calcext:value-type="float">
            <text:p>2426,8</text:p>
          </table:table-cell>
          <table:table-cell table:formula="of:=([.E1149]-[.E1148])/10" office:value-type="float" office:value="0" calcext:value-type="float">
            <text:p>0</text:p>
          </table:table-cell>
          <table:table-cell table:formula="of:=AVERAGE([.P1124:.P1149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45</text:p>
          </table:table-cell>
          <table:table-cell office:value-type="float" office:value="8" calcext:value-type="float">
            <text:p>8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24" calcext:value-type="float">
            <text:p>24</text:p>
          </table:table-cell>
          <table:table-cell office:value-type="float" office:value="988.1" calcext:value-type="float">
            <text:p>988,1</text:p>
          </table:table-cell>
          <table:table-cell office:value-type="float" office:value="60.2" calcext:value-type="float">
            <text:p>60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2.1" calcext:value-type="float">
            <text:p>12,1</text:p>
          </table:table-cell>
          <table:table-cell office:value-type="float" office:value="-170.1" calcext:value-type="float">
            <text:p>-170,1</text:p>
          </table:table-cell>
          <table:table-cell office:value-type="float" office:value="2426.3" calcext:value-type="float">
            <text:p>2426,3</text:p>
          </table:table-cell>
          <table:table-cell table:formula="of:=([.E1150]-[.E1149])/10" office:value-type="float" office:value="0" calcext:value-type="float">
            <text:p>0</text:p>
          </table:table-cell>
          <table:table-cell table:formula="of:=AVERAGE([.P1125:.P1150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5:5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6.9" calcext:value-type="float">
            <text:p>16,9</text:p>
          </table:table-cell>
          <table:table-cell office:value-type="float" office:value="23.5" calcext:value-type="float">
            <text:p>23,5</text:p>
          </table:table-cell>
          <table:table-cell office:value-type="float" office:value="988" calcext:value-type="float">
            <text:p>988</text:p>
          </table:table-cell>
          <table:table-cell office:value-type="float" office:value="60.2" calcext:value-type="float">
            <text:p>60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2.1" calcext:value-type="float">
            <text:p>12,1</text:p>
          </table:table-cell>
          <table:table-cell office:value-type="float" office:value="-173.2" calcext:value-type="float">
            <text:p>-173,2</text:p>
          </table:table-cell>
          <table:table-cell office:value-type="float" office:value="2425.8" calcext:value-type="float">
            <text:p>2425,8</text:p>
          </table:table-cell>
          <table:table-cell table:formula="of:=([.E1151]-[.E1150])/10" office:value-type="float" office:value="0" calcext:value-type="float">
            <text:p>0</text:p>
          </table:table-cell>
          <table:table-cell table:formula="of:=AVERAGE([.P1126:.P1151])" office:value-type="float" office:value="-0.000769230769230725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0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6.9" calcext:value-type="float">
            <text:p>16,9</text:p>
          </table:table-cell>
          <table:table-cell office:value-type="float" office:value="24.2" calcext:value-type="float">
            <text:p>24,2</text:p>
          </table:table-cell>
          <table:table-cell office:value-type="float" office:value="988" calcext:value-type="float">
            <text:p>988</text:p>
          </table:table-cell>
          <table:table-cell office:value-type="float" office:value="59.5" calcext:value-type="float">
            <text:p>59,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2.1" calcext:value-type="float">
            <text:p>12,1</text:p>
          </table:table-cell>
          <table:table-cell office:value-type="float" office:value="-170.1" calcext:value-type="float">
            <text:p>-170,1</text:p>
          </table:table-cell>
          <table:table-cell office:value-type="float" office:value="2425.2" calcext:value-type="float">
            <text:p>2425,2</text:p>
          </table:table-cell>
          <table:table-cell table:formula="of:=([.E1152]-[.E1151])/10" office:value-type="float" office:value="0" calcext:value-type="float">
            <text:p>0</text:p>
          </table:table-cell>
          <table:table-cell table:formula="of:=AVERAGE([.P1127:.P1152])" office:value-type="float" office:value="-0.000769230769230725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1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,1</text:p>
          </table:table-cell>
          <table:table-cell office:value-type="float" office:value="-170.5" calcext:value-type="float">
            <text:p>-170,5</text:p>
          </table:table-cell>
          <table:table-cell office:value-type="float" office:value="2424.7" calcext:value-type="float">
            <text:p>2424,7</text:p>
          </table:table-cell>
          <table:table-cell table:formula="of:=([.E1153]-[.E1152])/10" office:value-type="float" office:value="0" calcext:value-type="float">
            <text:p>0</text:p>
          </table:table-cell>
          <table:table-cell table:formula="of:=AVERAGE([.P1128:.P1153])" office:value-type="float" office:value="-0.000769230769230725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2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7.1" calcext:value-type="float">
            <text:p>17,1</text:p>
          </table:table-cell>
          <table:table-cell office:value-type="float" office:value="22.8" calcext:value-type="float">
            <text:p>22,8</text:p>
          </table:table-cell>
          <table:table-cell office:value-type="float" office:value="988" calcext:value-type="float">
            <text:p>988</text:p>
          </table:table-cell>
          <table:table-cell office:value-type="float" office:value="58.9" calcext:value-type="float">
            <text:p>58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,1</text:p>
          </table:table-cell>
          <table:table-cell office:value-type="float" office:value="-170.9" calcext:value-type="float">
            <text:p>-170,9</text:p>
          </table:table-cell>
          <table:table-cell office:value-type="float" office:value="2424.2" calcext:value-type="float">
            <text:p>2424,2</text:p>
          </table:table-cell>
          <table:table-cell table:formula="of:=([.E1154]-[.E1153])/10" office:value-type="float" office:value="0" calcext:value-type="float">
            <text:p>0</text:p>
          </table:table-cell>
          <table:table-cell table:formula="of:=AVERAGE([.P1129:.P1154])" office:value-type="float" office:value="-0.0011538461538462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35</text:p>
          </table:table-cell>
          <table:table-cell office:value-type="float" office:value="9" calcext:value-type="float">
            <text:p>9</text:p>
          </table:table-cell>
          <table:table-cell office:value-type="float" office:value="48.562538" calcext:value-type="float">
            <text:p>48,562538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6" calcext:value-type="float">
            <text:p>230,6</text:p>
          </table:table-cell>
          <table:table-cell office:value-type="float" office:value="17.1" calcext:value-type="float">
            <text:p>17,1</text:p>
          </table:table-cell>
          <table:table-cell office:value-type="float" office:value="17.2" calcext:value-type="float">
            <text:p>17,2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12.1" calcext:value-type="float">
            <text:p>12,1</text:p>
          </table:table-cell>
          <table:table-cell office:value-type="float" office:value="-167.5" calcext:value-type="float">
            <text:p>-167,5</text:p>
          </table:table-cell>
          <table:table-cell office:value-type="float" office:value="2423.8" calcext:value-type="float">
            <text:p>2423,8</text:p>
          </table:table-cell>
          <table:table-cell table:formula="of:=([.E1155]-[.E1154])/10" office:value-type="float" office:value="0.00999999999999943" calcext:value-type="float">
            <text:p>0,009999999999999</text:p>
          </table:table-cell>
          <table:table-cell table:formula="of:=AVERAGE([.P1130:.P1155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45</text:p>
          </table:table-cell>
          <table:table-cell office:value-type="float" office:value="9" calcext:value-type="float">
            <text:p>9</text:p>
          </table:table-cell>
          <table:table-cell office:value-type="float" office:value="48.562538" calcext:value-type="float">
            <text:p>48,562538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6" calcext:value-type="float">
            <text:p>230,6</text:p>
          </table:table-cell>
          <table:table-cell office:value-type="float" office:value="17.2" calcext:value-type="float">
            <text:p>17,2</text:p>
          </table:table-cell>
          <table:table-cell office:value-type="float" office:value="17.3" calcext:value-type="float">
            <text:p>17,3</text:p>
          </table:table-cell>
          <table:table-cell office:value-type="float" office:value="17.8" calcext:value-type="float">
            <text:p>17,8</text:p>
          </table:table-cell>
          <table:table-cell office:value-type="float" office:value="988" calcext:value-type="float">
            <text:p>988</text:p>
          </table:table-cell>
          <table:table-cell office:value-type="float" office:value="58.1" calcext:value-type="float">
            <text:p>58,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.1" calcext:value-type="float">
            <text:p>12,1</text:p>
          </table:table-cell>
          <table:table-cell office:value-type="float" office:value="-199.1" calcext:value-type="float">
            <text:p>-199,1</text:p>
          </table:table-cell>
          <table:table-cell office:value-type="float" office:value="2423.3" calcext:value-type="float">
            <text:p>2423,3</text:p>
          </table:table-cell>
          <table:table-cell table:formula="of:=([.E1156]-[.E1155])/10" office:value-type="float" office:value="0" calcext:value-type="float">
            <text:p>0</text:p>
          </table:table-cell>
          <table:table-cell table:formula="of:=AVERAGE([.P1131:.P1156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6:55</text:p>
          </table:table-cell>
          <table:table-cell office:value-type="float" office:value="9" calcext:value-type="float">
            <text:p>9</text:p>
          </table:table-cell>
          <table:table-cell office:value-type="float" office:value="48.562538" calcext:value-type="float">
            <text:p>48,562538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6" calcext:value-type="float">
            <text:p>230,6</text:p>
          </table:table-cell>
          <table:table-cell table:number-columns-repeated="2" office:value-type="float" office:value="17.4" calcext:value-type="float">
            <text:p>17,4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57.7" calcext:value-type="float">
            <text:p>57,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.1" calcext:value-type="float">
            <text:p>12,1</text:p>
          </table:table-cell>
          <table:table-cell office:value-type="float" office:value="-165.3" calcext:value-type="float">
            <text:p>-165,3</text:p>
          </table:table-cell>
          <table:table-cell office:value-type="float" office:value="2422.8" calcext:value-type="float">
            <text:p>2422,8</text:p>
          </table:table-cell>
          <table:table-cell table:formula="of:=([.E1157]-[.E1156])/10" office:value-type="float" office:value="0" calcext:value-type="float">
            <text:p>0</text:p>
          </table:table-cell>
          <table:table-cell table:formula="of:=AVERAGE([.P1132:.P1157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0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53" calcext:value-type="float">
            <text:p>0,685353</text:p>
          </table:table-cell>
          <table:table-cell office:value-type="float" office:value="230.4" calcext:value-type="float">
            <text:p>230,4</text:p>
          </table:table-cell>
          <table:table-cell office:value-type="float" office:value="17.4" calcext:value-type="float">
            <text:p>17,4</text:p>
          </table:table-cell>
          <table:table-cell office:value-type="float" office:value="17.5" calcext:value-type="float">
            <text:p>17,5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57.5" calcext:value-type="float">
            <text:p>57,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.1" calcext:value-type="float">
            <text:p>12,1</text:p>
          </table:table-cell>
          <table:table-cell office:value-type="float" office:value="-171.6" calcext:value-type="float">
            <text:p>-171,6</text:p>
          </table:table-cell>
          <table:table-cell office:value-type="float" office:value="2422.3" calcext:value-type="float">
            <text:p>2422,3</text:p>
          </table:table-cell>
          <table:table-cell table:formula="of:=([.E1158]-[.E1157])/10" office:value-type="float" office:value="-0.0199999999999989" calcext:value-type="float">
            <text:p>-0,019999999999999</text:p>
          </table:table-cell>
          <table:table-cell table:formula="of:=AVERAGE([.P1133:.P1158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1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52" calcext:value-type="float">
            <text:p>0,685352</text:p>
          </table:table-cell>
          <table:table-cell office:value-type="float" office:value="230.4" calcext:value-type="float">
            <text:p>230,4</text:p>
          </table:table-cell>
          <table:table-cell office:value-type="float" office:value="17.5" calcext:value-type="float">
            <text:p>17,5</text:p>
          </table:table-cell>
          <table:table-cell office:value-type="float" office:value="17.6" calcext:value-type="float">
            <text:p>17,6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57.2" calcext:value-type="float">
            <text:p>57,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.1" calcext:value-type="float">
            <text:p>12,1</text:p>
          </table:table-cell>
          <table:table-cell office:value-type="float" office:value="-168.3" calcext:value-type="float">
            <text:p>-168,3</text:p>
          </table:table-cell>
          <table:table-cell office:value-type="float" office:value="2421.8" calcext:value-type="float">
            <text:p>2421,8</text:p>
          </table:table-cell>
          <table:table-cell table:formula="of:=([.E1159]-[.E1158])/10" office:value-type="float" office:value="0" calcext:value-type="float">
            <text:p>0</text:p>
          </table:table-cell>
          <table:table-cell table:formula="of:=AVERAGE([.P1134:.P1159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2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52" calcext:value-type="float">
            <text:p>0,685352</text:p>
          </table:table-cell>
          <table:table-cell office:value-type="float" office:value="230.4" calcext:value-type="float">
            <text:p>230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23.8" calcext:value-type="float">
            <text:p>23,8</text:p>
          </table:table-cell>
          <table:table-cell office:value-type="float" office:value="988.1" calcext:value-type="float">
            <text:p>988,1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.1" calcext:value-type="float">
            <text:p>12,1</text:p>
          </table:table-cell>
          <table:table-cell office:value-type="float" office:value="-163.2" calcext:value-type="float">
            <text:p>-163,2</text:p>
          </table:table-cell>
          <table:table-cell office:value-type="float" office:value="2421.4" calcext:value-type="float">
            <text:p>2421,4</text:p>
          </table:table-cell>
          <table:table-cell table:formula="of:=([.E1160]-[.E1159])/10" office:value-type="float" office:value="0" calcext:value-type="float">
            <text:p>0</text:p>
          </table:table-cell>
          <table:table-cell table:formula="of:=AVERAGE([.P1135:.P1160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3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5" calcext:value-type="float">
            <text:p>0,68535</text:p>
          </table:table-cell>
          <table:table-cell office:value-type="float" office:value="230.3" calcext:value-type="float">
            <text:p>230,3</text:p>
          </table:table-cell>
          <table:table-cell table:number-columns-repeated="2" office:value-type="float" office:value="17.8" calcext:value-type="float">
            <text:p>17,8</text:p>
          </table:table-cell>
          <table:table-cell office:value-type="float" office:value="23.8" calcext:value-type="float">
            <text:p>23,8</text:p>
          </table:table-cell>
          <table:table-cell office:value-type="float" office:value="988.1" calcext:value-type="float">
            <text:p>988,1</text:p>
          </table:table-cell>
          <table:table-cell office:value-type="float" office:value="56.4" calcext:value-type="float">
            <text:p>56,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2.1" calcext:value-type="float">
            <text:p>12,1</text:p>
          </table:table-cell>
          <table:table-cell office:value-type="float" office:value="-163.6" calcext:value-type="float">
            <text:p>-163,6</text:p>
          </table:table-cell>
          <table:table-cell office:value-type="float" office:value="2420.9" calcext:value-type="float">
            <text:p>2420,9</text:p>
          </table:table-cell>
          <table:table-cell table:formula="of:=([.E1161]-[.E1160])/10" office:value-type="float" office:value="-0.00999999999999943" calcext:value-type="float">
            <text:p>-0,009999999999999</text:p>
          </table:table-cell>
          <table:table-cell table:formula="of:=AVERAGE([.P1136:.P1161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4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5" calcext:value-type="float">
            <text:p>0,68535</text:p>
          </table:table-cell>
          <table:table-cell office:value-type="float" office:value="230.3" calcext:value-type="float">
            <text:p>230,3</text:p>
          </table:table-cell>
          <table:table-cell office:value-type="float" office:value="17.8" calcext:value-type="float">
            <text:p>17,8</text:p>
          </table:table-cell>
          <table:table-cell office:value-type="float" office:value="17.9" calcext:value-type="float">
            <text:p>17,9</text:p>
          </table:table-cell>
          <table:table-cell office:value-type="float" office:value="22.5" calcext:value-type="float">
            <text:p>22,5</text:p>
          </table:table-cell>
          <table:table-cell office:value-type="float" office:value="988" calcext:value-type="float">
            <text:p>988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20.4" calcext:value-type="float">
            <text:p>2420,4</text:p>
          </table:table-cell>
          <table:table-cell table:formula="of:=([.E1162]-[.E1161])/10" office:value-type="float" office:value="0" calcext:value-type="float">
            <text:p>0</text:p>
          </table:table-cell>
          <table:table-cell table:formula="of:=AVERAGE([.P1137:.P1162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37:5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48" calcext:value-type="float">
            <text:p>0,685348</text:p>
          </table:table-cell>
          <table:table-cell office:value-type="float" office:value="230.4" calcext:value-type="float">
            <text:p>230,4</text:p>
          </table:table-cell>
          <table:table-cell table:number-columns-repeated="2" office:value-type="float" office:value="17.9" calcext:value-type="float">
            <text:p>17,9</text:p>
          </table:table-cell>
          <table:table-cell office:value-type="float" office:value="21.2" calcext:value-type="float">
            <text:p>21,2</text:p>
          </table:table-cell>
          <table:table-cell office:value-type="float" office:value="988" calcext:value-type="float">
            <text:p>988</text:p>
          </table:table-cell>
          <table:table-cell office:value-type="float" office:value="56.3" calcext:value-type="float">
            <text:p>56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2.1" calcext:value-type="float">
            <text:p>12,1</text:p>
          </table:table-cell>
          <table:table-cell office:value-type="float" office:value="-164.9" calcext:value-type="float">
            <text:p>-164,9</text:p>
          </table:table-cell>
          <table:table-cell office:value-type="float" office:value="2420" calcext:value-type="float">
            <text:p>2420</text:p>
          </table:table-cell>
          <table:table-cell table:formula="of:=([.E1163]-[.E1162])/10" office:value-type="float" office:value="0.00999999999999943" calcext:value-type="float">
            <text:p>0,009999999999999</text:p>
          </table:table-cell>
          <table:table-cell table:formula="of:=AVERAGE([.P1138:.P1163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0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4" calcext:value-type="float">
            <text:p>230,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.2" calcext:value-type="float">
            <text:p>22,2</text:p>
          </table:table-cell>
          <table:table-cell office:value-type="float" office:value="988" calcext:value-type="float">
            <text:p>988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67.9" calcext:value-type="float">
            <text:p>-167,9</text:p>
          </table:table-cell>
          <table:table-cell office:value-type="float" office:value="2419.3" calcext:value-type="float">
            <text:p>2419,3</text:p>
          </table:table-cell>
          <table:table-cell table:formula="of:=([.E1164]-[.E1163])/10" office:value-type="float" office:value="0" calcext:value-type="float">
            <text:p>0</text:p>
          </table:table-cell>
          <table:table-cell table:formula="of:=AVERAGE([.P1139:.P1164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15</text:p>
          </table:table-cell>
          <table:table-cell office:value-type="float" office:value="8" calcext:value-type="float">
            <text:p>8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47" calcext:value-type="float">
            <text:p>0,685347</text:p>
          </table:table-cell>
          <table:table-cell office:value-type="float" office:value="230.4" calcext:value-type="float">
            <text:p>230,4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,1</text:p>
          </table:table-cell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69.9" calcext:value-type="float">
            <text:p>-169,9</text:p>
          </table:table-cell>
          <table:table-cell office:value-type="float" office:value="2418.9" calcext:value-type="float">
            <text:p>2418,9</text:p>
          </table:table-cell>
          <table:table-cell table:formula="of:=([.E1165]-[.E1164])/10" office:value-type="float" office:value="0" calcext:value-type="float">
            <text:p>0</text:p>
          </table:table-cell>
          <table:table-cell table:formula="of:=AVERAGE([.P1140:.P1165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2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45" calcext:value-type="float">
            <text:p>0,685345</text:p>
          </table:table-cell>
          <table:table-cell office:value-type="float" office:value="230.4" calcext:value-type="float">
            <text:p>230,4</text:p>
          </table:table-cell>
          <table:table-cell office:value-type="float" office:value="18.1" calcext:value-type="float">
            <text:p>18,1</text:p>
          </table:table-cell>
          <table:table-cell office:value-type="float" office:value="18.2" calcext:value-type="float">
            <text:p>18,2</text:p>
          </table:table-cell>
          <table:table-cell office:value-type="float" office:value="22" calcext:value-type="float">
            <text:p>22</text:p>
          </table:table-cell>
          <table:table-cell office:value-type="float" office:value="988" calcext:value-type="float">
            <text:p>988</text:p>
          </table:table-cell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73.8" calcext:value-type="float">
            <text:p>-173,8</text:p>
          </table:table-cell>
          <table:table-cell office:value-type="float" office:value="2418.4" calcext:value-type="float">
            <text:p>2418,4</text:p>
          </table:table-cell>
          <table:table-cell table:formula="of:=([.E1166]-[.E1165])/10" office:value-type="float" office:value="0" calcext:value-type="float">
            <text:p>0</text:p>
          </table:table-cell>
          <table:table-cell table:formula="of:=AVERAGE([.P1141:.P1166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3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45" calcext:value-type="float">
            <text:p>0,685345</text:p>
          </table:table-cell>
          <table:table-cell office:value-type="float" office:value="230.4" calcext:value-type="float">
            <text:p>230,4</text:p>
          </table:table-cell>
          <table:table-cell office:value-type="float" office:value="18.2" calcext:value-type="float">
            <text:p>18,2</text:p>
          </table:table-cell>
          <table:table-cell office:value-type="float" office:value="18.3" calcext:value-type="float">
            <text:p>18,3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55.4" calcext:value-type="float">
            <text:p>55,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2417.9" calcext:value-type="float">
            <text:p>2417,9</text:p>
          </table:table-cell>
          <table:table-cell table:formula="of:=([.E1167]-[.E1166])/10" office:value-type="float" office:value="0" calcext:value-type="float">
            <text:p>0</text:p>
          </table:table-cell>
          <table:table-cell table:formula="of:=AVERAGE([.P1142:.P1167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45</text:p>
          </table:table-cell>
          <table:table-cell office:value-type="float" office:value="9" calcext:value-type="float">
            <text:p>9</text:p>
          </table:table-cell>
          <table:table-cell office:value-type="float" office:value="48.562542" calcext:value-type="float">
            <text:p>48,562542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6" calcext:value-type="float">
            <text:p>230,6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22.2" calcext:value-type="float">
            <text:p>22,2</text:p>
          </table:table-cell>
          <table:table-cell office:value-type="float" office:value="988" calcext:value-type="float">
            <text:p>988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98.4" calcext:value-type="float">
            <text:p>-198,4</text:p>
          </table:table-cell>
          <table:table-cell office:value-type="float" office:value="2417.4" calcext:value-type="float">
            <text:p>2417,4</text:p>
          </table:table-cell>
          <table:table-cell table:formula="of:=([.E1168]-[.E1167])/10" office:value-type="float" office:value="0.0199999999999989" calcext:value-type="float">
            <text:p>0,019999999999999</text:p>
          </table:table-cell>
          <table:table-cell table:formula="of:=AVERAGE([.P1143:.P1168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8:5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18.4" calcext:value-type="float">
            <text:p>18,4</text:p>
          </table:table-cell>
          <table:table-cell office:value-type="float" office:value="21.8" calcext:value-type="float">
            <text:p>21,8</text:p>
          </table:table-cell>
          <table:table-cell office:value-type="float" office:value="988" calcext:value-type="float">
            <text:p>988</text:p>
          </table:table-cell>
          <table:table-cell office:value-type="float" office:value="54.6" calcext:value-type="float">
            <text:p>54,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71.2" calcext:value-type="float">
            <text:p>-171,2</text:p>
          </table:table-cell>
          <table:table-cell office:value-type="float" office:value="2416.9" calcext:value-type="float">
            <text:p>2416,9</text:p>
          </table:table-cell>
          <table:table-cell table:formula="of:=([.E1169]-[.E1168])/10" office:value-type="float" office:value="-0.00999999999999943" calcext:value-type="float">
            <text:p>-0,009999999999999</text:p>
          </table:table-cell>
          <table:table-cell table:formula="of:=AVERAGE([.P1144:.P1169])" office:value-type="float" office:value="-0.0011538461538462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05</text:p>
          </table:table-cell>
          <table:table-cell office:value-type="float" office:value="8" calcext:value-type="float">
            <text:p>8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7" calcext:value-type="float">
            <text:p>230,7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22.5" calcext:value-type="float">
            <text:p>22,5</text:p>
          </table:table-cell>
          <table:table-cell office:value-type="float" office:value="987.9" calcext:value-type="float">
            <text:p>987,9</text:p>
          </table:table-cell>
          <table:table-cell office:value-type="float" office:value="54.2" calcext:value-type="float">
            <text:p>54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2.1" calcext:value-type="float">
            <text:p>12,1</text:p>
          </table:table-cell>
          <table:table-cell office:value-type="float" office:value="-172.1" calcext:value-type="float">
            <text:p>-172,1</text:p>
          </table:table-cell>
          <table:table-cell office:value-type="float" office:value="2416.4" calcext:value-type="float">
            <text:p>2416,4</text:p>
          </table:table-cell>
          <table:table-cell table:formula="of:=([.E1170]-[.E1169])/10" office:value-type="float" office:value="0.0199999999999989" calcext:value-type="float">
            <text:p>0,019999999999999</text:p>
          </table:table-cell>
          <table:table-cell table:formula="of:=AVERAGE([.P1145:.P1170])" office:value-type="float" office:value="-0.000384615384615472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6" calcext:value-type="float">
            <text:p>230,6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22.5" calcext:value-type="float">
            <text:p>22,5</text:p>
          </table:table-cell>
          <table:table-cell office:value-type="float" office:value="988" calcext:value-type="float">
            <text:p>988</text:p>
          </table:table-cell>
          <table:table-cell office:value-type="float" office:value="53.9" calcext:value-type="float">
            <text:p>53,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.1" calcext:value-type="float">
            <text:p>12,1</text:p>
          </table:table-cell>
          <table:table-cell office:value-type="float" office:value="-172" calcext:value-type="float">
            <text:p>-172</text:p>
          </table:table-cell>
          <table:table-cell office:value-type="float" office:value="2416" calcext:value-type="float">
            <text:p>2416</text:p>
          </table:table-cell>
          <table:table-cell table:formula="of:=([.E1171]-[.E1170])/10" office:value-type="float" office:value="-0.00999999999999943" calcext:value-type="float">
            <text:p>-0,009999999999999</text:p>
          </table:table-cell>
          <table:table-cell table:formula="of:=AVERAGE([.P1146:.P1171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2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6" calcext:value-type="float">
            <text:p>230,6</text:p>
          </table:table-cell>
          <table:table-cell table:number-columns-repeated="2" office:value-type="float" office:value="18.6" calcext:value-type="float">
            <text:p>18,6</text:p>
          </table:table-cell>
          <table:table-cell office:value-type="float" office:value="23.2" calcext:value-type="float">
            <text:p>23,2</text:p>
          </table:table-cell>
          <table:table-cell office:value-type="float" office:value="988.1" calcext:value-type="float">
            <text:p>988,1</text:p>
          </table:table-cell>
          <table:table-cell office:value-type="float" office:value="53.6" calcext:value-type="float">
            <text:p>53,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.1" calcext:value-type="float">
            <text:p>12,1</text:p>
          </table:table-cell>
          <table:table-cell office:value-type="float" office:value="-168.5" calcext:value-type="float">
            <text:p>-168,5</text:p>
          </table:table-cell>
          <table:table-cell office:value-type="float" office:value="2415.5" calcext:value-type="float">
            <text:p>2415,5</text:p>
          </table:table-cell>
          <table:table-cell table:formula="of:=([.E1172]-[.E1171])/10" office:value-type="float" office:value="0" calcext:value-type="float">
            <text:p>0</text:p>
          </table:table-cell>
          <table:table-cell table:formula="of:=AVERAGE([.P1147:.P1172])" office:value-type="float" office:value="-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35</text:p>
          </table:table-cell>
          <table:table-cell office:value-type="float" office:value="8" calcext:value-type="float">
            <text:p>8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337" calcext:value-type="float">
            <text:p>0,685337</text:p>
          </table:table-cell>
          <table:table-cell office:value-type="float" office:value="230.6" calcext:value-type="float">
            <text:p>230,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23.8" calcext:value-type="float">
            <text:p>23,8</text:p>
          </table:table-cell>
          <table:table-cell office:value-type="float" office:value="988.1" calcext:value-type="float">
            <text:p>988,1</text:p>
          </table:table-cell>
          <table:table-cell office:value-type="float" office:value="53.3" calcext:value-type="float">
            <text:p>53,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.1" calcext:value-type="float">
            <text:p>12,1</text:p>
          </table:table-cell>
          <table:table-cell office:value-type="float" office:value="-173.4" calcext:value-type="float">
            <text:p>-173,4</text:p>
          </table:table-cell>
          <table:table-cell office:value-type="float" office:value="2415" calcext:value-type="float">
            <text:p>2415</text:p>
          </table:table-cell>
          <table:table-cell table:formula="of:=([.E1173]-[.E1172])/10" office:value-type="float" office:value="0" calcext:value-type="float">
            <text:p>0</text:p>
          </table:table-cell>
          <table:table-cell table:formula="of:=AVERAGE([.P1148:.P117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4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35" calcext:value-type="float">
            <text:p>0,685335</text:p>
          </table:table-cell>
          <table:table-cell office:value-type="float" office:value="230" calcext:value-type="float">
            <text:p>230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23.2" calcext:value-type="float">
            <text:p>23,2</text:p>
          </table:table-cell>
          <table:table-cell office:value-type="float" office:value="988.1" calcext:value-type="float">
            <text:p>988,1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2.1" calcext:value-type="float">
            <text:p>12,1</text:p>
          </table:table-cell>
          <table:table-cell office:value-type="float" office:value="-166.9" calcext:value-type="float">
            <text:p>-166,9</text:p>
          </table:table-cell>
          <table:table-cell office:value-type="float" office:value="2414.6" calcext:value-type="float">
            <text:p>2414,6</text:p>
          </table:table-cell>
          <table:table-cell table:formula="of:=([.E1174]-[.E1173])/10" office:value-type="float" office:value="-0.0599999999999994" calcext:value-type="float">
            <text:p>-0,06</text:p>
          </table:table-cell>
          <table:table-cell table:formula="of:=AVERAGE([.P1149:.P1174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39:5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35" calcext:value-type="float">
            <text:p>0,685335</text:p>
          </table:table-cell>
          <table:table-cell office:value-type="float" office:value="230" calcext:value-type="float">
            <text:p>230</text:p>
          </table:table-cell>
          <table:table-cell office:value-type="float" office:value="18.9" calcext:value-type="float">
            <text:p>18,9</text:p>
          </table:table-cell>
          <table:table-cell office:value-type="float" office:value="18.8" calcext:value-type="float">
            <text:p>18,8</text:p>
          </table:table-cell>
          <table:table-cell office:value-type="float" office:value="23.8" calcext:value-type="float">
            <text:p>23,8</text:p>
          </table:table-cell>
          <table:table-cell office:value-type="float" office:value="988.1" calcext:value-type="float">
            <text:p>988,1</text:p>
          </table:table-cell>
          <table:table-cell office:value-type="float" office:value="52.9" calcext:value-type="float">
            <text:p>52,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2.1" calcext:value-type="float">
            <text:p>12,1</text:p>
          </table:table-cell>
          <table:table-cell office:value-type="float" office:value="-176.3" calcext:value-type="float">
            <text:p>-176,3</text:p>
          </table:table-cell>
          <table:table-cell office:value-type="float" office:value="2414.1" calcext:value-type="float">
            <text:p>2414,1</text:p>
          </table:table-cell>
          <table:table-cell table:formula="of:=([.E1175]-[.E1174])/10" office:value-type="float" office:value="0" calcext:value-type="float">
            <text:p>0</text:p>
          </table:table-cell>
          <table:table-cell table:formula="of:=AVERAGE([.P1150:.P1175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0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335" calcext:value-type="float">
            <text:p>0,685335</text:p>
          </table:table-cell>
          <table:table-cell office:value-type="float" office:value="229.9" calcext:value-type="float">
            <text:p>229,9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,9</text:p>
          </table:table-cell>
          <table:table-cell office:value-type="float" office:value="23.2" calcext:value-type="float">
            <text:p>23,2</text:p>
          </table:table-cell>
          <table:table-cell office:value-type="float" office:value="988.1" calcext:value-type="float">
            <text:p>988,1</text:p>
          </table:table-cell>
          <table:table-cell office:value-type="float" office:value="52.6" calcext:value-type="float">
            <text:p>52,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2.1" calcext:value-type="float">
            <text:p>12,1</text:p>
          </table:table-cell>
          <table:table-cell office:value-type="float" office:value="-164.3" calcext:value-type="float">
            <text:p>-164,3</text:p>
          </table:table-cell>
          <table:table-cell office:value-type="float" office:value="2413.4" calcext:value-type="float">
            <text:p>2413,4</text:p>
          </table:table-cell>
          <table:table-cell table:formula="of:=([.E1176]-[.E1175])/10" office:value-type="float" office:value="-0.00999999999999943" calcext:value-type="float">
            <text:p>-0,009999999999999</text:p>
          </table:table-cell>
          <table:table-cell table:formula="of:=AVERAGE([.P1151:.P1176])" office:value-type="float" office:value="-0.00230769230769229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15</text:p>
          </table:table-cell>
          <table:table-cell office:value-type="float" office:value="9" calcext:value-type="float">
            <text:p>9</text:p>
          </table:table-cell>
          <table:table-cell office:value-type="float" office:value="48.562557" calcext:value-type="float">
            <text:p>48,562557</text:p>
          </table:table-cell>
          <table:table-cell office:value-type="float" office:value="0.685335" calcext:value-type="float">
            <text:p>0,685335</text:p>
          </table:table-cell>
          <table:table-cell office:value-type="float" office:value="229.9" calcext:value-type="float">
            <text:p>229,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.5" calcext:value-type="float">
            <text:p>23,5</text:p>
          </table:table-cell>
          <table:table-cell office:value-type="float" office:value="988.1" calcext:value-type="float">
            <text:p>988,1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2.1" calcext:value-type="float">
            <text:p>12,1</text:p>
          </table:table-cell>
          <table:table-cell office:value-type="float" office:value="-167.4" calcext:value-type="float">
            <text:p>-167,4</text:p>
          </table:table-cell>
          <table:table-cell office:value-type="float" office:value="2413" calcext:value-type="float">
            <text:p>2413</text:p>
          </table:table-cell>
          <table:table-cell table:formula="of:=([.E1177]-[.E1176])/10" office:value-type="float" office:value="0" calcext:value-type="float">
            <text:p>0</text:p>
          </table:table-cell>
          <table:table-cell table:formula="of:=AVERAGE([.P1152:.P1177])" office:value-type="float" office:value="-0.00230769230769229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25</text:p>
          </table:table-cell>
          <table:table-cell office:value-type="float" office:value="9" calcext:value-type="float">
            <text:p>9</text:p>
          </table:table-cell>
          <table:table-cell office:value-type="float" office:value="48.562584" calcext:value-type="float">
            <text:p>48,562584</text:p>
          </table:table-cell>
          <table:table-cell office:value-type="float" office:value="0.685367" calcext:value-type="float">
            <text:p>0,685367</text:p>
          </table:table-cell>
          <table:table-cell office:value-type="float" office:value="230.2" calcext:value-type="float">
            <text:p>230,2</text:p>
          </table:table-cell>
          <table:table-cell office:value-type="float" office:value="19.1" calcext:value-type="float">
            <text:p>19,1</text:p>
          </table:table-cell>
          <table:table-cell office:value-type="float" office:value="19" calcext:value-type="float">
            <text:p>19</text:p>
          </table:table-cell>
          <table:table-cell office:value-type="float" office:value="22.5" calcext:value-type="float">
            <text:p>22,5</text:p>
          </table:table-cell>
          <table:table-cell office:value-type="float" office:value="988" calcext:value-type="float">
            <text:p>988</text:p>
          </table:table-cell>
          <table:table-cell office:value-type="float" office:value="52.2" calcext:value-type="float">
            <text:p>52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7.2" calcext:value-type="float">
            <text:p>-167,2</text:p>
          </table:table-cell>
          <table:table-cell office:value-type="float" office:value="2412.5" calcext:value-type="float">
            <text:p>2412,5</text:p>
          </table:table-cell>
          <table:table-cell table:formula="of:=([.E1178]-[.E1177])/10" office:value-type="float" office:value="0.0299999999999983" calcext:value-type="float">
            <text:p>0,029999999999998</text:p>
          </table:table-cell>
          <table:table-cell table:formula="of:=AVERAGE([.P1153:.P1178])" office:value-type="float" office:value="-0.0011538461538462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35</text:p>
          </table:table-cell>
          <table:table-cell office:value-type="float" office:value="9" calcext:value-type="float">
            <text:p>9</text:p>
          </table:table-cell>
          <table:table-cell office:value-type="float" office:value="48.562592" calcext:value-type="float">
            <text:p>48,562592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30.1" calcext:value-type="float">
            <text:p>230,1</text:p>
          </table:table-cell>
          <table:table-cell office:value-type="float" office:value="19.2" calcext:value-type="float">
            <text:p>19,2</text:p>
          </table:table-cell>
          <table:table-cell office:value-type="float" office:value="19.1" calcext:value-type="float">
            <text:p>19,1</text:p>
          </table:table-cell>
          <table:table-cell office:value-type="float" office:value="21.8" calcext:value-type="float">
            <text:p>21,8</text:p>
          </table:table-cell>
          <table:table-cell office:value-type="float" office:value="988" calcext:value-type="float">
            <text:p>988</text:p>
          </table:table-cell>
          <table:table-cell office:value-type="float" office:value="51.9" calcext:value-type="float">
            <text:p>51,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7.6" calcext:value-type="float">
            <text:p>-167,6</text:p>
          </table:table-cell>
          <table:table-cell office:value-type="float" office:value="2412.1" calcext:value-type="float">
            <text:p>2412,1</text:p>
          </table:table-cell>
          <table:table-cell table:formula="of:=([.E1179]-[.E1178])/10" office:value-type="float" office:value="-0.00999999999999943" calcext:value-type="float">
            <text:p>-0,009999999999999</text:p>
          </table:table-cell>
          <table:table-cell table:formula="of:=AVERAGE([.P1154:.P1179])" office:value-type="float" office:value="-0.00153846153846156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45</text:p>
          </table:table-cell>
          <table:table-cell office:value-type="float" office:value="9" calcext:value-type="float">
            <text:p>9</text:p>
          </table:table-cell>
          <table:table-cell office:value-type="float" office:value="48.562592" calcext:value-type="float">
            <text:p>48,562592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9.2" calcext:value-type="float">
            <text:p>19,2</text:p>
          </table:table-cell>
          <table:table-cell office:value-type="float" office:value="19" calcext:value-type="float">
            <text:p>19</text:p>
          </table:table-cell>
          <table:table-cell office:value-type="float" office:value="988.1" calcext:value-type="float">
            <text:p>988,1</text:p>
          </table:table-cell>
          <table:table-cell office:value-type="float" office:value="51.8" calcext:value-type="float">
            <text:p>51,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98.2" calcext:value-type="float">
            <text:p>-198,2</text:p>
          </table:table-cell>
          <table:table-cell office:value-type="float" office:value="2411.6" calcext:value-type="float">
            <text:p>2411,6</text:p>
          </table:table-cell>
          <table:table-cell table:formula="of:=([.E1180]-[.E1179])/10" office:value-type="float" office:value="-0.00999999999999943" calcext:value-type="float">
            <text:p>-0,009999999999999</text:p>
          </table:table-cell>
          <table:table-cell table:formula="of:=AVERAGE([.P1155:.P1180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0:55</text:p>
          </table:table-cell>
          <table:table-cell office:value-type="float" office:value="9" calcext:value-type="float">
            <text:p>9</text:p>
          </table:table-cell>
          <table:table-cell office:value-type="float" office:value="48.562588" calcext:value-type="float">
            <text:p>48,56258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5" calcext:value-type="float">
            <text:p>229,5</text:p>
          </table:table-cell>
          <table:table-cell office:value-type="float" office:value="19.4" calcext:value-type="float">
            <text:p>19,4</text:p>
          </table:table-cell>
          <table:table-cell office:value-type="float" office:value="19.2" calcext:value-type="float">
            <text:p>19,2</text:p>
          </table:table-cell>
          <table:table-cell office:value-type="float" office:value="22.8" calcext:value-type="float">
            <text:p>22,8</text:p>
          </table:table-cell>
          <table:table-cell office:value-type="float" office:value="988" calcext:value-type="float">
            <text:p>988</text:p>
          </table:table-cell>
          <table:table-cell office:value-type="float" office:value="51.6" calcext:value-type="float">
            <text:p>51,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4.3" calcext:value-type="float">
            <text:p>-164,3</text:p>
          </table:table-cell>
          <table:table-cell office:value-type="float" office:value="2411.1" calcext:value-type="float">
            <text:p>2411,1</text:p>
          </table:table-cell>
          <table:table-cell table:formula="of:=([.E1181]-[.E1180])/10" office:value-type="float" office:value="-0.05" calcext:value-type="float">
            <text:p>-0,05</text:p>
          </table:table-cell>
          <table:table-cell table:formula="of:=AVERAGE([.P1156:.P1181])" office:value-type="float" office:value="-0.00423076923076921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05</text:p>
          </table:table-cell>
          <table:table-cell office:value-type="float" office:value="9" calcext:value-type="float">
            <text:p>9</text:p>
          </table:table-cell>
          <table:table-cell office:value-type="float" office:value="48.562584" calcext:value-type="float">
            <text:p>48,562584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29.5" calcext:value-type="float">
            <text:p>229,5</text:p>
          </table:table-cell>
          <table:table-cell office:value-type="float" office:value="19.5" calcext:value-type="float">
            <text:p>19,5</text:p>
          </table:table-cell>
          <table:table-cell office:value-type="float" office:value="19.3" calcext:value-type="float">
            <text:p>19,3</text:p>
          </table:table-cell>
          <table:table-cell office:value-type="float" office:value="24.8" calcext:value-type="float">
            <text:p>24,8</text:p>
          </table:table-cell>
          <table:table-cell office:value-type="float" office:value="988.1" calcext:value-type="float">
            <text:p>988,1</text:p>
          </table:table-cell>
          <table:table-cell office:value-type="float" office:value="51.5" calcext:value-type="float">
            <text:p>51,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1.7" calcext:value-type="float">
            <text:p>-161,7</text:p>
          </table:table-cell>
          <table:table-cell office:value-type="float" office:value="2410.6" calcext:value-type="float">
            <text:p>2410,6</text:p>
          </table:table-cell>
          <table:table-cell table:formula="of:=([.E1182]-[.E1181])/10" office:value-type="float" office:value="0" calcext:value-type="float">
            <text:p>0</text:p>
          </table:table-cell>
          <table:table-cell table:formula="of:=AVERAGE([.P1157:.P1182])" office:value-type="float" office:value="-0.00423076923076921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1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29.4" calcext:value-type="float">
            <text:p>229,4</text:p>
          </table:table-cell>
          <table:table-cell office:value-type="float" office:value="19.5" calcext:value-type="float">
            <text:p>19,5</text:p>
          </table:table-cell>
          <table:table-cell office:value-type="float" office:value="19.4" calcext:value-type="float">
            <text:p>19,4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1.8" calcext:value-type="float">
            <text:p>-161,8</text:p>
          </table:table-cell>
          <table:table-cell office:value-type="float" office:value="2410.2" calcext:value-type="float">
            <text:p>2410,2</text:p>
          </table:table-cell>
          <table:table-cell table:formula="of:=([.E1183]-[.E1182])/10" office:value-type="float" office:value="-0.00999999999999943" calcext:value-type="float">
            <text:p>-0,009999999999999</text:p>
          </table:table-cell>
          <table:table-cell table:formula="of:=AVERAGE([.P1158:.P1183])" office:value-type="float" office:value="-0.00461538461538457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2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4" calcext:value-type="float">
            <text:p>229,4</text:p>
          </table:table-cell>
          <table:table-cell office:value-type="float" office:value="19.6" calcext:value-type="float">
            <text:p>19,6</text:p>
          </table:table-cell>
          <table:table-cell office:value-type="float" office:value="19.5" calcext:value-type="float">
            <text:p>19,5</text:p>
          </table:table-cell>
          <table:table-cell office:value-type="float" office:value="23.5" calcext:value-type="float">
            <text:p>23,5</text:p>
          </table:table-cell>
          <table:table-cell office:value-type="float" office:value="988.1" calcext:value-type="float">
            <text:p>988,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9.7" calcext:value-type="float">
            <text:p>-169,7</text:p>
          </table:table-cell>
          <table:table-cell office:value-type="float" office:value="2409.7" calcext:value-type="float">
            <text:p>2409,7</text:p>
          </table:table-cell>
          <table:table-cell table:formula="of:=([.E1184]-[.E1183])/10" office:value-type="float" office:value="0" calcext:value-type="float">
            <text:p>0</text:p>
          </table:table-cell>
          <table:table-cell table:formula="of:=AVERAGE([.P1159:.P1184])" office:value-type="float" office:value="-0.00384615384615385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3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4" calcext:value-type="float">
            <text:p>229,4</text:p>
          </table:table-cell>
          <table:table-cell office:value-type="float" office:value="19.8" calcext:value-type="float">
            <text:p>19,8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2.7" calcext:value-type="float">
            <text:p>-162,7</text:p>
          </table:table-cell>
          <table:table-cell office:value-type="float" office:value="2409.2" calcext:value-type="float">
            <text:p>2409,2</text:p>
          </table:table-cell>
          <table:table-cell table:formula="of:=([.E1185]-[.E1184])/10" office:value-type="float" office:value="0" calcext:value-type="float">
            <text:p>0</text:p>
          </table:table-cell>
          <table:table-cell table:formula="of:=AVERAGE([.P1160:.P1185])" office:value-type="float" office:value="-0.00384615384615385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4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4" calcext:value-type="float">
            <text:p>229,4</text:p>
          </table:table-cell>
          <table:table-cell table:number-columns-repeated="2" office:value-type="float" office:value="19.9" calcext:value-type="float">
            <text:p>19,9</text:p>
          </table:table-cell>
          <table:table-cell office:value-type="float" office:value="21.8" calcext:value-type="float">
            <text:p>21,8</text:p>
          </table:table-cell>
          <table:table-cell office:value-type="float" office:value="988.1" calcext:value-type="float">
            <text:p>988,1</text:p>
          </table:table-cell>
          <table:table-cell office:value-type="float" office:value="69.4" calcext:value-type="float">
            <text:p>69,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72.4" calcext:value-type="float">
            <text:p>-172,4</text:p>
          </table:table-cell>
          <table:table-cell office:value-type="float" office:value="2408.8" calcext:value-type="float">
            <text:p>2408,8</text:p>
          </table:table-cell>
          <table:table-cell table:formula="of:=([.E1186]-[.E1185])/10" office:value-type="float" office:value="0" calcext:value-type="float">
            <text:p>0</text:p>
          </table:table-cell>
          <table:table-cell table:formula="of:=AVERAGE([.P1161:.P1186])" office:value-type="float" office:value="-0.00384615384615385" calcext:value-type="float">
            <text:p>0,00</text:p>
          </table:table-cell>
        </table:table-row>
        <table:table-row table:style-name="ro1">
          <table:table-cell office:value-type="string" calcext:value-type="string">
            <text:p>14:41:5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4" calcext:value-type="float">
            <text:p>229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88" calcext:value-type="float">
            <text:p>988</text:p>
          </table:table-cell>
          <table:table-cell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2.1" calcext:value-type="float">
            <text:p>12,1</text:p>
          </table:table-cell>
          <table:table-cell office:value-type="float" office:value="-163.2" calcext:value-type="float">
            <text:p>-163,2</text:p>
          </table:table-cell>
          <table:table-cell office:value-type="float" office:value="2408.3" calcext:value-type="float">
            <text:p>2408,3</text:p>
          </table:table-cell>
          <table:table-cell table:formula="of:=([.E1187]-[.E1186])/10" office:value-type="float" office:value="0" calcext:value-type="float">
            <text:p>0</text:p>
          </table:table-cell>
          <table:table-cell table:formula="of:=AVERAGE([.P1162:.P1187])" office:value-type="float" office:value="-0.00346153846153848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0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3" calcext:value-type="float">
            <text:p>0,685453</text:p>
          </table:table-cell>
          <table:table-cell office:value-type="float" office:value="229.7" calcext:value-type="float">
            <text:p>229,7</text:p>
          </table:table-cell>
          <table:table-cell office:value-type="float" office:value="20.1" calcext:value-type="float">
            <text:p>20,1</text:p>
          </table:table-cell>
          <table:table-cell office:value-type="float" office:value="20.2" calcext:value-type="float">
            <text:p>20,2</text:p>
          </table:table-cell>
          <table:table-cell office:value-type="float" office:value="22" calcext:value-type="float">
            <text:p>22</text:p>
          </table:table-cell>
          <table:table-cell office:value-type="float" office:value="988.1" calcext:value-type="float">
            <text:p>988,1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07.7" calcext:value-type="float">
            <text:p>2407,7</text:p>
          </table:table-cell>
          <table:table-cell table:formula="of:=([.E1188]-[.E1187])/10" office:value-type="float" office:value="0.0299999999999983" calcext:value-type="float">
            <text:p>0,029999999999998</text:p>
          </table:table-cell>
          <table:table-cell table:formula="of:=AVERAGE([.P1163:.P1188])" office:value-type="float" office:value="-0.0023076923076924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1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3" calcext:value-type="float">
            <text:p>0,685453</text:p>
          </table:table-cell>
          <table:table-cell office:value-type="float" office:value="229.7" calcext:value-type="float">
            <text:p>229,7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office:value-type="float" office:value="22" calcext:value-type="float">
            <text:p>22</text:p>
          </table:table-cell>
          <table:table-cell office:value-type="float" office:value="988.1" calcext:value-type="float">
            <text:p>988,1</text:p>
          </table:table-cell>
          <table:table-cell office:value-type="float" office:value="69.9" calcext:value-type="float">
            <text:p>69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,1</text:p>
          </table:table-cell>
          <table:table-cell office:value-type="float" office:value="-168" calcext:value-type="float">
            <text:p>-168</text:p>
          </table:table-cell>
          <table:table-cell office:value-type="float" office:value="2407.3" calcext:value-type="float">
            <text:p>2407,3</text:p>
          </table:table-cell>
          <table:table-cell table:formula="of:=([.E1189]-[.E1188])/10" office:value-type="float" office:value="0" calcext:value-type="float">
            <text:p>0</text:p>
          </table:table-cell>
          <table:table-cell table:formula="of:=AVERAGE([.P1164:.P1189])" office:value-type="float" office:value="-0.00269230769230776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2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3" calcext:value-type="float">
            <text:p>0,685453</text:p>
          </table:table-cell>
          <table:table-cell office:value-type="float" office:value="229.7" calcext:value-type="float">
            <text:p>229,7</text:p>
          </table:table-cell>
          <table:table-cell table:number-columns-repeated="2" office:value-type="float" office:value="20.4" calcext:value-type="float">
            <text:p>20,4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2406.8" calcext:value-type="float">
            <text:p>2406,8</text:p>
          </table:table-cell>
          <table:table-cell table:formula="of:=([.E1190]-[.E1189])/10" office:value-type="float" office:value="0" calcext:value-type="float">
            <text:p>0</text:p>
          </table:table-cell>
          <table:table-cell table:formula="of:=AVERAGE([.P1165:.P1190])" office:value-type="float" office:value="-0.00269230769230776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3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3" calcext:value-type="float">
            <text:p>0,685453</text:p>
          </table:table-cell>
          <table:table-cell office:value-type="float" office:value="229.8" calcext:value-type="float">
            <text:p>229,8</text:p>
          </table:table-cell>
          <table:table-cell office:value-type="float" office:value="20.5" calcext:value-type="float">
            <text:p>20,5</text:p>
          </table:table-cell>
          <table:table-cell office:value-type="float" office:value="20.6" calcext:value-type="float">
            <text:p>20,6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2.1" calcext:value-type="float">
            <text:p>12,1</text:p>
          </table:table-cell>
          <table:table-cell office:value-type="float" office:value="-168.5" calcext:value-type="float">
            <text:p>-168,5</text:p>
          </table:table-cell>
          <table:table-cell office:value-type="float" office:value="2406.4" calcext:value-type="float">
            <text:p>2406,4</text:p>
          </table:table-cell>
          <table:table-cell table:formula="of:=([.E1191]-[.E1190])/10" office:value-type="float" office:value="0.0100000000000023" calcext:value-type="float">
            <text:p>0,010000000000002</text:p>
          </table:table-cell>
          <table:table-cell table:formula="of:=AVERAGE([.P1166:.P1191])" office:value-type="float" office:value="-0.00230769230769229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4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8" calcext:value-type="float">
            <text:p>229,8</text:p>
          </table:table-cell>
          <table:table-cell office:value-type="float" office:value="20.6" calcext:value-type="float">
            <text:p>20,6</text:p>
          </table:table-cell>
          <table:table-cell office:value-type="float" office:value="20.8" calcext:value-type="float">
            <text:p>20,8</text:p>
          </table:table-cell>
          <table:table-cell office:value-type="float" office:value="21.5" calcext:value-type="float">
            <text:p>21,5</text:p>
          </table:table-cell>
          <table:table-cell office:value-type="float" office:value="988.1" calcext:value-type="float">
            <text:p>988,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2.1" calcext:value-type="float">
            <text:p>12,1</text:p>
          </table:table-cell>
          <table:table-cell office:value-type="float" office:value="-200.5" calcext:value-type="float">
            <text:p>-200,5</text:p>
          </table:table-cell>
          <table:table-cell office:value-type="float" office:value="2405.8" calcext:value-type="float">
            <text:p>2405,8</text:p>
          </table:table-cell>
          <table:table-cell table:formula="of:=([.E1192]-[.E1191])/10" office:value-type="float" office:value="0" calcext:value-type="float">
            <text:p>0</text:p>
          </table:table-cell>
          <table:table-cell table:formula="of:=AVERAGE([.P1167:.P1192])" office:value-type="float" office:value="-0.00230769230769229" calcext:value-type="float">
            <text:p>0,00</text:p>
          </table:table-cell>
        </table:table-row>
        <table:table-row table:style-name="ro1">
          <table:table-cell office:value-type="string" calcext:value-type="string">
            <text:p>14:42:5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8" calcext:value-type="float">
            <text:p>229,8</text:p>
          </table:table-cell>
          <table:table-cell office:value-type="float" office:value="20.6" calcext:value-type="float">
            <text:p>20,6</text:p>
          </table:table-cell>
          <table:table-cell office:value-type="float" office:value="20.9" calcext:value-type="float">
            <text:p>20,9</text:p>
          </table:table-cell>
          <table:table-cell office:value-type="float" office:value="21.8" calcext:value-type="float">
            <text:p>21,8</text:p>
          </table:table-cell>
          <table:table-cell office:value-type="float" office:value="988.2" calcext:value-type="float">
            <text:p>988,2</text:p>
          </table:table-cell>
          <table:table-cell office:value-type="float" office:value="67.3" calcext:value-type="float">
            <text:p>67,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2.1" calcext:value-type="float">
            <text:p>12,1</text:p>
          </table:table-cell>
          <table:table-cell office:value-type="float" office:value="-163.6" calcext:value-type="float">
            <text:p>-163,6</text:p>
          </table:table-cell>
          <table:table-cell office:value-type="float" office:value="2405.4" calcext:value-type="float">
            <text:p>2405,4</text:p>
          </table:table-cell>
          <table:table-cell table:formula="of:=([.E1193]-[.E1192])/10" office:value-type="float" office:value="0" calcext:value-type="float">
            <text:p>0</text:p>
          </table:table-cell>
          <table:table-cell table:formula="of:=AVERAGE([.P1168:.P1193])" office:value-type="float" office:value="-0.00230769230769229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0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8" calcext:value-type="float">
            <text:p>229,8</text:p>
          </table:table-cell>
          <table:table-cell office:value-type="float" office:value="20.8" calcext:value-type="float">
            <text:p>20,8</text:p>
          </table:table-cell>
          <table:table-cell office:value-type="float" office:value="20.9" calcext:value-type="float">
            <text:p>20,9</text:p>
          </table:table-cell>
          <table:table-cell office:value-type="float" office:value="21.5" calcext:value-type="float">
            <text:p>21,5</text:p>
          </table:table-cell>
          <table:table-cell office:value-type="float" office:value="988.2" calcext:value-type="float">
            <text:p>988,2</text:p>
          </table:table-cell>
          <table:table-cell office:value-type="float" office:value="67.1" calcext:value-type="float">
            <text:p>67,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2.1" calcext:value-type="float">
            <text:p>12,1</text:p>
          </table:table-cell>
          <table:table-cell office:value-type="float" office:value="-167.2" calcext:value-type="float">
            <text:p>-167,2</text:p>
          </table:table-cell>
          <table:table-cell office:value-type="float" office:value="2404.9" calcext:value-type="float">
            <text:p>2404,9</text:p>
          </table:table-cell>
          <table:table-cell table:formula="of:=([.E1194]-[.E1193])/10" office:value-type="float" office:value="0" calcext:value-type="float">
            <text:p>0</text:p>
          </table:table-cell>
          <table:table-cell table:formula="of:=AVERAGE([.P1169:.P1194])" office:value-type="float" office:value="-0.00307692307692301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1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8" calcext:value-type="float">
            <text:p>229,8</text:p>
          </table:table-cell>
          <table:table-cell office:value-type="float" office:value="20.9" calcext:value-type="float">
            <text:p>20,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88.1" calcext:value-type="float">
            <text:p>988,1</text:p>
          </table:table-cell>
          <table:table-cell office:value-type="float" office:value="67.1" calcext:value-type="float">
            <text:p>67,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2.1" calcext:value-type="float">
            <text:p>12,1</text:p>
          </table:table-cell>
          <table:table-cell office:value-type="float" office:value="-161.2" calcext:value-type="float">
            <text:p>-161,2</text:p>
          </table:table-cell>
          <table:table-cell office:value-type="float" office:value="2404.4" calcext:value-type="float">
            <text:p>2404,4</text:p>
          </table:table-cell>
          <table:table-cell table:formula="of:=([.E1195]-[.E1194])/10" office:value-type="float" office:value="0" calcext:value-type="float">
            <text:p>0</text:p>
          </table:table-cell>
          <table:table-cell table:formula="of:=AVERAGE([.P1170:.P1195])" office:value-type="float" office:value="-0.00269230769230765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2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2" calcext:value-type="float">
            <text:p>0,685452</text:p>
          </table:table-cell>
          <table:table-cell office:value-type="float" office:value="229.8" calcext:value-type="float">
            <text:p>229,8</text:p>
          </table:table-cell>
          <table:table-cell office:value-type="float" office:value="21" calcext:value-type="float">
            <text:p>21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2.1" calcext:value-type="float">
            <text:p>12,1</text:p>
          </table:table-cell>
          <table:table-cell office:value-type="float" office:value="-163.7" calcext:value-type="float">
            <text:p>-163,7</text:p>
          </table:table-cell>
          <table:table-cell office:value-type="float" office:value="2404" calcext:value-type="float">
            <text:p>2404</text:p>
          </table:table-cell>
          <table:table-cell table:formula="of:=([.E1196]-[.E1195])/10" office:value-type="float" office:value="0" calcext:value-type="float">
            <text:p>0</text:p>
          </table:table-cell>
          <table:table-cell table:formula="of:=AVERAGE([.P1171:.P1196])" office:value-type="float" office:value="-0.00346153846153837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3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29.8" calcext:value-type="float">
            <text:p>229,8</text:p>
          </table:table-cell>
          <table:table-cell office:value-type="float" office:value="21.1" calcext:value-type="float">
            <text:p>21,1</text:p>
          </table:table-cell>
          <table:table-cell office:value-type="float" office:value="21.2" calcext:value-type="float">
            <text:p>21,2</text:p>
          </table:table-cell>
          <table:table-cell office:value-type="float" office:value="22.2" calcext:value-type="float">
            <text:p>22,2</text:p>
          </table:table-cell>
          <table:table-cell office:value-type="float" office:value="988.2" calcext:value-type="float">
            <text:p>988,2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2.1" calcext:value-type="float">
            <text:p>12,1</text:p>
          </table:table-cell>
          <table:table-cell office:value-type="float" office:value="-171.3" calcext:value-type="float">
            <text:p>-171,3</text:p>
          </table:table-cell>
          <table:table-cell office:value-type="float" office:value="2403.5" calcext:value-type="float">
            <text:p>2403,5</text:p>
          </table:table-cell>
          <table:table-cell table:formula="of:=([.E1197]-[.E1196])/10" office:value-type="float" office:value="0" calcext:value-type="float">
            <text:p>0</text:p>
          </table:table-cell>
          <table:table-cell table:formula="of:=AVERAGE([.P1172:.P1197])" office:value-type="float" office:value="-0.00307692307692301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4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29.8" calcext:value-type="float">
            <text:p>229,8</text:p>
          </table:table-cell>
          <table:table-cell office:value-type="float" office:value="21.1" calcext:value-type="float">
            <text:p>21,1</text:p>
          </table:table-cell>
          <table:table-cell office:value-type="float" office:value="21.3" calcext:value-type="float">
            <text:p>21,3</text:p>
          </table:table-cell>
          <table:table-cell office:value-type="float" office:value="22.2" calcext:value-type="float">
            <text:p>22,2</text:p>
          </table:table-cell>
          <table:table-cell office:value-type="float" office:value="988.2" calcext:value-type="float">
            <text:p>988,2</text:p>
          </table:table-cell>
          <table:table-cell office:value-type="float" office:value="66.2" calcext:value-type="float">
            <text:p>66,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2.1" calcext:value-type="float">
            <text:p>12,1</text:p>
          </table:table-cell>
          <table:table-cell office:value-type="float" office:value="-167.1" calcext:value-type="float">
            <text:p>-167,1</text:p>
          </table:table-cell>
          <table:table-cell office:value-type="float" office:value="2403" calcext:value-type="float">
            <text:p>2403</text:p>
          </table:table-cell>
          <table:table-cell table:formula="of:=([.E1198]-[.E1197])/10" office:value-type="float" office:value="0" calcext:value-type="float">
            <text:p>0</text:p>
          </table:table-cell>
          <table:table-cell table:formula="of:=AVERAGE([.P1173:.P1198])" office:value-type="float" office:value="-0.00307692307692301" calcext:value-type="float">
            <text:p>0,00</text:p>
          </table:table-cell>
        </table:table-row>
        <table:table-row table:style-name="ro1">
          <table:table-cell office:value-type="string" calcext:value-type="string">
            <text:p>14:43:55</text:p>
          </table:table-cell>
          <table:table-cell office:value-type="float" office:value="9" calcext:value-type="float">
            <text:p>9</text:p>
          </table:table-cell>
          <table:table-cell office:value-type="float" office:value="48.56258" calcext:value-type="float">
            <text:p>48,56258</text:p>
          </table:table-cell>
          <table:table-cell office:value-type="float" office:value="0.68545" calcext:value-type="float">
            <text:p>0,68545</text:p>
          </table:table-cell>
          <table:table-cell office:value-type="float" office:value="229.8" calcext:value-type="float">
            <text:p>229,8</text:p>
          </table:table-cell>
          <table:table-cell office:value-type="float" office:value="21.2" calcext:value-type="float">
            <text:p>21,2</text:p>
          </table:table-cell>
          <table:table-cell office:value-type="float" office:value="21.4" calcext:value-type="float">
            <text:p>21,4</text:p>
          </table:table-cell>
          <table:table-cell office:value-type="float" office:value="22.8" calcext:value-type="float">
            <text:p>22,8</text:p>
          </table:table-cell>
          <table:table-cell office:value-type="float" office:value="988.2" calcext:value-type="float">
            <text:p>988,2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2.1" calcext:value-type="float">
            <text:p>12,1</text:p>
          </table:table-cell>
          <table:table-cell office:value-type="float" office:value="-163.8" calcext:value-type="float">
            <text:p>-163,8</text:p>
          </table:table-cell>
          <table:table-cell office:value-type="float" office:value="2402.6" calcext:value-type="float">
            <text:p>2402,6</text:p>
          </table:table-cell>
          <table:table-cell table:formula="of:=([.E1199]-[.E1198])/10" office:value-type="float" office:value="0" calcext:value-type="float">
            <text:p>0</text:p>
          </table:table-cell>
          <table:table-cell table:formula="of:=AVERAGE([.P1174:.P1199])" office:value-type="float" office:value="-0.00307692307692301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8" calcext:value-type="float">
            <text:p>0,685428</text:p>
          </table:table-cell>
          <table:table-cell office:value-type="float" office:value="229.5" calcext:value-type="float">
            <text:p>229,5</text:p>
          </table:table-cell>
          <table:table-cell office:value-type="float" office:value="21.2" calcext:value-type="float">
            <text:p>21,2</text:p>
          </table:table-cell>
          <table:table-cell office:value-type="float" office:value="21.5" calcext:value-type="float">
            <text:p>21,5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6.8" calcext:value-type="float">
            <text:p>6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74.1" calcext:value-type="float">
            <text:p>-174,1</text:p>
          </table:table-cell>
          <table:table-cell office:value-type="float" office:value="2402" calcext:value-type="float">
            <text:p>2402</text:p>
          </table:table-cell>
          <table:table-cell table:formula="of:=([.E1200]-[.E1199])/10" office:value-type="float" office:value="-0.0300000000000011" calcext:value-type="float">
            <text:p>-0,030000000000001</text:p>
          </table:table-cell>
          <table:table-cell table:formula="of:=AVERAGE([.P1175:.P1200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1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405" calcext:value-type="float">
            <text:p>0,685405</text:p>
          </table:table-cell>
          <table:table-cell office:value-type="float" office:value="229.5" calcext:value-type="float">
            <text:p>229,5</text:p>
          </table:table-cell>
          <table:table-cell office:value-type="float" office:value="21.4" calcext:value-type="float">
            <text:p>21,4</text:p>
          </table:table-cell>
          <table:table-cell office:value-type="float" office:value="21.6" calcext:value-type="float">
            <text:p>21,6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69.2" calcext:value-type="float">
            <text:p>-169,2</text:p>
          </table:table-cell>
          <table:table-cell office:value-type="float" office:value="2401.5" calcext:value-type="float">
            <text:p>2401,5</text:p>
          </table:table-cell>
          <table:table-cell table:formula="of:=([.E1201]-[.E1200])/10" office:value-type="float" office:value="0" calcext:value-type="float">
            <text:p>0</text:p>
          </table:table-cell>
          <table:table-cell table:formula="of:=AVERAGE([.P1176:.P1201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2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413" calcext:value-type="float">
            <text:p>0,685413</text:p>
          </table:table-cell>
          <table:table-cell office:value-type="float" office:value="229.7" calcext:value-type="float">
            <text:p>229,7</text:p>
          </table:table-cell>
          <table:table-cell office:value-type="float" office:value="21.4" calcext:value-type="float">
            <text:p>21,4</text:p>
          </table:table-cell>
          <table:table-cell office:value-type="float" office:value="21.7" calcext:value-type="float">
            <text:p>21,7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2401.1" calcext:value-type="float">
            <text:p>2401,1</text:p>
          </table:table-cell>
          <table:table-cell table:formula="of:=([.E1202]-[.E1201])/10" office:value-type="float" office:value="0.0199999999999989" calcext:value-type="float">
            <text:p>0,019999999999999</text:p>
          </table:table-cell>
          <table:table-cell table:formula="of:=AVERAGE([.P1177:.P1202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3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42" calcext:value-type="float">
            <text:p>0,68542</text:p>
          </table:table-cell>
          <table:table-cell office:value-type="float" office:value="229.7" calcext:value-type="float">
            <text:p>229,7</text:p>
          </table:table-cell>
          <table:table-cell office:value-type="float" office:value="21.5" calcext:value-type="float">
            <text:p>21,5</text:p>
          </table:table-cell>
          <table:table-cell office:value-type="float" office:value="21.8" calcext:value-type="float">
            <text:p>21,8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66.5" calcext:value-type="float">
            <text:p>66,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65.8" calcext:value-type="float">
            <text:p>-165,8</text:p>
          </table:table-cell>
          <table:table-cell office:value-type="float" office:value="2400.6" calcext:value-type="float">
            <text:p>2400,6</text:p>
          </table:table-cell>
          <table:table-cell table:formula="of:=([.E1203]-[.E1202])/10" office:value-type="float" office:value="0" calcext:value-type="float">
            <text:p>0</text:p>
          </table:table-cell>
          <table:table-cell table:formula="of:=AVERAGE([.P1178:.P1203])" office:value-type="float" office:value="-0.000769230769230835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45</text:p>
          </table:table-cell>
          <table:table-cell office:value-type="float" office:value="9" calcext:value-type="float">
            <text:p>9</text:p>
          </table:table-cell>
          <table:table-cell office:value-type="float" office:value="48.562546" calcext:value-type="float">
            <text:p>48,562546</text:p>
          </table:table-cell>
          <table:table-cell office:value-type="float" office:value="0.68542" calcext:value-type="float">
            <text:p>0,68542</text:p>
          </table:table-cell>
          <table:table-cell office:value-type="float" office:value="229.7" calcext:value-type="float">
            <text:p>229,7</text:p>
          </table:table-cell>
          <table:table-cell office:value-type="float" office:value="21.6" calcext:value-type="float">
            <text:p>21,6</text:p>
          </table:table-cell>
          <table:table-cell office:value-type="float" office:value="21.9" calcext:value-type="float">
            <text:p>21,9</text:p>
          </table:table-cell>
          <table:table-cell office:value-type="float" office:value="22.8" calcext:value-type="float">
            <text:p>22,8</text:p>
          </table:table-cell>
          <table:table-cell office:value-type="float" office:value="988.2" calcext:value-type="float">
            <text:p>988,2</text:p>
          </table:table-cell>
          <table:table-cell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94.4" calcext:value-type="float">
            <text:p>-194,4</text:p>
          </table:table-cell>
          <table:table-cell office:value-type="float" office:value="2400.1" calcext:value-type="float">
            <text:p>2400,1</text:p>
          </table:table-cell>
          <table:table-cell table:formula="of:=([.E1204]-[.E1203])/10" office:value-type="float" office:value="0" calcext:value-type="float">
            <text:p>0</text:p>
          </table:table-cell>
          <table:table-cell table:formula="of:=AVERAGE([.P1179:.P1204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4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7" calcext:value-type="float">
            <text:p>0,685427</text:p>
          </table:table-cell>
          <table:table-cell office:value-type="float" office:value="229.6" calcext:value-type="float">
            <text:p>229,6</text:p>
          </table:table-cell>
          <table:table-cell office:value-type="float" office:value="21.6" calcext:value-type="float">
            <text:p>21,6</text:p>
          </table:table-cell>
          <table:table-cell office:value-type="float" office:value="21.9" calcext:value-type="float">
            <text:p>21,9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62.5" calcext:value-type="float">
            <text:p>-162,5</text:p>
          </table:table-cell>
          <table:table-cell office:value-type="float" office:value="2399.6" calcext:value-type="float">
            <text:p>2399,6</text:p>
          </table:table-cell>
          <table:table-cell table:formula="of:=([.E1205]-[.E1204])/10" office:value-type="float" office:value="-0.00999999999999943" calcext:value-type="float">
            <text:p>-0,009999999999999</text:p>
          </table:table-cell>
          <table:table-cell table:formula="of:=AVERAGE([.P1180:.P1205])" office:value-type="float" office:value="-0.00192307692307692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office:value-type="float" office:value="21.8" calcext:value-type="float">
            <text:p>21,8</text:p>
          </table:table-cell>
          <table:table-cell office:value-type="float" office:value="21.9" calcext:value-type="float">
            <text:p>21,9</text:p>
          </table:table-cell>
          <table:table-cell office:value-type="float" office:value="22.8" calcext:value-type="float">
            <text:p>22,8</text:p>
          </table:table-cell>
          <table:table-cell office:value-type="float" office:value="988.1" calcext:value-type="float">
            <text:p>988,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2.1" calcext:value-type="float">
            <text:p>12,1</text:p>
          </table:table-cell>
          <table:table-cell office:value-type="float" office:value="-170.3" calcext:value-type="float">
            <text:p>-170,3</text:p>
          </table:table-cell>
          <table:table-cell office:value-type="float" office:value="2399.1" calcext:value-type="float">
            <text:p>2399,1</text:p>
          </table:table-cell>
          <table:table-cell table:formula="of:=([.E1206]-[.E1205])/10" office:value-type="float" office:value="0.00999999999999943" calcext:value-type="float">
            <text:p>0,009999999999999</text:p>
          </table:table-cell>
          <table:table-cell table:formula="of:=AVERAGE([.P1181:.P1206])" office:value-type="float" office:value="-0.0011538461538462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1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office:value-type="float" office:value="21.8" calcext:value-type="float">
            <text:p>21,8</text:p>
          </table:table-cell>
          <table:table-cell office:value-type="float" office:value="21.9" calcext:value-type="float">
            <text:p>21,9</text:p>
          </table:table-cell>
          <table:table-cell office:value-type="float" office:value="22.5" calcext:value-type="float">
            <text:p>22,5</text:p>
          </table:table-cell>
          <table:table-cell office:value-type="float" office:value="988.2" calcext:value-type="float">
            <text:p>988,2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2.1" calcext:value-type="float">
            <text:p>12,1</text:p>
          </table:table-cell>
          <table:table-cell office:value-type="float" office:value="-168.9" calcext:value-type="float">
            <text:p>-168,9</text:p>
          </table:table-cell>
          <table:table-cell office:value-type="float" office:value="2398.7" calcext:value-type="float">
            <text:p>2398,7</text:p>
          </table:table-cell>
          <table:table-cell table:formula="of:=([.E1207]-[.E1206])/10" office:value-type="float" office:value="0" calcext:value-type="float">
            <text:p>0</text:p>
          </table:table-cell>
          <table:table-cell table:formula="of:=AVERAGE([.P1182:.P1207])" office:value-type="float" office:value="0.000769230769230726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25</text:p>
          </table:table-cell>
          <table:table-cell office:value-type="float" office:value="8" calcext:value-type="float">
            <text:p>8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table:number-columns-repeated="2" office:value-type="float" office:value="21.9" calcext:value-type="float">
            <text:p>21,9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2.1" calcext:value-type="float">
            <text:p>12,1</text:p>
          </table:table-cell>
          <table:table-cell office:value-type="float" office:value="-171.6" calcext:value-type="float">
            <text:p>-171,6</text:p>
          </table:table-cell>
          <table:table-cell office:value-type="float" office:value="2398.2" calcext:value-type="float">
            <text:p>2398,2</text:p>
          </table:table-cell>
          <table:table-cell table:formula="of:=([.E1208]-[.E1207])/10" office:value-type="float" office:value="0" calcext:value-type="float">
            <text:p>0</text:p>
          </table:table-cell>
          <table:table-cell table:formula="of:=AVERAGE([.P1183:.P1208])" office:value-type="float" office:value="0.000769230769230726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3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office:value-type="float" office:value="21.9" calcext:value-type="float">
            <text:p>21,9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,5</text:p>
          </table:table-cell>
          <table:table-cell office:value-type="float" office:value="988.2" calcext:value-type="float">
            <text:p>988,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2.1" calcext:value-type="float">
            <text:p>12,1</text:p>
          </table:table-cell>
          <table:table-cell office:value-type="float" office:value="-165.7" calcext:value-type="float">
            <text:p>-165,7</text:p>
          </table:table-cell>
          <table:table-cell office:value-type="float" office:value="2397.7" calcext:value-type="float">
            <text:p>2397,7</text:p>
          </table:table-cell>
          <table:table-cell table:formula="of:=([.E1209]-[.E1208])/10" office:value-type="float" office:value="0" calcext:value-type="float">
            <text:p>0</text:p>
          </table:table-cell>
          <table:table-cell table:formula="of:=AVERAGE([.P1184:.P1209])" office:value-type="float" office:value="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45</text:p>
          </table:table-cell>
          <table:table-cell office:value-type="float" office:value="8" calcext:value-type="float">
            <text:p>8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988.1" calcext:value-type="float">
            <text:p>988,1</text:p>
          </table:table-cell>
          <table:table-cell office:value-type="float" office:value="64.7" calcext:value-type="float">
            <text:p>64,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2.1" calcext:value-type="float">
            <text:p>12,1</text:p>
          </table:table-cell>
          <table:table-cell office:value-type="float" office:value="-169.8" calcext:value-type="float">
            <text:p>-169,8</text:p>
          </table:table-cell>
          <table:table-cell office:value-type="float" office:value="2397.3" calcext:value-type="float">
            <text:p>2397,3</text:p>
          </table:table-cell>
          <table:table-cell table:formula="of:=([.E1210]-[.E1209])/10" office:value-type="float" office:value="0" calcext:value-type="float">
            <text:p>0</text:p>
          </table:table-cell>
          <table:table-cell table:formula="of:=AVERAGE([.P1185:.P1210])" office:value-type="float" office:value="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5:5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2.5" calcext:value-type="float">
            <text:p>22,5</text:p>
          </table:table-cell>
          <table:table-cell office:value-type="float" office:value="988.2" calcext:value-type="float">
            <text:p>988,2</text:p>
          </table:table-cell>
          <table:table-cell office:value-type="float" office:value="64.4" calcext:value-type="float">
            <text:p>64,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2.1" calcext:value-type="float">
            <text:p>12,1</text:p>
          </table:table-cell>
          <table:table-cell office:value-type="float" office:value="-167.1" calcext:value-type="float">
            <text:p>-167,1</text:p>
          </table:table-cell>
          <table:table-cell office:value-type="float" office:value="2396.8" calcext:value-type="float">
            <text:p>2396,8</text:p>
          </table:table-cell>
          <table:table-cell table:formula="of:=([.E1211]-[.E1210])/10" office:value-type="float" office:value="0" calcext:value-type="float">
            <text:p>0</text:p>
          </table:table-cell>
          <table:table-cell table:formula="of:=AVERAGE([.P1186:.P1211])" office:value-type="float" office:value="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05</text:p>
          </table:table-cell>
          <table:table-cell office:value-type="float" office:value="9" calcext:value-type="float">
            <text:p>9</text:p>
          </table:table-cell>
          <table:table-cell office:value-type="float" office:value="48.56255" calcext:value-type="float">
            <text:p>48,56255</text:p>
          </table:table-cell>
          <table:table-cell office:value-type="float" office:value="0.685425" calcext:value-type="float">
            <text:p>0,685425</text:p>
          </table:table-cell>
          <table:table-cell office:value-type="float" office:value="229.7" calcext:value-type="float">
            <text:p>229,7</text:p>
          </table:table-cell>
          <table:table-cell office:value-type="float" office:value="22.1" calcext:value-type="float">
            <text:p>22,1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,5</text:p>
          </table:table-cell>
          <table:table-cell office:value-type="float" office:value="988.1" calcext:value-type="float">
            <text:p>988,1</text:p>
          </table:table-cell>
          <table:table-cell office:value-type="float" office:value="64.1" calcext:value-type="float">
            <text:p>64,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2.1" calcext:value-type="float">
            <text:p>12,1</text:p>
          </table:table-cell>
          <table:table-cell office:value-type="float" office:value="-174.6" calcext:value-type="float">
            <text:p>-174,6</text:p>
          </table:table-cell>
          <table:table-cell office:value-type="float" office:value="2396.2" calcext:value-type="float">
            <text:p>2396,2</text:p>
          </table:table-cell>
          <table:table-cell table:formula="of:=([.E1212]-[.E1211])/10" office:value-type="float" office:value="0" calcext:value-type="float">
            <text:p>0</text:p>
          </table:table-cell>
          <table:table-cell table:formula="of:=AVERAGE([.P1187:.P1212])" office:value-type="float" office:value="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15</text:p>
          </table:table-cell>
          <table:table-cell office:value-type="float" office:value="8" calcext:value-type="float">
            <text:p>8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3" calcext:value-type="float">
            <text:p>0,685433</text:p>
          </table:table-cell>
          <table:table-cell office:value-type="float" office:value="229.5" calcext:value-type="float">
            <text:p>229,5</text:p>
          </table:table-cell>
          <table:table-cell office:value-type="float" office:value="22.1" calcext:value-type="float">
            <text:p>22,1</text:p>
          </table:table-cell>
          <table:table-cell office:value-type="float" office:value="22" calcext:value-type="float">
            <text:p>22</text:p>
          </table:table-cell>
          <table:table-cell office:value-type="float" office:value="21.8" calcext:value-type="float">
            <text:p>21,8</text:p>
          </table:table-cell>
          <table:table-cell office:value-type="float" office:value="988.2" calcext:value-type="float">
            <text:p>988,2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2.1" calcext:value-type="float">
            <text:p>12,1</text:p>
          </table:table-cell>
          <table:table-cell office:value-type="float" office:value="-174.8" calcext:value-type="float">
            <text:p>-174,8</text:p>
          </table:table-cell>
          <table:table-cell office:value-type="float" office:value="2395.8" calcext:value-type="float">
            <text:p>2395,8</text:p>
          </table:table-cell>
          <table:table-cell table:formula="of:=([.E1213]-[.E1212])/10" office:value-type="float" office:value="-0.0199999999999989" calcext:value-type="float">
            <text:p>-0,019999999999999</text:p>
          </table:table-cell>
          <table:table-cell table:formula="of:=AVERAGE([.P1188:.P1213])" office:value-type="float" office:value="0.000384615384615363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2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5" calcext:value-type="float">
            <text:p>0,685435</text:p>
          </table:table-cell>
          <table:table-cell office:value-type="float" office:value="229.4" calcext:value-type="float">
            <text:p>229,4</text:p>
          </table:table-cell>
          <table:table-cell office:value-type="float" office:value="22.1" calcext:value-type="float">
            <text:p>22,1</text:p>
          </table:table-cell>
          <table:table-cell office:value-type="float" office:value="22" calcext:value-type="float">
            <text:p>22</text:p>
          </table:table-cell>
          <table:table-cell office:value-type="float" office:value="21.8" calcext:value-type="float">
            <text:p>21,8</text:p>
          </table:table-cell>
          <table:table-cell office:value-type="float" office:value="988.1" calcext:value-type="float">
            <text:p>988,1</text:p>
          </table:table-cell>
          <table:table-cell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2.1" calcext:value-type="float">
            <text:p>12,1</text:p>
          </table:table-cell>
          <table:table-cell office:value-type="float" office:value="-164.9" calcext:value-type="float">
            <text:p>-164,9</text:p>
          </table:table-cell>
          <table:table-cell office:value-type="float" office:value="2395.3" calcext:value-type="float">
            <text:p>2395,3</text:p>
          </table:table-cell>
          <table:table-cell table:formula="of:=([.E1214]-[.E1213])/10" office:value-type="float" office:value="-0.00999999999999943" calcext:value-type="float">
            <text:p>-0,009999999999999</text:p>
          </table:table-cell>
          <table:table-cell table:formula="of:=AVERAGE([.P1189:.P1214])" office:value-type="float" office:value="-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3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5" calcext:value-type="float">
            <text:p>0,685435</text:p>
          </table:table-cell>
          <table:table-cell office:value-type="float" office:value="229.4" calcext:value-type="float">
            <text:p>229,4</text:p>
          </table:table-cell>
          <table:table-cell office:value-type="float" office:value="22.2" calcext:value-type="float">
            <text:p>22,2</text:p>
          </table:table-cell>
          <table:table-cell office:value-type="float" office:value="22.1" calcext:value-type="float">
            <text:p>22,1</text:p>
          </table:table-cell>
          <table:table-cell office:value-type="float" office:value="22.2" calcext:value-type="float">
            <text:p>22,2</text:p>
          </table:table-cell>
          <table:table-cell office:value-type="float" office:value="988.2" calcext:value-type="float">
            <text:p>988,2</text:p>
          </table:table-cell>
          <table:table-cell office:value-type="float" office:value="65.7" calcext:value-type="float">
            <text:p>65,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-169.8" calcext:value-type="float">
            <text:p>-169,8</text:p>
          </table:table-cell>
          <table:table-cell office:value-type="float" office:value="2394.8" calcext:value-type="float">
            <text:p>2394,8</text:p>
          </table:table-cell>
          <table:table-cell table:formula="of:=([.E1215]-[.E1214])/10" office:value-type="float" office:value="0" calcext:value-type="float">
            <text:p>0</text:p>
          </table:table-cell>
          <table:table-cell table:formula="of:=AVERAGE([.P1190:.P1215])" office:value-type="float" office:value="-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5" calcext:value-type="float">
            <text:p>0,685435</text:p>
          </table:table-cell>
          <table:table-cell office:value-type="float" office:value="229.4" calcext:value-type="float">
            <text:p>229,4</text:p>
          </table:table-cell>
          <table:table-cell office:value-type="float" office:value="22.2" calcext:value-type="float">
            <text:p>22,2</text:p>
          </table:table-cell>
          <table:table-cell office:value-type="float" office:value="22.1" calcext:value-type="float">
            <text:p>22,1</text:p>
          </table:table-cell>
          <table:table-cell office:value-type="float" office:value="22" calcext:value-type="float">
            <text:p>22</text:p>
          </table:table-cell>
          <table:table-cell office:value-type="float" office:value="988.1" calcext:value-type="float">
            <text:p>988,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-192.1" calcext:value-type="float">
            <text:p>-192,1</text:p>
          </table:table-cell>
          <table:table-cell office:value-type="float" office:value="2394.3" calcext:value-type="float">
            <text:p>2394,3</text:p>
          </table:table-cell>
          <table:table-cell table:formula="of:=([.E1216]-[.E1215])/10" office:value-type="float" office:value="0" calcext:value-type="float">
            <text:p>0</text:p>
          </table:table-cell>
          <table:table-cell table:formula="of:=AVERAGE([.P1191:.P1216])" office:value-type="float" office:value="-0.00115384615384609" calcext:value-type="float">
            <text:p>0,00</text:p>
          </table:table-cell>
        </table:table-row>
        <table:table-row table:style-name="ro1">
          <table:table-cell office:value-type="string" calcext:value-type="string">
            <text:p>14:46:5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7" calcext:value-type="float">
            <text:p>0,685437</text:p>
          </table:table-cell>
          <table:table-cell office:value-type="float" office:value="229.2" calcext:value-type="float">
            <text:p>229,2</text:p>
          </table:table-cell>
          <table:table-cell office:value-type="float" office:value="22.4" calcext:value-type="float">
            <text:p>22,4</text:p>
          </table:table-cell>
          <table:table-cell table:number-columns-repeated="2" office:value-type="float" office:value="22.2" calcext:value-type="float">
            <text:p>22,2</text:p>
          </table:table-cell>
          <table:table-cell office:value-type="float" office:value="988.2" calcext:value-type="float">
            <text:p>988,2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-163.4" calcext:value-type="float">
            <text:p>-163,4</text:p>
          </table:table-cell>
          <table:table-cell office:value-type="float" office:value="2393.8" calcext:value-type="float">
            <text:p>2393,8</text:p>
          </table:table-cell>
          <table:table-cell table:formula="of:=([.E1217]-[.E1216])/10" office:value-type="float" office:value="-0.0200000000000017" calcext:value-type="float">
            <text:p>-0,020000000000002</text:p>
          </table:table-cell>
          <table:table-cell table:formula="of:=AVERAGE([.P1192:.P1217])" office:value-type="float" office:value="-0.00230769230769239" calcext:value-type="float">
            <text:p>0,00</text:p>
          </table:table-cell>
        </table:table-row>
        <table:table-row table:style-name="ro1">
          <table:table-cell office:value-type="string" calcext:value-type="string">
            <text:p>14:47:05</text:p>
          </table:table-cell>
          <table:table-cell office:value-type="float" office:value="9" calcext:value-type="float">
            <text:p>9</text:p>
          </table:table-cell>
          <table:table-cell office:value-type="float" office:value="48.562553" calcext:value-type="float">
            <text:p>48,562553</text:p>
          </table:table-cell>
          <table:table-cell office:value-type="float" office:value="0.685437" calcext:value-type="float">
            <text:p>0,685437</text:p>
          </table:table-cell>
          <table:table-cell office:value-type="float" office:value="229.2" calcext:value-type="float">
            <text:p>229,2</text:p>
          </table:table-cell>
          <table:table-cell office:value-type="float" office:value="22.4" calcext:value-type="float">
            <text:p>22,4</text:p>
          </table:table-cell>
          <table:table-cell office:value-type="float" office:value="22.2" calcext:value-type="float">
            <text:p>22,2</text:p>
          </table:table-cell>
          <table:table-cell office:value-type="float" office:value="22" calcext:value-type="float">
            <text:p>22</text:p>
          </table:table-cell>
          <table:table-cell office:value-type="float" office:value="988.2" calcext:value-type="float">
            <text:p>988,2</text:p>
          </table:table-cell>
          <table:table-cell office:value-type="float" office:value="64.3" calcext:value-type="float">
            <text:p>64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-171.6" calcext:value-type="float">
            <text:p>-171,6</text:p>
          </table:table-cell>
          <table:table-cell office:value-type="float" office:value="2393.3" calcext:value-type="float">
            <text:p>2393,3</text:p>
          </table:table-cell>
          <table:table-cell table:formula="of:=([.E1218]-[.E1217])/10" office:value-type="float" office:value="0" calcext:value-type="float">
            <text:p>0</text:p>
          </table:table-cell>
          <table:table-cell table:formula="of:=AVERAGE([.P1193:.P1218])" office:value-type="float" office:value="-0.00230769230769239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6-07T13:51:52.768708522</dc:date>
    <meta:editing-duration>PT1H38M16S</meta:editing-duration>
    <meta:editing-cycles>1</meta:editing-cycles>
    <meta:document-statistic meta:table-count="1" meta:cell-count="20552" meta:object-count="0"/>
    <meta:generator>LibreOffice/7.0.6.2$Linux_X86_64 LibreOffice_project/00$Build-2</meta:generator>
  </office:meta>
</office:document-meta>
</file>